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_n100_B500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3" table:default-cell-style-name="Default"/>
        <table:table-column table:style-name="co2" table:number-columns-repeated="6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.447007316377575" calcext:value-type="float">
            <text:p>0.447007316377575</text:p>
          </table:table-cell>
          <table:table-cell office:value-type="float" office:value="1.37335059433915" calcext:value-type="float">
            <text:p>1.37335059433915</text:p>
          </table:table-cell>
          <table:table-cell office:value-type="float" office:value="0.469936299650795" calcext:value-type="float">
            <text:p>0.469936299650795</text:p>
          </table:table-cell>
          <table:table-cell office:value-type="float" office:value="0.162234849433737" calcext:value-type="float">
            <text:p>0.162234849433737</text:p>
          </table:table-cell>
          <table:table-cell office:value-type="float" office:value="0.125055654071603" calcext:value-type="float">
            <text:p>0.125055654071603</text:p>
          </table:table-cell>
          <table:table-cell office:value-type="float" office:value="0.0725823859812552" calcext:value-type="float">
            <text:p>0.072582385981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7372784410261" calcext:value-type="float">
            <text:p>0.457372784410261</text:p>
          </table:table-cell>
          <table:table-cell office:value-type="float" office:value="1.37326595563804" calcext:value-type="float">
            <text:p>1.37326595563804</text:p>
          </table:table-cell>
          <table:table-cell office:value-type="float" office:value="0.469873571342904" calcext:value-type="float">
            <text:p>0.469873571342904</text:p>
          </table:table-cell>
          <table:table-cell office:value-type="float" office:value="0.162584638143845" calcext:value-type="float">
            <text:p>0.162584638143845</text:p>
          </table:table-cell>
          <table:table-cell office:value-type="float" office:value="0.125039571159316" calcext:value-type="float">
            <text:p>0.125039571159316</text:p>
          </table:table-cell>
          <table:table-cell office:value-type="float" office:value="0.0725627654047256" calcext:value-type="float">
            <text:p>0.0725627654047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6156251379373" calcext:value-type="float">
            <text:p>0.456156251379373</text:p>
          </table:table-cell>
          <table:table-cell office:value-type="float" office:value="1.37326727839434" calcext:value-type="float">
            <text:p>1.37326727839434</text:p>
          </table:table-cell>
          <table:table-cell office:value-type="float" office:value="0.469878753894242" calcext:value-type="float">
            <text:p>0.469878753894242</text:p>
          </table:table-cell>
          <table:table-cell office:value-type="float" office:value="0.162268259129504" calcext:value-type="float">
            <text:p>0.162268259129504</text:p>
          </table:table-cell>
          <table:table-cell office:value-type="float" office:value="0.125040914532747" calcext:value-type="float">
            <text:p>0.125040914532747</text:p>
          </table:table-cell>
          <table:table-cell office:value-type="float" office:value="0.0725643777064582" calcext:value-type="float">
            <text:p>0.0725643777064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7022172005449" calcext:value-type="float">
            <text:p>0.637022172005449</text:p>
          </table:table-cell>
          <table:table-cell office:value-type="float" office:value="1.37221611427491" calcext:value-type="float">
            <text:p>1.37221611427491</text:p>
          </table:table-cell>
          <table:table-cell office:value-type="float" office:value="0.46949319809159" calcext:value-type="float">
            <text:p>0.46949319809159</text:p>
          </table:table-cell>
          <table:table-cell office:value-type="float" office:value="0.159412969431677" calcext:value-type="float">
            <text:p>0.159412969431677</text:p>
          </table:table-cell>
          <table:table-cell office:value-type="float" office:value="0.124941572572615" calcext:value-type="float">
            <text:p>0.124941572572615</text:p>
          </table:table-cell>
          <table:table-cell office:value-type="float" office:value="0.0724443732499081" calcext:value-type="float">
            <text:p>0.0724443732499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9686517754424" calcext:value-type="float">
            <text:p>0.529686517754424</text:p>
          </table:table-cell>
          <table:table-cell office:value-type="float" office:value="1.32061780532062" calcext:value-type="float">
            <text:p>1.32061780532062</text:p>
          </table:table-cell>
          <table:table-cell office:value-type="float" office:value="0.402926222136461" calcext:value-type="float">
            <text:p>0.402926222136461</text:p>
          </table:table-cell>
          <table:table-cell office:value-type="float" office:value="0.103757706644838" calcext:value-type="float">
            <text:p>0.103757706644838</text:p>
          </table:table-cell>
          <table:table-cell office:value-type="float" office:value="0.0929532958137384" calcext:value-type="float">
            <text:p>0.092953295813738</text:p>
          </table:table-cell>
          <table:table-cell office:value-type="float" office:value="0.0722372128280426" calcext:value-type="float">
            <text:p>0.0722372128280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8973845474277" calcext:value-type="float">
            <text:p>0.498973845474277</text:p>
          </table:table-cell>
          <table:table-cell office:value-type="float" office:value="1.35619342711139" calcext:value-type="float">
            <text:p>1.35619342711139</text:p>
          </table:table-cell>
          <table:table-cell office:value-type="float" office:value="0.603075681236088" calcext:value-type="float">
            <text:p>0.603075681236088</text:p>
          </table:table-cell>
          <table:table-cell office:value-type="float" office:value="0.184544384282232" calcext:value-type="float">
            <text:p>0.184544384282232</text:p>
          </table:table-cell>
          <table:table-cell office:value-type="float" office:value="0.142595391538289" calcext:value-type="float">
            <text:p>0.142595391538289</text:p>
          </table:table-cell>
          <table:table-cell office:value-type="float" office:value="0.082553885919415" calcext:value-type="float">
            <text:p>0.0825538859194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7155397857235" calcext:value-type="float">
            <text:p>0.497155397857235</text:p>
          </table:table-cell>
          <table:table-cell office:value-type="float" office:value="1.35620824958262" calcext:value-type="float">
            <text:p>1.35620824958262</text:p>
          </table:table-cell>
          <table:table-cell office:value-type="float" office:value="0.603053650125516" calcext:value-type="float">
            <text:p>0.603053650125516</text:p>
          </table:table-cell>
          <table:table-cell office:value-type="float" office:value="0.185360011469966" calcext:value-type="float">
            <text:p>0.185360011469966</text:p>
          </table:table-cell>
          <table:table-cell office:value-type="float" office:value="0.142590468667843" calcext:value-type="float">
            <text:p>0.142590468667843</text:p>
          </table:table-cell>
          <table:table-cell office:value-type="float" office:value="0.0825479042389208" calcext:value-type="float">
            <text:p>0.0825479042389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4991918033939" calcext:value-type="float">
            <text:p>0.484991918033939</text:p>
          </table:table-cell>
          <table:table-cell office:value-type="float" office:value="1.35619173406469" calcext:value-type="float">
            <text:p>1.35619173406469</text:p>
          </table:table-cell>
          <table:table-cell office:value-type="float" office:value="0.603127811432606" calcext:value-type="float">
            <text:p>0.603127811432606</text:p>
          </table:table-cell>
          <table:table-cell office:value-type="float" office:value="0.185381398362075" calcext:value-type="float">
            <text:p>0.185381398362075</text:p>
          </table:table-cell>
          <table:table-cell office:value-type="float" office:value="0.142607474334154" calcext:value-type="float">
            <text:p>0.142607474334154</text:p>
          </table:table-cell>
          <table:table-cell office:value-type="float" office:value="0.0825686603243097" calcext:value-type="float">
            <text:p>0.082568660324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8428180169051" calcext:value-type="float">
            <text:p>0.738428180169051</text:p>
          </table:table-cell>
          <table:table-cell office:value-type="float" office:value="1.35454438279475" calcext:value-type="float">
            <text:p>1.35454438279475</text:p>
          </table:table-cell>
          <table:table-cell office:value-type="float" office:value="0.602338555673792" calcext:value-type="float">
            <text:p>0.602338555673792</text:p>
          </table:table-cell>
          <table:table-cell office:value-type="float" office:value="0.181401090705024" calcext:value-type="float">
            <text:p>0.181401090705024</text:p>
          </table:table-cell>
          <table:table-cell office:value-type="float" office:value="0.14242776498147" calcext:value-type="float">
            <text:p>0.14242776498147</text:p>
          </table:table-cell>
          <table:table-cell office:value-type="float" office:value="0.0823500319925956" calcext:value-type="float">
            <text:p>0.0823500319925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0265356046197" calcext:value-type="float">
            <text:p>0.530265356046197</text:p>
          </table:table-cell>
          <table:table-cell office:value-type="float" office:value="1.34147628261361" calcext:value-type="float">
            <text:p>1.34147628261361</text:p>
          </table:table-cell>
          <table:table-cell office:value-type="float" office:value="0.595731431656492" calcext:value-type="float">
            <text:p>0.595731431656492</text:p>
          </table:table-cell>
          <table:table-cell office:value-type="float" office:value="0.183672826855158" calcext:value-type="float">
            <text:p>0.183672826855158</text:p>
          </table:table-cell>
          <table:table-cell office:value-type="float" office:value="0.151761040702884" calcext:value-type="float">
            <text:p>0.151761040702884</text:p>
          </table:table-cell>
          <table:table-cell office:value-type="float" office:value="0.0991774060624895" calcext:value-type="float">
            <text:p>0.099177406062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9410610622488" calcext:value-type="float">
            <text:p>0.509410610622488</text:p>
          </table:table-cell>
          <table:table-cell office:value-type="float" office:value="1.30524317185516" calcext:value-type="float">
            <text:p>1.30524317185516</text:p>
          </table:table-cell>
          <table:table-cell office:value-type="float" office:value="0.499772210790068" calcext:value-type="float">
            <text:p>0.499772210790068</text:p>
          </table:table-cell>
          <table:table-cell office:value-type="float" office:value="0.179317430043565" calcext:value-type="float">
            <text:p>0.179317430043565</text:p>
          </table:table-cell>
          <table:table-cell office:value-type="float" office:value="0.132336224990705" calcext:value-type="float">
            <text:p>0.132336224990705</text:p>
          </table:table-cell>
          <table:table-cell office:value-type="float" office:value="0.0722099787512922" calcext:value-type="float">
            <text:p>0.0722099787512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8500730168186" calcext:value-type="float">
            <text:p>0.498500730168186</text:p>
          </table:table-cell>
          <table:table-cell office:value-type="float" office:value="1.30527704301254" calcext:value-type="float">
            <text:p>1.30527704301254</text:p>
          </table:table-cell>
          <table:table-cell office:value-type="float" office:value="0.499800784581776" calcext:value-type="float">
            <text:p>0.499800784581776</text:p>
          </table:table-cell>
          <table:table-cell office:value-type="float" office:value="0.180502763382098" calcext:value-type="float">
            <text:p>0.180502763382098</text:p>
          </table:table-cell>
          <table:table-cell office:value-type="float" office:value="0.132343720244374" calcext:value-type="float">
            <text:p>0.132343720244374</text:p>
          </table:table-cell>
          <table:table-cell office:value-type="float" office:value="0.0722185466987099" calcext:value-type="float">
            <text:p>0.072218546698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2733649415008" calcext:value-type="float">
            <text:p>0.522733649415008</text:p>
          </table:table-cell>
          <table:table-cell office:value-type="float" office:value="1.30529556096886" calcext:value-type="float">
            <text:p>1.30529556096886</text:p>
          </table:table-cell>
          <table:table-cell office:value-type="float" office:value="0.499684565811777" calcext:value-type="float">
            <text:p>0.499684565811777</text:p>
          </table:table-cell>
          <table:table-cell office:value-type="float" office:value="0.179465385172151" calcext:value-type="float">
            <text:p>0.179465385172151</text:p>
          </table:table-cell>
          <table:table-cell office:value-type="float" office:value="0.132313596697651" calcext:value-type="float">
            <text:p>0.132313596697651</text:p>
          </table:table-cell>
          <table:table-cell office:value-type="float" office:value="0.0721843094922735" calcext:value-type="float">
            <text:p>0.072184309492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0648813269063" calcext:value-type="float">
            <text:p>0.710648813269063</text:p>
          </table:table-cell>
          <table:table-cell office:value-type="float" office:value="1.30427523921384" calcext:value-type="float">
            <text:p>1.30427523921384</text:p>
          </table:table-cell>
          <table:table-cell office:value-type="float" office:value="0.499268883973312" calcext:value-type="float">
            <text:p>0.499268883973312</text:p>
          </table:table-cell>
          <table:table-cell office:value-type="float" office:value="0.176776040008902" calcext:value-type="float">
            <text:p>0.176776040008902</text:p>
          </table:table-cell>
          <table:table-cell office:value-type="float" office:value="0.132207160407544" calcext:value-type="float">
            <text:p>0.132207160407544</text:p>
          </table:table-cell>
          <table:table-cell office:value-type="float" office:value="0.0720632561385914" calcext:value-type="float">
            <text:p>0.0720632561385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6731735577965" calcext:value-type="float">
            <text:p>0.506731735577965</text:p>
          </table:table-cell>
          <table:table-cell office:value-type="float" office:value="1.29840058039668" calcext:value-type="float">
            <text:p>1.29840058039668</text:p>
          </table:table-cell>
          <table:table-cell office:value-type="float" office:value="0.515944209713355" calcext:value-type="float">
            <text:p>0.515944209713355</text:p>
          </table:table-cell>
          <table:table-cell office:value-type="float" office:value="0.238713412308089" calcext:value-type="float">
            <text:p>0.238713412308089</text:p>
          </table:table-cell>
          <table:table-cell office:value-type="float" office:value="0.177080142825579" calcext:value-type="float">
            <text:p>0.177080142825579</text:p>
          </table:table-cell>
          <table:table-cell office:value-type="float" office:value="0.0734703172925373" calcext:value-type="float">
            <text:p>0.0734703172925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6389876411063" calcext:value-type="float">
            <text:p>0.556389876411063</text:p>
          </table:table-cell>
          <table:table-cell office:value-type="float" office:value="1.29590383962207" calcext:value-type="float">
            <text:p>1.29590383962207</text:p>
          </table:table-cell>
          <table:table-cell office:value-type="float" office:value="0.467434072919993" calcext:value-type="float">
            <text:p>0.467434072919993</text:p>
          </table:table-cell>
          <table:table-cell office:value-type="float" office:value="0.170211718960027" calcext:value-type="float">
            <text:p>0.170211718960027</text:p>
          </table:table-cell>
          <table:table-cell office:value-type="float" office:value="0.12868019801642" calcext:value-type="float">
            <text:p>0.12868019801642</text:p>
          </table:table-cell>
          <table:table-cell office:value-type="float" office:value="0.0693654018574469" calcext:value-type="float">
            <text:p>0.0693654018574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4713300883206" calcext:value-type="float">
            <text:p>0.574713300883206</text:p>
          </table:table-cell>
          <table:table-cell office:value-type="float" office:value="1.29572907223936" calcext:value-type="float">
            <text:p>1.29572907223936</text:p>
          </table:table-cell>
          <table:table-cell office:value-type="float" office:value="0.467332457082374" calcext:value-type="float">
            <text:p>0.467332457082374</text:p>
          </table:table-cell>
          <table:table-cell office:value-type="float" office:value="0.170568992496352" calcext:value-type="float">
            <text:p>0.170568992496352</text:p>
          </table:table-cell>
          <table:table-cell office:value-type="float" office:value="0.128653504988864" calcext:value-type="float">
            <text:p>0.128653504988864</text:p>
          </table:table-cell>
          <table:table-cell office:value-type="float" office:value="0.0693348611753005" calcext:value-type="float">
            <text:p>0.0693348611753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6261273301192" calcext:value-type="float">
            <text:p>0.566261273301192</text:p>
          </table:table-cell>
          <table:table-cell office:value-type="float" office:value="1.29574005703818" calcext:value-type="float">
            <text:p>1.29574005703818</text:p>
          </table:table-cell>
          <table:table-cell office:value-type="float" office:value="0.467368254193688" calcext:value-type="float">
            <text:p>0.467368254193688</text:p>
          </table:table-cell>
          <table:table-cell office:value-type="float" office:value="0.170314533267789" calcext:value-type="float">
            <text:p>0.170314533267789</text:p>
          </table:table-cell>
          <table:table-cell office:value-type="float" office:value="0.128663076882359" calcext:value-type="float">
            <text:p>0.128663076882359</text:p>
          </table:table-cell>
          <table:table-cell office:value-type="float" office:value="0.0693456263243587" calcext:value-type="float">
            <text:p>0.0693456263243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5321800139527" calcext:value-type="float">
            <text:p>0.745321800139527</text:p>
          </table:table-cell>
          <table:table-cell office:value-type="float" office:value="1.29473586530224" calcext:value-type="float">
            <text:p>1.29473586530224</text:p>
          </table:table-cell>
          <table:table-cell office:value-type="float" office:value="0.466981263166802" calcext:value-type="float">
            <text:p>0.466981263166802</text:p>
          </table:table-cell>
          <table:table-cell office:value-type="float" office:value="0.167731571053698" calcext:value-type="float">
            <text:p>0.167731571053698</text:p>
          </table:table-cell>
          <table:table-cell office:value-type="float" office:value="0.128560278407592" calcext:value-type="float">
            <text:p>0.128560278407592</text:p>
          </table:table-cell>
          <table:table-cell office:value-type="float" office:value="0.069229908443157" calcext:value-type="float">
            <text:p>0.0692299084431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5764136235243" calcext:value-type="float">
            <text:p>0.585764136235243</text:p>
          </table:table-cell>
          <table:table-cell office:value-type="float" office:value="1.28173256167556" calcext:value-type="float">
            <text:p>1.28173256167556</text:p>
          </table:table-cell>
          <table:table-cell office:value-type="float" office:value="0.466798783373358" calcext:value-type="float">
            <text:p>0.466798783373358</text:p>
          </table:table-cell>
          <table:table-cell office:value-type="float" office:value="0.157516940441281" calcext:value-type="float">
            <text:p>0.157516940441281</text:p>
          </table:table-cell>
          <table:table-cell office:value-type="float" office:value="0.130792335942293" calcext:value-type="float">
            <text:p>0.130792335942293</text:p>
          </table:table-cell>
          <table:table-cell office:value-type="float" office:value="0.0705820812205056" calcext:value-type="float">
            <text:p>0.07058208122050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9757360004318" calcext:value-type="float">
            <text:p>0.859757360004318</text:p>
          </table:table-cell>
          <table:table-cell office:value-type="float" office:value="0.962834663463242" calcext:value-type="float">
            <text:p>0.962834663463242</text:p>
          </table:table-cell>
          <table:table-cell office:value-type="float" office:value="0.471388699629943" calcext:value-type="float">
            <text:p>0.471388699629943</text:p>
          </table:table-cell>
          <table:table-cell office:value-type="float" office:value="0.155962410079975" calcext:value-type="float">
            <text:p>0.155962410079975</text:p>
          </table:table-cell>
          <table:table-cell office:value-type="float" office:value="0.118813351882828" calcext:value-type="float">
            <text:p>0.118813351882828</text:p>
          </table:table-cell>
          <table:table-cell office:value-type="float" office:value="0.0663896897330363" calcext:value-type="float">
            <text:p>0.066389689733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49887947573562" calcext:value-type="float">
            <text:p>0.849887947573562</text:p>
          </table:table-cell>
          <table:table-cell office:value-type="float" office:value="0.962854862090417" calcext:value-type="float">
            <text:p>0.962854862090417</text:p>
          </table:table-cell>
          <table:table-cell office:value-type="float" office:value="0.471409616901638" calcext:value-type="float">
            <text:p>0.471409616901638</text:p>
          </table:table-cell>
          <table:table-cell office:value-type="float" office:value="0.1570274315028" calcext:value-type="float">
            <text:p>0.1570274315028</text:p>
          </table:table-cell>
          <table:table-cell office:value-type="float" office:value="0.118820772767339" calcext:value-type="float">
            <text:p>0.118820772767339</text:p>
          </table:table-cell>
          <table:table-cell office:value-type="float" office:value="0.0663957823931433" calcext:value-type="float">
            <text:p>0.066395782393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6573710454562" calcext:value-type="float">
            <text:p>0.856573710454562</text:p>
          </table:table-cell>
          <table:table-cell office:value-type="float" office:value="0.962876446852098" calcext:value-type="float">
            <text:p>0.962876446852098</text:p>
          </table:table-cell>
          <table:table-cell office:value-type="float" office:value="0.471381310631601" calcext:value-type="float">
            <text:p>0.471381310631601</text:p>
          </table:table-cell>
          <table:table-cell office:value-type="float" office:value="0.156579406121294" calcext:value-type="float">
            <text:p>0.156579406121294</text:p>
          </table:table-cell>
          <table:table-cell office:value-type="float" office:value="0.118813708419552" calcext:value-type="float">
            <text:p>0.118813708419552</text:p>
          </table:table-cell>
          <table:table-cell office:value-type="float" office:value="0.0663876527595573" calcext:value-type="float">
            <text:p>0.066387652759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4315852619105" calcext:value-type="float">
            <text:p>1.04315852619105</text:p>
          </table:table-cell>
          <table:table-cell office:value-type="float" office:value="0.962120258372456" calcext:value-type="float">
            <text:p>0.962120258372456</text:p>
          </table:table-cell>
          <table:table-cell office:value-type="float" office:value="0.470996826443352" calcext:value-type="float">
            <text:p>0.470996826443352</text:p>
          </table:table-cell>
          <table:table-cell office:value-type="float" office:value="0.15367203897993" calcext:value-type="float">
            <text:p>0.15367203897993</text:p>
          </table:table-cell>
          <table:table-cell office:value-type="float" office:value="0.11871858943586" calcext:value-type="float">
            <text:p>0.11871858943586</text:p>
          </table:table-cell>
          <table:table-cell office:value-type="float" office:value="0.0662784421322625" calcext:value-type="float">
            <text:p>0.066278442132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66675998815638" calcext:value-type="float">
            <text:p>0.866675998815638</text:p>
          </table:table-cell>
          <table:table-cell office:value-type="float" office:value="0.967397661617495" calcext:value-type="float">
            <text:p>0.967397661617495</text:p>
          </table:table-cell>
          <table:table-cell office:value-type="float" office:value="0.423668043194349" calcext:value-type="float">
            <text:p>0.423668043194349</text:p>
          </table:table-cell>
          <table:table-cell office:value-type="float" office:value="0.155081220673199" calcext:value-type="float">
            <text:p>0.155081220673199</text:p>
          </table:table-cell>
          <table:table-cell office:value-type="float" office:value="0.11836195780312" calcext:value-type="float">
            <text:p>0.11836195780312</text:p>
          </table:table-cell>
          <table:table-cell office:value-type="float" office:value="0.055419219230209" calcext:value-type="float">
            <text:p>0.055419219230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5754616595392" calcext:value-type="float">
            <text:p>0.605754616595392</text:p>
          </table:table-cell>
          <table:table-cell office:value-type="float" office:value="1.19888865562291" calcext:value-type="float">
            <text:p>1.19888865562291</text:p>
          </table:table-cell>
          <table:table-cell office:value-type="float" office:value="0.525408350827587" calcext:value-type="float">
            <text:p>0.525408350827587</text:p>
          </table:table-cell>
          <table:table-cell office:value-type="float" office:value="0.203341853885048" calcext:value-type="float">
            <text:p>0.203341853885048</text:p>
          </table:table-cell>
          <table:table-cell office:value-type="float" office:value="0.144974173375186" calcext:value-type="float">
            <text:p>0.144974173375186</text:p>
          </table:table-cell>
          <table:table-cell office:value-type="float" office:value="0.0788510268792588" calcext:value-type="float">
            <text:p>0.0788510268792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7933835409553" calcext:value-type="float">
            <text:p>0.607933835409553</text:p>
          </table:table-cell>
          <table:table-cell office:value-type="float" office:value="1.19887528285857" calcext:value-type="float">
            <text:p>1.19887528285857</text:p>
          </table:table-cell>
          <table:table-cell office:value-type="float" office:value="0.525370723452607" calcext:value-type="float">
            <text:p>0.525370723452607</text:p>
          </table:table-cell>
          <table:table-cell office:value-type="float" office:value="0.20403474969391" calcext:value-type="float">
            <text:p>0.20403474969391</text:p>
          </table:table-cell>
          <table:table-cell office:value-type="float" office:value="0.144965943983296" calcext:value-type="float">
            <text:p>0.144965943983296</text:p>
          </table:table-cell>
          <table:table-cell office:value-type="float" office:value="0.0788396638553418" calcext:value-type="float">
            <text:p>0.0788396638553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6348701095971" calcext:value-type="float">
            <text:p>0.596348701095971</text:p>
          </table:table-cell>
          <table:table-cell office:value-type="float" office:value="1.19885162487019" calcext:value-type="float">
            <text:p>1.19885162487019</text:p>
          </table:table-cell>
          <table:table-cell office:value-type="float" office:value="0.525433577702367" calcext:value-type="float">
            <text:p>0.525433577702367</text:p>
          </table:table-cell>
          <table:table-cell office:value-type="float" office:value="0.204074310837448" calcext:value-type="float">
            <text:p>0.204074310837448</text:p>
          </table:table-cell>
          <table:table-cell office:value-type="float" office:value="0.144982794479904" calcext:value-type="float">
            <text:p>0.144982794479904</text:p>
          </table:table-cell>
          <table:table-cell office:value-type="float" office:value="0.0788588888926756" calcext:value-type="float">
            <text:p>0.0788588888926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14906190430735" calcext:value-type="float">
            <text:p>0.814906190430735</text:p>
          </table:table-cell>
          <table:table-cell office:value-type="float" office:value="1.19757603330148" calcext:value-type="float">
            <text:p>1.19757603330148</text:p>
          </table:table-cell>
          <table:table-cell office:value-type="float" office:value="0.524826411612602" calcext:value-type="float">
            <text:p>0.524826411612602</text:p>
          </table:table-cell>
          <table:table-cell office:value-type="float" office:value="0.200694610161915" calcext:value-type="float">
            <text:p>0.200694610161915</text:p>
          </table:table-cell>
          <table:table-cell office:value-type="float" office:value="0.144824120978847" calcext:value-type="float">
            <text:p>0.144824120978847</text:p>
          </table:table-cell>
          <table:table-cell office:value-type="float" office:value="0.0786748053451279" calcext:value-type="float">
            <text:p>0.078674805345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9076168550451" calcext:value-type="float">
            <text:p>0.579076168550451</text:p>
          </table:table-cell>
          <table:table-cell office:value-type="float" office:value="1.21864954183937" calcext:value-type="float">
            <text:p>1.21864954183937</text:p>
          </table:table-cell>
          <table:table-cell office:value-type="float" office:value="0.597524163292489" calcext:value-type="float">
            <text:p>0.597524163292489</text:p>
          </table:table-cell>
          <table:table-cell office:value-type="float" office:value="0.230360694118059" calcext:value-type="float">
            <text:p>0.230360694118059</text:p>
          </table:table-cell>
          <table:table-cell office:value-type="float" office:value="0.151737397893402" calcext:value-type="float">
            <text:p>0.151737397893402</text:p>
          </table:table-cell>
          <table:table-cell office:value-type="float" office:value="0.112200254045267" calcext:value-type="float">
            <text:p>0.1122002540452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5338266178534" calcext:value-type="float">
            <text:p>0.405338266178534</text:p>
          </table:table-cell>
          <table:table-cell office:value-type="float" office:value="1.26297314338214" calcext:value-type="float">
            <text:p>1.26297314338214</text:p>
          </table:table-cell>
          <table:table-cell office:value-type="float" office:value="0.488484819931438" calcext:value-type="float">
            <text:p>0.488484819931438</text:p>
          </table:table-cell>
          <table:table-cell office:value-type="float" office:value="0.192536532769402" calcext:value-type="float">
            <text:p>0.192536532769402</text:p>
          </table:table-cell>
          <table:table-cell office:value-type="float" office:value="0.14587967775783" calcext:value-type="float">
            <text:p>0.14587967775783</text:p>
          </table:table-cell>
          <table:table-cell office:value-type="float" office:value="0.0737102859515085" calcext:value-type="float">
            <text:p>0.0737102859515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9368624580905" calcext:value-type="float">
            <text:p>0.389368624580905</text:p>
          </table:table-cell>
          <table:table-cell office:value-type="float" office:value="1.26302160088342" calcext:value-type="float">
            <text:p>1.26302160088342</text:p>
          </table:table-cell>
          <table:table-cell office:value-type="float" office:value="0.48853357150424" calcext:value-type="float">
            <text:p>0.48853357150424</text:p>
          </table:table-cell>
          <table:table-cell office:value-type="float" office:value="0.193891277594114" calcext:value-type="float">
            <text:p>0.193891277594114</text:p>
          </table:table-cell>
          <table:table-cell office:value-type="float" office:value="0.145896287367147" calcext:value-type="float">
            <text:p>0.145896287367147</text:p>
          </table:table-cell>
          <table:table-cell office:value-type="float" office:value="0.0737254327963177" calcext:value-type="float">
            <text:p>0.0737254327963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4791296832497" calcext:value-type="float">
            <text:p>0.394791296832497</text:p>
          </table:table-cell>
          <table:table-cell office:value-type="float" office:value="1.26303243106805" calcext:value-type="float">
            <text:p>1.26303243106805</text:p>
          </table:table-cell>
          <table:table-cell office:value-type="float" office:value="0.488508443766481" calcext:value-type="float">
            <text:p>0.488508443766481</text:p>
          </table:table-cell>
          <table:table-cell office:value-type="float" office:value="0.193379868618161" calcext:value-type="float">
            <text:p>0.193379868618161</text:p>
          </table:table-cell>
          <table:table-cell office:value-type="float" office:value="0.145889016089183" calcext:value-type="float">
            <text:p>0.145889016089183</text:p>
          </table:table-cell>
          <table:table-cell office:value-type="float" office:value="0.0737176675906479" calcext:value-type="float">
            <text:p>0.0737176675906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1800877304236" calcext:value-type="float">
            <text:p>0.601800877304236</text:p>
          </table:table-cell>
          <table:table-cell office:value-type="float" office:value="1.26191912810635" calcext:value-type="float">
            <text:p>1.26191912810635</text:p>
          </table:table-cell>
          <table:table-cell office:value-type="float" office:value="0.488039431208448" calcext:value-type="float">
            <text:p>0.488039431208448</text:p>
          </table:table-cell>
          <table:table-cell office:value-type="float" office:value="0.190069125306759" calcext:value-type="float">
            <text:p>0.190069125306759</text:p>
          </table:table-cell>
          <table:table-cell office:value-type="float" office:value="0.145756135408781" calcext:value-type="float">
            <text:p>0.145756135408781</text:p>
          </table:table-cell>
          <table:table-cell office:value-type="float" office:value="0.0735747125553071" calcext:value-type="float">
            <text:p>0.0735747125553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60834850247344" calcext:value-type="float">
            <text:p>0.260834850247344</text:p>
          </table:table-cell>
          <table:table-cell office:value-type="float" office:value="1.37220992360569" calcext:value-type="float">
            <text:p>1.37220992360569</text:p>
          </table:table-cell>
          <table:table-cell office:value-type="float" office:value="0.500776141370898" calcext:value-type="float">
            <text:p>0.500776141370898</text:p>
          </table:table-cell>
          <table:table-cell office:value-type="float" office:value="0.253208224676945" calcext:value-type="float">
            <text:p>0.253208224676945</text:p>
          </table:table-cell>
          <table:table-cell office:value-type="float" office:value="0.183456036034429" calcext:value-type="float">
            <text:p>0.183456036034429</text:p>
          </table:table-cell>
          <table:table-cell office:value-type="float" office:value="0.088764236119428" calcext:value-type="float">
            <text:p>0.0887642361194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8759774620367" calcext:value-type="float">
            <text:p>0.668759774620367</text:p>
          </table:table-cell>
          <table:table-cell office:value-type="float" office:value="1.11082317656416" calcext:value-type="float">
            <text:p>1.11082317656416</text:p>
          </table:table-cell>
          <table:table-cell office:value-type="float" office:value="0.562713173373031" calcext:value-type="float">
            <text:p>0.562713173373031</text:p>
          </table:table-cell>
          <table:table-cell office:value-type="float" office:value="0.16778880364718" calcext:value-type="float">
            <text:p>0.16778880364718</text:p>
          </table:table-cell>
          <table:table-cell office:value-type="float" office:value="0.129260844337459" calcext:value-type="float">
            <text:p>0.129260844337459</text:p>
          </table:table-cell>
          <table:table-cell office:value-type="float" office:value="0.0781198917356399" calcext:value-type="float">
            <text:p>0.078119891735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2977895950174" calcext:value-type="float">
            <text:p>0.642977895950174</text:p>
          </table:table-cell>
          <table:table-cell office:value-type="float" office:value="1.11089498290097" calcext:value-type="float">
            <text:p>1.11089498290097</text:p>
          </table:table-cell>
          <table:table-cell office:value-type="float" office:value="0.562830806590786" calcext:value-type="float">
            <text:p>0.562830806590786</text:p>
          </table:table-cell>
          <table:table-cell office:value-type="float" office:value="0.16921068021782" calcext:value-type="float">
            <text:p>0.16921068021782</text:p>
          </table:table-cell>
          <table:table-cell office:value-type="float" office:value="0.129287498982912" calcext:value-type="float">
            <text:p>0.129287498982912</text:p>
          </table:table-cell>
          <table:table-cell office:value-type="float" office:value="0.0781534660152456" calcext:value-type="float">
            <text:p>0.0781534660152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4640950563654" calcext:value-type="float">
            <text:p>0.654640950563654</text:p>
          </table:table-cell>
          <table:table-cell office:value-type="float" office:value="1.11095559510701" calcext:value-type="float">
            <text:p>1.11095559510701</text:p>
          </table:table-cell>
          <table:table-cell office:value-type="float" office:value="0.562764172634896" calcext:value-type="float">
            <text:p>0.562764172634896</text:p>
          </table:table-cell>
          <table:table-cell office:value-type="float" office:value="0.168645502179071" calcext:value-type="float">
            <text:p>0.168645502179071</text:p>
          </table:table-cell>
          <table:table-cell office:value-type="float" office:value="0.129272375700718" calcext:value-type="float">
            <text:p>0.129272375700718</text:p>
          </table:table-cell>
          <table:table-cell office:value-type="float" office:value="0.0781344876382733" calcext:value-type="float">
            <text:p>0.078134487638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93668971888719" calcext:value-type="float">
            <text:p>0.893668971888719</text:p>
          </table:table-cell>
          <table:table-cell office:value-type="float" office:value="1.10973967127063" calcext:value-type="float">
            <text:p>1.10973967127063</text:p>
          </table:table-cell>
          <table:table-cell office:value-type="float" office:value="0.562108945483645" calcext:value-type="float">
            <text:p>0.562108945483645</text:p>
          </table:table-cell>
          <table:table-cell office:value-type="float" office:value="0.164689063796467" calcext:value-type="float">
            <text:p>0.164689063796467</text:p>
          </table:table-cell>
          <table:table-cell office:value-type="float" office:value="0.129126836500845" calcext:value-type="float">
            <text:p>0.129126836500845</text:p>
          </table:table-cell>
          <table:table-cell office:value-type="float" office:value="0.0779504855899336" calcext:value-type="float">
            <text:p>0.0779504855899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540112331622" calcext:value-type="float">
            <text:p>0.76540112331622</text:p>
          </table:table-cell>
          <table:table-cell office:value-type="float" office:value="1.00757259938925" calcext:value-type="float">
            <text:p>1.00757259938925</text:p>
          </table:table-cell>
          <table:table-cell office:value-type="float" office:value="0.46796983897679" calcext:value-type="float">
            <text:p>0.46796983897679</text:p>
          </table:table-cell>
          <table:table-cell office:value-type="float" office:value="0.117132679069337" calcext:value-type="float">
            <text:p>0.117132679069337</text:p>
          </table:table-cell>
          <table:table-cell office:value-type="float" office:value="0.0990238041761044" calcext:value-type="float">
            <text:p>0.099023804176104</text:p>
          </table:table-cell>
          <table:table-cell office:value-type="float" office:value="0.0543186063686523" calcext:value-type="float">
            <text:p>0.054318606368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3977247309485" calcext:value-type="float">
            <text:p>0.433977247309485</text:p>
          </table:table-cell>
          <table:table-cell office:value-type="float" office:value="1.34364938392175" calcext:value-type="float">
            <text:p>1.34364938392175</text:p>
          </table:table-cell>
          <table:table-cell office:value-type="float" office:value="0.613521811281375" calcext:value-type="float">
            <text:p>0.613521811281375</text:p>
          </table:table-cell>
          <table:table-cell office:value-type="float" office:value="0.182782683290857" calcext:value-type="float">
            <text:p>0.182782683290857</text:p>
          </table:table-cell>
          <table:table-cell office:value-type="float" office:value="0.135439397800921" calcext:value-type="float">
            <text:p>0.135439397800921</text:p>
          </table:table-cell>
          <table:table-cell office:value-type="float" office:value="0.0813688136220822" calcext:value-type="float">
            <text:p>0.0813688136220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863598614227" calcext:value-type="float">
            <text:p>0.41863598614227</text:p>
          </table:table-cell>
          <table:table-cell office:value-type="float" office:value="1.34372441726712" calcext:value-type="float">
            <text:p>1.34372441726712</text:p>
          </table:table-cell>
          <table:table-cell office:value-type="float" office:value="0.61358709286877" calcext:value-type="float">
            <text:p>0.61358709286877</text:p>
          </table:table-cell>
          <table:table-cell office:value-type="float" office:value="0.183959733946356" calcext:value-type="float">
            <text:p>0.183959733946356</text:p>
          </table:table-cell>
          <table:table-cell office:value-type="float" office:value="0.135453650996039" calcext:value-type="float">
            <text:p>0.135453650996039</text:p>
          </table:table-cell>
          <table:table-cell office:value-type="float" office:value="0.0813867433768726" calcext:value-type="float">
            <text:p>0.0813867433768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9210554480465" calcext:value-type="float">
            <text:p>0.419210554480465</text:p>
          </table:table-cell>
          <table:table-cell office:value-type="float" office:value="1.34372534984032" calcext:value-type="float">
            <text:p>1.34372534984032</text:p>
          </table:table-cell>
          <table:table-cell office:value-type="float" office:value="0.613583334468335" calcext:value-type="float">
            <text:p>0.613583334468335</text:p>
          </table:table-cell>
          <table:table-cell office:value-type="float" office:value="0.183643553721932" calcext:value-type="float">
            <text:p>0.183643553721932</text:p>
          </table:table-cell>
          <table:table-cell office:value-type="float" office:value="0.135452848218696" calcext:value-type="float">
            <text:p>0.135452848218696</text:p>
          </table:table-cell>
          <table:table-cell office:value-type="float" office:value="0.081385691943243" calcext:value-type="float">
            <text:p>0.0813856919432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9049124734548" calcext:value-type="float">
            <text:p>0.679049124734548</text:p>
          </table:table-cell>
          <table:table-cell office:value-type="float" office:value="1.34204516409061" calcext:value-type="float">
            <text:p>1.34204516409061</text:p>
          </table:table-cell>
          <table:table-cell office:value-type="float" office:value="0.612740890851361" calcext:value-type="float">
            <text:p>0.612740890851361</text:p>
          </table:table-cell>
          <table:table-cell office:value-type="float" office:value="0.179658844832675" calcext:value-type="float">
            <text:p>0.179658844832675</text:p>
          </table:table-cell>
          <table:table-cell office:value-type="float" office:value="0.135276861506441" calcext:value-type="float">
            <text:p>0.135276861506441</text:p>
          </table:table-cell>
          <table:table-cell office:value-type="float" office:value="0.0811595136429742" calcext:value-type="float">
            <text:p>0.0811595136429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9312989552198" calcext:value-type="float">
            <text:p>0.399312989552198</text:p>
          </table:table-cell>
          <table:table-cell office:value-type="float" office:value="1.38842760915837" calcext:value-type="float">
            <text:p>1.38842760915837</text:p>
          </table:table-cell>
          <table:table-cell office:value-type="float" office:value="0.545159920126297" calcext:value-type="float">
            <text:p>0.545159920126297</text:p>
          </table:table-cell>
          <table:table-cell office:value-type="float" office:value="0.153778386941778" calcext:value-type="float">
            <text:p>0.153778386941778</text:p>
          </table:table-cell>
          <table:table-cell office:value-type="float" office:value="0.120505035022277" calcext:value-type="float">
            <text:p>0.120505035022277</text:p>
          </table:table-cell>
          <table:table-cell office:value-type="float" office:value="0.0672084454831067" calcext:value-type="float">
            <text:p>0.0672084454831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3314162651409" calcext:value-type="float">
            <text:p>0.573314162651409</text:p>
          </table:table-cell>
          <table:table-cell office:value-type="float" office:value="1.27598681517319" calcext:value-type="float">
            <text:p>1.27598681517319</text:p>
          </table:table-cell>
          <table:table-cell office:value-type="float" office:value="0.47882440947011" calcext:value-type="float">
            <text:p>0.47882440947011</text:p>
          </table:table-cell>
          <table:table-cell office:value-type="float" office:value="0.174738576399174" calcext:value-type="float">
            <text:p>0.174738576399174</text:p>
          </table:table-cell>
          <table:table-cell office:value-type="float" office:value="0.136857651733611" calcext:value-type="float">
            <text:p>0.136857651733611</text:p>
          </table:table-cell>
          <table:table-cell office:value-type="float" office:value="0.069535402952577" calcext:value-type="float">
            <text:p>0.0695354029525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3349073265835" calcext:value-type="float">
            <text:p>0.563349073265835</text:p>
          </table:table-cell>
          <table:table-cell office:value-type="float" office:value="1.27606514650191" calcext:value-type="float">
            <text:p>1.27606514650191</text:p>
          </table:table-cell>
          <table:table-cell office:value-type="float" office:value="0.478846886275711" calcext:value-type="float">
            <text:p>0.478846886275711</text:p>
          </table:table-cell>
          <table:table-cell office:value-type="float" office:value="0.175800282527948" calcext:value-type="float">
            <text:p>0.175800282527948</text:p>
          </table:table-cell>
          <table:table-cell office:value-type="float" office:value="0.136862267225721" calcext:value-type="float">
            <text:p>0.136862267225721</text:p>
          </table:table-cell>
          <table:table-cell office:value-type="float" office:value="0.0695421488225712" calcext:value-type="float">
            <text:p>0.0695421488225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9735132708202" calcext:value-type="float">
            <text:p>0.559735132708202</text:p>
          </table:table-cell>
          <table:table-cell office:value-type="float" office:value="1.27605988078696" calcext:value-type="float">
            <text:p>1.27605988078696</text:p>
          </table:table-cell>
          <table:table-cell office:value-type="float" office:value="0.478863168019794" calcext:value-type="float">
            <text:p>0.478863168019794</text:p>
          </table:table-cell>
          <table:table-cell office:value-type="float" office:value="0.175565320124878" calcext:value-type="float">
            <text:p>0.175565320124878</text:p>
          </table:table-cell>
          <table:table-cell office:value-type="float" office:value="0.136866832554286" calcext:value-type="float">
            <text:p>0.136866832554286</text:p>
          </table:table-cell>
          <table:table-cell office:value-type="float" office:value="0.0695469502527905" calcext:value-type="float">
            <text:p>0.0695469502527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7255988908925" calcext:value-type="float">
            <text:p>0.757255988908925</text:p>
          </table:table-cell>
          <table:table-cell office:value-type="float" office:value="1.274924421093" calcext:value-type="float">
            <text:p>1.274924421093</text:p>
          </table:table-cell>
          <table:table-cell office:value-type="float" office:value="0.478416103553298" calcext:value-type="float">
            <text:p>0.478416103553298</text:p>
          </table:table-cell>
          <table:table-cell office:value-type="float" office:value="0.172537024421261" calcext:value-type="float">
            <text:p>0.172537024421261</text:p>
          </table:table-cell>
          <table:table-cell office:value-type="float" office:value="0.136741315039542" calcext:value-type="float">
            <text:p>0.136741315039542</text:p>
          </table:table-cell>
          <table:table-cell office:value-type="float" office:value="0.0694159041587958" calcext:value-type="float">
            <text:p>0.0694159041587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263875397375" calcext:value-type="float">
            <text:p>0.625263875397375</text:p>
          </table:table-cell>
          <table:table-cell office:value-type="float" office:value="1.22813147680719" calcext:value-type="float">
            <text:p>1.22813147680719</text:p>
          </table:table-cell>
          <table:table-cell office:value-type="float" office:value="0.479187906676658" calcext:value-type="float">
            <text:p>0.479187906676658</text:p>
          </table:table-cell>
          <table:table-cell office:value-type="float" office:value="0.172452937337462" calcext:value-type="float">
            <text:p>0.172452937337462</text:p>
          </table:table-cell>
          <table:table-cell office:value-type="float" office:value="0.134003556962741" calcext:value-type="float">
            <text:p>0.134003556962741</text:p>
          </table:table-cell>
          <table:table-cell office:value-type="float" office:value="0.0591748040861909" calcext:value-type="float">
            <text:p>0.05917480408619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1724957978616" calcext:value-type="float">
            <text:p>0.571724957978616</text:p>
          </table:table-cell>
          <table:table-cell office:value-type="float" office:value="1.29625742079357" calcext:value-type="float">
            <text:p>1.29625742079357</text:p>
          </table:table-cell>
          <table:table-cell office:value-type="float" office:value="0.491150732530258" calcext:value-type="float">
            <text:p>0.491150732530258</text:p>
          </table:table-cell>
          <table:table-cell office:value-type="float" office:value="0.184797329365024" calcext:value-type="float">
            <text:p>0.184797329365024</text:p>
          </table:table-cell>
          <table:table-cell office:value-type="float" office:value="0.143402244073364" calcext:value-type="float">
            <text:p>0.143402244073364</text:p>
          </table:table-cell>
          <table:table-cell office:value-type="float" office:value="0.0763126978330207" calcext:value-type="float">
            <text:p>0.0763126978330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1033915116361" calcext:value-type="float">
            <text:p>0.551033915116361</text:p>
          </table:table-cell>
          <table:table-cell office:value-type="float" office:value="1.29634339921733" calcext:value-type="float">
            <text:p>1.29634339921733</text:p>
          </table:table-cell>
          <table:table-cell office:value-type="float" office:value="0.491235206813797" calcext:value-type="float">
            <text:p>0.491235206813797</text:p>
          </table:table-cell>
          <table:table-cell office:value-type="float" office:value="0.186006402408782" calcext:value-type="float">
            <text:p>0.186006402408782</text:p>
          </table:table-cell>
          <table:table-cell office:value-type="float" office:value="0.143424775941045" calcext:value-type="float">
            <text:p>0.143424775941045</text:p>
          </table:table-cell>
          <table:table-cell office:value-type="float" office:value="0.0763395466325817" calcext:value-type="float">
            <text:p>0.0763395466325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6947758637303" calcext:value-type="float">
            <text:p>0.566947758637303</text:p>
          </table:table-cell>
          <table:table-cell office:value-type="float" office:value="1.29637862559417" calcext:value-type="float">
            <text:p>1.29637862559417</text:p>
          </table:table-cell>
          <table:table-cell office:value-type="float" office:value="0.491156285853297" calcext:value-type="float">
            <text:p>0.491156285853297</text:p>
          </table:table-cell>
          <table:table-cell office:value-type="float" office:value="0.185277723661373" calcext:value-type="float">
            <text:p>0.185277723661373</text:p>
          </table:table-cell>
          <table:table-cell office:value-type="float" office:value="0.143402049369082" calcext:value-type="float">
            <text:p>0.143402049369082</text:p>
          </table:table-cell>
          <table:table-cell office:value-type="float" office:value="0.07631452546366" calcext:value-type="float">
            <text:p>0.076314525463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1749733544372" calcext:value-type="float">
            <text:p>0.761749733544372</text:p>
          </table:table-cell>
          <table:table-cell office:value-type="float" office:value="1.2952191271377" calcext:value-type="float">
            <text:p>1.2952191271377</text:p>
          </table:table-cell>
          <table:table-cell office:value-type="float" office:value="0.490699338565981" calcext:value-type="float">
            <text:p>0.490699338565981</text:p>
          </table:table-cell>
          <table:table-cell office:value-type="float" office:value="0.182257283451849" calcext:value-type="float">
            <text:p>0.182257283451849</text:p>
          </table:table-cell>
          <table:table-cell office:value-type="float" office:value="0.143269899360478" calcext:value-type="float">
            <text:p>0.143269899360478</text:p>
          </table:table-cell>
          <table:table-cell office:value-type="float" office:value="0.076171309918291" calcext:value-type="float">
            <text:p>0.0761713099182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6996215442604" calcext:value-type="float">
            <text:p>0.616996215442604</text:p>
          </table:table-cell>
          <table:table-cell office:value-type="float" office:value="1.24039229230882" calcext:value-type="float">
            <text:p>1.24039229230882</text:p>
          </table:table-cell>
          <table:table-cell office:value-type="float" office:value="0.429357902032608" calcext:value-type="float">
            <text:p>0.429357902032608</text:p>
          </table:table-cell>
          <table:table-cell office:value-type="float" office:value="0.165869762499895" calcext:value-type="float">
            <text:p>0.165869762499895</text:p>
          </table:table-cell>
          <table:table-cell office:value-type="float" office:value="0.142736584871767" calcext:value-type="float">
            <text:p>0.142736584871767</text:p>
          </table:table-cell>
          <table:table-cell office:value-type="float" office:value="0.060925781840186" calcext:value-type="float">
            <text:p>0.06092578184018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156357929495" calcext:value-type="float">
            <text:p>0.625156357929495</text:p>
          </table:table-cell>
          <table:table-cell office:value-type="float" office:value="1.28179474709207" calcext:value-type="float">
            <text:p>1.28179474709207</text:p>
          </table:table-cell>
          <table:table-cell office:value-type="float" office:value="0.420210251406887" calcext:value-type="float">
            <text:p>0.420210251406887</text:p>
          </table:table-cell>
          <table:table-cell office:value-type="float" office:value="0.132581717327402" calcext:value-type="float">
            <text:p>0.132581717327402</text:p>
          </table:table-cell>
          <table:table-cell office:value-type="float" office:value="0.104243030277688" calcext:value-type="float">
            <text:p>0.104243030277688</text:p>
          </table:table-cell>
          <table:table-cell office:value-type="float" office:value="0.0574983411903677" calcext:value-type="float">
            <text:p>0.0574983411903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0591799652938" calcext:value-type="float">
            <text:p>0.620591799652938</text:p>
          </table:table-cell>
          <table:table-cell office:value-type="float" office:value="1.28179724683413" calcext:value-type="float">
            <text:p>1.28179724683413</text:p>
          </table:table-cell>
          <table:table-cell office:value-type="float" office:value="0.420213095055154" calcext:value-type="float">
            <text:p>0.420213095055154</text:p>
          </table:table-cell>
          <table:table-cell office:value-type="float" office:value="0.133535730961189" calcext:value-type="float">
            <text:p>0.133535730961189</text:p>
          </table:table-cell>
          <table:table-cell office:value-type="float" office:value="0.104243821120357" calcext:value-type="float">
            <text:p>0.104243821120357</text:p>
          </table:table-cell>
          <table:table-cell office:value-type="float" office:value="0.0574992064808604" calcext:value-type="float">
            <text:p>0.057499206480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9177544128656" calcext:value-type="float">
            <text:p>0.619177544128656</text:p>
          </table:table-cell>
          <table:table-cell office:value-type="float" office:value="1.28180006187991" calcext:value-type="float">
            <text:p>1.28180006187991</text:p>
          </table:table-cell>
          <table:table-cell office:value-type="float" office:value="0.420218885669809" calcext:value-type="float">
            <text:p>0.420218885669809</text:p>
          </table:table-cell>
          <table:table-cell office:value-type="float" office:value="0.133094867304329" calcext:value-type="float">
            <text:p>0.133094867304329</text:p>
          </table:table-cell>
          <table:table-cell office:value-type="float" office:value="0.104245234700932" calcext:value-type="float">
            <text:p>0.104245234700932</text:p>
          </table:table-cell>
          <table:table-cell office:value-type="float" office:value="0.0575007992591318" calcext:value-type="float">
            <text:p>0.0575007992591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3664691940399" calcext:value-type="float">
            <text:p>0.793664691940399</text:p>
          </table:table-cell>
          <table:table-cell office:value-type="float" office:value="1.28076551337723" calcext:value-type="float">
            <text:p>1.28076551337723</text:p>
          </table:table-cell>
          <table:table-cell office:value-type="float" office:value="0.41986206885327" calcext:value-type="float">
            <text:p>0.41986206885327</text:p>
          </table:table-cell>
          <table:table-cell office:value-type="float" office:value="0.130456690022329" calcext:value-type="float">
            <text:p>0.130456690022329</text:p>
          </table:table-cell>
          <table:table-cell office:value-type="float" office:value="0.104157838878161" calcext:value-type="float">
            <text:p>0.104157838878161</text:p>
          </table:table-cell>
          <table:table-cell office:value-type="float" office:value="0.0574023603118536" calcext:value-type="float">
            <text:p>0.0574023603118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02545412811516" calcext:value-type="float">
            <text:p>0.602545412811516</text:p>
          </table:table-cell>
          <table:table-cell office:value-type="float" office:value="1.2837170096638" calcext:value-type="float">
            <text:p>1.2837170096638</text:p>
          </table:table-cell>
          <table:table-cell office:value-type="float" office:value="0.488550966568757" calcext:value-type="float">
            <text:p>0.488550966568757</text:p>
          </table:table-cell>
          <table:table-cell office:value-type="float" office:value="0.167064378593116" calcext:value-type="float">
            <text:p>0.167064378593116</text:p>
          </table:table-cell>
          <table:table-cell office:value-type="float" office:value="0.129638801361505" calcext:value-type="float">
            <text:p>0.129638801361505</text:p>
          </table:table-cell>
          <table:table-cell office:value-type="float" office:value="0.0764949208599177" calcext:value-type="float">
            <text:p>0.0764949208599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6262856737652" calcext:value-type="float">
            <text:p>0.476262856737652</text:p>
          </table:table-cell>
          <table:table-cell office:value-type="float" office:value="1.29702887549463" calcext:value-type="float">
            <text:p>1.29702887549463</text:p>
          </table:table-cell>
          <table:table-cell office:value-type="float" office:value="0.498457789361219" calcext:value-type="float">
            <text:p>0.498457789361219</text:p>
          </table:table-cell>
          <table:table-cell office:value-type="float" office:value="0.165728845461936" calcext:value-type="float">
            <text:p>0.165728845461936</text:p>
          </table:table-cell>
          <table:table-cell office:value-type="float" office:value="0.126925440359626" calcext:value-type="float">
            <text:p>0.126925440359626</text:p>
          </table:table-cell>
          <table:table-cell office:value-type="float" office:value="0.0735642691784315" calcext:value-type="float">
            <text:p>0.0735642691784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7686794471172" calcext:value-type="float">
            <text:p>0.467686794471172</text:p>
          </table:table-cell>
          <table:table-cell office:value-type="float" office:value="1.29706162986445" calcext:value-type="float">
            <text:p>1.29706162986445</text:p>
          </table:table-cell>
          <table:table-cell office:value-type="float" office:value="0.498476859813083" calcext:value-type="float">
            <text:p>0.498476859813083</text:p>
          </table:table-cell>
          <table:table-cell office:value-type="float" office:value="0.166722318606046" calcext:value-type="float">
            <text:p>0.166722318606046</text:p>
          </table:table-cell>
          <table:table-cell office:value-type="float" office:value="0.126932366405902" calcext:value-type="float">
            <text:p>0.126932366405902</text:p>
          </table:table-cell>
          <table:table-cell office:value-type="float" office:value="0.0735701158147689" calcext:value-type="float">
            <text:p>0.0735701158147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4959605508628" calcext:value-type="float">
            <text:p>0.474959605508628</text:p>
          </table:table-cell>
          <table:table-cell office:value-type="float" office:value="1.29706612147093" calcext:value-type="float">
            <text:p>1.29706612147093</text:p>
          </table:table-cell>
          <table:table-cell office:value-type="float" office:value="0.49844276462165" calcext:value-type="float">
            <text:p>0.49844276462165</text:p>
          </table:table-cell>
          <table:table-cell office:value-type="float" office:value="0.166164555839003" calcext:value-type="float">
            <text:p>0.166164555839003</text:p>
          </table:table-cell>
          <table:table-cell office:value-type="float" office:value="0.126923841329734" calcext:value-type="float">
            <text:p>0.126923841329734</text:p>
          </table:table-cell>
          <table:table-cell office:value-type="float" office:value="0.0735598401834886" calcext:value-type="float">
            <text:p>0.0735598401834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4254973437122" calcext:value-type="float">
            <text:p>0.674254973437122</text:p>
          </table:table-cell>
          <table:table-cell office:value-type="float" office:value="1.29594393151417" calcext:value-type="float">
            <text:p>1.29594393151417</text:p>
          </table:table-cell>
          <table:table-cell office:value-type="float" office:value="0.497987372459304" calcext:value-type="float">
            <text:p>0.497987372459304</text:p>
          </table:table-cell>
          <table:table-cell office:value-type="float" office:value="0.162985653853502" calcext:value-type="float">
            <text:p>0.162985653853502</text:p>
          </table:table-cell>
          <table:table-cell office:value-type="float" office:value="0.126810174346928" calcext:value-type="float">
            <text:p>0.126810174346928</text:p>
          </table:table-cell>
          <table:table-cell office:value-type="float" office:value="0.0734242323358364" calcext:value-type="float">
            <text:p>0.0734242323358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1072300978657" calcext:value-type="float">
            <text:p>0.481072300978657</text:p>
          </table:table-cell>
          <table:table-cell office:value-type="float" office:value="1.28486890656967" calcext:value-type="float">
            <text:p>1.28486890656967</text:p>
          </table:table-cell>
          <table:table-cell office:value-type="float" office:value="0.436771866606532" calcext:value-type="float">
            <text:p>0.436771866606532</text:p>
          </table:table-cell>
          <table:table-cell office:value-type="float" office:value="0.150687841317904" calcext:value-type="float">
            <text:p>0.150687841317904</text:p>
          </table:table-cell>
          <table:table-cell office:value-type="float" office:value="0.127310028575962" calcext:value-type="float">
            <text:p>0.127310028575962</text:p>
          </table:table-cell>
          <table:table-cell office:value-type="float" office:value="0.0581850534928908" calcext:value-type="float">
            <text:p>0.05818505349289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7756019158993" calcext:value-type="float">
            <text:p>0.487756019158993</text:p>
          </table:table-cell>
          <table:table-cell office:value-type="float" office:value="1.28396965330932" calcext:value-type="float">
            <text:p>1.28396965330932</text:p>
          </table:table-cell>
          <table:table-cell office:value-type="float" office:value="0.517241645537905" calcext:value-type="float">
            <text:p>0.517241645537905</text:p>
          </table:table-cell>
          <table:table-cell office:value-type="float" office:value="0.186875776135338" calcext:value-type="float">
            <text:p>0.186875776135338</text:p>
          </table:table-cell>
          <table:table-cell office:value-type="float" office:value="0.1457745791454" calcext:value-type="float">
            <text:p>0.1457745791454</text:p>
          </table:table-cell>
          <table:table-cell office:value-type="float" office:value="0.0776147915081324" calcext:value-type="float">
            <text:p>0.0776147915081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4533756952974" calcext:value-type="float">
            <text:p>0.514533756952974</text:p>
          </table:table-cell>
          <table:table-cell office:value-type="float" office:value="1.28379495085867" calcext:value-type="float">
            <text:p>1.28379495085867</text:p>
          </table:table-cell>
          <table:table-cell office:value-type="float" office:value="0.517097286503339" calcext:value-type="float">
            <text:p>0.517097286503339</text:p>
          </table:table-cell>
          <table:table-cell office:value-type="float" office:value="0.186986896744321" calcext:value-type="float">
            <text:p>0.186986896744321</text:p>
          </table:table-cell>
          <table:table-cell office:value-type="float" office:value="0.145733263947372" calcext:value-type="float">
            <text:p>0.145733263947372</text:p>
          </table:table-cell>
          <table:table-cell office:value-type="float" office:value="0.077570882337738" calcext:value-type="float">
            <text:p>0.0775708823377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0470258913629" calcext:value-type="float">
            <text:p>0.490470258913629</text:p>
          </table:table-cell>
          <table:table-cell office:value-type="float" office:value="1.28377370351869" calcext:value-type="float">
            <text:p>1.28377370351869</text:p>
          </table:table-cell>
          <table:table-cell office:value-type="float" office:value="0.517202132238936" calcext:value-type="float">
            <text:p>0.517202132238936</text:p>
          </table:table-cell>
          <table:table-cell office:value-type="float" office:value="0.18728834544795" calcext:value-type="float">
            <text:p>0.18728834544795</text:p>
          </table:table-cell>
          <table:table-cell office:value-type="float" office:value="0.145762086409533" calcext:value-type="float">
            <text:p>0.145762086409533</text:p>
          </table:table-cell>
          <table:table-cell office:value-type="float" office:value="0.0776028373125803" calcext:value-type="float">
            <text:p>0.077602837312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0176159303361" calcext:value-type="float">
            <text:p>0.690176159303361</text:p>
          </table:table-cell>
          <table:table-cell office:value-type="float" office:value="1.28268311549709" calcext:value-type="float">
            <text:p>1.28268311549709</text:p>
          </table:table-cell>
          <table:table-cell office:value-type="float" office:value="0.516737673502376" calcext:value-type="float">
            <text:p>0.516737673502376</text:p>
          </table:table-cell>
          <table:table-cell office:value-type="float" office:value="0.184217893391582" calcext:value-type="float">
            <text:p>0.184217893391582</text:p>
          </table:table-cell>
          <table:table-cell office:value-type="float" office:value="0.145634707738904" calcext:value-type="float">
            <text:p>0.145634707738904</text:p>
          </table:table-cell>
          <table:table-cell office:value-type="float" office:value="0.0774622522376055" calcext:value-type="float">
            <text:p>0.0774622522376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5081927224356" calcext:value-type="float">
            <text:p>0.505081927224356</text:p>
          </table:table-cell>
          <table:table-cell office:value-type="float" office:value="1.28941685456525" calcext:value-type="float">
            <text:p>1.28941685456525</text:p>
          </table:table-cell>
          <table:table-cell office:value-type="float" office:value="0.517973247922789" calcext:value-type="float">
            <text:p>0.517973247922789</text:p>
          </table:table-cell>
          <table:table-cell office:value-type="float" office:value="0.174574905296429" calcext:value-type="float">
            <text:p>0.174574905296429</text:p>
          </table:table-cell>
          <table:table-cell office:value-type="float" office:value="0.139934021572868" calcext:value-type="float">
            <text:p>0.139934021572868</text:p>
          </table:table-cell>
          <table:table-cell office:value-type="float" office:value="0.0944543647865229" calcext:value-type="float">
            <text:p>0.0944543647865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6622098717912" calcext:value-type="float">
            <text:p>0.406622098717912</text:p>
          </table:table-cell>
          <table:table-cell office:value-type="float" office:value="1.3664631145834" calcext:value-type="float">
            <text:p>1.3664631145834</text:p>
          </table:table-cell>
          <table:table-cell office:value-type="float" office:value="0.544325949308293" calcext:value-type="float">
            <text:p>0.544325949308293</text:p>
          </table:table-cell>
          <table:table-cell office:value-type="float" office:value="0.177417948943958" calcext:value-type="float">
            <text:p>0.177417948943958</text:p>
          </table:table-cell>
          <table:table-cell office:value-type="float" office:value="0.132291728185161" calcext:value-type="float">
            <text:p>0.132291728185161</text:p>
          </table:table-cell>
          <table:table-cell office:value-type="float" office:value="0.0807877453439604" calcext:value-type="float">
            <text:p>0.0807877453439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6509800578714" calcext:value-type="float">
            <text:p>0.386509800578714</text:p>
          </table:table-cell>
          <table:table-cell office:value-type="float" office:value="1.36660415726395" calcext:value-type="float">
            <text:p>1.36660415726395</text:p>
          </table:table-cell>
          <table:table-cell office:value-type="float" office:value="0.544419354566638" calcext:value-type="float">
            <text:p>0.544419354566638</text:p>
          </table:table-cell>
          <table:table-cell office:value-type="float" office:value="0.178749683112321" calcext:value-type="float">
            <text:p>0.178749683112321</text:p>
          </table:table-cell>
          <table:table-cell office:value-type="float" office:value="0.132313497929758" calcext:value-type="float">
            <text:p>0.132313497929758</text:p>
          </table:table-cell>
          <table:table-cell office:value-type="float" office:value="0.0808162219006036" calcext:value-type="float">
            <text:p>0.0808162219006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6920394714413" calcext:value-type="float">
            <text:p>0.376920394714413</text:p>
          </table:table-cell>
          <table:table-cell office:value-type="float" office:value="1.36661229363757" calcext:value-type="float">
            <text:p>1.36661229363757</text:p>
          </table:table-cell>
          <table:table-cell office:value-type="float" office:value="0.544476241452598" calcext:value-type="float">
            <text:p>0.544476241452598</text:p>
          </table:table-cell>
          <table:table-cell office:value-type="float" office:value="0.178710809937864" calcext:value-type="float">
            <text:p>0.178710809937864</text:p>
          </table:table-cell>
          <table:table-cell office:value-type="float" office:value="0.132326788168581" calcext:value-type="float">
            <text:p>0.132326788168581</text:p>
          </table:table-cell>
          <table:table-cell office:value-type="float" office:value="0.0808335137550216" calcext:value-type="float">
            <text:p>0.0808335137550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7061953747413" calcext:value-type="float">
            <text:p>0.627061953747413</text:p>
          </table:table-cell>
          <table:table-cell office:value-type="float" office:value="1.36489889239516" calcext:value-type="float">
            <text:p>1.36489889239516</text:p>
          </table:table-cell>
          <table:table-cell office:value-type="float" office:value="0.54372167773011" calcext:value-type="float">
            <text:p>0.54372167773011</text:p>
          </table:table-cell>
          <table:table-cell office:value-type="float" office:value="0.174194530125191" calcext:value-type="float">
            <text:p>0.174194530125191</text:p>
          </table:table-cell>
          <table:table-cell office:value-type="float" office:value="0.132152212434974" calcext:value-type="float">
            <text:p>0.132152212434974</text:p>
          </table:table-cell>
          <table:table-cell office:value-type="float" office:value="0.0806066644142549" calcext:value-type="float">
            <text:p>0.080606664414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0929585254146" calcext:value-type="float">
            <text:p>0.420929585254146</text:p>
          </table:table-cell>
          <table:table-cell office:value-type="float" office:value="1.33297258475922" calcext:value-type="float">
            <text:p>1.33297258475922</text:p>
          </table:table-cell>
          <table:table-cell office:value-type="float" office:value="0.52991420820694" calcext:value-type="float">
            <text:p>0.52991420820694</text:p>
          </table:table-cell>
          <table:table-cell office:value-type="float" office:value="0.169517187512443" calcext:value-type="float">
            <text:p>0.169517187512443</text:p>
          </table:table-cell>
          <table:table-cell office:value-type="float" office:value="0.143889290718857" calcext:value-type="float">
            <text:p>0.143889290718857</text:p>
          </table:table-cell>
          <table:table-cell office:value-type="float" office:value="0.0840185194012111" calcext:value-type="float">
            <text:p>0.0840185194012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0998525167498" calcext:value-type="float">
            <text:p>0.600998525167498</text:p>
          </table:table-cell>
          <table:table-cell office:value-type="float" office:value="1.28811826474038" calcext:value-type="float">
            <text:p>1.28811826474038</text:p>
          </table:table-cell>
          <table:table-cell office:value-type="float" office:value="0.503485579862402" calcext:value-type="float">
            <text:p>0.503485579862402</text:p>
          </table:table-cell>
          <table:table-cell office:value-type="float" office:value="0.168439136734672" calcext:value-type="float">
            <text:p>0.168439136734672</text:p>
          </table:table-cell>
          <table:table-cell office:value-type="float" office:value="0.129307408018808" calcext:value-type="float">
            <text:p>0.129307408018808</text:p>
          </table:table-cell>
          <table:table-cell office:value-type="float" office:value="0.0705698669926058" calcext:value-type="float">
            <text:p>0.0705698669926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3629990706236" calcext:value-type="float">
            <text:p>0.603629990706236</text:p>
          </table:table-cell>
          <table:table-cell office:value-type="float" office:value="1.28808939288808" calcext:value-type="float">
            <text:p>1.28808939288808</text:p>
          </table:table-cell>
          <table:table-cell office:value-type="float" office:value="0.503450327172081" calcext:value-type="float">
            <text:p>0.503450327172081</text:p>
          </table:table-cell>
          <table:table-cell office:value-type="float" office:value="0.169207388702992" calcext:value-type="float">
            <text:p>0.169207388702992</text:p>
          </table:table-cell>
          <table:table-cell office:value-type="float" office:value="0.129299498062418" calcext:value-type="float">
            <text:p>0.129299498062418</text:p>
          </table:table-cell>
          <table:table-cell office:value-type="float" office:value="0.0705599255246154" calcext:value-type="float">
            <text:p>0.0705599255246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3312908064067" calcext:value-type="float">
            <text:p>0.603312908064067</text:p>
          </table:table-cell>
          <table:table-cell office:value-type="float" office:value="1.28808922902753" calcext:value-type="float">
            <text:p>1.28808922902753</text:p>
          </table:table-cell>
          <table:table-cell office:value-type="float" office:value="0.503451790962592" calcext:value-type="float">
            <text:p>0.503451790962592</text:p>
          </table:table-cell>
          <table:table-cell office:value-type="float" office:value="0.16885956523578" calcext:value-type="float">
            <text:p>0.16885956523578</text:p>
          </table:table-cell>
          <table:table-cell office:value-type="float" office:value="0.129299864615487" calcext:value-type="float">
            <text:p>0.129299864615487</text:p>
          </table:table-cell>
          <table:table-cell office:value-type="float" office:value="0.0705603247583244" calcext:value-type="float">
            <text:p>0.0705603247583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5660551485343" calcext:value-type="float">
            <text:p>0.795660551485343</text:p>
          </table:table-cell>
          <table:table-cell office:value-type="float" office:value="1.28703002283366" calcext:value-type="float">
            <text:p>1.28703002283366</text:p>
          </table:table-cell>
          <table:table-cell office:value-type="float" office:value="0.503010157395282" calcext:value-type="float">
            <text:p>0.503010157395282</text:p>
          </table:table-cell>
          <table:table-cell office:value-type="float" office:value="0.166060431722244" calcext:value-type="float">
            <text:p>0.166060431722244</text:p>
          </table:table-cell>
          <table:table-cell office:value-type="float" office:value="0.12919044913335" calcext:value-type="float">
            <text:p>0.12919044913335</text:p>
          </table:table-cell>
          <table:table-cell office:value-type="float" office:value="0.0704355105464614" calcext:value-type="float">
            <text:p>0.0704355105464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1572813594604" calcext:value-type="float">
            <text:p>0.371572813594604</text:p>
          </table:table-cell>
          <table:table-cell office:value-type="float" office:value="1.48434219023431" calcext:value-type="float">
            <text:p>1.48434219023431</text:p>
          </table:table-cell>
          <table:table-cell office:value-type="float" office:value="0.544397821863796" calcext:value-type="float">
            <text:p>0.544397821863796</text:p>
          </table:table-cell>
          <table:table-cell office:value-type="float" office:value="0.234403738054942" calcext:value-type="float">
            <text:p>0.234403738054942</text:p>
          </table:table-cell>
          <table:table-cell office:value-type="float" office:value="0.176911386631128" calcext:value-type="float">
            <text:p>0.176911386631128</text:p>
          </table:table-cell>
          <table:table-cell office:value-type="float" office:value="0.0667757765412648" calcext:value-type="float">
            <text:p>0.06677577654126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189118530949" calcext:value-type="float">
            <text:p>0.49189118530949</text:p>
          </table:table-cell>
          <table:table-cell office:value-type="float" office:value="1.35367191148867" calcext:value-type="float">
            <text:p>1.35367191148867</text:p>
          </table:table-cell>
          <table:table-cell office:value-type="float" office:value="0.388971962484351" calcext:value-type="float">
            <text:p>0.388971962484351</text:p>
          </table:table-cell>
          <table:table-cell office:value-type="float" office:value="0.146284614427067" calcext:value-type="float">
            <text:p>0.146284614427067</text:p>
          </table:table-cell>
          <table:table-cell office:value-type="float" office:value="0.110192874182793" calcext:value-type="float">
            <text:p>0.110192874182793</text:p>
          </table:table-cell>
          <table:table-cell office:value-type="float" office:value="0.0558957044119752" calcext:value-type="float">
            <text:p>0.055895704411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8386553466206" calcext:value-type="float">
            <text:p>0.518386553466206</text:p>
          </table:table-cell>
          <table:table-cell office:value-type="float" office:value="1.35342774926606" calcext:value-type="float">
            <text:p>1.35342774926606</text:p>
          </table:table-cell>
          <table:table-cell office:value-type="float" office:value="0.388869455535356" calcext:value-type="float">
            <text:p>0.388869455535356</text:p>
          </table:table-cell>
          <table:table-cell office:value-type="float" office:value="0.146341725885606" calcext:value-type="float">
            <text:p>0.146341725885606</text:p>
          </table:table-cell>
          <table:table-cell office:value-type="float" office:value="0.110164283245035" calcext:value-type="float">
            <text:p>0.110164283245035</text:p>
          </table:table-cell>
          <table:table-cell office:value-type="float" office:value="0.0558659499216052" calcext:value-type="float">
            <text:p>0.055865949921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6117972926491" calcext:value-type="float">
            <text:p>0.486117972926491</text:p>
          </table:table-cell>
          <table:table-cell office:value-type="float" office:value="1.35350959296773" calcext:value-type="float">
            <text:p>1.35350959296773</text:p>
          </table:table-cell>
          <table:table-cell office:value-type="float" office:value="0.388978734546508" calcext:value-type="float">
            <text:p>0.388978734546508</text:p>
          </table:table-cell>
          <table:table-cell office:value-type="float" office:value="0.146666796656226" calcext:value-type="float">
            <text:p>0.146666796656226</text:p>
          </table:table-cell>
          <table:table-cell office:value-type="float" office:value="0.11019450198534" calcext:value-type="float">
            <text:p>0.11019450198534</text:p>
          </table:table-cell>
          <table:table-cell office:value-type="float" office:value="0.0558977287221937" calcext:value-type="float">
            <text:p>0.0558977287221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4083035726895" calcext:value-type="float">
            <text:p>0.644083035726895</text:p>
          </table:table-cell>
          <table:table-cell office:value-type="float" office:value="1.35253184814861" calcext:value-type="float">
            <text:p>1.35253184814861</text:p>
          </table:table-cell>
          <table:table-cell office:value-type="float" office:value="0.388679561766049" calcext:value-type="float">
            <text:p>0.388679561766049</text:p>
          </table:table-cell>
          <table:table-cell office:value-type="float" office:value="0.144534751786365" calcext:value-type="float">
            <text:p>0.144534751786365</text:p>
          </table:table-cell>
          <table:table-cell office:value-type="float" office:value="0.110111916181127" calcext:value-type="float">
            <text:p>0.110111916181127</text:p>
          </table:table-cell>
          <table:table-cell office:value-type="float" office:value="0.0558111324915817" calcext:value-type="float">
            <text:p>0.055811132491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01607841008206" calcext:value-type="float">
            <text:p>0.501607841008206</text:p>
          </table:table-cell>
          <table:table-cell office:value-type="float" office:value="1.34402180853652" calcext:value-type="float">
            <text:p>1.34402180853652</text:p>
          </table:table-cell>
          <table:table-cell office:value-type="float" office:value="0.403808874897028" calcext:value-type="float">
            <text:p>0.403808874897028</text:p>
          </table:table-cell>
          <table:table-cell office:value-type="float" office:value="0.171536883746085" calcext:value-type="float">
            <text:p>0.171536883746085</text:p>
          </table:table-cell>
          <table:table-cell office:value-type="float" office:value="0.126460963014017" calcext:value-type="float">
            <text:p>0.126460963014017</text:p>
          </table:table-cell>
          <table:table-cell office:value-type="float" office:value="0.0881917407556754" calcext:value-type="float">
            <text:p>0.0881917407556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9054992401372" calcext:value-type="float">
            <text:p>0.279054992401372</text:p>
          </table:table-cell>
          <table:table-cell office:value-type="float" office:value="1.31101760563978" calcext:value-type="float">
            <text:p>1.31101760563978</text:p>
          </table:table-cell>
          <table:table-cell office:value-type="float" office:value="0.605843078188461" calcext:value-type="float">
            <text:p>0.605843078188461</text:p>
          </table:table-cell>
          <table:table-cell office:value-type="float" office:value="0.160989241771799" calcext:value-type="float">
            <text:p>0.160989241771799</text:p>
          </table:table-cell>
          <table:table-cell office:value-type="float" office:value="0.124818634329728" calcext:value-type="float">
            <text:p>0.124818634329728</text:p>
          </table:table-cell>
          <table:table-cell office:value-type="float" office:value="0.0829245523859851" calcext:value-type="float">
            <text:p>0.0829245523859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60204933119065" calcext:value-type="float">
            <text:p>0.260204933119065</text:p>
          </table:table-cell>
          <table:table-cell office:value-type="float" office:value="1.3111103566419" calcext:value-type="float">
            <text:p>1.3111103566419</text:p>
          </table:table-cell>
          <table:table-cell office:value-type="float" office:value="0.605922661847926" calcext:value-type="float">
            <text:p>0.605922661847926</text:p>
          </table:table-cell>
          <table:table-cell office:value-type="float" office:value="0.162339700876767" calcext:value-type="float">
            <text:p>0.162339700876767</text:p>
          </table:table-cell>
          <table:table-cell office:value-type="float" office:value="0.12483458140224" calcext:value-type="float">
            <text:p>0.12483458140224</text:p>
          </table:table-cell>
          <table:table-cell office:value-type="float" office:value="0.0829470261212507" calcext:value-type="float">
            <text:p>0.082947026121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64430078789064" calcext:value-type="float">
            <text:p>0.264430078789064</text:p>
          </table:table-cell>
          <table:table-cell office:value-type="float" office:value="1.31111409394642" calcext:value-type="float">
            <text:p>1.31111409394642</text:p>
          </table:table-cell>
          <table:table-cell office:value-type="float" office:value="0.605898071844855" calcext:value-type="float">
            <text:p>0.605898071844855</text:p>
          </table:table-cell>
          <table:table-cell office:value-type="float" office:value="0.161848372890407" calcext:value-type="float">
            <text:p>0.161848372890407</text:p>
          </table:table-cell>
          <table:table-cell office:value-type="float" office:value="0.124829642394848" calcext:value-type="float">
            <text:p>0.124829642394848</text:p>
          </table:table-cell>
          <table:table-cell office:value-type="float" office:value="0.0829400970906653" calcext:value-type="float">
            <text:p>0.0829400970906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1490099295993" calcext:value-type="float">
            <text:p>0.521490099295993</text:p>
          </table:table-cell>
          <table:table-cell office:value-type="float" office:value="1.30963452071201" calcext:value-type="float">
            <text:p>1.30963452071201</text:p>
          </table:table-cell>
          <table:table-cell office:value-type="float" office:value="0.605161285839554" calcext:value-type="float">
            <text:p>0.605161285839554</text:p>
          </table:table-cell>
          <table:table-cell office:value-type="float" office:value="0.157363876921635" calcext:value-type="float">
            <text:p>0.157363876921635</text:p>
          </table:table-cell>
          <table:table-cell office:value-type="float" office:value="0.124682671674829" calcext:value-type="float">
            <text:p>0.124682671674829</text:p>
          </table:table-cell>
          <table:table-cell office:value-type="float" office:value="0.0827359477159861" calcext:value-type="float">
            <text:p>0.0827359477159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2911732330035" calcext:value-type="float">
            <text:p>0.412911732330035</text:p>
          </table:table-cell>
          <table:table-cell office:value-type="float" office:value="1.18074368866902" calcext:value-type="float">
            <text:p>1.18074368866902</text:p>
          </table:table-cell>
          <table:table-cell office:value-type="float" office:value="0.53746613259407" calcext:value-type="float">
            <text:p>0.53746613259407</text:p>
          </table:table-cell>
          <table:table-cell office:value-type="float" office:value="0.134842336471694" calcext:value-type="float">
            <text:p>0.134842336471694</text:p>
          </table:table-cell>
          <table:table-cell office:value-type="float" office:value="0.122277910172718" calcext:value-type="float">
            <text:p>0.122277910172718</text:p>
          </table:table-cell>
          <table:table-cell office:value-type="float" office:value="0.0748782591150518" calcext:value-type="float">
            <text:p>0.0748782591150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0281443379104" calcext:value-type="float">
            <text:p>0.430281443379104</text:p>
          </table:table-cell>
          <table:table-cell office:value-type="float" office:value="1.38876735465264" calcext:value-type="float">
            <text:p>1.38876735465264</text:p>
          </table:table-cell>
          <table:table-cell office:value-type="float" office:value="0.378585360901451" calcext:value-type="float">
            <text:p>0.378585360901451</text:p>
          </table:table-cell>
          <table:table-cell office:value-type="float" office:value="0.135780665763192" calcext:value-type="float">
            <text:p>0.135780665763192</text:p>
          </table:table-cell>
          <table:table-cell office:value-type="float" office:value="0.107061202493299" calcext:value-type="float">
            <text:p>0.107061202493299</text:p>
          </table:table-cell>
          <table:table-cell office:value-type="float" office:value="0.0506265946385392" calcext:value-type="float">
            <text:p>0.0506265946385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20805687667011" calcext:value-type="float">
            <text:p>0.420805687667011</text:p>
          </table:table-cell>
          <table:table-cell office:value-type="float" office:value="1.38877166798842" calcext:value-type="float">
            <text:p>1.38877166798842</text:p>
          </table:table-cell>
          <table:table-cell office:value-type="float" office:value="0.378605527733352" calcext:value-type="float">
            <text:p>0.378605527733352</text:p>
          </table:table-cell>
          <table:table-cell office:value-type="float" office:value="0.136697357348886" calcext:value-type="float">
            <text:p>0.136697357348886</text:p>
          </table:table-cell>
          <table:table-cell office:value-type="float" office:value="0.107067749745796" calcext:value-type="float">
            <text:p>0.107067749745796</text:p>
          </table:table-cell>
          <table:table-cell office:value-type="float" office:value="0.0506321243661135" calcext:value-type="float">
            <text:p>0.050632124366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27877667292623" calcext:value-type="float">
            <text:p>0.427877667292623</text:p>
          </table:table-cell>
          <table:table-cell office:value-type="float" office:value="1.388760232951" calcext:value-type="float">
            <text:p>1.388760232951</text:p>
          </table:table-cell>
          <table:table-cell office:value-type="float" office:value="0.378580593152738" calcext:value-type="float">
            <text:p>0.378580593152738</text:p>
          </table:table-cell>
          <table:table-cell office:value-type="float" office:value="0.13610727854678" calcext:value-type="float">
            <text:p>0.13610727854678</text:p>
          </table:table-cell>
          <table:table-cell office:value-type="float" office:value="0.107060803415546" calcext:value-type="float">
            <text:p>0.107060803415546</text:p>
          </table:table-cell>
          <table:table-cell office:value-type="float" office:value="0.05062534013553" calcext:value-type="float">
            <text:p>0.050625340135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80245523612625" calcext:value-type="float">
            <text:p>0.580245523612625</text:p>
          </table:table-cell>
          <table:table-cell office:value-type="float" office:value="1.38784889288586" calcext:value-type="float">
            <text:p>1.38784889288586</text:p>
          </table:table-cell>
          <table:table-cell office:value-type="float" office:value="0.378319791256871" calcext:value-type="float">
            <text:p>0.378319791256871</text:p>
          </table:table-cell>
          <table:table-cell office:value-type="float" office:value="0.134197817678462" calcext:value-type="float">
            <text:p>0.134197817678462</text:p>
          </table:table-cell>
          <table:table-cell office:value-type="float" office:value="0.106988007810855" calcext:value-type="float">
            <text:p>0.106988007810855</text:p>
          </table:table-cell>
          <table:table-cell office:value-type="float" office:value="0.0505551086256831" calcext:value-type="float">
            <text:p>0.0505551086256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7751155328901" calcext:value-type="float">
            <text:p>0.417751155328901</text:p>
          </table:table-cell>
          <table:table-cell office:value-type="float" office:value="1.39266223879834" calcext:value-type="float">
            <text:p>1.39266223879834</text:p>
          </table:table-cell>
          <table:table-cell office:value-type="float" office:value="0.353504430801046" calcext:value-type="float">
            <text:p>0.353504430801046</text:p>
          </table:table-cell>
          <table:table-cell office:value-type="float" office:value="0.144657541191729" calcext:value-type="float">
            <text:p>0.144657541191729</text:p>
          </table:table-cell>
          <table:table-cell office:value-type="float" office:value="0.120073639751315" calcext:value-type="float">
            <text:p>0.120073639751315</text:p>
          </table:table-cell>
          <table:table-cell office:value-type="float" office:value="0.044652546102993" calcext:value-type="float">
            <text:p>0.0446525461029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4080587342486" calcext:value-type="float">
            <text:p>0.664080587342486</text:p>
          </table:table-cell>
          <table:table-cell office:value-type="float" office:value="1.18263310729218" calcext:value-type="float">
            <text:p>1.18263310729218</text:p>
          </table:table-cell>
          <table:table-cell office:value-type="float" office:value="0.46885144418228" calcext:value-type="float">
            <text:p>0.46885144418228</text:p>
          </table:table-cell>
          <table:table-cell office:value-type="float" office:value="0.13910890050757" calcext:value-type="float">
            <text:p>0.13910890050757</text:p>
          </table:table-cell>
          <table:table-cell office:value-type="float" office:value="0.113162035816983" calcext:value-type="float">
            <text:p>0.113162035816983</text:p>
          </table:table-cell>
          <table:table-cell office:value-type="float" office:value="0.064156010803348" calcext:value-type="float">
            <text:p>0.0641560108033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1257422242043" calcext:value-type="float">
            <text:p>0.661257422242043</text:p>
          </table:table-cell>
          <table:table-cell office:value-type="float" office:value="1.18260862149167" calcext:value-type="float">
            <text:p>1.18260862149167</text:p>
          </table:table-cell>
          <table:table-cell office:value-type="float" office:value="0.468840396947529" calcext:value-type="float">
            <text:p>0.468840396947529</text:p>
          </table:table-cell>
          <table:table-cell office:value-type="float" office:value="0.140118150571657" calcext:value-type="float">
            <text:p>0.140118150571657</text:p>
          </table:table-cell>
          <table:table-cell office:value-type="float" office:value="0.113159639718114" calcext:value-type="float">
            <text:p>0.113159639718114</text:p>
          </table:table-cell>
          <table:table-cell office:value-type="float" office:value="0.06415303661753" calcext:value-type="float">
            <text:p>0.064153036617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7406318682002" calcext:value-type="float">
            <text:p>0.657406318682002</text:p>
          </table:table-cell>
          <table:table-cell office:value-type="float" office:value="1.18260658291368" calcext:value-type="float">
            <text:p>1.18260658291368</text:p>
          </table:table-cell>
          <table:table-cell office:value-type="float" office:value="0.468856712622867" calcext:value-type="float">
            <text:p>0.468856712622867</text:p>
          </table:table-cell>
          <table:table-cell office:value-type="float" office:value="0.139780814197106" calcext:value-type="float">
            <text:p>0.139780814197106</text:p>
          </table:table-cell>
          <table:table-cell office:value-type="float" office:value="0.113163529575795" calcext:value-type="float">
            <text:p>0.113163529575795</text:p>
          </table:table-cell>
          <table:table-cell office:value-type="float" office:value="0.0641575648745525" calcext:value-type="float">
            <text:p>0.0641575648745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48424305585806" calcext:value-type="float">
            <text:p>0.848424305585806</text:p>
          </table:table-cell>
          <table:table-cell office:value-type="float" office:value="1.18161775167736" calcext:value-type="float">
            <text:p>1.18161775167736</text:p>
          </table:table-cell>
          <table:table-cell office:value-type="float" office:value="0.468449178677539" calcext:value-type="float">
            <text:p>0.468449178677539</text:p>
          </table:table-cell>
          <table:table-cell office:value-type="float" office:value="0.136683345477847" calcext:value-type="float">
            <text:p>0.136683345477847</text:p>
          </table:table-cell>
          <table:table-cell office:value-type="float" office:value="0.113066001707198" calcext:value-type="float">
            <text:p>0.113066001707198</text:p>
          </table:table-cell>
          <table:table-cell office:value-type="float" office:value="0.0640450532138228" calcext:value-type="float">
            <text:p>0.0640450532138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13345178977062" calcext:value-type="float">
            <text:p>0.713345178977062</text:p>
          </table:table-cell>
          <table:table-cell office:value-type="float" office:value="1.1348421593386" calcext:value-type="float">
            <text:p>1.1348421593386</text:p>
          </table:table-cell>
          <table:table-cell office:value-type="float" office:value="0.453749395946992" calcext:value-type="float">
            <text:p>0.453749395946992</text:p>
          </table:table-cell>
          <table:table-cell office:value-type="float" office:value="0.133347812474112" calcext:value-type="float">
            <text:p>0.133347812474112</text:p>
          </table:table-cell>
          <table:table-cell office:value-type="float" office:value="0.123979476583752" calcext:value-type="float">
            <text:p>0.123979476583752</text:p>
          </table:table-cell>
          <table:table-cell office:value-type="float" office:value="0.0763366375765086" calcext:value-type="float">
            <text:p>0.0763366375765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7945853512976" calcext:value-type="float">
            <text:p>0.457945853512976</text:p>
          </table:table-cell>
          <table:table-cell office:value-type="float" office:value="1.40820550730429" calcext:value-type="float">
            <text:p>1.40820550730429</text:p>
          </table:table-cell>
          <table:table-cell office:value-type="float" office:value="0.413044123325249" calcext:value-type="float">
            <text:p>0.413044123325249</text:p>
          </table:table-cell>
          <table:table-cell office:value-type="float" office:value="0.16417849829259" calcext:value-type="float">
            <text:p>0.16417849829259</text:p>
          </table:table-cell>
          <table:table-cell office:value-type="float" office:value="0.120454384361565" calcext:value-type="float">
            <text:p>0.120454384361565</text:p>
          </table:table-cell>
          <table:table-cell office:value-type="float" office:value="0.0576056716695123" calcext:value-type="float">
            <text:p>0.0576056716695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7214998693087" calcext:value-type="float">
            <text:p>0.427214998693087</text:p>
          </table:table-cell>
          <table:table-cell office:value-type="float" office:value="1.40839517867715" calcext:value-type="float">
            <text:p>1.40839517867715</text:p>
          </table:table-cell>
          <table:table-cell office:value-type="float" office:value="0.413169780362281" calcext:value-type="float">
            <text:p>0.413169780362281</text:p>
          </table:table-cell>
          <table:table-cell office:value-type="float" office:value="0.165492426626891" calcext:value-type="float">
            <text:p>0.165492426626891</text:p>
          </table:table-cell>
          <table:table-cell office:value-type="float" office:value="0.120490738639819" calcext:value-type="float">
            <text:p>0.120490738639819</text:p>
          </table:table-cell>
          <table:table-cell office:value-type="float" office:value="0.0576414373112134" calcext:value-type="float">
            <text:p>0.0576414373112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7754296549925" calcext:value-type="float">
            <text:p>0.447754296549925</text:p>
          </table:table-cell>
          <table:table-cell office:value-type="float" office:value="1.40838503603906" calcext:value-type="float">
            <text:p>1.40838503603906</text:p>
          </table:table-cell>
          <table:table-cell office:value-type="float" office:value="0.413073478008814" calcext:value-type="float">
            <text:p>0.413073478008814</text:p>
          </table:table-cell>
          <table:table-cell office:value-type="float" office:value="0.164702916720392" calcext:value-type="float">
            <text:p>0.164702916720392</text:p>
          </table:table-cell>
          <table:table-cell office:value-type="float" office:value="0.120463360212047" calcext:value-type="float">
            <text:p>0.120463360212047</text:p>
          </table:table-cell>
          <table:table-cell office:value-type="float" office:value="0.05761404173712" calcext:value-type="float">
            <text:p>0.057614041737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1410663668998" calcext:value-type="float">
            <text:p>0.621410663668998</text:p>
          </table:table-cell>
          <table:table-cell office:value-type="float" office:value="1.40718023139897" calcext:value-type="float">
            <text:p>1.40718023139897</text:p>
          </table:table-cell>
          <table:table-cell office:value-type="float" office:value="0.412695224931219" calcext:value-type="float">
            <text:p>0.412695224931219</text:p>
          </table:table-cell>
          <table:table-cell office:value-type="float" office:value="0.162456672300807" calcext:value-type="float">
            <text:p>0.162456672300807</text:p>
          </table:table-cell>
          <table:table-cell office:value-type="float" office:value="0.120356255831939" calcext:value-type="float">
            <text:p>0.120356255831939</text:p>
          </table:table-cell>
          <table:table-cell office:value-type="float" office:value="0.0575076776100225" calcext:value-type="float">
            <text:p>0.0575076776100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6558999299143" calcext:value-type="float">
            <text:p>0.436558999299143</text:p>
          </table:table-cell>
          <table:table-cell office:value-type="float" office:value="1.40263954846364" calcext:value-type="float">
            <text:p>1.40263954846364</text:p>
          </table:table-cell>
          <table:table-cell office:value-type="float" office:value="0.394605689419377" calcext:value-type="float">
            <text:p>0.394605689419377</text:p>
          </table:table-cell>
          <table:table-cell office:value-type="float" office:value="0.169262762525613" calcext:value-type="float">
            <text:p>0.169262762525613</text:p>
          </table:table-cell>
          <table:table-cell office:value-type="float" office:value="0.126172469359373" calcext:value-type="float">
            <text:p>0.126172469359373</text:p>
          </table:table-cell>
          <table:table-cell office:value-type="float" office:value="0.0500556373582442" calcext:value-type="float">
            <text:p>0.050055637358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1936161827631" calcext:value-type="float">
            <text:p>0.531936161827631</text:p>
          </table:table-cell>
          <table:table-cell office:value-type="float" office:value="1.32124633332408" calcext:value-type="float">
            <text:p>1.32124633332408</text:p>
          </table:table-cell>
          <table:table-cell office:value-type="float" office:value="0.43290367667448" calcext:value-type="float">
            <text:p>0.43290367667448</text:p>
          </table:table-cell>
          <table:table-cell office:value-type="float" office:value="0.141513771181564" calcext:value-type="float">
            <text:p>0.141513771181564</text:p>
          </table:table-cell>
          <table:table-cell office:value-type="float" office:value="0.110331908953975" calcext:value-type="float">
            <text:p>0.110331908953975</text:p>
          </table:table-cell>
          <table:table-cell office:value-type="float" office:value="0.0603743601635983" calcext:value-type="float">
            <text:p>0.0603743601635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7966753799675" calcext:value-type="float">
            <text:p>0.537966753799675</text:p>
          </table:table-cell>
          <table:table-cell office:value-type="float" office:value="1.32120510529582" calcext:value-type="float">
            <text:p>1.32120510529582</text:p>
          </table:table-cell>
          <table:table-cell office:value-type="float" office:value="0.432859912547951" calcext:value-type="float">
            <text:p>0.432859912547951</text:p>
          </table:table-cell>
          <table:table-cell office:value-type="float" office:value="0.142254185525771" calcext:value-type="float">
            <text:p>0.142254185525771</text:p>
          </table:table-cell>
          <table:table-cell office:value-type="float" office:value="0.110320471083814" calcext:value-type="float">
            <text:p>0.110320471083814</text:p>
          </table:table-cell>
          <table:table-cell office:value-type="float" office:value="0.0603620526365236" calcext:value-type="float">
            <text:p>0.0603620526365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6539482529039" calcext:value-type="float">
            <text:p>0.536539482529039</text:p>
          </table:table-cell>
          <table:table-cell office:value-type="float" office:value="1.32120700664009" calcext:value-type="float">
            <text:p>1.32120700664009</text:p>
          </table:table-cell>
          <table:table-cell office:value-type="float" office:value="0.432865426739293" calcext:value-type="float">
            <text:p>0.432865426739293</text:p>
          </table:table-cell>
          <table:table-cell office:value-type="float" office:value="0.141819515972642" calcext:value-type="float">
            <text:p>0.141819515972642</text:p>
          </table:table-cell>
          <table:table-cell office:value-type="float" office:value="0.110321863766217" calcext:value-type="float">
            <text:p>0.110321863766217</text:p>
          </table:table-cell>
          <table:table-cell office:value-type="float" office:value="0.0603635967755645" calcext:value-type="float">
            <text:p>0.0603635967755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1880297240569" calcext:value-type="float">
            <text:p>0.701880297240569</text:p>
          </table:table-cell>
          <table:table-cell office:value-type="float" office:value="1.32026504516487" calcext:value-type="float">
            <text:p>1.32026504516487</text:p>
          </table:table-cell>
          <table:table-cell office:value-type="float" office:value="0.432545579914314" calcext:value-type="float">
            <text:p>0.432545579914314</text:p>
          </table:table-cell>
          <table:table-cell office:value-type="float" office:value="0.139399306173222" calcext:value-type="float">
            <text:p>0.139399306173222</text:p>
          </table:table-cell>
          <table:table-cell office:value-type="float" office:value="0.110240487832274" calcext:value-type="float">
            <text:p>0.110240487832274</text:p>
          </table:table-cell>
          <table:table-cell office:value-type="float" office:value="0.0602737571424426" calcext:value-type="float">
            <text:p>0.0602737571424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5752019549578" calcext:value-type="float">
            <text:p>0.545752019549578</text:p>
          </table:table-cell>
          <table:table-cell office:value-type="float" office:value="1.33167545747892" calcext:value-type="float">
            <text:p>1.33167545747892</text:p>
          </table:table-cell>
          <table:table-cell office:value-type="float" office:value="0.412903809900058" calcext:value-type="float">
            <text:p>0.412903809900058</text:p>
          </table:table-cell>
          <table:table-cell office:value-type="float" office:value="0.140812969200631" calcext:value-type="float">
            <text:p>0.140812969200631</text:p>
          </table:table-cell>
          <table:table-cell office:value-type="float" office:value="0.109823935132479" calcext:value-type="float">
            <text:p>0.109823935132479</text:p>
          </table:table-cell>
          <table:table-cell office:value-type="float" office:value="0.052812944777847" calcext:value-type="float">
            <text:p>0.0528129447778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2992699820624" calcext:value-type="float">
            <text:p>0.532992699820624</text:p>
          </table:table-cell>
          <table:table-cell office:value-type="float" office:value="1.26871169720259" calcext:value-type="float">
            <text:p>1.26871169720259</text:p>
          </table:table-cell>
          <table:table-cell office:value-type="float" office:value="0.499763343761834" calcext:value-type="float">
            <text:p>0.499763343761834</text:p>
          </table:table-cell>
          <table:table-cell office:value-type="float" office:value="0.15540256826465" calcext:value-type="float">
            <text:p>0.15540256826465</text:p>
          </table:table-cell>
          <table:table-cell office:value-type="float" office:value="0.122841151509818" calcext:value-type="float">
            <text:p>0.122841151509818</text:p>
          </table:table-cell>
          <table:table-cell office:value-type="float" office:value="0.0722064801721647" calcext:value-type="float">
            <text:p>0.0722064801721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4155833695771" calcext:value-type="float">
            <text:p>0.544155833695771</text:p>
          </table:table-cell>
          <table:table-cell office:value-type="float" office:value="1.26859435070655" calcext:value-type="float">
            <text:p>1.26859435070655</text:p>
          </table:table-cell>
          <table:table-cell office:value-type="float" office:value="0.499688894726215" calcext:value-type="float">
            <text:p>0.499688894726215</text:p>
          </table:table-cell>
          <table:table-cell office:value-type="float" office:value="0.156053133936595" calcext:value-type="float">
            <text:p>0.156053133936595</text:p>
          </table:table-cell>
          <table:table-cell office:value-type="float" office:value="0.122823592810146" calcext:value-type="float">
            <text:p>0.122823592810146</text:p>
          </table:table-cell>
          <table:table-cell office:value-type="float" office:value="0.0721847078163962" calcext:value-type="float">
            <text:p>0.0721847078163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1146146252387" calcext:value-type="float">
            <text:p>0.531146146252387</text:p>
          </table:table-cell>
          <table:table-cell office:value-type="float" office:value="1.26861393424139" calcext:value-type="float">
            <text:p>1.26861393424139</text:p>
          </table:table-cell>
          <table:table-cell office:value-type="float" office:value="0.499748306819583" calcext:value-type="float">
            <text:p>0.499748306819583</text:p>
          </table:table-cell>
          <table:table-cell office:value-type="float" office:value="0.155891220271993" calcext:value-type="float">
            <text:p>0.155891220271993</text:p>
          </table:table-cell>
          <table:table-cell office:value-type="float" office:value="0.122838092985892" calcext:value-type="float">
            <text:p>0.122838092985892</text:p>
          </table:table-cell>
          <table:table-cell office:value-type="float" office:value="0.0722021551573737" calcext:value-type="float">
            <text:p>0.0722021551573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2105139869512" calcext:value-type="float">
            <text:p>0.732105139869512</text:p>
          </table:table-cell>
          <table:table-cell office:value-type="float" office:value="1.26745323066425" calcext:value-type="float">
            <text:p>1.26745323066425</text:p>
          </table:table-cell>
          <table:table-cell office:value-type="float" office:value="0.49927485703334" calcext:value-type="float">
            <text:p>0.49927485703334</text:p>
          </table:table-cell>
          <table:table-cell office:value-type="float" office:value="0.152566444151604" calcext:value-type="float">
            <text:p>0.152566444151604</text:p>
          </table:table-cell>
          <table:table-cell office:value-type="float" office:value="0.12272183962304" calcext:value-type="float">
            <text:p>0.12272183962304</text:p>
          </table:table-cell>
          <table:table-cell office:value-type="float" office:value="0.07206411827693" calcext:value-type="float">
            <text:p>0.072064118276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957620800084" calcext:value-type="float">
            <text:p>0.53957620800084</text:p>
          </table:table-cell>
          <table:table-cell office:value-type="float" office:value="1.28111370084651" calcext:value-type="float">
            <text:p>1.28111370084651</text:p>
          </table:table-cell>
          <table:table-cell office:value-type="float" office:value="0.507235132613082" calcext:value-type="float">
            <text:p>0.507235132613082</text:p>
          </table:table-cell>
          <table:table-cell office:value-type="float" office:value="0.153257160495673" calcext:value-type="float">
            <text:p>0.153257160495673</text:p>
          </table:table-cell>
          <table:table-cell office:value-type="float" office:value="0.131257344522438" calcext:value-type="float">
            <text:p>0.131257344522438</text:p>
          </table:table-cell>
          <table:table-cell office:value-type="float" office:value="0.0806068453006627" calcext:value-type="float">
            <text:p>0.0806068453006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8614867756424" calcext:value-type="float">
            <text:p>0.348614867756424</text:p>
          </table:table-cell>
          <table:table-cell office:value-type="float" office:value="1.38625365238608" calcext:value-type="float">
            <text:p>1.38625365238608</text:p>
          </table:table-cell>
          <table:table-cell office:value-type="float" office:value="0.448425982972123" calcext:value-type="float">
            <text:p>0.448425982972123</text:p>
          </table:table-cell>
          <table:table-cell office:value-type="float" office:value="0.139361456174325" calcext:value-type="float">
            <text:p>0.139361456174325</text:p>
          </table:table-cell>
          <table:table-cell office:value-type="float" office:value="0.105899364084845" calcext:value-type="float">
            <text:p>0.105899364084845</text:p>
          </table:table-cell>
          <table:table-cell office:value-type="float" office:value="0.0597077996730934" calcext:value-type="float">
            <text:p>0.0597077996730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0255529522955" calcext:value-type="float">
            <text:p>0.350255529522955</text:p>
          </table:table-cell>
          <table:table-cell office:value-type="float" office:value="1.38622128542743" calcext:value-type="float">
            <text:p>1.38622128542743</text:p>
          </table:table-cell>
          <table:table-cell office:value-type="float" office:value="0.448401706166793" calcext:value-type="float">
            <text:p>0.448401706166793</text:p>
          </table:table-cell>
          <table:table-cell office:value-type="float" office:value="0.140109991135441" calcext:value-type="float">
            <text:p>0.140109991135441</text:p>
          </table:table-cell>
          <table:table-cell office:value-type="float" office:value="0.105895812659327" calcext:value-type="float">
            <text:p>0.105895812659327</text:p>
          </table:table-cell>
          <table:table-cell office:value-type="float" office:value="0.0597013053846761" calcext:value-type="float">
            <text:p>0.0597013053846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8203786368656" calcext:value-type="float">
            <text:p>0.348203786368656</text:p>
          </table:table-cell>
          <table:table-cell office:value-type="float" office:value="1.38622519311426" calcext:value-type="float">
            <text:p>1.38622519311426</text:p>
          </table:table-cell>
          <table:table-cell office:value-type="float" office:value="0.448409857550711" calcext:value-type="float">
            <text:p>0.448409857550711</text:p>
          </table:table-cell>
          <table:table-cell office:value-type="float" office:value="0.139704925687495" calcext:value-type="float">
            <text:p>0.139704925687495</text:p>
          </table:table-cell>
          <table:table-cell office:value-type="float" office:value="0.105897666139877" calcext:value-type="float">
            <text:p>0.105897666139877</text:p>
          </table:table-cell>
          <table:table-cell office:value-type="float" office:value="0.0597034947545495" calcext:value-type="float">
            <text:p>0.0597034947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6127135954686" calcext:value-type="float">
            <text:p>0.526127135954686</text:p>
          </table:table-cell>
          <table:table-cell office:value-type="float" office:value="1.38522073656069" calcext:value-type="float">
            <text:p>1.38522073656069</text:p>
          </table:table-cell>
          <table:table-cell office:value-type="float" office:value="0.448055726429678" calcext:value-type="float">
            <text:p>0.448055726429678</text:p>
          </table:table-cell>
          <table:table-cell office:value-type="float" office:value="0.13722991422466" calcext:value-type="float">
            <text:p>0.13722991422466</text:p>
          </table:table-cell>
          <table:table-cell office:value-type="float" office:value="0.105817721115529" calcext:value-type="float">
            <text:p>0.105817721115529</text:p>
          </table:table-cell>
          <table:table-cell office:value-type="float" office:value="0.0596084471632093" calcext:value-type="float">
            <text:p>0.0596084471632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4699908879467" calcext:value-type="float">
            <text:p>0.344699908879467</text:p>
          </table:table-cell>
          <table:table-cell office:value-type="float" office:value="1.39313658717098" calcext:value-type="float">
            <text:p>1.39313658717098</text:p>
          </table:table-cell>
          <table:table-cell office:value-type="float" office:value="0.463223201528226" calcext:value-type="float">
            <text:p>0.463223201528226</text:p>
          </table:table-cell>
          <table:table-cell office:value-type="float" office:value="0.166272225131764" calcext:value-type="float">
            <text:p>0.166272225131764</text:p>
          </table:table-cell>
          <table:table-cell office:value-type="float" office:value="0.130805338952886" calcext:value-type="float">
            <text:p>0.130805338952886</text:p>
          </table:table-cell>
          <table:table-cell office:value-type="float" office:value="0.081838569259026" calcext:value-type="float">
            <text:p>0.08183856925902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0529549944477" calcext:value-type="float">
            <text:p>0.380529549944477</text:p>
          </table:table-cell>
          <table:table-cell office:value-type="float" office:value="1.37754759732205" calcext:value-type="float">
            <text:p>1.37754759732205</text:p>
          </table:table-cell>
          <table:table-cell office:value-type="float" office:value="0.508445365483598" calcext:value-type="float">
            <text:p>0.508445365483598</text:p>
          </table:table-cell>
          <table:table-cell office:value-type="float" office:value="0.177147386489603" calcext:value-type="float">
            <text:p>0.177147386489603</text:p>
          </table:table-cell>
          <table:table-cell office:value-type="float" office:value="0.134196207201314" calcext:value-type="float">
            <text:p>0.134196207201314</text:p>
          </table:table-cell>
          <table:table-cell office:value-type="float" office:value="0.0785344517429907" calcext:value-type="float">
            <text:p>0.0785344517429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8506013601245" calcext:value-type="float">
            <text:p>0.388506013601245</text:p>
          </table:table-cell>
          <table:table-cell office:value-type="float" office:value="1.37742937508138" calcext:value-type="float">
            <text:p>1.37742937508138</text:p>
          </table:table-cell>
          <table:table-cell office:value-type="float" office:value="0.508384452874155" calcext:value-type="float">
            <text:p>0.508384452874155</text:p>
          </table:table-cell>
          <table:table-cell office:value-type="float" office:value="0.177810658321483" calcext:value-type="float">
            <text:p>0.177810658321483</text:p>
          </table:table-cell>
          <table:table-cell office:value-type="float" office:value="0.134180579043561" calcext:value-type="float">
            <text:p>0.134180579043561</text:p>
          </table:table-cell>
          <table:table-cell office:value-type="float" office:value="0.0785154197591911" calcext:value-type="float">
            <text:p>0.0785154197591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5136095932703" calcext:value-type="float">
            <text:p>0.385136095932703</text:p>
          </table:table-cell>
          <table:table-cell office:value-type="float" office:value="1.37743332427517" calcext:value-type="float">
            <text:p>1.37743332427517</text:p>
          </table:table-cell>
          <table:table-cell office:value-type="float" office:value="0.508399979460026" calcext:value-type="float">
            <text:p>0.508399979460026</text:p>
          </table:table-cell>
          <table:table-cell office:value-type="float" office:value="0.177418134966076" calcext:value-type="float">
            <text:p>0.177418134966076</text:p>
          </table:table-cell>
          <table:table-cell office:value-type="float" office:value="0.134184575236811" calcext:value-type="float">
            <text:p>0.134184575236811</text:p>
          </table:table-cell>
          <table:table-cell office:value-type="float" office:value="0.078520278252712" calcext:value-type="float">
            <text:p>0.0785202782527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4354877206128" calcext:value-type="float">
            <text:p>0.584354877206128</text:p>
          </table:table-cell>
          <table:table-cell office:value-type="float" office:value="1.37626412727144" calcext:value-type="float">
            <text:p>1.37626412727144</text:p>
          </table:table-cell>
          <table:table-cell office:value-type="float" office:value="0.507939258313042" calcext:value-type="float">
            <text:p>0.507939258313042</text:p>
          </table:table-cell>
          <table:table-cell office:value-type="float" office:value="0.174164270206432" calcext:value-type="float">
            <text:p>0.174164270206432</text:p>
          </table:table-cell>
          <table:table-cell office:value-type="float" office:value="0.134066283945615" calcext:value-type="float">
            <text:p>0.134066283945615</text:p>
          </table:table-cell>
          <table:table-cell office:value-type="float" office:value="0.0783767291349781" calcext:value-type="float">
            <text:p>0.0783767291349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4349660669439" calcext:value-type="float">
            <text:p>0.314349660669439</text:p>
          </table:table-cell>
          <table:table-cell office:value-type="float" office:value="1.42905336372813" calcext:value-type="float">
            <text:p>1.42905336372813</text:p>
          </table:table-cell>
          <table:table-cell office:value-type="float" office:value="0.535284565152323" calcext:value-type="float">
            <text:p>0.535284565152323</text:p>
          </table:table-cell>
          <table:table-cell office:value-type="float" office:value="0.22615750774634" calcext:value-type="float">
            <text:p>0.22615750774634</text:p>
          </table:table-cell>
          <table:table-cell office:value-type="float" office:value="0.167779869893775" calcext:value-type="float">
            <text:p>0.167779869893775</text:p>
          </table:table-cell>
          <table:table-cell office:value-type="float" office:value="0.080149753210143" calcext:value-type="float">
            <text:p>0.0801497532101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4959479046886" calcext:value-type="float">
            <text:p>0.324959479046886</text:p>
          </table:table-cell>
          <table:table-cell office:value-type="float" office:value="1.45230143857473" calcext:value-type="float">
            <text:p>1.45230143857473</text:p>
          </table:table-cell>
          <table:table-cell office:value-type="float" office:value="0.457526207738575" calcext:value-type="float">
            <text:p>0.457526207738575</text:p>
          </table:table-cell>
          <table:table-cell office:value-type="float" office:value="0.145117963049934" calcext:value-type="float">
            <text:p>0.145117963049934</text:p>
          </table:table-cell>
          <table:table-cell office:value-type="float" office:value="0.110209177470596" calcext:value-type="float">
            <text:p>0.110209177470596</text:p>
          </table:table-cell>
          <table:table-cell office:value-type="float" office:value="0.0596171101677779" calcext:value-type="float">
            <text:p>0.0596171101677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0163431825969" calcext:value-type="float">
            <text:p>0.340163431825969</text:p>
          </table:table-cell>
          <table:table-cell office:value-type="float" office:value="1.45218912167282" calcext:value-type="float">
            <text:p>1.45218912167282</text:p>
          </table:table-cell>
          <table:table-cell office:value-type="float" office:value="0.457444513178749" calcext:value-type="float">
            <text:p>0.457444513178749</text:p>
          </table:table-cell>
          <table:table-cell office:value-type="float" office:value="0.145495662174373" calcext:value-type="float">
            <text:p>0.145495662174373</text:p>
          </table:table-cell>
          <table:table-cell office:value-type="float" office:value="0.110190748699988" calcext:value-type="float">
            <text:p>0.110190748699988</text:p>
          </table:table-cell>
          <table:table-cell office:value-type="float" office:value="0.0595955733824103" calcext:value-type="float">
            <text:p>0.059595573382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815457473075" calcext:value-type="float">
            <text:p>0.33815457473075</text:p>
          </table:table-cell>
          <table:table-cell office:value-type="float" office:value="1.45219231203093" calcext:value-type="float">
            <text:p>1.45219231203093</text:p>
          </table:table-cell>
          <table:table-cell office:value-type="float" office:value="0.457452200587672" calcext:value-type="float">
            <text:p>0.457452200587672</text:p>
          </table:table-cell>
          <table:table-cell office:value-type="float" office:value="0.145163004829831" calcext:value-type="float">
            <text:p>0.145163004829831</text:p>
          </table:table-cell>
          <table:table-cell office:value-type="float" office:value="0.110192543280482" calcext:value-type="float">
            <text:p>0.110192543280482</text:p>
          </table:table-cell>
          <table:table-cell office:value-type="float" office:value="0.0595975915250703" calcext:value-type="float">
            <text:p>0.059597591525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531114886474" calcext:value-type="float">
            <text:p>0.50531114886474</text:p>
          </table:table-cell>
          <table:table-cell office:value-type="float" office:value="1.45124507315474" calcext:value-type="float">
            <text:p>1.45124507315474</text:p>
          </table:table-cell>
          <table:table-cell office:value-type="float" office:value="0.457131479991759" calcext:value-type="float">
            <text:p>0.457131479991759</text:p>
          </table:table-cell>
          <table:table-cell office:value-type="float" office:value="0.143083287120861" calcext:value-type="float">
            <text:p>0.143083287120861</text:p>
          </table:table-cell>
          <table:table-cell office:value-type="float" office:value="0.110118070266891" calcext:value-type="float">
            <text:p>0.110118070266891</text:p>
          </table:table-cell>
          <table:table-cell office:value-type="float" office:value="0.0595134495551744" calcext:value-type="float">
            <text:p>0.0595134495551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9840655353091" calcext:value-type="float">
            <text:p>0.339840655353091</text:p>
          </table:table-cell>
          <table:table-cell office:value-type="float" office:value="1.45846472803051" calcext:value-type="float">
            <text:p>1.45846472803051</text:p>
          </table:table-cell>
          <table:table-cell office:value-type="float" office:value="0.447379677787195" calcext:value-type="float">
            <text:p>0.447379677787195</text:p>
          </table:table-cell>
          <table:table-cell office:value-type="float" office:value="0.160412513838421" calcext:value-type="float">
            <text:p>0.160412513838421</text:p>
          </table:table-cell>
          <table:table-cell office:value-type="float" office:value="0.129499220302556" calcext:value-type="float">
            <text:p>0.129499220302556</text:p>
          </table:table-cell>
          <table:table-cell office:value-type="float" office:value="0.0584345140585365" calcext:value-type="float">
            <text:p>0.0584345140585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239837844538" calcext:value-type="float">
            <text:p>0.31239837844538</text:p>
          </table:table-cell>
          <table:table-cell office:value-type="float" office:value="1.45263855654689" calcext:value-type="float">
            <text:p>1.45263855654689</text:p>
          </table:table-cell>
          <table:table-cell office:value-type="float" office:value="0.527996207978819" calcext:value-type="float">
            <text:p>0.527996207978819</text:p>
          </table:table-cell>
          <table:table-cell office:value-type="float" office:value="0.170731420888014" calcext:value-type="float">
            <text:p>0.170731420888014</text:p>
          </table:table-cell>
          <table:table-cell office:value-type="float" office:value="0.13529140190786" calcext:value-type="float">
            <text:p>0.13529140190786</text:p>
          </table:table-cell>
          <table:table-cell office:value-type="float" office:value="0.0766878584313041" calcext:value-type="float">
            <text:p>0.0766878584313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3551854871591" calcext:value-type="float">
            <text:p>0.303551854871591</text:p>
          </table:table-cell>
          <table:table-cell office:value-type="float" office:value="1.45263680014786" calcext:value-type="float">
            <text:p>1.45263680014786</text:p>
          </table:table-cell>
          <table:table-cell office:value-type="float" office:value="0.528010053261215" calcext:value-type="float">
            <text:p>0.528010053261215</text:p>
          </table:table-cell>
          <table:table-cell office:value-type="float" office:value="0.172145992892938" calcext:value-type="float">
            <text:p>0.172145992892938</text:p>
          </table:table-cell>
          <table:table-cell office:value-type="float" office:value="0.135295685814145" calcext:value-type="float">
            <text:p>0.135295685814145</text:p>
          </table:table-cell>
          <table:table-cell office:value-type="float" office:value="0.0766921333505435" calcext:value-type="float">
            <text:p>0.0766921333505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6432888863975" calcext:value-type="float">
            <text:p>0.306432888863975</text:p>
          </table:table-cell>
          <table:table-cell office:value-type="float" office:value="1.45263264769708" calcext:value-type="float">
            <text:p>1.45263264769708</text:p>
          </table:table-cell>
          <table:table-cell office:value-type="float" office:value="0.527995871462867" calcext:value-type="float">
            <text:p>0.527995871462867</text:p>
          </table:table-cell>
          <table:table-cell office:value-type="float" office:value="0.171435200809326" calcext:value-type="float">
            <text:p>0.171435200809326</text:p>
          </table:table-cell>
          <table:table-cell office:value-type="float" office:value="0.135292089201115" calcext:value-type="float">
            <text:p>0.135292089201115</text:p>
          </table:table-cell>
          <table:table-cell office:value-type="float" office:value="0.076687892455031" calcext:value-type="float">
            <text:p>0.0766878924550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379185052538" calcext:value-type="float">
            <text:p>0.52379185052538</text:p>
          </table:table-cell>
          <table:table-cell office:value-type="float" office:value="1.45124288377412" calcext:value-type="float">
            <text:p>1.45124288377412</text:p>
          </table:table-cell>
          <table:table-cell office:value-type="float" office:value="0.527468547060976" calcext:value-type="float">
            <text:p>0.527468547060976</text:p>
          </table:table-cell>
          <table:table-cell office:value-type="float" office:value="0.167782396393822" calcext:value-type="float">
            <text:p>0.167782396393822</text:p>
          </table:table-cell>
          <table:table-cell office:value-type="float" office:value="0.135156961161478" calcext:value-type="float">
            <text:p>0.135156961161478</text:p>
          </table:table-cell>
          <table:table-cell office:value-type="float" office:value="0.0765331807145491" calcext:value-type="float">
            <text:p>0.0765331807145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6147610526278" calcext:value-type="float">
            <text:p>0.316147610526278</text:p>
          </table:table-cell>
          <table:table-cell office:value-type="float" office:value="1.43996168142948" calcext:value-type="float">
            <text:p>1.43996168142948</text:p>
          </table:table-cell>
          <table:table-cell office:value-type="float" office:value="0.543529892443404" calcext:value-type="float">
            <text:p>0.543529892443404</text:p>
          </table:table-cell>
          <table:table-cell office:value-type="float" office:value="0.179065989498397" calcext:value-type="float">
            <text:p>0.179065989498397</text:p>
          </table:table-cell>
          <table:table-cell office:value-type="float" office:value="0.137237397418053" calcext:value-type="float">
            <text:p>0.137237397418053</text:p>
          </table:table-cell>
          <table:table-cell office:value-type="float" office:value="0.0737478939534661" calcext:value-type="float">
            <text:p>0.07374789395346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6527946334233" calcext:value-type="float">
            <text:p>0.476527946334233</text:p>
          </table:table-cell>
          <table:table-cell office:value-type="float" office:value="1.28404188267417" calcext:value-type="float">
            <text:p>1.28404188267417</text:p>
          </table:table-cell>
          <table:table-cell office:value-type="float" office:value="0.511376203289266" calcext:value-type="float">
            <text:p>0.511376203289266</text:p>
          </table:table-cell>
          <table:table-cell office:value-type="float" office:value="0.167275741593462" calcext:value-type="float">
            <text:p>0.167275741593462</text:p>
          </table:table-cell>
          <table:table-cell office:value-type="float" office:value="0.12762862316883" calcext:value-type="float">
            <text:p>0.12762862316883</text:p>
          </table:table-cell>
          <table:table-cell office:value-type="float" office:value="0.0720352299961908" calcext:value-type="float">
            <text:p>0.0720352299961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9316732195969" calcext:value-type="float">
            <text:p>0.489316732195969</text:p>
          </table:table-cell>
          <table:table-cell office:value-type="float" office:value="1.28391062081742" calcext:value-type="float">
            <text:p>1.28391062081742</text:p>
          </table:table-cell>
          <table:table-cell office:value-type="float" office:value="0.51128906684214" calcext:value-type="float">
            <text:p>0.51128906684214</text:p>
          </table:table-cell>
          <table:table-cell office:value-type="float" office:value="0.167751321927008" calcext:value-type="float">
            <text:p>0.167751321927008</text:p>
          </table:table-cell>
          <table:table-cell office:value-type="float" office:value="0.12760721328441" calcext:value-type="float">
            <text:p>0.12760721328441</text:p>
          </table:table-cell>
          <table:table-cell office:value-type="float" office:value="0.0720103667306756" calcext:value-type="float">
            <text:p>0.0720103667306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9424132995134" calcext:value-type="float">
            <text:p>0.489424132995134</text:p>
          </table:table-cell>
          <table:table-cell office:value-type="float" office:value="1.28391064822709" calcext:value-type="float">
            <text:p>1.28391064822709</text:p>
          </table:table-cell>
          <table:table-cell office:value-type="float" office:value="0.511288580625867" calcext:value-type="float">
            <text:p>0.511288580625867</text:p>
          </table:table-cell>
          <table:table-cell office:value-type="float" office:value="0.167389439123823" calcext:value-type="float">
            <text:p>0.167389439123823</text:p>
          </table:table-cell>
          <table:table-cell office:value-type="float" office:value="0.127607093267055" calcext:value-type="float">
            <text:p>0.127607093267055</text:p>
          </table:table-cell>
          <table:table-cell office:value-type="float" office:value="0.0720102103171495" calcext:value-type="float">
            <text:p>0.072010210317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1431917284263" calcext:value-type="float">
            <text:p>0.681431917284263</text:p>
          </table:table-cell>
          <table:table-cell office:value-type="float" office:value="1.28286285237489" calcext:value-type="float">
            <text:p>1.28286285237489</text:p>
          </table:table-cell>
          <table:table-cell office:value-type="float" office:value="0.51085621640477" calcext:value-type="float">
            <text:p>0.51085621640477</text:p>
          </table:table-cell>
          <table:table-cell office:value-type="float" office:value="0.164599359030758" calcext:value-type="float">
            <text:p>0.164599359030758</text:p>
          </table:table-cell>
          <table:table-cell office:value-type="float" office:value="0.127500015137644" calcext:value-type="float">
            <text:p>0.127500015137644</text:p>
          </table:table-cell>
          <table:table-cell office:value-type="float" office:value="0.071887435914512" calcext:value-type="float">
            <text:p>0.0718874359145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6039884692284" calcext:value-type="float">
            <text:p>0.386039884692284</text:p>
          </table:table-cell>
          <table:table-cell office:value-type="float" office:value="1.39335654973666" calcext:value-type="float">
            <text:p>1.39335654973666</text:p>
          </table:table-cell>
          <table:table-cell office:value-type="float" office:value="0.445469170666214" calcext:value-type="float">
            <text:p>0.445469170666214</text:p>
          </table:table-cell>
          <table:table-cell office:value-type="float" office:value="0.160688278496008" calcext:value-type="float">
            <text:p>0.160688278496008</text:p>
          </table:table-cell>
          <table:table-cell office:value-type="float" office:value="0.124404022354018" calcext:value-type="float">
            <text:p>0.124404022354018</text:p>
          </table:table-cell>
          <table:table-cell office:value-type="float" office:value="0.0670656996518927" calcext:value-type="float">
            <text:p>0.06706569965189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0966611441709" calcext:value-type="float">
            <text:p>0.600966611441709</text:p>
          </table:table-cell>
          <table:table-cell office:value-type="float" office:value="1.21123881764966" calcext:value-type="float">
            <text:p>1.21123881764966</text:p>
          </table:table-cell>
          <table:table-cell office:value-type="float" office:value="0.537319488696849" calcext:value-type="float">
            <text:p>0.537319488696849</text:p>
          </table:table-cell>
          <table:table-cell office:value-type="float" office:value="0.186279852290386" calcext:value-type="float">
            <text:p>0.186279852290386</text:p>
          </table:table-cell>
          <table:table-cell office:value-type="float" office:value="0.131150891035867" calcext:value-type="float">
            <text:p>0.131150891035867</text:p>
          </table:table-cell>
          <table:table-cell office:value-type="float" office:value="0.0768442020656973" calcext:value-type="float">
            <text:p>0.0768442020656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7952887082686" calcext:value-type="float">
            <text:p>0.587952887082686</text:p>
          </table:table-cell>
          <table:table-cell office:value-type="float" office:value="1.2113066700053" calcext:value-type="float">
            <text:p>1.2113066700053</text:p>
          </table:table-cell>
          <table:table-cell office:value-type="float" office:value="0.537364165846205" calcext:value-type="float">
            <text:p>0.537364165846205</text:p>
          </table:table-cell>
          <table:table-cell office:value-type="float" office:value="0.187337182061107" calcext:value-type="float">
            <text:p>0.187337182061107</text:p>
          </table:table-cell>
          <table:table-cell office:value-type="float" office:value="0.131161191368859" calcext:value-type="float">
            <text:p>0.131161191368859</text:p>
          </table:table-cell>
          <table:table-cell office:value-type="float" office:value="0.0768573914525845" calcext:value-type="float">
            <text:p>0.0768573914525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1185195900869" calcext:value-type="float">
            <text:p>0.591185195900869</text:p>
          </table:table-cell>
          <table:table-cell office:value-type="float" office:value="1.2113139397388" calcext:value-type="float">
            <text:p>1.2113139397388</text:p>
          </table:table-cell>
          <table:table-cell office:value-type="float" office:value="0.53734628819389" calcext:value-type="float">
            <text:p>0.53734628819389</text:p>
          </table:table-cell>
          <table:table-cell office:value-type="float" office:value="0.186987424445004" calcext:value-type="float">
            <text:p>0.186987424445004</text:p>
          </table:table-cell>
          <table:table-cell office:value-type="float" office:value="0.131156985751347" calcext:value-type="float">
            <text:p>0.131156985751347</text:p>
          </table:table-cell>
          <table:table-cell office:value-type="float" office:value="0.0768521468106212" calcext:value-type="float">
            <text:p>0.0768521468106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13634736313345" calcext:value-type="float">
            <text:p>0.813634736313345</text:p>
          </table:table-cell>
          <table:table-cell office:value-type="float" office:value="1.2101110037852" calcext:value-type="float">
            <text:p>1.2101110037852</text:p>
          </table:table-cell>
          <table:table-cell office:value-type="float" office:value="0.53674131358641" calcext:value-type="float">
            <text:p>0.53674131358641</text:p>
          </table:table-cell>
          <table:table-cell office:value-type="float" office:value="0.183597105415989" calcext:value-type="float">
            <text:p>0.183597105415989</text:p>
          </table:table-cell>
          <table:table-cell office:value-type="float" office:value="0.131022174889091" calcext:value-type="float">
            <text:p>0.131022174889091</text:p>
          </table:table-cell>
          <table:table-cell office:value-type="float" office:value="0.0766773305108496" calcext:value-type="float">
            <text:p>0.076677330510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4790594154419" calcext:value-type="float">
            <text:p>0.604790594154419</text:p>
          </table:table-cell>
          <table:table-cell office:value-type="float" office:value="1.21757220638584" calcext:value-type="float">
            <text:p>1.21757220638584</text:p>
          </table:table-cell>
          <table:table-cell office:value-type="float" office:value="0.518411565311655" calcext:value-type="float">
            <text:p>0.518411565311655</text:p>
          </table:table-cell>
          <table:table-cell office:value-type="float" office:value="0.218969460966531" calcext:value-type="float">
            <text:p>0.218969460966531</text:p>
          </table:table-cell>
          <table:table-cell office:value-type="float" office:value="0.14890588870654" calcext:value-type="float">
            <text:p>0.14890588870654</text:p>
          </table:table-cell>
          <table:table-cell office:value-type="float" office:value="0.0721084407240545" calcext:value-type="float">
            <text:p>0.0721084407240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5325016519709" calcext:value-type="float">
            <text:p>0.275325016519709</text:p>
          </table:table-cell>
          <table:table-cell office:value-type="float" office:value="1.31866216038648" calcext:value-type="float">
            <text:p>1.31866216038648</text:p>
          </table:table-cell>
          <table:table-cell office:value-type="float" office:value="0.562037742229217" calcext:value-type="float">
            <text:p>0.562037742229217</text:p>
          </table:table-cell>
          <table:table-cell office:value-type="float" office:value="0.201013353257657" calcext:value-type="float">
            <text:p>0.201013353257657</text:p>
          </table:table-cell>
          <table:table-cell office:value-type="float" office:value="0.1425662838214" calcext:value-type="float">
            <text:p>0.1425662838214</text:p>
          </table:table-cell>
          <table:table-cell office:value-type="float" office:value="0.0838718849494904" calcext:value-type="float">
            <text:p>0.083871884949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68555300456008" calcext:value-type="float">
            <text:p>0.268555300456008</text:p>
          </table:table-cell>
          <table:table-cell office:value-type="float" office:value="1.31866735561293" calcext:value-type="float">
            <text:p>1.31866735561293</text:p>
          </table:table-cell>
          <table:table-cell office:value-type="float" office:value="0.562048049260664" calcext:value-type="float">
            <text:p>0.562048049260664</text:p>
          </table:table-cell>
          <table:table-cell office:value-type="float" office:value="0.201892745080188" calcext:value-type="float">
            <text:p>0.201892745080188</text:p>
          </table:table-cell>
          <table:table-cell office:value-type="float" office:value="0.142570536650528" calcext:value-type="float">
            <text:p>0.142570536650528</text:p>
          </table:table-cell>
          <table:table-cell office:value-type="float" office:value="0.0838751627192198" calcext:value-type="float">
            <text:p>0.083875162719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70420747326475" calcext:value-type="float">
            <text:p>0.270420747326475</text:p>
          </table:table-cell>
          <table:table-cell office:value-type="float" office:value="1.31866989509907" calcext:value-type="float">
            <text:p>1.31866989509907</text:p>
          </table:table-cell>
          <table:table-cell office:value-type="float" office:value="0.562038251810703" calcext:value-type="float">
            <text:p>0.562038251810703</text:p>
          </table:table-cell>
          <table:table-cell office:value-type="float" office:value="0.201544917333512" calcext:value-type="float">
            <text:p>0.201544917333512</text:p>
          </table:table-cell>
          <table:table-cell office:value-type="float" office:value="0.142568120622249" calcext:value-type="float">
            <text:p>0.142568120622249</text:p>
          </table:table-cell>
          <table:table-cell office:value-type="float" office:value="0.0838721577567344" calcext:value-type="float">
            <text:p>0.0838721577567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3893911670638" calcext:value-type="float">
            <text:p>0.493893911670638</text:p>
          </table:table-cell>
          <table:table-cell office:value-type="float" office:value="1.31741558091207" calcext:value-type="float">
            <text:p>1.31741558091207</text:p>
          </table:table-cell>
          <table:table-cell office:value-type="float" office:value="0.561457666653292" calcext:value-type="float">
            <text:p>0.561457666653292</text:p>
          </table:table-cell>
          <table:table-cell office:value-type="float" office:value="0.198160108370676" calcext:value-type="float">
            <text:p>0.198160108370676</text:p>
          </table:table-cell>
          <table:table-cell office:value-type="float" office:value="0.142427940178578" calcext:value-type="float">
            <text:p>0.142427940178578</text:p>
          </table:table-cell>
          <table:table-cell office:value-type="float" office:value="0.0836971672750938" calcext:value-type="float">
            <text:p>0.0836971672750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78574326513324" calcext:value-type="float">
            <text:p>0.178574326513324</text:p>
          </table:table-cell>
          <table:table-cell office:value-type="float" office:value="1.40457826022139" calcext:value-type="float">
            <text:p>1.40457826022139</text:p>
          </table:table-cell>
          <table:table-cell office:value-type="float" office:value="0.548186518016161" calcext:value-type="float">
            <text:p>0.548186518016161</text:p>
          </table:table-cell>
          <table:table-cell office:value-type="float" office:value="0.235357455890162" calcext:value-type="float">
            <text:p>0.235357455890162</text:p>
          </table:table-cell>
          <table:table-cell office:value-type="float" office:value="0.164011598840219" calcext:value-type="float">
            <text:p>0.164011598840219</text:p>
          </table:table-cell>
          <table:table-cell office:value-type="float" office:value="0.0993349236978001" calcext:value-type="float">
            <text:p>0.099334923697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31144252435177" calcext:value-type="float">
            <text:p>0.231144252435177</text:p>
          </table:table-cell>
          <table:table-cell office:value-type="float" office:value="1.4510970346122" calcext:value-type="float">
            <text:p>1.4510970346122</text:p>
          </table:table-cell>
          <table:table-cell office:value-type="float" office:value="0.48680005971003" calcext:value-type="float">
            <text:p>0.48680005971003</text:p>
          </table:table-cell>
          <table:table-cell office:value-type="float" office:value="0.160933551097983" calcext:value-type="float">
            <text:p>0.160933551097983</text:p>
          </table:table-cell>
          <table:table-cell office:value-type="float" office:value="0.122602521091217" calcext:value-type="float">
            <text:p>0.122602521091217</text:p>
          </table:table-cell>
          <table:table-cell office:value-type="float" office:value="0.0666176727998822" calcext:value-type="float">
            <text:p>0.0666176727998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20487081645648" calcext:value-type="float">
            <text:p>0.220487081645648</text:p>
          </table:table-cell>
          <table:table-cell office:value-type="float" office:value="1.45111557000047" calcext:value-type="float">
            <text:p>1.45111557000047</text:p>
          </table:table-cell>
          <table:table-cell office:value-type="float" office:value="0.486830124769818" calcext:value-type="float">
            <text:p>0.486830124769818</text:p>
          </table:table-cell>
          <table:table-cell office:value-type="float" office:value="0.161961649279226" calcext:value-type="float">
            <text:p>0.161961649279226</text:p>
          </table:table-cell>
          <table:table-cell office:value-type="float" office:value="0.122609433532086" calcext:value-type="float">
            <text:p>0.122609433532086</text:p>
          </table:table-cell>
          <table:table-cell office:value-type="float" office:value="0.0666261610299681" calcext:value-type="float">
            <text:p>0.0666261610299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19421287052002" calcext:value-type="float">
            <text:p>0.219421287052002</text:p>
          </table:table-cell>
          <table:table-cell office:value-type="float" office:value="1.45111700475487" calcext:value-type="float">
            <text:p>1.45111700475487</text:p>
          </table:table-cell>
          <table:table-cell office:value-type="float" office:value="0.486835276575083" calcext:value-type="float">
            <text:p>0.486835276575083</text:p>
          </table:table-cell>
          <table:table-cell office:value-type="float" office:value="0.16161666409564" calcext:value-type="float">
            <text:p>0.16161666409564</text:p>
          </table:table-cell>
          <table:table-cell office:value-type="float" office:value="0.12261069284344" calcext:value-type="float">
            <text:p>0.12261069284344</text:p>
          </table:table-cell>
          <table:table-cell office:value-type="float" office:value="0.0666275780565861" calcext:value-type="float">
            <text:p>0.0666275780565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3976259200828" calcext:value-type="float">
            <text:p>0.423976259200828</text:p>
          </table:table-cell>
          <table:table-cell office:value-type="float" office:value="1.44975331194102" calcext:value-type="float">
            <text:p>1.44975331194102</text:p>
          </table:table-cell>
          <table:table-cell office:value-type="float" office:value="0.486342248450378" calcext:value-type="float">
            <text:p>0.486342248450378</text:p>
          </table:table-cell>
          <table:table-cell office:value-type="float" office:value="0.158612011357812" calcext:value-type="float">
            <text:p>0.158612011357812</text:p>
          </table:table-cell>
          <table:table-cell office:value-type="float" office:value="0.122490230136061" calcext:value-type="float">
            <text:p>0.122490230136061</text:p>
          </table:table-cell>
          <table:table-cell office:value-type="float" office:value="0.0664913433516412" calcext:value-type="float">
            <text:p>0.0664913433516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322336383101592" calcext:value-type="float">
            <text:p>0.032233638310159</text:p>
          </table:table-cell>
          <table:table-cell office:value-type="float" office:value="1.62280896087465" calcext:value-type="float">
            <text:p>1.62280896087465</text:p>
          </table:table-cell>
          <table:table-cell office:value-type="float" office:value="0.492658875917094" calcext:value-type="float">
            <text:p>0.492658875917094</text:p>
          </table:table-cell>
          <table:table-cell office:value-type="float" office:value="0.196282291027781" calcext:value-type="float">
            <text:p>0.196282291027781</text:p>
          </table:table-cell>
          <table:table-cell office:value-type="float" office:value="0.153335822958107" calcext:value-type="float">
            <text:p>0.153335822958107</text:p>
          </table:table-cell>
          <table:table-cell office:value-type="float" office:value="0.0572016174147557" calcext:value-type="float">
            <text:p>0.057201617414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1513251812134" calcext:value-type="float">
            <text:p>0.561513251812134</text:p>
          </table:table-cell>
          <table:table-cell office:value-type="float" office:value="1.20820424925462" calcext:value-type="float">
            <text:p>1.20820424925462</text:p>
          </table:table-cell>
          <table:table-cell office:value-type="float" office:value="0.489734528255279" calcext:value-type="float">
            <text:p>0.489734528255279</text:p>
          </table:table-cell>
          <table:table-cell office:value-type="float" office:value="0.135959678522272" calcext:value-type="float">
            <text:p>0.135959678522272</text:p>
          </table:table-cell>
          <table:table-cell office:value-type="float" office:value="0.112298535535436" calcext:value-type="float">
            <text:p>0.112298535535436</text:p>
          </table:table-cell>
          <table:table-cell office:value-type="float" office:value="0.0622508243467477" calcext:value-type="float">
            <text:p>0.0622508243467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0399908677269" calcext:value-type="float">
            <text:p>0.510399908677269</text:p>
          </table:table-cell>
          <table:table-cell office:value-type="float" office:value="1.20840327669282" calcext:value-type="float">
            <text:p>1.20840327669282</text:p>
          </table:table-cell>
          <table:table-cell office:value-type="float" office:value="0.489962480699616" calcext:value-type="float">
            <text:p>0.489962480699616</text:p>
          </table:table-cell>
          <table:table-cell office:value-type="float" office:value="0.138124158510485" calcext:value-type="float">
            <text:p>0.138124158510485</text:p>
          </table:table-cell>
          <table:table-cell office:value-type="float" office:value="0.112352744771111" calcext:value-type="float">
            <text:p>0.112352744771111</text:p>
          </table:table-cell>
          <table:table-cell office:value-type="float" office:value="0.0623102395103977" calcext:value-type="float">
            <text:p>0.0623102395103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256636529111" calcext:value-type="float">
            <text:p>0.53256636529111</text:p>
          </table:table-cell>
          <table:table-cell office:value-type="float" office:value="1.20842701885163" calcext:value-type="float">
            <text:p>1.20842701885163</text:p>
          </table:table-cell>
          <table:table-cell office:value-type="float" office:value="0.489849152873705" calcext:value-type="float">
            <text:p>0.489849152873705</text:p>
          </table:table-cell>
          <table:table-cell office:value-type="float" office:value="0.137142292715764" calcext:value-type="float">
            <text:p>0.137142292715764</text:p>
          </table:table-cell>
          <table:table-cell office:value-type="float" office:value="0.11232666399565" calcext:value-type="float">
            <text:p>0.11232666399565</text:p>
          </table:table-cell>
          <table:table-cell office:value-type="float" office:value="0.0622806451804768" calcext:value-type="float">
            <text:p>0.0622806451804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6194456758045" calcext:value-type="float">
            <text:p>0.756194456758045</text:p>
          </table:table-cell>
          <table:table-cell office:value-type="float" office:value="1.20710582097828" calcext:value-type="float">
            <text:p>1.20710582097828</text:p>
          </table:table-cell>
          <table:table-cell office:value-type="float" office:value="0.489313461310744" calcext:value-type="float">
            <text:p>0.489313461310744</text:p>
          </table:table-cell>
          <table:table-cell office:value-type="float" office:value="0.133562717750627" calcext:value-type="float">
            <text:p>0.133562717750627</text:p>
          </table:table-cell>
          <table:table-cell office:value-type="float" office:value="0.112199326083445" calcext:value-type="float">
            <text:p>0.112199326083445</text:p>
          </table:table-cell>
          <table:table-cell office:value-type="float" office:value="0.0621428717291469" calcext:value-type="float">
            <text:p>0.0621428717291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9021283406522" calcext:value-type="float">
            <text:p>0.399021283406522</text:p>
          </table:table-cell>
          <table:table-cell office:value-type="float" office:value="1.33816981541454" calcext:value-type="float">
            <text:p>1.33816981541454</text:p>
          </table:table-cell>
          <table:table-cell office:value-type="float" office:value="0.435890238256394" calcext:value-type="float">
            <text:p>0.435890238256394</text:p>
          </table:table-cell>
          <table:table-cell office:value-type="float" office:value="0.145249089856197" calcext:value-type="float">
            <text:p>0.145249089856197</text:p>
          </table:table-cell>
          <table:table-cell office:value-type="float" office:value="0.119976988167475" calcext:value-type="float">
            <text:p>0.119976988167475</text:p>
          </table:table-cell>
          <table:table-cell office:value-type="float" office:value="0.0494580693660025" calcext:value-type="float">
            <text:p>0.04945806936600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5663877435426" calcext:value-type="float">
            <text:p>0.415663877435426</text:p>
          </table:table-cell>
          <table:table-cell office:value-type="float" office:value="1.45307072167757" calcext:value-type="float">
            <text:p>1.45307072167757</text:p>
          </table:table-cell>
          <table:table-cell office:value-type="float" office:value="0.447860760251895" calcext:value-type="float">
            <text:p>0.447860760251895</text:p>
          </table:table-cell>
          <table:table-cell office:value-type="float" office:value="0.157262048588494" calcext:value-type="float">
            <text:p>0.157262048588494</text:p>
          </table:table-cell>
          <table:table-cell office:value-type="float" office:value="0.113106512315359" calcext:value-type="float">
            <text:p>0.113106512315359</text:p>
          </table:table-cell>
          <table:table-cell office:value-type="float" office:value="0.0601713742962655" calcext:value-type="float">
            <text:p>0.0601713742962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9564433910338" calcext:value-type="float">
            <text:p>0.419564433910338</text:p>
          </table:table-cell>
          <table:table-cell office:value-type="float" office:value="1.45300608599569" calcext:value-type="float">
            <text:p>1.45300608599569</text:p>
          </table:table-cell>
          <table:table-cell office:value-type="float" office:value="0.447823997023049" calcext:value-type="float">
            <text:p>0.447823997023049</text:p>
          </table:table-cell>
          <table:table-cell office:value-type="float" office:value="0.157923029736586" calcext:value-type="float">
            <text:p>0.157923029736586</text:p>
          </table:table-cell>
          <table:table-cell office:value-type="float" office:value="0.113097811181019" calcext:value-type="float">
            <text:p>0.113097811181019</text:p>
          </table:table-cell>
          <table:table-cell office:value-type="float" office:value="0.0601614284363427" calcext:value-type="float">
            <text:p>0.0601614284363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6004183183694" calcext:value-type="float">
            <text:p>0.426004183183694</text:p>
          </table:table-cell>
          <table:table-cell office:value-type="float" office:value="1.45299705458805" calcext:value-type="float">
            <text:p>1.45299705458805</text:p>
          </table:table-cell>
          <table:table-cell office:value-type="float" office:value="0.447797298268313" calcext:value-type="float">
            <text:p>0.447797298268313</text:p>
          </table:table-cell>
          <table:table-cell office:value-type="float" office:value="0.157374637860076" calcext:value-type="float">
            <text:p>0.157374637860076</text:p>
          </table:table-cell>
          <table:table-cell office:value-type="float" office:value="0.113091367645248" calcext:value-type="float">
            <text:p>0.113091367645248</text:p>
          </table:table-cell>
          <table:table-cell office:value-type="float" office:value="0.060154128514178" calcext:value-type="float">
            <text:p>0.0601541285141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2441299663632" calcext:value-type="float">
            <text:p>0.592441299663632</text:p>
          </table:table-cell>
          <table:table-cell office:value-type="float" office:value="1.45201105234224" calcext:value-type="float">
            <text:p>1.45201105234224</text:p>
          </table:table-cell>
          <table:table-cell office:value-type="float" office:value="0.447461589071417" calcext:value-type="float">
            <text:p>0.447461589071417</text:p>
          </table:table-cell>
          <table:table-cell office:value-type="float" office:value="0.155325934241377" calcext:value-type="float">
            <text:p>0.155325934241377</text:p>
          </table:table-cell>
          <table:table-cell office:value-type="float" office:value="0.113011669991771" calcext:value-type="float">
            <text:p>0.113011669991771</text:p>
          </table:table-cell>
          <table:table-cell office:value-type="float" office:value="0.0600633109961898" calcext:value-type="float">
            <text:p>0.060063310996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98825588612625" calcext:value-type="float">
            <text:p>0.298825588612625</text:p>
          </table:table-cell>
          <table:table-cell office:value-type="float" office:value="1.54194031371688" calcext:value-type="float">
            <text:p>1.54194031371688</text:p>
          </table:table-cell>
          <table:table-cell office:value-type="float" office:value="0.45941787606195" calcext:value-type="float">
            <text:p>0.45941787606195</text:p>
          </table:table-cell>
          <table:table-cell office:value-type="float" office:value="0.183898124120721" calcext:value-type="float">
            <text:p>0.183898124120721</text:p>
          </table:table-cell>
          <table:table-cell office:value-type="float" office:value="0.129755270848531" calcext:value-type="float">
            <text:p>0.129755270848531</text:p>
          </table:table-cell>
          <table:table-cell office:value-type="float" office:value="0.0542162725978401" calcext:value-type="float">
            <text:p>0.054216272597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6787540626531" calcext:value-type="float">
            <text:p>0.316787540626531</text:p>
          </table:table-cell>
          <table:table-cell office:value-type="float" office:value="1.52196121342645" calcext:value-type="float">
            <text:p>1.52196121342645</text:p>
          </table:table-cell>
          <table:table-cell office:value-type="float" office:value="0.441929239178288" calcext:value-type="float">
            <text:p>0.441929239178288</text:p>
          </table:table-cell>
          <table:table-cell office:value-type="float" office:value="0.132249399833546" calcext:value-type="float">
            <text:p>0.132249399833546</text:p>
          </table:table-cell>
          <table:table-cell office:value-type="float" office:value="0.10409056398394" calcext:value-type="float">
            <text:p>0.10409056398394</text:p>
          </table:table-cell>
          <table:table-cell office:value-type="float" office:value="0.0588472323307799" calcext:value-type="float">
            <text:p>0.058847232330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8957579407167" calcext:value-type="float">
            <text:p>0.298957579407167</text:p>
          </table:table-cell>
          <table:table-cell office:value-type="float" office:value="1.52212507952093" calcext:value-type="float">
            <text:p>1.52212507952093</text:p>
          </table:table-cell>
          <table:table-cell office:value-type="float" office:value="0.441995248008658" calcext:value-type="float">
            <text:p>0.441995248008658</text:p>
          </table:table-cell>
          <table:table-cell office:value-type="float" office:value="0.133391809161835" calcext:value-type="float">
            <text:p>0.133391809161835</text:p>
          </table:table-cell>
          <table:table-cell office:value-type="float" office:value="0.104106011051922" calcext:value-type="float">
            <text:p>0.104106011051922</text:p>
          </table:table-cell>
          <table:table-cell office:value-type="float" office:value="0.0588652009091045" calcext:value-type="float">
            <text:p>0.058865200909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2965015460727" calcext:value-type="float">
            <text:p>0.302965015460727</text:p>
          </table:table-cell>
          <table:table-cell office:value-type="float" office:value="1.52211381380408" calcext:value-type="float">
            <text:p>1.52211381380408</text:p>
          </table:table-cell>
          <table:table-cell office:value-type="float" office:value="0.44197606604964" calcext:value-type="float">
            <text:p>0.44197606604964</text:p>
          </table:table-cell>
          <table:table-cell office:value-type="float" office:value="0.132857891328176" calcext:value-type="float">
            <text:p>0.132857891328176</text:p>
          </table:table-cell>
          <table:table-cell office:value-type="float" office:value="0.104101589448347" calcext:value-type="float">
            <text:p>0.104101589448347</text:p>
          </table:table-cell>
          <table:table-cell office:value-type="float" office:value="0.0588599730590916" calcext:value-type="float">
            <text:p>0.0588599730590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91561700429747" calcext:value-type="float">
            <text:p>0.491561700429747</text:p>
          </table:table-cell>
          <table:table-cell office:value-type="float" office:value="1.52069301625204" calcext:value-type="float">
            <text:p>1.52069301625204</text:p>
          </table:table-cell>
          <table:table-cell office:value-type="float" office:value="0.441531132457639" calcext:value-type="float">
            <text:p>0.441531132457639</text:p>
          </table:table-cell>
          <table:table-cell office:value-type="float" office:value="0.130077787018186" calcext:value-type="float">
            <text:p>0.130077787018186</text:p>
          </table:table-cell>
          <table:table-cell office:value-type="float" office:value="0.10399876935765" calcext:value-type="float">
            <text:p>0.10399876935765</text:p>
          </table:table-cell>
          <table:table-cell office:value-type="float" office:value="0.058740428093048" calcext:value-type="float">
            <text:p>0.0587404280930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194702709191" calcext:value-type="float">
            <text:p>0.42194702709191</text:p>
          </table:table-cell>
          <table:table-cell office:value-type="float" office:value="1.42899820472589" calcext:value-type="float">
            <text:p>1.42899820472589</text:p>
          </table:table-cell>
          <table:table-cell office:value-type="float" office:value="0.414919809130616" calcext:value-type="float">
            <text:p>0.414919809130616</text:p>
          </table:table-cell>
          <table:table-cell office:value-type="float" office:value="0.1478672199799" calcext:value-type="float">
            <text:p>0.1478672199799</text:p>
          </table:table-cell>
          <table:table-cell office:value-type="float" office:value="0.120080388711932" calcext:value-type="float">
            <text:p>0.120080388711932</text:p>
          </table:table-cell>
          <table:table-cell office:value-type="float" office:value="0.0479147596861907" calcext:value-type="float">
            <text:p>0.04791475968619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508022353301" calcext:value-type="float">
            <text:p>0.39508022353301</text:p>
          </table:table-cell>
          <table:table-cell office:value-type="float" office:value="1.56100294306807" calcext:value-type="float">
            <text:p>1.56100294306807</text:p>
          </table:table-cell>
          <table:table-cell office:value-type="float" office:value="0.362215187518951" calcext:value-type="float">
            <text:p>0.362215187518951</text:p>
          </table:table-cell>
          <table:table-cell office:value-type="float" office:value="0.126309367384021" calcext:value-type="float">
            <text:p>0.126309367384021</text:p>
          </table:table-cell>
          <table:table-cell office:value-type="float" office:value="0.0963513235964938" calcext:value-type="float">
            <text:p>0.096351323596494</text:p>
          </table:table-cell>
          <table:table-cell office:value-type="float" office:value="0.0517829516955965" calcext:value-type="float">
            <text:p>0.0517829516955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6643271389478" calcext:value-type="float">
            <text:p>0.366643271389478</text:p>
          </table:table-cell>
          <table:table-cell office:value-type="float" office:value="1.56124325249113" calcext:value-type="float">
            <text:p>1.56124325249113</text:p>
          </table:table-cell>
          <table:table-cell office:value-type="float" office:value="0.362315932340285" calcext:value-type="float">
            <text:p>0.362315932340285</text:p>
          </table:table-cell>
          <table:table-cell office:value-type="float" office:value="0.127925559324155" calcext:value-type="float">
            <text:p>0.127925559324155</text:p>
          </table:table-cell>
          <table:table-cell office:value-type="float" office:value="0.0963781501628015" calcext:value-type="float">
            <text:p>0.096378150162802</text:p>
          </table:table-cell>
          <table:table-cell office:value-type="float" office:value="0.0518122754492531" calcext:value-type="float">
            <text:p>0.0518122754492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7504952938066" calcext:value-type="float">
            <text:p>0.377504952938066</text:p>
          </table:table-cell>
          <table:table-cell office:value-type="float" office:value="1.56118711578747" calcext:value-type="float">
            <text:p>1.56118711578747</text:p>
          </table:table-cell>
          <table:table-cell office:value-type="float" office:value="0.36227106937444" calcext:value-type="float">
            <text:p>0.36227106937444</text:p>
          </table:table-cell>
          <table:table-cell office:value-type="float" office:value="0.127006873207398" calcext:value-type="float">
            <text:p>0.127006873207398</text:p>
          </table:table-cell>
          <table:table-cell office:value-type="float" office:value="0.0963665360666202" calcext:value-type="float">
            <text:p>0.09636653606662</text:p>
          </table:table-cell>
          <table:table-cell office:value-type="float" office:value="0.0517991964070202" calcext:value-type="float">
            <text:p>0.051799196407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7702031771208" calcext:value-type="float">
            <text:p>0.537702031771208</text:p>
          </table:table-cell>
          <table:table-cell office:value-type="float" office:value="1.55994310194227" calcext:value-type="float">
            <text:p>1.55994310194227</text:p>
          </table:table-cell>
          <table:table-cell office:value-type="float" office:value="0.361953235107564" calcext:value-type="float">
            <text:p>0.361953235107564</text:p>
          </table:table-cell>
          <table:table-cell office:value-type="float" office:value="0.124570399359456" calcext:value-type="float">
            <text:p>0.124570399359456</text:p>
          </table:table-cell>
          <table:table-cell office:value-type="float" office:value="0.0962844487402879" calcext:value-type="float">
            <text:p>0.096284448740288</text:p>
          </table:table-cell>
          <table:table-cell office:value-type="float" office:value="0.0517076050121771" calcext:value-type="float">
            <text:p>0.051707605012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149189452822" calcext:value-type="float">
            <text:p>0.442149189452822</text:p>
          </table:table-cell>
          <table:table-cell office:value-type="float" office:value="1.50348623452175" calcext:value-type="float">
            <text:p>1.50348623452175</text:p>
          </table:table-cell>
          <table:table-cell office:value-type="float" office:value="0.39840226907464" calcext:value-type="float">
            <text:p>0.39840226907464</text:p>
          </table:table-cell>
          <table:table-cell office:value-type="float" office:value="0.150142291733371" calcext:value-type="float">
            <text:p>0.150142291733371</text:p>
          </table:table-cell>
          <table:table-cell office:value-type="float" office:value="0.114182942723491" calcext:value-type="float">
            <text:p>0.114182942723491</text:p>
          </table:table-cell>
          <table:table-cell office:value-type="float" office:value="0.0593714248647118" calcext:value-type="float">
            <text:p>0.0593714248647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4004809492239" calcext:value-type="float">
            <text:p>0.514004809492239</text:p>
          </table:table-cell>
          <table:table-cell office:value-type="float" office:value="1.27351151782519" calcext:value-type="float">
            <text:p>1.27351151782519</text:p>
          </table:table-cell>
          <table:table-cell office:value-type="float" office:value="0.459827031757535" calcext:value-type="float">
            <text:p>0.459827031757535</text:p>
          </table:table-cell>
          <table:table-cell office:value-type="float" office:value="0.153401122660422" calcext:value-type="float">
            <text:p>0.153401122660422</text:p>
          </table:table-cell>
          <table:table-cell office:value-type="float" office:value="0.117764772626511" calcext:value-type="float">
            <text:p>0.117764772626511</text:p>
          </table:table-cell>
          <table:table-cell office:value-type="float" office:value="0.0664270612226686" calcext:value-type="float">
            <text:p>0.0664270612226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9516181218032" calcext:value-type="float">
            <text:p>0.529516181218032</text:p>
          </table:table-cell>
          <table:table-cell office:value-type="float" office:value="1.27338340471758" calcext:value-type="float">
            <text:p>1.27338340471758</text:p>
          </table:table-cell>
          <table:table-cell office:value-type="float" office:value="0.459748249438094" calcext:value-type="float">
            <text:p>0.459748249438094</text:p>
          </table:table-cell>
          <table:table-cell office:value-type="float" office:value="0.15377675426739" calcext:value-type="float">
            <text:p>0.15377675426739</text:p>
          </table:table-cell>
          <table:table-cell office:value-type="float" office:value="0.117743989264957" calcext:value-type="float">
            <text:p>0.117743989264957</text:p>
          </table:table-cell>
          <table:table-cell office:value-type="float" office:value="0.0664040277377755" calcext:value-type="float">
            <text:p>0.0664040277377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6718932365224" calcext:value-type="float">
            <text:p>0.506718932365224</text:p>
          </table:table-cell>
          <table:table-cell office:value-type="float" office:value="1.27341546968314" calcext:value-type="float">
            <text:p>1.27341546968314</text:p>
          </table:table-cell>
          <table:table-cell office:value-type="float" office:value="0.45983842490378" calcext:value-type="float">
            <text:p>0.45983842490378</text:p>
          </table:table-cell>
          <table:table-cell office:value-type="float" office:value="0.153980390545379" calcext:value-type="float">
            <text:p>0.153980390545379</text:p>
          </table:table-cell>
          <table:table-cell office:value-type="float" office:value="0.117766737980569" calcext:value-type="float">
            <text:p>0.117766737980569</text:p>
          </table:table-cell>
          <table:table-cell office:value-type="float" office:value="0.0664304861789749" calcext:value-type="float">
            <text:p>0.0664304861789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5300729553202" calcext:value-type="float">
            <text:p>0.695300729553202</text:p>
          </table:table-cell>
          <table:table-cell office:value-type="float" office:value="1.27236517454604" calcext:value-type="float">
            <text:p>1.27236517454604</text:p>
          </table:table-cell>
          <table:table-cell office:value-type="float" office:value="0.459440539560347" calcext:value-type="float">
            <text:p>0.459440539560347</text:p>
          </table:table-cell>
          <table:table-cell office:value-type="float" office:value="0.151020943559192" calcext:value-type="float">
            <text:p>0.151020943559192</text:p>
          </table:table-cell>
          <table:table-cell office:value-type="float" office:value="0.117666046700588" calcext:value-type="float">
            <text:p>0.117666046700588</text:p>
          </table:table-cell>
          <table:table-cell office:value-type="float" office:value="0.0663145297979744" calcext:value-type="float">
            <text:p>0.0663145297979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2945549729893" calcext:value-type="float">
            <text:p>0.502945549729893</text:p>
          </table:table-cell>
          <table:table-cell office:value-type="float" office:value="1.28503365993972" calcext:value-type="float">
            <text:p>1.28503365993972</text:p>
          </table:table-cell>
          <table:table-cell office:value-type="float" office:value="0.486014093611117" calcext:value-type="float">
            <text:p>0.486014093611117</text:p>
          </table:table-cell>
          <table:table-cell office:value-type="float" office:value="0.174444068014348" calcext:value-type="float">
            <text:p>0.174444068014348</text:p>
          </table:table-cell>
          <table:table-cell office:value-type="float" office:value="0.145057628525937" calcext:value-type="float">
            <text:p>0.145057628525937</text:p>
          </table:table-cell>
          <table:table-cell office:value-type="float" office:value="0.0787502464438619" calcext:value-type="float">
            <text:p>0.07875024644386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6092699671147" calcext:value-type="float">
            <text:p>0.726092699671147</text:p>
          </table:table-cell>
          <table:table-cell office:value-type="float" office:value="1.20252379327929" calcext:value-type="float">
            <text:p>1.20252379327929</text:p>
          </table:table-cell>
          <table:table-cell office:value-type="float" office:value="0.414585823207575" calcext:value-type="float">
            <text:p>0.414585823207575</text:p>
          </table:table-cell>
          <table:table-cell office:value-type="float" office:value="0.148390409529682" calcext:value-type="float">
            <text:p>0.148390409529682</text:p>
          </table:table-cell>
          <table:table-cell office:value-type="float" office:value="0.113645486665252" calcext:value-type="float">
            <text:p>0.113645486665252</text:p>
          </table:table-cell>
          <table:table-cell office:value-type="float" office:value="0.058103484968762" calcext:value-type="float">
            <text:p>0.0581034849687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2110917005139" calcext:value-type="float">
            <text:p>0.742110917005139</text:p>
          </table:table-cell>
          <table:table-cell office:value-type="float" office:value="1.20241794562396" calcext:value-type="float">
            <text:p>1.20241794562396</text:p>
          </table:table-cell>
          <table:table-cell office:value-type="float" office:value="0.414507824879517" calcext:value-type="float">
            <text:p>0.414507824879517</text:p>
          </table:table-cell>
          <table:table-cell office:value-type="float" office:value="0.148701603741667" calcext:value-type="float">
            <text:p>0.148701603741667</text:p>
          </table:table-cell>
          <table:table-cell office:value-type="float" office:value="0.113624627008698" calcext:value-type="float">
            <text:p>0.113624627008698</text:p>
          </table:table-cell>
          <table:table-cell office:value-type="float" office:value="0.0580813738229083" calcext:value-type="float">
            <text:p>0.0580813738229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6904450151636" calcext:value-type="float">
            <text:p>0.736904450151636</text:p>
          </table:table-cell>
          <table:table-cell office:value-type="float" office:value="1.20241726745382" calcext:value-type="float">
            <text:p>1.20241726745382</text:p>
          </table:table-cell>
          <table:table-cell office:value-type="float" office:value="0.414526870122353" calcext:value-type="float">
            <text:p>0.414526870122353</text:p>
          </table:table-cell>
          <table:table-cell office:value-type="float" office:value="0.148513030740619" calcext:value-type="float">
            <text:p>0.148513030740619</text:p>
          </table:table-cell>
          <table:table-cell office:value-type="float" office:value="0.11362970602145" calcext:value-type="float">
            <text:p>0.11362970602145</text:p>
          </table:table-cell>
          <table:table-cell office:value-type="float" office:value="0.0580867735867984" calcext:value-type="float">
            <text:p>0.0580867735867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93972992106866" calcext:value-type="float">
            <text:p>0.893972992106866</text:p>
          </table:table-cell>
          <table:table-cell office:value-type="float" office:value="1.20162550522399" calcext:value-type="float">
            <text:p>1.20162550522399</text:p>
          </table:table-cell>
          <table:table-cell office:value-type="float" office:value="0.414235538822595" calcext:value-type="float">
            <text:p>0.414235538822595</text:p>
          </table:table-cell>
          <table:table-cell office:value-type="float" office:value="0.146387695882182" calcext:value-type="float">
            <text:p>0.146387695882182</text:p>
          </table:table-cell>
          <table:table-cell office:value-type="float" office:value="0.113552832903675" calcext:value-type="float">
            <text:p>0.113552832903675</text:p>
          </table:table-cell>
          <table:table-cell office:value-type="float" office:value="0.0580045775109767" calcext:value-type="float">
            <text:p>0.0580045775109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35660419304061" calcext:value-type="float">
            <text:p>0.735660419304061</text:p>
          </table:table-cell>
          <table:table-cell office:value-type="float" office:value="1.21003209892563" calcext:value-type="float">
            <text:p>1.21003209892563</text:p>
          </table:table-cell>
          <table:table-cell office:value-type="float" office:value="0.403306106852213" calcext:value-type="float">
            <text:p>0.403306106852213</text:p>
          </table:table-cell>
          <table:table-cell office:value-type="float" office:value="0.123373835634644" calcext:value-type="float">
            <text:p>0.123373835634644</text:p>
          </table:table-cell>
          <table:table-cell office:value-type="float" office:value="0.0990673651137641" calcext:value-type="float">
            <text:p>0.099067365113764</text:p>
          </table:table-cell>
          <table:table-cell office:value-type="float" office:value="0.0545998107567531" calcext:value-type="float">
            <text:p>0.0545998107567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2465607126588" calcext:value-type="float">
            <text:p>0.572465607126588</text:p>
          </table:table-cell>
          <table:table-cell office:value-type="float" office:value="1.22039704139887" calcext:value-type="float">
            <text:p>1.22039704139887</text:p>
          </table:table-cell>
          <table:table-cell office:value-type="float" office:value="0.39739588216185" calcext:value-type="float">
            <text:p>0.39739588216185</text:p>
          </table:table-cell>
          <table:table-cell office:value-type="float" office:value="0.148202746893824" calcext:value-type="float">
            <text:p>0.148202746893824</text:p>
          </table:table-cell>
          <table:table-cell office:value-type="float" office:value="0.115835674362257" calcext:value-type="float">
            <text:p>0.115835674362257</text:p>
          </table:table-cell>
          <table:table-cell office:value-type="float" office:value="0.0562410306618844" calcext:value-type="float">
            <text:p>0.0562410306618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6519342526766" calcext:value-type="float">
            <text:p>0.576519342526766</text:p>
          </table:table-cell>
          <table:table-cell office:value-type="float" office:value="1.22031174020313" calcext:value-type="float">
            <text:p>1.22031174020313</text:p>
          </table:table-cell>
          <table:table-cell office:value-type="float" office:value="0.397368544482963" calcext:value-type="float">
            <text:p>0.397368544482963</text:p>
          </table:table-cell>
          <table:table-cell office:value-type="float" office:value="0.148744552117436" calcext:value-type="float">
            <text:p>0.148744552117436</text:p>
          </table:table-cell>
          <table:table-cell office:value-type="float" office:value="0.115828262994655" calcext:value-type="float">
            <text:p>0.115828262994655</text:p>
          </table:table-cell>
          <table:table-cell office:value-type="float" office:value="0.0562332347889718" calcext:value-type="float">
            <text:p>0.0562332347889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8100101852436" calcext:value-type="float">
            <text:p>0.578100101852436</text:p>
          </table:table-cell>
          <table:table-cell office:value-type="float" office:value="1.22031214673994" calcext:value-type="float">
            <text:p>1.22031214673994</text:p>
          </table:table-cell>
          <table:table-cell office:value-type="float" office:value="0.397363279257072" calcext:value-type="float">
            <text:p>0.397363279257072</text:p>
          </table:table-cell>
          <table:table-cell office:value-type="float" office:value="0.148385976701098" calcext:value-type="float">
            <text:p>0.148385976701098</text:p>
          </table:table-cell>
          <table:table-cell office:value-type="float" office:value="0.115826750622131" calcext:value-type="float">
            <text:p>0.115826750622131</text:p>
          </table:table-cell>
          <table:table-cell office:value-type="float" office:value="0.0562317142267421" calcext:value-type="float">
            <text:p>0.0562317142267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0586551790638" calcext:value-type="float">
            <text:p>0.730586551790638</text:p>
          </table:table-cell>
          <table:table-cell office:value-type="float" office:value="1.21957069177818" calcext:value-type="float">
            <text:p>1.21957069177818</text:p>
          </table:table-cell>
          <table:table-cell office:value-type="float" office:value="0.397111958513604" calcext:value-type="float">
            <text:p>0.397111958513604</text:p>
          </table:table-cell>
          <table:table-cell office:value-type="float" office:value="0.146395978568022" calcext:value-type="float">
            <text:p>0.146395978568022</text:p>
          </table:table-cell>
          <table:table-cell office:value-type="float" office:value="0.115754524472969" calcext:value-type="float">
            <text:p>0.115754524472969</text:p>
          </table:table-cell>
          <table:table-cell office:value-type="float" office:value="0.0561601117510479" calcext:value-type="float">
            <text:p>0.0561601117510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8639494871373" calcext:value-type="float">
            <text:p>0.508639494871373</text:p>
          </table:table-cell>
          <table:table-cell office:value-type="float" office:value="1.2757213799507" calcext:value-type="float">
            <text:p>1.2757213799507</text:p>
          </table:table-cell>
          <table:table-cell office:value-type="float" office:value="0.379808098904425" calcext:value-type="float">
            <text:p>0.379808098904425</text:p>
          </table:table-cell>
          <table:table-cell office:value-type="float" office:value="0.182194830736537" calcext:value-type="float">
            <text:p>0.182194830736537</text:p>
          </table:table-cell>
          <table:table-cell office:value-type="float" office:value="0.141988110707234" calcext:value-type="float">
            <text:p>0.141988110707234</text:p>
          </table:table-cell>
          <table:table-cell office:value-type="float" office:value="0.0523755652989061" calcext:value-type="float">
            <text:p>0.0523755652989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0894547068286" calcext:value-type="float">
            <text:p>0.460894547068286</text:p>
          </table:table-cell>
          <table:table-cell office:value-type="float" office:value="1.50219462213565" calcext:value-type="float">
            <text:p>1.50219462213565</text:p>
          </table:table-cell>
          <table:table-cell office:value-type="float" office:value="0.480916501254353" calcext:value-type="float">
            <text:p>0.480916501254353</text:p>
          </table:table-cell>
          <table:table-cell office:value-type="float" office:value="0.164484330089172" calcext:value-type="float">
            <text:p>0.164484330089172</text:p>
          </table:table-cell>
          <table:table-cell office:value-type="float" office:value="0.119046807407696" calcext:value-type="float">
            <text:p>0.119046807407696</text:p>
          </table:table-cell>
          <table:table-cell office:value-type="float" office:value="0.0643321073124873" calcext:value-type="float">
            <text:p>0.0643321073124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1514275026253" calcext:value-type="float">
            <text:p>0.471514275026253</text:p>
          </table:table-cell>
          <table:table-cell office:value-type="float" office:value="1.50201984347599" calcext:value-type="float">
            <text:p>1.50201984347599</text:p>
          </table:table-cell>
          <table:table-cell office:value-type="float" office:value="0.480835817791199" calcext:value-type="float">
            <text:p>0.480835817791199</text:p>
          </table:table-cell>
          <table:table-cell office:value-type="float" office:value="0.165031223188674" calcext:value-type="float">
            <text:p>0.165031223188674</text:p>
          </table:table-cell>
          <table:table-cell office:value-type="float" office:value="0.119028718521207" calcext:value-type="float">
            <text:p>0.119028718521207</text:p>
          </table:table-cell>
          <table:table-cell office:value-type="float" office:value="0.0643102965302324" calcext:value-type="float">
            <text:p>0.0643102965302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3790140524276" calcext:value-type="float">
            <text:p>0.463790140524276</text:p>
          </table:table-cell>
          <table:table-cell office:value-type="float" office:value="1.5020297873198" calcext:value-type="float">
            <text:p>1.5020297873198</text:p>
          </table:table-cell>
          <table:table-cell office:value-type="float" office:value="0.480871891390467" calcext:value-type="float">
            <text:p>0.480871891390467</text:p>
          </table:table-cell>
          <table:table-cell office:value-type="float" office:value="0.164775840334465" calcext:value-type="float">
            <text:p>0.164775840334465</text:p>
          </table:table-cell>
          <table:table-cell office:value-type="float" office:value="0.11903737827676" calcext:value-type="float">
            <text:p>0.11903737827676</text:p>
          </table:table-cell>
          <table:table-cell office:value-type="float" office:value="0.0643200808979045" calcext:value-type="float">
            <text:p>0.0643200808979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1500117817643" calcext:value-type="float">
            <text:p>0.651500117817643</text:p>
          </table:table-cell>
          <table:table-cell office:value-type="float" office:value="1.50073495512774" calcext:value-type="float">
            <text:p>1.50073495512774</text:p>
          </table:table-cell>
          <table:table-cell office:value-type="float" office:value="0.480424451061361" calcext:value-type="float">
            <text:p>0.480424451061361</text:p>
          </table:table-cell>
          <table:table-cell office:value-type="float" office:value="0.162346210026638" calcext:value-type="float">
            <text:p>0.162346210026638</text:p>
          </table:table-cell>
          <table:table-cell office:value-type="float" office:value="0.118930561511081" calcext:value-type="float">
            <text:p>0.118930561511081</text:p>
          </table:table-cell>
          <table:table-cell office:value-type="float" office:value="0.0641994177178742" calcext:value-type="float">
            <text:p>0.0641994177178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6174414038682" calcext:value-type="float">
            <text:p>0.396174414038682</text:p>
          </table:table-cell>
          <table:table-cell office:value-type="float" office:value="1.57275791597761" calcext:value-type="float">
            <text:p>1.57275791597761</text:p>
          </table:table-cell>
          <table:table-cell office:value-type="float" office:value="0.436737928334754" calcext:value-type="float">
            <text:p>0.436737928334754</text:p>
          </table:table-cell>
          <table:table-cell office:value-type="float" office:value="0.174329321601803" calcext:value-type="float">
            <text:p>0.174329321601803</text:p>
          </table:table-cell>
          <table:table-cell office:value-type="float" office:value="0.12997054732094" calcext:value-type="float">
            <text:p>0.12997054732094</text:p>
          </table:table-cell>
          <table:table-cell office:value-type="float" office:value="0.0547901675389504" calcext:value-type="float">
            <text:p>0.054790167538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9450199882662" calcext:value-type="float">
            <text:p>0.429450199882662</text:p>
          </table:table-cell>
          <table:table-cell office:value-type="float" office:value="1.4607467871567" calcext:value-type="float">
            <text:p>1.4607467871567</text:p>
          </table:table-cell>
          <table:table-cell office:value-type="float" office:value="0.404183035867385" calcext:value-type="float">
            <text:p>0.404183035867385</text:p>
          </table:table-cell>
          <table:table-cell office:value-type="float" office:value="0.151427341929166" calcext:value-type="float">
            <text:p>0.151427341929166</text:p>
          </table:table-cell>
          <table:table-cell office:value-type="float" office:value="0.112517350373434" calcext:value-type="float">
            <text:p>0.112517350373434</text:p>
          </table:table-cell>
          <table:table-cell office:value-type="float" office:value="0.0606445809878034" calcext:value-type="float">
            <text:p>0.0606445809878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2743115619962" calcext:value-type="float">
            <text:p>0.452743115619962</text:p>
          </table:table-cell>
          <table:table-cell office:value-type="float" office:value="1.46053697455739" calcext:value-type="float">
            <text:p>1.46053697455739</text:p>
          </table:table-cell>
          <table:table-cell office:value-type="float" office:value="0.404072871633475" calcext:value-type="float">
            <text:p>0.404072871633475</text:p>
          </table:table-cell>
          <table:table-cell office:value-type="float" office:value="0.151795024295654" calcext:value-type="float">
            <text:p>0.151795024295654</text:p>
          </table:table-cell>
          <table:table-cell office:value-type="float" office:value="0.112488684960762" calcext:value-type="float">
            <text:p>0.112488684960762</text:p>
          </table:table-cell>
          <table:table-cell office:value-type="float" office:value="0.0606111726479693" calcext:value-type="float">
            <text:p>0.0606111726479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5728041465784" calcext:value-type="float">
            <text:p>0.415728041465784</text:p>
          </table:table-cell>
          <table:table-cell office:value-type="float" office:value="1.4606982916893" calcext:value-type="float">
            <text:p>1.4606982916893</text:p>
          </table:table-cell>
          <table:table-cell office:value-type="float" office:value="0.404222655239442" calcext:value-type="float">
            <text:p>0.404222655239442</text:p>
          </table:table-cell>
          <table:table-cell office:value-type="float" office:value="0.152192480403196" calcext:value-type="float">
            <text:p>0.152192480403196</text:p>
          </table:table-cell>
          <table:table-cell office:value-type="float" office:value="0.112528360868335" calcext:value-type="float">
            <text:p>0.112528360868335</text:p>
          </table:table-cell>
          <table:table-cell office:value-type="float" office:value="0.0606567509289256" calcext:value-type="float">
            <text:p>0.0606567509289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245782975118" calcext:value-type="float">
            <text:p>0.59245782975118</text:p>
          </table:table-cell>
          <table:table-cell office:value-type="float" office:value="1.45939902987417" calcext:value-type="float">
            <text:p>1.45939902987417</text:p>
          </table:table-cell>
          <table:table-cell office:value-type="float" office:value="0.403821906624327" calcext:value-type="float">
            <text:p>0.403821906624327</text:p>
          </table:table-cell>
          <table:table-cell office:value-type="float" office:value="0.149319778859244" calcext:value-type="float">
            <text:p>0.149319778859244</text:p>
          </table:table-cell>
          <table:table-cell office:value-type="float" office:value="0.112422573099496" calcext:value-type="float">
            <text:p>0.112422573099496</text:p>
          </table:table-cell>
          <table:table-cell office:value-type="float" office:value="0.0605354631451215" calcext:value-type="float">
            <text:p>0.0605354631451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3030276496298" calcext:value-type="float">
            <text:p>0.313030276496298</text:p>
          </table:table-cell>
          <table:table-cell office:value-type="float" office:value="1.57676848109432" calcext:value-type="float">
            <text:p>1.57676848109432</text:p>
          </table:table-cell>
          <table:table-cell office:value-type="float" office:value="0.531577545156971" calcext:value-type="float">
            <text:p>0.531577545156971</text:p>
          </table:table-cell>
          <table:table-cell office:value-type="float" office:value="0.275172285684709" calcext:value-type="float">
            <text:p>0.275172285684709</text:p>
          </table:table-cell>
          <table:table-cell office:value-type="float" office:value="0.213546018403789" calcext:value-type="float">
            <text:p>0.213546018403789</text:p>
          </table:table-cell>
          <table:table-cell office:value-type="float" office:value="0.14476108504593" calcext:value-type="float">
            <text:p>0.1447610850459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4962210045794" calcext:value-type="float">
            <text:p>0.524962210045794</text:p>
          </table:table-cell>
          <table:table-cell office:value-type="float" office:value="1.26893379473108" calcext:value-type="float">
            <text:p>1.26893379473108</text:p>
          </table:table-cell>
          <table:table-cell office:value-type="float" office:value="0.487943962385611" calcext:value-type="float">
            <text:p>0.487943962385611</text:p>
          </table:table-cell>
          <table:table-cell office:value-type="float" office:value="0.189229895131687" calcext:value-type="float">
            <text:p>0.189229895131687</text:p>
          </table:table-cell>
          <table:table-cell office:value-type="float" office:value="0.1486728734395" calcext:value-type="float">
            <text:p>0.1486728734395</text:p>
          </table:table-cell>
          <table:table-cell office:value-type="float" office:value="0.0772242614059611" calcext:value-type="float">
            <text:p>0.0772242614059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7899586828172" calcext:value-type="float">
            <text:p>0.497899586828172</text:p>
          </table:table-cell>
          <table:table-cell office:value-type="float" office:value="1.26911958882057" calcext:value-type="float">
            <text:p>1.26911958882057</text:p>
          </table:table-cell>
          <table:table-cell office:value-type="float" office:value="0.488054361512079" calcext:value-type="float">
            <text:p>0.488054361512079</text:p>
          </table:table-cell>
          <table:table-cell office:value-type="float" office:value="0.191006962411042" calcext:value-type="float">
            <text:p>0.191006962411042</text:p>
          </table:table-cell>
          <table:table-cell office:value-type="float" office:value="0.148705931564931" calcext:value-type="float">
            <text:p>0.148705931564931</text:p>
          </table:table-cell>
          <table:table-cell office:value-type="float" office:value="0.0772600752892113" calcext:value-type="float">
            <text:p>0.0772600752892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1990361199297" calcext:value-type="float">
            <text:p>0.501990361199297</text:p>
          </table:table-cell>
          <table:table-cell office:value-type="float" office:value="1.26911996393156" calcext:value-type="float">
            <text:p>1.26911996393156</text:p>
          </table:table-cell>
          <table:table-cell office:value-type="float" office:value="0.488033474694324" calcext:value-type="float">
            <text:p>0.488033474694324</text:p>
          </table:table-cell>
          <table:table-cell office:value-type="float" office:value="0.190384981968722" calcext:value-type="float">
            <text:p>0.190384981968722</text:p>
          </table:table-cell>
          <table:table-cell office:value-type="float" office:value="0.148699660346244" calcext:value-type="float">
            <text:p>0.148699660346244</text:p>
          </table:table-cell>
          <table:table-cell office:value-type="float" office:value="0.0772532782232575" calcext:value-type="float">
            <text:p>0.0772532782232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0092333637705" calcext:value-type="float">
            <text:p>0.720092333637705</text:p>
          </table:table-cell>
          <table:table-cell office:value-type="float" office:value="1.2677621741694" calcext:value-type="float">
            <text:p>1.2677621741694</text:p>
          </table:table-cell>
          <table:table-cell office:value-type="float" office:value="0.487487410317553" calcext:value-type="float">
            <text:p>0.487487410317553</text:p>
          </table:table-cell>
          <table:table-cell office:value-type="float" office:value="0.186522971172804" calcext:value-type="float">
            <text:p>0.186522971172804</text:p>
          </table:table-cell>
          <table:table-cell office:value-type="float" office:value="0.14853502552309" calcext:value-type="float">
            <text:p>0.14853502552309</text:p>
          </table:table-cell>
          <table:table-cell office:value-type="float" office:value="0.0770785273630338" calcext:value-type="float">
            <text:p>0.0770785273630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2391801518526" calcext:value-type="float">
            <text:p>0.622391801518526</text:p>
          </table:table-cell>
          <table:table-cell office:value-type="float" office:value="1.16525564721739" calcext:value-type="float">
            <text:p>1.16525564721739</text:p>
          </table:table-cell>
          <table:table-cell office:value-type="float" office:value="0.500866485462457" calcext:value-type="float">
            <text:p>0.500866485462457</text:p>
          </table:table-cell>
          <table:table-cell office:value-type="float" office:value="0.175273034692123" calcext:value-type="float">
            <text:p>0.175273034692123</text:p>
          </table:table-cell>
          <table:table-cell office:value-type="float" office:value="0.134437733850857" calcext:value-type="float">
            <text:p>0.134437733850857</text:p>
          </table:table-cell>
          <table:table-cell office:value-type="float" office:value="0.0782210208900474" calcext:value-type="float">
            <text:p>0.0782210208900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4075520306778" calcext:value-type="float">
            <text:p>0.504075520306778</text:p>
          </table:table-cell>
          <table:table-cell office:value-type="float" office:value="1.4225116323238" calcext:value-type="float">
            <text:p>1.4225116323238</text:p>
          </table:table-cell>
          <table:table-cell office:value-type="float" office:value="0.453157479124122" calcext:value-type="float">
            <text:p>0.453157479124122</text:p>
          </table:table-cell>
          <table:table-cell office:value-type="float" office:value="0.160284806093183" calcext:value-type="float">
            <text:p>0.160284806093183</text:p>
          </table:table-cell>
          <table:table-cell office:value-type="float" office:value="0.124519562588445" calcext:value-type="float">
            <text:p>0.124519562588445</text:p>
          </table:table-cell>
          <table:table-cell office:value-type="float" office:value="0.0658098140597807" calcext:value-type="float">
            <text:p>0.0658098140597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5771217039652" calcext:value-type="float">
            <text:p>0.485771217039652</text:p>
          </table:table-cell>
          <table:table-cell office:value-type="float" office:value="1.42261633692088" calcext:value-type="float">
            <text:p>1.42261633692088</text:p>
          </table:table-cell>
          <table:table-cell office:value-type="float" office:value="0.453221004152534" calcext:value-type="float">
            <text:p>0.453221004152534</text:p>
          </table:table-cell>
          <table:table-cell office:value-type="float" office:value="0.161699394942888" calcext:value-type="float">
            <text:p>0.161699394942888</text:p>
          </table:table-cell>
          <table:table-cell office:value-type="float" office:value="0.124537878270408" calcext:value-type="float">
            <text:p>0.124537878270408</text:p>
          </table:table-cell>
          <table:table-cell office:value-type="float" office:value="0.0658287113405717" calcext:value-type="float">
            <text:p>0.0658287113405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2845631121269" calcext:value-type="float">
            <text:p>0.492845631121269</text:p>
          </table:table-cell>
          <table:table-cell office:value-type="float" office:value="1.4226020162767" calcext:value-type="float">
            <text:p>1.4226020162767</text:p>
          </table:table-cell>
          <table:table-cell office:value-type="float" office:value="0.453188369053093" calcext:value-type="float">
            <text:p>0.453188369053093</text:p>
          </table:table-cell>
          <table:table-cell office:value-type="float" office:value="0.161001118860683" calcext:value-type="float">
            <text:p>0.161001118860683</text:p>
          </table:table-cell>
          <table:table-cell office:value-type="float" office:value="0.124528963058652" calcext:value-type="float">
            <text:p>0.124528963058652</text:p>
          </table:table-cell>
          <table:table-cell office:value-type="float" office:value="0.0658190210185434" calcext:value-type="float">
            <text:p>0.0658190210185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387369492078" calcext:value-type="float">
            <text:p>0.68387369492078</text:p>
          </table:table-cell>
          <table:table-cell office:value-type="float" office:value="1.42130441783681" calcext:value-type="float">
            <text:p>1.42130441783681</text:p>
          </table:table-cell>
          <table:table-cell office:value-type="float" office:value="0.452758952569431" calcext:value-type="float">
            <text:p>0.452758952569431</text:p>
          </table:table-cell>
          <table:table-cell office:value-type="float" office:value="0.158005103722365" calcext:value-type="float">
            <text:p>0.158005103722365</text:p>
          </table:table-cell>
          <table:table-cell office:value-type="float" office:value="0.124410358783336" calcext:value-type="float">
            <text:p>0.124410358783336</text:p>
          </table:table-cell>
          <table:table-cell office:value-type="float" office:value="0.0656931734227617" calcext:value-type="float">
            <text:p>0.0656931734227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9712992826131" calcext:value-type="float">
            <text:p>0.439712992826131</text:p>
          </table:table-cell>
          <table:table-cell office:value-type="float" office:value="1.48481575668394" calcext:value-type="float">
            <text:p>1.48481575668394</text:p>
          </table:table-cell>
          <table:table-cell office:value-type="float" office:value="0.468246245848792" calcext:value-type="float">
            <text:p>0.468246245848792</text:p>
          </table:table-cell>
          <table:table-cell office:value-type="float" office:value="0.199816036286003" calcext:value-type="float">
            <text:p>0.199816036286003</text:p>
          </table:table-cell>
          <table:table-cell office:value-type="float" office:value="0.152960227873274" calcext:value-type="float">
            <text:p>0.152960227873274</text:p>
          </table:table-cell>
          <table:table-cell office:value-type="float" office:value="0.0877791231281914" calcext:value-type="float">
            <text:p>0.0877791231281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8146950897306" calcext:value-type="float">
            <text:p>0.478146950897306</text:p>
          </table:table-cell>
          <table:table-cell office:value-type="float" office:value="1.30891364603745" calcext:value-type="float">
            <text:p>1.30891364603745</text:p>
          </table:table-cell>
          <table:table-cell office:value-type="float" office:value="0.476983082296861" calcext:value-type="float">
            <text:p>0.476983082296861</text:p>
          </table:table-cell>
          <table:table-cell office:value-type="float" office:value="0.150943351117264" calcext:value-type="float">
            <text:p>0.150943351117264</text:p>
          </table:table-cell>
          <table:table-cell office:value-type="float" office:value="0.11986372625132" calcext:value-type="float">
            <text:p>0.11986372625132</text:p>
          </table:table-cell>
          <table:table-cell office:value-type="float" office:value="0.0632376555291519" calcext:value-type="float">
            <text:p>0.0632376555291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5071454351159" calcext:value-type="float">
            <text:p>0.465071454351159</text:p>
          </table:table-cell>
          <table:table-cell office:value-type="float" office:value="1.30899004936809" calcext:value-type="float">
            <text:p>1.30899004936809</text:p>
          </table:table-cell>
          <table:table-cell office:value-type="float" office:value="0.477023655438056" calcext:value-type="float">
            <text:p>0.477023655438056</text:p>
          </table:table-cell>
          <table:table-cell office:value-type="float" office:value="0.151949786053428" calcext:value-type="float">
            <text:p>0.151949786053428</text:p>
          </table:table-cell>
          <table:table-cell office:value-type="float" office:value="0.11987343995124" calcext:value-type="float">
            <text:p>0.11987343995124</text:p>
          </table:table-cell>
          <table:table-cell office:value-type="float" office:value="0.0632487183241643" calcext:value-type="float">
            <text:p>0.0632487183241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7001146743099" calcext:value-type="float">
            <text:p>0.467001146743099</text:p>
          </table:table-cell>
          <table:table-cell office:value-type="float" office:value="1.30899019818164" calcext:value-type="float">
            <text:p>1.30899019818164</text:p>
          </table:table-cell>
          <table:table-cell office:value-type="float" office:value="0.477014608848406" calcext:value-type="float">
            <text:p>0.477014608848406</text:p>
          </table:table-cell>
          <table:table-cell office:value-type="float" office:value="0.15158380652415" calcext:value-type="float">
            <text:p>0.15158380652415</text:p>
          </table:table-cell>
          <table:table-cell office:value-type="float" office:value="0.119871202889969" calcext:value-type="float">
            <text:p>0.119871202889969</text:p>
          </table:table-cell>
          <table:table-cell office:value-type="float" office:value="0.0632462531629279" calcext:value-type="float">
            <text:p>0.0632462531629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1444801673312" calcext:value-type="float">
            <text:p>0.671444801673312</text:p>
          </table:table-cell>
          <table:table-cell office:value-type="float" office:value="1.30774878722824" calcext:value-type="float">
            <text:p>1.30774878722824</text:p>
          </table:table-cell>
          <table:table-cell office:value-type="float" office:value="0.476540704931182" calcext:value-type="float">
            <text:p>0.476540704931182</text:p>
          </table:table-cell>
          <table:table-cell office:value-type="float" office:value="0.148614441825841" calcext:value-type="float">
            <text:p>0.148614441825841</text:p>
          </table:table-cell>
          <table:table-cell office:value-type="float" office:value="0.119753351701199" calcext:value-type="float">
            <text:p>0.119753351701199</text:p>
          </table:table-cell>
          <table:table-cell office:value-type="float" office:value="0.0631193583140063" calcext:value-type="float">
            <text:p>0.0631193583140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5720221023438" calcext:value-type="float">
            <text:p>0.455720221023438</text:p>
          </table:table-cell>
          <table:table-cell office:value-type="float" office:value="1.32633767442629" calcext:value-type="float">
            <text:p>1.32633767442629</text:p>
          </table:table-cell>
          <table:table-cell office:value-type="float" office:value="0.50392160619111" calcext:value-type="float">
            <text:p>0.50392160619111</text:p>
          </table:table-cell>
          <table:table-cell office:value-type="float" office:value="0.204901266040416" calcext:value-type="float">
            <text:p>0.204901266040416</text:p>
          </table:table-cell>
          <table:table-cell office:value-type="float" office:value="0.167000151090859" calcext:value-type="float">
            <text:p>0.167000151090859</text:p>
          </table:table-cell>
          <table:table-cell office:value-type="float" office:value="0.0747775447143649" calcext:value-type="float">
            <text:p>0.07477754471436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8797381239388" calcext:value-type="float">
            <text:p>0.338797381239388</text:p>
          </table:table-cell>
          <table:table-cell office:value-type="float" office:value="1.39006468164981" calcext:value-type="float">
            <text:p>1.39006468164981</text:p>
          </table:table-cell>
          <table:table-cell office:value-type="float" office:value="0.442873421138845" calcext:value-type="float">
            <text:p>0.442873421138845</text:p>
          </table:table-cell>
          <table:table-cell office:value-type="float" office:value="0.165607163956078" calcext:value-type="float">
            <text:p>0.165607163956078</text:p>
          </table:table-cell>
          <table:table-cell office:value-type="float" office:value="0.12226990419613" calcext:value-type="float">
            <text:p>0.12226990419613</text:p>
          </table:table-cell>
          <table:table-cell office:value-type="float" office:value="0.0653574271552966" calcext:value-type="float">
            <text:p>0.0653574271552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5969603482126" calcext:value-type="float">
            <text:p>0.345969603482126</text:p>
          </table:table-cell>
          <table:table-cell office:value-type="float" office:value="1.38997349894347" calcext:value-type="float">
            <text:p>1.38997349894347</text:p>
          </table:table-cell>
          <table:table-cell office:value-type="float" office:value="0.442823897240297" calcext:value-type="float">
            <text:p>0.442823897240297</text:p>
          </table:table-cell>
          <table:table-cell office:value-type="float" office:value="0.166204515266724" calcext:value-type="float">
            <text:p>0.166204515266724</text:p>
          </table:table-cell>
          <table:table-cell office:value-type="float" office:value="0.122257126912168" calcext:value-type="float">
            <text:p>0.122257126912168</text:p>
          </table:table-cell>
          <table:table-cell office:value-type="float" office:value="0.0653426648853528" calcext:value-type="float">
            <text:p>0.0653426648853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9144439095431" calcext:value-type="float">
            <text:p>0.349144439095431</text:p>
          </table:table-cell>
          <table:table-cell office:value-type="float" office:value="1.38997028445087" calcext:value-type="float">
            <text:p>1.38997028445087</text:p>
          </table:table-cell>
          <table:table-cell office:value-type="float" office:value="0.442811207083564" calcext:value-type="float">
            <text:p>0.442811207083564</text:p>
          </table:table-cell>
          <table:table-cell office:value-type="float" office:value="0.165706677549947" calcext:value-type="float">
            <text:p>0.165706677549947</text:p>
          </table:table-cell>
          <table:table-cell office:value-type="float" office:value="0.122253718848415" calcext:value-type="float">
            <text:p>0.122253718848415</text:p>
          </table:table-cell>
          <table:table-cell office:value-type="float" office:value="0.0653388448354472" calcext:value-type="float">
            <text:p>0.0653388448354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8395811054326" calcext:value-type="float">
            <text:p>0.518395811054326</text:p>
          </table:table-cell>
          <table:table-cell office:value-type="float" office:value="1.38899577607478" calcext:value-type="float">
            <text:p>1.38899577607478</text:p>
          </table:table-cell>
          <table:table-cell office:value-type="float" office:value="0.442478145925002" calcext:value-type="float">
            <text:p>0.442478145925002</text:p>
          </table:table-cell>
          <table:table-cell office:value-type="float" office:value="0.163332969123349" calcext:value-type="float">
            <text:p>0.163332969123349</text:p>
          </table:table-cell>
          <table:table-cell office:value-type="float" office:value="0.122164939651429" calcext:value-type="float">
            <text:p>0.122164939651429</text:p>
          </table:table-cell>
          <table:table-cell office:value-type="float" office:value="0.0652398433909733" calcext:value-type="float">
            <text:p>0.0652398433909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16292026102353" calcext:value-type="float">
            <text:p>0.216292026102353</text:p>
          </table:table-cell>
          <table:table-cell office:value-type="float" office:value="1.46324738175067" calcext:value-type="float">
            <text:p>1.46324738175067</text:p>
          </table:table-cell>
          <table:table-cell office:value-type="float" office:value="0.561755790428217" calcext:value-type="float">
            <text:p>0.561755790428217</text:p>
          </table:table-cell>
          <table:table-cell office:value-type="float" office:value="0.327039350345917" calcext:value-type="float">
            <text:p>0.327039350345917</text:p>
          </table:table-cell>
          <table:table-cell office:value-type="float" office:value="0.214515392443456" calcext:value-type="float">
            <text:p>0.214515392443456</text:p>
          </table:table-cell>
          <table:table-cell office:value-type="float" office:value="0.175110045985205" calcext:value-type="float">
            <text:p>0.17511004598520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8105880764145" calcext:value-type="float">
            <text:p>0.78105880764145</text:p>
          </table:table-cell>
          <table:table-cell office:value-type="float" office:value="1.1336562581279" calcext:value-type="float">
            <text:p>1.1336562581279</text:p>
          </table:table-cell>
          <table:table-cell office:value-type="float" office:value="0.549559427803867" calcext:value-type="float">
            <text:p>0.549559427803867</text:p>
          </table:table-cell>
          <table:table-cell office:value-type="float" office:value="0.181977896219674" calcext:value-type="float">
            <text:p>0.181977896219674</text:p>
          </table:table-cell>
          <table:table-cell office:value-type="float" office:value="0.146911839167629" calcext:value-type="float">
            <text:p>0.146911839167629</text:p>
          </table:table-cell>
          <table:table-cell office:value-type="float" office:value="0.0774177987719804" calcext:value-type="float">
            <text:p>0.077417798771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84780619961638" calcext:value-type="float">
            <text:p>0.784780619961638</text:p>
          </table:table-cell>
          <table:table-cell office:value-type="float" office:value="1.1335844642649" calcext:value-type="float">
            <text:p>1.1335844642649</text:p>
          </table:table-cell>
          <table:table-cell office:value-type="float" office:value="0.549517839529675" calcext:value-type="float">
            <text:p>0.549517839529675</text:p>
          </table:table-cell>
          <table:table-cell office:value-type="float" office:value="0.182511476311143" calcext:value-type="float">
            <text:p>0.182511476311143</text:p>
          </table:table-cell>
          <table:table-cell office:value-type="float" office:value="0.146901962341641" calcext:value-type="float">
            <text:p>0.146901962341641</text:p>
          </table:table-cell>
          <table:table-cell office:value-type="float" office:value="0.0774059667541833" calcext:value-type="float">
            <text:p>0.0774059667541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5812455920078" calcext:value-type="float">
            <text:p>0.795812455920078</text:p>
          </table:table-cell>
          <table:table-cell office:value-type="float" office:value="1.13362025637709" calcext:value-type="float">
            <text:p>1.13362025637709</text:p>
          </table:table-cell>
          <table:table-cell office:value-type="float" office:value="0.549462602852413" calcext:value-type="float">
            <text:p>0.549462602852413</text:p>
          </table:table-cell>
          <table:table-cell office:value-type="float" office:value="0.181974497993019" calcext:value-type="float">
            <text:p>0.181974497993019</text:p>
          </table:table-cell>
          <table:table-cell office:value-type="float" office:value="0.146887344247429" calcext:value-type="float">
            <text:p>0.146887344247429</text:p>
          </table:table-cell>
          <table:table-cell office:value-type="float" office:value="0.0773901013803329" calcext:value-type="float">
            <text:p>0.0773901013803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8997602210521" calcext:value-type="float">
            <text:p>0.998997602210521</text:p>
          </table:table-cell>
          <table:table-cell office:value-type="float" office:value="1.13264125935726" calcext:value-type="float">
            <text:p>1.13264125935726</text:p>
          </table:table-cell>
          <table:table-cell office:value-type="float" office:value="0.548974325977421" calcext:value-type="float">
            <text:p>0.548974325977421</text:p>
          </table:table-cell>
          <table:table-cell office:value-type="float" office:value="0.179171006469573" calcext:value-type="float">
            <text:p>0.179171006469573</text:p>
          </table:table-cell>
          <table:table-cell office:value-type="float" office:value="0.146758180180078" calcext:value-type="float">
            <text:p>0.146758180180078</text:p>
          </table:table-cell>
          <table:table-cell office:value-type="float" office:value="0.0772513975755231" calcext:value-type="float">
            <text:p>0.0772513975755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4682292829538" calcext:value-type="float">
            <text:p>0.864682292829538</text:p>
          </table:table-cell>
          <table:table-cell office:value-type="float" office:value="1.06359485471137" calcext:value-type="float">
            <text:p>1.06359485471137</text:p>
          </table:table-cell>
          <table:table-cell office:value-type="float" office:value="0.542612637846437" calcext:value-type="float">
            <text:p>0.542612637846437</text:p>
          </table:table-cell>
          <table:table-cell office:value-type="float" office:value="0.159214458333784" calcext:value-type="float">
            <text:p>0.159214458333784</text:p>
          </table:table-cell>
          <table:table-cell office:value-type="float" office:value="0.129004373169437" calcext:value-type="float">
            <text:p>0.129004373169437</text:p>
          </table:table-cell>
          <table:table-cell office:value-type="float" office:value="0.101036378717636" calcext:value-type="float">
            <text:p>0.1010363787176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9101807154429" calcext:value-type="float">
            <text:p>0.539101807154429</text:p>
          </table:table-cell>
          <table:table-cell office:value-type="float" office:value="1.29971367028853" calcext:value-type="float">
            <text:p>1.29971367028853</text:p>
          </table:table-cell>
          <table:table-cell office:value-type="float" office:value="0.510325381492793" calcext:value-type="float">
            <text:p>0.510325381492793</text:p>
          </table:table-cell>
          <table:table-cell office:value-type="float" office:value="0.184485621650026" calcext:value-type="float">
            <text:p>0.184485621650026</text:p>
          </table:table-cell>
          <table:table-cell office:value-type="float" office:value="0.131014984488549" calcext:value-type="float">
            <text:p>0.131014984488549</text:p>
          </table:table-cell>
          <table:table-cell office:value-type="float" office:value="0.0715410612359084" calcext:value-type="float">
            <text:p>0.0715410612359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9113523889742" calcext:value-type="float">
            <text:p>0.519113523889742</text:p>
          </table:table-cell>
          <table:table-cell office:value-type="float" office:value="1.29982327430682" calcext:value-type="float">
            <text:p>1.29982327430682</text:p>
          </table:table-cell>
          <table:table-cell office:value-type="float" office:value="0.510414466925799" calcext:value-type="float">
            <text:p>0.510414466925799</text:p>
          </table:table-cell>
          <table:table-cell office:value-type="float" office:value="0.185668256325045" calcext:value-type="float">
            <text:p>0.185668256325045</text:p>
          </table:table-cell>
          <table:table-cell office:value-type="float" office:value="0.131035887055944" calcext:value-type="float">
            <text:p>0.131035887055944</text:p>
          </table:table-cell>
          <table:table-cell office:value-type="float" office:value="0.0715667071331242" calcext:value-type="float">
            <text:p>0.0715667071331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9658057726423" calcext:value-type="float">
            <text:p>0.529658057726423</text:p>
          </table:table-cell>
          <table:table-cell office:value-type="float" office:value="1.2998317224171" calcext:value-type="float">
            <text:p>1.2998317224171</text:p>
          </table:table-cell>
          <table:table-cell office:value-type="float" office:value="0.510353709096195" calcext:value-type="float">
            <text:p>0.510353709096195</text:p>
          </table:table-cell>
          <table:table-cell office:value-type="float" office:value="0.185070107148128" calcext:value-type="float">
            <text:p>0.185070107148128</text:p>
          </table:table-cell>
          <table:table-cell office:value-type="float" office:value="0.131020959919365" calcext:value-type="float">
            <text:p>0.131020959919365</text:p>
          </table:table-cell>
          <table:table-cell office:value-type="float" office:value="0.0715492681060417" calcext:value-type="float">
            <text:p>0.0715492681060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4882916512307" calcext:value-type="float">
            <text:p>0.744882916512307</text:p>
          </table:table-cell>
          <table:table-cell office:value-type="float" office:value="1.29847392633171" calcext:value-type="float">
            <text:p>1.29847392633171</text:p>
          </table:table-cell>
          <table:table-cell office:value-type="float" office:value="0.509756753951174" calcext:value-type="float">
            <text:p>0.509756753951174</text:p>
          </table:table-cell>
          <table:table-cell office:value-type="float" office:value="0.182029732907375" calcext:value-type="float">
            <text:p>0.182029732907375</text:p>
          </table:table-cell>
          <table:table-cell office:value-type="float" office:value="0.130878862564175" calcext:value-type="float">
            <text:p>0.130878862564175</text:p>
          </table:table-cell>
          <table:table-cell office:value-type="float" office:value="0.0713802230256161" calcext:value-type="float">
            <text:p>0.0713802230256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799085075682" calcext:value-type="float">
            <text:p>0.49799085075682</text:p>
          </table:table-cell>
          <table:table-cell office:value-type="float" office:value="1.33238882796892" calcext:value-type="float">
            <text:p>1.33238882796892</text:p>
          </table:table-cell>
          <table:table-cell office:value-type="float" office:value="0.520625856074986" calcext:value-type="float">
            <text:p>0.520625856074986</text:p>
          </table:table-cell>
          <table:table-cell office:value-type="float" office:value="0.308314217378107" calcext:value-type="float">
            <text:p>0.308314217378107</text:p>
          </table:table-cell>
          <table:table-cell office:value-type="float" office:value="0.215811368247749" calcext:value-type="float">
            <text:p>0.215811368247749</text:p>
          </table:table-cell>
          <table:table-cell office:value-type="float" office:value="0.104017590587418" calcext:value-type="float">
            <text:p>0.1040175905874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4261900354534" calcext:value-type="float">
            <text:p>0.794261900354534</text:p>
          </table:table-cell>
          <table:table-cell office:value-type="float" office:value="1.24833819842172" calcext:value-type="float">
            <text:p>1.24833819842172</text:p>
          </table:table-cell>
          <table:table-cell office:value-type="float" office:value="0.351318784160822" calcext:value-type="float">
            <text:p>0.351318784160822</text:p>
          </table:table-cell>
          <table:table-cell office:value-type="float" office:value="0.129706811762004" calcext:value-type="float">
            <text:p>0.129706811762004</text:p>
          </table:table-cell>
          <table:table-cell office:value-type="float" office:value="0.0994812431593499" calcext:value-type="float">
            <text:p>0.09948124315935</text:p>
          </table:table-cell>
          <table:table-cell office:value-type="float" office:value="0.048293664224918" calcext:value-type="float">
            <text:p>0.0482936642249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79370781209804" calcext:value-type="float">
            <text:p>0.779370781209804</text:p>
          </table:table-cell>
          <table:table-cell office:value-type="float" office:value="1.24839375001836" calcext:value-type="float">
            <text:p>1.24839375001836</text:p>
          </table:table-cell>
          <table:table-cell office:value-type="float" office:value="0.351358626050881" calcext:value-type="float">
            <text:p>0.351358626050881</text:p>
          </table:table-cell>
          <table:table-cell office:value-type="float" office:value="0.130909686671951" calcext:value-type="float">
            <text:p>0.130909686671951</text:p>
          </table:table-cell>
          <table:table-cell office:value-type="float" office:value="0.0994932004185948" calcext:value-type="float">
            <text:p>0.099493200418595</text:p>
          </table:table-cell>
          <table:table-cell office:value-type="float" office:value="0.0483048503978576" calcext:value-type="float">
            <text:p>0.0483048503978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91737787377859" calcext:value-type="float">
            <text:p>0.791737787377859</text:p>
          </table:table-cell>
          <table:table-cell office:value-type="float" office:value="1.24837701600318" calcext:value-type="float">
            <text:p>1.24837701600318</text:p>
          </table:table-cell>
          <table:table-cell office:value-type="float" office:value="0.351312440154678" calcext:value-type="float">
            <text:p>0.351312440154678</text:p>
          </table:table-cell>
          <table:table-cell office:value-type="float" office:value="0.130129776241233" calcext:value-type="float">
            <text:p>0.130129776241233</text:p>
          </table:table-cell>
          <table:table-cell office:value-type="float" office:value="0.0994803696597828" calcext:value-type="float">
            <text:p>0.099480369659783</text:p>
          </table:table-cell>
          <table:table-cell office:value-type="float" office:value="0.0482919431574973" calcext:value-type="float">
            <text:p>0.0482919431574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35133048908119" calcext:value-type="float">
            <text:p>0.935133048908119</text:p>
          </table:table-cell>
          <table:table-cell office:value-type="float" office:value="1.2475206075715" calcext:value-type="float">
            <text:p>1.2475206075715</text:p>
          </table:table-cell>
          <table:table-cell office:value-type="float" office:value="0.351057944501772" calcext:value-type="float">
            <text:p>0.351057944501772</text:p>
          </table:table-cell>
          <table:table-cell office:value-type="float" office:value="0.12815959348983" calcext:value-type="float">
            <text:p>0.12815959348983</text:p>
          </table:table-cell>
          <table:table-cell office:value-type="float" office:value="0.0994097843355419" calcext:value-type="float">
            <text:p>0.099409784335542</text:p>
          </table:table-cell>
          <table:table-cell office:value-type="float" office:value="0.0482215172354281" calcext:value-type="float">
            <text:p>0.0482215172354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9213809330505" calcext:value-type="float">
            <text:p>0.759213809330505</text:p>
          </table:table-cell>
          <table:table-cell office:value-type="float" office:value="1.27752005007152" calcext:value-type="float">
            <text:p>1.27752005007152</text:p>
          </table:table-cell>
          <table:table-cell office:value-type="float" office:value="0.341201088012124" calcext:value-type="float">
            <text:p>0.341201088012124</text:p>
          </table:table-cell>
          <table:table-cell office:value-type="float" office:value="0.160124768798861" calcext:value-type="float">
            <text:p>0.160124768798861</text:p>
          </table:table-cell>
          <table:table-cell office:value-type="float" office:value="0.122626866283318" calcext:value-type="float">
            <text:p>0.122626866283318</text:p>
          </table:table-cell>
          <table:table-cell office:value-type="float" office:value="0.0445091243626355" calcext:value-type="float">
            <text:p>0.044509124362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1938346736634" calcext:value-type="float">
            <text:p>0.481938346736634</text:p>
          </table:table-cell>
          <table:table-cell office:value-type="float" office:value="1.28682067400789" calcext:value-type="float">
            <text:p>1.28682067400789</text:p>
          </table:table-cell>
          <table:table-cell office:value-type="float" office:value="0.587016106544602" calcext:value-type="float">
            <text:p>0.587016106544602</text:p>
          </table:table-cell>
          <table:table-cell office:value-type="float" office:value="0.194230553641862" calcext:value-type="float">
            <text:p>0.194230553641862</text:p>
          </table:table-cell>
          <table:table-cell office:value-type="float" office:value="0.151934593642786" calcext:value-type="float">
            <text:p>0.151934593642786</text:p>
          </table:table-cell>
          <table:table-cell office:value-type="float" office:value="0.0891058424559527" calcext:value-type="float">
            <text:p>0.0891058424559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1573171653342" calcext:value-type="float">
            <text:p>0.531573171653342</text:p>
          </table:table-cell>
          <table:table-cell office:value-type="float" office:value="1.28651689459559" calcext:value-type="float">
            <text:p>1.28651689459559</text:p>
          </table:table-cell>
          <table:table-cell office:value-type="float" office:value="0.586738623593016" calcext:value-type="float">
            <text:p>0.586738623593016</text:p>
          </table:table-cell>
          <table:table-cell office:value-type="float" office:value="0.193735353163221" calcext:value-type="float">
            <text:p>0.193735353163221</text:p>
          </table:table-cell>
          <table:table-cell office:value-type="float" office:value="0.151861407097295" calcext:value-type="float">
            <text:p>0.151861407097295</text:p>
          </table:table-cell>
          <table:table-cell office:value-type="float" office:value="0.0890202782091969" calcext:value-type="float">
            <text:p>0.0890202782091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7831156061785" calcext:value-type="float">
            <text:p>0.507831156061785</text:p>
          </table:table-cell>
          <table:table-cell office:value-type="float" office:value="1.28646035295718" calcext:value-type="float">
            <text:p>1.28646035295718</text:p>
          </table:table-cell>
          <table:table-cell office:value-type="float" office:value="0.586842190320399" calcext:value-type="float">
            <text:p>0.586842190320399</text:p>
          </table:table-cell>
          <table:table-cell office:value-type="float" office:value="0.19402528460822" calcext:value-type="float">
            <text:p>0.19402528460822</text:p>
          </table:table-cell>
          <table:table-cell office:value-type="float" office:value="0.151887591782301" calcext:value-type="float">
            <text:p>0.151887591782301</text:p>
          </table:table-cell>
          <table:table-cell office:value-type="float" office:value="0.0890521972898014" calcext:value-type="float">
            <text:p>0.0890521972898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7926663125342" calcext:value-type="float">
            <text:p>0.717926663125342</text:p>
          </table:table-cell>
          <table:table-cell office:value-type="float" office:value="1.28545327336862" calcext:value-type="float">
            <text:p>1.28545327336862</text:p>
          </table:table-cell>
          <table:table-cell office:value-type="float" office:value="0.586353947104289" calcext:value-type="float">
            <text:p>0.586353947104289</text:p>
          </table:table-cell>
          <table:table-cell office:value-type="float" office:value="0.190685870708141" calcext:value-type="float">
            <text:p>0.190685870708141</text:p>
          </table:table-cell>
          <table:table-cell office:value-type="float" office:value="0.151765628612091" calcext:value-type="float">
            <text:p>0.151765628612091</text:p>
          </table:table-cell>
          <table:table-cell office:value-type="float" office:value="0.0889027560288767" calcext:value-type="float">
            <text:p>0.0889027560288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3403158718564" calcext:value-type="float">
            <text:p>0.573403158718564</text:p>
          </table:table-cell>
          <table:table-cell office:value-type="float" office:value="1.23449053791709" calcext:value-type="float">
            <text:p>1.23449053791709</text:p>
          </table:table-cell>
          <table:table-cell office:value-type="float" office:value="0.577899861093438" calcext:value-type="float">
            <text:p>0.577899861093438</text:p>
          </table:table-cell>
          <table:table-cell office:value-type="float" office:value="0.213586907115307" calcext:value-type="float">
            <text:p>0.213586907115307</text:p>
          </table:table-cell>
          <table:table-cell office:value-type="float" office:value="0.172580276551242" calcext:value-type="float">
            <text:p>0.172580276551242</text:p>
          </table:table-cell>
          <table:table-cell office:value-type="float" office:value="0.121380101249591" calcext:value-type="float">
            <text:p>0.12138010124959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7526873038565" calcext:value-type="float">
            <text:p>0.557526873038565</text:p>
          </table:table-cell>
          <table:table-cell office:value-type="float" office:value="1.25035107128315" calcext:value-type="float">
            <text:p>1.25035107128315</text:p>
          </table:table-cell>
          <table:table-cell office:value-type="float" office:value="0.426178772363457" calcext:value-type="float">
            <text:p>0.426178772363457</text:p>
          </table:table-cell>
          <table:table-cell office:value-type="float" office:value="0.152032096480367" calcext:value-type="float">
            <text:p>0.152032096480367</text:p>
          </table:table-cell>
          <table:table-cell office:value-type="float" office:value="0.1095216291023" calcext:value-type="float">
            <text:p>0.1095216291023</text:p>
          </table:table-cell>
          <table:table-cell office:value-type="float" office:value="0.0541696744580462" calcext:value-type="float">
            <text:p>0.0541696744580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9089501379419" calcext:value-type="float">
            <text:p>0.549089501379419</text:p>
          </table:table-cell>
          <table:table-cell office:value-type="float" office:value="1.25043897523124" calcext:value-type="float">
            <text:p>1.25043897523124</text:p>
          </table:table-cell>
          <table:table-cell office:value-type="float" office:value="0.426197618327407" calcext:value-type="float">
            <text:p>0.426197618327407</text:p>
          </table:table-cell>
          <table:table-cell office:value-type="float" office:value="0.152772142912138" calcext:value-type="float">
            <text:p>0.152772142912138</text:p>
          </table:table-cell>
          <table:table-cell office:value-type="float" office:value="0.109525737849087" calcext:value-type="float">
            <text:p>0.109525737849087</text:p>
          </table:table-cell>
          <table:table-cell office:value-type="float" office:value="0.054174609201863" calcext:value-type="float">
            <text:p>0.0541746092018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5360633826767" calcext:value-type="float">
            <text:p>0.545360633826767</text:p>
          </table:table-cell>
          <table:table-cell office:value-type="float" office:value="1.25043737152083" calcext:value-type="float">
            <text:p>1.25043737152083</text:p>
          </table:table-cell>
          <table:table-cell office:value-type="float" office:value="0.42621339825731" calcext:value-type="float">
            <text:p>0.42621339825731</text:p>
          </table:table-cell>
          <table:table-cell office:value-type="float" office:value="0.152598050029307" calcext:value-type="float">
            <text:p>0.152598050029307</text:p>
          </table:table-cell>
          <table:table-cell office:value-type="float" office:value="0.109529670103567" calcext:value-type="float">
            <text:p>0.109529670103567</text:p>
          </table:table-cell>
          <table:table-cell office:value-type="float" office:value="0.0541786781296463" calcext:value-type="float">
            <text:p>0.0541786781296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525044140041" calcext:value-type="float">
            <text:p>0.72525044140041</text:p>
          </table:table-cell>
          <table:table-cell office:value-type="float" office:value="1.24939887928273" calcext:value-type="float">
            <text:p>1.24939887928273</text:p>
          </table:table-cell>
          <table:table-cell office:value-type="float" office:value="0.425830655381511" calcext:value-type="float">
            <text:p>0.425830655381511</text:p>
          </table:table-cell>
          <table:table-cell office:value-type="float" office:value="0.150409293804192" calcext:value-type="float">
            <text:p>0.150409293804192</text:p>
          </table:table-cell>
          <table:table-cell office:value-type="float" office:value="0.109435764788846" calcext:value-type="float">
            <text:p>0.109435764788846</text:p>
          </table:table-cell>
          <table:table-cell office:value-type="float" office:value="0.0540805473140225" calcext:value-type="float">
            <text:p>0.0540805473140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975624476095" calcext:value-type="float">
            <text:p>0.64975624476095</text:p>
          </table:table-cell>
          <table:table-cell office:value-type="float" office:value="1.17740812203967" calcext:value-type="float">
            <text:p>1.17740812203967</text:p>
          </table:table-cell>
          <table:table-cell office:value-type="float" office:value="0.396808427089681" calcext:value-type="float">
            <text:p>0.396808427089681</text:p>
          </table:table-cell>
          <table:table-cell office:value-type="float" office:value="0.131177825093131" calcext:value-type="float">
            <text:p>0.131177825093131</text:p>
          </table:table-cell>
          <table:table-cell office:value-type="float" office:value="0.10124787931077" calcext:value-type="float">
            <text:p>0.10124787931077</text:p>
          </table:table-cell>
          <table:table-cell office:value-type="float" office:value="0.0395367084431024" calcext:value-type="float">
            <text:p>0.039536708443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3469059018923" calcext:value-type="float">
            <text:p>0.633469059018923</text:p>
          </table:table-cell>
          <table:table-cell office:value-type="float" office:value="1.29679387709991" calcext:value-type="float">
            <text:p>1.29679387709991</text:p>
          </table:table-cell>
          <table:table-cell office:value-type="float" office:value="0.474817929581918" calcext:value-type="float">
            <text:p>0.474817929581918</text:p>
          </table:table-cell>
          <table:table-cell office:value-type="float" office:value="0.149695135752925" calcext:value-type="float">
            <text:p>0.149695135752925</text:p>
          </table:table-cell>
          <table:table-cell office:value-type="float" office:value="0.113548777312291" calcext:value-type="float">
            <text:p>0.113548777312291</text:p>
          </table:table-cell>
          <table:table-cell office:value-type="float" office:value="0.0643784983736731" calcext:value-type="float">
            <text:p>0.0643784983736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336573906973" calcext:value-type="float">
            <text:p>0.625336573906973</text:p>
          </table:table-cell>
          <table:table-cell office:value-type="float" office:value="1.29683166196865" calcext:value-type="float">
            <text:p>1.29683166196865</text:p>
          </table:table-cell>
          <table:table-cell office:value-type="float" office:value="0.474833556960437" calcext:value-type="float">
            <text:p>0.474833556960437</text:p>
          </table:table-cell>
          <table:table-cell office:value-type="float" office:value="0.150637995637629" calcext:value-type="float">
            <text:p>0.150637995637629</text:p>
          </table:table-cell>
          <table:table-cell office:value-type="float" office:value="0.1135538880453" calcext:value-type="float">
            <text:p>0.1135538880453</text:p>
          </table:table-cell>
          <table:table-cell office:value-type="float" office:value="0.0643829143526599" calcext:value-type="float">
            <text:p>0.064382914352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0213294763697" calcext:value-type="float">
            <text:p>0.630213294763697</text:p>
          </table:table-cell>
          <table:table-cell office:value-type="float" office:value="1.29683005334846" calcext:value-type="float">
            <text:p>1.29683005334846</text:p>
          </table:table-cell>
          <table:table-cell office:value-type="float" office:value="0.474810696878452" calcext:value-type="float">
            <text:p>0.474810696878452</text:p>
          </table:table-cell>
          <table:table-cell office:value-type="float" office:value="0.150099458583084" calcext:value-type="float">
            <text:p>0.150099458583084</text:p>
          </table:table-cell>
          <table:table-cell office:value-type="float" office:value="0.113548521124014" calcext:value-type="float">
            <text:p>0.113548521124014</text:p>
          </table:table-cell>
          <table:table-cell office:value-type="float" office:value="0.0643765817723017" calcext:value-type="float">
            <text:p>0.0643765817723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19832661983437" calcext:value-type="float">
            <text:p>0.819832661983437</text:p>
          </table:table-cell>
          <table:table-cell office:value-type="float" office:value="1.29570279833604" calcext:value-type="float">
            <text:p>1.29570279833604</text:p>
          </table:table-cell>
          <table:table-cell office:value-type="float" office:value="0.474375103632338" calcext:value-type="float">
            <text:p>0.474375103632338</text:p>
          </table:table-cell>
          <table:table-cell office:value-type="float" office:value="0.147415139753525" calcext:value-type="float">
            <text:p>0.147415139753525</text:p>
          </table:table-cell>
          <table:table-cell office:value-type="float" office:value="0.113446346821673" calcext:value-type="float">
            <text:p>0.113446346821673</text:p>
          </table:table-cell>
          <table:table-cell office:value-type="float" office:value="0.064257472195519" calcext:value-type="float">
            <text:p>0.0642574721955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89036990666571" calcext:value-type="float">
            <text:p>0.789036990666571</text:p>
          </table:table-cell>
          <table:table-cell office:value-type="float" office:value="1.15917972202197" calcext:value-type="float">
            <text:p>1.15917972202197</text:p>
          </table:table-cell>
          <table:table-cell office:value-type="float" office:value="0.441401669949769" calcext:value-type="float">
            <text:p>0.441401669949769</text:p>
          </table:table-cell>
          <table:table-cell office:value-type="float" office:value="0.153376934948877" calcext:value-type="float">
            <text:p>0.153376934948877</text:p>
          </table:table-cell>
          <table:table-cell office:value-type="float" office:value="0.122178517679461" calcext:value-type="float">
            <text:p>0.122178517679461</text:p>
          </table:table-cell>
          <table:table-cell office:value-type="float" office:value="0.0663555808858933" calcext:value-type="float">
            <text:p>0.06635558088589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9937380115762" calcext:value-type="float">
            <text:p>0.669937380115762</text:p>
          </table:table-cell>
          <table:table-cell office:value-type="float" office:value="1.24337862847644" calcext:value-type="float">
            <text:p>1.24337862847644</text:p>
          </table:table-cell>
          <table:table-cell office:value-type="float" office:value="0.483262376389158" calcext:value-type="float">
            <text:p>0.483262376389158</text:p>
          </table:table-cell>
          <table:table-cell office:value-type="float" office:value="0.155349589938152" calcext:value-type="float">
            <text:p>0.155349589938152</text:p>
          </table:table-cell>
          <table:table-cell office:value-type="float" office:value="0.125921643543666" calcext:value-type="float">
            <text:p>0.125921643543666</text:p>
          </table:table-cell>
          <table:table-cell office:value-type="float" office:value="0.0698167657412134" calcext:value-type="float">
            <text:p>0.0698167657412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7251646423008" calcext:value-type="float">
            <text:p>0.697251646423008</text:p>
          </table:table-cell>
          <table:table-cell office:value-type="float" office:value="1.24319043858764" calcext:value-type="float">
            <text:p>1.24319043858764</text:p>
          </table:table-cell>
          <table:table-cell office:value-type="float" office:value="0.48312615647042" calcext:value-type="float">
            <text:p>0.48312615647042</text:p>
          </table:table-cell>
          <table:table-cell office:value-type="float" office:value="0.15568269640101" calcext:value-type="float">
            <text:p>0.15568269640101</text:p>
          </table:table-cell>
          <table:table-cell office:value-type="float" office:value="0.125887498636519" calcext:value-type="float">
            <text:p>0.125887498636519</text:p>
          </table:table-cell>
          <table:table-cell office:value-type="float" office:value="0.06977692219937" calcext:value-type="float">
            <text:p>0.069776922199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8995130914103" calcext:value-type="float">
            <text:p>0.678995130914103</text:p>
          </table:table-cell>
          <table:table-cell office:value-type="float" office:value="1.24319795928151" calcext:value-type="float">
            <text:p>1.24319795928151</text:p>
          </table:table-cell>
          <table:table-cell office:value-type="float" office:value="0.48319714539602" calcext:value-type="float">
            <text:p>0.48319714539602</text:p>
          </table:table-cell>
          <table:table-cell office:value-type="float" office:value="0.155686691487203" calcext:value-type="float">
            <text:p>0.155686691487203</text:p>
          </table:table-cell>
          <table:table-cell office:value-type="float" office:value="0.125905555550078" calcext:value-type="float">
            <text:p>0.125905555550078</text:p>
          </table:table-cell>
          <table:table-cell office:value-type="float" office:value="0.0697977106318265" calcext:value-type="float">
            <text:p>0.0697977106318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59112427236961" calcext:value-type="float">
            <text:p>0.859112427236961</text:p>
          </table:table-cell>
          <table:table-cell office:value-type="float" office:value="1.24230153042195" calcext:value-type="float">
            <text:p>1.24230153042195</text:p>
          </table:table-cell>
          <table:table-cell office:value-type="float" office:value="0.482827783362343" calcext:value-type="float">
            <text:p>0.482827783362343</text:p>
          </table:table-cell>
          <table:table-cell office:value-type="float" office:value="0.15279158187815" calcext:value-type="float">
            <text:p>0.15279158187815</text:p>
          </table:table-cell>
          <table:table-cell office:value-type="float" office:value="0.125812328763786" calcext:value-type="float">
            <text:p>0.125812328763786</text:p>
          </table:table-cell>
          <table:table-cell office:value-type="float" office:value="0.0696901876740971" calcext:value-type="float">
            <text:p>0.0696901876740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9283514625798" calcext:value-type="float">
            <text:p>0.59283514625798</text:p>
          </table:table-cell>
          <table:table-cell office:value-type="float" office:value="1.33503417056923" calcext:value-type="float">
            <text:p>1.33503417056923</text:p>
          </table:table-cell>
          <table:table-cell office:value-type="float" office:value="0.55977769546099" calcext:value-type="float">
            <text:p>0.55977769546099</text:p>
          </table:table-cell>
          <table:table-cell office:value-type="float" office:value="0.239371802582572" calcext:value-type="float">
            <text:p>0.239371802582572</text:p>
          </table:table-cell>
          <table:table-cell office:value-type="float" office:value="0.184564080613873" calcext:value-type="float">
            <text:p>0.184564080613873</text:p>
          </table:table-cell>
          <table:table-cell office:value-type="float" office:value="0.0886237782639337" calcext:value-type="float">
            <text:p>0.0886237782639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5172894031086" calcext:value-type="float">
            <text:p>0.675172894031086</text:p>
          </table:table-cell>
          <table:table-cell office:value-type="float" office:value="1.19287581635529" calcext:value-type="float">
            <text:p>1.19287581635529</text:p>
          </table:table-cell>
          <table:table-cell office:value-type="float" office:value="0.511750429017339" calcext:value-type="float">
            <text:p>0.511750429017339</text:p>
          </table:table-cell>
          <table:table-cell office:value-type="float" office:value="0.167909059313948" calcext:value-type="float">
            <text:p>0.167909059313948</text:p>
          </table:table-cell>
          <table:table-cell office:value-type="float" office:value="0.119892932028397" calcext:value-type="float">
            <text:p>0.119892932028397</text:p>
          </table:table-cell>
          <table:table-cell office:value-type="float" office:value="0.0728138980210451" calcext:value-type="float">
            <text:p>0.0728138980210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0228745515921" calcext:value-type="float">
            <text:p>0.690228745515921</text:p>
          </table:table-cell>
          <table:table-cell office:value-type="float" office:value="1.19278245307355" calcext:value-type="float">
            <text:p>1.19278245307355</text:p>
          </table:table-cell>
          <table:table-cell office:value-type="float" office:value="0.511650614684181" calcext:value-type="float">
            <text:p>0.511650614684181</text:p>
          </table:table-cell>
          <table:table-cell office:value-type="float" office:value="0.168466759441176" calcext:value-type="float">
            <text:p>0.168466759441176</text:p>
          </table:table-cell>
          <table:table-cell office:value-type="float" office:value="0.119869526364113" calcext:value-type="float">
            <text:p>0.119869526364113</text:p>
          </table:table-cell>
          <table:table-cell office:value-type="float" office:value="0.0727851384083725" calcext:value-type="float">
            <text:p>0.0727851384083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2441730428571" calcext:value-type="float">
            <text:p>0.672441730428571</text:p>
          </table:table-cell>
          <table:table-cell office:value-type="float" office:value="1.19279089142594" calcext:value-type="float">
            <text:p>1.19279089142594</text:p>
          </table:table-cell>
          <table:table-cell office:value-type="float" office:value="0.511736348739355" calcext:value-type="float">
            <text:p>0.511736348739355</text:p>
          </table:table-cell>
          <table:table-cell office:value-type="float" office:value="0.16850318508266" calcext:value-type="float">
            <text:p>0.16850318508266</text:p>
          </table:table-cell>
          <table:table-cell office:value-type="float" office:value="0.11988883105846" calcext:value-type="float">
            <text:p>0.11988883105846</text:p>
          </table:table-cell>
          <table:table-cell office:value-type="float" office:value="0.0728099416232356" calcext:value-type="float">
            <text:p>0.0728099416232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7742343194624" calcext:value-type="float">
            <text:p>0.87742343194624</text:p>
          </table:table-cell>
          <table:table-cell office:value-type="float" office:value="1.19169242624449" calcext:value-type="float">
            <text:p>1.19169242624449</text:p>
          </table:table-cell>
          <table:table-cell office:value-type="float" office:value="0.511219881454915" calcext:value-type="float">
            <text:p>0.511219881454915</text:p>
          </table:table-cell>
          <table:table-cell office:value-type="float" office:value="0.165259677113675" calcext:value-type="float">
            <text:p>0.165259677113675</text:p>
          </table:table-cell>
          <table:table-cell office:value-type="float" office:value="0.119774851576659" calcext:value-type="float">
            <text:p>0.119774851576659</text:p>
          </table:table-cell>
          <table:table-cell office:value-type="float" office:value="0.0726616299609425" calcext:value-type="float">
            <text:p>0.0726616299609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58118841494457" calcext:value-type="float">
            <text:p>0.658118841494457</text:p>
          </table:table-cell>
          <table:table-cell office:value-type="float" office:value="1.23769668887817" calcext:value-type="float">
            <text:p>1.23769668887817</text:p>
          </table:table-cell>
          <table:table-cell office:value-type="float" office:value="0.522206542563048" calcext:value-type="float">
            <text:p>0.522206542563048</text:p>
          </table:table-cell>
          <table:table-cell office:value-type="float" office:value="0.207927698204021" calcext:value-type="float">
            <text:p>0.207927698204021</text:p>
          </table:table-cell>
          <table:table-cell office:value-type="float" office:value="0.151487503022275" calcext:value-type="float">
            <text:p>0.151487503022275</text:p>
          </table:table-cell>
          <table:table-cell office:value-type="float" office:value="0.0744624637580599" calcext:value-type="float">
            <text:p>0.0744624637580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8858726905631" calcext:value-type="float">
            <text:p>0.428858726905631</text:p>
          </table:table-cell>
          <table:table-cell office:value-type="float" office:value="1.39051575433126" calcext:value-type="float">
            <text:p>1.39051575433126</text:p>
          </table:table-cell>
          <table:table-cell office:value-type="float" office:value="0.378180792780393" calcext:value-type="float">
            <text:p>0.378180792780393</text:p>
          </table:table-cell>
          <table:table-cell office:value-type="float" office:value="0.156100485389176" calcext:value-type="float">
            <text:p>0.156100485389176</text:p>
          </table:table-cell>
          <table:table-cell office:value-type="float" office:value="0.116588406202086" calcext:value-type="float">
            <text:p>0.116588406202086</text:p>
          </table:table-cell>
          <table:table-cell office:value-type="float" office:value="0.0543441143598907" calcext:value-type="float">
            <text:p>0.0543441143598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3201746195978" calcext:value-type="float">
            <text:p>0.433201746195978</text:p>
          </table:table-cell>
          <table:table-cell office:value-type="float" office:value="1.39048101713623" calcext:value-type="float">
            <text:p>1.39048101713623</text:p>
          </table:table-cell>
          <table:table-cell office:value-type="float" office:value="0.378155054960446" calcext:value-type="float">
            <text:p>0.378155054960446</text:p>
          </table:table-cell>
          <table:table-cell office:value-type="float" office:value="0.156530248069392" calcext:value-type="float">
            <text:p>0.156530248069392</text:p>
          </table:table-cell>
          <table:table-cell office:value-type="float" office:value="0.116581784531838" calcext:value-type="float">
            <text:p>0.116581784531838</text:p>
          </table:table-cell>
          <table:table-cell office:value-type="float" office:value="0.0543366599315978" calcext:value-type="float">
            <text:p>0.0543366599315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24098810676079" calcext:value-type="float">
            <text:p>0.424098810676079</text:p>
          </table:table-cell>
          <table:table-cell office:value-type="float" office:value="1.39050081595023" calcext:value-type="float">
            <text:p>1.39050081595023</text:p>
          </table:table-cell>
          <table:table-cell office:value-type="float" office:value="0.37818741336162" calcext:value-type="float">
            <text:p>0.37818741336162</text:p>
          </table:table-cell>
          <table:table-cell office:value-type="float" office:value="0.15642456833585" calcext:value-type="float">
            <text:p>0.15642456833585</text:p>
          </table:table-cell>
          <table:table-cell office:value-type="float" office:value="0.116591423946655" calcext:value-type="float">
            <text:p>0.116591423946655</text:p>
          </table:table-cell>
          <table:table-cell office:value-type="float" office:value="0.054346080225114" calcext:value-type="float">
            <text:p>0.054346080225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9955146348116" calcext:value-type="float">
            <text:p>0.579955146348116</text:p>
          </table:table-cell>
          <table:table-cell office:value-type="float" office:value="1.38953160984968" calcext:value-type="float">
            <text:p>1.38953160984968</text:p>
          </table:table-cell>
          <table:table-cell office:value-type="float" office:value="0.377902676727459" calcext:value-type="float">
            <text:p>0.377902676727459</text:p>
          </table:table-cell>
          <table:table-cell office:value-type="float" office:value="0.154476525947806" calcext:value-type="float">
            <text:p>0.154476525947806</text:p>
          </table:table-cell>
          <table:table-cell office:value-type="float" office:value="0.116507116952289" calcext:value-type="float">
            <text:p>0.116507116952289</text:p>
          </table:table-cell>
          <table:table-cell office:value-type="float" office:value="0.0542636619839922" calcext:value-type="float">
            <text:p>0.054263661983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6734700075713" calcext:value-type="float">
            <text:p>0.536734700075713</text:p>
          </table:table-cell>
          <table:table-cell office:value-type="float" office:value="1.29019201765402" calcext:value-type="float">
            <text:p>1.29019201765402</text:p>
          </table:table-cell>
          <table:table-cell office:value-type="float" office:value="0.408197312591722" calcext:value-type="float">
            <text:p>0.408197312591722</text:p>
          </table:table-cell>
          <table:table-cell office:value-type="float" office:value="0.136571019309039" calcext:value-type="float">
            <text:p>0.136571019309039</text:p>
          </table:table-cell>
          <table:table-cell office:value-type="float" office:value="0.113907511405894" calcext:value-type="float">
            <text:p>0.113907511405894</text:p>
          </table:table-cell>
          <table:table-cell office:value-type="float" office:value="0.0762719170436411" calcext:value-type="float">
            <text:p>0.07627191704364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6277860903689" calcext:value-type="float">
            <text:p>0.636277860903689</text:p>
          </table:table-cell>
          <table:table-cell office:value-type="float" office:value="1.19179906064809" calcext:value-type="float">
            <text:p>1.19179906064809</text:p>
          </table:table-cell>
          <table:table-cell office:value-type="float" office:value="0.423193340353472" calcext:value-type="float">
            <text:p>0.423193340353472</text:p>
          </table:table-cell>
          <table:table-cell office:value-type="float" office:value="0.141190644546664" calcext:value-type="float">
            <text:p>0.141190644546664</text:p>
          </table:table-cell>
          <table:table-cell office:value-type="float" office:value="0.112678506516906" calcext:value-type="float">
            <text:p>0.112678506516906</text:p>
          </table:table-cell>
          <table:table-cell office:value-type="float" office:value="0.0576366213239662" calcext:value-type="float">
            <text:p>0.0576366213239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9932543320042" calcext:value-type="float">
            <text:p>0.609932543320042</text:p>
          </table:table-cell>
          <table:table-cell office:value-type="float" office:value="1.19192481624627" calcext:value-type="float">
            <text:p>1.19192481624627</text:p>
          </table:table-cell>
          <table:table-cell office:value-type="float" office:value="0.42329008392951" calcext:value-type="float">
            <text:p>0.42329008392951</text:p>
          </table:table-cell>
          <table:table-cell office:value-type="float" office:value="0.142592292223078" calcext:value-type="float">
            <text:p>0.142592292223078</text:p>
          </table:table-cell>
          <table:table-cell office:value-type="float" office:value="0.112703496169072" calcext:value-type="float">
            <text:p>0.112703496169072</text:p>
          </table:table-cell>
          <table:table-cell office:value-type="float" office:value="0.0576635496378914" calcext:value-type="float">
            <text:p>0.0576635496378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927675391889" calcext:value-type="float">
            <text:p>0.60927675391889</text:p>
          </table:table-cell>
          <table:table-cell office:value-type="float" office:value="1.19192505165435" calcext:value-type="float">
            <text:p>1.19192505165435</text:p>
          </table:table-cell>
          <table:table-cell office:value-type="float" office:value="0.423292996948802" calcext:value-type="float">
            <text:p>0.423292996948802</text:p>
          </table:table-cell>
          <table:table-cell office:value-type="float" office:value="0.142275265530209" calcext:value-type="float">
            <text:p>0.142275265530209</text:p>
          </table:table-cell>
          <table:table-cell office:value-type="float" office:value="0.112704260606914" calcext:value-type="float">
            <text:p>0.112704260606914</text:p>
          </table:table-cell>
          <table:table-cell office:value-type="float" office:value="0.0576643443229898" calcext:value-type="float">
            <text:p>0.057664344322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08770976938397" calcext:value-type="float">
            <text:p>0.808770976938397</text:p>
          </table:table-cell>
          <table:table-cell office:value-type="float" office:value="1.19073759785664" calcext:value-type="float">
            <text:p>1.19073759785664</text:p>
          </table:table-cell>
          <table:table-cell office:value-type="float" office:value="0.4228515499213" calcext:value-type="float">
            <text:p>0.4228515499213</text:p>
          </table:table-cell>
          <table:table-cell office:value-type="float" office:value="0.139104030547438" calcext:value-type="float">
            <text:p>0.139104030547438</text:p>
          </table:table-cell>
          <table:table-cell office:value-type="float" office:value="0.112587669342412" calcext:value-type="float">
            <text:p>0.112587669342412</text:p>
          </table:table-cell>
          <table:table-cell office:value-type="float" office:value="0.0575428074584653" calcext:value-type="float">
            <text:p>0.0575428074584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2906074586023" calcext:value-type="float">
            <text:p>0.472906074586023</text:p>
          </table:table-cell>
          <table:table-cell office:value-type="float" office:value="1.33133970255736" calcext:value-type="float">
            <text:p>1.33133970255736</text:p>
          </table:table-cell>
          <table:table-cell office:value-type="float" office:value="0.4332704130448" calcext:value-type="float">
            <text:p>0.4332704130448</text:p>
          </table:table-cell>
          <table:table-cell office:value-type="float" office:value="0.159624143540161" calcext:value-type="float">
            <text:p>0.159624143540161</text:p>
          </table:table-cell>
          <table:table-cell office:value-type="float" office:value="0.124869611922811" calcext:value-type="float">
            <text:p>0.124869611922811</text:p>
          </table:table-cell>
          <table:table-cell office:value-type="float" office:value="0.0630022093184573" calcext:value-type="float">
            <text:p>0.0630022093184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3322129613863" calcext:value-type="float">
            <text:p>0.443322129613863</text:p>
          </table:table-cell>
          <table:table-cell office:value-type="float" office:value="1.42071748829896" calcext:value-type="float">
            <text:p>1.42071748829896</text:p>
          </table:table-cell>
          <table:table-cell office:value-type="float" office:value="0.485504120587806" calcext:value-type="float">
            <text:p>0.485504120587806</text:p>
          </table:table-cell>
          <table:table-cell office:value-type="float" office:value="0.14958198376242" calcext:value-type="float">
            <text:p>0.14958198376242</text:p>
          </table:table-cell>
          <table:table-cell office:value-type="float" office:value="0.116462150666594" calcext:value-type="float">
            <text:p>0.116462150666594</text:p>
          </table:table-cell>
          <table:table-cell office:value-type="float" office:value="0.0677195651035789" calcext:value-type="float">
            <text:p>0.0677195651035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8507119609132" calcext:value-type="float">
            <text:p>0.398507119609132</text:p>
          </table:table-cell>
          <table:table-cell office:value-type="float" office:value="1.42103784035761" calcext:value-type="float">
            <text:p>1.42103784035761</text:p>
          </table:table-cell>
          <table:table-cell office:value-type="float" office:value="0.485723348311773" calcext:value-type="float">
            <text:p>0.485723348311773</text:p>
          </table:table-cell>
          <table:table-cell office:value-type="float" office:value="0.151670196533296" calcext:value-type="float">
            <text:p>0.151670196533296</text:p>
          </table:table-cell>
          <table:table-cell office:value-type="float" office:value="0.116514520953517" calcext:value-type="float">
            <text:p>0.116514520953517</text:p>
          </table:table-cell>
          <table:table-cell office:value-type="float" office:value="0.0677822015632115" calcext:value-type="float">
            <text:p>0.0677822015632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3988269772734" calcext:value-type="float">
            <text:p>0.423988269772734</text:p>
          </table:table-cell>
          <table:table-cell office:value-type="float" office:value="1.42100537754179" calcext:value-type="float">
            <text:p>1.42100537754179</text:p>
          </table:table-cell>
          <table:table-cell office:value-type="float" office:value="0.485582326713024" calcext:value-type="float">
            <text:p>0.485582326713024</text:p>
          </table:table-cell>
          <table:table-cell office:value-type="float" office:value="0.150476575649191" calcext:value-type="float">
            <text:p>0.150476575649191</text:p>
          </table:table-cell>
          <table:table-cell office:value-type="float" office:value="0.116481220543928" calcext:value-type="float">
            <text:p>0.116481220543928</text:p>
          </table:table-cell>
          <table:table-cell office:value-type="float" office:value="0.067741878831441" calcext:value-type="float">
            <text:p>0.0677418788314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6289865106253" calcext:value-type="float">
            <text:p>0.636289865106253</text:p>
          </table:table-cell>
          <table:table-cell office:value-type="float" office:value="1.41950341303411" calcext:value-type="float">
            <text:p>1.41950341303411</text:p>
          </table:table-cell>
          <table:table-cell office:value-type="float" office:value="0.485037549468457" calcext:value-type="float">
            <text:p>0.485037549468457</text:p>
          </table:table-cell>
          <table:table-cell office:value-type="float" office:value="0.147008578596454" calcext:value-type="float">
            <text:p>0.147008578596454</text:p>
          </table:table-cell>
          <table:table-cell office:value-type="float" office:value="0.116351836666555" calcext:value-type="float">
            <text:p>0.116351836666555</text:p>
          </table:table-cell>
          <table:table-cell office:value-type="float" office:value="0.0675883347771673" calcext:value-type="float">
            <text:p>0.0675883347771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000879615175" calcext:value-type="float">
            <text:p>0.47000879615175</text:p>
          </table:table-cell>
          <table:table-cell office:value-type="float" office:value="1.37599993205948" calcext:value-type="float">
            <text:p>1.37599993205948</text:p>
          </table:table-cell>
          <table:table-cell office:value-type="float" office:value="0.48645835296908" calcext:value-type="float">
            <text:p>0.48645835296908</text:p>
          </table:table-cell>
          <table:table-cell office:value-type="float" office:value="0.161329248688577" calcext:value-type="float">
            <text:p>0.161329248688577</text:p>
          </table:table-cell>
          <table:table-cell office:value-type="float" office:value="0.116447350054241" calcext:value-type="float">
            <text:p>0.116447350054241</text:p>
          </table:table-cell>
          <table:table-cell office:value-type="float" office:value="0.0642798175279987" calcext:value-type="float">
            <text:p>0.0642798175279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6667119836966" calcext:value-type="float">
            <text:p>0.636667119836966</text:p>
          </table:table-cell>
          <table:table-cell office:value-type="float" office:value="1.16903310426996" calcext:value-type="float">
            <text:p>1.16903310426996</text:p>
          </table:table-cell>
          <table:table-cell office:value-type="float" office:value="0.62559257085521" calcext:value-type="float">
            <text:p>0.62559257085521</text:p>
          </table:table-cell>
          <table:table-cell office:value-type="float" office:value="0.167067949718091" calcext:value-type="float">
            <text:p>0.167067949718091</text:p>
          </table:table-cell>
          <table:table-cell office:value-type="float" office:value="0.130239104899183" calcext:value-type="float">
            <text:p>0.130239104899183</text:p>
          </table:table-cell>
          <table:table-cell office:value-type="float" office:value="0.0822420159568812" calcext:value-type="float">
            <text:p>0.0822420159568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9506667404653" calcext:value-type="float">
            <text:p>0.589506667404653</text:p>
          </table:table-cell>
          <table:table-cell office:value-type="float" office:value="1.16934194847817" calcext:value-type="float">
            <text:p>1.16934194847817</text:p>
          </table:table-cell>
          <table:table-cell office:value-type="float" office:value="0.625859389716965" calcext:value-type="float">
            <text:p>0.625859389716965</text:p>
          </table:table-cell>
          <table:table-cell office:value-type="float" office:value="0.169396617494268" calcext:value-type="float">
            <text:p>0.169396617494268</text:p>
          </table:table-cell>
          <table:table-cell office:value-type="float" office:value="0.130292253089524" calcext:value-type="float">
            <text:p>0.130292253089524</text:p>
          </table:table-cell>
          <table:table-cell office:value-type="float" office:value="0.0823142859241385" calcext:value-type="float">
            <text:p>0.0823142859241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2064696651576" calcext:value-type="float">
            <text:p>0.602064696651576</text:p>
          </table:table-cell>
          <table:table-cell office:value-type="float" office:value="1.1693847290589" calcext:value-type="float">
            <text:p>1.1693847290589</text:p>
          </table:table-cell>
          <table:table-cell office:value-type="float" office:value="0.625774757390665" calcext:value-type="float">
            <text:p>0.625774757390665</text:p>
          </table:table-cell>
          <table:table-cell office:value-type="float" office:value="0.168674345415442" calcext:value-type="float">
            <text:p>0.168674345415442</text:p>
          </table:table-cell>
          <table:table-cell office:value-type="float" office:value="0.130274929580435" calcext:value-type="float">
            <text:p>0.130274929580435</text:p>
          </table:table-cell>
          <table:table-cell office:value-type="float" office:value="0.082291318708873" calcext:value-type="float">
            <text:p>0.0822913187088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82800913640494" calcext:value-type="float">
            <text:p>0.882800913640494</text:p>
          </table:table-cell>
          <table:table-cell office:value-type="float" office:value="1.1677775878242" calcext:value-type="float">
            <text:p>1.1677775878242</text:p>
          </table:table-cell>
          <table:table-cell office:value-type="float" office:value="0.624865615936682" calcext:value-type="float">
            <text:p>0.624865615936682</text:p>
          </table:table-cell>
          <table:table-cell office:value-type="float" office:value="0.163718525252448" calcext:value-type="float">
            <text:p>0.163718525252448</text:p>
          </table:table-cell>
          <table:table-cell office:value-type="float" office:value="0.130089782349766" calcext:value-type="float">
            <text:p>0.130089782349766</text:p>
          </table:table-cell>
          <table:table-cell office:value-type="float" office:value="0.0820488750453429" calcext:value-type="float">
            <text:p>0.0820488750453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08516017521876" calcext:value-type="float">
            <text:p>0.708516017521876</text:p>
          </table:table-cell>
          <table:table-cell office:value-type="float" office:value="1.09383813643076" calcext:value-type="float">
            <text:p>1.09383813643076</text:p>
          </table:table-cell>
          <table:table-cell office:value-type="float" office:value="0.578141155584514" calcext:value-type="float">
            <text:p>0.578141155584514</text:p>
          </table:table-cell>
          <table:table-cell office:value-type="float" office:value="0.152712518768665" calcext:value-type="float">
            <text:p>0.152712518768665</text:p>
          </table:table-cell>
          <table:table-cell office:value-type="float" office:value="0.131578170522295" calcext:value-type="float">
            <text:p>0.131578170522295</text:p>
          </table:table-cell>
          <table:table-cell office:value-type="float" office:value="0.0637949629627871" calcext:value-type="float">
            <text:p>0.0637949629627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1365629651579" calcext:value-type="float">
            <text:p>0.711365629651579</text:p>
          </table:table-cell>
          <table:table-cell office:value-type="float" office:value="1.24754347865362" calcext:value-type="float">
            <text:p>1.24754347865362</text:p>
          </table:table-cell>
          <table:table-cell office:value-type="float" office:value="0.362941811103665" calcext:value-type="float">
            <text:p>0.362941811103665</text:p>
          </table:table-cell>
          <table:table-cell office:value-type="float" office:value="0.146117161526078" calcext:value-type="float">
            <text:p>0.146117161526078</text:p>
          </table:table-cell>
          <table:table-cell office:value-type="float" office:value="0.109273634936554" calcext:value-type="float">
            <text:p>0.109273634936554</text:p>
          </table:table-cell>
          <table:table-cell office:value-type="float" office:value="0.0532618725552668" calcext:value-type="float">
            <text:p>0.0532618725552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28174465160173" calcext:value-type="float">
            <text:p>0.728174465160173</text:p>
          </table:table-cell>
          <table:table-cell office:value-type="float" office:value="1.24743534553145" calcext:value-type="float">
            <text:p>1.24743534553145</text:p>
          </table:table-cell>
          <table:table-cell office:value-type="float" office:value="0.362876308059758" calcext:value-type="float">
            <text:p>0.362876308059758</text:p>
          </table:table-cell>
          <table:table-cell office:value-type="float" office:value="0.146374503737711" calcext:value-type="float">
            <text:p>0.146374503737711</text:p>
          </table:table-cell>
          <table:table-cell office:value-type="float" office:value="0.109254762839478" calcext:value-type="float">
            <text:p>0.109254762839478</text:p>
          </table:table-cell>
          <table:table-cell office:value-type="float" office:value="0.053242468170968" calcext:value-type="float">
            <text:p>0.0532424681709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2045797590791" calcext:value-type="float">
            <text:p>0.72045797590791</text:p>
          </table:table-cell>
          <table:table-cell office:value-type="float" office:value="1.24744550948824" calcext:value-type="float">
            <text:p>1.24744550948824</text:p>
          </table:table-cell>
          <table:table-cell office:value-type="float" office:value="0.362900204499824" calcext:value-type="float">
            <text:p>0.362900204499824</text:p>
          </table:table-cell>
          <table:table-cell office:value-type="float" office:value="0.146210123412303" calcext:value-type="float">
            <text:p>0.146210123412303</text:p>
          </table:table-cell>
          <table:table-cell office:value-type="float" office:value="0.109261706202352" calcext:value-type="float">
            <text:p>0.109261706202352</text:p>
          </table:table-cell>
          <table:table-cell office:value-type="float" office:value="0.0532495479830299" calcext:value-type="float">
            <text:p>0.053249547983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2831885401014" calcext:value-type="float">
            <text:p>0.852831885401014</text:p>
          </table:table-cell>
          <table:table-cell office:value-type="float" office:value="1.24677352198227" calcext:value-type="float">
            <text:p>1.24677352198227</text:p>
          </table:table-cell>
          <table:table-cell office:value-type="float" office:value="0.362689448615251" calcext:value-type="float">
            <text:p>0.362689448615251</text:p>
          </table:table-cell>
          <table:table-cell office:value-type="float" office:value="0.144537924528607" calcext:value-type="float">
            <text:p>0.144537924528607</text:p>
          </table:table-cell>
          <table:table-cell office:value-type="float" office:value="0.109201273458974" calcext:value-type="float">
            <text:p>0.109201273458974</text:p>
          </table:table-cell>
          <table:table-cell office:value-type="float" office:value="0.0531873612881051" calcext:value-type="float">
            <text:p>0.053187361288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4353558810831" calcext:value-type="float">
            <text:p>0.644353558810831</text:p>
          </table:table-cell>
          <table:table-cell office:value-type="float" office:value="1.31535348064963" calcext:value-type="float">
            <text:p>1.31535348064963</text:p>
          </table:table-cell>
          <table:table-cell office:value-type="float" office:value="0.375664252571838" calcext:value-type="float">
            <text:p>0.375664252571838</text:p>
          </table:table-cell>
          <table:table-cell office:value-type="float" office:value="0.167832745054165" calcext:value-type="float">
            <text:p>0.167832745054165</text:p>
          </table:table-cell>
          <table:table-cell office:value-type="float" office:value="0.12167998549476" calcext:value-type="float">
            <text:p>0.12167998549476</text:p>
          </table:table-cell>
          <table:table-cell office:value-type="float" office:value="0.0559510262676396" calcext:value-type="float">
            <text:p>0.05595102626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32037493513" calcext:value-type="float">
            <text:p>0.634132037493513</text:p>
          </table:table-cell>
          <table:table-cell office:value-type="float" office:value="1.19606565257623" calcext:value-type="float">
            <text:p>1.19606565257623</text:p>
          </table:table-cell>
          <table:table-cell office:value-type="float" office:value="0.542213778738686" calcext:value-type="float">
            <text:p>0.542213778738686</text:p>
          </table:table-cell>
          <table:table-cell office:value-type="float" office:value="0.190949575669338" calcext:value-type="float">
            <text:p>0.190949575669338</text:p>
          </table:table-cell>
          <table:table-cell office:value-type="float" office:value="0.133873414510295" calcext:value-type="float">
            <text:p>0.133873414510295</text:p>
          </table:table-cell>
          <table:table-cell office:value-type="float" office:value="0.0760101765933936" calcext:value-type="float">
            <text:p>0.0760101765933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3240407632451" calcext:value-type="float">
            <text:p>0.633240407632451</text:p>
          </table:table-cell>
          <table:table-cell office:value-type="float" office:value="1.19604106361215" calcext:value-type="float">
            <text:p>1.19604106361215</text:p>
          </table:table-cell>
          <table:table-cell office:value-type="float" office:value="0.542187452687364" calcext:value-type="float">
            <text:p>0.542187452687364</text:p>
          </table:table-cell>
          <table:table-cell office:value-type="float" office:value="0.191854541494742" calcext:value-type="float">
            <text:p>0.191854541494742</text:p>
          </table:table-cell>
          <table:table-cell office:value-type="float" office:value="0.133868384114604" calcext:value-type="float">
            <text:p>0.133868384114604</text:p>
          </table:table-cell>
          <table:table-cell office:value-type="float" office:value="0.0760028208111998" calcext:value-type="float">
            <text:p>0.07600282081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9272861648981" calcext:value-type="float">
            <text:p>0.619272861648981</text:p>
          </table:table-cell>
          <table:table-cell office:value-type="float" office:value="1.1960318123589" calcext:value-type="float">
            <text:p>1.1960318123589</text:p>
          </table:table-cell>
          <table:table-cell office:value-type="float" office:value="0.542264265857382" calcext:value-type="float">
            <text:p>0.542264265857382</text:p>
          </table:table-cell>
          <table:table-cell office:value-type="float" office:value="0.191816217109606" calcext:value-type="float">
            <text:p>0.191816217109606</text:p>
          </table:table-cell>
          <table:table-cell office:value-type="float" office:value="0.133886806414949" calcext:value-type="float">
            <text:p>0.133886806414949</text:p>
          </table:table-cell>
          <table:table-cell office:value-type="float" office:value="0.0760247829896365" calcext:value-type="float">
            <text:p>0.0760247829896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47878912346086" calcext:value-type="float">
            <text:p>0.847878912346086</text:p>
          </table:table-cell>
          <table:table-cell office:value-type="float" office:value="1.19471319543537" calcext:value-type="float">
            <text:p>1.19471319543537</text:p>
          </table:table-cell>
          <table:table-cell office:value-type="float" office:value="0.541618365173566" calcext:value-type="float">
            <text:p>0.541618365173566</text:p>
          </table:table-cell>
          <table:table-cell office:value-type="float" office:value="0.188391805303761" calcext:value-type="float">
            <text:p>0.188391805303761</text:p>
          </table:table-cell>
          <table:table-cell office:value-type="float" office:value="0.133734864484166" calcext:value-type="float">
            <text:p>0.133734864484166</text:p>
          </table:table-cell>
          <table:table-cell office:value-type="float" office:value="0.0758417409896525" calcext:value-type="float">
            <text:p>0.0758417409896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808237752637" calcext:value-type="float">
            <text:p>0.71808237752637</text:p>
          </table:table-cell>
          <table:table-cell office:value-type="float" office:value="1.12841804557783" calcext:value-type="float">
            <text:p>1.12841804557783</text:p>
          </table:table-cell>
          <table:table-cell office:value-type="float" office:value="0.574364841423965" calcext:value-type="float">
            <text:p>0.574364841423965</text:p>
          </table:table-cell>
          <table:table-cell office:value-type="float" office:value="0.178940965732962" calcext:value-type="float">
            <text:p>0.178940965732962</text:p>
          </table:table-cell>
          <table:table-cell office:value-type="float" office:value="0.133438708523682" calcext:value-type="float">
            <text:p>0.133438708523682</text:p>
          </table:table-cell>
          <table:table-cell office:value-type="float" office:value="0.0935614804409772" calcext:value-type="float">
            <text:p>0.09356148044097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9113147276352" calcext:value-type="float">
            <text:p>0.619113147276352</text:p>
          </table:table-cell>
          <table:table-cell office:value-type="float" office:value="1.23193133014302" calcext:value-type="float">
            <text:p>1.23193133014302</text:p>
          </table:table-cell>
          <table:table-cell office:value-type="float" office:value="0.395389734376369" calcext:value-type="float">
            <text:p>0.395389734376369</text:p>
          </table:table-cell>
          <table:table-cell office:value-type="float" office:value="0.137309921152719" calcext:value-type="float">
            <text:p>0.137309921152719</text:p>
          </table:table-cell>
          <table:table-cell office:value-type="float" office:value="0.11053645851649" calcext:value-type="float">
            <text:p>0.11053645851649</text:p>
          </table:table-cell>
          <table:table-cell office:value-type="float" office:value="0.0574095935333638" calcext:value-type="float">
            <text:p>0.0574095935333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8693463816483" calcext:value-type="float">
            <text:p>0.588693463816483</text:p>
          </table:table-cell>
          <table:table-cell office:value-type="float" office:value="1.2321396490338" calcext:value-type="float">
            <text:p>1.2321396490338</text:p>
          </table:table-cell>
          <table:table-cell office:value-type="float" office:value="0.395496445634106" calcext:value-type="float">
            <text:p>0.395496445634106</text:p>
          </table:table-cell>
          <table:table-cell office:value-type="float" office:value="0.138870582914405" calcext:value-type="float">
            <text:p>0.138870582914405</text:p>
          </table:table-cell>
          <table:table-cell office:value-type="float" office:value="0.110564726893889" calcext:value-type="float">
            <text:p>0.110564726893889</text:p>
          </table:table-cell>
          <table:table-cell office:value-type="float" office:value="0.0574411746363806" calcext:value-type="float">
            <text:p>0.0574411746363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5577755352401" calcext:value-type="float">
            <text:p>0.595577755352401</text:p>
          </table:table-cell>
          <table:table-cell office:value-type="float" office:value="1.23212942129592" calcext:value-type="float">
            <text:p>1.23212942129592</text:p>
          </table:table-cell>
          <table:table-cell office:value-type="float" office:value="0.395468521897963" calcext:value-type="float">
            <text:p>0.395468521897963</text:p>
          </table:table-cell>
          <table:table-cell office:value-type="float" office:value="0.138285394134465" calcext:value-type="float">
            <text:p>0.138285394134465</text:p>
          </table:table-cell>
          <table:table-cell office:value-type="float" office:value="0.110557090221282" calcext:value-type="float">
            <text:p>0.110557090221282</text:p>
          </table:table-cell>
          <table:table-cell office:value-type="float" office:value="0.0574328891510875" calcext:value-type="float">
            <text:p>0.0574328891510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4663374035011" calcext:value-type="float">
            <text:p>0.774663374035011</text:p>
          </table:table-cell>
          <table:table-cell office:value-type="float" office:value="1.23109653877214" calcext:value-type="float">
            <text:p>1.23109653877214</text:p>
          </table:table-cell>
          <table:table-cell office:value-type="float" office:value="0.395115228391672" calcext:value-type="float">
            <text:p>0.395115228391672</text:p>
          </table:table-cell>
          <table:table-cell office:value-type="float" office:value="0.135338286433995" calcext:value-type="float">
            <text:p>0.135338286433995</text:p>
          </table:table-cell>
          <table:table-cell office:value-type="float" office:value="0.110460600011576" calcext:value-type="float">
            <text:p>0.110460600011576</text:p>
          </table:table-cell>
          <table:table-cell office:value-type="float" office:value="0.0573293428509767" calcext:value-type="float">
            <text:p>0.0573293428509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5653530200185" calcext:value-type="float">
            <text:p>0.675653530200185</text:p>
          </table:table-cell>
          <table:table-cell office:value-type="float" office:value="1.15516644237634" calcext:value-type="float">
            <text:p>1.15516644237634</text:p>
          </table:table-cell>
          <table:table-cell office:value-type="float" office:value="0.430931469257634" calcext:value-type="float">
            <text:p>0.430931469257634</text:p>
          </table:table-cell>
          <table:table-cell office:value-type="float" office:value="0.143432049040693" calcext:value-type="float">
            <text:p>0.143432049040693</text:p>
          </table:table-cell>
          <table:table-cell office:value-type="float" office:value="0.122999958654092" calcext:value-type="float">
            <text:p>0.122999958654092</text:p>
          </table:table-cell>
          <table:table-cell office:value-type="float" office:value="0.0546636838210196" calcext:value-type="float">
            <text:p>0.054663683821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5556073698774" calcext:value-type="float">
            <text:p>0.425556073698774</text:p>
          </table:table-cell>
          <table:table-cell office:value-type="float" office:value="1.3609147481535" calcext:value-type="float">
            <text:p>1.3609147481535</text:p>
          </table:table-cell>
          <table:table-cell office:value-type="float" office:value="0.521276285891797" calcext:value-type="float">
            <text:p>0.521276285891797</text:p>
          </table:table-cell>
          <table:table-cell office:value-type="float" office:value="0.157334865669079" calcext:value-type="float">
            <text:p>0.157334865669079</text:p>
          </table:table-cell>
          <table:table-cell office:value-type="float" office:value="0.119547138655618" calcext:value-type="float">
            <text:p>0.119547138655618</text:p>
          </table:table-cell>
          <table:table-cell office:value-type="float" office:value="0.0662711180064997" calcext:value-type="float">
            <text:p>0.06627111800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8479843382949" calcext:value-type="float">
            <text:p>0.388479843382949</text:p>
          </table:table-cell>
          <table:table-cell office:value-type="float" office:value="1.3611872767227" calcext:value-type="float">
            <text:p>1.3611872767227</text:p>
          </table:table-cell>
          <table:table-cell office:value-type="float" office:value="0.521456243306116" calcext:value-type="float">
            <text:p>0.521456243306116</text:p>
          </table:table-cell>
          <table:table-cell office:value-type="float" office:value="0.159072055489562" calcext:value-type="float">
            <text:p>0.159072055489562</text:p>
          </table:table-cell>
          <table:table-cell office:value-type="float" office:value="0.119587098289024" calcext:value-type="float">
            <text:p>0.119587098289024</text:p>
          </table:table-cell>
          <table:table-cell office:value-type="float" office:value="0.0663180580224074" calcext:value-type="float">
            <text:p>0.0663180580224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1054316336804" calcext:value-type="float">
            <text:p>0.391054316336804</text:p>
          </table:table-cell>
          <table:table-cell office:value-type="float" office:value="1.36118706762488" calcext:value-type="float">
            <text:p>1.36118706762488</text:p>
          </table:table-cell>
          <table:table-cell office:value-type="float" office:value="0.521441215397117" calcext:value-type="float">
            <text:p>0.521441215397117</text:p>
          </table:table-cell>
          <table:table-cell office:value-type="float" office:value="0.158662750353014" calcext:value-type="float">
            <text:p>0.158662750353014</text:p>
          </table:table-cell>
          <table:table-cell office:value-type="float" office:value="0.119583767005443" calcext:value-type="float">
            <text:p>0.119583767005443</text:p>
          </table:table-cell>
          <table:table-cell office:value-type="float" office:value="0.0663141074619497" calcext:value-type="float">
            <text:p>0.066314107461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3588854984861" calcext:value-type="float">
            <text:p>0.633588854984861</text:p>
          </table:table-cell>
          <table:table-cell office:value-type="float" office:value="1.35952188663121" calcext:value-type="float">
            <text:p>1.35952188663121</text:p>
          </table:table-cell>
          <table:table-cell office:value-type="float" office:value="0.520743882234793" calcext:value-type="float">
            <text:p>0.520743882234793</text:p>
          </table:table-cell>
          <table:table-cell office:value-type="float" office:value="0.154944847050318" calcext:value-type="float">
            <text:p>0.154944847050318</text:p>
          </table:table-cell>
          <table:table-cell office:value-type="float" office:value="0.119430628257852" calcext:value-type="float">
            <text:p>0.119430628257852</text:p>
          </table:table-cell>
          <table:table-cell office:value-type="float" office:value="0.0661345391784035" calcext:value-type="float">
            <text:p>0.0661345391784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96238218746759" calcext:value-type="float">
            <text:p>0.196238218746759</text:p>
          </table:table-cell>
          <table:table-cell office:value-type="float" office:value="1.53471780660423" calcext:value-type="float">
            <text:p>1.53471780660423</text:p>
          </table:table-cell>
          <table:table-cell office:value-type="float" office:value="0.621176007817141" calcext:value-type="float">
            <text:p>0.621176007817141</text:p>
          </table:table-cell>
          <table:table-cell office:value-type="float" office:value="0.290382980178769" calcext:value-type="float">
            <text:p>0.290382980178769</text:p>
          </table:table-cell>
          <table:table-cell office:value-type="float" office:value="0.220668560649565" calcext:value-type="float">
            <text:p>0.220668560649565</text:p>
          </table:table-cell>
          <table:table-cell office:value-type="float" office:value="0.148772629447344" calcext:value-type="float">
            <text:p>0.1487726294473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1191683716567" calcext:value-type="float">
            <text:p>0.391191683716567</text:p>
          </table:table-cell>
          <table:table-cell office:value-type="float" office:value="1.36175486461103" calcext:value-type="float">
            <text:p>1.36175486461103</text:p>
          </table:table-cell>
          <table:table-cell office:value-type="float" office:value="0.436236948902258" calcext:value-type="float">
            <text:p>0.436236948902258</text:p>
          </table:table-cell>
          <table:table-cell office:value-type="float" office:value="0.149048000482977" calcext:value-type="float">
            <text:p>0.149048000482977</text:p>
          </table:table-cell>
          <table:table-cell office:value-type="float" office:value="0.119421392432787" calcext:value-type="float">
            <text:p>0.119421392432787</text:p>
          </table:table-cell>
          <table:table-cell office:value-type="float" office:value="0.0605450076246962" calcext:value-type="float">
            <text:p>0.0605450076246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6450812882997" calcext:value-type="float">
            <text:p>0.396450812882997</text:p>
          </table:table-cell>
          <table:table-cell office:value-type="float" office:value="1.36171165907983" calcext:value-type="float">
            <text:p>1.36171165907983</text:p>
          </table:table-cell>
          <table:table-cell office:value-type="float" office:value="0.436200450737668" calcext:value-type="float">
            <text:p>0.436200450737668</text:p>
          </table:table-cell>
          <table:table-cell office:value-type="float" office:value="0.149549920924481" calcext:value-type="float">
            <text:p>0.149549920924481</text:p>
          </table:table-cell>
          <table:table-cell office:value-type="float" office:value="0.11941075954296" calcext:value-type="float">
            <text:p>0.11941075954296</text:p>
          </table:table-cell>
          <table:table-cell office:value-type="float" office:value="0.060534786212632" calcext:value-type="float">
            <text:p>0.0605347862126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4058727598402" calcext:value-type="float">
            <text:p>0.384058727598402</text:p>
          </table:table-cell>
          <table:table-cell office:value-type="float" office:value="1.36172433271544" calcext:value-type="float">
            <text:p>1.36172433271544</text:p>
          </table:table-cell>
          <table:table-cell office:value-type="float" office:value="0.436249326817135" calcext:value-type="float">
            <text:p>0.436249326817135</text:p>
          </table:table-cell>
          <table:table-cell office:value-type="float" office:value="0.149500145941625" calcext:value-type="float">
            <text:p>0.149500145941625</text:p>
          </table:table-cell>
          <table:table-cell office:value-type="float" office:value="0.11942400980686" calcext:value-type="float">
            <text:p>0.11942400980686</text:p>
          </table:table-cell>
          <table:table-cell office:value-type="float" office:value="0.0605485578990755" calcext:value-type="float">
            <text:p>0.0605485578990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3175254822733" calcext:value-type="float">
            <text:p>0.563175254822733</text:p>
          </table:table-cell>
          <table:table-cell office:value-type="float" office:value="1.36062373009593" calcext:value-type="float">
            <text:p>1.36062373009593</text:p>
          </table:table-cell>
          <table:table-cell office:value-type="float" office:value="0.435883418658799" calcext:value-type="float">
            <text:p>0.435883418658799</text:p>
          </table:table-cell>
          <table:table-cell office:value-type="float" office:value="0.147006715769503" calcext:value-type="float">
            <text:p>0.147006715769503</text:p>
          </table:table-cell>
          <table:table-cell office:value-type="float" office:value="0.119323978782349" calcext:value-type="float">
            <text:p>0.119323978782349</text:p>
          </table:table-cell>
          <table:table-cell office:value-type="float" office:value="0.0604461544653084" calcext:value-type="float">
            <text:p>0.0604461544653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8900483235978" calcext:value-type="float">
            <text:p>0.468900483235978</text:p>
          </table:table-cell>
          <table:table-cell office:value-type="float" office:value="1.30276250909152" calcext:value-type="float">
            <text:p>1.30276250909152</text:p>
          </table:table-cell>
          <table:table-cell office:value-type="float" office:value="0.423026329924264" calcext:value-type="float">
            <text:p>0.423026329924264</text:p>
          </table:table-cell>
          <table:table-cell office:value-type="float" office:value="0.186570626216854" calcext:value-type="float">
            <text:p>0.186570626216854</text:p>
          </table:table-cell>
          <table:table-cell office:value-type="float" office:value="0.160483950772744" calcext:value-type="float">
            <text:p>0.160483950772744</text:p>
          </table:table-cell>
          <table:table-cell office:value-type="float" office:value="0.0726446137298178" calcext:value-type="float">
            <text:p>0.0726446137298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40052733917605" calcext:value-type="float">
            <text:p>0.740052733917605</text:p>
          </table:table-cell>
          <table:table-cell office:value-type="float" office:value="1.14561065309357" calcext:value-type="float">
            <text:p>1.14561065309357</text:p>
          </table:table-cell>
          <table:table-cell office:value-type="float" office:value="0.507800929750891" calcext:value-type="float">
            <text:p>0.507800929750891</text:p>
          </table:table-cell>
          <table:table-cell office:value-type="float" office:value="0.159335134800993" calcext:value-type="float">
            <text:p>0.159335134800993</text:p>
          </table:table-cell>
          <table:table-cell office:value-type="float" office:value="0.121187389096598" calcext:value-type="float">
            <text:p>0.121187389096598</text:p>
          </table:table-cell>
          <table:table-cell office:value-type="float" office:value="0.0711746318183114" calcext:value-type="float">
            <text:p>0.0711746318183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6738768888843" calcext:value-type="float">
            <text:p>0.766738768888843</text:p>
          </table:table-cell>
          <table:table-cell office:value-type="float" office:value="1.14543728899199" calcext:value-type="float">
            <text:p>1.14543728899199</text:p>
          </table:table-cell>
          <table:table-cell office:value-type="float" office:value="0.507662268628121" calcext:value-type="float">
            <text:p>0.507662268628121</text:p>
          </table:table-cell>
          <table:table-cell office:value-type="float" office:value="0.15938124897682" calcext:value-type="float">
            <text:p>0.15938124897682</text:p>
          </table:table-cell>
          <table:table-cell office:value-type="float" office:value="0.121155805579977" calcext:value-type="float">
            <text:p>0.121155805579977</text:p>
          </table:table-cell>
          <table:table-cell office:value-type="float" office:value="0.0711352490713251" calcext:value-type="float">
            <text:p>0.0711352490713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5298756320411" calcext:value-type="float">
            <text:p>0.745298756320411</text:p>
          </table:table-cell>
          <table:table-cell office:value-type="float" office:value="1.14542160105161" calcext:value-type="float">
            <text:p>1.14542160105161</text:p>
          </table:table-cell>
          <table:table-cell office:value-type="float" office:value="0.507752846580817" calcext:value-type="float">
            <text:p>0.507752846580817</text:p>
          </table:table-cell>
          <table:table-cell office:value-type="float" office:value="0.159629571878421" calcext:value-type="float">
            <text:p>0.159629571878421</text:p>
          </table:table-cell>
          <table:table-cell office:value-type="float" office:value="0.121177007432641" calcext:value-type="float">
            <text:p>0.121177007432641</text:p>
          </table:table-cell>
          <table:table-cell office:value-type="float" office:value="0.0711610141857554" calcext:value-type="float">
            <text:p>0.0711610141857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7065376536968" calcext:value-type="float">
            <text:p>0.937065376536968</text:p>
          </table:table-cell>
          <table:table-cell office:value-type="float" office:value="1.14449862091935" calcext:value-type="float">
            <text:p>1.14449862091935</text:p>
          </table:table-cell>
          <table:table-cell office:value-type="float" office:value="0.507322165058111" calcext:value-type="float">
            <text:p>0.507322165058111</text:p>
          </table:table-cell>
          <table:table-cell office:value-type="float" office:value="0.156780109412727" calcext:value-type="float">
            <text:p>0.156780109412727</text:p>
          </table:table-cell>
          <table:table-cell office:value-type="float" office:value="0.121076956417439" calcext:value-type="float">
            <text:p>0.121076956417439</text:p>
          </table:table-cell>
          <table:table-cell office:value-type="float" office:value="0.0710393123916367" calcext:value-type="float">
            <text:p>0.0710393123916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0103763491886" calcext:value-type="float">
            <text:p>0.670103763491886</text:p>
          </table:table-cell>
          <table:table-cell office:value-type="float" office:value="1.22455756624037" calcext:value-type="float">
            <text:p>1.22455756624037</text:p>
          </table:table-cell>
          <table:table-cell office:value-type="float" office:value="0.506961937055886" calcext:value-type="float">
            <text:p>0.506961937055886</text:p>
          </table:table-cell>
          <table:table-cell office:value-type="float" office:value="0.190805742332358" calcext:value-type="float">
            <text:p>0.190805742332358</text:p>
          </table:table-cell>
          <table:table-cell office:value-type="float" office:value="0.142724668628323" calcext:value-type="float">
            <text:p>0.142724668628323</text:p>
          </table:table-cell>
          <table:table-cell office:value-type="float" office:value="0.070330081037443" calcext:value-type="float">
            <text:p>0.0703300810374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8999143812012" calcext:value-type="float">
            <text:p>0.508999143812012</text:p>
          </table:table-cell>
          <table:table-cell office:value-type="float" office:value="1.3586269970617" calcext:value-type="float">
            <text:p>1.3586269970617</text:p>
          </table:table-cell>
          <table:table-cell office:value-type="float" office:value="0.471787275247911" calcext:value-type="float">
            <text:p>0.471787275247911</text:p>
          </table:table-cell>
          <table:table-cell office:value-type="float" office:value="0.161096188398045" calcext:value-type="float">
            <text:p>0.161096188398045</text:p>
          </table:table-cell>
          <table:table-cell office:value-type="float" office:value="0.126095696739256" calcext:value-type="float">
            <text:p>0.126095696739256</text:p>
          </table:table-cell>
          <table:table-cell office:value-type="float" office:value="0.0681609850959497" calcext:value-type="float">
            <text:p>0.068160985095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0669274383508" calcext:value-type="float">
            <text:p>0.490669274383508</text:p>
          </table:table-cell>
          <table:table-cell office:value-type="float" office:value="1.35873667381483" calcext:value-type="float">
            <text:p>1.35873667381483</text:p>
          </table:table-cell>
          <table:table-cell office:value-type="float" office:value="0.471850761444677" calcext:value-type="float">
            <text:p>0.471850761444677</text:p>
          </table:table-cell>
          <table:table-cell office:value-type="float" office:value="0.162601318586703" calcext:value-type="float">
            <text:p>0.162601318586703</text:p>
          </table:table-cell>
          <table:table-cell office:value-type="float" office:value="0.126112504401761" calcext:value-type="float">
            <text:p>0.126112504401761</text:p>
          </table:table-cell>
          <table:table-cell office:value-type="float" office:value="0.0681798131313542" calcext:value-type="float">
            <text:p>0.0681798131313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989712110543" calcext:value-type="float">
            <text:p>0.48989712110543</text:p>
          </table:table-cell>
          <table:table-cell office:value-type="float" office:value="1.35873773416897" calcext:value-type="float">
            <text:p>1.35873773416897</text:p>
          </table:table-cell>
          <table:table-cell office:value-type="float" office:value="0.47185453219234" calcext:value-type="float">
            <text:p>0.47185453219234</text:p>
          </table:table-cell>
          <table:table-cell office:value-type="float" office:value="0.162101046684891" calcext:value-type="float">
            <text:p>0.162101046684891</text:p>
          </table:table-cell>
          <table:table-cell office:value-type="float" office:value="0.12611348436614" calcext:value-type="float">
            <text:p>0.12611348436614</text:p>
          </table:table-cell>
          <table:table-cell office:value-type="float" office:value="0.0681808962749421" calcext:value-type="float">
            <text:p>0.0681808962749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7666221446235" calcext:value-type="float">
            <text:p>0.697666221446235</text:p>
          </table:table-cell>
          <table:table-cell office:value-type="float" office:value="1.35738433510798" calcext:value-type="float">
            <text:p>1.35738433510798</text:p>
          </table:table-cell>
          <table:table-cell office:value-type="float" office:value="0.471349336403004" calcext:value-type="float">
            <text:p>0.471349336403004</text:p>
          </table:table-cell>
          <table:table-cell office:value-type="float" office:value="0.158626059945444" calcext:value-type="float">
            <text:p>0.158626059945444</text:p>
          </table:table-cell>
          <table:table-cell office:value-type="float" office:value="0.125982478338735" calcext:value-type="float">
            <text:p>0.125982478338735</text:p>
          </table:table-cell>
          <table:table-cell office:value-type="float" office:value="0.0680334165628765" calcext:value-type="float">
            <text:p>0.0680334165628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0180448668366" calcext:value-type="float">
            <text:p>0.540180448668366</text:p>
          </table:table-cell>
          <table:table-cell office:value-type="float" office:value="1.32622575177485" calcext:value-type="float">
            <text:p>1.32622575177485</text:p>
          </table:table-cell>
          <table:table-cell office:value-type="float" office:value="0.493153363195108" calcext:value-type="float">
            <text:p>0.493153363195108</text:p>
          </table:table-cell>
          <table:table-cell office:value-type="float" office:value="0.193907469266087" calcext:value-type="float">
            <text:p>0.193907469266087</text:p>
          </table:table-cell>
          <table:table-cell office:value-type="float" office:value="0.147297197779662" calcext:value-type="float">
            <text:p>0.147297197779662</text:p>
          </table:table-cell>
          <table:table-cell office:value-type="float" office:value="0.0868887950007281" calcext:value-type="float">
            <text:p>0.0868887950007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957986258267" calcext:value-type="float">
            <text:p>0.60957986258267</text:p>
          </table:table-cell>
          <table:table-cell office:value-type="float" office:value="1.26802716774746" calcext:value-type="float">
            <text:p>1.26802716774746</text:p>
          </table:table-cell>
          <table:table-cell office:value-type="float" office:value="0.449300538225838" calcext:value-type="float">
            <text:p>0.449300538225838</text:p>
          </table:table-cell>
          <table:table-cell office:value-type="float" office:value="0.154117685266828" calcext:value-type="float">
            <text:p>0.154117685266828</text:p>
          </table:table-cell>
          <table:table-cell office:value-type="float" office:value="0.120982966222184" calcext:value-type="float">
            <text:p>0.120982966222184</text:p>
          </table:table-cell>
          <table:table-cell office:value-type="float" office:value="0.0645741356394897" calcext:value-type="float">
            <text:p>0.064574135639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2802314927737" calcext:value-type="float">
            <text:p>0.602802314927737</text:p>
          </table:table-cell>
          <table:table-cell office:value-type="float" office:value="1.2680619641315" calcext:value-type="float">
            <text:p>1.2680619641315</text:p>
          </table:table-cell>
          <table:table-cell office:value-type="float" office:value="0.449308420540261" calcext:value-type="float">
            <text:p>0.449308420540261</text:p>
          </table:table-cell>
          <table:table-cell office:value-type="float" office:value="0.155232302872544" calcext:value-type="float">
            <text:p>0.155232302872544</text:p>
          </table:table-cell>
          <table:table-cell office:value-type="float" office:value="0.120986527937689" calcext:value-type="float">
            <text:p>0.120986527937689</text:p>
          </table:table-cell>
          <table:table-cell office:value-type="float" office:value="0.0645765479897622" calcext:value-type="float">
            <text:p>0.0645765479897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5693503387709" calcext:value-type="float">
            <text:p>0.595693503387709</text:p>
          </table:table-cell>
          <table:table-cell office:value-type="float" office:value="1.26806845086139" calcext:value-type="float">
            <text:p>1.26806845086139</text:p>
          </table:table-cell>
          <table:table-cell office:value-type="float" office:value="0.449339990317007" calcext:value-type="float">
            <text:p>0.449339990317007</text:p>
          </table:table-cell>
          <table:table-cell office:value-type="float" office:value="0.154947966715603" calcext:value-type="float">
            <text:p>0.154947966715603</text:p>
          </table:table-cell>
          <table:table-cell office:value-type="float" office:value="0.120994863872143" calcext:value-type="float">
            <text:p>0.120994863872143</text:p>
          </table:table-cell>
          <table:table-cell office:value-type="float" office:value="0.0645857727084983" calcext:value-type="float">
            <text:p>0.0645857727084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0097931812942" calcext:value-type="float">
            <text:p>0.790097931812942</text:p>
          </table:table-cell>
          <table:table-cell office:value-type="float" office:value="1.26689523224326" calcext:value-type="float">
            <text:p>1.26689523224326</text:p>
          </table:table-cell>
          <table:table-cell office:value-type="float" office:value="0.448901237191013" calcext:value-type="float">
            <text:p>0.448901237191013</text:p>
          </table:table-cell>
          <table:table-cell office:value-type="float" office:value="0.151788324893946" calcext:value-type="float">
            <text:p>0.151788324893946</text:p>
          </table:table-cell>
          <table:table-cell office:value-type="float" office:value="0.120878605554668" calcext:value-type="float">
            <text:p>0.120878605554668</text:p>
          </table:table-cell>
          <table:table-cell office:value-type="float" office:value="0.0644584611309762" calcext:value-type="float">
            <text:p>0.0644584611309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051817620893" calcext:value-type="float">
            <text:p>0.67051817620893</text:p>
          </table:table-cell>
          <table:table-cell office:value-type="float" office:value="1.22517013962972" calcext:value-type="float">
            <text:p>1.22517013962972</text:p>
          </table:table-cell>
          <table:table-cell office:value-type="float" office:value="0.419210794442446" calcext:value-type="float">
            <text:p>0.419210794442446</text:p>
          </table:table-cell>
          <table:table-cell office:value-type="float" office:value="0.140640875624823" calcext:value-type="float">
            <text:p>0.140640875624823</text:p>
          </table:table-cell>
          <table:table-cell office:value-type="float" office:value="0.117698386893111" calcext:value-type="float">
            <text:p>0.117698386893111</text:p>
          </table:table-cell>
          <table:table-cell office:value-type="float" office:value="0.0570167806597806" calcext:value-type="float">
            <text:p>0.0570167806597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0318493448212" calcext:value-type="float">
            <text:p>0.610318493448212</text:p>
          </table:table-cell>
          <table:table-cell office:value-type="float" office:value="1.25589362929237" calcext:value-type="float">
            <text:p>1.25589362929237</text:p>
          </table:table-cell>
          <table:table-cell office:value-type="float" office:value="0.564687590659263" calcext:value-type="float">
            <text:p>0.564687590659263</text:p>
          </table:table-cell>
          <table:table-cell office:value-type="float" office:value="0.202696036413553" calcext:value-type="float">
            <text:p>0.202696036413553</text:p>
          </table:table-cell>
          <table:table-cell office:value-type="float" office:value="0.15870490511194" calcext:value-type="float">
            <text:p>0.15870490511194</text:p>
          </table:table-cell>
          <table:table-cell office:value-type="float" office:value="0.0857184563771132" calcext:value-type="float">
            <text:p>0.0857184563771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8595605005536" calcext:value-type="float">
            <text:p>0.558595605005536</text:p>
          </table:table-cell>
          <table:table-cell office:value-type="float" office:value="1.25615452445815" calcext:value-type="float">
            <text:p>1.25615452445815</text:p>
          </table:table-cell>
          <table:table-cell office:value-type="float" office:value="0.564994343000481" calcext:value-type="float">
            <text:p>0.564994343000481</text:p>
          </table:table-cell>
          <table:table-cell office:value-type="float" office:value="0.205065642544476" calcext:value-type="float">
            <text:p>0.205065642544476</text:p>
          </table:table-cell>
          <table:table-cell office:value-type="float" office:value="0.158790404396917" calcext:value-type="float">
            <text:p>0.158790404396917</text:p>
          </table:table-cell>
          <table:table-cell office:value-type="float" office:value="0.0858141905879161" calcext:value-type="float">
            <text:p>0.0858141905879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6944429276102" calcext:value-type="float">
            <text:p>0.576944429276102</text:p>
          </table:table-cell>
          <table:table-cell office:value-type="float" office:value="1.25619890535373" calcext:value-type="float">
            <text:p>1.25619890535373</text:p>
          </table:table-cell>
          <table:table-cell office:value-type="float" office:value="0.564869650745526" calcext:value-type="float">
            <text:p>0.564869650745526</text:p>
          </table:table-cell>
          <table:table-cell office:value-type="float" office:value="0.204136761472331" calcext:value-type="float">
            <text:p>0.204136761472331</text:p>
          </table:table-cell>
          <table:table-cell office:value-type="float" office:value="0.158755894772518" calcext:value-type="float">
            <text:p>0.158755894772518</text:p>
          </table:table-cell>
          <table:table-cell office:value-type="float" office:value="0.0857751808111867" calcext:value-type="float">
            <text:p>0.0857751808111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5775350992197" calcext:value-type="float">
            <text:p>0.835775350992197</text:p>
          </table:table-cell>
          <table:table-cell office:value-type="float" office:value="1.25441545038438" calcext:value-type="float">
            <text:p>1.25441545038438</text:p>
          </table:table-cell>
          <table:table-cell office:value-type="float" office:value="0.564037230525992" calcext:value-type="float">
            <text:p>0.564037230525992</text:p>
          </table:table-cell>
          <table:table-cell office:value-type="float" office:value="0.199559947630989" calcext:value-type="float">
            <text:p>0.199559947630989</text:p>
          </table:table-cell>
          <table:table-cell office:value-type="float" office:value="0.15852267908169" calcext:value-type="float">
            <text:p>0.15852267908169</text:p>
          </table:table-cell>
          <table:table-cell office:value-type="float" office:value="0.0855191041934936" calcext:value-type="float">
            <text:p>0.0855191041934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7217672685825" calcext:value-type="float">
            <text:p>0.587217672685825</text:p>
          </table:table-cell>
          <table:table-cell office:value-type="float" office:value="1.26139158108653" calcext:value-type="float">
            <text:p>1.26139158108653</text:p>
          </table:table-cell>
          <table:table-cell office:value-type="float" office:value="0.569927129354968" calcext:value-type="float">
            <text:p>0.569927129354968</text:p>
          </table:table-cell>
          <table:table-cell office:value-type="float" office:value="0.217014929590282" calcext:value-type="float">
            <text:p>0.217014929590282</text:p>
          </table:table-cell>
          <table:table-cell office:value-type="float" office:value="0.168889491628377" calcext:value-type="float">
            <text:p>0.168889491628377</text:p>
          </table:table-cell>
          <table:table-cell office:value-type="float" office:value="0.0896444913342922" calcext:value-type="float">
            <text:p>0.0896444913342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2987225059846" calcext:value-type="float">
            <text:p>0.422987225059846</text:p>
          </table:table-cell>
          <table:table-cell office:value-type="float" office:value="1.38646996324508" calcext:value-type="float">
            <text:p>1.38646996324508</text:p>
          </table:table-cell>
          <table:table-cell office:value-type="float" office:value="0.575263853010274" calcext:value-type="float">
            <text:p>0.575263853010274</text:p>
          </table:table-cell>
          <table:table-cell office:value-type="float" office:value="0.169969499753923" calcext:value-type="float">
            <text:p>0.169969499753923</text:p>
          </table:table-cell>
          <table:table-cell office:value-type="float" office:value="0.135034347287383" calcext:value-type="float">
            <text:p>0.135034347287383</text:p>
          </table:table-cell>
          <table:table-cell office:value-type="float" office:value="0.0780109204772605" calcext:value-type="float">
            <text:p>0.078010920477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1427274329908" calcext:value-type="float">
            <text:p>0.401427274329908</text:p>
          </table:table-cell>
          <table:table-cell office:value-type="float" office:value="1.38656526264556" calcext:value-type="float">
            <text:p>1.38656526264556</text:p>
          </table:table-cell>
          <table:table-cell office:value-type="float" office:value="0.575356217055313" calcext:value-type="float">
            <text:p>0.575356217055313</text:p>
          </table:table-cell>
          <table:table-cell office:value-type="float" office:value="0.171491432619529" calcext:value-type="float">
            <text:p>0.171491432619529</text:p>
          </table:table-cell>
          <table:table-cell office:value-type="float" office:value="0.135054567712987" calcext:value-type="float">
            <text:p>0.135054567712987</text:p>
          </table:table-cell>
          <table:table-cell office:value-type="float" office:value="0.0780367253242948" calcext:value-type="float">
            <text:p>0.0780367253242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7913687114552" calcext:value-type="float">
            <text:p>0.407913687114552</text:p>
          </table:table-cell>
          <table:table-cell office:value-type="float" office:value="1.38656738398854" calcext:value-type="float">
            <text:p>1.38656738398854</text:p>
          </table:table-cell>
          <table:table-cell office:value-type="float" office:value="0.57531879228421" calcext:value-type="float">
            <text:p>0.57531879228421</text:p>
          </table:table-cell>
          <table:table-cell office:value-type="float" office:value="0.170907887505118" calcext:value-type="float">
            <text:p>0.170907887505118</text:p>
          </table:table-cell>
          <table:table-cell office:value-type="float" office:value="0.135045908078133" calcext:value-type="float">
            <text:p>0.135045908078133</text:p>
          </table:table-cell>
          <table:table-cell office:value-type="float" office:value="0.0780262953382447" calcext:value-type="float">
            <text:p>0.0780262953382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1581297026461" calcext:value-type="float">
            <text:p>0.651581297026461</text:p>
          </table:table-cell>
          <table:table-cell office:value-type="float" office:value="1.38498642330219" calcext:value-type="float">
            <text:p>1.38498642330219</text:p>
          </table:table-cell>
          <table:table-cell office:value-type="float" office:value="0.574632766010967" calcext:value-type="float">
            <text:p>0.574632766010967</text:p>
          </table:table-cell>
          <table:table-cell office:value-type="float" office:value="0.166939121599918" calcext:value-type="float">
            <text:p>0.166939121599918</text:p>
          </table:table-cell>
          <table:table-cell office:value-type="float" office:value="0.134885878250405" calcext:value-type="float">
            <text:p>0.134885878250405</text:p>
          </table:table-cell>
          <table:table-cell office:value-type="float" office:value="0.0778380836216564" calcext:value-type="float">
            <text:p>0.0778380836216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62033333109583" calcext:value-type="float">
            <text:p>0.262033333109583</text:p>
          </table:table-cell>
          <table:table-cell office:value-type="float" office:value="1.50702765058919" calcext:value-type="float">
            <text:p>1.50702765058919</text:p>
          </table:table-cell>
          <table:table-cell office:value-type="float" office:value="0.647808716564944" calcext:value-type="float">
            <text:p>0.647808716564944</text:p>
          </table:table-cell>
          <table:table-cell office:value-type="float" office:value="0.231814219279772" calcext:value-type="float">
            <text:p>0.231814219279772</text:p>
          </table:table-cell>
          <table:table-cell office:value-type="float" office:value="0.186308731765244" calcext:value-type="float">
            <text:p>0.186308731765244</text:p>
          </table:table-cell>
          <table:table-cell office:value-type="float" office:value="0.105159327139009" calcext:value-type="float">
            <text:p>0.1051593271390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5298008463571" calcext:value-type="float">
            <text:p>0.605298008463571</text:p>
          </table:table-cell>
          <table:table-cell office:value-type="float" office:value="1.23845461506906" calcext:value-type="float">
            <text:p>1.23845461506906</text:p>
          </table:table-cell>
          <table:table-cell office:value-type="float" office:value="0.505371120163866" calcext:value-type="float">
            <text:p>0.505371120163866</text:p>
          </table:table-cell>
          <table:table-cell office:value-type="float" office:value="0.182951996188955" calcext:value-type="float">
            <text:p>0.182951996188955</text:p>
          </table:table-cell>
          <table:table-cell office:value-type="float" office:value="0.133345125117853" calcext:value-type="float">
            <text:p>0.133345125117853</text:p>
          </table:table-cell>
          <table:table-cell office:value-type="float" office:value="0.0785346599413672" calcext:value-type="float">
            <text:p>0.0785346599413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4329097613697" calcext:value-type="float">
            <text:p>0.584329097613697</text:p>
          </table:table-cell>
          <table:table-cell office:value-type="float" office:value="1.23850708737579" calcext:value-type="float">
            <text:p>1.23850708737579</text:p>
          </table:table-cell>
          <table:table-cell office:value-type="float" office:value="0.505466879370252" calcext:value-type="float">
            <text:p>0.505466879370252</text:p>
          </table:table-cell>
          <table:table-cell office:value-type="float" office:value="0.18431745613736" calcext:value-type="float">
            <text:p>0.18431745613736</text:p>
          </table:table-cell>
          <table:table-cell office:value-type="float" office:value="0.133369910077505" calcext:value-type="float">
            <text:p>0.133369910077505</text:p>
          </table:table-cell>
          <table:table-cell office:value-type="float" office:value="0.078565178525161" calcext:value-type="float">
            <text:p>0.0785651785251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1998879454133" calcext:value-type="float">
            <text:p>0.601998879454133</text:p>
          </table:table-cell>
          <table:table-cell office:value-type="float" office:value="1.23850890435335" calcext:value-type="float">
            <text:p>1.23850890435335</text:p>
          </table:table-cell>
          <table:table-cell office:value-type="float" office:value="0.505369434997976" calcext:value-type="float">
            <text:p>0.505369434997976</text:p>
          </table:table-cell>
          <table:table-cell office:value-type="float" office:value="0.183404151479648" calcext:value-type="float">
            <text:p>0.183404151479648</text:p>
          </table:table-cell>
          <table:table-cell office:value-type="float" office:value="0.133344950589561" calcext:value-type="float">
            <text:p>0.133344950589561</text:p>
          </table:table-cell>
          <table:table-cell office:value-type="float" office:value="0.0785342166057549" calcext:value-type="float">
            <text:p>0.0785342166057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09372175907611" calcext:value-type="float">
            <text:p>0.809372175907611</text:p>
          </table:table-cell>
          <table:table-cell office:value-type="float" office:value="1.2372870295457" calcext:value-type="float">
            <text:p>1.2372870295457</text:p>
          </table:table-cell>
          <table:table-cell office:value-type="float" office:value="0.504828871447948" calcext:value-type="float">
            <text:p>0.504828871447948</text:p>
          </table:table-cell>
          <table:table-cell office:value-type="float" office:value="0.180001131381504" calcext:value-type="float">
            <text:p>0.180001131381504</text:p>
          </table:table-cell>
          <table:table-cell office:value-type="float" office:value="0.133208818781706" calcext:value-type="float">
            <text:p>0.133208818781706</text:p>
          </table:table-cell>
          <table:table-cell office:value-type="float" office:value="0.0783646387932476" calcext:value-type="float">
            <text:p>0.078364638793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0915141033041" calcext:value-type="float">
            <text:p>0.600915141033041</text:p>
          </table:table-cell>
          <table:table-cell office:value-type="float" office:value="1.23255671982879" calcext:value-type="float">
            <text:p>1.23255671982879</text:p>
          </table:table-cell>
          <table:table-cell office:value-type="float" office:value="0.475006326302732" calcext:value-type="float">
            <text:p>0.475006326302732</text:p>
          </table:table-cell>
          <table:table-cell office:value-type="float" office:value="0.190017650905935" calcext:value-type="float">
            <text:p>0.190017650905935</text:p>
          </table:table-cell>
          <table:table-cell office:value-type="float" office:value="0.148507026429564" calcext:value-type="float">
            <text:p>0.148507026429564</text:p>
          </table:table-cell>
          <table:table-cell office:value-type="float" office:value="0.0585283379987331" calcext:value-type="float">
            <text:p>0.0585283379987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1681751560049" calcext:value-type="float">
            <text:p>0.481681751560049</text:p>
          </table:table-cell>
          <table:table-cell office:value-type="float" office:value="1.28319310183063" calcext:value-type="float">
            <text:p>1.28319310183063</text:p>
          </table:table-cell>
          <table:table-cell office:value-type="float" office:value="0.486149002243641" calcext:value-type="float">
            <text:p>0.486149002243641</text:p>
          </table:table-cell>
          <table:table-cell office:value-type="float" office:value="0.169431366623611" calcext:value-type="float">
            <text:p>0.169431366623611</text:p>
          </table:table-cell>
          <table:table-cell office:value-type="float" office:value="0.12350328335423" calcext:value-type="float">
            <text:p>0.12350328335423</text:p>
          </table:table-cell>
          <table:table-cell office:value-type="float" office:value="0.0644579016446287" calcext:value-type="float">
            <text:p>0.0644579016446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1277852829274" calcext:value-type="float">
            <text:p>0.471277852829274</text:p>
          </table:table-cell>
          <table:table-cell office:value-type="float" office:value="1.28323401624313" calcext:value-type="float">
            <text:p>1.28323401624313</text:p>
          </table:table-cell>
          <table:table-cell office:value-type="float" office:value="0.486181581185688" calcext:value-type="float">
            <text:p>0.486181581185688</text:p>
          </table:table-cell>
          <table:table-cell office:value-type="float" office:value="0.170253381964911" calcext:value-type="float">
            <text:p>0.170253381964911</text:p>
          </table:table-cell>
          <table:table-cell office:value-type="float" office:value="0.123511518608126" calcext:value-type="float">
            <text:p>0.123511518608126</text:p>
          </table:table-cell>
          <table:table-cell office:value-type="float" office:value="0.0644668048219724" calcext:value-type="float">
            <text:p>0.0644668048219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9145058156106" calcext:value-type="float">
            <text:p>0.479145058156106</text:p>
          </table:table-cell>
          <table:table-cell office:value-type="float" office:value="1.28324164816136" calcext:value-type="float">
            <text:p>1.28324164816136</text:p>
          </table:table-cell>
          <table:table-cell office:value-type="float" office:value="0.486141919370513" calcext:value-type="float">
            <text:p>0.486141919370513</text:p>
          </table:table-cell>
          <table:table-cell office:value-type="float" office:value="0.169820525737258" calcext:value-type="float">
            <text:p>0.169820525737258</text:p>
          </table:table-cell>
          <table:table-cell office:value-type="float" office:value="0.123501737420522" calcext:value-type="float">
            <text:p>0.123501737420522</text:p>
          </table:table-cell>
          <table:table-cell office:value-type="float" office:value="0.0644560671913306" calcext:value-type="float">
            <text:p>0.0644560671913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6128377714304" calcext:value-type="float">
            <text:p>0.676128377714304</text:p>
          </table:table-cell>
          <table:table-cell office:value-type="float" office:value="1.28206978961678" calcext:value-type="float">
            <text:p>1.28206978961678</text:p>
          </table:table-cell>
          <table:table-cell office:value-type="float" office:value="0.48566069222727" calcext:value-type="float">
            <text:p>0.48566069222727</text:p>
          </table:table-cell>
          <table:table-cell office:value-type="float" office:value="0.167299907354669" calcext:value-type="float">
            <text:p>0.167299907354669</text:p>
          </table:table-cell>
          <table:table-cell office:value-type="float" office:value="0.123385445584763" calcext:value-type="float">
            <text:p>0.123385445584763</text:p>
          </table:table-cell>
          <table:table-cell office:value-type="float" office:value="0.0643273301408172" calcext:value-type="float">
            <text:p>0.0643273301408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8557079043225" calcext:value-type="float">
            <text:p>0.408557079043225</text:p>
          </table:table-cell>
          <table:table-cell office:value-type="float" office:value="1.33912905459188" calcext:value-type="float">
            <text:p>1.33912905459188</text:p>
          </table:table-cell>
          <table:table-cell office:value-type="float" office:value="0.488131030711348" calcext:value-type="float">
            <text:p>0.488131030711348</text:p>
          </table:table-cell>
          <table:table-cell office:value-type="float" office:value="0.20398830480921" calcext:value-type="float">
            <text:p>0.20398830480921</text:p>
          </table:table-cell>
          <table:table-cell office:value-type="float" office:value="0.142487483269043" calcext:value-type="float">
            <text:p>0.142487483269043</text:p>
          </table:table-cell>
          <table:table-cell office:value-type="float" office:value="0.0609248373152301" calcext:value-type="float">
            <text:p>0.060924837315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8010768099177" calcext:value-type="float">
            <text:p>0.578010768099177</text:p>
          </table:table-cell>
          <table:table-cell office:value-type="float" office:value="1.36176767196269" calcext:value-type="float">
            <text:p>1.36176767196269</text:p>
          </table:table-cell>
          <table:table-cell office:value-type="float" office:value="0.39702681986833" calcext:value-type="float">
            <text:p>0.39702681986833</text:p>
          </table:table-cell>
          <table:table-cell office:value-type="float" office:value="0.138746381887743" calcext:value-type="float">
            <text:p>0.138746381887743</text:p>
          </table:table-cell>
          <table:table-cell office:value-type="float" office:value="0.115361165803324" calcext:value-type="float">
            <text:p>0.115361165803324</text:p>
          </table:table-cell>
          <table:table-cell office:value-type="float" office:value="0.0561926878917587" calcext:value-type="float">
            <text:p>0.0561926878917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9534161035232" calcext:value-type="float">
            <text:p>0.589534161035232</text:p>
          </table:table-cell>
          <table:table-cell office:value-type="float" office:value="1.36169363952713" calcext:value-type="float">
            <text:p>1.36169363952713</text:p>
          </table:table-cell>
          <table:table-cell office:value-type="float" office:value="0.396970178402971" calcext:value-type="float">
            <text:p>0.396970178402971</text:p>
          </table:table-cell>
          <table:table-cell office:value-type="float" office:value="0.139202827652108" calcext:value-type="float">
            <text:p>0.139202827652108</text:p>
          </table:table-cell>
          <table:table-cell office:value-type="float" office:value="0.11534483564325" calcext:value-type="float">
            <text:p>0.11534483564325</text:p>
          </table:table-cell>
          <table:table-cell office:value-type="float" office:value="0.0561764894815828" calcext:value-type="float">
            <text:p>0.0561764894815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5370225739929" calcext:value-type="float">
            <text:p>0.585370225739929</text:p>
          </table:table-cell>
          <table:table-cell office:value-type="float" office:value="1.36170079428908" calcext:value-type="float">
            <text:p>1.36170079428908</text:p>
          </table:table-cell>
          <table:table-cell office:value-type="float" office:value="0.396984662130671" calcext:value-type="float">
            <text:p>0.396984662130671</text:p>
          </table:table-cell>
          <table:table-cell office:value-type="float" office:value="0.13887361257147" calcext:value-type="float">
            <text:p>0.13887361257147</text:p>
          </table:table-cell>
          <table:table-cell office:value-type="float" office:value="0.115349067369398" calcext:value-type="float">
            <text:p>0.115349067369398</text:p>
          </table:table-cell>
          <table:table-cell office:value-type="float" office:value="0.0561806312372808" calcext:value-type="float">
            <text:p>0.0561806312372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7934183133969" calcext:value-type="float">
            <text:p>0.737934183133969</text:p>
          </table:table-cell>
          <table:table-cell office:value-type="float" office:value="1.36079169886405" calcext:value-type="float">
            <text:p>1.36079169886405</text:p>
          </table:table-cell>
          <table:table-cell office:value-type="float" office:value="0.396716175390888" calcext:value-type="float">
            <text:p>0.396716175390888</text:p>
          </table:table-cell>
          <table:table-cell office:value-type="float" office:value="0.136780789851541" calcext:value-type="float">
            <text:p>0.136780789851541</text:p>
          </table:table-cell>
          <table:table-cell office:value-type="float" office:value="0.115269576240875" calcext:value-type="float">
            <text:p>0.115269576240875</text:p>
          </table:table-cell>
          <table:table-cell office:value-type="float" office:value="0.0561041395650637" calcext:value-type="float">
            <text:p>0.0561041395650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8432179680708" calcext:value-type="float">
            <text:p>0.678432179680708</text:p>
          </table:table-cell>
          <table:table-cell office:value-type="float" office:value="1.28953968525235" calcext:value-type="float">
            <text:p>1.28953968525235</text:p>
          </table:table-cell>
          <table:table-cell office:value-type="float" office:value="0.377094542624131" calcext:value-type="float">
            <text:p>0.377094542624131</text:p>
          </table:table-cell>
          <table:table-cell office:value-type="float" office:value="0.143390068728764" calcext:value-type="float">
            <text:p>0.143390068728764</text:p>
          </table:table-cell>
          <table:table-cell office:value-type="float" office:value="0.129674155618186" calcext:value-type="float">
            <text:p>0.129674155618186</text:p>
          </table:table-cell>
          <table:table-cell office:value-type="float" office:value="0.0495109888532413" calcext:value-type="float">
            <text:p>0.0495109888532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8278059239939" calcext:value-type="float">
            <text:p>0.598278059239939</text:p>
          </table:table-cell>
          <table:table-cell office:value-type="float" office:value="1.3129068352462" calcext:value-type="float">
            <text:p>1.3129068352462</text:p>
          </table:table-cell>
          <table:table-cell office:value-type="float" office:value="0.406909477283154" calcext:value-type="float">
            <text:p>0.406909477283154</text:p>
          </table:table-cell>
          <table:table-cell office:value-type="float" office:value="0.155092444287162" calcext:value-type="float">
            <text:p>0.155092444287162</text:p>
          </table:table-cell>
          <table:table-cell office:value-type="float" office:value="0.118555473688342" calcext:value-type="float">
            <text:p>0.118555473688342</text:p>
          </table:table-cell>
          <table:table-cell office:value-type="float" office:value="0.0537050635377343" calcext:value-type="float">
            <text:p>0.0537050635377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9593794488283" calcext:value-type="float">
            <text:p>0.579593794488283</text:p>
          </table:table-cell>
          <table:table-cell office:value-type="float" office:value="1.31295039557381" calcext:value-type="float">
            <text:p>1.31295039557381</text:p>
          </table:table-cell>
          <table:table-cell office:value-type="float" office:value="0.406973244605675" calcext:value-type="float">
            <text:p>0.406973244605675</text:p>
          </table:table-cell>
          <table:table-cell office:value-type="float" office:value="0.156080085571415" calcext:value-type="float">
            <text:p>0.156080085571415</text:p>
          </table:table-cell>
          <table:table-cell office:value-type="float" office:value="0.118574546548717" calcext:value-type="float">
            <text:p>0.118574546548717</text:p>
          </table:table-cell>
          <table:table-cell office:value-type="float" office:value="0.0537222454872143" calcext:value-type="float">
            <text:p>0.0537222454872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5981874547901" calcext:value-type="float">
            <text:p>0.605981874547901</text:p>
          </table:table-cell>
          <table:table-cell office:value-type="float" office:value="1.31295822409363" calcext:value-type="float">
            <text:p>1.31295822409363</text:p>
          </table:table-cell>
          <table:table-cell office:value-type="float" office:value="0.406866072304248" calcext:value-type="float">
            <text:p>0.406866072304248</text:p>
          </table:table-cell>
          <table:table-cell office:value-type="float" office:value="0.15524797178606" calcext:value-type="float">
            <text:p>0.15524797178606</text:p>
          </table:table-cell>
          <table:table-cell office:value-type="float" office:value="0.11854378356198" calcext:value-type="float">
            <text:p>0.11854378356198</text:p>
          </table:table-cell>
          <table:table-cell office:value-type="float" office:value="0.0536934882681948" calcext:value-type="float">
            <text:p>0.0536934882681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900925743452" calcext:value-type="float">
            <text:p>0.75900925743452</text:p>
          </table:table-cell>
          <table:table-cell office:value-type="float" office:value="1.3120910013898" calcext:value-type="float">
            <text:p>1.3120910013898</text:p>
          </table:table-cell>
          <table:table-cell office:value-type="float" office:value="0.40658514882642" calcext:value-type="float">
            <text:p>0.40658514882642</text:p>
          </table:table-cell>
          <table:table-cell office:value-type="float" office:value="0.153512327144675" calcext:value-type="float">
            <text:p>0.153512327144675</text:p>
          </table:table-cell>
          <table:table-cell office:value-type="float" office:value="0.118463558793094" calcext:value-type="float">
            <text:p>0.118463558793094</text:p>
          </table:table-cell>
          <table:table-cell office:value-type="float" office:value="0.0536188615817761" calcext:value-type="float">
            <text:p>0.0536188615817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1428820627475" calcext:value-type="float">
            <text:p>0.611428820627475</text:p>
          </table:table-cell>
          <table:table-cell office:value-type="float" office:value="1.29384168827518" calcext:value-type="float">
            <text:p>1.29384168827518</text:p>
          </table:table-cell>
          <table:table-cell office:value-type="float" office:value="0.412271971349461" calcext:value-type="float">
            <text:p>0.412271971349461</text:p>
          </table:table-cell>
          <table:table-cell office:value-type="float" office:value="0.170591046745204" calcext:value-type="float">
            <text:p>0.170591046745204</text:p>
          </table:table-cell>
          <table:table-cell office:value-type="float" office:value="0.14689255104513" calcext:value-type="float">
            <text:p>0.14689255104513</text:p>
          </table:table-cell>
          <table:table-cell office:value-type="float" office:value="0.071515770874445" calcext:value-type="float">
            <text:p>0.0715157708744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5175935010731" calcext:value-type="float">
            <text:p>0.645175935010731</text:p>
          </table:table-cell>
          <table:table-cell office:value-type="float" office:value="1.20443769040379" calcext:value-type="float">
            <text:p>1.20443769040379</text:p>
          </table:table-cell>
          <table:table-cell office:value-type="float" office:value="0.464012612595621" calcext:value-type="float">
            <text:p>0.464012612595621</text:p>
          </table:table-cell>
          <table:table-cell office:value-type="float" office:value="0.168987107893475" calcext:value-type="float">
            <text:p>0.168987107893475</text:p>
          </table:table-cell>
          <table:table-cell office:value-type="float" office:value="0.127977209850934" calcext:value-type="float">
            <text:p>0.127977209850934</text:p>
          </table:table-cell>
          <table:table-cell office:value-type="float" office:value="0.0688558038551032" calcext:value-type="float">
            <text:p>0.0688558038551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328394516495" calcext:value-type="float">
            <text:p>0.66328394516495</text:p>
          </table:table-cell>
          <table:table-cell office:value-type="float" office:value="1.20433443661408" calcext:value-type="float">
            <text:p>1.20433443661408</text:p>
          </table:table-cell>
          <table:table-cell office:value-type="float" office:value="0.463914486758" calcext:value-type="float">
            <text:p>0.463914486758</text:p>
          </table:table-cell>
          <table:table-cell office:value-type="float" office:value="0.169390027195368" calcext:value-type="float">
            <text:p>0.169390027195368</text:p>
          </table:table-cell>
          <table:table-cell office:value-type="float" office:value="0.127950381867525" calcext:value-type="float">
            <text:p>0.127950381867525</text:p>
          </table:table-cell>
          <table:table-cell office:value-type="float" office:value="0.0688263103126741" calcext:value-type="float">
            <text:p>0.0688263103126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7331962161156" calcext:value-type="float">
            <text:p>0.657331962161156</text:p>
          </table:table-cell>
          <table:table-cell office:value-type="float" office:value="1.2043369245354" calcext:value-type="float">
            <text:p>1.2043369245354</text:p>
          </table:table-cell>
          <table:table-cell office:value-type="float" office:value="0.463938704178585" calcext:value-type="float">
            <text:p>0.463938704178585</text:p>
          </table:table-cell>
          <table:table-cell office:value-type="float" office:value="0.169099680384744" calcext:value-type="float">
            <text:p>0.169099680384744</text:p>
          </table:table-cell>
          <table:table-cell office:value-type="float" office:value="0.127956939392043" calcext:value-type="float">
            <text:p>0.127956939392043</text:p>
          </table:table-cell>
          <table:table-cell office:value-type="float" office:value="0.0688335884399127" calcext:value-type="float">
            <text:p>0.0688335884399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3689500847599" calcext:value-type="float">
            <text:p>0.833689500847599</text:p>
          </table:table-cell>
          <table:table-cell office:value-type="float" office:value="1.20343799531848" calcext:value-type="float">
            <text:p>1.20343799531848</text:p>
          </table:table-cell>
          <table:table-cell office:value-type="float" office:value="0.463575535777096" calcext:value-type="float">
            <text:p>0.463575535777096</text:p>
          </table:table-cell>
          <table:table-cell office:value-type="float" office:value="0.166500860283513" calcext:value-type="float">
            <text:p>0.166500860283513</text:p>
          </table:table-cell>
          <table:table-cell office:value-type="float" office:value="0.127858953338798" calcext:value-type="float">
            <text:p>0.127858953338798</text:p>
          </table:table-cell>
          <table:table-cell office:value-type="float" office:value="0.0687250098231295" calcext:value-type="float">
            <text:p>0.06872500982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24947385752633" calcext:value-type="float">
            <text:p>0.724947385752633</text:p>
          </table:table-cell>
          <table:table-cell office:value-type="float" office:value="1.13243616523937" calcext:value-type="float">
            <text:p>1.13243616523937</text:p>
          </table:table-cell>
          <table:table-cell office:value-type="float" office:value="0.539044662779329" calcext:value-type="float">
            <text:p>0.539044662779329</text:p>
          </table:table-cell>
          <table:table-cell office:value-type="float" office:value="0.182511408265234" calcext:value-type="float">
            <text:p>0.182511408265234</text:p>
          </table:table-cell>
          <table:table-cell office:value-type="float" office:value="0.147353277977812" calcext:value-type="float">
            <text:p>0.147353277977812</text:p>
          </table:table-cell>
          <table:table-cell office:value-type="float" office:value="0.104761559018248" calcext:value-type="float">
            <text:p>0.1047615590182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7570425199163" calcext:value-type="float">
            <text:p>0.117570425199163</text:p>
          </table:table-cell>
          <table:table-cell office:value-type="float" office:value="1.50703002973011" calcext:value-type="float">
            <text:p>1.50703002973011</text:p>
          </table:table-cell>
          <table:table-cell office:value-type="float" office:value="0.521340856368369" calcext:value-type="float">
            <text:p>0.521340856368369</text:p>
          </table:table-cell>
          <table:table-cell office:value-type="float" office:value="0.163507299914183" calcext:value-type="float">
            <text:p>0.163507299914183</text:p>
          </table:table-cell>
          <table:table-cell office:value-type="float" office:value="0.126099790953281" calcext:value-type="float">
            <text:p>0.126099790953281</text:p>
          </table:table-cell>
          <table:table-cell office:value-type="float" office:value="0.0720223980634469" calcext:value-type="float">
            <text:p>0.0720223980634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0856600786485" calcext:value-type="float">
            <text:p>0.130856600786485</text:p>
          </table:table-cell>
          <table:table-cell office:value-type="float" office:value="1.50694119011072" calcext:value-type="float">
            <text:p>1.50694119011072</text:p>
          </table:table-cell>
          <table:table-cell office:value-type="float" office:value="0.521258356893544" calcext:value-type="float">
            <text:p>0.521258356893544</text:p>
          </table:table-cell>
          <table:table-cell office:value-type="float" office:value="0.163861795847509" calcext:value-type="float">
            <text:p>0.163861795847509</text:p>
          </table:table-cell>
          <table:table-cell office:value-type="float" office:value="0.126080211589746" calcext:value-type="float">
            <text:p>0.126080211589746</text:p>
          </table:table-cell>
          <table:table-cell office:value-type="float" office:value="0.0719992955273841" calcext:value-type="float">
            <text:p>0.0719992955273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3468339222892" calcext:value-type="float">
            <text:p>0.123468339222892</text:p>
          </table:table-cell>
          <table:table-cell office:value-type="float" office:value="1.50694919782385" calcext:value-type="float">
            <text:p>1.50694919782385</text:p>
          </table:table-cell>
          <table:table-cell office:value-type="float" office:value="0.521290925176025" calcext:value-type="float">
            <text:p>0.521290925176025</text:p>
          </table:table-cell>
          <table:table-cell office:value-type="float" office:value="0.163673424213187" calcext:value-type="float">
            <text:p>0.163673424213187</text:p>
          </table:table-cell>
          <table:table-cell office:value-type="float" office:value="0.126087943509402" calcext:value-type="float">
            <text:p>0.126087943509402</text:p>
          </table:table-cell>
          <table:table-cell office:value-type="float" office:value="0.0720084342518872" calcext:value-type="float">
            <text:p>0.0720084342518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24775968125887" calcext:value-type="float">
            <text:p>0.324775968125887</text:p>
          </table:table-cell>
          <table:table-cell office:value-type="float" office:value="1.50571470193362" calcext:value-type="float">
            <text:p>1.50571470193362</text:p>
          </table:table-cell>
          <table:table-cell office:value-type="float" office:value="0.520839792427901" calcext:value-type="float">
            <text:p>0.520839792427901</text:p>
          </table:table-cell>
          <table:table-cell office:value-type="float" office:value="0.160834715635893" calcext:value-type="float">
            <text:p>0.160834715635893</text:p>
          </table:table-cell>
          <table:table-cell office:value-type="float" office:value="0.12598027914134" calcext:value-type="float">
            <text:p>0.12598027914134</text:p>
          </table:table-cell>
          <table:table-cell office:value-type="float" office:value="0.0718827205379033" calcext:value-type="float">
            <text:p>0.0718827205379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56093623223095" calcext:value-type="float">
            <text:p>0.156093623223095</text:p>
          </table:table-cell>
          <table:table-cell office:value-type="float" office:value="1.46593765543753" calcext:value-type="float">
            <text:p>1.46593765543753</text:p>
          </table:table-cell>
          <table:table-cell office:value-type="float" office:value="0.528106519882635" calcext:value-type="float">
            <text:p>0.528106519882635</text:p>
          </table:table-cell>
          <table:table-cell office:value-type="float" office:value="0.152338962514784" calcext:value-type="float">
            <text:p>0.152338962514784</text:p>
          </table:table-cell>
          <table:table-cell office:value-type="float" office:value="0.116040572971429" calcext:value-type="float">
            <text:p>0.116040572971429</text:p>
          </table:table-cell>
          <table:table-cell office:value-type="float" office:value="0.0780877252395379" calcext:value-type="float">
            <text:p>0.0780877252395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5740198133972" calcext:value-type="float">
            <text:p>0.425740198133972</text:p>
          </table:table-cell>
          <table:table-cell office:value-type="float" office:value="1.32613066734321" calcext:value-type="float">
            <text:p>1.32613066734321</text:p>
          </table:table-cell>
          <table:table-cell office:value-type="float" office:value="0.549597488007828" calcext:value-type="float">
            <text:p>0.549597488007828</text:p>
          </table:table-cell>
          <table:table-cell office:value-type="float" office:value="0.183986959765182" calcext:value-type="float">
            <text:p>0.183986959765182</text:p>
          </table:table-cell>
          <table:table-cell office:value-type="float" office:value="0.144317654278606" calcext:value-type="float">
            <text:p>0.144317654278606</text:p>
          </table:table-cell>
          <table:table-cell office:value-type="float" office:value="0.0824732035314818" calcext:value-type="float">
            <text:p>0.0824732035314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5275377668233" calcext:value-type="float">
            <text:p>0.405275377668233</text:p>
          </table:table-cell>
          <table:table-cell office:value-type="float" office:value="1.32623966144766" calcext:value-type="float">
            <text:p>1.32623966144766</text:p>
          </table:table-cell>
          <table:table-cell office:value-type="float" office:value="0.549680160641396" calcext:value-type="float">
            <text:p>0.549680160641396</text:p>
          </table:table-cell>
          <table:table-cell office:value-type="float" office:value="0.185608988281506" calcext:value-type="float">
            <text:p>0.185608988281506</text:p>
          </table:table-cell>
          <table:table-cell office:value-type="float" office:value="0.144339595797451" calcext:value-type="float">
            <text:p>0.144339595797451</text:p>
          </table:table-cell>
          <table:table-cell office:value-type="float" office:value="0.0824987155638198" calcext:value-type="float">
            <text:p>0.082498715563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7532557439811" calcext:value-type="float">
            <text:p>0.407532557439811</text:p>
          </table:table-cell>
          <table:table-cell office:value-type="float" office:value="1.32624032609984" calcext:value-type="float">
            <text:p>1.32624032609984</text:p>
          </table:table-cell>
          <table:table-cell office:value-type="float" office:value="0.549667954056395" calcext:value-type="float">
            <text:p>0.549667954056395</text:p>
          </table:table-cell>
          <table:table-cell office:value-type="float" office:value="0.185090349911853" calcext:value-type="float">
            <text:p>0.185090349911853</text:p>
          </table:table-cell>
          <table:table-cell office:value-type="float" office:value="0.144336465011988" calcext:value-type="float">
            <text:p>0.144336465011988</text:p>
          </table:table-cell>
          <table:table-cell office:value-type="float" office:value="0.0824949356679904" calcext:value-type="float">
            <text:p>0.082494935667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2391818737653" calcext:value-type="float">
            <text:p>0.642391818737653</text:p>
          </table:table-cell>
          <table:table-cell office:value-type="float" office:value="1.3248228038943" calcext:value-type="float">
            <text:p>1.3248228038943</text:p>
          </table:table-cell>
          <table:table-cell office:value-type="float" office:value="0.549041537562971" calcext:value-type="float">
            <text:p>0.549041537562971</text:p>
          </table:table-cell>
          <table:table-cell office:value-type="float" office:value="0.180908980834514" calcext:value-type="float">
            <text:p>0.180908980834514</text:p>
          </table:table-cell>
          <table:table-cell office:value-type="float" office:value="0.144176366663392" calcext:value-type="float">
            <text:p>0.144176366663392</text:p>
          </table:table-cell>
          <table:table-cell office:value-type="float" office:value="0.0823048061957032" calcext:value-type="float">
            <text:p>0.0823048061957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3753588883232" calcext:value-type="float">
            <text:p>0.23753588883232</text:p>
          </table:table-cell>
          <table:table-cell office:value-type="float" office:value="1.46904386190238" calcext:value-type="float">
            <text:p>1.46904386190238</text:p>
          </table:table-cell>
          <table:table-cell office:value-type="float" office:value="0.602728767488617" calcext:value-type="float">
            <text:p>0.602728767488617</text:p>
          </table:table-cell>
          <table:table-cell office:value-type="float" office:value="0.243100595151585" calcext:value-type="float">
            <text:p>0.243100595151585</text:p>
          </table:table-cell>
          <table:table-cell office:value-type="float" office:value="0.183563261565269" calcext:value-type="float">
            <text:p>0.183563261565269</text:p>
          </table:table-cell>
          <table:table-cell office:value-type="float" office:value="0.0979963368278504" calcext:value-type="float">
            <text:p>0.097996336827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6300561602346" calcext:value-type="float">
            <text:p>0.626300561602346</text:p>
          </table:table-cell>
          <table:table-cell office:value-type="float" office:value="1.21637067187713" calcext:value-type="float">
            <text:p>1.21637067187713</text:p>
          </table:table-cell>
          <table:table-cell office:value-type="float" office:value="0.465632090955435" calcext:value-type="float">
            <text:p>0.465632090955435</text:p>
          </table:table-cell>
          <table:table-cell office:value-type="float" office:value="0.149108642865158" calcext:value-type="float">
            <text:p>0.149108642865158</text:p>
          </table:table-cell>
          <table:table-cell office:value-type="float" office:value="0.117873868366481" calcext:value-type="float">
            <text:p>0.117873868366481</text:p>
          </table:table-cell>
          <table:table-cell office:value-type="float" office:value="0.0665779308494798" calcext:value-type="float">
            <text:p>0.066577930849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4078193074988" calcext:value-type="float">
            <text:p>0.624078193074988</text:p>
          </table:table-cell>
          <table:table-cell office:value-type="float" office:value="1.21633712657632" calcext:value-type="float">
            <text:p>1.21633712657632</text:p>
          </table:table-cell>
          <table:table-cell office:value-type="float" office:value="0.465624958655544" calcext:value-type="float">
            <text:p>0.465624958655544</text:p>
          </table:table-cell>
          <table:table-cell office:value-type="float" office:value="0.15000688029488" calcext:value-type="float">
            <text:p>0.15000688029488</text:p>
          </table:table-cell>
          <table:table-cell office:value-type="float" office:value="0.117872167949535" calcext:value-type="float">
            <text:p>0.117872167949535</text:p>
          </table:table-cell>
          <table:table-cell office:value-type="float" office:value="0.066575941438618" calcext:value-type="float">
            <text:p>0.0665759414386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1650352650157" calcext:value-type="float">
            <text:p>0.621650352650157</text:p>
          </table:table-cell>
          <table:table-cell office:value-type="float" office:value="1.21633910536823" calcext:value-type="float">
            <text:p>1.21633910536823</text:p>
          </table:table-cell>
          <table:table-cell office:value-type="float" office:value="0.465635387150388" calcext:value-type="float">
            <text:p>0.465635387150388</text:p>
          </table:table-cell>
          <table:table-cell office:value-type="float" office:value="0.149612444107962" calcext:value-type="float">
            <text:p>0.149612444107962</text:p>
          </table:table-cell>
          <table:table-cell office:value-type="float" office:value="0.1178747611938" calcext:value-type="float">
            <text:p>0.1178747611938</text:p>
          </table:table-cell>
          <table:table-cell office:value-type="float" office:value="0.0665789583133803" calcext:value-type="float">
            <text:p>0.066578958313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12163894233602" calcext:value-type="float">
            <text:p>0.812163894233602</text:p>
          </table:table-cell>
          <table:table-cell office:value-type="float" office:value="1.21532224488236" calcext:value-type="float">
            <text:p>1.21532224488236</text:p>
          </table:table-cell>
          <table:table-cell office:value-type="float" office:value="0.465225956165545" calcext:value-type="float">
            <text:p>0.465225956165545</text:p>
          </table:table-cell>
          <table:table-cell office:value-type="float" office:value="0.146588706670571" calcext:value-type="float">
            <text:p>0.146588706670571</text:p>
          </table:table-cell>
          <table:table-cell office:value-type="float" office:value="0.117772950218395" calcext:value-type="float">
            <text:p>0.117772950218395</text:p>
          </table:table-cell>
          <table:table-cell office:value-type="float" office:value="0.0664608508807681" calcext:value-type="float">
            <text:p>0.0664608508807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3880567483906" calcext:value-type="float">
            <text:p>0.553880567483906</text:p>
          </table:table-cell>
          <table:table-cell office:value-type="float" office:value="1.24559276148853" calcext:value-type="float">
            <text:p>1.24559276148853</text:p>
          </table:table-cell>
          <table:table-cell office:value-type="float" office:value="0.552040679760587" calcext:value-type="float">
            <text:p>0.552040679760587</text:p>
          </table:table-cell>
          <table:table-cell office:value-type="float" office:value="0.163641135612139" calcext:value-type="float">
            <text:p>0.163641135612139</text:p>
          </table:table-cell>
          <table:table-cell office:value-type="float" office:value="0.142117897296091" calcext:value-type="float">
            <text:p>0.142117897296091</text:p>
          </table:table-cell>
          <table:table-cell office:value-type="float" office:value="0.115203988935115" calcext:value-type="float">
            <text:p>0.1152039889351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2428894396498" calcext:value-type="float">
            <text:p>0.462428894396498</text:p>
          </table:table-cell>
          <table:table-cell office:value-type="float" office:value="1.35162706287836" calcext:value-type="float">
            <text:p>1.35162706287836</text:p>
          </table:table-cell>
          <table:table-cell office:value-type="float" office:value="0.475326370975484" calcext:value-type="float">
            <text:p>0.475326370975484</text:p>
          </table:table-cell>
          <table:table-cell office:value-type="float" office:value="0.164079072785183" calcext:value-type="float">
            <text:p>0.164079072785183</text:p>
          </table:table-cell>
          <table:table-cell office:value-type="float" office:value="0.118914441597907" calcext:value-type="float">
            <text:p>0.118914441597907</text:p>
          </table:table-cell>
          <table:table-cell office:value-type="float" office:value="0.0713198819074298" calcext:value-type="float">
            <text:p>0.071319881907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6191733857282" calcext:value-type="float">
            <text:p>0.496191733857282</text:p>
          </table:table-cell>
          <table:table-cell office:value-type="float" office:value="1.35139157974288" calcext:value-type="float">
            <text:p>1.35139157974288</text:p>
          </table:table-cell>
          <table:table-cell office:value-type="float" office:value="0.475170032682114" calcext:value-type="float">
            <text:p>0.475170032682114</text:p>
          </table:table-cell>
          <table:table-cell office:value-type="float" office:value="0.163959322873727" calcext:value-type="float">
            <text:p>0.163959322873727</text:p>
          </table:table-cell>
          <table:table-cell office:value-type="float" office:value="0.118876223206608" calcext:value-type="float">
            <text:p>0.118876223206608</text:p>
          </table:table-cell>
          <table:table-cell office:value-type="float" office:value="0.0712723831413706" calcext:value-type="float">
            <text:p>0.0712723831413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4296199317065" calcext:value-type="float">
            <text:p>0.474296199317065</text:p>
          </table:table-cell>
          <table:table-cell office:value-type="float" office:value="1.35141882928747" calcext:value-type="float">
            <text:p>1.35141882928747</text:p>
          </table:table-cell>
          <table:table-cell office:value-type="float" office:value="0.47525302538423" calcext:value-type="float">
            <text:p>0.47525302538423</text:p>
          </table:table-cell>
          <table:table-cell office:value-type="float" office:value="0.164129300391369" calcext:value-type="float">
            <text:p>0.164129300391369</text:p>
          </table:table-cell>
          <table:table-cell office:value-type="float" office:value="0.118896076554917" calcext:value-type="float">
            <text:p>0.118896076554917</text:p>
          </table:table-cell>
          <table:table-cell office:value-type="float" office:value="0.0712976056499184" calcext:value-type="float">
            <text:p>0.0712976056499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952178153711" calcext:value-type="float">
            <text:p>0.64952178153711</text:p>
          </table:table-cell>
          <table:table-cell office:value-type="float" office:value="1.35050013813772" calcext:value-type="float">
            <text:p>1.35050013813772</text:p>
          </table:table-cell>
          <table:table-cell office:value-type="float" office:value="0.47489739087754" calcext:value-type="float">
            <text:p>0.47489739087754</text:p>
          </table:table-cell>
          <table:table-cell office:value-type="float" office:value="0.161522576709566" calcext:value-type="float">
            <text:p>0.161522576709566</text:p>
          </table:table-cell>
          <table:table-cell office:value-type="float" office:value="0.11881225904495" calcext:value-type="float">
            <text:p>0.11881225904495</text:p>
          </table:table-cell>
          <table:table-cell office:value-type="float" office:value="0.0711901286968498" calcext:value-type="float">
            <text:p>0.071190128696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4916345150746" calcext:value-type="float">
            <text:p>0.474916345150746</text:p>
          </table:table-cell>
          <table:table-cell office:value-type="float" office:value="1.37156522852889" calcext:value-type="float">
            <text:p>1.37156522852889</text:p>
          </table:table-cell>
          <table:table-cell office:value-type="float" office:value="0.458807865231446" calcext:value-type="float">
            <text:p>0.458807865231446</text:p>
          </table:table-cell>
          <table:table-cell office:value-type="float" office:value="0.170921871802672" calcext:value-type="float">
            <text:p>0.170921871802672</text:p>
          </table:table-cell>
          <table:table-cell office:value-type="float" office:value="0.130824253373084" calcext:value-type="float">
            <text:p>0.130824253373084</text:p>
          </table:table-cell>
          <table:table-cell office:value-type="float" office:value="0.0691599596409166" calcext:value-type="float">
            <text:p>0.0691599596409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6743848252437" calcext:value-type="float">
            <text:p>0.456743848252437</text:p>
          </table:table-cell>
          <table:table-cell office:value-type="float" office:value="1.35481606643847" calcext:value-type="float">
            <text:p>1.35481606643847</text:p>
          </table:table-cell>
          <table:table-cell office:value-type="float" office:value="0.503616649623075" calcext:value-type="float">
            <text:p>0.503616649623075</text:p>
          </table:table-cell>
          <table:table-cell office:value-type="float" office:value="0.16230347672801" calcext:value-type="float">
            <text:p>0.16230347672801</text:p>
          </table:table-cell>
          <table:table-cell office:value-type="float" office:value="0.122058836748347" calcext:value-type="float">
            <text:p>0.122058836748347</text:p>
          </table:table-cell>
          <table:table-cell office:value-type="float" office:value="0.0645453317645658" calcext:value-type="float">
            <text:p>0.0645453317645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1352310207298" calcext:value-type="float">
            <text:p>0.441352310207298</text:p>
          </table:table-cell>
          <table:table-cell office:value-type="float" office:value="1.35488617097403" calcext:value-type="float">
            <text:p>1.35488617097403</text:p>
          </table:table-cell>
          <table:table-cell office:value-type="float" office:value="0.503671072693539" calcext:value-type="float">
            <text:p>0.503671072693539</text:p>
          </table:table-cell>
          <table:table-cell office:value-type="float" office:value="0.163302191618111" calcext:value-type="float">
            <text:p>0.163302191618111</text:p>
          </table:table-cell>
          <table:table-cell office:value-type="float" office:value="0.122072546698774" calcext:value-type="float">
            <text:p>0.122072546698774</text:p>
          </table:table-cell>
          <table:table-cell office:value-type="float" office:value="0.0645596696051209" calcext:value-type="float">
            <text:p>0.0645596696051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8272950413867" calcext:value-type="float">
            <text:p>0.438272950413867</text:p>
          </table:table-cell>
          <table:table-cell office:value-type="float" office:value="1.35488613097416" calcext:value-type="float">
            <text:p>1.35488613097416</text:p>
          </table:table-cell>
          <table:table-cell office:value-type="float" office:value="0.503686641472459" calcext:value-type="float">
            <text:p>0.503686641472459</text:p>
          </table:table-cell>
          <table:table-cell office:value-type="float" office:value="0.163051973852019" calcext:value-type="float">
            <text:p>0.163051973852019</text:p>
          </table:table-cell>
          <table:table-cell office:value-type="float" office:value="0.122076226505141" calcext:value-type="float">
            <text:p>0.122076226505141</text:p>
          </table:table-cell>
          <table:table-cell office:value-type="float" office:value="0.0645637283175422" calcext:value-type="float">
            <text:p>0.0645637283175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8938825783756" calcext:value-type="float">
            <text:p>0.658938825783756</text:p>
          </table:table-cell>
          <table:table-cell office:value-type="float" office:value="1.35347958592158" calcext:value-type="float">
            <text:p>1.35347958592158</text:p>
          </table:table-cell>
          <table:table-cell office:value-type="float" office:value="0.503127689627746" calcext:value-type="float">
            <text:p>0.503127689627746</text:p>
          </table:table-cell>
          <table:table-cell office:value-type="float" office:value="0.160073126690491" calcext:value-type="float">
            <text:p>0.160073126690491</text:p>
          </table:table-cell>
          <table:table-cell office:value-type="float" office:value="0.121944596333928" calcext:value-type="float">
            <text:p>0.121944596333928</text:p>
          </table:table-cell>
          <table:table-cell office:value-type="float" office:value="0.064418899587781" calcext:value-type="float">
            <text:p>0.0644188995877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7460806693379" calcext:value-type="float">
            <text:p>0.517460806693379</text:p>
          </table:table-cell>
          <table:table-cell office:value-type="float" office:value="1.30083623930055" calcext:value-type="float">
            <text:p>1.30083623930055</text:p>
          </table:table-cell>
          <table:table-cell office:value-type="float" office:value="0.464347634187712" calcext:value-type="float">
            <text:p>0.464347634187712</text:p>
          </table:table-cell>
          <table:table-cell office:value-type="float" office:value="0.148474721484678" calcext:value-type="float">
            <text:p>0.148474721484678</text:p>
          </table:table-cell>
          <table:table-cell office:value-type="float" office:value="0.123514925782798" calcext:value-type="float">
            <text:p>0.123514925782798</text:p>
          </table:table-cell>
          <table:table-cell office:value-type="float" office:value="0.0525219198752484" calcext:value-type="float">
            <text:p>0.0525219198752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3938107618701" calcext:value-type="float">
            <text:p>0.413938107618701</text:p>
          </table:table-cell>
          <table:table-cell office:value-type="float" office:value="1.41496501255706" calcext:value-type="float">
            <text:p>1.41496501255706</text:p>
          </table:table-cell>
          <table:table-cell office:value-type="float" office:value="0.520015384484648" calcext:value-type="float">
            <text:p>0.520015384484648</text:p>
          </table:table-cell>
          <table:table-cell office:value-type="float" office:value="0.181139191634848" calcext:value-type="float">
            <text:p>0.181139191634848</text:p>
          </table:table-cell>
          <table:table-cell office:value-type="float" office:value="0.133929194928398" calcext:value-type="float">
            <text:p>0.133929194928398</text:p>
          </table:table-cell>
          <table:table-cell office:value-type="float" office:value="0.0743726721073648" calcext:value-type="float">
            <text:p>0.0743726721073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4384923912117" calcext:value-type="float">
            <text:p>0.424384923912117</text:p>
          </table:table-cell>
          <table:table-cell office:value-type="float" office:value="1.41481211954311" calcext:value-type="float">
            <text:p>1.41481211954311</text:p>
          </table:table-cell>
          <table:table-cell office:value-type="float" office:value="0.519937021939553" calcext:value-type="float">
            <text:p>0.519937021939553</text:p>
          </table:table-cell>
          <table:table-cell office:value-type="float" office:value="0.181449683536147" calcext:value-type="float">
            <text:p>0.181449683536147</text:p>
          </table:table-cell>
          <table:table-cell office:value-type="float" office:value="0.133909656773531" calcext:value-type="float">
            <text:p>0.133909656773531</text:p>
          </table:table-cell>
          <table:table-cell office:value-type="float" office:value="0.0743499600926584" calcext:value-type="float">
            <text:p>0.0743499600926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1855315497157" calcext:value-type="float">
            <text:p>0.431855315497157</text:p>
          </table:table-cell>
          <table:table-cell office:value-type="float" office:value="1.41482069799325" calcext:value-type="float">
            <text:p>1.41482069799325</text:p>
          </table:table-cell>
          <table:table-cell office:value-type="float" office:value="0.519899823300652" calcext:value-type="float">
            <text:p>0.519899823300652</text:p>
          </table:table-cell>
          <table:table-cell office:value-type="float" office:value="0.181009709019621" calcext:value-type="float">
            <text:p>0.181009709019621</text:p>
          </table:table-cell>
          <table:table-cell office:value-type="float" office:value="0.133900392139985" calcext:value-type="float">
            <text:p>0.133900392139985</text:p>
          </table:table-cell>
          <table:table-cell office:value-type="float" office:value="0.0743391226190431" calcext:value-type="float">
            <text:p>0.0743391226190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4483257232561" calcext:value-type="float">
            <text:p>0.624483257232561</text:p>
          </table:table-cell>
          <table:table-cell office:value-type="float" office:value="1.41366391957189" calcext:value-type="float">
            <text:p>1.41366391957189</text:p>
          </table:table-cell>
          <table:table-cell office:value-type="float" office:value="0.519433993822123" calcext:value-type="float">
            <text:p>0.519433993822123</text:p>
          </table:table-cell>
          <table:table-cell office:value-type="float" office:value="0.178430977906108" calcext:value-type="float">
            <text:p>0.178430977906108</text:p>
          </table:table-cell>
          <table:table-cell office:value-type="float" office:value="0.133787202260361" calcext:value-type="float">
            <text:p>0.133787202260361</text:p>
          </table:table-cell>
          <table:table-cell office:value-type="float" office:value="0.0742048562602979" calcext:value-type="float">
            <text:p>0.0742048562602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219945206968" calcext:value-type="float">
            <text:p>0.32219945206968</text:p>
          </table:table-cell>
          <table:table-cell office:value-type="float" office:value="1.49528950032885" calcext:value-type="float">
            <text:p>1.49528950032885</text:p>
          </table:table-cell>
          <table:table-cell office:value-type="float" office:value="0.496501481181331" calcext:value-type="float">
            <text:p>0.496501481181331</text:p>
          </table:table-cell>
          <table:table-cell office:value-type="float" office:value="0.226463286819183" calcext:value-type="float">
            <text:p>0.226463286819183</text:p>
          </table:table-cell>
          <table:table-cell office:value-type="float" office:value="0.177417595682339" calcext:value-type="float">
            <text:p>0.177417595682339</text:p>
          </table:table-cell>
          <table:table-cell office:value-type="float" office:value="0.0736984783353889" calcext:value-type="float">
            <text:p>0.07369847833538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6066123769818" calcext:value-type="float">
            <text:p>0.536066123769818</text:p>
          </table:table-cell>
          <table:table-cell office:value-type="float" office:value="1.17787305229784" calcext:value-type="float">
            <text:p>1.17787305229784</text:p>
          </table:table-cell>
          <table:table-cell office:value-type="float" office:value="0.450819685507508" calcext:value-type="float">
            <text:p>0.450819685507508</text:p>
          </table:table-cell>
          <table:table-cell office:value-type="float" office:value="0.177681892886371" calcext:value-type="float">
            <text:p>0.177681892886371</text:p>
          </table:table-cell>
          <table:table-cell office:value-type="float" office:value="0.136253578470712" calcext:value-type="float">
            <text:p>0.136253578470712</text:p>
          </table:table-cell>
          <table:table-cell office:value-type="float" office:value="0.0665270608406333" calcext:value-type="float">
            <text:p>0.0665270608406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6935399697451" calcext:value-type="float">
            <text:p>0.546935399697451</text:p>
          </table:table-cell>
          <table:table-cell office:value-type="float" office:value="1.17777234017433" calcext:value-type="float">
            <text:p>1.17777234017433</text:p>
          </table:table-cell>
          <table:table-cell office:value-type="float" office:value="0.450755635142841" calcext:value-type="float">
            <text:p>0.450755635142841</text:p>
          </table:table-cell>
          <table:table-cell office:value-type="float" office:value="0.178294080192842" calcext:value-type="float">
            <text:p>0.178294080192842</text:p>
          </table:table-cell>
          <table:table-cell office:value-type="float" office:value="0.136236068170994" calcext:value-type="float">
            <text:p>0.136236068170994</text:p>
          </table:table-cell>
          <table:table-cell office:value-type="float" office:value="0.0665079515169354" calcext:value-type="float">
            <text:p>0.0665079515169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5133674030807" calcext:value-type="float">
            <text:p>0.535133674030807</text:p>
          </table:table-cell>
          <table:table-cell office:value-type="float" office:value="1.17776652904654" calcext:value-type="float">
            <text:p>1.17776652904654</text:p>
          </table:table-cell>
          <table:table-cell office:value-type="float" office:value="0.450801408992244" calcext:value-type="float">
            <text:p>0.450801408992244</text:p>
          </table:table-cell>
          <table:table-cell office:value-type="float" office:value="0.178167005446498" calcext:value-type="float">
            <text:p>0.178167005446498</text:p>
          </table:table-cell>
          <table:table-cell office:value-type="float" office:value="0.13624965833393" calcext:value-type="float">
            <text:p>0.13624965833393</text:p>
          </table:table-cell>
          <table:table-cell office:value-type="float" office:value="0.0665216639189798" calcext:value-type="float">
            <text:p>0.066521663918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6965060365126" calcext:value-type="float">
            <text:p>0.716965060365126</text:p>
          </table:table-cell>
          <table:table-cell office:value-type="float" office:value="1.17685593865258" calcext:value-type="float">
            <text:p>1.17685593865258</text:p>
          </table:table-cell>
          <table:table-cell office:value-type="float" office:value="0.450437599255782" calcext:value-type="float">
            <text:p>0.450437599255782</text:p>
          </table:table-cell>
          <table:table-cell office:value-type="float" office:value="0.17551812832133" calcext:value-type="float">
            <text:p>0.17551812832133</text:p>
          </table:table-cell>
          <table:table-cell office:value-type="float" office:value="0.136141684847837" calcext:value-type="float">
            <text:p>0.136141684847837</text:p>
          </table:table-cell>
          <table:table-cell office:value-type="float" office:value="0.0664134007599881" calcext:value-type="float">
            <text:p>0.0664134007599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6799102064964" calcext:value-type="float">
            <text:p>0.536799102064964</text:p>
          </table:table-cell>
          <table:table-cell office:value-type="float" office:value="1.18953400916702" calcext:value-type="float">
            <text:p>1.18953400916702</text:p>
          </table:table-cell>
          <table:table-cell office:value-type="float" office:value="0.433927628563282" calcext:value-type="float">
            <text:p>0.433927628563282</text:p>
          </table:table-cell>
          <table:table-cell office:value-type="float" office:value="0.176405444484411" calcext:value-type="float">
            <text:p>0.176405444484411</text:p>
          </table:table-cell>
          <table:table-cell office:value-type="float" office:value="0.140437001112872" calcext:value-type="float">
            <text:p>0.140437001112872</text:p>
          </table:table-cell>
          <table:table-cell office:value-type="float" office:value="0.067383603810226" calcext:value-type="float">
            <text:p>0.06738360381022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1982497856951" calcext:value-type="float">
            <text:p>0.561982497856951</text:p>
          </table:table-cell>
          <table:table-cell office:value-type="float" office:value="1.19018015631461" calcext:value-type="float">
            <text:p>1.19018015631461</text:p>
          </table:table-cell>
          <table:table-cell office:value-type="float" office:value="0.426512521790998" calcext:value-type="float">
            <text:p>0.426512521790998</text:p>
          </table:table-cell>
          <table:table-cell office:value-type="float" office:value="0.151473060850634" calcext:value-type="float">
            <text:p>0.151473060850634</text:p>
          </table:table-cell>
          <table:table-cell office:value-type="float" office:value="0.120650217702255" calcext:value-type="float">
            <text:p>0.120650217702255</text:p>
          </table:table-cell>
          <table:table-cell office:value-type="float" office:value="0.0597696355784074" calcext:value-type="float">
            <text:p>0.0597696355784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347728840265" calcext:value-type="float">
            <text:p>0.56347728840265</text:p>
          </table:table-cell>
          <table:table-cell office:value-type="float" office:value="1.19012884074042" calcext:value-type="float">
            <text:p>1.19012884074042</text:p>
          </table:table-cell>
          <table:table-cell office:value-type="float" office:value="0.426487010943346" calcext:value-type="float">
            <text:p>0.426487010943346</text:p>
          </table:table-cell>
          <table:table-cell office:value-type="float" office:value="0.152470241912629" calcext:value-type="float">
            <text:p>0.152470241912629</text:p>
          </table:table-cell>
          <table:table-cell office:value-type="float" office:value="0.120644125722346" calcext:value-type="float">
            <text:p>0.120644125722346</text:p>
          </table:table-cell>
          <table:table-cell office:value-type="float" office:value="0.0597624613083872" calcext:value-type="float">
            <text:p>0.0597624613083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6591328913236" calcext:value-type="float">
            <text:p>0.576591328913236</text:p>
          </table:table-cell>
          <table:table-cell office:value-type="float" office:value="1.19013448906491" calcext:value-type="float">
            <text:p>1.19013448906491</text:p>
          </table:table-cell>
          <table:table-cell office:value-type="float" office:value="0.426441771682391" calcext:value-type="float">
            <text:p>0.426441771682391</text:p>
          </table:table-cell>
          <table:table-cell office:value-type="float" office:value="0.151662452205246" calcext:value-type="float">
            <text:p>0.151662452205246</text:p>
          </table:table-cell>
          <table:table-cell office:value-type="float" office:value="0.120631557123987" calcext:value-type="float">
            <text:p>0.120631557123987</text:p>
          </table:table-cell>
          <table:table-cell office:value-type="float" office:value="0.0597495842853272" calcext:value-type="float">
            <text:p>0.0597495842853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06960495287" calcext:value-type="float">
            <text:p>0.7306960495287</text:p>
          </table:table-cell>
          <table:table-cell office:value-type="float" office:value="1.18946444228923" calcext:value-type="float">
            <text:p>1.18946444228923</text:p>
          </table:table-cell>
          <table:table-cell office:value-type="float" office:value="0.426189711699921" calcext:value-type="float">
            <text:p>0.426189711699921</text:p>
          </table:table-cell>
          <table:table-cell office:value-type="float" office:value="0.149499798898483" calcext:value-type="float">
            <text:p>0.149499798898483</text:p>
          </table:table-cell>
          <table:table-cell office:value-type="float" office:value="0.120562137914252" calcext:value-type="float">
            <text:p>0.120562137914252</text:p>
          </table:table-cell>
          <table:table-cell office:value-type="float" office:value="0.0596784965311143" calcext:value-type="float">
            <text:p>0.0596784965311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2690133661943" calcext:value-type="float">
            <text:p>0.512690133661943</text:p>
          </table:table-cell>
          <table:table-cell office:value-type="float" office:value="1.21711421410445" calcext:value-type="float">
            <text:p>1.21711421410445</text:p>
          </table:table-cell>
          <table:table-cell office:value-type="float" office:value="0.492055068042841" calcext:value-type="float">
            <text:p>0.492055068042841</text:p>
          </table:table-cell>
          <table:table-cell office:value-type="float" office:value="0.211343973536523" calcext:value-type="float">
            <text:p>0.211343973536523</text:p>
          </table:table-cell>
          <table:table-cell office:value-type="float" office:value="0.165098058482064" calcext:value-type="float">
            <text:p>0.165098058482064</text:p>
          </table:table-cell>
          <table:table-cell office:value-type="float" office:value="0.0794368950122319" calcext:value-type="float">
            <text:p>0.0794368950122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0469494023124" calcext:value-type="float">
            <text:p>0.510469494023124</text:p>
          </table:table-cell>
          <table:table-cell office:value-type="float" office:value="1.20869397072091" calcext:value-type="float">
            <text:p>1.20869397072091</text:p>
          </table:table-cell>
          <table:table-cell office:value-type="float" office:value="0.533710665938105" calcext:value-type="float">
            <text:p>0.533710665938105</text:p>
          </table:table-cell>
          <table:table-cell office:value-type="float" office:value="0.173115380303035" calcext:value-type="float">
            <text:p>0.173115380303035</text:p>
          </table:table-cell>
          <table:table-cell office:value-type="float" office:value="0.133382975084893" calcext:value-type="float">
            <text:p>0.133382975084893</text:p>
          </table:table-cell>
          <table:table-cell office:value-type="float" office:value="0.0737351573522434" calcext:value-type="float">
            <text:p>0.0737351573522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3009847183373" calcext:value-type="float">
            <text:p>0.503009847183373</text:p>
          </table:table-cell>
          <table:table-cell office:value-type="float" office:value="1.20871526385933" calcext:value-type="float">
            <text:p>1.20871526385933</text:p>
          </table:table-cell>
          <table:table-cell office:value-type="float" office:value="0.533726357340602" calcext:value-type="float">
            <text:p>0.533726357340602</text:p>
          </table:table-cell>
          <table:table-cell office:value-type="float" office:value="0.174027923626293" calcext:value-type="float">
            <text:p>0.174027923626293</text:p>
          </table:table-cell>
          <table:table-cell office:value-type="float" office:value="0.133385440226149" calcext:value-type="float">
            <text:p>0.133385440226149</text:p>
          </table:table-cell>
          <table:table-cell office:value-type="float" office:value="0.0737396993847937" calcext:value-type="float">
            <text:p>0.0737396993847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718130761929" calcext:value-type="float">
            <text:p>0.49718130761929</text:p>
          </table:table-cell>
          <table:table-cell office:value-type="float" office:value="1.20870932930983" calcext:value-type="float">
            <text:p>1.20870932930983</text:p>
          </table:table-cell>
          <table:table-cell office:value-type="float" office:value="0.533756439912483" calcext:value-type="float">
            <text:p>0.533756439912483</text:p>
          </table:table-cell>
          <table:table-cell office:value-type="float" office:value="0.173892688189119" calcext:value-type="float">
            <text:p>0.173892688189119</text:p>
          </table:table-cell>
          <table:table-cell office:value-type="float" office:value="0.133392771775991" calcext:value-type="float">
            <text:p>0.133392771775991</text:p>
          </table:table-cell>
          <table:table-cell office:value-type="float" office:value="0.0737481741297256" calcext:value-type="float">
            <text:p>0.0737481741297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2729410489877" calcext:value-type="float">
            <text:p>0.722729410489877</text:p>
          </table:table-cell>
          <table:table-cell office:value-type="float" office:value="1.20746504996375" calcext:value-type="float">
            <text:p>1.20746504996375</text:p>
          </table:table-cell>
          <table:table-cell office:value-type="float" office:value="0.533170378721149" calcext:value-type="float">
            <text:p>0.533170378721149</text:p>
          </table:table-cell>
          <table:table-cell office:value-type="float" office:value="0.170446241954897" calcext:value-type="float">
            <text:p>0.170446241954897</text:p>
          </table:table-cell>
          <table:table-cell office:value-type="float" office:value="0.133251265197669" calcext:value-type="float">
            <text:p>0.133251265197669</text:p>
          </table:table-cell>
          <table:table-cell office:value-type="float" office:value="0.0735845031233968" calcext:value-type="float">
            <text:p>0.0735845031233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4581898197106" calcext:value-type="float">
            <text:p>0.484581898197106</text:p>
          </table:table-cell>
          <table:table-cell office:value-type="float" office:value="1.23077609380649" calcext:value-type="float">
            <text:p>1.23077609380649</text:p>
          </table:table-cell>
          <table:table-cell office:value-type="float" office:value="0.544425667873889" calcext:value-type="float">
            <text:p>0.544425667873889</text:p>
          </table:table-cell>
          <table:table-cell office:value-type="float" office:value="0.161463520184064" calcext:value-type="float">
            <text:p>0.161463520184064</text:p>
          </table:table-cell>
          <table:table-cell office:value-type="float" office:value="0.121985853452631" calcext:value-type="float">
            <text:p>0.121985853452631</text:p>
          </table:table-cell>
          <table:table-cell office:value-type="float" office:value="0.0930432101551834" calcext:value-type="float">
            <text:p>0.0930432101551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8147773470079" calcext:value-type="float">
            <text:p>0.288147773470079</text:p>
          </table:table-cell>
          <table:table-cell office:value-type="float" office:value="1.37897454442386" calcext:value-type="float">
            <text:p>1.37897454442386</text:p>
          </table:table-cell>
          <table:table-cell office:value-type="float" office:value="0.503013036712216" calcext:value-type="float">
            <text:p>0.503013036712216</text:p>
          </table:table-cell>
          <table:table-cell office:value-type="float" office:value="0.19042992915616" calcext:value-type="float">
            <text:p>0.19042992915616</text:p>
          </table:table-cell>
          <table:table-cell office:value-type="float" office:value="0.140496214958123" calcext:value-type="float">
            <text:p>0.140496214958123</text:p>
          </table:table-cell>
          <table:table-cell office:value-type="float" office:value="0.0734441479505474" calcext:value-type="float">
            <text:p>0.0734441479505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57572408129849" calcext:value-type="float">
            <text:p>0.257572408129849</text:p>
          </table:table-cell>
          <table:table-cell office:value-type="float" office:value="1.37917574903847" calcext:value-type="float">
            <text:p>1.37917574903847</text:p>
          </table:table-cell>
          <table:table-cell office:value-type="float" office:value="0.503145995498482" calcext:value-type="float">
            <text:p>0.503145995498482</text:p>
          </table:table-cell>
          <table:table-cell office:value-type="float" office:value="0.192087006541779" calcext:value-type="float">
            <text:p>0.192087006541779</text:p>
          </table:table-cell>
          <table:table-cell office:value-type="float" office:value="0.140532719312483" calcext:value-type="float">
            <text:p>0.140532719312483</text:p>
          </table:table-cell>
          <table:table-cell office:value-type="float" office:value="0.0734839470209956" calcext:value-type="float">
            <text:p>0.0734839470209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61219836771764" calcext:value-type="float">
            <text:p>0.261219836771764</text:p>
          </table:table-cell>
          <table:table-cell office:value-type="float" office:value="1.37917547261791" calcext:value-type="float">
            <text:p>1.37917547261791</text:p>
          </table:table-cell>
          <table:table-cell office:value-type="float" office:value="0.503126341717992" calcext:value-type="float">
            <text:p>0.503126341717992</text:p>
          </table:table-cell>
          <table:table-cell office:value-type="float" office:value="0.19162151761291" calcext:value-type="float">
            <text:p>0.19162151761291</text:p>
          </table:table-cell>
          <table:table-cell office:value-type="float" office:value="0.140527431500118" calcext:value-type="float">
            <text:p>0.140527431500118</text:p>
          </table:table-cell>
          <table:table-cell office:value-type="float" office:value="0.0734780411893161" calcext:value-type="float">
            <text:p>0.0734780411893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7551411293093" calcext:value-type="float">
            <text:p>0.487551411293093</text:p>
          </table:table-cell>
          <table:table-cell office:value-type="float" office:value="1.37767801096249" calcext:value-type="float">
            <text:p>1.37767801096249</text:p>
          </table:table-cell>
          <table:table-cell office:value-type="float" office:value="0.50252759490675" calcext:value-type="float">
            <text:p>0.50252759490675</text:p>
          </table:table-cell>
          <table:table-cell office:value-type="float" office:value="0.188016100811013" calcext:value-type="float">
            <text:p>0.188016100811013</text:p>
          </table:table-cell>
          <table:table-cell office:value-type="float" office:value="0.140368251106197" calcext:value-type="float">
            <text:p>0.140368251106197</text:p>
          </table:table-cell>
          <table:table-cell office:value-type="float" office:value="0.0733011833535014" calcext:value-type="float">
            <text:p>0.0733011833535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1762973896215" calcext:value-type="float">
            <text:p>0.121762973896215</text:p>
          </table:table-cell>
          <table:table-cell office:value-type="float" office:value="1.50066170631429" calcext:value-type="float">
            <text:p>1.50066170631429</text:p>
          </table:table-cell>
          <table:table-cell office:value-type="float" office:value="0.570045668122912" calcext:value-type="float">
            <text:p>0.570045668122912</text:p>
          </table:table-cell>
          <table:table-cell office:value-type="float" office:value="0.24819523125425" calcext:value-type="float">
            <text:p>0.24819523125425</text:p>
          </table:table-cell>
          <table:table-cell office:value-type="float" office:value="0.173771797132882" calcext:value-type="float">
            <text:p>0.173771797132882</text:p>
          </table:table-cell>
          <table:table-cell office:value-type="float" office:value="0.0779066394179112" calcext:value-type="float">
            <text:p>0.0779066394179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661251586298" calcext:value-type="float">
            <text:p>0.66661251586298</text:p>
          </table:table-cell>
          <table:table-cell office:value-type="float" office:value="1.25468222356544" calcext:value-type="float">
            <text:p>1.25468222356544</text:p>
          </table:table-cell>
          <table:table-cell office:value-type="float" office:value="0.554650532123672" calcext:value-type="float">
            <text:p>0.554650532123672</text:p>
          </table:table-cell>
          <table:table-cell office:value-type="float" office:value="0.162669077520595" calcext:value-type="float">
            <text:p>0.162669077520595</text:p>
          </table:table-cell>
          <table:table-cell office:value-type="float" office:value="0.130906148454849" calcext:value-type="float">
            <text:p>0.130906148454849</text:p>
          </table:table-cell>
          <table:table-cell office:value-type="float" office:value="0.0837129515549298" calcext:value-type="float">
            <text:p>0.083712951554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4931291139449" calcext:value-type="float">
            <text:p>0.634931291139449</text:p>
          </table:table-cell>
          <table:table-cell office:value-type="float" office:value="1.25490828687908" calcext:value-type="float">
            <text:p>1.25490828687908</text:p>
          </table:table-cell>
          <table:table-cell office:value-type="float" office:value="0.554812224259639" calcext:value-type="float">
            <text:p>0.554812224259639</text:p>
          </table:table-cell>
          <table:table-cell office:value-type="float" office:value="0.164631502275352" calcext:value-type="float">
            <text:p>0.164631502275352</text:p>
          </table:table-cell>
          <table:table-cell office:value-type="float" office:value="0.130944682492786" calcext:value-type="float">
            <text:p>0.130944682492786</text:p>
          </table:table-cell>
          <table:table-cell office:value-type="float" office:value="0.0837630811225826" calcext:value-type="float">
            <text:p>0.0837630811225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1128170681595" calcext:value-type="float">
            <text:p>0.631128170681595</text:p>
          </table:table-cell>
          <table:table-cell office:value-type="float" office:value="1.25490651250354" calcext:value-type="float">
            <text:p>1.25490651250354</text:p>
          </table:table-cell>
          <table:table-cell office:value-type="float" office:value="0.554835949045051" calcext:value-type="float">
            <text:p>0.554835949045051</text:p>
          </table:table-cell>
          <table:table-cell office:value-type="float" office:value="0.164353738569106" calcext:value-type="float">
            <text:p>0.164353738569106</text:p>
          </table:table-cell>
          <table:table-cell office:value-type="float" office:value="0.13095019962806" calcext:value-type="float">
            <text:p>0.13095019962806</text:p>
          </table:table-cell>
          <table:table-cell office:value-type="float" office:value="0.0837704085497158" calcext:value-type="float">
            <text:p>0.0837704085497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89877528002756" calcext:value-type="float">
            <text:p>0.889877528002756</text:p>
          </table:table-cell>
          <table:table-cell office:value-type="float" office:value="1.25316578839022" calcext:value-type="float">
            <text:p>1.25316578839022</text:p>
          </table:table-cell>
          <table:table-cell office:value-type="float" office:value="0.554025620021921" calcext:value-type="float">
            <text:p>0.554025620021921</text:p>
          </table:table-cell>
          <table:table-cell office:value-type="float" office:value="0.158971173260797" calcext:value-type="float">
            <text:p>0.158971173260797</text:p>
          </table:table-cell>
          <table:table-cell office:value-type="float" office:value="0.13075995188342" calcext:value-type="float">
            <text:p>0.13075995188342</text:p>
          </table:table-cell>
          <table:table-cell office:value-type="float" office:value="0.0835225048116655" calcext:value-type="float">
            <text:p>0.0835225048116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22823019473603" calcext:value-type="float">
            <text:p>0.722823019473603</text:p>
          </table:table-cell>
          <table:table-cell office:value-type="float" office:value="1.20144477653937" calcext:value-type="float">
            <text:p>1.20144477653937</text:p>
          </table:table-cell>
          <table:table-cell office:value-type="float" office:value="0.515266977905449" calcext:value-type="float">
            <text:p>0.515266977905449</text:p>
          </table:table-cell>
          <table:table-cell office:value-type="float" office:value="0.168962741596392" calcext:value-type="float">
            <text:p>0.168962741596392</text:p>
          </table:table-cell>
          <table:table-cell office:value-type="float" office:value="0.135969388370081" calcext:value-type="float">
            <text:p>0.135969388370081</text:p>
          </table:table-cell>
          <table:table-cell office:value-type="float" office:value="0.0731893240492085" calcext:value-type="float">
            <text:p>0.0731893240492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2515723692338" calcext:value-type="float">
            <text:p>0.412515723692338</text:p>
          </table:table-cell>
          <table:table-cell office:value-type="float" office:value="1.37941670899622" calcext:value-type="float">
            <text:p>1.37941670899622</text:p>
          </table:table-cell>
          <table:table-cell office:value-type="float" office:value="0.459434871964266" calcext:value-type="float">
            <text:p>0.459434871964266</text:p>
          </table:table-cell>
          <table:table-cell office:value-type="float" office:value="0.150423185436445" calcext:value-type="float">
            <text:p>0.150423185436445</text:p>
          </table:table-cell>
          <table:table-cell office:value-type="float" office:value="0.117566678641387" calcext:value-type="float">
            <text:p>0.117566678641387</text:p>
          </table:table-cell>
          <table:table-cell office:value-type="float" office:value="0.0631673537775753" calcext:value-type="float">
            <text:p>0.0631673537775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0579367575067" calcext:value-type="float">
            <text:p>0.390579367575067</text:p>
          </table:table-cell>
          <table:table-cell office:value-type="float" office:value="1.37956470793107" calcext:value-type="float">
            <text:p>1.37956470793107</text:p>
          </table:table-cell>
          <table:table-cell office:value-type="float" office:value="0.459521980708032" calcext:value-type="float">
            <text:p>0.459521980708032</text:p>
          </table:table-cell>
          <table:table-cell office:value-type="float" office:value="0.151623077067577" calcext:value-type="float">
            <text:p>0.151623077067577</text:p>
          </table:table-cell>
          <table:table-cell office:value-type="float" office:value="0.117589041523361" calcext:value-type="float">
            <text:p>0.117589041523361</text:p>
          </table:table-cell>
          <table:table-cell office:value-type="float" office:value="0.0631918602901434" calcext:value-type="float">
            <text:p>0.0631918602901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693040444979" calcext:value-type="float">
            <text:p>0.39693040444979</text:p>
          </table:table-cell>
          <table:table-cell office:value-type="float" office:value="1.37955950850522" calcext:value-type="float">
            <text:p>1.37955950850522</text:p>
          </table:table-cell>
          <table:table-cell office:value-type="float" office:value="0.459491085714934" calcext:value-type="float">
            <text:p>0.459491085714934</text:p>
          </table:table-cell>
          <table:table-cell office:value-type="float" office:value="0.151126401939475" calcext:value-type="float">
            <text:p>0.151126401939475</text:p>
          </table:table-cell>
          <table:table-cell office:value-type="float" office:value="0.11758142699102" calcext:value-type="float">
            <text:p>0.11758142699102</text:p>
          </table:table-cell>
          <table:table-cell office:value-type="float" office:value="0.0631831659447619" calcext:value-type="float">
            <text:p>0.0631831659447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8342815113028" calcext:value-type="float">
            <text:p>0.598342815113028</text:p>
          </table:table-cell>
          <table:table-cell office:value-type="float" office:value="1.37824782337177" calcext:value-type="float">
            <text:p>1.37824782337177</text:p>
          </table:table-cell>
          <table:table-cell office:value-type="float" office:value="0.459012132450806" calcext:value-type="float">
            <text:p>0.459012132450806</text:p>
          </table:table-cell>
          <table:table-cell office:value-type="float" office:value="0.148111631603559" calcext:value-type="float">
            <text:p>0.148111631603559</text:p>
          </table:table-cell>
          <table:table-cell office:value-type="float" office:value="0.117464422629511" calcext:value-type="float">
            <text:p>0.117464422629511</text:p>
          </table:table-cell>
          <table:table-cell office:value-type="float" office:value="0.0630501653720768" calcext:value-type="float">
            <text:p>0.0630501653720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5627870193733" calcext:value-type="float">
            <text:p>0.535627870193733</text:p>
          </table:table-cell>
          <table:table-cell office:value-type="float" office:value="1.26650484264108" calcext:value-type="float">
            <text:p>1.26650484264108</text:p>
          </table:table-cell>
          <table:table-cell office:value-type="float" office:value="0.416332507889473" calcext:value-type="float">
            <text:p>0.416332507889473</text:p>
          </table:table-cell>
          <table:table-cell office:value-type="float" office:value="0.123068229683331" calcext:value-type="float">
            <text:p>0.123068229683331</text:p>
          </table:table-cell>
          <table:table-cell office:value-type="float" office:value="0.102894062480359" calcext:value-type="float">
            <text:p>0.102894062480359</text:p>
          </table:table-cell>
          <table:table-cell office:value-type="float" office:value="0.0519301760615519" calcext:value-type="float">
            <text:p>0.0519301760615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6481978318309" calcext:value-type="float">
            <text:p>0.576481978318309</text:p>
          </table:table-cell>
          <table:table-cell office:value-type="float" office:value="1.19808412008013" calcext:value-type="float">
            <text:p>1.19808412008013</text:p>
          </table:table-cell>
          <table:table-cell office:value-type="float" office:value="0.601866043413249" calcext:value-type="float">
            <text:p>0.601866043413249</text:p>
          </table:table-cell>
          <table:table-cell office:value-type="float" office:value="0.17222434584915" calcext:value-type="float">
            <text:p>0.17222434584915</text:p>
          </table:table-cell>
          <table:table-cell office:value-type="float" office:value="0.132969422120069" calcext:value-type="float">
            <text:p>0.132969422120069</text:p>
          </table:table-cell>
          <table:table-cell office:value-type="float" office:value="0.086527218639352" calcext:value-type="float">
            <text:p>0.0865272186393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1216489189574" calcext:value-type="float">
            <text:p>0.541216489189574</text:p>
          </table:table-cell>
          <table:table-cell office:value-type="float" office:value="1.19829149100253" calcext:value-type="float">
            <text:p>1.19829149100253</text:p>
          </table:table-cell>
          <table:table-cell office:value-type="float" office:value="0.60205917080552" calcext:value-type="float">
            <text:p>0.60205917080552</text:p>
          </table:table-cell>
          <table:table-cell office:value-type="float" office:value="0.174237832606503" calcext:value-type="float">
            <text:p>0.174237832606503</text:p>
          </table:table-cell>
          <table:table-cell office:value-type="float" office:value="0.133011035657177" calcext:value-type="float">
            <text:p>0.133011035657177</text:p>
          </table:table-cell>
          <table:table-cell office:value-type="float" office:value="0.0865843617274059" calcext:value-type="float">
            <text:p>0.0865843617274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5144295858315" calcext:value-type="float">
            <text:p>0.555144295858315</text:p>
          </table:table-cell>
          <table:table-cell office:value-type="float" office:value="1.19831765615223" calcext:value-type="float">
            <text:p>1.19831765615223</text:p>
          </table:table-cell>
          <table:table-cell office:value-type="float" office:value="0.601969413529516" calcext:value-type="float">
            <text:p>0.601969413529516</text:p>
          </table:table-cell>
          <table:table-cell office:value-type="float" office:value="0.173447258686803" calcext:value-type="float">
            <text:p>0.173447258686803</text:p>
          </table:table-cell>
          <table:table-cell office:value-type="float" office:value="0.132991468589456" calcext:value-type="float">
            <text:p>0.132991468589456</text:p>
          </table:table-cell>
          <table:table-cell office:value-type="float" office:value="0.0865578028280215" calcext:value-type="float">
            <text:p>0.0865578028280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17617085061035" calcext:value-type="float">
            <text:p>0.817617085061035</text:p>
          </table:table-cell>
          <table:table-cell office:value-type="float" office:value="1.19676940574675" calcext:value-type="float">
            <text:p>1.19676940574675</text:p>
          </table:table-cell>
          <table:table-cell office:value-type="float" office:value="0.601156288189024" calcext:value-type="float">
            <text:p>0.601156288189024</text:p>
          </table:table-cell>
          <table:table-cell office:value-type="float" office:value="0.168504906829462" calcext:value-type="float">
            <text:p>0.168504906829462</text:p>
          </table:table-cell>
          <table:table-cell office:value-type="float" office:value="0.132813423877164" calcext:value-type="float">
            <text:p>0.132813423877164</text:p>
          </table:table-cell>
          <table:table-cell office:value-type="float" office:value="0.08632101234193" calcext:value-type="float">
            <text:p>0.086321012341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2447208798479" calcext:value-type="float">
            <text:p>0.482447208798479</text:p>
          </table:table-cell>
          <table:table-cell office:value-type="float" office:value="1.30201222019084" calcext:value-type="float">
            <text:p>1.30201222019084</text:p>
          </table:table-cell>
          <table:table-cell office:value-type="float" office:value="0.526724593816381" calcext:value-type="float">
            <text:p>0.526724593816381</text:p>
          </table:table-cell>
          <table:table-cell office:value-type="float" office:value="0.17174452597718" calcext:value-type="float">
            <text:p>0.17174452597718</text:p>
          </table:table-cell>
          <table:table-cell office:value-type="float" office:value="0.130256908938312" calcext:value-type="float">
            <text:p>0.130256908938312</text:p>
          </table:table-cell>
          <table:table-cell office:value-type="float" office:value="0.091481814911998" calcext:value-type="float">
            <text:p>0.0914818149119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1861244982413" calcext:value-type="float">
            <text:p>0.701861244982413</text:p>
          </table:table-cell>
          <table:table-cell office:value-type="float" office:value="1.07169804651561" calcext:value-type="float">
            <text:p>1.07169804651561</text:p>
          </table:table-cell>
          <table:table-cell office:value-type="float" office:value="0.566890853907082" calcext:value-type="float">
            <text:p>0.566890853907082</text:p>
          </table:table-cell>
          <table:table-cell office:value-type="float" office:value="0.185867160186574" calcext:value-type="float">
            <text:p>0.185867160186574</text:p>
          </table:table-cell>
          <table:table-cell office:value-type="float" office:value="0.155539299850998" calcext:value-type="float">
            <text:p>0.155539299850998</text:p>
          </table:table-cell>
          <table:table-cell office:value-type="float" office:value="0.0845958308266311" calcext:value-type="float">
            <text:p>0.0845958308266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0230212032121" calcext:value-type="float">
            <text:p>0.680230212032121</text:p>
          </table:table-cell>
          <table:table-cell office:value-type="float" office:value="1.07184495255096" calcext:value-type="float">
            <text:p>1.07184495255096</text:p>
          </table:table-cell>
          <table:table-cell office:value-type="float" office:value="0.566978138310353" calcext:value-type="float">
            <text:p>0.566978138310353</text:p>
          </table:table-cell>
          <table:table-cell office:value-type="float" office:value="0.187476827182521" calcext:value-type="float">
            <text:p>0.187476827182521</text:p>
          </table:table-cell>
          <table:table-cell office:value-type="float" office:value="0.155559966356514" calcext:value-type="float">
            <text:p>0.155559966356514</text:p>
          </table:table-cell>
          <table:table-cell office:value-type="float" office:value="0.084622647758988" calcext:value-type="float">
            <text:p>0.0846226477589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4621404010394" calcext:value-type="float">
            <text:p>0.674621404010394</text:p>
          </table:table-cell>
          <table:table-cell office:value-type="float" office:value="1.07182707998794" calcext:value-type="float">
            <text:p>1.07182707998794</text:p>
          </table:table-cell>
          <table:table-cell office:value-type="float" office:value="0.567009213610048" calcext:value-type="float">
            <text:p>0.567009213610048</text:p>
          </table:table-cell>
          <table:table-cell office:value-type="float" office:value="0.187279754175088" calcext:value-type="float">
            <text:p>0.187279754175088</text:p>
          </table:table-cell>
          <table:table-cell office:value-type="float" office:value="0.155568415568243" calcext:value-type="float">
            <text:p>0.155568415568243</text:p>
          </table:table-cell>
          <table:table-cell office:value-type="float" office:value="0.0846321371933142" calcext:value-type="float">
            <text:p>0.0846321371933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27155252470666" calcext:value-type="float">
            <text:p>0.927155252470666</text:p>
          </table:table-cell>
          <table:table-cell office:value-type="float" office:value="1.07051324246572" calcext:value-type="float">
            <text:p>1.07051324246572</text:p>
          </table:table-cell>
          <table:table-cell office:value-type="float" office:value="0.566308264061806" calcext:value-type="float">
            <text:p>0.566308264061806</text:p>
          </table:table-cell>
          <table:table-cell office:value-type="float" office:value="0.182602334901967" calcext:value-type="float">
            <text:p>0.182602334901967</text:p>
          </table:table-cell>
          <table:table-cell office:value-type="float" office:value="0.155373168386421" calcext:value-type="float">
            <text:p>0.155373168386421</text:p>
          </table:table-cell>
          <table:table-cell office:value-type="float" office:value="0.0844202516438615" calcext:value-type="float">
            <text:p>0.0844202516438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4450776230778" calcext:value-type="float">
            <text:p>0.824450776230778</text:p>
          </table:table-cell>
          <table:table-cell office:value-type="float" office:value="0.938263069194096" calcext:value-type="float">
            <text:p>0.938263069194096</text:p>
          </table:table-cell>
          <table:table-cell office:value-type="float" office:value="0.601947177805267" calcext:value-type="float">
            <text:p>0.601947177805267</text:p>
          </table:table-cell>
          <table:table-cell office:value-type="float" office:value="0.220922852295696" calcext:value-type="float">
            <text:p>0.220922852295696</text:p>
          </table:table-cell>
          <table:table-cell office:value-type="float" office:value="0.190585083797087" calcext:value-type="float">
            <text:p>0.190585083797087</text:p>
          </table:table-cell>
          <table:table-cell office:value-type="float" office:value="0.0843566926062139" calcext:value-type="float">
            <text:p>0.0843566926062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5583637477925" calcext:value-type="float">
            <text:p>0.475583637477925</text:p>
          </table:table-cell>
          <table:table-cell office:value-type="float" office:value="1.34825540796739" calcext:value-type="float">
            <text:p>1.34825540796739</text:p>
          </table:table-cell>
          <table:table-cell office:value-type="float" office:value="0.462643987488852" calcext:value-type="float">
            <text:p>0.462643987488852</text:p>
          </table:table-cell>
          <table:table-cell office:value-type="float" office:value="0.144200368898626" calcext:value-type="float">
            <text:p>0.144200368898626</text:p>
          </table:table-cell>
          <table:table-cell office:value-type="float" office:value="0.109015497298422" calcext:value-type="float">
            <text:p>0.109015497298422</text:p>
          </table:table-cell>
          <table:table-cell office:value-type="float" office:value="0.0642145019353906" calcext:value-type="float">
            <text:p>0.0642145019353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3982937369684" calcext:value-type="float">
            <text:p>0.473982937369684</text:p>
          </table:table-cell>
          <table:table-cell office:value-type="float" office:value="1.34823073956066" calcext:value-type="float">
            <text:p>1.34823073956066</text:p>
          </table:table-cell>
          <table:table-cell office:value-type="float" office:value="0.462629953321216" calcext:value-type="float">
            <text:p>0.462629953321216</text:p>
          </table:table-cell>
          <table:table-cell office:value-type="float" office:value="0.145019393703146" calcext:value-type="float">
            <text:p>0.145019393703146</text:p>
          </table:table-cell>
          <table:table-cell office:value-type="float" office:value="0.109011567749565" calcext:value-type="float">
            <text:p>0.109011567749565</text:p>
          </table:table-cell>
          <table:table-cell office:value-type="float" office:value="0.064210633412243" calcext:value-type="float">
            <text:p>0.0642106334122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7042013588169" calcext:value-type="float">
            <text:p>0.467042013588169</text:p>
          </table:table-cell>
          <table:table-cell office:value-type="float" office:value="1.34823906963618" calcext:value-type="float">
            <text:p>1.34823906963618</text:p>
          </table:table-cell>
          <table:table-cell office:value-type="float" office:value="0.462660226280714" calcext:value-type="float">
            <text:p>0.462660226280714</text:p>
          </table:table-cell>
          <table:table-cell office:value-type="float" office:value="0.144784047118528" calcext:value-type="float">
            <text:p>0.144784047118528</text:p>
          </table:table-cell>
          <table:table-cell office:value-type="float" office:value="0.109018527920183" calcext:value-type="float">
            <text:p>0.109018527920183</text:p>
          </table:table-cell>
          <table:table-cell office:value-type="float" office:value="0.0642191673943049" calcext:value-type="float">
            <text:p>0.0642191673943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7330184490448" calcext:value-type="float">
            <text:p>0.657330184490448</text:p>
          </table:table-cell>
          <table:table-cell office:value-type="float" office:value="1.3470907525291" calcext:value-type="float">
            <text:p>1.3470907525291</text:p>
          </table:table-cell>
          <table:table-cell office:value-type="float" office:value="0.462237586433813" calcext:value-type="float">
            <text:p>0.462237586433813</text:p>
          </table:table-cell>
          <table:table-cell office:value-type="float" office:value="0.141859274353008" calcext:value-type="float">
            <text:p>0.141859274353008</text:p>
          </table:table-cell>
          <table:table-cell office:value-type="float" office:value="0.108921645735935" calcext:value-type="float">
            <text:p>0.108921645735935</text:p>
          </table:table-cell>
          <table:table-cell office:value-type="float" office:value="0.0641008199743781" calcext:value-type="float">
            <text:p>0.0641008199743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1563325354232" calcext:value-type="float">
            <text:p>0.521563325354232</text:p>
          </table:table-cell>
          <table:table-cell office:value-type="float" office:value="1.32492606837444" calcext:value-type="float">
            <text:p>1.32492606837444</text:p>
          </table:table-cell>
          <table:table-cell office:value-type="float" office:value="0.39369679196784" calcext:value-type="float">
            <text:p>0.39369679196784</text:p>
          </table:table-cell>
          <table:table-cell office:value-type="float" office:value="0.134464420852464" calcext:value-type="float">
            <text:p>0.134464420852464</text:p>
          </table:table-cell>
          <table:table-cell office:value-type="float" office:value="0.106515293422686" calcext:value-type="float">
            <text:p>0.106515293422686</text:p>
          </table:table-cell>
          <table:table-cell office:value-type="float" office:value="0.052940025668322" calcext:value-type="float">
            <text:p>0.0529400256683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4989110895402" calcext:value-type="float">
            <text:p>0.764989110895402</text:p>
          </table:table-cell>
          <table:table-cell office:value-type="float" office:value="1.11498116588055" calcext:value-type="float">
            <text:p>1.11498116588055</text:p>
          </table:table-cell>
          <table:table-cell office:value-type="float" office:value="0.518924819746825" calcext:value-type="float">
            <text:p>0.518924819746825</text:p>
          </table:table-cell>
          <table:table-cell office:value-type="float" office:value="0.180073633685437" calcext:value-type="float">
            <text:p>0.180073633685437</text:p>
          </table:table-cell>
          <table:table-cell office:value-type="float" office:value="0.136485415271908" calcext:value-type="float">
            <text:p>0.136485415271908</text:p>
          </table:table-cell>
          <table:table-cell office:value-type="float" office:value="0.0742039450552282" calcext:value-type="float">
            <text:p>0.074203945055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2521465583614" calcext:value-type="float">
            <text:p>0.762521465583614</text:p>
          </table:table-cell>
          <table:table-cell office:value-type="float" office:value="1.11496132020748" calcext:value-type="float">
            <text:p>1.11496132020748</text:p>
          </table:table-cell>
          <table:table-cell office:value-type="float" office:value="0.518917466906732" calcext:value-type="float">
            <text:p>0.518917466906732</text:p>
          </table:table-cell>
          <table:table-cell office:value-type="float" office:value="0.180833488019246" calcext:value-type="float">
            <text:p>0.180833488019246</text:p>
          </table:table-cell>
          <table:table-cell office:value-type="float" office:value="0.136481825337473" calcext:value-type="float">
            <text:p>0.136481825337473</text:p>
          </table:table-cell>
          <table:table-cell office:value-type="float" office:value="0.0742019057367168" calcext:value-type="float">
            <text:p>0.0742019057367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2940188232422" calcext:value-type="float">
            <text:p>0.772940188232422</text:p>
          </table:table-cell>
          <table:table-cell office:value-type="float" office:value="1.11499659948892" calcext:value-type="float">
            <text:p>1.11499659948892</text:p>
          </table:table-cell>
          <table:table-cell office:value-type="float" office:value="0.518868399511571" calcext:value-type="float">
            <text:p>0.518868399511571</text:p>
          </table:table-cell>
          <table:table-cell office:value-type="float" office:value="0.18032183447011" calcext:value-type="float">
            <text:p>0.18032183447011</text:p>
          </table:table-cell>
          <table:table-cell office:value-type="float" office:value="0.136469073264825" calcext:value-type="float">
            <text:p>0.136469073264825</text:p>
          </table:table-cell>
          <table:table-cell office:value-type="float" office:value="0.0741876085810677" calcext:value-type="float">
            <text:p>0.0741876085810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66522088782226" calcext:value-type="float">
            <text:p>0.966522088782226</text:p>
          </table:table-cell>
          <table:table-cell office:value-type="float" office:value="1.11410507427853" calcext:value-type="float">
            <text:p>1.11410507427853</text:p>
          </table:table-cell>
          <table:table-cell office:value-type="float" office:value="0.51843142260083" calcext:value-type="float">
            <text:p>0.51843142260083</text:p>
          </table:table-cell>
          <table:table-cell office:value-type="float" office:value="0.177569860914083" calcext:value-type="float">
            <text:p>0.177569860914083</text:p>
          </table:table-cell>
          <table:table-cell office:value-type="float" office:value="0.136357758106872" calcext:value-type="float">
            <text:p>0.136357758106872</text:p>
          </table:table-cell>
          <table:table-cell office:value-type="float" office:value="0.0740616318000941" calcext:value-type="float">
            <text:p>0.0740616318000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02996072472644" calcext:value-type="float">
            <text:p>0.702996072472644</text:p>
          </table:table-cell>
          <table:table-cell office:value-type="float" office:value="1.14475815102993" calcext:value-type="float">
            <text:p>1.14475815102993</text:p>
          </table:table-cell>
          <table:table-cell office:value-type="float" office:value="0.598959404955246" calcext:value-type="float">
            <text:p>0.598959404955246</text:p>
          </table:table-cell>
          <table:table-cell office:value-type="float" office:value="0.210601663925296" calcext:value-type="float">
            <text:p>0.210601663925296</text:p>
          </table:table-cell>
          <table:table-cell office:value-type="float" office:value="0.158053817347936" calcext:value-type="float">
            <text:p>0.158053817347936</text:p>
          </table:table-cell>
          <table:table-cell office:value-type="float" office:value="0.111840569983815" calcext:value-type="float">
            <text:p>0.1118405699838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7522064538749" calcext:value-type="float">
            <text:p>0.527522064538749</text:p>
          </table:table-cell>
          <table:table-cell office:value-type="float" office:value="1.37757569393104" calcext:value-type="float">
            <text:p>1.37757569393104</text:p>
          </table:table-cell>
          <table:table-cell office:value-type="float" office:value="0.461519511309666" calcext:value-type="float">
            <text:p>0.461519511309666</text:p>
          </table:table-cell>
          <table:table-cell office:value-type="float" office:value="0.1532022937657" calcext:value-type="float">
            <text:p>0.1532022937657</text:p>
          </table:table-cell>
          <table:table-cell office:value-type="float" office:value="0.120493354462267" calcext:value-type="float">
            <text:p>0.120493354462267</text:p>
          </table:table-cell>
          <table:table-cell office:value-type="float" office:value="0.0666767543405202" calcext:value-type="float">
            <text:p>0.066676754340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456754788069" calcext:value-type="float">
            <text:p>0.51456754788069</text:p>
          </table:table-cell>
          <table:table-cell office:value-type="float" office:value="1.3776738166969" calcext:value-type="float">
            <text:p>1.3776738166969</text:p>
          </table:table-cell>
          <table:table-cell office:value-type="float" office:value="0.461561888898374" calcext:value-type="float">
            <text:p>0.461561888898374</text:p>
          </table:table-cell>
          <table:table-cell office:value-type="float" office:value="0.154228943207078" calcext:value-type="float">
            <text:p>0.154228943207078</text:p>
          </table:table-cell>
          <table:table-cell office:value-type="float" office:value="0.120504352939659" calcext:value-type="float">
            <text:p>0.120504352939659</text:p>
          </table:table-cell>
          <table:table-cell office:value-type="float" office:value="0.0666893078029187" calcext:value-type="float">
            <text:p>0.0666893078029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7493549164188" calcext:value-type="float">
            <text:p>0.507493549164188</text:p>
          </table:table-cell>
          <table:table-cell office:value-type="float" office:value="1.37768223175131" calcext:value-type="float">
            <text:p>1.37768223175131</text:p>
          </table:table-cell>
          <table:table-cell office:value-type="float" office:value="0.461596152716207" calcext:value-type="float">
            <text:p>0.461596152716207</text:p>
          </table:table-cell>
          <table:table-cell office:value-type="float" office:value="0.15409534197311" calcext:value-type="float">
            <text:p>0.15409534197311</text:p>
          </table:table-cell>
          <table:table-cell office:value-type="float" office:value="0.120513185173185" calcext:value-type="float">
            <text:p>0.120513185173185</text:p>
          </table:table-cell>
          <table:table-cell office:value-type="float" office:value="0.0666993886965037" calcext:value-type="float">
            <text:p>0.0666993886965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0447100619971" calcext:value-type="float">
            <text:p>0.710447100619971</text:p>
          </table:table-cell>
          <table:table-cell office:value-type="float" office:value="1.37626292797902" calcext:value-type="float">
            <text:p>1.37626292797902</text:p>
          </table:table-cell>
          <table:table-cell office:value-type="float" office:value="0.461096280484318" calcext:value-type="float">
            <text:p>0.461096280484318</text:p>
          </table:table-cell>
          <table:table-cell office:value-type="float" office:value="0.150773592598021" calcext:value-type="float">
            <text:p>0.150773592598021</text:p>
          </table:table-cell>
          <table:table-cell office:value-type="float" office:value="0.120383269937485" calcext:value-type="float">
            <text:p>0.120383269937485</text:p>
          </table:table-cell>
          <table:table-cell office:value-type="float" office:value="0.0665535154142749" calcext:value-type="float">
            <text:p>0.0665535154142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0853174633455" calcext:value-type="float">
            <text:p>0.550853174633455</text:p>
          </table:table-cell>
          <table:table-cell office:value-type="float" office:value="1.36089186563093" calcext:value-type="float">
            <text:p>1.36089186563093</text:p>
          </table:table-cell>
          <table:table-cell office:value-type="float" office:value="0.419252884416575" calcext:value-type="float">
            <text:p>0.419252884416575</text:p>
          </table:table-cell>
          <table:table-cell office:value-type="float" office:value="0.118354927827774" calcext:value-type="float">
            <text:p>0.118354927827774</text:p>
          </table:table-cell>
          <table:table-cell office:value-type="float" office:value="0.0973232681719131" calcext:value-type="float">
            <text:p>0.097323268171913</text:p>
          </table:table-cell>
          <table:table-cell office:value-type="float" office:value="0.0756178594784712" calcext:value-type="float">
            <text:p>0.0756178594784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0566079647331" calcext:value-type="float">
            <text:p>0.460566079647331</text:p>
          </table:table-cell>
          <table:table-cell office:value-type="float" office:value="1.3123552834862" calcext:value-type="float">
            <text:p>1.3123552834862</text:p>
          </table:table-cell>
          <table:table-cell office:value-type="float" office:value="0.465171719458501" calcext:value-type="float">
            <text:p>0.465171719458501</text:p>
          </table:table-cell>
          <table:table-cell office:value-type="float" office:value="0.169378575027468" calcext:value-type="float">
            <text:p>0.169378575027468</text:p>
          </table:table-cell>
          <table:table-cell office:value-type="float" office:value="0.124056408011285" calcext:value-type="float">
            <text:p>0.124056408011285</text:p>
          </table:table-cell>
          <table:table-cell office:value-type="float" office:value="0.0633573282219327" calcext:value-type="float">
            <text:p>0.0633573282219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5131313750288" calcext:value-type="float">
            <text:p>0.475131313750288</text:p>
          </table:table-cell>
          <table:table-cell office:value-type="float" office:value="1.31225279297376" calcext:value-type="float">
            <text:p>1.31225279297376</text:p>
          </table:table-cell>
          <table:table-cell office:value-type="float" office:value="0.465090972795326" calcext:value-type="float">
            <text:p>0.465090972795326</text:p>
          </table:table-cell>
          <table:table-cell office:value-type="float" office:value="0.169868426572529" calcext:value-type="float">
            <text:p>0.169868426572529</text:p>
          </table:table-cell>
          <table:table-cell office:value-type="float" office:value="0.124035728982497" calcext:value-type="float">
            <text:p>0.124035728982497</text:p>
          </table:table-cell>
          <table:table-cell office:value-type="float" office:value="0.0633350880805742" calcext:value-type="float">
            <text:p>0.0633350880805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8692656186471" calcext:value-type="float">
            <text:p>0.458692656186471</text:p>
          </table:table-cell>
          <table:table-cell office:value-type="float" office:value="1.31226914764277" calcext:value-type="float">
            <text:p>1.31226914764277</text:p>
          </table:table-cell>
          <table:table-cell office:value-type="float" office:value="0.465157467006056" calcext:value-type="float">
            <text:p>0.465157467006056</text:p>
          </table:table-cell>
          <table:table-cell office:value-type="float" office:value="0.169816138694557" calcext:value-type="float">
            <text:p>0.169816138694557</text:p>
          </table:table-cell>
          <table:table-cell office:value-type="float" office:value="0.124052792799169" calcext:value-type="float">
            <text:p>0.124052792799169</text:p>
          </table:table-cell>
          <table:table-cell office:value-type="float" office:value="0.0633534630449649" calcext:value-type="float">
            <text:p>0.0633534630449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1530545878623" calcext:value-type="float">
            <text:p>0.641530545878623</text:p>
          </table:table-cell>
          <table:table-cell office:value-type="float" office:value="1.31126378549977" calcext:value-type="float">
            <text:p>1.31126378549977</text:p>
          </table:table-cell>
          <table:table-cell office:value-type="float" office:value="0.464770870472993" calcext:value-type="float">
            <text:p>0.464770870472993</text:p>
          </table:table-cell>
          <table:table-cell office:value-type="float" office:value="0.167438915743366" calcext:value-type="float">
            <text:p>0.167438915743366</text:p>
          </table:table-cell>
          <table:table-cell office:value-type="float" office:value="0.123954786077985" calcext:value-type="float">
            <text:p>0.123954786077985</text:p>
          </table:table-cell>
          <table:table-cell office:value-type="float" office:value="0.063247304442667" calcext:value-type="float">
            <text:p>0.063247304442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0707384711467" calcext:value-type="float">
            <text:p>0.560707384711467</text:p>
          </table:table-cell>
          <table:table-cell office:value-type="float" office:value="1.2479240173346" calcext:value-type="float">
            <text:p>1.2479240173346</text:p>
          </table:table-cell>
          <table:table-cell office:value-type="float" office:value="0.502223263232258" calcext:value-type="float">
            <text:p>0.502223263232258</text:p>
          </table:table-cell>
          <table:table-cell office:value-type="float" office:value="0.20642310750693" calcext:value-type="float">
            <text:p>0.20642310750693</text:p>
          </table:table-cell>
          <table:table-cell office:value-type="float" office:value="0.147986567468397" calcext:value-type="float">
            <text:p>0.147986567468397</text:p>
          </table:table-cell>
          <table:table-cell office:value-type="float" office:value="0.0677804256932545" calcext:value-type="float">
            <text:p>0.0677804256932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68404504131333" calcext:value-type="float">
            <text:p>0.066840450413133</text:p>
          </table:table-cell>
          <table:table-cell office:value-type="float" office:value="1.54651744710068" calcext:value-type="float">
            <text:p>1.54651744710068</text:p>
          </table:table-cell>
          <table:table-cell office:value-type="float" office:value="0.634433137180388" calcext:value-type="float">
            <text:p>0.634433137180388</text:p>
          </table:table-cell>
          <table:table-cell office:value-type="float" office:value="0.198990230734858" calcext:value-type="float">
            <text:p>0.198990230734858</text:p>
          </table:table-cell>
          <table:table-cell office:value-type="float" office:value="0.148387786425203" calcext:value-type="float">
            <text:p>0.148387786425203</text:p>
          </table:table-cell>
          <table:table-cell office:value-type="float" office:value="0.0963195103949452" calcext:value-type="float">
            <text:p>0.0963195103949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46923050819744" calcext:value-type="float">
            <text:p>0.024692305081975</text:p>
          </table:table-cell>
          <table:table-cell office:value-type="float" office:value="1.54692741074163" calcext:value-type="float">
            <text:p>1.54692741074163</text:p>
          </table:table-cell>
          <table:table-cell office:value-type="float" office:value="0.634699618765916" calcext:value-type="float">
            <text:p>0.634699618765916</text:p>
          </table:table-cell>
          <table:table-cell office:value-type="float" office:value="0.20123062951311" calcext:value-type="float">
            <text:p>0.20123062951311</text:p>
          </table:table-cell>
          <table:table-cell office:value-type="float" office:value="0.148447232654543" calcext:value-type="float">
            <text:p>0.148447232654543</text:p>
          </table:table-cell>
          <table:table-cell office:value-type="float" office:value="0.0964028215802622" calcext:value-type="float">
            <text:p>0.0964028215802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83398792098852" calcext:value-type="float">
            <text:p>0.028339879209885</text:p>
          </table:table-cell>
          <table:table-cell office:value-type="float" office:value="1.54692366658458" calcext:value-type="float">
            <text:p>1.54692366658458</text:p>
          </table:table-cell>
          <table:table-cell office:value-type="float" office:value="0.634672867704238" calcext:value-type="float">
            <text:p>0.634672867704238</text:p>
          </table:table-cell>
          <table:table-cell office:value-type="float" office:value="0.200694449637076" calcext:value-type="float">
            <text:p>0.200694449637076</text:p>
          </table:table-cell>
          <table:table-cell office:value-type="float" office:value="0.148441168750592" calcext:value-type="float">
            <text:p>0.148441168750592</text:p>
          </table:table-cell>
          <table:table-cell office:value-type="float" office:value="0.0963943992079768" calcext:value-type="float">
            <text:p>0.0963943992079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21024799666232" calcext:value-type="float">
            <text:p>0.321024799666232</text:p>
          </table:table-cell>
          <table:table-cell office:value-type="float" office:value="1.54457614735452" calcext:value-type="float">
            <text:p>1.54457614735452</text:p>
          </table:table-cell>
          <table:table-cell office:value-type="float" office:value="0.633615307022708" calcext:value-type="float">
            <text:p>0.633615307022708</text:p>
          </table:table-cell>
          <table:table-cell office:value-type="float" office:value="0.194978035816635" calcext:value-type="float">
            <text:p>0.194978035816635</text:p>
          </table:table-cell>
          <table:table-cell office:value-type="float" office:value="0.148201566145553" calcext:value-type="float">
            <text:p>0.148201566145553</text:p>
          </table:table-cell>
          <table:table-cell office:value-type="float" office:value="0.0960685049271148" calcext:value-type="float">
            <text:p>0.0960685049271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7333271846619" calcext:value-type="float">
            <text:p>0.107333271846619</text:p>
          </table:table-cell>
          <table:table-cell office:value-type="float" office:value="1.48657035515909" calcext:value-type="float">
            <text:p>1.48657035515909</text:p>
          </table:table-cell>
          <table:table-cell office:value-type="float" office:value="0.6335113856461" calcext:value-type="float">
            <text:p>0.6335113856461</text:p>
          </table:table-cell>
          <table:table-cell office:value-type="float" office:value="0.172533890736311" calcext:value-type="float">
            <text:p>0.172533890736311</text:p>
          </table:table-cell>
          <table:table-cell office:value-type="float" office:value="0.143001734719024" calcext:value-type="float">
            <text:p>0.143001734719024</text:p>
          </table:table-cell>
          <table:table-cell office:value-type="float" office:value="0.122485962591967" calcext:value-type="float">
            <text:p>0.1224859625919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877911013293" calcext:value-type="float">
            <text:p>0.56877911013293</text:p>
          </table:table-cell>
          <table:table-cell office:value-type="float" office:value="1.29898740736233" calcext:value-type="float">
            <text:p>1.29898740736233</text:p>
          </table:table-cell>
          <table:table-cell office:value-type="float" office:value="0.524360521545496" calcext:value-type="float">
            <text:p>0.524360521545496</text:p>
          </table:table-cell>
          <table:table-cell office:value-type="float" office:value="0.177836936066395" calcext:value-type="float">
            <text:p>0.177836936066395</text:p>
          </table:table-cell>
          <table:table-cell office:value-type="float" office:value="0.134879925335805" calcext:value-type="float">
            <text:p>0.134879925335805</text:p>
          </table:table-cell>
          <table:table-cell office:value-type="float" office:value="0.0738647369281764" calcext:value-type="float">
            <text:p>0.0738647369281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7070455782224" calcext:value-type="float">
            <text:p>0.577070455782224</text:p>
          </table:table-cell>
          <table:table-cell office:value-type="float" office:value="1.29881728123188" calcext:value-type="float">
            <text:p>1.29881728123188</text:p>
          </table:table-cell>
          <table:table-cell office:value-type="float" office:value="0.524289011232454" calcext:value-type="float">
            <text:p>0.524289011232454</text:p>
          </table:table-cell>
          <table:table-cell office:value-type="float" office:value="0.178536149116382" calcext:value-type="float">
            <text:p>0.178536149116382</text:p>
          </table:table-cell>
          <table:table-cell office:value-type="float" office:value="0.134860531524637" calcext:value-type="float">
            <text:p>0.134860531524637</text:p>
          </table:table-cell>
          <table:table-cell office:value-type="float" office:value="0.0738443728374693" calcext:value-type="float">
            <text:p>0.0738443728374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4982690022015" calcext:value-type="float">
            <text:p>0.584982690022015</text:p>
          </table:table-cell>
          <table:table-cell office:value-type="float" office:value="1.29882655794867" calcext:value-type="float">
            <text:p>1.29882655794867</text:p>
          </table:table-cell>
          <table:table-cell office:value-type="float" office:value="0.524252573404061" calcext:value-type="float">
            <text:p>0.524252573404061</text:p>
          </table:table-cell>
          <table:table-cell office:value-type="float" office:value="0.177923995049113" calcext:value-type="float">
            <text:p>0.177923995049113</text:p>
          </table:table-cell>
          <table:table-cell office:value-type="float" office:value="0.134851362937474" calcext:value-type="float">
            <text:p>0.134851362937474</text:p>
          </table:table-cell>
          <table:table-cell office:value-type="float" office:value="0.0738339103648886" calcext:value-type="float">
            <text:p>0.0738339103648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6820064315421" calcext:value-type="float">
            <text:p>0.776820064315421</text:p>
          </table:table-cell>
          <table:table-cell office:value-type="float" office:value="1.2978287952386" calcext:value-type="float">
            <text:p>1.2978287952386</text:p>
          </table:table-cell>
          <table:table-cell office:value-type="float" office:value="0.523824136850031" calcext:value-type="float">
            <text:p>0.523824136850031</text:p>
          </table:table-cell>
          <table:table-cell office:value-type="float" office:value="0.175231124554032" calcext:value-type="float">
            <text:p>0.175231124554032</text:p>
          </table:table-cell>
          <table:table-cell office:value-type="float" office:value="0.134745023761351" calcext:value-type="float">
            <text:p>0.134745023761351</text:p>
          </table:table-cell>
          <table:table-cell office:value-type="float" office:value="0.0737122753116258" calcext:value-type="float">
            <text:p>0.0737122753116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7854127799017" calcext:value-type="float">
            <text:p>0.667854127799017</text:p>
          </table:table-cell>
          <table:table-cell office:value-type="float" office:value="1.23772252947105" calcext:value-type="float">
            <text:p>1.23772252947105</text:p>
          </table:table-cell>
          <table:table-cell office:value-type="float" office:value="0.466996360255309" calcext:value-type="float">
            <text:p>0.466996360255309</text:p>
          </table:table-cell>
          <table:table-cell office:value-type="float" office:value="0.143173045171354" calcext:value-type="float">
            <text:p>0.143173045171354</text:p>
          </table:table-cell>
          <table:table-cell office:value-type="float" office:value="0.119954602114244" calcext:value-type="float">
            <text:p>0.119954602114244</text:p>
          </table:table-cell>
          <table:table-cell office:value-type="float" office:value="0.0583668150248867" calcext:value-type="float">
            <text:p>0.0583668150248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6446015083565" calcext:value-type="float">
            <text:p>0.536446015083565</text:p>
          </table:table-cell>
          <table:table-cell office:value-type="float" office:value="1.24975714124174" calcext:value-type="float">
            <text:p>1.24975714124174</text:p>
          </table:table-cell>
          <table:table-cell office:value-type="float" office:value="0.506258378831961" calcext:value-type="float">
            <text:p>0.506258378831961</text:p>
          </table:table-cell>
          <table:table-cell office:value-type="float" office:value="0.161644504261359" calcext:value-type="float">
            <text:p>0.161644504261359</text:p>
          </table:table-cell>
          <table:table-cell office:value-type="float" office:value="0.131390992816812" calcext:value-type="float">
            <text:p>0.131390992816812</text:p>
          </table:table-cell>
          <table:table-cell office:value-type="float" office:value="0.0755404052472547" calcext:value-type="float">
            <text:p>0.075540405247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911286982768" calcext:value-type="float">
            <text:p>0.56911286982768</text:p>
          </table:table-cell>
          <table:table-cell office:value-type="float" office:value="1.24954371370253" calcext:value-type="float">
            <text:p>1.24954371370253</text:p>
          </table:table-cell>
          <table:table-cell office:value-type="float" office:value="0.506095844159903" calcext:value-type="float">
            <text:p>0.506095844159903</text:p>
          </table:table-cell>
          <table:table-cell office:value-type="float" office:value="0.16183419078728" calcext:value-type="float">
            <text:p>0.16183419078728</text:p>
          </table:table-cell>
          <table:table-cell office:value-type="float" office:value="0.131349251832452" calcext:value-type="float">
            <text:p>0.131349251832452</text:p>
          </table:table-cell>
          <table:table-cell office:value-type="float" office:value="0.0754912634408682" calcext:value-type="float">
            <text:p>0.0754912634408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6136963275444" calcext:value-type="float">
            <text:p>0.546136963275444</text:p>
          </table:table-cell>
          <table:table-cell office:value-type="float" office:value="1.24956475633274" calcext:value-type="float">
            <text:p>1.24956475633274</text:p>
          </table:table-cell>
          <table:table-cell office:value-type="float" office:value="0.506187287518356" calcext:value-type="float">
            <text:p>0.506187287518356</text:p>
          </table:table-cell>
          <table:table-cell office:value-type="float" office:value="0.161926313254448" calcext:value-type="float">
            <text:p>0.161926313254448</text:p>
          </table:table-cell>
          <table:table-cell office:value-type="float" office:value="0.131372850192037" calcext:value-type="float">
            <text:p>0.131372850192037</text:p>
          </table:table-cell>
          <table:table-cell office:value-type="float" office:value="0.075518935612471" calcext:value-type="float">
            <text:p>0.0755189356124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5484447791815" calcext:value-type="float">
            <text:p>0.735484447791815</text:p>
          </table:table-cell>
          <table:table-cell office:value-type="float" office:value="1.24859783473997" calcext:value-type="float">
            <text:p>1.24859783473997</text:p>
          </table:table-cell>
          <table:table-cell office:value-type="float" office:value="0.50578525779035" calcext:value-type="float">
            <text:p>0.50578525779035</text:p>
          </table:table-cell>
          <table:table-cell office:value-type="float" office:value="0.158739382576259" calcext:value-type="float">
            <text:p>0.158739382576259</text:p>
          </table:table-cell>
          <table:table-cell office:value-type="float" office:value="0.131268299197423" calcext:value-type="float">
            <text:p>0.131268299197423</text:p>
          </table:table-cell>
          <table:table-cell office:value-type="float" office:value="0.075398014562427" calcext:value-type="float">
            <text:p>0.0753980145624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9255834014179" calcext:value-type="float">
            <text:p>0.569255834014179</text:p>
          </table:table-cell>
          <table:table-cell office:value-type="float" office:value="1.26305753888288" calcext:value-type="float">
            <text:p>1.26305753888288</text:p>
          </table:table-cell>
          <table:table-cell office:value-type="float" office:value="0.50006708463482" calcext:value-type="float">
            <text:p>0.50006708463482</text:p>
          </table:table-cell>
          <table:table-cell office:value-type="float" office:value="0.175720775506744" calcext:value-type="float">
            <text:p>0.175720775506744</text:p>
          </table:table-cell>
          <table:table-cell office:value-type="float" office:value="0.142664967757288" calcext:value-type="float">
            <text:p>0.142664967757288</text:p>
          </table:table-cell>
          <table:table-cell office:value-type="float" office:value="0.0660666401099062" calcext:value-type="float">
            <text:p>0.06606664010990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9958873921936" calcext:value-type="float">
            <text:p>0.549958873921936</text:p>
          </table:table-cell>
          <table:table-cell office:value-type="float" office:value="1.17068800991662" calcext:value-type="float">
            <text:p>1.17068800991662</text:p>
          </table:table-cell>
          <table:table-cell office:value-type="float" office:value="0.509975956434674" calcext:value-type="float">
            <text:p>0.509975956434674</text:p>
          </table:table-cell>
          <table:table-cell office:value-type="float" office:value="0.201550809429483" calcext:value-type="float">
            <text:p>0.201550809429483</text:p>
          </table:table-cell>
          <table:table-cell office:value-type="float" office:value="0.142695019200982" calcext:value-type="float">
            <text:p>0.142695019200982</text:p>
          </table:table-cell>
          <table:table-cell office:value-type="float" office:value="0.0769564911757739" calcext:value-type="float">
            <text:p>0.0769564911757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5563700257886" calcext:value-type="float">
            <text:p>0.575563700257886</text:p>
          </table:table-cell>
          <table:table-cell office:value-type="float" office:value="1.17049846552817" calcext:value-type="float">
            <text:p>1.17049846552817</text:p>
          </table:table-cell>
          <table:table-cell office:value-type="float" office:value="0.50984109637796" calcext:value-type="float">
            <text:p>0.50984109637796</text:p>
          </table:table-cell>
          <table:table-cell office:value-type="float" office:value="0.201732297157521" calcext:value-type="float">
            <text:p>0.201732297157521</text:p>
          </table:table-cell>
          <table:table-cell office:value-type="float" office:value="0.142658910755958" calcext:value-type="float">
            <text:p>0.142658910755958</text:p>
          </table:table-cell>
          <table:table-cell office:value-type="float" office:value="0.0769152309320976" calcext:value-type="float">
            <text:p>0.0769152309320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6627179890121" calcext:value-type="float">
            <text:p>0.566627179890121</text:p>
          </table:table-cell>
          <table:table-cell office:value-type="float" office:value="1.17049087620047" calcext:value-type="float">
            <text:p>1.17049087620047</text:p>
          </table:table-cell>
          <table:table-cell office:value-type="float" office:value="0.509877665827825" calcext:value-type="float">
            <text:p>0.509877665827825</text:p>
          </table:table-cell>
          <table:table-cell office:value-type="float" office:value="0.201587412156329" calcext:value-type="float">
            <text:p>0.201587412156329</text:p>
          </table:table-cell>
          <table:table-cell office:value-type="float" office:value="0.142668933410442" calcext:value-type="float">
            <text:p>0.142668933410442</text:p>
          </table:table-cell>
          <table:table-cell office:value-type="float" office:value="0.0769264187031061" calcext:value-type="float">
            <text:p>0.0769264187031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2424981136335" calcext:value-type="float">
            <text:p>0.752424981136335</text:p>
          </table:table-cell>
          <table:table-cell office:value-type="float" office:value="1.16964883356026" calcext:value-type="float">
            <text:p>1.16964883356026</text:p>
          </table:table-cell>
          <table:table-cell office:value-type="float" office:value="0.50948975632357" calcext:value-type="float">
            <text:p>0.50948975632357</text:p>
          </table:table-cell>
          <table:table-cell office:value-type="float" office:value="0.199037462775542" calcext:value-type="float">
            <text:p>0.199037462775542</text:p>
          </table:table-cell>
          <table:table-cell office:value-type="float" office:value="0.142564184452688" calcext:value-type="float">
            <text:p>0.142564184452688</text:p>
          </table:table-cell>
          <table:table-cell office:value-type="float" office:value="0.076808470738561" calcext:value-type="float">
            <text:p>0.0768084707385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9431860482795" calcext:value-type="float">
            <text:p>0.449431860482795</text:p>
          </table:table-cell>
          <table:table-cell office:value-type="float" office:value="1.27140550198353" calcext:value-type="float">
            <text:p>1.27140550198353</text:p>
          </table:table-cell>
          <table:table-cell office:value-type="float" office:value="0.531198548390005" calcext:value-type="float">
            <text:p>0.531198548390005</text:p>
          </table:table-cell>
          <table:table-cell office:value-type="float" office:value="0.272595413931273" calcext:value-type="float">
            <text:p>0.272595413931273</text:p>
          </table:table-cell>
          <table:table-cell office:value-type="float" office:value="0.19000251398813" calcext:value-type="float">
            <text:p>0.19000251398813</text:p>
          </table:table-cell>
          <table:table-cell office:value-type="float" office:value="0.0795800026133871" calcext:value-type="float">
            <text:p>0.0795800026133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2175866824159" calcext:value-type="float">
            <text:p>0.772175866824159</text:p>
          </table:table-cell>
          <table:table-cell office:value-type="float" office:value="1.16953112681288" calcext:value-type="float">
            <text:p>1.16953112681288</text:p>
          </table:table-cell>
          <table:table-cell office:value-type="float" office:value="0.504894339857412" calcext:value-type="float">
            <text:p>0.504894339857412</text:p>
          </table:table-cell>
          <table:table-cell office:value-type="float" office:value="0.178782450621245" calcext:value-type="float">
            <text:p>0.178782450621245</text:p>
          </table:table-cell>
          <table:table-cell office:value-type="float" office:value="0.134659008647128" calcext:value-type="float">
            <text:p>0.134659008647128</text:p>
          </table:table-cell>
          <table:table-cell office:value-type="float" office:value="0.077076638477744" calcext:value-type="float">
            <text:p>0.0770766384777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2923171862083" calcext:value-type="float">
            <text:p>0.772923171862083</text:p>
          </table:table-cell>
          <table:table-cell office:value-type="float" office:value="1.16947099538322" calcext:value-type="float">
            <text:p>1.16947099538322</text:p>
          </table:table-cell>
          <table:table-cell office:value-type="float" office:value="0.504865087536567" calcext:value-type="float">
            <text:p>0.504865087536567</text:p>
          </table:table-cell>
          <table:table-cell office:value-type="float" office:value="0.179752853533758" calcext:value-type="float">
            <text:p>0.179752853533758</text:p>
          </table:table-cell>
          <table:table-cell office:value-type="float" office:value="0.134651727608227" calcext:value-type="float">
            <text:p>0.134651727608227</text:p>
          </table:table-cell>
          <table:table-cell office:value-type="float" office:value="0.0770676908086755" calcext:value-type="float">
            <text:p>0.0770676908086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1604787403956" calcext:value-type="float">
            <text:p>0.771604787403956</text:p>
          </table:table-cell>
          <table:table-cell office:value-type="float" office:value="1.16947020323486" calcext:value-type="float">
            <text:p>1.16947020323486</text:p>
          </table:table-cell>
          <table:table-cell office:value-type="float" office:value="0.504871653996482" calcext:value-type="float">
            <text:p>0.504871653996482</text:p>
          </table:table-cell>
          <table:table-cell office:value-type="float" office:value="0.179349704842913" calcext:value-type="float">
            <text:p>0.179349704842913</text:p>
          </table:table-cell>
          <table:table-cell office:value-type="float" office:value="0.134653437400233" calcext:value-type="float">
            <text:p>0.134653437400233</text:p>
          </table:table-cell>
          <table:table-cell office:value-type="float" office:value="0.0770697073576934" calcext:value-type="float">
            <text:p>0.0770697073576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72369061244519" calcext:value-type="float">
            <text:p>0.972369061244519</text:p>
          </table:table-cell>
          <table:table-cell office:value-type="float" office:value="1.16838667812614" calcext:value-type="float">
            <text:p>1.16838667812614</text:p>
          </table:table-cell>
          <table:table-cell office:value-type="float" office:value="0.504373338513965" calcext:value-type="float">
            <text:p>0.504373338513965</text:p>
          </table:table-cell>
          <table:table-cell office:value-type="float" office:value="0.175971916781468" calcext:value-type="float">
            <text:p>0.175971916781468</text:p>
          </table:table-cell>
          <table:table-cell office:value-type="float" office:value="0.134525178400443" calcext:value-type="float">
            <text:p>0.134525178400443</text:p>
          </table:table-cell>
          <table:table-cell office:value-type="float" office:value="0.0769162130358208" calcext:value-type="float">
            <text:p>0.0769162130358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7518672838459" calcext:value-type="float">
            <text:p>0.667518672838459</text:p>
          </table:table-cell>
          <table:table-cell office:value-type="float" office:value="1.26739251382173" calcext:value-type="float">
            <text:p>1.26739251382173</text:p>
          </table:table-cell>
          <table:table-cell office:value-type="float" office:value="0.50803922143142" calcext:value-type="float">
            <text:p>0.50803922143142</text:p>
          </table:table-cell>
          <table:table-cell office:value-type="float" office:value="0.19730586170987" calcext:value-type="float">
            <text:p>0.19730586170987</text:p>
          </table:table-cell>
          <table:table-cell office:value-type="float" office:value="0.147742989047737" calcext:value-type="float">
            <text:p>0.147742989047737</text:p>
          </table:table-cell>
          <table:table-cell office:value-type="float" office:value="0.0709428844966007" calcext:value-type="float">
            <text:p>0.0709428844966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6069065606314" calcext:value-type="float">
            <text:p>0.616069065606314</text:p>
          </table:table-cell>
          <table:table-cell office:value-type="float" office:value="1.09993353888613" calcext:value-type="float">
            <text:p>1.09993353888613</text:p>
          </table:table-cell>
          <table:table-cell office:value-type="float" office:value="0.536374168296158" calcext:value-type="float">
            <text:p>0.536374168296158</text:p>
          </table:table-cell>
          <table:table-cell office:value-type="float" office:value="0.182489902630558" calcext:value-type="float">
            <text:p>0.182489902630558</text:p>
          </table:table-cell>
          <table:table-cell office:value-type="float" office:value="0.132806146480535" calcext:value-type="float">
            <text:p>0.132806146480535</text:p>
          </table:table-cell>
          <table:table-cell office:value-type="float" office:value="0.0775016362874763" calcext:value-type="float">
            <text:p>0.0775016362874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4445567956828" calcext:value-type="float">
            <text:p>0.604445567956828</text:p>
          </table:table-cell>
          <table:table-cell office:value-type="float" office:value="1.09993351171135" calcext:value-type="float">
            <text:p>1.09993351171135</text:p>
          </table:table-cell>
          <table:table-cell office:value-type="float" office:value="0.536407384616078" calcext:value-type="float">
            <text:p>0.536407384616078</text:p>
          </table:table-cell>
          <table:table-cell office:value-type="float" office:value="0.183746719208703" calcext:value-type="float">
            <text:p>0.183746719208703</text:p>
          </table:table-cell>
          <table:table-cell office:value-type="float" office:value="0.132812260838155" calcext:value-type="float">
            <text:p>0.132812260838155</text:p>
          </table:table-cell>
          <table:table-cell office:value-type="float" office:value="0.0775116006058413" calcext:value-type="float">
            <text:p>0.0775116006058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0691251251045" calcext:value-type="float">
            <text:p>0.590691251251045</text:p>
          </table:table-cell>
          <table:table-cell office:value-type="float" office:value="1.09991035613519" calcext:value-type="float">
            <text:p>1.09991035613519</text:p>
          </table:table-cell>
          <table:table-cell office:value-type="float" office:value="0.536481621182769" calcext:value-type="float">
            <text:p>0.536481621182769</text:p>
          </table:table-cell>
          <table:table-cell office:value-type="float" office:value="0.183778611983224" calcext:value-type="float">
            <text:p>0.183778611983224</text:p>
          </table:table-cell>
          <table:table-cell office:value-type="float" office:value="0.132830164909464" calcext:value-type="float">
            <text:p>0.132830164909464</text:p>
          </table:table-cell>
          <table:table-cell office:value-type="float" office:value="0.0775335455258599" calcext:value-type="float">
            <text:p>0.077533545525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1784242511521" calcext:value-type="float">
            <text:p>0.831784242511521</text:p>
          </table:table-cell>
          <table:table-cell office:value-type="float" office:value="1.09863885467605" calcext:value-type="float">
            <text:p>1.09863885467605</text:p>
          </table:table-cell>
          <table:table-cell office:value-type="float" office:value="0.535812972448069" calcext:value-type="float">
            <text:p>0.535812972448069</text:p>
          </table:table-cell>
          <table:table-cell office:value-type="float" office:value="0.179620504254059" calcext:value-type="float">
            <text:p>0.179620504254059</text:p>
          </table:table-cell>
          <table:table-cell office:value-type="float" office:value="0.132671894498509" calcext:value-type="float">
            <text:p>0.132671894498509</text:p>
          </table:table-cell>
          <table:table-cell office:value-type="float" office:value="0.0773379409695414" calcext:value-type="float">
            <text:p>0.0773379409695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6343887350732" calcext:value-type="float">
            <text:p>0.576343887350732</text:p>
          </table:table-cell>
          <table:table-cell office:value-type="float" office:value="1.13620429688134" calcext:value-type="float">
            <text:p>1.13620429688134</text:p>
          </table:table-cell>
          <table:table-cell office:value-type="float" office:value="0.513365861684703" calcext:value-type="float">
            <text:p>0.513365861684703</text:p>
          </table:table-cell>
          <table:table-cell office:value-type="float" office:value="0.172184993462795" calcext:value-type="float">
            <text:p>0.172184993462795</text:p>
          </table:table-cell>
          <table:table-cell office:value-type="float" office:value="0.142483171380849" calcext:value-type="float">
            <text:p>0.142483171380849</text:p>
          </table:table-cell>
          <table:table-cell office:value-type="float" office:value="0.0686024641688448" calcext:value-type="float">
            <text:p>0.0686024641688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2528560229706" calcext:value-type="float">
            <text:p>0.652528560229706</text:p>
          </table:table-cell>
          <table:table-cell office:value-type="float" office:value="1.11171860173819" calcext:value-type="float">
            <text:p>1.11171860173819</text:p>
          </table:table-cell>
          <table:table-cell office:value-type="float" office:value="0.57913406142182" calcext:value-type="float">
            <text:p>0.57913406142182</text:p>
          </table:table-cell>
          <table:table-cell office:value-type="float" office:value="0.16202739214953" calcext:value-type="float">
            <text:p>0.16202739214953</text:p>
          </table:table-cell>
          <table:table-cell office:value-type="float" office:value="0.129252821826822" calcext:value-type="float">
            <text:p>0.129252821826822</text:p>
          </table:table-cell>
          <table:table-cell office:value-type="float" office:value="0.0804071069441589" calcext:value-type="float">
            <text:p>0.0804071069441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8877854481843" calcext:value-type="float">
            <text:p>0.678877854481843</text:p>
          </table:table-cell>
          <table:table-cell office:value-type="float" office:value="1.1115409101731" calcext:value-type="float">
            <text:p>1.1115409101731</text:p>
          </table:table-cell>
          <table:table-cell office:value-type="float" office:value="0.578964309761674" calcext:value-type="float">
            <text:p>0.578964309761674</text:p>
          </table:table-cell>
          <table:table-cell office:value-type="float" office:value="0.162066072281617" calcext:value-type="float">
            <text:p>0.162066072281617</text:p>
          </table:table-cell>
          <table:table-cell office:value-type="float" office:value="0.129214996176404" calcext:value-type="float">
            <text:p>0.129214996176404</text:p>
          </table:table-cell>
          <table:table-cell office:value-type="float" office:value="0.080359185684684" calcext:value-type="float">
            <text:p>0.0803591856846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9234836714242" calcext:value-type="float">
            <text:p>0.659234836714242</text:p>
          </table:table-cell>
          <table:table-cell office:value-type="float" office:value="1.11148425329824" calcext:value-type="float">
            <text:p>1.11148425329824</text:p>
          </table:table-cell>
          <table:table-cell office:value-type="float" office:value="0.57906253700824" calcext:value-type="float">
            <text:p>0.57906253700824</text:p>
          </table:table-cell>
          <table:table-cell office:value-type="float" office:value="0.162365499161316" calcext:value-type="float">
            <text:p>0.162365499161316</text:p>
          </table:table-cell>
          <table:table-cell office:value-type="float" office:value="0.129236604235814" calcext:value-type="float">
            <text:p>0.129236604235814</text:p>
          </table:table-cell>
          <table:table-cell office:value-type="float" office:value="0.0803869819497041" calcext:value-type="float">
            <text:p>0.0803869819497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88841840426089" calcext:value-type="float">
            <text:p>0.888841840426089</text:p>
          </table:table-cell>
          <table:table-cell office:value-type="float" office:value="1.11036801617662" calcext:value-type="float">
            <text:p>1.11036801617662</text:p>
          </table:table-cell>
          <table:table-cell office:value-type="float" office:value="0.578459910336543" calcext:value-type="float">
            <text:p>0.578459910336543</text:p>
          </table:table-cell>
          <table:table-cell office:value-type="float" office:value="0.158481252952619" calcext:value-type="float">
            <text:p>0.158481252952619</text:p>
          </table:table-cell>
          <table:table-cell office:value-type="float" office:value="0.129103500413549" calcext:value-type="float">
            <text:p>0.129103500413549</text:p>
          </table:table-cell>
          <table:table-cell office:value-type="float" office:value="0.0802179564430323" calcext:value-type="float">
            <text:p>0.0802179564430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29593822220506" calcext:value-type="float">
            <text:p>0.629593822220506</text:p>
          </table:table-cell>
          <table:table-cell office:value-type="float" office:value="1.14237329468095" calcext:value-type="float">
            <text:p>1.14237329468095</text:p>
          </table:table-cell>
          <table:table-cell office:value-type="float" office:value="0.585193904757523" calcext:value-type="float">
            <text:p>0.585193904757523</text:p>
          </table:table-cell>
          <table:table-cell office:value-type="float" office:value="0.180643999586977" calcext:value-type="float">
            <text:p>0.180643999586977</text:p>
          </table:table-cell>
          <table:table-cell office:value-type="float" office:value="0.140269029705676" calcext:value-type="float">
            <text:p>0.140269029705676</text:p>
          </table:table-cell>
          <table:table-cell office:value-type="float" office:value="0.0846883330911799" calcext:value-type="float">
            <text:p>0.084688333091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5834228373009" calcext:value-type="float">
            <text:p>0.655834228373009</text:p>
          </table:table-cell>
          <table:table-cell office:value-type="float" office:value="1.20558186601875" calcext:value-type="float">
            <text:p>1.20558186601875</text:p>
          </table:table-cell>
          <table:table-cell office:value-type="float" office:value="0.404067367091928" calcext:value-type="float">
            <text:p>0.404067367091928</text:p>
          </table:table-cell>
          <table:table-cell office:value-type="float" office:value="0.142882252720895" calcext:value-type="float">
            <text:p>0.142882252720895</text:p>
          </table:table-cell>
          <table:table-cell office:value-type="float" office:value="0.108149241205451" calcext:value-type="float">
            <text:p>0.108149241205451</text:p>
          </table:table-cell>
          <table:table-cell office:value-type="float" office:value="0.0537993591167836" calcext:value-type="float">
            <text:p>0.0537993591167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8125214035485" calcext:value-type="float">
            <text:p>0.638125214035485</text:p>
          </table:table-cell>
          <table:table-cell office:value-type="float" office:value="1.20567562440518" calcext:value-type="float">
            <text:p>1.20567562440518</text:p>
          </table:table-cell>
          <table:table-cell office:value-type="float" office:value="0.404123340179445" calcext:value-type="float">
            <text:p>0.404123340179445</text:p>
          </table:table-cell>
          <table:table-cell office:value-type="float" office:value="0.144148505123939" calcext:value-type="float">
            <text:p>0.144148505123939</text:p>
          </table:table-cell>
          <table:table-cell office:value-type="float" office:value="0.108163612504689" calcext:value-type="float">
            <text:p>0.108163612504689</text:p>
          </table:table-cell>
          <table:table-cell office:value-type="float" office:value="0.0538145933967047" calcext:value-type="float">
            <text:p>0.0538145933967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5872772894749" calcext:value-type="float">
            <text:p>0.635872772894749</text:p>
          </table:table-cell>
          <table:table-cell office:value-type="float" office:value="1.2056781806595" calcext:value-type="float">
            <text:p>1.2056781806595</text:p>
          </table:table-cell>
          <table:table-cell office:value-type="float" office:value="0.4041329270268" calcext:value-type="float">
            <text:p>0.4041329270268</text:p>
          </table:table-cell>
          <table:table-cell office:value-type="float" office:value="0.143766131446176" calcext:value-type="float">
            <text:p>0.143766131446176</text:p>
          </table:table-cell>
          <table:table-cell office:value-type="float" office:value="0.108166109571311" calcext:value-type="float">
            <text:p>0.108166109571311</text:p>
          </table:table-cell>
          <table:table-cell office:value-type="float" office:value="0.0538171731666221" calcext:value-type="float">
            <text:p>0.0538171731666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16435465154312" calcext:value-type="float">
            <text:p>0.816435465154312</text:p>
          </table:table-cell>
          <table:table-cell office:value-type="float" office:value="1.20460650048229" calcext:value-type="float">
            <text:p>1.20460650048229</text:p>
          </table:table-cell>
          <table:table-cell office:value-type="float" office:value="0.40374878594909" calcext:value-type="float">
            <text:p>0.40374878594909</text:p>
          </table:table-cell>
          <table:table-cell office:value-type="float" office:value="0.141159480678131" calcext:value-type="float">
            <text:p>0.141159480678131</text:p>
          </table:table-cell>
          <table:table-cell office:value-type="float" office:value="0.10806656883237" calcext:value-type="float">
            <text:p>0.10806656883237</text:p>
          </table:table-cell>
          <table:table-cell office:value-type="float" office:value="0.0537139394825845" calcext:value-type="float">
            <text:p>0.0537139394825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9862002663132" calcext:value-type="float">
            <text:p>0.639862002663132</text:p>
          </table:table-cell>
          <table:table-cell office:value-type="float" office:value="1.20480165473676" calcext:value-type="float">
            <text:p>1.20480165473676</text:p>
          </table:table-cell>
          <table:table-cell office:value-type="float" office:value="0.458161771181604" calcext:value-type="float">
            <text:p>0.458161771181604</text:p>
          </table:table-cell>
          <table:table-cell office:value-type="float" office:value="0.189406901472676" calcext:value-type="float">
            <text:p>0.189406901472676</text:p>
          </table:table-cell>
          <table:table-cell office:value-type="float" office:value="0.140182727457235" calcext:value-type="float">
            <text:p>0.140182727457235</text:p>
          </table:table-cell>
          <table:table-cell office:value-type="float" office:value="0.0856748204983829" calcext:value-type="float">
            <text:p>0.0856748204983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8267680075427" calcext:value-type="float">
            <text:p>0.438267680075427</text:p>
          </table:table-cell>
          <table:table-cell office:value-type="float" office:value="1.38497111306163" calcext:value-type="float">
            <text:p>1.38497111306163</text:p>
          </table:table-cell>
          <table:table-cell office:value-type="float" office:value="0.434315606490326" calcext:value-type="float">
            <text:p>0.434315606490326</text:p>
          </table:table-cell>
          <table:table-cell office:value-type="float" office:value="0.163674089307749" calcext:value-type="float">
            <text:p>0.163674089307749</text:p>
          </table:table-cell>
          <table:table-cell office:value-type="float" office:value="0.125880182017788" calcext:value-type="float">
            <text:p>0.125880182017788</text:p>
          </table:table-cell>
          <table:table-cell office:value-type="float" office:value="0.0620936654998979" calcext:value-type="float">
            <text:p>0.0620936654998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4876310045899" calcext:value-type="float">
            <text:p>0.424876310045899</text:p>
          </table:table-cell>
          <table:table-cell office:value-type="float" office:value="1.38502734114699" calcext:value-type="float">
            <text:p>1.38502734114699</text:p>
          </table:table-cell>
          <table:table-cell office:value-type="float" office:value="0.434353878361139" calcext:value-type="float">
            <text:p>0.434353878361139</text:p>
          </table:table-cell>
          <table:table-cell office:value-type="float" office:value="0.164647658629369" calcext:value-type="float">
            <text:p>0.164647658629369</text:p>
          </table:table-cell>
          <table:table-cell office:value-type="float" office:value="0.125892195886989" calcext:value-type="float">
            <text:p>0.125892195886989</text:p>
          </table:table-cell>
          <table:table-cell office:value-type="float" office:value="0.0621048622109647" calcext:value-type="float">
            <text:p>0.0621048622109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2812507729992" calcext:value-type="float">
            <text:p>0.432812507729992</text:p>
          </table:table-cell>
          <table:table-cell office:value-type="float" office:value="1.38502953671678" calcext:value-type="float">
            <text:p>1.38502953671678</text:p>
          </table:table-cell>
          <table:table-cell office:value-type="float" office:value="0.434321827676209" calcext:value-type="float">
            <text:p>0.434321827676209</text:p>
          </table:table-cell>
          <table:table-cell office:value-type="float" office:value="0.16417966415479" calcext:value-type="float">
            <text:p>0.16417966415479</text:p>
          </table:table-cell>
          <table:table-cell office:value-type="float" office:value="0.125883202878334" calcext:value-type="float">
            <text:p>0.125883202878334</text:p>
          </table:table-cell>
          <table:table-cell office:value-type="float" office:value="0.0620955279350192" calcext:value-type="float">
            <text:p>0.062095527935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6971383070161" calcext:value-type="float">
            <text:p>0.606971383070161</text:p>
          </table:table-cell>
          <table:table-cell office:value-type="float" office:value="1.3840279817758" calcext:value-type="float">
            <text:p>1.3840279817758</text:p>
          </table:table-cell>
          <table:table-cell office:value-type="float" office:value="0.433980870114498" calcext:value-type="float">
            <text:p>0.433980870114498</text:p>
          </table:table-cell>
          <table:table-cell office:value-type="float" office:value="0.161762884276842" calcext:value-type="float">
            <text:p>0.161762884276842</text:p>
          </table:table-cell>
          <table:table-cell office:value-type="float" office:value="0.125788902737666" calcext:value-type="float">
            <text:p>0.125788902737666</text:p>
          </table:table-cell>
          <table:table-cell office:value-type="float" office:value="0.0619972671592217" calcext:value-type="float">
            <text:p>0.0619972671592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6731984927781" calcext:value-type="float">
            <text:p>0.346731984927781</text:p>
          </table:table-cell>
          <table:table-cell office:value-type="float" office:value="1.46345162896139" calcext:value-type="float">
            <text:p>1.46345162896139</text:p>
          </table:table-cell>
          <table:table-cell office:value-type="float" office:value="0.384150824319352" calcext:value-type="float">
            <text:p>0.384150824319352</text:p>
          </table:table-cell>
          <table:table-cell office:value-type="float" office:value="0.142089737700197" calcext:value-type="float">
            <text:p>0.142089737700197</text:p>
          </table:table-cell>
          <table:table-cell office:value-type="float" office:value="0.108234261731636" calcext:value-type="float">
            <text:p>0.108234261731636</text:p>
          </table:table-cell>
          <table:table-cell office:value-type="float" office:value="0.0510040607399516" calcext:value-type="float">
            <text:p>0.0510040607399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8223217371993" calcext:value-type="float">
            <text:p>0.628223217371993</text:p>
          </table:table-cell>
          <table:table-cell office:value-type="float" office:value="1.1608740077211" calcext:value-type="float">
            <text:p>1.1608740077211</text:p>
          </table:table-cell>
          <table:table-cell office:value-type="float" office:value="0.464868479849784" calcext:value-type="float">
            <text:p>0.464868479849784</text:p>
          </table:table-cell>
          <table:table-cell office:value-type="float" office:value="0.140068992772672" calcext:value-type="float">
            <text:p>0.140068992772672</text:p>
          </table:table-cell>
          <table:table-cell office:value-type="float" office:value="0.109875192587393" calcext:value-type="float">
            <text:p>0.109875192587393</text:p>
          </table:table-cell>
          <table:table-cell office:value-type="float" office:value="0.0616280610861861" calcext:value-type="float">
            <text:p>0.0616280610861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3786773986653" calcext:value-type="float">
            <text:p>0.613786773986653</text:p>
          </table:table-cell>
          <table:table-cell office:value-type="float" office:value="1.16092223707178" calcext:value-type="float">
            <text:p>1.16092223707178</text:p>
          </table:table-cell>
          <table:table-cell office:value-type="float" office:value="0.464916422146863" calcext:value-type="float">
            <text:p>0.464916422146863</text:p>
          </table:table-cell>
          <table:table-cell office:value-type="float" office:value="0.141194924726701" calcext:value-type="float">
            <text:p>0.141194924726701</text:p>
          </table:table-cell>
          <table:table-cell office:value-type="float" office:value="0.109885907047466" calcext:value-type="float">
            <text:p>0.109885907047466</text:p>
          </table:table-cell>
          <table:table-cell office:value-type="float" office:value="0.0616410908002196" calcext:value-type="float">
            <text:p>0.061641090800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6042936897442" calcext:value-type="float">
            <text:p>0.616042936897442</text:p>
          </table:table-cell>
          <table:table-cell office:value-type="float" office:value="1.16092108950354" calcext:value-type="float">
            <text:p>1.16092108950354</text:p>
          </table:table-cell>
          <table:table-cell office:value-type="float" office:value="0.464906117562811" calcext:value-type="float">
            <text:p>0.464906117562811</text:p>
          </table:table-cell>
          <table:table-cell office:value-type="float" office:value="0.140741422376985" calcext:value-type="float">
            <text:p>0.140741422376985</text:p>
          </table:table-cell>
          <table:table-cell office:value-type="float" office:value="0.109883516688419" calcext:value-type="float">
            <text:p>0.109883516688419</text:p>
          </table:table-cell>
          <table:table-cell office:value-type="float" office:value="0.0616382856993574" calcext:value-type="float">
            <text:p>0.0616382856993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12945821601462" calcext:value-type="float">
            <text:p>0.812945821601462</text:p>
          </table:table-cell>
          <table:table-cell office:value-type="float" office:value="1.15987001167321" calcext:value-type="float">
            <text:p>1.15987001167321</text:p>
          </table:table-cell>
          <table:table-cell office:value-type="float" office:value="0.46446252375718" calcext:value-type="float">
            <text:p>0.46446252375718</text:p>
          </table:table-cell>
          <table:table-cell office:value-type="float" office:value="0.137787160173967" calcext:value-type="float">
            <text:p>0.137787160173967</text:p>
          </table:table-cell>
          <table:table-cell office:value-type="float" office:value="0.109780858810822" calcext:value-type="float">
            <text:p>0.109780858810822</text:p>
          </table:table-cell>
          <table:table-cell office:value-type="float" office:value="0.0615195641360437" calcext:value-type="float">
            <text:p>0.0615195641360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2422819773112" calcext:value-type="float">
            <text:p>0.62422819773112</text:p>
          </table:table-cell>
          <table:table-cell office:value-type="float" office:value="1.14782632265348" calcext:value-type="float">
            <text:p>1.14782632265348</text:p>
          </table:table-cell>
          <table:table-cell office:value-type="float" office:value="0.559613776880599" calcext:value-type="float">
            <text:p>0.559613776880599</text:p>
          </table:table-cell>
          <table:table-cell office:value-type="float" office:value="0.174818030675947" calcext:value-type="float">
            <text:p>0.174818030675947</text:p>
          </table:table-cell>
          <table:table-cell office:value-type="float" office:value="0.127471178802111" calcext:value-type="float">
            <text:p>0.127471178802111</text:p>
          </table:table-cell>
          <table:table-cell office:value-type="float" office:value="0.118455777664197" calcext:value-type="float">
            <text:p>0.1184557776641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5791525942093" calcext:value-type="float">
            <text:p>0.435791525942093</text:p>
          </table:table-cell>
          <table:table-cell office:value-type="float" office:value="1.2836552918573" calcext:value-type="float">
            <text:p>1.2836552918573</text:p>
          </table:table-cell>
          <table:table-cell office:value-type="float" office:value="0.468308584387951" calcext:value-type="float">
            <text:p>0.468308584387951</text:p>
          </table:table-cell>
          <table:table-cell office:value-type="float" office:value="0.181510722116699" calcext:value-type="float">
            <text:p>0.181510722116699</text:p>
          </table:table-cell>
          <table:table-cell office:value-type="float" office:value="0.130981881696017" calcext:value-type="float">
            <text:p>0.130981881696017</text:p>
          </table:table-cell>
          <table:table-cell office:value-type="float" office:value="0.064087795399734" calcext:value-type="float">
            <text:p>0.0640877953997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4420744368591" calcext:value-type="float">
            <text:p>0.414420744368591</text:p>
          </table:table-cell>
          <table:table-cell office:value-type="float" office:value="1.2837556115376" calcext:value-type="float">
            <text:p>1.2837556115376</text:p>
          </table:table-cell>
          <table:table-cell office:value-type="float" office:value="0.468397235423871" calcext:value-type="float">
            <text:p>0.468397235423871</text:p>
          </table:table-cell>
          <table:table-cell office:value-type="float" office:value="0.182463459402703" calcext:value-type="float">
            <text:p>0.182463459402703</text:p>
          </table:table-cell>
          <table:table-cell office:value-type="float" office:value="0.131005795108367" calcext:value-type="float">
            <text:p>0.131005795108367</text:p>
          </table:table-cell>
          <table:table-cell office:value-type="float" office:value="0.0641126185632348" calcext:value-type="float">
            <text:p>0.0641126185632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0501482533047" calcext:value-type="float">
            <text:p>0.430501482533047</text:p>
          </table:table-cell>
          <table:table-cell office:value-type="float" office:value="1.28379573490913" calcext:value-type="float">
            <text:p>1.28379573490913</text:p>
          </table:table-cell>
          <table:table-cell office:value-type="float" office:value="0.468316832593143" calcext:value-type="float">
            <text:p>0.468316832593143</text:p>
          </table:table-cell>
          <table:table-cell office:value-type="float" office:value="0.181886486725452" calcext:value-type="float">
            <text:p>0.181886486725452</text:p>
          </table:table-cell>
          <table:table-cell office:value-type="float" office:value="0.130983844287413" calcext:value-type="float">
            <text:p>0.130983844287413</text:p>
          </table:table-cell>
          <table:table-cell office:value-type="float" office:value="0.0640901563105337" calcext:value-type="float">
            <text:p>0.0640901563105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3123312881656" calcext:value-type="float">
            <text:p>0.623123312881656</text:p>
          </table:table-cell>
          <table:table-cell office:value-type="float" office:value="1.28265078404559" calcext:value-type="float">
            <text:p>1.28265078404559</text:p>
          </table:table-cell>
          <table:table-cell office:value-type="float" office:value="0.467863435963753" calcext:value-type="float">
            <text:p>0.467863435963753</text:p>
          </table:table-cell>
          <table:table-cell office:value-type="float" office:value="0.179528696986127" calcext:value-type="float">
            <text:p>0.179528696986127</text:p>
          </table:table-cell>
          <table:table-cell office:value-type="float" office:value="0.130863574723904" calcext:value-type="float">
            <text:p>0.130863574723904</text:p>
          </table:table-cell>
          <table:table-cell office:value-type="float" office:value="0.0639649721188285" calcext:value-type="float">
            <text:p>0.0639649721188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484090275942" calcext:value-type="float">
            <text:p>0.65484090275942</text:p>
          </table:table-cell>
          <table:table-cell office:value-type="float" office:value="1.0942522745046" calcext:value-type="float">
            <text:p>1.0942522745046</text:p>
          </table:table-cell>
          <table:table-cell office:value-type="float" office:value="0.416108315104682" calcext:value-type="float">
            <text:p>0.416108315104682</text:p>
          </table:table-cell>
          <table:table-cell office:value-type="float" office:value="0.127065705692604" calcext:value-type="float">
            <text:p>0.127065705692604</text:p>
          </table:table-cell>
          <table:table-cell office:value-type="float" office:value="0.107801686735986" calcext:value-type="float">
            <text:p>0.107801686735986</text:p>
          </table:table-cell>
          <table:table-cell office:value-type="float" office:value="0.0515164947781505" calcext:value-type="float">
            <text:p>0.05151649477815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8808633332799" calcext:value-type="float">
            <text:p>0.588808633332799</text:p>
          </table:table-cell>
          <table:table-cell office:value-type="float" office:value="1.20682606681418" calcext:value-type="float">
            <text:p>1.20682606681418</text:p>
          </table:table-cell>
          <table:table-cell office:value-type="float" office:value="0.585140609632449" calcext:value-type="float">
            <text:p>0.585140609632449</text:p>
          </table:table-cell>
          <table:table-cell office:value-type="float" office:value="0.197260642897873" calcext:value-type="float">
            <text:p>0.197260642897873</text:p>
          </table:table-cell>
          <table:table-cell office:value-type="float" office:value="0.144905110690703" calcext:value-type="float">
            <text:p>0.144905110690703</text:p>
          </table:table-cell>
          <table:table-cell office:value-type="float" office:value="0.0824442981339093" calcext:value-type="float">
            <text:p>0.082444298133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8613312052042" calcext:value-type="float">
            <text:p>0.578613312052042</text:p>
          </table:table-cell>
          <table:table-cell office:value-type="float" office:value="1.20695693064166" calcext:value-type="float">
            <text:p>1.20695693064166</text:p>
          </table:table-cell>
          <table:table-cell office:value-type="float" office:value="0.585162643779157" calcext:value-type="float">
            <text:p>0.585162643779157</text:p>
          </table:table-cell>
          <table:table-cell office:value-type="float" office:value="0.198331452319226" calcext:value-type="float">
            <text:p>0.198331452319226</text:p>
          </table:table-cell>
          <table:table-cell office:value-type="float" office:value="0.1449095497811" calcext:value-type="float">
            <text:p>0.1449095497811</text:p>
          </table:table-cell>
          <table:table-cell office:value-type="float" office:value="0.0824508691116255" calcext:value-type="float">
            <text:p>0.0824508691116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3285659594293" calcext:value-type="float">
            <text:p>0.563285659594293</text:p>
          </table:table-cell>
          <table:table-cell office:value-type="float" office:value="1.20689991337762" calcext:value-type="float">
            <text:p>1.20689991337762</text:p>
          </table:table-cell>
          <table:table-cell office:value-type="float" office:value="0.585257912505733" calcext:value-type="float">
            <text:p>0.585257912505733</text:p>
          </table:table-cell>
          <table:table-cell office:value-type="float" office:value="0.1984780454208" calcext:value-type="float">
            <text:p>0.1984780454208</text:p>
          </table:table-cell>
          <table:table-cell office:value-type="float" office:value="0.1449325900626" calcext:value-type="float">
            <text:p>0.1449325900626</text:p>
          </table:table-cell>
          <table:table-cell office:value-type="float" office:value="0.0824783824496603" calcext:value-type="float">
            <text:p>0.082478382449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25258760183893" calcext:value-type="float">
            <text:p>0.825258760183893</text:p>
          </table:table-cell>
          <table:table-cell office:value-type="float" office:value="1.20529294180049" calcext:value-type="float">
            <text:p>1.20529294180049</text:p>
          </table:table-cell>
          <table:table-cell office:value-type="float" office:value="0.584420881423631" calcext:value-type="float">
            <text:p>0.584420881423631</text:p>
          </table:table-cell>
          <table:table-cell office:value-type="float" office:value="0.194206908745957" calcext:value-type="float">
            <text:p>0.194206908745957</text:p>
          </table:table-cell>
          <table:table-cell office:value-type="float" office:value="0.144733396213639" calcext:value-type="float">
            <text:p>0.144733396213639</text:p>
          </table:table-cell>
          <table:table-cell office:value-type="float" office:value="0.0822394194506524" calcext:value-type="float">
            <text:p>0.0822394194506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3855645265809" calcext:value-type="float">
            <text:p>0.793855645265809</text:p>
          </table:table-cell>
          <table:table-cell office:value-type="float" office:value="1.0340141102978" calcext:value-type="float">
            <text:p>1.0340141102978</text:p>
          </table:table-cell>
          <table:table-cell office:value-type="float" office:value="0.554064221918356" calcext:value-type="float">
            <text:p>0.554064221918356</text:p>
          </table:table-cell>
          <table:table-cell office:value-type="float" office:value="0.201545044750976" calcext:value-type="float">
            <text:p>0.201545044750976</text:p>
          </table:table-cell>
          <table:table-cell office:value-type="float" office:value="0.167933574660737" calcext:value-type="float">
            <text:p>0.167933574660737</text:p>
          </table:table-cell>
          <table:table-cell office:value-type="float" office:value="0.079920730564783" calcext:value-type="float">
            <text:p>0.0799207305647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101385912456" calcext:value-type="float">
            <text:p>0.40101385912456</text:p>
          </table:table-cell>
          <table:table-cell office:value-type="float" office:value="1.42099208810685" calcext:value-type="float">
            <text:p>1.42099208810685</text:p>
          </table:table-cell>
          <table:table-cell office:value-type="float" office:value="0.455814921323087" calcext:value-type="float">
            <text:p>0.455814921323087</text:p>
          </table:table-cell>
          <table:table-cell office:value-type="float" office:value="0.160909935637444" calcext:value-type="float">
            <text:p>0.160909935637444</text:p>
          </table:table-cell>
          <table:table-cell office:value-type="float" office:value="0.120750862258717" calcext:value-type="float">
            <text:p>0.120750862258717</text:p>
          </table:table-cell>
          <table:table-cell office:value-type="float" office:value="0.0648451322032013" calcext:value-type="float">
            <text:p>0.0648451322032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0020911944807" calcext:value-type="float">
            <text:p>0.400020911944807</text:p>
          </table:table-cell>
          <table:table-cell office:value-type="float" office:value="1.42098615395928" calcext:value-type="float">
            <text:p>1.42098615395928</text:p>
          </table:table-cell>
          <table:table-cell office:value-type="float" office:value="0.455796745007866" calcext:value-type="float">
            <text:p>0.455796745007866</text:p>
          </table:table-cell>
          <table:table-cell office:value-type="float" office:value="0.161934033802018" calcext:value-type="float">
            <text:p>0.161934033802018</text:p>
          </table:table-cell>
          <table:table-cell office:value-type="float" office:value="0.120744747533026" calcext:value-type="float">
            <text:p>0.120744747533026</text:p>
          </table:table-cell>
          <table:table-cell office:value-type="float" office:value="0.0648399845277256" calcext:value-type="float">
            <text:p>0.0648399845277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6173778149758" calcext:value-type="float">
            <text:p>0.396173778149758</text:p>
          </table:table-cell>
          <table:table-cell office:value-type="float" office:value="1.42099327001867" calcext:value-type="float">
            <text:p>1.42099327001867</text:p>
          </table:table-cell>
          <table:table-cell office:value-type="float" office:value="0.455813239697452" calcext:value-type="float">
            <text:p>0.455813239697452</text:p>
          </table:table-cell>
          <table:table-cell office:value-type="float" office:value="0.161453314035342" calcext:value-type="float">
            <text:p>0.161453314035342</text:p>
          </table:table-cell>
          <table:table-cell office:value-type="float" office:value="0.120748969806436" calcext:value-type="float">
            <text:p>0.120748969806436</text:p>
          </table:table-cell>
          <table:table-cell office:value-type="float" office:value="0.0648447334146315" calcext:value-type="float">
            <text:p>0.0648447334146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2797909494619" calcext:value-type="float">
            <text:p>0.582797909494619</text:p>
          </table:table-cell>
          <table:table-cell office:value-type="float" office:value="1.41983757393534" calcext:value-type="float">
            <text:p>1.41983757393534</text:p>
          </table:table-cell>
          <table:table-cell office:value-type="float" office:value="0.455410935631034" calcext:value-type="float">
            <text:p>0.455410935631034</text:p>
          </table:table-cell>
          <table:table-cell office:value-type="float" office:value="0.158685797078362" calcext:value-type="float">
            <text:p>0.158685797078362</text:p>
          </table:table-cell>
          <table:table-cell office:value-type="float" office:value="0.120646671787308" calcext:value-type="float">
            <text:p>0.120646671787308</text:p>
          </table:table-cell>
          <table:table-cell office:value-type="float" office:value="0.0647292918060761" calcext:value-type="float">
            <text:p>0.0647292918060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6970847566245" calcext:value-type="float">
            <text:p>0.556970847566245</text:p>
          </table:table-cell>
          <table:table-cell office:value-type="float" office:value="1.29314770099964" calcext:value-type="float">
            <text:p>1.29314770099964</text:p>
          </table:table-cell>
          <table:table-cell office:value-type="float" office:value="0.468075635644242" calcext:value-type="float">
            <text:p>0.468075635644242</text:p>
          </table:table-cell>
          <table:table-cell office:value-type="float" office:value="0.153543146262931" calcext:value-type="float">
            <text:p>0.153543146262931</text:p>
          </table:table-cell>
          <table:table-cell office:value-type="float" office:value="0.133236667782001" calcext:value-type="float">
            <text:p>0.133236667782001</text:p>
          </table:table-cell>
          <table:table-cell office:value-type="float" office:value="0.0673273156909902" calcext:value-type="float">
            <text:p>0.067327315690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774722172293" calcext:value-type="float">
            <text:p>0.55774722172293</text:p>
          </table:table-cell>
          <table:table-cell office:value-type="float" office:value="1.24392328573653" calcext:value-type="float">
            <text:p>1.24392328573653</text:p>
          </table:table-cell>
          <table:table-cell office:value-type="float" office:value="0.4062106689607" calcext:value-type="float">
            <text:p>0.4062106689607</text:p>
          </table:table-cell>
          <table:table-cell office:value-type="float" office:value="0.144763007381422" calcext:value-type="float">
            <text:p>0.144763007381422</text:p>
          </table:table-cell>
          <table:table-cell office:value-type="float" office:value="0.115221219540609" calcext:value-type="float">
            <text:p>0.115221219540609</text:p>
          </table:table-cell>
          <table:table-cell office:value-type="float" office:value="0.058675476984297" calcext:value-type="float">
            <text:p>0.0586754769842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6441737861502" calcext:value-type="float">
            <text:p>0.556441737861502</text:p>
          </table:table-cell>
          <table:table-cell office:value-type="float" office:value="1.24389438613195" calcext:value-type="float">
            <text:p>1.24389438613195</text:p>
          </table:table-cell>
          <table:table-cell office:value-type="float" office:value="0.406201273630573" calcext:value-type="float">
            <text:p>0.406201273630573</text:p>
          </table:table-cell>
          <table:table-cell office:value-type="float" office:value="0.145710431479651" calcext:value-type="float">
            <text:p>0.145710431479651</text:p>
          </table:table-cell>
          <table:table-cell office:value-type="float" office:value="0.115219278856595" calcext:value-type="float">
            <text:p>0.115219278856595</text:p>
          </table:table-cell>
          <table:table-cell office:value-type="float" office:value="0.058672789930047" calcext:value-type="float">
            <text:p>0.0586727899300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5864190396578" calcext:value-type="float">
            <text:p>0.555864190396578</text:p>
          </table:table-cell>
          <table:table-cell office:value-type="float" office:value="1.24389516871315" calcext:value-type="float">
            <text:p>1.24389516871315</text:p>
          </table:table-cell>
          <table:table-cell office:value-type="float" office:value="0.40620338887499" calcext:value-type="float">
            <text:p>0.40620338887499</text:p>
          </table:table-cell>
          <table:table-cell office:value-type="float" office:value="0.145233609467977" calcext:value-type="float">
            <text:p>0.145233609467977</text:p>
          </table:table-cell>
          <table:table-cell office:value-type="float" office:value="0.115219864536528" calcext:value-type="float">
            <text:p>0.115219864536528</text:p>
          </table:table-cell>
          <table:table-cell office:value-type="float" office:value="0.058673393810672" calcext:value-type="float">
            <text:p>0.0586733938106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6536087544535" calcext:value-type="float">
            <text:p>0.716536087544535</text:p>
          </table:table-cell>
          <table:table-cell office:value-type="float" office:value="1.24304639071226" calcext:value-type="float">
            <text:p>1.24304639071226</text:p>
          </table:table-cell>
          <table:table-cell office:value-type="float" office:value="0.405910230820652" calcext:value-type="float">
            <text:p>0.405910230820652</text:p>
          </table:table-cell>
          <table:table-cell office:value-type="float" office:value="0.142827394537798" calcext:value-type="float">
            <text:p>0.142827394537798</text:p>
          </table:table-cell>
          <table:table-cell office:value-type="float" office:value="0.11513883846105" calcext:value-type="float">
            <text:p>0.11513883846105</text:p>
          </table:table-cell>
          <table:table-cell office:value-type="float" office:value="0.0585880952577805" calcext:value-type="float">
            <text:p>0.0585880952577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0915068539796" calcext:value-type="float">
            <text:p>0.390915068539796</text:p>
          </table:table-cell>
          <table:table-cell office:value-type="float" office:value="1.38190774027645" calcext:value-type="float">
            <text:p>1.38190774027645</text:p>
          </table:table-cell>
          <table:table-cell office:value-type="float" office:value="0.501703468977996" calcext:value-type="float">
            <text:p>0.501703468977996</text:p>
          </table:table-cell>
          <table:table-cell office:value-type="float" office:value="0.233284106638306" calcext:value-type="float">
            <text:p>0.233284106638306</text:p>
          </table:table-cell>
          <table:table-cell office:value-type="float" office:value="0.171444082246368" calcext:value-type="float">
            <text:p>0.171444082246368</text:p>
          </table:table-cell>
          <table:table-cell office:value-type="float" office:value="0.120399919822596" calcext:value-type="float">
            <text:p>0.1203999198225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8784990616488" calcext:value-type="float">
            <text:p>0.308784990616488</text:p>
          </table:table-cell>
          <table:table-cell office:value-type="float" office:value="1.40818293586135" calcext:value-type="float">
            <text:p>1.40818293586135</text:p>
          </table:table-cell>
          <table:table-cell office:value-type="float" office:value="0.527398556573432" calcext:value-type="float">
            <text:p>0.527398556573432</text:p>
          </table:table-cell>
          <table:table-cell office:value-type="float" office:value="0.169031261305592" calcext:value-type="float">
            <text:p>0.169031261305592</text:p>
          </table:table-cell>
          <table:table-cell office:value-type="float" office:value="0.129110333738909" calcext:value-type="float">
            <text:p>0.129110333738909</text:p>
          </table:table-cell>
          <table:table-cell office:value-type="float" office:value="0.0742902814760449" calcext:value-type="float">
            <text:p>0.0742902814760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71123320220785" calcext:value-type="float">
            <text:p>0.271123320220785</text:p>
          </table:table-cell>
          <table:table-cell office:value-type="float" office:value="1.4084351655964" calcext:value-type="float">
            <text:p>1.4084351655964</text:p>
          </table:table-cell>
          <table:table-cell office:value-type="float" office:value="0.527577888843831" calcext:value-type="float">
            <text:p>0.527577888843831</text:p>
          </table:table-cell>
          <table:table-cell office:value-type="float" office:value="0.170908332338243" calcext:value-type="float">
            <text:p>0.170908332338243</text:p>
          </table:table-cell>
          <table:table-cell office:value-type="float" office:value="0.129151154662951" calcext:value-type="float">
            <text:p>0.129151154662951</text:p>
          </table:table-cell>
          <table:table-cell office:value-type="float" office:value="0.0743421014857326" calcext:value-type="float">
            <text:p>0.0743421014857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5987515461659" calcext:value-type="float">
            <text:p>0.285987515461659</text:p>
          </table:table-cell>
          <table:table-cell office:value-type="float" office:value="1.4084355949232" calcext:value-type="float">
            <text:p>1.4084355949232</text:p>
          </table:table-cell>
          <table:table-cell office:value-type="float" office:value="0.527494921932796" calcext:value-type="float">
            <text:p>0.527494921932796</text:p>
          </table:table-cell>
          <table:table-cell office:value-type="float" office:value="0.170098082349147" calcext:value-type="float">
            <text:p>0.170098082349147</text:p>
          </table:table-cell>
          <table:table-cell office:value-type="float" office:value="0.129131461507187" calcext:value-type="float">
            <text:p>0.129131461507187</text:p>
          </table:table-cell>
          <table:table-cell office:value-type="float" office:value="0.0743181082247261" calcext:value-type="float">
            <text:p>0.0743181082247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8090448671708" calcext:value-type="float">
            <text:p>0.518090448671708</text:p>
          </table:table-cell>
          <table:table-cell office:value-type="float" office:value="1.40691921659333" calcext:value-type="float">
            <text:p>1.40691921659333</text:p>
          </table:table-cell>
          <table:table-cell office:value-type="float" office:value="0.52687592917599" calcext:value-type="float">
            <text:p>0.52687592917599</text:p>
          </table:table-cell>
          <table:table-cell office:value-type="float" office:value="0.166283609173684" calcext:value-type="float">
            <text:p>0.166283609173684</text:p>
          </table:table-cell>
          <table:table-cell office:value-type="float" office:value="0.128985881107779" calcext:value-type="float">
            <text:p>0.128985881107779</text:p>
          </table:table-cell>
          <table:table-cell office:value-type="float" office:value="0.0741417220265236" calcext:value-type="float">
            <text:p>0.0741417220265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0896860213589" calcext:value-type="float">
            <text:p>0.300896860213589</text:p>
          </table:table-cell>
          <table:table-cell office:value-type="float" office:value="1.39148589145402" calcext:value-type="float">
            <text:p>1.39148589145402</text:p>
          </table:table-cell>
          <table:table-cell office:value-type="float" office:value="0.526693655704329" calcext:value-type="float">
            <text:p>0.526693655704329</text:p>
          </table:table-cell>
          <table:table-cell office:value-type="float" office:value="0.18416739758591" calcext:value-type="float">
            <text:p>0.18416739758591</text:p>
          </table:table-cell>
          <table:table-cell office:value-type="float" office:value="0.146229926122283" calcext:value-type="float">
            <text:p>0.146229926122283</text:p>
          </table:table-cell>
          <table:table-cell office:value-type="float" office:value="0.0664441472793223" calcext:value-type="float">
            <text:p>0.0664441472793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9222785427722" calcext:value-type="float">
            <text:p>0.289222785427722</text:p>
          </table:table-cell>
          <table:table-cell office:value-type="float" office:value="1.50080673140077" calcext:value-type="float">
            <text:p>1.50080673140077</text:p>
          </table:table-cell>
          <table:table-cell office:value-type="float" office:value="0.453581101329857" calcext:value-type="float">
            <text:p>0.453581101329857</text:p>
          </table:table-cell>
          <table:table-cell office:value-type="float" office:value="0.175705105035811" calcext:value-type="float">
            <text:p>0.175705105035811</text:p>
          </table:table-cell>
          <table:table-cell office:value-type="float" office:value="0.126401825078665" calcext:value-type="float">
            <text:p>0.126401825078665</text:p>
          </table:table-cell>
          <table:table-cell office:value-type="float" office:value="0.066224789031439" calcext:value-type="float">
            <text:p>0.066224789031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338951897867" calcext:value-type="float">
            <text:p>0.28338951897867</text:p>
          </table:table-cell>
          <table:table-cell office:value-type="float" office:value="1.50084794859251" calcext:value-type="float">
            <text:p>1.50084794859251</text:p>
          </table:table-cell>
          <table:table-cell office:value-type="float" office:value="0.453590159854885" calcext:value-type="float">
            <text:p>0.453590159854885</text:p>
          </table:table-cell>
          <table:table-cell office:value-type="float" office:value="0.176450035430753" calcext:value-type="float">
            <text:p>0.176450035430753</text:p>
          </table:table-cell>
          <table:table-cell office:value-type="float" office:value="0.126403448102659" calcext:value-type="float">
            <text:p>0.126403448102659</text:p>
          </table:table-cell>
          <table:table-cell office:value-type="float" office:value="0.066227570869923" calcext:value-type="float">
            <text:p>0.0662275708699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4781733238961" calcext:value-type="float">
            <text:p>0.284781733238961</text:p>
          </table:table-cell>
          <table:table-cell office:value-type="float" office:value="1.50084618471534" calcext:value-type="float">
            <text:p>1.50084618471534</text:p>
          </table:table-cell>
          <table:table-cell office:value-type="float" office:value="0.453583817354315" calcext:value-type="float">
            <text:p>0.453583817354315</text:p>
          </table:table-cell>
          <table:table-cell office:value-type="float" office:value="0.176113932614443" calcext:value-type="float">
            <text:p>0.176113932614443</text:p>
          </table:table-cell>
          <table:table-cell office:value-type="float" office:value="0.126401759418731" calcext:value-type="float">
            <text:p>0.126401759418731</text:p>
          </table:table-cell>
          <table:table-cell office:value-type="float" office:value="0.0662256678162714" calcext:value-type="float">
            <text:p>0.0662256678162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4489670463807" calcext:value-type="float">
            <text:p>0.474489670463807</text:p>
          </table:table-cell>
          <table:table-cell office:value-type="float" office:value="1.49957380293208" calcext:value-type="float">
            <text:p>1.49957380293208</text:p>
          </table:table-cell>
          <table:table-cell office:value-type="float" office:value="0.453155654193864" calcext:value-type="float">
            <text:p>0.453155654193864</text:p>
          </table:table-cell>
          <table:table-cell office:value-type="float" office:value="0.173461582881218" calcext:value-type="float">
            <text:p>0.173461582881218</text:p>
          </table:table-cell>
          <table:table-cell office:value-type="float" office:value="0.12628945606345" calcext:value-type="float">
            <text:p>0.12628945606345</text:p>
          </table:table-cell>
          <table:table-cell office:value-type="float" office:value="0.0660995456461865" calcext:value-type="float">
            <text:p>0.0660995456461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23876591573677" calcext:value-type="float">
            <text:p>0.223876591573677</text:p>
          </table:table-cell>
          <table:table-cell office:value-type="float" office:value="1.55893916045042" calcext:value-type="float">
            <text:p>1.55893916045042</text:p>
          </table:table-cell>
          <table:table-cell office:value-type="float" office:value="0.443674881734948" calcext:value-type="float">
            <text:p>0.443674881734948</text:p>
          </table:table-cell>
          <table:table-cell office:value-type="float" office:value="0.219589534056456" calcext:value-type="float">
            <text:p>0.219589534056456</text:p>
          </table:table-cell>
          <table:table-cell office:value-type="float" office:value="0.157474996652668" calcext:value-type="float">
            <text:p>0.157474996652668</text:p>
          </table:table-cell>
          <table:table-cell office:value-type="float" office:value="0.0660918445829082" calcext:value-type="float">
            <text:p>0.0660918445829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924643120181" calcext:value-type="float">
            <text:p>0.76924643120181</text:p>
          </table:table-cell>
          <table:table-cell office:value-type="float" office:value="1.21192817657388" calcext:value-type="float">
            <text:p>1.21192817657388</text:p>
          </table:table-cell>
          <table:table-cell office:value-type="float" office:value="0.491196595520316" calcext:value-type="float">
            <text:p>0.491196595520316</text:p>
          </table:table-cell>
          <table:table-cell office:value-type="float" office:value="0.172695424982997" calcext:value-type="float">
            <text:p>0.172695424982997</text:p>
          </table:table-cell>
          <table:table-cell office:value-type="float" office:value="0.12775839735864" calcext:value-type="float">
            <text:p>0.12775839735864</text:p>
          </table:table-cell>
          <table:table-cell office:value-type="float" office:value="0.0721051048846503" calcext:value-type="float">
            <text:p>0.072105104884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3561667217673" calcext:value-type="float">
            <text:p>0.753561667217673</text:p>
          </table:table-cell>
          <table:table-cell office:value-type="float" office:value="1.21201525836827" calcext:value-type="float">
            <text:p>1.21201525836827</text:p>
          </table:table-cell>
          <table:table-cell office:value-type="float" office:value="0.491254660561745" calcext:value-type="float">
            <text:p>0.491254660561745</text:p>
          </table:table-cell>
          <table:table-cell office:value-type="float" office:value="0.17394232541888" calcext:value-type="float">
            <text:p>0.17394232541888</text:p>
          </table:table-cell>
          <table:table-cell office:value-type="float" office:value="0.127773498162061" calcext:value-type="float">
            <text:p>0.127773498162061</text:p>
          </table:table-cell>
          <table:table-cell office:value-type="float" office:value="0.0721226015878161" calcext:value-type="float">
            <text:p>0.0721226015878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8892535688667" calcext:value-type="float">
            <text:p>0.748892535688667</text:p>
          </table:table-cell>
          <table:table-cell office:value-type="float" office:value="1.2120157984866" calcext:value-type="float">
            <text:p>1.2120157984866</text:p>
          </table:table-cell>
          <table:table-cell office:value-type="float" office:value="0.491279394685662" calcext:value-type="float">
            <text:p>0.491279394685662</text:p>
          </table:table-cell>
          <table:table-cell office:value-type="float" office:value="0.173681761431572" calcext:value-type="float">
            <text:p>0.173681761431572</text:p>
          </table:table-cell>
          <table:table-cell office:value-type="float" office:value="0.127779725106772" calcext:value-type="float">
            <text:p>0.127779725106772</text:p>
          </table:table-cell>
          <table:table-cell office:value-type="float" office:value="0.0721299904089774" calcext:value-type="float">
            <text:p>0.0721299904089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62166144043076" calcext:value-type="float">
            <text:p>0.962166144043076</text:p>
          </table:table-cell>
          <table:table-cell office:value-type="float" office:value="1.21072269497352" calcext:value-type="float">
            <text:p>1.21072269497352</text:p>
          </table:table-cell>
          <table:table-cell office:value-type="float" office:value="0.490710786218438" calcext:value-type="float">
            <text:p>0.490710786218438</text:p>
          </table:table-cell>
          <table:table-cell office:value-type="float" office:value="0.170205574341796" calcext:value-type="float">
            <text:p>0.170205574341796</text:p>
          </table:table-cell>
          <table:table-cell office:value-type="float" office:value="0.127638538484031" calcext:value-type="float">
            <text:p>0.127638538484031</text:p>
          </table:table-cell>
          <table:table-cell office:value-type="float" office:value="0.0719613211087416" calcext:value-type="float">
            <text:p>0.071961321108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9913363722628" calcext:value-type="float">
            <text:p>0.859913363722628</text:p>
          </table:table-cell>
          <table:table-cell office:value-type="float" office:value="1.14120049232851" calcext:value-type="float">
            <text:p>1.14120049232851</text:p>
          </table:table-cell>
          <table:table-cell office:value-type="float" office:value="0.454045343463795" calcext:value-type="float">
            <text:p>0.454045343463795</text:p>
          </table:table-cell>
          <table:table-cell office:value-type="float" office:value="0.151945487753253" calcext:value-type="float">
            <text:p>0.151945487753253</text:p>
          </table:table-cell>
          <table:table-cell office:value-type="float" office:value="0.119955775595275" calcext:value-type="float">
            <text:p>0.119955775595275</text:p>
          </table:table-cell>
          <table:table-cell office:value-type="float" office:value="0.0614098910532046" calcext:value-type="float">
            <text:p>0.061409891053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050667147533" calcext:value-type="float">
            <text:p>0.59050667147533</text:p>
          </table:table-cell>
          <table:table-cell office:value-type="float" office:value="1.32515541538589" calcext:value-type="float">
            <text:p>1.32515541538589</text:p>
          </table:table-cell>
          <table:table-cell office:value-type="float" office:value="0.414603351464815" calcext:value-type="float">
            <text:p>0.414603351464815</text:p>
          </table:table-cell>
          <table:table-cell office:value-type="float" office:value="0.142036821239763" calcext:value-type="float">
            <text:p>0.142036821239763</text:p>
          </table:table-cell>
          <table:table-cell office:value-type="float" office:value="0.115383166226488" calcext:value-type="float">
            <text:p>0.115383166226488</text:p>
          </table:table-cell>
          <table:table-cell office:value-type="float" office:value="0.0583872918897788" calcext:value-type="float">
            <text:p>0.0583872918897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9775767966761" calcext:value-type="float">
            <text:p>0.609775767966761</text:p>
          </table:table-cell>
          <table:table-cell office:value-type="float" office:value="1.32498268821219" calcext:value-type="float">
            <text:p>1.32498268821219</text:p>
          </table:table-cell>
          <table:table-cell office:value-type="float" office:value="0.414521713119343" calcext:value-type="float">
            <text:p>0.414521713119343</text:p>
          </table:table-cell>
          <table:table-cell office:value-type="float" office:value="0.142281381961616" calcext:value-type="float">
            <text:p>0.142281381961616</text:p>
          </table:table-cell>
          <table:table-cell office:value-type="float" office:value="0.115360917953965" calcext:value-type="float">
            <text:p>0.115360917953965</text:p>
          </table:table-cell>
          <table:table-cell office:value-type="float" office:value="0.058364043739447" calcext:value-type="float">
            <text:p>0.0583640437394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4759735887035" calcext:value-type="float">
            <text:p>0.604759735887035</text:p>
          </table:table-cell>
          <table:table-cell office:value-type="float" office:value="1.32498811844539" calcext:value-type="float">
            <text:p>1.32498811844539</text:p>
          </table:table-cell>
          <table:table-cell office:value-type="float" office:value="0.414537942245949" calcext:value-type="float">
            <text:p>0.414537942245949</text:p>
          </table:table-cell>
          <table:table-cell office:value-type="float" office:value="0.141992035222736" calcext:value-type="float">
            <text:p>0.141992035222736</text:p>
          </table:table-cell>
          <table:table-cell office:value-type="float" office:value="0.11536544698481" calcext:value-type="float">
            <text:p>0.11536544698481</text:p>
          </table:table-cell>
          <table:table-cell office:value-type="float" office:value="0.0583686604852107" calcext:value-type="float">
            <text:p>0.0583686604852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458005804771" calcext:value-type="float">
            <text:p>0.75458005804771</text:p>
          </table:table-cell>
          <table:table-cell office:value-type="float" office:value="1.32421235819005" calcext:value-type="float">
            <text:p>1.32421235819005</text:p>
          </table:table-cell>
          <table:table-cell office:value-type="float" office:value="0.41429193079501" calcext:value-type="float">
            <text:p>0.41429193079501</text:p>
          </table:table-cell>
          <table:table-cell office:value-type="float" office:value="0.140038779194805" calcext:value-type="float">
            <text:p>0.140038779194805</text:p>
          </table:table-cell>
          <table:table-cell office:value-type="float" office:value="0.11529605347459" calcext:value-type="float">
            <text:p>0.11529605347459</text:p>
          </table:table-cell>
          <table:table-cell office:value-type="float" office:value="0.0582989570617908" calcext:value-type="float">
            <text:p>0.0582989570617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5550622253776" calcext:value-type="float">
            <text:p>0.695550622253776</text:p>
          </table:table-cell>
          <table:table-cell office:value-type="float" office:value="1.23033305576222" calcext:value-type="float">
            <text:p>1.23033305576222</text:p>
          </table:table-cell>
          <table:table-cell office:value-type="float" office:value="0.413081692416501" calcext:value-type="float">
            <text:p>0.413081692416501</text:p>
          </table:table-cell>
          <table:table-cell office:value-type="float" office:value="0.136846974184626" calcext:value-type="float">
            <text:p>0.136846974184626</text:p>
          </table:table-cell>
          <table:table-cell office:value-type="float" office:value="0.134659050914348" calcext:value-type="float">
            <text:p>0.134659050914348</text:p>
          </table:table-cell>
          <table:table-cell office:value-type="float" office:value="0.0557245145630878" calcext:value-type="float">
            <text:p>0.0557245145630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20660024781015" calcext:value-type="float">
            <text:p>0.820660024781015</text:p>
          </table:table-cell>
          <table:table-cell office:value-type="float" office:value="1.03307739055979" calcext:value-type="float">
            <text:p>1.03307739055979</text:p>
          </table:table-cell>
          <table:table-cell office:value-type="float" office:value="0.390883331036069" calcext:value-type="float">
            <text:p>0.390883331036069</text:p>
          </table:table-cell>
          <table:table-cell office:value-type="float" office:value="0.153636267197752" calcext:value-type="float">
            <text:p>0.153636267197752</text:p>
          </table:table-cell>
          <table:table-cell office:value-type="float" office:value="0.117627449625413" calcext:value-type="float">
            <text:p>0.117627449625413</text:p>
          </table:table-cell>
          <table:table-cell office:value-type="float" office:value="0.0579905161474814" calcext:value-type="float">
            <text:p>0.057990516147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3407297665831" calcext:value-type="float">
            <text:p>0.823407297665831</text:p>
          </table:table-cell>
          <table:table-cell office:value-type="float" office:value="1.03310030571932" calcext:value-type="float">
            <text:p>1.03310030571932</text:p>
          </table:table-cell>
          <table:table-cell office:value-type="float" office:value="0.39086048504941" calcext:value-type="float">
            <text:p>0.39086048504941</text:p>
          </table:table-cell>
          <table:table-cell office:value-type="float" office:value="0.154367121132906" calcext:value-type="float">
            <text:p>0.154367121132906</text:p>
          </table:table-cell>
          <table:table-cell office:value-type="float" office:value="0.117621007446932" calcext:value-type="float">
            <text:p>0.117621007446932</text:p>
          </table:table-cell>
          <table:table-cell office:value-type="float" office:value="0.057983699410846" calcext:value-type="float">
            <text:p>0.057983699410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08566184011288" calcext:value-type="float">
            <text:p>0.808566184011288</text:p>
          </table:table-cell>
          <table:table-cell office:value-type="float" office:value="1.03309450106235" calcext:value-type="float">
            <text:p>1.03309450106235</text:p>
          </table:table-cell>
          <table:table-cell office:value-type="float" office:value="0.390913120609735" calcext:value-type="float">
            <text:p>0.390913120609735</text:p>
          </table:table-cell>
          <table:table-cell office:value-type="float" office:value="0.154422987874935" calcext:value-type="float">
            <text:p>0.154422987874935</text:p>
          </table:table-cell>
          <table:table-cell office:value-type="float" office:value="0.117636612329642" calcext:value-type="float">
            <text:p>0.117636612329642</text:p>
          </table:table-cell>
          <table:table-cell office:value-type="float" office:value="0.0579995488306052" calcext:value-type="float">
            <text:p>0.057999548830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5373110812404" calcext:value-type="float">
            <text:p>0.975373110812404</text:p>
          </table:table-cell>
          <table:table-cell office:value-type="float" office:value="1.03230755161316" calcext:value-type="float">
            <text:p>1.03230755161316</text:p>
          </table:table-cell>
          <table:table-cell office:value-type="float" office:value="0.390603410408839" calcext:value-type="float">
            <text:p>0.390603410408839</text:p>
          </table:table-cell>
          <table:table-cell office:value-type="float" office:value="0.151800683229721" calcext:value-type="float">
            <text:p>0.151800683229721</text:p>
          </table:table-cell>
          <table:table-cell office:value-type="float" office:value="0.117544834480479" calcext:value-type="float">
            <text:p>0.117544834480479</text:p>
          </table:table-cell>
          <table:table-cell office:value-type="float" office:value="0.0579069022102092" calcext:value-type="float">
            <text:p>0.057906902210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4477640387023" calcext:value-type="float">
            <text:p>0.834477640387023</text:p>
          </table:table-cell>
          <table:table-cell office:value-type="float" office:value="1.03026224974338" calcext:value-type="float">
            <text:p>1.03026224974338</text:p>
          </table:table-cell>
          <table:table-cell office:value-type="float" office:value="0.410061762906423" calcext:value-type="float">
            <text:p>0.410061762906423</text:p>
          </table:table-cell>
          <table:table-cell office:value-type="float" office:value="0.157112840231821" calcext:value-type="float">
            <text:p>0.157112840231821</text:p>
          </table:table-cell>
          <table:table-cell office:value-type="float" office:value="0.113657102806571" calcext:value-type="float">
            <text:p>0.113657102806571</text:p>
          </table:table-cell>
          <table:table-cell office:value-type="float" office:value="0.0597855817007815" calcext:value-type="float">
            <text:p>0.059785581700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4851725575473" calcext:value-type="float">
            <text:p>0.524851725575473</text:p>
          </table:table-cell>
          <table:table-cell office:value-type="float" office:value="1.3399318675488" calcext:value-type="float">
            <text:p>1.3399318675488</text:p>
          </table:table-cell>
          <table:table-cell office:value-type="float" office:value="0.389926517681093" calcext:value-type="float">
            <text:p>0.389926517681093</text:p>
          </table:table-cell>
          <table:table-cell office:value-type="float" office:value="0.140326825934684" calcext:value-type="float">
            <text:p>0.140326825934684</text:p>
          </table:table-cell>
          <table:table-cell office:value-type="float" office:value="0.107535100240138" calcext:value-type="float">
            <text:p>0.107535100240138</text:p>
          </table:table-cell>
          <table:table-cell office:value-type="float" office:value="0.055464910703085" calcext:value-type="float">
            <text:p>0.0554649107030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5180965330844" calcext:value-type="float">
            <text:p>0.525180965330844</text:p>
          </table:table-cell>
          <table:table-cell office:value-type="float" office:value="1.33989504010896" calcext:value-type="float">
            <text:p>1.33989504010896</text:p>
          </table:table-cell>
          <table:table-cell office:value-type="float" office:value="0.389910290502136" calcext:value-type="float">
            <text:p>0.389910290502136</text:p>
          </table:table-cell>
          <table:table-cell office:value-type="float" office:value="0.141087677973597" calcext:value-type="float">
            <text:p>0.141087677973597</text:p>
          </table:table-cell>
          <table:table-cell office:value-type="float" office:value="0.107529919329253" calcext:value-type="float">
            <text:p>0.107529919329253</text:p>
          </table:table-cell>
          <table:table-cell office:value-type="float" office:value="0.0554602924172729" calcext:value-type="float">
            <text:p>0.0554602924172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5593882568234" calcext:value-type="float">
            <text:p>0.525593882568234</text:p>
          </table:table-cell>
          <table:table-cell office:value-type="float" office:value="1.3398944025639" calcext:value-type="float">
            <text:p>1.3398944025639</text:p>
          </table:table-cell>
          <table:table-cell office:value-type="float" office:value="0.389908781449086" calcext:value-type="float">
            <text:p>0.389908781449086</text:p>
          </table:table-cell>
          <table:table-cell office:value-type="float" office:value="0.140658421818951" calcext:value-type="float">
            <text:p>0.140658421818951</text:p>
          </table:table-cell>
          <table:table-cell office:value-type="float" office:value="0.107529507491578" calcext:value-type="float">
            <text:p>0.107529507491578</text:p>
          </table:table-cell>
          <table:table-cell office:value-type="float" office:value="0.055459842672139" calcext:value-type="float">
            <text:p>0.0554598426721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80505192600378" calcext:value-type="float">
            <text:p>0.680505192600378</text:p>
          </table:table-cell>
          <table:table-cell office:value-type="float" office:value="1.33897140804692" calcext:value-type="float">
            <text:p>1.33897140804692</text:p>
          </table:table-cell>
          <table:table-cell office:value-type="float" office:value="0.389627280887031" calcext:value-type="float">
            <text:p>0.389627280887031</text:p>
          </table:table-cell>
          <table:table-cell office:value-type="float" office:value="0.138461831375073" calcext:value-type="float">
            <text:p>0.138461831375073</text:p>
          </table:table-cell>
          <table:table-cell office:value-type="float" office:value="0.107452647219324" calcext:value-type="float">
            <text:p>0.107452647219324</text:p>
          </table:table-cell>
          <table:table-cell office:value-type="float" office:value="0.0553792102645364" calcext:value-type="float">
            <text:p>0.055379210264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8100511167973" calcext:value-type="float">
            <text:p>0.538100511167973</text:p>
          </table:table-cell>
          <table:table-cell office:value-type="float" office:value="1.32169461666278" calcext:value-type="float">
            <text:p>1.32169461666278</text:p>
          </table:table-cell>
          <table:table-cell office:value-type="float" office:value="0.391480078849205" calcext:value-type="float">
            <text:p>0.391480078849205</text:p>
          </table:table-cell>
          <table:table-cell office:value-type="float" office:value="0.128670034088174" calcext:value-type="float">
            <text:p>0.128670034088174</text:p>
          </table:table-cell>
          <table:table-cell office:value-type="float" office:value="0.114405201114407" calcext:value-type="float">
            <text:p>0.114405201114407</text:p>
          </table:table-cell>
          <table:table-cell office:value-type="float" office:value="0.0652958477228117" calcext:value-type="float">
            <text:p>0.0652958477228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7680204065664" calcext:value-type="float">
            <text:p>0.727680204065664</text:p>
          </table:table-cell>
          <table:table-cell office:value-type="float" office:value="1.1882626400523" calcext:value-type="float">
            <text:p>1.1882626400523</text:p>
          </table:table-cell>
          <table:table-cell office:value-type="float" office:value="0.502041242783753" calcext:value-type="float">
            <text:p>0.502041242783753</text:p>
          </table:table-cell>
          <table:table-cell office:value-type="float" office:value="0.165222042889859" calcext:value-type="float">
            <text:p>0.165222042889859</text:p>
          </table:table-cell>
          <table:table-cell office:value-type="float" office:value="0.127611695639174" calcext:value-type="float">
            <text:p>0.127611695639174</text:p>
          </table:table-cell>
          <table:table-cell office:value-type="float" office:value="0.0780067378779371" calcext:value-type="float">
            <text:p>0.0780067378779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7521357861726" calcext:value-type="float">
            <text:p>0.747521357861726</text:p>
          </table:table-cell>
          <table:table-cell office:value-type="float" office:value="1.18817885906954" calcext:value-type="float">
            <text:p>1.18817885906954</text:p>
          </table:table-cell>
          <table:table-cell office:value-type="float" office:value="0.501927836953388" calcext:value-type="float">
            <text:p>0.501927836953388</text:p>
          </table:table-cell>
          <table:table-cell office:value-type="float" office:value="0.165710736573023" calcext:value-type="float">
            <text:p>0.165710736573023</text:p>
          </table:table-cell>
          <table:table-cell office:value-type="float" office:value="0.127584573182096" calcext:value-type="float">
            <text:p>0.127584573182096</text:p>
          </table:table-cell>
          <table:table-cell office:value-type="float" office:value="0.0779710356427221" calcext:value-type="float">
            <text:p>0.0779710356427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6765737670309" calcext:value-type="float">
            <text:p>0.726765737670309</text:p>
          </table:table-cell>
          <table:table-cell office:value-type="float" office:value="1.18817670294606" calcext:value-type="float">
            <text:p>1.18817670294606</text:p>
          </table:table-cell>
          <table:table-cell office:value-type="float" office:value="0.502015138356183" calcext:value-type="float">
            <text:p>0.502015138356183</text:p>
          </table:table-cell>
          <table:table-cell office:value-type="float" office:value="0.165855495316147" calcext:value-type="float">
            <text:p>0.165855495316147</text:p>
          </table:table-cell>
          <table:table-cell office:value-type="float" office:value="0.127606177112849" calcext:value-type="float">
            <text:p>0.127606177112849</text:p>
          </table:table-cell>
          <table:table-cell office:value-type="float" office:value="0.077998608305645" calcext:value-type="float">
            <text:p>0.0779986083056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27224069078605" calcext:value-type="float">
            <text:p>0.927224069078605</text:p>
          </table:table-cell>
          <table:table-cell office:value-type="float" office:value="1.187188244695" calcext:value-type="float">
            <text:p>1.187188244695</text:p>
          </table:table-cell>
          <table:table-cell office:value-type="float" office:value="0.501568284058539" calcext:value-type="float">
            <text:p>0.501568284058539</text:p>
          </table:table-cell>
          <table:table-cell office:value-type="float" office:value="0.162136074264523" calcext:value-type="float">
            <text:p>0.162136074264523</text:p>
          </table:table-cell>
          <table:table-cell office:value-type="float" office:value="0.127496540727691" calcext:value-type="float">
            <text:p>0.127496540727691</text:p>
          </table:table-cell>
          <table:table-cell office:value-type="float" office:value="0.07785849746726" calcext:value-type="float">
            <text:p>0.077858497467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97418120724324" calcext:value-type="float">
            <text:p>0.797418120724324</text:p>
          </table:table-cell>
          <table:table-cell office:value-type="float" office:value="1.15766443453667" calcext:value-type="float">
            <text:p>1.15766443453667</text:p>
          </table:table-cell>
          <table:table-cell office:value-type="float" office:value="0.458962935149242" calcext:value-type="float">
            <text:p>0.458962935149242</text:p>
          </table:table-cell>
          <table:table-cell office:value-type="float" office:value="0.149266128315551" calcext:value-type="float">
            <text:p>0.149266128315551</text:p>
          </table:table-cell>
          <table:table-cell office:value-type="float" office:value="0.116742447180169" calcext:value-type="float">
            <text:p>0.116742447180169</text:p>
          </table:table-cell>
          <table:table-cell office:value-type="float" office:value="0.0709031521057687" calcext:value-type="float">
            <text:p>0.0709031521057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9004914537262" calcext:value-type="float">
            <text:p>0.339004914537262</text:p>
          </table:table-cell>
          <table:table-cell office:value-type="float" office:value="1.35109656393329" calcext:value-type="float">
            <text:p>1.35109656393329</text:p>
          </table:table-cell>
          <table:table-cell office:value-type="float" office:value="0.565074659166597" calcext:value-type="float">
            <text:p>0.565074659166597</text:p>
          </table:table-cell>
          <table:table-cell office:value-type="float" office:value="0.184630712787372" calcext:value-type="float">
            <text:p>0.184630712787372</text:p>
          </table:table-cell>
          <table:table-cell office:value-type="float" office:value="0.138278096976137" calcext:value-type="float">
            <text:p>0.138278096976137</text:p>
          </table:table-cell>
          <table:table-cell office:value-type="float" office:value="0.0762820060152468" calcext:value-type="float">
            <text:p>0.0762820060152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4667224743018" calcext:value-type="float">
            <text:p>0.344667224743018</text:p>
          </table:table-cell>
          <table:table-cell office:value-type="float" office:value="1.35099233233781" calcext:value-type="float">
            <text:p>1.35099233233781</text:p>
          </table:table-cell>
          <table:table-cell office:value-type="float" office:value="0.565012614022005" calcext:value-type="float">
            <text:p>0.565012614022005</text:p>
          </table:table-cell>
          <table:table-cell office:value-type="float" office:value="0.185275556372878" calcext:value-type="float">
            <text:p>0.185275556372878</text:p>
          </table:table-cell>
          <table:table-cell office:value-type="float" office:value="0.138262835067036" calcext:value-type="float">
            <text:p>0.138262835067036</text:p>
          </table:table-cell>
          <table:table-cell office:value-type="float" office:value="0.0762650738957048" calcext:value-type="float">
            <text:p>0.0762650738957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6836197134379" calcext:value-type="float">
            <text:p>0.336836197134379</text:p>
          </table:table-cell>
          <table:table-cell office:value-type="float" office:value="1.35098251841544" calcext:value-type="float">
            <text:p>1.35098251841544</text:p>
          </table:table-cell>
          <table:table-cell office:value-type="float" office:value="0.565053962285243" calcext:value-type="float">
            <text:p>0.565053962285243</text:p>
          </table:table-cell>
          <table:table-cell office:value-type="float" office:value="0.185109717824126" calcext:value-type="float">
            <text:p>0.185109717824126</text:p>
          </table:table-cell>
          <table:table-cell office:value-type="float" office:value="0.138272592294164" calcext:value-type="float">
            <text:p>0.138272592294164</text:p>
          </table:table-cell>
          <table:table-cell office:value-type="float" office:value="0.076276447155577" calcext:value-type="float">
            <text:p>0.0762764471555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6083053821473" calcext:value-type="float">
            <text:p>0.566083053821473</text:p>
          </table:table-cell>
          <table:table-cell office:value-type="float" office:value="1.34963760704502" calcext:value-type="float">
            <text:p>1.34963760704502</text:p>
          </table:table-cell>
          <table:table-cell office:value-type="float" office:value="0.564440722712375" calcext:value-type="float">
            <text:p>0.564440722712375</text:p>
          </table:table-cell>
          <table:table-cell office:value-type="float" office:value="0.181875907268781" calcext:value-type="float">
            <text:p>0.181875907268781</text:p>
          </table:table-cell>
          <table:table-cell office:value-type="float" office:value="0.138130055700433" calcext:value-type="float">
            <text:p>0.138130055700433</text:p>
          </table:table-cell>
          <table:table-cell office:value-type="float" office:value="0.0761091715242669" calcext:value-type="float">
            <text:p>0.0761091715242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5793317597997" calcext:value-type="float">
            <text:p>0.395793317597997</text:p>
          </table:table-cell>
          <table:table-cell office:value-type="float" office:value="1.30835079034848" calcext:value-type="float">
            <text:p>1.30835079034848</text:p>
          </table:table-cell>
          <table:table-cell office:value-type="float" office:value="0.545718731799411" calcext:value-type="float">
            <text:p>0.545718731799411</text:p>
          </table:table-cell>
          <table:table-cell office:value-type="float" office:value="0.149025367008638" calcext:value-type="float">
            <text:p>0.149025367008638</text:p>
          </table:table-cell>
          <table:table-cell office:value-type="float" office:value="0.127848583687913" calcext:value-type="float">
            <text:p>0.127848583687913</text:p>
          </table:table-cell>
          <table:table-cell office:value-type="float" office:value="0.0879633581687822" calcext:value-type="float">
            <text:p>0.0879633581687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1100764275831" calcext:value-type="float">
            <text:p>0.721100764275831</text:p>
          </table:table-cell>
          <table:table-cell office:value-type="float" office:value="1.06715030557114" calcext:value-type="float">
            <text:p>1.06715030557114</text:p>
          </table:table-cell>
          <table:table-cell office:value-type="float" office:value="0.595178196456704" calcext:value-type="float">
            <text:p>0.595178196456704</text:p>
          </table:table-cell>
          <table:table-cell office:value-type="float" office:value="0.228923068870696" calcext:value-type="float">
            <text:p>0.228923068870696</text:p>
          </table:table-cell>
          <table:table-cell office:value-type="float" office:value="0.16744807499011" calcext:value-type="float">
            <text:p>0.16744807499011</text:p>
          </table:table-cell>
          <table:table-cell office:value-type="float" office:value="0.0893323305233088" calcext:value-type="float">
            <text:p>0.0893323305233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8420147184941" calcext:value-type="float">
            <text:p>0.708420147184941</text:p>
          </table:table-cell>
          <table:table-cell office:value-type="float" office:value="1.06723761270209" calcext:value-type="float">
            <text:p>1.06723761270209</text:p>
          </table:table-cell>
          <table:table-cell office:value-type="float" office:value="0.595224279103999" calcext:value-type="float">
            <text:p>0.595224279103999</text:p>
          </table:table-cell>
          <table:table-cell office:value-type="float" office:value="0.229880627869603" calcext:value-type="float">
            <text:p>0.229880627869603</text:p>
          </table:table-cell>
          <table:table-cell office:value-type="float" office:value="0.167462900086205" calcext:value-type="float">
            <text:p>0.167462900086205</text:p>
          </table:table-cell>
          <table:table-cell office:value-type="float" office:value="0.0893466753793283" calcext:value-type="float">
            <text:p>0.0893466753793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1050550701746" calcext:value-type="float">
            <text:p>0.701050550701746</text:p>
          </table:table-cell>
          <table:table-cell office:value-type="float" office:value="1.06717737886354" calcext:value-type="float">
            <text:p>1.06717737886354</text:p>
          </table:table-cell>
          <table:table-cell office:value-type="float" office:value="0.595270280674428" calcext:value-type="float">
            <text:p>0.595270280674428</text:p>
          </table:table-cell>
          <table:table-cell office:value-type="float" office:value="0.229923270441838" calcext:value-type="float">
            <text:p>0.229923270441838</text:p>
          </table:table-cell>
          <table:table-cell office:value-type="float" office:value="0.167475753311676" calcext:value-type="float">
            <text:p>0.167475753311676</text:p>
          </table:table-cell>
          <table:table-cell office:value-type="float" office:value="0.0893608247791485" calcext:value-type="float">
            <text:p>0.0893608247791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60690455192496" calcext:value-type="float">
            <text:p>0.960690455192496</text:p>
          </table:table-cell>
          <table:table-cell office:value-type="float" office:value="1.06580036139244" calcext:value-type="float">
            <text:p>1.06580036139244</text:p>
          </table:table-cell>
          <table:table-cell office:value-type="float" office:value="0.594452324188138" calcext:value-type="float">
            <text:p>0.594452324188138</text:p>
          </table:table-cell>
          <table:table-cell office:value-type="float" office:value="0.225822370581653" calcext:value-type="float">
            <text:p>0.225822370581653</text:p>
          </table:table-cell>
          <table:table-cell office:value-type="float" office:value="0.16725504498231" calcext:value-type="float">
            <text:p>0.16725504498231</text:p>
          </table:table-cell>
          <table:table-cell office:value-type="float" office:value="0.0891121709152501" calcext:value-type="float">
            <text:p>0.089112170915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9704982926907" calcext:value-type="float">
            <text:p>0.79704982926907</text:p>
          </table:table-cell>
          <table:table-cell office:value-type="float" office:value="1.02957795902919" calcext:value-type="float">
            <text:p>1.02957795902919</text:p>
          </table:table-cell>
          <table:table-cell office:value-type="float" office:value="0.508705684179582" calcext:value-type="float">
            <text:p>0.508705684179582</text:p>
          </table:table-cell>
          <table:table-cell office:value-type="float" office:value="0.207720577113328" calcext:value-type="float">
            <text:p>0.207720577113328</text:p>
          </table:table-cell>
          <table:table-cell office:value-type="float" office:value="0.163535105995468" calcext:value-type="float">
            <text:p>0.163535105995468</text:p>
          </table:table-cell>
          <table:table-cell office:value-type="float" office:value="0.0749937197069166" calcext:value-type="float">
            <text:p>0.0749937197069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1337079313026" calcext:value-type="float">
            <text:p>0.751337079313026</text:p>
          </table:table-cell>
          <table:table-cell office:value-type="float" office:value="1.10821050577204" calcext:value-type="float">
            <text:p>1.10821050577204</text:p>
          </table:table-cell>
          <table:table-cell office:value-type="float" office:value="0.398596291642414" calcext:value-type="float">
            <text:p>0.398596291642414</text:p>
          </table:table-cell>
          <table:table-cell office:value-type="float" office:value="0.138739794478112" calcext:value-type="float">
            <text:p>0.138739794478112</text:p>
          </table:table-cell>
          <table:table-cell office:value-type="float" office:value="0.107466649905111" calcext:value-type="float">
            <text:p>0.107466649905111</text:p>
          </table:table-cell>
          <table:table-cell office:value-type="float" office:value="0.054283336345796" calcext:value-type="float">
            <text:p>0.0542833363457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6085700467974" calcext:value-type="float">
            <text:p>0.776085700467974</text:p>
          </table:table-cell>
          <table:table-cell office:value-type="float" office:value="1.10804396170517" calcext:value-type="float">
            <text:p>1.10804396170517</text:p>
          </table:table-cell>
          <table:table-cell office:value-type="float" office:value="0.398499994232728" calcext:value-type="float">
            <text:p>0.398499994232728</text:p>
          </table:table-cell>
          <table:table-cell office:value-type="float" office:value="0.138840500725901" calcext:value-type="float">
            <text:p>0.138840500725901</text:p>
          </table:table-cell>
          <table:table-cell office:value-type="float" office:value="0.107441310016124" calcext:value-type="float">
            <text:p>0.107441310016124</text:p>
          </table:table-cell>
          <table:table-cell office:value-type="float" office:value="0.0542568206404832" calcext:value-type="float">
            <text:p>0.0542568206404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6014519702576" calcext:value-type="float">
            <text:p>0.756014519702576</text:p>
          </table:table-cell>
          <table:table-cell office:value-type="float" office:value="1.10805032879639" calcext:value-type="float">
            <text:p>1.10805032879639</text:p>
          </table:table-cell>
          <table:table-cell office:value-type="float" office:value="0.398564605173393" calcext:value-type="float">
            <text:p>0.398564605173393</text:p>
          </table:table-cell>
          <table:table-cell office:value-type="float" office:value="0.138953638026765" calcext:value-type="float">
            <text:p>0.138953638026765</text:p>
          </table:table-cell>
          <table:table-cell office:value-type="float" office:value="0.107458456160817" calcext:value-type="float">
            <text:p>0.107458456160817</text:p>
          </table:table-cell>
          <table:table-cell office:value-type="float" office:value="0.0542746288595504" calcext:value-type="float">
            <text:p>0.054274628859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10649001997674" calcext:value-type="float">
            <text:p>0.910649001997674</text:p>
          </table:table-cell>
          <table:table-cell office:value-type="float" office:value="1.10733752974062" calcext:value-type="float">
            <text:p>1.10733752974062</text:p>
          </table:table-cell>
          <table:table-cell office:value-type="float" office:value="0.39829776632273" calcext:value-type="float">
            <text:p>0.39829776632273</text:p>
          </table:table-cell>
          <table:table-cell office:value-type="float" office:value="0.136921343106759" calcext:value-type="float">
            <text:p>0.136921343106759</text:p>
          </table:table-cell>
          <table:table-cell office:value-type="float" office:value="0.107387689018081" calcext:value-type="float">
            <text:p>0.107387689018081</text:p>
          </table:table-cell>
          <table:table-cell office:value-type="float" office:value="0.054201460732069" calcext:value-type="float">
            <text:p>0.0542014607320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72906215327813" calcext:value-type="float">
            <text:p>0.772906215327813</text:p>
          </table:table-cell>
          <table:table-cell office:value-type="float" office:value="1.10602424547536" calcext:value-type="float">
            <text:p>1.10602424547536</text:p>
          </table:table-cell>
          <table:table-cell office:value-type="float" office:value="0.396390544761971" calcext:value-type="float">
            <text:p>0.396390544761971</text:p>
          </table:table-cell>
          <table:table-cell office:value-type="float" office:value="0.164592488980182" calcext:value-type="float">
            <text:p>0.164592488980182</text:p>
          </table:table-cell>
          <table:table-cell office:value-type="float" office:value="0.136294780770532" calcext:value-type="float">
            <text:p>0.136294780770532</text:p>
          </table:table-cell>
          <table:table-cell office:value-type="float" office:value="0.0530298776499606" calcext:value-type="float">
            <text:p>0.05302987764996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3201056281115" calcext:value-type="float">
            <text:p>0.473201056281115</text:p>
          </table:table-cell>
          <table:table-cell office:value-type="float" office:value="1.34709831242877" calcext:value-type="float">
            <text:p>1.34709831242877</text:p>
          </table:table-cell>
          <table:table-cell office:value-type="float" office:value="0.49701217116728" calcext:value-type="float">
            <text:p>0.49701217116728</text:p>
          </table:table-cell>
          <table:table-cell office:value-type="float" office:value="0.150494658330404" calcext:value-type="float">
            <text:p>0.150494658330404</text:p>
          </table:table-cell>
          <table:table-cell office:value-type="float" office:value="0.112420598803641" calcext:value-type="float">
            <text:p>0.112420598803641</text:p>
          </table:table-cell>
          <table:table-cell office:value-type="float" office:value="0.0650442907872851" calcext:value-type="float">
            <text:p>0.0650442907872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8621978475702" calcext:value-type="float">
            <text:p>0.448621978475702</text:p>
          </table:table-cell>
          <table:table-cell office:value-type="float" office:value="1.34718651802502" calcext:value-type="float">
            <text:p>1.34718651802502</text:p>
          </table:table-cell>
          <table:table-cell office:value-type="float" office:value="0.497111854995045" calcext:value-type="float">
            <text:p>0.497111854995045</text:p>
          </table:table-cell>
          <table:table-cell office:value-type="float" office:value="0.151788624668624" calcext:value-type="float">
            <text:p>0.151788624668624</text:p>
          </table:table-cell>
          <table:table-cell office:value-type="float" office:value="0.112441316651947" calcext:value-type="float">
            <text:p>0.112441316651947</text:p>
          </table:table-cell>
          <table:table-cell office:value-type="float" office:value="0.0650710260863573" calcext:value-type="float">
            <text:p>0.0650710260863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8355247729149" calcext:value-type="float">
            <text:p>0.458355247729149</text:p>
          </table:table-cell>
          <table:table-cell office:value-type="float" office:value="1.34719823219227" calcext:value-type="float">
            <text:p>1.34719823219227</text:p>
          </table:table-cell>
          <table:table-cell office:value-type="float" office:value="0.497061980093302" calcext:value-type="float">
            <text:p>0.497061980093302</text:p>
          </table:table-cell>
          <table:table-cell office:value-type="float" office:value="0.151233835249008" calcext:value-type="float">
            <text:p>0.151233835249008</text:p>
          </table:table-cell>
          <table:table-cell office:value-type="float" office:value="0.11243037989587" calcext:value-type="float">
            <text:p>0.11243037989587</text:p>
          </table:table-cell>
          <table:table-cell office:value-type="float" office:value="0.0650576676118928" calcext:value-type="float">
            <text:p>0.0650576676118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9210452662608" calcext:value-type="float">
            <text:p>0.669210452662608</text:p>
          </table:table-cell>
          <table:table-cell office:value-type="float" office:value="1.34590825527399" calcext:value-type="float">
            <text:p>1.34590825527399</text:p>
          </table:table-cell>
          <table:table-cell office:value-type="float" office:value="0.496539959738065" calcext:value-type="float">
            <text:p>0.496539959738065</text:p>
          </table:table-cell>
          <table:table-cell office:value-type="float" office:value="0.148156917934369" calcext:value-type="float">
            <text:p>0.148156917934369</text:p>
          </table:table-cell>
          <table:table-cell office:value-type="float" office:value="0.11231809131842" calcext:value-type="float">
            <text:p>0.11231809131842</text:p>
          </table:table-cell>
          <table:table-cell office:value-type="float" office:value="0.0649196652303319" calcext:value-type="float">
            <text:p>0.0649196652303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4630544715506" calcext:value-type="float">
            <text:p>0.504630544715506</text:p>
          </table:table-cell>
          <table:table-cell office:value-type="float" office:value="1.2963180382896" calcext:value-type="float">
            <text:p>1.2963180382896</text:p>
          </table:table-cell>
          <table:table-cell office:value-type="float" office:value="0.453049807398948" calcext:value-type="float">
            <text:p>0.453049807398948</text:p>
          </table:table-cell>
          <table:table-cell office:value-type="float" office:value="0.141023342505083" calcext:value-type="float">
            <text:p>0.141023342505083</text:p>
          </table:table-cell>
          <table:table-cell office:value-type="float" office:value="0.12144810356187" calcext:value-type="float">
            <text:p>0.12144810356187</text:p>
          </table:table-cell>
          <table:table-cell office:value-type="float" office:value="0.0635863505784819" calcext:value-type="float">
            <text:p>0.0635863505784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9666476144757" calcext:value-type="float">
            <text:p>0.519666476144757</text:p>
          </table:table-cell>
          <table:table-cell office:value-type="float" office:value="1.30324857103655" calcext:value-type="float">
            <text:p>1.30324857103655</text:p>
          </table:table-cell>
          <table:table-cell office:value-type="float" office:value="0.571777713516994" calcext:value-type="float">
            <text:p>0.571777713516994</text:p>
          </table:table-cell>
          <table:table-cell office:value-type="float" office:value="0.178964120800544" calcext:value-type="float">
            <text:p>0.178964120800544</text:p>
          </table:table-cell>
          <table:table-cell office:value-type="float" office:value="0.133147695703767" calcext:value-type="float">
            <text:p>0.133147695703767</text:p>
          </table:table-cell>
          <table:table-cell office:value-type="float" office:value="0.0821923908592023" calcext:value-type="float">
            <text:p>0.0821923908592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9698413718746" calcext:value-type="float">
            <text:p>0.539698413718746</text:p>
          </table:table-cell>
          <table:table-cell office:value-type="float" office:value="1.30311298683031" calcext:value-type="float">
            <text:p>1.30311298683031</text:p>
          </table:table-cell>
          <table:table-cell office:value-type="float" office:value="0.571645077467843" calcext:value-type="float">
            <text:p>0.571645077467843</text:p>
          </table:table-cell>
          <table:table-cell office:value-type="float" office:value="0.179406053705652" calcext:value-type="float">
            <text:p>0.179406053705652</text:p>
          </table:table-cell>
          <table:table-cell office:value-type="float" office:value="0.133118186022767" calcext:value-type="float">
            <text:p>0.133118186022767</text:p>
          </table:table-cell>
          <table:table-cell office:value-type="float" office:value="0.0821536925486648" calcext:value-type="float">
            <text:p>0.0821536925486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4983511942125" calcext:value-type="float">
            <text:p>0.524983511942125</text:p>
          </table:table-cell>
          <table:table-cell office:value-type="float" office:value="1.30310605671268" calcext:value-type="float">
            <text:p>1.30310605671268</text:p>
          </table:table-cell>
          <table:table-cell office:value-type="float" office:value="0.571715477253667" calcext:value-type="float">
            <text:p>0.571715477253667</text:p>
          </table:table-cell>
          <table:table-cell office:value-type="float" office:value="0.179414539115199" calcext:value-type="float">
            <text:p>0.179414539115199</text:p>
          </table:table-cell>
          <table:table-cell office:value-type="float" office:value="0.133134133780308" calcext:value-type="float">
            <text:p>0.133134133780308</text:p>
          </table:table-cell>
          <table:table-cell office:value-type="float" office:value="0.0821742952030827" calcext:value-type="float">
            <text:p>0.0821742952030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7005937347487" calcext:value-type="float">
            <text:p>0.747005937347487</text:p>
          </table:table-cell>
          <table:table-cell office:value-type="float" office:value="1.30193769227286" calcext:value-type="float">
            <text:p>1.30193769227286</text:p>
          </table:table-cell>
          <table:table-cell office:value-type="float" office:value="0.571164990091773" calcext:value-type="float">
            <text:p>0.571164990091773</text:p>
          </table:table-cell>
          <table:table-cell office:value-type="float" office:value="0.175771765878776" calcext:value-type="float">
            <text:p>0.175771765878776</text:p>
          </table:table-cell>
          <table:table-cell office:value-type="float" office:value="0.133010733589938" calcext:value-type="float">
            <text:p>0.133010733589938</text:p>
          </table:table-cell>
          <table:table-cell office:value-type="float" office:value="0.0820145129106093" calcext:value-type="float">
            <text:p>0.0820145129106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1471651912865" calcext:value-type="float">
            <text:p>0.441471651912865</text:p>
          </table:table-cell>
          <table:table-cell office:value-type="float" office:value="1.40057245094771" calcext:value-type="float">
            <text:p>1.40057245094771</text:p>
          </table:table-cell>
          <table:table-cell office:value-type="float" office:value="0.556063343507913" calcext:value-type="float">
            <text:p>0.556063343507913</text:p>
          </table:table-cell>
          <table:table-cell office:value-type="float" office:value="0.180139957462644" calcext:value-type="float">
            <text:p>0.180139957462644</text:p>
          </table:table-cell>
          <table:table-cell office:value-type="float" office:value="0.146100293289819" calcext:value-type="float">
            <text:p>0.146100293289819</text:p>
          </table:table-cell>
          <table:table-cell office:value-type="float" office:value="0.0701734995788879" calcext:value-type="float">
            <text:p>0.0701734995788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49339154473133" calcext:value-type="float">
            <text:p>0.249339154473133</text:p>
          </table:table-cell>
          <table:table-cell office:value-type="float" office:value="1.51311931404555" calcext:value-type="float">
            <text:p>1.51311931404555</text:p>
          </table:table-cell>
          <table:table-cell office:value-type="float" office:value="0.393571555841369" calcext:value-type="float">
            <text:p>0.393571555841369</text:p>
          </table:table-cell>
          <table:table-cell office:value-type="float" office:value="0.12790317499725" calcext:value-type="float">
            <text:p>0.12790317499725</text:p>
          </table:table-cell>
          <table:table-cell office:value-type="float" office:value="0.102033226937449" calcext:value-type="float">
            <text:p>0.102033226937449</text:p>
          </table:table-cell>
          <table:table-cell office:value-type="float" office:value="0.0526339794075711" calcext:value-type="float">
            <text:p>0.0526339794075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8231555916448" calcext:value-type="float">
            <text:p>0.258231555916448</text:p>
          </table:table-cell>
          <table:table-cell office:value-type="float" office:value="1.51302334177248" calcext:value-type="float">
            <text:p>1.51302334177248</text:p>
          </table:table-cell>
          <table:table-cell office:value-type="float" office:value="0.393526310960063" calcext:value-type="float">
            <text:p>0.393526310960063</text:p>
          </table:table-cell>
          <table:table-cell office:value-type="float" office:value="0.128398993784459" calcext:value-type="float">
            <text:p>0.128398993784459</text:p>
          </table:table-cell>
          <table:table-cell office:value-type="float" office:value="0.10202185722074" calcext:value-type="float">
            <text:p>0.10202185722074</text:p>
          </table:table-cell>
          <table:table-cell office:value-type="float" office:value="0.0526217578374479" calcext:value-type="float">
            <text:p>0.0526217578374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2690024992584" calcext:value-type="float">
            <text:p>0.242690024992584</text:p>
          </table:table-cell>
          <table:table-cell office:value-type="float" office:value="1.51307629171244" calcext:value-type="float">
            <text:p>1.51307629171244</text:p>
          </table:table-cell>
          <table:table-cell office:value-type="float" office:value="0.393581164335006" calcext:value-type="float">
            <text:p>0.393581164335006</text:p>
          </table:table-cell>
          <table:table-cell office:value-type="float" office:value="0.128317453565102" calcext:value-type="float">
            <text:p>0.128317453565102</text:p>
          </table:table-cell>
          <table:table-cell office:value-type="float" office:value="0.102035780972871" calcext:value-type="float">
            <text:p>0.102035780972871</text:p>
          </table:table-cell>
          <table:table-cell office:value-type="float" office:value="0.0526366376341723" calcext:value-type="float">
            <text:p>0.052636637634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9967622523883" calcext:value-type="float">
            <text:p>0.409967622523883</text:p>
          </table:table-cell>
          <table:table-cell office:value-type="float" office:value="1.51196541421509" calcext:value-type="float">
            <text:p>1.51196541421509</text:p>
          </table:table-cell>
          <table:table-cell office:value-type="float" office:value="0.393271201799146" calcext:value-type="float">
            <text:p>0.393271201799146</text:p>
          </table:table-cell>
          <table:table-cell office:value-type="float" office:value="0.12599351313774" calcext:value-type="float">
            <text:p>0.12599351313774</text:p>
          </table:table-cell>
          <table:table-cell office:value-type="float" office:value="0.101956870941638" calcext:value-type="float">
            <text:p>0.101956870941638</text:p>
          </table:table-cell>
          <table:table-cell office:value-type="float" office:value="0.05255307490061" calcext:value-type="float">
            <text:p>0.052553074900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84160855882" calcext:value-type="float">
            <text:p>0.2484160855882</text:p>
          </table:table-cell>
          <table:table-cell office:value-type="float" office:value="1.52661389569292" calcext:value-type="float">
            <text:p>1.52661389569292</text:p>
          </table:table-cell>
          <table:table-cell office:value-type="float" office:value="0.380245773477904" calcext:value-type="float">
            <text:p>0.380245773477904</text:p>
          </table:table-cell>
          <table:table-cell office:value-type="float" office:value="0.129071001076102" calcext:value-type="float">
            <text:p>0.129071001076102</text:p>
          </table:table-cell>
          <table:table-cell office:value-type="float" office:value="0.101236234278965" calcext:value-type="float">
            <text:p>0.101236234278965</text:p>
          </table:table-cell>
          <table:table-cell office:value-type="float" office:value="0.0534032936839243" calcext:value-type="float">
            <text:p>0.0534032936839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0619543822276" calcext:value-type="float">
            <text:p>0.420619543822276</text:p>
          </table:table-cell>
          <table:table-cell office:value-type="float" office:value="1.4043643243966" calcext:value-type="float">
            <text:p>1.4043643243966</text:p>
          </table:table-cell>
          <table:table-cell office:value-type="float" office:value="0.549128922473926" calcext:value-type="float">
            <text:p>0.549128922473926</text:p>
          </table:table-cell>
          <table:table-cell office:value-type="float" office:value="0.164112357005993" calcext:value-type="float">
            <text:p>0.164112357005993</text:p>
          </table:table-cell>
          <table:table-cell office:value-type="float" office:value="0.131391300607276" calcext:value-type="float">
            <text:p>0.131391300607276</text:p>
          </table:table-cell>
          <table:table-cell office:value-type="float" office:value="0.0781342204279292" calcext:value-type="float">
            <text:p>0.0781342204279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6639335073686" calcext:value-type="float">
            <text:p>0.396639335073686</text:p>
          </table:table-cell>
          <table:table-cell office:value-type="float" office:value="1.40450415692871" calcext:value-type="float">
            <text:p>1.40450415692871</text:p>
          </table:table-cell>
          <table:table-cell office:value-type="float" office:value="0.549233286866402" calcext:value-type="float">
            <text:p>0.549233286866402</text:p>
          </table:table-cell>
          <table:table-cell office:value-type="float" office:value="0.165769130520859" calcext:value-type="float">
            <text:p>0.165769130520859</text:p>
          </table:table-cell>
          <table:table-cell office:value-type="float" office:value="0.131415256976276" calcext:value-type="float">
            <text:p>0.131415256976276</text:p>
          </table:table-cell>
          <table:table-cell office:value-type="float" office:value="0.0781647467535881" calcext:value-type="float">
            <text:p>0.0781647467535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4717222404871" calcext:value-type="float">
            <text:p>0.404717222404871</text:p>
          </table:table-cell>
          <table:table-cell office:value-type="float" office:value="1.40449977735451" calcext:value-type="float">
            <text:p>1.40449977735451</text:p>
          </table:table-cell>
          <table:table-cell office:value-type="float" office:value="0.549187882477067" calcext:value-type="float">
            <text:p>0.549187882477067</text:p>
          </table:table-cell>
          <table:table-cell office:value-type="float" office:value="0.165037940330954" calcext:value-type="float">
            <text:p>0.165037940330954</text:p>
          </table:table-cell>
          <table:table-cell office:value-type="float" office:value="0.131404728294803" calcext:value-type="float">
            <text:p>0.131404728294803</text:p>
          </table:table-cell>
          <table:table-cell office:value-type="float" office:value="0.0781514830706269" calcext:value-type="float">
            <text:p>0.0781514830706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8768041413386" calcext:value-type="float">
            <text:p>0.638768041413386</text:p>
          </table:table-cell>
          <table:table-cell office:value-type="float" office:value="1.40299108650037" calcext:value-type="float">
            <text:p>1.40299108650037</text:p>
          </table:table-cell>
          <table:table-cell office:value-type="float" office:value="0.548547011502929" calcext:value-type="float">
            <text:p>0.548547011502929</text:p>
          </table:table-cell>
          <table:table-cell office:value-type="float" office:value="0.160986111563986" calcext:value-type="float">
            <text:p>0.160986111563986</text:p>
          </table:table-cell>
          <table:table-cell office:value-type="float" office:value="0.131257162955329" calcext:value-type="float">
            <text:p>0.131257162955329</text:p>
          </table:table-cell>
          <table:table-cell office:value-type="float" office:value="0.0779670772047706" calcext:value-type="float">
            <text:p>0.0779670772047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1358313786651" calcext:value-type="float">
            <text:p>0.441358313786651</text:p>
          </table:table-cell>
          <table:table-cell office:value-type="float" office:value="1.38594450052752" calcext:value-type="float">
            <text:p>1.38594450052752</text:p>
          </table:table-cell>
          <table:table-cell office:value-type="float" office:value="0.53829086612412" calcext:value-type="float">
            <text:p>0.53829086612412</text:p>
          </table:table-cell>
          <table:table-cell office:value-type="float" office:value="0.175760850909035" calcext:value-type="float">
            <text:p>0.175760850909035</text:p>
          </table:table-cell>
          <table:table-cell office:value-type="float" office:value="0.144115879568497" calcext:value-type="float">
            <text:p>0.144115879568497</text:p>
          </table:table-cell>
          <table:table-cell office:value-type="float" office:value="0.0815818399767245" calcext:value-type="float">
            <text:p>0.0815818399767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270230490795" calcext:value-type="float">
            <text:p>0.48270230490795</text:p>
          </table:table-cell>
          <table:table-cell office:value-type="float" office:value="1.28945908654808" calcext:value-type="float">
            <text:p>1.28945908654808</text:p>
          </table:table-cell>
          <table:table-cell office:value-type="float" office:value="0.500202345542633" calcext:value-type="float">
            <text:p>0.500202345542633</text:p>
          </table:table-cell>
          <table:table-cell office:value-type="float" office:value="0.158863228619042" calcext:value-type="float">
            <text:p>0.158863228619042</text:p>
          </table:table-cell>
          <table:table-cell office:value-type="float" office:value="0.120968261098486" calcext:value-type="float">
            <text:p>0.120968261098486</text:p>
          </table:table-cell>
          <table:table-cell office:value-type="float" office:value="0.0687763154141137" calcext:value-type="float">
            <text:p>0.0687763154141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7324595694869" calcext:value-type="float">
            <text:p>0.457324595694869</text:p>
          </table:table-cell>
          <table:table-cell office:value-type="float" office:value="1.28959163391203" calcext:value-type="float">
            <text:p>1.28959163391203</text:p>
          </table:table-cell>
          <table:table-cell office:value-type="float" office:value="0.500309155097942" calcext:value-type="float">
            <text:p>0.500309155097942</text:p>
          </table:table-cell>
          <table:table-cell office:value-type="float" office:value="0.160294423738433" calcext:value-type="float">
            <text:p>0.160294423738433</text:p>
          </table:table-cell>
          <table:table-cell office:value-type="float" office:value="0.120993690963095" calcext:value-type="float">
            <text:p>0.120993690963095</text:p>
          </table:table-cell>
          <table:table-cell office:value-type="float" office:value="0.0688064253299508" calcext:value-type="float">
            <text:p>0.0688064253299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783118822951" calcext:value-type="float">
            <text:p>0.46783118822951</text:p>
          </table:table-cell>
          <table:table-cell office:value-type="float" office:value="1.28959554088978" calcext:value-type="float">
            <text:p>1.28959554088978</text:p>
          </table:table-cell>
          <table:table-cell office:value-type="float" office:value="0.500254588121096" calcext:value-type="float">
            <text:p>0.500254588121096</text:p>
          </table:table-cell>
          <table:table-cell office:value-type="float" office:value="0.159650465360436" calcext:value-type="float">
            <text:p>0.159650465360436</text:p>
          </table:table-cell>
          <table:table-cell office:value-type="float" office:value="0.120980695723844" calcext:value-type="float">
            <text:p>0.120980695723844</text:p>
          </table:table-cell>
          <table:table-cell office:value-type="float" office:value="0.0687910575711231" calcext:value-type="float">
            <text:p>0.0687910575711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2840215787455" calcext:value-type="float">
            <text:p>0.682840215787455</text:p>
          </table:table-cell>
          <table:table-cell office:value-type="float" office:value="1.28826915130252" calcext:value-type="float">
            <text:p>1.28826915130252</text:p>
          </table:table-cell>
          <table:table-cell office:value-type="float" office:value="0.499714967364553" calcext:value-type="float">
            <text:p>0.499714967364553</text:p>
          </table:table-cell>
          <table:table-cell office:value-type="float" office:value="0.156311730678879" calcext:value-type="float">
            <text:p>0.156311730678879</text:p>
          </table:table-cell>
          <table:table-cell office:value-type="float" office:value="0.120851429237178" calcext:value-type="float">
            <text:p>0.120851429237178</text:p>
          </table:table-cell>
          <table:table-cell office:value-type="float" office:value="0.0686411297308004" calcext:value-type="float">
            <text:p>0.0686411297308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8542454928232" calcext:value-type="float">
            <text:p>0.398542454928232</text:p>
          </table:table-cell>
          <table:table-cell office:value-type="float" office:value="1.36486181210475" calcext:value-type="float">
            <text:p>1.36486181210475</text:p>
          </table:table-cell>
          <table:table-cell office:value-type="float" office:value="0.475708867685277" calcext:value-type="float">
            <text:p>0.475708867685277</text:p>
          </table:table-cell>
          <table:table-cell office:value-type="float" office:value="0.210516581686694" calcext:value-type="float">
            <text:p>0.210516581686694</text:p>
          </table:table-cell>
          <table:table-cell office:value-type="float" office:value="0.15814065767929" calcext:value-type="float">
            <text:p>0.15814065767929</text:p>
          </table:table-cell>
          <table:table-cell office:value-type="float" office:value="0.0670267093650685" calcext:value-type="float">
            <text:p>0.06702670936506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8046402622408" calcext:value-type="float">
            <text:p>0.378046402622408</text:p>
          </table:table-cell>
          <table:table-cell office:value-type="float" office:value="1.29353262787956" calcext:value-type="float">
            <text:p>1.29353262787956</text:p>
          </table:table-cell>
          <table:table-cell office:value-type="float" office:value="0.635312407373932" calcext:value-type="float">
            <text:p>0.635312407373932</text:p>
          </table:table-cell>
          <table:table-cell office:value-type="float" office:value="0.198721122455465" calcext:value-type="float">
            <text:p>0.198721122455465</text:p>
          </table:table-cell>
          <table:table-cell office:value-type="float" office:value="0.147044648573542" calcext:value-type="float">
            <text:p>0.147044648573542</text:p>
          </table:table-cell>
          <table:table-cell office:value-type="float" office:value="0.0899585089919497" calcext:value-type="float">
            <text:p>0.089958508991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41816897441" calcext:value-type="float">
            <text:p>0.4041816897441</text:p>
          </table:table-cell>
          <table:table-cell office:value-type="float" office:value="1.2933175169653" calcext:value-type="float">
            <text:p>1.2933175169653</text:p>
          </table:table-cell>
          <table:table-cell office:value-type="float" office:value="0.635123820326712" calcext:value-type="float">
            <text:p>0.635123820326712</text:p>
          </table:table-cell>
          <table:table-cell office:value-type="float" office:value="0.198925747028995" calcext:value-type="float">
            <text:p>0.198925747028995</text:p>
          </table:table-cell>
          <table:table-cell office:value-type="float" office:value="0.147001675813853" calcext:value-type="float">
            <text:p>0.147001675813853</text:p>
          </table:table-cell>
          <table:table-cell office:value-type="float" office:value="0.0899042206255442" calcext:value-type="float">
            <text:p>0.0899042206255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5806034077093" calcext:value-type="float">
            <text:p>0.385806034077093</text:p>
          </table:table-cell>
          <table:table-cell office:value-type="float" office:value="1.29328080287892" calcext:value-type="float">
            <text:p>1.29328080287892</text:p>
          </table:table-cell>
          <table:table-cell office:value-type="float" office:value="0.635223244629596" calcext:value-type="float">
            <text:p>0.635223244629596</text:p>
          </table:table-cell>
          <table:table-cell office:value-type="float" office:value="0.199061299073941" calcext:value-type="float">
            <text:p>0.199061299073941</text:p>
          </table:table-cell>
          <table:table-cell office:value-type="float" office:value="0.147024145723568" calcext:value-type="float">
            <text:p>0.147024145723568</text:p>
          </table:table-cell>
          <table:table-cell office:value-type="float" office:value="0.0899329181189636" calcext:value-type="float">
            <text:p>0.0899329181189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8465154304356" calcext:value-type="float">
            <text:p>0.628465154304356</text:p>
          </table:table-cell>
          <table:table-cell office:value-type="float" office:value="1.29197876208084" calcext:value-type="float">
            <text:p>1.29197876208084</text:p>
          </table:table-cell>
          <table:table-cell office:value-type="float" office:value="0.634540398371521" calcext:value-type="float">
            <text:p>0.634540398371521</text:p>
          </table:table-cell>
          <table:table-cell office:value-type="float" office:value="0.195305780743757" calcext:value-type="float">
            <text:p>0.195305780743757</text:p>
          </table:table-cell>
          <table:table-cell office:value-type="float" office:value="0.146871855444331" calcext:value-type="float">
            <text:p>0.146871855444331</text:p>
          </table:table-cell>
          <table:table-cell office:value-type="float" office:value="0.0897375637250612" calcext:value-type="float">
            <text:p>0.0897375637250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3042296724697" calcext:value-type="float">
            <text:p>0.343042296724697</text:p>
          </table:table-cell>
          <table:table-cell office:value-type="float" office:value="1.32680422528601" calcext:value-type="float">
            <text:p>1.32680422528601</text:p>
          </table:table-cell>
          <table:table-cell office:value-type="float" office:value="0.666724888894215" calcext:value-type="float">
            <text:p>0.666724888894215</text:p>
          </table:table-cell>
          <table:table-cell office:value-type="float" office:value="0.231100933245919" calcext:value-type="float">
            <text:p>0.231100933245919</text:p>
          </table:table-cell>
          <table:table-cell office:value-type="float" office:value="0.163966755600735" calcext:value-type="float">
            <text:p>0.163966755600735</text:p>
          </table:table-cell>
          <table:table-cell office:value-type="float" office:value="0.12930022536977" calcext:value-type="float">
            <text:p>0.1293002253697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8313641538735" calcext:value-type="float">
            <text:p>0.368313641538735</text:p>
          </table:table-cell>
          <table:table-cell office:value-type="float" office:value="1.43316665994552" calcext:value-type="float">
            <text:p>1.43316665994552</text:p>
          </table:table-cell>
          <table:table-cell office:value-type="float" office:value="0.501036374542999" calcext:value-type="float">
            <text:p>0.501036374542999</text:p>
          </table:table-cell>
          <table:table-cell office:value-type="float" office:value="0.18981065679025" calcext:value-type="float">
            <text:p>0.18981065679025</text:p>
          </table:table-cell>
          <table:table-cell office:value-type="float" office:value="0.140927594817005" calcext:value-type="float">
            <text:p>0.140927594817005</text:p>
          </table:table-cell>
          <table:table-cell office:value-type="float" office:value="0.0727682043534042" calcext:value-type="float">
            <text:p>0.0727682043534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2359247304683" calcext:value-type="float">
            <text:p>0.362359247304683</text:p>
          </table:table-cell>
          <table:table-cell office:value-type="float" office:value="1.43316448044465" calcext:value-type="float">
            <text:p>1.43316448044465</text:p>
          </table:table-cell>
          <table:table-cell office:value-type="float" office:value="0.501037793957038" calcext:value-type="float">
            <text:p>0.501037793957038</text:p>
          </table:table-cell>
          <table:table-cell office:value-type="float" office:value="0.190806078500414" calcext:value-type="float">
            <text:p>0.190806078500414</text:p>
          </table:table-cell>
          <table:table-cell office:value-type="float" office:value="0.140924305411164" calcext:value-type="float">
            <text:p>0.140924305411164</text:p>
          </table:table-cell>
          <table:table-cell office:value-type="float" office:value="0.0727687629387864" calcext:value-type="float">
            <text:p>0.0727687629387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1555256890189" calcext:value-type="float">
            <text:p>0.361555256890189</text:p>
          </table:table-cell>
          <table:table-cell office:value-type="float" office:value="1.43316391227924" calcext:value-type="float">
            <text:p>1.43316391227924</text:p>
          </table:table-cell>
          <table:table-cell office:value-type="float" office:value="0.501041637161385" calcext:value-type="float">
            <text:p>0.501041637161385</text:p>
          </table:table-cell>
          <table:table-cell office:value-type="float" office:value="0.190478566860552" calcext:value-type="float">
            <text:p>0.190478566860552</text:p>
          </table:table-cell>
          <table:table-cell office:value-type="float" office:value="0.140925341785573" calcext:value-type="float">
            <text:p>0.140925341785573</text:p>
          </table:table-cell>
          <table:table-cell office:value-type="float" office:value="0.0727698797272983" calcext:value-type="float">
            <text:p>0.0727698797272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3654511380007" calcext:value-type="float">
            <text:p>0.563654511380007</text:p>
          </table:table-cell>
          <table:table-cell office:value-type="float" office:value="1.43192189038206" calcext:value-type="float">
            <text:p>1.43192189038206</text:p>
          </table:table-cell>
          <table:table-cell office:value-type="float" office:value="0.500561206303655" calcext:value-type="float">
            <text:p>0.500561206303655</text:p>
          </table:table-cell>
          <table:table-cell office:value-type="float" office:value="0.187509627405916" calcext:value-type="float">
            <text:p>0.187509627405916</text:p>
          </table:table-cell>
          <table:table-cell office:value-type="float" office:value="0.140798462519745" calcext:value-type="float">
            <text:p>0.140798462519745</text:p>
          </table:table-cell>
          <table:table-cell office:value-type="float" office:value="0.0726290533797535" calcext:value-type="float">
            <text:p>0.0726290533797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18855274576416" calcext:value-type="float">
            <text:p>0.011885527457642</text:p>
          </table:table-cell>
          <table:table-cell office:value-type="float" office:value="1.71226147148516" calcext:value-type="float">
            <text:p>1.71226147148516</text:p>
          </table:table-cell>
          <table:table-cell office:value-type="float" office:value="0.600950274017135" calcext:value-type="float">
            <text:p>0.600950274017135</text:p>
          </table:table-cell>
          <table:table-cell office:value-type="float" office:value="0.437034365056651" calcext:value-type="float">
            <text:p>0.437034365056651</text:p>
          </table:table-cell>
          <table:table-cell office:value-type="float" office:value="0.31883684055056" calcext:value-type="float">
            <text:p>0.31883684055056</text:p>
          </table:table-cell>
          <table:table-cell office:value-type="float" office:value="0.121149711296208" calcext:value-type="float">
            <text:p>0.1211497112962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4114421857565" calcext:value-type="float">
            <text:p>0.344114421857565</text:p>
          </table:table-cell>
          <table:table-cell office:value-type="float" office:value="1.5008735437026" calcext:value-type="float">
            <text:p>1.5008735437026</text:p>
          </table:table-cell>
          <table:table-cell office:value-type="float" office:value="0.494949969817032" calcext:value-type="float">
            <text:p>0.494949969817032</text:p>
          </table:table-cell>
          <table:table-cell office:value-type="float" office:value="0.153221966099901" calcext:value-type="float">
            <text:p>0.153221966099901</text:p>
          </table:table-cell>
          <table:table-cell office:value-type="float" office:value="0.127030592636124" calcext:value-type="float">
            <text:p>0.127030592636124</text:p>
          </table:table-cell>
          <table:table-cell office:value-type="float" office:value="0.0746843442985141" calcext:value-type="float">
            <text:p>0.0746843442985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217523603285" calcext:value-type="float">
            <text:p>0.33217523603285</text:p>
          </table:table-cell>
          <table:table-cell office:value-type="float" office:value="1.50091367288676" calcext:value-type="float">
            <text:p>1.50091367288676</text:p>
          </table:table-cell>
          <table:table-cell office:value-type="float" office:value="0.494984640717722" calcext:value-type="float">
            <text:p>0.494984640717722</text:p>
          </table:table-cell>
          <table:table-cell office:value-type="float" office:value="0.154611800154763" calcext:value-type="float">
            <text:p>0.154611800154763</text:p>
          </table:table-cell>
          <table:table-cell office:value-type="float" office:value="0.127040173951263" calcext:value-type="float">
            <text:p>0.127040173951263</text:p>
          </table:table-cell>
          <table:table-cell office:value-type="float" office:value="0.0746951157688291" calcext:value-type="float">
            <text:p>0.0746951157688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134668895514" calcext:value-type="float">
            <text:p>0.35134668895514</text:p>
          </table:table-cell>
          <table:table-cell office:value-type="float" office:value="1.50087156044848" calcext:value-type="float">
            <text:p>1.50087156044848</text:p>
          </table:table-cell>
          <table:table-cell office:value-type="float" office:value="0.494899340997929" calcext:value-type="float">
            <text:p>0.494899340997929</text:p>
          </table:table-cell>
          <table:table-cell office:value-type="float" office:value="0.153431966840367" calcext:value-type="float">
            <text:p>0.153431966840367</text:p>
          </table:table-cell>
          <table:table-cell office:value-type="float" office:value="0.12701865320273" calcext:value-type="float">
            <text:p>0.12701865320273</text:p>
          </table:table-cell>
          <table:table-cell office:value-type="float" office:value="0.0746688802320478" calcext:value-type="float">
            <text:p>0.0746688802320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822277044725" calcext:value-type="float">
            <text:p>0.53822277044725</text:p>
          </table:table-cell>
          <table:table-cell office:value-type="float" office:value="1.49975110877394" calcext:value-type="float">
            <text:p>1.49975110877394</text:p>
          </table:table-cell>
          <table:table-cell office:value-type="float" office:value="0.494508179302989" calcext:value-type="float">
            <text:p>0.494508179302989</text:p>
          </table:table-cell>
          <table:table-cell office:value-type="float" office:value="0.150261325934266" calcext:value-type="float">
            <text:p>0.150261325934266</text:p>
          </table:table-cell>
          <table:table-cell office:value-type="float" office:value="0.12691961970634" calcext:value-type="float">
            <text:p>0.12691961970634</text:p>
          </table:table-cell>
          <table:table-cell office:value-type="float" office:value="0.0745499130231788" calcext:value-type="float">
            <text:p>0.0745499130231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93586575112963" calcext:value-type="float">
            <text:p>0.293586575112963</text:p>
          </table:table-cell>
          <table:table-cell office:value-type="float" office:value="1.55396130518902" calcext:value-type="float">
            <text:p>1.55396130518902</text:p>
          </table:table-cell>
          <table:table-cell office:value-type="float" office:value="0.516617343242037" calcext:value-type="float">
            <text:p>0.516617343242037</text:p>
          </table:table-cell>
          <table:table-cell office:value-type="float" office:value="0.193918754201578" calcext:value-type="float">
            <text:p>0.193918754201578</text:p>
          </table:table-cell>
          <table:table-cell office:value-type="float" office:value="0.164630965934642" calcext:value-type="float">
            <text:p>0.164630965934642</text:p>
          </table:table-cell>
          <table:table-cell office:value-type="float" office:value="0.092563834214335" calcext:value-type="float">
            <text:p>0.0925638342143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2042270794761" calcext:value-type="float">
            <text:p>0.612042270794761</text:p>
          </table:table-cell>
          <table:table-cell office:value-type="float" office:value="1.31042252512563" calcext:value-type="float">
            <text:p>1.31042252512563</text:p>
          </table:table-cell>
          <table:table-cell office:value-type="float" office:value="0.412169961361918" calcext:value-type="float">
            <text:p>0.412169961361918</text:p>
          </table:table-cell>
          <table:table-cell office:value-type="float" office:value="0.152698670256267" calcext:value-type="float">
            <text:p>0.152698670256267</text:p>
          </table:table-cell>
          <table:table-cell office:value-type="float" office:value="0.114843350576099" calcext:value-type="float">
            <text:p>0.114843350576099</text:p>
          </table:table-cell>
          <table:table-cell office:value-type="float" office:value="0.0572069516351847" calcext:value-type="float">
            <text:p>0.0572069516351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0284405555982" calcext:value-type="float">
            <text:p>0.610284405555982</text:p>
          </table:table-cell>
          <table:table-cell office:value-type="float" office:value="1.31041232727238" calcext:value-type="float">
            <text:p>1.31041232727238</text:p>
          </table:table-cell>
          <table:table-cell office:value-type="float" office:value="0.412159759111809" calcext:value-type="float">
            <text:p>0.412159759111809</text:p>
          </table:table-cell>
          <table:table-cell office:value-type="float" office:value="0.153414133888783" calcext:value-type="float">
            <text:p>0.153414133888783</text:p>
          </table:table-cell>
          <table:table-cell office:value-type="float" office:value="0.114840428501636" calcext:value-type="float">
            <text:p>0.114840428501636</text:p>
          </table:table-cell>
          <table:table-cell office:value-type="float" office:value="0.0572041524085671" calcext:value-type="float">
            <text:p>0.0572041524085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4655278623465" calcext:value-type="float">
            <text:p>0.614655278623465</text:p>
          </table:table-cell>
          <table:table-cell office:value-type="float" office:value="1.3104107304" calcext:value-type="float">
            <text:p>1.3104107304</text:p>
          </table:table-cell>
          <table:table-cell office:value-type="float" office:value="0.412142030286972" calcext:value-type="float">
            <text:p>0.412142030286972</text:p>
          </table:table-cell>
          <table:table-cell office:value-type="float" office:value="0.152968817986299" calcext:value-type="float">
            <text:p>0.152968817986299</text:p>
          </table:table-cell>
          <table:table-cell office:value-type="float" office:value="0.114835625042884" calcext:value-type="float">
            <text:p>0.114835625042884</text:p>
          </table:table-cell>
          <table:table-cell office:value-type="float" office:value="0.057199140604391" calcext:value-type="float">
            <text:p>0.0571991406043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6639491335224" calcext:value-type="float">
            <text:p>0.776639491335224</text:p>
          </table:table-cell>
          <table:table-cell office:value-type="float" office:value="1.30945701426138" calcext:value-type="float">
            <text:p>1.30945701426138</text:p>
          </table:table-cell>
          <table:table-cell office:value-type="float" office:value="0.411820278524981" calcext:value-type="float">
            <text:p>0.411820278524981</text:p>
          </table:table-cell>
          <table:table-cell office:value-type="float" office:value="0.150857679218099" calcext:value-type="float">
            <text:p>0.150857679218099</text:p>
          </table:table-cell>
          <table:table-cell office:value-type="float" office:value="0.114749374221754" calcext:value-type="float">
            <text:p>0.114749374221754</text:p>
          </table:table-cell>
          <table:table-cell office:value-type="float" office:value="0.0571091973262235" calcext:value-type="float">
            <text:p>0.0571091973262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5957958649364" calcext:value-type="float">
            <text:p>0.735957958649364</text:p>
          </table:table-cell>
          <table:table-cell office:value-type="float" office:value="1.20587133051834" calcext:value-type="float">
            <text:p>1.20587133051834</text:p>
          </table:table-cell>
          <table:table-cell office:value-type="float" office:value="0.387383133901817" calcext:value-type="float">
            <text:p>0.387383133901817</text:p>
          </table:table-cell>
          <table:table-cell office:value-type="float" office:value="0.130790350386091" calcext:value-type="float">
            <text:p>0.130790350386091</text:p>
          </table:table-cell>
          <table:table-cell office:value-type="float" office:value="0.10987615908599" calcext:value-type="float">
            <text:p>0.10987615908599</text:p>
          </table:table-cell>
          <table:table-cell office:value-type="float" office:value="0.052815050405285" calcext:value-type="float">
            <text:p>0.0528150504052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1233276504868" calcext:value-type="float">
            <text:p>0.701233276504868</text:p>
          </table:table-cell>
          <table:table-cell office:value-type="float" office:value="1.15738595986551" calcext:value-type="float">
            <text:p>1.15738595986551</text:p>
          </table:table-cell>
          <table:table-cell office:value-type="float" office:value="0.466961934090296" calcext:value-type="float">
            <text:p>0.466961934090296</text:p>
          </table:table-cell>
          <table:table-cell office:value-type="float" office:value="0.15593227229122" calcext:value-type="float">
            <text:p>0.15593227229122</text:p>
          </table:table-cell>
          <table:table-cell office:value-type="float" office:value="0.122176575295144" calcext:value-type="float">
            <text:p>0.122176575295144</text:p>
          </table:table-cell>
          <table:table-cell office:value-type="float" office:value="0.0657715511298332" calcext:value-type="float">
            <text:p>0.0657715511298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3094144791081" calcext:value-type="float">
            <text:p>0.693094144791081</text:p>
          </table:table-cell>
          <table:table-cell office:value-type="float" office:value="1.15745948402156" calcext:value-type="float">
            <text:p>1.15745948402156</text:p>
          </table:table-cell>
          <table:table-cell office:value-type="float" office:value="0.466975646214773" calcext:value-type="float">
            <text:p>0.466975646214773</text:p>
          </table:table-cell>
          <table:table-cell office:value-type="float" office:value="0.157051986417173" calcext:value-type="float">
            <text:p>0.157051986417173</text:p>
          </table:table-cell>
          <table:table-cell office:value-type="float" office:value="0.122180082565825" calcext:value-type="float">
            <text:p>0.122180082565825</text:p>
          </table:table-cell>
          <table:table-cell office:value-type="float" office:value="0.0657755968882525" calcext:value-type="float">
            <text:p>0.0657755968882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3183381272545" calcext:value-type="float">
            <text:p>0.693183381272545</text:p>
          </table:table-cell>
          <table:table-cell office:value-type="float" office:value="1.15745955812022" calcext:value-type="float">
            <text:p>1.15745955812022</text:p>
          </table:table-cell>
          <table:table-cell office:value-type="float" office:value="0.466975240865984" calcext:value-type="float">
            <text:p>0.466975240865984</text:p>
          </table:table-cell>
          <table:table-cell office:value-type="float" office:value="0.156631099625386" calcext:value-type="float">
            <text:p>0.156631099625386</text:p>
          </table:table-cell>
          <table:table-cell office:value-type="float" office:value="0.122179977987205" calcext:value-type="float">
            <text:p>0.122179977987205</text:p>
          </table:table-cell>
          <table:table-cell office:value-type="float" office:value="0.065775459934193" calcext:value-type="float">
            <text:p>0.0657754599341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87596960993746" calcext:value-type="float">
            <text:p>0.887596960993746</text:p>
          </table:table-cell>
          <table:table-cell office:value-type="float" office:value="1.15642295305207" calcext:value-type="float">
            <text:p>1.15642295305207</text:p>
          </table:table-cell>
          <table:table-cell office:value-type="float" office:value="0.466536835642275" calcext:value-type="float">
            <text:p>0.466536835642275</text:p>
          </table:table-cell>
          <table:table-cell office:value-type="float" office:value="0.153565129580014" calcext:value-type="float">
            <text:p>0.153565129580014</text:p>
          </table:table-cell>
          <table:table-cell office:value-type="float" office:value="0.122067368666313" calcext:value-type="float">
            <text:p>0.122067368666313</text:p>
          </table:table-cell>
          <table:table-cell office:value-type="float" office:value="0.0656508344168039" calcext:value-type="float">
            <text:p>0.0656508344168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43835196509273" calcext:value-type="float">
            <text:p>0.843835196509273</text:p>
          </table:table-cell>
          <table:table-cell office:value-type="float" office:value="1.02440993420244" calcext:value-type="float">
            <text:p>1.02440993420244</text:p>
          </table:table-cell>
          <table:table-cell office:value-type="float" office:value="0.461013427006666" calcext:value-type="float">
            <text:p>0.461013427006666</text:p>
          </table:table-cell>
          <table:table-cell office:value-type="float" office:value="0.143794666109697" calcext:value-type="float">
            <text:p>0.143794666109697</text:p>
          </table:table-cell>
          <table:table-cell office:value-type="float" office:value="0.125304939388987" calcext:value-type="float">
            <text:p>0.125304939388987</text:p>
          </table:table-cell>
          <table:table-cell office:value-type="float" office:value="0.0630975837563292" calcext:value-type="float">
            <text:p>0.063097583756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0208658253664" calcext:value-type="float">
            <text:p>0.310208658253664</text:p>
          </table:table-cell>
          <table:table-cell office:value-type="float" office:value="1.36979175291945" calcext:value-type="float">
            <text:p>1.36979175291945</text:p>
          </table:table-cell>
          <table:table-cell office:value-type="float" office:value="0.665072422127458" calcext:value-type="float">
            <text:p>0.665072422127458</text:p>
          </table:table-cell>
          <table:table-cell office:value-type="float" office:value="0.175287763876334" calcext:value-type="float">
            <text:p>0.175287763876334</text:p>
          </table:table-cell>
          <table:table-cell office:value-type="float" office:value="0.143217418153682" calcext:value-type="float">
            <text:p>0.143217418153682</text:p>
          </table:table-cell>
          <table:table-cell office:value-type="float" office:value="0.0971313724965042" calcext:value-type="float">
            <text:p>0.0971313724965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029840723375" calcext:value-type="float">
            <text:p>0.30029840723375</text:p>
          </table:table-cell>
          <table:table-cell office:value-type="float" office:value="1.36979609360042" calcext:value-type="float">
            <text:p>1.36979609360042</text:p>
          </table:table-cell>
          <table:table-cell office:value-type="float" office:value="0.665087196473418" calcext:value-type="float">
            <text:p>0.665087196473418</text:p>
          </table:table-cell>
          <table:table-cell office:value-type="float" office:value="0.176876754806046" calcext:value-type="float">
            <text:p>0.176876754806046</text:p>
          </table:table-cell>
          <table:table-cell office:value-type="float" office:value="0.143220719966874" calcext:value-type="float">
            <text:p>0.143220719966874</text:p>
          </table:table-cell>
          <table:table-cell office:value-type="float" office:value="0.0971360767514569" calcext:value-type="float">
            <text:p>0.0971360767514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99151289002971" calcext:value-type="float">
            <text:p>0.299151289002971</text:p>
          </table:table-cell>
          <table:table-cell office:value-type="float" office:value="1.36979606261642" calcext:value-type="float">
            <text:p>1.36979606261642</text:p>
          </table:table-cell>
          <table:table-cell office:value-type="float" office:value="0.665094141179663" calcext:value-type="float">
            <text:p>0.665094141179663</text:p>
          </table:table-cell>
          <table:table-cell office:value-type="float" office:value="0.176268780016234" calcext:value-type="float">
            <text:p>0.176268780016234</text:p>
          </table:table-cell>
          <table:table-cell office:value-type="float" office:value="0.143222217264038" calcext:value-type="float">
            <text:p>0.143222217264038</text:p>
          </table:table-cell>
          <table:table-cell office:value-type="float" office:value="0.097138115331854" calcext:value-type="float">
            <text:p>0.0971381153318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3755099903197" calcext:value-type="float">
            <text:p>0.573755099903197</text:p>
          </table:table-cell>
          <table:table-cell office:value-type="float" office:value="1.3681201351031" calcext:value-type="float">
            <text:p>1.3681201351031</text:p>
          </table:table-cell>
          <table:table-cell office:value-type="float" office:value="0.664265903349794" calcext:value-type="float">
            <text:p>0.664265903349794</text:p>
          </table:table-cell>
          <table:table-cell office:value-type="float" office:value="0.170807317702843" calcext:value-type="float">
            <text:p>0.170807317702843</text:p>
          </table:table-cell>
          <table:table-cell office:value-type="float" office:value="0.143039568126746" calcext:value-type="float">
            <text:p>0.143039568126746</text:p>
          </table:table-cell>
          <table:table-cell office:value-type="float" office:value="0.0968931403440322" calcext:value-type="float">
            <text:p>0.0968931403440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90952636385" calcext:value-type="float">
            <text:p>0.4190952636385</text:p>
          </table:table-cell>
          <table:table-cell office:value-type="float" office:value="1.26626314581735" calcext:value-type="float">
            <text:p>1.26626314581735</text:p>
          </table:table-cell>
          <table:table-cell office:value-type="float" office:value="0.693801435990314" calcext:value-type="float">
            <text:p>0.693801435990314</text:p>
          </table:table-cell>
          <table:table-cell office:value-type="float" office:value="0.174883046179224" calcext:value-type="float">
            <text:p>0.174883046179224</text:p>
          </table:table-cell>
          <table:table-cell office:value-type="float" office:value="0.15177715073338" calcext:value-type="float">
            <text:p>0.15177715073338</text:p>
          </table:table-cell>
          <table:table-cell office:value-type="float" office:value="0.129614976234481" calcext:value-type="float">
            <text:p>0.1296149762344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5744569642406" calcext:value-type="float">
            <text:p>0.465744569642406</text:p>
          </table:table-cell>
          <table:table-cell office:value-type="float" office:value="1.3518953453706" calcext:value-type="float">
            <text:p>1.3518953453706</text:p>
          </table:table-cell>
          <table:table-cell office:value-type="float" office:value="0.439653034104239" calcext:value-type="float">
            <text:p>0.439653034104239</text:p>
          </table:table-cell>
          <table:table-cell office:value-type="float" office:value="0.133223040773579" calcext:value-type="float">
            <text:p>0.133223040773579</text:p>
          </table:table-cell>
          <table:table-cell office:value-type="float" office:value="0.103093644120801" calcext:value-type="float">
            <text:p>0.103093644120801</text:p>
          </table:table-cell>
          <table:table-cell office:value-type="float" office:value="0.0607309954067241" calcext:value-type="float">
            <text:p>0.0607309954067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8605464835489" calcext:value-type="float">
            <text:p>0.448605464835489</text:p>
          </table:table-cell>
          <table:table-cell office:value-type="float" office:value="1.35194689866389" calcext:value-type="float">
            <text:p>1.35194689866389</text:p>
          </table:table-cell>
          <table:table-cell office:value-type="float" office:value="0.43971215511742" calcext:value-type="float">
            <text:p>0.43971215511742</text:p>
          </table:table-cell>
          <table:table-cell office:value-type="float" office:value="0.13455960279954" calcext:value-type="float">
            <text:p>0.13455960279954</text:p>
          </table:table-cell>
          <table:table-cell office:value-type="float" office:value="0.103107583539001" calcext:value-type="float">
            <text:p>0.103107583539001</text:p>
          </table:table-cell>
          <table:table-cell office:value-type="float" office:value="0.0607477066590798" calcext:value-type="float">
            <text:p>0.060747706659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4795142152278" calcext:value-type="float">
            <text:p>0.454795142152278</text:p>
          </table:table-cell>
          <table:table-cell office:value-type="float" office:value="1.35193300367044" calcext:value-type="float">
            <text:p>1.35193300367044</text:p>
          </table:table-cell>
          <table:table-cell office:value-type="float" office:value="0.439684196660787" calcext:value-type="float">
            <text:p>0.439684196660787</text:p>
          </table:table-cell>
          <table:table-cell office:value-type="float" office:value="0.13390060946162" calcext:value-type="float">
            <text:p>0.13390060946162</text:p>
          </table:table-cell>
          <table:table-cell office:value-type="float" office:value="0.103101161088" calcext:value-type="float">
            <text:p>0.103101161088</text:p>
          </table:table-cell>
          <table:table-cell office:value-type="float" office:value="0.0607398148207707" calcext:value-type="float">
            <text:p>0.0607398148207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0355696741767" calcext:value-type="float">
            <text:p>0.640355696741767</text:p>
          </table:table-cell>
          <table:table-cell office:value-type="float" office:value="1.35075644528667" calcext:value-type="float">
            <text:p>1.35075644528667</text:p>
          </table:table-cell>
          <table:table-cell office:value-type="float" office:value="0.439274510027034" calcext:value-type="float">
            <text:p>0.439274510027034</text:p>
          </table:table-cell>
          <table:table-cell office:value-type="float" office:value="0.130911685765205" calcext:value-type="float">
            <text:p>0.130911685765205</text:p>
          </table:table-cell>
          <table:table-cell office:value-type="float" office:value="0.103007124744705" calcext:value-type="float">
            <text:p>0.103007124744705</text:p>
          </table:table-cell>
          <table:table-cell office:value-type="float" office:value="0.060625642093097" calcext:value-type="float">
            <text:p>0.0606256420930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6566138140916" calcext:value-type="float">
            <text:p>0.316566138140916</text:p>
          </table:table-cell>
          <table:table-cell office:value-type="float" office:value="1.47212987451568" calcext:value-type="float">
            <text:p>1.47212987451568</text:p>
          </table:table-cell>
          <table:table-cell office:value-type="float" office:value="0.473379956115771" calcext:value-type="float">
            <text:p>0.473379956115771</text:p>
          </table:table-cell>
          <table:table-cell office:value-type="float" office:value="0.180327634338792" calcext:value-type="float">
            <text:p>0.180327634338792</text:p>
          </table:table-cell>
          <table:table-cell office:value-type="float" office:value="0.13423102750059" calcext:value-type="float">
            <text:p>0.13423102750059</text:p>
          </table:table-cell>
          <table:table-cell office:value-type="float" office:value="0.0674762564424125" calcext:value-type="float">
            <text:p>0.06747625644241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1117728367132" calcext:value-type="float">
            <text:p>0.371117728367132</text:p>
          </table:table-cell>
          <table:table-cell office:value-type="float" office:value="1.47292259753878" calcext:value-type="float">
            <text:p>1.47292259753878</text:p>
          </table:table-cell>
          <table:table-cell office:value-type="float" office:value="0.415857369523321" calcext:value-type="float">
            <text:p>0.415857369523321</text:p>
          </table:table-cell>
          <table:table-cell office:value-type="float" office:value="0.129571844414257" calcext:value-type="float">
            <text:p>0.129571844414257</text:p>
          </table:table-cell>
          <table:table-cell office:value-type="float" office:value="0.0958630927413708" calcext:value-type="float">
            <text:p>0.095863092741371</text:p>
          </table:table-cell>
          <table:table-cell office:value-type="float" office:value="0.0530722445932337" calcext:value-type="float">
            <text:p>0.0530722445932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1551914827578" calcext:value-type="float">
            <text:p>0.361551914827578</text:p>
          </table:table-cell>
          <table:table-cell office:value-type="float" office:value="1.4729453965953" calcext:value-type="float">
            <text:p>1.4729453965953</text:p>
          </table:table-cell>
          <table:table-cell office:value-type="float" office:value="0.415881535511175" calcext:value-type="float">
            <text:p>0.415881535511175</text:p>
          </table:table-cell>
          <table:table-cell office:value-type="float" office:value="0.130498062138491" calcext:value-type="float">
            <text:p>0.130498062138491</text:p>
          </table:table-cell>
          <table:table-cell office:value-type="float" office:value="0.0958685212449121" calcext:value-type="float">
            <text:p>0.095868521244912</text:p>
          </table:table-cell>
          <table:table-cell office:value-type="float" office:value="0.0530785780222096" calcext:value-type="float">
            <text:p>0.053078578022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3699897355431" calcext:value-type="float">
            <text:p>0.363699897355431</text:p>
          </table:table-cell>
          <table:table-cell office:value-type="float" office:value="1.47293944793186" calcext:value-type="float">
            <text:p>1.47293944793186</text:p>
          </table:table-cell>
          <table:table-cell office:value-type="float" office:value="0.415872424742783" calcext:value-type="float">
            <text:p>0.415872424742783</text:p>
          </table:table-cell>
          <table:table-cell office:value-type="float" office:value="0.130028262040411" calcext:value-type="float">
            <text:p>0.130028262040411</text:p>
          </table:table-cell>
          <table:table-cell office:value-type="float" office:value="0.0958665033727745" calcext:value-type="float">
            <text:p>0.095866503372775</text:p>
          </table:table-cell>
          <table:table-cell office:value-type="float" office:value="0.0530761961191032" calcext:value-type="float">
            <text:p>0.0530761961191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3156158796996" calcext:value-type="float">
            <text:p>0.533156158796996</text:p>
          </table:table-cell>
          <table:table-cell office:value-type="float" office:value="1.47180067006873" calcext:value-type="float">
            <text:p>1.47180067006873</text:p>
          </table:table-cell>
          <table:table-cell office:value-type="float" office:value="0.415517077246759" calcext:value-type="float">
            <text:p>0.415517077246759</text:p>
          </table:table-cell>
          <table:table-cell office:value-type="float" office:value="0.12781358783975" calcext:value-type="float">
            <text:p>0.12781358783975</text:p>
          </table:table-cell>
          <table:table-cell office:value-type="float" office:value="0.0957885679963115" calcext:value-type="float">
            <text:p>0.095788567996312</text:p>
          </table:table-cell>
          <table:table-cell office:value-type="float" office:value="0.0529848024665459" calcext:value-type="float">
            <text:p>0.0529848024665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4280616907544" calcext:value-type="float">
            <text:p>0.334280616907544</text:p>
          </table:table-cell>
          <table:table-cell office:value-type="float" office:value="1.49667979820308" calcext:value-type="float">
            <text:p>1.49667979820308</text:p>
          </table:table-cell>
          <table:table-cell office:value-type="float" office:value="0.413139030720472" calcext:value-type="float">
            <text:p>0.413139030720472</text:p>
          </table:table-cell>
          <table:table-cell office:value-type="float" office:value="0.122708725928246" calcext:value-type="float">
            <text:p>0.122708725928246</text:p>
          </table:table-cell>
          <table:table-cell office:value-type="float" office:value="0.0932598512007873" calcext:value-type="float">
            <text:p>0.093259851200787</text:p>
          </table:table-cell>
          <table:table-cell office:value-type="float" office:value="0.0563609682899244" calcext:value-type="float">
            <text:p>0.056360968289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0230149107358" calcext:value-type="float">
            <text:p>0.800230149107358</text:p>
          </table:table-cell>
          <table:table-cell office:value-type="float" office:value="1.07122735996498" calcext:value-type="float">
            <text:p>1.07122735996498</text:p>
          </table:table-cell>
          <table:table-cell office:value-type="float" office:value="0.592367403979051" calcext:value-type="float">
            <text:p>0.592367403979051</text:p>
          </table:table-cell>
          <table:table-cell office:value-type="float" office:value="0.181084584288676" calcext:value-type="float">
            <text:p>0.181084584288676</text:p>
          </table:table-cell>
          <table:table-cell office:value-type="float" office:value="0.130420393049545" calcext:value-type="float">
            <text:p>0.130420393049545</text:p>
          </table:table-cell>
          <table:table-cell office:value-type="float" office:value="0.0834545828188153" calcext:value-type="float">
            <text:p>0.0834545828188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5108526054945" calcext:value-type="float">
            <text:p>0.755108526054945</text:p>
          </table:table-cell>
          <table:table-cell office:value-type="float" office:value="1.07141090594383" calcext:value-type="float">
            <text:p>1.07141090594383</text:p>
          </table:table-cell>
          <table:table-cell office:value-type="float" office:value="0.592619650905699" calcext:value-type="float">
            <text:p>0.592619650905699</text:p>
          </table:table-cell>
          <table:table-cell office:value-type="float" office:value="0.183262473595115" calcext:value-type="float">
            <text:p>0.183262473595115</text:p>
          </table:table-cell>
          <table:table-cell office:value-type="float" office:value="0.130471872251216" calcext:value-type="float">
            <text:p>0.130471872251216</text:p>
          </table:table-cell>
          <table:table-cell office:value-type="float" office:value="0.0835276755849857" calcext:value-type="float">
            <text:p>0.0835276755849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8911194495612" calcext:value-type="float">
            <text:p>0.768911194495612</text:p>
          </table:table-cell>
          <table:table-cell office:value-type="float" office:value="1.07146878908225" calcext:value-type="float">
            <text:p>1.07146878908225</text:p>
          </table:table-cell>
          <table:table-cell office:value-type="float" office:value="0.592528222865862" calcext:value-type="float">
            <text:p>0.592528222865862</text:p>
          </table:table-cell>
          <table:table-cell office:value-type="float" office:value="0.182508647796657" calcext:value-type="float">
            <text:p>0.182508647796657</text:p>
          </table:table-cell>
          <table:table-cell office:value-type="float" office:value="0.130452106741465" calcext:value-type="float">
            <text:p>0.130452106741465</text:p>
          </table:table-cell>
          <table:table-cell office:value-type="float" office:value="0.0835011410839984" calcext:value-type="float">
            <text:p>0.0835011410839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3224820579132" calcext:value-type="float">
            <text:p>1.03224820579132</text:p>
          </table:table-cell>
          <table:table-cell office:value-type="float" office:value="1.07009734963867" calcext:value-type="float">
            <text:p>1.07009734963867</text:p>
          </table:table-cell>
          <table:table-cell office:value-type="float" office:value="0.5916933612062" calcext:value-type="float">
            <text:p>0.5916933612062</text:p>
          </table:table-cell>
          <table:table-cell office:value-type="float" office:value="0.17791964716022" calcext:value-type="float">
            <text:p>0.17791964716022</text:p>
          </table:table-cell>
          <table:table-cell office:value-type="float" office:value="0.130279712539069" calcext:value-type="float">
            <text:p>0.130279712539069</text:p>
          </table:table-cell>
          <table:table-cell office:value-type="float" office:value="0.0832627992355907" calcext:value-type="float">
            <text:p>0.0832627992355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6776614785535" calcext:value-type="float">
            <text:p>0.856776614785535</text:p>
          </table:table-cell>
          <table:table-cell office:value-type="float" office:value="1.01235315676643" calcext:value-type="float">
            <text:p>1.01235315676643</text:p>
          </table:table-cell>
          <table:table-cell office:value-type="float" office:value="0.505493301338085" calcext:value-type="float">
            <text:p>0.505493301338085</text:p>
          </table:table-cell>
          <table:table-cell office:value-type="float" office:value="0.156280207705999" calcext:value-type="float">
            <text:p>0.156280207705999</text:p>
          </table:table-cell>
          <table:table-cell office:value-type="float" office:value="0.123593271800382" calcext:value-type="float">
            <text:p>0.123593271800382</text:p>
          </table:table-cell>
          <table:table-cell office:value-type="float" office:value="0.0535086911658887" calcext:value-type="float">
            <text:p>0.053508691165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3326876351098" calcext:value-type="float">
            <text:p>0.563326876351098</text:p>
          </table:table-cell>
          <table:table-cell office:value-type="float" office:value="1.16322810835131" calcext:value-type="float">
            <text:p>1.16322810835131</text:p>
          </table:table-cell>
          <table:table-cell office:value-type="float" office:value="0.61076588791829" calcext:value-type="float">
            <text:p>0.61076588791829</text:p>
          </table:table-cell>
          <table:table-cell office:value-type="float" office:value="0.174500866938348" calcext:value-type="float">
            <text:p>0.174500866938348</text:p>
          </table:table-cell>
          <table:table-cell office:value-type="float" office:value="0.137469800228671" calcext:value-type="float">
            <text:p>0.137469800228671</text:p>
          </table:table-cell>
          <table:table-cell office:value-type="float" office:value="0.0882540618412146" calcext:value-type="float">
            <text:p>0.0882540618412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3186744225188" calcext:value-type="float">
            <text:p>0.573186744225188</text:p>
          </table:table-cell>
          <table:table-cell office:value-type="float" office:value="1.16319738686056" calcext:value-type="float">
            <text:p>1.16319738686056</text:p>
          </table:table-cell>
          <table:table-cell office:value-type="float" office:value="0.610680250152072" calcext:value-type="float">
            <text:p>0.610680250152072</text:p>
          </table:table-cell>
          <table:table-cell office:value-type="float" office:value="0.175265210300421" calcext:value-type="float">
            <text:p>0.175265210300421</text:p>
          </table:table-cell>
          <table:table-cell office:value-type="float" office:value="0.137450607560549" calcext:value-type="float">
            <text:p>0.137450607560549</text:p>
          </table:table-cell>
          <table:table-cell office:value-type="float" office:value="0.0882289682236053" calcext:value-type="float">
            <text:p>0.0882289682236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512218447348" calcext:value-type="float">
            <text:p>0.55512218447348</text:p>
          </table:table-cell>
          <table:table-cell office:value-type="float" office:value="1.1631557129517" calcext:value-type="float">
            <text:p>1.1631557129517</text:p>
          </table:table-cell>
          <table:table-cell office:value-type="float" office:value="0.610772984915311" calcext:value-type="float">
            <text:p>0.610772984915311</text:p>
          </table:table-cell>
          <table:table-cell office:value-type="float" office:value="0.17550332302572" calcext:value-type="float">
            <text:p>0.17550332302572</text:p>
          </table:table-cell>
          <table:table-cell office:value-type="float" office:value="0.137471043904599" calcext:value-type="float">
            <text:p>0.137471043904599</text:p>
          </table:table-cell>
          <table:table-cell office:value-type="float" office:value="0.0882563527762568" calcext:value-type="float">
            <text:p>0.0882563527762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04856842794653" calcext:value-type="float">
            <text:p>0.804856842794653</text:p>
          </table:table-cell>
          <table:table-cell office:value-type="float" office:value="1.1619549175229" calcext:value-type="float">
            <text:p>1.1619549175229</text:p>
          </table:table-cell>
          <table:table-cell office:value-type="float" office:value="0.610104949944011" calcext:value-type="float">
            <text:p>0.610104949944011</text:p>
          </table:table-cell>
          <table:table-cell office:value-type="float" office:value="0.170792326418208" calcext:value-type="float">
            <text:p>0.170792326418208</text:p>
          </table:table-cell>
          <table:table-cell office:value-type="float" office:value="0.13732479885185" calcext:value-type="float">
            <text:p>0.13732479885185</text:p>
          </table:table-cell>
          <table:table-cell office:value-type="float" office:value="0.0880610642710452" calcext:value-type="float">
            <text:p>0.0880610642710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2968848031294" calcext:value-type="float">
            <text:p>0.422968848031294</text:p>
          </table:table-cell>
          <table:table-cell office:value-type="float" office:value="1.3125044613892" calcext:value-type="float">
            <text:p>1.3125044613892</text:p>
          </table:table-cell>
          <table:table-cell office:value-type="float" office:value="0.612418882983718" calcext:value-type="float">
            <text:p>0.612418882983718</text:p>
          </table:table-cell>
          <table:table-cell office:value-type="float" office:value="0.209020287332808" calcext:value-type="float">
            <text:p>0.209020287332808</text:p>
          </table:table-cell>
          <table:table-cell office:value-type="float" office:value="0.166485043927916" calcext:value-type="float">
            <text:p>0.166485043927916</text:p>
          </table:table-cell>
          <table:table-cell office:value-type="float" office:value="0.0977471302556297" calcext:value-type="float">
            <text:p>0.097747130255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8935068954451" calcext:value-type="float">
            <text:p>0.508935068954451</text:p>
          </table:table-cell>
          <table:table-cell office:value-type="float" office:value="1.25632627788356" calcext:value-type="float">
            <text:p>1.25632627788356</text:p>
          </table:table-cell>
          <table:table-cell office:value-type="float" office:value="0.466917612842771" calcext:value-type="float">
            <text:p>0.466917612842771</text:p>
          </table:table-cell>
          <table:table-cell office:value-type="float" office:value="0.152182540984255" calcext:value-type="float">
            <text:p>0.152182540984255</text:p>
          </table:table-cell>
          <table:table-cell office:value-type="float" office:value="0.111487117445904" calcext:value-type="float">
            <text:p>0.111487117445904</text:p>
          </table:table-cell>
          <table:table-cell office:value-type="float" office:value="0.0678151540805246" calcext:value-type="float">
            <text:p>0.0678151540805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3591613815596" calcext:value-type="float">
            <text:p>0.473591613815596</text:p>
          </table:table-cell>
          <table:table-cell office:value-type="float" office:value="1.25652078275914" calcext:value-type="float">
            <text:p>1.25652078275914</text:p>
          </table:table-cell>
          <table:table-cell office:value-type="float" office:value="0.467087150846048" calcext:value-type="float">
            <text:p>0.467087150846048</text:p>
          </table:table-cell>
          <table:table-cell office:value-type="float" office:value="0.153909447532565" calcext:value-type="float">
            <text:p>0.153909447532565</text:p>
          </table:table-cell>
          <table:table-cell office:value-type="float" office:value="0.111524976123546" calcext:value-type="float">
            <text:p>0.111524976123546</text:p>
          </table:table-cell>
          <table:table-cell office:value-type="float" office:value="0.0678655362282682" calcext:value-type="float">
            <text:p>0.067865536228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9176664048079" calcext:value-type="float">
            <text:p>0.489176664048079</text:p>
          </table:table-cell>
          <table:table-cell office:value-type="float" office:value="1.25651853500703" calcext:value-type="float">
            <text:p>1.25651853500703</text:p>
          </table:table-cell>
          <table:table-cell office:value-type="float" office:value="0.467001551638645" calcext:value-type="float">
            <text:p>0.467001551638645</text:p>
          </table:table-cell>
          <table:table-cell office:value-type="float" office:value="0.153088479763729" calcext:value-type="float">
            <text:p>0.153088479763729</text:p>
          </table:table-cell>
          <table:table-cell office:value-type="float" office:value="0.111505323011964" calcext:value-type="float">
            <text:p>0.111505323011964</text:p>
          </table:table-cell>
          <table:table-cell office:value-type="float" office:value="0.0678400752343678" calcext:value-type="float">
            <text:p>0.0678400752343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662078566918" calcext:value-type="float">
            <text:p>0.69662078566918</text:p>
          </table:table-cell>
          <table:table-cell office:value-type="float" office:value="1.25520944764822" calcext:value-type="float">
            <text:p>1.25520944764822</text:p>
          </table:table-cell>
          <table:table-cell office:value-type="float" office:value="0.466459847863148" calcext:value-type="float">
            <text:p>0.466459847863148</text:p>
          </table:table-cell>
          <table:table-cell office:value-type="float" office:value="0.149583903863012" calcext:value-type="float">
            <text:p>0.149583903863012</text:p>
          </table:table-cell>
          <table:table-cell office:value-type="float" office:value="0.111383615151331" calcext:value-type="float">
            <text:p>0.111383615151331</text:p>
          </table:table-cell>
          <table:table-cell office:value-type="float" office:value="0.0676811082509389" calcext:value-type="float">
            <text:p>0.0676811082509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3595401884009" calcext:value-type="float">
            <text:p>0.653595401884009</text:p>
          </table:table-cell>
          <table:table-cell office:value-type="float" office:value="1.10402407560817" calcext:value-type="float">
            <text:p>1.10402407560817</text:p>
          </table:table-cell>
          <table:table-cell office:value-type="float" office:value="0.423290297313636" calcext:value-type="float">
            <text:p>0.423290297313636</text:p>
          </table:table-cell>
          <table:table-cell office:value-type="float" office:value="0.11152372741717" calcext:value-type="float">
            <text:p>0.11152372741717</text:p>
          </table:table-cell>
          <table:table-cell office:value-type="float" office:value="0.101498220802613" calcext:value-type="float">
            <text:p>0.101498220802613</text:p>
          </table:table-cell>
          <table:table-cell office:value-type="float" office:value="0.0610845486790626" calcext:value-type="float">
            <text:p>0.0610845486790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0156827844904" calcext:value-type="float">
            <text:p>0.500156827844904</text:p>
          </table:table-cell>
          <table:table-cell office:value-type="float" office:value="1.30841325057057" calcext:value-type="float">
            <text:p>1.30841325057057</text:p>
          </table:table-cell>
          <table:table-cell office:value-type="float" office:value="0.556464519054556" calcext:value-type="float">
            <text:p>0.556464519054556</text:p>
          </table:table-cell>
          <table:table-cell office:value-type="float" office:value="0.173096177951573" calcext:value-type="float">
            <text:p>0.173096177951573</text:p>
          </table:table-cell>
          <table:table-cell office:value-type="float" office:value="0.131906210678695" calcext:value-type="float">
            <text:p>0.131906210678695</text:p>
          </table:table-cell>
          <table:table-cell office:value-type="float" office:value="0.0795864361040124" calcext:value-type="float">
            <text:p>0.0795864361040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8951117881933" calcext:value-type="float">
            <text:p>0.488951117881933</text:p>
          </table:table-cell>
          <table:table-cell office:value-type="float" office:value="1.30849169514614" calcext:value-type="float">
            <text:p>1.30849169514614</text:p>
          </table:table-cell>
          <table:table-cell office:value-type="float" office:value="0.556496591429661" calcext:value-type="float">
            <text:p>0.556496591429661</text:p>
          </table:table-cell>
          <table:table-cell office:value-type="float" office:value="0.174338850681308" calcext:value-type="float">
            <text:p>0.174338850681308</text:p>
          </table:table-cell>
          <table:table-cell office:value-type="float" office:value="0.131913099891209" calcext:value-type="float">
            <text:p>0.131913099891209</text:p>
          </table:table-cell>
          <table:table-cell office:value-type="float" office:value="0.0795959886477427" calcext:value-type="float">
            <text:p>0.0795959886477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1792713547919" calcext:value-type="float">
            <text:p>0.491792713547919</text:p>
          </table:table-cell>
          <table:table-cell office:value-type="float" office:value="1.30849250133996" calcext:value-type="float">
            <text:p>1.30849250133996</text:p>
          </table:table-cell>
          <table:table-cell office:value-type="float" office:value="0.55648070594782" calcext:value-type="float">
            <text:p>0.55648070594782</text:p>
          </table:table-cell>
          <table:table-cell office:value-type="float" office:value="0.173793369857203" calcext:value-type="float">
            <text:p>0.173793369857203</text:p>
          </table:table-cell>
          <table:table-cell office:value-type="float" office:value="0.131909426986261" calcext:value-type="float">
            <text:p>0.131909426986261</text:p>
          </table:table-cell>
          <table:table-cell office:value-type="float" office:value="0.07959130844962" calcext:value-type="float">
            <text:p>0.079591308449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5332763870943" calcext:value-type="float">
            <text:p>0.725332763870943</text:p>
          </table:table-cell>
          <table:table-cell office:value-type="float" office:value="1.30708050806274" calcext:value-type="float">
            <text:p>1.30708050806274</text:p>
          </table:table-cell>
          <table:table-cell office:value-type="float" office:value="0.555837730027744" calcext:value-type="float">
            <text:p>0.555837730027744</text:p>
          </table:table-cell>
          <table:table-cell office:value-type="float" office:value="0.169890601424521" calcext:value-type="float">
            <text:p>0.169890601424521</text:p>
          </table:table-cell>
          <table:table-cell office:value-type="float" office:value="0.131761571174439" calcext:value-type="float">
            <text:p>0.131761571174439</text:p>
          </table:table-cell>
          <table:table-cell office:value-type="float" office:value="0.0794053900039833" calcext:value-type="float">
            <text:p>0.0794053900039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0982447591027" calcext:value-type="float">
            <text:p>0.520982447591027</text:p>
          </table:table-cell>
          <table:table-cell office:value-type="float" office:value="1.27792125719566" calcext:value-type="float">
            <text:p>1.27792125719566</text:p>
          </table:table-cell>
          <table:table-cell office:value-type="float" office:value="0.546125158903979" calcext:value-type="float">
            <text:p>0.546125158903979</text:p>
          </table:table-cell>
          <table:table-cell office:value-type="float" office:value="0.188088323427795" calcext:value-type="float">
            <text:p>0.188088323427795</text:p>
          </table:table-cell>
          <table:table-cell office:value-type="float" office:value="0.148353663003629" calcext:value-type="float">
            <text:p>0.148353663003629</text:p>
          </table:table-cell>
          <table:table-cell office:value-type="float" office:value="0.0611387742421899" calcext:value-type="float">
            <text:p>0.061138774242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4309084642107" calcext:value-type="float">
            <text:p>0.284309084642107</text:p>
          </table:table-cell>
          <table:table-cell office:value-type="float" office:value="1.42455810174746" calcext:value-type="float">
            <text:p>1.42455810174746</text:p>
          </table:table-cell>
          <table:table-cell office:value-type="float" office:value="0.523487050305686" calcext:value-type="float">
            <text:p>0.523487050305686</text:p>
          </table:table-cell>
          <table:table-cell office:value-type="float" office:value="0.156397701443338" calcext:value-type="float">
            <text:p>0.156397701443338</text:p>
          </table:table-cell>
          <table:table-cell office:value-type="float" office:value="0.119100405483961" calcext:value-type="float">
            <text:p>0.119100405483961</text:p>
          </table:table-cell>
          <table:table-cell office:value-type="float" office:value="0.0719837602462695" calcext:value-type="float">
            <text:p>0.071983760246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6100652650908" calcext:value-type="float">
            <text:p>0.306100652650908</text:p>
          </table:table-cell>
          <table:table-cell office:value-type="float" office:value="1.42434035417595" calcext:value-type="float">
            <text:p>1.42434035417595</text:p>
          </table:table-cell>
          <table:table-cell office:value-type="float" office:value="0.523357543077567" calcext:value-type="float">
            <text:p>0.523357543077567</text:p>
          </table:table-cell>
          <table:table-cell office:value-type="float" office:value="0.156557370408467" calcext:value-type="float">
            <text:p>0.156557370408467</text:p>
          </table:table-cell>
          <table:table-cell office:value-type="float" office:value="0.119071147085192" calcext:value-type="float">
            <text:p>0.119071147085192</text:p>
          </table:table-cell>
          <table:table-cell office:value-type="float" office:value="0.0719476270186627" calcext:value-type="float">
            <text:p>0.0719476270186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63094828259" calcext:value-type="float">
            <text:p>0.2863094828259</text:p>
          </table:table-cell>
          <table:table-cell office:value-type="float" office:value="1.42437237968564" calcext:value-type="float">
            <text:p>1.42437237968564</text:p>
          </table:table-cell>
          <table:table-cell office:value-type="float" office:value="0.523449862097522" calcext:value-type="float">
            <text:p>0.523449862097522</text:p>
          </table:table-cell>
          <table:table-cell office:value-type="float" office:value="0.156674174430776" calcext:value-type="float">
            <text:p>0.156674174430776</text:p>
          </table:table-cell>
          <table:table-cell office:value-type="float" office:value="0.11909171599995" calcext:value-type="float">
            <text:p>0.11909171599995</text:p>
          </table:table-cell>
          <table:table-cell office:value-type="float" office:value="0.0719734462450374" calcext:value-type="float">
            <text:p>0.0719734462450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602042627944" calcext:value-type="float">
            <text:p>0.49602042627944</text:p>
          </table:table-cell>
          <table:table-cell office:value-type="float" office:value="1.42305797841996" calcext:value-type="float">
            <text:p>1.42305797841996</text:p>
          </table:table-cell>
          <table:table-cell office:value-type="float" office:value="0.52293571456839" calcext:value-type="float">
            <text:p>0.52293571456839</text:p>
          </table:table-cell>
          <table:table-cell office:value-type="float" office:value="0.1535105349023" calcext:value-type="float">
            <text:p>0.1535105349023</text:p>
          </table:table-cell>
          <table:table-cell office:value-type="float" office:value="0.118977077156922" calcext:value-type="float">
            <text:p>0.118977077156922</text:p>
          </table:table-cell>
          <table:table-cell office:value-type="float" office:value="0.0718307446620237" calcext:value-type="float">
            <text:p>0.0718307446620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7359243291298" calcext:value-type="float">
            <text:p>0.27359243291298</text:p>
          </table:table-cell>
          <table:table-cell office:value-type="float" office:value="1.43818668508656" calcext:value-type="float">
            <text:p>1.43818668508656</text:p>
          </table:table-cell>
          <table:table-cell office:value-type="float" office:value="0.535842619109705" calcext:value-type="float">
            <text:p>0.535842619109705</text:p>
          </table:table-cell>
          <table:table-cell office:value-type="float" office:value="0.179841754185773" calcext:value-type="float">
            <text:p>0.179841754185773</text:p>
          </table:table-cell>
          <table:table-cell office:value-type="float" office:value="0.138150699831474" calcext:value-type="float">
            <text:p>0.138150699831474</text:p>
          </table:table-cell>
          <table:table-cell office:value-type="float" office:value="0.0730185727038937" calcext:value-type="float">
            <text:p>0.0730185727038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7504128305641" calcext:value-type="float">
            <text:p>0.397504128305641</text:p>
          </table:table-cell>
          <table:table-cell office:value-type="float" office:value="1.32893760717559" calcext:value-type="float">
            <text:p>1.32893760717559</text:p>
          </table:table-cell>
          <table:table-cell office:value-type="float" office:value="0.560147604125643" calcext:value-type="float">
            <text:p>0.560147604125643</text:p>
          </table:table-cell>
          <table:table-cell office:value-type="float" office:value="0.19440667458782" calcext:value-type="float">
            <text:p>0.19440667458782</text:p>
          </table:table-cell>
          <table:table-cell office:value-type="float" office:value="0.143711153932571" calcext:value-type="float">
            <text:p>0.143711153932571</text:p>
          </table:table-cell>
          <table:table-cell office:value-type="float" office:value="0.0831364001572464" calcext:value-type="float">
            <text:p>0.0831364001572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9309828829688" calcext:value-type="float">
            <text:p>0.399309828829688</text:p>
          </table:table-cell>
          <table:table-cell office:value-type="float" office:value="1.32888041723815" calcext:value-type="float">
            <text:p>1.32888041723815</text:p>
          </table:table-cell>
          <table:table-cell office:value-type="float" office:value="0.560106439953404" calcext:value-type="float">
            <text:p>0.560106439953404</text:p>
          </table:table-cell>
          <table:table-cell office:value-type="float" office:value="0.195503267574524" calcext:value-type="float">
            <text:p>0.195503267574524</text:p>
          </table:table-cell>
          <table:table-cell office:value-type="float" office:value="0.143703030578638" calcext:value-type="float">
            <text:p>0.143703030578638</text:p>
          </table:table-cell>
          <table:table-cell office:value-type="float" office:value="0.0831241304468724" calcext:value-type="float">
            <text:p>0.0831241304468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1893703554547" calcext:value-type="float">
            <text:p>0.391893703554547</text:p>
          </table:table-cell>
          <table:table-cell office:value-type="float" office:value="1.32889093476109" calcext:value-type="float">
            <text:p>1.32889093476109</text:p>
          </table:table-cell>
          <table:table-cell office:value-type="float" office:value="0.560146902901839" calcext:value-type="float">
            <text:p>0.560146902901839</text:p>
          </table:table-cell>
          <table:table-cell office:value-type="float" office:value="0.195099654938082" calcext:value-type="float">
            <text:p>0.195099654938082</text:p>
          </table:table-cell>
          <table:table-cell office:value-type="float" office:value="0.143713059493487" calcext:value-type="float">
            <text:p>0.143713059493487</text:p>
          </table:table-cell>
          <table:table-cell office:value-type="float" office:value="0.083136346528345" calcext:value-type="float">
            <text:p>0.0831363465283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849577180003" calcext:value-type="float">
            <text:p>0.61849577180003</text:p>
          </table:table-cell>
          <table:table-cell office:value-type="float" office:value="1.32752043574453" calcext:value-type="float">
            <text:p>1.32752043574453</text:p>
          </table:table-cell>
          <table:table-cell office:value-type="float" office:value="0.559522624094828" calcext:value-type="float">
            <text:p>0.559522624094828</text:p>
          </table:table-cell>
          <table:table-cell office:value-type="float" office:value="0.191420982315538" calcext:value-type="float">
            <text:p>0.191420982315538</text:p>
          </table:table-cell>
          <table:table-cell office:value-type="float" office:value="0.143559633479632" calcext:value-type="float">
            <text:p>0.143559633479632</text:p>
          </table:table-cell>
          <table:table-cell office:value-type="float" office:value="0.0829491525533132" calcext:value-type="float">
            <text:p>0.0829491525533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4468326535052" calcext:value-type="float">
            <text:p>0.394468326535052</text:p>
          </table:table-cell>
          <table:table-cell office:value-type="float" office:value="1.31877722893122" calcext:value-type="float">
            <text:p>1.31877722893122</text:p>
          </table:table-cell>
          <table:table-cell office:value-type="float" office:value="0.749725674404465" calcext:value-type="float">
            <text:p>0.749725674404465</text:p>
          </table:table-cell>
          <table:table-cell office:value-type="float" office:value="0.282822003554561" calcext:value-type="float">
            <text:p>0.282822003554561</text:p>
          </table:table-cell>
          <table:table-cell office:value-type="float" office:value="0.175584037084488" calcext:value-type="float">
            <text:p>0.175584037084488</text:p>
          </table:table-cell>
          <table:table-cell office:value-type="float" office:value="0.226691548123614" calcext:value-type="float">
            <text:p>0.2266915481236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4116808209607" calcext:value-type="float">
            <text:p>0.364116808209607</text:p>
          </table:table-cell>
          <table:table-cell office:value-type="float" office:value="1.41586603826621" calcext:value-type="float">
            <text:p>1.41586603826621</text:p>
          </table:table-cell>
          <table:table-cell office:value-type="float" office:value="0.41780682104884" calcext:value-type="float">
            <text:p>0.41780682104884</text:p>
          </table:table-cell>
          <table:table-cell office:value-type="float" office:value="0.170288414403142" calcext:value-type="float">
            <text:p>0.170288414403142</text:p>
          </table:table-cell>
          <table:table-cell office:value-type="float" office:value="0.127772553553451" calcext:value-type="float">
            <text:p>0.127772553553451</text:p>
          </table:table-cell>
          <table:table-cell office:value-type="float" office:value="0.0633993833356633" calcext:value-type="float">
            <text:p>0.0633993833356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4024789321161" calcext:value-type="float">
            <text:p>0.334024789321161</text:p>
          </table:table-cell>
          <table:table-cell office:value-type="float" office:value="1.41607222667643" calcext:value-type="float">
            <text:p>1.41607222667643</text:p>
          </table:table-cell>
          <table:table-cell office:value-type="float" office:value="0.417923869093488" calcext:value-type="float">
            <text:p>0.417923869093488</text:p>
          </table:table-cell>
          <table:table-cell office:value-type="float" office:value="0.171866681766108" calcext:value-type="float">
            <text:p>0.171866681766108</text:p>
          </table:table-cell>
          <table:table-cell office:value-type="float" office:value="0.127805295426784" calcext:value-type="float">
            <text:p>0.127805295426784</text:p>
          </table:table-cell>
          <table:table-cell office:value-type="float" office:value="0.0634356245460851" calcext:value-type="float">
            <text:p>0.0634356245460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4880657044621" calcext:value-type="float">
            <text:p>0.334880657044621</text:p>
          </table:table-cell>
          <table:table-cell office:value-type="float" office:value="1.41607041566331" calcext:value-type="float">
            <text:p>1.41607041566331</text:p>
          </table:table-cell>
          <table:table-cell office:value-type="float" office:value="0.417919838814868" calcext:value-type="float">
            <text:p>0.417919838814868</text:p>
          </table:table-cell>
          <table:table-cell office:value-type="float" office:value="0.171401834066515" calcext:value-type="float">
            <text:p>0.171401834066515</text:p>
          </table:table-cell>
          <table:table-cell office:value-type="float" office:value="0.127804108920889" calcext:value-type="float">
            <text:p>0.127804108920889</text:p>
          </table:table-cell>
          <table:table-cell office:value-type="float" office:value="0.0634343495328293" calcext:value-type="float">
            <text:p>0.0634343495328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7049824523191" calcext:value-type="float">
            <text:p>0.527049824523191</text:p>
          </table:table-cell>
          <table:table-cell office:value-type="float" office:value="1.4146881635266" calcext:value-type="float">
            <text:p>1.4146881635266</text:p>
          </table:table-cell>
          <table:table-cell office:value-type="float" office:value="0.417471109846532" calcext:value-type="float">
            <text:p>0.417471109846532</text:p>
          </table:table-cell>
          <table:table-cell office:value-type="float" office:value="0.168356190188574" calcext:value-type="float">
            <text:p>0.168356190188574</text:p>
          </table:table-cell>
          <table:table-cell office:value-type="float" office:value="0.1276730317955" calcext:value-type="float">
            <text:p>0.1276730317955</text:p>
          </table:table-cell>
          <table:table-cell office:value-type="float" office:value="0.0632968063250737" calcext:value-type="float">
            <text:p>0.0632968063250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8813459802706" calcext:value-type="float">
            <text:p>0.408813459802706</text:p>
          </table:table-cell>
          <table:table-cell office:value-type="float" office:value="1.38338949898931" calcext:value-type="float">
            <text:p>1.38338949898931</text:p>
          </table:table-cell>
          <table:table-cell office:value-type="float" office:value="0.391855695909831" calcext:value-type="float">
            <text:p>0.391855695909831</text:p>
          </table:table-cell>
          <table:table-cell office:value-type="float" office:value="0.13715380475731" calcext:value-type="float">
            <text:p>0.13715380475731</text:p>
          </table:table-cell>
          <table:table-cell office:value-type="float" office:value="0.104893830417861" calcext:value-type="float">
            <text:p>0.104893830417861</text:p>
          </table:table-cell>
          <table:table-cell office:value-type="float" office:value="0.0717194699075427" calcext:value-type="float">
            <text:p>0.0717194699075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7161622227443" calcext:value-type="float">
            <text:p>0.637161622227443</text:p>
          </table:table-cell>
          <table:table-cell office:value-type="float" office:value="1.09893467271834" calcext:value-type="float">
            <text:p>1.09893467271834</text:p>
          </table:table-cell>
          <table:table-cell office:value-type="float" office:value="0.482502250035154" calcext:value-type="float">
            <text:p>0.482502250035154</text:p>
          </table:table-cell>
          <table:table-cell office:value-type="float" office:value="0.14660056948987" calcext:value-type="float">
            <text:p>0.14660056948987</text:p>
          </table:table-cell>
          <table:table-cell office:value-type="float" office:value="0.11600784576173" calcext:value-type="float">
            <text:p>0.11600784576173</text:p>
          </table:table-cell>
          <table:table-cell office:value-type="float" office:value="0.0660240343689652" calcext:value-type="float">
            <text:p>0.0660240343689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5286041115478" calcext:value-type="float">
            <text:p>0.645286041115478</text:p>
          </table:table-cell>
          <table:table-cell office:value-type="float" office:value="1.09888914064862" calcext:value-type="float">
            <text:p>1.09888914064862</text:p>
          </table:table-cell>
          <table:table-cell office:value-type="float" office:value="0.482447697632682" calcext:value-type="float">
            <text:p>0.482447697632682</text:p>
          </table:table-cell>
          <table:table-cell office:value-type="float" office:value="0.147146041766631" calcext:value-type="float">
            <text:p>0.147146041766631</text:p>
          </table:table-cell>
          <table:table-cell office:value-type="float" office:value="0.115994848223478" calcext:value-type="float">
            <text:p>0.115994848223478</text:p>
          </table:table-cell>
          <table:table-cell office:value-type="float" office:value="0.0660089332838028" calcext:value-type="float">
            <text:p>0.0660089332838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9950022856094" calcext:value-type="float">
            <text:p>0.629950022856094</text:p>
          </table:table-cell>
          <table:table-cell office:value-type="float" office:value="1.0988721622262" calcext:value-type="float">
            <text:p>1.0988721622262</text:p>
          </table:table-cell>
          <table:table-cell office:value-type="float" office:value="0.482509405751402" calcext:value-type="float">
            <text:p>0.482509405751402</text:p>
          </table:table-cell>
          <table:table-cell office:value-type="float" office:value="0.147222472890696" calcext:value-type="float">
            <text:p>0.147222472890696</text:p>
          </table:table-cell>
          <table:table-cell office:value-type="float" office:value="0.116009479642519" calcext:value-type="float">
            <text:p>0.116009479642519</text:p>
          </table:table-cell>
          <table:table-cell office:value-type="float" office:value="0.0660261188131745" calcext:value-type="float">
            <text:p>0.0660261188131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074300152272" calcext:value-type="float">
            <text:p>0.83074300152272</text:p>
          </table:table-cell>
          <table:table-cell office:value-type="float" office:value="1.09794940569764" calcext:value-type="float">
            <text:p>1.09794940569764</text:p>
          </table:table-cell>
          <table:table-cell office:value-type="float" office:value="0.482088117748386" calcext:value-type="float">
            <text:p>0.482088117748386</text:p>
          </table:table-cell>
          <table:table-cell office:value-type="float" office:value="0.144061780725167" calcext:value-type="float">
            <text:p>0.144061780725167</text:p>
          </table:table-cell>
          <table:table-cell office:value-type="float" office:value="0.115909400269605" calcext:value-type="float">
            <text:p>0.115909400269605</text:p>
          </table:table-cell>
          <table:table-cell office:value-type="float" office:value="0.0659097305727929" calcext:value-type="float">
            <text:p>0.0659097305727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41403281244451" calcext:value-type="float">
            <text:p>0.741403281244451</text:p>
          </table:table-cell>
          <table:table-cell office:value-type="float" office:value="1.02777694650751" calcext:value-type="float">
            <text:p>1.02777694650751</text:p>
          </table:table-cell>
          <table:table-cell office:value-type="float" office:value="0.409737717273897" calcext:value-type="float">
            <text:p>0.409737717273897</text:p>
          </table:table-cell>
          <table:table-cell office:value-type="float" office:value="0.12723358738655" calcext:value-type="float">
            <text:p>0.12723358738655</text:p>
          </table:table-cell>
          <table:table-cell office:value-type="float" office:value="0.106722009181987" calcext:value-type="float">
            <text:p>0.106722009181987</text:p>
          </table:table-cell>
          <table:table-cell office:value-type="float" office:value="0.0505917401774628" calcext:value-type="float">
            <text:p>0.050591740177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1795006308718" calcext:value-type="float">
            <text:p>0.491795006308718</text:p>
          </table:table-cell>
          <table:table-cell office:value-type="float" office:value="1.32725519476279" calcext:value-type="float">
            <text:p>1.32725519476279</text:p>
          </table:table-cell>
          <table:table-cell office:value-type="float" office:value="0.469709518434103" calcext:value-type="float">
            <text:p>0.469709518434103</text:p>
          </table:table-cell>
          <table:table-cell office:value-type="float" office:value="0.146069747870885" calcext:value-type="float">
            <text:p>0.146069747870885</text:p>
          </table:table-cell>
          <table:table-cell office:value-type="float" office:value="0.114450080708005" calcext:value-type="float">
            <text:p>0.114450080708005</text:p>
          </table:table-cell>
          <table:table-cell office:value-type="float" office:value="0.0693188132573248" calcext:value-type="float">
            <text:p>0.0693188132573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4606772530955" calcext:value-type="float">
            <text:p>0.484606772530955</text:p>
          </table:table-cell>
          <table:table-cell office:value-type="float" office:value="1.32732558946637" calcext:value-type="float">
            <text:p>1.32732558946637</text:p>
          </table:table-cell>
          <table:table-cell office:value-type="float" office:value="0.469726268693973" calcext:value-type="float">
            <text:p>0.469726268693973</text:p>
          </table:table-cell>
          <table:table-cell office:value-type="float" office:value="0.147001097998472" calcext:value-type="float">
            <text:p>0.147001097998472</text:p>
          </table:table-cell>
          <table:table-cell office:value-type="float" office:value="0.114451576268516" calcext:value-type="float">
            <text:p>0.114451576268516</text:p>
          </table:table-cell>
          <table:table-cell office:value-type="float" office:value="0.0693239267077829" calcext:value-type="float">
            <text:p>0.0693239267077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8842931481988" calcext:value-type="float">
            <text:p>0.478842931481988</text:p>
          </table:table-cell>
          <table:table-cell office:value-type="float" office:value="1.32733264735499" calcext:value-type="float">
            <text:p>1.32733264735499</text:p>
          </table:table-cell>
          <table:table-cell office:value-type="float" office:value="0.46975289207291" calcext:value-type="float">
            <text:p>0.46975289207291</text:p>
          </table:table-cell>
          <table:table-cell office:value-type="float" office:value="0.146807574128398" calcext:value-type="float">
            <text:p>0.146807574128398</text:p>
          </table:table-cell>
          <table:table-cell office:value-type="float" office:value="0.114457931001605" calcext:value-type="float">
            <text:p>0.114457931001605</text:p>
          </table:table-cell>
          <table:table-cell office:value-type="float" office:value="0.0693319202036469" calcext:value-type="float">
            <text:p>0.0693319202036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9183986087464" calcext:value-type="float">
            <text:p>0.679183986087464</text:p>
          </table:table-cell>
          <table:table-cell office:value-type="float" office:value="1.32609052420091" calcext:value-type="float">
            <text:p>1.32609052420091</text:p>
          </table:table-cell>
          <table:table-cell office:value-type="float" office:value="0.469283641071028" calcext:value-type="float">
            <text:p>0.469283641071028</text:p>
          </table:table-cell>
          <table:table-cell office:value-type="float" office:value="0.143296031915646" calcext:value-type="float">
            <text:p>0.143296031915646</text:p>
          </table:table-cell>
          <table:table-cell office:value-type="float" office:value="0.114345761693897" calcext:value-type="float">
            <text:p>0.114345761693897</text:p>
          </table:table-cell>
          <table:table-cell office:value-type="float" office:value="0.0691920980310117" calcext:value-type="float">
            <text:p>0.0691920980310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6672216119923" calcext:value-type="float">
            <text:p>0.496672216119923</text:p>
          </table:table-cell>
          <table:table-cell office:value-type="float" office:value="1.34552285480962" calcext:value-type="float">
            <text:p>1.34552285480962</text:p>
          </table:table-cell>
          <table:table-cell office:value-type="float" office:value="0.405261096338472" calcext:value-type="float">
            <text:p>0.405261096338472</text:p>
          </table:table-cell>
          <table:table-cell office:value-type="float" office:value="0.138041505830149" calcext:value-type="float">
            <text:p>0.138041505830149</text:p>
          </table:table-cell>
          <table:table-cell office:value-type="float" office:value="0.112345854769108" calcext:value-type="float">
            <text:p>0.112345854769108</text:p>
          </table:table-cell>
          <table:table-cell office:value-type="float" office:value="0.061498646475996" calcext:value-type="float">
            <text:p>0.0614986464759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8401544364708" calcext:value-type="float">
            <text:p>0.488401544364708</text:p>
          </table:table-cell>
          <table:table-cell office:value-type="float" office:value="1.24600142538481" calcext:value-type="float">
            <text:p>1.24600142538481</text:p>
          </table:table-cell>
          <table:table-cell office:value-type="float" office:value="0.462309864311044" calcext:value-type="float">
            <text:p>0.462309864311044</text:p>
          </table:table-cell>
          <table:table-cell office:value-type="float" office:value="0.153372542011456" calcext:value-type="float">
            <text:p>0.153372542011456</text:p>
          </table:table-cell>
          <table:table-cell office:value-type="float" office:value="0.115865028642426" calcext:value-type="float">
            <text:p>0.115865028642426</text:p>
          </table:table-cell>
          <table:table-cell office:value-type="float" office:value="0.0667871834510986" calcext:value-type="float">
            <text:p>0.0667871834510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3734459066989" calcext:value-type="float">
            <text:p>0.483734459066989</text:p>
          </table:table-cell>
          <table:table-cell office:value-type="float" office:value="1.24601219202704" calcext:value-type="float">
            <text:p>1.24601219202704</text:p>
          </table:table-cell>
          <table:table-cell office:value-type="float" office:value="0.462311599066199" calcext:value-type="float">
            <text:p>0.462311599066199</text:p>
          </table:table-cell>
          <table:table-cell office:value-type="float" office:value="0.154249241535661" calcext:value-type="float">
            <text:p>0.154249241535661</text:p>
          </table:table-cell>
          <table:table-cell office:value-type="float" office:value="0.115866402411413" calcext:value-type="float">
            <text:p>0.115866402411413</text:p>
          </table:table-cell>
          <table:table-cell office:value-type="float" office:value="0.066787779617857" calcext:value-type="float">
            <text:p>0.0667877796178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8586562571723" calcext:value-type="float">
            <text:p>0.488586562571723</text:p>
          </table:table-cell>
          <table:table-cell office:value-type="float" office:value="1.24601053800232" calcext:value-type="float">
            <text:p>1.24601053800232</text:p>
          </table:table-cell>
          <table:table-cell office:value-type="float" office:value="0.462291127340708" calcext:value-type="float">
            <text:p>0.462291127340708</text:p>
          </table:table-cell>
          <table:table-cell office:value-type="float" office:value="0.153714187600639" calcext:value-type="float">
            <text:p>0.153714187600639</text:p>
          </table:table-cell>
          <table:table-cell office:value-type="float" office:value="0.115861359175269" calcext:value-type="float">
            <text:p>0.115861359175269</text:p>
          </table:table-cell>
          <table:table-cell office:value-type="float" office:value="0.0667817446888885" calcext:value-type="float">
            <text:p>0.0667817446888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1957779829126" calcext:value-type="float">
            <text:p>0.671957779829126</text:p>
          </table:table-cell>
          <table:table-cell office:value-type="float" office:value="1.24503999713305" calcext:value-type="float">
            <text:p>1.24503999713305</text:p>
          </table:table-cell>
          <table:table-cell office:value-type="float" office:value="0.46191157669161" calcext:value-type="float">
            <text:p>0.46191157669161</text:p>
          </table:table-cell>
          <table:table-cell office:value-type="float" office:value="0.150935818669148" calcext:value-type="float">
            <text:p>0.150935818669148</text:p>
          </table:table-cell>
          <table:table-cell office:value-type="float" office:value="0.115768111063416" calcext:value-type="float">
            <text:p>0.115768111063416</text:p>
          </table:table-cell>
          <table:table-cell office:value-type="float" office:value="0.0666711932862451" calcext:value-type="float">
            <text:p>0.0666711932862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6004289565629" calcext:value-type="float">
            <text:p>0.596004289565629</text:p>
          </table:table-cell>
          <table:table-cell office:value-type="float" office:value="1.15475727976889" calcext:value-type="float">
            <text:p>1.15475727976889</text:p>
          </table:table-cell>
          <table:table-cell office:value-type="float" office:value="0.416937175465321" calcext:value-type="float">
            <text:p>0.416937175465321</text:p>
          </table:table-cell>
          <table:table-cell office:value-type="float" office:value="0.126886047144678" calcext:value-type="float">
            <text:p>0.126886047144678</text:p>
          </table:table-cell>
          <table:table-cell office:value-type="float" office:value="0.108036154039685" calcext:value-type="float">
            <text:p>0.108036154039685</text:p>
          </table:table-cell>
          <table:table-cell office:value-type="float" office:value="0.0504819738980301" calcext:value-type="float">
            <text:p>0.0504819738980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1544680541754" calcext:value-type="float">
            <text:p>0.641544680541754</text:p>
          </table:table-cell>
          <table:table-cell office:value-type="float" office:value="1.14302391783808" calcext:value-type="float">
            <text:p>1.14302391783808</text:p>
          </table:table-cell>
          <table:table-cell office:value-type="float" office:value="0.55858521916917" calcext:value-type="float">
            <text:p>0.55858521916917</text:p>
          </table:table-cell>
          <table:table-cell office:value-type="float" office:value="0.193075929251598" calcext:value-type="float">
            <text:p>0.193075929251598</text:p>
          </table:table-cell>
          <table:table-cell office:value-type="float" office:value="0.148040404660733" calcext:value-type="float">
            <text:p>0.148040404660733</text:p>
          </table:table-cell>
          <table:table-cell office:value-type="float" office:value="0.0852743671598812" calcext:value-type="float">
            <text:p>0.0852743671598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2791438601629" calcext:value-type="float">
            <text:p>0.642791438601629</text:p>
          </table:table-cell>
          <table:table-cell office:value-type="float" office:value="1.14300369902968" calcext:value-type="float">
            <text:p>1.14300369902968</text:p>
          </table:table-cell>
          <table:table-cell office:value-type="float" office:value="0.558555069022171" calcext:value-type="float">
            <text:p>0.558555069022171</text:p>
          </table:table-cell>
          <table:table-cell office:value-type="float" office:value="0.193760451059211" calcext:value-type="float">
            <text:p>0.193760451059211</text:p>
          </table:table-cell>
          <table:table-cell office:value-type="float" office:value="0.1480325268535" calcext:value-type="float">
            <text:p>0.1480325268535</text:p>
          </table:table-cell>
          <table:table-cell office:value-type="float" office:value="0.0852651082433957" calcext:value-type="float">
            <text:p>0.0852651082433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9029838259409" calcext:value-type="float">
            <text:p>0.639029838259409</text:p>
          </table:table-cell>
          <table:table-cell office:value-type="float" office:value="1.14299364010374" calcext:value-type="float">
            <text:p>1.14299364010374</text:p>
          </table:table-cell>
          <table:table-cell office:value-type="float" office:value="0.558574330320702" calcext:value-type="float">
            <text:p>0.558574330320702</text:p>
          </table:table-cell>
          <table:table-cell office:value-type="float" office:value="0.193610226606018" calcext:value-type="float">
            <text:p>0.193610226606018</text:p>
          </table:table-cell>
          <table:table-cell office:value-type="float" office:value="0.148037561653981" calcext:value-type="float">
            <text:p>0.148037561653981</text:p>
          </table:table-cell>
          <table:table-cell office:value-type="float" office:value="0.0852710943531833" calcext:value-type="float">
            <text:p>0.0852710943531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2137004244801" calcext:value-type="float">
            <text:p>0.862137004244801</text:p>
          </table:table-cell>
          <table:table-cell office:value-type="float" office:value="1.1418688865553" calcext:value-type="float">
            <text:p>1.1418688865553</text:p>
          </table:table-cell>
          <table:table-cell office:value-type="float" office:value="0.558001334779367" calcext:value-type="float">
            <text:p>0.558001334779367</text:p>
          </table:table-cell>
          <table:table-cell office:value-type="float" office:value="0.189922736829825" calcext:value-type="float">
            <text:p>0.189922736829825</text:p>
          </table:table-cell>
          <table:table-cell office:value-type="float" office:value="0.147888390770791" calcext:value-type="float">
            <text:p>0.147888390770791</text:p>
          </table:table-cell>
          <table:table-cell office:value-type="float" office:value="0.0850944057975351" calcext:value-type="float">
            <text:p>0.0850944057975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9985654040316" calcext:value-type="float">
            <text:p>0.669985654040316</text:p>
          </table:table-cell>
          <table:table-cell office:value-type="float" office:value="1.12744857980907" calcext:value-type="float">
            <text:p>1.12744857980907</text:p>
          </table:table-cell>
          <table:table-cell office:value-type="float" office:value="0.515482569922165" calcext:value-type="float">
            <text:p>0.515482569922165</text:p>
          </table:table-cell>
          <table:table-cell office:value-type="float" office:value="0.147035911331647" calcext:value-type="float">
            <text:p>0.147035911331647</text:p>
          </table:table-cell>
          <table:table-cell office:value-type="float" office:value="0.133950116317248" calcext:value-type="float">
            <text:p>0.133950116317248</text:p>
          </table:table-cell>
          <table:table-cell office:value-type="float" office:value="0.0741716012164468" calcext:value-type="float">
            <text:p>0.0741716012164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4991674461025" calcext:value-type="float">
            <text:p>0.584991674461025</text:p>
          </table:table-cell>
          <table:table-cell office:value-type="float" office:value="1.2911735491262" calcext:value-type="float">
            <text:p>1.2911735491262</text:p>
          </table:table-cell>
          <table:table-cell office:value-type="float" office:value="0.511350503446016" calcext:value-type="float">
            <text:p>0.511350503446016</text:p>
          </table:table-cell>
          <table:table-cell office:value-type="float" office:value="0.156121878792086" calcext:value-type="float">
            <text:p>0.156121878792086</text:p>
          </table:table-cell>
          <table:table-cell office:value-type="float" office:value="0.11895669205693" calcext:value-type="float">
            <text:p>0.11895669205693</text:p>
          </table:table-cell>
          <table:table-cell office:value-type="float" office:value="0.0678018653552171" calcext:value-type="float">
            <text:p>0.0678018653552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9069374644655" calcext:value-type="float">
            <text:p>0.569069374644655</text:p>
          </table:table-cell>
          <table:table-cell office:value-type="float" office:value="1.29126971883348" calcext:value-type="float">
            <text:p>1.29126971883348</text:p>
          </table:table-cell>
          <table:table-cell office:value-type="float" office:value="0.511413523679427" calcext:value-type="float">
            <text:p>0.511413523679427</text:p>
          </table:table-cell>
          <table:table-cell office:value-type="float" office:value="0.157324923945641" calcext:value-type="float">
            <text:p>0.157324923945641</text:p>
          </table:table-cell>
          <table:table-cell office:value-type="float" office:value="0.11896811508759" calcext:value-type="float">
            <text:p>0.11896811508759</text:p>
          </table:table-cell>
          <table:table-cell office:value-type="float" office:value="0.0678190400786483" calcext:value-type="float">
            <text:p>0.0678190400786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5483095936858" calcext:value-type="float">
            <text:p>0.575483095936858</text:p>
          </table:table-cell>
          <table:table-cell office:value-type="float" office:value="1.2912660733351" calcext:value-type="float">
            <text:p>1.2912660733351</text:p>
          </table:table-cell>
          <table:table-cell office:value-type="float" office:value="0.51137899671649" calcext:value-type="float">
            <text:p>0.51137899671649</text:p>
          </table:table-cell>
          <table:table-cell office:value-type="float" office:value="0.156770779323747" calcext:value-type="float">
            <text:p>0.156770779323747</text:p>
          </table:table-cell>
          <table:table-cell office:value-type="float" office:value="0.118960289700512" calcext:value-type="float">
            <text:p>0.118960289700512</text:p>
          </table:table-cell>
          <table:table-cell office:value-type="float" office:value="0.0678096621973005" calcext:value-type="float">
            <text:p>0.0678096621973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89142084670551" calcext:value-type="float">
            <text:p>0.789142084670551</text:p>
          </table:table-cell>
          <table:table-cell office:value-type="float" office:value="1.28994324951932" calcext:value-type="float">
            <text:p>1.28994324951932</text:p>
          </table:table-cell>
          <table:table-cell office:value-type="float" office:value="0.510818594785919" calcext:value-type="float">
            <text:p>0.510818594785919</text:p>
          </table:table-cell>
          <table:table-cell office:value-type="float" office:value="0.153600409559303" calcext:value-type="float">
            <text:p>0.153600409559303</text:p>
          </table:table-cell>
          <table:table-cell office:value-type="float" office:value="0.1188339109937" calcext:value-type="float">
            <text:p>0.1188339109937</text:p>
          </table:table-cell>
          <table:table-cell office:value-type="float" office:value="0.0676595757384302" calcext:value-type="float">
            <text:p>0.067659575738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6104725286732" calcext:value-type="float">
            <text:p>0.546104725286732</text:p>
          </table:table-cell>
          <table:table-cell office:value-type="float" office:value="1.30806008195787" calcext:value-type="float">
            <text:p>1.30806008195787</text:p>
          </table:table-cell>
          <table:table-cell office:value-type="float" office:value="0.585714019324183" calcext:value-type="float">
            <text:p>0.585714019324183</text:p>
          </table:table-cell>
          <table:table-cell office:value-type="float" office:value="0.166866155283102" calcext:value-type="float">
            <text:p>0.166866155283102</text:p>
          </table:table-cell>
          <table:table-cell office:value-type="float" office:value="0.124657500466953" calcext:value-type="float">
            <text:p>0.124657500466953</text:p>
          </table:table-cell>
          <table:table-cell office:value-type="float" office:value="0.0979075278275998" calcext:value-type="float">
            <text:p>0.097907527827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858062666378" calcext:value-type="float">
            <text:p>0.63858062666378</text:p>
          </table:table-cell>
          <table:table-cell office:value-type="float" office:value="1.17593198813749" calcext:value-type="float">
            <text:p>1.17593198813749</text:p>
          </table:table-cell>
          <table:table-cell office:value-type="float" office:value="0.419374147181176" calcext:value-type="float">
            <text:p>0.419374147181176</text:p>
          </table:table-cell>
          <table:table-cell office:value-type="float" office:value="0.15444955761883" calcext:value-type="float">
            <text:p>0.15444955761883</text:p>
          </table:table-cell>
          <table:table-cell office:value-type="float" office:value="0.119247939809283" calcext:value-type="float">
            <text:p>0.119247939809283</text:p>
          </table:table-cell>
          <table:table-cell office:value-type="float" office:value="0.0643770224247026" calcext:value-type="float">
            <text:p>0.0643770224247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1227713851682" calcext:value-type="float">
            <text:p>0.621227713851682</text:p>
          </table:table-cell>
          <table:table-cell office:value-type="float" office:value="1.17601346026542" calcext:value-type="float">
            <text:p>1.17601346026542</text:p>
          </table:table-cell>
          <table:table-cell office:value-type="float" office:value="0.419427958794168" calcext:value-type="float">
            <text:p>0.419427958794168</text:p>
          </table:table-cell>
          <table:table-cell office:value-type="float" office:value="0.155706795744094" calcext:value-type="float">
            <text:p>0.155706795744094</text:p>
          </table:table-cell>
          <table:table-cell office:value-type="float" office:value="0.119263181930182" calcext:value-type="float">
            <text:p>0.119263181930182</text:p>
          </table:table-cell>
          <table:table-cell office:value-type="float" office:value="0.064393884433663" calcext:value-type="float">
            <text:p>0.0643938844336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3995557623647" calcext:value-type="float">
            <text:p>0.613995557623647</text:p>
          </table:table-cell>
          <table:table-cell office:value-type="float" office:value="1.17601648113686" calcext:value-type="float">
            <text:p>1.17601648113686</text:p>
          </table:table-cell>
          <table:table-cell office:value-type="float" office:value="0.419457533098167" calcext:value-type="float">
            <text:p>0.419457533098167</text:p>
          </table:table-cell>
          <table:table-cell office:value-type="float" office:value="0.15554008895246" calcext:value-type="float">
            <text:p>0.15554008895246</text:p>
          </table:table-cell>
          <table:table-cell office:value-type="float" office:value="0.119271471383376" calcext:value-type="float">
            <text:p>0.119271471383376</text:p>
          </table:table-cell>
          <table:table-cell office:value-type="float" office:value="0.0644031227634573" calcext:value-type="float">
            <text:p>0.0644031227634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01852793443589" calcext:value-type="float">
            <text:p>0.801852793443589</text:p>
          </table:table-cell>
          <table:table-cell office:value-type="float" office:value="1.17497063546301" calcext:value-type="float">
            <text:p>1.17497063546301</text:p>
          </table:table-cell>
          <table:table-cell office:value-type="float" office:value="0.419066188332966" calcext:value-type="float">
            <text:p>0.419066188332966</text:p>
          </table:table-cell>
          <table:table-cell office:value-type="float" office:value="0.15228828330968" calcext:value-type="float">
            <text:p>0.15228828330968</text:p>
          </table:table-cell>
          <table:table-cell office:value-type="float" office:value="0.11916153937464" calcext:value-type="float">
            <text:p>0.11916153937464</text:p>
          </table:table-cell>
          <table:table-cell office:value-type="float" office:value="0.0642818188921205" calcext:value-type="float">
            <text:p>0.064281818892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5719159058051" calcext:value-type="float">
            <text:p>0.645719159058051</text:p>
          </table:table-cell>
          <table:table-cell office:value-type="float" office:value="1.17029795327698" calcext:value-type="float">
            <text:p>1.17029795327698</text:p>
          </table:table-cell>
          <table:table-cell office:value-type="float" office:value="0.425447584275387" calcext:value-type="float">
            <text:p>0.425447584275387</text:p>
          </table:table-cell>
          <table:table-cell office:value-type="float" office:value="0.175796433797849" calcext:value-type="float">
            <text:p>0.175796433797849</text:p>
          </table:table-cell>
          <table:table-cell office:value-type="float" office:value="0.126770052498956" calcext:value-type="float">
            <text:p>0.126770052498956</text:p>
          </table:table-cell>
          <table:table-cell office:value-type="float" office:value="0.0690410337208766" calcext:value-type="float">
            <text:p>0.06904103372087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7160411571042" calcext:value-type="float">
            <text:p>0.457160411571042</text:p>
          </table:table-cell>
          <table:table-cell office:value-type="float" office:value="1.24346632128857" calcext:value-type="float">
            <text:p>1.24346632128857</text:p>
          </table:table-cell>
          <table:table-cell office:value-type="float" office:value="0.515937047561821" calcext:value-type="float">
            <text:p>0.515937047561821</text:p>
          </table:table-cell>
          <table:table-cell office:value-type="float" office:value="0.189718657175976" calcext:value-type="float">
            <text:p>0.189718657175976</text:p>
          </table:table-cell>
          <table:table-cell office:value-type="float" office:value="0.140351607760822" calcext:value-type="float">
            <text:p>0.140351607760822</text:p>
          </table:table-cell>
          <table:table-cell office:value-type="float" office:value="0.0757398335233829" calcext:value-type="float">
            <text:p>0.0757398335233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8443621829957" calcext:value-type="float">
            <text:p>0.458443621829957</text:p>
          </table:table-cell>
          <table:table-cell office:value-type="float" office:value="1.24347050367522" calcext:value-type="float">
            <text:p>1.24347050367522</text:p>
          </table:table-cell>
          <table:table-cell office:value-type="float" office:value="0.515907038445351" calcext:value-type="float">
            <text:p>0.515907038445351</text:p>
          </table:table-cell>
          <table:table-cell office:value-type="float" office:value="0.190503641464103" calcext:value-type="float">
            <text:p>0.190503641464103</text:p>
          </table:table-cell>
          <table:table-cell office:value-type="float" office:value="0.140340781398804" calcext:value-type="float">
            <text:p>0.140340781398804</text:p>
          </table:table-cell>
          <table:table-cell office:value-type="float" office:value="0.0757309864285048" calcext:value-type="float">
            <text:p>0.0757309864285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7633308746754" calcext:value-type="float">
            <text:p>0.447633308746754</text:p>
          </table:table-cell>
          <table:table-cell office:value-type="float" office:value="1.2434599708789" calcext:value-type="float">
            <text:p>1.2434599708789</text:p>
          </table:table-cell>
          <table:table-cell office:value-type="float" office:value="0.515961329212923" calcext:value-type="float">
            <text:p>0.515961329212923</text:p>
          </table:table-cell>
          <table:table-cell office:value-type="float" office:value="0.190471374238668" calcext:value-type="float">
            <text:p>0.190471374238668</text:p>
          </table:table-cell>
          <table:table-cell office:value-type="float" office:value="0.140355241389477" calcext:value-type="float">
            <text:p>0.140355241389477</text:p>
          </table:table-cell>
          <table:table-cell office:value-type="float" office:value="0.0757472265721939" calcext:value-type="float">
            <text:p>0.0757472265721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3502076458447" calcext:value-type="float">
            <text:p>0.663502076458447</text:p>
          </table:table-cell>
          <table:table-cell office:value-type="float" office:value="1.24220046081944" calcext:value-type="float">
            <text:p>1.24220046081944</text:p>
          </table:table-cell>
          <table:table-cell office:value-type="float" office:value="0.515407812904493" calcext:value-type="float">
            <text:p>0.515407812904493</text:p>
          </table:table-cell>
          <table:table-cell office:value-type="float" office:value="0.187090719689259" calcext:value-type="float">
            <text:p>0.187090719689259</text:p>
          </table:table-cell>
          <table:table-cell office:value-type="float" office:value="0.14020880548754" calcext:value-type="float">
            <text:p>0.14020880548754</text:p>
          </table:table-cell>
          <table:table-cell office:value-type="float" office:value="0.0755830688219454" calcext:value-type="float">
            <text:p>0.0755830688219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4033928567497" calcext:value-type="float">
            <text:p>0.284033928567497</text:p>
          </table:table-cell>
          <table:table-cell office:value-type="float" office:value="1.3729875173639" calcext:value-type="float">
            <text:p>1.3729875173639</text:p>
          </table:table-cell>
          <table:table-cell office:value-type="float" office:value="0.615849409472005" calcext:value-type="float">
            <text:p>0.615849409472005</text:p>
          </table:table-cell>
          <table:table-cell office:value-type="float" office:value="0.307009927598475" calcext:value-type="float">
            <text:p>0.307009927598475</text:p>
          </table:table-cell>
          <table:table-cell office:value-type="float" office:value="0.223821016879327" calcext:value-type="float">
            <text:p>0.223821016879327</text:p>
          </table:table-cell>
          <table:table-cell office:value-type="float" office:value="0.0899551429747861" calcext:value-type="float">
            <text:p>0.08995514297478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2396344828316" calcext:value-type="float">
            <text:p>0.472396344828316</text:p>
          </table:table-cell>
          <table:table-cell office:value-type="float" office:value="1.38656697476793" calcext:value-type="float">
            <text:p>1.38656697476793</text:p>
          </table:table-cell>
          <table:table-cell office:value-type="float" office:value="0.420180493307042" calcext:value-type="float">
            <text:p>0.420180493307042</text:p>
          </table:table-cell>
          <table:table-cell office:value-type="float" office:value="0.161941724597204" calcext:value-type="float">
            <text:p>0.161941724597204</text:p>
          </table:table-cell>
          <table:table-cell office:value-type="float" office:value="0.122927301779579" calcext:value-type="float">
            <text:p>0.122927301779579</text:p>
          </table:table-cell>
          <table:table-cell office:value-type="float" office:value="0.0597713253234895" calcext:value-type="float">
            <text:p>0.059771325323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8791684957684" calcext:value-type="float">
            <text:p>0.458791684957684</text:p>
          </table:table-cell>
          <table:table-cell office:value-type="float" office:value="1.38661627891084" calcext:value-type="float">
            <text:p>1.38661627891084</text:p>
          </table:table-cell>
          <table:table-cell office:value-type="float" office:value="0.420220851903821" calcext:value-type="float">
            <text:p>0.420220851903821</text:p>
          </table:table-cell>
          <table:table-cell office:value-type="float" office:value="0.162942322404105" calcext:value-type="float">
            <text:p>0.162942322404105</text:p>
          </table:table-cell>
          <table:table-cell office:value-type="float" office:value="0.122938376155391" calcext:value-type="float">
            <text:p>0.122938376155391</text:p>
          </table:table-cell>
          <table:table-cell office:value-type="float" office:value="0.0597830793697283" calcext:value-type="float">
            <text:p>0.0597830793697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5916211033659" calcext:value-type="float">
            <text:p>0.465916211033659</text:p>
          </table:table-cell>
          <table:table-cell office:value-type="float" office:value="1.38661051779439" calcext:value-type="float">
            <text:p>1.38661051779439</text:p>
          </table:table-cell>
          <table:table-cell office:value-type="float" office:value="0.420191087272314" calcext:value-type="float">
            <text:p>0.420191087272314</text:p>
          </table:table-cell>
          <table:table-cell office:value-type="float" office:value="0.162425529899947" calcext:value-type="float">
            <text:p>0.162425529899947</text:p>
          </table:table-cell>
          <table:table-cell office:value-type="float" office:value="0.122929978132949" calcext:value-type="float">
            <text:p>0.122929978132949</text:p>
          </table:table-cell>
          <table:table-cell office:value-type="float" office:value="0.059774445967735" calcext:value-type="float">
            <text:p>0.0597744459677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9785664979929" calcext:value-type="float">
            <text:p>0.639785664979929</text:p>
          </table:table-cell>
          <table:table-cell office:value-type="float" office:value="1.38554129800906" calcext:value-type="float">
            <text:p>1.38554129800906</text:p>
          </table:table-cell>
          <table:table-cell office:value-type="float" office:value="0.419837949904387" calcext:value-type="float">
            <text:p>0.419837949904387</text:p>
          </table:table-cell>
          <table:table-cell office:value-type="float" office:value="0.160058060866006" calcext:value-type="float">
            <text:p>0.160058060866006</text:p>
          </table:table-cell>
          <table:table-cell office:value-type="float" office:value="0.122831584952576" calcext:value-type="float">
            <text:p>0.122831584952576</text:p>
          </table:table-cell>
          <table:table-cell office:value-type="float" office:value="0.0596731677819289" calcext:value-type="float">
            <text:p>0.0596731677819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820811440336" calcext:value-type="float">
            <text:p>0.38820811440336</text:p>
          </table:table-cell>
          <table:table-cell office:value-type="float" office:value="1.46342492777388" calcext:value-type="float">
            <text:p>1.46342492777388</text:p>
          </table:table-cell>
          <table:table-cell office:value-type="float" office:value="0.391908083375335" calcext:value-type="float">
            <text:p>0.391908083375335</text:p>
          </table:table-cell>
          <table:table-cell office:value-type="float" office:value="0.1748941032215" calcext:value-type="float">
            <text:p>0.1748941032215</text:p>
          </table:table-cell>
          <table:table-cell office:value-type="float" office:value="0.128962596570374" calcext:value-type="float">
            <text:p>0.128962596570374</text:p>
          </table:table-cell>
          <table:table-cell office:value-type="float" office:value="0.0507620570423429" calcext:value-type="float">
            <text:p>0.0507620570423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7720180229592" calcext:value-type="float">
            <text:p>0.417720180229592</text:p>
          </table:table-cell>
          <table:table-cell office:value-type="float" office:value="1.26370760349246" calcext:value-type="float">
            <text:p>1.26370760349246</text:p>
          </table:table-cell>
          <table:table-cell office:value-type="float" office:value="0.51238779121623" calcext:value-type="float">
            <text:p>0.51238779121623</text:p>
          </table:table-cell>
          <table:table-cell office:value-type="float" office:value="0.163028865418692" calcext:value-type="float">
            <text:p>0.163028865418692</text:p>
          </table:table-cell>
          <table:table-cell office:value-type="float" office:value="0.129211005872664" calcext:value-type="float">
            <text:p>0.129211005872664</text:p>
          </table:table-cell>
          <table:table-cell office:value-type="float" office:value="0.0704471580057696" calcext:value-type="float">
            <text:p>0.070447158005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7647718198567" calcext:value-type="float">
            <text:p>0.387647718198567</text:p>
          </table:table-cell>
          <table:table-cell office:value-type="float" office:value="1.26385465490582" calcext:value-type="float">
            <text:p>1.26385465490582</text:p>
          </table:table-cell>
          <table:table-cell office:value-type="float" office:value="0.512506272824823" calcext:value-type="float">
            <text:p>0.512506272824823</text:p>
          </table:table-cell>
          <table:table-cell office:value-type="float" office:value="0.164761361589878" calcext:value-type="float">
            <text:p>0.164761361589878</text:p>
          </table:table-cell>
          <table:table-cell office:value-type="float" office:value="0.129240773118323" calcext:value-type="float">
            <text:p>0.129240773118323</text:p>
          </table:table-cell>
          <table:table-cell office:value-type="float" office:value="0.0704805817354691" calcext:value-type="float">
            <text:p>0.0704805817354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7346049344999" calcext:value-type="float">
            <text:p>0.397346049344999</text:p>
          </table:table-cell>
          <table:table-cell office:value-type="float" office:value="1.26386916227285" calcext:value-type="float">
            <text:p>1.26386916227285</text:p>
          </table:table-cell>
          <table:table-cell office:value-type="float" office:value="0.512457930883544" calcext:value-type="float">
            <text:p>0.512457930883544</text:p>
          </table:table-cell>
          <table:table-cell office:value-type="float" office:value="0.164125535108055" calcext:value-type="float">
            <text:p>0.164125535108055</text:p>
          </table:table-cell>
          <table:table-cell office:value-type="float" office:value="0.129228757771491" calcext:value-type="float">
            <text:p>0.129228757771491</text:p>
          </table:table-cell>
          <table:table-cell office:value-type="float" office:value="0.0704669522012871" calcext:value-type="float">
            <text:p>0.0704669522012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9505860039762" calcext:value-type="float">
            <text:p>0.619505860039762</text:p>
          </table:table-cell>
          <table:table-cell office:value-type="float" office:value="1.26259863956373" calcext:value-type="float">
            <text:p>1.26259863956373</text:p>
          </table:table-cell>
          <table:table-cell office:value-type="float" office:value="0.511921488021686" calcext:value-type="float">
            <text:p>0.511921488021686</text:p>
          </table:table-cell>
          <table:table-cell office:value-type="float" office:value="0.160504695171022" calcext:value-type="float">
            <text:p>0.160504695171022</text:p>
          </table:table-cell>
          <table:table-cell office:value-type="float" office:value="0.129094329433642" calcext:value-type="float">
            <text:p>0.129094329433642</text:p>
          </table:table-cell>
          <table:table-cell office:value-type="float" office:value="0.0703178242921106" calcext:value-type="float">
            <text:p>0.0703178242921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7959727063683" calcext:value-type="float">
            <text:p>0.347959727063683</text:p>
          </table:table-cell>
          <table:table-cell office:value-type="float" office:value="1.33101075812459" calcext:value-type="float">
            <text:p>1.33101075812459</text:p>
          </table:table-cell>
          <table:table-cell office:value-type="float" office:value="0.4536665503289" calcext:value-type="float">
            <text:p>0.4536665503289</text:p>
          </table:table-cell>
          <table:table-cell office:value-type="float" office:value="0.167447159536371" calcext:value-type="float">
            <text:p>0.167447159536371</text:p>
          </table:table-cell>
          <table:table-cell office:value-type="float" office:value="0.130721276670151" calcext:value-type="float">
            <text:p>0.130721276670151</text:p>
          </table:table-cell>
          <table:table-cell office:value-type="float" office:value="0.0594015323070152" calcext:value-type="float">
            <text:p>0.0594015323070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4930442315228" calcext:value-type="float">
            <text:p>0.674930442315228</text:p>
          </table:table-cell>
          <table:table-cell office:value-type="float" office:value="1.25653669292361" calcext:value-type="float">
            <text:p>1.25653669292361</text:p>
          </table:table-cell>
          <table:table-cell office:value-type="float" office:value="0.450742654829147" calcext:value-type="float">
            <text:p>0.450742654829147</text:p>
          </table:table-cell>
          <table:table-cell office:value-type="float" office:value="0.143976162100488" calcext:value-type="float">
            <text:p>0.143976162100488</text:p>
          </table:table-cell>
          <table:table-cell office:value-type="float" office:value="0.112041360041883" calcext:value-type="float">
            <text:p>0.112041360041883</text:p>
          </table:table-cell>
          <table:table-cell office:value-type="float" office:value="0.0654623181636494" calcext:value-type="float">
            <text:p>0.0654623181636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5392838520864" calcext:value-type="float">
            <text:p>0.675392838520864</text:p>
          </table:table-cell>
          <table:table-cell office:value-type="float" office:value="1.25652265216807" calcext:value-type="float">
            <text:p>1.25652265216807</text:p>
          </table:table-cell>
          <table:table-cell office:value-type="float" office:value="0.45072324001573" calcext:value-type="float">
            <text:p>0.45072324001573</text:p>
          </table:table-cell>
          <table:table-cell office:value-type="float" office:value="0.144806865463713" calcext:value-type="float">
            <text:p>0.144806865463713</text:p>
          </table:table-cell>
          <table:table-cell office:value-type="float" office:value="0.11203701359602" calcext:value-type="float">
            <text:p>0.11203701359602</text:p>
          </table:table-cell>
          <table:table-cell office:value-type="float" office:value="0.0654566734704687" calcext:value-type="float">
            <text:p>0.0654566734704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496585975304" calcext:value-type="float">
            <text:p>0.66496585975304</text:p>
          </table:table-cell>
          <table:table-cell office:value-type="float" office:value="1.25654040683472" calcext:value-type="float">
            <text:p>1.25654040683472</text:p>
          </table:table-cell>
          <table:table-cell office:value-type="float" office:value="0.450770581298887" calcext:value-type="float">
            <text:p>0.450770581298887</text:p>
          </table:table-cell>
          <table:table-cell office:value-type="float" office:value="0.144667970933823" calcext:value-type="float">
            <text:p>0.144667970933823</text:p>
          </table:table-cell>
          <table:table-cell office:value-type="float" office:value="0.112048578646098" calcext:value-type="float">
            <text:p>0.112048578646098</text:p>
          </table:table-cell>
          <table:table-cell office:value-type="float" office:value="0.0654706507940654" calcext:value-type="float">
            <text:p>0.0654706507940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56259833794753" calcext:value-type="float">
            <text:p>0.856259833794753</text:p>
          </table:table-cell>
          <table:table-cell office:value-type="float" office:value="1.25536498360552" calcext:value-type="float">
            <text:p>1.25536498360552</text:p>
          </table:table-cell>
          <table:table-cell office:value-type="float" office:value="0.450324749979086" calcext:value-type="float">
            <text:p>0.450324749979086</text:p>
          </table:table-cell>
          <table:table-cell office:value-type="float" office:value="0.141420562259535" calcext:value-type="float">
            <text:p>0.141420562259535</text:p>
          </table:table-cell>
          <table:table-cell office:value-type="float" office:value="0.111939481278574" calcext:value-type="float">
            <text:p>0.111939481278574</text:p>
          </table:table-cell>
          <table:table-cell office:value-type="float" office:value="0.0653399821875425" calcext:value-type="float">
            <text:p>0.0653399821875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97126012820002" calcext:value-type="float">
            <text:p>0.597126012820002</text:p>
          </table:table-cell>
          <table:table-cell office:value-type="float" office:value="1.32316489756971" calcext:value-type="float">
            <text:p>1.32316489756971</text:p>
          </table:table-cell>
          <table:table-cell office:value-type="float" office:value="0.464250633528846" calcext:value-type="float">
            <text:p>0.464250633528846</text:p>
          </table:table-cell>
          <table:table-cell office:value-type="float" office:value="0.153224711427666" calcext:value-type="float">
            <text:p>0.153224711427666</text:p>
          </table:table-cell>
          <table:table-cell office:value-type="float" office:value="0.118876900076275" calcext:value-type="float">
            <text:p>0.118876900076275</text:p>
          </table:table-cell>
          <table:table-cell office:value-type="float" office:value="0.0576921241144068" calcext:value-type="float">
            <text:p>0.0576921241144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3619740259616" calcext:value-type="float">
            <text:p>0.393619740259616</text:p>
          </table:table-cell>
          <table:table-cell office:value-type="float" office:value="1.35479319076393" calcext:value-type="float">
            <text:p>1.35479319076393</text:p>
          </table:table-cell>
          <table:table-cell office:value-type="float" office:value="0.486695102628163" calcext:value-type="float">
            <text:p>0.486695102628163</text:p>
          </table:table-cell>
          <table:table-cell office:value-type="float" office:value="0.177038083031108" calcext:value-type="float">
            <text:p>0.177038083031108</text:p>
          </table:table-cell>
          <table:table-cell office:value-type="float" office:value="0.129302055033366" calcext:value-type="float">
            <text:p>0.129302055033366</text:p>
          </table:table-cell>
          <table:table-cell office:value-type="float" office:value="0.0722224039504372" calcext:value-type="float">
            <text:p>0.0722224039504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2594837828755" calcext:value-type="float">
            <text:p>0.382594837828755</text:p>
          </table:table-cell>
          <table:table-cell office:value-type="float" office:value="1.35482114184343" calcext:value-type="float">
            <text:p>1.35482114184343</text:p>
          </table:table-cell>
          <table:table-cell office:value-type="float" office:value="0.486721787126823" calcext:value-type="float">
            <text:p>0.486721787126823</text:p>
          </table:table-cell>
          <table:table-cell office:value-type="float" office:value="0.178241227270375" calcext:value-type="float">
            <text:p>0.178241227270375</text:p>
          </table:table-cell>
          <table:table-cell office:value-type="float" office:value="0.12930949215029" calcext:value-type="float">
            <text:p>0.12930949215029</text:p>
          </table:table-cell>
          <table:table-cell office:value-type="float" office:value="0.0722306113852981" calcext:value-type="float">
            <text:p>0.0722306113852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3658264601831" calcext:value-type="float">
            <text:p>0.393658264601831</text:p>
          </table:table-cell>
          <table:table-cell office:value-type="float" office:value="1.35481761381353" calcext:value-type="float">
            <text:p>1.35481761381353</text:p>
          </table:table-cell>
          <table:table-cell office:value-type="float" office:value="0.486669532190351" calcext:value-type="float">
            <text:p>0.486669532190351</text:p>
          </table:table-cell>
          <table:table-cell office:value-type="float" office:value="0.177484838196005" calcext:value-type="float">
            <text:p>0.177484838196005</text:p>
          </table:table-cell>
          <table:table-cell office:value-type="float" office:value="0.129295984965833" calcext:value-type="float">
            <text:p>0.129295984965833</text:p>
          </table:table-cell>
          <table:table-cell office:value-type="float" office:value="0.072214785001331" calcext:value-type="float">
            <text:p>0.0722147850013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6354879418664" calcext:value-type="float">
            <text:p>0.586354879418664</text:p>
          </table:table-cell>
          <table:table-cell office:value-type="float" office:value="1.3536858560215" calcext:value-type="float">
            <text:p>1.3536858560215</text:p>
          </table:table-cell>
          <table:table-cell office:value-type="float" office:value="0.486231969431884" calcext:value-type="float">
            <text:p>0.486231969431884</text:p>
          </table:table-cell>
          <table:table-cell office:value-type="float" office:value="0.174556999499116" calcext:value-type="float">
            <text:p>0.174556999499116</text:p>
          </table:table-cell>
          <table:table-cell office:value-type="float" office:value="0.129184072400456" calcext:value-type="float">
            <text:p>0.129184072400456</text:p>
          </table:table-cell>
          <table:table-cell office:value-type="float" office:value="0.0720838230160336" calcext:value-type="float">
            <text:p>0.0720838230160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8834429442452" calcext:value-type="float">
            <text:p>0.468834429442452</text:p>
          </table:table-cell>
          <table:table-cell office:value-type="float" office:value="1.29069239999459" calcext:value-type="float">
            <text:p>1.29069239999459</text:p>
          </table:table-cell>
          <table:table-cell office:value-type="float" office:value="0.473987255101653" calcext:value-type="float">
            <text:p>0.473987255101653</text:p>
          </table:table-cell>
          <table:table-cell office:value-type="float" office:value="0.185912420662933" calcext:value-type="float">
            <text:p>0.185912420662933</text:p>
          </table:table-cell>
          <table:table-cell office:value-type="float" office:value="0.132244169069804" calcext:value-type="float">
            <text:p>0.132244169069804</text:p>
          </table:table-cell>
          <table:table-cell office:value-type="float" office:value="0.0605357390740919" calcext:value-type="float">
            <text:p>0.0605357390740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9959609519073" calcext:value-type="float">
            <text:p>0.369959609519073</text:p>
          </table:table-cell>
          <table:table-cell office:value-type="float" office:value="1.41969227839568" calcext:value-type="float">
            <text:p>1.41969227839568</text:p>
          </table:table-cell>
          <table:table-cell office:value-type="float" office:value="0.52409744477906" calcext:value-type="float">
            <text:p>0.52409744477906</text:p>
          </table:table-cell>
          <table:table-cell office:value-type="float" office:value="0.162369573926581" calcext:value-type="float">
            <text:p>0.162369573926581</text:p>
          </table:table-cell>
          <table:table-cell office:value-type="float" office:value="0.125927087484312" calcext:value-type="float">
            <text:p>0.125927087484312</text:p>
          </table:table-cell>
          <table:table-cell office:value-type="float" office:value="0.0701120406906554" calcext:value-type="float">
            <text:p>0.0701120406906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3658051327247" calcext:value-type="float">
            <text:p>0.363658051327247</text:p>
          </table:table-cell>
          <table:table-cell office:value-type="float" office:value="1.41963720980712" calcext:value-type="float">
            <text:p>1.41963720980712</text:p>
          </table:table-cell>
          <table:table-cell office:value-type="float" office:value="0.524103755106641" calcext:value-type="float">
            <text:p>0.524103755106641</text:p>
          </table:table-cell>
          <table:table-cell office:value-type="float" office:value="0.163324272402951" calcext:value-type="float">
            <text:p>0.163324272402951</text:p>
          </table:table-cell>
          <table:table-cell office:value-type="float" office:value="0.12592821613787" calcext:value-type="float">
            <text:p>0.12592821613787</text:p>
          </table:table-cell>
          <table:table-cell office:value-type="float" office:value="0.0701139049573041" calcext:value-type="float">
            <text:p>0.0701139049573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1050757666814" calcext:value-type="float">
            <text:p>0.371050757666814</text:p>
          </table:table-cell>
          <table:table-cell office:value-type="float" office:value="1.41963489681011" calcext:value-type="float">
            <text:p>1.41963489681011</text:p>
          </table:table-cell>
          <table:table-cell office:value-type="float" office:value="0.52406552312673" calcext:value-type="float">
            <text:p>0.52406552312673</text:p>
          </table:table-cell>
          <table:table-cell office:value-type="float" office:value="0.162720619515954" calcext:value-type="float">
            <text:p>0.162720619515954</text:p>
          </table:table-cell>
          <table:table-cell office:value-type="float" office:value="0.125919109936981" calcext:value-type="float">
            <text:p>0.125919109936981</text:p>
          </table:table-cell>
          <table:table-cell office:value-type="float" office:value="0.0701034424550126" calcext:value-type="float">
            <text:p>0.0701034424550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151358636538" calcext:value-type="float">
            <text:p>0.58151358636538</text:p>
          </table:table-cell>
          <table:table-cell office:value-type="float" office:value="1.4182483358735" calcext:value-type="float">
            <text:p>1.4182483358735</text:p>
          </table:table-cell>
          <table:table-cell office:value-type="float" office:value="0.523535927283659" calcext:value-type="float">
            <text:p>0.523535927283659</text:p>
          </table:table-cell>
          <table:table-cell office:value-type="float" office:value="0.15971712447199" calcext:value-type="float">
            <text:p>0.15971712447199</text:p>
          </table:table-cell>
          <table:table-cell office:value-type="float" office:value="0.125791437304321" calcext:value-type="float">
            <text:p>0.125791437304321</text:p>
          </table:table-cell>
          <table:table-cell office:value-type="float" office:value="0.0699604310558054" calcext:value-type="float">
            <text:p>0.0699604310558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3811673326208" calcext:value-type="float">
            <text:p>0.323811673326208</text:p>
          </table:table-cell>
          <table:table-cell office:value-type="float" office:value="1.44542286638415" calcext:value-type="float">
            <text:p>1.44542286638415</text:p>
          </table:table-cell>
          <table:table-cell office:value-type="float" office:value="0.511395922172455" calcext:value-type="float">
            <text:p>0.511395922172455</text:p>
          </table:table-cell>
          <table:table-cell office:value-type="float" office:value="0.206740063900381" calcext:value-type="float">
            <text:p>0.206740063900381</text:p>
          </table:table-cell>
          <table:table-cell office:value-type="float" office:value="0.168673236357763" calcext:value-type="float">
            <text:p>0.168673236357763</text:p>
          </table:table-cell>
          <table:table-cell office:value-type="float" office:value="0.0595020105922131" calcext:value-type="float">
            <text:p>0.05950201059221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0998239218266" calcext:value-type="float">
            <text:p>0.370998239218266</text:p>
          </table:table-cell>
          <table:table-cell office:value-type="float" office:value="1.39819954840609" calcext:value-type="float">
            <text:p>1.39819954840609</text:p>
          </table:table-cell>
          <table:table-cell office:value-type="float" office:value="0.511958554267567" calcext:value-type="float">
            <text:p>0.511958554267567</text:p>
          </table:table-cell>
          <table:table-cell office:value-type="float" office:value="0.161525753452325" calcext:value-type="float">
            <text:p>0.161525753452325</text:p>
          </table:table-cell>
          <table:table-cell office:value-type="float" office:value="0.123701284665306" calcext:value-type="float">
            <text:p>0.123701284665306</text:p>
          </table:table-cell>
          <table:table-cell office:value-type="float" office:value="0.0721162381163348" calcext:value-type="float">
            <text:p>0.0721162381163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0309728029742" calcext:value-type="float">
            <text:p>0.370309728029742</text:p>
          </table:table-cell>
          <table:table-cell office:value-type="float" office:value="1.39817560097458" calcext:value-type="float">
            <text:p>1.39817560097458</text:p>
          </table:table-cell>
          <table:table-cell office:value-type="float" office:value="0.511940319117607" calcext:value-type="float">
            <text:p>0.511940319117607</text:p>
          </table:table-cell>
          <table:table-cell office:value-type="float" office:value="0.162342182979194" calcext:value-type="float">
            <text:p>0.162342182979194</text:p>
          </table:table-cell>
          <table:table-cell office:value-type="float" office:value="0.123695986377027" calcext:value-type="float">
            <text:p>0.123695986377027</text:p>
          </table:table-cell>
          <table:table-cell office:value-type="float" office:value="0.0721111164451437" calcext:value-type="float">
            <text:p>0.0721111164451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4839215103767" calcext:value-type="float">
            <text:p>0.364839215103767</text:p>
          </table:table-cell>
          <table:table-cell office:value-type="float" office:value="1.39818204253849" calcext:value-type="float">
            <text:p>1.39818204253849</text:p>
          </table:table-cell>
          <table:table-cell office:value-type="float" office:value="0.51196693939227" calcext:value-type="float">
            <text:p>0.51196693939227</text:p>
          </table:table-cell>
          <table:table-cell office:value-type="float" office:value="0.162049555223996" calcext:value-type="float">
            <text:p>0.162049555223996</text:p>
          </table:table-cell>
          <table:table-cell office:value-type="float" office:value="0.123702245500471" calcext:value-type="float">
            <text:p>0.123702245500471</text:p>
          </table:table-cell>
          <table:table-cell office:value-type="float" office:value="0.0721187423758959" calcext:value-type="float">
            <text:p>0.0721187423758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7304648702864" calcext:value-type="float">
            <text:p>0.577304648702864</text:p>
          </table:table-cell>
          <table:table-cell office:value-type="float" office:value="1.39685692146504" calcext:value-type="float">
            <text:p>1.39685692146504</text:p>
          </table:table-cell>
          <table:table-cell office:value-type="float" office:value="0.511445202634896" calcext:value-type="float">
            <text:p>0.511445202634896</text:p>
          </table:table-cell>
          <table:table-cell office:value-type="float" office:value="0.158736386772445" calcext:value-type="float">
            <text:p>0.158736386772445</text:p>
          </table:table-cell>
          <table:table-cell office:value-type="float" office:value="0.123579935211999" calcext:value-type="float">
            <text:p>0.123579935211999</text:p>
          </table:table-cell>
          <table:table-cell office:value-type="float" office:value="0.0719703177668303" calcext:value-type="float">
            <text:p>0.071970317766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54953880751985" calcext:value-type="float">
            <text:p>0.254953880751985</text:p>
          </table:table-cell>
          <table:table-cell office:value-type="float" office:value="1.48872844866873" calcext:value-type="float">
            <text:p>1.48872844866873</text:p>
          </table:table-cell>
          <table:table-cell office:value-type="float" office:value="0.548580931484476" calcext:value-type="float">
            <text:p>0.548580931484476</text:p>
          </table:table-cell>
          <table:table-cell office:value-type="float" office:value="0.244303203067178" calcext:value-type="float">
            <text:p>0.244303203067178</text:p>
          </table:table-cell>
          <table:table-cell office:value-type="float" office:value="0.182303189085232" calcext:value-type="float">
            <text:p>0.182303189085232</text:p>
          </table:table-cell>
          <table:table-cell office:value-type="float" office:value="0.0921970686400981" calcext:value-type="float">
            <text:p>0.0921970686400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6746482624241" calcext:value-type="float">
            <text:p>0.366746482624241</text:p>
          </table:table-cell>
          <table:table-cell office:value-type="float" office:value="1.3171016768917" calcext:value-type="float">
            <text:p>1.3171016768917</text:p>
          </table:table-cell>
          <table:table-cell office:value-type="float" office:value="0.487981311476067" calcext:value-type="float">
            <text:p>0.487981311476067</text:p>
          </table:table-cell>
          <table:table-cell office:value-type="float" office:value="0.157180805784653" calcext:value-type="float">
            <text:p>0.157180805784653</text:p>
          </table:table-cell>
          <table:table-cell office:value-type="float" office:value="0.12121122315365" calcext:value-type="float">
            <text:p>0.12121122315365</text:p>
          </table:table-cell>
          <table:table-cell office:value-type="float" office:value="0.0683927539077368" calcext:value-type="float">
            <text:p>0.0683927539077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0614939805179" calcext:value-type="float">
            <text:p>0.370614939805179</text:p>
          </table:table-cell>
          <table:table-cell office:value-type="float" office:value="1.31704616431568" calcext:value-type="float">
            <text:p>1.31704616431568</text:p>
          </table:table-cell>
          <table:table-cell office:value-type="float" office:value="0.487939644275932" calcext:value-type="float">
            <text:p>0.487939644275932</text:p>
          </table:table-cell>
          <table:table-cell office:value-type="float" office:value="0.157973379517087" calcext:value-type="float">
            <text:p>0.157973379517087</text:p>
          </table:table-cell>
          <table:table-cell office:value-type="float" office:value="0.121201220197895" calcext:value-type="float">
            <text:p>0.121201220197895</text:p>
          </table:table-cell>
          <table:table-cell office:value-type="float" office:value="0.0683809782063455" calcext:value-type="float">
            <text:p>0.0683809782063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8919812439357" calcext:value-type="float">
            <text:p>0.368919812439357</text:p>
          </table:table-cell>
          <table:table-cell office:value-type="float" office:value="1.31704605615141" calcext:value-type="float">
            <text:p>1.31704605615141</text:p>
          </table:table-cell>
          <table:table-cell office:value-type="float" office:value="0.487946618857865" calcext:value-type="float">
            <text:p>0.487946618857865</text:p>
          </table:table-cell>
          <table:table-cell office:value-type="float" office:value="0.157584054479062" calcext:value-type="float">
            <text:p>0.157584054479062</text:p>
          </table:table-cell>
          <table:table-cell office:value-type="float" office:value="0.121202928735227" calcext:value-type="float">
            <text:p>0.121202928735227</text:p>
          </table:table-cell>
          <table:table-cell office:value-type="float" office:value="0.0683829511202851" calcext:value-type="float">
            <text:p>0.0683829511202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1930568174283" calcext:value-type="float">
            <text:p>0.561930568174283</text:p>
          </table:table-cell>
          <table:table-cell office:value-type="float" office:value="1.31601824536565" calcext:value-type="float">
            <text:p>1.31601824536565</text:p>
          </table:table-cell>
          <table:table-cell office:value-type="float" office:value="0.48754881724227" calcext:value-type="float">
            <text:p>0.48754881724227</text:p>
          </table:table-cell>
          <table:table-cell office:value-type="float" office:value="0.154647892309182" calcext:value-type="float">
            <text:p>0.154647892309182</text:p>
          </table:table-cell>
          <table:table-cell office:value-type="float" office:value="0.121105080903818" calcext:value-type="float">
            <text:p>0.121105080903818</text:p>
          </table:table-cell>
          <table:table-cell office:value-type="float" office:value="0.068270489877576" calcext:value-type="float">
            <text:p>0.0682704898775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2808874728319" calcext:value-type="float">
            <text:p>0.312808874728319</text:p>
          </table:table-cell>
          <table:table-cell office:value-type="float" office:value="1.38592254477298" calcext:value-type="float">
            <text:p>1.38592254477298</text:p>
          </table:table-cell>
          <table:table-cell office:value-type="float" office:value="0.432029264076597" calcext:value-type="float">
            <text:p>0.432029264076597</text:p>
          </table:table-cell>
          <table:table-cell office:value-type="float" office:value="0.165616461173496" calcext:value-type="float">
            <text:p>0.165616461173496</text:p>
          </table:table-cell>
          <table:table-cell office:value-type="float" office:value="0.1328720111977" calcext:value-type="float">
            <text:p>0.1328720111977</text:p>
          </table:table-cell>
          <table:table-cell office:value-type="float" office:value="0.0605644924250142" calcext:value-type="float">
            <text:p>0.0605644924250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608472433757" calcext:value-type="float">
            <text:p>0.64608472433757</text:p>
          </table:table-cell>
          <table:table-cell office:value-type="float" office:value="1.21878198273913" calcext:value-type="float">
            <text:p>1.21878198273913</text:p>
          </table:table-cell>
          <table:table-cell office:value-type="float" office:value="0.347942589927709" calcext:value-type="float">
            <text:p>0.347942589927709</text:p>
          </table:table-cell>
          <table:table-cell office:value-type="float" office:value="0.148315830228664" calcext:value-type="float">
            <text:p>0.148315830228664</text:p>
          </table:table-cell>
          <table:table-cell office:value-type="float" office:value="0.111324534817113" calcext:value-type="float">
            <text:p>0.111324534817113</text:p>
          </table:table-cell>
          <table:table-cell office:value-type="float" office:value="0.0492402820991915" calcext:value-type="float">
            <text:p>0.0492402820991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0841861863074" calcext:value-type="float">
            <text:p>0.650841861863074</text:p>
          </table:table-cell>
          <table:table-cell office:value-type="float" office:value="1.21879300704158" calcext:value-type="float">
            <text:p>1.21879300704158</text:p>
          </table:table-cell>
          <table:table-cell office:value-type="float" office:value="0.3479156119161" calcext:value-type="float">
            <text:p>0.3479156119161</text:p>
          </table:table-cell>
          <table:table-cell office:value-type="float" office:value="0.148869710971615" calcext:value-type="float">
            <text:p>0.148869710971615</text:p>
          </table:table-cell>
          <table:table-cell office:value-type="float" office:value="0.111316997208823" calcext:value-type="float">
            <text:p>0.111316997208823</text:p>
          </table:table-cell>
          <table:table-cell office:value-type="float" office:value="0.0492325952107817" calcext:value-type="float">
            <text:p>0.049232595210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5044743924997" calcext:value-type="float">
            <text:p>0.645044743924997</text:p>
          </table:table-cell>
          <table:table-cell office:value-type="float" office:value="1.21879859617457" calcext:value-type="float">
            <text:p>1.21879859617457</text:p>
          </table:table-cell>
          <table:table-cell office:value-type="float" office:value="0.347934143022365" calcext:value-type="float">
            <text:p>0.347934143022365</text:p>
          </table:table-cell>
          <table:table-cell office:value-type="float" office:value="0.148633472895156" calcext:value-type="float">
            <text:p>0.148633472895156</text:p>
          </table:table-cell>
          <table:table-cell office:value-type="float" office:value="0.111322768215732" calcext:value-type="float">
            <text:p>0.111322768215732</text:p>
          </table:table-cell>
          <table:table-cell office:value-type="float" office:value="0.0492378957558739" calcext:value-type="float">
            <text:p>0.0492378957558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84588774282996" calcext:value-type="float">
            <text:p>0.784588774282996</text:p>
          </table:table-cell>
          <table:table-cell office:value-type="float" office:value="1.21804982315586" calcext:value-type="float">
            <text:p>1.21804982315586</text:p>
          </table:table-cell>
          <table:table-cell office:value-type="float" office:value="0.347706959932697" calcext:value-type="float">
            <text:p>0.347706959932697</text:p>
          </table:table-cell>
          <table:table-cell office:value-type="float" office:value="0.146916790585287" calcext:value-type="float">
            <text:p>0.146916790585287</text:p>
          </table:table-cell>
          <table:table-cell office:value-type="float" office:value="0.111252477260404" calcext:value-type="float">
            <text:p>0.111252477260404</text:p>
          </table:table-cell>
          <table:table-cell office:value-type="float" office:value="0.0491731898468284" calcext:value-type="float">
            <text:p>0.0491731898468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0297752064272" calcext:value-type="float">
            <text:p>0.80297752064272</text:p>
          </table:table-cell>
          <table:table-cell office:value-type="float" office:value="1.09723545807851" calcext:value-type="float">
            <text:p>1.09723545807851</text:p>
          </table:table-cell>
          <table:table-cell office:value-type="float" office:value="0.346511889037944" calcext:value-type="float">
            <text:p>0.346511889037944</text:p>
          </table:table-cell>
          <table:table-cell office:value-type="float" office:value="0.120872063612909" calcext:value-type="float">
            <text:p>0.120872063612909</text:p>
          </table:table-cell>
          <table:table-cell office:value-type="float" office:value="0.0975833642921186" calcext:value-type="float">
            <text:p>0.097583364292119</text:p>
          </table:table-cell>
          <table:table-cell office:value-type="float" office:value="0.0601215064599479" calcext:value-type="float">
            <text:p>0.0601215064599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4335809644135" calcext:value-type="float">
            <text:p>0.434335809644135</text:p>
          </table:table-cell>
          <table:table-cell office:value-type="float" office:value="1.35381892195335" calcext:value-type="float">
            <text:p>1.35381892195335</text:p>
          </table:table-cell>
          <table:table-cell office:value-type="float" office:value="0.503365505352671" calcext:value-type="float">
            <text:p>0.503365505352671</text:p>
          </table:table-cell>
          <table:table-cell office:value-type="float" office:value="0.158894826715648" calcext:value-type="float">
            <text:p>0.158894826715648</text:p>
          </table:table-cell>
          <table:table-cell office:value-type="float" office:value="0.118228535271267" calcext:value-type="float">
            <text:p>0.118228535271267</text:p>
          </table:table-cell>
          <table:table-cell office:value-type="float" office:value="0.0688851144208219" calcext:value-type="float">
            <text:p>0.0688851144208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0451790381163" calcext:value-type="float">
            <text:p>0.420451790381163</text:p>
          </table:table-cell>
          <table:table-cell office:value-type="float" office:value="1.3538665703597" calcext:value-type="float">
            <text:p>1.3538665703597</text:p>
          </table:table-cell>
          <table:table-cell office:value-type="float" office:value="0.503408080300157" calcext:value-type="float">
            <text:p>0.503408080300157</text:p>
          </table:table-cell>
          <table:table-cell office:value-type="float" office:value="0.160142298760105" calcext:value-type="float">
            <text:p>0.160142298760105</text:p>
          </table:table-cell>
          <table:table-cell office:value-type="float" office:value="0.118238248536993" calcext:value-type="float">
            <text:p>0.118238248536993</text:p>
          </table:table-cell>
          <table:table-cell office:value-type="float" office:value="0.0688971176163369" calcext:value-type="float">
            <text:p>0.0688971176163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3051187270782" calcext:value-type="float">
            <text:p>0.423051187270782</text:p>
          </table:table-cell>
          <table:table-cell office:value-type="float" office:value="1.35386442836821" calcext:value-type="float">
            <text:p>1.35386442836821</text:p>
          </table:table-cell>
          <table:table-cell office:value-type="float" office:value="0.503395225849407" calcext:value-type="float">
            <text:p>0.503395225849407</text:p>
          </table:table-cell>
          <table:table-cell office:value-type="float" office:value="0.159583029598063" calcext:value-type="float">
            <text:p>0.159583029598063</text:p>
          </table:table-cell>
          <table:table-cell office:value-type="float" office:value="0.118235321650453" calcext:value-type="float">
            <text:p>0.118235321650453</text:p>
          </table:table-cell>
          <table:table-cell office:value-type="float" office:value="0.0688935003783709" calcext:value-type="float">
            <text:p>0.0688935003783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0421022616026" calcext:value-type="float">
            <text:p>0.630421022616026</text:p>
          </table:table-cell>
          <table:table-cell office:value-type="float" office:value="1.35260679143338" calcext:value-type="float">
            <text:p>1.35260679143338</text:p>
          </table:table-cell>
          <table:table-cell office:value-type="float" office:value="0.502888591941828" calcext:value-type="float">
            <text:p>0.502888591941828</text:p>
          </table:table-cell>
          <table:table-cell office:value-type="float" office:value="0.156473818574557" calcext:value-type="float">
            <text:p>0.156473818574557</text:p>
          </table:table-cell>
          <table:table-cell office:value-type="float" office:value="0.118120987805866" calcext:value-type="float">
            <text:p>0.118120987805866</text:p>
          </table:table-cell>
          <table:table-cell office:value-type="float" office:value="0.0687535128625362" calcext:value-type="float">
            <text:p>0.068753512862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0913746287627" calcext:value-type="float">
            <text:p>0.530913746287627</text:p>
          </table:table-cell>
          <table:table-cell office:value-type="float" office:value="1.27779675082129" calcext:value-type="float">
            <text:p>1.27779675082129</text:p>
          </table:table-cell>
          <table:table-cell office:value-type="float" office:value="0.447352210574174" calcext:value-type="float">
            <text:p>0.447352210574174</text:p>
          </table:table-cell>
          <table:table-cell office:value-type="float" office:value="0.141128278711045" calcext:value-type="float">
            <text:p>0.141128278711045</text:p>
          </table:table-cell>
          <table:table-cell office:value-type="float" office:value="0.107059415645147" calcext:value-type="float">
            <text:p>0.107059415645147</text:p>
          </table:table-cell>
          <table:table-cell office:value-type="float" office:value="0.0584219390390665" calcext:value-type="float">
            <text:p>0.0584219390390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5820653551099" calcext:value-type="float">
            <text:p>0.475820653551099</text:p>
          </table:table-cell>
          <table:table-cell office:value-type="float" office:value="1.41717672311199" calcext:value-type="float">
            <text:p>1.41717672311199</text:p>
          </table:table-cell>
          <table:table-cell office:value-type="float" office:value="0.476808193727381" calcext:value-type="float">
            <text:p>0.476808193727381</text:p>
          </table:table-cell>
          <table:table-cell office:value-type="float" office:value="0.154545548900086" calcext:value-type="float">
            <text:p>0.154545548900086</text:p>
          </table:table-cell>
          <table:table-cell office:value-type="float" office:value="0.114507903836592" calcext:value-type="float">
            <text:p>0.114507903836592</text:p>
          </table:table-cell>
          <table:table-cell office:value-type="float" office:value="0.0665083018474651" calcext:value-type="float">
            <text:p>0.0665083018474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7068400567794" calcext:value-type="float">
            <text:p>0.437068400567794</text:p>
          </table:table-cell>
          <table:table-cell office:value-type="float" office:value="1.41749371856955" calcext:value-type="float">
            <text:p>1.41749371856955</text:p>
          </table:table-cell>
          <table:table-cell office:value-type="float" office:value="0.476997753024548" calcext:value-type="float">
            <text:p>0.476997753024548</text:p>
          </table:table-cell>
          <table:table-cell office:value-type="float" office:value="0.156378262581941" calcext:value-type="float">
            <text:p>0.156378262581941</text:p>
          </table:table-cell>
          <table:table-cell office:value-type="float" office:value="0.114550218698967" calcext:value-type="float">
            <text:p>0.114550218698967</text:p>
          </table:table-cell>
          <table:table-cell office:value-type="float" office:value="0.0665624126487638" calcext:value-type="float">
            <text:p>0.0665624126487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4715328080305" calcext:value-type="float">
            <text:p>0.444715328080305</text:p>
          </table:table-cell>
          <table:table-cell office:value-type="float" office:value="1.41748060728114" calcext:value-type="float">
            <text:p>1.41748060728114</text:p>
          </table:table-cell>
          <table:table-cell office:value-type="float" office:value="0.476953792629408" calcext:value-type="float">
            <text:p>0.476953792629408</text:p>
          </table:table-cell>
          <table:table-cell office:value-type="float" office:value="0.155781300044111" calcext:value-type="float">
            <text:p>0.155781300044111</text:p>
          </table:table-cell>
          <table:table-cell office:value-type="float" office:value="0.114540130584575" calcext:value-type="float">
            <text:p>0.114540130584575</text:p>
          </table:table-cell>
          <table:table-cell office:value-type="float" office:value="0.0665498219745868" calcext:value-type="float">
            <text:p>0.0665498219745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4571394967037" calcext:value-type="float">
            <text:p>0.664571394967037</text:p>
          </table:table-cell>
          <table:table-cell office:value-type="float" office:value="1.41585280027427" calcext:value-type="float">
            <text:p>1.41585280027427</text:p>
          </table:table-cell>
          <table:table-cell office:value-type="float" office:value="0.476337951801841" calcext:value-type="float">
            <text:p>0.476337951801841</text:p>
          </table:table-cell>
          <table:table-cell office:value-type="float" office:value="0.15214784938919" calcext:value-type="float">
            <text:p>0.15214784938919</text:p>
          </table:table-cell>
          <table:table-cell office:value-type="float" office:value="0.114401157843377" calcext:value-type="float">
            <text:p>0.114401157843377</text:p>
          </table:table-cell>
          <table:table-cell office:value-type="float" office:value="0.0663760753960789" calcext:value-type="float">
            <text:p>0.0663760753960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4434337241707" calcext:value-type="float">
            <text:p>0.504434337241707</text:p>
          </table:table-cell>
          <table:table-cell office:value-type="float" office:value="1.388575404545" calcext:value-type="float">
            <text:p>1.388575404545</text:p>
          </table:table-cell>
          <table:table-cell office:value-type="float" office:value="0.455560092422589" calcext:value-type="float">
            <text:p>0.455560092422589</text:p>
          </table:table-cell>
          <table:table-cell office:value-type="float" office:value="0.14450199236314" calcext:value-type="float">
            <text:p>0.14450199236314</text:p>
          </table:table-cell>
          <table:table-cell office:value-type="float" office:value="0.108955901901039" calcext:value-type="float">
            <text:p>0.108955901901039</text:p>
          </table:table-cell>
          <table:table-cell office:value-type="float" office:value="0.0647405980598944" calcext:value-type="float">
            <text:p>0.06474059805989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0345394517678" calcext:value-type="float">
            <text:p>0.510345394517678</text:p>
          </table:table-cell>
          <table:table-cell office:value-type="float" office:value="1.33158314572877" calcext:value-type="float">
            <text:p>1.33158314572877</text:p>
          </table:table-cell>
          <table:table-cell office:value-type="float" office:value="0.47704638344753" calcext:value-type="float">
            <text:p>0.47704638344753</text:p>
          </table:table-cell>
          <table:table-cell office:value-type="float" office:value="0.164193763342557" calcext:value-type="float">
            <text:p>0.164193763342557</text:p>
          </table:table-cell>
          <table:table-cell office:value-type="float" office:value="0.126351714585104" calcext:value-type="float">
            <text:p>0.126351714585104</text:p>
          </table:table-cell>
          <table:table-cell office:value-type="float" office:value="0.0671946561101974" calcext:value-type="float">
            <text:p>0.0671946561101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8294991691886" calcext:value-type="float">
            <text:p>0.518294991691886</text:p>
          </table:table-cell>
          <table:table-cell office:value-type="float" office:value="1.33149610158172" calcext:value-type="float">
            <text:p>1.33149610158172</text:p>
          </table:table-cell>
          <table:table-cell office:value-type="float" office:value="0.476988958659517" calcext:value-type="float">
            <text:p>0.476988958659517</text:p>
          </table:table-cell>
          <table:table-cell office:value-type="float" office:value="0.164787918161219" calcext:value-type="float">
            <text:p>0.164787918161219</text:p>
          </table:table-cell>
          <table:table-cell office:value-type="float" office:value="0.126337140903746" calcext:value-type="float">
            <text:p>0.126337140903746</text:p>
          </table:table-cell>
          <table:table-cell office:value-type="float" office:value="0.0671783055131265" calcext:value-type="float">
            <text:p>0.0671783055131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8365600600862" calcext:value-type="float">
            <text:p>0.528365600600862</text:p>
          </table:table-cell>
          <table:table-cell office:value-type="float" office:value="1.33149846565596" calcext:value-type="float">
            <text:p>1.33149846565596</text:p>
          </table:table-cell>
          <table:table-cell office:value-type="float" office:value="0.476946324509947" calcext:value-type="float">
            <text:p>0.476946324509947</text:p>
          </table:table-cell>
          <table:table-cell office:value-type="float" office:value="0.164190247844757" calcext:value-type="float">
            <text:p>0.164190247844757</text:p>
          </table:table-cell>
          <table:table-cell office:value-type="float" office:value="0.126326117986395" calcext:value-type="float">
            <text:p>0.126326117986395</text:p>
          </table:table-cell>
          <table:table-cell office:value-type="float" office:value="0.0671660924232056" calcext:value-type="float">
            <text:p>0.0671660924232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1684706426675" calcext:value-type="float">
            <text:p>0.701684706426675</text:p>
          </table:table-cell>
          <table:table-cell office:value-type="float" office:value="1.33057240957174" calcext:value-type="float">
            <text:p>1.33057240957174</text:p>
          </table:table-cell>
          <table:table-cell office:value-type="float" office:value="0.476593434306854" calcext:value-type="float">
            <text:p>0.476593434306854</text:p>
          </table:table-cell>
          <table:table-cell office:value-type="float" office:value="0.161808822292443" calcext:value-type="float">
            <text:p>0.161808822292443</text:p>
          </table:table-cell>
          <table:table-cell office:value-type="float" office:value="0.126235728853401" calcext:value-type="float">
            <text:p>0.126235728853401</text:p>
          </table:table-cell>
          <table:table-cell office:value-type="float" office:value="0.0670659940425626" calcext:value-type="float">
            <text:p>0.0670659940425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4781682856635" calcext:value-type="float">
            <text:p>0.504781682856635</text:p>
          </table:table-cell>
          <table:table-cell office:value-type="float" office:value="1.32344865296469" calcext:value-type="float">
            <text:p>1.32344865296469</text:p>
          </table:table-cell>
          <table:table-cell office:value-type="float" office:value="0.549315081192778" calcext:value-type="float">
            <text:p>0.549315081192778</text:p>
          </table:table-cell>
          <table:table-cell office:value-type="float" office:value="0.166403117866816" calcext:value-type="float">
            <text:p>0.166403117866816</text:p>
          </table:table-cell>
          <table:table-cell office:value-type="float" office:value="0.151778206568035" calcext:value-type="float">
            <text:p>0.151778206568035</text:p>
          </table:table-cell>
          <table:table-cell office:value-type="float" office:value="0.112123606168961" calcext:value-type="float">
            <text:p>0.11212360616896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6796265780602" calcext:value-type="float">
            <text:p>0.726796265780602</text:p>
          </table:table-cell>
          <table:table-cell office:value-type="float" office:value="1.18341147347619" calcext:value-type="float">
            <text:p>1.18341147347619</text:p>
          </table:table-cell>
          <table:table-cell office:value-type="float" office:value="0.485818320705721" calcext:value-type="float">
            <text:p>0.485818320705721</text:p>
          </table:table-cell>
          <table:table-cell office:value-type="float" office:value="0.163941783487354" calcext:value-type="float">
            <text:p>0.163941783487354</text:p>
          </table:table-cell>
          <table:table-cell office:value-type="float" office:value="0.121706209902083" calcext:value-type="float">
            <text:p>0.121706209902083</text:p>
          </table:table-cell>
          <table:table-cell office:value-type="float" office:value="0.067436175769641" calcext:value-type="float">
            <text:p>0.0674361757696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7285408160231" calcext:value-type="float">
            <text:p>0.717285408160231</text:p>
          </table:table-cell>
          <table:table-cell office:value-type="float" office:value="1.18346604073116" calcext:value-type="float">
            <text:p>1.18346604073116</text:p>
          </table:table-cell>
          <table:table-cell office:value-type="float" office:value="0.485839863054222" calcext:value-type="float">
            <text:p>0.485839863054222</text:p>
          </table:table-cell>
          <table:table-cell office:value-type="float" office:value="0.164945568222897" calcext:value-type="float">
            <text:p>0.164945568222897</text:p>
          </table:table-cell>
          <table:table-cell office:value-type="float" office:value="0.121710236655989" calcext:value-type="float">
            <text:p>0.121710236655989</text:p>
          </table:table-cell>
          <table:table-cell office:value-type="float" office:value="0.0674423835641113" calcext:value-type="float">
            <text:p>0.0674423835641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9213470931002" calcext:value-type="float">
            <text:p>0.709213470931002</text:p>
          </table:table-cell>
          <table:table-cell office:value-type="float" office:value="1.18345656611361" calcext:value-type="float">
            <text:p>1.18345656611361</text:p>
          </table:table-cell>
          <table:table-cell office:value-type="float" office:value="0.485879502816735" calcext:value-type="float">
            <text:p>0.485879502816735</text:p>
          </table:table-cell>
          <table:table-cell office:value-type="float" office:value="0.164810419372957" calcext:value-type="float">
            <text:p>0.164810419372957</text:p>
          </table:table-cell>
          <table:table-cell office:value-type="float" office:value="0.121719939567928" calcext:value-type="float">
            <text:p>0.121719939567928</text:p>
          </table:table-cell>
          <table:table-cell office:value-type="float" office:value="0.0674535928445753" calcext:value-type="float">
            <text:p>0.0674535928445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18815261075249" calcext:value-type="float">
            <text:p>0.918815261075249</text:p>
          </table:table-cell>
          <table:table-cell office:value-type="float" office:value="1.18225787381893" calcext:value-type="float">
            <text:p>1.18225787381893</text:p>
          </table:table-cell>
          <table:table-cell office:value-type="float" office:value="0.485355913857307" calcext:value-type="float">
            <text:p>0.485355913857307</text:p>
          </table:table-cell>
          <table:table-cell office:value-type="float" office:value="0.161608911398247" calcext:value-type="float">
            <text:p>0.161608911398247</text:p>
          </table:table-cell>
          <table:table-cell office:value-type="float" office:value="0.121592616414261" calcext:value-type="float">
            <text:p>0.121592616414261</text:p>
          </table:table-cell>
          <table:table-cell office:value-type="float" office:value="0.0673067551639178" calcext:value-type="float">
            <text:p>0.0673067551639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13278686744014" calcext:value-type="float">
            <text:p>0.813278686744014</text:p>
          </table:table-cell>
          <table:table-cell office:value-type="float" office:value="1.11612334873196" calcext:value-type="float">
            <text:p>1.11612334873196</text:p>
          </table:table-cell>
          <table:table-cell office:value-type="float" office:value="0.413243525228681" calcext:value-type="float">
            <text:p>0.413243525228681</text:p>
          </table:table-cell>
          <table:table-cell office:value-type="float" office:value="0.134372816697471" calcext:value-type="float">
            <text:p>0.134372816697471</text:p>
          </table:table-cell>
          <table:table-cell office:value-type="float" office:value="0.115648217110362" calcext:value-type="float">
            <text:p>0.115648217110362</text:p>
          </table:table-cell>
          <table:table-cell office:value-type="float" office:value="0.0579082491538084" calcext:value-type="float">
            <text:p>0.0579082491538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1787070895418" calcext:value-type="float">
            <text:p>0.611787070895418</text:p>
          </table:table-cell>
          <table:table-cell office:value-type="float" office:value="1.27397355899501" calcext:value-type="float">
            <text:p>1.27397355899501</text:p>
          </table:table-cell>
          <table:table-cell office:value-type="float" office:value="0.525305248967749" calcext:value-type="float">
            <text:p>0.525305248967749</text:p>
          </table:table-cell>
          <table:table-cell office:value-type="float" office:value="0.16681369994379" calcext:value-type="float">
            <text:p>0.16681369994379</text:p>
          </table:table-cell>
          <table:table-cell office:value-type="float" office:value="0.12626161553827" calcext:value-type="float">
            <text:p>0.12626161553827</text:p>
          </table:table-cell>
          <table:table-cell office:value-type="float" office:value="0.0718964840780621" calcext:value-type="float">
            <text:p>0.0718964840780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6492022073422" calcext:value-type="float">
            <text:p>0.616492022073422</text:p>
          </table:table-cell>
          <table:table-cell office:value-type="float" office:value="1.27392183180631" calcext:value-type="float">
            <text:p>1.27392183180631</text:p>
          </table:table-cell>
          <table:table-cell office:value-type="float" office:value="0.525253447919198" calcext:value-type="float">
            <text:p>0.525253447919198</text:p>
          </table:table-cell>
          <table:table-cell office:value-type="float" office:value="0.167526307863734" calcext:value-type="float">
            <text:p>0.167526307863734</text:p>
          </table:table-cell>
          <table:table-cell office:value-type="float" office:value="0.126249551543367" calcext:value-type="float">
            <text:p>0.126249551543367</text:p>
          </table:table-cell>
          <table:table-cell office:value-type="float" office:value="0.0718821797530086" calcext:value-type="float">
            <text:p>0.0718821797530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3949773004563" calcext:value-type="float">
            <text:p>0.603949773004563</text:p>
          </table:table-cell>
          <table:table-cell office:value-type="float" office:value="1.27391467125643" calcext:value-type="float">
            <text:p>1.27391467125643</text:p>
          </table:table-cell>
          <table:table-cell office:value-type="float" office:value="0.525318466691433" calcext:value-type="float">
            <text:p>0.525318466691433</text:p>
          </table:table-cell>
          <table:table-cell office:value-type="float" office:value="0.167510589545816" calcext:value-type="float">
            <text:p>0.167510589545816</text:p>
          </table:table-cell>
          <table:table-cell office:value-type="float" office:value="0.126264770723783" calcext:value-type="float">
            <text:p>0.126264770723783</text:p>
          </table:table-cell>
          <table:table-cell office:value-type="float" office:value="0.0719003025369154" calcext:value-type="float">
            <text:p>0.0719003025369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19368439890964" calcext:value-type="float">
            <text:p>0.819368439890964</text:p>
          </table:table-cell>
          <table:table-cell office:value-type="float" office:value="1.27261158131044" calcext:value-type="float">
            <text:p>1.27261158131044</text:p>
          </table:table-cell>
          <table:table-cell office:value-type="float" office:value="0.524744110821559" calcext:value-type="float">
            <text:p>0.524744110821559</text:p>
          </table:table-cell>
          <table:table-cell office:value-type="float" office:value="0.164209746932326" calcext:value-type="float">
            <text:p>0.164209746932326</text:p>
          </table:table-cell>
          <table:table-cell office:value-type="float" office:value="0.126131226745981" calcext:value-type="float">
            <text:p>0.126131226745981</text:p>
          </table:table-cell>
          <table:table-cell office:value-type="float" office:value="0.0717415378885385" calcext:value-type="float">
            <text:p>0.0717415378885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4554004082374" calcext:value-type="float">
            <text:p>0.534554004082374</text:p>
          </table:table-cell>
          <table:table-cell office:value-type="float" office:value="1.33417791478641" calcext:value-type="float">
            <text:p>1.33417791478641</text:p>
          </table:table-cell>
          <table:table-cell office:value-type="float" office:value="0.563932881957992" calcext:value-type="float">
            <text:p>0.563932881957992</text:p>
          </table:table-cell>
          <table:table-cell office:value-type="float" office:value="0.18884632331384" calcext:value-type="float">
            <text:p>0.18884632331384</text:p>
          </table:table-cell>
          <table:table-cell office:value-type="float" office:value="0.145846166697949" calcext:value-type="float">
            <text:p>0.145846166697949</text:p>
          </table:table-cell>
          <table:table-cell office:value-type="float" office:value="0.0757972674312567" calcext:value-type="float">
            <text:p>0.0757972674312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3185279944776" calcext:value-type="float">
            <text:p>0.673185279944776</text:p>
          </table:table-cell>
          <table:table-cell office:value-type="float" office:value="1.26546302079862" calcext:value-type="float">
            <text:p>1.26546302079862</text:p>
          </table:table-cell>
          <table:table-cell office:value-type="float" office:value="0.5553600021119" calcext:value-type="float">
            <text:p>0.5553600021119</text:p>
          </table:table-cell>
          <table:table-cell office:value-type="float" office:value="0.181002516483776" calcext:value-type="float">
            <text:p>0.181002516483776</text:p>
          </table:table-cell>
          <table:table-cell office:value-type="float" office:value="0.14551374824562" calcext:value-type="float">
            <text:p>0.14551374824562</text:p>
          </table:table-cell>
          <table:table-cell office:value-type="float" office:value="0.0847882543877064" calcext:value-type="float">
            <text:p>0.0847882543877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3623897757135" calcext:value-type="float">
            <text:p>0.643623897757135</text:p>
          </table:table-cell>
          <table:table-cell office:value-type="float" office:value="1.26562384884079" calcext:value-type="float">
            <text:p>1.26562384884079</text:p>
          </table:table-cell>
          <table:table-cell office:value-type="float" office:value="0.55549457352471" calcext:value-type="float">
            <text:p>0.55549457352471</text:p>
          </table:table-cell>
          <table:table-cell office:value-type="float" office:value="0.183098459632682" calcext:value-type="float">
            <text:p>0.183098459632682</text:p>
          </table:table-cell>
          <table:table-cell office:value-type="float" office:value="0.145548938173858" calcext:value-type="float">
            <text:p>0.145548938173858</text:p>
          </table:table-cell>
          <table:table-cell office:value-type="float" office:value="0.0848305460429548" calcext:value-type="float">
            <text:p>0.0848305460429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5033889494097" calcext:value-type="float">
            <text:p>0.665033889494097</text:p>
          </table:table-cell>
          <table:table-cell office:value-type="float" office:value="1.26566701020243" calcext:value-type="float">
            <text:p>1.26566701020243</text:p>
          </table:table-cell>
          <table:table-cell office:value-type="float" office:value="0.555369176740368" calcext:value-type="float">
            <text:p>0.555369176740368</text:p>
          </table:table-cell>
          <table:table-cell office:value-type="float" office:value="0.181894024605076" calcext:value-type="float">
            <text:p>0.181894024605076</text:p>
          </table:table-cell>
          <table:table-cell office:value-type="float" office:value="0.145516576479862" calcext:value-type="float">
            <text:p>0.145516576479862</text:p>
          </table:table-cell>
          <table:table-cell office:value-type="float" office:value="0.0847912907572252" calcext:value-type="float">
            <text:p>0.0847912907572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94581014643965" calcext:value-type="float">
            <text:p>0.894581014643965</text:p>
          </table:table-cell>
          <table:table-cell office:value-type="float" office:value="1.26429838427748" calcext:value-type="float">
            <text:p>1.26429838427748</text:p>
          </table:table-cell>
          <table:table-cell office:value-type="float" office:value="0.554739450903954" calcext:value-type="float">
            <text:p>0.554739450903954</text:p>
          </table:table-cell>
          <table:table-cell office:value-type="float" office:value="0.177629003409228" calcext:value-type="float">
            <text:p>0.177629003409228</text:p>
          </table:table-cell>
          <table:table-cell office:value-type="float" office:value="0.145354057731547" calcext:value-type="float">
            <text:p>0.145354057731547</text:p>
          </table:table-cell>
          <table:table-cell office:value-type="float" office:value="0.0845969731699447" calcext:value-type="float">
            <text:p>0.0845969731699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49954447856553" calcext:value-type="float">
            <text:p>0.849954447856553</text:p>
          </table:table-cell>
          <table:table-cell office:value-type="float" office:value="1.07834952850943" calcext:value-type="float">
            <text:p>1.07834952850943</text:p>
          </table:table-cell>
          <table:table-cell office:value-type="float" office:value="0.556777141833076" calcext:value-type="float">
            <text:p>0.556777141833076</text:p>
          </table:table-cell>
          <table:table-cell office:value-type="float" office:value="0.161703241468543" calcext:value-type="float">
            <text:p>0.161703241468543</text:p>
          </table:table-cell>
          <table:table-cell office:value-type="float" office:value="0.155600426240672" calcext:value-type="float">
            <text:p>0.155600426240672</text:p>
          </table:table-cell>
          <table:table-cell office:value-type="float" office:value="0.098490707319055" calcext:value-type="float">
            <text:p>0.0984907073190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34452128181552" calcext:value-type="float">
            <text:p>0.234452128181552</text:p>
          </table:table-cell>
          <table:table-cell office:value-type="float" office:value="1.3640243022358" calcext:value-type="float">
            <text:p>1.3640243022358</text:p>
          </table:table-cell>
          <table:table-cell office:value-type="float" office:value="0.611342584809536" calcext:value-type="float">
            <text:p>0.611342584809536</text:p>
          </table:table-cell>
          <table:table-cell office:value-type="float" office:value="0.194838969965403" calcext:value-type="float">
            <text:p>0.194838969965403</text:p>
          </table:table-cell>
          <table:table-cell office:value-type="float" office:value="0.142096084064104" calcext:value-type="float">
            <text:p>0.142096084064104</text:p>
          </table:table-cell>
          <table:table-cell office:value-type="float" office:value="0.0878875261534947" calcext:value-type="float">
            <text:p>0.0878875261534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24094463285047" calcext:value-type="float">
            <text:p>0.224094463285047</text:p>
          </table:table-cell>
          <table:table-cell office:value-type="float" office:value="1.36406913833172" calcext:value-type="float">
            <text:p>1.36406913833172</text:p>
          </table:table-cell>
          <table:table-cell office:value-type="float" office:value="0.611364346011865" calcext:value-type="float">
            <text:p>0.611364346011865</text:p>
          </table:table-cell>
          <table:table-cell office:value-type="float" office:value="0.196004634520347" calcext:value-type="float">
            <text:p>0.196004634520347</text:p>
          </table:table-cell>
          <table:table-cell office:value-type="float" office:value="0.142101553064635" calcext:value-type="float">
            <text:p>0.142101553064635</text:p>
          </table:table-cell>
          <table:table-cell office:value-type="float" office:value="0.0878941443557625" calcext:value-type="float">
            <text:p>0.0878941443557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18950779398036" calcext:value-type="float">
            <text:p>0.218950779398036</text:p>
          </table:table-cell>
          <table:table-cell office:value-type="float" office:value="1.36406118993899" calcext:value-type="float">
            <text:p>1.36406118993899</text:p>
          </table:table-cell>
          <table:table-cell office:value-type="float" office:value="0.611394265669483" calcext:value-type="float">
            <text:p>0.611394265669483</text:p>
          </table:table-cell>
          <table:table-cell office:value-type="float" office:value="0.195778932010989" calcext:value-type="float">
            <text:p>0.195778932010989</text:p>
          </table:table-cell>
          <table:table-cell office:value-type="float" office:value="0.142108310512935" calcext:value-type="float">
            <text:p>0.142108310512935</text:p>
          </table:table-cell>
          <table:table-cell office:value-type="float" office:value="0.0879029345730862" calcext:value-type="float">
            <text:p>0.0879029345730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8011751629532" calcext:value-type="float">
            <text:p>0.478011751629532</text:p>
          </table:table-cell>
          <table:table-cell office:value-type="float" office:value="1.36250191141527" calcext:value-type="float">
            <text:p>1.36250191141527</text:p>
          </table:table-cell>
          <table:table-cell office:value-type="float" office:value="0.610635828769658" calcext:value-type="float">
            <text:p>0.610635828769658</text:p>
          </table:table-cell>
          <table:table-cell office:value-type="float" office:value="0.191457593272604" calcext:value-type="float">
            <text:p>0.191457593272604</text:p>
          </table:table-cell>
          <table:table-cell office:value-type="float" office:value="0.141939242766926" calcext:value-type="float">
            <text:p>0.141939242766926</text:p>
          </table:table-cell>
          <table:table-cell office:value-type="float" office:value="0.0876821950418968" calcext:value-type="float">
            <text:p>0.0876821950418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7668656105507" calcext:value-type="float">
            <text:p>0.337668656105507</text:p>
          </table:table-cell>
          <table:table-cell office:value-type="float" office:value="1.30373495221228" calcext:value-type="float">
            <text:p>1.30373495221228</text:p>
          </table:table-cell>
          <table:table-cell office:value-type="float" office:value="0.537513448493697" calcext:value-type="float">
            <text:p>0.537513448493697</text:p>
          </table:table-cell>
          <table:table-cell office:value-type="float" office:value="0.17827484891069" calcext:value-type="float">
            <text:p>0.17827484891069</text:p>
          </table:table-cell>
          <table:table-cell office:value-type="float" office:value="0.135603530548396" calcext:value-type="float">
            <text:p>0.135603530548396</text:p>
          </table:table-cell>
          <table:table-cell office:value-type="float" office:value="0.0743804829290536" calcext:value-type="float">
            <text:p>0.0743804829290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5059841095581" calcext:value-type="float">
            <text:p>0.645059841095581</text:p>
          </table:table-cell>
          <table:table-cell office:value-type="float" office:value="1.30573127400032" calcext:value-type="float">
            <text:p>1.30573127400032</text:p>
          </table:table-cell>
          <table:table-cell office:value-type="float" office:value="0.36567947416363" calcext:value-type="float">
            <text:p>0.36567947416363</text:p>
          </table:table-cell>
          <table:table-cell office:value-type="float" office:value="0.129146582237725" calcext:value-type="float">
            <text:p>0.129146582237725</text:p>
          </table:table-cell>
          <table:table-cell office:value-type="float" office:value="0.0961099660025539" calcext:value-type="float">
            <text:p>0.096109966002554</text:p>
          </table:table-cell>
          <table:table-cell office:value-type="float" office:value="0.0512404226561138" calcext:value-type="float">
            <text:p>0.051240422656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3656118325478" calcext:value-type="float">
            <text:p>0.653656118325478</text:p>
          </table:table-cell>
          <table:table-cell office:value-type="float" office:value="1.30566647106201" calcext:value-type="float">
            <text:p>1.30566647106201</text:p>
          </table:table-cell>
          <table:table-cell office:value-type="float" office:value="0.365640666773616" calcext:value-type="float">
            <text:p>0.365640666773616</text:p>
          </table:table-cell>
          <table:table-cell office:value-type="float" office:value="0.129666312096753" calcext:value-type="float">
            <text:p>0.129666312096753</text:p>
          </table:table-cell>
          <table:table-cell office:value-type="float" office:value="0.0960998753501556" calcext:value-type="float">
            <text:p>0.096099875350156</text:p>
          </table:table-cell>
          <table:table-cell office:value-type="float" office:value="0.0512294542052296" calcext:value-type="float">
            <text:p>0.051229454205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815629795402" calcext:value-type="float">
            <text:p>0.64815629795402</text:p>
          </table:table-cell>
          <table:table-cell office:value-type="float" office:value="1.30567981996162" calcext:value-type="float">
            <text:p>1.30567981996162</text:p>
          </table:table-cell>
          <table:table-cell office:value-type="float" office:value="0.365657994130305" calcext:value-type="float">
            <text:p>0.365657994130305</text:p>
          </table:table-cell>
          <table:table-cell office:value-type="float" office:value="0.129346970999096" calcext:value-type="float">
            <text:p>0.129346970999096</text:p>
          </table:table-cell>
          <table:table-cell office:value-type="float" office:value="0.0961042693560938" calcext:value-type="float">
            <text:p>0.096104269356094</text:p>
          </table:table-cell>
          <table:table-cell office:value-type="float" office:value="0.0512343582719285" calcext:value-type="float">
            <text:p>0.0512343582719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88736503673426" calcext:value-type="float">
            <text:p>0.788736503673426</text:p>
          </table:table-cell>
          <table:table-cell office:value-type="float" office:value="1.30493548271289" calcext:value-type="float">
            <text:p>1.30493548271289</text:p>
          </table:table-cell>
          <table:table-cell office:value-type="float" office:value="0.365432509528987" calcext:value-type="float">
            <text:p>0.365432509528987</text:p>
          </table:table-cell>
          <table:table-cell office:value-type="float" office:value="0.127481679997682" calcext:value-type="float">
            <text:p>0.127481679997682</text:p>
          </table:table-cell>
          <table:table-cell office:value-type="float" office:value="0.0960474222961752" calcext:value-type="float">
            <text:p>0.096047422296175</text:p>
          </table:table-cell>
          <table:table-cell office:value-type="float" office:value="0.0511707865128316" calcext:value-type="float">
            <text:p>0.0511707865128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6307274763731" calcext:value-type="float">
            <text:p>0.646307274763731</text:p>
          </table:table-cell>
          <table:table-cell office:value-type="float" office:value="1.31184917183685" calcext:value-type="float">
            <text:p>1.31184917183685</text:p>
          </table:table-cell>
          <table:table-cell office:value-type="float" office:value="0.359268555894319" calcext:value-type="float">
            <text:p>0.359268555894319</text:p>
          </table:table-cell>
          <table:table-cell office:value-type="float" office:value="0.1316191441586" calcext:value-type="float">
            <text:p>0.1316191441586</text:p>
          </table:table-cell>
          <table:table-cell office:value-type="float" office:value="0.10135993243145" calcext:value-type="float">
            <text:p>0.10135993243145</text:p>
          </table:table-cell>
          <table:table-cell office:value-type="float" office:value="0.055945865951782" calcext:value-type="float">
            <text:p>0.055945865951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5636049996685" calcext:value-type="float">
            <text:p>0.605636049996685</text:p>
          </table:table-cell>
          <table:table-cell office:value-type="float" office:value="1.38828433267853" calcext:value-type="float">
            <text:p>1.38828433267853</text:p>
          </table:table-cell>
          <table:table-cell office:value-type="float" office:value="0.420588514747307" calcext:value-type="float">
            <text:p>0.420588514747307</text:p>
          </table:table-cell>
          <table:table-cell office:value-type="float" office:value="0.157443691063519" calcext:value-type="float">
            <text:p>0.157443691063519</text:p>
          </table:table-cell>
          <table:table-cell office:value-type="float" office:value="0.121295162025302" calcext:value-type="float">
            <text:p>0.121295162025302</text:p>
          </table:table-cell>
          <table:table-cell office:value-type="float" office:value="0.0604457264187281" calcext:value-type="float">
            <text:p>0.0604457264187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0940189872279" calcext:value-type="float">
            <text:p>0.570940189872279</text:p>
          </table:table-cell>
          <table:table-cell office:value-type="float" office:value="1.38854963623444" calcext:value-type="float">
            <text:p>1.38854963623444</text:p>
          </table:table-cell>
          <table:table-cell office:value-type="float" office:value="0.420732996750532" calcext:value-type="float">
            <text:p>0.420732996750532</text:p>
          </table:table-cell>
          <table:table-cell office:value-type="float" office:value="0.159259380716405" calcext:value-type="float">
            <text:p>0.159259380716405</text:p>
          </table:table-cell>
          <table:table-cell office:value-type="float" office:value="0.121333664830779" calcext:value-type="float">
            <text:p>0.121333664830779</text:p>
          </table:table-cell>
          <table:table-cell office:value-type="float" office:value="0.0604881462858937" calcext:value-type="float">
            <text:p>0.0604881462858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2451529411982" calcext:value-type="float">
            <text:p>0.572451529411982</text:p>
          </table:table-cell>
          <table:table-cell office:value-type="float" office:value="1.38854671944501" calcext:value-type="float">
            <text:p>1.38854671944501</text:p>
          </table:table-cell>
          <table:table-cell office:value-type="float" office:value="0.420725377339543" calcext:value-type="float">
            <text:p>0.420725377339543</text:p>
          </table:table-cell>
          <table:table-cell office:value-type="float" office:value="0.158760910416314" calcext:value-type="float">
            <text:p>0.158760910416314</text:p>
          </table:table-cell>
          <table:table-cell office:value-type="float" office:value="0.121331516267456" calcext:value-type="float">
            <text:p>0.121331516267456</text:p>
          </table:table-cell>
          <table:table-cell office:value-type="float" office:value="0.0604858766621398" calcext:value-type="float">
            <text:p>0.060485876662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2460098290385" calcext:value-type="float">
            <text:p>0.772460098290385</text:p>
          </table:table-cell>
          <table:table-cell office:value-type="float" office:value="1.38701169424269" calcext:value-type="float">
            <text:p>1.38701169424269</text:p>
          </table:table-cell>
          <table:table-cell office:value-type="float" office:value="0.420226976861538" calcext:value-type="float">
            <text:p>0.420226976861538</text:p>
          </table:table-cell>
          <table:table-cell office:value-type="float" office:value="0.15547423853861" calcext:value-type="float">
            <text:p>0.15547423853861</text:p>
          </table:table-cell>
          <table:table-cell office:value-type="float" office:value="0.121190529883621" calcext:value-type="float">
            <text:p>0.121190529883621</text:p>
          </table:table-cell>
          <table:table-cell office:value-type="float" office:value="0.060341077301778" calcext:value-type="float">
            <text:p>0.0603410773017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2291826096113" calcext:value-type="float">
            <text:p>0.472291826096113</text:p>
          </table:table-cell>
          <table:table-cell office:value-type="float" office:value="1.5005779528392" calcext:value-type="float">
            <text:p>1.5005779528392</text:p>
          </table:table-cell>
          <table:table-cell office:value-type="float" office:value="0.418677297278983" calcext:value-type="float">
            <text:p>0.418677297278983</text:p>
          </table:table-cell>
          <table:table-cell office:value-type="float" office:value="0.169110792968465" calcext:value-type="float">
            <text:p>0.169110792968465</text:p>
          </table:table-cell>
          <table:table-cell office:value-type="float" office:value="0.127764787756702" calcext:value-type="float">
            <text:p>0.127764787756702</text:p>
          </table:table-cell>
          <table:table-cell office:value-type="float" office:value="0.0527628375026674" calcext:value-type="float">
            <text:p>0.0527628375026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3310777924751" calcext:value-type="float">
            <text:p>0.543310777924751</text:p>
          </table:table-cell>
          <table:table-cell office:value-type="float" office:value="1.25157429351889" calcext:value-type="float">
            <text:p>1.25157429351889</text:p>
          </table:table-cell>
          <table:table-cell office:value-type="float" office:value="0.414479557279929" calcext:value-type="float">
            <text:p>0.414479557279929</text:p>
          </table:table-cell>
          <table:table-cell office:value-type="float" office:value="0.159334202912312" calcext:value-type="float">
            <text:p>0.159334202912312</text:p>
          </table:table-cell>
          <table:table-cell office:value-type="float" office:value="0.12012158142882" calcext:value-type="float">
            <text:p>0.12012158142882</text:p>
          </table:table-cell>
          <table:table-cell office:value-type="float" office:value="0.0589597425061272" calcext:value-type="float">
            <text:p>0.0589597425061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4269438879353" calcext:value-type="float">
            <text:p>0.574269438879353</text:p>
          </table:table-cell>
          <table:table-cell office:value-type="float" office:value="1.25139520530641" calcext:value-type="float">
            <text:p>1.25139520530641</text:p>
          </table:table-cell>
          <table:table-cell office:value-type="float" office:value="0.41435514404819" calcext:value-type="float">
            <text:p>0.41435514404819</text:p>
          </table:table-cell>
          <table:table-cell office:value-type="float" office:value="0.159310610934217" calcext:value-type="float">
            <text:p>0.159310610934217</text:p>
          </table:table-cell>
          <table:table-cell office:value-type="float" office:value="0.120085698859904" calcext:value-type="float">
            <text:p>0.120085698859904</text:p>
          </table:table-cell>
          <table:table-cell office:value-type="float" office:value="0.0589239475527343" calcext:value-type="float">
            <text:p>0.0589239475527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7910918030042" calcext:value-type="float">
            <text:p>0.567910918030042</text:p>
          </table:table-cell>
          <table:table-cell office:value-type="float" office:value="1.25139552579954" calcext:value-type="float">
            <text:p>1.25139552579954</text:p>
          </table:table-cell>
          <table:table-cell office:value-type="float" office:value="0.414375371265918" calcext:value-type="float">
            <text:p>0.414375371265918</text:p>
          </table:table-cell>
          <table:table-cell office:value-type="float" office:value="0.159138658102656" calcext:value-type="float">
            <text:p>0.159138658102656</text:p>
          </table:table-cell>
          <table:table-cell office:value-type="float" office:value="0.120091441807827" calcext:value-type="float">
            <text:p>0.120091441807827</text:p>
          </table:table-cell>
          <table:table-cell office:value-type="float" office:value="0.0589297557613826" calcext:value-type="float">
            <text:p>0.0589297557613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9286751877733" calcext:value-type="float">
            <text:p>0.709286751877733</text:p>
          </table:table-cell>
          <table:table-cell office:value-type="float" office:value="1.25073637625465" calcext:value-type="float">
            <text:p>1.25073637625465</text:p>
          </table:table-cell>
          <table:table-cell office:value-type="float" office:value="0.414145938415764" calcext:value-type="float">
            <text:p>0.414145938415764</text:p>
          </table:table-cell>
          <table:table-cell office:value-type="float" office:value="0.15744955740295" calcext:value-type="float">
            <text:p>0.15744955740295</text:p>
          </table:table-cell>
          <table:table-cell office:value-type="float" office:value="0.12002683064238" calcext:value-type="float">
            <text:p>0.12002683064238</text:p>
          </table:table-cell>
          <table:table-cell office:value-type="float" office:value="0.0588641404967067" calcext:value-type="float">
            <text:p>0.0588641404967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345729373973" calcext:value-type="float">
            <text:p>0.53345729373973</text:p>
          </table:table-cell>
          <table:table-cell office:value-type="float" office:value="1.28169335642993" calcext:value-type="float">
            <text:p>1.28169335642993</text:p>
          </table:table-cell>
          <table:table-cell office:value-type="float" office:value="0.404204632619231" calcext:value-type="float">
            <text:p>0.404204632619231</text:p>
          </table:table-cell>
          <table:table-cell office:value-type="float" office:value="0.146865258167118" calcext:value-type="float">
            <text:p>0.146865258167118</text:p>
          </table:table-cell>
          <table:table-cell office:value-type="float" office:value="0.116048694894361" calcext:value-type="float">
            <text:p>0.116048694894361</text:p>
          </table:table-cell>
          <table:table-cell office:value-type="float" office:value="0.0497485080995381" calcext:value-type="float">
            <text:p>0.0497485080995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1516896250297" calcext:value-type="float">
            <text:p>0.771516896250297</text:p>
          </table:table-cell>
          <table:table-cell office:value-type="float" office:value="1.14672694057898" calcext:value-type="float">
            <text:p>1.14672694057898</text:p>
          </table:table-cell>
          <table:table-cell office:value-type="float" office:value="0.420331126462603" calcext:value-type="float">
            <text:p>0.420331126462603</text:p>
          </table:table-cell>
          <table:table-cell office:value-type="float" office:value="0.169351055442972" calcext:value-type="float">
            <text:p>0.169351055442972</text:p>
          </table:table-cell>
          <table:table-cell office:value-type="float" office:value="0.12882969989491" calcext:value-type="float">
            <text:p>0.12882969989491</text:p>
          </table:table-cell>
          <table:table-cell office:value-type="float" office:value="0.0597912084042978" calcext:value-type="float">
            <text:p>0.0597912084042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9253056181964" calcext:value-type="float">
            <text:p>0.779253056181964</text:p>
          </table:table-cell>
          <table:table-cell office:value-type="float" office:value="1.14666337402815" calcext:value-type="float">
            <text:p>1.14666337402815</text:p>
          </table:table-cell>
          <table:table-cell office:value-type="float" office:value="0.420286520519482" calcext:value-type="float">
            <text:p>0.420286520519482</text:p>
          </table:table-cell>
          <table:table-cell office:value-type="float" office:value="0.169737819527923" calcext:value-type="float">
            <text:p>0.169737819527923</text:p>
          </table:table-cell>
          <table:table-cell office:value-type="float" office:value="0.128816662496825" calcext:value-type="float">
            <text:p>0.128816662496825</text:p>
          </table:table-cell>
          <table:table-cell office:value-type="float" office:value="0.0597783973119974" calcext:value-type="float">
            <text:p>0.0597783973119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80418721039949" calcext:value-type="float">
            <text:p>0.780418721039949</text:p>
          </table:table-cell>
          <table:table-cell office:value-type="float" office:value="1.14666572426438" calcext:value-type="float">
            <text:p>1.14666572426438</text:p>
          </table:table-cell>
          <table:table-cell office:value-type="float" office:value="0.42028221424211" calcext:value-type="float">
            <text:p>0.42028221424211</text:p>
          </table:table-cell>
          <table:table-cell office:value-type="float" office:value="0.169461862714425" calcext:value-type="float">
            <text:p>0.169461862714425</text:p>
          </table:table-cell>
          <table:table-cell office:value-type="float" office:value="0.128815364740471" calcext:value-type="float">
            <text:p>0.128815364740471</text:p>
          </table:table-cell>
          <table:table-cell office:value-type="float" office:value="0.0597771458774429" calcext:value-type="float">
            <text:p>0.0597771458774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5418242658866" calcext:value-type="float">
            <text:p>0.935418242658866</text:p>
          </table:table-cell>
          <table:table-cell office:value-type="float" office:value="1.14593265463586" calcext:value-type="float">
            <text:p>1.14593265463586</text:p>
          </table:table-cell>
          <table:table-cell office:value-type="float" office:value="0.419998975578926" calcext:value-type="float">
            <text:p>0.419998975578926</text:p>
          </table:table-cell>
          <table:table-cell office:value-type="float" office:value="0.167605589984149" calcext:value-type="float">
            <text:p>0.167605589984149</text:p>
          </table:table-cell>
          <table:table-cell office:value-type="float" office:value="0.128731413153355" calcext:value-type="float">
            <text:p>0.128731413153355</text:p>
          </table:table-cell>
          <table:table-cell office:value-type="float" office:value="0.0596960549746987" calcext:value-type="float">
            <text:p>0.0596960549746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6060730620998" calcext:value-type="float">
            <text:p>0.826060730620998</text:p>
          </table:table-cell>
          <table:table-cell office:value-type="float" office:value="1.11068958592772" calcext:value-type="float">
            <text:p>1.11068958592772</text:p>
          </table:table-cell>
          <table:table-cell office:value-type="float" office:value="0.378105746647911" calcext:value-type="float">
            <text:p>0.378105746647911</text:p>
          </table:table-cell>
          <table:table-cell office:value-type="float" office:value="0.15454750672929" calcext:value-type="float">
            <text:p>0.15454750672929</text:p>
          </table:table-cell>
          <table:table-cell office:value-type="float" office:value="0.1346215271572" calcext:value-type="float">
            <text:p>0.1346215271572</text:p>
          </table:table-cell>
          <table:table-cell office:value-type="float" office:value="0.0539964114521325" calcext:value-type="float">
            <text:p>0.053996411452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7586690039261" calcext:value-type="float">
            <text:p>0.417586690039261</text:p>
          </table:table-cell>
          <table:table-cell office:value-type="float" office:value="1.44549835309094" calcext:value-type="float">
            <text:p>1.44549835309094</text:p>
          </table:table-cell>
          <table:table-cell office:value-type="float" office:value="0.458455339853395" calcext:value-type="float">
            <text:p>0.458455339853395</text:p>
          </table:table-cell>
          <table:table-cell office:value-type="float" office:value="0.169068142205752" calcext:value-type="float">
            <text:p>0.169068142205752</text:p>
          </table:table-cell>
          <table:table-cell office:value-type="float" office:value="0.128854532467926" calcext:value-type="float">
            <text:p>0.128854532467926</text:p>
          </table:table-cell>
          <table:table-cell office:value-type="float" office:value="0.06457563363082" calcext:value-type="float">
            <text:p>0.064575633630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6765580607647" calcext:value-type="float">
            <text:p>0.436765580607647</text:p>
          </table:table-cell>
          <table:table-cell office:value-type="float" office:value="1.44528852176985" calcext:value-type="float">
            <text:p>1.44528852176985</text:p>
          </table:table-cell>
          <table:table-cell office:value-type="float" office:value="0.458351153668849" calcext:value-type="float">
            <text:p>0.458351153668849</text:p>
          </table:table-cell>
          <table:table-cell office:value-type="float" office:value="0.169316451294481" calcext:value-type="float">
            <text:p>0.169316451294481</text:p>
          </table:table-cell>
          <table:table-cell office:value-type="float" office:value="0.128825834087534" calcext:value-type="float">
            <text:p>0.128825834087534</text:p>
          </table:table-cell>
          <table:table-cell office:value-type="float" office:value="0.0645459201419101" calcext:value-type="float">
            <text:p>0.064545920141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9925480408248" calcext:value-type="float">
            <text:p>0.429925480408248</text:p>
          </table:table-cell>
          <table:table-cell office:value-type="float" office:value="1.44529216804425" calcext:value-type="float">
            <text:p>1.44529216804425</text:p>
          </table:table-cell>
          <table:table-cell office:value-type="float" office:value="0.458378854197326" calcext:value-type="float">
            <text:p>0.458378854197326</text:p>
          </table:table-cell>
          <table:table-cell office:value-type="float" office:value="0.169103147514319" calcext:value-type="float">
            <text:p>0.169103147514319</text:p>
          </table:table-cell>
          <table:table-cell office:value-type="float" office:value="0.12883342354991" calcext:value-type="float">
            <text:p>0.12883342354991</text:p>
          </table:table-cell>
          <table:table-cell office:value-type="float" office:value="0.0645538216430731" calcext:value-type="float">
            <text:p>0.0645538216430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2981745647464" calcext:value-type="float">
            <text:p>0.602981745647464</text:p>
          </table:table-cell>
          <table:table-cell office:value-type="float" office:value="1.44423668516632" calcext:value-type="float">
            <text:p>1.44423668516632</text:p>
          </table:table-cell>
          <table:table-cell office:value-type="float" office:value="0.458022380242991" calcext:value-type="float">
            <text:p>0.458022380242991</text:p>
          </table:table-cell>
          <table:table-cell office:value-type="float" office:value="0.166889008640811" calcext:value-type="float">
            <text:p>0.166889008640811</text:p>
          </table:table-cell>
          <table:table-cell office:value-type="float" office:value="0.128736254796241" calcext:value-type="float">
            <text:p>0.128736254796241</text:p>
          </table:table-cell>
          <table:table-cell office:value-type="float" office:value="0.0644526844340974" calcext:value-type="float">
            <text:p>0.0644526844340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6105004167661" calcext:value-type="float">
            <text:p>0.436105004167661</text:p>
          </table:table-cell>
          <table:table-cell office:value-type="float" office:value="1.44039368730439" calcext:value-type="float">
            <text:p>1.44039368730439</text:p>
          </table:table-cell>
          <table:table-cell office:value-type="float" office:value="0.448816833315654" calcext:value-type="float">
            <text:p>0.448816833315654</text:p>
          </table:table-cell>
          <table:table-cell office:value-type="float" office:value="0.166351018459158" calcext:value-type="float">
            <text:p>0.166351018459158</text:p>
          </table:table-cell>
          <table:table-cell office:value-type="float" office:value="0.127844656583347" calcext:value-type="float">
            <text:p>0.127844656583347</text:p>
          </table:table-cell>
          <table:table-cell office:value-type="float" office:value="0.0753816440539492" calcext:value-type="float">
            <text:p>0.0753816440539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5820282398712" calcext:value-type="float">
            <text:p>0.535820282398712</text:p>
          </table:table-cell>
          <table:table-cell office:value-type="float" office:value="1.27683873762347" calcext:value-type="float">
            <text:p>1.27683873762347</text:p>
          </table:table-cell>
          <table:table-cell office:value-type="float" office:value="0.524335158855297" calcext:value-type="float">
            <text:p>0.524335158855297</text:p>
          </table:table-cell>
          <table:table-cell office:value-type="float" office:value="0.158710472423521" calcext:value-type="float">
            <text:p>0.158710472423521</text:p>
          </table:table-cell>
          <table:table-cell office:value-type="float" office:value="0.12169676973255" calcext:value-type="float">
            <text:p>0.12169676973255</text:p>
          </table:table-cell>
          <table:table-cell office:value-type="float" office:value="0.0714284373646664" calcext:value-type="float">
            <text:p>0.0714284373646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8270974997145" calcext:value-type="float">
            <text:p>0.538270974997145</text:p>
          </table:table-cell>
          <table:table-cell office:value-type="float" office:value="1.27680245129473" calcext:value-type="float">
            <text:p>1.27680245129473</text:p>
          </table:table-cell>
          <table:table-cell office:value-type="float" office:value="0.52429347517973" calcext:value-type="float">
            <text:p>0.52429347517973</text:p>
          </table:table-cell>
          <table:table-cell office:value-type="float" office:value="0.159454806763498" calcext:value-type="float">
            <text:p>0.159454806763498</text:p>
          </table:table-cell>
          <table:table-cell office:value-type="float" office:value="0.12168707671123" calcext:value-type="float">
            <text:p>0.12168707671123</text:p>
          </table:table-cell>
          <table:table-cell office:value-type="float" office:value="0.0714169985640772" calcext:value-type="float">
            <text:p>0.0714169985640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3409182596615" calcext:value-type="float">
            <text:p>0.543409182596615</text:p>
          </table:table-cell>
          <table:table-cell office:value-type="float" office:value="1.27680996426798" calcext:value-type="float">
            <text:p>1.27680996426798</text:p>
          </table:table-cell>
          <table:table-cell office:value-type="float" office:value="0.524268925574501" calcext:value-type="float">
            <text:p>0.524268925574501</text:p>
          </table:table-cell>
          <table:table-cell office:value-type="float" office:value="0.158962431797772" calcext:value-type="float">
            <text:p>0.158962431797772</text:p>
          </table:table-cell>
          <table:table-cell office:value-type="float" office:value="0.121681473809967" calcext:value-type="float">
            <text:p>0.121681473809967</text:p>
          </table:table-cell>
          <table:table-cell office:value-type="float" office:value="0.0714101648744418" calcext:value-type="float">
            <text:p>0.0714101648744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7238786883991" calcext:value-type="float">
            <text:p>0.747238786883991</text:p>
          </table:table-cell>
          <table:table-cell office:value-type="float" office:value="1.27570467403698" calcext:value-type="float">
            <text:p>1.27570467403698</text:p>
          </table:table-cell>
          <table:table-cell office:value-type="float" office:value="0.523791820486887" calcext:value-type="float">
            <text:p>0.523791820486887</text:p>
          </table:table-cell>
          <table:table-cell office:value-type="float" office:value="0.15591790040604" calcext:value-type="float">
            <text:p>0.15591790040604</text:p>
          </table:table-cell>
          <table:table-cell office:value-type="float" office:value="0.12157279085675" calcext:value-type="float">
            <text:p>0.12157279085675</text:p>
          </table:table-cell>
          <table:table-cell office:value-type="float" office:value="0.0712790384242419" calcext:value-type="float">
            <text:p>0.0712790384242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8223926569391" calcext:value-type="float">
            <text:p>0.658223926569391</text:p>
          </table:table-cell>
          <table:table-cell office:value-type="float" office:value="1.17816026875634" calcext:value-type="float">
            <text:p>1.17816026875634</text:p>
          </table:table-cell>
          <table:table-cell office:value-type="float" office:value="0.471517981595699" calcext:value-type="float">
            <text:p>0.471517981595699</text:p>
          </table:table-cell>
          <table:table-cell office:value-type="float" office:value="0.128044434504016" calcext:value-type="float">
            <text:p>0.128044434504016</text:p>
          </table:table-cell>
          <table:table-cell office:value-type="float" office:value="0.111702802113235" calcext:value-type="float">
            <text:p>0.111702802113235</text:p>
          </table:table-cell>
          <table:table-cell office:value-type="float" office:value="0.0603399813309839" calcext:value-type="float">
            <text:p>0.0603399813309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0727333230734" calcext:value-type="float">
            <text:p>0.420727333230734</text:p>
          </table:table-cell>
          <table:table-cell office:value-type="float" office:value="1.46059240451538" calcext:value-type="float">
            <text:p>1.46059240451538</text:p>
          </table:table-cell>
          <table:table-cell office:value-type="float" office:value="0.573834447103091" calcext:value-type="float">
            <text:p>0.573834447103091</text:p>
          </table:table-cell>
          <table:table-cell office:value-type="float" office:value="0.188759970815106" calcext:value-type="float">
            <text:p>0.188759970815106</text:p>
          </table:table-cell>
          <table:table-cell office:value-type="float" office:value="0.140939497274646" calcext:value-type="float">
            <text:p>0.140939497274646</text:p>
          </table:table-cell>
          <table:table-cell office:value-type="float" office:value="0.0789149409617038" calcext:value-type="float">
            <text:p>0.0789149409617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3582194800459" calcext:value-type="float">
            <text:p>0.423582194800459</text:p>
          </table:table-cell>
          <table:table-cell office:value-type="float" office:value="1.46058372281753" calcext:value-type="float">
            <text:p>1.46058372281753</text:p>
          </table:table-cell>
          <table:table-cell office:value-type="float" office:value="0.573783482846868" calcext:value-type="float">
            <text:p>0.573783482846868</text:p>
          </table:table-cell>
          <table:table-cell office:value-type="float" office:value="0.189466688047637" calcext:value-type="float">
            <text:p>0.189466688047637</text:p>
          </table:table-cell>
          <table:table-cell office:value-type="float" office:value="0.140925539180535" calcext:value-type="float">
            <text:p>0.140925539180535</text:p>
          </table:table-cell>
          <table:table-cell office:value-type="float" office:value="0.0789008193623764" calcext:value-type="float">
            <text:p>0.0789008193623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1621830736385" calcext:value-type="float">
            <text:p>0.421621830736385</text:p>
          </table:table-cell>
          <table:table-cell office:value-type="float" office:value="1.46058125605181" calcext:value-type="float">
            <text:p>1.46058125605181</text:p>
          </table:table-cell>
          <table:table-cell office:value-type="float" office:value="0.573794375681993" calcext:value-type="float">
            <text:p>0.573794375681993</text:p>
          </table:table-cell>
          <table:table-cell office:value-type="float" office:value="0.189196763745112" calcext:value-type="float">
            <text:p>0.189196763745112</text:p>
          </table:table-cell>
          <table:table-cell office:value-type="float" office:value="0.140928128214372" calcext:value-type="float">
            <text:p>0.140928128214372</text:p>
          </table:table-cell>
          <table:table-cell office:value-type="float" office:value="0.0789038519724006" calcext:value-type="float">
            <text:p>0.0789038519724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5554450566426" calcext:value-type="float">
            <text:p>0.645554450566426</text:p>
          </table:table-cell>
          <table:table-cell office:value-type="float" office:value="1.45912822952924" calcext:value-type="float">
            <text:p>1.45912822952924</text:p>
          </table:table-cell>
          <table:table-cell office:value-type="float" office:value="0.573173429696946" calcext:value-type="float">
            <text:p>0.573173429696946</text:p>
          </table:table-cell>
          <table:table-cell office:value-type="float" office:value="0.186008665690123" calcext:value-type="float">
            <text:p>0.186008665690123</text:p>
          </table:table-cell>
          <table:table-cell office:value-type="float" office:value="0.140782775269402" calcext:value-type="float">
            <text:p>0.140782775269402</text:p>
          </table:table-cell>
          <table:table-cell office:value-type="float" office:value="0.0787314255435767" calcext:value-type="float">
            <text:p>0.0787314255435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5863154134101" calcext:value-type="float">
            <text:p>0.505863154134101</text:p>
          </table:table-cell>
          <table:table-cell office:value-type="float" office:value="1.40740354242409" calcext:value-type="float">
            <text:p>1.40740354242409</text:p>
          </table:table-cell>
          <table:table-cell office:value-type="float" office:value="0.53446080970325" calcext:value-type="float">
            <text:p>0.53446080970325</text:p>
          </table:table-cell>
          <table:table-cell office:value-type="float" office:value="0.164994655980041" calcext:value-type="float">
            <text:p>0.164994655980041</text:p>
          </table:table-cell>
          <table:table-cell office:value-type="float" office:value="0.132719474781529" calcext:value-type="float">
            <text:p>0.132719474781529</text:p>
          </table:table-cell>
          <table:table-cell office:value-type="float" office:value="0.07167388801342" calcext:value-type="float">
            <text:p>0.0716738880134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987075560014" calcext:value-type="float">
            <text:p>0.46987075560014</text:p>
          </table:table-cell>
          <table:table-cell office:value-type="float" office:value="1.37035368806059" calcext:value-type="float">
            <text:p>1.37035368806059</text:p>
          </table:table-cell>
          <table:table-cell office:value-type="float" office:value="0.48800355105631" calcext:value-type="float">
            <text:p>0.48800355105631</text:p>
          </table:table-cell>
          <table:table-cell office:value-type="float" office:value="0.177712556574388" calcext:value-type="float">
            <text:p>0.177712556574388</text:p>
          </table:table-cell>
          <table:table-cell office:value-type="float" office:value="0.131189922527329" calcext:value-type="float">
            <text:p>0.131189922527329</text:p>
          </table:table-cell>
          <table:table-cell office:value-type="float" office:value="0.0680716530523128" calcext:value-type="float">
            <text:p>0.0680716530523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3739967215682" calcext:value-type="float">
            <text:p>0.493739967215682</text:p>
          </table:table-cell>
          <table:table-cell office:value-type="float" office:value="1.37013689367595" calcext:value-type="float">
            <text:p>1.37013689367595</text:p>
          </table:table-cell>
          <table:table-cell office:value-type="float" office:value="0.487868650465456" calcext:value-type="float">
            <text:p>0.487868650465456</text:p>
          </table:table-cell>
          <table:table-cell office:value-type="float" office:value="0.177837740775591" calcext:value-type="float">
            <text:p>0.177837740775591</text:p>
          </table:table-cell>
          <table:table-cell office:value-type="float" office:value="0.131152792716347" calcext:value-type="float">
            <text:p>0.131152792716347</text:p>
          </table:table-cell>
          <table:table-cell office:value-type="float" office:value="0.068033540523316" calcext:value-type="float">
            <text:p>0.0680335405233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2663530154213" calcext:value-type="float">
            <text:p>0.482663530154213</text:p>
          </table:table-cell>
          <table:table-cell office:value-type="float" office:value="1.37012979238641" calcext:value-type="float">
            <text:p>1.37012979238641</text:p>
          </table:table-cell>
          <table:table-cell office:value-type="float" office:value="0.487917319050685" calcext:value-type="float">
            <text:p>0.487917319050685</text:p>
          </table:table-cell>
          <table:table-cell office:value-type="float" office:value="0.177787631027029" calcext:value-type="float">
            <text:p>0.177787631027029</text:p>
          </table:table-cell>
          <table:table-cell office:value-type="float" office:value="0.131165588355624" calcext:value-type="float">
            <text:p>0.131165588355624</text:p>
          </table:table-cell>
          <table:table-cell office:value-type="float" office:value="0.0680472995986978" calcext:value-type="float">
            <text:p>0.0680472995986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2562936081113" calcext:value-type="float">
            <text:p>0.662562936081113</text:p>
          </table:table-cell>
          <table:table-cell office:value-type="float" office:value="1.36904767699199" calcext:value-type="float">
            <text:p>1.36904767699199</text:p>
          </table:table-cell>
          <table:table-cell office:value-type="float" office:value="0.487510108431458" calcext:value-type="float">
            <text:p>0.487510108431458</text:p>
          </table:table-cell>
          <table:table-cell office:value-type="float" office:value="0.175492538098295" calcext:value-type="float">
            <text:p>0.175492538098295</text:p>
          </table:table-cell>
          <table:table-cell office:value-type="float" office:value="0.131059019800061" calcext:value-type="float">
            <text:p>0.131059019800061</text:p>
          </table:table-cell>
          <table:table-cell office:value-type="float" office:value="0.0679328774688121" calcext:value-type="float">
            <text:p>0.0679328774688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3573076950144" calcext:value-type="float">
            <text:p>0.423573076950144</text:p>
          </table:table-cell>
          <table:table-cell office:value-type="float" office:value="1.4314558370997" calcext:value-type="float">
            <text:p>1.4314558370997</text:p>
          </table:table-cell>
          <table:table-cell office:value-type="float" office:value="0.434837514024717" calcext:value-type="float">
            <text:p>0.434837514024717</text:p>
          </table:table-cell>
          <table:table-cell office:value-type="float" office:value="0.159430156394322" calcext:value-type="float">
            <text:p>0.159430156394322</text:p>
          </table:table-cell>
          <table:table-cell office:value-type="float" office:value="0.129499301187255" calcext:value-type="float">
            <text:p>0.129499301187255</text:p>
          </table:table-cell>
          <table:table-cell office:value-type="float" office:value="0.0527407180708422" calcext:value-type="float">
            <text:p>0.05274071807084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8805658372323" calcext:value-type="float">
            <text:p>0.458805658372323</text:p>
          </table:table-cell>
          <table:table-cell office:value-type="float" office:value="1.3199640048795" calcext:value-type="float">
            <text:p>1.3199640048795</text:p>
          </table:table-cell>
          <table:table-cell office:value-type="float" office:value="0.391090363636269" calcext:value-type="float">
            <text:p>0.391090363636269</text:p>
          </table:table-cell>
          <table:table-cell office:value-type="float" office:value="0.175453759571096" calcext:value-type="float">
            <text:p>0.175453759571096</text:p>
          </table:table-cell>
          <table:table-cell office:value-type="float" office:value="0.126104028866285" calcext:value-type="float">
            <text:p>0.126104028866285</text:p>
          </table:table-cell>
          <table:table-cell office:value-type="float" office:value="0.0607563051673378" calcext:value-type="float">
            <text:p>0.0607563051673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2568040058582" calcext:value-type="float">
            <text:p>0.452568040058582</text:p>
          </table:table-cell>
          <table:table-cell office:value-type="float" office:value="1.31999352866073" calcext:value-type="float">
            <text:p>1.31999352866073</text:p>
          </table:table-cell>
          <table:table-cell office:value-type="float" office:value="0.391097736179165" calcext:value-type="float">
            <text:p>0.391097736179165</text:p>
          </table:table-cell>
          <table:table-cell office:value-type="float" office:value="0.176279060360188" calcext:value-type="float">
            <text:p>0.176279060360188</text:p>
          </table:table-cell>
          <table:table-cell office:value-type="float" office:value="0.126105848413102" calcext:value-type="float">
            <text:p>0.126105848413102</text:p>
          </table:table-cell>
          <table:table-cell office:value-type="float" office:value="0.0607587037674442" calcext:value-type="float">
            <text:p>0.0607587037674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1773174770983" calcext:value-type="float">
            <text:p>0.451773174770983</text:p>
          </table:table-cell>
          <table:table-cell office:value-type="float" office:value="1.31999375137586" calcext:value-type="float">
            <text:p>1.31999375137586</text:p>
          </table:table-cell>
          <table:table-cell office:value-type="float" office:value="0.391100785276477" calcext:value-type="float">
            <text:p>0.391100785276477</text:p>
          </table:table-cell>
          <table:table-cell office:value-type="float" office:value="0.175958248792925" calcext:value-type="float">
            <text:p>0.175958248792925</text:p>
          </table:table-cell>
          <table:table-cell office:value-type="float" office:value="0.126106790641787" calcext:value-type="float">
            <text:p>0.126106790641787</text:p>
          </table:table-cell>
          <table:table-cell office:value-type="float" office:value="0.0607596514986501" calcext:value-type="float">
            <text:p>0.060759651498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3751153761933" calcext:value-type="float">
            <text:p>0.613751153761933</text:p>
          </table:table-cell>
          <table:table-cell office:value-type="float" office:value="1.31904294930777" calcext:value-type="float">
            <text:p>1.31904294930777</text:p>
          </table:table-cell>
          <table:table-cell office:value-type="float" office:value="0.390790058120936" calcext:value-type="float">
            <text:p>0.390790058120936</text:p>
          </table:table-cell>
          <table:table-cell office:value-type="float" office:value="0.173670364188907" calcext:value-type="float">
            <text:p>0.173670364188907</text:p>
          </table:table-cell>
          <table:table-cell office:value-type="float" office:value="0.12601255629115" calcext:value-type="float">
            <text:p>0.12601255629115</text:p>
          </table:table-cell>
          <table:table-cell office:value-type="float" office:value="0.0606623818102763" calcext:value-type="float">
            <text:p>0.0606623818102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0365056652918" calcext:value-type="float">
            <text:p>0.550365056652918</text:p>
          </table:table-cell>
          <table:table-cell office:value-type="float" office:value="1.27243317532484" calcext:value-type="float">
            <text:p>1.27243317532484</text:p>
          </table:table-cell>
          <table:table-cell office:value-type="float" office:value="0.328509882912363" calcext:value-type="float">
            <text:p>0.328509882912363</text:p>
          </table:table-cell>
          <table:table-cell office:value-type="float" office:value="0.157444868555399" calcext:value-type="float">
            <text:p>0.157444868555399</text:p>
          </table:table-cell>
          <table:table-cell office:value-type="float" office:value="0.129134144593355" calcext:value-type="float">
            <text:p>0.129134144593355</text:p>
          </table:table-cell>
          <table:table-cell office:value-type="float" office:value="0.0573658567269272" calcext:value-type="float">
            <text:p>0.0573658567269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8582728164876" calcext:value-type="float">
            <text:p>0.448582728164876</text:p>
          </table:table-cell>
          <table:table-cell office:value-type="float" office:value="1.27768353630312" calcext:value-type="float">
            <text:p>1.27768353630312</text:p>
          </table:table-cell>
          <table:table-cell office:value-type="float" office:value="0.513805377291101" calcext:value-type="float">
            <text:p>0.513805377291101</text:p>
          </table:table-cell>
          <table:table-cell office:value-type="float" office:value="0.158951734957349" calcext:value-type="float">
            <text:p>0.158951734957349</text:p>
          </table:table-cell>
          <table:table-cell office:value-type="float" office:value="0.129583834703261" calcext:value-type="float">
            <text:p>0.129583834703261</text:p>
          </table:table-cell>
          <table:table-cell office:value-type="float" office:value="0.073848733914627" calcext:value-type="float">
            <text:p>0.0738487339146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6279475703913" calcext:value-type="float">
            <text:p>0.426279475703913</text:p>
          </table:table-cell>
          <table:table-cell office:value-type="float" office:value="1.27779399870191" calcext:value-type="float">
            <text:p>1.27779399870191</text:p>
          </table:table-cell>
          <table:table-cell office:value-type="float" office:value="0.51389449952139" calcext:value-type="float">
            <text:p>0.51389449952139</text:p>
          </table:table-cell>
          <table:table-cell office:value-type="float" office:value="0.160384848879598" calcext:value-type="float">
            <text:p>0.160384848879598</text:p>
          </table:table-cell>
          <table:table-cell office:value-type="float" office:value="0.129605543408466" calcext:value-type="float">
            <text:p>0.129605543408466</text:p>
          </table:table-cell>
          <table:table-cell office:value-type="float" office:value="0.0738749983585469" calcext:value-type="float">
            <text:p>0.0738749983585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9214770748648" calcext:value-type="float">
            <text:p>0.419214770748648</text:p>
          </table:table-cell>
          <table:table-cell office:value-type="float" office:value="1.27779199563405" calcext:value-type="float">
            <text:p>1.27779199563405</text:p>
          </table:table-cell>
          <table:table-cell office:value-type="float" office:value="0.513930864124774" calcext:value-type="float">
            <text:p>0.513930864124774</text:p>
          </table:table-cell>
          <table:table-cell office:value-type="float" office:value="0.160216896392082" calcext:value-type="float">
            <text:p>0.160216896392082</text:p>
          </table:table-cell>
          <table:table-cell office:value-type="float" office:value="0.129614651844025" calcext:value-type="float">
            <text:p>0.129614651844025</text:p>
          </table:table-cell>
          <table:table-cell office:value-type="float" office:value="0.0738856807164383" calcext:value-type="float">
            <text:p>0.0738856807164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2208645995605" calcext:value-type="float">
            <text:p>0.652208645995605</text:p>
          </table:table-cell>
          <table:table-cell office:value-type="float" office:value="1.2763274884121" calcext:value-type="float">
            <text:p>1.2763274884121</text:p>
          </table:table-cell>
          <table:table-cell office:value-type="float" office:value="0.513323199748925" calcext:value-type="float">
            <text:p>0.513323199748925</text:p>
          </table:table-cell>
          <table:table-cell office:value-type="float" office:value="0.156087527985141" calcext:value-type="float">
            <text:p>0.156087527985141</text:p>
          </table:table-cell>
          <table:table-cell office:value-type="float" office:value="0.129460061453707" calcext:value-type="float">
            <text:p>0.129460061453707</text:p>
          </table:table-cell>
          <table:table-cell office:value-type="float" office:value="0.0737089158535008" calcext:value-type="float">
            <text:p>0.0737089158535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1370874479567" calcext:value-type="float">
            <text:p>0.471370874479567</text:p>
          </table:table-cell>
          <table:table-cell office:value-type="float" office:value="1.24206530243207" calcext:value-type="float">
            <text:p>1.24206530243207</text:p>
          </table:table-cell>
          <table:table-cell office:value-type="float" office:value="0.471252399232124" calcext:value-type="float">
            <text:p>0.471252399232124</text:p>
          </table:table-cell>
          <table:table-cell office:value-type="float" office:value="0.125304148353756" calcext:value-type="float">
            <text:p>0.125304148353756</text:p>
          </table:table-cell>
          <table:table-cell office:value-type="float" office:value="0.11897754450401" calcext:value-type="float">
            <text:p>0.11897754450401</text:p>
          </table:table-cell>
          <table:table-cell office:value-type="float" office:value="0.0759027744746595" calcext:value-type="float">
            <text:p>0.0759027744746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93718102716184" calcext:value-type="float">
            <text:p>0.193718102716184</text:p>
          </table:table-cell>
          <table:table-cell office:value-type="float" office:value="1.49252547925017" calcext:value-type="float">
            <text:p>1.49252547925017</text:p>
          </table:table-cell>
          <table:table-cell office:value-type="float" office:value="0.534688669207387" calcext:value-type="float">
            <text:p>0.534688669207387</text:p>
          </table:table-cell>
          <table:table-cell office:value-type="float" office:value="0.195710013062636" calcext:value-type="float">
            <text:p>0.195710013062636</text:p>
          </table:table-cell>
          <table:table-cell office:value-type="float" office:value="0.137156049175431" calcext:value-type="float">
            <text:p>0.137156049175431</text:p>
          </table:table-cell>
          <table:table-cell office:value-type="float" office:value="0.0776683033374793" calcext:value-type="float">
            <text:p>0.0776683033374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74704745785797" calcext:value-type="float">
            <text:p>0.174704745785797</text:p>
          </table:table-cell>
          <table:table-cell office:value-type="float" office:value="1.49262925100454" calcext:value-type="float">
            <text:p>1.49262925100454</text:p>
          </table:table-cell>
          <table:table-cell office:value-type="float" office:value="0.534772770198175" calcext:value-type="float">
            <text:p>0.534772770198175</text:p>
          </table:table-cell>
          <table:table-cell office:value-type="float" office:value="0.196916353823242" calcext:value-type="float">
            <text:p>0.196916353823242</text:p>
          </table:table-cell>
          <table:table-cell office:value-type="float" office:value="0.137179715828949" calcext:value-type="float">
            <text:p>0.137179715828949</text:p>
          </table:table-cell>
          <table:table-cell office:value-type="float" office:value="0.0776933944795865" calcext:value-type="float">
            <text:p>0.0776933944795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83479534948198" calcext:value-type="float">
            <text:p>0.183479534948198</text:p>
          </table:table-cell>
          <table:table-cell office:value-type="float" office:value="1.49262017723917" calcext:value-type="float">
            <text:p>1.49262017723917</text:p>
          </table:table-cell>
          <table:table-cell office:value-type="float" office:value="0.53472167290743" calcext:value-type="float">
            <text:p>0.53472167290743</text:p>
          </table:table-cell>
          <table:table-cell office:value-type="float" office:value="0.196320249358318" calcext:value-type="float">
            <text:p>0.196320249358318</text:p>
          </table:table-cell>
          <table:table-cell office:value-type="float" office:value="0.137167160275603" calcext:value-type="float">
            <text:p>0.137167160275603</text:p>
          </table:table-cell>
          <table:table-cell office:value-type="float" office:value="0.077678193760167" calcext:value-type="float">
            <text:p>0.0776781937601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4319150566762" calcext:value-type="float">
            <text:p>0.404319150566762</text:p>
          </table:table-cell>
          <table:table-cell office:value-type="float" office:value="1.49104771925353" calcext:value-type="float">
            <text:p>1.49104771925353</text:p>
          </table:table-cell>
          <table:table-cell office:value-type="float" office:value="0.534097249223994" calcext:value-type="float">
            <text:p>0.534097249223994</text:p>
          </table:table-cell>
          <table:table-cell office:value-type="float" office:value="0.193113095878629" calcext:value-type="float">
            <text:p>0.193113095878629</text:p>
          </table:table-cell>
          <table:table-cell office:value-type="float" office:value="0.137015988353426" calcext:value-type="float">
            <text:p>0.137015988353426</text:p>
          </table:table-cell>
          <table:table-cell office:value-type="float" office:value="0.0774949739122181" calcext:value-type="float">
            <text:p>0.0774949739122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7022506390388" calcext:value-type="float">
            <text:p>0.337022506390388</text:p>
          </table:table-cell>
          <table:table-cell office:value-type="float" office:value="1.38342260732904" calcext:value-type="float">
            <text:p>1.38342260732904</text:p>
          </table:table-cell>
          <table:table-cell office:value-type="float" office:value="0.47458224335191" calcext:value-type="float">
            <text:p>0.47458224335191</text:p>
          </table:table-cell>
          <table:table-cell office:value-type="float" office:value="0.125142551902898" calcext:value-type="float">
            <text:p>0.125142551902898</text:p>
          </table:table-cell>
          <table:table-cell office:value-type="float" office:value="0.110683658810362" calcext:value-type="float">
            <text:p>0.110683658810362</text:p>
          </table:table-cell>
          <table:table-cell office:value-type="float" office:value="0.0833677740059719" calcext:value-type="float">
            <text:p>0.0833677740059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31462179461691" calcext:value-type="float">
            <text:p>0.231462179461691</text:p>
          </table:table-cell>
          <table:table-cell office:value-type="float" office:value="1.48694111556215" calcext:value-type="float">
            <text:p>1.48694111556215</text:p>
          </table:table-cell>
          <table:table-cell office:value-type="float" office:value="0.42853346490351" calcext:value-type="float">
            <text:p>0.42853346490351</text:p>
          </table:table-cell>
          <table:table-cell office:value-type="float" office:value="0.143017915693044" calcext:value-type="float">
            <text:p>0.143017915693044</text:p>
          </table:table-cell>
          <table:table-cell office:value-type="float" office:value="0.108447107821379" calcext:value-type="float">
            <text:p>0.108447107821379</text:p>
          </table:table-cell>
          <table:table-cell office:value-type="float" office:value="0.0615844352625534" calcext:value-type="float">
            <text:p>0.0615844352625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05896318518969" calcext:value-type="float">
            <text:p>0.205896318518969</text:p>
          </table:table-cell>
          <table:table-cell office:value-type="float" office:value="1.48710138349591" calcext:value-type="float">
            <text:p>1.48710138349591</text:p>
          </table:table-cell>
          <table:table-cell office:value-type="float" office:value="0.428627929107791" calcext:value-type="float">
            <text:p>0.428627929107791</text:p>
          </table:table-cell>
          <table:table-cell office:value-type="float" office:value="0.144598795609014" calcext:value-type="float">
            <text:p>0.144598795609014</text:p>
          </table:table-cell>
          <table:table-cell office:value-type="float" office:value="0.108470231198381" calcext:value-type="float">
            <text:p>0.108470231198381</text:p>
          </table:table-cell>
          <table:table-cell office:value-type="float" office:value="0.0616121661457756" calcext:value-type="float">
            <text:p>0.0616121661457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2794100420441" calcext:value-type="float">
            <text:p>0.222794100420441</text:p>
          </table:table-cell>
          <table:table-cell office:value-type="float" office:value="1.48705227651969" calcext:value-type="float">
            <text:p>1.48705227651969</text:p>
          </table:table-cell>
          <table:table-cell office:value-type="float" office:value="0.42855450727326" calcext:value-type="float">
            <text:p>0.42855450727326</text:p>
          </table:table-cell>
          <table:table-cell office:value-type="float" office:value="0.143575847797582" calcext:value-type="float">
            <text:p>0.143575847797582</text:p>
          </table:table-cell>
          <table:table-cell office:value-type="float" office:value="0.108452263475089" calcext:value-type="float">
            <text:p>0.108452263475089</text:p>
          </table:table-cell>
          <table:table-cell office:value-type="float" office:value="0.0615906344498803" calcext:value-type="float">
            <text:p>0.061590634449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1856556097199" calcext:value-type="float">
            <text:p>0.401856556097199</text:p>
          </table:table-cell>
          <table:table-cell office:value-type="float" office:value="1.48588792199781" calcext:value-type="float">
            <text:p>1.48588792199781</text:p>
          </table:table-cell>
          <table:table-cell office:value-type="float" office:value="0.428186627160438" calcext:value-type="float">
            <text:p>0.428186627160438</text:p>
          </table:table-cell>
          <table:table-cell office:value-type="float" office:value="0.140795615396476" calcext:value-type="float">
            <text:p>0.140795615396476</text:p>
          </table:table-cell>
          <table:table-cell office:value-type="float" office:value="0.10836271460134" calcext:value-type="float">
            <text:p>0.10836271460134</text:p>
          </table:table-cell>
          <table:table-cell office:value-type="float" office:value="0.0614840164761768" calcext:value-type="float">
            <text:p>0.0614840164761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514517205004" calcext:value-type="float">
            <text:p>0.28514517205004</text:p>
          </table:table-cell>
          <table:table-cell office:value-type="float" office:value="1.43866046997703" calcext:value-type="float">
            <text:p>1.43866046997703</text:p>
          </table:table-cell>
          <table:table-cell office:value-type="float" office:value="0.397489621030352" calcext:value-type="float">
            <text:p>0.397489621030352</text:p>
          </table:table-cell>
          <table:table-cell office:value-type="float" office:value="0.140507436489727" calcext:value-type="float">
            <text:p>0.140507436489727</text:p>
          </table:table-cell>
          <table:table-cell office:value-type="float" office:value="0.113861242102186" calcext:value-type="float">
            <text:p>0.113861242102186</text:p>
          </table:table-cell>
          <table:table-cell office:value-type="float" office:value="0.0506749601314233" calcext:value-type="float">
            <text:p>0.0506749601314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8990115769253" calcext:value-type="float">
            <text:p>0.678990115769253</text:p>
          </table:table-cell>
          <table:table-cell office:value-type="float" office:value="1.21185562686938" calcext:value-type="float">
            <text:p>1.21185562686938</text:p>
          </table:table-cell>
          <table:table-cell office:value-type="float" office:value="0.423688924113538" calcext:value-type="float">
            <text:p>0.423688924113538</text:p>
          </table:table-cell>
          <table:table-cell office:value-type="float" office:value="0.156550240957984" calcext:value-type="float">
            <text:p>0.156550240957984</text:p>
          </table:table-cell>
          <table:table-cell office:value-type="float" office:value="0.119999442368573" calcext:value-type="float">
            <text:p>0.119999442368573</text:p>
          </table:table-cell>
          <table:table-cell office:value-type="float" office:value="0.0596714585045537" calcext:value-type="float">
            <text:p>0.0596714585045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4017257213657" calcext:value-type="float">
            <text:p>0.664017257213657</text:p>
          </table:table-cell>
          <table:table-cell office:value-type="float" office:value="1.21190266319903" calcext:value-type="float">
            <text:p>1.21190266319903</text:p>
          </table:table-cell>
          <table:table-cell office:value-type="float" office:value="0.423734743313153" calcext:value-type="float">
            <text:p>0.423734743313153</text:p>
          </table:table-cell>
          <table:table-cell office:value-type="float" office:value="0.157729050123351" calcext:value-type="float">
            <text:p>0.157729050123351</text:p>
          </table:table-cell>
          <table:table-cell office:value-type="float" office:value="0.120012303427793" calcext:value-type="float">
            <text:p>0.120012303427793</text:p>
          </table:table-cell>
          <table:table-cell office:value-type="float" office:value="0.0596846714681254" calcext:value-type="float">
            <text:p>0.0596846714681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3463227227677" calcext:value-type="float">
            <text:p>0.673463227227677</text:p>
          </table:table-cell>
          <table:table-cell office:value-type="float" office:value="1.21190431185482" calcext:value-type="float">
            <text:p>1.21190431185482</text:p>
          </table:table-cell>
          <table:table-cell office:value-type="float" office:value="0.423694114175902" calcext:value-type="float">
            <text:p>0.423694114175902</text:p>
          </table:table-cell>
          <table:table-cell office:value-type="float" office:value="0.157087771174791" calcext:value-type="float">
            <text:p>0.157087771174791</text:p>
          </table:table-cell>
          <table:table-cell office:value-type="float" office:value="0.120001036027587" calcext:value-type="float">
            <text:p>0.120001036027587</text:p>
          </table:table-cell>
          <table:table-cell office:value-type="float" office:value="0.0596730086601517" calcext:value-type="float">
            <text:p>0.0596730086601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45333172475216" calcext:value-type="float">
            <text:p>0.845333172475216</text:p>
          </table:table-cell>
          <table:table-cell office:value-type="float" office:value="1.21094017980414" calcext:value-type="float">
            <text:p>1.21094017980414</text:p>
          </table:table-cell>
          <table:table-cell office:value-type="float" office:value="0.423338010492794" calcext:value-type="float">
            <text:p>0.423338010492794</text:p>
          </table:table-cell>
          <table:table-cell office:value-type="float" office:value="0.154659634490603" calcext:value-type="float">
            <text:p>0.154659634490603</text:p>
          </table:table-cell>
          <table:table-cell office:value-type="float" office:value="0.119902807858719" calcext:value-type="float">
            <text:p>0.119902807858719</text:p>
          </table:table-cell>
          <table:table-cell office:value-type="float" office:value="0.0595719169547591" calcext:value-type="float">
            <text:p>0.0595719169547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7167199263253" calcext:value-type="float">
            <text:p>0.757167199263253</text:p>
          </table:table-cell>
          <table:table-cell office:value-type="float" office:value="1.14768089666952" calcext:value-type="float">
            <text:p>1.14768089666952</text:p>
          </table:table-cell>
          <table:table-cell office:value-type="float" office:value="0.402148631489201" calcext:value-type="float">
            <text:p>0.402148631489201</text:p>
          </table:table-cell>
          <table:table-cell office:value-type="float" office:value="0.143247478399263" calcext:value-type="float">
            <text:p>0.143247478399263</text:p>
          </table:table-cell>
          <table:table-cell office:value-type="float" office:value="0.1151676817075" calcext:value-type="float">
            <text:p>0.1151676817075</text:p>
          </table:table-cell>
          <table:table-cell office:value-type="float" office:value="0.0517767545106992" calcext:value-type="float">
            <text:p>0.0517767545106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134472791293" calcext:value-type="float">
            <text:p>0.51134472791293</text:p>
          </table:table-cell>
          <table:table-cell office:value-type="float" office:value="1.36627219938966" calcext:value-type="float">
            <text:p>1.36627219938966</text:p>
          </table:table-cell>
          <table:table-cell office:value-type="float" office:value="0.43215349910393" calcext:value-type="float">
            <text:p>0.43215349910393</text:p>
          </table:table-cell>
          <table:table-cell office:value-type="float" office:value="0.161801562055258" calcext:value-type="float">
            <text:p>0.161801562055258</text:p>
          </table:table-cell>
          <table:table-cell office:value-type="float" office:value="0.128469073975148" calcext:value-type="float">
            <text:p>0.128469073975148</text:p>
          </table:table-cell>
          <table:table-cell office:value-type="float" office:value="0.0675463213957269" calcext:value-type="float">
            <text:p>0.0675463213957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3050251200085" calcext:value-type="float">
            <text:p>0.523050251200085</text:p>
          </table:table-cell>
          <table:table-cell office:value-type="float" office:value="1.36621350141371" calcext:value-type="float">
            <text:p>1.36621350141371</text:p>
          </table:table-cell>
          <table:table-cell office:value-type="float" office:value="0.432093861629773" calcext:value-type="float">
            <text:p>0.432093861629773</text:p>
          </table:table-cell>
          <table:table-cell office:value-type="float" office:value="0.162264519390293" calcext:value-type="float">
            <text:p>0.162264519390293</text:p>
          </table:table-cell>
          <table:table-cell office:value-type="float" office:value="0.128451925383357" calcext:value-type="float">
            <text:p>0.128451925383357</text:p>
          </table:table-cell>
          <table:table-cell office:value-type="float" office:value="0.0675274732573492" calcext:value-type="float">
            <text:p>0.0675274732573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3077339996587" calcext:value-type="float">
            <text:p>0.513077339996587</text:p>
          </table:table-cell>
          <table:table-cell office:value-type="float" office:value="1.36623086041086" calcext:value-type="float">
            <text:p>1.36623086041086</text:p>
          </table:table-cell>
          <table:table-cell office:value-type="float" office:value="0.432131308829035" calcext:value-type="float">
            <text:p>0.432131308829035</text:p>
          </table:table-cell>
          <table:table-cell office:value-type="float" office:value="0.162054217844659" calcext:value-type="float">
            <text:p>0.162054217844659</text:p>
          </table:table-cell>
          <table:table-cell office:value-type="float" office:value="0.128462794506846" calcext:value-type="float">
            <text:p>0.128462794506846</text:p>
          </table:table-cell>
          <table:table-cell office:value-type="float" office:value="0.0675393334562119" calcext:value-type="float">
            <text:p>0.0675393334562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2025978831715" calcext:value-type="float">
            <text:p>0.682025978831715</text:p>
          </table:table-cell>
          <table:table-cell office:value-type="float" office:value="1.36526023202905" calcext:value-type="float">
            <text:p>1.36526023202905</text:p>
          </table:table-cell>
          <table:table-cell office:value-type="float" office:value="0.431805190844644" calcext:value-type="float">
            <text:p>0.431805190844644</text:p>
          </table:table-cell>
          <table:table-cell office:value-type="float" office:value="0.159463447985228" calcext:value-type="float">
            <text:p>0.159463447985228</text:p>
          </table:table-cell>
          <table:table-cell office:value-type="float" office:value="0.128368200200023" calcext:value-type="float">
            <text:p>0.128368200200023</text:p>
          </table:table-cell>
          <table:table-cell office:value-type="float" office:value="0.0674366410572371" calcext:value-type="float">
            <text:p>0.0674366410572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5106476215933" calcext:value-type="float">
            <text:p>0.655106476215933</text:p>
          </table:table-cell>
          <table:table-cell office:value-type="float" office:value="1.24335674200924" calcext:value-type="float">
            <text:p>1.24335674200924</text:p>
          </table:table-cell>
          <table:table-cell office:value-type="float" office:value="0.454703209977693" calcext:value-type="float">
            <text:p>0.454703209977693</text:p>
          </table:table-cell>
          <table:table-cell office:value-type="float" office:value="0.143195735899433" calcext:value-type="float">
            <text:p>0.143195735899433</text:p>
          </table:table-cell>
          <table:table-cell office:value-type="float" office:value="0.126991296369638" calcext:value-type="float">
            <text:p>0.126991296369638</text:p>
          </table:table-cell>
          <table:table-cell office:value-type="float" office:value="0.143529999098589" calcext:value-type="float">
            <text:p>0.14352999909858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4087175273604" calcext:value-type="float">
            <text:p>0.484087175273604</text:p>
          </table:table-cell>
          <table:table-cell office:value-type="float" office:value="1.22094324384229" calcext:value-type="float">
            <text:p>1.22094324384229</text:p>
          </table:table-cell>
          <table:table-cell office:value-type="float" office:value="0.509732503522336" calcext:value-type="float">
            <text:p>0.509732503522336</text:p>
          </table:table-cell>
          <table:table-cell office:value-type="float" office:value="0.146346432436832" calcext:value-type="float">
            <text:p>0.146346432436832</text:p>
          </table:table-cell>
          <table:table-cell office:value-type="float" office:value="0.119375967213679" calcext:value-type="float">
            <text:p>0.119375967213679</text:p>
          </table:table-cell>
          <table:table-cell office:value-type="float" office:value="0.0728866201630266" calcext:value-type="float">
            <text:p>0.0728866201630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0399374114637" calcext:value-type="float">
            <text:p>0.470399374114637</text:p>
          </table:table-cell>
          <table:table-cell office:value-type="float" office:value="1.22100434482963" calcext:value-type="float">
            <text:p>1.22100434482963</text:p>
          </table:table-cell>
          <table:table-cell office:value-type="float" office:value="0.509780413629229" calcext:value-type="float">
            <text:p>0.509780413629229</text:p>
          </table:table-cell>
          <table:table-cell office:value-type="float" office:value="0.147616925056431" calcext:value-type="float">
            <text:p>0.147616925056431</text:p>
          </table:table-cell>
          <table:table-cell office:value-type="float" office:value="0.119388182944786" calcext:value-type="float">
            <text:p>0.119388182944786</text:p>
          </table:table-cell>
          <table:table-cell office:value-type="float" office:value="0.0729006872391938" calcext:value-type="float">
            <text:p>0.0729006872391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3466017218582" calcext:value-type="float">
            <text:p>0.493466017218582</text:p>
          </table:table-cell>
          <table:table-cell office:value-type="float" office:value="1.22099332444271" calcext:value-type="float">
            <text:p>1.22099332444271</text:p>
          </table:table-cell>
          <table:table-cell office:value-type="float" office:value="0.509675020588634" calcext:value-type="float">
            <text:p>0.509675020588634</text:p>
          </table:table-cell>
          <table:table-cell office:value-type="float" office:value="0.146477940171791" calcext:value-type="float">
            <text:p>0.146477940171791</text:p>
          </table:table-cell>
          <table:table-cell office:value-type="float" office:value="0.119363504448121" calcext:value-type="float">
            <text:p>0.119363504448121</text:p>
          </table:table-cell>
          <table:table-cell office:value-type="float" office:value="0.0728699538173733" calcext:value-type="float">
            <text:p>0.0728699538173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5460172710906" calcext:value-type="float">
            <text:p>0.685460172710906</text:p>
          </table:table-cell>
          <table:table-cell office:value-type="float" office:value="1.22003465422528" calcext:value-type="float">
            <text:p>1.22003465422528</text:p>
          </table:table-cell>
          <table:table-cell office:value-type="float" office:value="0.509267665228205" calcext:value-type="float">
            <text:p>0.509267665228205</text:p>
          </table:table-cell>
          <table:table-cell office:value-type="float" office:value="0.143347226879191" calcext:value-type="float">
            <text:p>0.143347226879191</text:p>
          </table:table-cell>
          <table:table-cell office:value-type="float" office:value="0.119267020907408" calcext:value-type="float">
            <text:p>0.119267020907408</text:p>
          </table:table-cell>
          <table:table-cell office:value-type="float" office:value="0.0727525236029741" calcext:value-type="float">
            <text:p>0.0727525236029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967315706061" calcext:value-type="float">
            <text:p>0.51967315706061</text:p>
          </table:table-cell>
          <table:table-cell office:value-type="float" office:value="1.15899971410429" calcext:value-type="float">
            <text:p>1.15899971410429</text:p>
          </table:table-cell>
          <table:table-cell office:value-type="float" office:value="0.582421196033758" calcext:value-type="float">
            <text:p>0.582421196033758</text:p>
          </table:table-cell>
          <table:table-cell office:value-type="float" office:value="0.149079132719429" calcext:value-type="float">
            <text:p>0.149079132719429</text:p>
          </table:table-cell>
          <table:table-cell office:value-type="float" office:value="0.110539462114871" calcext:value-type="float">
            <text:p>0.110539462114871</text:p>
          </table:table-cell>
          <table:table-cell office:value-type="float" office:value="0.121032319623245" calcext:value-type="float">
            <text:p>0.1210323196232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691412095282" calcext:value-type="float">
            <text:p>0.71691412095282</text:p>
          </table:table-cell>
          <table:table-cell office:value-type="float" office:value="1.16488684771166" calcext:value-type="float">
            <text:p>1.16488684771166</text:p>
          </table:table-cell>
          <table:table-cell office:value-type="float" office:value="0.402964109835506" calcext:value-type="float">
            <text:p>0.402964109835506</text:p>
          </table:table-cell>
          <table:table-cell office:value-type="float" office:value="0.147594197071355" calcext:value-type="float">
            <text:p>0.147594197071355</text:p>
          </table:table-cell>
          <table:table-cell office:value-type="float" office:value="0.115590111899583" calcext:value-type="float">
            <text:p>0.115590111899583</text:p>
          </table:table-cell>
          <table:table-cell office:value-type="float" office:value="0.0553953698278944" calcext:value-type="float">
            <text:p>0.0553953698278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4963931083176" calcext:value-type="float">
            <text:p>0.684963931083176</text:p>
          </table:table-cell>
          <table:table-cell office:value-type="float" office:value="1.16507393915305" calcext:value-type="float">
            <text:p>1.16507393915305</text:p>
          </table:table-cell>
          <table:table-cell office:value-type="float" office:value="0.403083136570125" calcext:value-type="float">
            <text:p>0.403083136570125</text:p>
          </table:table-cell>
          <table:table-cell office:value-type="float" office:value="0.149081137155977" calcext:value-type="float">
            <text:p>0.149081137155977</text:p>
          </table:table-cell>
          <table:table-cell office:value-type="float" office:value="0.115624883543387" calcext:value-type="float">
            <text:p>0.115624883543387</text:p>
          </table:table-cell>
          <table:table-cell office:value-type="float" office:value="0.0554287761662476" calcext:value-type="float">
            <text:p>0.0554287761662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5548090840487" calcext:value-type="float">
            <text:p>0.695548090840487</text:p>
          </table:table-cell>
          <table:table-cell office:value-type="float" office:value="1.16507808233512" calcext:value-type="float">
            <text:p>1.16507808233512</text:p>
          </table:table-cell>
          <table:table-cell office:value-type="float" office:value="0.403036343342339" calcext:value-type="float">
            <text:p>0.403036343342339</text:p>
          </table:table-cell>
          <table:table-cell office:value-type="float" office:value="0.14847864748079" calcext:value-type="float">
            <text:p>0.14847864748079</text:p>
          </table:table-cell>
          <table:table-cell office:value-type="float" office:value="0.115611617563092" calcext:value-type="float">
            <text:p>0.115611617563092</text:p>
          </table:table-cell>
          <table:table-cell office:value-type="float" office:value="0.0554156270003043" calcext:value-type="float">
            <text:p>0.0554156270003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783541271175" calcext:value-type="float">
            <text:p>0.8783541271175</text:p>
          </table:table-cell>
          <table:table-cell office:value-type="float" office:value="1.16399946455199" calcext:value-type="float">
            <text:p>1.16399946455199</text:p>
          </table:table-cell>
          <table:table-cell office:value-type="float" office:value="0.402648782610401" calcext:value-type="float">
            <text:p>0.402648782610401</text:p>
          </table:table-cell>
          <table:table-cell office:value-type="float" office:value="0.145796537420241" calcext:value-type="float">
            <text:p>0.145796537420241</text:p>
          </table:table-cell>
          <table:table-cell office:value-type="float" office:value="0.115501263464861" calcext:value-type="float">
            <text:p>0.115501263464861</text:p>
          </table:table-cell>
          <table:table-cell office:value-type="float" office:value="0.0553080638526185" calcext:value-type="float">
            <text:p>0.0553080638526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07676259267549" calcext:value-type="float">
            <text:p>0.707676259267549</text:p>
          </table:table-cell>
          <table:table-cell office:value-type="float" office:value="1.14445314045849" calcext:value-type="float">
            <text:p>1.14445314045849</text:p>
          </table:table-cell>
          <table:table-cell office:value-type="float" office:value="0.433143596797804" calcext:value-type="float">
            <text:p>0.433143596797804</text:p>
          </table:table-cell>
          <table:table-cell office:value-type="float" office:value="0.179500674615468" calcext:value-type="float">
            <text:p>0.179500674615468</text:p>
          </table:table-cell>
          <table:table-cell office:value-type="float" office:value="0.133653205917074" calcext:value-type="float">
            <text:p>0.133653205917074</text:p>
          </table:table-cell>
          <table:table-cell office:value-type="float" office:value="0.0644842689319334" calcext:value-type="float">
            <text:p>0.0644842689319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1223303326586" calcext:value-type="float">
            <text:p>0.981223303326586</text:p>
          </table:table-cell>
          <table:table-cell office:value-type="float" office:value="0.982052496710744" calcext:value-type="float">
            <text:p>0.982052496710744</text:p>
          </table:table-cell>
          <table:table-cell office:value-type="float" office:value="0.464492957579996" calcext:value-type="float">
            <text:p>0.464492957579996</text:p>
          </table:table-cell>
          <table:table-cell office:value-type="float" office:value="0.178959289694932" calcext:value-type="float">
            <text:p>0.178959289694932</text:p>
          </table:table-cell>
          <table:table-cell office:value-type="float" office:value="0.125451183977915" calcext:value-type="float">
            <text:p>0.125451183977915</text:p>
          </table:table-cell>
          <table:table-cell office:value-type="float" office:value="0.0667615467075639" calcext:value-type="float">
            <text:p>0.066761546707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6052532005552" calcext:value-type="float">
            <text:p>0.976052532005552</text:p>
          </table:table-cell>
          <table:table-cell office:value-type="float" office:value="0.982013937535043" calcext:value-type="float">
            <text:p>0.982013937535043</text:p>
          </table:table-cell>
          <table:table-cell office:value-type="float" office:value="0.464494223478605" calcext:value-type="float">
            <text:p>0.464494223478605</text:p>
          </table:table-cell>
          <table:table-cell office:value-type="float" office:value="0.179898502168181" calcext:value-type="float">
            <text:p>0.179898502168181</text:p>
          </table:table-cell>
          <table:table-cell office:value-type="float" office:value="0.125450898743097" calcext:value-type="float">
            <text:p>0.125450898743097</text:p>
          </table:table-cell>
          <table:table-cell office:value-type="float" office:value="0.0667620370052865" calcext:value-type="float">
            <text:p>0.066762037005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0683799094198" calcext:value-type="float">
            <text:p>0.980683799094198</text:p>
          </table:table-cell>
          <table:table-cell office:value-type="float" office:value="0.982027213717521" calcext:value-type="float">
            <text:p>0.982027213717521</text:p>
          </table:table-cell>
          <table:table-cell office:value-type="float" office:value="0.464472659801934" calcext:value-type="float">
            <text:p>0.464472659801934</text:p>
          </table:table-cell>
          <table:table-cell office:value-type="float" office:value="0.179465113406026" calcext:value-type="float">
            <text:p>0.179465113406026</text:p>
          </table:table-cell>
          <table:table-cell office:value-type="float" office:value="0.125445171468073" calcext:value-type="float">
            <text:p>0.125445171468073</text:p>
          </table:table-cell>
          <table:table-cell office:value-type="float" office:value="0.0667557098201706" calcext:value-type="float">
            <text:p>0.066755709820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6519726074868" calcext:value-type="float">
            <text:p>1.16519726074868</text:p>
          </table:table-cell>
          <table:table-cell office:value-type="float" office:value="0.98120723928277" calcext:value-type="float">
            <text:p>0.98120723928277</text:p>
          </table:table-cell>
          <table:table-cell office:value-type="float" office:value="0.464053310033007" calcext:value-type="float">
            <text:p>0.464053310033007</text:p>
          </table:table-cell>
          <table:table-cell office:value-type="float" office:value="0.176824715265325" calcext:value-type="float">
            <text:p>0.176824715265325</text:p>
          </table:table-cell>
          <table:table-cell office:value-type="float" office:value="0.12533834492015" calcext:value-type="float">
            <text:p>0.12533834492015</text:p>
          </table:table-cell>
          <table:table-cell office:value-type="float" office:value="0.0666341719943641" calcext:value-type="float">
            <text:p>0.066634171994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48056683083044" calcext:value-type="float">
            <text:p>0.948056683083044</text:p>
          </table:table-cell>
          <table:table-cell office:value-type="float" office:value="1.00943406892902" calcext:value-type="float">
            <text:p>1.00943406892902</text:p>
          </table:table-cell>
          <table:table-cell office:value-type="float" office:value="0.472284019209294" calcext:value-type="float">
            <text:p>0.472284019209294</text:p>
          </table:table-cell>
          <table:table-cell office:value-type="float" office:value="0.22871527754201" calcext:value-type="float">
            <text:p>0.22871527754201</text:p>
          </table:table-cell>
          <table:table-cell office:value-type="float" office:value="0.165856704329258" calcext:value-type="float">
            <text:p>0.165856704329258</text:p>
          </table:table-cell>
          <table:table-cell office:value-type="float" office:value="0.0738202193919278" calcext:value-type="float">
            <text:p>0.0738202193919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4346835496015" calcext:value-type="float">
            <text:p>0.494346835496015</text:p>
          </table:table-cell>
          <table:table-cell office:value-type="float" office:value="1.36655607652366" calcext:value-type="float">
            <text:p>1.36655607652366</text:p>
          </table:table-cell>
          <table:table-cell office:value-type="float" office:value="0.512467430741867" calcext:value-type="float">
            <text:p>0.512467430741867</text:p>
          </table:table-cell>
          <table:table-cell office:value-type="float" office:value="0.192486915329041" calcext:value-type="float">
            <text:p>0.192486915329041</text:p>
          </table:table-cell>
          <table:table-cell office:value-type="float" office:value="0.142208223471212" calcext:value-type="float">
            <text:p>0.142208223471212</text:p>
          </table:table-cell>
          <table:table-cell office:value-type="float" office:value="0.0769015229072132" calcext:value-type="float">
            <text:p>0.0769015229072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0838238906185" calcext:value-type="float">
            <text:p>0.480838238906185</text:p>
          </table:table-cell>
          <table:table-cell office:value-type="float" office:value="1.36666075712483" calcext:value-type="float">
            <text:p>1.36666075712483</text:p>
          </table:table-cell>
          <table:table-cell office:value-type="float" office:value="0.512510070889761" calcext:value-type="float">
            <text:p>0.512510070889761</text:p>
          </table:table-cell>
          <table:table-cell office:value-type="float" office:value="0.193804961752723" calcext:value-type="float">
            <text:p>0.193804961752723</text:p>
          </table:table-cell>
          <table:table-cell office:value-type="float" office:value="0.142219538911726" calcext:value-type="float">
            <text:p>0.142219538911726</text:p>
          </table:table-cell>
          <table:table-cell office:value-type="float" office:value="0.0769147284142567" calcext:value-type="float">
            <text:p>0.0769147284142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5774578129442" calcext:value-type="float">
            <text:p>0.475774578129442</text:p>
          </table:table-cell>
          <table:table-cell office:value-type="float" office:value="1.36666108298871" calcext:value-type="float">
            <text:p>1.36666108298871</text:p>
          </table:table-cell>
          <table:table-cell office:value-type="float" office:value="0.512537113516639" calcext:value-type="float">
            <text:p>0.512537113516639</text:p>
          </table:table-cell>
          <table:table-cell office:value-type="float" office:value="0.193524286829787" calcext:value-type="float">
            <text:p>0.193524286829787</text:p>
          </table:table-cell>
          <table:table-cell office:value-type="float" office:value="0.142226803011651" calcext:value-type="float">
            <text:p>0.142226803011651</text:p>
          </table:table-cell>
          <table:table-cell office:value-type="float" office:value="0.0769229881816571" calcext:value-type="float">
            <text:p>0.0769229881816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4989240372409" calcext:value-type="float">
            <text:p>0.694989240372409</text:p>
          </table:table-cell>
          <table:table-cell office:value-type="float" office:value="1.36521184740701" calcext:value-type="float">
            <text:p>1.36521184740701</text:p>
          </table:table-cell>
          <table:table-cell office:value-type="float" office:value="0.511947526331704" calcext:value-type="float">
            <text:p>0.511947526331704</text:p>
          </table:table-cell>
          <table:table-cell office:value-type="float" office:value="0.189932919956736" calcext:value-type="float">
            <text:p>0.189932919956736</text:p>
          </table:table-cell>
          <table:table-cell office:value-type="float" office:value="0.142070056437361" calcext:value-type="float">
            <text:p>0.142070056437361</text:p>
          </table:table-cell>
          <table:table-cell office:value-type="float" office:value="0.0767441788177225" calcext:value-type="float">
            <text:p>0.0767441788177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459523198949" calcext:value-type="float">
            <text:p>0.43459523198949</text:p>
          </table:table-cell>
          <table:table-cell office:value-type="float" office:value="1.43527344660194" calcext:value-type="float">
            <text:p>1.43527344660194</text:p>
          </table:table-cell>
          <table:table-cell office:value-type="float" office:value="0.483406027372224" calcext:value-type="float">
            <text:p>0.483406027372224</text:p>
          </table:table-cell>
          <table:table-cell office:value-type="float" office:value="0.212376220887213" calcext:value-type="float">
            <text:p>0.212376220887213</text:p>
          </table:table-cell>
          <table:table-cell office:value-type="float" office:value="0.162118220188207" calcext:value-type="float">
            <text:p>0.162118220188207</text:p>
          </table:table-cell>
          <table:table-cell office:value-type="float" office:value="0.0767503389817728" calcext:value-type="float">
            <text:p>0.07675033898177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3530757157777" calcext:value-type="float">
            <text:p>0.483530757157777</text:p>
          </table:table-cell>
          <table:table-cell office:value-type="float" office:value="1.31377626582266" calcext:value-type="float">
            <text:p>1.31377626582266</text:p>
          </table:table-cell>
          <table:table-cell office:value-type="float" office:value="0.369076569954437" calcext:value-type="float">
            <text:p>0.369076569954437</text:p>
          </table:table-cell>
          <table:table-cell office:value-type="float" office:value="0.130298824117566" calcext:value-type="float">
            <text:p>0.130298824117566</text:p>
          </table:table-cell>
          <table:table-cell office:value-type="float" office:value="0.104107055553321" calcext:value-type="float">
            <text:p>0.104107055553321</text:p>
          </table:table-cell>
          <table:table-cell office:value-type="float" office:value="0.0504911486261827" calcext:value-type="float">
            <text:p>0.0504911486261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78602094202121" calcext:value-type="float">
            <text:p>0.478602094202121</text:p>
          </table:table-cell>
          <table:table-cell office:value-type="float" office:value="1.31380283696253" calcext:value-type="float">
            <text:p>1.31380283696253</text:p>
          </table:table-cell>
          <table:table-cell office:value-type="float" office:value="0.369081712971334" calcext:value-type="float">
            <text:p>0.369081712971334</text:p>
          </table:table-cell>
          <table:table-cell office:value-type="float" office:value="0.131016804512619" calcext:value-type="float">
            <text:p>0.131016804512619</text:p>
          </table:table-cell>
          <table:table-cell office:value-type="float" office:value="0.104109210264143" calcext:value-type="float">
            <text:p>0.104109210264143</text:p>
          </table:table-cell>
          <table:table-cell office:value-type="float" office:value="0.0504926141025052" calcext:value-type="float">
            <text:p>0.050492614102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6100940124865" calcext:value-type="float">
            <text:p>0.466100940124865</text:p>
          </table:table-cell>
          <table:table-cell office:value-type="float" office:value="1.31382699560095" calcext:value-type="float">
            <text:p>1.31382699560095</text:p>
          </table:table-cell>
          <table:table-cell office:value-type="float" office:value="0.36912244074598" calcext:value-type="float">
            <text:p>0.36912244074598</text:p>
          </table:table-cell>
          <table:table-cell office:value-type="float" office:value="0.130959816993051" calcext:value-type="float">
            <text:p>0.130959816993051</text:p>
          </table:table-cell>
          <table:table-cell office:value-type="float" office:value="0.104120685049532" calcext:value-type="float">
            <text:p>0.104120685049532</text:p>
          </table:table-cell>
          <table:table-cell office:value-type="float" office:value="0.0505039243256433" calcext:value-type="float">
            <text:p>0.0505039243256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9408744017836" calcext:value-type="float">
            <text:p>0.629408744017836</text:p>
          </table:table-cell>
          <table:table-cell office:value-type="float" office:value="1.31287158209049" calcext:value-type="float">
            <text:p>1.31287158209049</text:p>
          </table:table-cell>
          <table:table-cell office:value-type="float" office:value="0.368845446239441" calcext:value-type="float">
            <text:p>0.368845446239441</text:p>
          </table:table-cell>
          <table:table-cell office:value-type="float" office:value="0.128679421647165" calcext:value-type="float">
            <text:p>0.128679421647165</text:p>
          </table:table-cell>
          <table:table-cell office:value-type="float" office:value="0.104041813467679" calcext:value-type="float">
            <text:p>0.104041813467679</text:p>
          </table:table-cell>
          <table:table-cell office:value-type="float" office:value="0.0504275112592663" calcext:value-type="float">
            <text:p>0.0504275112592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0203623186535" calcext:value-type="float">
            <text:p>0.520203623186535</text:p>
          </table:table-cell>
          <table:table-cell office:value-type="float" office:value="1.27664284409869" calcext:value-type="float">
            <text:p>1.27664284409869</text:p>
          </table:table-cell>
          <table:table-cell office:value-type="float" office:value="0.368900129900843" calcext:value-type="float">
            <text:p>0.368900129900843</text:p>
          </table:table-cell>
          <table:table-cell office:value-type="float" office:value="0.138224613494644" calcext:value-type="float">
            <text:p>0.138224613494644</text:p>
          </table:table-cell>
          <table:table-cell office:value-type="float" office:value="0.106643106345228" calcext:value-type="float">
            <text:p>0.106643106345228</text:p>
          </table:table-cell>
          <table:table-cell office:value-type="float" office:value="0.0434955935401685" calcext:value-type="float">
            <text:p>0.0434955935401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8942532294021" calcext:value-type="float">
            <text:p>0.208942532294021</text:p>
          </table:table-cell>
          <table:table-cell office:value-type="float" office:value="1.59148690832457" calcext:value-type="float">
            <text:p>1.59148690832457</text:p>
          </table:table-cell>
          <table:table-cell office:value-type="float" office:value="0.500720113316099" calcext:value-type="float">
            <text:p>0.500720113316099</text:p>
          </table:table-cell>
          <table:table-cell office:value-type="float" office:value="0.169846979246638" calcext:value-type="float">
            <text:p>0.169846979246638</text:p>
          </table:table-cell>
          <table:table-cell office:value-type="float" office:value="0.130722380756794" calcext:value-type="float">
            <text:p>0.130722380756794</text:p>
          </table:table-cell>
          <table:table-cell office:value-type="float" office:value="0.0719692325123214" calcext:value-type="float">
            <text:p>0.071969232512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7293251433865" calcext:value-type="float">
            <text:p>0.187293251433865</text:p>
          </table:table-cell>
          <table:table-cell office:value-type="float" office:value="1.59161818305939" calcext:value-type="float">
            <text:p>1.59161818305939</text:p>
          </table:table-cell>
          <table:table-cell office:value-type="float" office:value="0.500803243345797" calcext:value-type="float">
            <text:p>0.500803243345797</text:p>
          </table:table-cell>
          <table:table-cell office:value-type="float" office:value="0.171416164847779" calcext:value-type="float">
            <text:p>0.171416164847779</text:p>
          </table:table-cell>
          <table:table-cell office:value-type="float" office:value="0.130744595619037" calcext:value-type="float">
            <text:p>0.130744595619037</text:p>
          </table:table-cell>
          <table:table-cell office:value-type="float" office:value="0.0719937490103091" calcext:value-type="float">
            <text:p>0.0719937490103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3830746665177" calcext:value-type="float">
            <text:p>0.203830746665177</text:p>
          </table:table-cell>
          <table:table-cell office:value-type="float" office:value="1.59157829993285" calcext:value-type="float">
            <text:p>1.59157829993285</text:p>
          </table:table-cell>
          <table:table-cell office:value-type="float" office:value="0.500720651341194" calcext:value-type="float">
            <text:p>0.500720651341194</text:p>
          </table:table-cell>
          <table:table-cell office:value-type="float" office:value="0.1704024990407" calcext:value-type="float">
            <text:p>0.1704024990407</text:p>
          </table:table-cell>
          <table:table-cell office:value-type="float" office:value="0.130723482958798" calcext:value-type="float">
            <text:p>0.130723482958798</text:p>
          </table:table-cell>
          <table:table-cell office:value-type="float" office:value="0.0719694862052252" calcext:value-type="float">
            <text:p>0.071969486205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05669691823418" calcext:value-type="float">
            <text:p>0.405669691823418</text:p>
          </table:table-cell>
          <table:table-cell office:value-type="float" office:value="1.5901534177084" calcext:value-type="float">
            <text:p>1.5901534177084</text:p>
          </table:table-cell>
          <table:table-cell office:value-type="float" office:value="0.500241405421568" calcext:value-type="float">
            <text:p>0.500241405421568</text:p>
          </table:table-cell>
          <table:table-cell office:value-type="float" office:value="0.1673248383836" calcext:value-type="float">
            <text:p>0.1673248383836</text:p>
          </table:table-cell>
          <table:table-cell office:value-type="float" office:value="0.130600806089013" calcext:value-type="float">
            <text:p>0.130600806089013</text:p>
          </table:table-cell>
          <table:table-cell office:value-type="float" office:value="0.0718304796601634" calcext:value-type="float">
            <text:p>0.071830479660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3699007499853" calcext:value-type="float">
            <text:p>0.113699007499853</text:p>
          </table:table-cell>
          <table:table-cell office:value-type="float" office:value="1.68452064283973" calcext:value-type="float">
            <text:p>1.68452064283973</text:p>
          </table:table-cell>
          <table:table-cell office:value-type="float" office:value="0.507088085156622" calcext:value-type="float">
            <text:p>0.507088085156622</text:p>
          </table:table-cell>
          <table:table-cell office:value-type="float" office:value="0.227859526179032" calcext:value-type="float">
            <text:p>0.227859526179032</text:p>
          </table:table-cell>
          <table:table-cell office:value-type="float" office:value="0.174751804142654" calcext:value-type="float">
            <text:p>0.174751804142654</text:p>
          </table:table-cell>
          <table:table-cell office:value-type="float" office:value="0.0703255323204485" calcext:value-type="float">
            <text:p>0.0703255323204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5431841488431" calcext:value-type="float">
            <text:p>0.665431841488431</text:p>
          </table:table-cell>
          <table:table-cell office:value-type="float" office:value="1.12686985373942" calcext:value-type="float">
            <text:p>1.12686985373942</text:p>
          </table:table-cell>
          <table:table-cell office:value-type="float" office:value="0.435707986314732" calcext:value-type="float">
            <text:p>0.435707986314732</text:p>
          </table:table-cell>
          <table:table-cell office:value-type="float" office:value="0.155479673676994" calcext:value-type="float">
            <text:p>0.155479673676994</text:p>
          </table:table-cell>
          <table:table-cell office:value-type="float" office:value="0.122084391277844" calcext:value-type="float">
            <text:p>0.122084391277844</text:p>
          </table:table-cell>
          <table:table-cell office:value-type="float" office:value="0.0632738729669818" calcext:value-type="float">
            <text:p>0.0632738729669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6423726557466" calcext:value-type="float">
            <text:p>0.646423726557466</text:p>
          </table:table-cell>
          <table:table-cell office:value-type="float" office:value="1.12697173554775" calcext:value-type="float">
            <text:p>1.12697173554775</text:p>
          </table:table-cell>
          <table:table-cell office:value-type="float" office:value="0.435773371163948" calcext:value-type="float">
            <text:p>0.435773371163948</text:p>
          </table:table-cell>
          <table:table-cell office:value-type="float" office:value="0.156763358112149" calcext:value-type="float">
            <text:p>0.156763358112149</text:p>
          </table:table-cell>
          <table:table-cell office:value-type="float" office:value="0.122102258661489" calcext:value-type="float">
            <text:p>0.122102258661489</text:p>
          </table:table-cell>
          <table:table-cell office:value-type="float" office:value="0.0632933154227768" calcext:value-type="float">
            <text:p>0.0632933154227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0985860289753" calcext:value-type="float">
            <text:p>0.650985860289753</text:p>
          </table:table-cell>
          <table:table-cell office:value-type="float" office:value="1.12697897781531" calcext:value-type="float">
            <text:p>1.12697897781531</text:p>
          </table:table-cell>
          <table:table-cell office:value-type="float" office:value="0.43575345099911" calcext:value-type="float">
            <text:p>0.43575345099911</text:p>
          </table:table-cell>
          <table:table-cell office:value-type="float" office:value="0.156314683706544" calcext:value-type="float">
            <text:p>0.156314683706544</text:p>
          </table:table-cell>
          <table:table-cell office:value-type="float" office:value="0.122096737810442" calcext:value-type="float">
            <text:p>0.122096737810442</text:p>
          </table:table-cell>
          <table:table-cell office:value-type="float" office:value="0.0632873934122599" calcext:value-type="float">
            <text:p>0.063287393412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45444972136663" calcext:value-type="float">
            <text:p>0.845444972136663</text:p>
          </table:table-cell>
          <table:table-cell office:value-type="float" office:value="1.1259361755696" calcext:value-type="float">
            <text:p>1.1259361755696</text:p>
          </table:table-cell>
          <table:table-cell office:value-type="float" office:value="0.435337576885906" calcext:value-type="float">
            <text:p>0.435337576885906</text:p>
          </table:table-cell>
          <table:table-cell office:value-type="float" office:value="0.153127306681257" calcext:value-type="float">
            <text:p>0.153127306681257</text:p>
          </table:table-cell>
          <table:table-cell office:value-type="float" office:value="0.121980271562185" calcext:value-type="float">
            <text:p>0.121980271562185</text:p>
          </table:table-cell>
          <table:table-cell office:value-type="float" office:value="0.0631654145614064" calcext:value-type="float">
            <text:p>0.0631654145614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2759020851852" calcext:value-type="float">
            <text:p>0.612759020851852</text:p>
          </table:table-cell>
          <table:table-cell office:value-type="float" office:value="1.14783497341293" calcext:value-type="float">
            <text:p>1.14783497341293</text:p>
          </table:table-cell>
          <table:table-cell office:value-type="float" office:value="0.451123656198755" calcext:value-type="float">
            <text:p>0.451123656198755</text:p>
          </table:table-cell>
          <table:table-cell office:value-type="float" office:value="0.166533523155574" calcext:value-type="float">
            <text:p>0.166533523155574</text:p>
          </table:table-cell>
          <table:table-cell office:value-type="float" office:value="0.143280904502464" calcext:value-type="float">
            <text:p>0.143280904502464</text:p>
          </table:table-cell>
          <table:table-cell office:value-type="float" office:value="0.0743311341398167" calcext:value-type="float">
            <text:p>0.0743311341398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8199357551761" calcext:value-type="float">
            <text:p>0.498199357551761</text:p>
          </table:table-cell>
          <table:table-cell office:value-type="float" office:value="1.26715087498276" calcext:value-type="float">
            <text:p>1.26715087498276</text:p>
          </table:table-cell>
          <table:table-cell office:value-type="float" office:value="0.558704802051799" calcext:value-type="float">
            <text:p>0.558704802051799</text:p>
          </table:table-cell>
          <table:table-cell office:value-type="float" office:value="0.197603124211751" calcext:value-type="float">
            <text:p>0.197603124211751</text:p>
          </table:table-cell>
          <table:table-cell office:value-type="float" office:value="0.150760519498376" calcext:value-type="float">
            <text:p>0.150760519498376</text:p>
          </table:table-cell>
          <table:table-cell office:value-type="float" office:value="0.0824700543093925" calcext:value-type="float">
            <text:p>0.0824700543093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4045537247124" calcext:value-type="float">
            <text:p>0.494045537247124</text:p>
          </table:table-cell>
          <table:table-cell office:value-type="float" office:value="1.26712714147511" calcext:value-type="float">
            <text:p>1.26712714147511</text:p>
          </table:table-cell>
          <table:table-cell office:value-type="float" office:value="0.558701007809983" calcext:value-type="float">
            <text:p>0.558701007809983</text:p>
          </table:table-cell>
          <table:table-cell office:value-type="float" office:value="0.198317774061601" calcext:value-type="float">
            <text:p>0.198317774061601</text:p>
          </table:table-cell>
          <table:table-cell office:value-type="float" office:value="0.150760268424618" calcext:value-type="float">
            <text:p>0.150760268424618</text:p>
          </table:table-cell>
          <table:table-cell office:value-type="float" office:value="0.082469055325711" calcext:value-type="float">
            <text:p>0.0824690553257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4854529075413" calcext:value-type="float">
            <text:p>0.504854529075413</text:p>
          </table:table-cell>
          <table:table-cell office:value-type="float" office:value="1.267167797996" calcext:value-type="float">
            <text:p>1.267167797996</text:p>
          </table:table-cell>
          <table:table-cell office:value-type="float" office:value="0.558642480443944" calcext:value-type="float">
            <text:p>0.558642480443944</text:p>
          </table:table-cell>
          <table:table-cell office:value-type="float" office:value="0.197787261122568" calcext:value-type="float">
            <text:p>0.197787261122568</text:p>
          </table:table-cell>
          <table:table-cell office:value-type="float" office:value="0.15074473963605" calcext:value-type="float">
            <text:p>0.15074473963605</text:p>
          </table:table-cell>
          <table:table-cell office:value-type="float" office:value="0.0824514121033502" calcext:value-type="float">
            <text:p>0.082451412103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946089469529" calcext:value-type="float">
            <text:p>0.71946089469529</text:p>
          </table:table-cell>
          <table:table-cell office:value-type="float" office:value="1.26597241326862" calcext:value-type="float">
            <text:p>1.26597241326862</text:p>
          </table:table-cell>
          <table:table-cell office:value-type="float" office:value="0.558083652765819" calcext:value-type="float">
            <text:p>0.558083652765819</text:p>
          </table:table-cell>
          <table:table-cell office:value-type="float" office:value="0.194677538162681" calcext:value-type="float">
            <text:p>0.194677538162681</text:p>
          </table:table-cell>
          <table:table-cell office:value-type="float" office:value="0.150598803570117" calcext:value-type="float">
            <text:p>0.150598803570117</text:p>
          </table:table-cell>
          <table:table-cell office:value-type="float" office:value="0.0822849454618678" calcext:value-type="float">
            <text:p>0.0822849454618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5334355260782" calcext:value-type="float">
            <text:p>0.605334355260782</text:p>
          </table:table-cell>
          <table:table-cell office:value-type="float" office:value="1.18631776404361" calcext:value-type="float">
            <text:p>1.18631776404361</text:p>
          </table:table-cell>
          <table:table-cell office:value-type="float" office:value="0.493263584718146" calcext:value-type="float">
            <text:p>0.493263584718146</text:p>
          </table:table-cell>
          <table:table-cell office:value-type="float" office:value="0.16039387545906" calcext:value-type="float">
            <text:p>0.16039387545906</text:p>
          </table:table-cell>
          <table:table-cell office:value-type="float" office:value="0.138492675278629" calcext:value-type="float">
            <text:p>0.138492675278629</text:p>
          </table:table-cell>
          <table:table-cell office:value-type="float" office:value="0.0775159627721263" calcext:value-type="float">
            <text:p>0.07751596277212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3775466635282" calcext:value-type="float">
            <text:p>0.383775466635282</text:p>
          </table:table-cell>
          <table:table-cell office:value-type="float" office:value="1.41572792281423" calcext:value-type="float">
            <text:p>1.41572792281423</text:p>
          </table:table-cell>
          <table:table-cell office:value-type="float" office:value="0.61296592124929" calcext:value-type="float">
            <text:p>0.61296592124929</text:p>
          </table:table-cell>
          <table:table-cell office:value-type="float" office:value="0.183446934695101" calcext:value-type="float">
            <text:p>0.183446934695101</text:p>
          </table:table-cell>
          <table:table-cell office:value-type="float" office:value="0.140455298515568" calcext:value-type="float">
            <text:p>0.140455298515568</text:p>
          </table:table-cell>
          <table:table-cell office:value-type="float" office:value="0.0843016165635504" calcext:value-type="float">
            <text:p>0.084301616563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4045953614606" calcext:value-type="float">
            <text:p>0.384045953614606</text:p>
          </table:table-cell>
          <table:table-cell office:value-type="float" office:value="1.41569257957577" calcext:value-type="float">
            <text:p>1.41569257957577</text:p>
          </table:table-cell>
          <table:table-cell office:value-type="float" office:value="0.612932499832308" calcext:value-type="float">
            <text:p>0.612932499832308</text:p>
          </table:table-cell>
          <table:table-cell office:value-type="float" office:value="0.184162717680982" calcext:value-type="float">
            <text:p>0.184162717680982</text:p>
          </table:table-cell>
          <table:table-cell office:value-type="float" office:value="0.14044928467761" calcext:value-type="float">
            <text:p>0.14044928467761</text:p>
          </table:table-cell>
          <table:table-cell office:value-type="float" office:value="0.0842923973104194" calcext:value-type="float">
            <text:p>0.0842923973104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2999617627423" calcext:value-type="float">
            <text:p>0.372999617627423</text:p>
          </table:table-cell>
          <table:table-cell office:value-type="float" office:value="1.41568488542646" calcext:value-type="float">
            <text:p>1.41568488542646</text:p>
          </table:table-cell>
          <table:table-cell office:value-type="float" office:value="0.612998621210369" calcext:value-type="float">
            <text:p>0.612998621210369</text:p>
          </table:table-cell>
          <table:table-cell office:value-type="float" office:value="0.184155441660071" calcext:value-type="float">
            <text:p>0.184155441660071</text:p>
          </table:table-cell>
          <table:table-cell office:value-type="float" office:value="0.140464020101574" calcext:value-type="float">
            <text:p>0.140464020101574</text:p>
          </table:table-cell>
          <table:table-cell office:value-type="float" office:value="0.0843109838168504" calcext:value-type="float">
            <text:p>0.0843109838168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6678001842403" calcext:value-type="float">
            <text:p>0.626678001842403</text:p>
          </table:table-cell>
          <table:table-cell office:value-type="float" office:value="1.41401262854359" calcext:value-type="float">
            <text:p>1.41401262854359</text:p>
          </table:table-cell>
          <table:table-cell office:value-type="float" office:value="0.612223903863359" calcext:value-type="float">
            <text:p>0.612223903863359</text:p>
          </table:table-cell>
          <table:table-cell office:value-type="float" office:value="0.180178580769945" calcext:value-type="float">
            <text:p>0.180178580769945</text:p>
          </table:table-cell>
          <table:table-cell office:value-type="float" office:value="0.140291225933447" calcext:value-type="float">
            <text:p>0.140291225933447</text:p>
          </table:table-cell>
          <table:table-cell office:value-type="float" office:value="0.0840954206975397" calcext:value-type="float">
            <text:p>0.084095420697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7522372958915" calcext:value-type="float">
            <text:p>0.357522372958915</text:p>
          </table:table-cell>
          <table:table-cell office:value-type="float" office:value="1.43041994573539" calcext:value-type="float">
            <text:p>1.43041994573539</text:p>
          </table:table-cell>
          <table:table-cell office:value-type="float" office:value="0.606800024971504" calcext:value-type="float">
            <text:p>0.606800024971504</text:p>
          </table:table-cell>
          <table:table-cell office:value-type="float" office:value="0.192926614907145" calcext:value-type="float">
            <text:p>0.192926614907145</text:p>
          </table:table-cell>
          <table:table-cell office:value-type="float" office:value="0.153827433420165" calcext:value-type="float">
            <text:p>0.153827433420165</text:p>
          </table:table-cell>
          <table:table-cell office:value-type="float" office:value="0.0748229588245676" calcext:value-type="float">
            <text:p>0.0748229588245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489257298286" calcext:value-type="float">
            <text:p>0.58489257298286</text:p>
          </table:table-cell>
          <table:table-cell office:value-type="float" office:value="1.15922527746232" calcext:value-type="float">
            <text:p>1.15922527746232</text:p>
          </table:table-cell>
          <table:table-cell office:value-type="float" office:value="0.609678164788338" calcext:value-type="float">
            <text:p>0.609678164788338</text:p>
          </table:table-cell>
          <table:table-cell office:value-type="float" office:value="0.182880352094469" calcext:value-type="float">
            <text:p>0.182880352094469</text:p>
          </table:table-cell>
          <table:table-cell office:value-type="float" office:value="0.135082816655677" calcext:value-type="float">
            <text:p>0.135082816655677</text:p>
          </table:table-cell>
          <table:table-cell office:value-type="float" office:value="0.0838493900826678" calcext:value-type="float">
            <text:p>0.0838493900826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1930107195814" calcext:value-type="float">
            <text:p>0.571930107195814</text:p>
          </table:table-cell>
          <table:table-cell office:value-type="float" office:value="1.15922148251412" calcext:value-type="float">
            <text:p>1.15922148251412</text:p>
          </table:table-cell>
          <table:table-cell office:value-type="float" office:value="0.609719779192594" calcext:value-type="float">
            <text:p>0.609719779192594</text:p>
          </table:table-cell>
          <table:table-cell office:value-type="float" office:value="0.184060745503534" calcext:value-type="float">
            <text:p>0.184060745503534</text:p>
          </table:table-cell>
          <table:table-cell office:value-type="float" office:value="0.135091686721073" calcext:value-type="float">
            <text:p>0.135091686721073</text:p>
          </table:table-cell>
          <table:table-cell office:value-type="float" office:value="0.0838613248690967" calcext:value-type="float">
            <text:p>0.0838613248690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6188882398034" calcext:value-type="float">
            <text:p>0.576188882398034</text:p>
          </table:table-cell>
          <table:table-cell office:value-type="float" office:value="1.15923671572274" calcext:value-type="float">
            <text:p>1.15923671572274</text:p>
          </table:table-cell>
          <table:table-cell office:value-type="float" office:value="0.60969409275248" calcext:value-type="float">
            <text:p>0.60969409275248</text:p>
          </table:table-cell>
          <table:table-cell office:value-type="float" office:value="0.183648282455638" calcext:value-type="float">
            <text:p>0.183648282455638</text:p>
          </table:table-cell>
          <table:table-cell office:value-type="float" office:value="0.135086103052504" calcext:value-type="float">
            <text:p>0.135086103052504</text:p>
          </table:table-cell>
          <table:table-cell office:value-type="float" office:value="0.0838540581174039" calcext:value-type="float">
            <text:p>0.0838540581174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0788601201836" calcext:value-type="float">
            <text:p>0.830788601201836</text:p>
          </table:table-cell>
          <table:table-cell office:value-type="float" office:value="1.15791943008586" calcext:value-type="float">
            <text:p>1.15791943008586</text:p>
          </table:table-cell>
          <table:table-cell office:value-type="float" office:value="0.608941178638483" calcext:value-type="float">
            <text:p>0.608941178638483</text:p>
          </table:table-cell>
          <table:table-cell office:value-type="float" office:value="0.179519709347516" calcext:value-type="float">
            <text:p>0.179519709347516</text:p>
          </table:table-cell>
          <table:table-cell office:value-type="float" office:value="0.134928000873827" calcext:value-type="float">
            <text:p>0.134928000873827</text:p>
          </table:table-cell>
          <table:table-cell office:value-type="float" office:value="0.0836445037093635" calcext:value-type="float">
            <text:p>0.0836445037093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776551776751" calcext:value-type="float">
            <text:p>0.54776551776751</text:p>
          </table:table-cell>
          <table:table-cell office:value-type="float" office:value="1.17667109171468" calcext:value-type="float">
            <text:p>1.17667109171468</text:p>
          </table:table-cell>
          <table:table-cell office:value-type="float" office:value="0.591532774921956" calcext:value-type="float">
            <text:p>0.591532774921956</text:p>
          </table:table-cell>
          <table:table-cell office:value-type="float" office:value="0.207446763678863" calcext:value-type="float">
            <text:p>0.207446763678863</text:p>
          </table:table-cell>
          <table:table-cell office:value-type="float" office:value="0.147712648630955" calcext:value-type="float">
            <text:p>0.147712648630955</text:p>
          </table:table-cell>
          <table:table-cell office:value-type="float" office:value="0.0957054912621108" calcext:value-type="float">
            <text:p>0.0957054912621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0715992229843" calcext:value-type="float">
            <text:p>0.440715992229843</text:p>
          </table:table-cell>
          <table:table-cell office:value-type="float" office:value="1.3763937988997" calcext:value-type="float">
            <text:p>1.3763937988997</text:p>
          </table:table-cell>
          <table:table-cell office:value-type="float" office:value="0.490220344546385" calcext:value-type="float">
            <text:p>0.490220344546385</text:p>
          </table:table-cell>
          <table:table-cell office:value-type="float" office:value="0.177614456984243" calcext:value-type="float">
            <text:p>0.177614456984243</text:p>
          </table:table-cell>
          <table:table-cell office:value-type="float" office:value="0.132462683744077" calcext:value-type="float">
            <text:p>0.132462683744077</text:p>
          </table:table-cell>
          <table:table-cell office:value-type="float" office:value="0.0743956241380163" calcext:value-type="float">
            <text:p>0.0743956241380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4135733347981" calcext:value-type="float">
            <text:p>0.454135733347981</text:p>
          </table:table-cell>
          <table:table-cell office:value-type="float" office:value="1.37625385373182" calcext:value-type="float">
            <text:p>1.37625385373182</text:p>
          </table:table-cell>
          <table:table-cell office:value-type="float" office:value="0.49014150478337" calcext:value-type="float">
            <text:p>0.49014150478337</text:p>
          </table:table-cell>
          <table:table-cell office:value-type="float" office:value="0.178023496435627" calcext:value-type="float">
            <text:p>0.178023496435627</text:p>
          </table:table-cell>
          <table:table-cell office:value-type="float" office:value="0.132440883309824" calcext:value-type="float">
            <text:p>0.132440883309824</text:p>
          </table:table-cell>
          <table:table-cell office:value-type="float" office:value="0.0743714036875903" calcext:value-type="float">
            <text:p>0.074371403687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0694900131953" calcext:value-type="float">
            <text:p>0.460694900131953</text:p>
          </table:table-cell>
          <table:table-cell office:value-type="float" office:value="1.37625423513223" calcext:value-type="float">
            <text:p>1.37625423513223</text:p>
          </table:table-cell>
          <table:table-cell office:value-type="float" office:value="0.490114979531636" calcext:value-type="float">
            <text:p>0.490114979531636</text:p>
          </table:table-cell>
          <table:table-cell office:value-type="float" office:value="0.177483580987495" calcext:value-type="float">
            <text:p>0.177483580987495</text:p>
          </table:table-cell>
          <table:table-cell office:value-type="float" office:value="0.132433824774984" calcext:value-type="float">
            <text:p>0.132433824774984</text:p>
          </table:table-cell>
          <table:table-cell office:value-type="float" office:value="0.0743632204827486" calcext:value-type="float">
            <text:p>0.0743632204827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2803159542528" calcext:value-type="float">
            <text:p>0.632803159542528</text:p>
          </table:table-cell>
          <table:table-cell office:value-type="float" office:value="1.37534432760808" calcext:value-type="float">
            <text:p>1.37534432760808</text:p>
          </table:table-cell>
          <table:table-cell office:value-type="float" office:value="0.489775928744807" calcext:value-type="float">
            <text:p>0.489775928744807</text:p>
          </table:table-cell>
          <table:table-cell office:value-type="float" office:value="0.175048717266615" calcext:value-type="float">
            <text:p>0.175048717266615</text:p>
          </table:table-cell>
          <table:table-cell office:value-type="float" office:value="0.13234369355166" calcext:value-type="float">
            <text:p>0.13234369355166</text:p>
          </table:table-cell>
          <table:table-cell office:value-type="float" office:value="0.0742596346730792" calcext:value-type="float">
            <text:p>0.0742596346730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4876611125181" calcext:value-type="float">
            <text:p>0.394876611125181</text:p>
          </table:table-cell>
          <table:table-cell office:value-type="float" office:value="1.42357955834891" calcext:value-type="float">
            <text:p>1.42357955834891</text:p>
          </table:table-cell>
          <table:table-cell office:value-type="float" office:value="0.481179554842316" calcext:value-type="float">
            <text:p>0.481179554842316</text:p>
          </table:table-cell>
          <table:table-cell office:value-type="float" office:value="0.193869556278929" calcext:value-type="float">
            <text:p>0.193869556278929</text:p>
          </table:table-cell>
          <table:table-cell office:value-type="float" office:value="0.147791789974191" calcext:value-type="float">
            <text:p>0.147791789974191</text:p>
          </table:table-cell>
          <table:table-cell office:value-type="float" office:value="0.0787311763679563" calcext:value-type="float">
            <text:p>0.0787311763679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48492556825605" calcext:value-type="float">
            <text:p>0.248492556825605</text:p>
          </table:table-cell>
          <table:table-cell office:value-type="float" office:value="1.43673028364502" calcext:value-type="float">
            <text:p>1.43673028364502</text:p>
          </table:table-cell>
          <table:table-cell office:value-type="float" office:value="0.561971627574012" calcext:value-type="float">
            <text:p>0.561971627574012</text:p>
          </table:table-cell>
          <table:table-cell office:value-type="float" office:value="0.189356474869734" calcext:value-type="float">
            <text:p>0.189356474869734</text:p>
          </table:table-cell>
          <table:table-cell office:value-type="float" office:value="0.147458405539979" calcext:value-type="float">
            <text:p>0.147458405539979</text:p>
          </table:table-cell>
          <table:table-cell office:value-type="float" office:value="0.0829461008596574" calcext:value-type="float">
            <text:p>0.0829461008596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55404411242644" calcext:value-type="float">
            <text:p>0.255404411242644</text:p>
          </table:table-cell>
          <table:table-cell office:value-type="float" office:value="1.43663356599168" calcext:value-type="float">
            <text:p>1.43663356599168</text:p>
          </table:table-cell>
          <table:table-cell office:value-type="float" office:value="0.561902774564538" calcext:value-type="float">
            <text:p>0.561902774564538</text:p>
          </table:table-cell>
          <table:table-cell office:value-type="float" office:value="0.190366161844353" calcext:value-type="float">
            <text:p>0.190366161844353</text:p>
          </table:table-cell>
          <table:table-cell office:value-type="float" office:value="0.147441942252025" calcext:value-type="float">
            <text:p>0.147441942252025</text:p>
          </table:table-cell>
          <table:table-cell office:value-type="float" office:value="0.0829255646830314" calcext:value-type="float">
            <text:p>0.0829255646830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49713249685267" calcext:value-type="float">
            <text:p>0.249713249685267</text:p>
          </table:table-cell>
          <table:table-cell office:value-type="float" office:value="1.4366383141425" calcext:value-type="float">
            <text:p>1.4366383141425</text:p>
          </table:table-cell>
          <table:table-cell office:value-type="float" office:value="0.561930570773481" calcext:value-type="float">
            <text:p>0.561930570773481</text:p>
          </table:table-cell>
          <table:table-cell office:value-type="float" office:value="0.189877999456181" calcext:value-type="float">
            <text:p>0.189877999456181</text:p>
          </table:table-cell>
          <table:table-cell office:value-type="float" office:value="0.147449152201707" calcext:value-type="float">
            <text:p>0.147449152201707</text:p>
          </table:table-cell>
          <table:table-cell office:value-type="float" office:value="0.0829338965362594" calcext:value-type="float">
            <text:p>0.0829338965362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025663665216" calcext:value-type="float">
            <text:p>0.47025663665216</text:p>
          </table:table-cell>
          <table:table-cell office:value-type="float" office:value="1.43530310285298" calcext:value-type="float">
            <text:p>1.43530310285298</text:p>
          </table:table-cell>
          <table:table-cell office:value-type="float" office:value="0.561387711583842" calcext:value-type="float">
            <text:p>0.561387711583842</text:p>
          </table:table-cell>
          <table:table-cell office:value-type="float" office:value="0.186313893144657" calcext:value-type="float">
            <text:p>0.186313893144657</text:p>
          </table:table-cell>
          <table:table-cell office:value-type="float" office:value="0.147307168987608" calcext:value-type="float">
            <text:p>0.147307168987608</text:p>
          </table:table-cell>
          <table:table-cell office:value-type="float" office:value="0.0827721023545762" calcext:value-type="float">
            <text:p>0.0827721023545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22980466408545" calcext:value-type="float">
            <text:p>0.222980466408545</text:p>
          </table:table-cell>
          <table:table-cell office:value-type="float" office:value="1.46004131304256" calcext:value-type="float">
            <text:p>1.46004131304256</text:p>
          </table:table-cell>
          <table:table-cell office:value-type="float" office:value="0.594486448085912" calcext:value-type="float">
            <text:p>0.594486448085912</text:p>
          </table:table-cell>
          <table:table-cell office:value-type="float" office:value="0.195329926505285" calcext:value-type="float">
            <text:p>0.195329926505285</text:p>
          </table:table-cell>
          <table:table-cell office:value-type="float" office:value="0.16043166747074" calcext:value-type="float">
            <text:p>0.16043166747074</text:p>
          </table:table-cell>
          <table:table-cell office:value-type="float" office:value="0.0995673553696258" calcext:value-type="float">
            <text:p>0.09956735536962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8870159564744" calcext:value-type="float">
            <text:p>0.318870159564744</text:p>
          </table:table-cell>
          <table:table-cell office:value-type="float" office:value="1.42555559955425" calcext:value-type="float">
            <text:p>1.42555559955425</text:p>
          </table:table-cell>
          <table:table-cell office:value-type="float" office:value="0.574134569673727" calcext:value-type="float">
            <text:p>0.574134569673727</text:p>
          </table:table-cell>
          <table:table-cell office:value-type="float" office:value="0.196845380117204" calcext:value-type="float">
            <text:p>0.196845380117204</text:p>
          </table:table-cell>
          <table:table-cell office:value-type="float" office:value="0.142615022978999" calcext:value-type="float">
            <text:p>0.142615022978999</text:p>
          </table:table-cell>
          <table:table-cell office:value-type="float" office:value="0.083844147262553" calcext:value-type="float">
            <text:p>0.0838441472625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789715750854" calcext:value-type="float">
            <text:p>0.30789715750854</text:p>
          </table:table-cell>
          <table:table-cell office:value-type="float" office:value="1.42559569231008" calcext:value-type="float">
            <text:p>1.42559569231008</text:p>
          </table:table-cell>
          <table:table-cell office:value-type="float" office:value="0.574164440178661" calcext:value-type="float">
            <text:p>0.574164440178661</text:p>
          </table:table-cell>
          <table:table-cell office:value-type="float" office:value="0.197959904472798" calcext:value-type="float">
            <text:p>0.197959904472798</text:p>
          </table:table-cell>
          <table:table-cell office:value-type="float" office:value="0.142624115109366" calcext:value-type="float">
            <text:p>0.142624115109366</text:p>
          </table:table-cell>
          <table:table-cell office:value-type="float" office:value="0.0838532529011014" calcext:value-type="float">
            <text:p>0.0838532529011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0646637910838" calcext:value-type="float">
            <text:p>0.310646637910838</text:p>
          </table:table-cell>
          <table:table-cell office:value-type="float" office:value="1.42559683356443" calcext:value-type="float">
            <text:p>1.42559683356443</text:p>
          </table:table-cell>
          <table:table-cell office:value-type="float" office:value="0.574148570972588" calcext:value-type="float">
            <text:p>0.574148570972588</text:p>
          </table:table-cell>
          <table:table-cell office:value-type="float" office:value="0.19750871748825" calcext:value-type="float">
            <text:p>0.19750871748825</text:p>
          </table:table-cell>
          <table:table-cell office:value-type="float" office:value="0.142620322926246" calcext:value-type="float">
            <text:p>0.142620322926246</text:p>
          </table:table-cell>
          <table:table-cell office:value-type="float" office:value="0.0838484830401034" calcext:value-type="float">
            <text:p>0.0838484830401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6721511124234" calcext:value-type="float">
            <text:p>0.546721511124234</text:p>
          </table:table-cell>
          <table:table-cell office:value-type="float" office:value="1.42408859007533" calcext:value-type="float">
            <text:p>1.42408859007533</text:p>
          </table:table-cell>
          <table:table-cell office:value-type="float" office:value="0.573476895330773" calcext:value-type="float">
            <text:p>0.573476895330773</text:p>
          </table:table-cell>
          <table:table-cell office:value-type="float" office:value="0.193807916596971" calcext:value-type="float">
            <text:p>0.193807916596971</text:p>
          </table:table-cell>
          <table:table-cell office:value-type="float" office:value="0.142463139650109" calcext:value-type="float">
            <text:p>0.142463139650109</text:p>
          </table:table-cell>
          <table:table-cell office:value-type="float" office:value="0.0836502024581001" calcext:value-type="float">
            <text:p>0.08365020245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6271546442468" calcext:value-type="float">
            <text:p>0.476271546442468</text:p>
          </table:table-cell>
          <table:table-cell office:value-type="float" office:value="1.30668533916395" calcext:value-type="float">
            <text:p>1.30668533916395</text:p>
          </table:table-cell>
          <table:table-cell office:value-type="float" office:value="0.513298418520359" calcext:value-type="float">
            <text:p>0.513298418520359</text:p>
          </table:table-cell>
          <table:table-cell office:value-type="float" office:value="0.160261927211888" calcext:value-type="float">
            <text:p>0.160261927211888</text:p>
          </table:table-cell>
          <table:table-cell office:value-type="float" office:value="0.118750916341212" calcext:value-type="float">
            <text:p>0.118750916341212</text:p>
          </table:table-cell>
          <table:table-cell office:value-type="float" office:value="0.0649234864288942" calcext:value-type="float">
            <text:p>0.0649234864288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5338220695674" calcext:value-type="float">
            <text:p>0.515338220695674</text:p>
          </table:table-cell>
          <table:table-cell office:value-type="float" office:value="1.27641984154291" calcext:value-type="float">
            <text:p>1.27641984154291</text:p>
          </table:table-cell>
          <table:table-cell office:value-type="float" office:value="0.516979270454281" calcext:value-type="float">
            <text:p>0.516979270454281</text:p>
          </table:table-cell>
          <table:table-cell office:value-type="float" office:value="0.156648595488888" calcext:value-type="float">
            <text:p>0.156648595488888</text:p>
          </table:table-cell>
          <table:table-cell office:value-type="float" office:value="0.129496996516447" calcext:value-type="float">
            <text:p>0.129496996516447</text:p>
          </table:table-cell>
          <table:table-cell office:value-type="float" office:value="0.0762967967346096" calcext:value-type="float">
            <text:p>0.076296796734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0635000912056" calcext:value-type="float">
            <text:p>0.510635000912056</text:p>
          </table:table-cell>
          <table:table-cell office:value-type="float" office:value="1.27637545793459" calcext:value-type="float">
            <text:p>1.27637545793459</text:p>
          </table:table-cell>
          <table:table-cell office:value-type="float" office:value="0.516977888010108" calcext:value-type="float">
            <text:p>0.516977888010108</text:p>
          </table:table-cell>
          <table:table-cell office:value-type="float" office:value="0.157822460162656" calcext:value-type="float">
            <text:p>0.157822460162656</text:p>
          </table:table-cell>
          <table:table-cell office:value-type="float" office:value="0.129495581844611" calcext:value-type="float">
            <text:p>0.129495581844611</text:p>
          </table:table-cell>
          <table:table-cell office:value-type="float" office:value="0.0762965079648061" calcext:value-type="float">
            <text:p>0.0762965079648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785750765486" calcext:value-type="float">
            <text:p>0.51785750765486</text:p>
          </table:table-cell>
          <table:table-cell office:value-type="float" office:value="1.27637390869596" calcext:value-type="float">
            <text:p>1.27637390869596</text:p>
          </table:table-cell>
          <table:table-cell office:value-type="float" office:value="0.516944667271459" calcext:value-type="float">
            <text:p>0.516944667271459</text:p>
          </table:table-cell>
          <table:table-cell office:value-type="float" office:value="0.157134292894651" calcext:value-type="float">
            <text:p>0.157134292894651</text:p>
          </table:table-cell>
          <table:table-cell office:value-type="float" office:value="0.129487255182637" calcext:value-type="float">
            <text:p>0.129487255182637</text:p>
          </table:table-cell>
          <table:table-cell office:value-type="float" office:value="0.076286498449857" calcext:value-type="float">
            <text:p>0.0762864984498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7251502549855" calcext:value-type="float">
            <text:p>0.717251502549855</text:p>
          </table:table-cell>
          <table:table-cell office:value-type="float" office:value="1.27528600702394" calcext:value-type="float">
            <text:p>1.27528600702394</text:p>
          </table:table-cell>
          <table:table-cell office:value-type="float" office:value="0.51649767043809" calcext:value-type="float">
            <text:p>0.51649767043809</text:p>
          </table:table-cell>
          <table:table-cell office:value-type="float" office:value="0.153636850702262" calcext:value-type="float">
            <text:p>0.153636850702262</text:p>
          </table:table-cell>
          <table:table-cell office:value-type="float" office:value="0.129373357530247" calcext:value-type="float">
            <text:p>0.129373357530247</text:p>
          </table:table-cell>
          <table:table-cell office:value-type="float" office:value="0.0761534268788408" calcext:value-type="float">
            <text:p>0.0761534268788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8006584537066" calcext:value-type="float">
            <text:p>0.328006584537066</text:p>
          </table:table-cell>
          <table:table-cell office:value-type="float" office:value="1.46282233819932" calcext:value-type="float">
            <text:p>1.46282233819932</text:p>
          </table:table-cell>
          <table:table-cell office:value-type="float" office:value="0.52745650190917" calcext:value-type="float">
            <text:p>0.52745650190917</text:p>
          </table:table-cell>
          <table:table-cell office:value-type="float" office:value="0.182646282137414" calcext:value-type="float">
            <text:p>0.182646282137414</text:p>
          </table:table-cell>
          <table:table-cell office:value-type="float" office:value="0.137998468858259" calcext:value-type="float">
            <text:p>0.137998468858259</text:p>
          </table:table-cell>
          <table:table-cell office:value-type="float" office:value="0.0721477319438117" calcext:value-type="float">
            <text:p>0.0721477319438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6206702657096" calcext:value-type="float">
            <text:p>0.446206702657096</text:p>
          </table:table-cell>
          <table:table-cell office:value-type="float" office:value="1.41703810010874" calcext:value-type="float">
            <text:p>1.41703810010874</text:p>
          </table:table-cell>
          <table:table-cell office:value-type="float" office:value="0.414555658772438" calcext:value-type="float">
            <text:p>0.414555658772438</text:p>
          </table:table-cell>
          <table:table-cell office:value-type="float" office:value="0.179283355766408" calcext:value-type="float">
            <text:p>0.179283355766408</text:p>
          </table:table-cell>
          <table:table-cell office:value-type="float" office:value="0.131625724244126" calcext:value-type="float">
            <text:p>0.131625724244126</text:p>
          </table:table-cell>
          <table:table-cell office:value-type="float" office:value="0.0580996395356479" calcext:value-type="float">
            <text:p>0.0580996395356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0386589008163" calcext:value-type="float">
            <text:p>0.450386589008163</text:p>
          </table:table-cell>
          <table:table-cell office:value-type="float" office:value="1.41695452468371" calcext:value-type="float">
            <text:p>1.41695452468371</text:p>
          </table:table-cell>
          <table:table-cell office:value-type="float" office:value="0.414522640447872" calcext:value-type="float">
            <text:p>0.414522640447872</text:p>
          </table:table-cell>
          <table:table-cell office:value-type="float" office:value="0.179741449275806" calcext:value-type="float">
            <text:p>0.179741449275806</text:p>
          </table:table-cell>
          <table:table-cell office:value-type="float" office:value="0.13161636379588" calcext:value-type="float">
            <text:p>0.13161636379588</text:p>
          </table:table-cell>
          <table:table-cell office:value-type="float" office:value="0.0580903154177368" calcext:value-type="float">
            <text:p>0.0580903154177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7791542998681" calcext:value-type="float">
            <text:p>0.457791542998681</text:p>
          </table:table-cell>
          <table:table-cell office:value-type="float" office:value="1.41695197794824" calcext:value-type="float">
            <text:p>1.41695197794824</text:p>
          </table:table-cell>
          <table:table-cell office:value-type="float" office:value="0.414493750021664" calcext:value-type="float">
            <text:p>0.414493750021664</text:p>
          </table:table-cell>
          <table:table-cell office:value-type="float" office:value="0.179333052356082" calcext:value-type="float">
            <text:p>0.179333052356082</text:p>
          </table:table-cell>
          <table:table-cell office:value-type="float" office:value="0.13160731805588" calcext:value-type="float">
            <text:p>0.13160731805588</text:p>
          </table:table-cell>
          <table:table-cell office:value-type="float" office:value="0.0580820916076005" calcext:value-type="float">
            <text:p>0.0580820916076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2061077020436" calcext:value-type="float">
            <text:p>0.612061077020436</text:p>
          </table:table-cell>
          <table:table-cell office:value-type="float" office:value="1.41599585837282" calcext:value-type="float">
            <text:p>1.41599585837282</text:p>
          </table:table-cell>
          <table:table-cell office:value-type="float" office:value="0.414202557556816" calcext:value-type="float">
            <text:p>0.414202557556816</text:p>
          </table:table-cell>
          <table:table-cell office:value-type="float" office:value="0.177621908659215" calcext:value-type="float">
            <text:p>0.177621908659215</text:p>
          </table:table-cell>
          <table:table-cell office:value-type="float" office:value="0.131516231609548" calcext:value-type="float">
            <text:p>0.131516231609548</text:p>
          </table:table-cell>
          <table:table-cell office:value-type="float" office:value="0.0579999592100308" calcext:value-type="float">
            <text:p>0.0579999592100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1658343810087" calcext:value-type="float">
            <text:p>0.401658343810087</text:p>
          </table:table-cell>
          <table:table-cell office:value-type="float" office:value="1.46853520009048" calcext:value-type="float">
            <text:p>1.46853520009048</text:p>
          </table:table-cell>
          <table:table-cell office:value-type="float" office:value="0.399760123249629" calcext:value-type="float">
            <text:p>0.399760123249629</text:p>
          </table:table-cell>
          <table:table-cell office:value-type="float" office:value="0.192517089561673" calcext:value-type="float">
            <text:p>0.192517089561673</text:p>
          </table:table-cell>
          <table:table-cell office:value-type="float" office:value="0.135536614479392" calcext:value-type="float">
            <text:p>0.135536614479392</text:p>
          </table:table-cell>
          <table:table-cell office:value-type="float" office:value="0.0609422379884701" calcext:value-type="float">
            <text:p>0.060942237988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7386266786761" calcext:value-type="float">
            <text:p>0.317386266786761</text:p>
          </table:table-cell>
          <table:table-cell office:value-type="float" office:value="1.43936909737756" calcext:value-type="float">
            <text:p>1.43936909737756</text:p>
          </table:table-cell>
          <table:table-cell office:value-type="float" office:value="0.440920889520653" calcext:value-type="float">
            <text:p>0.440920889520653</text:p>
          </table:table-cell>
          <table:table-cell office:value-type="float" office:value="0.133375799845594" calcext:value-type="float">
            <text:p>0.133375799845594</text:p>
          </table:table-cell>
          <table:table-cell office:value-type="float" office:value="0.106184001403708" calcext:value-type="float">
            <text:p>0.106184001403708</text:p>
          </table:table-cell>
          <table:table-cell office:value-type="float" office:value="0.0572075236522423" calcext:value-type="float">
            <text:p>0.0572075236522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0485948655663" calcext:value-type="float">
            <text:p>0.310485948655663</text:p>
          </table:table-cell>
          <table:table-cell office:value-type="float" office:value="1.43939504280995" calcext:value-type="float">
            <text:p>1.43939504280995</text:p>
          </table:table-cell>
          <table:table-cell office:value-type="float" office:value="0.440932642385263" calcext:value-type="float">
            <text:p>0.440932642385263</text:p>
          </table:table-cell>
          <table:table-cell office:value-type="float" office:value="0.134119886588574" calcext:value-type="float">
            <text:p>0.134119886588574</text:p>
          </table:table-cell>
          <table:table-cell office:value-type="float" office:value="0.106186078296654" calcext:value-type="float">
            <text:p>0.106186078296654</text:p>
          </table:table-cell>
          <table:table-cell office:value-type="float" office:value="0.0572106876113073" calcext:value-type="float">
            <text:p>0.0572106876113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3945935677122" calcext:value-type="float">
            <text:p>0.313945935677122</text:p>
          </table:table-cell>
          <table:table-cell office:value-type="float" office:value="1.43939260524783" calcext:value-type="float">
            <text:p>1.43939260524783</text:p>
          </table:table-cell>
          <table:table-cell office:value-type="float" office:value="0.440919015793606" calcext:value-type="float">
            <text:p>0.440919015793606</text:p>
          </table:table-cell>
          <table:table-cell office:value-type="float" office:value="0.133730508893799" calcext:value-type="float">
            <text:p>0.133730508893799</text:p>
          </table:table-cell>
          <table:table-cell office:value-type="float" office:value="0.106182861773414" calcext:value-type="float">
            <text:p>0.106182861773414</text:p>
          </table:table-cell>
          <table:table-cell office:value-type="float" office:value="0.0572070787824214" calcext:value-type="float">
            <text:p>0.0572070787824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3424399463399" calcext:value-type="float">
            <text:p>0.493424399463399</text:p>
          </table:table-cell>
          <table:table-cell office:value-type="float" office:value="1.43832180802765" calcext:value-type="float">
            <text:p>1.43832180802765</text:p>
          </table:table-cell>
          <table:table-cell office:value-type="float" office:value="0.440570383636263" calcext:value-type="float">
            <text:p>0.440570383636263</text:p>
          </table:table-cell>
          <table:table-cell office:value-type="float" office:value="0.131303423551073" calcext:value-type="float">
            <text:p>0.131303423551073</text:p>
          </table:table-cell>
          <table:table-cell office:value-type="float" office:value="0.106100404431552" calcext:value-type="float">
            <text:p>0.106100404431552</text:p>
          </table:table-cell>
          <table:table-cell office:value-type="float" office:value="0.0571158726319771" calcext:value-type="float">
            <text:p>0.0571158726319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2126591686328" calcext:value-type="float">
            <text:p>0.392126591686328</text:p>
          </table:table-cell>
          <table:table-cell office:value-type="float" office:value="1.36298994631881" calcext:value-type="float">
            <text:p>1.36298994631881</text:p>
          </table:table-cell>
          <table:table-cell office:value-type="float" office:value="0.402738294139674" calcext:value-type="float">
            <text:p>0.402738294139674</text:p>
          </table:table-cell>
          <table:table-cell office:value-type="float" office:value="0.108403452160729" calcext:value-type="float">
            <text:p>0.108403452160729</text:p>
          </table:table-cell>
          <table:table-cell office:value-type="float" office:value="0.090757060429014" calcext:value-type="float">
            <text:p>0.090757060429014</text:p>
          </table:table-cell>
          <table:table-cell office:value-type="float" office:value="0.0514726124271096" calcext:value-type="float">
            <text:p>0.051472612427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1931571422494" calcext:value-type="float">
            <text:p>0.431931571422494</text:p>
          </table:table-cell>
          <table:table-cell office:value-type="float" office:value="1.41243456163336" calcext:value-type="float">
            <text:p>1.41243456163336</text:p>
          </table:table-cell>
          <table:table-cell office:value-type="float" office:value="0.280516992612652" calcext:value-type="float">
            <text:p>0.280516992612652</text:p>
          </table:table-cell>
          <table:table-cell office:value-type="float" office:value="0.139936259487403" calcext:value-type="float">
            <text:p>0.139936259487403</text:p>
          </table:table-cell>
          <table:table-cell office:value-type="float" office:value="0.11074015780445" calcext:value-type="float">
            <text:p>0.11074015780445</text:p>
          </table:table-cell>
          <table:table-cell office:value-type="float" office:value="0.0433078521782593" calcext:value-type="float">
            <text:p>0.043307852178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622140365959" calcext:value-type="float">
            <text:p>0.43622140365959</text:p>
          </table:table-cell>
          <table:table-cell office:value-type="float" office:value="1.41241490151422" calcext:value-type="float">
            <text:p>1.41241490151422</text:p>
          </table:table-cell>
          <table:table-cell office:value-type="float" office:value="0.280499917889964" calcext:value-type="float">
            <text:p>0.280499917889964</text:p>
          </table:table-cell>
          <table:table-cell office:value-type="float" office:value="0.140472480534564" calcext:value-type="float">
            <text:p>0.140472480534564</text:p>
          </table:table-cell>
          <table:table-cell office:value-type="float" office:value="0.110732993274118" calcext:value-type="float">
            <text:p>0.110732993274118</text:p>
          </table:table-cell>
          <table:table-cell office:value-type="float" office:value="0.0433025492038653" calcext:value-type="float">
            <text:p>0.0433025492038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28556861207379" calcext:value-type="float">
            <text:p>0.428556861207379</text:p>
          </table:table-cell>
          <table:table-cell office:value-type="float" office:value="1.41244002958665" calcext:value-type="float">
            <text:p>1.41244002958665</text:p>
          </table:table-cell>
          <table:table-cell office:value-type="float" office:value="0.280518867108599" calcext:value-type="float">
            <text:p>0.280518867108599</text:p>
          </table:table-cell>
          <table:table-cell office:value-type="float" office:value="0.140238818989017" calcext:value-type="float">
            <text:p>0.140238818989017</text:p>
          </table:table-cell>
          <table:table-cell office:value-type="float" office:value="0.110740380779842" calcext:value-type="float">
            <text:p>0.110740380779842</text:p>
          </table:table-cell>
          <table:table-cell office:value-type="float" office:value="0.0433084563724254" calcext:value-type="float">
            <text:p>0.0433084563724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6240245285999" calcext:value-type="float">
            <text:p>0.546240245285999</text:p>
          </table:table-cell>
          <table:table-cell office:value-type="float" office:value="1.41171775048055" calcext:value-type="float">
            <text:p>1.41171775048055</text:p>
          </table:table-cell>
          <table:table-cell office:value-type="float" office:value="0.280368697661965" calcext:value-type="float">
            <text:p>0.280368697661965</text:p>
          </table:table-cell>
          <table:table-cell office:value-type="float" office:value="0.138743567482408" calcext:value-type="float">
            <text:p>0.138743567482408</text:p>
          </table:table-cell>
          <table:table-cell office:value-type="float" office:value="0.110681576209211" calcext:value-type="float">
            <text:p>0.110681576209211</text:p>
          </table:table-cell>
          <table:table-cell office:value-type="float" office:value="0.0432618292737488" calcext:value-type="float">
            <text:p>0.0432618292737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805592921455" calcext:value-type="float">
            <text:p>0.43805592921455</text:p>
          </table:table-cell>
          <table:table-cell office:value-type="float" office:value="1.41312543454323" calcext:value-type="float">
            <text:p>1.41312543454323</text:p>
          </table:table-cell>
          <table:table-cell office:value-type="float" office:value="0.286410988618245" calcext:value-type="float">
            <text:p>0.286410988618245</text:p>
          </table:table-cell>
          <table:table-cell office:value-type="float" office:value="0.131123291369322" calcext:value-type="float">
            <text:p>0.131123291369322</text:p>
          </table:table-cell>
          <table:table-cell office:value-type="float" office:value="0.10797546283461" calcext:value-type="float">
            <text:p>0.10797546283461</text:p>
          </table:table-cell>
          <table:table-cell office:value-type="float" office:value="0.0573217724500944" calcext:value-type="float">
            <text:p>0.0573217724500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9520839641644" calcext:value-type="float">
            <text:p>0.519520839641644</text:p>
          </table:table-cell>
          <table:table-cell office:value-type="float" office:value="1.31760644839342" calcext:value-type="float">
            <text:p>1.31760644839342</text:p>
          </table:table-cell>
          <table:table-cell office:value-type="float" office:value="0.493164314328595" calcext:value-type="float">
            <text:p>0.493164314328595</text:p>
          </table:table-cell>
          <table:table-cell office:value-type="float" office:value="0.158292476383074" calcext:value-type="float">
            <text:p>0.158292476383074</text:p>
          </table:table-cell>
          <table:table-cell office:value-type="float" office:value="0.124954398269801" calcext:value-type="float">
            <text:p>0.124954398269801</text:p>
          </table:table-cell>
          <table:table-cell office:value-type="float" office:value="0.0705157444848018" calcext:value-type="float">
            <text:p>0.0705157444848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8867296682402" calcext:value-type="float">
            <text:p>0.528867296682402</text:p>
          </table:table-cell>
          <table:table-cell office:value-type="float" office:value="1.31747086261921" calcext:value-type="float">
            <text:p>1.31747086261921</text:p>
          </table:table-cell>
          <table:table-cell office:value-type="float" office:value="0.493102152512494" calcext:value-type="float">
            <text:p>0.493102152512494</text:p>
          </table:table-cell>
          <table:table-cell office:value-type="float" office:value="0.158911361762733" calcext:value-type="float">
            <text:p>0.158911361762733</text:p>
          </table:table-cell>
          <table:table-cell office:value-type="float" office:value="0.12493765671909" calcext:value-type="float">
            <text:p>0.12493765671909</text:p>
          </table:table-cell>
          <table:table-cell office:value-type="float" office:value="0.0704977675030261" calcext:value-type="float">
            <text:p>0.0704977675030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3594650168956" calcext:value-type="float">
            <text:p>0.523594650168956</text:p>
          </table:table-cell>
          <table:table-cell office:value-type="float" office:value="1.31747115157058" calcext:value-type="float">
            <text:p>1.31747115157058</text:p>
          </table:table-cell>
          <table:table-cell office:value-type="float" office:value="0.493123858323949" calcext:value-type="float">
            <text:p>0.493123858323949</text:p>
          </table:table-cell>
          <table:table-cell office:value-type="float" office:value="0.15862947349097" calcext:value-type="float">
            <text:p>0.15862947349097</text:p>
          </table:table-cell>
          <table:table-cell office:value-type="float" office:value="0.124943052927669" calcext:value-type="float">
            <text:p>0.124943052927669</text:p>
          </table:table-cell>
          <table:table-cell office:value-type="float" office:value="0.0705040634408624" calcext:value-type="float">
            <text:p>0.0705040634408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4470045923805" calcext:value-type="float">
            <text:p>0.714470045923805</text:p>
          </table:table-cell>
          <table:table-cell office:value-type="float" office:value="1.31646447018268" calcext:value-type="float">
            <text:p>1.31646447018268</text:p>
          </table:table-cell>
          <table:table-cell office:value-type="float" office:value="0.492726555534355" calcext:value-type="float">
            <text:p>0.492726555534355</text:p>
          </table:table-cell>
          <table:table-cell office:value-type="float" office:value="0.155683788855599" calcext:value-type="float">
            <text:p>0.155683788855599</text:p>
          </table:table-cell>
          <table:table-cell office:value-type="float" office:value="0.124844451998846" calcext:value-type="float">
            <text:p>0.124844451998846</text:p>
          </table:table-cell>
          <table:table-cell office:value-type="float" office:value="0.0703895079334836" calcext:value-type="float">
            <text:p>0.0703895079334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5931978919143" calcext:value-type="float">
            <text:p>0.465931978919143</text:p>
          </table:table-cell>
          <table:table-cell office:value-type="float" office:value="1.36919702065534" calcext:value-type="float">
            <text:p>1.36919702065534</text:p>
          </table:table-cell>
          <table:table-cell office:value-type="float" office:value="0.504828575333053" calcext:value-type="float">
            <text:p>0.504828575333053</text:p>
          </table:table-cell>
          <table:table-cell office:value-type="float" office:value="0.159533016478454" calcext:value-type="float">
            <text:p>0.159533016478454</text:p>
          </table:table-cell>
          <table:table-cell office:value-type="float" office:value="0.113179208790529" calcext:value-type="float">
            <text:p>0.113179208790529</text:p>
          </table:table-cell>
          <table:table-cell office:value-type="float" office:value="0.0865358406917547" calcext:value-type="float">
            <text:p>0.0865358406917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7566603794394" calcext:value-type="float">
            <text:p>0.17566603794394</text:p>
          </table:table-cell>
          <table:table-cell office:value-type="float" office:value="1.61241187991225" calcext:value-type="float">
            <text:p>1.61241187991225</text:p>
          </table:table-cell>
          <table:table-cell office:value-type="float" office:value="0.421306396252692" calcext:value-type="float">
            <text:p>0.421306396252692</text:p>
          </table:table-cell>
          <table:table-cell office:value-type="float" office:value="0.144406218083318" calcext:value-type="float">
            <text:p>0.144406218083318</text:p>
          </table:table-cell>
          <table:table-cell office:value-type="float" office:value="0.108837825921639" calcext:value-type="float">
            <text:p>0.108837825921639</text:p>
          </table:table-cell>
          <table:table-cell office:value-type="float" office:value="0.0599334493623572" calcext:value-type="float">
            <text:p>0.059933449362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4781495313816" calcext:value-type="float">
            <text:p>0.164781495313816</text:p>
          </table:table-cell>
          <table:table-cell office:value-type="float" office:value="1.61243886642416" calcext:value-type="float">
            <text:p>1.61243886642416</text:p>
          </table:table-cell>
          <table:table-cell office:value-type="float" office:value="0.421340240030286" calcext:value-type="float">
            <text:p>0.421340240030286</text:p>
          </table:table-cell>
          <table:table-cell office:value-type="float" office:value="0.145223154605397" calcext:value-type="float">
            <text:p>0.145223154605397</text:p>
          </table:table-cell>
          <table:table-cell office:value-type="float" office:value="0.108846367394709" calcext:value-type="float">
            <text:p>0.108846367394709</text:p>
          </table:table-cell>
          <table:table-cell office:value-type="float" office:value="0.0599432975101712" calcext:value-type="float">
            <text:p>0.059943297510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8872088483151" calcext:value-type="float">
            <text:p>0.178872088483151</text:p>
          </table:table-cell>
          <table:table-cell office:value-type="float" office:value="1.61239891842118" calcext:value-type="float">
            <text:p>1.61239891842118</text:p>
          </table:table-cell>
          <table:table-cell office:value-type="float" office:value="0.421280473460983" calcext:value-type="float">
            <text:p>0.421280473460983</text:p>
          </table:table-cell>
          <table:table-cell office:value-type="float" office:value="0.144526993329117" calcext:value-type="float">
            <text:p>0.144526993329117</text:p>
          </table:table-cell>
          <table:table-cell office:value-type="float" office:value="0.108831342611905" calcext:value-type="float">
            <text:p>0.108831342611905</text:p>
          </table:table-cell>
          <table:table-cell office:value-type="float" office:value="0.0599260054018428" calcext:value-type="float">
            <text:p>0.059926005401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42921188107708" calcext:value-type="float">
            <text:p>0.342921188107708</text:p>
          </table:table-cell>
          <table:table-cell office:value-type="float" office:value="1.61123036022237" calcext:value-type="float">
            <text:p>1.61123036022237</text:p>
          </table:table-cell>
          <table:table-cell office:value-type="float" office:value="0.420949289755493" calcext:value-type="float">
            <text:p>0.420949289755493</text:p>
          </table:table-cell>
          <table:table-cell office:value-type="float" office:value="0.142322058358527" calcext:value-type="float">
            <text:p>0.142322058358527</text:p>
          </table:table-cell>
          <table:table-cell office:value-type="float" office:value="0.108748257271516" calcext:value-type="float">
            <text:p>0.108748257271516</text:p>
          </table:table-cell>
          <table:table-cell office:value-type="float" office:value="0.059831126750186" calcext:value-type="float">
            <text:p>0.0598311267501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8623048410199" calcext:value-type="float">
            <text:p>0.188623048410199</text:p>
          </table:table-cell>
          <table:table-cell office:value-type="float" office:value="1.60536126280309" calcext:value-type="float">
            <text:p>1.60536126280309</text:p>
          </table:table-cell>
          <table:table-cell office:value-type="float" office:value="0.346479203983493" calcext:value-type="float">
            <text:p>0.346479203983493</text:p>
          </table:table-cell>
          <table:table-cell office:value-type="float" office:value="0.123646499337516" calcext:value-type="float">
            <text:p>0.123646499337516</text:p>
          </table:table-cell>
          <table:table-cell office:value-type="float" office:value="0.104351401376799" calcext:value-type="float">
            <text:p>0.104351401376799</text:p>
          </table:table-cell>
          <table:table-cell office:value-type="float" office:value="0.0536780374540213" calcext:value-type="float">
            <text:p>0.053678037454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9055354762071" calcext:value-type="float">
            <text:p>0.379055354762071</text:p>
          </table:table-cell>
          <table:table-cell office:value-type="float" office:value="1.40338693588699" calcext:value-type="float">
            <text:p>1.40338693588699</text:p>
          </table:table-cell>
          <table:table-cell office:value-type="float" office:value="0.606457757681306" calcext:value-type="float">
            <text:p>0.606457757681306</text:p>
          </table:table-cell>
          <table:table-cell office:value-type="float" office:value="0.168170713730676" calcext:value-type="float">
            <text:p>0.168170713730676</text:p>
          </table:table-cell>
          <table:table-cell office:value-type="float" office:value="0.134072536568774" calcext:value-type="float">
            <text:p>0.134072536568774</text:p>
          </table:table-cell>
          <table:table-cell office:value-type="float" office:value="0.0842036444146341" calcext:value-type="float">
            <text:p>0.0842036444146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4701740096306" calcext:value-type="float">
            <text:p>0.344701740096306</text:p>
          </table:table-cell>
          <table:table-cell office:value-type="float" office:value="1.40365239128695" calcext:value-type="float">
            <text:p>1.40365239128695</text:p>
          </table:table-cell>
          <table:table-cell office:value-type="float" office:value="0.606650963962764" calcext:value-type="float">
            <text:p>0.606650963962764</text:p>
          </table:table-cell>
          <table:table-cell office:value-type="float" office:value="0.169994088751643" calcext:value-type="float">
            <text:p>0.169994088751643</text:p>
          </table:table-cell>
          <table:table-cell office:value-type="float" office:value="0.134115929145328" calcext:value-type="float">
            <text:p>0.134115929145328</text:p>
          </table:table-cell>
          <table:table-cell office:value-type="float" office:value="0.0842588184776431" calcext:value-type="float">
            <text:p>0.0842588184776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8475236442638" calcext:value-type="float">
            <text:p>0.358475236442638</text:p>
          </table:table-cell>
          <table:table-cell office:value-type="float" office:value="1.4036718836169" calcext:value-type="float">
            <text:p>1.4036718836169</text:p>
          </table:table-cell>
          <table:table-cell office:value-type="float" office:value="0.606560238324092" calcext:value-type="float">
            <text:p>0.606560238324092</text:p>
          </table:table-cell>
          <table:table-cell office:value-type="float" office:value="0.169239195391539" calcext:value-type="float">
            <text:p>0.169239195391539</text:p>
          </table:table-cell>
          <table:table-cell office:value-type="float" office:value="0.13409617439101" calcext:value-type="float">
            <text:p>0.13409617439101</text:p>
          </table:table-cell>
          <table:table-cell office:value-type="float" office:value="0.0842329052438956" calcext:value-type="float">
            <text:p>0.0842329052438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9915713297852" calcext:value-type="float">
            <text:p>0.619915713297852</text:p>
          </table:table-cell>
          <table:table-cell office:value-type="float" office:value="1.40183968619545" calcext:value-type="float">
            <text:p>1.40183968619545</text:p>
          </table:table-cell>
          <table:table-cell office:value-type="float" office:value="0.605731113901071" calcext:value-type="float">
            <text:p>0.605731113901071</text:p>
          </table:table-cell>
          <table:table-cell office:value-type="float" office:value="0.164620066843261" calcext:value-type="float">
            <text:p>0.164620066843261</text:p>
          </table:table-cell>
          <table:table-cell office:value-type="float" office:value="0.133913090292184" calcext:value-type="float">
            <text:p>0.133913090292184</text:p>
          </table:table-cell>
          <table:table-cell office:value-type="float" office:value="0.0839997919351627" calcext:value-type="float">
            <text:p>0.0839997919351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59769022949787" calcext:value-type="float">
            <text:p>0.259769022949787</text:p>
          </table:table-cell>
          <table:table-cell office:value-type="float" office:value="1.4968961241084" calcext:value-type="float">
            <text:p>1.4968961241084</text:p>
          </table:table-cell>
          <table:table-cell office:value-type="float" office:value="0.60524620643465" calcext:value-type="float">
            <text:p>0.60524620643465</text:p>
          </table:table-cell>
          <table:table-cell office:value-type="float" office:value="0.204320204838024" calcext:value-type="float">
            <text:p>0.204320204838024</text:p>
          </table:table-cell>
          <table:table-cell office:value-type="float" office:value="0.176110037476626" calcext:value-type="float">
            <text:p>0.176110037476626</text:p>
          </table:table-cell>
          <table:table-cell office:value-type="float" office:value="0.0994201891909376" calcext:value-type="float">
            <text:p>0.0994201891909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5737188174186" calcext:value-type="float">
            <text:p>0.475737188174186</text:p>
          </table:table-cell>
          <table:table-cell office:value-type="float" office:value="1.3587810196455" calcext:value-type="float">
            <text:p>1.3587810196455</text:p>
          </table:table-cell>
          <table:table-cell office:value-type="float" office:value="0.470374241642187" calcext:value-type="float">
            <text:p>0.470374241642187</text:p>
          </table:table-cell>
          <table:table-cell office:value-type="float" office:value="0.150854872489698" calcext:value-type="float">
            <text:p>0.150854872489698</text:p>
          </table:table-cell>
          <table:table-cell office:value-type="float" office:value="0.114206173609998" calcext:value-type="float">
            <text:p>0.114206173609998</text:p>
          </table:table-cell>
          <table:table-cell office:value-type="float" office:value="0.0631962805037823" calcext:value-type="float">
            <text:p>0.0631962805037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5345559457433" calcext:value-type="float">
            <text:p>0.465345559457433</text:p>
          </table:table-cell>
          <table:table-cell office:value-type="float" office:value="1.35884192288247" calcext:value-type="float">
            <text:p>1.35884192288247</text:p>
          </table:table-cell>
          <table:table-cell office:value-type="float" office:value="0.470401184916065" calcext:value-type="float">
            <text:p>0.470401184916065</text:p>
          </table:table-cell>
          <table:table-cell office:value-type="float" office:value="0.15185898486195" calcext:value-type="float">
            <text:p>0.15185898486195</text:p>
          </table:table-cell>
          <table:table-cell office:value-type="float" office:value="0.114212018326106" calcext:value-type="float">
            <text:p>0.114212018326106</text:p>
          </table:table-cell>
          <table:table-cell office:value-type="float" office:value="0.0632037438209607" calcext:value-type="float">
            <text:p>0.0632037438209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0225179028292" calcext:value-type="float">
            <text:p>0.460225179028292</text:p>
          </table:table-cell>
          <table:table-cell office:value-type="float" office:value="1.35884693575211" calcext:value-type="float">
            <text:p>1.35884693575211</text:p>
          </table:table-cell>
          <table:table-cell office:value-type="float" office:value="0.47042503121953" calcext:value-type="float">
            <text:p>0.47042503121953</text:p>
          </table:table-cell>
          <table:table-cell office:value-type="float" office:value="0.151642198933819" calcext:value-type="float">
            <text:p>0.151642198933819</text:p>
          </table:table-cell>
          <table:table-cell office:value-type="float" office:value="0.114217625863235" calcext:value-type="float">
            <text:p>0.114217625863235</text:p>
          </table:table-cell>
          <table:table-cell office:value-type="float" office:value="0.0632102580539637" calcext:value-type="float">
            <text:p>0.0632102580539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0391526069123" calcext:value-type="float">
            <text:p>0.660391526069123</text:p>
          </table:table-cell>
          <table:table-cell office:value-type="float" office:value="1.35759193484313" calcext:value-type="float">
            <text:p>1.35759193484313</text:p>
          </table:table-cell>
          <table:table-cell office:value-type="float" office:value="0.46995412417403" calcext:value-type="float">
            <text:p>0.46995412417403</text:p>
          </table:table-cell>
          <table:table-cell office:value-type="float" office:value="0.148676327898998" calcext:value-type="float">
            <text:p>0.148676327898998</text:p>
          </table:table-cell>
          <table:table-cell office:value-type="float" office:value="0.114107620261166" calcext:value-type="float">
            <text:p>0.114107620261166</text:p>
          </table:table-cell>
          <table:table-cell office:value-type="float" office:value="0.0630825112201119" calcext:value-type="float">
            <text:p>0.0630825112201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9392840214755" calcext:value-type="float">
            <text:p>0.429392840214755</text:p>
          </table:table-cell>
          <table:table-cell office:value-type="float" office:value="1.40961641668545" calcext:value-type="float">
            <text:p>1.40961641668545</text:p>
          </table:table-cell>
          <table:table-cell office:value-type="float" office:value="0.461888174556243" calcext:value-type="float">
            <text:p>0.461888174556243</text:p>
          </table:table-cell>
          <table:table-cell office:value-type="float" office:value="0.187948319048135" calcext:value-type="float">
            <text:p>0.187948319048135</text:p>
          </table:table-cell>
          <table:table-cell office:value-type="float" office:value="0.143601315374787" calcext:value-type="float">
            <text:p>0.143601315374787</text:p>
          </table:table-cell>
          <table:table-cell office:value-type="float" office:value="0.0770126413599929" calcext:value-type="float">
            <text:p>0.07701264135999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5046875903371" calcext:value-type="float">
            <text:p>0.315046875903371</text:p>
          </table:table-cell>
          <table:table-cell office:value-type="float" office:value="1.48545399214042" calcext:value-type="float">
            <text:p>1.48545399214042</text:p>
          </table:table-cell>
          <table:table-cell office:value-type="float" office:value="0.409728401384803" calcext:value-type="float">
            <text:p>0.409728401384803</text:p>
          </table:table-cell>
          <table:table-cell office:value-type="float" office:value="0.146019096494939" calcext:value-type="float">
            <text:p>0.146019096494939</text:p>
          </table:table-cell>
          <table:table-cell office:value-type="float" office:value="0.11436307900244" calcext:value-type="float">
            <text:p>0.11436307900244</text:p>
          </table:table-cell>
          <table:table-cell office:value-type="float" office:value="0.0565918907802432" calcext:value-type="float">
            <text:p>0.0565918907802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93431442741468" calcext:value-type="float">
            <text:p>0.293431442741468</text:p>
          </table:table-cell>
          <table:table-cell office:value-type="float" office:value="1.48557786778749" calcext:value-type="float">
            <text:p>1.48557786778749</text:p>
          </table:table-cell>
          <table:table-cell office:value-type="float" office:value="0.409797177457935" calcext:value-type="float">
            <text:p>0.409797177457935</text:p>
          </table:table-cell>
          <table:table-cell office:value-type="float" office:value="0.147297194247846" calcext:value-type="float">
            <text:p>0.147297194247846</text:p>
          </table:table-cell>
          <table:table-cell office:value-type="float" office:value="0.114381062901696" calcext:value-type="float">
            <text:p>0.114381062901696</text:p>
          </table:table-cell>
          <table:table-cell office:value-type="float" office:value="0.0566112992964471" calcext:value-type="float">
            <text:p>0.0566112992964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7659122048016" calcext:value-type="float">
            <text:p>0.307659122048016</text:p>
          </table:table-cell>
          <table:table-cell office:value-type="float" office:value="1.48556048473574" calcext:value-type="float">
            <text:p>1.48556048473574</text:p>
          </table:table-cell>
          <table:table-cell office:value-type="float" office:value="0.409740190514035" calcext:value-type="float">
            <text:p>0.409740190514035</text:p>
          </table:table-cell>
          <table:table-cell office:value-type="float" office:value="0.146544382089667" calcext:value-type="float">
            <text:p>0.146544382089667</text:p>
          </table:table-cell>
          <table:table-cell office:value-type="float" office:value="0.114365384185" calcext:value-type="float">
            <text:p>0.114365384185</text:p>
          </table:table-cell>
          <table:table-cell office:value-type="float" office:value="0.0565952536367379" calcext:value-type="float">
            <text:p>0.0565952536367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8720769976966" calcext:value-type="float">
            <text:p>0.478720769976966</text:p>
          </table:table-cell>
          <table:table-cell office:value-type="float" office:value="1.48443772652534" calcext:value-type="float">
            <text:p>1.48443772652534</text:p>
          </table:table-cell>
          <table:table-cell office:value-type="float" office:value="0.409414545761131" calcext:value-type="float">
            <text:p>0.409414545761131</text:p>
          </table:table-cell>
          <table:table-cell office:value-type="float" office:value="0.144149418095272" calcext:value-type="float">
            <text:p>0.144149418095272</text:p>
          </table:table-cell>
          <table:table-cell office:value-type="float" office:value="0.114274940227718" calcext:value-type="float">
            <text:p>0.114274940227718</text:p>
          </table:table-cell>
          <table:table-cell office:value-type="float" office:value="0.0565045755047103" calcext:value-type="float">
            <text:p>0.056504575504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4807300665839" calcext:value-type="float">
            <text:p>0.324807300665839</text:p>
          </table:table-cell>
          <table:table-cell office:value-type="float" office:value="1.4804144388051" calcext:value-type="float">
            <text:p>1.4804144388051</text:p>
          </table:table-cell>
          <table:table-cell office:value-type="float" office:value="0.34132666216415" calcext:value-type="float">
            <text:p>0.34132666216415</text:p>
          </table:table-cell>
          <table:table-cell office:value-type="float" office:value="0.131874394376402" calcext:value-type="float">
            <text:p>0.131874394376402</text:p>
          </table:table-cell>
          <table:table-cell office:value-type="float" office:value="0.112425272668132" calcext:value-type="float">
            <text:p>0.112425272668132</text:p>
          </table:table-cell>
          <table:table-cell office:value-type="float" office:value="0.0424028431018657" calcext:value-type="float">
            <text:p>0.0424028431018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9839746803585" calcext:value-type="float">
            <text:p>0.349839746803585</text:p>
          </table:table-cell>
          <table:table-cell office:value-type="float" office:value="1.3721346628223" calcext:value-type="float">
            <text:p>1.3721346628223</text:p>
          </table:table-cell>
          <table:table-cell office:value-type="float" office:value="0.450909726538491" calcext:value-type="float">
            <text:p>0.450909726538491</text:p>
          </table:table-cell>
          <table:table-cell office:value-type="float" office:value="0.141012229970322" calcext:value-type="float">
            <text:p>0.141012229970322</text:p>
          </table:table-cell>
          <table:table-cell office:value-type="float" office:value="0.112132237162012" calcext:value-type="float">
            <text:p>0.112132237162012</text:p>
          </table:table-cell>
          <table:table-cell office:value-type="float" office:value="0.0595106307647877" calcext:value-type="float">
            <text:p>0.0595106307647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1293257941832" calcext:value-type="float">
            <text:p>0.351293257941832</text:p>
          </table:table-cell>
          <table:table-cell office:value-type="float" office:value="1.37209643364494" calcext:value-type="float">
            <text:p>1.37209643364494</text:p>
          </table:table-cell>
          <table:table-cell office:value-type="float" office:value="0.450890110588314" calcext:value-type="float">
            <text:p>0.450890110588314</text:p>
          </table:table-cell>
          <table:table-cell office:value-type="float" office:value="0.141523677635264" calcext:value-type="float">
            <text:p>0.141523677635264</text:p>
          </table:table-cell>
          <table:table-cell office:value-type="float" office:value="0.112128637438446" calcext:value-type="float">
            <text:p>0.112128637438446</text:p>
          </table:table-cell>
          <table:table-cell office:value-type="float" office:value="0.059505426026884" calcext:value-type="float">
            <text:p>0.0595054260268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9271052009763" calcext:value-type="float">
            <text:p>0.349271052009763</text:p>
          </table:table-cell>
          <table:table-cell office:value-type="float" office:value="1.37209807055765" calcext:value-type="float">
            <text:p>1.37209807055765</text:p>
          </table:table-cell>
          <table:table-cell office:value-type="float" office:value="0.450897818895025" calcext:value-type="float">
            <text:p>0.450897818895025</text:p>
          </table:table-cell>
          <table:table-cell office:value-type="float" office:value="0.14128039199995" calcext:value-type="float">
            <text:p>0.14128039199995</text:p>
          </table:table-cell>
          <table:table-cell office:value-type="float" office:value="0.112130534786772" calcext:value-type="float">
            <text:p>0.112130534786772</text:p>
          </table:table-cell>
          <table:table-cell office:value-type="float" office:value="0.0595074826678742" calcext:value-type="float">
            <text:p>0.0595074826678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4049588794454" calcext:value-type="float">
            <text:p>0.524049588794454</text:p>
          </table:table-cell>
          <table:table-cell office:value-type="float" office:value="1.37111804430407" calcext:value-type="float">
            <text:p>1.37111804430407</text:p>
          </table:table-cell>
          <table:table-cell office:value-type="float" office:value="0.450563399098318" calcext:value-type="float">
            <text:p>0.450563399098318</text:p>
          </table:table-cell>
          <table:table-cell office:value-type="float" office:value="0.139018652445901" calcext:value-type="float">
            <text:p>0.139018652445901</text:p>
          </table:table-cell>
          <table:table-cell office:value-type="float" office:value="0.112047688883266" calcext:value-type="float">
            <text:p>0.112047688883266</text:p>
          </table:table-cell>
          <table:table-cell office:value-type="float" office:value="0.0594185414784529" calcext:value-type="float">
            <text:p>0.0594185414784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2901753041844" calcext:value-type="float">
            <text:p>0.382901753041844</text:p>
          </table:table-cell>
          <table:table-cell office:value-type="float" office:value="1.35927031942399" calcext:value-type="float">
            <text:p>1.35927031942399</text:p>
          </table:table-cell>
          <table:table-cell office:value-type="float" office:value="0.388550112254331" calcext:value-type="float">
            <text:p>0.388550112254331</text:p>
          </table:table-cell>
          <table:table-cell office:value-type="float" office:value="0.110973272223286" calcext:value-type="float">
            <text:p>0.110973272223286</text:p>
          </table:table-cell>
          <table:table-cell office:value-type="float" office:value="0.0968218250341786" calcext:value-type="float">
            <text:p>0.096821825034179</text:p>
          </table:table-cell>
          <table:table-cell office:value-type="float" office:value="0.0496285119985294" calcext:value-type="float">
            <text:p>0.0496285119985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0148428537968" calcext:value-type="float">
            <text:p>0.430148428537968</text:p>
          </table:table-cell>
          <table:table-cell office:value-type="float" office:value="1.40827006308552" calcext:value-type="float">
            <text:p>1.40827006308552</text:p>
          </table:table-cell>
          <table:table-cell office:value-type="float" office:value="0.465530859134586" calcext:value-type="float">
            <text:p>0.465530859134586</text:p>
          </table:table-cell>
          <table:table-cell office:value-type="float" office:value="0.158832790028268" calcext:value-type="float">
            <text:p>0.158832790028268</text:p>
          </table:table-cell>
          <table:table-cell office:value-type="float" office:value="0.127683901781143" calcext:value-type="float">
            <text:p>0.127683901781143</text:p>
          </table:table-cell>
          <table:table-cell office:value-type="float" office:value="0.066562974975064" calcext:value-type="float">
            <text:p>0.0665629749750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8898262725988" calcext:value-type="float">
            <text:p>0.428898262725988</text:p>
          </table:table-cell>
          <table:table-cell office:value-type="float" office:value="1.40823518980962" calcext:value-type="float">
            <text:p>1.40823518980962</text:p>
          </table:table-cell>
          <table:table-cell office:value-type="float" office:value="0.465511817350331" calcext:value-type="float">
            <text:p>0.465511817350331</text:p>
          </table:table-cell>
          <table:table-cell office:value-type="float" office:value="0.159846206776675" calcext:value-type="float">
            <text:p>0.159846206776675</text:p>
          </table:table-cell>
          <table:table-cell office:value-type="float" office:value="0.12767719731074" calcext:value-type="float">
            <text:p>0.12767719731074</text:p>
          </table:table-cell>
          <table:table-cell office:value-type="float" office:value="0.0665575506773701" calcext:value-type="float">
            <text:p>0.066557550677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3177883964521" calcext:value-type="float">
            <text:p>0.433177883964521</text:p>
          </table:table-cell>
          <table:table-cell office:value-type="float" office:value="1.40823421407834" calcext:value-type="float">
            <text:p>1.40823421407834</text:p>
          </table:table-cell>
          <table:table-cell office:value-type="float" office:value="0.46549420113148" calcext:value-type="float">
            <text:p>0.46549420113148</text:p>
          </table:table-cell>
          <table:table-cell office:value-type="float" office:value="0.15922921764215" calcext:value-type="float">
            <text:p>0.15922921764215</text:p>
          </table:table-cell>
          <table:table-cell office:value-type="float" office:value="0.127672469941333" calcext:value-type="float">
            <text:p>0.127672469941333</text:p>
          </table:table-cell>
          <table:table-cell office:value-type="float" office:value="0.0665524067872697" calcext:value-type="float">
            <text:p>0.066552406787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4534295161384" calcext:value-type="float">
            <text:p>0.614534295161384</text:p>
          </table:table-cell>
          <table:table-cell office:value-type="float" office:value="1.40718804094765" calcext:value-type="float">
            <text:p>1.40718804094765</text:p>
          </table:table-cell>
          <table:table-cell office:value-type="float" office:value="0.465127989137932" calcext:value-type="float">
            <text:p>0.465127989137932</text:p>
          </table:table-cell>
          <table:table-cell office:value-type="float" office:value="0.156496053664082" calcext:value-type="float">
            <text:p>0.156496053664082</text:p>
          </table:table-cell>
          <table:table-cell office:value-type="float" office:value="0.127574219192558" calcext:value-type="float">
            <text:p>0.127574219192558</text:p>
          </table:table-cell>
          <table:table-cell office:value-type="float" office:value="0.0664468555911241" calcext:value-type="float">
            <text:p>0.0664468555911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8667238683" calcext:value-type="float">
            <text:p>0.468667238683</text:p>
          </table:table-cell>
          <table:table-cell office:value-type="float" office:value="1.36291700019282" calcext:value-type="float">
            <text:p>1.36291700019282</text:p>
          </table:table-cell>
          <table:table-cell office:value-type="float" office:value="0.448102559646313" calcext:value-type="float">
            <text:p>0.448102559646313</text:p>
          </table:table-cell>
          <table:table-cell office:value-type="float" office:value="0.145586784238487" calcext:value-type="float">
            <text:p>0.145586784238487</text:p>
          </table:table-cell>
          <table:table-cell office:value-type="float" office:value="0.120380045499204" calcext:value-type="float">
            <text:p>0.120380045499204</text:p>
          </table:table-cell>
          <table:table-cell office:value-type="float" office:value="0.0568154667372763" calcext:value-type="float">
            <text:p>0.05681546673727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4809424291182" calcext:value-type="float">
            <text:p>0.314809424291182</text:p>
          </table:table-cell>
          <table:table-cell office:value-type="float" office:value="1.35773437603605" calcext:value-type="float">
            <text:p>1.35773437603605</text:p>
          </table:table-cell>
          <table:table-cell office:value-type="float" office:value="0.716501680886565" calcext:value-type="float">
            <text:p>0.716501680886565</text:p>
          </table:table-cell>
          <table:table-cell office:value-type="float" office:value="0.181089562359972" calcext:value-type="float">
            <text:p>0.181089562359972</text:p>
          </table:table-cell>
          <table:table-cell office:value-type="float" office:value="0.137676163311132" calcext:value-type="float">
            <text:p>0.137676163311132</text:p>
          </table:table-cell>
          <table:table-cell office:value-type="float" office:value="0.0950401670981343" calcext:value-type="float">
            <text:p>0.0950401670981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7384653641227" calcext:value-type="float">
            <text:p>0.317384653641227</text:p>
          </table:table-cell>
          <table:table-cell office:value-type="float" office:value="1.35765864711086" calcext:value-type="float">
            <text:p>1.35765864711086</text:p>
          </table:table-cell>
          <table:table-cell office:value-type="float" office:value="0.716434324820303" calcext:value-type="float">
            <text:p>0.716434324820303</text:p>
          </table:table-cell>
          <table:table-cell office:value-type="float" office:value="0.181959839736643" calcext:value-type="float">
            <text:p>0.181959839736643</text:p>
          </table:table-cell>
          <table:table-cell office:value-type="float" office:value="0.137660933049675" calcext:value-type="float">
            <text:p>0.137660933049675</text:p>
          </table:table-cell>
          <table:table-cell office:value-type="float" office:value="0.0950221309167082" calcext:value-type="float">
            <text:p>0.095022130916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0250786126025" calcext:value-type="float">
            <text:p>0.310250786126025</text:p>
          </table:table-cell>
          <table:table-cell office:value-type="float" office:value="1.35764602971582" calcext:value-type="float">
            <text:p>1.35764602971582</text:p>
          </table:table-cell>
          <table:table-cell office:value-type="float" office:value="0.716482344516484" calcext:value-type="float">
            <text:p>0.716482344516484</text:p>
          </table:table-cell>
          <table:table-cell office:value-type="float" office:value="0.181771825062222" calcext:value-type="float">
            <text:p>0.181771825062222</text:p>
          </table:table-cell>
          <table:table-cell office:value-type="float" office:value="0.137669920024838" calcext:value-type="float">
            <text:p>0.137669920024838</text:p>
          </table:table-cell>
          <table:table-cell office:value-type="float" office:value="0.0950351769046712" calcext:value-type="float">
            <text:p>0.0950351769046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02083699849974" calcext:value-type="float">
            <text:p>0.602083699849974</text:p>
          </table:table-cell>
          <table:table-cell office:value-type="float" office:value="1.35590736706654" calcext:value-type="float">
            <text:p>1.35590736706654</text:p>
          </table:table-cell>
          <table:table-cell office:value-type="float" office:value="0.71549361592425" calcext:value-type="float">
            <text:p>0.71549361592425</text:p>
          </table:table-cell>
          <table:table-cell office:value-type="float" office:value="0.176797059700198" calcext:value-type="float">
            <text:p>0.176797059700198</text:p>
          </table:table-cell>
          <table:table-cell office:value-type="float" office:value="0.137486605971035" calcext:value-type="float">
            <text:p>0.137486605971035</text:p>
          </table:table-cell>
          <table:table-cell office:value-type="float" office:value="0.0947694445565005" calcext:value-type="float">
            <text:p>0.0947694445565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97868589586065" calcext:value-type="float">
            <text:p>0.297868589586065</text:p>
          </table:table-cell>
          <table:table-cell office:value-type="float" office:value="1.36181625623422" calcext:value-type="float">
            <text:p>1.36181625623422</text:p>
          </table:table-cell>
          <table:table-cell office:value-type="float" office:value="0.66916645934693" calcext:value-type="float">
            <text:p>0.66916645934693</text:p>
          </table:table-cell>
          <table:table-cell office:value-type="float" office:value="0.183159412917352" calcext:value-type="float">
            <text:p>0.183159412917352</text:p>
          </table:table-cell>
          <table:table-cell office:value-type="float" office:value="0.147377646131434" calcext:value-type="float">
            <text:p>0.147377646131434</text:p>
          </table:table-cell>
          <table:table-cell office:value-type="float" office:value="0.0805811918263255" calcext:value-type="float">
            <text:p>0.080581191826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4636652373025" calcext:value-type="float">
            <text:p>0.594636652373025</text:p>
          </table:table-cell>
          <table:table-cell office:value-type="float" office:value="1.13080207757223" calcext:value-type="float">
            <text:p>1.13080207757223</text:p>
          </table:table-cell>
          <table:table-cell office:value-type="float" office:value="0.568798992252842" calcext:value-type="float">
            <text:p>0.568798992252842</text:p>
          </table:table-cell>
          <table:table-cell office:value-type="float" office:value="0.172904708797297" calcext:value-type="float">
            <text:p>0.172904708797297</text:p>
          </table:table-cell>
          <table:table-cell office:value-type="float" office:value="0.128954821207693" calcext:value-type="float">
            <text:p>0.128954821207693</text:p>
          </table:table-cell>
          <table:table-cell office:value-type="float" office:value="0.0821914483326031" calcext:value-type="float">
            <text:p>0.0821914483326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8785215090685" calcext:value-type="float">
            <text:p>0.588785215090685</text:p>
          </table:table-cell>
          <table:table-cell office:value-type="float" office:value="1.13078902646811" calcext:value-type="float">
            <text:p>1.13078902646811</text:p>
          </table:table-cell>
          <table:table-cell office:value-type="float" office:value="0.568800015441518" calcext:value-type="float">
            <text:p>0.568800015441518</text:p>
          </table:table-cell>
          <table:table-cell office:value-type="float" office:value="0.174106963919957" calcext:value-type="float">
            <text:p>0.174106963919957</text:p>
          </table:table-cell>
          <table:table-cell office:value-type="float" office:value="0.128953713354424" calcext:value-type="float">
            <text:p>0.128953713354424</text:p>
          </table:table-cell>
          <table:table-cell office:value-type="float" office:value="0.0821919319353535" calcext:value-type="float">
            <text:p>0.0821919319353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3961331816286" calcext:value-type="float">
            <text:p>0.583961331816286</text:p>
          </table:table-cell>
          <table:table-cell office:value-type="float" office:value="1.13078212179022" calcext:value-type="float">
            <text:p>1.13078212179022</text:p>
          </table:table-cell>
          <table:table-cell office:value-type="float" office:value="0.568826505603044" calcext:value-type="float">
            <text:p>0.568826505603044</text:p>
          </table:table-cell>
          <table:table-cell office:value-type="float" office:value="0.173850315012928" calcext:value-type="float">
            <text:p>0.173850315012928</text:p>
          </table:table-cell>
          <table:table-cell office:value-type="float" office:value="0.12895954971103" calcext:value-type="float">
            <text:p>0.12895954971103</text:p>
          </table:table-cell>
          <table:table-cell office:value-type="float" office:value="0.0821997356428347" calcext:value-type="float">
            <text:p>0.0821997356428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21116584758101" calcext:value-type="float">
            <text:p>0.821116584758101</text:p>
          </table:table-cell>
          <table:table-cell office:value-type="float" office:value="1.12958345277314" calcext:value-type="float">
            <text:p>1.12958345277314</text:p>
          </table:table-cell>
          <table:table-cell office:value-type="float" office:value="0.568172551095634" calcext:value-type="float">
            <text:p>0.568172551095634</text:p>
          </table:table-cell>
          <table:table-cell office:value-type="float" office:value="0.169598479373791" calcext:value-type="float">
            <text:p>0.169598479373791</text:p>
          </table:table-cell>
          <table:table-cell office:value-type="float" office:value="0.12881847784877" calcext:value-type="float">
            <text:p>0.12881847784877</text:p>
          </table:table-cell>
          <table:table-cell office:value-type="float" office:value="0.0820086438302029" calcext:value-type="float">
            <text:p>0.0820086438302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2487648387927" calcext:value-type="float">
            <text:p>0.392487648387927</text:p>
          </table:table-cell>
          <table:table-cell office:value-type="float" office:value="1.2878266089329" calcext:value-type="float">
            <text:p>1.2878266089329</text:p>
          </table:table-cell>
          <table:table-cell office:value-type="float" office:value="0.680564956634337" calcext:value-type="float">
            <text:p>0.680564956634337</text:p>
          </table:table-cell>
          <table:table-cell office:value-type="float" office:value="0.274163068605781" calcext:value-type="float">
            <text:p>0.274163068605781</text:p>
          </table:table-cell>
          <table:table-cell office:value-type="float" office:value="0.196791060766284" calcext:value-type="float">
            <text:p>0.196791060766284</text:p>
          </table:table-cell>
          <table:table-cell office:value-type="float" office:value="0.0961855296708966" calcext:value-type="float">
            <text:p>0.0961855296708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6861377359845" calcext:value-type="float">
            <text:p>0.576861377359845</text:p>
          </table:table-cell>
          <table:table-cell office:value-type="float" office:value="1.17505129249417" calcext:value-type="float">
            <text:p>1.17505129249417</text:p>
          </table:table-cell>
          <table:table-cell office:value-type="float" office:value="0.493632520937433" calcext:value-type="float">
            <text:p>0.493632520937433</text:p>
          </table:table-cell>
          <table:table-cell office:value-type="float" office:value="0.178715778456654" calcext:value-type="float">
            <text:p>0.178715778456654</text:p>
          </table:table-cell>
          <table:table-cell office:value-type="float" office:value="0.137360495642173" calcext:value-type="float">
            <text:p>0.137360495642173</text:p>
          </table:table-cell>
          <table:table-cell office:value-type="float" office:value="0.0675537715613298" calcext:value-type="float">
            <text:p>0.067553771561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1408683060534" calcext:value-type="float">
            <text:p>0.561408683060534</text:p>
          </table:table-cell>
          <table:table-cell office:value-type="float" office:value="1.17513908936929" calcext:value-type="float">
            <text:p>1.17513908936929</text:p>
          </table:table-cell>
          <table:table-cell office:value-type="float" office:value="0.493684302014927" calcext:value-type="float">
            <text:p>0.493684302014927</text:p>
          </table:table-cell>
          <table:table-cell office:value-type="float" office:value="0.179846298697163" calcext:value-type="float">
            <text:p>0.179846298697163</text:p>
          </table:table-cell>
          <table:table-cell office:value-type="float" office:value="0.137375021611316" calcext:value-type="float">
            <text:p>0.137375021611316</text:p>
          </table:table-cell>
          <table:table-cell office:value-type="float" office:value="0.0675683503852039" calcext:value-type="float">
            <text:p>0.0675683503852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1921852710599" calcext:value-type="float">
            <text:p>0.561921852710599</text:p>
          </table:table-cell>
          <table:table-cell office:value-type="float" office:value="1.17514039508838" calcext:value-type="float">
            <text:p>1.17514039508838</text:p>
          </table:table-cell>
          <table:table-cell office:value-type="float" office:value="0.493681779713288" calcext:value-type="float">
            <text:p>0.493681779713288</text:p>
          </table:table-cell>
          <table:table-cell office:value-type="float" office:value="0.179565033069027" calcext:value-type="float">
            <text:p>0.179565033069027</text:p>
          </table:table-cell>
          <table:table-cell office:value-type="float" office:value="0.137374328337939" calcext:value-type="float">
            <text:p>0.137374328337939</text:p>
          </table:table-cell>
          <table:table-cell office:value-type="float" office:value="0.0675676276137732" calcext:value-type="float">
            <text:p>0.0675676276137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6134461385049" calcext:value-type="float">
            <text:p>0.776134461385049</text:p>
          </table:table-cell>
          <table:table-cell office:value-type="float" office:value="1.17395162484934" calcext:value-type="float">
            <text:p>1.17395162484934</text:p>
          </table:table-cell>
          <table:table-cell office:value-type="float" office:value="0.493160986285364" calcext:value-type="float">
            <text:p>0.493160986285364</text:p>
          </table:table-cell>
          <table:table-cell office:value-type="float" office:value="0.176454983546745" calcext:value-type="float">
            <text:p>0.176454983546745</text:p>
          </table:table-cell>
          <table:table-cell office:value-type="float" office:value="0.137231756435895" calcext:value-type="float">
            <text:p>0.137231756435895</text:p>
          </table:table-cell>
          <table:table-cell office:value-type="float" office:value="0.0674235819964371" calcext:value-type="float">
            <text:p>0.0674235819964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1818976718251" calcext:value-type="float">
            <text:p>0.481818976718251</text:p>
          </table:table-cell>
          <table:table-cell office:value-type="float" office:value="1.25078782285698" calcext:value-type="float">
            <text:p>1.25078782285698</text:p>
          </table:table-cell>
          <table:table-cell office:value-type="float" office:value="0.516988335616201" calcext:value-type="float">
            <text:p>0.516988335616201</text:p>
          </table:table-cell>
          <table:table-cell office:value-type="float" office:value="0.199683476319047" calcext:value-type="float">
            <text:p>0.199683476319047</text:p>
          </table:table-cell>
          <table:table-cell office:value-type="float" office:value="0.152204867343556" calcext:value-type="float">
            <text:p>0.152204867343556</text:p>
          </table:table-cell>
          <table:table-cell office:value-type="float" office:value="0.0640397571522179" calcext:value-type="float">
            <text:p>0.0640397571522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1905140263929" calcext:value-type="float">
            <text:p>0.571905140263929</text:p>
          </table:table-cell>
          <table:table-cell office:value-type="float" office:value="1.36866180007409" calcext:value-type="float">
            <text:p>1.36866180007409</text:p>
          </table:table-cell>
          <table:table-cell office:value-type="float" office:value="0.461640340676054" calcext:value-type="float">
            <text:p>0.461640340676054</text:p>
          </table:table-cell>
          <table:table-cell office:value-type="float" office:value="0.152062145697362" calcext:value-type="float">
            <text:p>0.152062145697362</text:p>
          </table:table-cell>
          <table:table-cell office:value-type="float" office:value="0.117777439028047" calcext:value-type="float">
            <text:p>0.117777439028047</text:p>
          </table:table-cell>
          <table:table-cell office:value-type="float" office:value="0.0663494249640628" calcext:value-type="float">
            <text:p>0.0663494249640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9550284795809" calcext:value-type="float">
            <text:p>0.599550284795809</text:p>
          </table:table-cell>
          <table:table-cell office:value-type="float" office:value="1.36846969780258" calcext:value-type="float">
            <text:p>1.36846969780258</text:p>
          </table:table-cell>
          <table:table-cell office:value-type="float" office:value="0.461505064967278" calcext:value-type="float">
            <text:p>0.461505064967278</text:p>
          </table:table-cell>
          <table:table-cell office:value-type="float" office:value="0.152219746463204" calcext:value-type="float">
            <text:p>0.152219746463204</text:p>
          </table:table-cell>
          <table:table-cell office:value-type="float" office:value="0.11774609481221" calcext:value-type="float">
            <text:p>0.11774609481221</text:p>
          </table:table-cell>
          <table:table-cell office:value-type="float" office:value="0.0663100613683069" calcext:value-type="float">
            <text:p>0.0663100613683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9502438068222" calcext:value-type="float">
            <text:p>0.589502438068222</text:p>
          </table:table-cell>
          <table:table-cell office:value-type="float" office:value="1.36848478119757" calcext:value-type="float">
            <text:p>1.36848478119757</text:p>
          </table:table-cell>
          <table:table-cell office:value-type="float" office:value="0.461543157967903" calcext:value-type="float">
            <text:p>0.461543157967903</text:p>
          </table:table-cell>
          <table:table-cell office:value-type="float" office:value="0.151977012365753" calcext:value-type="float">
            <text:p>0.151977012365753</text:p>
          </table:table-cell>
          <table:table-cell office:value-type="float" office:value="0.11775557516107" calcext:value-type="float">
            <text:p>0.11775557516107</text:p>
          </table:table-cell>
          <table:table-cell office:value-type="float" office:value="0.0663211387518528" calcext:value-type="float">
            <text:p>0.0663211387518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5944590890144" calcext:value-type="float">
            <text:p>0.755944590890144</text:p>
          </table:table-cell>
          <table:table-cell office:value-type="float" office:value="1.36757744389078" calcext:value-type="float">
            <text:p>1.36757744389078</text:p>
          </table:table-cell>
          <table:table-cell office:value-type="float" office:value="0.461217880510883" calcext:value-type="float">
            <text:p>0.461217880510883</text:p>
          </table:table-cell>
          <table:table-cell office:value-type="float" office:value="0.149615001097223" calcext:value-type="float">
            <text:p>0.149615001097223</text:p>
          </table:table-cell>
          <table:table-cell office:value-type="float" office:value="0.117674956924258" calcext:value-type="float">
            <text:p>0.117674956924258</text:p>
          </table:table-cell>
          <table:table-cell office:value-type="float" office:value="0.0662270280426436" calcext:value-type="float">
            <text:p>0.0662270280426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2972624497526" calcext:value-type="float">
            <text:p>0.682972624497526</text:p>
          </table:table-cell>
          <table:table-cell office:value-type="float" office:value="1.29504779872504" calcext:value-type="float">
            <text:p>1.29504779872504</text:p>
          </table:table-cell>
          <table:table-cell office:value-type="float" office:value="0.439192426238426" calcext:value-type="float">
            <text:p>0.439192426238426</text:p>
          </table:table-cell>
          <table:table-cell office:value-type="float" office:value="0.115457546539973" calcext:value-type="float">
            <text:p>0.115457546539973</text:p>
          </table:table-cell>
          <table:table-cell office:value-type="float" office:value="0.103202669271744" calcext:value-type="float">
            <text:p>0.103202669271744</text:p>
          </table:table-cell>
          <table:table-cell office:value-type="float" office:value="0.0725967222966325" calcext:value-type="float">
            <text:p>0.0725967222966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3323647430512" calcext:value-type="float">
            <text:p>0.473323647430512</text:p>
          </table:table-cell>
          <table:table-cell office:value-type="float" office:value="1.34108513692383" calcext:value-type="float">
            <text:p>1.34108513692383</text:p>
          </table:table-cell>
          <table:table-cell office:value-type="float" office:value="0.409662282160838" calcext:value-type="float">
            <text:p>0.409662282160838</text:p>
          </table:table-cell>
          <table:table-cell office:value-type="float" office:value="0.169109502918949" calcext:value-type="float">
            <text:p>0.169109502918949</text:p>
          </table:table-cell>
          <table:table-cell office:value-type="float" office:value="0.118110220839204" calcext:value-type="float">
            <text:p>0.118110220839204</text:p>
          </table:table-cell>
          <table:table-cell office:value-type="float" office:value="0.056586401905132" calcext:value-type="float">
            <text:p>0.0565864019051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987236271975" calcext:value-type="float">
            <text:p>0.47987236271975</text:p>
          </table:table-cell>
          <table:table-cell office:value-type="float" office:value="1.34102346408334" calcext:value-type="float">
            <text:p>1.34102346408334</text:p>
          </table:table-cell>
          <table:table-cell office:value-type="float" office:value="0.409622655030382" calcext:value-type="float">
            <text:p>0.409622655030382</text:p>
          </table:table-cell>
          <table:table-cell office:value-type="float" office:value="0.169510385803381" calcext:value-type="float">
            <text:p>0.169510385803381</text:p>
          </table:table-cell>
          <table:table-cell office:value-type="float" office:value="0.118098572749768" calcext:value-type="float">
            <text:p>0.118098572749768</text:p>
          </table:table-cell>
          <table:table-cell office:value-type="float" office:value="0.0565753568793623" calcext:value-type="float">
            <text:p>0.0565753568793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8848066998302" calcext:value-type="float">
            <text:p>0.468848066998302</text:p>
          </table:table-cell>
          <table:table-cell office:value-type="float" office:value="1.34103548736768" calcext:value-type="float">
            <text:p>1.34103548736768</text:p>
          </table:table-cell>
          <table:table-cell office:value-type="float" office:value="0.409666782657604" calcext:value-type="float">
            <text:p>0.409666782657604</text:p>
          </table:table-cell>
          <table:table-cell office:value-type="float" office:value="0.169478781063593" calcext:value-type="float">
            <text:p>0.169478781063593</text:p>
          </table:table-cell>
          <table:table-cell office:value-type="float" office:value="0.11811078839179" calcext:value-type="float">
            <text:p>0.11811078839179</text:p>
          </table:table-cell>
          <table:table-cell office:value-type="float" office:value="0.0565877158666932" calcext:value-type="float">
            <text:p>0.0565877158666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5536757124761" calcext:value-type="float">
            <text:p>0.635536757124761</text:p>
          </table:table-cell>
          <table:table-cell office:value-type="float" office:value="1.34000416087585" calcext:value-type="float">
            <text:p>1.34000416087585</text:p>
          </table:table-cell>
          <table:table-cell office:value-type="float" office:value="0.409322386001926" calcext:value-type="float">
            <text:p>0.409322386001926</text:p>
          </table:table-cell>
          <table:table-cell office:value-type="float" office:value="0.167485849762681" calcext:value-type="float">
            <text:p>0.167485849762681</text:p>
          </table:table-cell>
          <table:table-cell office:value-type="float" office:value="0.11801689663646" calcext:value-type="float">
            <text:p>0.11801689663646</text:p>
          </table:table-cell>
          <table:table-cell office:value-type="float" office:value="0.056491856249436" calcext:value-type="float">
            <text:p>0.0564918562494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99741446336553" calcext:value-type="float">
            <text:p>0.299741446336553</text:p>
          </table:table-cell>
          <table:table-cell office:value-type="float" office:value="1.48837173660031" calcext:value-type="float">
            <text:p>1.48837173660031</text:p>
          </table:table-cell>
          <table:table-cell office:value-type="float" office:value="0.427635735174041" calcext:value-type="float">
            <text:p>0.427635735174041</text:p>
          </table:table-cell>
          <table:table-cell office:value-type="float" office:value="0.239182396670825" calcext:value-type="float">
            <text:p>0.239182396670825</text:p>
          </table:table-cell>
          <table:table-cell office:value-type="float" office:value="0.165242339397777" calcext:value-type="float">
            <text:p>0.165242339397777</text:p>
          </table:table-cell>
          <table:table-cell office:value-type="float" office:value="0.0638839327494262" calcext:value-type="float">
            <text:p>0.06388393274942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0406154178237" calcext:value-type="float">
            <text:p>0.360406154178237</text:p>
          </table:table-cell>
          <table:table-cell office:value-type="float" office:value="1.39686941589017" calcext:value-type="float">
            <text:p>1.39686941589017</text:p>
          </table:table-cell>
          <table:table-cell office:value-type="float" office:value="0.494168960427594" calcext:value-type="float">
            <text:p>0.494168960427594</text:p>
          </table:table-cell>
          <table:table-cell office:value-type="float" office:value="0.162711434293768" calcext:value-type="float">
            <text:p>0.162711434293768</text:p>
          </table:table-cell>
          <table:table-cell office:value-type="float" office:value="0.121390490688988" calcext:value-type="float">
            <text:p>0.121390490688988</text:p>
          </table:table-cell>
          <table:table-cell office:value-type="float" office:value="0.0649512569459512" calcext:value-type="float">
            <text:p>0.0649512569459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5262889481744" calcext:value-type="float">
            <text:p>0.365262889481744</text:p>
          </table:table-cell>
          <table:table-cell office:value-type="float" office:value="1.39682782222018" calcext:value-type="float">
            <text:p>1.39682782222018</text:p>
          </table:table-cell>
          <table:table-cell office:value-type="float" office:value="0.494126235549795" calcext:value-type="float">
            <text:p>0.494126235549795</text:p>
          </table:table-cell>
          <table:table-cell office:value-type="float" office:value="0.163274456931968" calcext:value-type="float">
            <text:p>0.163274456931968</text:p>
          </table:table-cell>
          <table:table-cell office:value-type="float" office:value="0.121380583807065" calcext:value-type="float">
            <text:p>0.121380583807065</text:p>
          </table:table-cell>
          <table:table-cell office:value-type="float" office:value="0.0649399230603603" calcext:value-type="float">
            <text:p>0.064939923060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3334249553091" calcext:value-type="float">
            <text:p>0.363334249553091</text:p>
          </table:table-cell>
          <table:table-cell office:value-type="float" office:value="1.39683020794929" calcext:value-type="float">
            <text:p>1.39683020794929</text:p>
          </table:table-cell>
          <table:table-cell office:value-type="float" office:value="0.49413511317578" calcext:value-type="float">
            <text:p>0.49413511317578</text:p>
          </table:table-cell>
          <table:table-cell office:value-type="float" office:value="0.162954038841297" calcext:value-type="float">
            <text:p>0.162954038841297</text:p>
          </table:table-cell>
          <table:table-cell office:value-type="float" office:value="0.121382704417162" calcext:value-type="float">
            <text:p>0.121382704417162</text:p>
          </table:table-cell>
          <table:table-cell office:value-type="float" office:value="0.0649422776193899" calcext:value-type="float">
            <text:p>0.064942277619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580121477409" calcext:value-type="float">
            <text:p>0.55580121477409</text:p>
          </table:table-cell>
          <table:table-cell office:value-type="float" office:value="1.39566022275892" calcext:value-type="float">
            <text:p>1.39566022275892</text:p>
          </table:table-cell>
          <table:table-cell office:value-type="float" office:value="0.493692755083921" calcext:value-type="float">
            <text:p>0.493692755083921</text:p>
          </table:table-cell>
          <table:table-cell office:value-type="float" office:value="0.160525024850512" calcext:value-type="float">
            <text:p>0.160525024850512</text:p>
          </table:table-cell>
          <table:table-cell office:value-type="float" office:value="0.121277501381135" calcext:value-type="float">
            <text:p>0.121277501381135</text:p>
          </table:table-cell>
          <table:table-cell office:value-type="float" office:value="0.0648250345987571" calcext:value-type="float">
            <text:p>0.0648250345987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2382969670506" calcext:value-type="float">
            <text:p>0.302382969670506</text:p>
          </table:table-cell>
          <table:table-cell office:value-type="float" office:value="1.443652353771" calcext:value-type="float">
            <text:p>1.443652353771</text:p>
          </table:table-cell>
          <table:table-cell office:value-type="float" office:value="0.553641303719327" calcext:value-type="float">
            <text:p>0.553641303719327</text:p>
          </table:table-cell>
          <table:table-cell office:value-type="float" office:value="0.226979069160363" calcext:value-type="float">
            <text:p>0.226979069160363</text:p>
          </table:table-cell>
          <table:table-cell office:value-type="float" office:value="0.170397308985461" calcext:value-type="float">
            <text:p>0.170397308985461</text:p>
          </table:table-cell>
          <table:table-cell office:value-type="float" office:value="0.0642680264081739" calcext:value-type="float">
            <text:p>0.0642680264081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2598482171015" calcext:value-type="float">
            <text:p>0.542598482171015</text:p>
          </table:table-cell>
          <table:table-cell office:value-type="float" office:value="1.27575081976403" calcext:value-type="float">
            <text:p>1.27575081976403</text:p>
          </table:table-cell>
          <table:table-cell office:value-type="float" office:value="0.510491890257547" calcext:value-type="float">
            <text:p>0.510491890257547</text:p>
          </table:table-cell>
          <table:table-cell office:value-type="float" office:value="0.17449369939081" calcext:value-type="float">
            <text:p>0.17449369939081</text:p>
          </table:table-cell>
          <table:table-cell office:value-type="float" office:value="0.131249651854121" calcext:value-type="float">
            <text:p>0.131249651854121</text:p>
          </table:table-cell>
          <table:table-cell office:value-type="float" office:value="0.0715601594295443" calcext:value-type="float">
            <text:p>0.0715601594295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3105218233836" calcext:value-type="float">
            <text:p>0.553105218233836</text:p>
          </table:table-cell>
          <table:table-cell office:value-type="float" office:value="1.27567775177258" calcext:value-type="float">
            <text:p>1.27567775177258</text:p>
          </table:table-cell>
          <table:table-cell office:value-type="float" office:value="0.510414308549712" calcext:value-type="float">
            <text:p>0.510414308549712</text:p>
          </table:table-cell>
          <table:table-cell office:value-type="float" office:value="0.174984874662058" calcext:value-type="float">
            <text:p>0.174984874662058</text:p>
          </table:table-cell>
          <table:table-cell office:value-type="float" office:value="0.131230646810871" calcext:value-type="float">
            <text:p>0.131230646810871</text:p>
          </table:table-cell>
          <table:table-cell office:value-type="float" office:value="0.0715381298345067" calcext:value-type="float">
            <text:p>0.0715381298345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6776179417235" calcext:value-type="float">
            <text:p>0.566776179417235</text:p>
          </table:table-cell>
          <table:table-cell office:value-type="float" office:value="1.27569268973737" calcext:value-type="float">
            <text:p>1.27569268973737</text:p>
          </table:table-cell>
          <table:table-cell office:value-type="float" office:value="0.51035188077728" calcext:value-type="float">
            <text:p>0.51035188077728</text:p>
          </table:table-cell>
          <table:table-cell office:value-type="float" office:value="0.174348169802316" calcext:value-type="float">
            <text:p>0.174348169802316</text:p>
          </table:table-cell>
          <table:table-cell office:value-type="float" office:value="0.131214962514887" calcext:value-type="float">
            <text:p>0.131214962514887</text:p>
          </table:table-cell>
          <table:table-cell office:value-type="float" office:value="0.0715203231552255" calcext:value-type="float">
            <text:p>0.0715203231552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0317562366463" calcext:value-type="float">
            <text:p>0.750317562366463</text:p>
          </table:table-cell>
          <table:table-cell office:value-type="float" office:value="1.27475824604652" calcext:value-type="float">
            <text:p>1.27475824604652</text:p>
          </table:table-cell>
          <table:table-cell office:value-type="float" office:value="0.50995306648977" calcext:value-type="float">
            <text:p>0.50995306648977</text:p>
          </table:table-cell>
          <table:table-cell office:value-type="float" office:value="0.171870903326389" calcext:value-type="float">
            <text:p>0.171870903326389</text:p>
          </table:table-cell>
          <table:table-cell office:value-type="float" office:value="0.131116383904973" calcext:value-type="float">
            <text:p>0.131116383904973</text:p>
          </table:table-cell>
          <table:table-cell office:value-type="float" office:value="0.0714077122794629" calcext:value-type="float">
            <text:p>0.0714077122794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9182648119673" calcext:value-type="float">
            <text:p>0.529182648119673</text:p>
          </table:table-cell>
          <table:table-cell office:value-type="float" office:value="1.29896170766945" calcext:value-type="float">
            <text:p>1.29896170766945</text:p>
          </table:table-cell>
          <table:table-cell office:value-type="float" office:value="0.507168424079875" calcext:value-type="float">
            <text:p>0.507168424079875</text:p>
          </table:table-cell>
          <table:table-cell office:value-type="float" office:value="0.208059941890436" calcext:value-type="float">
            <text:p>0.208059941890436</text:p>
          </table:table-cell>
          <table:table-cell office:value-type="float" office:value="0.166088312671063" calcext:value-type="float">
            <text:p>0.166088312671063</text:p>
          </table:table-cell>
          <table:table-cell office:value-type="float" office:value="0.0691940397043038" calcext:value-type="float">
            <text:p>0.0691940397043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04375195394" calcext:value-type="float">
            <text:p>0.6904375195394</text:p>
          </table:table-cell>
          <table:table-cell office:value-type="float" office:value="1.10484938782268" calcext:value-type="float">
            <text:p>1.10484938782268</text:p>
          </table:table-cell>
          <table:table-cell office:value-type="float" office:value="0.536236100283334" calcext:value-type="float">
            <text:p>0.536236100283334</text:p>
          </table:table-cell>
          <table:table-cell office:value-type="float" office:value="0.17377217806284" calcext:value-type="float">
            <text:p>0.17377217806284</text:p>
          </table:table-cell>
          <table:table-cell office:value-type="float" office:value="0.131451456140927" calcext:value-type="float">
            <text:p>0.131451456140927</text:p>
          </table:table-cell>
          <table:table-cell office:value-type="float" office:value="0.080023115437025" calcext:value-type="float">
            <text:p>0.0800231154370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97101516103" calcext:value-type="float">
            <text:p>0.6897101516103</text:p>
          </table:table-cell>
          <table:table-cell office:value-type="float" office:value="1.10481644556901" calcext:value-type="float">
            <text:p>1.10481644556901</text:p>
          </table:table-cell>
          <table:table-cell office:value-type="float" office:value="0.53620537473222" calcext:value-type="float">
            <text:p>0.53620537473222</text:p>
          </table:table-cell>
          <table:table-cell office:value-type="float" office:value="0.175055216559738" calcext:value-type="float">
            <text:p>0.175055216559738</text:p>
          </table:table-cell>
          <table:table-cell office:value-type="float" office:value="0.131443725480541" calcext:value-type="float">
            <text:p>0.131443725480541</text:p>
          </table:table-cell>
          <table:table-cell office:value-type="float" office:value="0.0800139550425376" calcext:value-type="float">
            <text:p>0.0800139550425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0331056159787" calcext:value-type="float">
            <text:p>0.680331056159787</text:p>
          </table:table-cell>
          <table:table-cell office:value-type="float" office:value="1.10480407703615" calcext:value-type="float">
            <text:p>1.10480407703615</text:p>
          </table:table-cell>
          <table:table-cell office:value-type="float" office:value="0.536252875119362" calcext:value-type="float">
            <text:p>0.536252875119362</text:p>
          </table:table-cell>
          <table:table-cell office:value-type="float" office:value="0.174837827009555" calcext:value-type="float">
            <text:p>0.174837827009555</text:p>
          </table:table-cell>
          <table:table-cell office:value-type="float" office:value="0.131455125740305" calcext:value-type="float">
            <text:p>0.131455125740305</text:p>
          </table:table-cell>
          <table:table-cell office:value-type="float" office:value="0.0800284064386105" calcext:value-type="float">
            <text:p>0.0800284064386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5330969363589" calcext:value-type="float">
            <text:p>0.905330969363589</text:p>
          </table:table-cell>
          <table:table-cell office:value-type="float" office:value="1.10368048958915" calcext:value-type="float">
            <text:p>1.10368048958915</text:p>
          </table:table-cell>
          <table:table-cell office:value-type="float" office:value="0.535672524205513" calcext:value-type="float">
            <text:p>0.535672524205513</text:p>
          </table:table-cell>
          <table:table-cell office:value-type="float" office:value="0.17061195240265" calcext:value-type="float">
            <text:p>0.17061195240265</text:p>
          </table:table-cell>
          <table:table-cell office:value-type="float" office:value="0.131317584123493" calcext:value-type="float">
            <text:p>0.131317584123493</text:p>
          </table:table-cell>
          <table:table-cell office:value-type="float" office:value="0.0798533451868204" calcext:value-type="float">
            <text:p>0.079853345186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14421270076177" calcext:value-type="float">
            <text:p>0.714421270076177</text:p>
          </table:table-cell>
          <table:table-cell office:value-type="float" office:value="1.09739906197284" calcext:value-type="float">
            <text:p>1.09739906197284</text:p>
          </table:table-cell>
          <table:table-cell office:value-type="float" office:value="0.527525820726116" calcext:value-type="float">
            <text:p>0.527525820726116</text:p>
          </table:table-cell>
          <table:table-cell office:value-type="float" office:value="0.170330772770175" calcext:value-type="float">
            <text:p>0.170330772770175</text:p>
          </table:table-cell>
          <table:table-cell office:value-type="float" office:value="0.145261549660573" calcext:value-type="float">
            <text:p>0.145261549660573</text:p>
          </table:table-cell>
          <table:table-cell office:value-type="float" office:value="0.0832573321998474" calcext:value-type="float">
            <text:p>0.0832573321998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6486989147695" calcext:value-type="float">
            <text:p>0.476486989147695</text:p>
          </table:table-cell>
          <table:table-cell office:value-type="float" office:value="1.33984958028743" calcext:value-type="float">
            <text:p>1.33984958028743</text:p>
          </table:table-cell>
          <table:table-cell office:value-type="float" office:value="0.597280163623403" calcext:value-type="float">
            <text:p>0.597280163623403</text:p>
          </table:table-cell>
          <table:table-cell office:value-type="float" office:value="0.167271466153105" calcext:value-type="float">
            <text:p>0.167271466153105</text:p>
          </table:table-cell>
          <table:table-cell office:value-type="float" office:value="0.127191232118345" calcext:value-type="float">
            <text:p>0.127191232118345</text:p>
          </table:table-cell>
          <table:table-cell office:value-type="float" office:value="0.0810027240371857" calcext:value-type="float">
            <text:p>0.0810027240371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0414002139428" calcext:value-type="float">
            <text:p>0.500414002139428</text:p>
          </table:table-cell>
          <table:table-cell office:value-type="float" office:value="1.33962239645417" calcext:value-type="float">
            <text:p>1.33962239645417</text:p>
          </table:table-cell>
          <table:table-cell office:value-type="float" office:value="0.597114504644851" calcext:value-type="float">
            <text:p>0.597114504644851</text:p>
          </table:table-cell>
          <table:table-cell office:value-type="float" office:value="0.167409647939755" calcext:value-type="float">
            <text:p>0.167409647939755</text:p>
          </table:table-cell>
          <table:table-cell office:value-type="float" office:value="0.127159309421413" calcext:value-type="float">
            <text:p>0.127159309421413</text:p>
          </table:table-cell>
          <table:table-cell office:value-type="float" office:value="0.0809570830966763" calcext:value-type="float">
            <text:p>0.0809570830966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4665960138896" calcext:value-type="float">
            <text:p>0.484665960138896</text:p>
          </table:table-cell>
          <table:table-cell office:value-type="float" office:value="1.33961812041567" calcext:value-type="float">
            <text:p>1.33961812041567</text:p>
          </table:table-cell>
          <table:table-cell office:value-type="float" office:value="0.597196181800104" calcext:value-type="float">
            <text:p>0.597196181800104</text:p>
          </table:table-cell>
          <table:table-cell office:value-type="float" office:value="0.167445665156791" calcext:value-type="float">
            <text:p>0.167445665156791</text:p>
          </table:table-cell>
          <table:table-cell office:value-type="float" office:value="0.127176282789742" calcext:value-type="float">
            <text:p>0.127176282789742</text:p>
          </table:table-cell>
          <table:table-cell office:value-type="float" office:value="0.0809796354012043" calcext:value-type="float">
            <text:p>0.0809796354012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3300984237124" calcext:value-type="float">
            <text:p>0.713300984237124</text:p>
          </table:table-cell>
          <table:table-cell office:value-type="float" office:value="1.33832416399937" calcext:value-type="float">
            <text:p>1.33832416399937</text:p>
          </table:table-cell>
          <table:table-cell office:value-type="float" office:value="0.596580632514161" calcext:value-type="float">
            <text:p>0.596580632514161</text:p>
          </table:table-cell>
          <table:table-cell office:value-type="float" office:value="0.163983491761909" calcext:value-type="float">
            <text:p>0.163983491761909</text:p>
          </table:table-cell>
          <table:table-cell office:value-type="float" office:value="0.127049200748075" calcext:value-type="float">
            <text:p>0.127049200748075</text:p>
          </table:table-cell>
          <table:table-cell office:value-type="float" office:value="0.0808110778003089" calcext:value-type="float">
            <text:p>0.0808110778003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1242956270191" calcext:value-type="float">
            <text:p>0.441242956270191</text:p>
          </table:table-cell>
          <table:table-cell office:value-type="float" office:value="1.40122975216145" calcext:value-type="float">
            <text:p>1.40122975216145</text:p>
          </table:table-cell>
          <table:table-cell office:value-type="float" office:value="0.546132079485748" calcext:value-type="float">
            <text:p>0.546132079485748</text:p>
          </table:table-cell>
          <table:table-cell office:value-type="float" office:value="0.206818804427859" calcext:value-type="float">
            <text:p>0.206818804427859</text:p>
          </table:table-cell>
          <table:table-cell office:value-type="float" office:value="0.157933024274216" calcext:value-type="float">
            <text:p>0.157933024274216</text:p>
          </table:table-cell>
          <table:table-cell office:value-type="float" office:value="0.0657218400993481" calcext:value-type="float">
            <text:p>0.0657218400993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5475012693722" calcext:value-type="float">
            <text:p>0.35475012693722</text:p>
          </table:table-cell>
          <table:table-cell office:value-type="float" office:value="1.38217531890633" calcext:value-type="float">
            <text:p>1.38217531890633</text:p>
          </table:table-cell>
          <table:table-cell office:value-type="float" office:value="0.547587167767002" calcext:value-type="float">
            <text:p>0.547587167767002</text:p>
          </table:table-cell>
          <table:table-cell office:value-type="float" office:value="0.186680369993359" calcext:value-type="float">
            <text:p>0.186680369993359</text:p>
          </table:table-cell>
          <table:table-cell office:value-type="float" office:value="0.139594509991941" calcext:value-type="float">
            <text:p>0.139594509991941</text:p>
          </table:table-cell>
          <table:table-cell office:value-type="float" office:value="0.0831199611956891" calcext:value-type="float">
            <text:p>0.0831199611956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0686394725832" calcext:value-type="float">
            <text:p>0.330686394725832</text:p>
          </table:table-cell>
          <table:table-cell office:value-type="float" office:value="1.38233960161943" calcext:value-type="float">
            <text:p>1.38233960161943</text:p>
          </table:table-cell>
          <table:table-cell office:value-type="float" office:value="0.54769404935141" calcext:value-type="float">
            <text:p>0.54769404935141</text:p>
          </table:table-cell>
          <table:table-cell office:value-type="float" office:value="0.188694435942127" calcext:value-type="float">
            <text:p>0.188694435942127</text:p>
          </table:table-cell>
          <table:table-cell office:value-type="float" office:value="0.139619637121142" calcext:value-type="float">
            <text:p>0.139619637121142</text:p>
          </table:table-cell>
          <table:table-cell office:value-type="float" office:value="0.0831533757039423" calcext:value-type="float">
            <text:p>0.0831533757039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0249091646941" calcext:value-type="float">
            <text:p>0.320249091646941</text:p>
          </table:table-cell>
          <table:table-cell office:value-type="float" office:value="1.38236396032877" calcext:value-type="float">
            <text:p>1.38236396032877</text:p>
          </table:table-cell>
          <table:table-cell office:value-type="float" office:value="0.547756793058801" calcext:value-type="float">
            <text:p>0.547756793058801</text:p>
          </table:table-cell>
          <table:table-cell office:value-type="float" office:value="0.18840005705143" calcext:value-type="float">
            <text:p>0.18840005705143</text:p>
          </table:table-cell>
          <table:table-cell office:value-type="float" office:value="0.139635082910476" calcext:value-type="float">
            <text:p>0.139635082910476</text:p>
          </table:table-cell>
          <table:table-cell office:value-type="float" office:value="0.0831728833181452" calcext:value-type="float">
            <text:p>0.0831728833181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7245377206584" calcext:value-type="float">
            <text:p>0.577245377206584</text:p>
          </table:table-cell>
          <table:table-cell office:value-type="float" office:value="1.3805570014002" calcext:value-type="float">
            <text:p>1.3805570014002</text:p>
          </table:table-cell>
          <table:table-cell office:value-type="float" office:value="0.546973786900478" calcext:value-type="float">
            <text:p>0.546973786900478</text:p>
          </table:table-cell>
          <table:table-cell office:value-type="float" office:value="0.183398377324769" calcext:value-type="float">
            <text:p>0.183398377324769</text:p>
          </table:table-cell>
          <table:table-cell office:value-type="float" office:value="0.139442897877983" calcext:value-type="float">
            <text:p>0.139442897877983</text:p>
          </table:table-cell>
          <table:table-cell office:value-type="float" office:value="0.0829319515476378" calcext:value-type="float">
            <text:p>0.0829319515476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0854014064609901" calcext:value-type="float">
            <text:p>-0.08540140646099</text:p>
          </table:table-cell>
          <table:table-cell office:value-type="float" office:value="1.73714039343105" calcext:value-type="float">
            <text:p>1.73714039343105</text:p>
          </table:table-cell>
          <table:table-cell office:value-type="float" office:value="0.767601590304005" calcext:value-type="float">
            <text:p>0.767601590304005</text:p>
          </table:table-cell>
          <table:table-cell office:value-type="float" office:value="0.448239291514666" calcext:value-type="float">
            <text:p>0.448239291514666</text:p>
          </table:table-cell>
          <table:table-cell office:value-type="float" office:value="0.336475942291107" calcext:value-type="float">
            <text:p>0.336475942291107</text:p>
          </table:table-cell>
          <table:table-cell office:value-type="float" office:value="0.160377204747062" calcext:value-type="float">
            <text:p>0.16037720474706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0153996679382" calcext:value-type="float">
            <text:p>0.420153996679382</text:p>
          </table:table-cell>
          <table:table-cell office:value-type="float" office:value="1.26046706392024" calcext:value-type="float">
            <text:p>1.26046706392024</text:p>
          </table:table-cell>
          <table:table-cell office:value-type="float" office:value="0.618852918102567" calcext:value-type="float">
            <text:p>0.618852918102567</text:p>
          </table:table-cell>
          <table:table-cell office:value-type="float" office:value="0.201391636778399" calcext:value-type="float">
            <text:p>0.201391636778399</text:p>
          </table:table-cell>
          <table:table-cell office:value-type="float" office:value="0.153453211039585" calcext:value-type="float">
            <text:p>0.153453211039585</text:p>
          </table:table-cell>
          <table:table-cell office:value-type="float" office:value="0.0859244069220328" calcext:value-type="float">
            <text:p>0.0859244069220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9963499761757" calcext:value-type="float">
            <text:p>0.429963499761757</text:p>
          </table:table-cell>
          <table:table-cell office:value-type="float" office:value="1.26032229573361" calcext:value-type="float">
            <text:p>1.26032229573361</text:p>
          </table:table-cell>
          <table:table-cell office:value-type="float" office:value="0.618757242959166" calcext:value-type="float">
            <text:p>0.618757242959166</text:p>
          </table:table-cell>
          <table:table-cell office:value-type="float" office:value="0.201975876148021" calcext:value-type="float">
            <text:p>0.201975876148021</text:p>
          </table:table-cell>
          <table:table-cell office:value-type="float" office:value="0.153433339111589" calcext:value-type="float">
            <text:p>0.153433339111589</text:p>
          </table:table-cell>
          <table:table-cell office:value-type="float" office:value="0.0858974586224813" calcext:value-type="float">
            <text:p>0.0858974586224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9810297409578" calcext:value-type="float">
            <text:p>0.439810297409578</text:p>
          </table:table-cell>
          <table:table-cell office:value-type="float" office:value="1.260353743139" calcext:value-type="float">
            <text:p>1.260353743139</text:p>
          </table:table-cell>
          <table:table-cell office:value-type="float" office:value="0.618704968166193" calcext:value-type="float">
            <text:p>0.618704968166193</text:p>
          </table:table-cell>
          <table:table-cell office:value-type="float" office:value="0.20141377615062" calcext:value-type="float">
            <text:p>0.20141377615062</text:p>
          </table:table-cell>
          <table:table-cell office:value-type="float" office:value="0.153420540749287" calcext:value-type="float">
            <text:p>0.153420540749287</text:p>
          </table:table-cell>
          <table:table-cell office:value-type="float" office:value="0.0858826197596965" calcext:value-type="float">
            <text:p>0.0858826197596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9877899021971" calcext:value-type="float">
            <text:p>0.669877899021971</text:p>
          </table:table-cell>
          <table:table-cell office:value-type="float" office:value="1.25919890478476" calcext:value-type="float">
            <text:p>1.25919890478476</text:p>
          </table:table-cell>
          <table:table-cell office:value-type="float" office:value="0.618114126332881" calcext:value-type="float">
            <text:p>0.618114126332881</text:p>
          </table:table-cell>
          <table:table-cell office:value-type="float" office:value="0.198153771507428" calcext:value-type="float">
            <text:p>0.198153771507428</text:p>
          </table:table-cell>
          <table:table-cell office:value-type="float" office:value="0.153276798835634" calcext:value-type="float">
            <text:p>0.153276798835634</text:p>
          </table:table-cell>
          <table:table-cell office:value-type="float" office:value="0.0857170067914185" calcext:value-type="float">
            <text:p>0.0857170067914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8408703294109" calcext:value-type="float">
            <text:p>0.398408703294109</text:p>
          </table:table-cell>
          <table:table-cell office:value-type="float" office:value="1.3048092064793" calcext:value-type="float">
            <text:p>1.3048092064793</text:p>
          </table:table-cell>
          <table:table-cell office:value-type="float" office:value="0.554104353298932" calcext:value-type="float">
            <text:p>0.554104353298932</text:p>
          </table:table-cell>
          <table:table-cell office:value-type="float" office:value="0.198983917760293" calcext:value-type="float">
            <text:p>0.198983917760293</text:p>
          </table:table-cell>
          <table:table-cell office:value-type="float" office:value="0.163714417382191" calcext:value-type="float">
            <text:p>0.163714417382191</text:p>
          </table:table-cell>
          <table:table-cell office:value-type="float" office:value="0.0824315662766792" calcext:value-type="float">
            <text:p>0.0824315662766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1442037807775" calcext:value-type="float">
            <text:p>0.401442037807775</text:p>
          </table:table-cell>
          <table:table-cell office:value-type="float" office:value="1.34597511539489" calcext:value-type="float">
            <text:p>1.34597511539489</text:p>
          </table:table-cell>
          <table:table-cell office:value-type="float" office:value="0.477027371579191" calcext:value-type="float">
            <text:p>0.477027371579191</text:p>
          </table:table-cell>
          <table:table-cell office:value-type="float" office:value="0.145235046480286" calcext:value-type="float">
            <text:p>0.145235046480286</text:p>
          </table:table-cell>
          <table:table-cell office:value-type="float" office:value="0.116294537795523" calcext:value-type="float">
            <text:p>0.116294537795523</text:p>
          </table:table-cell>
          <table:table-cell office:value-type="float" office:value="0.0649722219350988" calcext:value-type="float">
            <text:p>0.0649722219350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4626088241025" calcext:value-type="float">
            <text:p>0.384626088241025</text:p>
          </table:table-cell>
          <table:table-cell office:value-type="float" office:value="1.34605118759162" calcext:value-type="float">
            <text:p>1.34605118759162</text:p>
          </table:table-cell>
          <table:table-cell office:value-type="float" office:value="0.477086982870087" calcext:value-type="float">
            <text:p>0.477086982870087</text:p>
          </table:table-cell>
          <table:table-cell office:value-type="float" office:value="0.146261027718826" calcext:value-type="float">
            <text:p>0.146261027718826</text:p>
          </table:table-cell>
          <table:table-cell office:value-type="float" office:value="0.116309266761499" calcext:value-type="float">
            <text:p>0.116309266761499</text:p>
          </table:table-cell>
          <table:table-cell office:value-type="float" office:value="0.0649888432768282" calcext:value-type="float">
            <text:p>0.0649888432768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7879139287468" calcext:value-type="float">
            <text:p>0.387879139287468</text:p>
          </table:table-cell>
          <table:table-cell office:value-type="float" office:value="1.34604930055817" calcext:value-type="float">
            <text:p>1.34604930055817</text:p>
          </table:table-cell>
          <table:table-cell office:value-type="float" office:value="0.477072189953183" calcext:value-type="float">
            <text:p>0.477072189953183</text:p>
          </table:table-cell>
          <table:table-cell office:value-type="float" office:value="0.145861407804036" calcext:value-type="float">
            <text:p>0.145861407804036</text:p>
          </table:table-cell>
          <table:table-cell office:value-type="float" office:value="0.116305695874422" calcext:value-type="float">
            <text:p>0.116305695874422</text:p>
          </table:table-cell>
          <table:table-cell office:value-type="float" office:value="0.0649847162896263" calcext:value-type="float">
            <text:p>0.0649847162896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0984444285646" calcext:value-type="float">
            <text:p>0.590984444285646</text:p>
          </table:table-cell>
          <table:table-cell office:value-type="float" office:value="1.34481240037002" calcext:value-type="float">
            <text:p>1.34481240037002</text:p>
          </table:table-cell>
          <table:table-cell office:value-type="float" office:value="0.476615852801484" calcext:value-type="float">
            <text:p>0.476615852801484</text:p>
          </table:table-cell>
          <table:table-cell office:value-type="float" office:value="0.142806677579922" calcext:value-type="float">
            <text:p>0.142806677579922</text:p>
          </table:table-cell>
          <table:table-cell office:value-type="float" office:value="0.116194358380929" calcext:value-type="float">
            <text:p>0.116194358380929</text:p>
          </table:table-cell>
          <table:table-cell office:value-type="float" office:value="0.0648592023714002" calcext:value-type="float">
            <text:p>0.06485920237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7978876018105" calcext:value-type="float">
            <text:p>0.477978876018105</text:p>
          </table:table-cell>
          <table:table-cell office:value-type="float" office:value="1.27752445165725" calcext:value-type="float">
            <text:p>1.27752445165725</text:p>
          </table:table-cell>
          <table:table-cell office:value-type="float" office:value="0.386046226323066" calcext:value-type="float">
            <text:p>0.386046226323066</text:p>
          </table:table-cell>
          <table:table-cell office:value-type="float" office:value="0.0937150258729804" calcext:value-type="float">
            <text:p>0.09371502587298</text:p>
          </table:table-cell>
          <table:table-cell office:value-type="float" office:value="0.0933396345207181" calcext:value-type="float">
            <text:p>0.093339634520718</text:p>
          </table:table-cell>
          <table:table-cell office:value-type="float" office:value="0.0598197178371109" calcext:value-type="float">
            <text:p>0.0598197178371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6298459443247" calcext:value-type="float">
            <text:p>0.586298459443247</text:p>
          </table:table-cell>
          <table:table-cell office:value-type="float" office:value="1.24510884159437" calcext:value-type="float">
            <text:p>1.24510884159437</text:p>
          </table:table-cell>
          <table:table-cell office:value-type="float" office:value="0.663203066287683" calcext:value-type="float">
            <text:p>0.663203066287683</text:p>
          </table:table-cell>
          <table:table-cell office:value-type="float" office:value="0.202468932392405" calcext:value-type="float">
            <text:p>0.202468932392405</text:p>
          </table:table-cell>
          <table:table-cell office:value-type="float" office:value="0.148640537380267" calcext:value-type="float">
            <text:p>0.148640537380267</text:p>
          </table:table-cell>
          <table:table-cell office:value-type="float" office:value="0.0939166898834716" calcext:value-type="float">
            <text:p>0.0939166898834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6905017429121" calcext:value-type="float">
            <text:p>0.566905017429121</text:p>
          </table:table-cell>
          <table:table-cell office:value-type="float" office:value="1.24522473349007" calcext:value-type="float">
            <text:p>1.24522473349007</text:p>
          </table:table-cell>
          <table:table-cell office:value-type="float" office:value="0.663297140424125" calcext:value-type="float">
            <text:p>0.663297140424125</text:p>
          </table:table-cell>
          <table:table-cell office:value-type="float" office:value="0.203900835772308" calcext:value-type="float">
            <text:p>0.203900835772308</text:p>
          </table:table-cell>
          <table:table-cell office:value-type="float" office:value="0.148661264074988" calcext:value-type="float">
            <text:p>0.148661264074988</text:p>
          </table:table-cell>
          <table:table-cell office:value-type="float" office:value="0.0939442507718121" calcext:value-type="float">
            <text:p>0.0939442507718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3638670219807" calcext:value-type="float">
            <text:p>0.583638670219807</text:p>
          </table:table-cell>
          <table:table-cell office:value-type="float" office:value="1.24527936192803" calcext:value-type="float">
            <text:p>1.24527936192803</text:p>
          </table:table-cell>
          <table:table-cell office:value-type="float" office:value="0.663183111601169" calcext:value-type="float">
            <text:p>0.663183111601169</text:p>
          </table:table-cell>
          <table:table-cell office:value-type="float" office:value="0.203141368745382" calcext:value-type="float">
            <text:p>0.203141368745382</text:p>
          </table:table-cell>
          <table:table-cell office:value-type="float" office:value="0.148636117655191" calcext:value-type="float">
            <text:p>0.148636117655191</text:p>
          </table:table-cell>
          <table:table-cell office:value-type="float" office:value="0.0939111055471467" calcext:value-type="float">
            <text:p>0.0939111055471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4531219572638" calcext:value-type="float">
            <text:p>0.84531219572638</text:p>
          </table:table-cell>
          <table:table-cell office:value-type="float" office:value="1.2437833578704" calcext:value-type="float">
            <text:p>1.2437833578704</text:p>
          </table:table-cell>
          <table:table-cell office:value-type="float" office:value="0.662336022348263" calcext:value-type="float">
            <text:p>0.662336022348263</text:p>
          </table:table-cell>
          <table:table-cell office:value-type="float" office:value="0.198870844324034" calcext:value-type="float">
            <text:p>0.198870844324034</text:p>
          </table:table-cell>
          <table:table-cell office:value-type="float" office:value="0.148452461881888" calcext:value-type="float">
            <text:p>0.148452461881888</text:p>
          </table:table-cell>
          <table:table-cell office:value-type="float" office:value="0.093668458565342" calcext:value-type="float">
            <text:p>0.0936684585653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0934162072665" calcext:value-type="float">
            <text:p>0.490934162072665</text:p>
          </table:table-cell>
          <table:table-cell office:value-type="float" office:value="1.3263950688815" calcext:value-type="float">
            <text:p>1.3263950688815</text:p>
          </table:table-cell>
          <table:table-cell office:value-type="float" office:value="0.679581202325091" calcext:value-type="float">
            <text:p>0.679581202325091</text:p>
          </table:table-cell>
          <table:table-cell office:value-type="float" office:value="0.227577183812819" calcext:value-type="float">
            <text:p>0.227577183812819</text:p>
          </table:table-cell>
          <table:table-cell office:value-type="float" office:value="0.152402230643526" calcext:value-type="float">
            <text:p>0.152402230643526</text:p>
          </table:table-cell>
          <table:table-cell office:value-type="float" office:value="0.126329965801268" calcext:value-type="float">
            <text:p>0.1263299658012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0857110003885" calcext:value-type="float">
            <text:p>0.150857110003885</text:p>
          </table:table-cell>
          <table:table-cell office:value-type="float" office:value="1.54733244716094" calcext:value-type="float">
            <text:p>1.54733244716094</text:p>
          </table:table-cell>
          <table:table-cell office:value-type="float" office:value="0.541607749668047" calcext:value-type="float">
            <text:p>0.541607749668047</text:p>
          </table:table-cell>
          <table:table-cell office:value-type="float" office:value="0.188589454941176" calcext:value-type="float">
            <text:p>0.188589454941176</text:p>
          </table:table-cell>
          <table:table-cell office:value-type="float" office:value="0.14838714451745" calcext:value-type="float">
            <text:p>0.14838714451745</text:p>
          </table:table-cell>
          <table:table-cell office:value-type="float" office:value="0.0822055470109395" calcext:value-type="float">
            <text:p>0.082205547010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65670843697263" calcext:value-type="float">
            <text:p>0.165670843697263</text:p>
          </table:table-cell>
          <table:table-cell office:value-type="float" office:value="1.5472027295591" calcext:value-type="float">
            <text:p>1.5472027295591</text:p>
          </table:table-cell>
          <table:table-cell office:value-type="float" office:value="0.541507720316028" calcext:value-type="float">
            <text:p>0.541507720316028</text:p>
          </table:table-cell>
          <table:table-cell office:value-type="float" office:value="0.188980114998011" calcext:value-type="float">
            <text:p>0.188980114998011</text:p>
          </table:table-cell>
          <table:table-cell office:value-type="float" office:value="0.148358690390149" calcext:value-type="float">
            <text:p>0.148358690390149</text:p>
          </table:table-cell>
          <table:table-cell office:value-type="float" office:value="0.0821747625655344" calcext:value-type="float">
            <text:p>0.0821747625655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54202624609454" calcext:value-type="float">
            <text:p>0.154202624609454</text:p>
          </table:table-cell>
          <table:table-cell office:value-type="float" office:value="1.54720201901879" calcext:value-type="float">
            <text:p>1.54720201901879</text:p>
          </table:table-cell>
          <table:table-cell office:value-type="float" office:value="0.541562115148888" calcext:value-type="float">
            <text:p>0.541562115148888</text:p>
          </table:table-cell>
          <table:table-cell office:value-type="float" office:value="0.188918363013751" calcext:value-type="float">
            <text:p>0.188918363013751</text:p>
          </table:table-cell>
          <table:table-cell office:value-type="float" office:value="0.148373490648933" calcext:value-type="float">
            <text:p>0.148373490648933</text:p>
          </table:table-cell>
          <table:table-cell office:value-type="float" office:value="0.0821915575040614" calcext:value-type="float">
            <text:p>0.0821915575040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6422004098593" calcext:value-type="float">
            <text:p>0.366422004098593</text:p>
          </table:table-cell>
          <table:table-cell office:value-type="float" office:value="1.54576558246519" calcext:value-type="float">
            <text:p>1.54576558246519</text:p>
          </table:table-cell>
          <table:table-cell office:value-type="float" office:value="0.54104425760891" calcext:value-type="float">
            <text:p>0.54104425760891</text:p>
          </table:table-cell>
          <table:table-cell office:value-type="float" office:value="0.185538849454151" calcext:value-type="float">
            <text:p>0.185538849454151</text:p>
          </table:table-cell>
          <table:table-cell office:value-type="float" office:value="0.148230050196189" calcext:value-type="float">
            <text:p>0.148230050196189</text:p>
          </table:table-cell>
          <table:table-cell office:value-type="float" office:value="0.0820329186366017" calcext:value-type="float">
            <text:p>0.0820329186366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35524665100301" calcext:value-type="float">
            <text:p>0.235524665100301</text:p>
          </table:table-cell>
          <table:table-cell office:value-type="float" office:value="1.48949164688678" calcext:value-type="float">
            <text:p>1.48949164688678</text:p>
          </table:table-cell>
          <table:table-cell office:value-type="float" office:value="0.455483091133528" calcext:value-type="float">
            <text:p>0.455483091133528</text:p>
          </table:table-cell>
          <table:table-cell office:value-type="float" office:value="0.143330957842638" calcext:value-type="float">
            <text:p>0.143330957842638</text:p>
          </table:table-cell>
          <table:table-cell office:value-type="float" office:value="0.132474122511001" calcext:value-type="float">
            <text:p>0.132474122511001</text:p>
          </table:table-cell>
          <table:table-cell office:value-type="float" office:value="0.0606225617043553" calcext:value-type="float">
            <text:p>0.0606225617043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3353391795346" calcext:value-type="float">
            <text:p>0.673353391795346</text:p>
          </table:table-cell>
          <table:table-cell office:value-type="float" office:value="1.1813356096975" calcext:value-type="float">
            <text:p>1.1813356096975</text:p>
          </table:table-cell>
          <table:table-cell office:value-type="float" office:value="0.415191986903605" calcext:value-type="float">
            <text:p>0.415191986903605</text:p>
          </table:table-cell>
          <table:table-cell office:value-type="float" office:value="0.150554095365186" calcext:value-type="float">
            <text:p>0.150554095365186</text:p>
          </table:table-cell>
          <table:table-cell office:value-type="float" office:value="0.108431280172958" calcext:value-type="float">
            <text:p>0.108431280172958</text:p>
          </table:table-cell>
          <table:table-cell office:value-type="float" office:value="0.0599761639767637" calcext:value-type="float">
            <text:p>0.0599761639767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8435767233495" calcext:value-type="float">
            <text:p>0.678435767233495</text:p>
          </table:table-cell>
          <table:table-cell office:value-type="float" office:value="1.1812859265378" calcext:value-type="float">
            <text:p>1.1812859265378</text:p>
          </table:table-cell>
          <table:table-cell office:value-type="float" office:value="0.415155750126886" calcext:value-type="float">
            <text:p>0.415155750126886</text:p>
          </table:table-cell>
          <table:table-cell office:value-type="float" office:value="0.151158888005993" calcext:value-type="float">
            <text:p>0.151158888005993</text:p>
          </table:table-cell>
          <table:table-cell office:value-type="float" office:value="0.108423120664759" calcext:value-type="float">
            <text:p>0.108423120664759</text:p>
          </table:table-cell>
          <table:table-cell office:value-type="float" office:value="0.0599656100820265" calcext:value-type="float">
            <text:p>0.0599656100820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8426247626372" calcext:value-type="float">
            <text:p>0.668426247626372</text:p>
          </table:table-cell>
          <table:table-cell office:value-type="float" office:value="1.18129333321198" calcext:value-type="float">
            <text:p>1.18129333321198</text:p>
          </table:table-cell>
          <table:table-cell office:value-type="float" office:value="0.415193705766077" calcext:value-type="float">
            <text:p>0.415193705766077</text:p>
          </table:table-cell>
          <table:table-cell office:value-type="float" office:value="0.15099785100038" calcext:value-type="float">
            <text:p>0.15099785100038</text:p>
          </table:table-cell>
          <table:table-cell office:value-type="float" office:value="0.108432673374742" calcext:value-type="float">
            <text:p>0.108432673374742</text:p>
          </table:table-cell>
          <table:table-cell office:value-type="float" office:value="0.0599767295207171" calcext:value-type="float">
            <text:p>0.0599767295207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8116263251942" calcext:value-type="float">
            <text:p>0.838116263251942</text:p>
          </table:table-cell>
          <table:table-cell office:value-type="float" office:value="1.18042710941798" calcext:value-type="float">
            <text:p>1.18042710941798</text:p>
          </table:table-cell>
          <table:table-cell office:value-type="float" office:value="0.41486213100993" calcext:value-type="float">
            <text:p>0.41486213100993</text:p>
          </table:table-cell>
          <table:table-cell office:value-type="float" office:value="0.148551324579209" calcext:value-type="float">
            <text:p>0.148551324579209</text:p>
          </table:table-cell>
          <table:table-cell office:value-type="float" office:value="0.108350479293746" calcext:value-type="float">
            <text:p>0.108350479293746</text:p>
          </table:table-cell>
          <table:table-cell office:value-type="float" office:value="0.0598801907538031" calcext:value-type="float">
            <text:p>0.0598801907538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4600121547046" calcext:value-type="float">
            <text:p>0.824600121547046</text:p>
          </table:table-cell>
          <table:table-cell office:value-type="float" office:value="1.07407375368446" calcext:value-type="float">
            <text:p>1.07407375368446</text:p>
          </table:table-cell>
          <table:table-cell office:value-type="float" office:value="0.353506301363966" calcext:value-type="float">
            <text:p>0.353506301363966</text:p>
          </table:table-cell>
          <table:table-cell office:value-type="float" office:value="0.108404283504004" calcext:value-type="float">
            <text:p>0.108404283504004</text:p>
          </table:table-cell>
          <table:table-cell office:value-type="float" office:value="0.0918468344253895" calcext:value-type="float">
            <text:p>0.09184683442539</text:p>
          </table:table-cell>
          <table:table-cell office:value-type="float" office:value="0.0602888172790039" calcext:value-type="float">
            <text:p>0.060288817279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9807637133088" calcext:value-type="float">
            <text:p>0.589807637133088</text:p>
          </table:table-cell>
          <table:table-cell office:value-type="float" office:value="1.12960841729189" calcext:value-type="float">
            <text:p>1.12960841729189</text:p>
          </table:table-cell>
          <table:table-cell office:value-type="float" office:value="0.623588749543092" calcext:value-type="float">
            <text:p>0.623588749543092</text:p>
          </table:table-cell>
          <table:table-cell office:value-type="float" office:value="0.17397203869109" calcext:value-type="float">
            <text:p>0.17397203869109</text:p>
          </table:table-cell>
          <table:table-cell office:value-type="float" office:value="0.138609135657365" calcext:value-type="float">
            <text:p>0.138609135657365</text:p>
          </table:table-cell>
          <table:table-cell office:value-type="float" office:value="0.0930693187794705" calcext:value-type="float">
            <text:p>0.0930693187794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1356387531407" calcext:value-type="float">
            <text:p>0.591356387531407</text:p>
          </table:table-cell>
          <table:table-cell office:value-type="float" office:value="1.1295437579234" calcext:value-type="float">
            <text:p>1.1295437579234</text:p>
          </table:table-cell>
          <table:table-cell office:value-type="float" office:value="0.623536674273214" calcext:value-type="float">
            <text:p>0.623536674273214</text:p>
          </table:table-cell>
          <table:table-cell office:value-type="float" office:value="0.175299853590947" calcext:value-type="float">
            <text:p>0.175299853590947</text:p>
          </table:table-cell>
          <table:table-cell office:value-type="float" office:value="0.138596619690991" calcext:value-type="float">
            <text:p>0.138596619690991</text:p>
          </table:table-cell>
          <table:table-cell office:value-type="float" office:value="0.0930536716759255" calcext:value-type="float">
            <text:p>0.0930536716759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4512654776188" calcext:value-type="float">
            <text:p>0.594512654776188</text:p>
          </table:table-cell>
          <table:table-cell office:value-type="float" office:value="1.12955079045791" calcext:value-type="float">
            <text:p>1.12955079045791</text:p>
          </table:table-cell>
          <table:table-cell office:value-type="float" office:value="0.623519750685519" calcext:value-type="float">
            <text:p>0.623519750685519</text:p>
          </table:table-cell>
          <table:table-cell office:value-type="float" office:value="0.174687580846938" calcext:value-type="float">
            <text:p>0.174687580846938</text:p>
          </table:table-cell>
          <table:table-cell office:value-type="float" office:value="0.138592902903807" calcext:value-type="float">
            <text:p>0.138592902903807</text:p>
          </table:table-cell>
          <table:table-cell office:value-type="float" office:value="0.0930484756437979" calcext:value-type="float">
            <text:p>0.0930484756437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40903922331786" calcext:value-type="float">
            <text:p>0.840903922331786</text:p>
          </table:table-cell>
          <table:table-cell office:value-type="float" office:value="1.12841779297354" calcext:value-type="float">
            <text:p>1.12841779297354</text:p>
          </table:table-cell>
          <table:table-cell office:value-type="float" office:value="0.622867172279661" calcext:value-type="float">
            <text:p>0.622867172279661</text:p>
          </table:table-cell>
          <table:table-cell office:value-type="float" office:value="0.1696910238064" calcext:value-type="float">
            <text:p>0.1696910238064</text:p>
          </table:table-cell>
          <table:table-cell office:value-type="float" office:value="0.13845004898161" calcext:value-type="float">
            <text:p>0.13845004898161</text:p>
          </table:table-cell>
          <table:table-cell office:value-type="float" office:value="0.0928515558780833" calcext:value-type="float">
            <text:p>0.0928515558780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8948578577414" calcext:value-type="float">
            <text:p>0.498948578577414</text:p>
          </table:table-cell>
          <table:table-cell office:value-type="float" office:value="1.24591466496878" calcext:value-type="float">
            <text:p>1.24591466496878</text:p>
          </table:table-cell>
          <table:table-cell office:value-type="float" office:value="0.602226687686835" calcext:value-type="float">
            <text:p>0.602226687686835</text:p>
          </table:table-cell>
          <table:table-cell office:value-type="float" office:value="0.193484739453847" calcext:value-type="float">
            <text:p>0.193484739453847</text:p>
          </table:table-cell>
          <table:table-cell office:value-type="float" office:value="0.160858711800206" calcext:value-type="float">
            <text:p>0.160858711800206</text:p>
          </table:table-cell>
          <table:table-cell office:value-type="float" office:value="0.0760479803670345" calcext:value-type="float">
            <text:p>0.0760479803670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0271894809205" calcext:value-type="float">
            <text:p>0.330271894809205</text:p>
          </table:table-cell>
          <table:table-cell office:value-type="float" office:value="1.44083985626763" calcext:value-type="float">
            <text:p>1.44083985626763</text:p>
          </table:table-cell>
          <table:table-cell office:value-type="float" office:value="0.517159597879229" calcext:value-type="float">
            <text:p>0.517159597879229</text:p>
          </table:table-cell>
          <table:table-cell office:value-type="float" office:value="0.150871077376711" calcext:value-type="float">
            <text:p>0.150871077376711</text:p>
          </table:table-cell>
          <table:table-cell office:value-type="float" office:value="0.11896628086882" calcext:value-type="float">
            <text:p>0.11896628086882</text:p>
          </table:table-cell>
          <table:table-cell office:value-type="float" office:value="0.0743366364775448" calcext:value-type="float">
            <text:p>0.074336636477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9929104545527" calcext:value-type="float">
            <text:p>0.29929104545527</text:p>
          </table:table-cell>
          <table:table-cell office:value-type="float" office:value="1.44104250044828" calcext:value-type="float">
            <text:p>1.44104250044828</text:p>
          </table:table-cell>
          <table:table-cell office:value-type="float" office:value="0.517301688679806" calcext:value-type="float">
            <text:p>0.517301688679806</text:p>
          </table:table-cell>
          <table:table-cell office:value-type="float" office:value="0.152609714216261" calcext:value-type="float">
            <text:p>0.152609714216261</text:p>
          </table:table-cell>
          <table:table-cell office:value-type="float" office:value="0.11899983978916" calcext:value-type="float">
            <text:p>0.11899983978916</text:p>
          </table:table-cell>
          <table:table-cell office:value-type="float" office:value="0.0743785302898959" calcext:value-type="float">
            <text:p>0.0743785302898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7545117144597" calcext:value-type="float">
            <text:p>0.317545117144597</text:p>
          </table:table-cell>
          <table:table-cell office:value-type="float" office:value="1.44102301187979" calcext:value-type="float">
            <text:p>1.44102301187979</text:p>
          </table:table-cell>
          <table:table-cell office:value-type="float" office:value="0.517203224913355" calcext:value-type="float">
            <text:p>0.517203224913355</text:p>
          </table:table-cell>
          <table:table-cell office:value-type="float" office:value="0.151649292271099" calcext:value-type="float">
            <text:p>0.151649292271099</text:p>
          </table:table-cell>
          <table:table-cell office:value-type="float" office:value="0.118977720805498" calcext:value-type="float">
            <text:p>0.118977720805498</text:p>
          </table:table-cell>
          <table:table-cell office:value-type="float" office:value="0.0743495258147071" calcext:value-type="float">
            <text:p>0.0743495258147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9042353713026" calcext:value-type="float">
            <text:p>0.539042353713026</text:p>
          </table:table-cell>
          <table:table-cell office:value-type="float" office:value="1.43955720737231" calcext:value-type="float">
            <text:p>1.43955720737231</text:p>
          </table:table-cell>
          <table:table-cell office:value-type="float" office:value="0.516635067017799" calcext:value-type="float">
            <text:p>0.516635067017799</text:p>
          </table:table-cell>
          <table:table-cell office:value-type="float" office:value="0.147719888816421" calcext:value-type="float">
            <text:p>0.147719888816421</text:p>
          </table:table-cell>
          <table:table-cell office:value-type="float" office:value="0.118850174001233" calcext:value-type="float">
            <text:p>0.118850174001233</text:p>
          </table:table-cell>
          <table:table-cell office:value-type="float" office:value="0.074184472278694" calcext:value-type="float">
            <text:p>0.0741844722786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8630523488593" calcext:value-type="float">
            <text:p>0.398630523488593</text:p>
          </table:table-cell>
          <table:table-cell office:value-type="float" office:value="1.38807291327882" calcext:value-type="float">
            <text:p>1.38807291327882</text:p>
          </table:table-cell>
          <table:table-cell office:value-type="float" office:value="0.414666198947205" calcext:value-type="float">
            <text:p>0.414666198947205</text:p>
          </table:table-cell>
          <table:table-cell office:value-type="float" office:value="0.123809786718222" calcext:value-type="float">
            <text:p>0.123809786718222</text:p>
          </table:table-cell>
          <table:table-cell office:value-type="float" office:value="0.110659856877312" calcext:value-type="float">
            <text:p>0.110659856877312</text:p>
          </table:table-cell>
          <table:table-cell office:value-type="float" office:value="0.0577616693266384" calcext:value-type="float">
            <text:p>0.0577616693266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3460124247411" calcext:value-type="float">
            <text:p>0.513460124247411</text:p>
          </table:table-cell>
          <table:table-cell office:value-type="float" office:value="1.25706272128563" calcext:value-type="float">
            <text:p>1.25706272128563</text:p>
          </table:table-cell>
          <table:table-cell office:value-type="float" office:value="0.525914994372787" calcext:value-type="float">
            <text:p>0.525914994372787</text:p>
          </table:table-cell>
          <table:table-cell office:value-type="float" office:value="0.163279854151619" calcext:value-type="float">
            <text:p>0.163279854151619</text:p>
          </table:table-cell>
          <table:table-cell office:value-type="float" office:value="0.121056623642737" calcext:value-type="float">
            <text:p>0.121056623642737</text:p>
          </table:table-cell>
          <table:table-cell office:value-type="float" office:value="0.0700400459415533" calcext:value-type="float">
            <text:p>0.0700400459415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8721868889169" calcext:value-type="float">
            <text:p>0.508721868889169</text:p>
          </table:table-cell>
          <table:table-cell office:value-type="float" office:value="1.25703840131435" calcext:value-type="float">
            <text:p>1.25703840131435</text:p>
          </table:table-cell>
          <table:table-cell office:value-type="float" office:value="0.525916201417095" calcext:value-type="float">
            <text:p>0.525916201417095</text:p>
          </table:table-cell>
          <table:table-cell office:value-type="float" office:value="0.164020160394846" calcext:value-type="float">
            <text:p>0.164020160394846</text:p>
          </table:table-cell>
          <table:table-cell office:value-type="float" office:value="0.121057559274277" calcext:value-type="float">
            <text:p>0.121057559274277</text:p>
          </table:table-cell>
          <table:table-cell office:value-type="float" office:value="0.0700404856363345" calcext:value-type="float">
            <text:p>0.0700404856363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7671351310135" calcext:value-type="float">
            <text:p>0.517671351310135</text:p>
          </table:table-cell>
          <table:table-cell office:value-type="float" office:value="1.25704688082649" calcext:value-type="float">
            <text:p>1.25704688082649</text:p>
          </table:table-cell>
          <table:table-cell office:value-type="float" office:value="0.525871527440649" calcext:value-type="float">
            <text:p>0.525871527440649</text:p>
          </table:table-cell>
          <table:table-cell office:value-type="float" office:value="0.163509199113425" calcext:value-type="float">
            <text:p>0.163509199113425</text:p>
          </table:table-cell>
          <table:table-cell office:value-type="float" office:value="0.121047509749471" calcext:value-type="float">
            <text:p>0.121047509749471</text:p>
          </table:table-cell>
          <table:table-cell office:value-type="float" office:value="0.0700283373501948" calcext:value-type="float">
            <text:p>0.0700283373501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3182834349213" calcext:value-type="float">
            <text:p>0.723182834349213</text:p>
          </table:table-cell>
          <table:table-cell office:value-type="float" office:value="1.25593254820087" calcext:value-type="float">
            <text:p>1.25593254820087</text:p>
          </table:table-cell>
          <table:table-cell office:value-type="float" office:value="0.525374532334446" calcext:value-type="float">
            <text:p>0.525374532334446</text:p>
          </table:table-cell>
          <table:table-cell office:value-type="float" office:value="0.160712987494752" calcext:value-type="float">
            <text:p>0.160712987494752</text:p>
          </table:table-cell>
          <table:table-cell office:value-type="float" office:value="0.120936898626982" calcext:value-type="float">
            <text:p>0.120936898626982</text:p>
          </table:table-cell>
          <table:table-cell office:value-type="float" office:value="0.069894788090565" calcext:value-type="float">
            <text:p>0.0698947880905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5663318618984" calcext:value-type="float">
            <text:p>0.525663318618984</text:p>
          </table:table-cell>
          <table:table-cell office:value-type="float" office:value="1.26087152713077" calcext:value-type="float">
            <text:p>1.26087152713077</text:p>
          </table:table-cell>
          <table:table-cell office:value-type="float" office:value="0.470507129333017" calcext:value-type="float">
            <text:p>0.470507129333017</text:p>
          </table:table-cell>
          <table:table-cell office:value-type="float" office:value="0.165497943806179" calcext:value-type="float">
            <text:p>0.165497943806179</text:p>
          </table:table-cell>
          <table:table-cell office:value-type="float" office:value="0.120780571833622" calcext:value-type="float">
            <text:p>0.120780571833622</text:p>
          </table:table-cell>
          <table:table-cell office:value-type="float" office:value="0.0613088719777112" calcext:value-type="float">
            <text:p>0.0613088719777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285701174376" calcext:value-type="float">
            <text:p>0.62285701174376</text:p>
          </table:table-cell>
          <table:table-cell office:value-type="float" office:value="1.19104403021471" calcext:value-type="float">
            <text:p>1.19104403021471</text:p>
          </table:table-cell>
          <table:table-cell office:value-type="float" office:value="0.402201012862379" calcext:value-type="float">
            <text:p>0.402201012862379</text:p>
          </table:table-cell>
          <table:table-cell office:value-type="float" office:value="0.144707497502745" calcext:value-type="float">
            <text:p>0.144707497502745</text:p>
          </table:table-cell>
          <table:table-cell office:value-type="float" office:value="0.108761890097612" calcext:value-type="float">
            <text:p>0.108761890097612</text:p>
          </table:table-cell>
          <table:table-cell office:value-type="float" office:value="0.0530828342743818" calcext:value-type="float">
            <text:p>0.0530828342743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2706384996769" calcext:value-type="float">
            <text:p>0.622706384996769</text:p>
          </table:table-cell>
          <table:table-cell office:value-type="float" office:value="1.1910234676214" calcext:value-type="float">
            <text:p>1.1910234676214</text:p>
          </table:table-cell>
          <table:table-cell office:value-type="float" office:value="0.402185434093475" calcext:value-type="float">
            <text:p>0.402185434093475</text:p>
          </table:table-cell>
          <table:table-cell office:value-type="float" office:value="0.145356522799951" calcext:value-type="float">
            <text:p>0.145356522799951</text:p>
          </table:table-cell>
          <table:table-cell office:value-type="float" office:value="0.108758117714403" calcext:value-type="float">
            <text:p>0.108758117714403</text:p>
          </table:table-cell>
          <table:table-cell office:value-type="float" office:value="0.0530787249962726" calcext:value-type="float">
            <text:p>0.053078724996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1892210389332" calcext:value-type="float">
            <text:p>0.621892210389332</text:p>
          </table:table-cell>
          <table:table-cell office:value-type="float" office:value="1.19102293029013" calcext:value-type="float">
            <text:p>1.19102293029013</text:p>
          </table:table-cell>
          <table:table-cell office:value-type="float" office:value="0.402188511185626" calcext:value-type="float">
            <text:p>0.402188511185626</text:p>
          </table:table-cell>
          <table:table-cell office:value-type="float" office:value="0.145082423249605" calcext:value-type="float">
            <text:p>0.145082423249605</text:p>
          </table:table-cell>
          <table:table-cell office:value-type="float" office:value="0.108758924431833" calcext:value-type="float">
            <text:p>0.108758924431833</text:p>
          </table:table-cell>
          <table:table-cell office:value-type="float" office:value="0.0530795380244064" calcext:value-type="float">
            <text:p>0.0530795380244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82214683751844" calcext:value-type="float">
            <text:p>0.782214683751844</text:p>
          </table:table-cell>
          <table:table-cell office:value-type="float" office:value="1.19019524865386" calcext:value-type="float">
            <text:p>1.19019524865386</text:p>
          </table:table-cell>
          <table:table-cell office:value-type="float" office:value="0.401886319744728" calcext:value-type="float">
            <text:p>0.401886319744728</text:p>
          </table:table-cell>
          <table:table-cell office:value-type="float" office:value="0.143062760224867" calcext:value-type="float">
            <text:p>0.143062760224867</text:p>
          </table:table-cell>
          <table:table-cell office:value-type="float" office:value="0.108681230819955" calcext:value-type="float">
            <text:p>0.108681230819955</text:p>
          </table:table-cell>
          <table:table-cell office:value-type="float" office:value="0.0529991983528643" calcext:value-type="float">
            <text:p>0.0529991983528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89972063756327" calcext:value-type="float">
            <text:p>0.689972063756327</text:p>
          </table:table-cell>
          <table:table-cell office:value-type="float" office:value="1.13435797416539" calcext:value-type="float">
            <text:p>1.13435797416539</text:p>
          </table:table-cell>
          <table:table-cell office:value-type="float" office:value="0.406802705442267" calcext:value-type="float">
            <text:p>0.406802705442267</text:p>
          </table:table-cell>
          <table:table-cell office:value-type="float" office:value="0.135074613507789" calcext:value-type="float">
            <text:p>0.135074613507789</text:p>
          </table:table-cell>
          <table:table-cell office:value-type="float" office:value="0.114509711073318" calcext:value-type="float">
            <text:p>0.114509711073318</text:p>
          </table:table-cell>
          <table:table-cell office:value-type="float" office:value="0.0693201116104086" calcext:value-type="float">
            <text:p>0.0693201116104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1825911768442" calcext:value-type="float">
            <text:p>0.811825911768442</text:p>
          </table:table-cell>
          <table:table-cell office:value-type="float" office:value="1.09798979483642" calcext:value-type="float">
            <text:p>1.09798979483642</text:p>
          </table:table-cell>
          <table:table-cell office:value-type="float" office:value="0.373446261623912" calcext:value-type="float">
            <text:p>0.373446261623912</text:p>
          </table:table-cell>
          <table:table-cell office:value-type="float" office:value="0.141608596339322" calcext:value-type="float">
            <text:p>0.141608596339322</text:p>
          </table:table-cell>
          <table:table-cell office:value-type="float" office:value="0.111430560309032" calcext:value-type="float">
            <text:p>0.111430560309032</text:p>
          </table:table-cell>
          <table:table-cell office:value-type="float" office:value="0.0542260456570623" calcext:value-type="float">
            <text:p>0.0542260456570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16563246605725" calcext:value-type="float">
            <text:p>0.816563246605725</text:p>
          </table:table-cell>
          <table:table-cell office:value-type="float" office:value="1.09794465908826" calcext:value-type="float">
            <text:p>1.09794465908826</text:p>
          </table:table-cell>
          <table:table-cell office:value-type="float" office:value="0.37341564205604" calcext:value-type="float">
            <text:p>0.37341564205604</text:p>
          </table:table-cell>
          <table:table-cell office:value-type="float" office:value="0.142319034787249" calcext:value-type="float">
            <text:p>0.142319034787249</text:p>
          </table:table-cell>
          <table:table-cell office:value-type="float" office:value="0.111420592047576" calcext:value-type="float">
            <text:p>0.111420592047576</text:p>
          </table:table-cell>
          <table:table-cell office:value-type="float" office:value="0.0542170913692634" calcext:value-type="float">
            <text:p>0.054217091369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96643811405625" calcext:value-type="float">
            <text:p>0.796643811405625</text:p>
          </table:table-cell>
          <table:table-cell office:value-type="float" office:value="1.09796164808007" calcext:value-type="float">
            <text:p>1.09796164808007</text:p>
          </table:table-cell>
          <table:table-cell office:value-type="float" office:value="0.373487397147935" calcext:value-type="float">
            <text:p>0.373487397147935</text:p>
          </table:table-cell>
          <table:table-cell office:value-type="float" office:value="0.142429489280247" calcext:value-type="float">
            <text:p>0.142429489280247</text:p>
          </table:table-cell>
          <table:table-cell office:value-type="float" office:value="0.111441564252507" calcext:value-type="float">
            <text:p>0.111441564252507</text:p>
          </table:table-cell>
          <table:table-cell office:value-type="float" office:value="0.0542382383121707" calcext:value-type="float">
            <text:p>0.054238238312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62286691924409" calcext:value-type="float">
            <text:p>0.962286691924409</text:p>
          </table:table-cell>
          <table:table-cell office:value-type="float" office:value="1.09707386876345" calcext:value-type="float">
            <text:p>1.09707386876345</text:p>
          </table:table-cell>
          <table:table-cell office:value-type="float" office:value="0.373169351537711" calcext:value-type="float">
            <text:p>0.373169351537711</text:p>
          </table:table-cell>
          <table:table-cell office:value-type="float" office:value="0.139807926326894" calcext:value-type="float">
            <text:p>0.139807926326894</text:p>
          </table:table-cell>
          <table:table-cell office:value-type="float" office:value="0.111348761302804" calcext:value-type="float">
            <text:p>0.111348761302804</text:p>
          </table:table-cell>
          <table:table-cell office:value-type="float" office:value="0.0541451003619134" calcext:value-type="float">
            <text:p>0.054145100361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76678844075779" calcext:value-type="float">
            <text:p>0.876678844075779</text:p>
          </table:table-cell>
          <table:table-cell office:value-type="float" office:value="1.06113433539561" calcext:value-type="float">
            <text:p>1.06113433539561</text:p>
          </table:table-cell>
          <table:table-cell office:value-type="float" office:value="0.362717985270256" calcext:value-type="float">
            <text:p>0.362717985270256</text:p>
          </table:table-cell>
          <table:table-cell office:value-type="float" office:value="0.135293516224828" calcext:value-type="float">
            <text:p>0.135293516224828</text:p>
          </table:table-cell>
          <table:table-cell office:value-type="float" office:value="0.108660663497974" calcext:value-type="float">
            <text:p>0.108660663497974</text:p>
          </table:table-cell>
          <table:table-cell office:value-type="float" office:value="0.0475435231124564" calcext:value-type="float">
            <text:p>0.0475435231124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5066182278917" calcext:value-type="float">
            <text:p>0.425066182278917</text:p>
          </table:table-cell>
          <table:table-cell office:value-type="float" office:value="1.31275004913644" calcext:value-type="float">
            <text:p>1.31275004913644</text:p>
          </table:table-cell>
          <table:table-cell office:value-type="float" office:value="0.545450136262428" calcext:value-type="float">
            <text:p>0.545450136262428</text:p>
          </table:table-cell>
          <table:table-cell office:value-type="float" office:value="0.182362859114347" calcext:value-type="float">
            <text:p>0.182362859114347</text:p>
          </table:table-cell>
          <table:table-cell office:value-type="float" office:value="0.136334951226272" calcext:value-type="float">
            <text:p>0.136334951226272</text:p>
          </table:table-cell>
          <table:table-cell office:value-type="float" office:value="0.080950096588401" calcext:value-type="float">
            <text:p>0.0809500965884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8458517495354" calcext:value-type="float">
            <text:p>0.428458517495354</text:p>
          </table:table-cell>
          <table:table-cell office:value-type="float" office:value="1.31270234061172" calcext:value-type="float">
            <text:p>1.31270234061172</text:p>
          </table:table-cell>
          <table:table-cell office:value-type="float" office:value="0.545405770615519" calcext:value-type="float">
            <text:p>0.545405770615519</text:p>
          </table:table-cell>
          <table:table-cell office:value-type="float" office:value="0.183381583879639" calcext:value-type="float">
            <text:p>0.183381583879639</text:p>
          </table:table-cell>
          <table:table-cell office:value-type="float" office:value="0.136326952689228" calcext:value-type="float">
            <text:p>0.136326952689228</text:p>
          </table:table-cell>
          <table:table-cell office:value-type="float" office:value="0.0809368280210153" calcext:value-type="float">
            <text:p>0.0809368280210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0837756710648" calcext:value-type="float">
            <text:p>0.410837756710648</text:p>
          </table:table-cell>
          <table:table-cell office:value-type="float" office:value="1.31273660332123" calcext:value-type="float">
            <text:p>1.31273660332123</text:p>
          </table:table-cell>
          <table:table-cell office:value-type="float" office:value="0.545497057669675" calcext:value-type="float">
            <text:p>0.545497057669675</text:p>
          </table:table-cell>
          <table:table-cell office:value-type="float" office:value="0.183308865802873" calcext:value-type="float">
            <text:p>0.183308865802873</text:p>
          </table:table-cell>
          <table:table-cell office:value-type="float" office:value="0.136348900858287" calcext:value-type="float">
            <text:p>0.136348900858287</text:p>
          </table:table-cell>
          <table:table-cell office:value-type="float" office:value="0.0809644670920873" calcext:value-type="float">
            <text:p>0.0809644670920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3048188423682" calcext:value-type="float">
            <text:p>0.643048188423682</text:p>
          </table:table-cell>
          <table:table-cell office:value-type="float" office:value="1.31136138187014" calcext:value-type="float">
            <text:p>1.31136138187014</text:p>
          </table:table-cell>
          <table:table-cell office:value-type="float" office:value="0.544874084518204" calcext:value-type="float">
            <text:p>0.544874084518204</text:p>
          </table:table-cell>
          <table:table-cell office:value-type="float" office:value="0.179295364761234" calcext:value-type="float">
            <text:p>0.179295364761234</text:p>
          </table:table-cell>
          <table:table-cell office:value-type="float" office:value="0.136200316296484" calcext:value-type="float">
            <text:p>0.136200316296484</text:p>
          </table:table-cell>
          <table:table-cell office:value-type="float" office:value="0.0807775085617147" calcext:value-type="float">
            <text:p>0.0807775085617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1757916159108" calcext:value-type="float">
            <text:p>0.401757916159108</text:p>
          </table:table-cell>
          <table:table-cell office:value-type="float" office:value="1.3284250833955" calcext:value-type="float">
            <text:p>1.3284250833955</text:p>
          </table:table-cell>
          <table:table-cell office:value-type="float" office:value="0.668558524481637" calcext:value-type="float">
            <text:p>0.668558524481637</text:p>
          </table:table-cell>
          <table:table-cell office:value-type="float" office:value="0.245356939277151" calcext:value-type="float">
            <text:p>0.245356939277151</text:p>
          </table:table-cell>
          <table:table-cell office:value-type="float" office:value="0.171367717735612" calcext:value-type="float">
            <text:p>0.171367717735612</text:p>
          </table:table-cell>
          <table:table-cell office:value-type="float" office:value="0.118421687180584" calcext:value-type="float">
            <text:p>0.1184216871805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7302717678302" calcext:value-type="float">
            <text:p>0.597302717678302</text:p>
          </table:table-cell>
          <table:table-cell office:value-type="float" office:value="1.31173438208913" calcext:value-type="float">
            <text:p>1.31173438208913</text:p>
          </table:table-cell>
          <table:table-cell office:value-type="float" office:value="0.348443592526784" calcext:value-type="float">
            <text:p>0.348443592526784</text:p>
          </table:table-cell>
          <table:table-cell office:value-type="float" office:value="0.143952704336324" calcext:value-type="float">
            <text:p>0.143952704336324</text:p>
          </table:table-cell>
          <table:table-cell office:value-type="float" office:value="0.106132054545641" calcext:value-type="float">
            <text:p>0.106132054545641</text:p>
          </table:table-cell>
          <table:table-cell office:value-type="float" office:value="0.0495599821243257" calcext:value-type="float">
            <text:p>0.049559982124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2818942044759" calcext:value-type="float">
            <text:p>0.572818942044759</text:p>
          </table:table-cell>
          <table:table-cell office:value-type="float" office:value="1.31188330815205" calcext:value-type="float">
            <text:p>1.31188330815205</text:p>
          </table:table-cell>
          <table:table-cell office:value-type="float" office:value="0.348521502443392" calcext:value-type="float">
            <text:p>0.348521502443392</text:p>
          </table:table-cell>
          <table:table-cell office:value-type="float" office:value="0.145128293273482" calcext:value-type="float">
            <text:p>0.145128293273482</text:p>
          </table:table-cell>
          <table:table-cell office:value-type="float" office:value="0.10615453232606" calcext:value-type="float">
            <text:p>0.10615453232606</text:p>
          </table:table-cell>
          <table:table-cell office:value-type="float" office:value="0.0495825434621058" calcext:value-type="float">
            <text:p>0.0495825434621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86336553132101" calcext:value-type="float">
            <text:p>0.586336553132101</text:p>
          </table:table-cell>
          <table:table-cell office:value-type="float" office:value="1.31186667358209" calcext:value-type="float">
            <text:p>1.31186667358209</text:p>
          </table:table-cell>
          <table:table-cell office:value-type="float" office:value="0.348471157540649" calcext:value-type="float">
            <text:p>0.348471157540649</text:p>
          </table:table-cell>
          <table:table-cell office:value-type="float" office:value="0.144475629781267" calcext:value-type="float">
            <text:p>0.144475629781267</text:p>
          </table:table-cell>
          <table:table-cell office:value-type="float" office:value="0.106139708723961" calcext:value-type="float">
            <text:p>0.106139708723961</text:p>
          </table:table-cell>
          <table:table-cell office:value-type="float" office:value="0.0495679676102643" calcext:value-type="float">
            <text:p>0.0495679676102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37274546559885" calcext:value-type="float">
            <text:p>0.737274546559885</text:p>
          </table:table-cell>
          <table:table-cell office:value-type="float" office:value="1.31094556807944" calcext:value-type="float">
            <text:p>1.31094556807944</text:p>
          </table:table-cell>
          <table:table-cell office:value-type="float" office:value="0.348205049464508" calcext:value-type="float">
            <text:p>0.348205049464508</text:p>
          </table:table-cell>
          <table:table-cell office:value-type="float" office:value="0.142475266553386" calcext:value-type="float">
            <text:p>0.142475266553386</text:p>
          </table:table-cell>
          <table:table-cell office:value-type="float" office:value="0.106062181386756" calcext:value-type="float">
            <text:p>0.106062181386756</text:p>
          </table:table-cell>
          <table:table-cell office:value-type="float" office:value="0.0494917106563098" calcext:value-type="float">
            <text:p>0.04949171065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0876385205547" calcext:value-type="float">
            <text:p>0.620876385205547</text:p>
          </table:table-cell>
          <table:table-cell office:value-type="float" office:value="1.28271686851136" calcext:value-type="float">
            <text:p>1.28271686851136</text:p>
          </table:table-cell>
          <table:table-cell office:value-type="float" office:value="0.323985532533437" calcext:value-type="float">
            <text:p>0.323985532533437</text:p>
          </table:table-cell>
          <table:table-cell office:value-type="float" office:value="0.128988421658948" calcext:value-type="float">
            <text:p>0.128988421658948</text:p>
          </table:table-cell>
          <table:table-cell office:value-type="float" office:value="0.100325443708959" calcext:value-type="float">
            <text:p>0.100325443708959</text:p>
          </table:table-cell>
          <table:table-cell office:value-type="float" office:value="0.0498145240663133" calcext:value-type="float">
            <text:p>0.0498145240663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928778052985" calcext:value-type="float">
            <text:p>0.60928778052985</text:p>
          </table:table-cell>
          <table:table-cell office:value-type="float" office:value="1.25326030020548" calcext:value-type="float">
            <text:p>1.25326030020548</text:p>
          </table:table-cell>
          <table:table-cell office:value-type="float" office:value="0.458952173365667" calcext:value-type="float">
            <text:p>0.458952173365667</text:p>
          </table:table-cell>
          <table:table-cell office:value-type="float" office:value="0.163767547724746" calcext:value-type="float">
            <text:p>0.163767547724746</text:p>
          </table:table-cell>
          <table:table-cell office:value-type="float" office:value="0.126179154885542" calcext:value-type="float">
            <text:p>0.126179154885542</text:p>
          </table:table-cell>
          <table:table-cell office:value-type="float" office:value="0.0633995605768839" calcext:value-type="float">
            <text:p>0.0633995605768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4599853054292" calcext:value-type="float">
            <text:p>0.604599853054292</text:p>
          </table:table-cell>
          <table:table-cell office:value-type="float" office:value="1.25326865760519" calcext:value-type="float">
            <text:p>1.25326865760519</text:p>
          </table:table-cell>
          <table:table-cell office:value-type="float" office:value="0.458950746164612" calcext:value-type="float">
            <text:p>0.458950746164612</text:p>
          </table:table-cell>
          <table:table-cell office:value-type="float" office:value="0.164700671385498" calcext:value-type="float">
            <text:p>0.164700671385498</text:p>
          </table:table-cell>
          <table:table-cell office:value-type="float" office:value="0.126180067566994" calcext:value-type="float">
            <text:p>0.126180067566994</text:p>
          </table:table-cell>
          <table:table-cell office:value-type="float" office:value="0.0633992648919041" calcext:value-type="float">
            <text:p>0.0633992648919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4271581298233" calcext:value-type="float">
            <text:p>0.604271581298233</text:p>
          </table:table-cell>
          <table:table-cell office:value-type="float" office:value="1.2532685988032" calcext:value-type="float">
            <text:p>1.2532685988032</text:p>
          </table:table-cell>
          <table:table-cell office:value-type="float" office:value="0.458952200004343" calcext:value-type="float">
            <text:p>0.458952200004343</text:p>
          </table:table-cell>
          <table:table-cell office:value-type="float" office:value="0.164318743939966" calcext:value-type="float">
            <text:p>0.164318743939966</text:p>
          </table:table-cell>
          <table:table-cell office:value-type="float" office:value="0.126180459314213" calcext:value-type="float">
            <text:p>0.126180459314213</text:p>
          </table:table-cell>
          <table:table-cell office:value-type="float" office:value="0.0633996539692872" calcext:value-type="float">
            <text:p>0.0633996539692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2177903189436" calcext:value-type="float">
            <text:p>0.792177903189436</text:p>
          </table:table-cell>
          <table:table-cell office:value-type="float" office:value="1.2521950877518" calcext:value-type="float">
            <text:p>1.2521950877518</text:p>
          </table:table-cell>
          <table:table-cell office:value-type="float" office:value="0.458538180604929" calcext:value-type="float">
            <text:p>0.458538180604929</text:p>
          </table:table-cell>
          <table:table-cell office:value-type="float" office:value="0.161663666300112" calcext:value-type="float">
            <text:p>0.161663666300112</text:p>
          </table:table-cell>
          <table:table-cell office:value-type="float" office:value="0.12606918860114" calcext:value-type="float">
            <text:p>0.12606918860114</text:p>
          </table:table-cell>
          <table:table-cell office:value-type="float" office:value="0.0632842812150177" calcext:value-type="float">
            <text:p>0.0632842812150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1618209641439" calcext:value-type="float">
            <text:p>0.661618209641439</text:p>
          </table:table-cell>
          <table:table-cell office:value-type="float" office:value="1.21808797362956" calcext:value-type="float">
            <text:p>1.21808797362956</text:p>
          </table:table-cell>
          <table:table-cell office:value-type="float" office:value="0.422025419847547" calcext:value-type="float">
            <text:p>0.422025419847547</text:p>
          </table:table-cell>
          <table:table-cell office:value-type="float" office:value="0.142280652410389" calcext:value-type="float">
            <text:p>0.142280652410389</text:p>
          </table:table-cell>
          <table:table-cell office:value-type="float" office:value="0.109936641248023" calcext:value-type="float">
            <text:p>0.109936641248023</text:p>
          </table:table-cell>
          <table:table-cell office:value-type="float" office:value="0.0444943504457117" calcext:value-type="float">
            <text:p>0.0444943504457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2011786552226" calcext:value-type="float">
            <text:p>0.762011786552226</text:p>
          </table:table-cell>
          <table:table-cell office:value-type="float" office:value="1.16860918725735" calcext:value-type="float">
            <text:p>1.16860918725735</text:p>
          </table:table-cell>
          <table:table-cell office:value-type="float" office:value="0.408934468820027" calcext:value-type="float">
            <text:p>0.408934468820027</text:p>
          </table:table-cell>
          <table:table-cell office:value-type="float" office:value="0.145664618795253" calcext:value-type="float">
            <text:p>0.145664618795253</text:p>
          </table:table-cell>
          <table:table-cell office:value-type="float" office:value="0.115511307090745" calcext:value-type="float">
            <text:p>0.115511307090745</text:p>
          </table:table-cell>
          <table:table-cell office:value-type="float" office:value="0.0600158393201399" calcext:value-type="float">
            <text:p>0.060015839320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341461519314" calcext:value-type="float">
            <text:p>0.76341461519314</text:p>
          </table:table-cell>
          <table:table-cell office:value-type="float" office:value="1.16860778864093" calcext:value-type="float">
            <text:p>1.16860778864093</text:p>
          </table:table-cell>
          <table:table-cell office:value-type="float" office:value="0.408914580673639" calcext:value-type="float">
            <text:p>0.408914580673639</text:p>
          </table:table-cell>
          <table:table-cell office:value-type="float" office:value="0.146397686779021" calcext:value-type="float">
            <text:p>0.146397686779021</text:p>
          </table:table-cell>
          <table:table-cell office:value-type="float" office:value="0.115505650573008" calcext:value-type="float">
            <text:p>0.115505650573008</text:p>
          </table:table-cell>
          <table:table-cell office:value-type="float" office:value="0.0600099805659968" calcext:value-type="float">
            <text:p>0.0600099805659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7254375907615" calcext:value-type="float">
            <text:p>0.757254375907615</text:p>
          </table:table-cell>
          <table:table-cell office:value-type="float" office:value="1.16860878431547" calcext:value-type="float">
            <text:p>1.16860878431547</text:p>
          </table:table-cell>
          <table:table-cell office:value-type="float" office:value="0.408937912811003" calcext:value-type="float">
            <text:p>0.408937912811003</text:p>
          </table:table-cell>
          <table:table-cell office:value-type="float" office:value="0.146186619957727" calcext:value-type="float">
            <text:p>0.146186619957727</text:p>
          </table:table-cell>
          <table:table-cell office:value-type="float" office:value="0.115512137223559" calcext:value-type="float">
            <text:p>0.115512137223559</text:p>
          </table:table-cell>
          <table:table-cell office:value-type="float" office:value="0.0600169196227327" calcext:value-type="float">
            <text:p>0.0600169196227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22159582712844" calcext:value-type="float">
            <text:p>0.922159582712844</text:p>
          </table:table-cell>
          <table:table-cell office:value-type="float" office:value="1.16774053043756" calcext:value-type="float">
            <text:p>1.16774053043756</text:p>
          </table:table-cell>
          <table:table-cell office:value-type="float" office:value="0.408620255988709" calcext:value-type="float">
            <text:p>0.408620255988709</text:p>
          </table:table-cell>
          <table:table-cell office:value-type="float" office:value="0.143642861084496" calcext:value-type="float">
            <text:p>0.143642861084496</text:p>
          </table:table-cell>
          <table:table-cell office:value-type="float" office:value="0.115423839630507" calcext:value-type="float">
            <text:p>0.115423839630507</text:p>
          </table:table-cell>
          <table:table-cell office:value-type="float" office:value="0.0599229816800326" calcext:value-type="float">
            <text:p>0.0599229816800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84988686872894" calcext:value-type="float">
            <text:p>0.784988686872894</text:p>
          </table:table-cell>
          <table:table-cell office:value-type="float" office:value="1.16125821409371" calcext:value-type="float">
            <text:p>1.16125821409371</text:p>
          </table:table-cell>
          <table:table-cell office:value-type="float" office:value="0.405490662471888" calcext:value-type="float">
            <text:p>0.405490662471888</text:p>
          </table:table-cell>
          <table:table-cell office:value-type="float" office:value="0.144487716858306" calcext:value-type="float">
            <text:p>0.144487716858306</text:p>
          </table:table-cell>
          <table:table-cell office:value-type="float" office:value="0.118751093374636" calcext:value-type="float">
            <text:p>0.118751093374636</text:p>
          </table:table-cell>
          <table:table-cell office:value-type="float" office:value="0.0579998062924831" calcext:value-type="float">
            <text:p>0.0579998062924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4324296350151" calcext:value-type="float">
            <text:p>0.454324296350151</text:p>
          </table:table-cell>
          <table:table-cell office:value-type="float" office:value="1.39437659954223" calcext:value-type="float">
            <text:p>1.39437659954223</text:p>
          </table:table-cell>
          <table:table-cell office:value-type="float" office:value="0.535861323727044" calcext:value-type="float">
            <text:p>0.535861323727044</text:p>
          </table:table-cell>
          <table:table-cell office:value-type="float" office:value="0.190418193755452" calcext:value-type="float">
            <text:p>0.190418193755452</text:p>
          </table:table-cell>
          <table:table-cell office:value-type="float" office:value="0.145676713393791" calcext:value-type="float">
            <text:p>0.145676713393791</text:p>
          </table:table-cell>
          <table:table-cell office:value-type="float" office:value="0.0786703265553409" calcext:value-type="float">
            <text:p>0.0786703265553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1791936371117" calcext:value-type="float">
            <text:p>0.431791936371117</text:p>
          </table:table-cell>
          <table:table-cell office:value-type="float" office:value="1.39448145274409" calcext:value-type="float">
            <text:p>1.39448145274409</text:p>
          </table:table-cell>
          <table:table-cell office:value-type="float" office:value="0.535970967318017" calcext:value-type="float">
            <text:p>0.535970967318017</text:p>
          </table:table-cell>
          <table:table-cell office:value-type="float" office:value="0.191556012035483" calcext:value-type="float">
            <text:p>0.191556012035483</text:p>
          </table:table-cell>
          <table:table-cell office:value-type="float" office:value="0.145706231103376" calcext:value-type="float">
            <text:p>0.145706231103376</text:p>
          </table:table-cell>
          <table:table-cell office:value-type="float" office:value="0.0787033410257489" calcext:value-type="float">
            <text:p>0.0787033410257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9075326396859" calcext:value-type="float">
            <text:p>0.449075326396859</text:p>
          </table:table-cell>
          <table:table-cell office:value-type="float" office:value="1.39453666745491" calcext:value-type="float">
            <text:p>1.39453666745491</text:p>
          </table:table-cell>
          <table:table-cell office:value-type="float" office:value="0.535871338168864" calcext:value-type="float">
            <text:p>0.535871338168864</text:p>
          </table:table-cell>
          <table:table-cell office:value-type="float" office:value="0.190877670702672" calcext:value-type="float">
            <text:p>0.190877670702672</text:p>
          </table:table-cell>
          <table:table-cell office:value-type="float" office:value="0.145679662672777" calcext:value-type="float">
            <text:p>0.145679662672777</text:p>
          </table:table-cell>
          <table:table-cell office:value-type="float" office:value="0.0786734138526579" calcext:value-type="float">
            <text:p>0.0786734138526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856571336485" calcext:value-type="float">
            <text:p>0.66856571336485</text:p>
          </table:table-cell>
          <table:table-cell office:value-type="float" office:value="1.39307104470282" calcext:value-type="float">
            <text:p>1.39307104470282</text:p>
          </table:table-cell>
          <table:table-cell office:value-type="float" office:value="0.535274659193422" calcext:value-type="float">
            <text:p>0.535274659193422</text:p>
          </table:table-cell>
          <table:table-cell office:value-type="float" office:value="0.187605845088596" calcext:value-type="float">
            <text:p>0.187605845088596</text:p>
          </table:table-cell>
          <table:table-cell office:value-type="float" office:value="0.145521135843881" calcext:value-type="float">
            <text:p>0.145521135843881</text:p>
          </table:table-cell>
          <table:table-cell office:value-type="float" office:value="0.0784964845147587" calcext:value-type="float">
            <text:p>0.0784964845147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0457029566722" calcext:value-type="float">
            <text:p>0.460457029566722</text:p>
          </table:table-cell>
          <table:table-cell office:value-type="float" office:value="1.36674422363339" calcext:value-type="float">
            <text:p>1.36674422363339</text:p>
          </table:table-cell>
          <table:table-cell office:value-type="float" office:value="0.481671044479728" calcext:value-type="float">
            <text:p>0.481671044479728</text:p>
          </table:table-cell>
          <table:table-cell office:value-type="float" office:value="0.176548925650475" calcext:value-type="float">
            <text:p>0.176548925650475</text:p>
          </table:table-cell>
          <table:table-cell office:value-type="float" office:value="0.146532670430068" calcext:value-type="float">
            <text:p>0.146532670430068</text:p>
          </table:table-cell>
          <table:table-cell office:value-type="float" office:value="0.0626223482294572" calcext:value-type="float">
            <text:p>0.0626223482294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5585431165427" calcext:value-type="float">
            <text:p>0.645585431165427</text:p>
          </table:table-cell>
          <table:table-cell office:value-type="float" office:value="1.16221317173191" calcext:value-type="float">
            <text:p>1.16221317173191</text:p>
          </table:table-cell>
          <table:table-cell office:value-type="float" office:value="0.503301018196719" calcext:value-type="float">
            <text:p>0.503301018196719</text:p>
          </table:table-cell>
          <table:table-cell office:value-type="float" office:value="0.148992436229546" calcext:value-type="float">
            <text:p>0.148992436229546</text:p>
          </table:table-cell>
          <table:table-cell office:value-type="float" office:value="0.110857726043623" calcext:value-type="float">
            <text:p>0.110857726043623</text:p>
          </table:table-cell>
          <table:table-cell office:value-type="float" office:value="0.0629763036073515" calcext:value-type="float">
            <text:p>0.0629763036073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0654081265766" calcext:value-type="float">
            <text:p>0.630654081265766</text:p>
          </table:table-cell>
          <table:table-cell office:value-type="float" office:value="1.1622929692339" calcext:value-type="float">
            <text:p>1.1622929692339</text:p>
          </table:table-cell>
          <table:table-cell office:value-type="float" office:value="0.503349898918485" calcext:value-type="float">
            <text:p>0.503349898918485</text:p>
          </table:table-cell>
          <table:table-cell office:value-type="float" office:value="0.150224845578714" calcext:value-type="float">
            <text:p>0.150224845578714</text:p>
          </table:table-cell>
          <table:table-cell office:value-type="float" office:value="0.110869357392707" calcext:value-type="float">
            <text:p>0.110869357392707</text:p>
          </table:table-cell>
          <table:table-cell office:value-type="float" office:value="0.062988916125983" calcext:value-type="float">
            <text:p>0.0629889161259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9213472348568" calcext:value-type="float">
            <text:p>0.629213472348568</text:p>
          </table:table-cell>
          <table:table-cell office:value-type="float" office:value="1.16229307772429" calcext:value-type="float">
            <text:p>1.16229307772429</text:p>
          </table:table-cell>
          <table:table-cell office:value-type="float" office:value="0.503357197681162" calcext:value-type="float">
            <text:p>0.503357197681162</text:p>
          </table:table-cell>
          <table:table-cell office:value-type="float" office:value="0.149838130526676" calcext:value-type="float">
            <text:p>0.149838130526676</text:p>
          </table:table-cell>
          <table:table-cell office:value-type="float" office:value="0.110870924676492" calcext:value-type="float">
            <text:p>0.110870924676492</text:p>
          </table:table-cell>
          <table:table-cell office:value-type="float" office:value="0.0629907578970619" calcext:value-type="float">
            <text:p>0.0629907578970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49530275496122" calcext:value-type="float">
            <text:p>0.849530275496122</text:p>
          </table:table-cell>
          <table:table-cell office:value-type="float" office:value="1.16109281588048" calcext:value-type="float">
            <text:p>1.16109281588048</text:p>
          </table:table-cell>
          <table:table-cell office:value-type="float" office:value="0.502801573801316" calcext:value-type="float">
            <text:p>0.502801573801316</text:p>
          </table:table-cell>
          <table:table-cell office:value-type="float" office:value="0.14665024645802" calcext:value-type="float">
            <text:p>0.14665024645802</text:p>
          </table:table-cell>
          <table:table-cell office:value-type="float" office:value="0.110752694278097" calcext:value-type="float">
            <text:p>0.110752694278097</text:p>
          </table:table-cell>
          <table:table-cell office:value-type="float" office:value="0.0628501967232582" calcext:value-type="float">
            <text:p>0.0628501967232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08403693882652" calcext:value-type="float">
            <text:p>0.708403693882652</text:p>
          </table:table-cell>
          <table:table-cell office:value-type="float" office:value="1.09807742339126" calcext:value-type="float">
            <text:p>1.09807742339126</text:p>
          </table:table-cell>
          <table:table-cell office:value-type="float" office:value="0.526512648513365" calcext:value-type="float">
            <text:p>0.526512648513365</text:p>
          </table:table-cell>
          <table:table-cell office:value-type="float" office:value="0.138450181585286" calcext:value-type="float">
            <text:p>0.138450181585286</text:p>
          </table:table-cell>
          <table:table-cell office:value-type="float" office:value="0.118146203140994" calcext:value-type="float">
            <text:p>0.118146203140994</text:p>
          </table:table-cell>
          <table:table-cell office:value-type="float" office:value="0.067878645576025" calcext:value-type="float">
            <text:p>0.0678786455760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3460053075752" calcext:value-type="float">
            <text:p>0.413460053075752</text:p>
          </table:table-cell>
          <table:table-cell office:value-type="float" office:value="1.37953638242329" calcext:value-type="float">
            <text:p>1.37953638242329</text:p>
          </table:table-cell>
          <table:table-cell office:value-type="float" office:value="0.459144859427123" calcext:value-type="float">
            <text:p>0.459144859427123</text:p>
          </table:table-cell>
          <table:table-cell office:value-type="float" office:value="0.151356776285349" calcext:value-type="float">
            <text:p>0.151356776285349</text:p>
          </table:table-cell>
          <table:table-cell office:value-type="float" office:value="0.12087144018199" calcext:value-type="float">
            <text:p>0.12087144018199</text:p>
          </table:table-cell>
          <table:table-cell office:value-type="float" office:value="0.0637275908504586" calcext:value-type="float">
            <text:p>0.0637275908504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8480130963412" calcext:value-type="float">
            <text:p>0.428480130963412</text:p>
          </table:table-cell>
          <table:table-cell office:value-type="float" office:value="1.37940162561696" calcext:value-type="float">
            <text:p>1.37940162561696</text:p>
          </table:table-cell>
          <table:table-cell office:value-type="float" office:value="0.459066519842592" calcext:value-type="float">
            <text:p>0.459066519842592</text:p>
          </table:table-cell>
          <table:table-cell office:value-type="float" office:value="0.151740194794194" calcext:value-type="float">
            <text:p>0.151740194794194</text:p>
          </table:table-cell>
          <table:table-cell office:value-type="float" office:value="0.120849009031062" calcext:value-type="float">
            <text:p>0.120849009031062</text:p>
          </table:table-cell>
          <table:table-cell office:value-type="float" office:value="0.0637055833430932" calcext:value-type="float">
            <text:p>0.0637055833430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0774787725746" calcext:value-type="float">
            <text:p>0.420774787725746</text:p>
          </table:table-cell>
          <table:table-cell office:value-type="float" office:value="1.37941120253665" calcext:value-type="float">
            <text:p>1.37941120253665</text:p>
          </table:table-cell>
          <table:table-cell office:value-type="float" office:value="0.459096352596528" calcext:value-type="float">
            <text:p>0.459096352596528</text:p>
          </table:table-cell>
          <table:table-cell office:value-type="float" office:value="0.151543074384917" calcext:value-type="float">
            <text:p>0.151543074384917</text:p>
          </table:table-cell>
          <table:table-cell office:value-type="float" office:value="0.120856789364665" calcext:value-type="float">
            <text:p>0.120856789364665</text:p>
          </table:table-cell>
          <table:table-cell office:value-type="float" office:value="0.0637139750201296" calcext:value-type="float">
            <text:p>0.063713975020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6074773718892" calcext:value-type="float">
            <text:p>0.596074773718892</text:p>
          </table:table-cell>
          <table:table-cell office:value-type="float" office:value="1.37840831994444" calcext:value-type="float">
            <text:p>1.37840831994444</text:p>
          </table:table-cell>
          <table:table-cell office:value-type="float" office:value="0.458750439576759" calcext:value-type="float">
            <text:p>0.458750439576759</text:p>
          </table:table-cell>
          <table:table-cell office:value-type="float" office:value="0.149089728615897" calcext:value-type="float">
            <text:p>0.149089728615897</text:p>
          </table:table-cell>
          <table:table-cell office:value-type="float" office:value="0.120766008038835" calcext:value-type="float">
            <text:p>0.120766008038835</text:p>
          </table:table-cell>
          <table:table-cell office:value-type="float" office:value="0.0636172397128262" calcext:value-type="float">
            <text:p>0.0636172397128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62088997625193" calcext:value-type="float">
            <text:p>0.262088997625193</text:p>
          </table:table-cell>
          <table:table-cell office:value-type="float" office:value="1.52607625082685" calcext:value-type="float">
            <text:p>1.52607625082685</text:p>
          </table:table-cell>
          <table:table-cell office:value-type="float" office:value="0.514700329182892" calcext:value-type="float">
            <text:p>0.514700329182892</text:p>
          </table:table-cell>
          <table:table-cell office:value-type="float" office:value="0.204793668587335" calcext:value-type="float">
            <text:p>0.204793668587335</text:p>
          </table:table-cell>
          <table:table-cell office:value-type="float" office:value="0.156287505120417" calcext:value-type="float">
            <text:p>0.156287505120417</text:p>
          </table:table-cell>
          <table:table-cell office:value-type="float" office:value="0.0712572219159539" calcext:value-type="float">
            <text:p>0.0712572219159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0800823259046" calcext:value-type="float">
            <text:p>0.580800823259046</text:p>
          </table:table-cell>
          <table:table-cell office:value-type="float" office:value="1.27375902022107" calcext:value-type="float">
            <text:p>1.27375902022107</text:p>
          </table:table-cell>
          <table:table-cell office:value-type="float" office:value="0.467535015889347" calcext:value-type="float">
            <text:p>0.467535015889347</text:p>
          </table:table-cell>
          <table:table-cell office:value-type="float" office:value="0.157646365181986" calcext:value-type="float">
            <text:p>0.157646365181986</text:p>
          </table:table-cell>
          <table:table-cell office:value-type="float" office:value="0.118522928202797" calcext:value-type="float">
            <text:p>0.118522928202797</text:p>
          </table:table-cell>
          <table:table-cell office:value-type="float" office:value="0.0679032108450891" calcext:value-type="float">
            <text:p>0.0679032108450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4078660768561" calcext:value-type="float">
            <text:p>0.564078660768561</text:p>
          </table:table-cell>
          <table:table-cell office:value-type="float" office:value="1.27384975433801" calcext:value-type="float">
            <text:p>1.27384975433801</text:p>
          </table:table-cell>
          <table:table-cell office:value-type="float" office:value="0.467594840544042" calcext:value-type="float">
            <text:p>0.467594840544042</text:p>
          </table:table-cell>
          <table:table-cell office:value-type="float" office:value="0.159027096281944" calcext:value-type="float">
            <text:p>0.159027096281944</text:p>
          </table:table-cell>
          <table:table-cell office:value-type="float" office:value="0.118538891982035" calcext:value-type="float">
            <text:p>0.118538891982035</text:p>
          </table:table-cell>
          <table:table-cell office:value-type="float" office:value="0.067921036375525" calcext:value-type="float">
            <text:p>0.0679210363755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7859437104704" calcext:value-type="float">
            <text:p>0.557859437104704</text:p>
          </table:table-cell>
          <table:table-cell office:value-type="float" office:value="1.2738568127767" calcext:value-type="float">
            <text:p>1.2738568127767</text:p>
          </table:table-cell>
          <table:table-cell office:value-type="float" office:value="0.467626441982931" calcext:value-type="float">
            <text:p>0.467626441982931</text:p>
          </table:table-cell>
          <table:table-cell office:value-type="float" office:value="0.158754949800094" calcext:value-type="float">
            <text:p>0.158754949800094</text:p>
          </table:table-cell>
          <table:table-cell office:value-type="float" office:value="0.118546633773289" calcext:value-type="float">
            <text:p>0.118546633773289</text:p>
          </table:table-cell>
          <table:table-cell office:value-type="float" office:value="0.0679303837973863" calcext:value-type="float">
            <text:p>0.0679303837973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7328050765382" calcext:value-type="float">
            <text:p>0.767328050765382</text:p>
          </table:table-cell>
          <table:table-cell office:value-type="float" office:value="1.27250810834176" calcext:value-type="float">
            <text:p>1.27250810834176</text:p>
          </table:table-cell>
          <table:table-cell office:value-type="float" office:value="0.467087444679643" calcext:value-type="float">
            <text:p>0.467087444679643</text:p>
          </table:table-cell>
          <table:table-cell office:value-type="float" office:value="0.155158875027578" calcext:value-type="float">
            <text:p>0.155158875027578</text:p>
          </table:table-cell>
          <table:table-cell office:value-type="float" office:value="0.11841546279051" calcext:value-type="float">
            <text:p>0.11841546279051</text:p>
          </table:table-cell>
          <table:table-cell office:value-type="float" office:value="0.067772169567919" calcext:value-type="float">
            <text:p>0.0677721695679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6841632795631" calcext:value-type="float">
            <text:p>0.496841632795631</text:p>
          </table:table-cell>
          <table:table-cell office:value-type="float" office:value="1.34223618924142" calcext:value-type="float">
            <text:p>1.34223618924142</text:p>
          </table:table-cell>
          <table:table-cell office:value-type="float" office:value="0.492639912570116" calcext:value-type="float">
            <text:p>0.492639912570116</text:p>
          </table:table-cell>
          <table:table-cell office:value-type="float" office:value="0.206007445143778" calcext:value-type="float">
            <text:p>0.206007445143778</text:p>
          </table:table-cell>
          <table:table-cell office:value-type="float" office:value="0.15354452187942" calcext:value-type="float">
            <text:p>0.15354452187942</text:p>
          </table:table-cell>
          <table:table-cell office:value-type="float" office:value="0.0781685330716377" calcext:value-type="float">
            <text:p>0.0781685330716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3570758594765" calcext:value-type="float">
            <text:p>0.513570758594765</text:p>
          </table:table-cell>
          <table:table-cell office:value-type="float" office:value="1.2226408209335" calcext:value-type="float">
            <text:p>1.2226408209335</text:p>
          </table:table-cell>
          <table:table-cell office:value-type="float" office:value="0.551175309641046" calcext:value-type="float">
            <text:p>0.551175309641046</text:p>
          </table:table-cell>
          <table:table-cell office:value-type="float" office:value="0.164853166561764" calcext:value-type="float">
            <text:p>0.164853166561764</text:p>
          </table:table-cell>
          <table:table-cell office:value-type="float" office:value="0.130651707408562" calcext:value-type="float">
            <text:p>0.130651707408562</text:p>
          </table:table-cell>
          <table:table-cell office:value-type="float" office:value="0.0768875122852529" calcext:value-type="float">
            <text:p>0.0768875122852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6768302211689" calcext:value-type="float">
            <text:p>0.506768302211689</text:p>
          </table:table-cell>
          <table:table-cell office:value-type="float" office:value="1.22265758346129" calcext:value-type="float">
            <text:p>1.22265758346129</text:p>
          </table:table-cell>
          <table:table-cell office:value-type="float" office:value="0.551187407858787" calcext:value-type="float">
            <text:p>0.551187407858787</text:p>
          </table:table-cell>
          <table:table-cell office:value-type="float" office:value="0.165785331277614" calcext:value-type="float">
            <text:p>0.165785331277614</text:p>
          </table:table-cell>
          <table:table-cell office:value-type="float" office:value="0.130653431404759" calcext:value-type="float">
            <text:p>0.130653431404759</text:p>
          </table:table-cell>
          <table:table-cell office:value-type="float" office:value="0.0768910861357925" calcext:value-type="float">
            <text:p>0.0768910861357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1506592158518" calcext:value-type="float">
            <text:p>0.491506592158518</text:p>
          </table:table-cell>
          <table:table-cell office:value-type="float" office:value="1.22265571008731" calcext:value-type="float">
            <text:p>1.22265571008731</text:p>
          </table:table-cell>
          <table:table-cell office:value-type="float" office:value="0.551269928181844" calcext:value-type="float">
            <text:p>0.551269928181844</text:p>
          </table:table-cell>
          <table:table-cell office:value-type="float" office:value="0.165886881821904" calcext:value-type="float">
            <text:p>0.165886881821904</text:p>
          </table:table-cell>
          <table:table-cell office:value-type="float" office:value="0.1306727007414" calcext:value-type="float">
            <text:p>0.1306727007414</text:p>
          </table:table-cell>
          <table:table-cell office:value-type="float" office:value="0.0769146291309864" calcext:value-type="float">
            <text:p>0.0769146291309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46998241805" calcext:value-type="float">
            <text:p>0.7346998241805</text:p>
          </table:table-cell>
          <table:table-cell office:value-type="float" office:value="1.22121384007809" calcext:value-type="float">
            <text:p>1.22121384007809</text:p>
          </table:table-cell>
          <table:table-cell office:value-type="float" office:value="0.550591387610277" calcext:value-type="float">
            <text:p>0.550591387610277</text:p>
          </table:table-cell>
          <table:table-cell office:value-type="float" office:value="0.161771751278662" calcext:value-type="float">
            <text:p>0.161771751278662</text:p>
          </table:table-cell>
          <table:table-cell office:value-type="float" office:value="0.130513011952005" calcext:value-type="float">
            <text:p>0.130513011952005</text:p>
          </table:table-cell>
          <table:table-cell office:value-type="float" office:value="0.0767230394265426" calcext:value-type="float">
            <text:p>0.0767230394265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4642895486447" calcext:value-type="float">
            <text:p>0.454642895486447</text:p>
          </table:table-cell>
          <table:table-cell office:value-type="float" office:value="1.29305429144212" calcext:value-type="float">
            <text:p>1.29305429144212</text:p>
          </table:table-cell>
          <table:table-cell office:value-type="float" office:value="0.524231829888049" calcext:value-type="float">
            <text:p>0.524231829888049</text:p>
          </table:table-cell>
          <table:table-cell office:value-type="float" office:value="0.170613581366243" calcext:value-type="float">
            <text:p>0.170613581366243</text:p>
          </table:table-cell>
          <table:table-cell office:value-type="float" office:value="0.137077684141481" calcext:value-type="float">
            <text:p>0.137077684141481</text:p>
          </table:table-cell>
          <table:table-cell office:value-type="float" office:value="0.0658489266054681" calcext:value-type="float">
            <text:p>0.0658489266054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9971260386441" calcext:value-type="float">
            <text:p>0.479971260386441</text:p>
          </table:table-cell>
          <table:table-cell office:value-type="float" office:value="1.23906644462767" calcext:value-type="float">
            <text:p>1.23906644462767</text:p>
          </table:table-cell>
          <table:table-cell office:value-type="float" office:value="0.470333242897575" calcext:value-type="float">
            <text:p>0.470333242897575</text:p>
          </table:table-cell>
          <table:table-cell office:value-type="float" office:value="0.162987152612218" calcext:value-type="float">
            <text:p>0.162987152612218</text:p>
          </table:table-cell>
          <table:table-cell office:value-type="float" office:value="0.12511768081139" calcext:value-type="float">
            <text:p>0.12511768081139</text:p>
          </table:table-cell>
          <table:table-cell office:value-type="float" office:value="0.0701747080449395" calcext:value-type="float">
            <text:p>0.070174708044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6054193140194" calcext:value-type="float">
            <text:p>0.466054193140194</text:p>
          </table:table-cell>
          <table:table-cell office:value-type="float" office:value="1.23910157348578" calcext:value-type="float">
            <text:p>1.23910157348578</text:p>
          </table:table-cell>
          <table:table-cell office:value-type="float" office:value="0.470367842453179" calcext:value-type="float">
            <text:p>0.470367842453179</text:p>
          </table:table-cell>
          <table:table-cell office:value-type="float" office:value="0.16464641253012" calcext:value-type="float">
            <text:p>0.16464641253012</text:p>
          </table:table-cell>
          <table:table-cell office:value-type="float" office:value="0.125127370387416" calcext:value-type="float">
            <text:p>0.125127370387416</text:p>
          </table:table-cell>
          <table:table-cell office:value-type="float" office:value="0.0701853709124885" calcext:value-type="float">
            <text:p>0.0701853709124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6731134656776" calcext:value-type="float">
            <text:p>0.466731134656776</text:p>
          </table:table-cell>
          <table:table-cell office:value-type="float" office:value="1.23910113234043" calcext:value-type="float">
            <text:p>1.23910113234043</text:p>
          </table:table-cell>
          <table:table-cell office:value-type="float" office:value="0.470364902746159" calcext:value-type="float">
            <text:p>0.470364902746159</text:p>
          </table:table-cell>
          <table:table-cell office:value-type="float" office:value="0.164000561127433" calcext:value-type="float">
            <text:p>0.164000561127433</text:p>
          </table:table-cell>
          <table:table-cell office:value-type="float" office:value="0.125126611754176" calcext:value-type="float">
            <text:p>0.125126611754176</text:p>
          </table:table-cell>
          <table:table-cell office:value-type="float" office:value="0.0701844478608469" calcext:value-type="float">
            <text:p>0.0701844478608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9467180917217" calcext:value-type="float">
            <text:p>0.669467180917217</text:p>
          </table:table-cell>
          <table:table-cell office:value-type="float" office:value="1.23803561543117" calcext:value-type="float">
            <text:p>1.23803561543117</text:p>
          </table:table-cell>
          <table:table-cell office:value-type="float" office:value="0.469927705416519" calcext:value-type="float">
            <text:p>0.469927705416519</text:p>
          </table:table-cell>
          <table:table-cell office:value-type="float" office:value="0.160384845900081" calcext:value-type="float">
            <text:p>0.160384845900081</text:p>
          </table:table-cell>
          <table:table-cell office:value-type="float" office:value="0.125014966556418" calcext:value-type="float">
            <text:p>0.125014966556418</text:p>
          </table:table-cell>
          <table:table-cell office:value-type="float" office:value="0.0700526862547888" calcext:value-type="float">
            <text:p>0.0700526862547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1528872332634" calcext:value-type="float">
            <text:p>0.461528872332634</text:p>
          </table:table-cell>
          <table:table-cell office:value-type="float" office:value="1.26168142402439" calcext:value-type="float">
            <text:p>1.26168142402439</text:p>
          </table:table-cell>
          <table:table-cell office:value-type="float" office:value="0.44715991789805" calcext:value-type="float">
            <text:p>0.44715991789805</text:p>
          </table:table-cell>
          <table:table-cell office:value-type="float" office:value="0.145786355595173" calcext:value-type="float">
            <text:p>0.145786355595173</text:p>
          </table:table-cell>
          <table:table-cell office:value-type="float" office:value="0.108261441023938" calcext:value-type="float">
            <text:p>0.108261441023938</text:p>
          </table:table-cell>
          <table:table-cell office:value-type="float" office:value="0.0632329726778963" calcext:value-type="float">
            <text:p>0.0632329726778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9344395545872" calcext:value-type="float">
            <text:p>0.609344395545872</text:p>
          </table:table-cell>
          <table:table-cell office:value-type="float" office:value="1.18302453201116" calcext:value-type="float">
            <text:p>1.18302453201116</text:p>
          </table:table-cell>
          <table:table-cell office:value-type="float" office:value="0.540624633907531" calcext:value-type="float">
            <text:p>0.540624633907531</text:p>
          </table:table-cell>
          <table:table-cell office:value-type="float" office:value="0.165826701610805" calcext:value-type="float">
            <text:p>0.165826701610805</text:p>
          </table:table-cell>
          <table:table-cell office:value-type="float" office:value="0.120416963494321" calcext:value-type="float">
            <text:p>0.120416963494321</text:p>
          </table:table-cell>
          <table:table-cell office:value-type="float" office:value="0.0785308740799289" calcext:value-type="float">
            <text:p>0.0785308740799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9800618551092" calcext:value-type="float">
            <text:p>0.579800618551092</text:p>
          </table:table-cell>
          <table:table-cell office:value-type="float" office:value="1.18318039613163" calcext:value-type="float">
            <text:p>1.18318039613163</text:p>
          </table:table-cell>
          <table:table-cell office:value-type="float" office:value="0.540774856219068" calcext:value-type="float">
            <text:p>0.540774856219068</text:p>
          </table:table-cell>
          <table:table-cell office:value-type="float" office:value="0.167593840971477" calcext:value-type="float">
            <text:p>0.167593840971477</text:p>
          </table:table-cell>
          <table:table-cell office:value-type="float" office:value="0.120448618312993" calcext:value-type="float">
            <text:p>0.120448618312993</text:p>
          </table:table-cell>
          <table:table-cell office:value-type="float" office:value="0.0785756609355538" calcext:value-type="float">
            <text:p>0.0785756609355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4544370800713" calcext:value-type="float">
            <text:p>0.584544370800713</text:p>
          </table:table-cell>
          <table:table-cell office:value-type="float" office:value="1.1831784688421" calcext:value-type="float">
            <text:p>1.1831784688421</text:p>
          </table:table-cell>
          <table:table-cell office:value-type="float" office:value="0.540745949885307" calcext:value-type="float">
            <text:p>0.540745949885307</text:p>
          </table:table-cell>
          <table:table-cell office:value-type="float" office:value="0.167022933180401" calcext:value-type="float">
            <text:p>0.167022933180401</text:p>
          </table:table-cell>
          <table:table-cell office:value-type="float" office:value="0.120442396197877" calcext:value-type="float">
            <text:p>0.120442396197877</text:p>
          </table:table-cell>
          <table:table-cell office:value-type="float" office:value="0.0785670163095202" calcext:value-type="float">
            <text:p>0.078567016309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2576416807154" calcext:value-type="float">
            <text:p>0.82576416807154</text:p>
          </table:table-cell>
          <table:table-cell office:value-type="float" office:value="1.18173981168168" calcext:value-type="float">
            <text:p>1.18173981168168</text:p>
          </table:table-cell>
          <table:table-cell office:value-type="float" office:value="0.540025073531528" calcext:value-type="float">
            <text:p>0.540025073531528</text:p>
          </table:table-cell>
          <table:table-cell office:value-type="float" office:value="0.162648013359777" calcext:value-type="float">
            <text:p>0.162648013359777</text:p>
          </table:table-cell>
          <table:table-cell office:value-type="float" office:value="0.120289900641933" calcext:value-type="float">
            <text:p>0.120289900641933</text:p>
          </table:table-cell>
          <table:table-cell office:value-type="float" office:value="0.0783550730622072" calcext:value-type="float">
            <text:p>0.0783550730622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08106773610476" calcext:value-type="float">
            <text:p>0.608106773610476</text:p>
          </table:table-cell>
          <table:table-cell office:value-type="float" office:value="1.18075001090285" calcext:value-type="float">
            <text:p>1.18075001090285</text:p>
          </table:table-cell>
          <table:table-cell office:value-type="float" office:value="0.532570641001073" calcext:value-type="float">
            <text:p>0.532570641001073</text:p>
          </table:table-cell>
          <table:table-cell office:value-type="float" office:value="0.17436566842011" calcext:value-type="float">
            <text:p>0.17436566842011</text:p>
          </table:table-cell>
          <table:table-cell office:value-type="float" office:value="0.127971205329323" calcext:value-type="float">
            <text:p>0.127971205329323</text:p>
          </table:table-cell>
          <table:table-cell office:value-type="float" office:value="0.0817966196682175" calcext:value-type="float">
            <text:p>0.0817966196682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0760063073249" calcext:value-type="float">
            <text:p>0.650760063073249</text:p>
          </table:table-cell>
          <table:table-cell office:value-type="float" office:value="1.21566558525474" calcext:value-type="float">
            <text:p>1.21566558525474</text:p>
          </table:table-cell>
          <table:table-cell office:value-type="float" office:value="0.395865543429438" calcext:value-type="float">
            <text:p>0.395865543429438</text:p>
          </table:table-cell>
          <table:table-cell office:value-type="float" office:value="0.1332499803481" calcext:value-type="float">
            <text:p>0.1332499803481</text:p>
          </table:table-cell>
          <table:table-cell office:value-type="float" office:value="0.107878278416001" calcext:value-type="float">
            <text:p>0.107878278416001</text:p>
          </table:table-cell>
          <table:table-cell office:value-type="float" office:value="0.0531774128727344" calcext:value-type="float">
            <text:p>0.0531774128727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9158415626386" calcext:value-type="float">
            <text:p>0.639158415626386</text:p>
          </table:table-cell>
          <table:table-cell office:value-type="float" office:value="1.21573112580387" calcext:value-type="float">
            <text:p>1.21573112580387</text:p>
          </table:table-cell>
          <table:table-cell office:value-type="float" office:value="0.395898747952295" calcext:value-type="float">
            <text:p>0.395898747952295</text:p>
          </table:table-cell>
          <table:table-cell office:value-type="float" office:value="0.134031123955564" calcext:value-type="float">
            <text:p>0.134031123955564</text:p>
          </table:table-cell>
          <table:table-cell office:value-type="float" office:value="0.107887883002985" calcext:value-type="float">
            <text:p>0.107887883002985</text:p>
          </table:table-cell>
          <table:table-cell office:value-type="float" office:value="0.0531865149587409" calcext:value-type="float">
            <text:p>0.0531865149587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1754506903762" calcext:value-type="float">
            <text:p>0.631754506903762</text:p>
          </table:table-cell>
          <table:table-cell office:value-type="float" office:value="1.21573339145458" calcext:value-type="float">
            <text:p>1.21573339145458</text:p>
          </table:table-cell>
          <table:table-cell office:value-type="float" office:value="0.395928519980581" calcext:value-type="float">
            <text:p>0.395928519980581</text:p>
          </table:table-cell>
          <table:table-cell office:value-type="float" office:value="0.133930018710341" calcext:value-type="float">
            <text:p>0.133930018710341</text:p>
          </table:table-cell>
          <table:table-cell office:value-type="float" office:value="0.107895882897913" calcext:value-type="float">
            <text:p>0.107895882897913</text:p>
          </table:table-cell>
          <table:table-cell office:value-type="float" office:value="0.0531946391980542" calcext:value-type="float">
            <text:p>0.0531946391980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05159162793828" calcext:value-type="float">
            <text:p>0.805159162793828</text:p>
          </table:table-cell>
          <table:table-cell office:value-type="float" office:value="1.21468626603507" calcext:value-type="float">
            <text:p>1.21468626603507</text:p>
          </table:table-cell>
          <table:table-cell office:value-type="float" office:value="0.395572550165619" calcext:value-type="float">
            <text:p>0.395572550165619</text:p>
          </table:table-cell>
          <table:table-cell office:value-type="float" office:value="0.131533028222932" calcext:value-type="float">
            <text:p>0.131533028222932</text:p>
          </table:table-cell>
          <table:table-cell office:value-type="float" office:value="0.107799795388048" calcext:value-type="float">
            <text:p>0.107799795388048</text:p>
          </table:table-cell>
          <table:table-cell office:value-type="float" office:value="0.0530981824640209" calcext:value-type="float">
            <text:p>0.053098182464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6172431255486" calcext:value-type="float">
            <text:p>0.656172431255486</text:p>
          </table:table-cell>
          <table:table-cell office:value-type="float" office:value="1.20608080310875" calcext:value-type="float">
            <text:p>1.20608080310875</text:p>
          </table:table-cell>
          <table:table-cell office:value-type="float" office:value="0.391306795216458" calcext:value-type="float">
            <text:p>0.391306795216458</text:p>
          </table:table-cell>
          <table:table-cell office:value-type="float" office:value="0.19155909333135" calcext:value-type="float">
            <text:p>0.19155909333135</text:p>
          </table:table-cell>
          <table:table-cell office:value-type="float" office:value="0.156535533203459" calcext:value-type="float">
            <text:p>0.156535533203459</text:p>
          </table:table-cell>
          <table:table-cell office:value-type="float" office:value="0.0620456429170889" calcext:value-type="float">
            <text:p>0.06204564291708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1859224760126" calcext:value-type="float">
            <text:p>0.511859224760126</text:p>
          </table:table-cell>
          <table:table-cell office:value-type="float" office:value="1.33315526486147" calcext:value-type="float">
            <text:p>1.33315526486147</text:p>
          </table:table-cell>
          <table:table-cell office:value-type="float" office:value="0.357175190593019" calcext:value-type="float">
            <text:p>0.357175190593019</text:p>
          </table:table-cell>
          <table:table-cell office:value-type="float" office:value="0.12890380021181" calcext:value-type="float">
            <text:p>0.12890380021181</text:p>
          </table:table-cell>
          <table:table-cell office:value-type="float" office:value="0.0967347695068153" calcext:value-type="float">
            <text:p>0.096734769506815</text:p>
          </table:table-cell>
          <table:table-cell office:value-type="float" office:value="0.0510595371084581" calcext:value-type="float">
            <text:p>0.051059537108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728210036689" calcext:value-type="float">
            <text:p>0.51728210036689</text:p>
          </table:table-cell>
          <table:table-cell office:value-type="float" office:value="1.33308845565391" calcext:value-type="float">
            <text:p>1.33308845565391</text:p>
          </table:table-cell>
          <table:table-cell office:value-type="float" office:value="0.357146413206368" calcext:value-type="float">
            <text:p>0.357146413206368</text:p>
          </table:table-cell>
          <table:table-cell office:value-type="float" office:value="0.129540107154385" calcext:value-type="float">
            <text:p>0.129540107154385</text:p>
          </table:table-cell>
          <table:table-cell office:value-type="float" office:value="0.0967271259138482" calcext:value-type="float">
            <text:p>0.096727125913848</text:p>
          </table:table-cell>
          <table:table-cell office:value-type="float" office:value="0.0510512516292821" calcext:value-type="float">
            <text:p>0.051051251629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802585766182" calcext:value-type="float">
            <text:p>0.51802585766182</text:p>
          </table:table-cell>
          <table:table-cell office:value-type="float" office:value="1.3330865797821" calcext:value-type="float">
            <text:p>1.3330865797821</text:p>
          </table:table-cell>
          <table:table-cell office:value-type="float" office:value="0.357144107464367" calcext:value-type="float">
            <text:p>0.357144107464367</text:p>
          </table:table-cell>
          <table:table-cell office:value-type="float" office:value="0.129040035244138" calcext:value-type="float">
            <text:p>0.129040035244138</text:p>
          </table:table-cell>
          <table:table-cell office:value-type="float" office:value="0.0967265148400481" calcext:value-type="float">
            <text:p>0.096726514840048</text:p>
          </table:table-cell>
          <table:table-cell office:value-type="float" office:value="0.0510505727660748" calcext:value-type="float">
            <text:p>0.0510505727660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2492291290731" calcext:value-type="float">
            <text:p>0.652492291290731</text:p>
          </table:table-cell>
          <table:table-cell office:value-type="float" office:value="1.33236486186109" calcext:value-type="float">
            <text:p>1.33236486186109</text:p>
          </table:table-cell>
          <table:table-cell office:value-type="float" office:value="0.356936812956671" calcext:value-type="float">
            <text:p>0.356936812956671</text:p>
          </table:table-cell>
          <table:table-cell office:value-type="float" office:value="0.127244173739531" calcext:value-type="float">
            <text:p>0.127244173739531</text:p>
          </table:table-cell>
          <table:table-cell office:value-type="float" office:value="0.0966721841949405" calcext:value-type="float">
            <text:p>0.096672184194941</text:p>
          </table:table-cell>
          <table:table-cell office:value-type="float" office:value="0.0509909732795415" calcext:value-type="float">
            <text:p>0.0509909732795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8834076123763" calcext:value-type="float">
            <text:p>0.488834076123763</text:p>
          </table:table-cell>
          <table:table-cell office:value-type="float" office:value="1.36395702120594" calcext:value-type="float">
            <text:p>1.36395702120594</text:p>
          </table:table-cell>
          <table:table-cell office:value-type="float" office:value="0.326028731109591" calcext:value-type="float">
            <text:p>0.326028731109591</text:p>
          </table:table-cell>
          <table:table-cell office:value-type="float" office:value="0.122785954205596" calcext:value-type="float">
            <text:p>0.122785954205596</text:p>
          </table:table-cell>
          <table:table-cell office:value-type="float" office:value="0.0906193753776817" calcext:value-type="float">
            <text:p>0.090619375377682</text:p>
          </table:table-cell>
          <table:table-cell office:value-type="float" office:value="0.0482055874635233" calcext:value-type="float">
            <text:p>0.0482055874635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4382185115679" calcext:value-type="float">
            <text:p>0.344382185115679</text:p>
          </table:table-cell>
          <table:table-cell office:value-type="float" office:value="1.43004860943794" calcext:value-type="float">
            <text:p>1.43004860943794</text:p>
          </table:table-cell>
          <table:table-cell office:value-type="float" office:value="0.529525890017545" calcext:value-type="float">
            <text:p>0.529525890017545</text:p>
          </table:table-cell>
          <table:table-cell office:value-type="float" office:value="0.148766606095173" calcext:value-type="float">
            <text:p>0.148766606095173</text:p>
          </table:table-cell>
          <table:table-cell office:value-type="float" office:value="0.114516941597712" calcext:value-type="float">
            <text:p>0.114516941597712</text:p>
          </table:table-cell>
          <table:table-cell office:value-type="float" office:value="0.0699048004475323" calcext:value-type="float">
            <text:p>0.0699048004475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8872987869958" calcext:value-type="float">
            <text:p>0.318872987869958</text:p>
          </table:table-cell>
          <table:table-cell office:value-type="float" office:value="1.43020335579263" calcext:value-type="float">
            <text:p>1.43020335579263</text:p>
          </table:table-cell>
          <table:table-cell office:value-type="float" office:value="0.529641725522979" calcext:value-type="float">
            <text:p>0.529641725522979</text:p>
          </table:table-cell>
          <table:table-cell office:value-type="float" office:value="0.150148657220062" calcext:value-type="float">
            <text:p>0.150148657220062</text:p>
          </table:table-cell>
          <table:table-cell office:value-type="float" office:value="0.114539622740374" calcext:value-type="float">
            <text:p>0.114539622740374</text:p>
          </table:table-cell>
          <table:table-cell office:value-type="float" office:value="0.069936161338252" calcext:value-type="float">
            <text:p>0.0699361613382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7865635482591" calcext:value-type="float">
            <text:p>0.327865635482591</text:p>
          </table:table-cell>
          <table:table-cell office:value-type="float" office:value="1.43019704428054" calcext:value-type="float">
            <text:p>1.43019704428054</text:p>
          </table:table-cell>
          <table:table-cell office:value-type="float" office:value="0.529591991071724" calcext:value-type="float">
            <text:p>0.529591991071724</text:p>
          </table:table-cell>
          <table:table-cell office:value-type="float" office:value="0.149507312425873" calcext:value-type="float">
            <text:p>0.149507312425873</text:p>
          </table:table-cell>
          <table:table-cell office:value-type="float" office:value="0.114529221040903" calcext:value-type="float">
            <text:p>0.114529221040903</text:p>
          </table:table-cell>
          <table:table-cell office:value-type="float" office:value="0.0699226977781216" calcext:value-type="float">
            <text:p>0.0699226977781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4336142425496" calcext:value-type="float">
            <text:p>0.554336142425496</text:p>
          </table:table-cell>
          <table:table-cell office:value-type="float" office:value="1.42869601780396" calcext:value-type="float">
            <text:p>1.42869601780396</text:p>
          </table:table-cell>
          <table:table-cell office:value-type="float" office:value="0.528983239430014" calcext:value-type="float">
            <text:p>0.528983239430014</text:p>
          </table:table-cell>
          <table:table-cell office:value-type="float" office:value="0.146023452750589" calcext:value-type="float">
            <text:p>0.146023452750589</text:p>
          </table:table-cell>
          <table:table-cell office:value-type="float" office:value="0.114402917814483" calcext:value-type="float">
            <text:p>0.114402917814483</text:p>
          </table:table-cell>
          <table:table-cell office:value-type="float" office:value="0.0697602437667741" calcext:value-type="float">
            <text:p>0.0697602437667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2462144310505" calcext:value-type="float">
            <text:p>0.482462144310505</text:p>
          </table:table-cell>
          <table:table-cell office:value-type="float" office:value="1.29597903983432" calcext:value-type="float">
            <text:p>1.29597903983432</text:p>
          </table:table-cell>
          <table:table-cell office:value-type="float" office:value="0.47808392475022" calcext:value-type="float">
            <text:p>0.47808392475022</text:p>
          </table:table-cell>
          <table:table-cell office:value-type="float" office:value="0.130050883588096" calcext:value-type="float">
            <text:p>0.130050883588096</text:p>
          </table:table-cell>
          <table:table-cell office:value-type="float" office:value="0.111956900812924" calcext:value-type="float">
            <text:p>0.111956900812924</text:p>
          </table:table-cell>
          <table:table-cell office:value-type="float" office:value="0.0647710710099322" calcext:value-type="float">
            <text:p>0.0647710710099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7543542232954" calcext:value-type="float">
            <text:p>0.327543542232954</text:p>
          </table:table-cell>
          <table:table-cell office:value-type="float" office:value="1.35812616630508" calcext:value-type="float">
            <text:p>1.35812616630508</text:p>
          </table:table-cell>
          <table:table-cell office:value-type="float" office:value="0.458035315973134" calcext:value-type="float">
            <text:p>0.458035315973134</text:p>
          </table:table-cell>
          <table:table-cell office:value-type="float" office:value="0.165317724271657" calcext:value-type="float">
            <text:p>0.165317724271657</text:p>
          </table:table-cell>
          <table:table-cell office:value-type="float" office:value="0.121878897866698" calcext:value-type="float">
            <text:p>0.121878897866698</text:p>
          </table:table-cell>
          <table:table-cell office:value-type="float" office:value="0.0675962954504569" calcext:value-type="float">
            <text:p>0.0675962954504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5965134063297" calcext:value-type="float">
            <text:p>0.315965134063297</text:p>
          </table:table-cell>
          <table:table-cell office:value-type="float" office:value="1.35818677175469" calcext:value-type="float">
            <text:p>1.35818677175469</text:p>
          </table:table-cell>
          <table:table-cell office:value-type="float" office:value="0.458070275508293" calcext:value-type="float">
            <text:p>0.458070275508293</text:p>
          </table:table-cell>
          <table:table-cell office:value-type="float" office:value="0.166451849128591" calcext:value-type="float">
            <text:p>0.166451849128591</text:p>
          </table:table-cell>
          <table:table-cell office:value-type="float" office:value="0.121887111095279" calcext:value-type="float">
            <text:p>0.121887111095279</text:p>
          </table:table-cell>
          <table:table-cell office:value-type="float" office:value="0.067606902328886" calcext:value-type="float">
            <text:p>0.0676069023288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7344376811671" calcext:value-type="float">
            <text:p>0.317344376811671</text:p>
          </table:table-cell>
          <table:table-cell office:value-type="float" office:value="1.35818449968572" calcext:value-type="float">
            <text:p>1.35818449968572</text:p>
          </table:table-cell>
          <table:table-cell office:value-type="float" office:value="0.458063885589481" calcext:value-type="float">
            <text:p>0.458063885589481</text:p>
          </table:table-cell>
          <table:table-cell office:value-type="float" office:value="0.165958216211231" calcext:value-type="float">
            <text:p>0.165958216211231</text:p>
          </table:table-cell>
          <table:table-cell office:value-type="float" office:value="0.121885487727804" calcext:value-type="float">
            <text:p>0.121885487727804</text:p>
          </table:table-cell>
          <table:table-cell office:value-type="float" office:value="0.0676049556449422" calcext:value-type="float">
            <text:p>0.0676049556449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1831018067066" calcext:value-type="float">
            <text:p>0.511831018067066</text:p>
          </table:table-cell>
          <table:table-cell office:value-type="float" office:value="1.35699502395345" calcext:value-type="float">
            <text:p>1.35699502395345</text:p>
          </table:table-cell>
          <table:table-cell office:value-type="float" office:value="0.457617714097756" calcext:value-type="float">
            <text:p>0.457617714097756</text:p>
          </table:table-cell>
          <table:table-cell office:value-type="float" office:value="0.162923052165806" calcext:value-type="float">
            <text:p>0.162923052165806</text:p>
          </table:table-cell>
          <table:table-cell office:value-type="float" office:value="0.121773973724937" calcext:value-type="float">
            <text:p>0.121773973724937</text:p>
          </table:table-cell>
          <table:table-cell office:value-type="float" office:value="0.0674720509376844" calcext:value-type="float">
            <text:p>0.0674720509376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4303489131653" calcext:value-type="float">
            <text:p>0.354303489131653</text:p>
          </table:table-cell>
          <table:table-cell office:value-type="float" office:value="1.33833607487395" calcext:value-type="float">
            <text:p>1.33833607487395</text:p>
          </table:table-cell>
          <table:table-cell office:value-type="float" office:value="0.455110028916544" calcext:value-type="float">
            <text:p>0.455110028916544</text:p>
          </table:table-cell>
          <table:table-cell office:value-type="float" office:value="0.169624216490031" calcext:value-type="float">
            <text:p>0.169624216490031</text:p>
          </table:table-cell>
          <table:table-cell office:value-type="float" office:value="0.131218937962891" calcext:value-type="float">
            <text:p>0.131218937962891</text:p>
          </table:table-cell>
          <table:table-cell office:value-type="float" office:value="0.0582156381439004" calcext:value-type="float">
            <text:p>0.058215638143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0125226592765" calcext:value-type="float">
            <text:p>0.520125226592765</text:p>
          </table:table-cell>
          <table:table-cell office:value-type="float" office:value="1.32564166775171" calcext:value-type="float">
            <text:p>1.32564166775171</text:p>
          </table:table-cell>
          <table:table-cell office:value-type="float" office:value="0.389155448109145" calcext:value-type="float">
            <text:p>0.389155448109145</text:p>
          </table:table-cell>
          <table:table-cell office:value-type="float" office:value="0.15682456268213" calcext:value-type="float">
            <text:p>0.15682456268213</text:p>
          </table:table-cell>
          <table:table-cell office:value-type="float" office:value="0.120092116462589" calcext:value-type="float">
            <text:p>0.120092116462589</text:p>
          </table:table-cell>
          <table:table-cell office:value-type="float" office:value="0.0553548107569557" calcext:value-type="float">
            <text:p>0.0553548107569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4188041983299" calcext:value-type="float">
            <text:p>0.544188041983299</text:p>
          </table:table-cell>
          <table:table-cell office:value-type="float" office:value="1.32542047506101" calcext:value-type="float">
            <text:p>1.32542047506101</text:p>
          </table:table-cell>
          <table:table-cell office:value-type="float" office:value="0.389059137113875" calcext:value-type="float">
            <text:p>0.389059137113875</text:p>
          </table:table-cell>
          <table:table-cell office:value-type="float" office:value="0.15696321440132" calcext:value-type="float">
            <text:p>0.15696321440132</text:p>
          </table:table-cell>
          <table:table-cell office:value-type="float" office:value="0.120065143132698" calcext:value-type="float">
            <text:p>0.120065143132698</text:p>
          </table:table-cell>
          <table:table-cell office:value-type="float" office:value="0.0553271299408111" calcext:value-type="float">
            <text:p>0.0553271299408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6665230672102" calcext:value-type="float">
            <text:p>0.526665230672102</text:p>
          </table:table-cell>
          <table:table-cell office:value-type="float" office:value="1.32544415791411" calcext:value-type="float">
            <text:p>1.32544415791411</text:p>
          </table:table-cell>
          <table:table-cell office:value-type="float" office:value="0.389116342216359" calcext:value-type="float">
            <text:p>0.389116342216359</text:p>
          </table:table-cell>
          <table:table-cell office:value-type="float" office:value="0.156992464929488" calcext:value-type="float">
            <text:p>0.156992464929488</text:p>
          </table:table-cell>
          <table:table-cell office:value-type="float" office:value="0.120082151919245" calcext:value-type="float">
            <text:p>0.120082151919245</text:p>
          </table:table-cell>
          <table:table-cell office:value-type="float" office:value="0.0553435840355607" calcext:value-type="float">
            <text:p>0.0553435840355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74403237217067" calcext:value-type="float">
            <text:p>0.674403237217067</text:p>
          </table:table-cell>
          <table:table-cell office:value-type="float" office:value="1.32463316969433" calcext:value-type="float">
            <text:p>1.32463316969433</text:p>
          </table:table-cell>
          <table:table-cell office:value-type="float" office:value="0.388859647787505" calcext:value-type="float">
            <text:p>0.388859647787505</text:p>
          </table:table-cell>
          <table:table-cell office:value-type="float" office:value="0.155168032980181" calcext:value-type="float">
            <text:p>0.155168032980181</text:p>
          </table:table-cell>
          <table:table-cell office:value-type="float" office:value="0.120006517847572" calcext:value-type="float">
            <text:p>0.120006517847572</text:p>
          </table:table-cell>
          <table:table-cell office:value-type="float" office:value="0.0552701036463334" calcext:value-type="float">
            <text:p>0.055270103646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3479664759489" calcext:value-type="float">
            <text:p>0.433479664759489</text:p>
          </table:table-cell>
          <table:table-cell office:value-type="float" office:value="1.41723419855509" calcext:value-type="float">
            <text:p>1.41723419855509</text:p>
          </table:table-cell>
          <table:table-cell office:value-type="float" office:value="0.391568852428856" calcext:value-type="float">
            <text:p>0.391568852428856</text:p>
          </table:table-cell>
          <table:table-cell office:value-type="float" office:value="0.191583730528016" calcext:value-type="float">
            <text:p>0.191583730528016</text:p>
          </table:table-cell>
          <table:table-cell office:value-type="float" office:value="0.146378446784466" calcext:value-type="float">
            <text:p>0.146378446784466</text:p>
          </table:table-cell>
          <table:table-cell office:value-type="float" office:value="0.0508750112330132" calcext:value-type="float">
            <text:p>0.050875011233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0852705808174" calcext:value-type="float">
            <text:p>0.530852705808174</text:p>
          </table:table-cell>
          <table:table-cell office:value-type="float" office:value="1.33020667040207" calcext:value-type="float">
            <text:p>1.33020667040207</text:p>
          </table:table-cell>
          <table:table-cell office:value-type="float" office:value="0.4694233923296" calcext:value-type="float">
            <text:p>0.4694233923296</text:p>
          </table:table-cell>
          <table:table-cell office:value-type="float" office:value="0.157210440120502" calcext:value-type="float">
            <text:p>0.157210440120502</text:p>
          </table:table-cell>
          <table:table-cell office:value-type="float" office:value="0.118433408061057" calcext:value-type="float">
            <text:p>0.118433408061057</text:p>
          </table:table-cell>
          <table:table-cell office:value-type="float" office:value="0.0642368757393378" calcext:value-type="float">
            <text:p>0.0642368757393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5648669900068" calcext:value-type="float">
            <text:p>0.515648669900068</text:p>
          </table:table-cell>
          <table:table-cell office:value-type="float" office:value="1.33027947689596" calcext:value-type="float">
            <text:p>1.33027947689596</text:p>
          </table:table-cell>
          <table:table-cell office:value-type="float" office:value="0.469466695088421" calcext:value-type="float">
            <text:p>0.469466695088421</text:p>
          </table:table-cell>
          <table:table-cell office:value-type="float" office:value="0.158589465150821" calcext:value-type="float">
            <text:p>0.158589465150821</text:p>
          </table:table-cell>
          <table:table-cell office:value-type="float" office:value="0.118444809252379" calcext:value-type="float">
            <text:p>0.118444809252379</text:p>
          </table:table-cell>
          <table:table-cell office:value-type="float" office:value="0.0642490764378918" calcext:value-type="float">
            <text:p>0.0642490764378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5355785015091" calcext:value-type="float">
            <text:p>0.505355785015091</text:p>
          </table:table-cell>
          <table:table-cell office:value-type="float" office:value="1.33029348500411" calcext:value-type="float">
            <text:p>1.33029348500411</text:p>
          </table:table-cell>
          <table:table-cell office:value-type="float" office:value="0.469515377461899" calcext:value-type="float">
            <text:p>0.469515377461899</text:p>
          </table:table-cell>
          <table:table-cell office:value-type="float" office:value="0.158336348707457" calcext:value-type="float">
            <text:p>0.158336348707457</text:p>
          </table:table-cell>
          <table:table-cell office:value-type="float" office:value="0.118456709442441" calcext:value-type="float">
            <text:p>0.118456709442441</text:p>
          </table:table-cell>
          <table:table-cell office:value-type="float" office:value="0.0642626567683132" calcext:value-type="float">
            <text:p>0.0642626567683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7272189118417" calcext:value-type="float">
            <text:p>0.717272189118417</text:p>
          </table:table-cell>
          <table:table-cell office:value-type="float" office:value="1.32894929802025" calcext:value-type="float">
            <text:p>1.32894929802025</text:p>
          </table:table-cell>
          <table:table-cell office:value-type="float" office:value="0.469002027794137" calcext:value-type="float">
            <text:p>0.469002027794137</text:p>
          </table:table-cell>
          <table:table-cell office:value-type="float" office:value="0.154991819307772" calcext:value-type="float">
            <text:p>0.154991819307772</text:p>
          </table:table-cell>
          <table:table-cell office:value-type="float" office:value="0.118331634949105" calcext:value-type="float">
            <text:p>0.118331634949105</text:p>
          </table:table-cell>
          <table:table-cell office:value-type="float" office:value="0.0641206371892282" calcext:value-type="float">
            <text:p>0.0641206371892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6069597454856" calcext:value-type="float">
            <text:p>0.586069597454856</text:p>
          </table:table-cell>
          <table:table-cell office:value-type="float" office:value="1.30164061058129" calcext:value-type="float">
            <text:p>1.30164061058129</text:p>
          </table:table-cell>
          <table:table-cell office:value-type="float" office:value="0.410747258230239" calcext:value-type="float">
            <text:p>0.410747258230239</text:p>
          </table:table-cell>
          <table:table-cell office:value-type="float" office:value="0.141691787614472" calcext:value-type="float">
            <text:p>0.141691787614472</text:p>
          </table:table-cell>
          <table:table-cell office:value-type="float" office:value="0.118934985026841" calcext:value-type="float">
            <text:p>0.118934985026841</text:p>
          </table:table-cell>
          <table:table-cell office:value-type="float" office:value="0.0511666825826849" calcext:value-type="float">
            <text:p>0.0511666825826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8784769923001" calcext:value-type="float">
            <text:p>0.428784769923001</text:p>
          </table:table-cell>
          <table:table-cell office:value-type="float" office:value="1.46061623410445" calcext:value-type="float">
            <text:p>1.46061623410445</text:p>
          </table:table-cell>
          <table:table-cell office:value-type="float" office:value="0.453303549802626" calcext:value-type="float">
            <text:p>0.453303549802626</text:p>
          </table:table-cell>
          <table:table-cell office:value-type="float" office:value="0.16634188689106" calcext:value-type="float">
            <text:p>0.16634188689106</text:p>
          </table:table-cell>
          <table:table-cell office:value-type="float" office:value="0.129774344094623" calcext:value-type="float">
            <text:p>0.129774344094623</text:p>
          </table:table-cell>
          <table:table-cell office:value-type="float" office:value="0.0672634247328585" calcext:value-type="float">
            <text:p>0.0672634247328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8264182642867" calcext:value-type="float">
            <text:p>0.458264182642867</text:p>
          </table:table-cell>
          <table:table-cell office:value-type="float" office:value="1.46034234217717" calcext:value-type="float">
            <text:p>1.46034234217717</text:p>
          </table:table-cell>
          <table:table-cell office:value-type="float" office:value="0.453166639869103" calcext:value-type="float">
            <text:p>0.453166639869103</text:p>
          </table:table-cell>
          <table:table-cell office:value-type="float" office:value="0.166316701566103" calcext:value-type="float">
            <text:p>0.166316701566103</text:p>
          </table:table-cell>
          <table:table-cell office:value-type="float" office:value="0.129734344001112" calcext:value-type="float">
            <text:p>0.129734344001112</text:p>
          </table:table-cell>
          <table:table-cell office:value-type="float" office:value="0.0672223090538056" calcext:value-type="float">
            <text:p>0.0672223090538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509238959623" calcext:value-type="float">
            <text:p>0.43509238959623</text:p>
          </table:table-cell>
          <table:table-cell office:value-type="float" office:value="1.4603850535412" calcext:value-type="float">
            <text:p>1.4603850535412</text:p>
          </table:table-cell>
          <table:table-cell office:value-type="float" office:value="0.45325637031298" calcext:value-type="float">
            <text:p>0.45325637031298</text:p>
          </table:table-cell>
          <table:table-cell office:value-type="float" office:value="0.166462998805711" calcext:value-type="float">
            <text:p>0.166462998805711</text:p>
          </table:table-cell>
          <table:table-cell office:value-type="float" office:value="0.12975956238461" calcext:value-type="float">
            <text:p>0.12975956238461</text:p>
          </table:table-cell>
          <table:table-cell office:value-type="float" office:value="0.0672492777470069" calcext:value-type="float">
            <text:p>0.0672492777470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7723732876238" calcext:value-type="float">
            <text:p>0.607723732876238</text:p>
          </table:table-cell>
          <table:table-cell office:value-type="float" office:value="1.45928718630076" calcext:value-type="float">
            <text:p>1.45928718630076</text:p>
          </table:table-cell>
          <table:table-cell office:value-type="float" office:value="0.45289737788873" calcext:value-type="float">
            <text:p>0.45289737788873</text:p>
          </table:table-cell>
          <table:table-cell office:value-type="float" office:value="0.164067092986288" calcext:value-type="float">
            <text:p>0.164067092986288</text:p>
          </table:table-cell>
          <table:table-cell office:value-type="float" office:value="0.129658550895614" calcext:value-type="float">
            <text:p>0.129658550895614</text:p>
          </table:table-cell>
          <table:table-cell office:value-type="float" office:value="0.0671419743750612" calcext:value-type="float">
            <text:p>0.0671419743750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3278248018403" calcext:value-type="float">
            <text:p>0.463278248018403</text:p>
          </table:table-cell>
          <table:table-cell office:value-type="float" office:value="1.45055636541488" calcext:value-type="float">
            <text:p>1.45055636541488</text:p>
          </table:table-cell>
          <table:table-cell office:value-type="float" office:value="0.431178296065876" calcext:value-type="float">
            <text:p>0.431178296065876</text:p>
          </table:table-cell>
          <table:table-cell office:value-type="float" office:value="0.167931393195334" calcext:value-type="float">
            <text:p>0.167931393195334</text:p>
          </table:table-cell>
          <table:table-cell office:value-type="float" office:value="0.136986095475014" calcext:value-type="float">
            <text:p>0.136986095475014</text:p>
          </table:table-cell>
          <table:table-cell office:value-type="float" office:value="0.054165974646142" calcext:value-type="float">
            <text:p>0.05416597464614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34995547162579" calcext:value-type="float">
            <text:p>0.234995547162579</text:p>
          </table:table-cell>
          <table:table-cell office:value-type="float" office:value="1.43277800070181" calcext:value-type="float">
            <text:p>1.43277800070181</text:p>
          </table:table-cell>
          <table:table-cell office:value-type="float" office:value="0.455978038663405" calcext:value-type="float">
            <text:p>0.455978038663405</text:p>
          </table:table-cell>
          <table:table-cell office:value-type="float" office:value="0.168384529742001" calcext:value-type="float">
            <text:p>0.168384529742001</text:p>
          </table:table-cell>
          <table:table-cell office:value-type="float" office:value="0.126891384190315" calcext:value-type="float">
            <text:p>0.126891384190315</text:p>
          </table:table-cell>
          <table:table-cell office:value-type="float" office:value="0.0642216965584057" calcext:value-type="float">
            <text:p>0.0642216965584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58855815468974" calcext:value-type="float">
            <text:p>0.258855815468974</text:p>
          </table:table-cell>
          <table:table-cell office:value-type="float" office:value="1.43259548029956" calcext:value-type="float">
            <text:p>1.43259548029956</text:p>
          </table:table-cell>
          <table:table-cell office:value-type="float" office:value="0.455865303006177" calcext:value-type="float">
            <text:p>0.455865303006177</text:p>
          </table:table-cell>
          <table:table-cell office:value-type="float" office:value="0.168580242638939" calcext:value-type="float">
            <text:p>0.168580242638939</text:p>
          </table:table-cell>
          <table:table-cell office:value-type="float" office:value="0.126859263840316" calcext:value-type="float">
            <text:p>0.126859263840316</text:p>
          </table:table-cell>
          <table:table-cell office:value-type="float" office:value="0.0641895502549114" calcext:value-type="float">
            <text:p>0.0641895502549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44004312885933" calcext:value-type="float">
            <text:p>0.244004312885933</text:p>
          </table:table-cell>
          <table:table-cell office:value-type="float" office:value="1.43262041837495" calcext:value-type="float">
            <text:p>1.43262041837495</text:p>
          </table:table-cell>
          <table:table-cell office:value-type="float" office:value="0.455921091475368" calcext:value-type="float">
            <text:p>0.455921091475368</text:p>
          </table:table-cell>
          <table:table-cell office:value-type="float" office:value="0.168533426392254" calcext:value-type="float">
            <text:p>0.168533426392254</text:p>
          </table:table-cell>
          <table:table-cell office:value-type="float" office:value="0.12687446898871" calcext:value-type="float">
            <text:p>0.12687446898871</text:p>
          </table:table-cell>
          <table:table-cell office:value-type="float" office:value="0.0642054716037612" calcext:value-type="float">
            <text:p>0.0642054716037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6778905788689" calcext:value-type="float">
            <text:p>0.416778905788689</text:p>
          </table:table-cell>
          <table:table-cell office:value-type="float" office:value="1.43161111832821" calcext:value-type="float">
            <text:p>1.43161111832821</text:p>
          </table:table-cell>
          <table:table-cell office:value-type="float" office:value="0.455582086785098" calcext:value-type="float">
            <text:p>0.455582086785098</text:p>
          </table:table-cell>
          <table:table-cell office:value-type="float" office:value="0.166286429367507" calcext:value-type="float">
            <text:p>0.166286429367507</text:p>
          </table:table-cell>
          <table:table-cell office:value-type="float" office:value="0.126782177737932" calcext:value-type="float">
            <text:p>0.126782177737932</text:p>
          </table:table-cell>
          <table:table-cell office:value-type="float" office:value="0.064109287537026" calcext:value-type="float">
            <text:p>0.0641092875370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8179272469977" calcext:value-type="float">
            <text:p>0.18179272469977</text:p>
          </table:table-cell>
          <table:table-cell office:value-type="float" office:value="1.51673100525022" calcext:value-type="float">
            <text:p>1.51673100525022</text:p>
          </table:table-cell>
          <table:table-cell office:value-type="float" office:value="0.444412193970853" calcext:value-type="float">
            <text:p>0.444412193970853</text:p>
          </table:table-cell>
          <table:table-cell office:value-type="float" office:value="0.206002732591473" calcext:value-type="float">
            <text:p>0.206002732591473</text:p>
          </table:table-cell>
          <table:table-cell office:value-type="float" office:value="0.156252111724411" calcext:value-type="float">
            <text:p>0.156252111724411</text:p>
          </table:table-cell>
          <table:table-cell office:value-type="float" office:value="0.0621197633726434" calcext:value-type="float">
            <text:p>0.0621197633726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8644941246823" calcext:value-type="float">
            <text:p>0.508644941246823</text:p>
          </table:table-cell>
          <table:table-cell office:value-type="float" office:value="1.31830516568467" calcext:value-type="float">
            <text:p>1.31830516568467</text:p>
          </table:table-cell>
          <table:table-cell office:value-type="float" office:value="0.428174550356554" calcext:value-type="float">
            <text:p>0.428174550356554</text:p>
          </table:table-cell>
          <table:table-cell office:value-type="float" office:value="0.140850559617924" calcext:value-type="float">
            <text:p>0.140850559617924</text:p>
          </table:table-cell>
          <table:table-cell office:value-type="float" office:value="0.111845364325687" calcext:value-type="float">
            <text:p>0.111845364325687</text:p>
          </table:table-cell>
          <table:table-cell office:value-type="float" office:value="0.0600051183657666" calcext:value-type="float">
            <text:p>0.0600051183657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5629365315032" calcext:value-type="float">
            <text:p>0.505629365315032</text:p>
          </table:table-cell>
          <table:table-cell office:value-type="float" office:value="1.31833740526051" calcext:value-type="float">
            <text:p>1.31833740526051</text:p>
          </table:table-cell>
          <table:table-cell office:value-type="float" office:value="0.428170365434959" calcext:value-type="float">
            <text:p>0.428170365434959</text:p>
          </table:table-cell>
          <table:table-cell office:value-type="float" office:value="0.14173175519734" calcext:value-type="float">
            <text:p>0.14173175519734</text:p>
          </table:table-cell>
          <table:table-cell office:value-type="float" office:value="0.111843832948585" calcext:value-type="float">
            <text:p>0.111843832948585</text:p>
          </table:table-cell>
          <table:table-cell office:value-type="float" office:value="0.0600039984787295" calcext:value-type="float">
            <text:p>0.060003998478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1913358242586" calcext:value-type="float">
            <text:p>0.501913358242586</text:p>
          </table:table-cell>
          <table:table-cell office:value-type="float" office:value="1.31834280864083" calcext:value-type="float">
            <text:p>1.31834280864083</text:p>
          </table:table-cell>
          <table:table-cell office:value-type="float" office:value="0.428184978497432" calcext:value-type="float">
            <text:p>0.428184978497432</text:p>
          </table:table-cell>
          <table:table-cell office:value-type="float" office:value="0.141375556243923" calcext:value-type="float">
            <text:p>0.141375556243923</text:p>
          </table:table-cell>
          <table:table-cell office:value-type="float" office:value="0.111847609542449" calcext:value-type="float">
            <text:p>0.111847609542449</text:p>
          </table:table-cell>
          <table:table-cell office:value-type="float" office:value="0.0600081473112891" calcext:value-type="float">
            <text:p>0.0600081473112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9696806347297" calcext:value-type="float">
            <text:p>0.679696806347297</text:p>
          </table:table-cell>
          <table:table-cell office:value-type="float" office:value="1.31730264369348" calcext:value-type="float">
            <text:p>1.31730264369348</text:p>
          </table:table-cell>
          <table:table-cell office:value-type="float" office:value="0.427832489326106" calcext:value-type="float">
            <text:p>0.427832489326106</text:p>
          </table:table-cell>
          <table:table-cell office:value-type="float" office:value="0.138685305404904" calcext:value-type="float">
            <text:p>0.138685305404904</text:p>
          </table:table-cell>
          <table:table-cell office:value-type="float" office:value="0.111755922813679" calcext:value-type="float">
            <text:p>0.111755922813679</text:p>
          </table:table-cell>
          <table:table-cell office:value-type="float" office:value="0.0599085314103136" calcext:value-type="float">
            <text:p>0.0599085314103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7692026038857" calcext:value-type="float">
            <text:p>0.547692026038857</text:p>
          </table:table-cell>
          <table:table-cell office:value-type="float" office:value="1.28676388061806" calcext:value-type="float">
            <text:p>1.28676388061806</text:p>
          </table:table-cell>
          <table:table-cell office:value-type="float" office:value="0.418060969328244" calcext:value-type="float">
            <text:p>0.418060969328244</text:p>
          </table:table-cell>
          <table:table-cell office:value-type="float" office:value="0.137448924587419" calcext:value-type="float">
            <text:p>0.137448924587419</text:p>
          </table:table-cell>
          <table:table-cell office:value-type="float" office:value="0.113459459572018" calcext:value-type="float">
            <text:p>0.113459459572018</text:p>
          </table:table-cell>
          <table:table-cell office:value-type="float" office:value="0.0636626737136252" calcext:value-type="float">
            <text:p>0.0636626737136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4455888587274" calcext:value-type="float">
            <text:p>0.474455888587274</text:p>
          </table:table-cell>
          <table:table-cell office:value-type="float" office:value="1.26596199452428" calcext:value-type="float">
            <text:p>1.26596199452428</text:p>
          </table:table-cell>
          <table:table-cell office:value-type="float" office:value="0.397189316617754" calcext:value-type="float">
            <text:p>0.397189316617754</text:p>
          </table:table-cell>
          <table:table-cell office:value-type="float" office:value="0.134748702845566" calcext:value-type="float">
            <text:p>0.134748702845566</text:p>
          </table:table-cell>
          <table:table-cell office:value-type="float" office:value="0.112692304491602" calcext:value-type="float">
            <text:p>0.112692304491602</text:p>
          </table:table-cell>
          <table:table-cell office:value-type="float" office:value="0.0545961444465023" calcext:value-type="float">
            <text:p>0.0545961444465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4412810953734" calcext:value-type="float">
            <text:p>0.494412810953734</text:p>
          </table:table-cell>
          <table:table-cell office:value-type="float" office:value="1.26583364381004" calcext:value-type="float">
            <text:p>1.26583364381004</text:p>
          </table:table-cell>
          <table:table-cell office:value-type="float" office:value="0.397113407171453" calcext:value-type="float">
            <text:p>0.397113407171453</text:p>
          </table:table-cell>
          <table:table-cell office:value-type="float" office:value="0.135010319270601" calcext:value-type="float">
            <text:p>0.135010319270601</text:p>
          </table:table-cell>
          <table:table-cell office:value-type="float" office:value="0.112670828450468" calcext:value-type="float">
            <text:p>0.112670828450468</text:p>
          </table:table-cell>
          <table:table-cell office:value-type="float" office:value="0.0545750542349095" calcext:value-type="float">
            <text:p>0.054575054234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5870827728196" calcext:value-type="float">
            <text:p>0.485870827728196</text:p>
          </table:table-cell>
          <table:table-cell office:value-type="float" office:value="1.26583927851318" calcext:value-type="float">
            <text:p>1.26583927851318</text:p>
          </table:table-cell>
          <table:table-cell office:value-type="float" office:value="0.397138761618856" calcext:value-type="float">
            <text:p>0.397138761618856</text:p>
          </table:table-cell>
          <table:table-cell office:value-type="float" office:value="0.134817334059844" calcext:value-type="float">
            <text:p>0.134817334059844</text:p>
          </table:table-cell>
          <table:table-cell office:value-type="float" office:value="0.112677993748062" calcext:value-type="float">
            <text:p>0.112677993748062</text:p>
          </table:table-cell>
          <table:table-cell office:value-type="float" office:value="0.054582098625434" calcext:value-type="float">
            <text:p>0.0545820986254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1153046249348" calcext:value-type="float">
            <text:p>0.631153046249348</text:p>
          </table:table-cell>
          <table:table-cell office:value-type="float" office:value="1.26514587925998" calcext:value-type="float">
            <text:p>1.26514587925998</text:p>
          </table:table-cell>
          <table:table-cell office:value-type="float" office:value="0.396916796681942" calcext:value-type="float">
            <text:p>0.396916796681942</text:p>
          </table:table-cell>
          <table:table-cell office:value-type="float" office:value="0.132915660730909" calcext:value-type="float">
            <text:p>0.132915660730909</text:p>
          </table:table-cell>
          <table:table-cell office:value-type="float" office:value="0.112614670730102" calcext:value-type="float">
            <text:p>0.112614670730102</text:p>
          </table:table-cell>
          <table:table-cell office:value-type="float" office:value="0.0545207150329391" calcext:value-type="float">
            <text:p>0.0545207150329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5389793240708" calcext:value-type="float">
            <text:p>0.455389793240708</text:p>
          </table:table-cell>
          <table:table-cell office:value-type="float" office:value="1.29254500931422" calcext:value-type="float">
            <text:p>1.29254500931422</text:p>
          </table:table-cell>
          <table:table-cell office:value-type="float" office:value="0.421227720192224" calcext:value-type="float">
            <text:p>0.421227720192224</text:p>
          </table:table-cell>
          <table:table-cell office:value-type="float" office:value="0.1587052324792" calcext:value-type="float">
            <text:p>0.1587052324792</text:p>
          </table:table-cell>
          <table:table-cell office:value-type="float" office:value="0.121968344894204" calcext:value-type="float">
            <text:p>0.121968344894204</text:p>
          </table:table-cell>
          <table:table-cell office:value-type="float" office:value="0.0718094571158996" calcext:value-type="float">
            <text:p>0.07180945711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3647162995651" calcext:value-type="float">
            <text:p>0.433647162995651</text:p>
          </table:table-cell>
          <table:table-cell office:value-type="float" office:value="1.35211593647871" calcext:value-type="float">
            <text:p>1.35211593647871</text:p>
          </table:table-cell>
          <table:table-cell office:value-type="float" office:value="0.470344255174844" calcext:value-type="float">
            <text:p>0.470344255174844</text:p>
          </table:table-cell>
          <table:table-cell office:value-type="float" office:value="0.153018439825303" calcext:value-type="float">
            <text:p>0.153018439825303</text:p>
          </table:table-cell>
          <table:table-cell office:value-type="float" office:value="0.132013067826831" calcext:value-type="float">
            <text:p>0.132013067826831</text:p>
          </table:table-cell>
          <table:table-cell office:value-type="float" office:value="0.0709679339328484" calcext:value-type="float">
            <text:p>0.0709679339328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8630928597356" calcext:value-type="float">
            <text:p>0.478630928597356</text:p>
          </table:table-cell>
          <table:table-cell office:value-type="float" office:value="1.35177724302035" calcext:value-type="float">
            <text:p>1.35177724302035</text:p>
          </table:table-cell>
          <table:table-cell office:value-type="float" office:value="0.47016254043642" calcext:value-type="float">
            <text:p>0.47016254043642</text:p>
          </table:table-cell>
          <table:table-cell office:value-type="float" office:value="0.15263568414594" calcext:value-type="float">
            <text:p>0.15263568414594</text:p>
          </table:table-cell>
          <table:table-cell office:value-type="float" office:value="0.131959802796822" calcext:value-type="float">
            <text:p>0.131959802796822</text:p>
          </table:table-cell>
          <table:table-cell office:value-type="float" office:value="0.0709124221675198" calcext:value-type="float">
            <text:p>0.070912422167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8272018467095" calcext:value-type="float">
            <text:p>0.448272018467095</text:p>
          </table:table-cell>
          <table:table-cell office:value-type="float" office:value="1.35179634926867" calcext:value-type="float">
            <text:p>1.35179634926867</text:p>
          </table:table-cell>
          <table:table-cell office:value-type="float" office:value="0.470262540540642" calcext:value-type="float">
            <text:p>0.470262540540642</text:p>
          </table:table-cell>
          <table:table-cell office:value-type="float" office:value="0.153004005826677" calcext:value-type="float">
            <text:p>0.153004005826677</text:p>
          </table:table-cell>
          <table:table-cell office:value-type="float" office:value="0.131988143229847" calcext:value-type="float">
            <text:p>0.131988143229847</text:p>
          </table:table-cell>
          <table:table-cell office:value-type="float" office:value="0.070942967261182" calcext:value-type="float">
            <text:p>0.070942967261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1472201138231" calcext:value-type="float">
            <text:p>0.621472201138231</text:p>
          </table:table-cell>
          <table:table-cell office:value-type="float" office:value="1.35089258485797" calcext:value-type="float">
            <text:p>1.35089258485797</text:p>
          </table:table-cell>
          <table:table-cell office:value-type="float" office:value="0.469947662349642" calcext:value-type="float">
            <text:p>0.469947662349642</text:p>
          </table:table-cell>
          <table:table-cell office:value-type="float" office:value="0.150242511420648" calcext:value-type="float">
            <text:p>0.150242511420648</text:p>
          </table:table-cell>
          <table:table-cell office:value-type="float" office:value="0.13189723006693" calcext:value-type="float">
            <text:p>0.13189723006693</text:p>
          </table:table-cell>
          <table:table-cell office:value-type="float" office:value="0.0708472757781224" calcext:value-type="float">
            <text:p>0.0708472757781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4532835619276" calcext:value-type="float">
            <text:p>0.504532835619276</text:p>
          </table:table-cell>
          <table:table-cell office:value-type="float" office:value="1.31140310218904" calcext:value-type="float">
            <text:p>1.31140310218904</text:p>
          </table:table-cell>
          <table:table-cell office:value-type="float" office:value="0.472043167787415" calcext:value-type="float">
            <text:p>0.472043167787415</text:p>
          </table:table-cell>
          <table:table-cell office:value-type="float" office:value="0.15607155332051" calcext:value-type="float">
            <text:p>0.15607155332051</text:p>
          </table:table-cell>
          <table:table-cell office:value-type="float" office:value="0.144022690356787" calcext:value-type="float">
            <text:p>0.144022690356787</text:p>
          </table:table-cell>
          <table:table-cell office:value-type="float" office:value="0.0773627012693181" calcext:value-type="float">
            <text:p>0.0773627012693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0666176160132" calcext:value-type="float">
            <text:p>0.400666176160132</text:p>
          </table:table-cell>
          <table:table-cell office:value-type="float" office:value="1.51238291556772" calcext:value-type="float">
            <text:p>1.51238291556772</text:p>
          </table:table-cell>
          <table:table-cell office:value-type="float" office:value="0.527111361038101" calcext:value-type="float">
            <text:p>0.527111361038101</text:p>
          </table:table-cell>
          <table:table-cell office:value-type="float" office:value="0.188684444225453" calcext:value-type="float">
            <text:p>0.188684444225453</text:p>
          </table:table-cell>
          <table:table-cell office:value-type="float" office:value="0.143434560131018" calcext:value-type="float">
            <text:p>0.143434560131018</text:p>
          </table:table-cell>
          <table:table-cell office:value-type="float" office:value="0.0819177256745966" calcext:value-type="float">
            <text:p>0.0819177256745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6088282586875" calcext:value-type="float">
            <text:p>0.396088282586875</text:p>
          </table:table-cell>
          <table:table-cell office:value-type="float" office:value="1.51235932871122" calcext:value-type="float">
            <text:p>1.51235932871122</text:p>
          </table:table-cell>
          <table:table-cell office:value-type="float" office:value="0.527108451359356" calcext:value-type="float">
            <text:p>0.527108451359356</text:p>
          </table:table-cell>
          <table:table-cell office:value-type="float" office:value="0.189682160832467" calcext:value-type="float">
            <text:p>0.189682160832467</text:p>
          </table:table-cell>
          <table:table-cell office:value-type="float" office:value="0.143432385587548" calcext:value-type="float">
            <text:p>0.143432385587548</text:p>
          </table:table-cell>
          <table:table-cell office:value-type="float" office:value="0.0819169723434893" calcext:value-type="float">
            <text:p>0.0819169723434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2845797314502" calcext:value-type="float">
            <text:p>0.392845797314502</text:p>
          </table:table-cell>
          <table:table-cell office:value-type="float" office:value="1.512363713012" calcext:value-type="float">
            <text:p>1.512363713012</text:p>
          </table:table-cell>
          <table:table-cell office:value-type="float" office:value="0.52712646157794" calcext:value-type="float">
            <text:p>0.52712646157794</text:p>
          </table:table-cell>
          <table:table-cell office:value-type="float" office:value="0.189303894089486" calcext:value-type="float">
            <text:p>0.189303894089486</text:p>
          </table:table-cell>
          <table:table-cell office:value-type="float" office:value="0.143437129546717" calcext:value-type="float">
            <text:p>0.143437129546717</text:p>
          </table:table-cell>
          <table:table-cell office:value-type="float" office:value="0.0819226519090619" calcext:value-type="float">
            <text:p>0.0819226519090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1846566460338" calcext:value-type="float">
            <text:p>0.611846566460338</text:p>
          </table:table-cell>
          <table:table-cell office:value-type="float" office:value="1.51075512224348" calcext:value-type="float">
            <text:p>1.51075512224348</text:p>
          </table:table-cell>
          <table:table-cell office:value-type="float" office:value="0.526516695992521" calcext:value-type="float">
            <text:p>0.526516695992521</text:p>
          </table:table-cell>
          <table:table-cell office:value-type="float" office:value="0.185618569092457" calcext:value-type="float">
            <text:p>0.185618569092457</text:p>
          </table:table-cell>
          <table:table-cell office:value-type="float" office:value="0.143277349208827" calcext:value-type="float">
            <text:p>0.143277349208827</text:p>
          </table:table-cell>
          <table:table-cell office:value-type="float" office:value="0.081731242077549" calcext:value-type="float">
            <text:p>0.0817312420775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5647370467683" calcext:value-type="float">
            <text:p>0.495647370467683</text:p>
          </table:table-cell>
          <table:table-cell office:value-type="float" office:value="1.42522763589338" calcext:value-type="float">
            <text:p>1.42522763589338</text:p>
          </table:table-cell>
          <table:table-cell office:value-type="float" office:value="0.508113163434059" calcext:value-type="float">
            <text:p>0.508113163434059</text:p>
          </table:table-cell>
          <table:table-cell office:value-type="float" office:value="0.15897872586442" calcext:value-type="float">
            <text:p>0.15897872586442</text:p>
          </table:table-cell>
          <table:table-cell office:value-type="float" office:value="0.124160095066708" calcext:value-type="float">
            <text:p>0.124160095066708</text:p>
          </table:table-cell>
          <table:table-cell office:value-type="float" office:value="0.0928202819350306" calcext:value-type="float">
            <text:p>0.0928202819350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7293962071778" calcext:value-type="float">
            <text:p>0.427293962071778</text:p>
          </table:table-cell>
          <table:table-cell office:value-type="float" office:value="1.35854535285033" calcext:value-type="float">
            <text:p>1.35854535285033</text:p>
          </table:table-cell>
          <table:table-cell office:value-type="float" office:value="0.441898256377846" calcext:value-type="float">
            <text:p>0.441898256377846</text:p>
          </table:table-cell>
          <table:table-cell office:value-type="float" office:value="0.139937511055454" calcext:value-type="float">
            <text:p>0.139937511055454</text:p>
          </table:table-cell>
          <table:table-cell office:value-type="float" office:value="0.112508039269731" calcext:value-type="float">
            <text:p>0.112508039269731</text:p>
          </table:table-cell>
          <table:table-cell office:value-type="float" office:value="0.0591015491471343" calcext:value-type="float">
            <text:p>0.0591015491471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2960189517573" calcext:value-type="float">
            <text:p>0.412960189517573</text:p>
          </table:table-cell>
          <table:table-cell office:value-type="float" office:value="1.35858473135824" calcext:value-type="float">
            <text:p>1.35858473135824</text:p>
          </table:table-cell>
          <table:table-cell office:value-type="float" office:value="0.441940685086114" calcext:value-type="float">
            <text:p>0.441940685086114</text:p>
          </table:table-cell>
          <table:table-cell office:value-type="float" office:value="0.141037361444002" calcext:value-type="float">
            <text:p>0.141037361444002</text:p>
          </table:table-cell>
          <table:table-cell office:value-type="float" office:value="0.112519123305353" calcext:value-type="float">
            <text:p>0.112519123305353</text:p>
          </table:table-cell>
          <table:table-cell office:value-type="float" office:value="0.0591131866474508" calcext:value-type="float">
            <text:p>0.0591131866474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7490421277055" calcext:value-type="float">
            <text:p>0.417490421277055</text:p>
          </table:table-cell>
          <table:table-cell office:value-type="float" office:value="1.35858061859861" calcext:value-type="float">
            <text:p>1.35858061859861</text:p>
          </table:table-cell>
          <table:table-cell office:value-type="float" office:value="0.4419212747848" calcext:value-type="float">
            <text:p>0.4419212747848</text:p>
          </table:table-cell>
          <table:table-cell office:value-type="float" office:value="0.140549313809687" calcext:value-type="float">
            <text:p>0.140549313809687</text:p>
          </table:table-cell>
          <table:table-cell office:value-type="float" office:value="0.112514236608248" calcext:value-type="float">
            <text:p>0.112514236608248</text:p>
          </table:table-cell>
          <table:table-cell office:value-type="float" office:value="0.059107879389071" calcext:value-type="float">
            <text:p>0.0591078793890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4660214539001" calcext:value-type="float">
            <text:p>0.604660214539001</text:p>
          </table:table-cell>
          <table:table-cell office:value-type="float" office:value="1.35742031772369" calcext:value-type="float">
            <text:p>1.35742031772369</text:p>
          </table:table-cell>
          <table:table-cell office:value-type="float" office:value="0.441527381343551" calcext:value-type="float">
            <text:p>0.441527381343551</text:p>
          </table:table-cell>
          <table:table-cell office:value-type="float" office:value="0.137799365724036" calcext:value-type="float">
            <text:p>0.137799365724036</text:p>
          </table:table-cell>
          <table:table-cell office:value-type="float" office:value="0.112414246595401" calcext:value-type="float">
            <text:p>0.112414246595401</text:p>
          </table:table-cell>
          <table:table-cell office:value-type="float" office:value="0.059001578138109" calcext:value-type="float">
            <text:p>0.0590015781381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3212395656745" calcext:value-type="float">
            <text:p>0.363212395656745</text:p>
          </table:table-cell>
          <table:table-cell office:value-type="float" office:value="1.41587393818895" calcext:value-type="float">
            <text:p>1.41587393818895</text:p>
          </table:table-cell>
          <table:table-cell office:value-type="float" office:value="0.44051128288646" calcext:value-type="float">
            <text:p>0.44051128288646</text:p>
          </table:table-cell>
          <table:table-cell office:value-type="float" office:value="0.162226671073346" calcext:value-type="float">
            <text:p>0.162226671073346</text:p>
          </table:table-cell>
          <table:table-cell office:value-type="float" office:value="0.125139037313916" calcext:value-type="float">
            <text:p>0.125139037313916</text:p>
          </table:table-cell>
          <table:table-cell office:value-type="float" office:value="0.0621140650905031" calcext:value-type="float">
            <text:p>0.06211406509050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3953587065083" calcext:value-type="float">
            <text:p>0.633953587065083</text:p>
          </table:table-cell>
          <table:table-cell office:value-type="float" office:value="1.22134759751301" calcext:value-type="float">
            <text:p>1.22134759751301</text:p>
          </table:table-cell>
          <table:table-cell office:value-type="float" office:value="0.622799464163552" calcext:value-type="float">
            <text:p>0.622799464163552</text:p>
          </table:table-cell>
          <table:table-cell office:value-type="float" office:value="0.175213219436274" calcext:value-type="float">
            <text:p>0.175213219436274</text:p>
          </table:table-cell>
          <table:table-cell office:value-type="float" office:value="0.128476170732959" calcext:value-type="float">
            <text:p>0.128476170732959</text:p>
          </table:table-cell>
          <table:table-cell office:value-type="float" office:value="0.0844770275011667" calcext:value-type="float">
            <text:p>0.0844770275011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6124815546693" calcext:value-type="float">
            <text:p>0.646124815546693</text:p>
          </table:table-cell>
          <table:table-cell office:value-type="float" office:value="1.22125229519549" calcext:value-type="float">
            <text:p>1.22125229519549</text:p>
          </table:table-cell>
          <table:table-cell office:value-type="float" office:value="0.622680407351008" calcext:value-type="float">
            <text:p>0.622680407351008</text:p>
          </table:table-cell>
          <table:table-cell office:value-type="float" office:value="0.175894095183848" calcext:value-type="float">
            <text:p>0.175894095183848</text:p>
          </table:table-cell>
          <table:table-cell office:value-type="float" office:value="0.128452564789608" calcext:value-type="float">
            <text:p>0.128452564789608</text:p>
          </table:table-cell>
          <table:table-cell office:value-type="float" office:value="0.0844442710786143" calcext:value-type="float">
            <text:p>0.0844442710786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0988035558835" calcext:value-type="float">
            <text:p>0.630988035558835</text:p>
          </table:table-cell>
          <table:table-cell office:value-type="float" office:value="1.22124709175613" calcext:value-type="float">
            <text:p>1.22124709175613</text:p>
          </table:table-cell>
          <table:table-cell office:value-type="float" office:value="0.622774330619005" calcext:value-type="float">
            <text:p>0.622774330619005</text:p>
          </table:table-cell>
          <table:table-cell office:value-type="float" office:value="0.175862414984624" calcext:value-type="float">
            <text:p>0.175862414984624</text:p>
          </table:table-cell>
          <table:table-cell office:value-type="float" office:value="0.128471241610298" calcext:value-type="float">
            <text:p>0.128471241610298</text:p>
          </table:table-cell>
          <table:table-cell office:value-type="float" office:value="0.0844702760111655" calcext:value-type="float">
            <text:p>0.0844702760111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821351045283" calcext:value-type="float">
            <text:p>0.8821351045283</text:p>
          </table:table-cell>
          <table:table-cell office:value-type="float" office:value="1.21981804329789" calcext:value-type="float">
            <text:p>1.21981804329789</text:p>
          </table:table-cell>
          <table:table-cell office:value-type="float" office:value="0.621974317186766" calcext:value-type="float">
            <text:p>0.621974317186766</text:p>
          </table:table-cell>
          <table:table-cell office:value-type="float" office:value="0.171733856508748" calcext:value-type="float">
            <text:p>0.171733856508748</text:p>
          </table:table-cell>
          <table:table-cell office:value-type="float" office:value="0.128315925129116" calcext:value-type="float">
            <text:p>0.128315925129116</text:p>
          </table:table-cell>
          <table:table-cell office:value-type="float" office:value="0.0842508324887519" calcext:value-type="float">
            <text:p>0.0842508324887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31108292917241" calcext:value-type="float">
            <text:p>0.731108292917241</text:p>
          </table:table-cell>
          <table:table-cell office:value-type="float" office:value="1.09783492980585" calcext:value-type="float">
            <text:p>1.09783492980585</text:p>
          </table:table-cell>
          <table:table-cell office:value-type="float" office:value="0.867135149106974" calcext:value-type="float">
            <text:p>0.867135149106974</text:p>
          </table:table-cell>
          <table:table-cell office:value-type="float" office:value="0.196281594345611" calcext:value-type="float">
            <text:p>0.196281594345611</text:p>
          </table:table-cell>
          <table:table-cell office:value-type="float" office:value="0.173989130265491" calcext:value-type="float">
            <text:p>0.173989130265491</text:p>
          </table:table-cell>
          <table:table-cell office:value-type="float" office:value="0.236193990909031" calcext:value-type="float">
            <text:p>0.2361939909090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5821221258263" calcext:value-type="float">
            <text:p>0.525821221258263</text:p>
          </table:table-cell>
          <table:table-cell office:value-type="float" office:value="1.21225406537055" calcext:value-type="float">
            <text:p>1.21225406537055</text:p>
          </table:table-cell>
          <table:table-cell office:value-type="float" office:value="0.525767679771939" calcext:value-type="float">
            <text:p>0.525767679771939</text:p>
          </table:table-cell>
          <table:table-cell office:value-type="float" office:value="0.164411116877006" calcext:value-type="float">
            <text:p>0.164411116877006</text:p>
          </table:table-cell>
          <table:table-cell office:value-type="float" office:value="0.128045480019045" calcext:value-type="float">
            <text:p>0.128045480019045</text:p>
          </table:table-cell>
          <table:table-cell office:value-type="float" office:value="0.0736981705557891" calcext:value-type="float">
            <text:p>0.0736981705557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6357448970292" calcext:value-type="float">
            <text:p>0.546357448970292</text:p>
          </table:table-cell>
          <table:table-cell office:value-type="float" office:value="1.21204792972743" calcext:value-type="float">
            <text:p>1.21204792972743</text:p>
          </table:table-cell>
          <table:table-cell office:value-type="float" office:value="0.525644342309636" calcext:value-type="float">
            <text:p>0.525644342309636</text:p>
          </table:table-cell>
          <table:table-cell office:value-type="float" office:value="0.164637537809769" calcext:value-type="float">
            <text:p>0.164637537809769</text:p>
          </table:table-cell>
          <table:table-cell office:value-type="float" office:value="0.128017006999238" calcext:value-type="float">
            <text:p>0.128017006999238</text:p>
          </table:table-cell>
          <table:table-cell office:value-type="float" office:value="0.0736631055560311" calcext:value-type="float">
            <text:p>0.0736631055560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5825272029909" calcext:value-type="float">
            <text:p>0.535825272029909</text:p>
          </table:table-cell>
          <table:table-cell office:value-type="float" office:value="1.21202793430266" calcext:value-type="float">
            <text:p>1.21202793430266</text:p>
          </table:table-cell>
          <table:table-cell office:value-type="float" office:value="0.525690870837175" calcext:value-type="float">
            <text:p>0.525690870837175</text:p>
          </table:table-cell>
          <table:table-cell office:value-type="float" office:value="0.164596727936924" calcext:value-type="float">
            <text:p>0.164596727936924</text:p>
          </table:table-cell>
          <table:table-cell office:value-type="float" office:value="0.128028063608244" calcext:value-type="float">
            <text:p>0.128028063608244</text:p>
          </table:table-cell>
          <table:table-cell office:value-type="float" office:value="0.0736763571340812" calcext:value-type="float">
            <text:p>0.0736763571340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6079993129648" calcext:value-type="float">
            <text:p>0.736079993129648</text:p>
          </table:table-cell>
          <table:table-cell office:value-type="float" office:value="1.21104835767598" calcext:value-type="float">
            <text:p>1.21104835767598</text:p>
          </table:table-cell>
          <table:table-cell office:value-type="float" office:value="0.525235935748909" calcext:value-type="float">
            <text:p>0.525235935748909</text:p>
          </table:table-cell>
          <table:table-cell office:value-type="float" office:value="0.161594110195094" calcext:value-type="float">
            <text:p>0.161594110195094</text:p>
          </table:table-cell>
          <table:table-cell office:value-type="float" office:value="0.127921745815669" calcext:value-type="float">
            <text:p>0.127921745815669</text:p>
          </table:table-cell>
          <table:table-cell office:value-type="float" office:value="0.0735477420245" calcext:value-type="float">
            <text:p>0.07354774202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9758670758001" calcext:value-type="float">
            <text:p>0.549758670758001</text:p>
          </table:table-cell>
          <table:table-cell office:value-type="float" office:value="1.21488414403948" calcext:value-type="float">
            <text:p>1.21488414403948</text:p>
          </table:table-cell>
          <table:table-cell office:value-type="float" office:value="0.453316121536179" calcext:value-type="float">
            <text:p>0.453316121536179</text:p>
          </table:table-cell>
          <table:table-cell office:value-type="float" office:value="0.114074072511596" calcext:value-type="float">
            <text:p>0.114074072511596</text:p>
          </table:table-cell>
          <table:table-cell office:value-type="float" office:value="0.0961819749242057" calcext:value-type="float">
            <text:p>0.096181974924206</text:p>
          </table:table-cell>
          <table:table-cell office:value-type="float" office:value="0.0612564840701148" calcext:value-type="float">
            <text:p>0.0612564840701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3222710856358" calcext:value-type="float">
            <text:p>0.513222710856358</text:p>
          </table:table-cell>
          <table:table-cell office:value-type="float" office:value="1.26937096978409" calcext:value-type="float">
            <text:p>1.26937096978409</text:p>
          </table:table-cell>
          <table:table-cell office:value-type="float" office:value="0.512027325670225" calcext:value-type="float">
            <text:p>0.512027325670225</text:p>
          </table:table-cell>
          <table:table-cell office:value-type="float" office:value="0.148562366451788" calcext:value-type="float">
            <text:p>0.148562366451788</text:p>
          </table:table-cell>
          <table:table-cell office:value-type="float" office:value="0.113742425700034" calcext:value-type="float">
            <text:p>0.113742425700034</text:p>
          </table:table-cell>
          <table:table-cell office:value-type="float" office:value="0.0664434097450951" calcext:value-type="float">
            <text:p>0.0664434097450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4545558910709" calcext:value-type="float">
            <text:p>0.484545558910709</text:p>
          </table:table-cell>
          <table:table-cell office:value-type="float" office:value="1.26951569438921" calcext:value-type="float">
            <text:p>1.26951569438921</text:p>
          </table:table-cell>
          <table:table-cell office:value-type="float" office:value="0.512145662590324" calcext:value-type="float">
            <text:p>0.512145662590324</text:p>
          </table:table-cell>
          <table:table-cell office:value-type="float" office:value="0.150300597293323" calcext:value-type="float">
            <text:p>0.150300597293323</text:p>
          </table:table-cell>
          <table:table-cell office:value-type="float" office:value="0.113768036562106" calcext:value-type="float">
            <text:p>0.113768036562106</text:p>
          </table:table-cell>
          <table:table-cell office:value-type="float" office:value="0.0664749120997968" calcext:value-type="float">
            <text:p>0.0664749120997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9488881159198" calcext:value-type="float">
            <text:p>0.489488881159198</text:p>
          </table:table-cell>
          <table:table-cell office:value-type="float" office:value="1.26951326896503" calcext:value-type="float">
            <text:p>1.26951326896503</text:p>
          </table:table-cell>
          <table:table-cell office:value-type="float" office:value="0.512119851951363" calcext:value-type="float">
            <text:p>0.512119851951363</text:p>
          </table:table-cell>
          <table:table-cell office:value-type="float" office:value="0.149668404786504" calcext:value-type="float">
            <text:p>0.149668404786504</text:p>
          </table:table-cell>
          <table:table-cell office:value-type="float" office:value="0.113762416618009" calcext:value-type="float">
            <text:p>0.113762416618009</text:p>
          </table:table-cell>
          <table:table-cell office:value-type="float" office:value="0.0664680239405753" calcext:value-type="float">
            <text:p>0.0664680239405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4545743338882" calcext:value-type="float">
            <text:p>0.714545743338882</text:p>
          </table:table-cell>
          <table:table-cell office:value-type="float" office:value="1.26816859777977" calcext:value-type="float">
            <text:p>1.26816859777977</text:p>
          </table:table-cell>
          <table:table-cell office:value-type="float" office:value="0.511544358745498" calcext:value-type="float">
            <text:p>0.511544358745498</text:p>
          </table:table-cell>
          <table:table-cell office:value-type="float" office:value="0.146110772472055" calcext:value-type="float">
            <text:p>0.146110772472055</text:p>
          </table:table-cell>
          <table:table-cell office:value-type="float" office:value="0.113637045700239" calcext:value-type="float">
            <text:p>0.113637045700239</text:p>
          </table:table-cell>
          <table:table-cell office:value-type="float" office:value="0.0663169916201865" calcext:value-type="float">
            <text:p>0.0663169916201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0944018539977" calcext:value-type="float">
            <text:p>0.400944018539977</text:p>
          </table:table-cell>
          <table:table-cell office:value-type="float" office:value="1.3235828772106" calcext:value-type="float">
            <text:p>1.3235828772106</text:p>
          </table:table-cell>
          <table:table-cell office:value-type="float" office:value="0.657383263912133" calcext:value-type="float">
            <text:p>0.657383263912133</text:p>
          </table:table-cell>
          <table:table-cell office:value-type="float" office:value="0.193884127693252" calcext:value-type="float">
            <text:p>0.193884127693252</text:p>
          </table:table-cell>
          <table:table-cell office:value-type="float" office:value="0.133717626106055" calcext:value-type="float">
            <text:p>0.133717626106055</text:p>
          </table:table-cell>
          <table:table-cell office:value-type="float" office:value="0.167011206653807" calcext:value-type="float">
            <text:p>0.1670112066538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610355271855" calcext:value-type="float">
            <text:p>0.51610355271855</text:p>
          </table:table-cell>
          <table:table-cell office:value-type="float" office:value="1.31578202398757" calcext:value-type="float">
            <text:p>1.31578202398757</text:p>
          </table:table-cell>
          <table:table-cell office:value-type="float" office:value="0.455416993364354" calcext:value-type="float">
            <text:p>0.455416993364354</text:p>
          </table:table-cell>
          <table:table-cell office:value-type="float" office:value="0.178495179577406" calcext:value-type="float">
            <text:p>0.178495179577406</text:p>
          </table:table-cell>
          <table:table-cell office:value-type="float" office:value="0.136942168697582" calcext:value-type="float">
            <text:p>0.136942168697582</text:p>
          </table:table-cell>
          <table:table-cell office:value-type="float" office:value="0.0703308506887465" calcext:value-type="float">
            <text:p>0.0703308506887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1046722032725" calcext:value-type="float">
            <text:p>0.521046722032725</text:p>
          </table:table-cell>
          <table:table-cell office:value-type="float" office:value="1.31575830109027" calcext:value-type="float">
            <text:p>1.31575830109027</text:p>
          </table:table-cell>
          <table:table-cell office:value-type="float" office:value="0.455378134616315" calcext:value-type="float">
            <text:p>0.455378134616315</text:p>
          </table:table-cell>
          <table:table-cell office:value-type="float" office:value="0.179217341268619" calcext:value-type="float">
            <text:p>0.179217341268619</text:p>
          </table:table-cell>
          <table:table-cell office:value-type="float" office:value="0.136929515946653" calcext:value-type="float">
            <text:p>0.136929515946653</text:p>
          </table:table-cell>
          <table:table-cell office:value-type="float" office:value="0.0703187485277647" calcext:value-type="float">
            <text:p>0.0703187485277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5108007889779" calcext:value-type="float">
            <text:p>0.515108007889779</text:p>
          </table:table-cell>
          <table:table-cell office:value-type="float" office:value="1.3157598527111" calcext:value-type="float">
            <text:p>1.3157598527111</text:p>
          </table:table-cell>
          <table:table-cell office:value-type="float" office:value="0.455401476609442" calcext:value-type="float">
            <text:p>0.455401476609442</text:p>
          </table:table-cell>
          <table:table-cell office:value-type="float" office:value="0.178945157736573" calcext:value-type="float">
            <text:p>0.178945157736573</text:p>
          </table:table-cell>
          <table:table-cell office:value-type="float" office:value="0.136936427282951" calcext:value-type="float">
            <text:p>0.136936427282951</text:p>
          </table:table-cell>
          <table:table-cell office:value-type="float" office:value="0.0703260571434312" calcext:value-type="float">
            <text:p>0.0703260571434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4426656043189" calcext:value-type="float">
            <text:p>0.694426656043189</text:p>
          </table:table-cell>
          <table:table-cell office:value-type="float" office:value="1.31477083871453" calcext:value-type="float">
            <text:p>1.31477083871453</text:p>
          </table:table-cell>
          <table:table-cell office:value-type="float" office:value="0.455044273469082" calcext:value-type="float">
            <text:p>0.455044273469082</text:p>
          </table:table-cell>
          <table:table-cell office:value-type="float" office:value="0.176213446571055" calcext:value-type="float">
            <text:p>0.176213446571055</text:p>
          </table:table-cell>
          <table:table-cell office:value-type="float" office:value="0.13683025027709" calcext:value-type="float">
            <text:p>0.13683025027709</text:p>
          </table:table-cell>
          <table:table-cell office:value-type="float" office:value="0.0702148557773182" calcext:value-type="float">
            <text:p>0.0702148557773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2769868827319" calcext:value-type="float">
            <text:p>0.562769868827319</text:p>
          </table:table-cell>
          <table:table-cell office:value-type="float" office:value="1.28355200943578" calcext:value-type="float">
            <text:p>1.28355200943578</text:p>
          </table:table-cell>
          <table:table-cell office:value-type="float" office:value="0.462977010136234" calcext:value-type="float">
            <text:p>0.462977010136234</text:p>
          </table:table-cell>
          <table:table-cell office:value-type="float" office:value="0.206704154204586" calcext:value-type="float">
            <text:p>0.206704154204586</text:p>
          </table:table-cell>
          <table:table-cell office:value-type="float" office:value="0.161732019123198" calcext:value-type="float">
            <text:p>0.161732019123198</text:p>
          </table:table-cell>
          <table:table-cell office:value-type="float" office:value="0.0843104444220933" calcext:value-type="float">
            <text:p>0.08431044442209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62398653476601" calcext:value-type="float">
            <text:p>0.08623986534766</text:p>
          </table:table-cell>
          <table:table-cell office:value-type="float" office:value="1.57651720718917" calcext:value-type="float">
            <text:p>1.57651720718917</text:p>
          </table:table-cell>
          <table:table-cell office:value-type="float" office:value="0.631082157514098" calcext:value-type="float">
            <text:p>0.631082157514098</text:p>
          </table:table-cell>
          <table:table-cell office:value-type="float" office:value="0.186770876898023" calcext:value-type="float">
            <text:p>0.186770876898023</text:p>
          </table:table-cell>
          <table:table-cell office:value-type="float" office:value="0.145778187255201" calcext:value-type="float">
            <text:p>0.145778187255201</text:p>
          </table:table-cell>
          <table:table-cell office:value-type="float" office:value="0.0872079160408437" calcext:value-type="float">
            <text:p>0.0872079160408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62475595105637" calcext:value-type="float">
            <text:p>0.066247559510564</text:p>
          </table:table-cell>
          <table:table-cell office:value-type="float" office:value="1.57658344294893" calcext:value-type="float">
            <text:p>1.57658344294893</text:p>
          </table:table-cell>
          <table:table-cell office:value-type="float" office:value="0.631166832818591" calcext:value-type="float">
            <text:p>0.631166832818591</text:p>
          </table:table-cell>
          <table:table-cell office:value-type="float" office:value="0.188366144805914" calcext:value-type="float">
            <text:p>0.188366144805914</text:p>
          </table:table-cell>
          <table:table-cell office:value-type="float" office:value="0.145796695677993" calcext:value-type="float">
            <text:p>0.145796695677993</text:p>
          </table:table-cell>
          <table:table-cell office:value-type="float" office:value="0.087232164852267" calcext:value-type="float">
            <text:p>0.0872321648522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13151196573741" calcext:value-type="float">
            <text:p>0.081315119657374</text:p>
          </table:table-cell>
          <table:table-cell office:value-type="float" office:value="1.57657871912453" calcext:value-type="float">
            <text:p>1.57657871912453</text:p>
          </table:table-cell>
          <table:table-cell office:value-type="float" office:value="0.631072701089723" calcext:value-type="float">
            <text:p>0.631072701089723</text:p>
          </table:table-cell>
          <table:table-cell office:value-type="float" office:value="0.187413976149214" calcext:value-type="float">
            <text:p>0.187413976149214</text:p>
          </table:table-cell>
          <table:table-cell office:value-type="float" office:value="0.145775618858674" calcext:value-type="float">
            <text:p>0.145775618858674</text:p>
          </table:table-cell>
          <table:table-cell office:value-type="float" office:value="0.0872054356934546" calcext:value-type="float">
            <text:p>0.0872054356934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8951396571631" calcext:value-type="float">
            <text:p>0.338951396571631</text:p>
          </table:table-cell>
          <table:table-cell office:value-type="float" office:value="1.57480623677063" calcext:value-type="float">
            <text:p>1.57480623677063</text:p>
          </table:table-cell>
          <table:table-cell office:value-type="float" office:value="0.630301842466315" calcext:value-type="float">
            <text:p>0.630301842466315</text:p>
          </table:table-cell>
          <table:table-cell office:value-type="float" office:value="0.183263691400143" calcext:value-type="float">
            <text:p>0.183263691400143</text:p>
          </table:table-cell>
          <table:table-cell office:value-type="float" office:value="0.145604049288419" calcext:value-type="float">
            <text:p>0.145604049288419</text:p>
          </table:table-cell>
          <table:table-cell office:value-type="float" office:value="0.0869899186952068" calcext:value-type="float">
            <text:p>0.0869899186952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0175833758634876" calcext:value-type="float">
            <text:p>-0.017583375863488</text:p>
          </table:table-cell>
          <table:table-cell office:value-type="float" office:value="1.66379336737667" calcext:value-type="float">
            <text:p>1.66379336737667</text:p>
          </table:table-cell>
          <table:table-cell office:value-type="float" office:value="0.712659396221769" calcext:value-type="float">
            <text:p>0.712659396221769</text:p>
          </table:table-cell>
          <table:table-cell office:value-type="float" office:value="0.268964457736126" calcext:value-type="float">
            <text:p>0.268964457736126</text:p>
          </table:table-cell>
          <table:table-cell office:value-type="float" office:value="0.194371055681464" calcext:value-type="float">
            <text:p>0.194371055681464</text:p>
          </table:table-cell>
          <table:table-cell office:value-type="float" office:value="0.178246390637832" calcext:value-type="float">
            <text:p>0.1782463906378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0658317129805" calcext:value-type="float">
            <text:p>0.770658317129805</text:p>
          </table:table-cell>
          <table:table-cell office:value-type="float" office:value="1.10826399525985" calcext:value-type="float">
            <text:p>1.10826399525985</text:p>
          </table:table-cell>
          <table:table-cell office:value-type="float" office:value="0.43213482309533" calcext:value-type="float">
            <text:p>0.43213482309533</text:p>
          </table:table-cell>
          <table:table-cell office:value-type="float" office:value="0.179121538837694" calcext:value-type="float">
            <text:p>0.179121538837694</text:p>
          </table:table-cell>
          <table:table-cell office:value-type="float" office:value="0.135719015911863" calcext:value-type="float">
            <text:p>0.135719015911863</text:p>
          </table:table-cell>
          <table:table-cell office:value-type="float" office:value="0.0706316024264567" calcext:value-type="float">
            <text:p>0.0706316024264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3547685924733" calcext:value-type="float">
            <text:p>0.763547685924733</text:p>
          </table:table-cell>
          <table:table-cell office:value-type="float" office:value="1.1082879586227" calcext:value-type="float">
            <text:p>1.1082879586227</text:p>
          </table:table-cell>
          <table:table-cell office:value-type="float" office:value="0.432148304788416" calcext:value-type="float">
            <text:p>0.432148304788416</text:p>
          </table:table-cell>
          <table:table-cell office:value-type="float" office:value="0.180085528564399" calcext:value-type="float">
            <text:p>0.180085528564399</text:p>
          </table:table-cell>
          <table:table-cell office:value-type="float" office:value="0.135723832037319" calcext:value-type="float">
            <text:p>0.135723832037319</text:p>
          </table:table-cell>
          <table:table-cell office:value-type="float" office:value="0.0706361826639966" calcext:value-type="float">
            <text:p>0.0706361826639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9606240522456" calcext:value-type="float">
            <text:p>0.769606240522456</text:p>
          </table:table-cell>
          <table:table-cell office:value-type="float" office:value="1.10829973989563" calcext:value-type="float">
            <text:p>1.10829973989563</text:p>
          </table:table-cell>
          <table:table-cell office:value-type="float" office:value="0.43212190845449" calcext:value-type="float">
            <text:p>0.43212190845449</text:p>
          </table:table-cell>
          <table:table-cell office:value-type="float" office:value="0.179625491100545" calcext:value-type="float">
            <text:p>0.179625491100545</text:p>
          </table:table-cell>
          <table:table-cell office:value-type="float" office:value="0.135715702173783" calcext:value-type="float">
            <text:p>0.135715702173783</text:p>
          </table:table-cell>
          <table:table-cell office:value-type="float" office:value="0.0706273894099702" calcext:value-type="float">
            <text:p>0.070627389409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45802519598243" calcext:value-type="float">
            <text:p>0.945802519598243</text:p>
          </table:table-cell>
          <table:table-cell office:value-type="float" office:value="1.10739478846425" calcext:value-type="float">
            <text:p>1.10739478846425</text:p>
          </table:table-cell>
          <table:table-cell office:value-type="float" office:value="0.431747846651649" calcext:value-type="float">
            <text:p>0.431747846651649</text:p>
          </table:table-cell>
          <table:table-cell office:value-type="float" office:value="0.176659818207588" calcext:value-type="float">
            <text:p>0.176659818207588</text:p>
          </table:table-cell>
          <table:table-cell office:value-type="float" office:value="0.135601983888229" calcext:value-type="float">
            <text:p>0.135601983888229</text:p>
          </table:table-cell>
          <table:table-cell office:value-type="float" office:value="0.070504128122784" calcext:value-type="float">
            <text:p>0.0705041281227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03725083483509" calcext:value-type="float">
            <text:p>0.803725083483509</text:p>
          </table:table-cell>
          <table:table-cell office:value-type="float" office:value="1.09237797361731" calcext:value-type="float">
            <text:p>1.09237797361731</text:p>
          </table:table-cell>
          <table:table-cell office:value-type="float" office:value="0.392233514830448" calcext:value-type="float">
            <text:p>0.392233514830448</text:p>
          </table:table-cell>
          <table:table-cell office:value-type="float" office:value="0.129865856266292" calcext:value-type="float">
            <text:p>0.129865856266292</text:p>
          </table:table-cell>
          <table:table-cell office:value-type="float" office:value="0.103022433680419" calcext:value-type="float">
            <text:p>0.103022433680419</text:p>
          </table:table-cell>
          <table:table-cell office:value-type="float" office:value="0.0869006138198002" calcext:value-type="float">
            <text:p>0.0869006138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151270291082" calcext:value-type="float">
            <text:p>0.71151270291082</text:p>
          </table:table-cell>
          <table:table-cell office:value-type="float" office:value="1.07099864011458" calcext:value-type="float">
            <text:p>1.07099864011458</text:p>
          </table:table-cell>
          <table:table-cell office:value-type="float" office:value="0.608212554656738" calcext:value-type="float">
            <text:p>0.608212554656738</text:p>
          </table:table-cell>
          <table:table-cell office:value-type="float" office:value="0.208959009780862" calcext:value-type="float">
            <text:p>0.208959009780862</text:p>
          </table:table-cell>
          <table:table-cell office:value-type="float" office:value="0.153438287454571" calcext:value-type="float">
            <text:p>0.153438287454571</text:p>
          </table:table-cell>
          <table:table-cell office:value-type="float" office:value="0.0907807334747789" calcext:value-type="float">
            <text:p>0.0907807334747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3905110614127" calcext:value-type="float">
            <text:p>0.693905110614127</text:p>
          </table:table-cell>
          <table:table-cell office:value-type="float" office:value="1.07100354916142" calcext:value-type="float">
            <text:p>1.07100354916142</text:p>
          </table:table-cell>
          <table:table-cell office:value-type="float" office:value="0.608289545914247" calcext:value-type="float">
            <text:p>0.608289545914247</text:p>
          </table:table-cell>
          <table:table-cell office:value-type="float" office:value="0.210219553101215" calcext:value-type="float">
            <text:p>0.210219553101215</text:p>
          </table:table-cell>
          <table:table-cell office:value-type="float" office:value="0.153456416949646" calcext:value-type="float">
            <text:p>0.153456416949646</text:p>
          </table:table-cell>
          <table:table-cell office:value-type="float" office:value="0.0908044894648336" calcext:value-type="float">
            <text:p>0.0908044894648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5544849378446" calcext:value-type="float">
            <text:p>0.705544849378446</text:p>
          </table:table-cell>
          <table:table-cell office:value-type="float" office:value="1.07106220305261" calcext:value-type="float">
            <text:p>1.07106220305261</text:p>
          </table:table-cell>
          <table:table-cell office:value-type="float" office:value="0.608216855497926" calcext:value-type="float">
            <text:p>0.608216855497926</text:p>
          </table:table-cell>
          <table:table-cell office:value-type="float" office:value="0.209595408826016" calcext:value-type="float">
            <text:p>0.209595408826016</text:p>
          </table:table-cell>
          <table:table-cell office:value-type="float" office:value="0.153438262813647" calcext:value-type="float">
            <text:p>0.153438262813647</text:p>
          </table:table-cell>
          <table:table-cell office:value-type="float" office:value="0.0907822192408175" calcext:value-type="float">
            <text:p>0.090782219240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6184216012084" calcext:value-type="float">
            <text:p>0.956184216012084</text:p>
          </table:table-cell>
          <table:table-cell office:value-type="float" office:value="1.06982304762953" calcext:value-type="float">
            <text:p>1.06982304762953</text:p>
          </table:table-cell>
          <table:table-cell office:value-type="float" office:value="0.607467180511744" calcext:value-type="float">
            <text:p>0.607467180511744</text:p>
          </table:table-cell>
          <table:table-cell office:value-type="float" office:value="0.205500786253299" calcext:value-type="float">
            <text:p>0.205500786253299</text:p>
          </table:table-cell>
          <table:table-cell office:value-type="float" office:value="0.1532566612769" calcext:value-type="float">
            <text:p>0.1532566612769</text:p>
          </table:table-cell>
          <table:table-cell office:value-type="float" office:value="0.0905558606482922" calcext:value-type="float">
            <text:p>0.0905558606482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97483658179432" calcext:value-type="float">
            <text:p>0.797483658179432</text:p>
          </table:table-cell>
          <table:table-cell office:value-type="float" office:value="0.988421830901051" calcext:value-type="float">
            <text:p>0.988421830901051</text:p>
          </table:table-cell>
          <table:table-cell office:value-type="float" office:value="0.608766061462662" calcext:value-type="float">
            <text:p>0.608766061462662</text:p>
          </table:table-cell>
          <table:table-cell office:value-type="float" office:value="0.273938852703523" calcext:value-type="float">
            <text:p>0.273938852703523</text:p>
          </table:table-cell>
          <table:table-cell office:value-type="float" office:value="0.199479254343431" calcext:value-type="float">
            <text:p>0.199479254343431</text:p>
          </table:table-cell>
          <table:table-cell office:value-type="float" office:value="0.129100130558392" calcext:value-type="float">
            <text:p>0.1291001305583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6804030869088" calcext:value-type="float">
            <text:p>0.606804030869088</text:p>
          </table:table-cell>
          <table:table-cell office:value-type="float" office:value="1.18156616890225" calcext:value-type="float">
            <text:p>1.18156616890225</text:p>
          </table:table-cell>
          <table:table-cell office:value-type="float" office:value="0.520999589151926" calcext:value-type="float">
            <text:p>0.520999589151926</text:p>
          </table:table-cell>
          <table:table-cell office:value-type="float" office:value="0.181534781362926" calcext:value-type="float">
            <text:p>0.181534781362926</text:p>
          </table:table-cell>
          <table:table-cell office:value-type="float" office:value="0.136969856034732" calcext:value-type="float">
            <text:p>0.136969856034732</text:p>
          </table:table-cell>
          <table:table-cell office:value-type="float" office:value="0.0814544120307644" calcext:value-type="float">
            <text:p>0.0814544120307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9800748717306" calcext:value-type="float">
            <text:p>0.629800748717306</text:p>
          </table:table-cell>
          <table:table-cell office:value-type="float" office:value="1.18138473783854" calcext:value-type="float">
            <text:p>1.18138473783854</text:p>
          </table:table-cell>
          <table:table-cell office:value-type="float" office:value="0.520863093650139" calcext:value-type="float">
            <text:p>0.520863093650139</text:p>
          </table:table-cell>
          <table:table-cell office:value-type="float" office:value="0.181750523112506" calcext:value-type="float">
            <text:p>0.181750523112506</text:p>
          </table:table-cell>
          <table:table-cell office:value-type="float" office:value="0.136934105850555" calcext:value-type="float">
            <text:p>0.136934105850555</text:p>
          </table:table-cell>
          <table:table-cell office:value-type="float" office:value="0.0814111143452542" calcext:value-type="float">
            <text:p>0.0814111143452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365377380304" calcext:value-type="float">
            <text:p>0.60365377380304</text:p>
          </table:table-cell>
          <table:table-cell office:value-type="float" office:value="1.1813986660332" calcext:value-type="float">
            <text:p>1.1813986660332</text:p>
          </table:table-cell>
          <table:table-cell office:value-type="float" office:value="0.520986394964757" calcext:value-type="float">
            <text:p>0.520986394964757</text:p>
          </table:table-cell>
          <table:table-cell office:value-type="float" office:value="0.182111013991956" calcext:value-type="float">
            <text:p>0.182111013991956</text:p>
          </table:table-cell>
          <table:table-cell office:value-type="float" office:value="0.136965576111008" calcext:value-type="float">
            <text:p>0.136965576111008</text:p>
          </table:table-cell>
          <table:table-cell office:value-type="float" office:value="0.0814503479243917" calcext:value-type="float">
            <text:p>0.0814503479243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17733188435324" calcext:value-type="float">
            <text:p>0.817733188435324</text:p>
          </table:table-cell>
          <table:table-cell office:value-type="float" office:value="1.18025769049317" calcext:value-type="float">
            <text:p>1.18025769049317</text:p>
          </table:table-cell>
          <table:table-cell office:value-type="float" office:value="0.520447795312913" calcext:value-type="float">
            <text:p>0.520447795312913</text:p>
          </table:table-cell>
          <table:table-cell office:value-type="float" office:value="0.178335835793828" calcext:value-type="float">
            <text:p>0.178335835793828</text:p>
          </table:table-cell>
          <table:table-cell office:value-type="float" office:value="0.136829032277597" calcext:value-type="float">
            <text:p>0.136829032277597</text:p>
          </table:table-cell>
          <table:table-cell office:value-type="float" office:value="0.081280290060685" calcext:value-type="float">
            <text:p>0.0812802900606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8478231309569" calcext:value-type="float">
            <text:p>0.628478231309569</text:p>
          </table:table-cell>
          <table:table-cell office:value-type="float" office:value="1.18948648558141" calcext:value-type="float">
            <text:p>1.18948648558141</text:p>
          </table:table-cell>
          <table:table-cell office:value-type="float" office:value="0.581853008743695" calcext:value-type="float">
            <text:p>0.581853008743695</text:p>
          </table:table-cell>
          <table:table-cell office:value-type="float" office:value="0.237612653895042" calcext:value-type="float">
            <text:p>0.237612653895042</text:p>
          </table:table-cell>
          <table:table-cell office:value-type="float" office:value="0.169569043597877" calcext:value-type="float">
            <text:p>0.169569043597877</text:p>
          </table:table-cell>
          <table:table-cell office:value-type="float" office:value="0.165717336905702" calcext:value-type="float">
            <text:p>0.1657173369057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7156313871352" calcext:value-type="float">
            <text:p>0.737156313871352</text:p>
          </table:table-cell>
          <table:table-cell office:value-type="float" office:value="1.25206965570327" calcext:value-type="float">
            <text:p>1.25206965570327</text:p>
          </table:table-cell>
          <table:table-cell office:value-type="float" office:value="0.470778068197447" calcext:value-type="float">
            <text:p>0.470778068197447</text:p>
          </table:table-cell>
          <table:table-cell office:value-type="float" office:value="0.166252577446773" calcext:value-type="float">
            <text:p>0.166252577446773</text:p>
          </table:table-cell>
          <table:table-cell office:value-type="float" office:value="0.125525389591274" calcext:value-type="float">
            <text:p>0.125525389591274</text:p>
          </table:table-cell>
          <table:table-cell office:value-type="float" office:value="0.066981394013016" calcext:value-type="float">
            <text:p>0.0669813940130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0084978624063" calcext:value-type="float">
            <text:p>0.710084978624063</text:p>
          </table:table-cell>
          <table:table-cell office:value-type="float" office:value="1.25227590848671" calcext:value-type="float">
            <text:p>1.25227590848671</text:p>
          </table:table-cell>
          <table:table-cell office:value-type="float" office:value="0.470896851420039" calcext:value-type="float">
            <text:p>0.470896851420039</text:p>
          </table:table-cell>
          <table:table-cell office:value-type="float" office:value="0.167765482485008" calcext:value-type="float">
            <text:p>0.167765482485008</text:p>
          </table:table-cell>
          <table:table-cell office:value-type="float" office:value="0.125556745363445" calcext:value-type="float">
            <text:p>0.125556745363445</text:p>
          </table:table-cell>
          <table:table-cell office:value-type="float" office:value="0.0670160033152514" calcext:value-type="float">
            <text:p>0.0670160033152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5744651595064" calcext:value-type="float">
            <text:p>0.725744651595064</text:p>
          </table:table-cell>
          <table:table-cell office:value-type="float" office:value="1.25229897613867" calcext:value-type="float">
            <text:p>1.25229897613867</text:p>
          </table:table-cell>
          <table:table-cell office:value-type="float" office:value="0.470813157393801" calcext:value-type="float">
            <text:p>0.470813157393801</text:p>
          </table:table-cell>
          <table:table-cell office:value-type="float" office:value="0.167038515063927" calcext:value-type="float">
            <text:p>0.167038515063927</text:p>
          </table:table-cell>
          <table:table-cell office:value-type="float" office:value="0.125534875272639" calcext:value-type="float">
            <text:p>0.125534875272639</text:p>
          </table:table-cell>
          <table:table-cell office:value-type="float" office:value="0.0669916588284" calcext:value-type="float">
            <text:p>0.06699165882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25087572458968" calcext:value-type="float">
            <text:p>0.925087572458968</text:p>
          </table:table-cell>
          <table:table-cell office:value-type="float" office:value="1.25103760581277" calcext:value-type="float">
            <text:p>1.25103760581277</text:p>
          </table:table-cell>
          <table:table-cell office:value-type="float" office:value="0.470308758290034" calcext:value-type="float">
            <text:p>0.470308758290034</text:p>
          </table:table-cell>
          <table:table-cell office:value-type="float" office:value="0.163933707223179" calcext:value-type="float">
            <text:p>0.163933707223179</text:p>
          </table:table-cell>
          <table:table-cell office:value-type="float" office:value="0.125404200677283" calcext:value-type="float">
            <text:p>0.125404200677283</text:p>
          </table:table-cell>
          <table:table-cell office:value-type="float" office:value="0.0668467761171671" calcext:value-type="float">
            <text:p>0.066846776117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28056332245802" calcext:value-type="float">
            <text:p>0.728056332245802</text:p>
          </table:table-cell>
          <table:table-cell office:value-type="float" office:value="1.25493148772196" calcext:value-type="float">
            <text:p>1.25493148772196</text:p>
          </table:table-cell>
          <table:table-cell office:value-type="float" office:value="0.435957285844849" calcext:value-type="float">
            <text:p>0.435957285844849</text:p>
          </table:table-cell>
          <table:table-cell office:value-type="float" office:value="0.160064307819587" calcext:value-type="float">
            <text:p>0.160064307819587</text:p>
          </table:table-cell>
          <table:table-cell office:value-type="float" office:value="0.123765975805681" calcext:value-type="float">
            <text:p>0.123765975805681</text:p>
          </table:table-cell>
          <table:table-cell office:value-type="float" office:value="0.0534965730624697" calcext:value-type="float">
            <text:p>0.053496573062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2257735919684" calcext:value-type="float">
            <text:p>0.462257735919684</text:p>
          </table:table-cell>
          <table:table-cell office:value-type="float" office:value="1.31586596697546" calcext:value-type="float">
            <text:p>1.31586596697546</text:p>
          </table:table-cell>
          <table:table-cell office:value-type="float" office:value="0.471985871779818" calcext:value-type="float">
            <text:p>0.471985871779818</text:p>
          </table:table-cell>
          <table:table-cell office:value-type="float" office:value="0.195564017591694" calcext:value-type="float">
            <text:p>0.195564017591694</text:p>
          </table:table-cell>
          <table:table-cell office:value-type="float" office:value="0.139056415042869" calcext:value-type="float">
            <text:p>0.139056415042869</text:p>
          </table:table-cell>
          <table:table-cell office:value-type="float" office:value="0.0700424522050506" calcext:value-type="float">
            <text:p>0.0700424522050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8014462989653" calcext:value-type="float">
            <text:p>0.438014462989653</text:p>
          </table:table-cell>
          <table:table-cell office:value-type="float" office:value="1.31606959871176" calcext:value-type="float">
            <text:p>1.31606959871176</text:p>
          </table:table-cell>
          <table:table-cell office:value-type="float" office:value="0.472092279245908" calcext:value-type="float">
            <text:p>0.472092279245908</text:p>
          </table:table-cell>
          <table:table-cell office:value-type="float" office:value="0.196700992374739" calcext:value-type="float">
            <text:p>0.196700992374739</text:p>
          </table:table-cell>
          <table:table-cell office:value-type="float" office:value="0.139085773800241" calcext:value-type="float">
            <text:p>0.139085773800241</text:p>
          </table:table-cell>
          <table:table-cell office:value-type="float" office:value="0.0700747621317337" calcext:value-type="float">
            <text:p>0.0700747621317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6990118287534" calcext:value-type="float">
            <text:p>0.436990118287534</text:p>
          </table:table-cell>
          <table:table-cell office:value-type="float" office:value="1.31606681027259" calcext:value-type="float">
            <text:p>1.31606681027259</text:p>
          </table:table-cell>
          <table:table-cell office:value-type="float" office:value="0.472097856020492" calcext:value-type="float">
            <text:p>0.472097856020492</text:p>
          </table:table-cell>
          <table:table-cell office:value-type="float" office:value="0.196533220596544" calcext:value-type="float">
            <text:p>0.196533220596544</text:p>
          </table:table-cell>
          <table:table-cell office:value-type="float" office:value="0.139087353276349" calcext:value-type="float">
            <text:p>0.139087353276349</text:p>
          </table:table-cell>
          <table:table-cell office:value-type="float" office:value="0.0700764384110867" calcext:value-type="float">
            <text:p>0.0700764384110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0959748086481" calcext:value-type="float">
            <text:p>0.650959748086481</text:p>
          </table:table-cell>
          <table:table-cell office:value-type="float" office:value="1.31462650107825" calcext:value-type="float">
            <text:p>1.31462650107825</text:p>
          </table:table-cell>
          <table:table-cell office:value-type="float" office:value="0.47151805783624" calcext:value-type="float">
            <text:p>0.47151805783624</text:p>
          </table:table-cell>
          <table:table-cell office:value-type="float" office:value="0.193375623812331" calcext:value-type="float">
            <text:p>0.193375623812331</text:p>
          </table:table-cell>
          <table:table-cell office:value-type="float" office:value="0.138928986849867" calcext:value-type="float">
            <text:p>0.138928986849867</text:p>
          </table:table-cell>
          <table:table-cell office:value-type="float" office:value="0.0699024876305441" calcext:value-type="float">
            <text:p>0.0699024876305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0930304348419" calcext:value-type="float">
            <text:p>0.550930304348419</text:p>
          </table:table-cell>
          <table:table-cell office:value-type="float" office:value="1.23221722489164" calcext:value-type="float">
            <text:p>1.23221722489164</text:p>
          </table:table-cell>
          <table:table-cell office:value-type="float" office:value="0.431708861955462" calcext:value-type="float">
            <text:p>0.431708861955462</text:p>
          </table:table-cell>
          <table:table-cell office:value-type="float" office:value="0.181688515032341" calcext:value-type="float">
            <text:p>0.181688515032341</text:p>
          </table:table-cell>
          <table:table-cell office:value-type="float" office:value="0.147841053786952" calcext:value-type="float">
            <text:p>0.147841053786952</text:p>
          </table:table-cell>
          <table:table-cell office:value-type="float" office:value="0.0633243828375297" calcext:value-type="float">
            <text:p>0.063324382837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4951826686937" calcext:value-type="float">
            <text:p>0.554951826686937</text:p>
          </table:table-cell>
          <table:table-cell office:value-type="float" office:value="1.26333710693636" calcext:value-type="float">
            <text:p>1.26333710693636</text:p>
          </table:table-cell>
          <table:table-cell office:value-type="float" office:value="0.437307880326275" calcext:value-type="float">
            <text:p>0.437307880326275</text:p>
          </table:table-cell>
          <table:table-cell office:value-type="float" office:value="0.168400410718647" calcext:value-type="float">
            <text:p>0.168400410718647</text:p>
          </table:table-cell>
          <table:table-cell office:value-type="float" office:value="0.12052380105367" calcext:value-type="float">
            <text:p>0.12052380105367</text:p>
          </table:table-cell>
          <table:table-cell office:value-type="float" office:value="0.0641881310849694" calcext:value-type="float">
            <text:p>0.0641881310849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7200330729338" calcext:value-type="float">
            <text:p>0.567200330729338</text:p>
          </table:table-cell>
          <table:table-cell office:value-type="float" office:value="1.26324828454042" calcext:value-type="float">
            <text:p>1.26324828454042</text:p>
          </table:table-cell>
          <table:table-cell office:value-type="float" office:value="0.437240729517117" calcext:value-type="float">
            <text:p>0.437240729517117</text:p>
          </table:table-cell>
          <table:table-cell office:value-type="float" office:value="0.168716121123395" calcext:value-type="float">
            <text:p>0.168716121123395</text:p>
          </table:table-cell>
          <table:table-cell office:value-type="float" office:value="0.120507716691357" calcext:value-type="float">
            <text:p>0.120507716691357</text:p>
          </table:table-cell>
          <table:table-cell office:value-type="float" office:value="0.0641681944917556" calcext:value-type="float">
            <text:p>0.0641681944917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0168702326581" calcext:value-type="float">
            <text:p>0.550168702326581</text:p>
          </table:table-cell>
          <table:table-cell office:value-type="float" office:value="1.26326876971551" calcext:value-type="float">
            <text:p>1.26326876971551</text:p>
          </table:table-cell>
          <table:table-cell office:value-type="float" office:value="0.437312308697587" calcext:value-type="float">
            <text:p>0.437312308697587</text:p>
          </table:table-cell>
          <table:table-cell office:value-type="float" office:value="0.168812879000183" calcext:value-type="float">
            <text:p>0.168812879000183</text:p>
          </table:table-cell>
          <table:table-cell office:value-type="float" office:value="0.120526450037219" calcext:value-type="float">
            <text:p>0.120526450037219</text:p>
          </table:table-cell>
          <table:table-cell office:value-type="float" office:value="0.0641895176757451" calcext:value-type="float">
            <text:p>0.0641895176757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8806313631223" calcext:value-type="float">
            <text:p>0.728806313631223</text:p>
          </table:table-cell>
          <table:table-cell office:value-type="float" office:value="1.26224289580511" calcext:value-type="float">
            <text:p>1.26224289580511</text:p>
          </table:table-cell>
          <table:table-cell office:value-type="float" office:value="0.436917570046478" calcext:value-type="float">
            <text:p>0.436917570046478</text:p>
          </table:table-cell>
          <table:table-cell office:value-type="float" office:value="0.166317369752827" calcext:value-type="float">
            <text:p>0.166317369752827</text:p>
          </table:table-cell>
          <table:table-cell office:value-type="float" office:value="0.120425014483636" calcext:value-type="float">
            <text:p>0.120425014483636</text:p>
          </table:table-cell>
          <table:table-cell office:value-type="float" office:value="0.0640727011494554" calcext:value-type="float">
            <text:p>0.064072701149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9439424593727" calcext:value-type="float">
            <text:p>0.599439424593727</text:p>
          </table:table-cell>
          <table:table-cell office:value-type="float" office:value="1.25155642294748" calcext:value-type="float">
            <text:p>1.25155642294748</text:p>
          </table:table-cell>
          <table:table-cell office:value-type="float" office:value="0.422054227865393" calcext:value-type="float">
            <text:p>0.422054227865393</text:p>
          </table:table-cell>
          <table:table-cell office:value-type="float" office:value="0.172530432139007" calcext:value-type="float">
            <text:p>0.172530432139007</text:p>
          </table:table-cell>
          <table:table-cell office:value-type="float" office:value="0.132393304162823" calcext:value-type="float">
            <text:p>0.132393304162823</text:p>
          </table:table-cell>
          <table:table-cell office:value-type="float" office:value="0.059875054580788" calcext:value-type="float">
            <text:p>0.0598750545807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1026767331846" calcext:value-type="float">
            <text:p>0.251026767331846</text:p>
          </table:table-cell>
          <table:table-cell office:value-type="float" office:value="1.40390014254763" calcext:value-type="float">
            <text:p>1.40390014254763</text:p>
          </table:table-cell>
          <table:table-cell office:value-type="float" office:value="0.493161884102508" calcext:value-type="float">
            <text:p>0.493161884102508</text:p>
          </table:table-cell>
          <table:table-cell office:value-type="float" office:value="0.167605879648168" calcext:value-type="float">
            <text:p>0.167605879648168</text:p>
          </table:table-cell>
          <table:table-cell office:value-type="float" office:value="0.120854041361365" calcext:value-type="float">
            <text:p>0.120854041361365</text:p>
          </table:table-cell>
          <table:table-cell office:value-type="float" office:value="0.0653820345964925" calcext:value-type="float">
            <text:p>0.0653820345964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39118542334792" calcext:value-type="float">
            <text:p>0.239118542334792</text:p>
          </table:table-cell>
          <table:table-cell office:value-type="float" office:value="1.40394527121865" calcext:value-type="float">
            <text:p>1.40394527121865</text:p>
          </table:table-cell>
          <table:table-cell office:value-type="float" office:value="0.493197436681652" calcext:value-type="float">
            <text:p>0.493197436681652</text:p>
          </table:table-cell>
          <table:table-cell office:value-type="float" office:value="0.168541528816847" calcext:value-type="float">
            <text:p>0.168541528816847</text:p>
          </table:table-cell>
          <table:table-cell office:value-type="float" office:value="0.120862661592162" calcext:value-type="float">
            <text:p>0.120862661592162</text:p>
          </table:table-cell>
          <table:table-cell office:value-type="float" office:value="0.0653917392522304" calcext:value-type="float">
            <text:p>0.065391739252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56184112098119" calcext:value-type="float">
            <text:p>0.256184112098119</text:p>
          </table:table-cell>
          <table:table-cell office:value-type="float" office:value="1.40394720713834" calcext:value-type="float">
            <text:p>1.40394720713834</text:p>
          </table:table-cell>
          <table:table-cell office:value-type="float" office:value="0.49311889092006" calcext:value-type="float">
            <text:p>0.49311889092006</text:p>
          </table:table-cell>
          <table:table-cell office:value-type="float" office:value="0.167860292816826" calcext:value-type="float">
            <text:p>0.167860292816826</text:p>
          </table:table-cell>
          <table:table-cell office:value-type="float" office:value="0.120844288018456" calcext:value-type="float">
            <text:p>0.120844288018456</text:p>
          </table:table-cell>
          <table:table-cell office:value-type="float" office:value="0.0653705105658252" calcext:value-type="float">
            <text:p>0.0653705105658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5244509305466" calcext:value-type="float">
            <text:p>0.445244509305466</text:p>
          </table:table-cell>
          <table:table-cell office:value-type="float" office:value="1.40290768755841" calcext:value-type="float">
            <text:p>1.40290768755841</text:p>
          </table:table-cell>
          <table:table-cell office:value-type="float" office:value="0.492708626806319" calcext:value-type="float">
            <text:p>0.492708626806319</text:p>
          </table:table-cell>
          <table:table-cell office:value-type="float" office:value="0.165471011318627" calcext:value-type="float">
            <text:p>0.165471011318627</text:p>
          </table:table-cell>
          <table:table-cell office:value-type="float" office:value="0.120751471586967" calcext:value-type="float">
            <text:p>0.120751471586967</text:p>
          </table:table-cell>
          <table:table-cell office:value-type="float" office:value="0.0652608518810108" calcext:value-type="float">
            <text:p>0.0652608518810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20120199159126" calcext:value-type="float">
            <text:p>0.220120199159126</text:p>
          </table:table-cell>
          <table:table-cell office:value-type="float" office:value="1.41943260446601" calcext:value-type="float">
            <text:p>1.41943260446601</text:p>
          </table:table-cell>
          <table:table-cell office:value-type="float" office:value="0.495188585297476" calcext:value-type="float">
            <text:p>0.495188585297476</text:p>
          </table:table-cell>
          <table:table-cell office:value-type="float" office:value="0.173494381269208" calcext:value-type="float">
            <text:p>0.173494381269208</text:p>
          </table:table-cell>
          <table:table-cell office:value-type="float" office:value="0.121012793901766" calcext:value-type="float">
            <text:p>0.121012793901766</text:p>
          </table:table-cell>
          <table:table-cell office:value-type="float" office:value="0.0656882784539891" calcext:value-type="float">
            <text:p>0.06568827845398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7082673577464" calcext:value-type="float">
            <text:p>0.727082673577464</text:p>
          </table:table-cell>
          <table:table-cell office:value-type="float" office:value="1.1417623225096" calcext:value-type="float">
            <text:p>1.1417623225096</text:p>
          </table:table-cell>
          <table:table-cell office:value-type="float" office:value="0.455508874670174" calcext:value-type="float">
            <text:p>0.455508874670174</text:p>
          </table:table-cell>
          <table:table-cell office:value-type="float" office:value="0.158432646256554" calcext:value-type="float">
            <text:p>0.158432646256554</text:p>
          </table:table-cell>
          <table:table-cell office:value-type="float" office:value="0.118230635088276" calcext:value-type="float">
            <text:p>0.118230635088276</text:p>
          </table:table-cell>
          <table:table-cell office:value-type="float" office:value="0.0635315253357384" calcext:value-type="float">
            <text:p>0.0635315253357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8226074348946" calcext:value-type="float">
            <text:p>0.728226074348946</text:p>
          </table:table-cell>
          <table:table-cell office:value-type="float" office:value="1.14175487266898" calcext:value-type="float">
            <text:p>1.14175487266898</text:p>
          </table:table-cell>
          <table:table-cell office:value-type="float" office:value="0.455485306434893" calcext:value-type="float">
            <text:p>0.455485306434893</text:p>
          </table:table-cell>
          <table:table-cell office:value-type="float" office:value="0.159022556445998" calcext:value-type="float">
            <text:p>0.159022556445998</text:p>
          </table:table-cell>
          <table:table-cell office:value-type="float" office:value="0.118225808478488" calcext:value-type="float">
            <text:p>0.118225808478488</text:p>
          </table:table-cell>
          <table:table-cell office:value-type="float" office:value="0.0635249220198463" calcext:value-type="float">
            <text:p>0.0635249220198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8285203552977" calcext:value-type="float">
            <text:p>0.718285203552977</text:p>
          </table:table-cell>
          <table:table-cell office:value-type="float" office:value="1.14174688803608" calcext:value-type="float">
            <text:p>1.14174688803608</text:p>
          </table:table-cell>
          <table:table-cell office:value-type="float" office:value="0.455528945966518" calcext:value-type="float">
            <text:p>0.455528945966518</text:p>
          </table:table-cell>
          <table:table-cell office:value-type="float" office:value="0.158980905308188" calcext:value-type="float">
            <text:p>0.158980905308188</text:p>
          </table:table-cell>
          <table:table-cell office:value-type="float" office:value="0.11823680674302" calcext:value-type="float">
            <text:p>0.11823680674302</text:p>
          </table:table-cell>
          <table:table-cell office:value-type="float" office:value="0.0635372969718104" calcext:value-type="float">
            <text:p>0.063537296971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08633185226953" calcext:value-type="float">
            <text:p>0.908633185226953</text:p>
          </table:table-cell>
          <table:table-cell office:value-type="float" office:value="1.14075074770584" calcext:value-type="float">
            <text:p>1.14075074770584</text:p>
          </table:table-cell>
          <table:table-cell office:value-type="float" office:value="0.455100433254674" calcext:value-type="float">
            <text:p>0.455100433254674</text:p>
          </table:table-cell>
          <table:table-cell office:value-type="float" office:value="0.156267493548756" calcext:value-type="float">
            <text:p>0.156267493548756</text:p>
          </table:table-cell>
          <table:table-cell office:value-type="float" office:value="0.118130636034243" calcext:value-type="float">
            <text:p>0.118130636034243</text:p>
          </table:table-cell>
          <table:table-cell office:value-type="float" office:value="0.0634166993333899" calcext:value-type="float">
            <text:p>0.063416699333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2673317326534" calcext:value-type="float">
            <text:p>0.822673317326534</text:p>
          </table:table-cell>
          <table:table-cell office:value-type="float" office:value="1.07140153294046" calcext:value-type="float">
            <text:p>1.07140153294046</text:p>
          </table:table-cell>
          <table:table-cell office:value-type="float" office:value="0.425013860297272" calcext:value-type="float">
            <text:p>0.425013860297272</text:p>
          </table:table-cell>
          <table:table-cell office:value-type="float" office:value="0.157547612754277" calcext:value-type="float">
            <text:p>0.157547612754277</text:p>
          </table:table-cell>
          <table:table-cell office:value-type="float" office:value="0.120012756058202" calcext:value-type="float">
            <text:p>0.120012756058202</text:p>
          </table:table-cell>
          <table:table-cell office:value-type="float" office:value="0.0544754401781716" calcext:value-type="float">
            <text:p>0.0544754401781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0341132532775" calcext:value-type="float">
            <text:p>0.580341132532775</text:p>
          </table:table-cell>
          <table:table-cell office:value-type="float" office:value="1.24843460191428" calcext:value-type="float">
            <text:p>1.24843460191428</text:p>
          </table:table-cell>
          <table:table-cell office:value-type="float" office:value="0.37138295535022" calcext:value-type="float">
            <text:p>0.37138295535022</text:p>
          </table:table-cell>
          <table:table-cell office:value-type="float" office:value="0.118983815931144" calcext:value-type="float">
            <text:p>0.118983815931144</text:p>
          </table:table-cell>
          <table:table-cell office:value-type="float" office:value="0.0920202937940307" calcext:value-type="float">
            <text:p>0.092020293794031</text:p>
          </table:table-cell>
          <table:table-cell office:value-type="float" office:value="0.0477827005055582" calcext:value-type="float">
            <text:p>0.0477827005055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4351091728135" calcext:value-type="float">
            <text:p>0.564351091728135</text:p>
          </table:table-cell>
          <table:table-cell office:value-type="float" office:value="1.24854053253328" calcext:value-type="float">
            <text:p>1.24854053253328</text:p>
          </table:table-cell>
          <table:table-cell office:value-type="float" office:value="0.37143067036013" calcext:value-type="float">
            <text:p>0.37143067036013</text:p>
          </table:table-cell>
          <table:table-cell office:value-type="float" office:value="0.119983181275702" calcext:value-type="float">
            <text:p>0.119983181275702</text:p>
          </table:table-cell>
          <table:table-cell office:value-type="float" office:value="0.0920310434238757" calcext:value-type="float">
            <text:p>0.092031043423876</text:p>
          </table:table-cell>
          <table:table-cell office:value-type="float" office:value="0.0477952244309628" calcext:value-type="float">
            <text:p>0.0477952244309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1936345781355" calcext:value-type="float">
            <text:p>0.561936345781355</text:p>
          </table:table-cell>
          <table:table-cell office:value-type="float" office:value="1.24854459183651" calcext:value-type="float">
            <text:p>1.24854459183651</text:p>
          </table:table-cell>
          <table:table-cell office:value-type="float" office:value="0.371440115370194" calcext:value-type="float">
            <text:p>0.371440115370194</text:p>
          </table:table-cell>
          <table:table-cell office:value-type="float" office:value="0.119700005310539" calcext:value-type="float">
            <text:p>0.119700005310539</text:p>
          </table:table-cell>
          <table:table-cell office:value-type="float" office:value="0.0920333532479325" calcext:value-type="float">
            <text:p>0.092033353247933</text:p>
          </table:table-cell>
          <table:table-cell office:value-type="float" office:value="0.047797685124679" calcext:value-type="float">
            <text:p>0.0477976851246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31169313805858" calcext:value-type="float">
            <text:p>0.731169313805858</text:p>
          </table:table-cell>
          <table:table-cell office:value-type="float" office:value="1.24748312378041" calcext:value-type="float">
            <text:p>1.24748312378041</text:p>
          </table:table-cell>
          <table:table-cell office:value-type="float" office:value="0.371107786313711" calcext:value-type="float">
            <text:p>0.371107786313711</text:p>
          </table:table-cell>
          <table:table-cell office:value-type="float" office:value="0.117304828029589" calcext:value-type="float">
            <text:p>0.117304828029589</text:p>
          </table:table-cell>
          <table:table-cell office:value-type="float" office:value="0.0919516462567865" calcext:value-type="float">
            <text:p>0.091951646256787</text:p>
          </table:table-cell>
          <table:table-cell office:value-type="float" office:value="0.0477114240454126" calcext:value-type="float">
            <text:p>0.0477114240454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9614888080642" calcext:value-type="float">
            <text:p>0.579614888080642</text:p>
          </table:table-cell>
          <table:table-cell office:value-type="float" office:value="1.23919612938657" calcext:value-type="float">
            <text:p>1.23919612938657</text:p>
          </table:table-cell>
          <table:table-cell office:value-type="float" office:value="0.348883457276812" calcext:value-type="float">
            <text:p>0.348883457276812</text:p>
          </table:table-cell>
          <table:table-cell office:value-type="float" office:value="0.109397635039795" calcext:value-type="float">
            <text:p>0.109397635039795</text:p>
          </table:table-cell>
          <table:table-cell office:value-type="float" office:value="0.0964768421273882" calcext:value-type="float">
            <text:p>0.096476842127388</text:p>
          </table:table-cell>
          <table:table-cell office:value-type="float" office:value="0.0490216531438852" calcext:value-type="float">
            <text:p>0.0490216531438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0478714680898" calcext:value-type="float">
            <text:p>0.510478714680898</text:p>
          </table:table-cell>
          <table:table-cell office:value-type="float" office:value="1.32260108773391" calcext:value-type="float">
            <text:p>1.32260108773391</text:p>
          </table:table-cell>
          <table:table-cell office:value-type="float" office:value="0.3679653318068" calcext:value-type="float">
            <text:p>0.3679653318068</text:p>
          </table:table-cell>
          <table:table-cell office:value-type="float" office:value="0.156271457557575" calcext:value-type="float">
            <text:p>0.156271457557575</text:p>
          </table:table-cell>
          <table:table-cell office:value-type="float" office:value="0.116314572968716" calcext:value-type="float">
            <text:p>0.116314572968716</text:p>
          </table:table-cell>
          <table:table-cell office:value-type="float" office:value="0.05156501016008" calcext:value-type="float">
            <text:p>0.05156501016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03084512020392" calcext:value-type="float">
            <text:p>0.503084512020392</text:p>
          </table:table-cell>
          <table:table-cell office:value-type="float" office:value="1.322645735096" calcext:value-type="float">
            <text:p>1.322645735096</text:p>
          </table:table-cell>
          <table:table-cell office:value-type="float" office:value="0.367979803641244" calcext:value-type="float">
            <text:p>0.367979803641244</text:p>
          </table:table-cell>
          <table:table-cell office:value-type="float" office:value="0.156952392797262" calcext:value-type="float">
            <text:p>0.156952392797262</text:p>
          </table:table-cell>
          <table:table-cell office:value-type="float" office:value="0.11631947542323" calcext:value-type="float">
            <text:p>0.11631947542323</text:p>
          </table:table-cell>
          <table:table-cell office:value-type="float" office:value="0.0515691798247364" calcext:value-type="float">
            <text:p>0.0515691798247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96199932516384" calcext:value-type="float">
            <text:p>0.496199932516384</text:p>
          </table:table-cell>
          <table:table-cell office:value-type="float" office:value="1.32265106585503" calcext:value-type="float">
            <text:p>1.32265106585503</text:p>
          </table:table-cell>
          <table:table-cell office:value-type="float" office:value="0.368006178062051" calcext:value-type="float">
            <text:p>0.368006178062051</text:p>
          </table:table-cell>
          <table:table-cell office:value-type="float" office:value="0.156815259517551" calcext:value-type="float">
            <text:p>0.156815259517551</text:p>
          </table:table-cell>
          <table:table-cell office:value-type="float" office:value="0.116327506276339" calcext:value-type="float">
            <text:p>0.116327506276339</text:p>
          </table:table-cell>
          <table:table-cell office:value-type="float" office:value="0.0515766797846305" calcext:value-type="float">
            <text:p>0.051576679784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9695397484084" calcext:value-type="float">
            <text:p>0.659695397484084</text:p>
          </table:table-cell>
          <table:table-cell office:value-type="float" office:value="1.32159688112645" calcext:value-type="float">
            <text:p>1.32159688112645</text:p>
          </table:table-cell>
          <table:table-cell office:value-type="float" office:value="0.367686894619336" calcext:value-type="float">
            <text:p>0.367686894619336</text:p>
          </table:table-cell>
          <table:table-cell office:value-type="float" office:value="0.154758657780764" calcext:value-type="float">
            <text:p>0.154758657780764</text:p>
          </table:table-cell>
          <table:table-cell office:value-type="float" office:value="0.116231237715117" calcext:value-type="float">
            <text:p>0.116231237715117</text:p>
          </table:table-cell>
          <table:table-cell office:value-type="float" office:value="0.0514864635693536" calcext:value-type="float">
            <text:p>0.0514864635693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02073124755537" calcext:value-type="float">
            <text:p>0.602073124755537</text:p>
          </table:table-cell>
          <table:table-cell office:value-type="float" office:value="1.24913358984643" calcext:value-type="float">
            <text:p>1.24913358984643</text:p>
          </table:table-cell>
          <table:table-cell office:value-type="float" office:value="0.340543007361919" calcext:value-type="float">
            <text:p>0.340543007361919</text:p>
          </table:table-cell>
          <table:table-cell office:value-type="float" office:value="0.164511317879776" calcext:value-type="float">
            <text:p>0.164511317879776</text:p>
          </table:table-cell>
          <table:table-cell office:value-type="float" office:value="0.122607605706487" calcext:value-type="float">
            <text:p>0.122607605706487</text:p>
          </table:table-cell>
          <table:table-cell office:value-type="float" office:value="0.0396136428351451" calcext:value-type="float">
            <text:p>0.0396136428351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7860918336977" calcext:value-type="float">
            <text:p>0.617860918336977</text:p>
          </table:table-cell>
          <table:table-cell office:value-type="float" office:value="1.329284551794" calcext:value-type="float">
            <text:p>1.329284551794</text:p>
          </table:table-cell>
          <table:table-cell office:value-type="float" office:value="0.433750008878501" calcext:value-type="float">
            <text:p>0.433750008878501</text:p>
          </table:table-cell>
          <table:table-cell office:value-type="float" office:value="0.142516331955335" calcext:value-type="float">
            <text:p>0.142516331955335</text:p>
          </table:table-cell>
          <table:table-cell office:value-type="float" office:value="0.110130458893402" calcext:value-type="float">
            <text:p>0.110130458893402</text:p>
          </table:table-cell>
          <table:table-cell office:value-type="float" office:value="0.0620172340181806" calcext:value-type="float">
            <text:p>0.0620172340181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0867376125614" calcext:value-type="float">
            <text:p>0.620867376125614</text:p>
          </table:table-cell>
          <table:table-cell office:value-type="float" office:value="1.3292008225107" calcext:value-type="float">
            <text:p>1.3292008225107</text:p>
          </table:table-cell>
          <table:table-cell office:value-type="float" office:value="0.433717367138445" calcext:value-type="float">
            <text:p>0.433717367138445</text:p>
          </table:table-cell>
          <table:table-cell office:value-type="float" office:value="0.143403380852759" calcext:value-type="float">
            <text:p>0.143403380852759</text:p>
          </table:table-cell>
          <table:table-cell office:value-type="float" office:value="0.110121865466758" calcext:value-type="float">
            <text:p>0.110121865466758</text:p>
          </table:table-cell>
          <table:table-cell office:value-type="float" office:value="0.0620078479180048" calcext:value-type="float">
            <text:p>0.0620078479180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7441748144069" calcext:value-type="float">
            <text:p>0.617441748144069</text:p>
          </table:table-cell>
          <table:table-cell office:value-type="float" office:value="1.32920634945143" calcext:value-type="float">
            <text:p>1.32920634945143</text:p>
          </table:table-cell>
          <table:table-cell office:value-type="float" office:value="0.433731048473271" calcext:value-type="float">
            <text:p>0.433731048473271</text:p>
          </table:table-cell>
          <table:table-cell office:value-type="float" office:value="0.142896037214624" calcext:value-type="float">
            <text:p>0.142896037214624</text:p>
          </table:table-cell>
          <table:table-cell office:value-type="float" office:value="0.110125272730161" calcext:value-type="float">
            <text:p>0.110125272730161</text:p>
          </table:table-cell>
          <table:table-cell office:value-type="float" office:value="0.0620117993843098" calcext:value-type="float">
            <text:p>0.062011799384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89320398841999" calcext:value-type="float">
            <text:p>0.789320398841999</text:p>
          </table:table-cell>
          <table:table-cell office:value-type="float" office:value="1.32820511687657" calcext:value-type="float">
            <text:p>1.32820511687657</text:p>
          </table:table-cell>
          <table:table-cell office:value-type="float" office:value="0.433385323672969" calcext:value-type="float">
            <text:p>0.433385323672969</text:p>
          </table:table-cell>
          <table:table-cell office:value-type="float" office:value="0.140278294264585" calcext:value-type="float">
            <text:p>0.140278294264585</text:p>
          </table:table-cell>
          <table:table-cell office:value-type="float" office:value="0.110039088398747" calcext:value-type="float">
            <text:p>0.110039088398747</text:p>
          </table:table-cell>
          <table:table-cell office:value-type="float" office:value="0.0619121890961381" calcext:value-type="float">
            <text:p>0.0619121890961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93768599910975" calcext:value-type="float">
            <text:p>0.693768599910975</text:p>
          </table:table-cell>
          <table:table-cell office:value-type="float" office:value="1.2556725790511" calcext:value-type="float">
            <text:p>1.2556725790511</text:p>
          </table:table-cell>
          <table:table-cell office:value-type="float" office:value="0.408639700513748" calcext:value-type="float">
            <text:p>0.408639700513748</text:p>
          </table:table-cell>
          <table:table-cell office:value-type="float" office:value="0.120092224908948" calcext:value-type="float">
            <text:p>0.120092224908948</text:p>
          </table:table-cell>
          <table:table-cell office:value-type="float" office:value="0.101641365716287" calcext:value-type="float">
            <text:p>0.101641365716287</text:p>
          </table:table-cell>
          <table:table-cell office:value-type="float" office:value="0.0570895515649331" calcext:value-type="float">
            <text:p>0.0570895515649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6594816984783" calcext:value-type="float">
            <text:p>0.676594816984783</text:p>
          </table:table-cell>
          <table:table-cell office:value-type="float" office:value="1.16887942080639" calcext:value-type="float">
            <text:p>1.16887942080639</text:p>
          </table:table-cell>
          <table:table-cell office:value-type="float" office:value="0.43602914891956" calcext:value-type="float">
            <text:p>0.43602914891956</text:p>
          </table:table-cell>
          <table:table-cell office:value-type="float" office:value="0.160831055429599" calcext:value-type="float">
            <text:p>0.160831055429599</text:p>
          </table:table-cell>
          <table:table-cell office:value-type="float" office:value="0.120417365411057" calcext:value-type="float">
            <text:p>0.120417365411057</text:p>
          </table:table-cell>
          <table:table-cell office:value-type="float" office:value="0.0620306838052345" calcext:value-type="float">
            <text:p>0.0620306838052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37542964929" calcext:value-type="float">
            <text:p>0.6937542964929</text:p>
          </table:table-cell>
          <table:table-cell office:value-type="float" office:value="1.16874841115357" calcext:value-type="float">
            <text:p>1.16874841115357</text:p>
          </table:table-cell>
          <table:table-cell office:value-type="float" office:value="0.435938740212147" calcext:value-type="float">
            <text:p>0.435938740212147</text:p>
          </table:table-cell>
          <table:table-cell office:value-type="float" office:value="0.16118005307056" calcext:value-type="float">
            <text:p>0.16118005307056</text:p>
          </table:table-cell>
          <table:table-cell office:value-type="float" office:value="0.120392137395058" calcext:value-type="float">
            <text:p>0.120392137395058</text:p>
          </table:table-cell>
          <table:table-cell office:value-type="float" office:value="0.0620046645221896" calcext:value-type="float">
            <text:p>0.062004664522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8801030247594" calcext:value-type="float">
            <text:p>0.668801030247594</text:p>
          </table:table-cell>
          <table:table-cell office:value-type="float" office:value="1.16874667785562" calcext:value-type="float">
            <text:p>1.16874667785562</text:p>
          </table:table-cell>
          <table:table-cell office:value-type="float" office:value="0.436039721723851" calcext:value-type="float">
            <text:p>0.436039721723851</text:p>
          </table:table-cell>
          <table:table-cell office:value-type="float" office:value="0.161420358667913" calcext:value-type="float">
            <text:p>0.161420358667913</text:p>
          </table:table-cell>
          <table:table-cell office:value-type="float" office:value="0.120419409130304" calcext:value-type="float">
            <text:p>0.120419409130304</text:p>
          </table:table-cell>
          <table:table-cell office:value-type="float" office:value="0.0620338346742944" calcext:value-type="float">
            <text:p>0.0620338346742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51951283283507" calcext:value-type="float">
            <text:p>0.851951283283507</text:p>
          </table:table-cell>
          <table:table-cell office:value-type="float" office:value="1.16773345901648" calcext:value-type="float">
            <text:p>1.16773345901648</text:p>
          </table:table-cell>
          <table:table-cell office:value-type="float" office:value="0.435640350217219" calcext:value-type="float">
            <text:p>0.435640350217219</text:p>
          </table:table-cell>
          <table:table-cell office:value-type="float" office:value="0.158747134161108" calcext:value-type="float">
            <text:p>0.158747134161108</text:p>
          </table:table-cell>
          <table:table-cell office:value-type="float" office:value="0.120311983583251" calcext:value-type="float">
            <text:p>0.120311983583251</text:p>
          </table:table-cell>
          <table:table-cell office:value-type="float" office:value="0.0619192231598138" calcext:value-type="float">
            <text:p>0.0619192231598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02590361283816" calcext:value-type="float">
            <text:p>0.802590361283816</text:p>
          </table:table-cell>
          <table:table-cell office:value-type="float" office:value="1.09326429398432" calcext:value-type="float">
            <text:p>1.09326429398432</text:p>
          </table:table-cell>
          <table:table-cell office:value-type="float" office:value="0.391373260898375" calcext:value-type="float">
            <text:p>0.391373260898375</text:p>
          </table:table-cell>
          <table:table-cell office:value-type="float" office:value="0.152543881893616" calcext:value-type="float">
            <text:p>0.152543881893616</text:p>
          </table:table-cell>
          <table:table-cell office:value-type="float" office:value="0.12454118004366" calcext:value-type="float">
            <text:p>0.12454118004366</text:p>
          </table:table-cell>
          <table:table-cell office:value-type="float" office:value="0.0513483671671034" calcext:value-type="float">
            <text:p>0.051348367167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8901563246071" calcext:value-type="float">
            <text:p>0.338901563246071</text:p>
          </table:table-cell>
          <table:table-cell office:value-type="float" office:value="1.44714776584317" calcext:value-type="float">
            <text:p>1.44714776584317</text:p>
          </table:table-cell>
          <table:table-cell office:value-type="float" office:value="0.521769975429901" calcext:value-type="float">
            <text:p>0.521769975429901</text:p>
          </table:table-cell>
          <table:table-cell office:value-type="float" office:value="0.17250244339648" calcext:value-type="float">
            <text:p>0.17250244339648</text:p>
          </table:table-cell>
          <table:table-cell office:value-type="float" office:value="0.135772388431299" calcext:value-type="float">
            <text:p>0.135772388431299</text:p>
          </table:table-cell>
          <table:table-cell office:value-type="float" office:value="0.0778620718675933" calcext:value-type="float">
            <text:p>0.0778620718675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398884260531" calcext:value-type="float">
            <text:p>0.36398884260531</text:p>
          </table:table-cell>
          <table:table-cell office:value-type="float" office:value="1.44694890332397" calcext:value-type="float">
            <text:p>1.44694890332397</text:p>
          </table:table-cell>
          <table:table-cell office:value-type="float" office:value="0.52162804114898" calcext:value-type="float">
            <text:p>0.52162804114898</text:p>
          </table:table-cell>
          <table:table-cell office:value-type="float" office:value="0.172573077808559" calcext:value-type="float">
            <text:p>0.172573077808559</text:p>
          </table:table-cell>
          <table:table-cell office:value-type="float" office:value="0.135736029014492" calcext:value-type="float">
            <text:p>0.135736029014492</text:p>
          </table:table-cell>
          <table:table-cell office:value-type="float" office:value="0.0778191110692411" calcext:value-type="float">
            <text:p>0.0778191110692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4904588048064" calcext:value-type="float">
            <text:p>0.344904588048064</text:p>
          </table:table-cell>
          <table:table-cell office:value-type="float" office:value="1.44697115275365" calcext:value-type="float">
            <text:p>1.44697115275365</text:p>
          </table:table-cell>
          <table:table-cell office:value-type="float" office:value="0.521714181546715" calcext:value-type="float">
            <text:p>0.521714181546715</text:p>
          </table:table-cell>
          <table:table-cell office:value-type="float" office:value="0.172716024060985" calcext:value-type="float">
            <text:p>0.172716024060985</text:p>
          </table:table-cell>
          <table:table-cell office:value-type="float" office:value="0.13575781772656" calcext:value-type="float">
            <text:p>0.13575781772656</text:p>
          </table:table-cell>
          <table:table-cell office:value-type="float" office:value="0.0778452246681233" calcext:value-type="float">
            <text:p>0.0778452246681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6377338555912" calcext:value-type="float">
            <text:p>0.546377338555912</text:p>
          </table:table-cell>
          <table:table-cell office:value-type="float" office:value="1.44573269441273" calcext:value-type="float">
            <text:p>1.44573269441273</text:p>
          </table:table-cell>
          <table:table-cell office:value-type="float" office:value="0.521235885056642" calcext:value-type="float">
            <text:p>0.521235885056642</text:p>
          </table:table-cell>
          <table:table-cell office:value-type="float" office:value="0.169538690813369" calcext:value-type="float">
            <text:p>0.169538690813369</text:p>
          </table:table-cell>
          <table:table-cell office:value-type="float" office:value="0.135637018013564" calcext:value-type="float">
            <text:p>0.135637018013564</text:p>
          </table:table-cell>
          <table:table-cell office:value-type="float" office:value="0.0777012580865426" calcext:value-type="float">
            <text:p>0.0777012580865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0488171593352" calcext:value-type="float">
            <text:p>0.370488171593352</text:p>
          </table:table-cell>
          <table:table-cell office:value-type="float" office:value="1.44915593397631" calcext:value-type="float">
            <text:p>1.44915593397631</text:p>
          </table:table-cell>
          <table:table-cell office:value-type="float" office:value="0.5036605031664" calcext:value-type="float">
            <text:p>0.5036605031664</text:p>
          </table:table-cell>
          <table:table-cell office:value-type="float" office:value="0.169908593768879" calcext:value-type="float">
            <text:p>0.169908593768879</text:p>
          </table:table-cell>
          <table:table-cell office:value-type="float" office:value="0.139518906935136" calcext:value-type="float">
            <text:p>0.139518906935136</text:p>
          </table:table-cell>
          <table:table-cell office:value-type="float" office:value="0.0682216916977137" calcext:value-type="float">
            <text:p>0.0682216916977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4353823259749" calcext:value-type="float">
            <text:p>0.464353823259749</text:p>
          </table:table-cell>
          <table:table-cell office:value-type="float" office:value="1.36221563480965" calcext:value-type="float">
            <text:p>1.36221563480965</text:p>
          </table:table-cell>
          <table:table-cell office:value-type="float" office:value="0.483200830466112" calcext:value-type="float">
            <text:p>0.483200830466112</text:p>
          </table:table-cell>
          <table:table-cell office:value-type="float" office:value="0.16899456032111" calcext:value-type="float">
            <text:p>0.16899456032111</text:p>
          </table:table-cell>
          <table:table-cell office:value-type="float" office:value="0.136048083859135" calcext:value-type="float">
            <text:p>0.136048083859135</text:p>
          </table:table-cell>
          <table:table-cell office:value-type="float" office:value="0.0698127458534009" calcext:value-type="float">
            <text:p>0.0698127458534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8373931090534" calcext:value-type="float">
            <text:p>0.468373931090534</text:p>
          </table:table-cell>
          <table:table-cell office:value-type="float" office:value="1.36218299094122" calcext:value-type="float">
            <text:p>1.36218299094122</text:p>
          </table:table-cell>
          <table:table-cell office:value-type="float" office:value="0.483161674905503" calcext:value-type="float">
            <text:p>0.483161674905503</text:p>
          </table:table-cell>
          <table:table-cell office:value-type="float" office:value="0.169540119982546" calcext:value-type="float">
            <text:p>0.169540119982546</text:p>
          </table:table-cell>
          <table:table-cell office:value-type="float" office:value="0.13603572330719" calcext:value-type="float">
            <text:p>0.13603572330719</text:p>
          </table:table-cell>
          <table:table-cell office:value-type="float" office:value="0.0698013323308785" calcext:value-type="float">
            <text:p>0.0698013323308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2176741146397" calcext:value-type="float">
            <text:p>0.452176741146397</text:p>
          </table:table-cell>
          <table:table-cell office:value-type="float" office:value="1.36218149898275" calcext:value-type="float">
            <text:p>1.36218149898275</text:p>
          </table:table-cell>
          <table:table-cell office:value-type="float" office:value="0.483238488934053" calcext:value-type="float">
            <text:p>0.483238488934053</text:p>
          </table:table-cell>
          <table:table-cell office:value-type="float" office:value="0.169659651283277" calcext:value-type="float">
            <text:p>0.169659651283277</text:p>
          </table:table-cell>
          <table:table-cell office:value-type="float" office:value="0.136057049412325" calcext:value-type="float">
            <text:p>0.136057049412325</text:p>
          </table:table-cell>
          <table:table-cell office:value-type="float" office:value="0.0698239249414579" calcext:value-type="float">
            <text:p>0.0698239249414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6453633613399" calcext:value-type="float">
            <text:p>0.656453633613399</text:p>
          </table:table-cell>
          <table:table-cell office:value-type="float" office:value="1.36081154882521" calcext:value-type="float">
            <text:p>1.36081154882521</text:p>
          </table:table-cell>
          <table:table-cell office:value-type="float" office:value="0.482733348753863" calcext:value-type="float">
            <text:p>0.482733348753863</text:p>
          </table:table-cell>
          <table:table-cell office:value-type="float" office:value="0.166538579195407" calcext:value-type="float">
            <text:p>0.166538579195407</text:p>
          </table:table-cell>
          <table:table-cell office:value-type="float" office:value="0.135915180610879" calcext:value-type="float">
            <text:p>0.135915180610879</text:p>
          </table:table-cell>
          <table:table-cell office:value-type="float" office:value="0.0696765572123606" calcext:value-type="float">
            <text:p>0.0696765572123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41502169279" calcext:value-type="float">
            <text:p>0.5341502169279</text:p>
          </table:table-cell>
          <table:table-cell office:value-type="float" office:value="1.31401074577789" calcext:value-type="float">
            <text:p>1.31401074577789</text:p>
          </table:table-cell>
          <table:table-cell office:value-type="float" office:value="0.436707854859457" calcext:value-type="float">
            <text:p>0.436707854859457</text:p>
          </table:table-cell>
          <table:table-cell office:value-type="float" office:value="0.139532624837762" calcext:value-type="float">
            <text:p>0.139532624837762</text:p>
          </table:table-cell>
          <table:table-cell office:value-type="float" office:value="0.108036342148182" calcext:value-type="float">
            <text:p>0.108036342148182</text:p>
          </table:table-cell>
          <table:table-cell office:value-type="float" office:value="0.0863593302437386" calcext:value-type="float">
            <text:p>0.08635933024373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172225901301907" calcext:value-type="float">
            <text:p>-0.001722259013019</text:p>
          </table:table-cell>
          <table:table-cell office:value-type="float" office:value="1.64201493108142" calcext:value-type="float">
            <text:p>1.64201493108142</text:p>
          </table:table-cell>
          <table:table-cell office:value-type="float" office:value="0.544007735529828" calcext:value-type="float">
            <text:p>0.544007735529828</text:p>
          </table:table-cell>
          <table:table-cell office:value-type="float" office:value="0.180950562140627" calcext:value-type="float">
            <text:p>0.180950562140627</text:p>
          </table:table-cell>
          <table:table-cell office:value-type="float" office:value="0.13274844623716" calcext:value-type="float">
            <text:p>0.13274844623716</text:p>
          </table:table-cell>
          <table:table-cell office:value-type="float" office:value="0.07277445544677" calcext:value-type="float">
            <text:p>0.07277445544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4407294086624" calcext:value-type="float">
            <text:p>-0.014407294086624</text:p>
          </table:table-cell>
          <table:table-cell office:value-type="float" office:value="1.64205409699053" calcext:value-type="float">
            <text:p>1.64205409699053</text:p>
          </table:table-cell>
          <table:table-cell office:value-type="float" office:value="0.544050937041481" calcext:value-type="float">
            <text:p>0.544050937041481</text:p>
          </table:table-cell>
          <table:table-cell office:value-type="float" office:value="0.181974572159945" calcext:value-type="float">
            <text:p>0.181974572159945</text:p>
          </table:table-cell>
          <table:table-cell office:value-type="float" office:value="0.132758508197719" calcext:value-type="float">
            <text:p>0.132758508197719</text:p>
          </table:table-cell>
          <table:table-cell office:value-type="float" office:value="0.0727863925496579" calcext:value-type="float">
            <text:p>0.072786392549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996889865478525" calcext:value-type="float">
            <text:p>-0.009968898654785</text:p>
          </table:table-cell>
          <table:table-cell office:value-type="float" office:value="1.64204697496187" calcext:value-type="float">
            <text:p>1.64204697496187</text:p>
          </table:table-cell>
          <table:table-cell office:value-type="float" office:value="0.54402697176326" calcext:value-type="float">
            <text:p>0.54402697176326</text:p>
          </table:table-cell>
          <table:table-cell office:value-type="float" office:value="0.181458350755887" calcext:value-type="float">
            <text:p>0.181458350755887</text:p>
          </table:table-cell>
          <table:table-cell office:value-type="float" office:value="0.132752930645245" calcext:value-type="float">
            <text:p>0.132752930645245</text:p>
          </table:table-cell>
          <table:table-cell office:value-type="float" office:value="0.0727798111826033" calcext:value-type="float">
            <text:p>0.072779811182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4299697341179" calcext:value-type="float">
            <text:p>0.214299697341179</text:p>
          </table:table-cell>
          <table:table-cell office:value-type="float" office:value="1.6404377257864" calcext:value-type="float">
            <text:p>1.6404377257864</text:p>
          </table:table-cell>
          <table:table-cell office:value-type="float" office:value="0.543433103497882" calcext:value-type="float">
            <text:p>0.543433103497882</text:p>
          </table:table-cell>
          <table:table-cell office:value-type="float" office:value="0.178457978970303" calcext:value-type="float">
            <text:p>0.178457978970303</text:p>
          </table:table-cell>
          <table:table-cell office:value-type="float" office:value="0.132615868652425" calcext:value-type="float">
            <text:p>0.132615868652425</text:p>
          </table:table-cell>
          <table:table-cell office:value-type="float" office:value="0.0726193030685819" calcext:value-type="float">
            <text:p>0.0726193030685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846338755002602" calcext:value-type="float">
            <text:p>-0.08463387550026</text:p>
          </table:table-cell>
          <table:table-cell office:value-type="float" office:value="1.6821002415141" calcext:value-type="float">
            <text:p>1.6821002415141</text:p>
          </table:table-cell>
          <table:table-cell office:value-type="float" office:value="0.601130945117819" calcext:value-type="float">
            <text:p>0.601130945117819</text:p>
          </table:table-cell>
          <table:table-cell office:value-type="float" office:value="0.262721283916323" calcext:value-type="float">
            <text:p>0.262721283916323</text:p>
          </table:table-cell>
          <table:table-cell office:value-type="float" office:value="0.201890819545461" calcext:value-type="float">
            <text:p>0.201890819545461</text:p>
          </table:table-cell>
          <table:table-cell office:value-type="float" office:value="0.0892292079105205" calcext:value-type="float">
            <text:p>0.0892292079105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0743988960289" calcext:value-type="float">
            <text:p>0.560743988960289</text:p>
          </table:table-cell>
          <table:table-cell office:value-type="float" office:value="1.24930388599681" calcext:value-type="float">
            <text:p>1.24930388599681</text:p>
          </table:table-cell>
          <table:table-cell office:value-type="float" office:value="0.486373011747421" calcext:value-type="float">
            <text:p>0.486373011747421</text:p>
          </table:table-cell>
          <table:table-cell office:value-type="float" office:value="0.151208072647864" calcext:value-type="float">
            <text:p>0.151208072647864</text:p>
          </table:table-cell>
          <table:table-cell office:value-type="float" office:value="0.116320429216992" calcext:value-type="float">
            <text:p>0.116320429216992</text:p>
          </table:table-cell>
          <table:table-cell office:value-type="float" office:value="0.0688450572512345" calcext:value-type="float">
            <text:p>0.0688450572512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3257075142769" calcext:value-type="float">
            <text:p>0.573257075142769</text:p>
          </table:table-cell>
          <table:table-cell office:value-type="float" office:value="1.24920633037882" calcext:value-type="float">
            <text:p>1.24920633037882</text:p>
          </table:table-cell>
          <table:table-cell office:value-type="float" office:value="0.486300752664326" calcext:value-type="float">
            <text:p>0.486300752664326</text:p>
          </table:table-cell>
          <table:table-cell office:value-type="float" office:value="0.15167566896407" calcext:value-type="float">
            <text:p>0.15167566896407</text:p>
          </table:table-cell>
          <table:table-cell office:value-type="float" office:value="0.116303956757074" calcext:value-type="float">
            <text:p>0.116303956757074</text:p>
          </table:table-cell>
          <table:table-cell office:value-type="float" office:value="0.0688243524022806" calcext:value-type="float">
            <text:p>0.0688243524022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893110707885" calcext:value-type="float">
            <text:p>0.57893110707885</text:p>
          </table:table-cell>
          <table:table-cell office:value-type="float" office:value="1.24920574904518" calcext:value-type="float">
            <text:p>1.24920574904518</text:p>
          </table:table-cell>
          <table:table-cell office:value-type="float" office:value="0.486278396803054" calcext:value-type="float">
            <text:p>0.486278396803054</text:p>
          </table:table-cell>
          <table:table-cell office:value-type="float" office:value="0.151141817948646" calcext:value-type="float">
            <text:p>0.151141817948646</text:p>
          </table:table-cell>
          <table:table-cell office:value-type="float" office:value="0.11629872764971" calcext:value-type="float">
            <text:p>0.11629872764971</text:p>
          </table:table-cell>
          <table:table-cell office:value-type="float" office:value="0.0688179164347334" calcext:value-type="float">
            <text:p>0.0688179164347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1642437308581" calcext:value-type="float">
            <text:p>0.751642437308581</text:p>
          </table:table-cell>
          <table:table-cell office:value-type="float" office:value="1.24839975688183" calcext:value-type="float">
            <text:p>1.24839975688183</text:p>
          </table:table-cell>
          <table:table-cell office:value-type="float" office:value="0.485945727210552" calcext:value-type="float">
            <text:p>0.485945727210552</text:p>
          </table:table-cell>
          <table:table-cell office:value-type="float" office:value="0.148642411546038" calcext:value-type="float">
            <text:p>0.148642411546038</text:p>
          </table:table-cell>
          <table:table-cell office:value-type="float" office:value="0.116221583236461" calcext:value-type="float">
            <text:p>0.116221583236461</text:p>
          </table:table-cell>
          <table:table-cell office:value-type="float" office:value="0.0687231037998262" calcext:value-type="float">
            <text:p>0.0687231037998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5122527931467" calcext:value-type="float">
            <text:p>0.585122527931467</text:p>
          </table:table-cell>
          <table:table-cell office:value-type="float" office:value="1.22934625679438" calcext:value-type="float">
            <text:p>1.22934625679438</text:p>
          </table:table-cell>
          <table:table-cell office:value-type="float" office:value="0.47598106415815" calcext:value-type="float">
            <text:p>0.47598106415815</text:p>
          </table:table-cell>
          <table:table-cell office:value-type="float" office:value="0.116687877452329" calcext:value-type="float">
            <text:p>0.116687877452329</text:p>
          </table:table-cell>
          <table:table-cell office:value-type="float" office:value="0.0979106953408985" calcext:value-type="float">
            <text:p>0.097910695340899</text:p>
          </table:table-cell>
          <table:table-cell office:value-type="float" office:value="0.0605162455253219" calcext:value-type="float">
            <text:p>0.0605162455253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5112893208553" calcext:value-type="float">
            <text:p>0.435112893208553</text:p>
          </table:table-cell>
          <table:table-cell office:value-type="float" office:value="1.36608370933375" calcext:value-type="float">
            <text:p>1.36608370933375</text:p>
          </table:table-cell>
          <table:table-cell office:value-type="float" office:value="0.497218008971337" calcext:value-type="float">
            <text:p>0.497218008971337</text:p>
          </table:table-cell>
          <table:table-cell office:value-type="float" office:value="0.161750555328894" calcext:value-type="float">
            <text:p>0.161750555328894</text:p>
          </table:table-cell>
          <table:table-cell office:value-type="float" office:value="0.127503161322372" calcext:value-type="float">
            <text:p>0.127503161322372</text:p>
          </table:table-cell>
          <table:table-cell office:value-type="float" office:value="0.0696911536807845" calcext:value-type="float">
            <text:p>0.0696911536807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4191303680209" calcext:value-type="float">
            <text:p>0.434191303680209</text:p>
          </table:table-cell>
          <table:table-cell office:value-type="float" office:value="1.36609600284204" calcext:value-type="float">
            <text:p>1.36609600284204</text:p>
          </table:table-cell>
          <table:table-cell office:value-type="float" office:value="0.497202981662149" calcext:value-type="float">
            <text:p>0.497202981662149</text:p>
          </table:table-cell>
          <table:table-cell office:value-type="float" office:value="0.16244362891432" calcext:value-type="float">
            <text:p>0.16244362891432</text:p>
          </table:table-cell>
          <table:table-cell office:value-type="float" office:value="0.12749944459861" calcext:value-type="float">
            <text:p>0.12749944459861</text:p>
          </table:table-cell>
          <table:table-cell office:value-type="float" office:value="0.0696869570304361" calcext:value-type="float">
            <text:p>0.0696869570304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6229484238969" calcext:value-type="float">
            <text:p>0.436229484238969</text:p>
          </table:table-cell>
          <table:table-cell office:value-type="float" office:value="1.36609657209694" calcext:value-type="float">
            <text:p>1.36609657209694</text:p>
          </table:table-cell>
          <table:table-cell office:value-type="float" office:value="0.497193663918259" calcext:value-type="float">
            <text:p>0.497193663918259</text:p>
          </table:table-cell>
          <table:table-cell office:value-type="float" office:value="0.162074031349828" calcext:value-type="float">
            <text:p>0.162074031349828</text:p>
          </table:table-cell>
          <table:table-cell office:value-type="float" office:value="0.127497096676093" calcext:value-type="float">
            <text:p>0.127497096676093</text:p>
          </table:table-cell>
          <table:table-cell office:value-type="float" office:value="0.0696842819789476" calcext:value-type="float">
            <text:p>0.0696842819789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2327335312052" calcext:value-type="float">
            <text:p>0.632327335312052</text:p>
          </table:table-cell>
          <table:table-cell office:value-type="float" office:value="1.36493827266873" calcext:value-type="float">
            <text:p>1.36493827266873</text:p>
          </table:table-cell>
          <table:table-cell office:value-type="float" office:value="0.496750472734822" calcext:value-type="float">
            <text:p>0.496750472734822</text:p>
          </table:table-cell>
          <table:table-cell office:value-type="float" office:value="0.15922438167829" calcext:value-type="float">
            <text:p>0.15922438167829</text:p>
          </table:table-cell>
          <table:table-cell office:value-type="float" office:value="0.127385277803071" calcext:value-type="float">
            <text:p>0.127385277803071</text:p>
          </table:table-cell>
          <table:table-cell office:value-type="float" office:value="0.0695589793702137" calcext:value-type="float">
            <text:p>0.0695589793702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1725479006174" calcext:value-type="float">
            <text:p>0.411725479006174</text:p>
          </table:table-cell>
          <table:table-cell office:value-type="float" office:value="1.38456776581848" calcext:value-type="float">
            <text:p>1.38456776581848</text:p>
          </table:table-cell>
          <table:table-cell office:value-type="float" office:value="0.476944877466007" calcext:value-type="float">
            <text:p>0.476944877466007</text:p>
          </table:table-cell>
          <table:table-cell office:value-type="float" office:value="0.152185401482023" calcext:value-type="float">
            <text:p>0.152185401482023</text:p>
          </table:table-cell>
          <table:table-cell office:value-type="float" office:value="0.122207780278432" calcext:value-type="float">
            <text:p>0.122207780278432</text:p>
          </table:table-cell>
          <table:table-cell office:value-type="float" office:value="0.0593222837211964" calcext:value-type="float">
            <text:p>0.0593222837211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8903294498581" calcext:value-type="float">
            <text:p>0.558903294498581</text:p>
          </table:table-cell>
          <table:table-cell office:value-type="float" office:value="1.31409155657959" calcext:value-type="float">
            <text:p>1.31409155657959</text:p>
          </table:table-cell>
          <table:table-cell office:value-type="float" office:value="0.448927193034724" calcext:value-type="float">
            <text:p>0.448927193034724</text:p>
          </table:table-cell>
          <table:table-cell office:value-type="float" office:value="0.157277446338264" calcext:value-type="float">
            <text:p>0.157277446338264</text:p>
          </table:table-cell>
          <table:table-cell office:value-type="float" office:value="0.118899217128606" calcext:value-type="float">
            <text:p>0.118899217128606</text:p>
          </table:table-cell>
          <table:table-cell office:value-type="float" office:value="0.0666121331841262" calcext:value-type="float">
            <text:p>0.0666121331841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9223208557062" calcext:value-type="float">
            <text:p>0.559223208557062</text:p>
          </table:table-cell>
          <table:table-cell office:value-type="float" office:value="1.31400038421842" calcext:value-type="float">
            <text:p>1.31400038421842</text:p>
          </table:table-cell>
          <table:table-cell office:value-type="float" office:value="0.448906061436064" calcext:value-type="float">
            <text:p>0.448906061436064</text:p>
          </table:table-cell>
          <table:table-cell office:value-type="float" office:value="0.158106502607264" calcext:value-type="float">
            <text:p>0.158106502607264</text:p>
          </table:table-cell>
          <table:table-cell office:value-type="float" office:value="0.118893557760979" calcext:value-type="float">
            <text:p>0.118893557760979</text:p>
          </table:table-cell>
          <table:table-cell office:value-type="float" office:value="0.0666058542394316" calcext:value-type="float">
            <text:p>0.0666058542394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3475591681867" calcext:value-type="float">
            <text:p>0.573475591681867</text:p>
          </table:table-cell>
          <table:table-cell office:value-type="float" office:value="1.31399468520237" calcext:value-type="float">
            <text:p>1.31399468520237</text:p>
          </table:table-cell>
          <table:table-cell office:value-type="float" office:value="0.448849250025143" calcext:value-type="float">
            <text:p>0.448849250025143</text:p>
          </table:table-cell>
          <table:table-cell office:value-type="float" office:value="0.157290197204544" calcext:value-type="float">
            <text:p>0.157290197204544</text:p>
          </table:table-cell>
          <table:table-cell office:value-type="float" office:value="0.118878879630579" calcext:value-type="float">
            <text:p>0.118878879630579</text:p>
          </table:table-cell>
          <table:table-cell office:value-type="float" office:value="0.0665887184292596" calcext:value-type="float">
            <text:p>0.066588718429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8203356915684" calcext:value-type="float">
            <text:p>0.738203356915684</text:p>
          </table:table-cell>
          <table:table-cell office:value-type="float" office:value="1.31313989317096" calcext:value-type="float">
            <text:p>1.31313989317096</text:p>
          </table:table-cell>
          <table:table-cell office:value-type="float" office:value="0.448537724997057" calcext:value-type="float">
            <text:p>0.448537724997057</text:p>
          </table:table-cell>
          <table:table-cell office:value-type="float" office:value="0.154874448008619" calcext:value-type="float">
            <text:p>0.154874448008619</text:p>
          </table:table-cell>
          <table:table-cell office:value-type="float" office:value="0.118799014317629" calcext:value-type="float">
            <text:p>0.118799014317629</text:p>
          </table:table-cell>
          <table:table-cell office:value-type="float" office:value="0.0664956564301603" calcext:value-type="float">
            <text:p>0.066495656430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5309013277976" calcext:value-type="float">
            <text:p>0.505309013277976</text:p>
          </table:table-cell>
          <table:table-cell office:value-type="float" office:value="1.36246424929111" calcext:value-type="float">
            <text:p>1.36246424929111</text:p>
          </table:table-cell>
          <table:table-cell office:value-type="float" office:value="0.416238917708958" calcext:value-type="float">
            <text:p>0.416238917708958</text:p>
          </table:table-cell>
          <table:table-cell office:value-type="float" office:value="0.138224254011641" calcext:value-type="float">
            <text:p>0.138224254011641</text:p>
          </table:table-cell>
          <table:table-cell office:value-type="float" office:value="0.10396583698592" calcext:value-type="float">
            <text:p>0.10396583698592</text:p>
          </table:table-cell>
          <table:table-cell office:value-type="float" office:value="0.0694342676911905" calcext:value-type="float">
            <text:p>0.06943426769119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0172224181117" calcext:value-type="float">
            <text:p>0.380172224181117</text:p>
          </table:table-cell>
          <table:table-cell office:value-type="float" office:value="1.29909311029356" calcext:value-type="float">
            <text:p>1.29909311029356</text:p>
          </table:table-cell>
          <table:table-cell office:value-type="float" office:value="0.613103169544817" calcext:value-type="float">
            <text:p>0.613103169544817</text:p>
          </table:table-cell>
          <table:table-cell office:value-type="float" office:value="0.189670872542302" calcext:value-type="float">
            <text:p>0.189670872542302</text:p>
          </table:table-cell>
          <table:table-cell office:value-type="float" office:value="0.145192681616199" calcext:value-type="float">
            <text:p>0.145192681616199</text:p>
          </table:table-cell>
          <table:table-cell office:value-type="float" office:value="0.0881379025049502" calcext:value-type="float">
            <text:p>0.088137902504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4355657743641" calcext:value-type="float">
            <text:p>0.414355657743641</text:p>
          </table:table-cell>
          <table:table-cell office:value-type="float" office:value="1.29890251340039" calcext:value-type="float">
            <text:p>1.29890251340039</text:p>
          </table:table-cell>
          <table:table-cell office:value-type="float" office:value="0.612893635842061" calcext:value-type="float">
            <text:p>0.612893635842061</text:p>
          </table:table-cell>
          <table:table-cell office:value-type="float" office:value="0.189755303047236" calcext:value-type="float">
            <text:p>0.189755303047236</text:p>
          </table:table-cell>
          <table:table-cell office:value-type="float" office:value="0.145144572842077" calcext:value-type="float">
            <text:p>0.145144572842077</text:p>
          </table:table-cell>
          <table:table-cell office:value-type="float" office:value="0.0880766549246488" calcext:value-type="float">
            <text:p>0.0880766549246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7790010008955" calcext:value-type="float">
            <text:p>0.407790010008955</text:p>
          </table:table-cell>
          <table:table-cell office:value-type="float" office:value="1.29889690443968" calcext:value-type="float">
            <text:p>1.29889690443968</text:p>
          </table:table-cell>
          <table:table-cell office:value-type="float" office:value="0.612924268627207" calcext:value-type="float">
            <text:p>0.612924268627207</text:p>
          </table:table-cell>
          <table:table-cell office:value-type="float" office:value="0.189549894013769" calcext:value-type="float">
            <text:p>0.189549894013769</text:p>
          </table:table-cell>
          <table:table-cell office:value-type="float" office:value="0.145151735378846" calcext:value-type="float">
            <text:p>0.145151735378846</text:p>
          </table:table-cell>
          <table:table-cell office:value-type="float" office:value="0.0880855970075336" calcext:value-type="float">
            <text:p>0.0880855970075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4443610204872" calcext:value-type="float">
            <text:p>0.624443610204872</text:p>
          </table:table-cell>
          <table:table-cell office:value-type="float" office:value="1.29785228099963" calcext:value-type="float">
            <text:p>1.29785228099963</text:p>
          </table:table-cell>
          <table:table-cell office:value-type="float" office:value="0.612413117621984" calcext:value-type="float">
            <text:p>0.612413117621984</text:p>
          </table:table-cell>
          <table:table-cell office:value-type="float" office:value="0.186179096545083" calcext:value-type="float">
            <text:p>0.186179096545083</text:p>
          </table:table-cell>
          <table:table-cell office:value-type="float" office:value="0.145032073781367" calcext:value-type="float">
            <text:p>0.145032073781367</text:p>
          </table:table-cell>
          <table:table-cell office:value-type="float" office:value="0.0879373988462071" calcext:value-type="float">
            <text:p>0.0879373988462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57097985824619" calcext:value-type="float">
            <text:p>0.157097985824619</text:p>
          </table:table-cell>
          <table:table-cell office:value-type="float" office:value="1.50664812481733" calcext:value-type="float">
            <text:p>1.50664812481733</text:p>
          </table:table-cell>
          <table:table-cell office:value-type="float" office:value="0.778490545314367" calcext:value-type="float">
            <text:p>0.778490545314367</text:p>
          </table:table-cell>
          <table:table-cell office:value-type="float" office:value="0.311894563634775" calcext:value-type="float">
            <text:p>0.311894563634775</text:p>
          </table:table-cell>
          <table:table-cell office:value-type="float" office:value="0.207572531577343" calcext:value-type="float">
            <text:p>0.207572531577343</text:p>
          </table:table-cell>
          <table:table-cell office:value-type="float" office:value="0.183278449121947" calcext:value-type="float">
            <text:p>0.1832784491219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9798137471704" calcext:value-type="float">
            <text:p>0.679798137471704</text:p>
          </table:table-cell>
          <table:table-cell office:value-type="float" office:value="1.26537537090459" calcext:value-type="float">
            <text:p>1.26537537090459</text:p>
          </table:table-cell>
          <table:table-cell office:value-type="float" office:value="0.464276980046091" calcext:value-type="float">
            <text:p>0.464276980046091</text:p>
          </table:table-cell>
          <table:table-cell office:value-type="float" office:value="0.152863826222271" calcext:value-type="float">
            <text:p>0.152863826222271</text:p>
          </table:table-cell>
          <table:table-cell office:value-type="float" office:value="0.118155620081017" calcext:value-type="float">
            <text:p>0.118155620081017</text:p>
          </table:table-cell>
          <table:table-cell office:value-type="float" office:value="0.0629531107221591" calcext:value-type="float">
            <text:p>0.0629531107221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1686131560416" calcext:value-type="float">
            <text:p>0.681686131560416</text:p>
          </table:table-cell>
          <table:table-cell office:value-type="float" office:value="1.26530891089768" calcext:value-type="float">
            <text:p>1.26530891089768</text:p>
          </table:table-cell>
          <table:table-cell office:value-type="float" office:value="0.464249298443411" calcext:value-type="float">
            <text:p>0.464249298443411</text:p>
          </table:table-cell>
          <table:table-cell office:value-type="float" office:value="0.153509322448644" calcext:value-type="float">
            <text:p>0.153509322448644</text:p>
          </table:table-cell>
          <table:table-cell office:value-type="float" office:value="0.118150500452054" calcext:value-type="float">
            <text:p>0.118150500452054</text:p>
          </table:table-cell>
          <table:table-cell office:value-type="float" office:value="0.0629455671155245" calcext:value-type="float">
            <text:p>0.0629455671155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4248928047786" calcext:value-type="float">
            <text:p>0.674248928047786</text:p>
          </table:table-cell>
          <table:table-cell office:value-type="float" office:value="1.26531893056971" calcext:value-type="float">
            <text:p>1.26531893056971</text:p>
          </table:table-cell>
          <table:table-cell office:value-type="float" office:value="0.464284943454976" calcext:value-type="float">
            <text:p>0.464284943454976</text:p>
          </table:table-cell>
          <table:table-cell office:value-type="float" office:value="0.153337014675925" calcext:value-type="float">
            <text:p>0.153337014675925</text:p>
          </table:table-cell>
          <table:table-cell office:value-type="float" office:value="0.118159321805324" calcext:value-type="float">
            <text:p>0.118159321805324</text:p>
          </table:table-cell>
          <table:table-cell office:value-type="float" office:value="0.0629553859969948" calcext:value-type="float">
            <text:p>0.0629553859969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6661368626791" calcext:value-type="float">
            <text:p>0.866661368626791</text:p>
          </table:table-cell>
          <table:table-cell office:value-type="float" office:value="1.26412319101336" calcext:value-type="float">
            <text:p>1.26412319101336</text:p>
          </table:table-cell>
          <table:table-cell office:value-type="float" office:value="0.463816530019945" calcext:value-type="float">
            <text:p>0.463816530019945</text:p>
          </table:table-cell>
          <table:table-cell office:value-type="float" office:value="0.150607526542464" calcext:value-type="float">
            <text:p>0.150607526542464</text:p>
          </table:table-cell>
          <table:table-cell office:value-type="float" office:value="0.118043821960477" calcext:value-type="float">
            <text:p>0.118043821960477</text:p>
          </table:table-cell>
          <table:table-cell office:value-type="float" office:value="0.0628272385151738" calcext:value-type="float">
            <text:p>0.0628272385151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51796689223547" calcext:value-type="float">
            <text:p>0.651796689223547</text:p>
          </table:table-cell>
          <table:table-cell office:value-type="float" office:value="1.29666639047493" calcext:value-type="float">
            <text:p>1.29666639047493</text:p>
          </table:table-cell>
          <table:table-cell office:value-type="float" office:value="0.482282863950512" calcext:value-type="float">
            <text:p>0.482282863950512</text:p>
          </table:table-cell>
          <table:table-cell office:value-type="float" office:value="0.160454679139869" calcext:value-type="float">
            <text:p>0.160454679139869</text:p>
          </table:table-cell>
          <table:table-cell office:value-type="float" office:value="0.12029447264844" calcext:value-type="float">
            <text:p>0.12029447264844</text:p>
          </table:table-cell>
          <table:table-cell office:value-type="float" office:value="0.060891123359227" calcext:value-type="float">
            <text:p>0.0608911233592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8958918007866" calcext:value-type="float">
            <text:p>0.488958918007866</text:p>
          </table:table-cell>
          <table:table-cell office:value-type="float" office:value="1.28223254087582" calcext:value-type="float">
            <text:p>1.28223254087582</text:p>
          </table:table-cell>
          <table:table-cell office:value-type="float" office:value="0.706273993976321" calcext:value-type="float">
            <text:p>0.706273993976321</text:p>
          </table:table-cell>
          <table:table-cell office:value-type="float" office:value="0.200119901164805" calcext:value-type="float">
            <text:p>0.200119901164805</text:p>
          </table:table-cell>
          <table:table-cell office:value-type="float" office:value="0.157077592211172" calcext:value-type="float">
            <text:p>0.157077592211172</text:p>
          </table:table-cell>
          <table:table-cell office:value-type="float" office:value="0.102620459858852" calcext:value-type="float">
            <text:p>0.1026204598588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2059338885152" calcext:value-type="float">
            <text:p>0.482059338885152</text:p>
          </table:table-cell>
          <table:table-cell office:value-type="float" office:value="1.28216787264318" calcext:value-type="float">
            <text:p>1.28216787264318</text:p>
          </table:table-cell>
          <table:table-cell office:value-type="float" office:value="0.706267787635909" calcext:value-type="float">
            <text:p>0.706267787635909</text:p>
          </table:table-cell>
          <table:table-cell office:value-type="float" office:value="0.201442450253881" calcext:value-type="float">
            <text:p>0.201442450253881</text:p>
          </table:table-cell>
          <table:table-cell office:value-type="float" office:value="0.157079558145078" calcext:value-type="float">
            <text:p>0.157079558145078</text:p>
          </table:table-cell>
          <table:table-cell office:value-type="float" office:value="0.102618958013014" calcext:value-type="float">
            <text:p>0.102618958013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6795828043708" calcext:value-type="float">
            <text:p>0.486795828043708</text:p>
          </table:table-cell>
          <table:table-cell office:value-type="float" office:value="1.28218334869066" calcext:value-type="float">
            <text:p>1.28218334869066</text:p>
          </table:table-cell>
          <table:table-cell office:value-type="float" office:value="0.706236211818502" calcext:value-type="float">
            <text:p>0.706236211818502</text:p>
          </table:table-cell>
          <table:table-cell office:value-type="float" office:value="0.200823842809078" calcext:value-type="float">
            <text:p>0.200823842809078</text:p>
          </table:table-cell>
          <table:table-cell office:value-type="float" office:value="0.157072676990764" calcext:value-type="float">
            <text:p>0.157072676990764</text:p>
          </table:table-cell>
          <table:table-cell office:value-type="float" office:value="0.102609495603914" calcext:value-type="float">
            <text:p>0.1026094956039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70085992795558" calcext:value-type="float">
            <text:p>0.770085992795558</text:p>
          </table:table-cell>
          <table:table-cell office:value-type="float" office:value="1.28060552625253" calcext:value-type="float">
            <text:p>1.28060552625253</text:p>
          </table:table-cell>
          <table:table-cell office:value-type="float" office:value="0.705311151182702" calcext:value-type="float">
            <text:p>0.705311151182702</text:p>
          </table:table-cell>
          <table:table-cell office:value-type="float" office:value="0.195659143797825" calcext:value-type="float">
            <text:p>0.195659143797825</text:p>
          </table:table-cell>
          <table:table-cell office:value-type="float" office:value="0.156873095693043" calcext:value-type="float">
            <text:p>0.156873095693043</text:p>
          </table:table-cell>
          <table:table-cell office:value-type="float" office:value="0.102337297824165" calcext:value-type="float">
            <text:p>0.1023372978241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8150733502898" calcext:value-type="float">
            <text:p>0.558150733502898</text:p>
          </table:table-cell>
          <table:table-cell office:value-type="float" office:value="1.19692551792341" calcext:value-type="float">
            <text:p>1.19692551792341</text:p>
          </table:table-cell>
          <table:table-cell office:value-type="float" office:value="0.676835669558011" calcext:value-type="float">
            <text:p>0.676835669558011</text:p>
          </table:table-cell>
          <table:table-cell office:value-type="float" office:value="0.225630483287825" calcext:value-type="float">
            <text:p>0.225630483287825</text:p>
          </table:table-cell>
          <table:table-cell office:value-type="float" office:value="0.191042148167135" calcext:value-type="float">
            <text:p>0.191042148167135</text:p>
          </table:table-cell>
          <table:table-cell office:value-type="float" office:value="0.0885842782915847" calcext:value-type="float">
            <text:p>0.0885842782915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3708499355125" calcext:value-type="float">
            <text:p>0.533708499355125</text:p>
          </table:table-cell>
          <table:table-cell office:value-type="float" office:value="1.36303561497514" calcext:value-type="float">
            <text:p>1.36303561497514</text:p>
          </table:table-cell>
          <table:table-cell office:value-type="float" office:value="0.333809303350984" calcext:value-type="float">
            <text:p>0.333809303350984</text:p>
          </table:table-cell>
          <table:table-cell office:value-type="float" office:value="0.131964646992671" calcext:value-type="float">
            <text:p>0.131964646992671</text:p>
          </table:table-cell>
          <table:table-cell office:value-type="float" office:value="0.099669867317169" calcext:value-type="float">
            <text:p>0.099669867317169</text:p>
          </table:table-cell>
          <table:table-cell office:value-type="float" office:value="0.0448368826334842" calcext:value-type="float">
            <text:p>0.0448368826334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8532235085943" calcext:value-type="float">
            <text:p>0.528532235085943</text:p>
          </table:table-cell>
          <table:table-cell office:value-type="float" office:value="1.36304068573996" calcext:value-type="float">
            <text:p>1.36304068573996</text:p>
          </table:table-cell>
          <table:table-cell office:value-type="float" office:value="0.333813956478397" calcext:value-type="float">
            <text:p>0.333813956478397</text:p>
          </table:table-cell>
          <table:table-cell office:value-type="float" office:value="0.132785543590986" calcext:value-type="float">
            <text:p>0.132785543590986</text:p>
          </table:table-cell>
          <table:table-cell office:value-type="float" office:value="0.0996724184008219" calcext:value-type="float">
            <text:p>0.099672418400822</text:p>
          </table:table-cell>
          <table:table-cell office:value-type="float" office:value="0.0448381950442129" calcext:value-type="float">
            <text:p>0.0448381950442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4089390991144" calcext:value-type="float">
            <text:p>0.534089390991144</text:p>
          </table:table-cell>
          <table:table-cell office:value-type="float" office:value="1.36303040483229" calcext:value-type="float">
            <text:p>1.36303040483229</text:p>
          </table:table-cell>
          <table:table-cell office:value-type="float" office:value="0.33379632505517" calcext:value-type="float">
            <text:p>0.33379632505517</text:p>
          </table:table-cell>
          <table:table-cell office:value-type="float" office:value="0.132261554087614" calcext:value-type="float">
            <text:p>0.132261554087614</text:p>
          </table:table-cell>
          <table:table-cell office:value-type="float" office:value="0.0996673239586647" calcext:value-type="float">
            <text:p>0.099667323958665</text:p>
          </table:table-cell>
          <table:table-cell office:value-type="float" office:value="0.0448333862250251" calcext:value-type="float">
            <text:p>0.0448333862250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5094438648158" calcext:value-type="float">
            <text:p>0.665094438648158</text:p>
          </table:table-cell>
          <table:table-cell office:value-type="float" office:value="1.3622645732673" calcext:value-type="float">
            <text:p>1.3622645732673</text:p>
          </table:table-cell>
          <table:table-cell office:value-type="float" office:value="0.333594045266678" calcext:value-type="float">
            <text:p>0.333594045266678</text:p>
          </table:table-cell>
          <table:table-cell office:value-type="float" office:value="0.13069620894107" calcext:value-type="float">
            <text:p>0.13069620894107</text:p>
          </table:table-cell>
          <table:table-cell office:value-type="float" office:value="0.0996093497057506" calcext:value-type="float">
            <text:p>0.099609349705751</text:p>
          </table:table-cell>
          <table:table-cell office:value-type="float" office:value="0.0447787326928143" calcext:value-type="float">
            <text:p>0.0447787326928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9971581462936" calcext:value-type="float">
            <text:p>0.49971581462936</text:p>
          </table:table-cell>
          <table:table-cell office:value-type="float" office:value="1.38480766096957" calcext:value-type="float">
            <text:p>1.38480766096957</text:p>
          </table:table-cell>
          <table:table-cell office:value-type="float" office:value="0.329016735158885" calcext:value-type="float">
            <text:p>0.329016735158885</text:p>
          </table:table-cell>
          <table:table-cell office:value-type="float" office:value="0.127258474998196" calcext:value-type="float">
            <text:p>0.127258474998196</text:p>
          </table:table-cell>
          <table:table-cell office:value-type="float" office:value="0.108720819803411" calcext:value-type="float">
            <text:p>0.108720819803411</text:p>
          </table:table-cell>
          <table:table-cell office:value-type="float" office:value="0.0485798703380132" calcext:value-type="float">
            <text:p>0.048579870338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5053628643084" calcext:value-type="float">
            <text:p>0.525053628643084</text:p>
          </table:table-cell>
          <table:table-cell office:value-type="float" office:value="1.31527893858598" calcext:value-type="float">
            <text:p>1.31527893858598</text:p>
          </table:table-cell>
          <table:table-cell office:value-type="float" office:value="0.360886832016851" calcext:value-type="float">
            <text:p>0.360886832016851</text:p>
          </table:table-cell>
          <table:table-cell office:value-type="float" office:value="0.155524054764208" calcext:value-type="float">
            <text:p>0.155524054764208</text:p>
          </table:table-cell>
          <table:table-cell office:value-type="float" office:value="0.118610549816882" calcext:value-type="float">
            <text:p>0.118610549816882</text:p>
          </table:table-cell>
          <table:table-cell office:value-type="float" office:value="0.0563997934668967" calcext:value-type="float">
            <text:p>0.0563997934668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6617799217051" calcext:value-type="float">
            <text:p>0.526617799217051</text:p>
          </table:table-cell>
          <table:table-cell office:value-type="float" office:value="1.31527483789336" calcext:value-type="float">
            <text:p>1.31527483789336</text:p>
          </table:table-cell>
          <table:table-cell office:value-type="float" office:value="0.360869963939284" calcext:value-type="float">
            <text:p>0.360869963939284</text:p>
          </table:table-cell>
          <table:table-cell office:value-type="float" office:value="0.156215869743262" calcext:value-type="float">
            <text:p>0.156215869743262</text:p>
          </table:table-cell>
          <table:table-cell office:value-type="float" office:value="0.118604906667224" calcext:value-type="float">
            <text:p>0.118604906667224</text:p>
          </table:table-cell>
          <table:table-cell office:value-type="float" office:value="0.0563945028532402" calcext:value-type="float">
            <text:p>0.05639450285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6839248784195" calcext:value-type="float">
            <text:p>0.526839248784195</text:p>
          </table:table-cell>
          <table:table-cell office:value-type="float" office:value="1.31527450555811" calcext:value-type="float">
            <text:p>1.31527450555811</text:p>
          </table:table-cell>
          <table:table-cell office:value-type="float" office:value="0.360869244666952" calcext:value-type="float">
            <text:p>0.360869244666952</text:p>
          </table:table-cell>
          <table:table-cell office:value-type="float" office:value="0.155814575116622" calcext:value-type="float">
            <text:p>0.155814575116622</text:p>
          </table:table-cell>
          <table:table-cell office:value-type="float" office:value="0.118604674504069" calcext:value-type="float">
            <text:p>0.118604674504069</text:p>
          </table:table-cell>
          <table:table-cell office:value-type="float" office:value="0.0563942635813413" calcext:value-type="float">
            <text:p>0.0563942635813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7256561175648" calcext:value-type="float">
            <text:p>0.667256561175648</text:p>
          </table:table-cell>
          <table:table-cell office:value-type="float" office:value="1.3144928575416" calcext:value-type="float">
            <text:p>1.3144928575416</text:p>
          </table:table-cell>
          <table:table-cell office:value-type="float" office:value="0.360642103879257" calcext:value-type="float">
            <text:p>0.360642103879257</text:p>
          </table:table-cell>
          <table:table-cell office:value-type="float" office:value="0.153823098231506" calcext:value-type="float">
            <text:p>0.153823098231506</text:p>
          </table:table-cell>
          <table:table-cell office:value-type="float" office:value="0.118531812304591" calcext:value-type="float">
            <text:p>0.118531812304591</text:p>
          </table:table-cell>
          <table:table-cell office:value-type="float" office:value="0.0563228340582392" calcext:value-type="float">
            <text:p>0.0563228340582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4639280868552" calcext:value-type="float">
            <text:p>0.544639280868552</text:p>
          </table:table-cell>
          <table:table-cell office:value-type="float" office:value="1.31629211794227" calcext:value-type="float">
            <text:p>1.31629211794227</text:p>
          </table:table-cell>
          <table:table-cell office:value-type="float" office:value="0.337461339268411" calcext:value-type="float">
            <text:p>0.337461339268411</text:p>
          </table:table-cell>
          <table:table-cell office:value-type="float" office:value="0.148671784160167" calcext:value-type="float">
            <text:p>0.148671784160167</text:p>
          </table:table-cell>
          <table:table-cell office:value-type="float" office:value="0.109661462205398" calcext:value-type="float">
            <text:p>0.109661462205398</text:p>
          </table:table-cell>
          <table:table-cell office:value-type="float" office:value="0.0512455767428425" calcext:value-type="float">
            <text:p>0.051245576742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9509537860185" calcext:value-type="float">
            <text:p>0.589509537860185</text:p>
          </table:table-cell>
          <table:table-cell office:value-type="float" office:value="1.25057262357291" calcext:value-type="float">
            <text:p>1.25057262357291</text:p>
          </table:table-cell>
          <table:table-cell office:value-type="float" office:value="0.497030830886957" calcext:value-type="float">
            <text:p>0.497030830886957</text:p>
          </table:table-cell>
          <table:table-cell office:value-type="float" office:value="0.155217545000575" calcext:value-type="float">
            <text:p>0.155217545000575</text:p>
          </table:table-cell>
          <table:table-cell office:value-type="float" office:value="0.116932400713909" calcext:value-type="float">
            <text:p>0.116932400713909</text:p>
          </table:table-cell>
          <table:table-cell office:value-type="float" office:value="0.0673900387899918" calcext:value-type="float">
            <text:p>0.0673900387899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8154296308145" calcext:value-type="float">
            <text:p>0.598154296308145</text:p>
          </table:table-cell>
          <table:table-cell office:value-type="float" office:value="1.25051161057464" calcext:value-type="float">
            <text:p>1.25051161057464</text:p>
          </table:table-cell>
          <table:table-cell office:value-type="float" office:value="0.496968009849717" calcext:value-type="float">
            <text:p>0.496968009849717</text:p>
          </table:table-cell>
          <table:table-cell office:value-type="float" office:value="0.155808840823163" calcext:value-type="float">
            <text:p>0.155808840823163</text:p>
          </table:table-cell>
          <table:table-cell office:value-type="float" office:value="0.116917722734919" calcext:value-type="float">
            <text:p>0.116917722734919</text:p>
          </table:table-cell>
          <table:table-cell office:value-type="float" office:value="0.067372815473497" calcext:value-type="float">
            <text:p>0.0673728154734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1321886327375" calcext:value-type="float">
            <text:p>0.581321886327375</text:p>
          </table:table-cell>
          <table:table-cell office:value-type="float" office:value="1.25050547248286" calcext:value-type="float">
            <text:p>1.25050547248286</text:p>
          </table:table-cell>
          <table:table-cell office:value-type="float" office:value="0.497042440167297" calcext:value-type="float">
            <text:p>0.497042440167297</text:p>
          </table:table-cell>
          <table:table-cell office:value-type="float" office:value="0.155874456021992" calcext:value-type="float">
            <text:p>0.155874456021992</text:p>
          </table:table-cell>
          <table:table-cell office:value-type="float" office:value="0.116934685972823" calcext:value-type="float">
            <text:p>0.116934685972823</text:p>
          </table:table-cell>
          <table:table-cell office:value-type="float" office:value="0.0673933508973067" calcext:value-type="float">
            <text:p>0.0673933508973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85900354194677" calcext:value-type="float">
            <text:p>0.785900354194677</text:p>
          </table:table-cell>
          <table:table-cell office:value-type="float" office:value="1.24940528689925" calcext:value-type="float">
            <text:p>1.24940528689925</text:p>
          </table:table-cell>
          <table:table-cell office:value-type="float" office:value="0.496569290196323" calcext:value-type="float">
            <text:p>0.496569290196323</text:p>
          </table:table-cell>
          <table:table-cell office:value-type="float" office:value="0.152781103560603" calcext:value-type="float">
            <text:p>0.152781103560603</text:p>
          </table:table-cell>
          <table:table-cell office:value-type="float" office:value="0.116828167954676" calcext:value-type="float">
            <text:p>0.116828167954676</text:p>
          </table:table-cell>
          <table:table-cell office:value-type="float" office:value="0.067263832173343" calcext:value-type="float">
            <text:p>0.0672638321733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0143064790041" calcext:value-type="float">
            <text:p>0.650143064790041</text:p>
          </table:table-cell>
          <table:table-cell office:value-type="float" office:value="1.22132523587701" calcext:value-type="float">
            <text:p>1.22132523587701</text:p>
          </table:table-cell>
          <table:table-cell office:value-type="float" office:value="0.431677404187507" calcext:value-type="float">
            <text:p>0.431677404187507</text:p>
          </table:table-cell>
          <table:table-cell office:value-type="float" office:value="0.135585719626427" calcext:value-type="float">
            <text:p>0.135585719626427</text:p>
          </table:table-cell>
          <table:table-cell office:value-type="float" office:value="0.109962744423315" calcext:value-type="float">
            <text:p>0.109962744423315</text:p>
          </table:table-cell>
          <table:table-cell office:value-type="float" office:value="0.0549227112105224" calcext:value-type="float">
            <text:p>0.0549227112105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5375422147448" calcext:value-type="float">
            <text:p>0.385375422147448</text:p>
          </table:table-cell>
          <table:table-cell office:value-type="float" office:value="1.32124925084164" calcext:value-type="float">
            <text:p>1.32124925084164</text:p>
          </table:table-cell>
          <table:table-cell office:value-type="float" office:value="0.515398563504427" calcext:value-type="float">
            <text:p>0.515398563504427</text:p>
          </table:table-cell>
          <table:table-cell office:value-type="float" office:value="0.176236820660956" calcext:value-type="float">
            <text:p>0.176236820660956</text:p>
          </table:table-cell>
          <table:table-cell office:value-type="float" office:value="0.127366818670176" calcext:value-type="float">
            <text:p>0.127366818670176</text:p>
          </table:table-cell>
          <table:table-cell office:value-type="float" office:value="0.0733343518180093" calcext:value-type="float">
            <text:p>0.0733343518180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0455457463514" calcext:value-type="float">
            <text:p>0.370455457463514</text:p>
          </table:table-cell>
          <table:table-cell office:value-type="float" office:value="1.32127839801597" calcext:value-type="float">
            <text:p>1.32127839801597</text:p>
          </table:table-cell>
          <table:table-cell office:value-type="float" office:value="0.515446782636034" calcext:value-type="float">
            <text:p>0.515446782636034</text:p>
          </table:table-cell>
          <table:table-cell office:value-type="float" office:value="0.177613671076918" calcext:value-type="float">
            <text:p>0.177613671076918</text:p>
          </table:table-cell>
          <table:table-cell office:value-type="float" office:value="0.127378893541906" calcext:value-type="float">
            <text:p>0.127378893541906</text:p>
          </table:table-cell>
          <table:table-cell office:value-type="float" office:value="0.0733485388004923" calcext:value-type="float">
            <text:p>0.0733485388004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5847333467005" calcext:value-type="float">
            <text:p>0.385847333467005</text:p>
          </table:table-cell>
          <table:table-cell office:value-type="float" office:value="1.32127774638352" calcext:value-type="float">
            <text:p>1.32127774638352</text:p>
          </table:table-cell>
          <table:table-cell office:value-type="float" office:value="0.51536783218112" calcext:value-type="float">
            <text:p>0.51536783218112</text:p>
          </table:table-cell>
          <table:table-cell office:value-type="float" office:value="0.176768256663954" calcext:value-type="float">
            <text:p>0.176768256663954</text:p>
          </table:table-cell>
          <table:table-cell office:value-type="float" office:value="0.127360101653853" calcext:value-type="float">
            <text:p>0.127360101653853</text:p>
          </table:table-cell>
          <table:table-cell office:value-type="float" office:value="0.0733255624034913" calcext:value-type="float">
            <text:p>0.0733255624034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5720856192143" calcext:value-type="float">
            <text:p>0.595720856192143</text:p>
          </table:table-cell>
          <table:table-cell office:value-type="float" office:value="1.32008694145997" calcext:value-type="float">
            <text:p>1.32008694145997</text:p>
          </table:table-cell>
          <table:table-cell office:value-type="float" office:value="0.514855460419362" calcext:value-type="float">
            <text:p>0.514855460419362</text:p>
          </table:table-cell>
          <table:table-cell office:value-type="float" office:value="0.173505851704291" calcext:value-type="float">
            <text:p>0.173505851704291</text:p>
          </table:table-cell>
          <table:table-cell office:value-type="float" office:value="0.127241024744169" calcext:value-type="float">
            <text:p>0.127241024744169</text:p>
          </table:table-cell>
          <table:table-cell office:value-type="float" office:value="0.0731783686540335" calcext:value-type="float">
            <text:p>0.0731783686540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94883757728373" calcext:value-type="float">
            <text:p>0.294883757728373</text:p>
          </table:table-cell>
          <table:table-cell office:value-type="float" office:value="1.40356823168947" calcext:value-type="float">
            <text:p>1.40356823168947</text:p>
          </table:table-cell>
          <table:table-cell office:value-type="float" office:value="0.479585817282744" calcext:value-type="float">
            <text:p>0.479585817282744</text:p>
          </table:table-cell>
          <table:table-cell office:value-type="float" office:value="0.191373699028617" calcext:value-type="float">
            <text:p>0.191373699028617</text:p>
          </table:table-cell>
          <table:table-cell office:value-type="float" office:value="0.139672946672811" calcext:value-type="float">
            <text:p>0.139672946672811</text:p>
          </table:table-cell>
          <table:table-cell office:value-type="float" office:value="0.0612532371548709" calcext:value-type="float">
            <text:p>0.0612532371548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55675528548827" calcext:value-type="float">
            <text:p>0.355675528548827</text:p>
          </table:table-cell>
          <table:table-cell office:value-type="float" office:value="1.3460740503014" calcext:value-type="float">
            <text:p>1.3460740503014</text:p>
          </table:table-cell>
          <table:table-cell office:value-type="float" office:value="0.625803024527191" calcext:value-type="float">
            <text:p>0.625803024527191</text:p>
          </table:table-cell>
          <table:table-cell office:value-type="float" office:value="0.191242186629043" calcext:value-type="float">
            <text:p>0.191242186629043</text:p>
          </table:table-cell>
          <table:table-cell office:value-type="float" office:value="0.139217523841242" calcext:value-type="float">
            <text:p>0.139217523841242</text:p>
          </table:table-cell>
          <table:table-cell office:value-type="float" office:value="0.0852702768006723" calcext:value-type="float">
            <text:p>0.0852702768006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6837706662199" calcext:value-type="float">
            <text:p>0.376837706662199</text:p>
          </table:table-cell>
          <table:table-cell office:value-type="float" office:value="1.34589461706299" calcext:value-type="float">
            <text:p>1.34589461706299</text:p>
          </table:table-cell>
          <table:table-cell office:value-type="float" office:value="0.625638734658055" calcext:value-type="float">
            <text:p>0.625638734658055</text:p>
          </table:table-cell>
          <table:table-cell office:value-type="float" office:value="0.19165468746357" calcext:value-type="float">
            <text:p>0.19165468746357</text:p>
          </table:table-cell>
          <table:table-cell office:value-type="float" office:value="0.1391807140058" calcext:value-type="float">
            <text:p>0.1391807140058</text:p>
          </table:table-cell>
          <table:table-cell office:value-type="float" office:value="0.0852247670847127" calcext:value-type="float">
            <text:p>0.0852247670847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501057902089" calcext:value-type="float">
            <text:p>0.37501057902089</text:p>
          </table:table-cell>
          <table:table-cell office:value-type="float" office:value="1.34589395376021" calcext:value-type="float">
            <text:p>1.34589395376021</text:p>
          </table:table-cell>
          <table:table-cell office:value-type="float" office:value="0.625648649252523" calcext:value-type="float">
            <text:p>0.625648649252523</text:p>
          </table:table-cell>
          <table:table-cell office:value-type="float" office:value="0.191293240882743" calcext:value-type="float">
            <text:p>0.191293240882743</text:p>
          </table:table-cell>
          <table:table-cell office:value-type="float" office:value="0.139182857491651" calcext:value-type="float">
            <text:p>0.139182857491651</text:p>
          </table:table-cell>
          <table:table-cell office:value-type="float" office:value="0.085227495782478" calcext:value-type="float">
            <text:p>0.0852274957824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7906780069397" calcext:value-type="float">
            <text:p>0.607906780069397</text:p>
          </table:table-cell>
          <table:table-cell office:value-type="float" office:value="1.34463297045068" calcext:value-type="float">
            <text:p>1.34463297045068</text:p>
          </table:table-cell>
          <table:table-cell office:value-type="float" office:value="0.62501920828391" calcext:value-type="float">
            <text:p>0.62501920828391</text:p>
          </table:table-cell>
          <table:table-cell office:value-type="float" office:value="0.18790289554152" calcext:value-type="float">
            <text:p>0.18790289554152</text:p>
          </table:table-cell>
          <table:table-cell office:value-type="float" office:value="0.139048410577254" calcext:value-type="float">
            <text:p>0.139048410577254</text:p>
          </table:table-cell>
          <table:table-cell office:value-type="float" office:value="0.0850543410963512" calcext:value-type="float">
            <text:p>0.0850543410963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893481430507" calcext:value-type="float">
            <text:p>0.37893481430507</text:p>
          </table:table-cell>
          <table:table-cell office:value-type="float" office:value="1.34527996468702" calcext:value-type="float">
            <text:p>1.34527996468702</text:p>
          </table:table-cell>
          <table:table-cell office:value-type="float" office:value="0.68063186800779" calcext:value-type="float">
            <text:p>0.68063186800779</text:p>
          </table:table-cell>
          <table:table-cell office:value-type="float" office:value="0.19086980305857" calcext:value-type="float">
            <text:p>0.19086980305857</text:p>
          </table:table-cell>
          <table:table-cell office:value-type="float" office:value="0.154114699353069" calcext:value-type="float">
            <text:p>0.154114699353069</text:p>
          </table:table-cell>
          <table:table-cell office:value-type="float" office:value="0.129635715031192" calcext:value-type="float">
            <text:p>0.1296357150311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48343031297835" calcext:value-type="float">
            <text:p>0.748343031297835</text:p>
          </table:table-cell>
          <table:table-cell office:value-type="float" office:value="1.24522897208515" calcext:value-type="float">
            <text:p>1.24522897208515</text:p>
          </table:table-cell>
          <table:table-cell office:value-type="float" office:value="0.476201424086262" calcext:value-type="float">
            <text:p>0.476201424086262</text:p>
          </table:table-cell>
          <table:table-cell office:value-type="float" office:value="0.177866844623567" calcext:value-type="float">
            <text:p>0.177866844623567</text:p>
          </table:table-cell>
          <table:table-cell office:value-type="float" office:value="0.134152063185514" calcext:value-type="float">
            <text:p>0.134152063185514</text:p>
          </table:table-cell>
          <table:table-cell office:value-type="float" office:value="0.0684431204539711" calcext:value-type="float">
            <text:p>0.0684431204539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6249689319983" calcext:value-type="float">
            <text:p>0.716249689319983</text:p>
          </table:table-cell>
          <table:table-cell office:value-type="float" office:value="1.245409939897" calcext:value-type="float">
            <text:p>1.245409939897</text:p>
          </table:table-cell>
          <table:table-cell office:value-type="float" office:value="0.476342353264469" calcext:value-type="float">
            <text:p>0.476342353264469</text:p>
          </table:table-cell>
          <table:table-cell office:value-type="float" office:value="0.179392680168406" calcext:value-type="float">
            <text:p>0.179392680168406</text:p>
          </table:table-cell>
          <table:table-cell office:value-type="float" office:value="0.13418987924716" calcext:value-type="float">
            <text:p>0.13418987924716</text:p>
          </table:table-cell>
          <table:table-cell office:value-type="float" office:value="0.0684845672512797" calcext:value-type="float">
            <text:p>0.06848456725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3319296453881" calcext:value-type="float">
            <text:p>0.723319296453881</text:p>
          </table:table-cell>
          <table:table-cell office:value-type="float" office:value="1.24542753924" calcext:value-type="float">
            <text:p>1.24542753924</text:p>
          </table:table-cell>
          <table:table-cell office:value-type="float" office:value="0.476304878129322" calcext:value-type="float">
            <text:p>0.476304878129322</text:p>
          </table:table-cell>
          <table:table-cell office:value-type="float" office:value="0.178918865613425" calcext:value-type="float">
            <text:p>0.178918865613425</text:p>
          </table:table-cell>
          <table:table-cell office:value-type="float" office:value="0.134179593145147" calcext:value-type="float">
            <text:p>0.134179593145147</text:p>
          </table:table-cell>
          <table:table-cell office:value-type="float" office:value="0.0684735276915202" calcext:value-type="float">
            <text:p>0.068473527691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5228862974401" calcext:value-type="float">
            <text:p>0.935228862974401</text:p>
          </table:table-cell>
          <table:table-cell office:value-type="float" office:value="1.24410990739618" calcext:value-type="float">
            <text:p>1.24410990739618</text:p>
          </table:table-cell>
          <table:table-cell office:value-type="float" office:value="0.475759486584726" calcext:value-type="float">
            <text:p>0.475759486584726</text:p>
          </table:table-cell>
          <table:table-cell office:value-type="float" office:value="0.175669795691446" calcext:value-type="float">
            <text:p>0.175669795691446</text:p>
          </table:table-cell>
          <table:table-cell office:value-type="float" office:value="0.13403275528123" calcext:value-type="float">
            <text:p>0.13403275528123</text:p>
          </table:table-cell>
          <table:table-cell office:value-type="float" office:value="0.068315080986658" calcext:value-type="float">
            <text:p>0.0683150809866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6048794682223" calcext:value-type="float">
            <text:p>0.826048794682223</text:p>
          </table:table-cell>
          <table:table-cell office:value-type="float" office:value="1.1644924865886" calcext:value-type="float">
            <text:p>1.1644924865886</text:p>
          </table:table-cell>
          <table:table-cell office:value-type="float" office:value="0.417348541317338" calcext:value-type="float">
            <text:p>0.417348541317338</text:p>
          </table:table-cell>
          <table:table-cell office:value-type="float" office:value="0.145721947632152" calcext:value-type="float">
            <text:p>0.145721947632152</text:p>
          </table:table-cell>
          <table:table-cell office:value-type="float" office:value="0.124724646696303" calcext:value-type="float">
            <text:p>0.124724646696303</text:p>
          </table:table-cell>
          <table:table-cell office:value-type="float" office:value="0.0528168151972007" calcext:value-type="float">
            <text:p>0.0528168151972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7681019536044" calcext:value-type="float">
            <text:p>0.537681019536044</text:p>
          </table:table-cell>
          <table:table-cell office:value-type="float" office:value="1.33115927339408" calcext:value-type="float">
            <text:p>1.33115927339408</text:p>
          </table:table-cell>
          <table:table-cell office:value-type="float" office:value="0.390017880762452" calcext:value-type="float">
            <text:p>0.390017880762452</text:p>
          </table:table-cell>
          <table:table-cell office:value-type="float" office:value="0.136050745236779" calcext:value-type="float">
            <text:p>0.136050745236779</text:p>
          </table:table-cell>
          <table:table-cell office:value-type="float" office:value="0.106056944742379" calcext:value-type="float">
            <text:p>0.106056944742379</text:p>
          </table:table-cell>
          <table:table-cell office:value-type="float" office:value="0.0536131126976694" calcext:value-type="float">
            <text:p>0.05361311269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4069781965179" calcext:value-type="float">
            <text:p>0.534069781965179</text:p>
          </table:table-cell>
          <table:table-cell office:value-type="float" office:value="1.33117800855247" calcext:value-type="float">
            <text:p>1.33117800855247</text:p>
          </table:table-cell>
          <table:table-cell office:value-type="float" office:value="0.390020272482409" calcext:value-type="float">
            <text:p>0.390020272482409</text:p>
          </table:table-cell>
          <table:table-cell office:value-type="float" office:value="0.136681442496685" calcext:value-type="float">
            <text:p>0.136681442496685</text:p>
          </table:table-cell>
          <table:table-cell office:value-type="float" office:value="0.106056669046004" calcext:value-type="float">
            <text:p>0.106056669046004</text:p>
          </table:table-cell>
          <table:table-cell office:value-type="float" office:value="0.053613824502717" calcext:value-type="float">
            <text:p>0.053613824502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4715278863549" calcext:value-type="float">
            <text:p>0.514715278863549</text:p>
          </table:table-cell>
          <table:table-cell office:value-type="float" office:value="1.33121822838051" calcext:value-type="float">
            <text:p>1.33121822838051</text:p>
          </table:table-cell>
          <table:table-cell office:value-type="float" office:value="0.390095753402074" calcext:value-type="float">
            <text:p>0.390095753402074</text:p>
          </table:table-cell>
          <table:table-cell office:value-type="float" office:value="0.136852059479583" calcext:value-type="float">
            <text:p>0.136852059479583</text:p>
          </table:table-cell>
          <table:table-cell office:value-type="float" office:value="0.106077050013869" calcext:value-type="float">
            <text:p>0.106077050013869</text:p>
          </table:table-cell>
          <table:table-cell office:value-type="float" office:value="0.0536349122375851" calcext:value-type="float">
            <text:p>0.0536349122375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91077205681432" calcext:value-type="float">
            <text:p>0.691077205681432</text:p>
          </table:table-cell>
          <table:table-cell office:value-type="float" office:value="1.33002427395061" calcext:value-type="float">
            <text:p>1.33002427395061</text:p>
          </table:table-cell>
          <table:table-cell office:value-type="float" office:value="0.389730571828004" calcext:value-type="float">
            <text:p>0.389730571828004</text:p>
          </table:table-cell>
          <table:table-cell office:value-type="float" office:value="0.134309797139275" calcext:value-type="float">
            <text:p>0.134309797139275</text:p>
          </table:table-cell>
          <table:table-cell office:value-type="float" office:value="0.105977639542345" calcext:value-type="float">
            <text:p>0.105977639542345</text:p>
          </table:table-cell>
          <table:table-cell office:value-type="float" office:value="0.0535336111343487" calcext:value-type="float">
            <text:p>0.0535336111343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2523595958698" calcext:value-type="float">
            <text:p>0.542523595958698</text:p>
          </table:table-cell>
          <table:table-cell office:value-type="float" office:value="1.33323686188328" calcext:value-type="float">
            <text:p>1.33323686188328</text:p>
          </table:table-cell>
          <table:table-cell office:value-type="float" office:value="0.365507497357905" calcext:value-type="float">
            <text:p>0.365507497357905</text:p>
          </table:table-cell>
          <table:table-cell office:value-type="float" office:value="0.129819027614509" calcext:value-type="float">
            <text:p>0.129819027614509</text:p>
          </table:table-cell>
          <table:table-cell office:value-type="float" office:value="0.0993228291253507" calcext:value-type="float">
            <text:p>0.099322829125351</text:p>
          </table:table-cell>
          <table:table-cell office:value-type="float" office:value="0.0570466785005287" calcext:value-type="float">
            <text:p>0.0570466785005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4861648964178" calcext:value-type="float">
            <text:p>0.594861648964178</text:p>
          </table:table-cell>
          <table:table-cell office:value-type="float" office:value="1.33355313416585" calcext:value-type="float">
            <text:p>1.33355313416585</text:p>
          </table:table-cell>
          <table:table-cell office:value-type="float" office:value="0.451304362018502" calcext:value-type="float">
            <text:p>0.451304362018502</text:p>
          </table:table-cell>
          <table:table-cell office:value-type="float" office:value="0.14525989221315" calcext:value-type="float">
            <text:p>0.14525989221315</text:p>
          </table:table-cell>
          <table:table-cell office:value-type="float" office:value="0.115783450088932" calcext:value-type="float">
            <text:p>0.115783450088932</text:p>
          </table:table-cell>
          <table:table-cell office:value-type="float" office:value="0.0626406556715451" calcext:value-type="float">
            <text:p>0.062640655671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8865015166806" calcext:value-type="float">
            <text:p>0.578865015166806</text:p>
          </table:table-cell>
          <table:table-cell office:value-type="float" office:value="1.33364271624994" calcext:value-type="float">
            <text:p>1.33364271624994</text:p>
          </table:table-cell>
          <table:table-cell office:value-type="float" office:value="0.451358427821241" calcext:value-type="float">
            <text:p>0.451358427821241</text:p>
          </table:table-cell>
          <table:table-cell office:value-type="float" office:value="0.14641669791471" calcext:value-type="float">
            <text:p>0.14641669791471</text:p>
          </table:table-cell>
          <table:table-cell office:value-type="float" office:value="0.115797454683854" calcext:value-type="float">
            <text:p>0.115797454683854</text:p>
          </table:table-cell>
          <table:table-cell office:value-type="float" office:value="0.0626560243317546" calcext:value-type="float">
            <text:p>0.0626560243317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7918811919861" calcext:value-type="float">
            <text:p>0.577918811919861</text:p>
          </table:table-cell>
          <table:table-cell office:value-type="float" office:value="1.33364359961499" calcext:value-type="float">
            <text:p>1.33364359961499</text:p>
          </table:table-cell>
          <table:table-cell office:value-type="float" office:value="0.451362821874985" calcext:value-type="float">
            <text:p>0.451362821874985</text:p>
          </table:table-cell>
          <table:table-cell office:value-type="float" office:value="0.146031517728242" calcext:value-type="float">
            <text:p>0.146031517728242</text:p>
          </table:table-cell>
          <table:table-cell office:value-type="float" office:value="0.115798576258608" calcext:value-type="float">
            <text:p>0.115798576258608</text:p>
          </table:table-cell>
          <table:table-cell office:value-type="float" office:value="0.0626572477092226" calcext:value-type="float">
            <text:p>0.0626572477092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4488111407295" calcext:value-type="float">
            <text:p>0.774488111407295</text:p>
          </table:table-cell>
          <table:table-cell office:value-type="float" office:value="1.33234066275473" calcext:value-type="float">
            <text:p>1.33234066275473</text:p>
          </table:table-cell>
          <table:table-cell office:value-type="float" office:value="0.450907357651005" calcext:value-type="float">
            <text:p>0.450907357651005</text:p>
          </table:table-cell>
          <table:table-cell office:value-type="float" office:value="0.142982163723976" calcext:value-type="float">
            <text:p>0.142982163723976</text:p>
          </table:table-cell>
          <table:table-cell office:value-type="float" office:value="0.115680650300877" calcext:value-type="float">
            <text:p>0.115680650300877</text:p>
          </table:table-cell>
          <table:table-cell office:value-type="float" office:value="0.0625295999420968" calcext:value-type="float">
            <text:p>0.0625295999420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6887580683654" calcext:value-type="float">
            <text:p>0.656887580683654</text:p>
          </table:table-cell>
          <table:table-cell office:value-type="float" office:value="1.2584725909491" calcext:value-type="float">
            <text:p>1.2584725909491</text:p>
          </table:table-cell>
          <table:table-cell office:value-type="float" office:value="0.435898491288074" calcext:value-type="float">
            <text:p>0.435898491288074</text:p>
          </table:table-cell>
          <table:table-cell office:value-type="float" office:value="0.123085819714379" calcext:value-type="float">
            <text:p>0.123085819714379</text:p>
          </table:table-cell>
          <table:table-cell office:value-type="float" office:value="0.102119161835193" calcext:value-type="float">
            <text:p>0.102119161835193</text:p>
          </table:table-cell>
          <table:table-cell office:value-type="float" office:value="0.0591376885396662" calcext:value-type="float">
            <text:p>0.05913768853966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8494684949678" calcext:value-type="float">
            <text:p>0.608494684949678</text:p>
          </table:table-cell>
          <table:table-cell office:value-type="float" office:value="1.28431400014051" calcext:value-type="float">
            <text:p>1.28431400014051</text:p>
          </table:table-cell>
          <table:table-cell office:value-type="float" office:value="0.459969028918568" calcext:value-type="float">
            <text:p>0.459969028918568</text:p>
          </table:table-cell>
          <table:table-cell office:value-type="float" office:value="0.155954646356405" calcext:value-type="float">
            <text:p>0.155954646356405</text:p>
          </table:table-cell>
          <table:table-cell office:value-type="float" office:value="0.115483179946006" calcext:value-type="float">
            <text:p>0.115483179946006</text:p>
          </table:table-cell>
          <table:table-cell office:value-type="float" office:value="0.0651124528181434" calcext:value-type="float">
            <text:p>0.0651124528181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8418450825329" calcext:value-type="float">
            <text:p>0.598418450825329</text:p>
          </table:table-cell>
          <table:table-cell office:value-type="float" office:value="1.28435944764822" calcext:value-type="float">
            <text:p>1.28435944764822</text:p>
          </table:table-cell>
          <table:table-cell office:value-type="float" office:value="0.459996372007942" calcext:value-type="float">
            <text:p>0.459996372007942</text:p>
          </table:table-cell>
          <table:table-cell office:value-type="float" office:value="0.157022423680749" calcext:value-type="float">
            <text:p>0.157022423680749</text:p>
          </table:table-cell>
          <table:table-cell office:value-type="float" office:value="0.115489931818337" calcext:value-type="float">
            <text:p>0.115489931818337</text:p>
          </table:table-cell>
          <table:table-cell office:value-type="float" office:value="0.0651204388296556" calcext:value-type="float">
            <text:p>0.0651204388296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3426044787889" calcext:value-type="float">
            <text:p>0.593426044787889</text:p>
          </table:table-cell>
          <table:table-cell office:value-type="float" office:value="1.28436459673955" calcext:value-type="float">
            <text:p>1.28436459673955</text:p>
          </table:table-cell>
          <table:table-cell office:value-type="float" office:value="0.46002081238664" calcext:value-type="float">
            <text:p>0.46002081238664</text:p>
          </table:table-cell>
          <table:table-cell office:value-type="float" office:value="0.156752266361862" calcext:value-type="float">
            <text:p>0.156752266361862</text:p>
          </table:table-cell>
          <table:table-cell office:value-type="float" office:value="0.115495896698319" calcext:value-type="float">
            <text:p>0.115495896698319</text:p>
          </table:table-cell>
          <table:table-cell office:value-type="float" office:value="0.0651274692675051" calcext:value-type="float">
            <text:p>0.0651274692675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1568467712637" calcext:value-type="float">
            <text:p>0.791568467712637</text:p>
          </table:table-cell>
          <table:table-cell office:value-type="float" office:value="1.28309426175994" calcext:value-type="float">
            <text:p>1.28309426175994</text:p>
          </table:table-cell>
          <table:table-cell office:value-type="float" office:value="0.459531151275768" calcext:value-type="float">
            <text:p>0.459531151275768</text:p>
          </table:table-cell>
          <table:table-cell office:value-type="float" office:value="0.153647127220479" calcext:value-type="float">
            <text:p>0.153647127220479</text:p>
          </table:table-cell>
          <table:table-cell office:value-type="float" office:value="0.115376939520385" calcext:value-type="float">
            <text:p>0.115376939520385</text:p>
          </table:table-cell>
          <table:table-cell office:value-type="float" office:value="0.064987518641464" calcext:value-type="float">
            <text:p>0.0649875186414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3854237563012" calcext:value-type="float">
            <text:p>0.643854237563012</text:p>
          </table:table-cell>
          <table:table-cell office:value-type="float" office:value="1.24909566596366" calcext:value-type="float">
            <text:p>1.24909566596366</text:p>
          </table:table-cell>
          <table:table-cell office:value-type="float" office:value="0.443057578962042" calcext:value-type="float">
            <text:p>0.443057578962042</text:p>
          </table:table-cell>
          <table:table-cell office:value-type="float" office:value="0.13385729298614" calcext:value-type="float">
            <text:p>0.13385729298614</text:p>
          </table:table-cell>
          <table:table-cell office:value-type="float" office:value="0.101637977861149" calcext:value-type="float">
            <text:p>0.101637977861149</text:p>
          </table:table-cell>
          <table:table-cell office:value-type="float" office:value="0.0525158569618384" calcext:value-type="float">
            <text:p>0.0525158569618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0131283554272" calcext:value-type="float">
            <text:p>0.380131283554272</text:p>
          </table:table-cell>
          <table:table-cell office:value-type="float" office:value="1.43993603317592" calcext:value-type="float">
            <text:p>1.43993603317592</text:p>
          </table:table-cell>
          <table:table-cell office:value-type="float" office:value="0.365758884252613" calcext:value-type="float">
            <text:p>0.365758884252613</text:p>
          </table:table-cell>
          <table:table-cell office:value-type="float" office:value="0.139931419405267" calcext:value-type="float">
            <text:p>0.139931419405267</text:p>
          </table:table-cell>
          <table:table-cell office:value-type="float" office:value="0.104916441637683" calcext:value-type="float">
            <text:p>0.104916441637683</text:p>
          </table:table-cell>
          <table:table-cell office:value-type="float" office:value="0.0525573191104392" calcext:value-type="float">
            <text:p>0.052557319110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5439972898817" calcext:value-type="float">
            <text:p>0.365439972898817</text:p>
          </table:table-cell>
          <table:table-cell office:value-type="float" office:value="1.43999978511231" calcext:value-type="float">
            <text:p>1.43999978511231</text:p>
          </table:table-cell>
          <table:table-cell office:value-type="float" office:value="0.365798857072074" calcext:value-type="float">
            <text:p>0.365798857072074</text:p>
          </table:table-cell>
          <table:table-cell office:value-type="float" office:value="0.141137114675554" calcext:value-type="float">
            <text:p>0.141137114675554</text:p>
          </table:table-cell>
          <table:table-cell office:value-type="float" office:value="0.104927928346448" calcext:value-type="float">
            <text:p>0.104927928346448</text:p>
          </table:table-cell>
          <table:table-cell office:value-type="float" office:value="0.0525690376492006" calcext:value-type="float">
            <text:p>0.052569037649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76170836690683" calcext:value-type="float">
            <text:p>0.376170836690683</text:p>
          </table:table-cell>
          <table:table-cell office:value-type="float" office:value="1.43997078608782" calcext:value-type="float">
            <text:p>1.43997078608782</text:p>
          </table:table-cell>
          <table:table-cell office:value-type="float" office:value="0.365759526969243" calcext:value-type="float">
            <text:p>0.365759526969243</text:p>
          </table:table-cell>
          <table:table-cell office:value-type="float" office:value="0.140315163999732" calcext:value-type="float">
            <text:p>0.140315163999732</text:p>
          </table:table-cell>
          <table:table-cell office:value-type="float" office:value="0.104916974106926" calcext:value-type="float">
            <text:p>0.104916974106926</text:p>
          </table:table-cell>
          <table:table-cell office:value-type="float" office:value="0.0525575463062926" calcext:value-type="float">
            <text:p>0.0525575463062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2846985334788" calcext:value-type="float">
            <text:p>0.522846985334788</text:p>
          </table:table-cell>
          <table:table-cell office:value-type="float" office:value="1.43903158377126" calcext:value-type="float">
            <text:p>1.43903158377126</text:p>
          </table:table-cell>
          <table:table-cell office:value-type="float" office:value="0.365501843463571" calcext:value-type="float">
            <text:p>0.365501843463571</text:p>
          </table:table-cell>
          <table:table-cell office:value-type="float" office:value="0.138328163366998" calcext:value-type="float">
            <text:p>0.138328163366998</text:p>
          </table:table-cell>
          <table:table-cell office:value-type="float" office:value="0.104845492995715" calcext:value-type="float">
            <text:p>0.104845492995715</text:p>
          </table:table-cell>
          <table:table-cell office:value-type="float" office:value="0.0524830061008901" calcext:value-type="float">
            <text:p>0.052483006100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8737999821552" calcext:value-type="float">
            <text:p>0.358737999821552</text:p>
          </table:table-cell>
          <table:table-cell office:value-type="float" office:value="1.46526317221909" calcext:value-type="float">
            <text:p>1.46526317221909</text:p>
          </table:table-cell>
          <table:table-cell office:value-type="float" office:value="0.33064293109303" calcext:value-type="float">
            <text:p>0.33064293109303</text:p>
          </table:table-cell>
          <table:table-cell office:value-type="float" office:value="0.150076072728539" calcext:value-type="float">
            <text:p>0.150076072728539</text:p>
          </table:table-cell>
          <table:table-cell office:value-type="float" office:value="0.11999665911258" calcext:value-type="float">
            <text:p>0.11999665911258</text:p>
          </table:table-cell>
          <table:table-cell office:value-type="float" office:value="0.0487237071369475" calcext:value-type="float">
            <text:p>0.0487237071369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481825358812" calcext:value-type="float">
            <text:p>0.682481825358812</text:p>
          </table:table-cell>
          <table:table-cell office:value-type="float" office:value="1.33436054143456" calcext:value-type="float">
            <text:p>1.33436054143456</text:p>
          </table:table-cell>
          <table:table-cell office:value-type="float" office:value="0.423981879873521" calcext:value-type="float">
            <text:p>0.423981879873521</text:p>
          </table:table-cell>
          <table:table-cell office:value-type="float" office:value="0.164454379921319" calcext:value-type="float">
            <text:p>0.164454379921319</text:p>
          </table:table-cell>
          <table:table-cell office:value-type="float" office:value="0.12123357480402" calcext:value-type="float">
            <text:p>0.12123357480402</text:p>
          </table:table-cell>
          <table:table-cell office:value-type="float" office:value="0.0650935393554546" calcext:value-type="float">
            <text:p>0.06509353935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2353794769245" calcext:value-type="float">
            <text:p>0.642353794769245</text:p>
          </table:table-cell>
          <table:table-cell office:value-type="float" office:value="1.33455906886696" calcext:value-type="float">
            <text:p>1.33455906886696</text:p>
          </table:table-cell>
          <table:table-cell office:value-type="float" office:value="0.424159304372775" calcext:value-type="float">
            <text:p>0.424159304372775</text:p>
          </table:table-cell>
          <table:table-cell office:value-type="float" office:value="0.166479491763116" calcext:value-type="float">
            <text:p>0.166479491763116</text:p>
          </table:table-cell>
          <table:table-cell office:value-type="float" office:value="0.121282462846332" calcext:value-type="float">
            <text:p>0.121282462846332</text:p>
          </table:table-cell>
          <table:table-cell office:value-type="float" office:value="0.0651491924133065" calcext:value-type="float">
            <text:p>0.0651491924133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0099818866111" calcext:value-type="float">
            <text:p>0.670099818866111</text:p>
          </table:table-cell>
          <table:table-cell office:value-type="float" office:value="1.33452704061052" calcext:value-type="float">
            <text:p>1.33452704061052</text:p>
          </table:table-cell>
          <table:table-cell office:value-type="float" office:value="0.424020675143033" calcext:value-type="float">
            <text:p>0.424020675143033</text:p>
          </table:table-cell>
          <table:table-cell office:value-type="float" office:value="0.165186284448293" calcext:value-type="float">
            <text:p>0.165186284448293</text:p>
          </table:table-cell>
          <table:table-cell office:value-type="float" office:value="0.121244123621421" calcext:value-type="float">
            <text:p>0.121244123621421</text:p>
          </table:table-cell>
          <table:table-cell office:value-type="float" office:value="0.0651057147465245" calcext:value-type="float">
            <text:p>0.0651057147465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4959409319741" calcext:value-type="float">
            <text:p>0.84959409319741</text:p>
          </table:table-cell>
          <table:table-cell office:value-type="float" office:value="1.33334716709176" calcext:value-type="float">
            <text:p>1.33334716709176</text:p>
          </table:table-cell>
          <table:table-cell office:value-type="float" office:value="0.423611676404494" calcext:value-type="float">
            <text:p>0.423611676404494</text:p>
          </table:table-cell>
          <table:table-cell office:value-type="float" office:value="0.16230853941756" calcext:value-type="float">
            <text:p>0.16230853941756</text:p>
          </table:table-cell>
          <table:table-cell office:value-type="float" office:value="0.121132339170514" calcext:value-type="float">
            <text:p>0.121132339170514</text:p>
          </table:table-cell>
          <table:table-cell office:value-type="float" office:value="0.0649790649338476" calcext:value-type="float">
            <text:p>0.0649790649338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50391682952062" calcext:value-type="float">
            <text:p>0.650391682952062</text:p>
          </table:table-cell>
          <table:table-cell office:value-type="float" office:value="1.35329049019551" calcext:value-type="float">
            <text:p>1.35329049019551</text:p>
          </table:table-cell>
          <table:table-cell office:value-type="float" office:value="0.410127894681511" calcext:value-type="float">
            <text:p>0.410127894681511</text:p>
          </table:table-cell>
          <table:table-cell office:value-type="float" office:value="0.163052190608677" calcext:value-type="float">
            <text:p>0.163052190608677</text:p>
          </table:table-cell>
          <table:table-cell office:value-type="float" office:value="0.114518335509889" calcext:value-type="float">
            <text:p>0.114518335509889</text:p>
          </table:table-cell>
          <table:table-cell office:value-type="float" office:value="0.101017340343353" calcext:value-type="float">
            <text:p>0.1010173403433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1406682701553" calcext:value-type="float">
            <text:p>0.411406682701553</text:p>
          </table:table-cell>
          <table:table-cell office:value-type="float" office:value="1.39898650944091" calcext:value-type="float">
            <text:p>1.39898650944091</text:p>
          </table:table-cell>
          <table:table-cell office:value-type="float" office:value="0.551574670651556" calcext:value-type="float">
            <text:p>0.551574670651556</text:p>
          </table:table-cell>
          <table:table-cell office:value-type="float" office:value="0.196414645664722" calcext:value-type="float">
            <text:p>0.196414645664722</text:p>
          </table:table-cell>
          <table:table-cell office:value-type="float" office:value="0.139978125523437" calcext:value-type="float">
            <text:p>0.139978125523437</text:p>
          </table:table-cell>
          <table:table-cell office:value-type="float" office:value="0.078096708410046" calcext:value-type="float">
            <text:p>0.0780967084100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2053624153517" calcext:value-type="float">
            <text:p>0.432053624153517</text:p>
          </table:table-cell>
          <table:table-cell office:value-type="float" office:value="1.39878983992354" calcext:value-type="float">
            <text:p>1.39878983992354</text:p>
          </table:table-cell>
          <table:table-cell office:value-type="float" office:value="0.551435246444429" calcext:value-type="float">
            <text:p>0.551435246444429</text:p>
          </table:table-cell>
          <table:table-cell office:value-type="float" office:value="0.19654940680284" calcext:value-type="float">
            <text:p>0.19654940680284</text:p>
          </table:table-cell>
          <table:table-cell office:value-type="float" office:value="0.139945475263783" calcext:value-type="float">
            <text:p>0.139945475263783</text:p>
          </table:table-cell>
          <table:table-cell office:value-type="float" office:value="0.0780566477198178" calcext:value-type="float">
            <text:p>0.078056647719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6289086012342" calcext:value-type="float">
            <text:p>0.436289086012342</text:p>
          </table:table-cell>
          <table:table-cell office:value-type="float" office:value="1.39879357779838" calcext:value-type="float">
            <text:p>1.39879357779838</text:p>
          </table:table-cell>
          <table:table-cell office:value-type="float" office:value="0.551413942695924" calcext:value-type="float">
            <text:p>0.551413942695924</text:p>
          </table:table-cell>
          <table:table-cell office:value-type="float" office:value="0.196180905669359" calcext:value-type="float">
            <text:p>0.196180905669359</text:p>
          </table:table-cell>
          <table:table-cell office:value-type="float" office:value="0.139940252858488" calcext:value-type="float">
            <text:p>0.139940252858488</text:p>
          </table:table-cell>
          <table:table-cell office:value-type="float" office:value="0.0780505010659861" calcext:value-type="float">
            <text:p>0.0780505010659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0266033753594" calcext:value-type="float">
            <text:p>0.630266033753594</text:p>
          </table:table-cell>
          <table:table-cell office:value-type="float" office:value="1.39768499341284" calcext:value-type="float">
            <text:p>1.39768499341284</text:p>
          </table:table-cell>
          <table:table-cell office:value-type="float" office:value="0.550935591179991" calcext:value-type="float">
            <text:p>0.550935591179991</text:p>
          </table:table-cell>
          <table:table-cell office:value-type="float" office:value="0.193745677646063" calcext:value-type="float">
            <text:p>0.193745677646063</text:p>
          </table:table-cell>
          <table:table-cell office:value-type="float" office:value="0.139826115581997" calcext:value-type="float">
            <text:p>0.139826115581997</text:p>
          </table:table-cell>
          <table:table-cell office:value-type="float" office:value="0.0779140585040978" calcext:value-type="float">
            <text:p>0.0779140585040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2903072860523" calcext:value-type="float">
            <text:p>0.312903072860523</text:p>
          </table:table-cell>
          <table:table-cell office:value-type="float" office:value="1.49381400313322" calcext:value-type="float">
            <text:p>1.49381400313322</text:p>
          </table:table-cell>
          <table:table-cell office:value-type="float" office:value="0.512764268745642" calcext:value-type="float">
            <text:p>0.512764268745642</text:p>
          </table:table-cell>
          <table:table-cell office:value-type="float" office:value="0.199292920298428" calcext:value-type="float">
            <text:p>0.199292920298428</text:p>
          </table:table-cell>
          <table:table-cell office:value-type="float" office:value="0.143615059466511" calcext:value-type="float">
            <text:p>0.143615059466511</text:p>
          </table:table-cell>
          <table:table-cell office:value-type="float" office:value="0.0695346347033634" calcext:value-type="float">
            <text:p>0.0695346347033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7752276340618" calcext:value-type="float">
            <text:p>0.327752276340618</text:p>
          </table:table-cell>
          <table:table-cell office:value-type="float" office:value="1.4500450074592" calcext:value-type="float">
            <text:p>1.4500450074592</text:p>
          </table:table-cell>
          <table:table-cell office:value-type="float" office:value="0.560351349521232" calcext:value-type="float">
            <text:p>0.560351349521232</text:p>
          </table:table-cell>
          <table:table-cell office:value-type="float" office:value="0.171500643691393" calcext:value-type="float">
            <text:p>0.171500643691393</text:p>
          </table:table-cell>
          <table:table-cell office:value-type="float" office:value="0.133835203883109" calcext:value-type="float">
            <text:p>0.133835203883109</text:p>
          </table:table-cell>
          <table:table-cell office:value-type="float" office:value="0.0797343119280572" calcext:value-type="float">
            <text:p>0.0797343119280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2573067618737" calcext:value-type="float">
            <text:p>0.342573067618737</text:p>
          </table:table-cell>
          <table:table-cell office:value-type="float" office:value="1.44997637517574" calcext:value-type="float">
            <text:p>1.44997637517574</text:p>
          </table:table-cell>
          <table:table-cell office:value-type="float" office:value="0.560243605791313" calcext:value-type="float">
            <text:p>0.560243605791313</text:p>
          </table:table-cell>
          <table:table-cell office:value-type="float" office:value="0.172024017474625" calcext:value-type="float">
            <text:p>0.172024017474625</text:p>
          </table:table-cell>
          <table:table-cell office:value-type="float" office:value="0.133811771989495" calcext:value-type="float">
            <text:p>0.133811771989495</text:p>
          </table:table-cell>
          <table:table-cell office:value-type="float" office:value="0.0797032156568578" calcext:value-type="float">
            <text:p>0.0797032156568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6753578004034" calcext:value-type="float">
            <text:p>0.326753578004034</text:p>
          </table:table-cell>
          <table:table-cell office:value-type="float" office:value="1.44999545588061" calcext:value-type="float">
            <text:p>1.44999545588061</text:p>
          </table:table-cell>
          <table:table-cell office:value-type="float" office:value="0.560323424720095" calcext:value-type="float">
            <text:p>0.560323424720095</text:p>
          </table:table-cell>
          <table:table-cell office:value-type="float" office:value="0.172045019530852" calcext:value-type="float">
            <text:p>0.172045019530852</text:p>
          </table:table-cell>
          <table:table-cell office:value-type="float" office:value="0.133830405820854" calcext:value-type="float">
            <text:p>0.133830405820854</text:p>
          </table:table-cell>
          <table:table-cell office:value-type="float" office:value="0.079726351254993" calcext:value-type="float">
            <text:p>0.0797263512549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1385963634984" calcext:value-type="float">
            <text:p>0.551385963634984</text:p>
          </table:table-cell>
          <table:table-cell office:value-type="float" office:value="1.44856744466507" calcext:value-type="float">
            <text:p>1.44856744466507</text:p>
          </table:table-cell>
          <table:table-cell office:value-type="float" office:value="0.559735295091419" calcext:value-type="float">
            <text:p>0.559735295091419</text:p>
          </table:table-cell>
          <table:table-cell office:value-type="float" office:value="0.168342121745179" calcext:value-type="float">
            <text:p>0.168342121745179</text:p>
          </table:table-cell>
          <table:table-cell office:value-type="float" office:value="0.133693142496856" calcext:value-type="float">
            <text:p>0.133693142496856</text:p>
          </table:table-cell>
          <table:table-cell office:value-type="float" office:value="0.0795573105886841" calcext:value-type="float">
            <text:p>0.0795573105886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99989207823921" calcext:value-type="float">
            <text:p>0.299989207823921</text:p>
          </table:table-cell>
          <table:table-cell office:value-type="float" office:value="1.50149454068294" calcext:value-type="float">
            <text:p>1.50149454068294</text:p>
          </table:table-cell>
          <table:table-cell office:value-type="float" office:value="0.62817524109905" calcext:value-type="float">
            <text:p>0.62817524109905</text:p>
          </table:table-cell>
          <table:table-cell office:value-type="float" office:value="0.231337419110514" calcext:value-type="float">
            <text:p>0.231337419110514</text:p>
          </table:table-cell>
          <table:table-cell office:value-type="float" office:value="0.179098357861446" calcext:value-type="float">
            <text:p>0.179098357861446</text:p>
          </table:table-cell>
          <table:table-cell office:value-type="float" office:value="0.115719162179508" calcext:value-type="float">
            <text:p>0.1157191621795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9929661980656" calcext:value-type="float">
            <text:p>0.229929661980656</text:p>
          </table:table-cell>
          <table:table-cell office:value-type="float" office:value="1.51376225839169" calcext:value-type="float">
            <text:p>1.51376225839169</text:p>
          </table:table-cell>
          <table:table-cell office:value-type="float" office:value="0.572741975864608" calcext:value-type="float">
            <text:p>0.572741975864608</text:p>
          </table:table-cell>
          <table:table-cell office:value-type="float" office:value="0.171845893111634" calcext:value-type="float">
            <text:p>0.171845893111634</text:p>
          </table:table-cell>
          <table:table-cell office:value-type="float" office:value="0.131498839479113" calcext:value-type="float">
            <text:p>0.131498839479113</text:p>
          </table:table-cell>
          <table:table-cell office:value-type="float" office:value="0.0823383872868383" calcext:value-type="float">
            <text:p>0.0823383872868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38561847520743" calcext:value-type="float">
            <text:p>0.238561847520743</text:p>
          </table:table-cell>
          <table:table-cell office:value-type="float" office:value="1.51364556939678" calcext:value-type="float">
            <text:p>1.51364556939678</text:p>
          </table:table-cell>
          <table:table-cell office:value-type="float" office:value="0.572658923695112" calcext:value-type="float">
            <text:p>0.572658923695112</text:p>
          </table:table-cell>
          <table:table-cell office:value-type="float" office:value="0.172528944712867" calcext:value-type="float">
            <text:p>0.172528944712867</text:p>
          </table:table-cell>
          <table:table-cell office:value-type="float" office:value="0.131480424289607" calcext:value-type="float">
            <text:p>0.131480424289607</text:p>
          </table:table-cell>
          <table:table-cell office:value-type="float" office:value="0.0823142064626337" calcext:value-type="float">
            <text:p>0.0823142064626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33764755441769" calcext:value-type="float">
            <text:p>0.233764755441769</text:p>
          </table:table-cell>
          <table:table-cell office:value-type="float" office:value="1.5136505399789" calcext:value-type="float">
            <text:p>1.5136505399789</text:p>
          </table:table-cell>
          <table:table-cell office:value-type="float" office:value="0.572684342696597" calcext:value-type="float">
            <text:p>0.572684342696597</text:p>
          </table:table-cell>
          <table:table-cell office:value-type="float" office:value="0.172169417359267" calcext:value-type="float">
            <text:p>0.172169417359267</text:p>
          </table:table-cell>
          <table:table-cell office:value-type="float" office:value="0.131486038874786" calcext:value-type="float">
            <text:p>0.131486038874786</text:p>
          </table:table-cell>
          <table:table-cell office:value-type="float" office:value="0.0823216343784639" calcext:value-type="float">
            <text:p>0.0823216343784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0673205750346" calcext:value-type="float">
            <text:p>0.460673205750346</text:p>
          </table:table-cell>
          <table:table-cell office:value-type="float" office:value="1.51219290067406" calcext:value-type="float">
            <text:p>1.51219290067406</text:p>
          </table:table-cell>
          <table:table-cell office:value-type="float" office:value="0.572078201751723" calcext:value-type="float">
            <text:p>0.572078201751723</text:p>
          </table:table-cell>
          <table:table-cell office:value-type="float" office:value="0.168436257030739" calcext:value-type="float">
            <text:p>0.168436257030739</text:p>
          </table:table-cell>
          <table:table-cell office:value-type="float" office:value="0.131353224737386" calcext:value-type="float">
            <text:p>0.131353224737386</text:p>
          </table:table-cell>
          <table:table-cell office:value-type="float" office:value="0.0821456424630018" calcext:value-type="float">
            <text:p>0.0821456424630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4845038148245" calcext:value-type="float">
            <text:p>0.414845038148245</text:p>
          </table:table-cell>
          <table:table-cell office:value-type="float" office:value="1.36697525026091" calcext:value-type="float">
            <text:p>1.36697525026091</text:p>
          </table:table-cell>
          <table:table-cell office:value-type="float" office:value="0.502086963750729" calcext:value-type="float">
            <text:p>0.502086963750729</text:p>
          </table:table-cell>
          <table:table-cell office:value-type="float" office:value="0.118398329176471" calcext:value-type="float">
            <text:p>0.118398329176471</text:p>
          </table:table-cell>
          <table:table-cell office:value-type="float" office:value="0.109430320694833" calcext:value-type="float">
            <text:p>0.109430320694833</text:p>
          </table:table-cell>
          <table:table-cell office:value-type="float" office:value="0.0718693830305506" calcext:value-type="float">
            <text:p>0.07186938303055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7623844322735" calcext:value-type="float">
            <text:p>0.347623844322735</text:p>
          </table:table-cell>
          <table:table-cell office:value-type="float" office:value="1.31213682974126" calcext:value-type="float">
            <text:p>1.31213682974126</text:p>
          </table:table-cell>
          <table:table-cell office:value-type="float" office:value="0.564059498810935" calcext:value-type="float">
            <text:p>0.564059498810935</text:p>
          </table:table-cell>
          <table:table-cell office:value-type="float" office:value="0.172152079460835" calcext:value-type="float">
            <text:p>0.172152079460835</text:p>
          </table:table-cell>
          <table:table-cell office:value-type="float" office:value="0.130304892410428" calcext:value-type="float">
            <text:p>0.130304892410428</text:p>
          </table:table-cell>
          <table:table-cell office:value-type="float" office:value="0.0768413940588727" calcext:value-type="float">
            <text:p>0.0768413940588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0267820096174" calcext:value-type="float">
            <text:p>0.370267820096174</text:p>
          </table:table-cell>
          <table:table-cell office:value-type="float" office:value="1.31196059545184" calcext:value-type="float">
            <text:p>1.31196059545184</text:p>
          </table:table-cell>
          <table:table-cell office:value-type="float" office:value="0.56391743810681" calcext:value-type="float">
            <text:p>0.56391743810681</text:p>
          </table:table-cell>
          <table:table-cell office:value-type="float" office:value="0.172478926837938" calcext:value-type="float">
            <text:p>0.172478926837938</text:p>
          </table:table-cell>
          <table:table-cell office:value-type="float" office:value="0.130274965113672" calcext:value-type="float">
            <text:p>0.130274965113672</text:p>
          </table:table-cell>
          <table:table-cell office:value-type="float" office:value="0.0768021112942068" calcext:value-type="float">
            <text:p>0.0768021112942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0098776489566" calcext:value-type="float">
            <text:p>0.350098776489566</text:p>
          </table:table-cell>
          <table:table-cell office:value-type="float" office:value="1.3119650372246" calcext:value-type="float">
            <text:p>1.3119650372246</text:p>
          </table:table-cell>
          <table:table-cell office:value-type="float" office:value="0.564012062813039" calcext:value-type="float">
            <text:p>0.564012062813039</text:p>
          </table:table-cell>
          <table:table-cell office:value-type="float" office:value="0.172551871256496" calcext:value-type="float">
            <text:p>0.172551871256496</text:p>
          </table:table-cell>
          <table:table-cell office:value-type="float" office:value="0.130296428023301" calcext:value-type="float">
            <text:p>0.130296428023301</text:p>
          </table:table-cell>
          <table:table-cell office:value-type="float" office:value="0.0768283529316163" calcext:value-type="float">
            <text:p>0.0768283529316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2345892345514" calcext:value-type="float">
            <text:p>0.572345892345514</text:p>
          </table:table-cell>
          <table:table-cell office:value-type="float" office:value="1.31075481634542" calcext:value-type="float">
            <text:p>1.31075481634542</text:p>
          </table:table-cell>
          <table:table-cell office:value-type="float" office:value="0.563465177206283" calcext:value-type="float">
            <text:p>0.563465177206283</text:p>
          </table:table-cell>
          <table:table-cell office:value-type="float" office:value="0.169237631889281" calcext:value-type="float">
            <text:p>0.169237631889281</text:p>
          </table:table-cell>
          <table:table-cell office:value-type="float" office:value="0.130172353456588" calcext:value-type="float">
            <text:p>0.130172353456588</text:p>
          </table:table-cell>
          <table:table-cell office:value-type="float" office:value="0.0766778984434542" calcext:value-type="float">
            <text:p>0.0766778984434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3117764589201" calcext:value-type="float">
            <text:p>0.423117764589201</text:p>
          </table:table-cell>
          <table:table-cell office:value-type="float" office:value="1.25813852699669" calcext:value-type="float">
            <text:p>1.25813852699669</text:p>
          </table:table-cell>
          <table:table-cell office:value-type="float" office:value="0.575696540686858" calcext:value-type="float">
            <text:p>0.575696540686858</text:p>
          </table:table-cell>
          <table:table-cell office:value-type="float" office:value="0.170126049561162" calcext:value-type="float">
            <text:p>0.170126049561162</text:p>
          </table:table-cell>
          <table:table-cell office:value-type="float" office:value="0.140722063380123" calcext:value-type="float">
            <text:p>0.140722063380123</text:p>
          </table:table-cell>
          <table:table-cell office:value-type="float" office:value="0.0852214787048311" calcext:value-type="float">
            <text:p>0.0852214787048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4729408056779" calcext:value-type="float">
            <text:p>0.534729408056779</text:p>
          </table:table-cell>
          <table:table-cell office:value-type="float" office:value="1.33781700966218" calcext:value-type="float">
            <text:p>1.33781700966218</text:p>
          </table:table-cell>
          <table:table-cell office:value-type="float" office:value="0.442217707904765" calcext:value-type="float">
            <text:p>0.442217707904765</text:p>
          </table:table-cell>
          <table:table-cell office:value-type="float" office:value="0.154691879180362" calcext:value-type="float">
            <text:p>0.154691879180362</text:p>
          </table:table-cell>
          <table:table-cell office:value-type="float" office:value="0.116879625474063" calcext:value-type="float">
            <text:p>0.116879625474063</text:p>
          </table:table-cell>
          <table:table-cell office:value-type="float" office:value="0.0632300161681921" calcext:value-type="float">
            <text:p>0.0632300161681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6412475791132" calcext:value-type="float">
            <text:p>0.526412475791132</text:p>
          </table:table-cell>
          <table:table-cell office:value-type="float" office:value="1.337833445979" calcext:value-type="float">
            <text:p>1.337833445979</text:p>
          </table:table-cell>
          <table:table-cell office:value-type="float" office:value="0.442236721661227" calcext:value-type="float">
            <text:p>0.442236721661227</text:p>
          </table:table-cell>
          <table:table-cell office:value-type="float" office:value="0.155711019363475" calcext:value-type="float">
            <text:p>0.155711019363475</text:p>
          </table:table-cell>
          <table:table-cell office:value-type="float" office:value="0.116884754316304" calcext:value-type="float">
            <text:p>0.116884754316304</text:p>
          </table:table-cell>
          <table:table-cell office:value-type="float" office:value="0.0632356347859501" calcext:value-type="float">
            <text:p>0.063235634785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4638748946409" calcext:value-type="float">
            <text:p>0.524638748946409</text:p>
          </table:table-cell>
          <table:table-cell office:value-type="float" office:value="1.33783669184525" calcext:value-type="float">
            <text:p>1.33783669184525</text:p>
          </table:table-cell>
          <table:table-cell office:value-type="float" office:value="0.442244643548015" calcext:value-type="float">
            <text:p>0.442244643548015</text:p>
          </table:table-cell>
          <table:table-cell office:value-type="float" office:value="0.155327333125009" calcext:value-type="float">
            <text:p>0.155327333125009</text:p>
          </table:table-cell>
          <table:table-cell office:value-type="float" office:value="0.116886791563756" calcext:value-type="float">
            <text:p>0.116886791563756</text:p>
          </table:table-cell>
          <table:table-cell office:value-type="float" office:value="0.0632379196355323" calcext:value-type="float">
            <text:p>0.0632379196355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957052997231" calcext:value-type="float">
            <text:p>0.70957052997231</text:p>
          </table:table-cell>
          <table:table-cell office:value-type="float" office:value="1.33667046932792" calcext:value-type="float">
            <text:p>1.33667046932792</text:p>
          </table:table-cell>
          <table:table-cell office:value-type="float" office:value="0.441831721762968" calcext:value-type="float">
            <text:p>0.441831721762968</text:p>
          </table:table-cell>
          <table:table-cell office:value-type="float" office:value="0.152530313159984" calcext:value-type="float">
            <text:p>0.152530313159984</text:p>
          </table:table-cell>
          <table:table-cell office:value-type="float" office:value="0.116780723997683" calcext:value-type="float">
            <text:p>0.116780723997683</text:p>
          </table:table-cell>
          <table:table-cell office:value-type="float" office:value="0.0631188173947087" calcext:value-type="float">
            <text:p>0.0631188173947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7334652278943" calcext:value-type="float">
            <text:p>0.457334652278943</text:p>
          </table:table-cell>
          <table:table-cell office:value-type="float" office:value="1.40019181451098" calcext:value-type="float">
            <text:p>1.40019181451098</text:p>
          </table:table-cell>
          <table:table-cell office:value-type="float" office:value="0.449665570512643" calcext:value-type="float">
            <text:p>0.449665570512643</text:p>
          </table:table-cell>
          <table:table-cell office:value-type="float" office:value="0.167262823184307" calcext:value-type="float">
            <text:p>0.167262823184307</text:p>
          </table:table-cell>
          <table:table-cell office:value-type="float" office:value="0.135666696865938" calcext:value-type="float">
            <text:p>0.135666696865938</text:p>
          </table:table-cell>
          <table:table-cell office:value-type="float" office:value="0.0683909517874764" calcext:value-type="float">
            <text:p>0.06839095178747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9206354805097" calcext:value-type="float">
            <text:p>0.479206354805097</text:p>
          </table:table-cell>
          <table:table-cell office:value-type="float" office:value="1.30514227997785" calcext:value-type="float">
            <text:p>1.30514227997785</text:p>
          </table:table-cell>
          <table:table-cell office:value-type="float" office:value="0.452492079898667" calcext:value-type="float">
            <text:p>0.452492079898667</text:p>
          </table:table-cell>
          <table:table-cell office:value-type="float" office:value="0.144956698409053" calcext:value-type="float">
            <text:p>0.144956698409053</text:p>
          </table:table-cell>
          <table:table-cell office:value-type="float" office:value="0.115067403100683" calcext:value-type="float">
            <text:p>0.115067403100683</text:p>
          </table:table-cell>
          <table:table-cell office:value-type="float" office:value="0.0631058140022494" calcext:value-type="float">
            <text:p>0.063105814002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5861141235234" calcext:value-type="float">
            <text:p>0.465861141235234</text:p>
          </table:table-cell>
          <table:table-cell office:value-type="float" office:value="1.30520253105654" calcext:value-type="float">
            <text:p>1.30520253105654</text:p>
          </table:table-cell>
          <table:table-cell office:value-type="float" office:value="0.452534783904692" calcext:value-type="float">
            <text:p>0.452534783904692</text:p>
          </table:table-cell>
          <table:table-cell office:value-type="float" office:value="0.14590543105753" calcext:value-type="float">
            <text:p>0.14590543105753</text:p>
          </table:table-cell>
          <table:table-cell office:value-type="float" office:value="0.115079211305017" calcext:value-type="float">
            <text:p>0.115079211305017</text:p>
          </table:table-cell>
          <table:table-cell office:value-type="float" office:value="0.0631179985150512" calcext:value-type="float">
            <text:p>0.0631179985150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0384060275621" calcext:value-type="float">
            <text:p>0.480384060275621</text:p>
          </table:table-cell>
          <table:table-cell office:value-type="float" office:value="1.30519961186137" calcext:value-type="float">
            <text:p>1.30519961186137</text:p>
          </table:table-cell>
          <table:table-cell office:value-type="float" office:value="0.45247350652473" calcext:value-type="float">
            <text:p>0.45247350652473</text:p>
          </table:table-cell>
          <table:table-cell office:value-type="float" office:value="0.145211837956081" calcext:value-type="float">
            <text:p>0.145211837956081</text:p>
          </table:table-cell>
          <table:table-cell office:value-type="float" office:value="0.115063891969863" calcext:value-type="float">
            <text:p>0.115063891969863</text:p>
          </table:table-cell>
          <table:table-cell office:value-type="float" office:value="0.0631005971305299" calcext:value-type="float">
            <text:p>0.063100597130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6132771537417" calcext:value-type="float">
            <text:p>0.656132771537417</text:p>
          </table:table-cell>
          <table:table-cell office:value-type="float" office:value="1.30423180230148" calcext:value-type="float">
            <text:p>1.30423180230148</text:p>
          </table:table-cell>
          <table:table-cell office:value-type="float" office:value="0.452120982362173" calcext:value-type="float">
            <text:p>0.452120982362173</text:p>
          </table:table-cell>
          <table:table-cell office:value-type="float" office:value="0.142725817090505" calcext:value-type="float">
            <text:p>0.142725817090505</text:p>
          </table:table-cell>
          <table:table-cell office:value-type="float" office:value="0.114975670709163" calcext:value-type="float">
            <text:p>0.114975670709163</text:p>
          </table:table-cell>
          <table:table-cell office:value-type="float" office:value="0.0630015229731317" calcext:value-type="float">
            <text:p>0.0630015229731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37419460439" calcext:value-type="float">
            <text:p>0.5237419460439</text:p>
          </table:table-cell>
          <table:table-cell office:value-type="float" office:value="1.26384015118676" calcext:value-type="float">
            <text:p>1.26384015118676</text:p>
          </table:table-cell>
          <table:table-cell office:value-type="float" office:value="0.403370063331978" calcext:value-type="float">
            <text:p>0.403370063331978</text:p>
          </table:table-cell>
          <table:table-cell office:value-type="float" office:value="0.140306149618776" calcext:value-type="float">
            <text:p>0.140306149618776</text:p>
          </table:table-cell>
          <table:table-cell office:value-type="float" office:value="0.112383791186717" calcext:value-type="float">
            <text:p>0.112383791186717</text:p>
          </table:table-cell>
          <table:table-cell office:value-type="float" office:value="0.0499484335033146" calcext:value-type="float">
            <text:p>0.0499484335033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2220151045529" calcext:value-type="float">
            <text:p>0.322220151045529</text:p>
          </table:table-cell>
          <table:table-cell office:value-type="float" office:value="1.46966844980409" calcext:value-type="float">
            <text:p>1.46966844980409</text:p>
          </table:table-cell>
          <table:table-cell office:value-type="float" office:value="0.539382136128743" calcext:value-type="float">
            <text:p>0.539382136128743</text:p>
          </table:table-cell>
          <table:table-cell office:value-type="float" office:value="0.167146169894628" calcext:value-type="float">
            <text:p>0.167146169894628</text:p>
          </table:table-cell>
          <table:table-cell office:value-type="float" office:value="0.137573695314435" calcext:value-type="float">
            <text:p>0.137573695314435</text:p>
          </table:table-cell>
          <table:table-cell office:value-type="float" office:value="0.0767426212297634" calcext:value-type="float">
            <text:p>0.0767426212297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2673667976338" calcext:value-type="float">
            <text:p>0.302673667976338</text:p>
          </table:table-cell>
          <table:table-cell office:value-type="float" office:value="1.46966983389159" calcext:value-type="float">
            <text:p>1.46966983389159</text:p>
          </table:table-cell>
          <table:table-cell office:value-type="float" office:value="0.539455770336606" calcext:value-type="float">
            <text:p>0.539455770336606</text:p>
          </table:table-cell>
          <table:table-cell office:value-type="float" office:value="0.16863405488418" calcext:value-type="float">
            <text:p>0.16863405488418</text:p>
          </table:table-cell>
          <table:table-cell office:value-type="float" office:value="0.137594213043565" calcext:value-type="float">
            <text:p>0.137594213043565</text:p>
          </table:table-cell>
          <table:table-cell office:value-type="float" office:value="0.0767641780695053" calcext:value-type="float">
            <text:p>0.0767641780695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0369122348866" calcext:value-type="float">
            <text:p>0.330369122348866</text:p>
          </table:table-cell>
          <table:table-cell office:value-type="float" office:value="1.46967153283346" calcext:value-type="float">
            <text:p>1.46967153283346</text:p>
          </table:table-cell>
          <table:table-cell office:value-type="float" office:value="0.539316341191411" calcext:value-type="float">
            <text:p>0.539316341191411</text:p>
          </table:table-cell>
          <table:table-cell office:value-type="float" office:value="0.167347551330194" calcext:value-type="float">
            <text:p>0.167347551330194</text:p>
          </table:table-cell>
          <table:table-cell office:value-type="float" office:value="0.137559192309062" calcext:value-type="float">
            <text:p>0.137559192309062</text:p>
          </table:table-cell>
          <table:table-cell office:value-type="float" office:value="0.076723655541953" calcext:value-type="float">
            <text:p>0.0767236555419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4671182545449" calcext:value-type="float">
            <text:p>0.534671182545449</text:p>
          </table:table-cell>
          <table:table-cell office:value-type="float" office:value="1.46843944683722" calcext:value-type="float">
            <text:p>1.46843944683722</text:p>
          </table:table-cell>
          <table:table-cell office:value-type="float" office:value="0.538842969950948" calcext:value-type="float">
            <text:p>0.538842969950948</text:p>
          </table:table-cell>
          <table:table-cell office:value-type="float" office:value="0.164228609733785" calcext:value-type="float">
            <text:p>0.164228609733785</text:p>
          </table:table-cell>
          <table:table-cell office:value-type="float" office:value="0.137439699284101" calcext:value-type="float">
            <text:p>0.137439699284101</text:p>
          </table:table-cell>
          <table:table-cell office:value-type="float" office:value="0.0765878047978267" calcext:value-type="float">
            <text:p>0.0765878047978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7574401313313" calcext:value-type="float">
            <text:p>0.377574401313313</text:p>
          </table:table-cell>
          <table:table-cell office:value-type="float" office:value="1.38848944776546" calcext:value-type="float">
            <text:p>1.38848944776546</text:p>
          </table:table-cell>
          <table:table-cell office:value-type="float" office:value="0.49845986180567" calcext:value-type="float">
            <text:p>0.49845986180567</text:p>
          </table:table-cell>
          <table:table-cell office:value-type="float" office:value="0.144027403495274" calcext:value-type="float">
            <text:p>0.144027403495274</text:p>
          </table:table-cell>
          <table:table-cell office:value-type="float" office:value="0.140942952958206" calcext:value-type="float">
            <text:p>0.140942952958206</text:p>
          </table:table-cell>
          <table:table-cell office:value-type="float" office:value="0.0654839093629735" calcext:value-type="float">
            <text:p>0.0654839093629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2848582319816" calcext:value-type="float">
            <text:p>0.662848582319816</text:p>
          </table:table-cell>
          <table:table-cell office:value-type="float" office:value="1.32047582676613" calcext:value-type="float">
            <text:p>1.32047582676613</text:p>
          </table:table-cell>
          <table:table-cell office:value-type="float" office:value="0.473431394379797" calcext:value-type="float">
            <text:p>0.473431394379797</text:p>
          </table:table-cell>
          <table:table-cell office:value-type="float" office:value="0.164986040336496" calcext:value-type="float">
            <text:p>0.164986040336496</text:p>
          </table:table-cell>
          <table:table-cell office:value-type="float" office:value="0.121505624468314" calcext:value-type="float">
            <text:p>0.121505624468314</text:p>
          </table:table-cell>
          <table:table-cell office:value-type="float" office:value="0.0710463740743567" calcext:value-type="float">
            <text:p>0.0710463740743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6673566510704" calcext:value-type="float">
            <text:p>0.636673566510704</text:p>
          </table:table-cell>
          <table:table-cell office:value-type="float" office:value="1.32066749255604" calcext:value-type="float">
            <text:p>1.32066749255604</text:p>
          </table:table-cell>
          <table:table-cell office:value-type="float" office:value="0.473550636711127" calcext:value-type="float">
            <text:p>0.473550636711127</text:p>
          </table:table-cell>
          <table:table-cell office:value-type="float" office:value="0.166637259426938" calcext:value-type="float">
            <text:p>0.166637259426938</text:p>
          </table:table-cell>
          <table:table-cell office:value-type="float" office:value="0.121535191645937" calcext:value-type="float">
            <text:p>0.121535191645937</text:p>
          </table:table-cell>
          <table:table-cell office:value-type="float" office:value="0.0710830280959279" calcext:value-type="float">
            <text:p>0.0710830280959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8841590527361" calcext:value-type="float">
            <text:p>0.648841590527361</text:p>
          </table:table-cell>
          <table:table-cell office:value-type="float" office:value="1.32065843618682" calcext:value-type="float">
            <text:p>1.32065843618682</text:p>
          </table:table-cell>
          <table:table-cell office:value-type="float" office:value="0.473482425993438" calcext:value-type="float">
            <text:p>0.473482425993438</text:p>
          </table:table-cell>
          <table:table-cell office:value-type="float" office:value="0.165816682133181" calcext:value-type="float">
            <text:p>0.165816682133181</text:p>
          </table:table-cell>
          <table:table-cell office:value-type="float" office:value="0.121518157751013" calcext:value-type="float">
            <text:p>0.121518157751013</text:p>
          </table:table-cell>
          <table:table-cell office:value-type="float" office:value="0.071062080823402" calcext:value-type="float">
            <text:p>0.0710620808234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52816795820977" calcext:value-type="float">
            <text:p>0.852816795820977</text:p>
          </table:table-cell>
          <table:table-cell office:value-type="float" office:value="1.31924276878358" calcext:value-type="float">
            <text:p>1.31924276878358</text:p>
          </table:table-cell>
          <table:table-cell office:value-type="float" office:value="0.472933467812702" calcext:value-type="float">
            <text:p>0.472933467812702</text:p>
          </table:table-cell>
          <table:table-cell office:value-type="float" office:value="0.16234427489703" calcext:value-type="float">
            <text:p>0.16234427489703</text:p>
          </table:table-cell>
          <table:table-cell office:value-type="float" office:value="0.121382143863903" calcext:value-type="float">
            <text:p>0.121382143863903</text:p>
          </table:table-cell>
          <table:table-cell office:value-type="float" office:value="0.0708957241845007" calcext:value-type="float">
            <text:p>0.0708957241845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17655529569465" calcext:value-type="float">
            <text:p>0.717655529569465</text:p>
          </table:table-cell>
          <table:table-cell office:value-type="float" office:value="1.26646141065461" calcext:value-type="float">
            <text:p>1.26646141065461</text:p>
          </table:table-cell>
          <table:table-cell office:value-type="float" office:value="0.47960696635957" calcext:value-type="float">
            <text:p>0.47960696635957</text:p>
          </table:table-cell>
          <table:table-cell office:value-type="float" office:value="0.180515304422382" calcext:value-type="float">
            <text:p>0.180515304422382</text:p>
          </table:table-cell>
          <table:table-cell office:value-type="float" office:value="0.133893403551363" calcext:value-type="float">
            <text:p>0.133893403551363</text:p>
          </table:table-cell>
          <table:table-cell office:value-type="float" office:value="0.0784271417220509" calcext:value-type="float">
            <text:p>0.07842714172205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840596420286" calcext:value-type="float">
            <text:p>0.66840596420286</text:p>
          </table:table-cell>
          <table:table-cell office:value-type="float" office:value="1.19817258879119" calcext:value-type="float">
            <text:p>1.19817258879119</text:p>
          </table:table-cell>
          <table:table-cell office:value-type="float" office:value="0.375266515741474" calcext:value-type="float">
            <text:p>0.375266515741474</text:p>
          </table:table-cell>
          <table:table-cell office:value-type="float" office:value="0.14340859632343" calcext:value-type="float">
            <text:p>0.14340859632343</text:p>
          </table:table-cell>
          <table:table-cell office:value-type="float" office:value="0.109839924950591" calcext:value-type="float">
            <text:p>0.109839924950591</text:p>
          </table:table-cell>
          <table:table-cell office:value-type="float" office:value="0.0520792406761974" calcext:value-type="float">
            <text:p>0.052079240676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5566486126526" calcext:value-type="float">
            <text:p>0.655566486126526</text:p>
          </table:table-cell>
          <table:table-cell office:value-type="float" office:value="1.19824115978684" calcext:value-type="float">
            <text:p>1.19824115978684</text:p>
          </table:table-cell>
          <table:table-cell office:value-type="float" office:value="0.375299961622603" calcext:value-type="float">
            <text:p>0.375299961622603</text:p>
          </table:table-cell>
          <table:table-cell office:value-type="float" office:value="0.144447727561108" calcext:value-type="float">
            <text:p>0.144447727561108</text:p>
          </table:table-cell>
          <table:table-cell office:value-type="float" office:value="0.109850070120311" calcext:value-type="float">
            <text:p>0.109850070120311</text:p>
          </table:table-cell>
          <table:table-cell office:value-type="float" office:value="0.0520887351583931" calcext:value-type="float">
            <text:p>0.0520887351583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77745152857579" calcext:value-type="float">
            <text:p>0.677745152857579</text:p>
          </table:table-cell>
          <table:table-cell office:value-type="float" office:value="1.19824934221376" calcext:value-type="float">
            <text:p>1.19824934221376</text:p>
          </table:table-cell>
          <table:table-cell office:value-type="float" office:value="0.375220819217196" calcext:value-type="float">
            <text:p>0.375220819217196</text:p>
          </table:table-cell>
          <table:table-cell office:value-type="float" office:value="0.143627648491824" calcext:value-type="float">
            <text:p>0.143627648491824</text:p>
          </table:table-cell>
          <table:table-cell office:value-type="float" office:value="0.109827339450399" calcext:value-type="float">
            <text:p>0.109827339450399</text:p>
          </table:table-cell>
          <table:table-cell office:value-type="float" office:value="0.0520664285700523" calcext:value-type="float">
            <text:p>0.0520664285700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20427497556917" calcext:value-type="float">
            <text:p>0.820427497556917</text:p>
          </table:table-cell>
          <table:table-cell office:value-type="float" office:value="1.1975455119769" calcext:value-type="float">
            <text:p>1.1975455119769</text:p>
          </table:table-cell>
          <table:table-cell office:value-type="float" office:value="0.374988457952662" calcext:value-type="float">
            <text:p>0.374988457952662</text:p>
          </table:table-cell>
          <table:table-cell office:value-type="float" office:value="0.141741248125034" calcext:value-type="float">
            <text:p>0.141741248125034</text:p>
          </table:table-cell>
          <table:table-cell office:value-type="float" office:value="0.109761166392166" calcext:value-type="float">
            <text:p>0.109761166392166</text:p>
          </table:table-cell>
          <table:table-cell office:value-type="float" office:value="0.052001542801059" calcext:value-type="float">
            <text:p>0.052001542801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3340064889647" calcext:value-type="float">
            <text:p>0.713340064889647</text:p>
          </table:table-cell>
          <table:table-cell office:value-type="float" office:value="1.15080850798553" calcext:value-type="float">
            <text:p>1.15080850798553</text:p>
          </table:table-cell>
          <table:table-cell office:value-type="float" office:value="0.383022081496542" calcext:value-type="float">
            <text:p>0.383022081496542</text:p>
          </table:table-cell>
          <table:table-cell office:value-type="float" office:value="0.124134452678078" calcext:value-type="float">
            <text:p>0.124134452678078</text:p>
          </table:table-cell>
          <table:table-cell office:value-type="float" office:value="0.098223397136633" calcext:value-type="float">
            <text:p>0.098223397136633</text:p>
          </table:table-cell>
          <table:table-cell office:value-type="float" office:value="0.0536539959949009" calcext:value-type="float">
            <text:p>0.053653995994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0995308374863" calcext:value-type="float">
            <text:p>0.540995308374863</text:p>
          </table:table-cell>
          <table:table-cell office:value-type="float" office:value="1.30427171169206" calcext:value-type="float">
            <text:p>1.30427171169206</text:p>
          </table:table-cell>
          <table:table-cell office:value-type="float" office:value="0.505011112676212" calcext:value-type="float">
            <text:p>0.505011112676212</text:p>
          </table:table-cell>
          <table:table-cell office:value-type="float" office:value="0.1591320272998" calcext:value-type="float">
            <text:p>0.1591320272998</text:p>
          </table:table-cell>
          <table:table-cell office:value-type="float" office:value="0.125794108068385" calcext:value-type="float">
            <text:p>0.125794108068385</text:p>
          </table:table-cell>
          <table:table-cell office:value-type="float" office:value="0.0694382121739115" calcext:value-type="float">
            <text:p>0.0694382121739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5280688229667" calcext:value-type="float">
            <text:p>0.515280688229667</text:p>
          </table:table-cell>
          <table:table-cell office:value-type="float" office:value="1.30441763600611" calcext:value-type="float">
            <text:p>1.30441763600611</text:p>
          </table:table-cell>
          <table:table-cell office:value-type="float" office:value="0.50511835895862" calcext:value-type="float">
            <text:p>0.50511835895862</text:p>
          </table:table-cell>
          <table:table-cell office:value-type="float" office:value="0.160693321301918" calcext:value-type="float">
            <text:p>0.160693321301918</text:p>
          </table:table-cell>
          <table:table-cell office:value-type="float" office:value="0.12581829003705" calcext:value-type="float">
            <text:p>0.12581829003705</text:p>
          </table:table-cell>
          <table:table-cell office:value-type="float" office:value="0.0694684709597892" calcext:value-type="float">
            <text:p>0.0694684709597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8002028333354" calcext:value-type="float">
            <text:p>0.518002028333354</text:p>
          </table:table-cell>
          <table:table-cell office:value-type="float" office:value="1.30441829802641" calcext:value-type="float">
            <text:p>1.30441829802641</text:p>
          </table:table-cell>
          <table:table-cell office:value-type="float" office:value="0.505103957894498" calcext:value-type="float">
            <text:p>0.505103957894498</text:p>
          </table:table-cell>
          <table:table-cell office:value-type="float" office:value="0.160227078171713" calcext:value-type="float">
            <text:p>0.160227078171713</text:p>
          </table:table-cell>
          <table:table-cell office:value-type="float" office:value="0.125814796367532" calcext:value-type="float">
            <text:p>0.125814796367532</text:p>
          </table:table-cell>
          <table:table-cell office:value-type="float" office:value="0.0694643906396289" calcext:value-type="float">
            <text:p>0.0694643906396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4039585386573" calcext:value-type="float">
            <text:p>0.744039585386573</text:p>
          </table:table-cell>
          <table:table-cell office:value-type="float" office:value="1.30299646551254" calcext:value-type="float">
            <text:p>1.30299646551254</text:p>
          </table:table-cell>
          <table:table-cell office:value-type="float" office:value="0.504514182922717" calcext:value-type="float">
            <text:p>0.504514182922717</text:p>
          </table:table-cell>
          <table:table-cell office:value-type="float" office:value="0.156510694059447" calcext:value-type="float">
            <text:p>0.156510694059447</text:p>
          </table:table-cell>
          <table:table-cell office:value-type="float" office:value="0.125671964694786" calcext:value-type="float">
            <text:p>0.125671964694786</text:p>
          </table:table-cell>
          <table:table-cell office:value-type="float" office:value="0.0693003526863534" calcext:value-type="float">
            <text:p>0.0693003526863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4757231409525" calcext:value-type="float">
            <text:p>0.524757231409525</text:p>
          </table:table-cell>
          <table:table-cell office:value-type="float" office:value="1.31849801510291" calcext:value-type="float">
            <text:p>1.31849801510291</text:p>
          </table:table-cell>
          <table:table-cell office:value-type="float" office:value="0.504488217235112" calcext:value-type="float">
            <text:p>0.504488217235112</text:p>
          </table:table-cell>
          <table:table-cell office:value-type="float" office:value="0.163659456835537" calcext:value-type="float">
            <text:p>0.163659456835537</text:p>
          </table:table-cell>
          <table:table-cell office:value-type="float" office:value="0.126492416563171" calcext:value-type="float">
            <text:p>0.126492416563171</text:p>
          </table:table-cell>
          <table:table-cell office:value-type="float" office:value="0.0633172715402873" calcext:value-type="float">
            <text:p>0.0633172715402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9283023806018" calcext:value-type="float">
            <text:p>0.159283023806018</text:p>
          </table:table-cell>
          <table:table-cell office:value-type="float" office:value="1.46026180031988" calcext:value-type="float">
            <text:p>1.46026180031988</text:p>
          </table:table-cell>
          <table:table-cell office:value-type="float" office:value="0.631121298698369" calcext:value-type="float">
            <text:p>0.631121298698369</text:p>
          </table:table-cell>
          <table:table-cell office:value-type="float" office:value="0.202337774311533" calcext:value-type="float">
            <text:p>0.202337774311533</text:p>
          </table:table-cell>
          <table:table-cell office:value-type="float" office:value="0.149049378351573" calcext:value-type="float">
            <text:p>0.149049378351573</text:p>
          </table:table-cell>
          <table:table-cell office:value-type="float" office:value="0.0852041697155483" calcext:value-type="float">
            <text:p>0.0852041697155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05359767427589" calcext:value-type="float">
            <text:p>0.105359767427589</text:p>
          </table:table-cell>
          <table:table-cell office:value-type="float" office:value="1.46057643515815" calcext:value-type="float">
            <text:p>1.46057643515815</text:p>
          </table:table-cell>
          <table:table-cell office:value-type="float" office:value="0.631434849995235" calcext:value-type="float">
            <text:p>0.631434849995235</text:p>
          </table:table-cell>
          <table:table-cell office:value-type="float" office:value="0.204539160657014" calcext:value-type="float">
            <text:p>0.204539160657014</text:p>
          </table:table-cell>
          <table:table-cell office:value-type="float" office:value="0.149119590441211" calcext:value-type="float">
            <text:p>0.149119590441211</text:p>
          </table:table-cell>
          <table:table-cell office:value-type="float" office:value="0.0852914612224534" calcext:value-type="float">
            <text:p>0.0852914612224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151384290697" calcext:value-type="float">
            <text:p>0.12151384290697</text:p>
          </table:table-cell>
          <table:table-cell office:value-type="float" office:value="1.46063582888158" calcext:value-type="float">
            <text:p>1.46063582888158</text:p>
          </table:table-cell>
          <table:table-cell office:value-type="float" office:value="0.631322586105397" calcext:value-type="float">
            <text:p>0.631322586105397</text:p>
          </table:table-cell>
          <table:table-cell office:value-type="float" office:value="0.203835559079925" calcext:value-type="float">
            <text:p>0.203835559079925</text:p>
          </table:table-cell>
          <table:table-cell office:value-type="float" office:value="0.149093866161609" calcext:value-type="float">
            <text:p>0.149093866161609</text:p>
          </table:table-cell>
          <table:table-cell office:value-type="float" office:value="0.0852601479234258" calcext:value-type="float">
            <text:p>0.0852601479234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8636526565935" calcext:value-type="float">
            <text:p>0.408636526565935</text:p>
          </table:table-cell>
          <table:table-cell office:value-type="float" office:value="1.45863893032088" calcext:value-type="float">
            <text:p>1.45863893032088</text:p>
          </table:table-cell>
          <table:table-cell office:value-type="float" office:value="0.630369322394245" calcext:value-type="float">
            <text:p>0.630369322394245</text:p>
          </table:table-cell>
          <table:table-cell office:value-type="float" office:value="0.199298835721807" calcext:value-type="float">
            <text:p>0.199298835721807</text:p>
          </table:table-cell>
          <table:table-cell office:value-type="float" office:value="0.148880582111195" calcext:value-type="float">
            <text:p>0.148880582111195</text:p>
          </table:table-cell>
          <table:table-cell office:value-type="float" office:value="0.0849989820917869" calcext:value-type="float">
            <text:p>0.0849989820917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9515654704837" calcext:value-type="float">
            <text:p>0.019515654704837</text:p>
          </table:table-cell>
          <table:table-cell office:value-type="float" office:value="1.58424407209424" calcext:value-type="float">
            <text:p>1.58424407209424</text:p>
          </table:table-cell>
          <table:table-cell office:value-type="float" office:value="0.582081639854432" calcext:value-type="float">
            <text:p>0.582081639854432</text:p>
          </table:table-cell>
          <table:table-cell office:value-type="float" office:value="0.241712666793909" calcext:value-type="float">
            <text:p>0.241712666793909</text:p>
          </table:table-cell>
          <table:table-cell office:value-type="float" office:value="0.178428010709531" calcext:value-type="float">
            <text:p>0.178428010709531</text:p>
          </table:table-cell>
          <table:table-cell office:value-type="float" office:value="0.0792880129119316" calcext:value-type="float">
            <text:p>0.0792880129119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9191670716663" calcext:value-type="float">
            <text:p>0.599191670716663</text:p>
          </table:table-cell>
          <table:table-cell office:value-type="float" office:value="1.3031750820833" calcext:value-type="float">
            <text:p>1.3031750820833</text:p>
          </table:table-cell>
          <table:table-cell office:value-type="float" office:value="0.428225366665225" calcext:value-type="float">
            <text:p>0.428225366665225</text:p>
          </table:table-cell>
          <table:table-cell office:value-type="float" office:value="0.151634204137712" calcext:value-type="float">
            <text:p>0.151634204137712</text:p>
          </table:table-cell>
          <table:table-cell office:value-type="float" office:value="0.113697356966589" calcext:value-type="float">
            <text:p>0.113697356966589</text:p>
          </table:table-cell>
          <table:table-cell office:value-type="float" office:value="0.0628533114036984" calcext:value-type="float">
            <text:p>0.0628533114036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714264236001" calcext:value-type="float">
            <text:p>0.58714264236001</text:p>
          </table:table-cell>
          <table:table-cell office:value-type="float" office:value="1.30329109303983" calcext:value-type="float">
            <text:p>1.30329109303983</text:p>
          </table:table-cell>
          <table:table-cell office:value-type="float" office:value="0.428262069550363" calcext:value-type="float">
            <text:p>0.428262069550363</text:p>
          </table:table-cell>
          <table:table-cell office:value-type="float" office:value="0.15273893598591" calcext:value-type="float">
            <text:p>0.15273893598591</text:p>
          </table:table-cell>
          <table:table-cell office:value-type="float" office:value="0.113706840338648" calcext:value-type="float">
            <text:p>0.113706840338648</text:p>
          </table:table-cell>
          <table:table-cell office:value-type="float" office:value="0.0628643515865317" calcext:value-type="float">
            <text:p>0.0628643515865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6431993950029" calcext:value-type="float">
            <text:p>0.576431993950029</text:p>
          </table:table-cell>
          <table:table-cell office:value-type="float" office:value="1.30331529610659" calcext:value-type="float">
            <text:p>1.30331529610659</text:p>
          </table:table-cell>
          <table:table-cell office:value-type="float" office:value="0.428311128951063" calcext:value-type="float">
            <text:p>0.428311128951063</text:p>
          </table:table-cell>
          <table:table-cell office:value-type="float" office:value="0.152606632589597" calcext:value-type="float">
            <text:p>0.152606632589597</text:p>
          </table:table-cell>
          <table:table-cell office:value-type="float" office:value="0.113719541787305" calcext:value-type="float">
            <text:p>0.113719541787305</text:p>
          </table:table-cell>
          <table:table-cell office:value-type="float" office:value="0.0628790110795879" calcext:value-type="float">
            <text:p>0.0628790110795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0676908427445" calcext:value-type="float">
            <text:p>0.770676908427445</text:p>
          </table:table-cell>
          <table:table-cell office:value-type="float" office:value="1.30202248016336" calcext:value-type="float">
            <text:p>1.30202248016336</text:p>
          </table:table-cell>
          <table:table-cell office:value-type="float" office:value="0.427854410224307" calcext:value-type="float">
            <text:p>0.427854410224307</text:p>
          </table:table-cell>
          <table:table-cell office:value-type="float" office:value="0.14940739090335" calcext:value-type="float">
            <text:p>0.14940739090335</text:p>
          </table:table-cell>
          <table:table-cell office:value-type="float" office:value="0.113601468133251" calcext:value-type="float">
            <text:p>0.113601468133251</text:p>
          </table:table-cell>
          <table:table-cell office:value-type="float" office:value="0.0627436149085572" calcext:value-type="float">
            <text:p>0.0627436149085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1201869309436" calcext:value-type="float">
            <text:p>0.651201869309436</text:p>
          </table:table-cell>
          <table:table-cell office:value-type="float" office:value="1.24918041914083" calcext:value-type="float">
            <text:p>1.24918041914083</text:p>
          </table:table-cell>
          <table:table-cell office:value-type="float" office:value="0.456888422493423" calcext:value-type="float">
            <text:p>0.456888422493423</text:p>
          </table:table-cell>
          <table:table-cell office:value-type="float" office:value="0.172850445889024" calcext:value-type="float">
            <text:p>0.172850445889024</text:p>
          </table:table-cell>
          <table:table-cell office:value-type="float" office:value="0.135155195843432" calcext:value-type="float">
            <text:p>0.135155195843432</text:p>
          </table:table-cell>
          <table:table-cell office:value-type="float" office:value="0.0748441375477371" calcext:value-type="float">
            <text:p>0.0748441375477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9704708068398" calcext:value-type="float">
            <text:p>0.929704708068398</text:p>
          </table:table-cell>
          <table:table-cell office:value-type="float" office:value="0.914325355384843" calcext:value-type="float">
            <text:p>0.914325355384843</text:p>
          </table:table-cell>
          <table:table-cell office:value-type="float" office:value="0.595760238244571" calcext:value-type="float">
            <text:p>0.595760238244571</text:p>
          </table:table-cell>
          <table:table-cell office:value-type="float" office:value="0.192001707900282" calcext:value-type="float">
            <text:p>0.192001707900282</text:p>
          </table:table-cell>
          <table:table-cell office:value-type="float" office:value="0.14608548063683" calcext:value-type="float">
            <text:p>0.14608548063683</text:p>
          </table:table-cell>
          <table:table-cell office:value-type="float" office:value="0.0865421347437647" calcext:value-type="float">
            <text:p>0.086542134743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65352480510558" calcext:value-type="float">
            <text:p>0.965352480510558</text:p>
          </table:table-cell>
          <table:table-cell office:value-type="float" office:value="0.914114832656224" calcext:value-type="float">
            <text:p>0.914114832656224</text:p>
          </table:table-cell>
          <table:table-cell office:value-type="float" office:value="0.595545842528511" calcext:value-type="float">
            <text:p>0.595545842528511</text:p>
          </table:table-cell>
          <table:table-cell office:value-type="float" office:value="0.191785799616591" calcext:value-type="float">
            <text:p>0.191785799616591</text:p>
          </table:table-cell>
          <table:table-cell office:value-type="float" office:value="0.146033440789615" calcext:value-type="float">
            <text:p>0.146033440789615</text:p>
          </table:table-cell>
          <table:table-cell office:value-type="float" office:value="0.0864788474751097" calcext:value-type="float">
            <text:p>0.08647884747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43561166141495" calcext:value-type="float">
            <text:p>0.943561166141495</text:p>
          </table:table-cell>
          <table:table-cell office:value-type="float" office:value="0.914015338089404" calcext:value-type="float">
            <text:p>0.914015338089404</text:p>
          </table:table-cell>
          <table:table-cell office:value-type="float" office:value="0.595652104219863" calcext:value-type="float">
            <text:p>0.595652104219863</text:p>
          </table:table-cell>
          <table:table-cell office:value-type="float" office:value="0.192134516010775" calcext:value-type="float">
            <text:p>0.192134516010775</text:p>
          </table:table-cell>
          <table:table-cell office:value-type="float" office:value="0.146059220907263" calcext:value-type="float">
            <text:p>0.146059220907263</text:p>
          </table:table-cell>
          <table:table-cell office:value-type="float" office:value="0.0865102433793151" calcext:value-type="float">
            <text:p>0.086510243379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6426181472505" calcext:value-type="float">
            <text:p>1.16426181472505</text:p>
          </table:table-cell>
          <table:table-cell office:value-type="float" office:value="0.913177547042346" calcext:value-type="float">
            <text:p>0.913177547042346</text:p>
          </table:table-cell>
          <table:table-cell office:value-type="float" office:value="0.595085085705099" calcext:value-type="float">
            <text:p>0.595085085705099</text:p>
          </table:table-cell>
          <table:table-cell office:value-type="float" office:value="0.188735373040872" calcext:value-type="float">
            <text:p>0.188735373040872</text:p>
          </table:table-cell>
          <table:table-cell office:value-type="float" office:value="0.14592344237953" calcext:value-type="float">
            <text:p>0.14592344237953</text:p>
          </table:table-cell>
          <table:table-cell office:value-type="float" office:value="0.0863440192933309" calcext:value-type="float">
            <text:p>0.086344019293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3742562307103" calcext:value-type="float">
            <text:p>0.923742562307103</text:p>
          </table:table-cell>
          <table:table-cell office:value-type="float" office:value="0.93709025609185" calcext:value-type="float">
            <text:p>0.93709025609185</text:p>
          </table:table-cell>
          <table:table-cell office:value-type="float" office:value="0.604256527581432" calcext:value-type="float">
            <text:p>0.604256527581432</text:p>
          </table:table-cell>
          <table:table-cell office:value-type="float" office:value="0.196018148149664" calcext:value-type="float">
            <text:p>0.196018148149664</text:p>
          </table:table-cell>
          <table:table-cell office:value-type="float" office:value="0.155030563723859" calcext:value-type="float">
            <text:p>0.155030563723859</text:p>
          </table:table-cell>
          <table:table-cell office:value-type="float" office:value="0.0990115957607531" calcext:value-type="float">
            <text:p>0.099011595760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3966144123057" calcext:value-type="float">
            <text:p>0.313966144123057</text:p>
          </table:table-cell>
          <table:table-cell office:value-type="float" office:value="1.44517862063092" calcext:value-type="float">
            <text:p>1.44517862063092</text:p>
          </table:table-cell>
          <table:table-cell office:value-type="float" office:value="0.524748289023609" calcext:value-type="float">
            <text:p>0.524748289023609</text:p>
          </table:table-cell>
          <table:table-cell office:value-type="float" office:value="0.153789808132306" calcext:value-type="float">
            <text:p>0.153789808132306</text:p>
          </table:table-cell>
          <table:table-cell office:value-type="float" office:value="0.120182183213303" calcext:value-type="float">
            <text:p>0.120182183213303</text:p>
          </table:table-cell>
          <table:table-cell office:value-type="float" office:value="0.0664472632092236" calcext:value-type="float">
            <text:p>0.0664472632092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0859209924194" calcext:value-type="float">
            <text:p>0.280859209924194</text:p>
          </table:table-cell>
          <table:table-cell office:value-type="float" office:value="1.44553317475161" calcext:value-type="float">
            <text:p>1.44553317475161</text:p>
          </table:table-cell>
          <table:table-cell office:value-type="float" office:value="0.524911239633477" calcext:value-type="float">
            <text:p>0.524911239633477</text:p>
          </table:table-cell>
          <table:table-cell office:value-type="float" office:value="0.155273956512624" calcext:value-type="float">
            <text:p>0.155273956512624</text:p>
          </table:table-cell>
          <table:table-cell office:value-type="float" office:value="0.120217813002336" calcext:value-type="float">
            <text:p>0.120217813002336</text:p>
          </table:table-cell>
          <table:table-cell office:value-type="float" office:value="0.0664895955512761" calcext:value-type="float">
            <text:p>0.0664895955512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8608992983796" calcext:value-type="float">
            <text:p>0.288608992983796</text:p>
          </table:table-cell>
          <table:table-cell office:value-type="float" office:value="1.44552902368835" calcext:value-type="float">
            <text:p>1.44552902368835</text:p>
          </table:table-cell>
          <table:table-cell office:value-type="float" office:value="0.524866394543095" calcext:value-type="float">
            <text:p>0.524866394543095</text:p>
          </table:table-cell>
          <table:table-cell office:value-type="float" office:value="0.154779840031401" calcext:value-type="float">
            <text:p>0.154779840031401</text:p>
          </table:table-cell>
          <table:table-cell office:value-type="float" office:value="0.120207734636722" calcext:value-type="float">
            <text:p>0.120207734636722</text:p>
          </table:table-cell>
          <table:table-cell office:value-type="float" office:value="0.0664779222129514" calcext:value-type="float">
            <text:p>0.0664779222129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6669129959673" calcext:value-type="float">
            <text:p>0.526669129959673</text:p>
          </table:table-cell>
          <table:table-cell office:value-type="float" office:value="1.44379449579521" calcext:value-type="float">
            <text:p>1.44379449579521</text:p>
          </table:table-cell>
          <table:table-cell office:value-type="float" office:value="0.52419629087027" calcext:value-type="float">
            <text:p>0.52419629087027</text:p>
          </table:table-cell>
          <table:table-cell office:value-type="float" office:value="0.151259244804622" calcext:value-type="float">
            <text:p>0.151259244804622</text:p>
          </table:table-cell>
          <table:table-cell office:value-type="float" office:value="0.120056660783186" calcext:value-type="float">
            <text:p>0.120056660783186</text:p>
          </table:table-cell>
          <table:table-cell office:value-type="float" office:value="0.0663061688065171" calcext:value-type="float">
            <text:p>0.0663061688065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3688081819571" calcext:value-type="float">
            <text:p>0.323688081819571</text:p>
          </table:table-cell>
          <table:table-cell office:value-type="float" office:value="1.43061393945241" calcext:value-type="float">
            <text:p>1.43061393945241</text:p>
          </table:table-cell>
          <table:table-cell office:value-type="float" office:value="0.529534939423219" calcext:value-type="float">
            <text:p>0.529534939423219</text:p>
          </table:table-cell>
          <table:table-cell office:value-type="float" office:value="0.195047001788224" calcext:value-type="float">
            <text:p>0.195047001788224</text:p>
          </table:table-cell>
          <table:table-cell office:value-type="float" office:value="0.150443288974062" calcext:value-type="float">
            <text:p>0.150443288974062</text:p>
          </table:table-cell>
          <table:table-cell office:value-type="float" office:value="0.0674626453216943" calcext:value-type="float">
            <text:p>0.0674626453216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8524496198548" calcext:value-type="float">
            <text:p>0.448524496198548</text:p>
          </table:table-cell>
          <table:table-cell office:value-type="float" office:value="1.40685819341933" calcext:value-type="float">
            <text:p>1.40685819341933</text:p>
          </table:table-cell>
          <table:table-cell office:value-type="float" office:value="0.418709555105338" calcext:value-type="float">
            <text:p>0.418709555105338</text:p>
          </table:table-cell>
          <table:table-cell office:value-type="float" office:value="0.153978145839246" calcext:value-type="float">
            <text:p>0.153978145839246</text:p>
          </table:table-cell>
          <table:table-cell office:value-type="float" office:value="0.117670335850842" calcext:value-type="float">
            <text:p>0.117670335850842</text:p>
          </table:table-cell>
          <table:table-cell office:value-type="float" office:value="0.0601748092556556" calcext:value-type="float">
            <text:p>0.0601748092556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4833366468883" calcext:value-type="float">
            <text:p>0.424833366468883</text:p>
          </table:table-cell>
          <table:table-cell office:value-type="float" office:value="1.40699095040846" calcext:value-type="float">
            <text:p>1.40699095040846</text:p>
          </table:table-cell>
          <table:table-cell office:value-type="float" office:value="0.418796839043904" calcext:value-type="float">
            <text:p>0.418796839043904</text:p>
          </table:table-cell>
          <table:table-cell office:value-type="float" office:value="0.155278845273477" calcext:value-type="float">
            <text:p>0.155278845273477</text:p>
          </table:table-cell>
          <table:table-cell office:value-type="float" office:value="0.117693507922306" calcext:value-type="float">
            <text:p>0.117693507922306</text:p>
          </table:table-cell>
          <table:table-cell office:value-type="float" office:value="0.0602004348905591" calcext:value-type="float">
            <text:p>0.0602004348905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1797637401787" calcext:value-type="float">
            <text:p>0.431797637401787</text:p>
          </table:table-cell>
          <table:table-cell office:value-type="float" office:value="1.40698361789683" calcext:value-type="float">
            <text:p>1.40698361789683</text:p>
          </table:table-cell>
          <table:table-cell office:value-type="float" office:value="0.41876519587609" calcext:value-type="float">
            <text:p>0.41876519587609</text:p>
          </table:table-cell>
          <table:table-cell office:value-type="float" office:value="0.154706587603561" calcext:value-type="float">
            <text:p>0.154706587603561</text:p>
          </table:table-cell>
          <table:table-cell office:value-type="float" office:value="0.117684866519492" calcext:value-type="float">
            <text:p>0.117684866519492</text:p>
          </table:table-cell>
          <table:table-cell office:value-type="float" office:value="0.0601911391128998" calcext:value-type="float">
            <text:p>0.06019113911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6684616571428" calcext:value-type="float">
            <text:p>0.616684616571428</text:p>
          </table:table-cell>
          <table:table-cell office:value-type="float" office:value="1.40571147035175" calcext:value-type="float">
            <text:p>1.40571147035175</text:p>
          </table:table-cell>
          <table:table-cell office:value-type="float" office:value="0.418355797047868" calcext:value-type="float">
            <text:p>0.418355797047868</text:p>
          </table:table-cell>
          <table:table-cell office:value-type="float" office:value="0.15194919918158" calcext:value-type="float">
            <text:p>0.15194919918158</text:p>
          </table:table-cell>
          <table:table-cell office:value-type="float" office:value="0.117573443300286" calcext:value-type="float">
            <text:p>0.117573443300286</text:p>
          </table:table-cell>
          <table:table-cell office:value-type="float" office:value="0.0600723915391114" calcext:value-type="float">
            <text:p>0.0600723915391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1473616963912" calcext:value-type="float">
            <text:p>0.481473616963912</text:p>
          </table:table-cell>
          <table:table-cell office:value-type="float" office:value="1.38595983325899" calcext:value-type="float">
            <text:p>1.38595983325899</text:p>
          </table:table-cell>
          <table:table-cell office:value-type="float" office:value="0.345523779282212" calcext:value-type="float">
            <text:p>0.345523779282212</text:p>
          </table:table-cell>
          <table:table-cell office:value-type="float" office:value="0.134244242108298" calcext:value-type="float">
            <text:p>0.134244242108298</text:p>
          </table:table-cell>
          <table:table-cell office:value-type="float" office:value="0.110841958817397" calcext:value-type="float">
            <text:p>0.110841958817397</text:p>
          </table:table-cell>
          <table:table-cell office:value-type="float" office:value="0.0421106785324418" calcext:value-type="float">
            <text:p>0.0421106785324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8790713366606" calcext:value-type="float">
            <text:p>0.608790713366606</text:p>
          </table:table-cell>
          <table:table-cell office:value-type="float" office:value="1.29051791031229" calcext:value-type="float">
            <text:p>1.29051791031229</text:p>
          </table:table-cell>
          <table:table-cell office:value-type="float" office:value="0.401089531162071" calcext:value-type="float">
            <text:p>0.401089531162071</text:p>
          </table:table-cell>
          <table:table-cell office:value-type="float" office:value="0.139889445831506" calcext:value-type="float">
            <text:p>0.139889445831506</text:p>
          </table:table-cell>
          <table:table-cell office:value-type="float" office:value="0.106898256964214" calcext:value-type="float">
            <text:p>0.106898256964214</text:p>
          </table:table-cell>
          <table:table-cell office:value-type="float" office:value="0.0541264148430962" calcext:value-type="float">
            <text:p>0.0541264148430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4169967330887" calcext:value-type="float">
            <text:p>0.624169967330887</text:p>
          </table:table-cell>
          <table:table-cell office:value-type="float" office:value="1.29039995932013" calcext:value-type="float">
            <text:p>1.29039995932013</text:p>
          </table:table-cell>
          <table:table-cell office:value-type="float" office:value="0.401017011437198" calcext:value-type="float">
            <text:p>0.401017011437198</text:p>
          </table:table-cell>
          <table:table-cell office:value-type="float" office:value="0.140256250533267" calcext:value-type="float">
            <text:p>0.140256250533267</text:p>
          </table:table-cell>
          <table:table-cell office:value-type="float" office:value="0.106878822273616" calcext:value-type="float">
            <text:p>0.106878822273616</text:p>
          </table:table-cell>
          <table:table-cell office:value-type="float" office:value="0.0541066380550317" calcext:value-type="float">
            <text:p>0.0541066380550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470716118596" calcext:value-type="float">
            <text:p>0.61470716118596</text:p>
          </table:table-cell>
          <table:table-cell office:value-type="float" office:value="1.29040958373891" calcext:value-type="float">
            <text:p>1.29040958373891</text:p>
          </table:table-cell>
          <table:table-cell office:value-type="float" office:value="0.401050138716443" calcext:value-type="float">
            <text:p>0.401050138716443</text:p>
          </table:table-cell>
          <table:table-cell office:value-type="float" office:value="0.14006707307787" calcext:value-type="float">
            <text:p>0.14006707307787</text:p>
          </table:table-cell>
          <table:table-cell office:value-type="float" office:value="0.10688749832966" calcext:value-type="float">
            <text:p>0.10688749832966</text:p>
          </table:table-cell>
          <table:table-cell office:value-type="float" office:value="0.0541156833522678" calcext:value-type="float">
            <text:p>0.054115683352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8945499833931" calcext:value-type="float">
            <text:p>0.768945499833931</text:p>
          </table:table-cell>
          <table:table-cell office:value-type="float" office:value="1.28955593897932" calcext:value-type="float">
            <text:p>1.28955593897932</text:p>
          </table:table-cell>
          <table:table-cell office:value-type="float" office:value="0.400771733832089" calcext:value-type="float">
            <text:p>0.400771733832089</text:p>
          </table:table-cell>
          <table:table-cell office:value-type="float" office:value="0.138101908903936" calcext:value-type="float">
            <text:p>0.138101908903936</text:p>
          </table:table-cell>
          <table:table-cell office:value-type="float" office:value="0.106814613309368" calcext:value-type="float">
            <text:p>0.106814613309368</text:p>
          </table:table-cell>
          <table:table-cell office:value-type="float" office:value="0.0540400495656598" calcext:value-type="float">
            <text:p>0.054040049565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2306069865574" calcext:value-type="float">
            <text:p>0.702306069865574</text:p>
          </table:table-cell>
          <table:table-cell office:value-type="float" office:value="1.23245309556397" calcext:value-type="float">
            <text:p>1.23245309556397</text:p>
          </table:table-cell>
          <table:table-cell office:value-type="float" office:value="0.362227552540619" calcext:value-type="float">
            <text:p>0.362227552540619</text:p>
          </table:table-cell>
          <table:table-cell office:value-type="float" office:value="0.125920506430197" calcext:value-type="float">
            <text:p>0.125920506430197</text:p>
          </table:table-cell>
          <table:table-cell office:value-type="float" office:value="0.107588713747462" calcext:value-type="float">
            <text:p>0.107588713747462</text:p>
          </table:table-cell>
          <table:table-cell office:value-type="float" office:value="0.0497595152144982" calcext:value-type="float">
            <text:p>0.0497595152144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0531050945058" calcext:value-type="float">
            <text:p>0.380531050945058</text:p>
          </table:table-cell>
          <table:table-cell office:value-type="float" office:value="1.4112030802487" calcext:value-type="float">
            <text:p>1.4112030802487</text:p>
          </table:table-cell>
          <table:table-cell office:value-type="float" office:value="0.407754547707666" calcext:value-type="float">
            <text:p>0.407754547707666</text:p>
          </table:table-cell>
          <table:table-cell office:value-type="float" office:value="0.1457217997397" calcext:value-type="float">
            <text:p>0.1457217997397</text:p>
          </table:table-cell>
          <table:table-cell office:value-type="float" office:value="0.113480370590231" calcext:value-type="float">
            <text:p>0.113480370590231</text:p>
          </table:table-cell>
          <table:table-cell office:value-type="float" office:value="0.058291952035223" calcext:value-type="float">
            <text:p>0.0582919520352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7088655173258" calcext:value-type="float">
            <text:p>0.387088655173258</text:p>
          </table:table-cell>
          <table:table-cell office:value-type="float" office:value="1.41114841180681" calcext:value-type="float">
            <text:p>1.41114841180681</text:p>
          </table:table-cell>
          <table:table-cell office:value-type="float" office:value="0.407718332104691" calcext:value-type="float">
            <text:p>0.407718332104691</text:p>
          </table:table-cell>
          <table:table-cell office:value-type="float" office:value="0.146440776081304" calcext:value-type="float">
            <text:p>0.146440776081304</text:p>
          </table:table-cell>
          <table:table-cell office:value-type="float" office:value="0.113469965017178" calcext:value-type="float">
            <text:p>0.113469965017178</text:p>
          </table:table-cell>
          <table:table-cell office:value-type="float" office:value="0.0582815111630913" calcext:value-type="float">
            <text:p>0.058281511163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4574935788059" calcext:value-type="float">
            <text:p>0.374574935788059</text:p>
          </table:table-cell>
          <table:table-cell office:value-type="float" office:value="1.41117950150995" calcext:value-type="float">
            <text:p>1.41117950150995</text:p>
          </table:table-cell>
          <table:table-cell office:value-type="float" office:value="0.407760784915926" calcext:value-type="float">
            <text:p>0.407760784915926</text:p>
          </table:table-cell>
          <table:table-cell office:value-type="float" office:value="0.146203920421597" calcext:value-type="float">
            <text:p>0.146203920421597</text:p>
          </table:table-cell>
          <table:table-cell office:value-type="float" office:value="0.113481438862706" calcext:value-type="float">
            <text:p>0.113481438862706</text:p>
          </table:table-cell>
          <table:table-cell office:value-type="float" office:value="0.0582938113936894" calcext:value-type="float">
            <text:p>0.058293811393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9851583267418" calcext:value-type="float">
            <text:p>0.539851583267418</text:p>
          </table:table-cell>
          <table:table-cell office:value-type="float" office:value="1.41024168494429" calcext:value-type="float">
            <text:p>1.41024168494429</text:p>
          </table:table-cell>
          <table:table-cell office:value-type="float" office:value="0.407469713037247" calcext:value-type="float">
            <text:p>0.407469713037247</text:p>
          </table:table-cell>
          <table:table-cell office:value-type="float" office:value="0.143831534040082" calcext:value-type="float">
            <text:p>0.143831534040082</text:p>
          </table:table-cell>
          <table:table-cell office:value-type="float" office:value="0.113402814096307" calcext:value-type="float">
            <text:p>0.113402814096307</text:p>
          </table:table-cell>
          <table:table-cell office:value-type="float" office:value="0.0582099590048154" calcext:value-type="float">
            <text:p>0.0582099590048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5979134148792" calcext:value-type="float">
            <text:p>0.435979134148792</text:p>
          </table:table-cell>
          <table:table-cell office:value-type="float" office:value="1.36512069418308" calcext:value-type="float">
            <text:p>1.36512069418308</text:p>
          </table:table-cell>
          <table:table-cell office:value-type="float" office:value="0.428740015911468" calcext:value-type="float">
            <text:p>0.428740015911468</text:p>
          </table:table-cell>
          <table:table-cell office:value-type="float" office:value="0.16846135906606" calcext:value-type="float">
            <text:p>0.16846135906606</text:p>
          </table:table-cell>
          <table:table-cell office:value-type="float" office:value="0.138375193884083" calcext:value-type="float">
            <text:p>0.138375193884083</text:p>
          </table:table-cell>
          <table:table-cell office:value-type="float" office:value="0.0555661890389452" calcext:value-type="float">
            <text:p>0.0555661890389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0997652233318" calcext:value-type="float">
            <text:p>0.860997652233318</text:p>
          </table:table-cell>
          <table:table-cell office:value-type="float" office:value="1.05873889204967" calcext:value-type="float">
            <text:p>1.05873889204967</text:p>
          </table:table-cell>
          <table:table-cell office:value-type="float" office:value="0.468964077525143" calcext:value-type="float">
            <text:p>0.468964077525143</text:p>
          </table:table-cell>
          <table:table-cell office:value-type="float" office:value="0.146538029559931" calcext:value-type="float">
            <text:p>0.146538029559931</text:p>
          </table:table-cell>
          <table:table-cell office:value-type="float" office:value="0.112398651582634" calcext:value-type="float">
            <text:p>0.112398651582634</text:p>
          </table:table-cell>
          <table:table-cell office:value-type="float" office:value="0.0663800552750423" calcext:value-type="float">
            <text:p>0.066380055275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6522913685503" calcext:value-type="float">
            <text:p>0.876522913685503</text:p>
          </table:table-cell>
          <table:table-cell office:value-type="float" office:value="1.05864149739022" calcext:value-type="float">
            <text:p>1.05864149739022</text:p>
          </table:table-cell>
          <table:table-cell office:value-type="float" office:value="0.468880012111897" calcext:value-type="float">
            <text:p>0.468880012111897</text:p>
          </table:table-cell>
          <table:table-cell office:value-type="float" office:value="0.146983074185313" calcext:value-type="float">
            <text:p>0.146983074185313</text:p>
          </table:table-cell>
          <table:table-cell office:value-type="float" office:value="0.112378791254625" calcext:value-type="float">
            <text:p>0.112378791254625</text:p>
          </table:table-cell>
          <table:table-cell office:value-type="float" office:value="0.0663559796942371" calcext:value-type="float">
            <text:p>0.066355979694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3087969020123" calcext:value-type="float">
            <text:p>0.873087969020123</text:p>
          </table:table-cell>
          <table:table-cell office:value-type="float" office:value="1.05863975156118" calcext:value-type="float">
            <text:p>1.05863975156118</text:p>
          </table:table-cell>
          <table:table-cell office:value-type="float" office:value="0.468893509725863" calcext:value-type="float">
            <text:p>0.468893509725863</text:p>
          </table:table-cell>
          <table:table-cell office:value-type="float" office:value="0.146678546326335" calcext:value-type="float">
            <text:p>0.146678546326335</text:p>
          </table:table-cell>
          <table:table-cell office:value-type="float" office:value="0.112381960059578" calcext:value-type="float">
            <text:p>0.112381960059578</text:p>
          </table:table-cell>
          <table:table-cell office:value-type="float" office:value="0.0663598416323927" calcext:value-type="float">
            <text:p>0.066359841632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4319124871509" calcext:value-type="float">
            <text:p>1.04319124871509</text:p>
          </table:table-cell>
          <table:table-cell office:value-type="float" office:value="1.05792152500235" calcext:value-type="float">
            <text:p>1.05792152500235</text:p>
          </table:table-cell>
          <table:table-cell office:value-type="float" office:value="0.468557278930745" calcext:value-type="float">
            <text:p>0.468557278930745</text:p>
          </table:table-cell>
          <table:table-cell office:value-type="float" office:value="0.144122237897724" calcext:value-type="float">
            <text:p>0.144122237897724</text:p>
          </table:table-cell>
          <table:table-cell office:value-type="float" office:value="0.112304063056878" calcext:value-type="float">
            <text:p>0.112304063056878</text:p>
          </table:table-cell>
          <table:table-cell office:value-type="float" office:value="0.0662640058612512" calcext:value-type="float">
            <text:p>0.066264005861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0719736673056" calcext:value-type="float">
            <text:p>0.80719736673056</text:p>
          </table:table-cell>
          <table:table-cell office:value-type="float" office:value="1.11564528255874" calcext:value-type="float">
            <text:p>1.11564528255874</text:p>
          </table:table-cell>
          <table:table-cell office:value-type="float" office:value="0.496198507783716" calcext:value-type="float">
            <text:p>0.496198507783716</text:p>
          </table:table-cell>
          <table:table-cell office:value-type="float" office:value="0.197385847537952" calcext:value-type="float">
            <text:p>0.197385847537952</text:p>
          </table:table-cell>
          <table:table-cell office:value-type="float" office:value="0.146732478339788" calcext:value-type="float">
            <text:p>0.146732478339788</text:p>
          </table:table-cell>
          <table:table-cell office:value-type="float" office:value="0.077421915798248" calcext:value-type="float">
            <text:p>0.0774219157982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2748057043394" calcext:value-type="float">
            <text:p>0.562748057043394</text:p>
          </table:table-cell>
          <table:table-cell office:value-type="float" office:value="1.3572633972923" calcext:value-type="float">
            <text:p>1.3572633972923</text:p>
          </table:table-cell>
          <table:table-cell office:value-type="float" office:value="0.520998463413847" calcext:value-type="float">
            <text:p>0.520998463413847</text:p>
          </table:table-cell>
          <table:table-cell office:value-type="float" office:value="0.167839353020291" calcext:value-type="float">
            <text:p>0.167839353020291</text:p>
          </table:table-cell>
          <table:table-cell office:value-type="float" office:value="0.12703880296091" calcext:value-type="float">
            <text:p>0.12703880296091</text:p>
          </table:table-cell>
          <table:table-cell office:value-type="float" office:value="0.0741371387239483" calcext:value-type="float">
            <text:p>0.0741371387239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615261515097" calcext:value-type="float">
            <text:p>0.56615261515097</text:p>
          </table:table-cell>
          <table:table-cell office:value-type="float" office:value="1.35715318140521" calcext:value-type="float">
            <text:p>1.35715318140521</text:p>
          </table:table-cell>
          <table:table-cell office:value-type="float" office:value="0.520948416422803" calcext:value-type="float">
            <text:p>0.520948416422803</text:p>
          </table:table-cell>
          <table:table-cell office:value-type="float" office:value="0.168624427936181" calcext:value-type="float">
            <text:p>0.168624427936181</text:p>
          </table:table-cell>
          <table:table-cell office:value-type="float" office:value="0.127028934111366" calcext:value-type="float">
            <text:p>0.127028934111366</text:p>
          </table:table-cell>
          <table:table-cell office:value-type="float" office:value="0.074122784592719" calcext:value-type="float">
            <text:p>0.0741227845927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4378332506852" calcext:value-type="float">
            <text:p>0.564378332506852</text:p>
          </table:table-cell>
          <table:table-cell office:value-type="float" office:value="1.35715396299246" calcext:value-type="float">
            <text:p>1.35715396299246</text:p>
          </table:table-cell>
          <table:table-cell office:value-type="float" office:value="0.52095765197256" calcext:value-type="float">
            <text:p>0.52095765197256</text:p>
          </table:table-cell>
          <table:table-cell office:value-type="float" office:value="0.168196719391707" calcext:value-type="float">
            <text:p>0.168196719391707</text:p>
          </table:table-cell>
          <table:table-cell office:value-type="float" office:value="0.127031140988569" calcext:value-type="float">
            <text:p>0.127031140988569</text:p>
          </table:table-cell>
          <table:table-cell office:value-type="float" office:value="0.0741254351592147" calcext:value-type="float">
            <text:p>0.0741254351592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5239292898228" calcext:value-type="float">
            <text:p>0.775239292898228</text:p>
          </table:table-cell>
          <table:table-cell office:value-type="float" office:value="1.35580171768531" calcext:value-type="float">
            <text:p>1.35580171768531</text:p>
          </table:table-cell>
          <table:table-cell office:value-type="float" office:value="0.520408165185707" calcext:value-type="float">
            <text:p>0.520408165185707</text:p>
          </table:table-cell>
          <table:table-cell office:value-type="float" office:value="0.164922272215814" calcext:value-type="float">
            <text:p>0.164922272215814</text:p>
          </table:table-cell>
          <table:table-cell office:value-type="float" office:value="0.126899660355556" calcext:value-type="float">
            <text:p>0.126899660355556</text:p>
          </table:table-cell>
          <table:table-cell office:value-type="float" office:value="0.0739675957432678" calcext:value-type="float">
            <text:p>0.073967595743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551560799921" calcext:value-type="float">
            <text:p>0.64551560799921</text:p>
          </table:table-cell>
          <table:table-cell office:value-type="float" office:value="1.30746596125408" calcext:value-type="float">
            <text:p>1.30746596125408</text:p>
          </table:table-cell>
          <table:table-cell office:value-type="float" office:value="0.457381322427184" calcext:value-type="float">
            <text:p>0.457381322427184</text:p>
          </table:table-cell>
          <table:table-cell office:value-type="float" office:value="0.149131943528309" calcext:value-type="float">
            <text:p>0.149131943528309</text:p>
          </table:table-cell>
          <table:table-cell office:value-type="float" office:value="0.119756342653403" calcext:value-type="float">
            <text:p>0.119756342653403</text:p>
          </table:table-cell>
          <table:table-cell office:value-type="float" office:value="0.0670237831010225" calcext:value-type="float">
            <text:p>0.0670237831010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3764715132502" calcext:value-type="float">
            <text:p>0.393764715132502</text:p>
          </table:table-cell>
          <table:table-cell office:value-type="float" office:value="1.40585574898565" calcext:value-type="float">
            <text:p>1.40585574898565</text:p>
          </table:table-cell>
          <table:table-cell office:value-type="float" office:value="0.467893634341474" calcext:value-type="float">
            <text:p>0.467893634341474</text:p>
          </table:table-cell>
          <table:table-cell office:value-type="float" office:value="0.162504093743353" calcext:value-type="float">
            <text:p>0.162504093743353</text:p>
          </table:table-cell>
          <table:table-cell office:value-type="float" office:value="0.120152108064865" calcext:value-type="float">
            <text:p>0.120152108064865</text:p>
          </table:table-cell>
          <table:table-cell office:value-type="float" office:value="0.0655812097728165" calcext:value-type="float">
            <text:p>0.0655812097728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4592381194534" calcext:value-type="float">
            <text:p>0.364592381194534</text:p>
          </table:table-cell>
          <table:table-cell office:value-type="float" office:value="1.40600084127702" calcext:value-type="float">
            <text:p>1.40600084127702</text:p>
          </table:table-cell>
          <table:table-cell office:value-type="float" office:value="0.468026119512414" calcext:value-type="float">
            <text:p>0.468026119512414</text:p>
          </table:table-cell>
          <table:table-cell office:value-type="float" office:value="0.163968850022828" calcext:value-type="float">
            <text:p>0.163968850022828</text:p>
          </table:table-cell>
          <table:table-cell office:value-type="float" office:value="0.120185434969128" calcext:value-type="float">
            <text:p>0.120185434969128</text:p>
          </table:table-cell>
          <table:table-cell office:value-type="float" office:value="0.0656191691753412" calcext:value-type="float">
            <text:p>0.0656191691753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2427678682499" calcext:value-type="float">
            <text:p>0.372427678682499</text:p>
          </table:table-cell>
          <table:table-cell office:value-type="float" office:value="1.40598884523635" calcext:value-type="float">
            <text:p>1.40598884523635</text:p>
          </table:table-cell>
          <table:table-cell office:value-type="float" office:value="0.467984060749684" calcext:value-type="float">
            <text:p>0.467984060749684</text:p>
          </table:table-cell>
          <table:table-cell office:value-type="float" office:value="0.163392893303121" calcext:value-type="float">
            <text:p>0.163392893303121</text:p>
          </table:table-cell>
          <table:table-cell office:value-type="float" office:value="0.120175114450361" calcext:value-type="float">
            <text:p>0.120175114450361</text:p>
          </table:table-cell>
          <table:table-cell office:value-type="float" office:value="0.065607099165909" calcext:value-type="float">
            <text:p>0.065607099165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660871802504" calcext:value-type="float">
            <text:p>0.57660871802504</text:p>
          </table:table-cell>
          <table:table-cell office:value-type="float" office:value="1.40455110774229" calcext:value-type="float">
            <text:p>1.40455110774229</text:p>
          </table:table-cell>
          <table:table-cell office:value-type="float" office:value="0.467451334700413" calcext:value-type="float">
            <text:p>0.467451334700413</text:p>
          </table:table-cell>
          <table:table-cell office:value-type="float" office:value="0.160330629981356" calcext:value-type="float">
            <text:p>0.160330629981356</text:p>
          </table:table-cell>
          <table:table-cell office:value-type="float" office:value="0.120046344686803" calcext:value-type="float">
            <text:p>0.120046344686803</text:p>
          </table:table-cell>
          <table:table-cell office:value-type="float" office:value="0.0654562794233306" calcext:value-type="float">
            <text:p>0.0654562794233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25634691767198" calcext:value-type="float">
            <text:p>0.225634691767198</text:p>
          </table:table-cell>
          <table:table-cell office:value-type="float" office:value="1.52805586149283" calcext:value-type="float">
            <text:p>1.52805586149283</text:p>
          </table:table-cell>
          <table:table-cell office:value-type="float" office:value="0.481998120495475" calcext:value-type="float">
            <text:p>0.481998120495475</text:p>
          </table:table-cell>
          <table:table-cell office:value-type="float" office:value="0.182298797982033" calcext:value-type="float">
            <text:p>0.182298797982033</text:p>
          </table:table-cell>
          <table:table-cell office:value-type="float" office:value="0.127868297060051" calcext:value-type="float">
            <text:p>0.127868297060051</text:p>
          </table:table-cell>
          <table:table-cell office:value-type="float" office:value="0.0662531393441382" calcext:value-type="float">
            <text:p>0.0662531393441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8755376119631" calcext:value-type="float">
            <text:p>0.158755376119631</text:p>
          </table:table-cell>
          <table:table-cell office:value-type="float" office:value="1.54663126127493" calcext:value-type="float">
            <text:p>1.54663126127493</text:p>
          </table:table-cell>
          <table:table-cell office:value-type="float" office:value="0.433972797400972" calcext:value-type="float">
            <text:p>0.433972797400972</text:p>
          </table:table-cell>
          <table:table-cell office:value-type="float" office:value="0.139600845735443" calcext:value-type="float">
            <text:p>0.139600845735443</text:p>
          </table:table-cell>
          <table:table-cell office:value-type="float" office:value="0.109881944189256" calcext:value-type="float">
            <text:p>0.109881944189256</text:p>
          </table:table-cell>
          <table:table-cell office:value-type="float" office:value="0.0563063579463259" calcext:value-type="float">
            <text:p>0.056306357946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7320732879976" calcext:value-type="float">
            <text:p>0.167320732879976</text:p>
          </table:table-cell>
          <table:table-cell office:value-type="float" office:value="1.54656734230138" calcext:value-type="float">
            <text:p>1.54656734230138</text:p>
          </table:table-cell>
          <table:table-cell office:value-type="float" office:value="0.433922488756727" calcext:value-type="float">
            <text:p>0.433922488756727</text:p>
          </table:table-cell>
          <table:table-cell office:value-type="float" office:value="0.140143614422007" calcext:value-type="float">
            <text:p>0.140143614422007</text:p>
          </table:table-cell>
          <table:table-cell office:value-type="float" office:value="0.10987097562274" calcext:value-type="float">
            <text:p>0.10987097562274</text:p>
          </table:table-cell>
          <table:table-cell office:value-type="float" office:value="0.0562931720416462" calcext:value-type="float">
            <text:p>0.056293172041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8844230700539" calcext:value-type="float">
            <text:p>0.158844230700539</text:p>
          </table:table-cell>
          <table:table-cell office:value-type="float" office:value="1.54658892727974" calcext:value-type="float">
            <text:p>1.54658892727974</text:p>
          </table:table-cell>
          <table:table-cell office:value-type="float" office:value="0.433953997491656" calcext:value-type="float">
            <text:p>0.433953997491656</text:p>
          </table:table-cell>
          <table:table-cell office:value-type="float" office:value="0.139855916884215" calcext:value-type="float">
            <text:p>0.139855916884215</text:p>
          </table:table-cell>
          <table:table-cell office:value-type="float" office:value="0.109878734416283" calcext:value-type="float">
            <text:p>0.109878734416283</text:p>
          </table:table-cell>
          <table:table-cell office:value-type="float" office:value="0.0563014571028799" calcext:value-type="float">
            <text:p>0.05630145710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1551422384795" calcext:value-type="float">
            <text:p>0.331551422384795</text:p>
          </table:table-cell>
          <table:table-cell office:value-type="float" office:value="1.54549898536806" calcext:value-type="float">
            <text:p>1.54549898536806</text:p>
          </table:table-cell>
          <table:table-cell office:value-type="float" office:value="0.43362526554049" calcext:value-type="float">
            <text:p>0.43362526554049</text:p>
          </table:table-cell>
          <table:table-cell office:value-type="float" office:value="0.137684330679674" calcext:value-type="float">
            <text:p>0.137684330679674</text:p>
          </table:table-cell>
          <table:table-cell office:value-type="float" office:value="0.109797836377145" calcext:value-type="float">
            <text:p>0.109797836377145</text:p>
          </table:table-cell>
          <table:table-cell office:value-type="float" office:value="0.0562155023499234" calcext:value-type="float">
            <text:p>0.0562155023499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3401769966634" calcext:value-type="float">
            <text:p>0.303401769966634</text:p>
          </table:table-cell>
          <table:table-cell office:value-type="float" office:value="1.42377397170734" calcext:value-type="float">
            <text:p>1.42377397170734</text:p>
          </table:table-cell>
          <table:table-cell office:value-type="float" office:value="0.427104351842754" calcext:value-type="float">
            <text:p>0.427104351842754</text:p>
          </table:table-cell>
          <table:table-cell office:value-type="float" office:value="0.149124521485946" calcext:value-type="float">
            <text:p>0.149124521485946</text:p>
          </table:table-cell>
          <table:table-cell office:value-type="float" office:value="0.120198834253001" calcext:value-type="float">
            <text:p>0.120198834253001</text:p>
          </table:table-cell>
          <table:table-cell office:value-type="float" office:value="0.055242237849118" calcext:value-type="float">
            <text:p>0.0552422378491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6402664447149" calcext:value-type="float">
            <text:p>0.466402664447149</text:p>
          </table:table-cell>
          <table:table-cell office:value-type="float" office:value="1.3148827404582" calcext:value-type="float">
            <text:p>1.3148827404582</text:p>
          </table:table-cell>
          <table:table-cell office:value-type="float" office:value="0.573533604100929" calcext:value-type="float">
            <text:p>0.573533604100929</text:p>
          </table:table-cell>
          <table:table-cell office:value-type="float" office:value="0.167514683102037" calcext:value-type="float">
            <text:p>0.167514683102037</text:p>
          </table:table-cell>
          <table:table-cell office:value-type="float" office:value="0.132238420190383" calcext:value-type="float">
            <text:p>0.132238420190383</text:p>
          </table:table-cell>
          <table:table-cell office:value-type="float" office:value="0.0807900845358183" calcext:value-type="float">
            <text:p>0.080790084535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1287959952949" calcext:value-type="float">
            <text:p>0.461287959952949</text:p>
          </table:table-cell>
          <table:table-cell office:value-type="float" office:value="1.31490703199144" calcext:value-type="float">
            <text:p>1.31490703199144</text:p>
          </table:table-cell>
          <table:table-cell office:value-type="float" office:value="0.57352084629907" calcext:value-type="float">
            <text:p>0.57352084629907</text:p>
          </table:table-cell>
          <table:table-cell office:value-type="float" office:value="0.168942421479198" calcext:value-type="float">
            <text:p>0.168942421479198</text:p>
          </table:table-cell>
          <table:table-cell office:value-type="float" office:value="0.132235298829397" calcext:value-type="float">
            <text:p>0.132235298829397</text:p>
          </table:table-cell>
          <table:table-cell office:value-type="float" office:value="0.0807866163942362" calcext:value-type="float">
            <text:p>0.0807866163942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1952403354351" calcext:value-type="float">
            <text:p>0.461952403354351</text:p>
          </table:table-cell>
          <table:table-cell office:value-type="float" office:value="1.31490723521542" calcext:value-type="float">
            <text:p>1.31490723521542</text:p>
          </table:table-cell>
          <table:table-cell office:value-type="float" office:value="0.57351754756081" calcext:value-type="float">
            <text:p>0.57351754756081</text:p>
          </table:table-cell>
          <table:table-cell office:value-type="float" office:value="0.168362003069715" calcext:value-type="float">
            <text:p>0.168362003069715</text:p>
          </table:table-cell>
          <table:table-cell office:value-type="float" office:value="0.132234552036308" calcext:value-type="float">
            <text:p>0.132234552036308</text:p>
          </table:table-cell>
          <table:table-cell office:value-type="float" office:value="0.0807856384141174" calcext:value-type="float">
            <text:p>0.0807856384141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9267948056109" calcext:value-type="float">
            <text:p>0.689267948056109</text:p>
          </table:table-cell>
          <table:table-cell office:value-type="float" office:value="1.31368999337676" calcext:value-type="float">
            <text:p>1.31368999337676</text:p>
          </table:table-cell>
          <table:table-cell office:value-type="float" office:value="0.57295780868793" calcext:value-type="float">
            <text:p>0.57295780868793</text:p>
          </table:table-cell>
          <table:table-cell office:value-type="float" office:value="0.164380361374519" calcext:value-type="float">
            <text:p>0.164380361374519</text:p>
          </table:table-cell>
          <table:table-cell office:value-type="float" office:value="0.132107882280282" calcext:value-type="float">
            <text:p>0.132107882280282</text:p>
          </table:table-cell>
          <table:table-cell office:value-type="float" office:value="0.080626341484873" calcext:value-type="float">
            <text:p>0.0806263414848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707610631638" calcext:value-type="float">
            <text:p>0.48707610631638</text:p>
          </table:table-cell>
          <table:table-cell office:value-type="float" office:value="1.3089349908992" calcext:value-type="float">
            <text:p>1.3089349908992</text:p>
          </table:table-cell>
          <table:table-cell office:value-type="float" office:value="0.544771128275684" calcext:value-type="float">
            <text:p>0.544771128275684</text:p>
          </table:table-cell>
          <table:table-cell office:value-type="float" office:value="0.161548478823429" calcext:value-type="float">
            <text:p>0.161548478823429</text:p>
          </table:table-cell>
          <table:table-cell office:value-type="float" office:value="0.130080038046376" calcext:value-type="float">
            <text:p>0.130080038046376</text:p>
          </table:table-cell>
          <table:table-cell office:value-type="float" office:value="0.0928395717976165" calcext:value-type="float">
            <text:p>0.0928395717976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5496201253038" calcext:value-type="float">
            <text:p>0.335496201253038</text:p>
          </table:table-cell>
          <table:table-cell office:value-type="float" office:value="1.30283970649273" calcext:value-type="float">
            <text:p>1.30283970649273</text:p>
          </table:table-cell>
          <table:table-cell office:value-type="float" office:value="0.521845647175856" calcext:value-type="float">
            <text:p>0.521845647175856</text:p>
          </table:table-cell>
          <table:table-cell office:value-type="float" office:value="0.183827576252483" calcext:value-type="float">
            <text:p>0.183827576252483</text:p>
          </table:table-cell>
          <table:table-cell office:value-type="float" office:value="0.141666514256111" calcext:value-type="float">
            <text:p>0.141666514256111</text:p>
          </table:table-cell>
          <table:table-cell office:value-type="float" office:value="0.0774368864157874" calcext:value-type="float">
            <text:p>0.0774368864157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5344789049974" calcext:value-type="float">
            <text:p>0.375344789049974</text:p>
          </table:table-cell>
          <table:table-cell office:value-type="float" office:value="1.30257057089635" calcext:value-type="float">
            <text:p>1.30257057089635</text:p>
          </table:table-cell>
          <table:table-cell office:value-type="float" office:value="0.521656891560464" calcext:value-type="float">
            <text:p>0.521656891560464</text:p>
          </table:table-cell>
          <table:table-cell office:value-type="float" office:value="0.183966047702213" calcext:value-type="float">
            <text:p>0.183966047702213</text:p>
          </table:table-cell>
          <table:table-cell office:value-type="float" office:value="0.141618168062698" calcext:value-type="float">
            <text:p>0.141618168062698</text:p>
          </table:table-cell>
          <table:table-cell office:value-type="float" office:value="0.0773800946508878" calcext:value-type="float">
            <text:p>0.0773800946508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2066624735941" calcext:value-type="float">
            <text:p>0.342066624735941</text:p>
          </table:table-cell>
          <table:table-cell office:value-type="float" office:value="1.30260302661739" calcext:value-type="float">
            <text:p>1.30260302661739</text:p>
          </table:table-cell>
          <table:table-cell office:value-type="float" office:value="0.521785107021925" calcext:value-type="float">
            <text:p>0.521785107021925</text:p>
          </table:table-cell>
          <table:table-cell office:value-type="float" office:value="0.184216789590401" calcext:value-type="float">
            <text:p>0.184216789590401</text:p>
          </table:table-cell>
          <table:table-cell office:value-type="float" office:value="0.141652127256328" calcext:value-type="float">
            <text:p>0.141652127256328</text:p>
          </table:table-cell>
          <table:table-cell office:value-type="float" office:value="0.0774187179886876" calcext:value-type="float">
            <text:p>0.0774187179886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3772565377043" calcext:value-type="float">
            <text:p>0.543772565377043</text:p>
          </table:table-cell>
          <table:table-cell office:value-type="float" office:value="1.30160229782682" calcext:value-type="float">
            <text:p>1.30160229782682</text:p>
          </table:table-cell>
          <table:table-cell office:value-type="float" office:value="0.5213606570317" calcext:value-type="float">
            <text:p>0.5213606570317</text:p>
          </table:table-cell>
          <table:table-cell office:value-type="float" office:value="0.181044456678912" calcext:value-type="float">
            <text:p>0.181044456678912</text:p>
          </table:table-cell>
          <table:table-cell office:value-type="float" office:value="0.141540158140828" calcext:value-type="float">
            <text:p>0.141540158140828</text:p>
          </table:table-cell>
          <table:table-cell office:value-type="float" office:value="0.0772916461510192" calcext:value-type="float">
            <text:p>0.0772916461510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9383279200408" calcext:value-type="float">
            <text:p>0.439383279200408</text:p>
          </table:table-cell>
          <table:table-cell office:value-type="float" office:value="1.22297845932337" calcext:value-type="float">
            <text:p>1.22297845932337</text:p>
          </table:table-cell>
          <table:table-cell office:value-type="float" office:value="0.607303749397017" calcext:value-type="float">
            <text:p>0.607303749397017</text:p>
          </table:table-cell>
          <table:table-cell office:value-type="float" office:value="0.182417006231993" calcext:value-type="float">
            <text:p>0.182417006231993</text:p>
          </table:table-cell>
          <table:table-cell office:value-type="float" office:value="0.141016644731177" calcext:value-type="float">
            <text:p>0.141016644731177</text:p>
          </table:table-cell>
          <table:table-cell office:value-type="float" office:value="0.111644031773939" calcext:value-type="float">
            <text:p>0.11164403177393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1706563171449" calcext:value-type="float">
            <text:p>0.391706563171449</text:p>
          </table:table-cell>
          <table:table-cell office:value-type="float" office:value="1.42375478587271" calcext:value-type="float">
            <text:p>1.42375478587271</text:p>
          </table:table-cell>
          <table:table-cell office:value-type="float" office:value="0.557176893724982" calcext:value-type="float">
            <text:p>0.557176893724982</text:p>
          </table:table-cell>
          <table:table-cell office:value-type="float" office:value="0.19458123678484" calcext:value-type="float">
            <text:p>0.19458123678484</text:p>
          </table:table-cell>
          <table:table-cell office:value-type="float" office:value="0.145386718395359" calcext:value-type="float">
            <text:p>0.145386718395359</text:p>
          </table:table-cell>
          <table:table-cell office:value-type="float" office:value="0.0792859575724382" calcext:value-type="float">
            <text:p>0.0792859575724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8853979396391" calcext:value-type="float">
            <text:p>0.398853979396391</text:p>
          </table:table-cell>
          <table:table-cell office:value-type="float" office:value="1.42362379867089" calcext:value-type="float">
            <text:p>1.42362379867089</text:p>
          </table:table-cell>
          <table:table-cell office:value-type="float" office:value="0.557109088344901" calcext:value-type="float">
            <text:p>0.557109088344901</text:p>
          </table:table-cell>
          <table:table-cell office:value-type="float" office:value="0.195089719085775" calcext:value-type="float">
            <text:p>0.195089719085775</text:p>
          </table:table-cell>
          <table:table-cell office:value-type="float" office:value="0.145366566546297" calcext:value-type="float">
            <text:p>0.145366566546297</text:p>
          </table:table-cell>
          <table:table-cell office:value-type="float" office:value="0.0792664332259989" calcext:value-type="float">
            <text:p>0.0792664332259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8557490769022" calcext:value-type="float">
            <text:p>0.398557490769022</text:p>
          </table:table-cell>
          <table:table-cell office:value-type="float" office:value="1.42362341028676" calcext:value-type="float">
            <text:p>1.42362341028676</text:p>
          </table:table-cell>
          <table:table-cell office:value-type="float" office:value="0.557110664789623" calcext:value-type="float">
            <text:p>0.557110664789623</text:p>
          </table:table-cell>
          <table:table-cell office:value-type="float" office:value="0.194761197057621" calcext:value-type="float">
            <text:p>0.194761197057621</text:p>
          </table:table-cell>
          <table:table-cell office:value-type="float" office:value="0.145366970615247" calcext:value-type="float">
            <text:p>0.145366970615247</text:p>
          </table:table-cell>
          <table:table-cell office:value-type="float" office:value="0.0792668671841196" calcext:value-type="float">
            <text:p>0.079266867184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4371429092827" calcext:value-type="float">
            <text:p>0.614371429092827</text:p>
          </table:table-cell>
          <table:table-cell office:value-type="float" office:value="1.42223661527013" calcext:value-type="float">
            <text:p>1.42223661527013</text:p>
          </table:table-cell>
          <table:table-cell office:value-type="float" office:value="0.556541196822326" calcext:value-type="float">
            <text:p>0.556541196822326</text:p>
          </table:table-cell>
          <table:table-cell office:value-type="float" office:value="0.191771982707863" calcext:value-type="float">
            <text:p>0.191771982707863</text:p>
          </table:table-cell>
          <table:table-cell office:value-type="float" office:value="0.145220966493196" calcext:value-type="float">
            <text:p>0.145220966493196</text:p>
          </table:table-cell>
          <table:table-cell office:value-type="float" office:value="0.0791033212267582" calcext:value-type="float">
            <text:p>0.0791033212267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339763165066" calcext:value-type="float">
            <text:p>0.43339763165066</text:p>
          </table:table-cell>
          <table:table-cell office:value-type="float" office:value="1.38324470754704" calcext:value-type="float">
            <text:p>1.38324470754704</text:p>
          </table:table-cell>
          <table:table-cell office:value-type="float" office:value="0.517852371653848" calcext:value-type="float">
            <text:p>0.517852371653848</text:p>
          </table:table-cell>
          <table:table-cell office:value-type="float" office:value="0.181404009156353" calcext:value-type="float">
            <text:p>0.181404009156353</text:p>
          </table:table-cell>
          <table:table-cell office:value-type="float" office:value="0.149312501504176" calcext:value-type="float">
            <text:p>0.149312501504176</text:p>
          </table:table-cell>
          <table:table-cell office:value-type="float" office:value="0.0582776368441239" calcext:value-type="float">
            <text:p>0.0582776368441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4682518718032" calcext:value-type="float">
            <text:p>0.294682518718032</text:p>
          </table:table-cell>
          <table:table-cell office:value-type="float" office:value="1.46887897360043" calcext:value-type="float">
            <text:p>1.46887897360043</text:p>
          </table:table-cell>
          <table:table-cell office:value-type="float" office:value="0.629313571651856" calcext:value-type="float">
            <text:p>0.629313571651856</text:p>
          </table:table-cell>
          <table:table-cell office:value-type="float" office:value="0.171695273618379" calcext:value-type="float">
            <text:p>0.171695273618379</text:p>
          </table:table-cell>
          <table:table-cell office:value-type="float" office:value="0.137125038764542" calcext:value-type="float">
            <text:p>0.137125038764542</text:p>
          </table:table-cell>
          <table:table-cell office:value-type="float" office:value="0.0820373600132309" calcext:value-type="float">
            <text:p>0.0820373600132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9780894332816" calcext:value-type="float">
            <text:p>0.29780894332816</text:p>
          </table:table-cell>
          <table:table-cell office:value-type="float" office:value="1.46877483431999" calcext:value-type="float">
            <text:p>1.46877483431999</text:p>
          </table:table-cell>
          <table:table-cell office:value-type="float" office:value="0.629260646661072" calcext:value-type="float">
            <text:p>0.629260646661072</text:p>
          </table:table-cell>
          <table:table-cell office:value-type="float" office:value="0.17232011599782" calcext:value-type="float">
            <text:p>0.17232011599782</text:p>
          </table:table-cell>
          <table:table-cell office:value-type="float" office:value="0.137113652268716" calcext:value-type="float">
            <text:p>0.137113652268716</text:p>
          </table:table-cell>
          <table:table-cell office:value-type="float" office:value="0.0820234263196087" calcext:value-type="float">
            <text:p>0.0820234263196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1623801911071" calcext:value-type="float">
            <text:p>0.301623801911071</text:p>
          </table:table-cell>
          <table:table-cell office:value-type="float" office:value="1.46877673161235" calcext:value-type="float">
            <text:p>1.46877673161235</text:p>
          </table:table-cell>
          <table:table-cell office:value-type="float" office:value="0.6292376314364" calcext:value-type="float">
            <text:p>0.6292376314364</text:p>
          </table:table-cell>
          <table:table-cell office:value-type="float" office:value="0.171867937055451" calcext:value-type="float">
            <text:p>0.171867937055451</text:p>
          </table:table-cell>
          <table:table-cell office:value-type="float" office:value="0.137108744872238" calcext:value-type="float">
            <text:p>0.137108744872238</text:p>
          </table:table-cell>
          <table:table-cell office:value-type="float" office:value="0.0820172635422659" calcext:value-type="float">
            <text:p>0.0820172635422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8093441550758" calcext:value-type="float">
            <text:p>0.548093441550758</text:p>
          </table:table-cell>
          <table:table-cell office:value-type="float" office:value="1.46716413275169" calcext:value-type="float">
            <text:p>1.46716413275169</text:p>
          </table:table-cell>
          <table:table-cell office:value-type="float" office:value="0.628506010280204" calcext:value-type="float">
            <text:p>0.628506010280204</text:p>
          </table:table-cell>
          <table:table-cell office:value-type="float" office:value="0.168281154580556" calcext:value-type="float">
            <text:p>0.168281154580556</text:p>
          </table:table-cell>
          <table:table-cell office:value-type="float" office:value="0.136952506459603" calcext:value-type="float">
            <text:p>0.136952506459603</text:p>
          </table:table-cell>
          <table:table-cell office:value-type="float" office:value="0.0818245130232857" calcext:value-type="float">
            <text:p>0.0818245130232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0293064442472" calcext:value-type="float">
            <text:p>0.280293064442472</text:p>
          </table:table-cell>
          <table:table-cell office:value-type="float" office:value="1.49178347487681" calcext:value-type="float">
            <text:p>1.49178347487681</text:p>
          </table:table-cell>
          <table:table-cell office:value-type="float" office:value="0.600702289618661" calcext:value-type="float">
            <text:p>0.600702289618661</text:p>
          </table:table-cell>
          <table:table-cell office:value-type="float" office:value="0.195945946099703" calcext:value-type="float">
            <text:p>0.195945946099703</text:p>
          </table:table-cell>
          <table:table-cell office:value-type="float" office:value="0.163768120552555" calcext:value-type="float">
            <text:p>0.163768120552555</text:p>
          </table:table-cell>
          <table:table-cell office:value-type="float" office:value="0.0667645746736277" calcext:value-type="float">
            <text:p>0.0667645746736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403238164924" calcext:value-type="float">
            <text:p>0.79403238164924</text:p>
          </table:table-cell>
          <table:table-cell office:value-type="float" office:value="1.08656014063917" calcext:value-type="float">
            <text:p>1.08656014063917</text:p>
          </table:table-cell>
          <table:table-cell office:value-type="float" office:value="0.458744563322504" calcext:value-type="float">
            <text:p>0.458744563322504</text:p>
          </table:table-cell>
          <table:table-cell office:value-type="float" office:value="0.169391158747353" calcext:value-type="float">
            <text:p>0.169391158747353</text:p>
          </table:table-cell>
          <table:table-cell office:value-type="float" office:value="0.132813953360986" calcext:value-type="float">
            <text:p>0.132813953360986</text:p>
          </table:table-cell>
          <table:table-cell office:value-type="float" office:value="0.0749763836373036" calcext:value-type="float">
            <text:p>0.0749763836373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12712105826085" calcext:value-type="float">
            <text:p>0.812712105826085</text:p>
          </table:table-cell>
          <table:table-cell office:value-type="float" office:value="1.08643562050785" calcext:value-type="float">
            <text:p>1.08643562050785</text:p>
          </table:table-cell>
          <table:table-cell office:value-type="float" office:value="0.458652480792063" calcext:value-type="float">
            <text:p>0.458652480792063</text:p>
          </table:table-cell>
          <table:table-cell office:value-type="float" office:value="0.169806792427991" calcext:value-type="float">
            <text:p>0.169806792427991</text:p>
          </table:table-cell>
          <table:table-cell office:value-type="float" office:value="0.132786089899345" calcext:value-type="float">
            <text:p>0.132786089899345</text:p>
          </table:table-cell>
          <table:table-cell office:value-type="float" office:value="0.074945922675622" calcext:value-type="float">
            <text:p>0.0749459226756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6806105586248" calcext:value-type="float">
            <text:p>0.776806105586248</text:p>
          </table:table-cell>
          <table:table-cell office:value-type="float" office:value="1.08644996284019" calcext:value-type="float">
            <text:p>1.08644996284019</text:p>
          </table:table-cell>
          <table:table-cell office:value-type="float" office:value="0.45879387060389" calcext:value-type="float">
            <text:p>0.45879387060389</text:p>
          </table:table-cell>
          <table:table-cell office:value-type="float" office:value="0.170477298032241" calcext:value-type="float">
            <text:p>0.170477298032241</text:p>
          </table:table-cell>
          <table:table-cell office:value-type="float" office:value="0.132826506550564" calcext:value-type="float">
            <text:p>0.132826506550564</text:p>
          </table:table-cell>
          <table:table-cell office:value-type="float" office:value="0.074992909284769" calcext:value-type="float">
            <text:p>0.0749929092847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75315820001987" calcext:value-type="float">
            <text:p>0.975315820001987</text:p>
          </table:table-cell>
          <table:table-cell office:value-type="float" office:value="1.08546256929679" calcext:value-type="float">
            <text:p>1.08546256929679</text:p>
          </table:table-cell>
          <table:table-cell office:value-type="float" office:value="0.458361046638338" calcext:value-type="float">
            <text:p>0.458361046638338</text:p>
          </table:table-cell>
          <table:table-cell office:value-type="float" office:value="0.166641465784227" calcext:value-type="float">
            <text:p>0.166641465784227</text:p>
          </table:table-cell>
          <table:table-cell office:value-type="float" office:value="0.13270211497009" calcext:value-type="float">
            <text:p>0.13270211497009</text:p>
          </table:table-cell>
          <table:table-cell office:value-type="float" office:value="0.0748500454820701" calcext:value-type="float">
            <text:p>0.074850045482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3015171498724" calcext:value-type="float">
            <text:p>0.943015171498724</text:p>
          </table:table-cell>
          <table:table-cell office:value-type="float" office:value="0.982602684653242" calcext:value-type="float">
            <text:p>0.982602684653242</text:p>
          </table:table-cell>
          <table:table-cell office:value-type="float" office:value="0.414443640860622" calcext:value-type="float">
            <text:p>0.414443640860622</text:p>
          </table:table-cell>
          <table:table-cell office:value-type="float" office:value="0.163197945242005" calcext:value-type="float">
            <text:p>0.163197945242005</text:p>
          </table:table-cell>
          <table:table-cell office:value-type="float" office:value="0.150852261422344" calcext:value-type="float">
            <text:p>0.150852261422344</text:p>
          </table:table-cell>
          <table:table-cell office:value-type="float" office:value="0.061457601632415" calcext:value-type="float">
            <text:p>0.061457601632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643526608339" calcext:value-type="float">
            <text:p>0.71643526608339</text:p>
          </table:table-cell>
          <table:table-cell office:value-type="float" office:value="1.10538802126614" calcext:value-type="float">
            <text:p>1.10538802126614</text:p>
          </table:table-cell>
          <table:table-cell office:value-type="float" office:value="0.54202252685489" calcext:value-type="float">
            <text:p>0.54202252685489</text:p>
          </table:table-cell>
          <table:table-cell office:value-type="float" office:value="0.163445371793566" calcext:value-type="float">
            <text:p>0.163445371793566</text:p>
          </table:table-cell>
          <table:table-cell office:value-type="float" office:value="0.126820124978212" calcext:value-type="float">
            <text:p>0.126820124978212</text:p>
          </table:table-cell>
          <table:table-cell office:value-type="float" office:value="0.0759782397637366" calcext:value-type="float">
            <text:p>0.0759782397637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4036757672996" calcext:value-type="float">
            <text:p>0.724036757672996</text:p>
          </table:table-cell>
          <table:table-cell office:value-type="float" office:value="1.10535478975015" calcext:value-type="float">
            <text:p>1.10535478975015</text:p>
          </table:table-cell>
          <table:table-cell office:value-type="float" office:value="0.541955919761847" calcext:value-type="float">
            <text:p>0.541955919761847</text:p>
          </table:table-cell>
          <table:table-cell office:value-type="float" office:value="0.164073765958405" calcext:value-type="float">
            <text:p>0.164073765958405</text:p>
          </table:table-cell>
          <table:table-cell office:value-type="float" office:value="0.126802970589924" calcext:value-type="float">
            <text:p>0.126802970589924</text:p>
          </table:table-cell>
          <table:table-cell office:value-type="float" office:value="0.0759593475450123" calcext:value-type="float">
            <text:p>0.0759593475450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5492410623073" calcext:value-type="float">
            <text:p>0.725492410623073</text:p>
          </table:table-cell>
          <table:table-cell office:value-type="float" office:value="1.10535825228912" calcext:value-type="float">
            <text:p>1.10535825228912</text:p>
          </table:table-cell>
          <table:table-cell office:value-type="float" office:value="0.541948964704772" calcext:value-type="float">
            <text:p>0.541948964704772</text:p>
          </table:table-cell>
          <table:table-cell office:value-type="float" office:value="0.163701477071833" calcext:value-type="float">
            <text:p>0.163701477071833</text:p>
          </table:table-cell>
          <table:table-cell office:value-type="float" office:value="0.126801355869438" calcext:value-type="float">
            <text:p>0.126801355869438</text:p>
          </table:table-cell>
          <table:table-cell office:value-type="float" office:value="0.0759573454981925" calcext:value-type="float">
            <text:p>0.0759573454981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0920042354356" calcext:value-type="float">
            <text:p>0.930920042354356</text:p>
          </table:table-cell>
          <table:table-cell office:value-type="float" office:value="1.10439505968379" calcext:value-type="float">
            <text:p>1.10439505968379</text:p>
          </table:table-cell>
          <table:table-cell office:value-type="float" office:value="0.541463397302457" calcext:value-type="float">
            <text:p>0.541463397302457</text:p>
          </table:table-cell>
          <table:table-cell office:value-type="float" office:value="0.160492624397186" calcext:value-type="float">
            <text:p>0.160492624397186</text:p>
          </table:table-cell>
          <table:table-cell office:value-type="float" office:value="0.126688385916146" calcext:value-type="float">
            <text:p>0.126688385916146</text:p>
          </table:table-cell>
          <table:table-cell office:value-type="float" office:value="0.0758200411472999" calcext:value-type="float">
            <text:p>0.07582004114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14866029752225" calcext:value-type="float">
            <text:p>0.814866029752225</text:p>
          </table:table-cell>
          <table:table-cell office:value-type="float" office:value="1.04241542394317" calcext:value-type="float">
            <text:p>1.04241542394317</text:p>
          </table:table-cell>
          <table:table-cell office:value-type="float" office:value="0.498702787875098" calcext:value-type="float">
            <text:p>0.498702787875098</text:p>
          </table:table-cell>
          <table:table-cell office:value-type="float" office:value="0.152372261406559" calcext:value-type="float">
            <text:p>0.152372261406559</text:p>
          </table:table-cell>
          <table:table-cell office:value-type="float" office:value="0.127628463591241" calcext:value-type="float">
            <text:p>0.127628463591241</text:p>
          </table:table-cell>
          <table:table-cell office:value-type="float" office:value="0.0599790969205228" calcext:value-type="float">
            <text:p>0.059979096920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5782578726785" calcext:value-type="float">
            <text:p>0.465782578726785</text:p>
          </table:table-cell>
          <table:table-cell office:value-type="float" office:value="1.31211930801369" calcext:value-type="float">
            <text:p>1.31211930801369</text:p>
          </table:table-cell>
          <table:table-cell office:value-type="float" office:value="0.499448383520068" calcext:value-type="float">
            <text:p>0.499448383520068</text:p>
          </table:table-cell>
          <table:table-cell office:value-type="float" office:value="0.178878147155229" calcext:value-type="float">
            <text:p>0.178878147155229</text:p>
          </table:table-cell>
          <table:table-cell office:value-type="float" office:value="0.136198254846319" calcext:value-type="float">
            <text:p>0.136198254846319</text:p>
          </table:table-cell>
          <table:table-cell office:value-type="float" office:value="0.0776048876036097" calcext:value-type="float">
            <text:p>0.077604887603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5620887787381" calcext:value-type="float">
            <text:p>0.445620887787381</text:p>
          </table:table-cell>
          <table:table-cell office:value-type="float" office:value="1.31218037708412" calcext:value-type="float">
            <text:p>1.31218037708412</text:p>
          </table:table-cell>
          <table:table-cell office:value-type="float" office:value="0.499528048023776" calcext:value-type="float">
            <text:p>0.499528048023776</text:p>
          </table:table-cell>
          <table:table-cell office:value-type="float" office:value="0.18034950564665" calcext:value-type="float">
            <text:p>0.18034950564665</text:p>
          </table:table-cell>
          <table:table-cell office:value-type="float" office:value="0.136218234034249" calcext:value-type="float">
            <text:p>0.136218234034249</text:p>
          </table:table-cell>
          <table:table-cell office:value-type="float" office:value="0.0776302734428325" calcext:value-type="float">
            <text:p>0.0776302734428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4986992214026" calcext:value-type="float">
            <text:p>0.464986992214026</text:p>
          </table:table-cell>
          <table:table-cell office:value-type="float" office:value="1.31218390485379" calcext:value-type="float">
            <text:p>1.31218390485379</text:p>
          </table:table-cell>
          <table:table-cell office:value-type="float" office:value="0.499432602048992" calcext:value-type="float">
            <text:p>0.499432602048992</text:p>
          </table:table-cell>
          <table:table-cell office:value-type="float" office:value="0.179336301643181" calcext:value-type="float">
            <text:p>0.179336301643181</text:p>
          </table:table-cell>
          <table:table-cell office:value-type="float" office:value="0.136193127939122" calcext:value-type="float">
            <text:p>0.136193127939122</text:p>
          </table:table-cell>
          <table:table-cell office:value-type="float" office:value="0.077599981677132" calcext:value-type="float">
            <text:p>0.0775999816771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4215302125914" calcext:value-type="float">
            <text:p>0.664215302125914</text:p>
          </table:table-cell>
          <table:table-cell office:value-type="float" office:value="1.31108373096108" calcext:value-type="float">
            <text:p>1.31108373096108</text:p>
          </table:table-cell>
          <table:table-cell office:value-type="float" office:value="0.498971353537006" calcext:value-type="float">
            <text:p>0.498971353537006</text:p>
          </table:table-cell>
          <table:table-cell office:value-type="float" office:value="0.176039651281472" calcext:value-type="float">
            <text:p>0.176039651281472</text:p>
          </table:table-cell>
          <table:table-cell office:value-type="float" office:value="0.136074828525241" calcext:value-type="float">
            <text:p>0.136074828525241</text:p>
          </table:table-cell>
          <table:table-cell office:value-type="float" office:value="0.0774553756720298" calcext:value-type="float">
            <text:p>0.077455375672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3144489317684" calcext:value-type="float">
            <text:p>0.393144489317684</text:p>
          </table:table-cell>
          <table:table-cell office:value-type="float" office:value="1.36559802263982" calcext:value-type="float">
            <text:p>1.36559802263982</text:p>
          </table:table-cell>
          <table:table-cell office:value-type="float" office:value="0.50110122036534" calcext:value-type="float">
            <text:p>0.50110122036534</text:p>
          </table:table-cell>
          <table:table-cell office:value-type="float" office:value="0.195060998488159" calcext:value-type="float">
            <text:p>0.195060998488159</text:p>
          </table:table-cell>
          <table:table-cell office:value-type="float" office:value="0.145266039141323" calcext:value-type="float">
            <text:p>0.145266039141323</text:p>
          </table:table-cell>
          <table:table-cell office:value-type="float" office:value="0.0680280547379124" calcext:value-type="float">
            <text:p>0.0680280547379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1874177301331" calcext:value-type="float">
            <text:p>0.651874177301331</text:p>
          </table:table-cell>
          <table:table-cell office:value-type="float" office:value="1.19618767324571" calcext:value-type="float">
            <text:p>1.19618767324571</text:p>
          </table:table-cell>
          <table:table-cell office:value-type="float" office:value="0.500123611118891" calcext:value-type="float">
            <text:p>0.500123611118891</text:p>
          </table:table-cell>
          <table:table-cell office:value-type="float" office:value="0.186796750816338" calcext:value-type="float">
            <text:p>0.186796750816338</text:p>
          </table:table-cell>
          <table:table-cell office:value-type="float" office:value="0.142230290107067" calcext:value-type="float">
            <text:p>0.142230290107067</text:p>
          </table:table-cell>
          <table:table-cell office:value-type="float" office:value="0.0746309703750519" calcext:value-type="float">
            <text:p>0.0746309703750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4631824158663" calcext:value-type="float">
            <text:p>0.634631824158663</text:p>
          </table:table-cell>
          <table:table-cell office:value-type="float" office:value="1.19628880666527" calcext:value-type="float">
            <text:p>1.19628880666527</text:p>
          </table:table-cell>
          <table:table-cell office:value-type="float" office:value="0.500183633424656" calcext:value-type="float">
            <text:p>0.500183633424656</text:p>
          </table:table-cell>
          <table:table-cell office:value-type="float" office:value="0.188286350536096" calcext:value-type="float">
            <text:p>0.188286350536096</text:p>
          </table:table-cell>
          <table:table-cell office:value-type="float" office:value="0.142246944503963" calcext:value-type="float">
            <text:p>0.142246944503963</text:p>
          </table:table-cell>
          <table:table-cell office:value-type="float" office:value="0.0746494243240053" calcext:value-type="float">
            <text:p>0.0746494243240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2948817937396" calcext:value-type="float">
            <text:p>0.632948817937396</text:p>
          </table:table-cell>
          <table:table-cell office:value-type="float" office:value="1.19628754194318" calcext:value-type="float">
            <text:p>1.19628754194318</text:p>
          </table:table-cell>
          <table:table-cell office:value-type="float" office:value="0.500192348670881" calcext:value-type="float">
            <text:p>0.500192348670881</text:p>
          </table:table-cell>
          <table:table-cell office:value-type="float" office:value="0.187903550021978" calcext:value-type="float">
            <text:p>0.187903550021978</text:p>
          </table:table-cell>
          <table:table-cell office:value-type="float" office:value="0.142249380874887" calcext:value-type="float">
            <text:p>0.142249380874887</text:p>
          </table:table-cell>
          <table:table-cell office:value-type="float" office:value="0.074652056496033" calcext:value-type="float">
            <text:p>0.0746520564960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55899442202996" calcext:value-type="float">
            <text:p>0.855899442202996</text:p>
          </table:table-cell>
          <table:table-cell office:value-type="float" office:value="1.19497672796215" calcext:value-type="float">
            <text:p>1.19497672796215</text:p>
          </table:table-cell>
          <table:table-cell office:value-type="float" office:value="0.499617607279243" calcext:value-type="float">
            <text:p>0.499617607279243</text:p>
          </table:table-cell>
          <table:table-cell office:value-type="float" office:value="0.184115456099469" calcext:value-type="float">
            <text:p>0.184115456099469</text:p>
          </table:table-cell>
          <table:table-cell office:value-type="float" office:value="0.142088679332897" calcext:value-type="float">
            <text:p>0.142088679332897</text:p>
          </table:table-cell>
          <table:table-cell office:value-type="float" office:value="0.0744785955069456" calcext:value-type="float">
            <text:p>0.0744785955069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1244360710617" calcext:value-type="float">
            <text:p>0.571244360710617</text:p>
          </table:table-cell>
          <table:table-cell office:value-type="float" office:value="1.27079991811867" calcext:value-type="float">
            <text:p>1.27079991811867</text:p>
          </table:table-cell>
          <table:table-cell office:value-type="float" office:value="0.527858173989712" calcext:value-type="float">
            <text:p>0.527858173989712</text:p>
          </table:table-cell>
          <table:table-cell office:value-type="float" office:value="0.258071049610338" calcext:value-type="float">
            <text:p>0.258071049610338</text:p>
          </table:table-cell>
          <table:table-cell office:value-type="float" office:value="0.191393805642087" calcext:value-type="float">
            <text:p>0.191393805642087</text:p>
          </table:table-cell>
          <table:table-cell office:value-type="float" office:value="0.0806886681983778" calcext:value-type="float">
            <text:p>0.08068866819837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9693632312825" calcext:value-type="float">
            <text:p>0.559693632312825</text:p>
          </table:table-cell>
          <table:table-cell office:value-type="float" office:value="1.11386815718132" calcext:value-type="float">
            <text:p>1.11386815718132</text:p>
          </table:table-cell>
          <table:table-cell office:value-type="float" office:value="0.468700407301008" calcext:value-type="float">
            <text:p>0.468700407301008</text:p>
          </table:table-cell>
          <table:table-cell office:value-type="float" office:value="0.168058360916412" calcext:value-type="float">
            <text:p>0.168058360916412</text:p>
          </table:table-cell>
          <table:table-cell office:value-type="float" office:value="0.129919209807261" calcext:value-type="float">
            <text:p>0.129919209807261</text:p>
          </table:table-cell>
          <table:table-cell office:value-type="float" office:value="0.0660147041477434" calcext:value-type="float">
            <text:p>0.0660147041477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9464614556931" calcext:value-type="float">
            <text:p>0.569464614556931</text:p>
          </table:table-cell>
          <table:table-cell office:value-type="float" office:value="1.1137468809278" calcext:value-type="float">
            <text:p>1.1137468809278</text:p>
          </table:table-cell>
          <table:table-cell office:value-type="float" office:value="0.468640356759476" calcext:value-type="float">
            <text:p>0.468640356759476</text:p>
          </table:table-cell>
          <table:table-cell office:value-type="float" office:value="0.16857295012482" calcext:value-type="float">
            <text:p>0.16857295012482</text:p>
          </table:table-cell>
          <table:table-cell office:value-type="float" office:value="0.129902229761656" calcext:value-type="float">
            <text:p>0.129902229761656</text:p>
          </table:table-cell>
          <table:table-cell office:value-type="float" office:value="0.0659975892956924" calcext:value-type="float">
            <text:p>0.0659975892956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2503230707137" calcext:value-type="float">
            <text:p>0.562503230707137</text:p>
          </table:table-cell>
          <table:table-cell office:value-type="float" office:value="1.1137388398504" calcext:value-type="float">
            <text:p>1.1137388398504</text:p>
          </table:table-cell>
          <table:table-cell office:value-type="float" office:value="0.46866834959791" calcext:value-type="float">
            <text:p>0.46866834959791</text:p>
          </table:table-cell>
          <table:table-cell office:value-type="float" office:value="0.16843031229779" calcext:value-type="float">
            <text:p>0.16843031229779</text:p>
          </table:table-cell>
          <table:table-cell office:value-type="float" office:value="0.12990989319684" calcext:value-type="float">
            <text:p>0.12990989319684</text:p>
          </table:table-cell>
          <table:table-cell office:value-type="float" office:value="0.0660055961602603" calcext:value-type="float">
            <text:p>0.066005596160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9976749470436" calcext:value-type="float">
            <text:p>0.749976749470436</text:p>
          </table:table-cell>
          <table:table-cell office:value-type="float" office:value="1.11285925769083" calcext:value-type="float">
            <text:p>1.11285925769083</text:p>
          </table:table-cell>
          <table:table-cell office:value-type="float" office:value="0.468285959193588" calcext:value-type="float">
            <text:p>0.468285959193588</text:p>
          </table:table-cell>
          <table:table-cell office:value-type="float" office:value="0.165759074271266" calcext:value-type="float">
            <text:p>0.165759074271266</text:p>
          </table:table-cell>
          <table:table-cell office:value-type="float" office:value="0.129805022584997" calcext:value-type="float">
            <text:p>0.129805022584997</text:p>
          </table:table-cell>
          <table:table-cell office:value-type="float" office:value="0.065896970224059" calcext:value-type="float">
            <text:p>0.0658969702240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4168197680914" calcext:value-type="float">
            <text:p>0.454168197680914</text:p>
          </table:table-cell>
          <table:table-cell office:value-type="float" office:value="1.2083609155429" calcext:value-type="float">
            <text:p>1.2083609155429</text:p>
          </table:table-cell>
          <table:table-cell office:value-type="float" office:value="0.490142362286618" calcext:value-type="float">
            <text:p>0.490142362286618</text:p>
          </table:table-cell>
          <table:table-cell office:value-type="float" office:value="0.185560272070083" calcext:value-type="float">
            <text:p>0.185560272070083</text:p>
          </table:table-cell>
          <table:table-cell office:value-type="float" office:value="0.149430219214866" calcext:value-type="float">
            <text:p>0.149430219214866</text:p>
          </table:table-cell>
          <table:table-cell office:value-type="float" office:value="0.0835817138175816" calcext:value-type="float">
            <text:p>0.0835817138175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9890385270878" calcext:value-type="float">
            <text:p>0.369890385270878</text:p>
          </table:table-cell>
          <table:table-cell office:value-type="float" office:value="1.5078076223458" calcext:value-type="float">
            <text:p>1.5078076223458</text:p>
          </table:table-cell>
          <table:table-cell office:value-type="float" office:value="0.477576955024126" calcext:value-type="float">
            <text:p>0.477576955024126</text:p>
          </table:table-cell>
          <table:table-cell office:value-type="float" office:value="0.180235950269434" calcext:value-type="float">
            <text:p>0.180235950269434</text:p>
          </table:table-cell>
          <table:table-cell office:value-type="float" office:value="0.128690987900741" calcext:value-type="float">
            <text:p>0.128690987900741</text:p>
          </table:table-cell>
          <table:table-cell office:value-type="float" office:value="0.0690034385603082" calcext:value-type="float">
            <text:p>0.0690034385603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8721162343591" calcext:value-type="float">
            <text:p>0.378721162343591</text:p>
          </table:table-cell>
          <table:table-cell office:value-type="float" office:value="1.50765070956675" calcext:value-type="float">
            <text:p>1.50765070956675</text:p>
          </table:table-cell>
          <table:table-cell office:value-type="float" office:value="0.47751126010033" calcext:value-type="float">
            <text:p>0.47751126010033</text:p>
          </table:table-cell>
          <table:table-cell office:value-type="float" office:value="0.18076801348623" calcext:value-type="float">
            <text:p>0.18076801348623</text:p>
          </table:table-cell>
          <table:table-cell office:value-type="float" office:value="0.128674416170922" calcext:value-type="float">
            <text:p>0.128674416170922</text:p>
          </table:table-cell>
          <table:table-cell office:value-type="float" office:value="0.0689842633558032" calcext:value-type="float">
            <text:p>0.0689842633558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3832979663294" calcext:value-type="float">
            <text:p>0.373832979663294</text:p>
          </table:table-cell>
          <table:table-cell office:value-type="float" office:value="1.50765935206399" calcext:value-type="float">
            <text:p>1.50765935206399</text:p>
          </table:table-cell>
          <table:table-cell office:value-type="float" office:value="0.477534595317586" calcext:value-type="float">
            <text:p>0.477534595317586</text:p>
          </table:table-cell>
          <table:table-cell office:value-type="float" office:value="0.180448482047821" calcext:value-type="float">
            <text:p>0.180448482047821</text:p>
          </table:table-cell>
          <table:table-cell office:value-type="float" office:value="0.12868046094636" calcext:value-type="float">
            <text:p>0.12868046094636</text:p>
          </table:table-cell>
          <table:table-cell office:value-type="float" office:value="0.0689910874178943" calcext:value-type="float">
            <text:p>0.0689910874178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7346518986678" calcext:value-type="float">
            <text:p>0.557346518986678</text:p>
          </table:table-cell>
          <table:table-cell office:value-type="float" office:value="1.50638336429887" calcext:value-type="float">
            <text:p>1.50638336429887</text:p>
          </table:table-cell>
          <table:table-cell office:value-type="float" office:value="0.477092580156852" calcext:value-type="float">
            <text:p>0.477092580156852</text:p>
          </table:table-cell>
          <table:table-cell office:value-type="float" office:value="0.178023317262965" calcext:value-type="float">
            <text:p>0.178023317262965</text:p>
          </table:table-cell>
          <table:table-cell office:value-type="float" office:value="0.128567202417728" calcext:value-type="float">
            <text:p>0.128567202417728</text:p>
          </table:table-cell>
          <table:table-cell office:value-type="float" office:value="0.0688623823954843" calcext:value-type="float">
            <text:p>0.0688623823954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0849947275862" calcext:value-type="float">
            <text:p>0.280849947275862</text:p>
          </table:table-cell>
          <table:table-cell office:value-type="float" office:value="1.5812965448551" calcext:value-type="float">
            <text:p>1.5812965448551</text:p>
          </table:table-cell>
          <table:table-cell office:value-type="float" office:value="0.448155600899374" calcext:value-type="float">
            <text:p>0.448155600899374</text:p>
          </table:table-cell>
          <table:table-cell office:value-type="float" office:value="0.172512062450937" calcext:value-type="float">
            <text:p>0.172512062450937</text:p>
          </table:table-cell>
          <table:table-cell office:value-type="float" office:value="0.134652295081162" calcext:value-type="float">
            <text:p>0.134652295081162</text:p>
          </table:table-cell>
          <table:table-cell office:value-type="float" office:value="0.0500102774669589" calcext:value-type="float">
            <text:p>0.0500102774669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8936088577566" calcext:value-type="float">
            <text:p>0.518936088577566</text:p>
          </table:table-cell>
          <table:table-cell office:value-type="float" office:value="1.34134367184329" calcext:value-type="float">
            <text:p>1.34134367184329</text:p>
          </table:table-cell>
          <table:table-cell office:value-type="float" office:value="0.462665602927665" calcext:value-type="float">
            <text:p>0.462665602927665</text:p>
          </table:table-cell>
          <table:table-cell office:value-type="float" office:value="0.150276089974372" calcext:value-type="float">
            <text:p>0.150276089974372</text:p>
          </table:table-cell>
          <table:table-cell office:value-type="float" office:value="0.111656497597132" calcext:value-type="float">
            <text:p>0.111656497597132</text:p>
          </table:table-cell>
          <table:table-cell office:value-type="float" office:value="0.0630198566732921" calcext:value-type="float">
            <text:p>0.0630198566732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0678076826656" calcext:value-type="float">
            <text:p>0.530678076826656</text:p>
          </table:table-cell>
          <table:table-cell office:value-type="float" office:value="1.34125708134696" calcext:value-type="float">
            <text:p>1.34125708134696</text:p>
          </table:table-cell>
          <table:table-cell office:value-type="float" office:value="0.46259551688865" calcext:value-type="float">
            <text:p>0.46259551688865</text:p>
          </table:table-cell>
          <table:table-cell office:value-type="float" office:value="0.150688311325052" calcext:value-type="float">
            <text:p>0.150688311325052</text:p>
          </table:table-cell>
          <table:table-cell office:value-type="float" office:value="0.111640898191285" calcext:value-type="float">
            <text:p>0.111640898191285</text:p>
          </table:table-cell>
          <table:table-cell office:value-type="float" office:value="0.0630005421313918" calcext:value-type="float">
            <text:p>0.0630005421313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3032972747241" calcext:value-type="float">
            <text:p>0.533032972747241</text:p>
          </table:table-cell>
          <table:table-cell office:value-type="float" office:value="1.3412540075731" calcext:value-type="float">
            <text:p>1.3412540075731</text:p>
          </table:table-cell>
          <table:table-cell office:value-type="float" office:value="0.462585780724752" calcext:value-type="float">
            <text:p>0.462585780724752</text:p>
          </table:table-cell>
          <table:table-cell office:value-type="float" office:value="0.150251018582716" calcext:value-type="float">
            <text:p>0.150251018582716</text:p>
          </table:table-cell>
          <table:table-cell office:value-type="float" office:value="0.111638585527471" calcext:value-type="float">
            <text:p>0.111638585527471</text:p>
          </table:table-cell>
          <table:table-cell office:value-type="float" office:value="0.0629978353247721" calcext:value-type="float">
            <text:p>0.0629978353247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279246189076" calcext:value-type="float">
            <text:p>0.70279246189076</text:p>
          </table:table-cell>
          <table:table-cell office:value-type="float" office:value="1.34029657348956" calcext:value-type="float">
            <text:p>1.34029657348956</text:p>
          </table:table-cell>
          <table:table-cell office:value-type="float" office:value="0.462239253580113" calcext:value-type="float">
            <text:p>0.462239253580113</text:p>
          </table:table-cell>
          <table:table-cell office:value-type="float" office:value="0.148041881850004" calcext:value-type="float">
            <text:p>0.148041881850004</text:p>
          </table:table-cell>
          <table:table-cell office:value-type="float" office:value="0.111556322899067" calcext:value-type="float">
            <text:p>0.111556322899067</text:p>
          </table:table-cell>
          <table:table-cell office:value-type="float" office:value="0.062902795019779" calcext:value-type="float">
            <text:p>0.0629027950197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8714117743904" calcext:value-type="float">
            <text:p>0.418714117743904</text:p>
          </table:table-cell>
          <table:table-cell office:value-type="float" office:value="1.43197394023688" calcext:value-type="float">
            <text:p>1.43197394023688</text:p>
          </table:table-cell>
          <table:table-cell office:value-type="float" office:value="0.511082569334154" calcext:value-type="float">
            <text:p>0.511082569334154</text:p>
          </table:table-cell>
          <table:table-cell office:value-type="float" office:value="0.202627083144452" calcext:value-type="float">
            <text:p>0.202627083144452</text:p>
          </table:table-cell>
          <table:table-cell office:value-type="float" office:value="0.145937605392964" calcext:value-type="float">
            <text:p>0.145937605392964</text:p>
          </table:table-cell>
          <table:table-cell office:value-type="float" office:value="0.0799916818017802" calcext:value-type="float">
            <text:p>0.0799916818017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7700730456062" calcext:value-type="float">
            <text:p>0.147700730456062</text:p>
          </table:table-cell>
          <table:table-cell office:value-type="float" office:value="1.56329262847953" calcext:value-type="float">
            <text:p>1.56329262847953</text:p>
          </table:table-cell>
          <table:table-cell office:value-type="float" office:value="0.656285151682937" calcext:value-type="float">
            <text:p>0.656285151682937</text:p>
          </table:table-cell>
          <table:table-cell office:value-type="float" office:value="0.196748198582079" calcext:value-type="float">
            <text:p>0.196748198582079</text:p>
          </table:table-cell>
          <table:table-cell office:value-type="float" office:value="0.160279538541371" calcext:value-type="float">
            <text:p>0.160279538541371</text:p>
          </table:table-cell>
          <table:table-cell office:value-type="float" office:value="0.0974137900411672" calcext:value-type="float">
            <text:p>0.0974137900411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4182761495831" calcext:value-type="float">
            <text:p>0.124182761495831</text:p>
          </table:table-cell>
          <table:table-cell office:value-type="float" office:value="1.56342483073885" calcext:value-type="float">
            <text:p>1.56342483073885</text:p>
          </table:table-cell>
          <table:table-cell office:value-type="float" office:value="0.656392383304981" calcext:value-type="float">
            <text:p>0.656392383304981</text:p>
          </table:table-cell>
          <table:table-cell office:value-type="float" office:value="0.198397421834965" calcext:value-type="float">
            <text:p>0.198397421834965</text:p>
          </table:table-cell>
          <table:table-cell office:value-type="float" office:value="0.160306963893311" calcext:value-type="float">
            <text:p>0.160306963893311</text:p>
          </table:table-cell>
          <table:table-cell office:value-type="float" office:value="0.097446688725263" calcext:value-type="float">
            <text:p>0.0974466887252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6380737388651" calcext:value-type="float">
            <text:p>0.126380737388651</text:p>
          </table:table-cell>
          <table:table-cell office:value-type="float" office:value="1.56342589305477" calcext:value-type="float">
            <text:p>1.56342589305477</text:p>
          </table:table-cell>
          <table:table-cell office:value-type="float" office:value="0.656378498166189" calcext:value-type="float">
            <text:p>0.656378498166189</text:p>
          </table:table-cell>
          <table:table-cell office:value-type="float" office:value="0.197853915440086" calcext:value-type="float">
            <text:p>0.197853915440086</text:p>
          </table:table-cell>
          <table:table-cell office:value-type="float" office:value="0.160303622834637" calcext:value-type="float">
            <text:p>0.160303622834637</text:p>
          </table:table-cell>
          <table:table-cell office:value-type="float" office:value="0.0974424123585913" calcext:value-type="float">
            <text:p>0.0974424123585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7712681293861" calcext:value-type="float">
            <text:p>0.407712681293861</text:p>
          </table:table-cell>
          <table:table-cell office:value-type="float" office:value="1.56141899329154" calcext:value-type="float">
            <text:p>1.56141899329154</text:p>
          </table:table-cell>
          <table:table-cell office:value-type="float" office:value="0.655497776378791" calcext:value-type="float">
            <text:p>0.655497776378791</text:p>
          </table:table-cell>
          <table:table-cell office:value-type="float" office:value="0.192710734138918" calcext:value-type="float">
            <text:p>0.192710734138918</text:p>
          </table:table-cell>
          <table:table-cell office:value-type="float" office:value="0.160087452485465" calcext:value-type="float">
            <text:p>0.160087452485465</text:p>
          </table:table-cell>
          <table:table-cell office:value-type="float" office:value="0.097177455761801" calcext:value-type="float">
            <text:p>0.0971774557618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66177845070756" calcext:value-type="float">
            <text:p>0.266177845070756</text:p>
          </table:table-cell>
          <table:table-cell office:value-type="float" office:value="1.44162972493491" calcext:value-type="float">
            <text:p>1.44162972493491</text:p>
          </table:table-cell>
          <table:table-cell office:value-type="float" office:value="0.589970325139726" calcext:value-type="float">
            <text:p>0.589970325139726</text:p>
          </table:table-cell>
          <table:table-cell office:value-type="float" office:value="0.181255304395175" calcext:value-type="float">
            <text:p>0.181255304395175</text:p>
          </table:table-cell>
          <table:table-cell office:value-type="float" office:value="0.149075203221673" calcext:value-type="float">
            <text:p>0.149075203221673</text:p>
          </table:table-cell>
          <table:table-cell office:value-type="float" office:value="0.0958779469181182" calcext:value-type="float">
            <text:p>0.0958779469181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6173653118292" calcext:value-type="float">
            <text:p>0.736173653118292</text:p>
          </table:table-cell>
          <table:table-cell office:value-type="float" office:value="1.11180030577358" calcext:value-type="float">
            <text:p>1.11180030577358</text:p>
          </table:table-cell>
          <table:table-cell office:value-type="float" office:value="0.524835574053629" calcext:value-type="float">
            <text:p>0.524835574053629</text:p>
          </table:table-cell>
          <table:table-cell office:value-type="float" office:value="0.174516721318182" calcext:value-type="float">
            <text:p>0.174516721318182</text:p>
          </table:table-cell>
          <table:table-cell office:value-type="float" office:value="0.125928115239903" calcext:value-type="float">
            <text:p>0.125928115239903</text:p>
          </table:table-cell>
          <table:table-cell office:value-type="float" office:value="0.073933181124929" calcext:value-type="float">
            <text:p>0.0739331811249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3384267764579" calcext:value-type="float">
            <text:p>0.733384267764579</text:p>
          </table:table-cell>
          <table:table-cell office:value-type="float" office:value="1.11176636668117" calcext:value-type="float">
            <text:p>1.11176636668117</text:p>
          </table:table-cell>
          <table:table-cell office:value-type="float" office:value="0.524826841722847" calcext:value-type="float">
            <text:p>0.524826841722847</text:p>
          </table:table-cell>
          <table:table-cell office:value-type="float" office:value="0.175266887703113" calcext:value-type="float">
            <text:p>0.175266887703113</text:p>
          </table:table-cell>
          <table:table-cell office:value-type="float" office:value="0.125926528887492" calcext:value-type="float">
            <text:p>0.125926528887492</text:p>
          </table:table-cell>
          <table:table-cell office:value-type="float" office:value="0.0739307951869683" calcext:value-type="float">
            <text:p>0.0739307951869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7142302332387" calcext:value-type="float">
            <text:p>0.737142302332387</text:p>
          </table:table-cell>
          <table:table-cell office:value-type="float" office:value="1.11177361270818" calcext:value-type="float">
            <text:p>1.11177361270818</text:p>
          </table:table-cell>
          <table:table-cell office:value-type="float" office:value="0.52480728069308" calcext:value-type="float">
            <text:p>0.52480728069308</text:p>
          </table:table-cell>
          <table:table-cell office:value-type="float" office:value="0.174866372479716" calcext:value-type="float">
            <text:p>0.174866372479716</text:p>
          </table:table-cell>
          <table:table-cell office:value-type="float" office:value="0.125921952760655" calcext:value-type="float">
            <text:p>0.125921952760655</text:p>
          </table:table-cell>
          <table:table-cell office:value-type="float" office:value="0.0739251613806488" calcext:value-type="float">
            <text:p>0.0739251613806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40667125100499" calcext:value-type="float">
            <text:p>0.940667125100499</text:p>
          </table:table-cell>
          <table:table-cell office:value-type="float" office:value="1.11075998571542" calcext:value-type="float">
            <text:p>1.11075998571542</text:p>
          </table:table-cell>
          <table:table-cell office:value-type="float" office:value="0.524287747617154" calcext:value-type="float">
            <text:p>0.524287747617154</text:p>
          </table:table-cell>
          <table:table-cell office:value-type="float" office:value="0.171952186131318" calcext:value-type="float">
            <text:p>0.171952186131318</text:p>
          </table:table-cell>
          <table:table-cell office:value-type="float" office:value="0.125804237068758" calcext:value-type="float">
            <text:p>0.125804237068758</text:p>
          </table:table-cell>
          <table:table-cell office:value-type="float" office:value="0.0737775143911197" calcext:value-type="float">
            <text:p>0.073777514391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2894207375546" calcext:value-type="float">
            <text:p>0.832894207375546</text:p>
          </table:table-cell>
          <table:table-cell office:value-type="float" office:value="1.03348507184765" calcext:value-type="float">
            <text:p>1.03348507184765</text:p>
          </table:table-cell>
          <table:table-cell office:value-type="float" office:value="0.501777695572646" calcext:value-type="float">
            <text:p>0.501777695572646</text:p>
          </table:table-cell>
          <table:table-cell office:value-type="float" office:value="0.145258785376219" calcext:value-type="float">
            <text:p>0.145258785376219</text:p>
          </table:table-cell>
          <table:table-cell office:value-type="float" office:value="0.108639952350495" calcext:value-type="float">
            <text:p>0.108639952350495</text:p>
          </table:table-cell>
          <table:table-cell office:value-type="float" office:value="0.063863891045206" calcext:value-type="float">
            <text:p>0.063863891045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4190070256318" calcext:value-type="float">
            <text:p>0.294190070256318</text:p>
          </table:table-cell>
          <table:table-cell office:value-type="float" office:value="1.55242568397904" calcext:value-type="float">
            <text:p>1.55242568397904</text:p>
          </table:table-cell>
          <table:table-cell office:value-type="float" office:value="0.426101312254087" calcext:value-type="float">
            <text:p>0.426101312254087</text:p>
          </table:table-cell>
          <table:table-cell office:value-type="float" office:value="0.14928312991443" calcext:value-type="float">
            <text:p>0.14928312991443</text:p>
          </table:table-cell>
          <table:table-cell office:value-type="float" office:value="0.112925267869891" calcext:value-type="float">
            <text:p>0.112925267869891</text:p>
          </table:table-cell>
          <table:table-cell office:value-type="float" office:value="0.0588581482516778" calcext:value-type="float">
            <text:p>0.0588581482516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1208161922136" calcext:value-type="float">
            <text:p>0.291208161922136</text:p>
          </table:table-cell>
          <table:table-cell office:value-type="float" office:value="1.55239228010736" calcext:value-type="float">
            <text:p>1.55239228010736</text:p>
          </table:table-cell>
          <table:table-cell office:value-type="float" office:value="0.426099088071971" calcext:value-type="float">
            <text:p>0.426099088071971</text:p>
          </table:table-cell>
          <table:table-cell office:value-type="float" office:value="0.149886095597612" calcext:value-type="float">
            <text:p>0.149886095597612</text:p>
          </table:table-cell>
          <table:table-cell office:value-type="float" office:value="0.112925520631572" calcext:value-type="float">
            <text:p>0.112925520631572</text:p>
          </table:table-cell>
          <table:table-cell office:value-type="float" office:value="0.0588575876827324" calcext:value-type="float">
            <text:p>0.0588575876827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85035654134385" calcext:value-type="float">
            <text:p>0.285035654134385</text:p>
          </table:table-cell>
          <table:table-cell office:value-type="float" office:value="1.55240718337052" calcext:value-type="float">
            <text:p>1.55240718337052</text:p>
          </table:table-cell>
          <table:table-cell office:value-type="float" office:value="0.426125224595944" calcext:value-type="float">
            <text:p>0.426125224595944</text:p>
          </table:table-cell>
          <table:table-cell office:value-type="float" office:value="0.149731158761288" calcext:value-type="float">
            <text:p>0.149731158761288</text:p>
          </table:table-cell>
          <table:table-cell office:value-type="float" office:value="0.112932170268688" calcext:value-type="float">
            <text:p>0.112932170268688</text:p>
          </table:table-cell>
          <table:table-cell office:value-type="float" office:value="0.0588649155142507" calcext:value-type="float">
            <text:p>0.0588649155142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63539078133761" calcext:value-type="float">
            <text:p>0.463539078133761</text:p>
          </table:table-cell>
          <table:table-cell office:value-type="float" office:value="1.55113602464752" calcext:value-type="float">
            <text:p>1.55113602464752</text:p>
          </table:table-cell>
          <table:table-cell office:value-type="float" office:value="0.425740636264773" calcext:value-type="float">
            <text:p>0.425740636264773</text:p>
          </table:table-cell>
          <table:table-cell office:value-type="float" office:value="0.147326980626926" calcext:value-type="float">
            <text:p>0.147326980626926</text:p>
          </table:table-cell>
          <table:table-cell office:value-type="float" office:value="0.112834767611464" calcext:value-type="float">
            <text:p>0.112834767611464</text:p>
          </table:table-cell>
          <table:table-cell office:value-type="float" office:value="0.0587577900597304" calcext:value-type="float">
            <text:p>0.058757790059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2319120588931" calcext:value-type="float">
            <text:p>0.322319120588931</text:p>
          </table:table-cell>
          <table:table-cell office:value-type="float" office:value="1.53536138050683" calcext:value-type="float">
            <text:p>1.53536138050683</text:p>
          </table:table-cell>
          <table:table-cell office:value-type="float" office:value="0.385135334741317" calcext:value-type="float">
            <text:p>0.385135334741317</text:p>
          </table:table-cell>
          <table:table-cell office:value-type="float" office:value="0.128765810030811" calcext:value-type="float">
            <text:p>0.128765810030811</text:p>
          </table:table-cell>
          <table:table-cell office:value-type="float" office:value="0.0977081375802212" calcext:value-type="float">
            <text:p>0.097708137580221</text:p>
          </table:table-cell>
          <table:table-cell office:value-type="float" office:value="0.0700283102805736" calcext:value-type="float">
            <text:p>0.0700283102805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2518479179981" calcext:value-type="float">
            <text:p>0.432518479179981</text:p>
          </table:table-cell>
          <table:table-cell office:value-type="float" office:value="1.30337477535473" calcext:value-type="float">
            <text:p>1.30337477535473</text:p>
          </table:table-cell>
          <table:table-cell office:value-type="float" office:value="0.536527830952335" calcext:value-type="float">
            <text:p>0.536527830952335</text:p>
          </table:table-cell>
          <table:table-cell office:value-type="float" office:value="0.182661547702717" calcext:value-type="float">
            <text:p>0.182661547702717</text:p>
          </table:table-cell>
          <table:table-cell office:value-type="float" office:value="0.139509777083288" calcext:value-type="float">
            <text:p>0.139509777083288</text:p>
          </table:table-cell>
          <table:table-cell office:value-type="float" office:value="0.080514640862243" calcext:value-type="float">
            <text:p>0.0805146408622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9983819513499" calcext:value-type="float">
            <text:p>0.419983819513499</text:p>
          </table:table-cell>
          <table:table-cell office:value-type="float" office:value="1.30341955916529" calcext:value-type="float">
            <text:p>1.30341955916529</text:p>
          </table:table-cell>
          <table:table-cell office:value-type="float" office:value="0.536572024406374" calcext:value-type="float">
            <text:p>0.536572024406374</text:p>
          </table:table-cell>
          <table:table-cell office:value-type="float" office:value="0.183764635238099" calcext:value-type="float">
            <text:p>0.183764635238099</text:p>
          </table:table-cell>
          <table:table-cell office:value-type="float" office:value="0.139521121687434" calcext:value-type="float">
            <text:p>0.139521121687434</text:p>
          </table:table-cell>
          <table:table-cell office:value-type="float" office:value="0.0805283122155828" calcext:value-type="float">
            <text:p>0.0805283122155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2930244259623" calcext:value-type="float">
            <text:p>0.422930244259623</text:p>
          </table:table-cell>
          <table:table-cell office:value-type="float" office:value="1.30342386565999" calcext:value-type="float">
            <text:p>1.30342386565999</text:p>
          </table:table-cell>
          <table:table-cell office:value-type="float" office:value="0.536556236458209" calcext:value-type="float">
            <text:p>0.536556236458209</text:p>
          </table:table-cell>
          <table:table-cell office:value-type="float" office:value="0.183375772421494" calcext:value-type="float">
            <text:p>0.183375772421494</text:p>
          </table:table-cell>
          <table:table-cell office:value-type="float" office:value="0.139517123398201" calcext:value-type="float">
            <text:p>0.139517123398201</text:p>
          </table:table-cell>
          <table:table-cell office:value-type="float" office:value="0.0805234503163791" calcext:value-type="float">
            <text:p>0.0805234503163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5808883372348" calcext:value-type="float">
            <text:p>0.645808883372348</text:p>
          </table:table-cell>
          <table:table-cell office:value-type="float" office:value="1.30209593177021" calcext:value-type="float">
            <text:p>1.30209593177021</text:p>
          </table:table-cell>
          <table:table-cell office:value-type="float" office:value="0.535967471607991" calcext:value-type="float">
            <text:p>0.535967471607991</text:p>
          </table:table-cell>
          <table:table-cell office:value-type="float" office:value="0.17965675113406" calcext:value-type="float">
            <text:p>0.17965675113406</text:p>
          </table:table-cell>
          <table:table-cell office:value-type="float" office:value="0.139369803864201" calcext:value-type="float">
            <text:p>0.139369803864201</text:p>
          </table:table-cell>
          <table:table-cell office:value-type="float" office:value="0.0803449208482396" calcext:value-type="float">
            <text:p>0.080344920848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7703783695061" calcext:value-type="float">
            <text:p>0.287703783695061</text:p>
          </table:table-cell>
          <table:table-cell office:value-type="float" office:value="1.41581829405537" calcext:value-type="float">
            <text:p>1.41581829405537</text:p>
          </table:table-cell>
          <table:table-cell office:value-type="float" office:value="0.536886473317343" calcext:value-type="float">
            <text:p>0.536886473317343</text:p>
          </table:table-cell>
          <table:table-cell office:value-type="float" office:value="0.265635210103292" calcext:value-type="float">
            <text:p>0.265635210103292</text:p>
          </table:table-cell>
          <table:table-cell office:value-type="float" office:value="0.2020807283368" calcext:value-type="float">
            <text:p>0.2020807283368</text:p>
          </table:table-cell>
          <table:table-cell office:value-type="float" office:value="0.103590685919136" calcext:value-type="float">
            <text:p>0.1035906859191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2082150058373" calcext:value-type="float">
            <text:p>0.412082150058373</text:p>
          </table:table-cell>
          <table:table-cell office:value-type="float" office:value="1.37656736353123" calcext:value-type="float">
            <text:p>1.37656736353123</text:p>
          </table:table-cell>
          <table:table-cell office:value-type="float" office:value="0.477856082198264" calcext:value-type="float">
            <text:p>0.477856082198264</text:p>
          </table:table-cell>
          <table:table-cell office:value-type="float" office:value="0.130026092542993" calcext:value-type="float">
            <text:p>0.130026092542993</text:p>
          </table:table-cell>
          <table:table-cell office:value-type="float" office:value="0.100721828519984" calcext:value-type="float">
            <text:p>0.100721828519984</text:p>
          </table:table-cell>
          <table:table-cell office:value-type="float" office:value="0.0593265538248995" calcext:value-type="float">
            <text:p>0.05932655382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0730415522973" calcext:value-type="float">
            <text:p>0.400730415522973</text:p>
          </table:table-cell>
          <table:table-cell office:value-type="float" office:value="1.37660857661724" calcext:value-type="float">
            <text:p>1.37660857661724</text:p>
          </table:table-cell>
          <table:table-cell office:value-type="float" office:value="0.477889538905355" calcext:value-type="float">
            <text:p>0.477889538905355</text:p>
          </table:table-cell>
          <table:table-cell office:value-type="float" office:value="0.130928043176728" calcext:value-type="float">
            <text:p>0.130928043176728</text:p>
          </table:table-cell>
          <table:table-cell office:value-type="float" office:value="0.10072907364807" calcext:value-type="float">
            <text:p>0.10072907364807</text:p>
          </table:table-cell>
          <table:table-cell office:value-type="float" office:value="0.0593350988583795" calcext:value-type="float">
            <text:p>0.059335098858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7802022989977" calcext:value-type="float">
            <text:p>0.397802022989977</text:p>
          </table:table-cell>
          <table:table-cell office:value-type="float" office:value="1.37661014808486" calcext:value-type="float">
            <text:p>1.37661014808486</text:p>
          </table:table-cell>
          <table:table-cell office:value-type="float" office:value="0.477903547953636" calcext:value-type="float">
            <text:p>0.477903547953636</text:p>
          </table:table-cell>
          <table:table-cell office:value-type="float" office:value="0.130662669918589" calcext:value-type="float">
            <text:p>0.130662669918589</text:p>
          </table:table-cell>
          <table:table-cell office:value-type="float" office:value="0.100731953774325" calcext:value-type="float">
            <text:p>0.100731953774325</text:p>
          </table:table-cell>
          <table:table-cell office:value-type="float" office:value="0.0593386295110864" calcext:value-type="float">
            <text:p>0.0593386295110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121817342505" calcext:value-type="float">
            <text:p>0.60121817342505</text:p>
          </table:table-cell>
          <table:table-cell office:value-type="float" office:value="1.37529700994883" calcext:value-type="float">
            <text:p>1.37529700994883</text:p>
          </table:table-cell>
          <table:table-cell office:value-type="float" office:value="0.477414136200194" calcext:value-type="float">
            <text:p>0.477414136200194</text:p>
          </table:table-cell>
          <table:table-cell office:value-type="float" office:value="0.127774820893692" calcext:value-type="float">
            <text:p>0.127774820893692</text:p>
          </table:table-cell>
          <table:table-cell office:value-type="float" office:value="0.100631222918118" calcext:value-type="float">
            <text:p>0.100631222918118</text:p>
          </table:table-cell>
          <table:table-cell office:value-type="float" office:value="0.0592159356727146" calcext:value-type="float">
            <text:p>0.0592159356727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8643958362911" calcext:value-type="float">
            <text:p>0.448643958362911</text:p>
          </table:table-cell>
          <table:table-cell office:value-type="float" office:value="1.32257283310758" calcext:value-type="float">
            <text:p>1.32257283310758</text:p>
          </table:table-cell>
          <table:table-cell office:value-type="float" office:value="0.43791166730509" calcext:value-type="float">
            <text:p>0.43791166730509</text:p>
          </table:table-cell>
          <table:table-cell office:value-type="float" office:value="0.10841882378105" calcext:value-type="float">
            <text:p>0.10841882378105</text:p>
          </table:table-cell>
          <table:table-cell office:value-type="float" office:value="0.0923070946587472" calcext:value-type="float">
            <text:p>0.092307094658747</text:p>
          </table:table-cell>
          <table:table-cell office:value-type="float" office:value="0.0608057476976993" calcext:value-type="float">
            <text:p>0.0608057476976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3226957332567" calcext:value-type="float">
            <text:p>0.613226957332567</text:p>
          </table:table-cell>
          <table:table-cell office:value-type="float" office:value="1.2266732600503" calcext:value-type="float">
            <text:p>1.2266732600503</text:p>
          </table:table-cell>
          <table:table-cell office:value-type="float" office:value="0.521339021706427" calcext:value-type="float">
            <text:p>0.521339021706427</text:p>
          </table:table-cell>
          <table:table-cell office:value-type="float" office:value="0.16930876284304" calcext:value-type="float">
            <text:p>0.16930876284304</text:p>
          </table:table-cell>
          <table:table-cell office:value-type="float" office:value="0.127900982853403" calcext:value-type="float">
            <text:p>0.127900982853403</text:p>
          </table:table-cell>
          <table:table-cell office:value-type="float" office:value="0.0745572534340178" calcext:value-type="float">
            <text:p>0.0745572534340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4332690427204" calcext:value-type="float">
            <text:p>0.614332690427204</text:p>
          </table:table-cell>
          <table:table-cell office:value-type="float" office:value="1.22661608393353" calcext:value-type="float">
            <text:p>1.22661608393353</text:p>
          </table:table-cell>
          <table:table-cell office:value-type="float" office:value="0.521303248700165" calcext:value-type="float">
            <text:p>0.521303248700165</text:p>
          </table:table-cell>
          <table:table-cell office:value-type="float" office:value="0.170231586921524" calcext:value-type="float">
            <text:p>0.170231586921524</text:p>
          </table:table-cell>
          <table:table-cell office:value-type="float" office:value="0.127892767295655" calcext:value-type="float">
            <text:p>0.127892767295655</text:p>
          </table:table-cell>
          <table:table-cell office:value-type="float" office:value="0.0745469781114329" calcext:value-type="float">
            <text:p>0.0745469781114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242237805604" calcext:value-type="float">
            <text:p>0.61242237805604</text:p>
          </table:table-cell>
          <table:table-cell office:value-type="float" office:value="1.22661537996756" calcext:value-type="float">
            <text:p>1.22661537996756</text:p>
          </table:table-cell>
          <table:table-cell office:value-type="float" office:value="0.521312704488119" calcext:value-type="float">
            <text:p>0.521312704488119</text:p>
          </table:table-cell>
          <table:table-cell office:value-type="float" office:value="0.16978335908293" calcext:value-type="float">
            <text:p>0.16978335908293</text:p>
          </table:table-cell>
          <table:table-cell office:value-type="float" office:value="0.12789504098879" calcext:value-type="float">
            <text:p>0.12789504098879</text:p>
          </table:table-cell>
          <table:table-cell office:value-type="float" office:value="0.0745497086575654" calcext:value-type="float">
            <text:p>0.0745497086575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24522241413991" calcext:value-type="float">
            <text:p>0.824522241413991</text:p>
          </table:table-cell>
          <table:table-cell office:value-type="float" office:value="1.2254488024862" calcext:value-type="float">
            <text:p>1.2254488024862</text:p>
          </table:table-cell>
          <table:table-cell office:value-type="float" office:value="0.520788623744246" calcext:value-type="float">
            <text:p>0.520788623744246</text:p>
          </table:table-cell>
          <table:table-cell office:value-type="float" office:value="0.166420382698498" calcext:value-type="float">
            <text:p>0.166420382698498</text:p>
          </table:table-cell>
          <table:table-cell office:value-type="float" office:value="0.127769536786278" calcext:value-type="float">
            <text:p>0.127769536786278</text:p>
          </table:table-cell>
          <table:table-cell office:value-type="float" office:value="0.0743983748205618" calcext:value-type="float">
            <text:p>0.0743983748205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56185414305879" calcext:value-type="float">
            <text:p>0.856185414305879</text:p>
          </table:table-cell>
          <table:table-cell office:value-type="float" office:value="1.01266054876986" calcext:value-type="float">
            <text:p>1.01266054876986</text:p>
          </table:table-cell>
          <table:table-cell office:value-type="float" office:value="0.509394150276174" calcext:value-type="float">
            <text:p>0.509394150276174</text:p>
          </table:table-cell>
          <table:table-cell office:value-type="float" office:value="0.133304289159868" calcext:value-type="float">
            <text:p>0.133304289159868</text:p>
          </table:table-cell>
          <table:table-cell office:value-type="float" office:value="0.130444653686225" calcext:value-type="float">
            <text:p>0.130444653686225</text:p>
          </table:table-cell>
          <table:table-cell office:value-type="float" office:value="0.0745045153941708" calcext:value-type="float">
            <text:p>0.074504515394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1183432080264" calcext:value-type="float">
            <text:p>0.881183432080264</text:p>
          </table:table-cell>
          <table:table-cell office:value-type="float" office:value="1.02828437636937" calcext:value-type="float">
            <text:p>1.02828437636937</text:p>
          </table:table-cell>
          <table:table-cell office:value-type="float" office:value="0.37495052931556" calcext:value-type="float">
            <text:p>0.37495052931556</text:p>
          </table:table-cell>
          <table:table-cell office:value-type="float" office:value="0.14571105750416" calcext:value-type="float">
            <text:p>0.14571105750416</text:p>
          </table:table-cell>
          <table:table-cell office:value-type="float" office:value="0.115246883521086" calcext:value-type="float">
            <text:p>0.115246883521086</text:p>
          </table:table-cell>
          <table:table-cell office:value-type="float" office:value="0.0536035850510737" calcext:value-type="float">
            <text:p>0.0536035850510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81692245871868" calcext:value-type="float">
            <text:p>0.881692245871868</text:p>
          </table:table-cell>
          <table:table-cell office:value-type="float" office:value="1.0282971741936" calcext:value-type="float">
            <text:p>1.0282971741936</text:p>
          </table:table-cell>
          <table:table-cell office:value-type="float" office:value="0.374937117684922" calcext:value-type="float">
            <text:p>0.374937117684922</text:p>
          </table:table-cell>
          <table:table-cell office:value-type="float" office:value="0.146287854230319" calcext:value-type="float">
            <text:p>0.146287854230319</text:p>
          </table:table-cell>
          <table:table-cell office:value-type="float" office:value="0.115242106357334" calcext:value-type="float">
            <text:p>0.115242106357334</text:p>
          </table:table-cell>
          <table:table-cell office:value-type="float" office:value="0.053599744693981" calcext:value-type="float">
            <text:p>0.053599744693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77176825871839" calcext:value-type="float">
            <text:p>0.877176825871839</text:p>
          </table:table-cell>
          <table:table-cell office:value-type="float" office:value="1.02829007415741" calcext:value-type="float">
            <text:p>1.02829007415741</text:p>
          </table:table-cell>
          <table:table-cell office:value-type="float" office:value="0.374953086906783" calcext:value-type="float">
            <text:p>0.374953086906783</text:p>
          </table:table-cell>
          <table:table-cell office:value-type="float" office:value="0.146130922737987" calcext:value-type="float">
            <text:p>0.146130922737987</text:p>
          </table:table-cell>
          <table:table-cell office:value-type="float" office:value="0.115246953923169" calcext:value-type="float">
            <text:p>0.115246953923169</text:p>
          </table:table-cell>
          <table:table-cell office:value-type="float" office:value="0.0536043671368448" calcext:value-type="float">
            <text:p>0.0536043671368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300669542128" calcext:value-type="float">
            <text:p>1.0300669542128</text:p>
          </table:table-cell>
          <table:table-cell office:value-type="float" office:value="1.02756265133662" calcext:value-type="float">
            <text:p>1.02756265133662</text:p>
          </table:table-cell>
          <table:table-cell office:value-type="float" office:value="0.374679857513055" calcext:value-type="float">
            <text:p>0.374679857513055</text:p>
          </table:table-cell>
          <table:table-cell office:value-type="float" office:value="0.1440407315174" calcext:value-type="float">
            <text:p>0.1440407315174</text:p>
          </table:table-cell>
          <table:table-cell office:value-type="float" office:value="0.115163707362059" calcext:value-type="float">
            <text:p>0.115163707362059</text:p>
          </table:table-cell>
          <table:table-cell office:value-type="float" office:value="0.0535256939304454" calcext:value-type="float">
            <text:p>0.0535256939304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4289308214218" calcext:value-type="float">
            <text:p>0.984289308214218</text:p>
          </table:table-cell>
          <table:table-cell office:value-type="float" office:value="0.934812200149119" calcext:value-type="float">
            <text:p>0.934812200149119</text:p>
          </table:table-cell>
          <table:table-cell office:value-type="float" office:value="0.366122850363343" calcext:value-type="float">
            <text:p>0.366122850363343</text:p>
          </table:table-cell>
          <table:table-cell office:value-type="float" office:value="0.130845653672312" calcext:value-type="float">
            <text:p>0.130845653672312</text:p>
          </table:table-cell>
          <table:table-cell office:value-type="float" office:value="0.119428311872328" calcext:value-type="float">
            <text:p>0.119428311872328</text:p>
          </table:table-cell>
          <table:table-cell office:value-type="float" office:value="0.044770680937724" calcext:value-type="float">
            <text:p>0.0447706809377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64079602120449" calcext:value-type="float">
            <text:p>0.086407960212045</text:p>
          </table:table-cell>
          <table:table-cell office:value-type="float" office:value="1.63192742838977" calcext:value-type="float">
            <text:p>1.63192742838977</text:p>
          </table:table-cell>
          <table:table-cell office:value-type="float" office:value="0.410923906159173" calcext:value-type="float">
            <text:p>0.410923906159173</text:p>
          </table:table-cell>
          <table:table-cell office:value-type="float" office:value="0.160087154296536" calcext:value-type="float">
            <text:p>0.160087154296536</text:p>
          </table:table-cell>
          <table:table-cell office:value-type="float" office:value="0.118898678434991" calcext:value-type="float">
            <text:p>0.118898678434991</text:p>
          </table:table-cell>
          <table:table-cell office:value-type="float" office:value="0.0603100268867545" calcext:value-type="float">
            <text:p>0.060310026886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11355311972519" calcext:value-type="float">
            <text:p>0.071135531197252</text:p>
          </table:table-cell>
          <table:table-cell office:value-type="float" office:value="1.63204976308847" calcext:value-type="float">
            <text:p>1.63204976308847</text:p>
          </table:table-cell>
          <table:table-cell office:value-type="float" office:value="0.410971961008053" calcext:value-type="float">
            <text:p>0.410971961008053</text:p>
          </table:table-cell>
          <table:table-cell office:value-type="float" office:value="0.161196402628574" calcext:value-type="float">
            <text:p>0.161196402628574</text:p>
          </table:table-cell>
          <table:table-cell office:value-type="float" office:value="0.118912156803803" calcext:value-type="float">
            <text:p>0.118912156803803</text:p>
          </table:table-cell>
          <table:table-cell office:value-type="float" office:value="0.0603244418251881" calcext:value-type="float">
            <text:p>0.060324441825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95138747803408" calcext:value-type="float">
            <text:p>0.079513874780341</text:p>
          </table:table-cell>
          <table:table-cell office:value-type="float" office:value="1.63202174680284" calcext:value-type="float">
            <text:p>1.63202174680284</text:p>
          </table:table-cell>
          <table:table-cell office:value-type="float" office:value="0.41093716089036" calcext:value-type="float">
            <text:p>0.41093716089036</text:p>
          </table:table-cell>
          <table:table-cell office:value-type="float" office:value="0.160526027129183" calcext:value-type="float">
            <text:p>0.160526027129183</text:p>
          </table:table-cell>
          <table:table-cell office:value-type="float" office:value="0.118902433456416" calcext:value-type="float">
            <text:p>0.118902433456416</text:p>
          </table:table-cell>
          <table:table-cell office:value-type="float" office:value="0.0603140288685046" calcext:value-type="float">
            <text:p>0.060314028868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0193013309679" calcext:value-type="float">
            <text:p>0.250193013309679</text:p>
          </table:table-cell>
          <table:table-cell office:value-type="float" office:value="1.630777397566" calcext:value-type="float">
            <text:p>1.630777397566</text:p>
          </table:table-cell>
          <table:table-cell office:value-type="float" office:value="0.410593437281941" calcext:value-type="float">
            <text:p>0.410593437281941</text:p>
          </table:table-cell>
          <table:table-cell office:value-type="float" office:value="0.158154945283698" calcext:value-type="float">
            <text:p>0.158154945283698</text:p>
          </table:table-cell>
          <table:table-cell office:value-type="float" office:value="0.11880661773441" calcext:value-type="float">
            <text:p>0.11880661773441</text:p>
          </table:table-cell>
          <table:table-cell office:value-type="float" office:value="0.0602123430240962" calcext:value-type="float">
            <text:p>0.060212343024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95623729525413" calcext:value-type="float">
            <text:p>-0.059562372952541</text:p>
          </table:table-cell>
          <table:table-cell office:value-type="float" office:value="1.75354139615937" calcext:value-type="float">
            <text:p>1.75354139615937</text:p>
          </table:table-cell>
          <table:table-cell office:value-type="float" office:value="0.470224235149778" calcext:value-type="float">
            <text:p>0.470224235149778</text:p>
          </table:table-cell>
          <table:table-cell office:value-type="float" office:value="0.296523095563007" calcext:value-type="float">
            <text:p>0.296523095563007</text:p>
          </table:table-cell>
          <table:table-cell office:value-type="float" office:value="0.217585535326535" calcext:value-type="float">
            <text:p>0.217585535326535</text:p>
          </table:table-cell>
          <table:table-cell office:value-type="float" office:value="0.0977260471661023" calcext:value-type="float">
            <text:p>0.097726047166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578370383658" calcext:value-type="float">
            <text:p>0.48578370383658</text:p>
          </table:table-cell>
          <table:table-cell office:value-type="float" office:value="1.24847604720319" calcext:value-type="float">
            <text:p>1.24847604720319</text:p>
          </table:table-cell>
          <table:table-cell office:value-type="float" office:value="0.467466966518406" calcext:value-type="float">
            <text:p>0.467466966518406</text:p>
          </table:table-cell>
          <table:table-cell office:value-type="float" office:value="0.170763950398092" calcext:value-type="float">
            <text:p>0.170763950398092</text:p>
          </table:table-cell>
          <table:table-cell office:value-type="float" office:value="0.124732729472629" calcext:value-type="float">
            <text:p>0.124732729472629</text:p>
          </table:table-cell>
          <table:table-cell office:value-type="float" office:value="0.0665068062780707" calcext:value-type="float">
            <text:p>0.0665068062780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4990882299559" calcext:value-type="float">
            <text:p>0.474990882299559</text:p>
          </table:table-cell>
          <table:table-cell office:value-type="float" office:value="1.24851037796582" calcext:value-type="float">
            <text:p>1.24851037796582</text:p>
          </table:table-cell>
          <table:table-cell office:value-type="float" office:value="0.467496096913697" calcext:value-type="float">
            <text:p>0.467496096913697</text:p>
          </table:table-cell>
          <table:table-cell office:value-type="float" office:value="0.171815355295157" calcext:value-type="float">
            <text:p>0.171815355295157</text:p>
          </table:table-cell>
          <table:table-cell office:value-type="float" office:value="0.124741785236518" calcext:value-type="float">
            <text:p>0.124741785236518</text:p>
          </table:table-cell>
          <table:table-cell office:value-type="float" office:value="0.0665153658086615" calcext:value-type="float">
            <text:p>0.0665153658086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7151579701378" calcext:value-type="float">
            <text:p>0.487151579701378</text:p>
          </table:table-cell>
          <table:table-cell office:value-type="float" office:value="1.24851547098024" calcext:value-type="float">
            <text:p>1.24851547098024</text:p>
          </table:table-cell>
          <table:table-cell office:value-type="float" office:value="0.467440345731091" calcext:value-type="float">
            <text:p>0.467440345731091</text:p>
          </table:table-cell>
          <table:table-cell office:value-type="float" office:value="0.171153428898886" calcext:value-type="float">
            <text:p>0.171153428898886</text:p>
          </table:table-cell>
          <table:table-cell office:value-type="float" office:value="0.124727425130986" calcext:value-type="float">
            <text:p>0.124727425130986</text:p>
          </table:table-cell>
          <table:table-cell office:value-type="float" office:value="0.0664991797908472" calcext:value-type="float">
            <text:p>0.0664991797908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6387586714563" calcext:value-type="float">
            <text:p>0.676387586714563</text:p>
          </table:table-cell>
          <table:table-cell office:value-type="float" office:value="1.24750506536684" calcext:value-type="float">
            <text:p>1.24750506536684</text:p>
          </table:table-cell>
          <table:table-cell office:value-type="float" office:value="0.467025384552039" calcext:value-type="float">
            <text:p>0.467025384552039</text:p>
          </table:table-cell>
          <table:table-cell office:value-type="float" office:value="0.16844115778922" calcext:value-type="float">
            <text:p>0.16844115778922</text:p>
          </table:table-cell>
          <table:table-cell office:value-type="float" office:value="0.124623216658303" calcext:value-type="float">
            <text:p>0.124623216658303</text:p>
          </table:table-cell>
          <table:table-cell office:value-type="float" office:value="0.0663800976951667" calcext:value-type="float">
            <text:p>0.0663800976951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8074126557262" calcext:value-type="float">
            <text:p>0.418074126557262</text:p>
          </table:table-cell>
          <table:table-cell office:value-type="float" office:value="1.28078226949902" calcext:value-type="float">
            <text:p>1.28078226949902</text:p>
          </table:table-cell>
          <table:table-cell office:value-type="float" office:value="0.50678364500767" calcext:value-type="float">
            <text:p>0.50678364500767</text:p>
          </table:table-cell>
          <table:table-cell office:value-type="float" office:value="0.186447302125887" calcext:value-type="float">
            <text:p>0.186447302125887</text:p>
          </table:table-cell>
          <table:table-cell office:value-type="float" office:value="0.135978747802867" calcext:value-type="float">
            <text:p>0.135978747802867</text:p>
          </table:table-cell>
          <table:table-cell office:value-type="float" office:value="0.0793009769399223" calcext:value-type="float">
            <text:p>0.0793009769399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9585468133622" calcext:value-type="float">
            <text:p>0.459585468133622</text:p>
          </table:table-cell>
          <table:table-cell office:value-type="float" office:value="1.29699484865483" calcext:value-type="float">
            <text:p>1.29699484865483</text:p>
          </table:table-cell>
          <table:table-cell office:value-type="float" office:value="0.482672806800169" calcext:value-type="float">
            <text:p>0.482672806800169</text:p>
          </table:table-cell>
          <table:table-cell office:value-type="float" office:value="0.15286050789414" calcext:value-type="float">
            <text:p>0.15286050789414</text:p>
          </table:table-cell>
          <table:table-cell office:value-type="float" office:value="0.115977273039737" calcext:value-type="float">
            <text:p>0.115977273039737</text:p>
          </table:table-cell>
          <table:table-cell office:value-type="float" office:value="0.0639934996813682" calcext:value-type="float">
            <text:p>0.0639934996813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5679217356581" calcext:value-type="float">
            <text:p>0.435679217356581</text:p>
          </table:table-cell>
          <table:table-cell office:value-type="float" office:value="1.29708836595255" calcext:value-type="float">
            <text:p>1.29708836595255</text:p>
          </table:table-cell>
          <table:table-cell office:value-type="float" office:value="0.482770673375098" calcext:value-type="float">
            <text:p>0.482770673375098</text:p>
          </table:table-cell>
          <table:table-cell office:value-type="float" office:value="0.154158971140451" calcext:value-type="float">
            <text:p>0.154158971140451</text:p>
          </table:table-cell>
          <table:table-cell office:value-type="float" office:value="0.115999270702795" calcext:value-type="float">
            <text:p>0.115999270702795</text:p>
          </table:table-cell>
          <table:table-cell office:value-type="float" office:value="0.0640200925871866" calcext:value-type="float">
            <text:p>0.0640200925871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6424594503582" calcext:value-type="float">
            <text:p>0.446424594503582</text:p>
          </table:table-cell>
          <table:table-cell office:value-type="float" office:value="1.29709274583106" calcext:value-type="float">
            <text:p>1.29709274583106</text:p>
          </table:table-cell>
          <table:table-cell office:value-type="float" office:value="0.482717008073077" calcext:value-type="float">
            <text:p>0.482717008073077</text:p>
          </table:table-cell>
          <table:table-cell office:value-type="float" office:value="0.153534130670673" calcext:value-type="float">
            <text:p>0.153534130670673</text:p>
          </table:table-cell>
          <table:table-cell office:value-type="float" office:value="0.115986784839692" calcext:value-type="float">
            <text:p>0.115986784839692</text:p>
          </table:table-cell>
          <table:table-cell office:value-type="float" office:value="0.0640055254341096" calcext:value-type="float">
            <text:p>0.064005525434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5271361253095" calcext:value-type="float">
            <text:p>0.655271361253095</text:p>
          </table:table-cell>
          <table:table-cell office:value-type="float" office:value="1.29585322379725" calcext:value-type="float">
            <text:p>1.29585322379725</text:p>
          </table:table-cell>
          <table:table-cell office:value-type="float" office:value="0.482214068122792" calcext:value-type="float">
            <text:p>0.482214068122792</text:p>
          </table:table-cell>
          <table:table-cell office:value-type="float" office:value="0.150507267562296" calcext:value-type="float">
            <text:p>0.150507267562296</text:p>
          </table:table-cell>
          <table:table-cell office:value-type="float" office:value="0.115871532948456" calcext:value-type="float">
            <text:p>0.115871532948456</text:p>
          </table:table-cell>
          <table:table-cell office:value-type="float" office:value="0.0638708136260601" calcext:value-type="float">
            <text:p>0.063870813626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8090961466535" calcext:value-type="float">
            <text:p>0.468090961466535</text:p>
          </table:table-cell>
          <table:table-cell office:value-type="float" office:value="1.26500816931707" calcext:value-type="float">
            <text:p>1.26500816931707</text:p>
          </table:table-cell>
          <table:table-cell office:value-type="float" office:value="0.476757352628438" calcext:value-type="float">
            <text:p>0.476757352628438</text:p>
          </table:table-cell>
          <table:table-cell office:value-type="float" office:value="0.143377887110364" calcext:value-type="float">
            <text:p>0.143377887110364</text:p>
          </table:table-cell>
          <table:table-cell office:value-type="float" office:value="0.131270171766494" calcext:value-type="float">
            <text:p>0.131270171766494</text:p>
          </table:table-cell>
          <table:table-cell office:value-type="float" office:value="0.0751512276335231" calcext:value-type="float">
            <text:p>0.0751512276335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6747567640172" calcext:value-type="float">
            <text:p>0.456747567640172</text:p>
          </table:table-cell>
          <table:table-cell office:value-type="float" office:value="1.36380229964248" calcext:value-type="float">
            <text:p>1.36380229964248</text:p>
          </table:table-cell>
          <table:table-cell office:value-type="float" office:value="0.426853726103237" calcext:value-type="float">
            <text:p>0.426853726103237</text:p>
          </table:table-cell>
          <table:table-cell office:value-type="float" office:value="0.17104516811918" calcext:value-type="float">
            <text:p>0.17104516811918</text:p>
          </table:table-cell>
          <table:table-cell office:value-type="float" office:value="0.126819471072142" calcext:value-type="float">
            <text:p>0.126819471072142</text:p>
          </table:table-cell>
          <table:table-cell office:value-type="float" office:value="0.0644075683944185" calcext:value-type="float">
            <text:p>0.0644075683944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3803790041085" calcext:value-type="float">
            <text:p>0.443803790041085</text:p>
          </table:table-cell>
          <table:table-cell office:value-type="float" office:value="1.36389739133247" calcext:value-type="float">
            <text:p>1.36389739133247</text:p>
          </table:table-cell>
          <table:table-cell office:value-type="float" office:value="0.42689506275489" calcext:value-type="float">
            <text:p>0.42689506275489</text:p>
          </table:table-cell>
          <table:table-cell office:value-type="float" office:value="0.172003375440531" calcext:value-type="float">
            <text:p>0.172003375440531</text:p>
          </table:table-cell>
          <table:table-cell office:value-type="float" office:value="0.12683124670516" calcext:value-type="float">
            <text:p>0.12683124670516</text:p>
          </table:table-cell>
          <table:table-cell office:value-type="float" office:value="0.064420339147671" calcext:value-type="float">
            <text:p>0.0644203391476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3186553965933" calcext:value-type="float">
            <text:p>0.453186553965933</text:p>
          </table:table-cell>
          <table:table-cell office:value-type="float" office:value="1.36389286784219" calcext:value-type="float">
            <text:p>1.36389286784219</text:p>
          </table:table-cell>
          <table:table-cell office:value-type="float" office:value="0.426853986174237" calcext:value-type="float">
            <text:p>0.426853986174237</text:p>
          </table:table-cell>
          <table:table-cell office:value-type="float" office:value="0.171425882314458" calcext:value-type="float">
            <text:p>0.171425882314458</text:p>
          </table:table-cell>
          <table:table-cell office:value-type="float" office:value="0.12681950227941" calcext:value-type="float">
            <text:p>0.12681950227941</text:p>
          </table:table-cell>
          <table:table-cell office:value-type="float" office:value="0.0644077045846558" calcext:value-type="float">
            <text:p>0.0644077045846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9328401333079" calcext:value-type="float">
            <text:p>0.629328401333079</text:p>
          </table:table-cell>
          <table:table-cell office:value-type="float" office:value="1.36280969303817" calcext:value-type="float">
            <text:p>1.36280969303817</text:p>
          </table:table-cell>
          <table:table-cell office:value-type="float" office:value="0.426482244679569" calcext:value-type="float">
            <text:p>0.426482244679569</text:p>
          </table:table-cell>
          <table:table-cell office:value-type="float" office:value="0.168913253490635" calcext:value-type="float">
            <text:p>0.168913253490635</text:p>
          </table:table-cell>
          <table:table-cell office:value-type="float" office:value="0.12671479168001" calcext:value-type="float">
            <text:p>0.12671479168001</text:p>
          </table:table-cell>
          <table:table-cell office:value-type="float" office:value="0.0642946175159293" calcext:value-type="float">
            <text:p>0.0642946175159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5018760849269" calcext:value-type="float">
            <text:p>0.635018760849269</text:p>
          </table:table-cell>
          <table:table-cell office:value-type="float" office:value="1.20693848322651" calcext:value-type="float">
            <text:p>1.20693848322651</text:p>
          </table:table-cell>
          <table:table-cell office:value-type="float" office:value="0.405076021187897" calcext:value-type="float">
            <text:p>0.405076021187897</text:p>
          </table:table-cell>
          <table:table-cell office:value-type="float" office:value="0.156261261257937" calcext:value-type="float">
            <text:p>0.156261261257937</text:p>
          </table:table-cell>
          <table:table-cell office:value-type="float" office:value="0.13172480644186" calcext:value-type="float">
            <text:p>0.13172480644186</text:p>
          </table:table-cell>
          <table:table-cell office:value-type="float" office:value="0.0707338775474898" calcext:value-type="float">
            <text:p>0.070733877547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1125201405313" calcext:value-type="float">
            <text:p>0.711125201405313</text:p>
          </table:table-cell>
          <table:table-cell office:value-type="float" office:value="1.23658615338856" calcext:value-type="float">
            <text:p>1.23658615338856</text:p>
          </table:table-cell>
          <table:table-cell office:value-type="float" office:value="0.585002665206689" calcext:value-type="float">
            <text:p>0.585002665206689</text:p>
          </table:table-cell>
          <table:table-cell office:value-type="float" office:value="0.19586166868529" calcext:value-type="float">
            <text:p>0.19586166868529</text:p>
          </table:table-cell>
          <table:table-cell office:value-type="float" office:value="0.145586145840079" calcext:value-type="float">
            <text:p>0.145586145840079</text:p>
          </table:table-cell>
          <table:table-cell office:value-type="float" office:value="0.0849929444713002" calcext:value-type="float">
            <text:p>0.08499294447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8480835027047" calcext:value-type="float">
            <text:p>0.708480835027047</text:p>
          </table:table-cell>
          <table:table-cell office:value-type="float" office:value="1.23660408965426" calcext:value-type="float">
            <text:p>1.23660408965426</text:p>
          </table:table-cell>
          <table:table-cell office:value-type="float" office:value="0.584980888735774" calcext:value-type="float">
            <text:p>0.584980888735774</text:p>
          </table:table-cell>
          <table:table-cell office:value-type="float" office:value="0.196906044937521" calcext:value-type="float">
            <text:p>0.196906044937521</text:p>
          </table:table-cell>
          <table:table-cell office:value-type="float" office:value="0.145581894895117" calcext:value-type="float">
            <text:p>0.145581894895117</text:p>
          </table:table-cell>
          <table:table-cell office:value-type="float" office:value="0.0849867149467729" calcext:value-type="float">
            <text:p>0.0849867149467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3337061818458" calcext:value-type="float">
            <text:p>0.703337061818458</text:p>
          </table:table-cell>
          <table:table-cell office:value-type="float" office:value="1.23660007232186" calcext:value-type="float">
            <text:p>1.23660007232186</text:p>
          </table:table-cell>
          <table:table-cell office:value-type="float" office:value="0.585013302816227" calcext:value-type="float">
            <text:p>0.585013302816227</text:p>
          </table:table-cell>
          <table:table-cell office:value-type="float" office:value="0.196578969553254" calcext:value-type="float">
            <text:p>0.196578969553254</text:p>
          </table:table-cell>
          <table:table-cell office:value-type="float" office:value="0.145589812458896" calcext:value-type="float">
            <text:p>0.145589812458896</text:p>
          </table:table-cell>
          <table:table-cell office:value-type="float" office:value="0.0849963030925204" calcext:value-type="float">
            <text:p>0.084996303092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45177928734014" calcext:value-type="float">
            <text:p>0.945177928734014</text:p>
          </table:table-cell>
          <table:table-cell office:value-type="float" office:value="1.2350626347386" calcext:value-type="float">
            <text:p>1.2350626347386</text:p>
          </table:table-cell>
          <table:table-cell office:value-type="float" office:value="0.584248817778635" calcext:value-type="float">
            <text:p>0.584248817778635</text:p>
          </table:table-cell>
          <table:table-cell office:value-type="float" office:value="0.192652990854654" calcext:value-type="float">
            <text:p>0.192652990854654</text:p>
          </table:table-cell>
          <table:table-cell office:value-type="float" office:value="0.145403317614896" calcext:value-type="float">
            <text:p>0.145403317614896</text:p>
          </table:table-cell>
          <table:table-cell office:value-type="float" office:value="0.0847717282906487" calcext:value-type="float">
            <text:p>0.0847717282906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9298558130813" calcext:value-type="float">
            <text:p>0.949298558130813</text:p>
          </table:table-cell>
          <table:table-cell office:value-type="float" office:value="1.05559087624031" calcext:value-type="float">
            <text:p>1.05559087624031</text:p>
          </table:table-cell>
          <table:table-cell office:value-type="float" office:value="0.56921750157857" calcext:value-type="float">
            <text:p>0.56921750157857</text:p>
          </table:table-cell>
          <table:table-cell office:value-type="float" office:value="0.174533553461414" calcext:value-type="float">
            <text:p>0.174533553461414</text:p>
          </table:table-cell>
          <table:table-cell office:value-type="float" office:value="0.141495260490872" calcext:value-type="float">
            <text:p>0.141495260490872</text:p>
          </table:table-cell>
          <table:table-cell office:value-type="float" office:value="0.0793150511204231" calcext:value-type="float">
            <text:p>0.079315051120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7352580373962" calcext:value-type="float">
            <text:p>0.287352580373962</text:p>
          </table:table-cell>
          <table:table-cell office:value-type="float" office:value="1.40011928984365" calcext:value-type="float">
            <text:p>1.40011928984365</text:p>
          </table:table-cell>
          <table:table-cell office:value-type="float" office:value="0.540594780564034" calcext:value-type="float">
            <text:p>0.540594780564034</text:p>
          </table:table-cell>
          <table:table-cell office:value-type="float" office:value="0.166069354403422" calcext:value-type="float">
            <text:p>0.166069354403422</text:p>
          </table:table-cell>
          <table:table-cell office:value-type="float" office:value="0.123083777360145" calcext:value-type="float">
            <text:p>0.123083777360145</text:p>
          </table:table-cell>
          <table:table-cell office:value-type="float" office:value="0.0750425791329152" calcext:value-type="float">
            <text:p>0.0750425791329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96834933067671" calcext:value-type="float">
            <text:p>0.296834933067671</text:p>
          </table:table-cell>
          <table:table-cell office:value-type="float" office:value="1.40005779815949" calcext:value-type="float">
            <text:p>1.40005779815949</text:p>
          </table:table-cell>
          <table:table-cell office:value-type="float" office:value="0.540523815183089" calcext:value-type="float">
            <text:p>0.540523815183089</text:p>
          </table:table-cell>
          <table:table-cell office:value-type="float" office:value="0.16668555109417" calcext:value-type="float">
            <text:p>0.16668555109417</text:p>
          </table:table-cell>
          <table:table-cell office:value-type="float" office:value="0.123069179844226" calcext:value-type="float">
            <text:p>0.123069179844226</text:p>
          </table:table-cell>
          <table:table-cell office:value-type="float" office:value="0.0750226399992713" calcext:value-type="float">
            <text:p>0.0750226399992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92674776597113" calcext:value-type="float">
            <text:p>0.292674776597113</text:p>
          </table:table-cell>
          <table:table-cell office:value-type="float" office:value="1.40006274074418" calcext:value-type="float">
            <text:p>1.40006274074418</text:p>
          </table:table-cell>
          <table:table-cell office:value-type="float" office:value="0.540543265321354" calcext:value-type="float">
            <text:p>0.540543265321354</text:p>
          </table:table-cell>
          <table:table-cell office:value-type="float" office:value="0.166366175450924" calcext:value-type="float">
            <text:p>0.166366175450924</text:p>
          </table:table-cell>
          <table:table-cell office:value-type="float" office:value="0.123073498061969" calcext:value-type="float">
            <text:p>0.123073498061969</text:p>
          </table:table-cell>
          <table:table-cell office:value-type="float" office:value="0.0750281153615416" calcext:value-type="float">
            <text:p>0.0750281153615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8045619897561" calcext:value-type="float">
            <text:p>0.498045619897561</text:p>
          </table:table-cell>
          <table:table-cell office:value-type="float" office:value="1.39889308263039" calcext:value-type="float">
            <text:p>1.39889308263039</text:p>
          </table:table-cell>
          <table:table-cell office:value-type="float" office:value="0.540060405921435" calcext:value-type="float">
            <text:p>0.540060405921435</text:p>
          </table:table-cell>
          <table:table-cell office:value-type="float" office:value="0.163321842560435" calcext:value-type="float">
            <text:p>0.163321842560435</text:p>
          </table:table-cell>
          <table:table-cell office:value-type="float" office:value="0.122966872424438" calcext:value-type="float">
            <text:p>0.122966872424438</text:p>
          </table:table-cell>
          <table:table-cell office:value-type="float" office:value="0.074892903284517" calcext:value-type="float">
            <text:p>0.0748929032845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9363024123346" calcext:value-type="float">
            <text:p>0.289363024123346</text:p>
          </table:table-cell>
          <table:table-cell office:value-type="float" office:value="1.39859448167268" calcext:value-type="float">
            <text:p>1.39859448167268</text:p>
          </table:table-cell>
          <table:table-cell office:value-type="float" office:value="0.566357595487068" calcext:value-type="float">
            <text:p>0.566357595487068</text:p>
          </table:table-cell>
          <table:table-cell office:value-type="float" office:value="0.165084746187686" calcext:value-type="float">
            <text:p>0.165084746187686</text:p>
          </table:table-cell>
          <table:table-cell office:value-type="float" office:value="0.122707048398996" calcext:value-type="float">
            <text:p>0.122707048398996</text:p>
          </table:table-cell>
          <table:table-cell office:value-type="float" office:value="0.070242893863421" calcext:value-type="float">
            <text:p>0.0702428938634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5824554660046" calcext:value-type="float">
            <text:p>0.485824554660046</text:p>
          </table:table-cell>
          <table:table-cell office:value-type="float" office:value="1.37158814532007" calcext:value-type="float">
            <text:p>1.37158814532007</text:p>
          </table:table-cell>
          <table:table-cell office:value-type="float" office:value="0.489823600215615" calcext:value-type="float">
            <text:p>0.489823600215615</text:p>
          </table:table-cell>
          <table:table-cell office:value-type="float" office:value="0.163323239432951" calcext:value-type="float">
            <text:p>0.163323239432951</text:p>
          </table:table-cell>
          <table:table-cell office:value-type="float" office:value="0.123799068881159" calcext:value-type="float">
            <text:p>0.123799068881159</text:p>
          </table:table-cell>
          <table:table-cell office:value-type="float" office:value="0.0711419701383263" calcext:value-type="float">
            <text:p>0.0711419701383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456970763859" calcext:value-type="float">
            <text:p>0.45456970763859</text:p>
          </table:table-cell>
          <table:table-cell office:value-type="float" office:value="1.37175276874125" calcext:value-type="float">
            <text:p>1.37175276874125</text:p>
          </table:table-cell>
          <table:table-cell office:value-type="float" office:value="0.489960463279183" calcext:value-type="float">
            <text:p>0.489960463279183</text:p>
          </table:table-cell>
          <table:table-cell office:value-type="float" office:value="0.165310407584756" calcext:value-type="float">
            <text:p>0.165310407584756</text:p>
          </table:table-cell>
          <table:table-cell office:value-type="float" office:value="0.123833955655565" calcext:value-type="float">
            <text:p>0.123833955655565</text:p>
          </table:table-cell>
          <table:table-cell office:value-type="float" office:value="0.0711827166789141" calcext:value-type="float">
            <text:p>0.0711827166789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4045504539818" calcext:value-type="float">
            <text:p>0.464045504539818</text:p>
          </table:table-cell>
          <table:table-cell office:value-type="float" office:value="1.37173752174553" calcext:value-type="float">
            <text:p>1.37173752174553</text:p>
          </table:table-cell>
          <table:table-cell office:value-type="float" office:value="0.48990920404217" calcext:value-type="float">
            <text:p>0.48990920404217</text:p>
          </table:table-cell>
          <table:table-cell office:value-type="float" office:value="0.164410941927445" calcext:value-type="float">
            <text:p>0.164410941927445</text:p>
          </table:table-cell>
          <table:table-cell office:value-type="float" office:value="0.12382136566981" calcext:value-type="float">
            <text:p>0.12382136566981</text:p>
          </table:table-cell>
          <table:table-cell office:value-type="float" office:value="0.0711674408292223" calcext:value-type="float">
            <text:p>0.0711674408292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9781310117059" calcext:value-type="float">
            <text:p>0.679781310117059</text:p>
          </table:table-cell>
          <table:table-cell office:value-type="float" office:value="1.37027455743019" calcext:value-type="float">
            <text:p>1.37027455743019</text:p>
          </table:table-cell>
          <table:table-cell office:value-type="float" office:value="0.489343837978524" calcext:value-type="float">
            <text:p>0.489343837978524</text:p>
          </table:table-cell>
          <table:table-cell office:value-type="float" office:value="0.160729083600356" calcext:value-type="float">
            <text:p>0.160729083600356</text:p>
          </table:table-cell>
          <table:table-cell office:value-type="float" office:value="0.123683021481378" calcext:value-type="float">
            <text:p>0.123683021481378</text:p>
          </table:table-cell>
          <table:table-cell office:value-type="float" office:value="0.0710014665180835" calcext:value-type="float">
            <text:p>0.0710014665180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0968613414516" calcext:value-type="float">
            <text:p>0.420968613414516</text:p>
          </table:table-cell>
          <table:table-cell office:value-type="float" office:value="1.40310993719049" calcext:value-type="float">
            <text:p>1.40310993719049</text:p>
          </table:table-cell>
          <table:table-cell office:value-type="float" office:value="0.503508463664469" calcext:value-type="float">
            <text:p>0.503508463664469</text:p>
          </table:table-cell>
          <table:table-cell office:value-type="float" office:value="0.200236573293864" calcext:value-type="float">
            <text:p>0.200236573293864</text:p>
          </table:table-cell>
          <table:table-cell office:value-type="float" office:value="0.144749321430431" calcext:value-type="float">
            <text:p>0.144749321430431</text:p>
          </table:table-cell>
          <table:table-cell office:value-type="float" office:value="0.0719418799419609" calcext:value-type="float">
            <text:p>0.07194187994196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6961770475266" calcext:value-type="float">
            <text:p>0.706961770475266</text:p>
          </table:table-cell>
          <table:table-cell office:value-type="float" office:value="1.10183431623769" calcext:value-type="float">
            <text:p>1.10183431623769</text:p>
          </table:table-cell>
          <table:table-cell office:value-type="float" office:value="0.40185201923188" calcext:value-type="float">
            <text:p>0.40185201923188</text:p>
          </table:table-cell>
          <table:table-cell office:value-type="float" office:value="0.156683340442617" calcext:value-type="float">
            <text:p>0.156683340442617</text:p>
          </table:table-cell>
          <table:table-cell office:value-type="float" office:value="0.116775911190801" calcext:value-type="float">
            <text:p>0.116775911190801</text:p>
          </table:table-cell>
          <table:table-cell office:value-type="float" office:value="0.0599491884586004" calcext:value-type="float">
            <text:p>0.05994918845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4673339883514" calcext:value-type="float">
            <text:p>0.724673339883514</text:p>
          </table:table-cell>
          <table:table-cell office:value-type="float" office:value="1.10174995329254" calcext:value-type="float">
            <text:p>1.10174995329254</text:p>
          </table:table-cell>
          <table:table-cell office:value-type="float" office:value="0.401778145359856" calcext:value-type="float">
            <text:p>0.401778145359856</text:p>
          </table:table-cell>
          <table:table-cell office:value-type="float" office:value="0.156972344362565" calcext:value-type="float">
            <text:p>0.156972344362565</text:p>
          </table:table-cell>
          <table:table-cell office:value-type="float" office:value="0.116756709108966" calcext:value-type="float">
            <text:p>0.116756709108966</text:p>
          </table:table-cell>
          <table:table-cell office:value-type="float" office:value="0.0599269107287808" calcext:value-type="float">
            <text:p>0.0599269107287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4672840406644" calcext:value-type="float">
            <text:p>0.714672840406644</text:p>
          </table:table-cell>
          <table:table-cell office:value-type="float" office:value="1.10175193292462" calcext:value-type="float">
            <text:p>1.10175193292462</text:p>
          </table:table-cell>
          <table:table-cell office:value-type="float" office:value="0.401810652698765" calcext:value-type="float">
            <text:p>0.401810652698765</text:p>
          </table:table-cell>
          <table:table-cell office:value-type="float" office:value="0.156858600700857" calcext:value-type="float">
            <text:p>0.156858600700857</text:p>
          </table:table-cell>
          <table:table-cell office:value-type="float" office:value="0.116765835101937" calcext:value-type="float">
            <text:p>0.116765835101937</text:p>
          </table:table-cell>
          <table:table-cell office:value-type="float" office:value="0.0599367215356976" calcext:value-type="float">
            <text:p>0.0599367215356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5577717499274" calcext:value-type="float">
            <text:p>0.865577717499274</text:p>
          </table:table-cell>
          <table:table-cell office:value-type="float" office:value="1.10110808739919" calcext:value-type="float">
            <text:p>1.10110808739919</text:p>
          </table:table-cell>
          <table:table-cell office:value-type="float" office:value="0.401557150565866" calcext:value-type="float">
            <text:p>0.401557150565866</text:p>
          </table:table-cell>
          <table:table-cell office:value-type="float" office:value="0.154770316588274" calcext:value-type="float">
            <text:p>0.154770316588274</text:p>
          </table:table-cell>
          <table:table-cell office:value-type="float" office:value="0.116696002687428" calcext:value-type="float">
            <text:p>0.116696002687428</text:p>
          </table:table-cell>
          <table:table-cell office:value-type="float" office:value="0.0598606056984063" calcext:value-type="float">
            <text:p>0.0598606056984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13584213513663" calcext:value-type="float">
            <text:p>0.813584213513663</text:p>
          </table:table-cell>
          <table:table-cell office:value-type="float" office:value="1.03879602672397" calcext:value-type="float">
            <text:p>1.03879602672397</text:p>
          </table:table-cell>
          <table:table-cell office:value-type="float" office:value="0.372130694080836" calcext:value-type="float">
            <text:p>0.372130694080836</text:p>
          </table:table-cell>
          <table:table-cell office:value-type="float" office:value="0.150034415226384" calcext:value-type="float">
            <text:p>0.150034415226384</text:p>
          </table:table-cell>
          <table:table-cell office:value-type="float" office:value="0.116601507586103" calcext:value-type="float">
            <text:p>0.116601507586103</text:p>
          </table:table-cell>
          <table:table-cell office:value-type="float" office:value="0.0457507658335768" calcext:value-type="float">
            <text:p>0.0457507658335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3829902521342" calcext:value-type="float">
            <text:p>0.573829902521342</text:p>
          </table:table-cell>
          <table:table-cell office:value-type="float" office:value="1.22005186288275" calcext:value-type="float">
            <text:p>1.22005186288275</text:p>
          </table:table-cell>
          <table:table-cell office:value-type="float" office:value="0.412834484301817" calcext:value-type="float">
            <text:p>0.412834484301817</text:p>
          </table:table-cell>
          <table:table-cell office:value-type="float" office:value="0.145632290841221" calcext:value-type="float">
            <text:p>0.145632290841221</text:p>
          </table:table-cell>
          <table:table-cell office:value-type="float" office:value="0.112238147685413" calcext:value-type="float">
            <text:p>0.112238147685413</text:p>
          </table:table-cell>
          <table:table-cell office:value-type="float" office:value="0.058427865209256" calcext:value-type="float">
            <text:p>0.058427865209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3464308817126" calcext:value-type="float">
            <text:p>0.563464308817126</text:p>
          </table:table-cell>
          <table:table-cell office:value-type="float" office:value="1.22008604100352" calcext:value-type="float">
            <text:p>1.22008604100352</text:p>
          </table:table-cell>
          <table:table-cell office:value-type="float" office:value="0.412855904274684" calcext:value-type="float">
            <text:p>0.412855904274684</text:p>
          </table:table-cell>
          <table:table-cell office:value-type="float" office:value="0.146906457405446" calcext:value-type="float">
            <text:p>0.146906457405446</text:p>
          </table:table-cell>
          <table:table-cell office:value-type="float" office:value="0.112244430282997" calcext:value-type="float">
            <text:p>0.112244430282997</text:p>
          </table:table-cell>
          <table:table-cell office:value-type="float" office:value="0.058434111082765" calcext:value-type="float">
            <text:p>0.0584341110827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9551650399833" calcext:value-type="float">
            <text:p>0.569551650399833</text:p>
          </table:table-cell>
          <table:table-cell office:value-type="float" office:value="1.22007932201471" calcext:value-type="float">
            <text:p>1.22007932201471</text:p>
          </table:table-cell>
          <table:table-cell office:value-type="float" office:value="0.412833272083802" calcext:value-type="float">
            <text:p>0.412833272083802</text:p>
          </table:table-cell>
          <table:table-cell office:value-type="float" office:value="0.146206790331884" calcext:value-type="float">
            <text:p>0.146206790331884</text:p>
          </table:table-cell>
          <table:table-cell office:value-type="float" office:value="0.112238396121211" calcext:value-type="float">
            <text:p>0.112238396121211</text:p>
          </table:table-cell>
          <table:table-cell office:value-type="float" office:value="0.0584275768753459" calcext:value-type="float">
            <text:p>0.0584275768753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874145924591" calcext:value-type="float">
            <text:p>0.73874145924591</text:p>
          </table:table-cell>
          <table:table-cell office:value-type="float" office:value="1.21921978157687" calcext:value-type="float">
            <text:p>1.21921978157687</text:p>
          </table:table-cell>
          <table:table-cell office:value-type="float" office:value="0.412526490155103" calcext:value-type="float">
            <text:p>0.412526490155103</text:p>
          </table:table-cell>
          <table:table-cell office:value-type="float" office:value="0.143643274959531" calcext:value-type="float">
            <text:p>0.143643274959531</text:p>
          </table:table-cell>
          <table:table-cell office:value-type="float" office:value="0.112156734581249" calcext:value-type="float">
            <text:p>0.112156734581249</text:p>
          </table:table-cell>
          <table:table-cell office:value-type="float" office:value="0.0583400557215467" calcext:value-type="float">
            <text:p>0.0583400557215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4731144668844" calcext:value-type="float">
            <text:p>0.574731144668844</text:p>
          </table:table-cell>
          <table:table-cell office:value-type="float" office:value="1.23375398168913" calcext:value-type="float">
            <text:p>1.23375398168913</text:p>
          </table:table-cell>
          <table:table-cell office:value-type="float" office:value="0.405358912770871" calcext:value-type="float">
            <text:p>0.405358912770871</text:p>
          </table:table-cell>
          <table:table-cell office:value-type="float" office:value="0.148554835981783" calcext:value-type="float">
            <text:p>0.148554835981783</text:p>
          </table:table-cell>
          <table:table-cell office:value-type="float" office:value="0.108722378981993" calcext:value-type="float">
            <text:p>0.108722378981993</text:p>
          </table:table-cell>
          <table:table-cell office:value-type="float" office:value="0.0557070032055798" calcext:value-type="float">
            <text:p>0.0557070032055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9616737844428" calcext:value-type="float">
            <text:p>0.329616737844428</text:p>
          </table:table-cell>
          <table:table-cell office:value-type="float" office:value="1.49541985563975" calcext:value-type="float">
            <text:p>1.49541985563975</text:p>
          </table:table-cell>
          <table:table-cell office:value-type="float" office:value="0.522937850622707" calcext:value-type="float">
            <text:p>0.522937850622707</text:p>
          </table:table-cell>
          <table:table-cell office:value-type="float" office:value="0.172046322567145" calcext:value-type="float">
            <text:p>0.172046322567145</text:p>
          </table:table-cell>
          <table:table-cell office:value-type="float" office:value="0.130145084046306" calcext:value-type="float">
            <text:p>0.130145084046306</text:p>
          </table:table-cell>
          <table:table-cell office:value-type="float" office:value="0.078041911259766" calcext:value-type="float">
            <text:p>0.0780419112597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2484401994094" calcext:value-type="float">
            <text:p>0.312484401994094</text:p>
          </table:table-cell>
          <table:table-cell office:value-type="float" office:value="1.49557674852028" calcext:value-type="float">
            <text:p>1.49557674852028</text:p>
          </table:table-cell>
          <table:table-cell office:value-type="float" office:value="0.523007116462084" calcext:value-type="float">
            <text:p>0.523007116462084</text:p>
          </table:table-cell>
          <table:table-cell office:value-type="float" office:value="0.173484122047257" calcext:value-type="float">
            <text:p>0.173484122047257</text:p>
          </table:table-cell>
          <table:table-cell office:value-type="float" office:value="0.130161820319742" calcext:value-type="float">
            <text:p>0.130161820319742</text:p>
          </table:table-cell>
          <table:table-cell office:value-type="float" office:value="0.0780631743432215" calcext:value-type="float">
            <text:p>0.0780631743432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2494356551053" calcext:value-type="float">
            <text:p>0.312494356551053</text:p>
          </table:table-cell>
          <table:table-cell office:value-type="float" office:value="1.49557672753491" calcext:value-type="float">
            <text:p>1.49557672753491</text:p>
          </table:table-cell>
          <table:table-cell office:value-type="float" office:value="0.523007059883042" calcext:value-type="float">
            <text:p>0.523007059883042</text:p>
          </table:table-cell>
          <table:table-cell office:value-type="float" office:value="0.172998940499696" calcext:value-type="float">
            <text:p>0.172998940499696</text:p>
          </table:table-cell>
          <table:table-cell office:value-type="float" office:value="0.130161803926855" calcext:value-type="float">
            <text:p>0.130161803926855</text:p>
          </table:table-cell>
          <table:table-cell office:value-type="float" office:value="0.0780631223104004" calcext:value-type="float">
            <text:p>0.0780631223104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9395880498902" calcext:value-type="float">
            <text:p>0.539395880498902</text:p>
          </table:table-cell>
          <table:table-cell office:value-type="float" office:value="1.49392310161851" calcext:value-type="float">
            <text:p>1.49392310161851</text:p>
          </table:table-cell>
          <table:table-cell office:value-type="float" office:value="0.522366151750796" calcext:value-type="float">
            <text:p>0.522366151750796</text:p>
          </table:table-cell>
          <table:table-cell office:value-type="float" office:value="0.169004978502545" calcext:value-type="float">
            <text:p>0.169004978502545</text:p>
          </table:table-cell>
          <table:table-cell office:value-type="float" office:value="0.130009978740533" calcext:value-type="float">
            <text:p>0.130009978740533</text:p>
          </table:table-cell>
          <table:table-cell office:value-type="float" office:value="0.0778697482958589" calcext:value-type="float">
            <text:p>0.0778697482958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5220774306359" calcext:value-type="float">
            <text:p>0.335220774306359</text:p>
          </table:table-cell>
          <table:table-cell office:value-type="float" office:value="1.47809301580033" calcext:value-type="float">
            <text:p>1.47809301580033</text:p>
          </table:table-cell>
          <table:table-cell office:value-type="float" office:value="0.559101275405985" calcext:value-type="float">
            <text:p>0.559101275405985</text:p>
          </table:table-cell>
          <table:table-cell office:value-type="float" office:value="0.194293375966808" calcext:value-type="float">
            <text:p>0.194293375966808</text:p>
          </table:table-cell>
          <table:table-cell office:value-type="float" office:value="0.137229224587999" calcext:value-type="float">
            <text:p>0.137229224587999</text:p>
          </table:table-cell>
          <table:table-cell office:value-type="float" office:value="0.111895056582469" calcext:value-type="float">
            <text:p>0.11189505658246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2850648763329" calcext:value-type="float">
            <text:p>0.612850648763329</text:p>
          </table:table-cell>
          <table:table-cell office:value-type="float" office:value="1.17383615323204" calcext:value-type="float">
            <text:p>1.17383615323204</text:p>
          </table:table-cell>
          <table:table-cell office:value-type="float" office:value="0.60290849807996" calcext:value-type="float">
            <text:p>0.60290849807996</text:p>
          </table:table-cell>
          <table:table-cell office:value-type="float" office:value="0.198105772225643" calcext:value-type="float">
            <text:p>0.198105772225643</text:p>
          </table:table-cell>
          <table:table-cell office:value-type="float" office:value="0.146836860884135" calcext:value-type="float">
            <text:p>0.146836860884135</text:p>
          </table:table-cell>
          <table:table-cell office:value-type="float" office:value="0.0885248897179907" calcext:value-type="float">
            <text:p>0.0885248897179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7042800206989" calcext:value-type="float">
            <text:p>0.587042800206989</text:p>
          </table:table-cell>
          <table:table-cell office:value-type="float" office:value="1.1739597112391" calcext:value-type="float">
            <text:p>1.1739597112391</text:p>
          </table:table-cell>
          <table:table-cell office:value-type="float" office:value="0.603044542362754" calcext:value-type="float">
            <text:p>0.603044542362754</text:p>
          </table:table-cell>
          <table:table-cell office:value-type="float" office:value="0.199669028329736" calcext:value-type="float">
            <text:p>0.199669028329736</text:p>
          </table:table-cell>
          <table:table-cell office:value-type="float" office:value="0.14687082724314" calcext:value-type="float">
            <text:p>0.14687082724314</text:p>
          </table:table-cell>
          <table:table-cell office:value-type="float" office:value="0.0885660236616194" calcext:value-type="float">
            <text:p>0.0885660236616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953428789652" calcext:value-type="float">
            <text:p>0.59953428789652</text:p>
          </table:table-cell>
          <table:table-cell office:value-type="float" office:value="1.17398767647556" calcext:value-type="float">
            <text:p>1.17398767647556</text:p>
          </table:table-cell>
          <table:table-cell office:value-type="float" office:value="0.602964150978117" calcext:value-type="float">
            <text:p>0.602964150978117</text:p>
          </table:table-cell>
          <table:table-cell office:value-type="float" office:value="0.198948820734347" calcext:value-type="float">
            <text:p>0.198948820734347</text:p>
          </table:table-cell>
          <table:table-cell office:value-type="float" office:value="0.146851679109837" calcext:value-type="float">
            <text:p>0.146851679109837</text:p>
          </table:table-cell>
          <table:table-cell office:value-type="float" office:value="0.088541761942941" calcext:value-type="float">
            <text:p>0.0885417619429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55038218553974" calcext:value-type="float">
            <text:p>0.855038218553974</text:p>
          </table:table-cell>
          <table:table-cell office:value-type="float" office:value="1.17255821737995" calcext:value-type="float">
            <text:p>1.17255821737995</text:p>
          </table:table-cell>
          <table:table-cell office:value-type="float" office:value="0.602174972508226" calcext:value-type="float">
            <text:p>0.602174972508226</text:p>
          </table:table-cell>
          <table:table-cell office:value-type="float" office:value="0.194664047480189" calcext:value-type="float">
            <text:p>0.194664047480189</text:p>
          </table:table-cell>
          <table:table-cell office:value-type="float" office:value="0.146667517474685" calcext:value-type="float">
            <text:p>0.146667517474685</text:p>
          </table:table-cell>
          <table:table-cell office:value-type="float" office:value="0.0883072224563589" calcext:value-type="float">
            <text:p>0.0883072224563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9431042619816" calcext:value-type="float">
            <text:p>0.699431042619816</text:p>
          </table:table-cell>
          <table:table-cell office:value-type="float" office:value="1.08141020569079" calcext:value-type="float">
            <text:p>1.08141020569079</text:p>
          </table:table-cell>
          <table:table-cell office:value-type="float" office:value="0.583549844708588" calcext:value-type="float">
            <text:p>0.583549844708588</text:p>
          </table:table-cell>
          <table:table-cell office:value-type="float" office:value="0.152806890690853" calcext:value-type="float">
            <text:p>0.152806890690853</text:p>
          </table:table-cell>
          <table:table-cell office:value-type="float" office:value="0.125981969760176" calcext:value-type="float">
            <text:p>0.125981969760176</text:p>
          </table:table-cell>
          <table:table-cell office:value-type="float" office:value="0.0766688713183309" calcext:value-type="float">
            <text:p>0.0766688713183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8150990181721" calcext:value-type="float">
            <text:p>0.618150990181721</text:p>
          </table:table-cell>
          <table:table-cell office:value-type="float" office:value="1.20347475773425" calcext:value-type="float">
            <text:p>1.20347475773425</text:p>
          </table:table-cell>
          <table:table-cell office:value-type="float" office:value="0.460098958391398" calcext:value-type="float">
            <text:p>0.460098958391398</text:p>
          </table:table-cell>
          <table:table-cell office:value-type="float" office:value="0.147784978437737" calcext:value-type="float">
            <text:p>0.147784978437737</text:p>
          </table:table-cell>
          <table:table-cell office:value-type="float" office:value="0.112986609954442" calcext:value-type="float">
            <text:p>0.112986609954442</text:p>
          </table:table-cell>
          <table:table-cell office:value-type="float" office:value="0.0589637243273358" calcext:value-type="float">
            <text:p>0.0589637243273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724834682194" calcext:value-type="float">
            <text:p>0.61724834682194</text:p>
          </table:table-cell>
          <table:table-cell office:value-type="float" office:value="1.20345669955254" calcext:value-type="float">
            <text:p>1.20345669955254</text:p>
          </table:table-cell>
          <table:table-cell office:value-type="float" office:value="0.460086408677222" calcext:value-type="float">
            <text:p>0.460086408677222</text:p>
          </table:table-cell>
          <table:table-cell office:value-type="float" office:value="0.148326507786183" calcext:value-type="float">
            <text:p>0.148326507786183</text:p>
          </table:table-cell>
          <table:table-cell office:value-type="float" office:value="0.112984436922611" calcext:value-type="float">
            <text:p>0.112984436922611</text:p>
          </table:table-cell>
          <table:table-cell office:value-type="float" office:value="0.0589605221424671" calcext:value-type="float">
            <text:p>0.0589605221424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4012015685824" calcext:value-type="float">
            <text:p>0.614012015685824</text:p>
          </table:table-cell>
          <table:table-cell office:value-type="float" office:value="1.20345383457899" calcext:value-type="float">
            <text:p>1.20345383457899</text:p>
          </table:table-cell>
          <table:table-cell office:value-type="float" office:value="0.460100714915874" calcext:value-type="float">
            <text:p>0.460100714915874</text:p>
          </table:table-cell>
          <table:table-cell office:value-type="float" office:value="0.148156133266703" calcext:value-type="float">
            <text:p>0.148156133266703</text:p>
          </table:table-cell>
          <table:table-cell office:value-type="float" office:value="0.112987875590627" calcext:value-type="float">
            <text:p>0.112987875590627</text:p>
          </table:table-cell>
          <table:table-cell office:value-type="float" office:value="0.058964241683091" calcext:value-type="float">
            <text:p>0.058964241683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01825986171657" calcext:value-type="float">
            <text:p>0.801825986171657</text:p>
          </table:table-cell>
          <table:table-cell office:value-type="float" office:value="1.20242592595282" calcext:value-type="float">
            <text:p>1.20242592595282</text:p>
          </table:table-cell>
          <table:table-cell office:value-type="float" office:value="0.45968387599375" calcext:value-type="float">
            <text:p>0.45968387599375</text:p>
          </table:table-cell>
          <table:table-cell office:value-type="float" office:value="0.145770361978464" calcext:value-type="float">
            <text:p>0.145770361978464</text:p>
          </table:table-cell>
          <table:table-cell office:value-type="float" office:value="0.112888665785043" calcext:value-type="float">
            <text:p>0.112888665785043</text:p>
          </table:table-cell>
          <table:table-cell office:value-type="float" office:value="0.0588564892377" calcext:value-type="float">
            <text:p>0.05885648923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29970937841835" calcext:value-type="float">
            <text:p>0.629970937841835</text:p>
          </table:table-cell>
          <table:table-cell office:value-type="float" office:value="1.19622240875497" calcext:value-type="float">
            <text:p>1.19622240875497</text:p>
          </table:table-cell>
          <table:table-cell office:value-type="float" office:value="0.441475643414563" calcext:value-type="float">
            <text:p>0.441475643414563</text:p>
          </table:table-cell>
          <table:table-cell office:value-type="float" office:value="0.163817321289412" calcext:value-type="float">
            <text:p>0.163817321289412</text:p>
          </table:table-cell>
          <table:table-cell office:value-type="float" office:value="0.129625777166104" calcext:value-type="float">
            <text:p>0.129625777166104</text:p>
          </table:table-cell>
          <table:table-cell office:value-type="float" office:value="0.0610808681827041" calcext:value-type="float">
            <text:p>0.0610808681827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6304880811122" calcext:value-type="float">
            <text:p>0.566304880811122</text:p>
          </table:table-cell>
          <table:table-cell office:value-type="float" office:value="1.20844373190369" calcext:value-type="float">
            <text:p>1.20844373190369</text:p>
          </table:table-cell>
          <table:table-cell office:value-type="float" office:value="0.481816735317139" calcext:value-type="float">
            <text:p>0.481816735317139</text:p>
          </table:table-cell>
          <table:table-cell office:value-type="float" office:value="0.166055535674726" calcext:value-type="float">
            <text:p>0.166055535674726</text:p>
          </table:table-cell>
          <table:table-cell office:value-type="float" office:value="0.131126519860457" calcext:value-type="float">
            <text:p>0.131126519860457</text:p>
          </table:table-cell>
          <table:table-cell office:value-type="float" office:value="0.0726964881448126" calcext:value-type="float">
            <text:p>0.0726964881448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9436284313487" calcext:value-type="float">
            <text:p>0.569436284313487</text:p>
          </table:table-cell>
          <table:table-cell office:value-type="float" office:value="1.20844842983522" calcext:value-type="float">
            <text:p>1.20844842983522</text:p>
          </table:table-cell>
          <table:table-cell office:value-type="float" office:value="0.481787519277616" calcext:value-type="float">
            <text:p>0.481787519277616</text:p>
          </table:table-cell>
          <table:table-cell office:value-type="float" office:value="0.166802926366191" calcext:value-type="float">
            <text:p>0.166802926366191</text:p>
          </table:table-cell>
          <table:table-cell office:value-type="float" office:value="0.131118848691969" calcext:value-type="float">
            <text:p>0.131118848691969</text:p>
          </table:table-cell>
          <table:table-cell office:value-type="float" office:value="0.0726876054616713" calcext:value-type="float">
            <text:p>0.0726876054616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032938876354" calcext:value-type="float">
            <text:p>0.57032938876354</text:p>
          </table:table-cell>
          <table:table-cell office:value-type="float" office:value="1.20844858754514" calcext:value-type="float">
            <text:p>1.20844858754514</text:p>
          </table:table-cell>
          <table:table-cell office:value-type="float" office:value="0.481783986433623" calcext:value-type="float">
            <text:p>0.481783986433623</text:p>
          </table:table-cell>
          <table:table-cell office:value-type="float" office:value="0.166391768005426" calcext:value-type="float">
            <text:p>0.166391768005426</text:p>
          </table:table-cell>
          <table:table-cell office:value-type="float" office:value="0.131117897478507" calcext:value-type="float">
            <text:p>0.131117897478507</text:p>
          </table:table-cell>
          <table:table-cell office:value-type="float" office:value="0.0726865081195363" calcext:value-type="float">
            <text:p>0.072686508119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248281689608" calcext:value-type="float">
            <text:p>0.75248281689608</text:p>
          </table:table-cell>
          <table:table-cell office:value-type="float" office:value="1.207582288278" calcext:value-type="float">
            <text:p>1.207582288278</text:p>
          </table:table-cell>
          <table:table-cell office:value-type="float" office:value="0.481426356019128" calcext:value-type="float">
            <text:p>0.481426356019128</text:p>
          </table:table-cell>
          <table:table-cell office:value-type="float" office:value="0.163522552397716" calcext:value-type="float">
            <text:p>0.163522552397716</text:p>
          </table:table-cell>
          <table:table-cell office:value-type="float" office:value="0.131021497123065" calcext:value-type="float">
            <text:p>0.131021497123065</text:p>
          </table:table-cell>
          <table:table-cell office:value-type="float" office:value="0.0725777539592496" calcext:value-type="float">
            <text:p>0.072577753959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6956256107826" calcext:value-type="float">
            <text:p>0.556956256107826</text:p>
          </table:table-cell>
          <table:table-cell office:value-type="float" office:value="1.23540546327519" calcext:value-type="float">
            <text:p>1.23540546327519</text:p>
          </table:table-cell>
          <table:table-cell office:value-type="float" office:value="0.470167286311956" calcext:value-type="float">
            <text:p>0.470167286311956</text:p>
          </table:table-cell>
          <table:table-cell office:value-type="float" office:value="0.169870962480324" calcext:value-type="float">
            <text:p>0.169870962480324</text:p>
          </table:table-cell>
          <table:table-cell office:value-type="float" office:value="0.137632501619326" calcext:value-type="float">
            <text:p>0.137632501619326</text:p>
          </table:table-cell>
          <table:table-cell office:value-type="float" office:value="0.0655533493206833" calcext:value-type="float">
            <text:p>0.0655533493206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984095166232" calcext:value-type="float">
            <text:p>0.51984095166232</text:p>
          </table:table-cell>
          <table:table-cell office:value-type="float" office:value="1.32032557093322" calcext:value-type="float">
            <text:p>1.32032557093322</text:p>
          </table:table-cell>
          <table:table-cell office:value-type="float" office:value="0.470507434891934" calcext:value-type="float">
            <text:p>0.470507434891934</text:p>
          </table:table-cell>
          <table:table-cell office:value-type="float" office:value="0.141463732632893" calcext:value-type="float">
            <text:p>0.141463732632893</text:p>
          </table:table-cell>
          <table:table-cell office:value-type="float" office:value="0.109504413449475" calcext:value-type="float">
            <text:p>0.109504413449475</text:p>
          </table:table-cell>
          <table:table-cell office:value-type="float" office:value="0.0618376006929999" calcext:value-type="float">
            <text:p>0.0618376006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1708538194396" calcext:value-type="float">
            <text:p>0.501708538194396</text:p>
          </table:table-cell>
          <table:table-cell office:value-type="float" office:value="1.32043807345613" calcext:value-type="float">
            <text:p>1.32043807345613</text:p>
          </table:table-cell>
          <table:table-cell office:value-type="float" office:value="0.470575893833123" calcext:value-type="float">
            <text:p>0.470575893833123</text:p>
          </table:table-cell>
          <table:table-cell office:value-type="float" office:value="0.142705140186696" calcext:value-type="float">
            <text:p>0.142705140186696</text:p>
          </table:table-cell>
          <table:table-cell office:value-type="float" office:value="0.109521531905034" calcext:value-type="float">
            <text:p>0.109521531905034</text:p>
          </table:table-cell>
          <table:table-cell office:value-type="float" office:value="0.0618560169708238" calcext:value-type="float">
            <text:p>0.0618560169708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5153741237304" calcext:value-type="float">
            <text:p>0.515153741237304</text:p>
          </table:table-cell>
          <table:table-cell office:value-type="float" office:value="1.32041857446022" calcext:value-type="float">
            <text:p>1.32041857446022</text:p>
          </table:table-cell>
          <table:table-cell office:value-type="float" office:value="0.47051146526951" calcext:value-type="float">
            <text:p>0.47051146526951</text:p>
          </table:table-cell>
          <table:table-cell office:value-type="float" office:value="0.141924213521442" calcext:value-type="float">
            <text:p>0.141924213521442</text:p>
          </table:table-cell>
          <table:table-cell office:value-type="float" office:value="0.109506702341327" calcext:value-type="float">
            <text:p>0.109506702341327</text:p>
          </table:table-cell>
          <table:table-cell office:value-type="float" office:value="0.0618387399270101" calcext:value-type="float">
            <text:p>0.061838739927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3046651819464" calcext:value-type="float">
            <text:p>0.703046651819464</text:p>
          </table:table-cell>
          <table:table-cell office:value-type="float" office:value="1.31926054351818" calcext:value-type="float">
            <text:p>1.31926054351818</text:p>
          </table:table-cell>
          <table:table-cell office:value-type="float" office:value="0.470081084054588" calcext:value-type="float">
            <text:p>0.470081084054588</text:p>
          </table:table-cell>
          <table:table-cell office:value-type="float" office:value="0.139277859165793" calcext:value-type="float">
            <text:p>0.139277859165793</text:p>
          </table:table-cell>
          <table:table-cell office:value-type="float" office:value="0.109407128001884" calcext:value-type="float">
            <text:p>0.109407128001884</text:p>
          </table:table-cell>
          <table:table-cell office:value-type="float" office:value="0.0617246703017131" calcext:value-type="float">
            <text:p>0.0617246703017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6560306645159" calcext:value-type="float">
            <text:p>0.426560306645159</text:p>
          </table:table-cell>
          <table:table-cell office:value-type="float" office:value="1.40040729952214" calcext:value-type="float">
            <text:p>1.40040729952214</text:p>
          </table:table-cell>
          <table:table-cell office:value-type="float" office:value="0.502275303691123" calcext:value-type="float">
            <text:p>0.502275303691123</text:p>
          </table:table-cell>
          <table:table-cell office:value-type="float" office:value="0.206221251804161" calcext:value-type="float">
            <text:p>0.206221251804161</text:p>
          </table:table-cell>
          <table:table-cell office:value-type="float" office:value="0.159285314943258" calcext:value-type="float">
            <text:p>0.159285314943258</text:p>
          </table:table-cell>
          <table:table-cell office:value-type="float" office:value="0.0796958828036743" calcext:value-type="float">
            <text:p>0.0796958828036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8880961807048" calcext:value-type="float">
            <text:p>0.218880961807048</text:p>
          </table:table-cell>
          <table:table-cell office:value-type="float" office:value="1.42419042345753" calcext:value-type="float">
            <text:p>1.42419042345753</text:p>
          </table:table-cell>
          <table:table-cell office:value-type="float" office:value="0.420551055017728" calcext:value-type="float">
            <text:p>0.420551055017728</text:p>
          </table:table-cell>
          <table:table-cell office:value-type="float" office:value="0.171965724230877" calcext:value-type="float">
            <text:p>0.171965724230877</text:p>
          </table:table-cell>
          <table:table-cell office:value-type="float" office:value="0.128845978925209" calcext:value-type="float">
            <text:p>0.128845978925209</text:p>
          </table:table-cell>
          <table:table-cell office:value-type="float" office:value="0.0682767420564206" calcext:value-type="float">
            <text:p>0.0682767420564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64205566047527" calcext:value-type="float">
            <text:p>0.264205566047527</text:p>
          </table:table-cell>
          <table:table-cell office:value-type="float" office:value="1.42383335430606" calcext:value-type="float">
            <text:p>1.42383335430606</text:p>
          </table:table-cell>
          <table:table-cell office:value-type="float" office:value="0.420384788191653" calcext:value-type="float">
            <text:p>0.420384788191653</text:p>
          </table:table-cell>
          <table:table-cell office:value-type="float" office:value="0.171830520060279" calcext:value-type="float">
            <text:p>0.171830520060279</text:p>
          </table:table-cell>
          <table:table-cell office:value-type="float" office:value="0.12879840950634" calcext:value-type="float">
            <text:p>0.12879840950634</text:p>
          </table:table-cell>
          <table:table-cell office:value-type="float" office:value="0.0682221920684488" calcext:value-type="float">
            <text:p>0.0682221920684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30377495323482" calcext:value-type="float">
            <text:p>0.230377495323482</text:p>
          </table:table-cell>
          <table:table-cell office:value-type="float" office:value="1.42391737600377" calcext:value-type="float">
            <text:p>1.42391737600377</text:p>
          </table:table-cell>
          <table:table-cell office:value-type="float" office:value="0.420487963298896" calcext:value-type="float">
            <text:p>0.420487963298896</text:p>
          </table:table-cell>
          <table:table-cell office:value-type="float" office:value="0.172059666278315" calcext:value-type="float">
            <text:p>0.172059666278315</text:p>
          </table:table-cell>
          <table:table-cell office:value-type="float" office:value="0.128828918112303" calcext:value-type="float">
            <text:p>0.128828918112303</text:p>
          </table:table-cell>
          <table:table-cell office:value-type="float" office:value="0.0682560396820456" calcext:value-type="float">
            <text:p>0.0682560396820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5575043934446" calcext:value-type="float">
            <text:p>0.385575043934446</text:p>
          </table:table-cell>
          <table:table-cell office:value-type="float" office:value="1.42307979233156" calcext:value-type="float">
            <text:p>1.42307979233156</text:p>
          </table:table-cell>
          <table:table-cell office:value-type="float" office:value="0.420221240878055" calcext:value-type="float">
            <text:p>0.420221240878055</text:p>
          </table:table-cell>
          <table:table-cell office:value-type="float" office:value="0.169693974296098" calcext:value-type="float">
            <text:p>0.169693974296098</text:p>
          </table:table-cell>
          <table:table-cell office:value-type="float" office:value="0.128750398450398" calcext:value-type="float">
            <text:p>0.128750398450398</text:p>
          </table:table-cell>
          <table:table-cell office:value-type="float" office:value="0.0681688868845706" calcext:value-type="float">
            <text:p>0.0681688868845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299980265903197" calcext:value-type="float">
            <text:p>0.02999802659032</text:p>
          </table:table-cell>
          <table:table-cell office:value-type="float" office:value="1.58861337393869" calcext:value-type="float">
            <text:p>1.58861337393869</text:p>
          </table:table-cell>
          <table:table-cell office:value-type="float" office:value="0.513490220332951" calcext:value-type="float">
            <text:p>0.513490220332951</text:p>
          </table:table-cell>
          <table:table-cell office:value-type="float" office:value="0.314063976321386" calcext:value-type="float">
            <text:p>0.314063976321386</text:p>
          </table:table-cell>
          <table:table-cell office:value-type="float" office:value="0.226035279374718" calcext:value-type="float">
            <text:p>0.226035279374718</text:p>
          </table:table-cell>
          <table:table-cell office:value-type="float" office:value="0.132241668349266" calcext:value-type="float">
            <text:p>0.13224166834926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9714572866143" calcext:value-type="float">
            <text:p>0.509714572866143</text:p>
          </table:table-cell>
          <table:table-cell office:value-type="float" office:value="1.26679145416078" calcext:value-type="float">
            <text:p>1.26679145416078</text:p>
          </table:table-cell>
          <table:table-cell office:value-type="float" office:value="0.408734831683527" calcext:value-type="float">
            <text:p>0.408734831683527</text:p>
          </table:table-cell>
          <table:table-cell office:value-type="float" office:value="0.160955899292019" calcext:value-type="float">
            <text:p>0.160955899292019</text:p>
          </table:table-cell>
          <table:table-cell office:value-type="float" office:value="0.118309895240208" calcext:value-type="float">
            <text:p>0.118309895240208</text:p>
          </table:table-cell>
          <table:table-cell office:value-type="float" office:value="0.0556698572452372" calcext:value-type="float">
            <text:p>0.0556698572452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408171383609" calcext:value-type="float">
            <text:p>0.49408171383609</text:p>
          </table:table-cell>
          <table:table-cell office:value-type="float" office:value="1.26689259438275" calcext:value-type="float">
            <text:p>1.26689259438275</text:p>
          </table:table-cell>
          <table:table-cell office:value-type="float" office:value="0.408785004114731" calcext:value-type="float">
            <text:p>0.408785004114731</text:p>
          </table:table-cell>
          <table:table-cell office:value-type="float" office:value="0.161900418554739" calcext:value-type="float">
            <text:p>0.161900418554739</text:p>
          </table:table-cell>
          <table:table-cell office:value-type="float" office:value="0.118324736619958" calcext:value-type="float">
            <text:p>0.118324736619958</text:p>
          </table:table-cell>
          <table:table-cell office:value-type="float" office:value="0.0556838399008569" calcext:value-type="float">
            <text:p>0.0556838399008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5747812888853" calcext:value-type="float">
            <text:p>0.505747812888853</text:p>
          </table:table-cell>
          <table:table-cell office:value-type="float" office:value="1.26689551284107" calcext:value-type="float">
            <text:p>1.26689551284107</text:p>
          </table:table-cell>
          <table:table-cell office:value-type="float" office:value="0.408735338213887" calcext:value-type="float">
            <text:p>0.408735338213887</text:p>
          </table:table-cell>
          <table:table-cell office:value-type="float" office:value="0.16137690968944" calcext:value-type="float">
            <text:p>0.16137690968944</text:p>
          </table:table-cell>
          <table:table-cell office:value-type="float" office:value="0.118310786251767" calcext:value-type="float">
            <text:p>0.118310786251767</text:p>
          </table:table-cell>
          <table:table-cell office:value-type="float" office:value="0.0556700535600213" calcext:value-type="float">
            <text:p>0.0556700535600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6981668424916" calcext:value-type="float">
            <text:p>0.676981668424916</text:p>
          </table:table-cell>
          <table:table-cell office:value-type="float" office:value="1.26589477079367" calcext:value-type="float">
            <text:p>1.26589477079367</text:p>
          </table:table-cell>
          <table:table-cell office:value-type="float" office:value="0.40838719757633" calcext:value-type="float">
            <text:p>0.40838719757633</text:p>
          </table:table-cell>
          <table:table-cell office:value-type="float" office:value="0.159203937065549" calcext:value-type="float">
            <text:p>0.159203937065549</text:p>
          </table:table-cell>
          <table:table-cell office:value-type="float" office:value="0.118214322956277" calcext:value-type="float">
            <text:p>0.118214322956277</text:p>
          </table:table-cell>
          <table:table-cell office:value-type="float" office:value="0.0555744584192874" calcext:value-type="float">
            <text:p>0.0555744584192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3708161938438" calcext:value-type="float">
            <text:p>0.533708161938438</text:p>
          </table:table-cell>
          <table:table-cell office:value-type="float" office:value="1.25415173601728" calcext:value-type="float">
            <text:p>1.25415173601728</text:p>
          </table:table-cell>
          <table:table-cell office:value-type="float" office:value="0.38770789667547" calcext:value-type="float">
            <text:p>0.38770789667547</text:p>
          </table:table-cell>
          <table:table-cell office:value-type="float" office:value="0.159092882168687" calcext:value-type="float">
            <text:p>0.159092882168687</text:p>
          </table:table-cell>
          <table:table-cell office:value-type="float" office:value="0.111117070408491" calcext:value-type="float">
            <text:p>0.111117070408491</text:p>
          </table:table-cell>
          <table:table-cell office:value-type="float" office:value="0.0515742825690177" calcext:value-type="float">
            <text:p>0.051574282569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7416173157397" calcext:value-type="float">
            <text:p>0.567416173157397</text:p>
          </table:table-cell>
          <table:table-cell office:value-type="float" office:value="1.30187474993038" calcext:value-type="float">
            <text:p>1.30187474993038</text:p>
          </table:table-cell>
          <table:table-cell office:value-type="float" office:value="0.390392894640481" calcext:value-type="float">
            <text:p>0.390392894640481</text:p>
          </table:table-cell>
          <table:table-cell office:value-type="float" office:value="0.147238851844988" calcext:value-type="float">
            <text:p>0.147238851844988</text:p>
          </table:table-cell>
          <table:table-cell office:value-type="float" office:value="0.112587010139291" calcext:value-type="float">
            <text:p>0.112587010139291</text:p>
          </table:table-cell>
          <table:table-cell office:value-type="float" office:value="0.0558145289842363" calcext:value-type="float">
            <text:p>0.0558145289842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4022753341247" calcext:value-type="float">
            <text:p>0.564022753341247</text:p>
          </table:table-cell>
          <table:table-cell office:value-type="float" office:value="1.30186292274564" calcext:value-type="float">
            <text:p>1.30186292274564</text:p>
          </table:table-cell>
          <table:table-cell office:value-type="float" office:value="0.390390977860629" calcext:value-type="float">
            <text:p>0.390390977860629</text:p>
          </table:table-cell>
          <table:table-cell office:value-type="float" office:value="0.148136702383051" calcext:value-type="float">
            <text:p>0.148136702383051</text:p>
          </table:table-cell>
          <table:table-cell office:value-type="float" office:value="0.112586660910745" calcext:value-type="float">
            <text:p>0.112586660910745</text:p>
          </table:table-cell>
          <table:table-cell office:value-type="float" office:value="0.0558140427602933" calcext:value-type="float">
            <text:p>0.0558140427602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8359780223558" calcext:value-type="float">
            <text:p>0.558359780223558</text:p>
          </table:table-cell>
          <table:table-cell office:value-type="float" office:value="1.30187450928944" calcext:value-type="float">
            <text:p>1.30187450928944</text:p>
          </table:table-cell>
          <table:table-cell office:value-type="float" office:value="0.390413001241959" calcext:value-type="float">
            <text:p>0.390413001241959</text:p>
          </table:table-cell>
          <table:table-cell office:value-type="float" office:value="0.147793290958" calcext:value-type="float">
            <text:p>0.147793290958</text:p>
          </table:table-cell>
          <table:table-cell office:value-type="float" office:value="0.1125929120908" calcext:value-type="float">
            <text:p>0.1125929120908</text:p>
          </table:table-cell>
          <table:table-cell office:value-type="float" office:value="0.0558204198791382" calcext:value-type="float">
            <text:p>0.0558204198791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22896899005542" calcext:value-type="float">
            <text:p>0.722896899005542</text:p>
          </table:table-cell>
          <table:table-cell office:value-type="float" office:value="1.30084533691575" calcext:value-type="float">
            <text:p>1.30084533691575</text:p>
          </table:table-cell>
          <table:table-cell office:value-type="float" office:value="0.390088624724953" calcext:value-type="float">
            <text:p>0.390088624724953</text:p>
          </table:table-cell>
          <table:table-cell office:value-type="float" office:value="0.14543827826151" calcext:value-type="float">
            <text:p>0.14543827826151</text:p>
          </table:table-cell>
          <table:table-cell office:value-type="float" office:value="0.112500652122832" calcext:value-type="float">
            <text:p>0.112500652122832</text:p>
          </table:table-cell>
          <table:table-cell office:value-type="float" office:value="0.055726946389156" calcext:value-type="float">
            <text:p>0.055726946389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6976496920643" calcext:value-type="float">
            <text:p>0.456976496920643</text:p>
          </table:table-cell>
          <table:table-cell office:value-type="float" office:value="1.38629991126232" calcext:value-type="float">
            <text:p>1.38629991126232</text:p>
          </table:table-cell>
          <table:table-cell office:value-type="float" office:value="0.452424709217621" calcext:value-type="float">
            <text:p>0.452424709217621</text:p>
          </table:table-cell>
          <table:table-cell office:value-type="float" office:value="0.239448588135889" calcext:value-type="float">
            <text:p>0.239448588135889</text:p>
          </table:table-cell>
          <table:table-cell office:value-type="float" office:value="0.177114547715687" calcext:value-type="float">
            <text:p>0.177114547715687</text:p>
          </table:table-cell>
          <table:table-cell office:value-type="float" office:value="0.0733281278612036" calcext:value-type="float">
            <text:p>0.0733281278612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42167613391792" calcext:value-type="float">
            <text:p>0.742167613391792</text:p>
          </table:table-cell>
          <table:table-cell office:value-type="float" office:value="1.07633899205247" calcext:value-type="float">
            <text:p>1.07633899205247</text:p>
          </table:table-cell>
          <table:table-cell office:value-type="float" office:value="0.500635422669376" calcext:value-type="float">
            <text:p>0.500635422669376</text:p>
          </table:table-cell>
          <table:table-cell office:value-type="float" office:value="0.158017384628985" calcext:value-type="float">
            <text:p>0.158017384628985</text:p>
          </table:table-cell>
          <table:table-cell office:value-type="float" office:value="0.122849382657714" calcext:value-type="float">
            <text:p>0.122849382657714</text:p>
          </table:table-cell>
          <table:table-cell office:value-type="float" office:value="0.0678807502454735" calcext:value-type="float">
            <text:p>0.0678807502454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8680534508112" calcext:value-type="float">
            <text:p>0.748680534508112</text:p>
          </table:table-cell>
          <table:table-cell office:value-type="float" office:value="1.07626265667117" calcext:value-type="float">
            <text:p>1.07626265667117</text:p>
          </table:table-cell>
          <table:table-cell office:value-type="float" office:value="0.500583194534943" calcext:value-type="float">
            <text:p>0.500583194534943</text:p>
          </table:table-cell>
          <table:table-cell office:value-type="float" office:value="0.15866842500199" calcext:value-type="float">
            <text:p>0.15866842500199</text:p>
          </table:table-cell>
          <table:table-cell office:value-type="float" office:value="0.122836084042456" calcext:value-type="float">
            <text:p>0.122836084042456</text:p>
          </table:table-cell>
          <table:table-cell office:value-type="float" office:value="0.0678664330871808" calcext:value-type="float">
            <text:p>0.0678664330871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4293973597222" calcext:value-type="float">
            <text:p>0.744293973597222</text:p>
          </table:table-cell>
          <table:table-cell office:value-type="float" office:value="1.07625641735924" calcext:value-type="float">
            <text:p>1.07625641735924</text:p>
          </table:table-cell>
          <table:table-cell office:value-type="float" office:value="0.500602593660919" calcext:value-type="float">
            <text:p>0.500602593660919</text:p>
          </table:table-cell>
          <table:table-cell office:value-type="float" office:value="0.15843110258584" calcext:value-type="float">
            <text:p>0.15843110258584</text:p>
          </table:table-cell>
          <table:table-cell office:value-type="float" office:value="0.12284077173178" calcext:value-type="float">
            <text:p>0.12284077173178</text:p>
          </table:table-cell>
          <table:table-cell office:value-type="float" office:value="0.0678717750357266" calcext:value-type="float">
            <text:p>0.0678717750357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4476698786038" calcext:value-type="float">
            <text:p>0.94476698786038</text:p>
          </table:table-cell>
          <table:table-cell office:value-type="float" office:value="1.07533780339406" calcext:value-type="float">
            <text:p>1.07533780339406</text:p>
          </table:table-cell>
          <table:table-cell office:value-type="float" office:value="0.500156729372166" calcext:value-type="float">
            <text:p>0.500156729372166</text:p>
          </table:table-cell>
          <table:table-cell office:value-type="float" office:value="0.15546171837651" calcext:value-type="float">
            <text:p>0.15546171837651</text:p>
          </table:table-cell>
          <table:table-cell office:value-type="float" office:value="0.122733551447558" calcext:value-type="float">
            <text:p>0.122733551447558</text:p>
          </table:table-cell>
          <table:table-cell office:value-type="float" office:value="0.0677497762512094" calcext:value-type="float">
            <text:p>0.06774977625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41601187276566" calcext:value-type="float">
            <text:p>0.741601187276566</text:p>
          </table:table-cell>
          <table:table-cell office:value-type="float" office:value="1.08997875259399" calcext:value-type="float">
            <text:p>1.08997875259399</text:p>
          </table:table-cell>
          <table:table-cell office:value-type="float" office:value="0.504614137119457" calcext:value-type="float">
            <text:p>0.504614137119457</text:p>
          </table:table-cell>
          <table:table-cell office:value-type="float" office:value="0.175243658970478" calcext:value-type="float">
            <text:p>0.175243658970478</text:p>
          </table:table-cell>
          <table:table-cell office:value-type="float" office:value="0.134301906334773" calcext:value-type="float">
            <text:p>0.134301906334773</text:p>
          </table:table-cell>
          <table:table-cell office:value-type="float" office:value="0.089075965305564" calcext:value-type="float">
            <text:p>0.0890759653055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4076474537245" calcext:value-type="float">
            <text:p>0.254076474537245</text:p>
          </table:table-cell>
          <table:table-cell office:value-type="float" office:value="1.43431821518937" calcext:value-type="float">
            <text:p>1.43431821518937</text:p>
          </table:table-cell>
          <table:table-cell office:value-type="float" office:value="0.603739036706174" calcext:value-type="float">
            <text:p>0.603739036706174</text:p>
          </table:table-cell>
          <table:table-cell office:value-type="float" office:value="0.186712569132419" calcext:value-type="float">
            <text:p>0.186712569132419</text:p>
          </table:table-cell>
          <table:table-cell office:value-type="float" office:value="0.135933906797702" calcext:value-type="float">
            <text:p>0.135933906797702</text:p>
          </table:table-cell>
          <table:table-cell office:value-type="float" office:value="0.0859223640320031" calcext:value-type="float">
            <text:p>0.0859223640320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23178824238173" calcext:value-type="float">
            <text:p>0.223178824238173</text:p>
          </table:table-cell>
          <table:table-cell office:value-type="float" office:value="1.43449161944381" calcext:value-type="float">
            <text:p>1.43449161944381</text:p>
          </table:table-cell>
          <table:table-cell office:value-type="float" office:value="0.603903483435381" calcext:value-type="float">
            <text:p>0.603903483435381</text:p>
          </table:table-cell>
          <table:table-cell office:value-type="float" office:value="0.188553982983804" calcext:value-type="float">
            <text:p>0.188553982983804</text:p>
          </table:table-cell>
          <table:table-cell office:value-type="float" office:value="0.135968132654965" calcext:value-type="float">
            <text:p>0.135968132654965</text:p>
          </table:table-cell>
          <table:table-cell office:value-type="float" office:value="0.0859705968566803" calcext:value-type="float">
            <text:p>0.085970596856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4047904783963" calcext:value-type="float">
            <text:p>0.24047904783963</text:p>
          </table:table-cell>
          <table:table-cell office:value-type="float" office:value="1.4344954990049" calcext:value-type="float">
            <text:p>1.4344954990049</text:p>
          </table:table-cell>
          <table:table-cell office:value-type="float" office:value="0.603788371275062" calcext:value-type="float">
            <text:p>0.603788371275062</text:p>
          </table:table-cell>
          <table:table-cell office:value-type="float" office:value="0.187597450635294" calcext:value-type="float">
            <text:p>0.187597450635294</text:p>
          </table:table-cell>
          <table:table-cell office:value-type="float" office:value="0.135942982819649" calcext:value-type="float">
            <text:p>0.135942982819649</text:p>
          </table:table-cell>
          <table:table-cell office:value-type="float" office:value="0.0859369180976939" calcext:value-type="float">
            <text:p>0.0859369180976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5868612320411" calcext:value-type="float">
            <text:p>0.495868612320411</text:p>
          </table:table-cell>
          <table:table-cell office:value-type="float" office:value="1.43273294330442" calcext:value-type="float">
            <text:p>1.43273294330442</text:p>
          </table:table-cell>
          <table:table-cell office:value-type="float" office:value="0.60297828736051" calcext:value-type="float">
            <text:p>0.60297828736051</text:p>
          </table:table-cell>
          <table:table-cell office:value-type="float" office:value="0.183301323390279" calcext:value-type="float">
            <text:p>0.183301323390279</text:p>
          </table:table-cell>
          <table:table-cell office:value-type="float" office:value="0.135768193429863" calcext:value-type="float">
            <text:p>0.135768193429863</text:p>
          </table:table-cell>
          <table:table-cell office:value-type="float" office:value="0.0857036018747501" calcext:value-type="float">
            <text:p>0.085703601874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0731408613462" calcext:value-type="float">
            <text:p>0.280731408613462</text:p>
          </table:table-cell>
          <table:table-cell office:value-type="float" office:value="1.42781809701385" calcext:value-type="float">
            <text:p>1.42781809701385</text:p>
          </table:table-cell>
          <table:table-cell office:value-type="float" office:value="0.524224794572378" calcext:value-type="float">
            <text:p>0.524224794572378</text:p>
          </table:table-cell>
          <table:table-cell office:value-type="float" office:value="0.163888557139591" calcext:value-type="float">
            <text:p>0.163888557139591</text:p>
          </table:table-cell>
          <table:table-cell office:value-type="float" office:value="0.122155337926063" calcext:value-type="float">
            <text:p>0.122155337926063</text:p>
          </table:table-cell>
          <table:table-cell office:value-type="float" office:value="0.0760826795698244" calcext:value-type="float">
            <text:p>0.0760826795698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754074386104" calcext:value-type="float">
            <text:p>0.43754074386104</text:p>
          </table:table-cell>
          <table:table-cell office:value-type="float" office:value="1.26293293411109" calcext:value-type="float">
            <text:p>1.26293293411109</text:p>
          </table:table-cell>
          <table:table-cell office:value-type="float" office:value="0.472546940888978" calcext:value-type="float">
            <text:p>0.472546940888978</text:p>
          </table:table-cell>
          <table:table-cell office:value-type="float" office:value="0.150446111047659" calcext:value-type="float">
            <text:p>0.150446111047659</text:p>
          </table:table-cell>
          <table:table-cell office:value-type="float" office:value="0.117442868016537" calcext:value-type="float">
            <text:p>0.117442868016537</text:p>
          </table:table-cell>
          <table:table-cell office:value-type="float" office:value="0.0665574516893981" calcext:value-type="float">
            <text:p>0.0665574516893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622018351915" calcext:value-type="float">
            <text:p>0.40622018351915</text:p>
          </table:table-cell>
          <table:table-cell office:value-type="float" office:value="1.2631851349559" calcext:value-type="float">
            <text:p>1.2631851349559</text:p>
          </table:table-cell>
          <table:table-cell office:value-type="float" office:value="0.472686178288831" calcext:value-type="float">
            <text:p>0.472686178288831</text:p>
          </table:table-cell>
          <table:table-cell office:value-type="float" office:value="0.151944214595478" calcext:value-type="float">
            <text:p>0.151944214595478</text:p>
          </table:table-cell>
          <table:table-cell office:value-type="float" office:value="0.117477746850216" calcext:value-type="float">
            <text:p>0.117477746850216</text:p>
          </table:table-cell>
          <table:table-cell office:value-type="float" office:value="0.0665975482120463" calcext:value-type="float">
            <text:p>0.0665975482120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9689159679766" calcext:value-type="float">
            <text:p>0.399689159679766</text:p>
          </table:table-cell>
          <table:table-cell office:value-type="float" office:value="1.2631951348865" calcext:value-type="float">
            <text:p>1.2631951348865</text:p>
          </table:table-cell>
          <table:table-cell office:value-type="float" office:value="0.472720352896603" calcext:value-type="float">
            <text:p>0.472720352896603</text:p>
          </table:table-cell>
          <table:table-cell office:value-type="float" office:value="0.151833009836783" calcext:value-type="float">
            <text:p>0.151833009836783</text:p>
          </table:table-cell>
          <table:table-cell office:value-type="float" office:value="0.117486097276652" calcext:value-type="float">
            <text:p>0.117486097276652</text:p>
          </table:table-cell>
          <table:table-cell office:value-type="float" office:value="0.0666073920821232" calcext:value-type="float">
            <text:p>0.0666073920821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950048892208" calcext:value-type="float">
            <text:p>0.625950048892208</text:p>
          </table:table-cell>
          <table:table-cell office:value-type="float" office:value="1.26168744023801" calcext:value-type="float">
            <text:p>1.26168744023801</text:p>
          </table:table-cell>
          <table:table-cell office:value-type="float" office:value="0.472122011249726" calcext:value-type="float">
            <text:p>0.472122011249726</text:p>
          </table:table-cell>
          <table:table-cell office:value-type="float" office:value="0.147955686627328" calcext:value-type="float">
            <text:p>0.147955686627328</text:p>
          </table:table-cell>
          <table:table-cell office:value-type="float" office:value="0.11733928478037" calcext:value-type="float">
            <text:p>0.11733928478037</text:p>
          </table:table-cell>
          <table:table-cell office:value-type="float" office:value="0.0664367775856843" calcext:value-type="float">
            <text:p>0.0664367775856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3314253847918" calcext:value-type="float">
            <text:p>0.393314253847918</text:p>
          </table:table-cell>
          <table:table-cell office:value-type="float" office:value="1.28348249538241" calcext:value-type="float">
            <text:p>1.28348249538241</text:p>
          </table:table-cell>
          <table:table-cell office:value-type="float" office:value="0.506921579037204" calcext:value-type="float">
            <text:p>0.506921579037204</text:p>
          </table:table-cell>
          <table:table-cell office:value-type="float" office:value="0.183994107377965" calcext:value-type="float">
            <text:p>0.183994107377965</text:p>
          </table:table-cell>
          <table:table-cell office:value-type="float" office:value="0.151332656858335" calcext:value-type="float">
            <text:p>0.151332656858335</text:p>
          </table:table-cell>
          <table:table-cell office:value-type="float" office:value="0.0833936400046247" calcext:value-type="float">
            <text:p>0.0833936400046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4320843331582" calcext:value-type="float">
            <text:p>0.554320843331582</text:p>
          </table:table-cell>
          <table:table-cell office:value-type="float" office:value="1.29305144693439" calcext:value-type="float">
            <text:p>1.29305144693439</text:p>
          </table:table-cell>
          <table:table-cell office:value-type="float" office:value="0.460291557793566" calcext:value-type="float">
            <text:p>0.460291557793566</text:p>
          </table:table-cell>
          <table:table-cell office:value-type="float" office:value="0.169110090223962" calcext:value-type="float">
            <text:p>0.169110090223962</text:p>
          </table:table-cell>
          <table:table-cell office:value-type="float" office:value="0.123304762295819" calcext:value-type="float">
            <text:p>0.123304762295819</text:p>
          </table:table-cell>
          <table:table-cell office:value-type="float" office:value="0.0702621694880129" calcext:value-type="float">
            <text:p>0.0702621694880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2862157311278" calcext:value-type="float">
            <text:p>0.582862157311278</text:p>
          </table:table-cell>
          <table:table-cell office:value-type="float" office:value="1.2928047216079" calcext:value-type="float">
            <text:p>1.2928047216079</text:p>
          </table:table-cell>
          <table:table-cell office:value-type="float" office:value="0.460150779368767" calcext:value-type="float">
            <text:p>0.460150779368767</text:p>
          </table:table-cell>
          <table:table-cell office:value-type="float" office:value="0.169140532762637" calcext:value-type="float">
            <text:p>0.169140532762637</text:p>
          </table:table-cell>
          <table:table-cell office:value-type="float" office:value="0.123268593002371" calcext:value-type="float">
            <text:p>0.123268593002371</text:p>
          </table:table-cell>
          <table:table-cell office:value-type="float" office:value="0.0702186508624366" calcext:value-type="float">
            <text:p>0.0702186508624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6113529851766" calcext:value-type="float">
            <text:p>0.556113529851766</text:p>
          </table:table-cell>
          <table:table-cell office:value-type="float" office:value="1.29285508764257" calcext:value-type="float">
            <text:p>1.29285508764257</text:p>
          </table:table-cell>
          <table:table-cell office:value-type="float" office:value="0.460261723307643" calcext:value-type="float">
            <text:p>0.460261723307643</text:p>
          </table:table-cell>
          <table:table-cell office:value-type="float" office:value="0.169439342896345" calcext:value-type="float">
            <text:p>0.169439342896345</text:p>
          </table:table-cell>
          <table:table-cell office:value-type="float" office:value="0.123296976236879" calcext:value-type="float">
            <text:p>0.123296976236879</text:p>
          </table:table-cell>
          <table:table-cell office:value-type="float" office:value="0.0702529992864936" calcext:value-type="float">
            <text:p>0.0702529992864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9136157599294" calcext:value-type="float">
            <text:p>0.739136157599294</text:p>
          </table:table-cell>
          <table:table-cell office:value-type="float" office:value="1.29180528982778" calcext:value-type="float">
            <text:p>1.29180528982778</text:p>
          </table:table-cell>
          <table:table-cell office:value-type="float" office:value="0.459851106837621" calcext:value-type="float">
            <text:p>0.459851106837621</text:p>
          </table:table-cell>
          <table:table-cell office:value-type="float" office:value="0.166590872446708" calcext:value-type="float">
            <text:p>0.166590872446708</text:p>
          </table:table-cell>
          <table:table-cell office:value-type="float" office:value="0.123193121399009" calcext:value-type="float">
            <text:p>0.123193121399009</text:p>
          </table:table-cell>
          <table:table-cell office:value-type="float" office:value="0.070126636358576" calcext:value-type="float">
            <text:p>0.0701266363585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6339466238488" calcext:value-type="float">
            <text:p>0.416339466238488</text:p>
          </table:table-cell>
          <table:table-cell office:value-type="float" office:value="1.43980845975319" calcext:value-type="float">
            <text:p>1.43980845975319</text:p>
          </table:table-cell>
          <table:table-cell office:value-type="float" office:value="0.48251457108891" calcext:value-type="float">
            <text:p>0.48251457108891</text:p>
          </table:table-cell>
          <table:table-cell office:value-type="float" office:value="0.235206156415844" calcext:value-type="float">
            <text:p>0.235206156415844</text:p>
          </table:table-cell>
          <table:table-cell office:value-type="float" office:value="0.173493977630988" calcext:value-type="float">
            <text:p>0.173493977630988</text:p>
          </table:table-cell>
          <table:table-cell office:value-type="float" office:value="0.089238373242637" calcext:value-type="float">
            <text:p>0.0892383732426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0714070713817" calcext:value-type="float">
            <text:p>0.510714070713817</text:p>
          </table:table-cell>
          <table:table-cell office:value-type="float" office:value="1.30901723776016" calcext:value-type="float">
            <text:p>1.30901723776016</text:p>
          </table:table-cell>
          <table:table-cell office:value-type="float" office:value="0.577988656458691" calcext:value-type="float">
            <text:p>0.577988656458691</text:p>
          </table:table-cell>
          <table:table-cell office:value-type="float" office:value="0.167408226013483" calcext:value-type="float">
            <text:p>0.167408226013483</text:p>
          </table:table-cell>
          <table:table-cell office:value-type="float" office:value="0.129497482612598" calcext:value-type="float">
            <text:p>0.129497482612598</text:p>
          </table:table-cell>
          <table:table-cell office:value-type="float" office:value="0.0806396280316125" calcext:value-type="float">
            <text:p>0.0806396280316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8734277226337" calcext:value-type="float">
            <text:p>0.488734277226337</text:p>
          </table:table-cell>
          <table:table-cell office:value-type="float" office:value="1.3091745181287" calcext:value-type="float">
            <text:p>1.3091745181287</text:p>
          </table:table-cell>
          <table:table-cell office:value-type="float" office:value="0.578102682321945" calcext:value-type="float">
            <text:p>0.578102682321945</text:p>
          </table:table-cell>
          <table:table-cell office:value-type="float" office:value="0.168664008339291" calcext:value-type="float">
            <text:p>0.168664008339291</text:p>
          </table:table-cell>
          <table:table-cell office:value-type="float" office:value="0.129522591457491" calcext:value-type="float">
            <text:p>0.129522591457491</text:p>
          </table:table-cell>
          <table:table-cell office:value-type="float" office:value="0.080672320016887" calcext:value-type="float">
            <text:p>0.0806723200168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9611995732623" calcext:value-type="float">
            <text:p>0.479611995732623</text:p>
          </table:table-cell>
          <table:table-cell office:value-type="float" office:value="1.30917280766017" calcext:value-type="float">
            <text:p>1.30917280766017</text:p>
          </table:table-cell>
          <table:table-cell office:value-type="float" office:value="0.578161826846337" calcext:value-type="float">
            <text:p>0.578161826846337</text:p>
          </table:table-cell>
          <table:table-cell office:value-type="float" office:value="0.168685752018112" calcext:value-type="float">
            <text:p>0.168685752018112</text:p>
          </table:table-cell>
          <table:table-cell office:value-type="float" office:value="0.129535425284205" calcext:value-type="float">
            <text:p>0.129535425284205</text:p>
          </table:table-cell>
          <table:table-cell office:value-type="float" office:value="0.0806892423313981" calcext:value-type="float">
            <text:p>0.0806892423313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2961190235479" calcext:value-type="float">
            <text:p>0.742961190235479</text:p>
          </table:table-cell>
          <table:table-cell office:value-type="float" office:value="1.30736829584631" calcext:value-type="float">
            <text:p>1.30736829584631</text:p>
          </table:table-cell>
          <table:table-cell office:value-type="float" office:value="0.577294639744985" calcext:value-type="float">
            <text:p>0.577294639744985</text:p>
          </table:table-cell>
          <table:table-cell office:value-type="float" office:value="0.164061368452751" calcext:value-type="float">
            <text:p>0.164061368452751</text:p>
          </table:table-cell>
          <table:table-cell office:value-type="float" office:value="0.129348608375081" calcext:value-type="float">
            <text:p>0.129348608375081</text:p>
          </table:table-cell>
          <table:table-cell office:value-type="float" office:value="0.0804440468967596" calcext:value-type="float">
            <text:p>0.080444046896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8872511582578" calcext:value-type="float">
            <text:p>0.608872511582578</text:p>
          </table:table-cell>
          <table:table-cell office:value-type="float" office:value="1.20353010559122" calcext:value-type="float">
            <text:p>1.20353010559122</text:p>
          </table:table-cell>
          <table:table-cell office:value-type="float" office:value="0.555859062254195" calcext:value-type="float">
            <text:p>0.555859062254195</text:p>
          </table:table-cell>
          <table:table-cell office:value-type="float" office:value="0.151153652064758" calcext:value-type="float">
            <text:p>0.151153652064758</text:p>
          </table:table-cell>
          <table:table-cell office:value-type="float" office:value="0.11792672787367" calcext:value-type="float">
            <text:p>0.11792672787367</text:p>
          </table:table-cell>
          <table:table-cell office:value-type="float" office:value="0.078163823900414" calcext:value-type="float">
            <text:p>0.0781638239004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0156582797625" calcext:value-type="float">
            <text:p>0.460156582797625</text:p>
          </table:table-cell>
          <table:table-cell office:value-type="float" office:value="1.3041858886219" calcext:value-type="float">
            <text:p>1.3041858886219</text:p>
          </table:table-cell>
          <table:table-cell office:value-type="float" office:value="0.597265831633854" calcext:value-type="float">
            <text:p>0.597265831633854</text:p>
          </table:table-cell>
          <table:table-cell office:value-type="float" office:value="0.177376841880408" calcext:value-type="float">
            <text:p>0.177376841880408</text:p>
          </table:table-cell>
          <table:table-cell office:value-type="float" office:value="0.132304593893225" calcext:value-type="float">
            <text:p>0.132304593893225</text:p>
          </table:table-cell>
          <table:table-cell office:value-type="float" office:value="0.0806294544610785" calcext:value-type="float">
            <text:p>0.0806294544610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0114771456902" calcext:value-type="float">
            <text:p>0.440114771456902</text:p>
          </table:table-cell>
          <table:table-cell office:value-type="float" office:value="1.30429659706272" calcext:value-type="float">
            <text:p>1.30429659706272</text:p>
          </table:table-cell>
          <table:table-cell office:value-type="float" office:value="0.597346374987605" calcext:value-type="float">
            <text:p>0.597346374987605</text:p>
          </table:table-cell>
          <table:table-cell office:value-type="float" office:value="0.178860766792685" calcext:value-type="float">
            <text:p>0.178860766792685</text:p>
          </table:table-cell>
          <table:table-cell office:value-type="float" office:value="0.132320343394283" calcext:value-type="float">
            <text:p>0.132320343394283</text:p>
          </table:table-cell>
          <table:table-cell office:value-type="float" office:value="0.0806519176111532" calcext:value-type="float">
            <text:p>0.0806519176111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4042012779855" calcext:value-type="float">
            <text:p>0.444042012779855</text:p>
          </table:table-cell>
          <table:table-cell office:value-type="float" office:value="1.30430414940184" calcext:value-type="float">
            <text:p>1.30430414940184</text:p>
          </table:table-cell>
          <table:table-cell office:value-type="float" office:value="0.597322760232189" calcext:value-type="float">
            <text:p>0.597322760232189</text:p>
          </table:table-cell>
          <table:table-cell office:value-type="float" office:value="0.178347268449233" calcext:value-type="float">
            <text:p>0.178347268449233</text:p>
          </table:table-cell>
          <table:table-cell office:value-type="float" office:value="0.132315238953235" calcext:value-type="float">
            <text:p>0.132315238953235</text:p>
          </table:table-cell>
          <table:table-cell office:value-type="float" office:value="0.0806453504904802" calcext:value-type="float">
            <text:p>0.080645350490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4699815741666" calcext:value-type="float">
            <text:p>0.694699815741666</text:p>
          </table:table-cell>
          <table:table-cell office:value-type="float" office:value="1.30279894010611" calcext:value-type="float">
            <text:p>1.30279894010611</text:p>
          </table:table-cell>
          <table:table-cell office:value-type="float" office:value="0.596582748643886" calcext:value-type="float">
            <text:p>0.596582748643886</text:p>
          </table:table-cell>
          <table:table-cell office:value-type="float" office:value="0.174338202676735" calcext:value-type="float">
            <text:p>0.174338202676735</text:p>
          </table:table-cell>
          <table:table-cell office:value-type="float" office:value="0.132156844382166" calcext:value-type="float">
            <text:p>0.132156844382166</text:p>
          </table:table-cell>
          <table:table-cell office:value-type="float" office:value="0.0804432014163494" calcext:value-type="float">
            <text:p>0.0804432014163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7202150741267" calcext:value-type="float">
            <text:p>0.527202150741267</text:p>
          </table:table-cell>
          <table:table-cell office:value-type="float" office:value="1.22408646874597" calcext:value-type="float">
            <text:p>1.22408646874597</text:p>
          </table:table-cell>
          <table:table-cell office:value-type="float" office:value="0.599223482065683" calcext:value-type="float">
            <text:p>0.599223482065683</text:p>
          </table:table-cell>
          <table:table-cell office:value-type="float" office:value="0.166757019373455" calcext:value-type="float">
            <text:p>0.166757019373455</text:p>
          </table:table-cell>
          <table:table-cell office:value-type="float" office:value="0.134381763628458" calcext:value-type="float">
            <text:p>0.134381763628458</text:p>
          </table:table-cell>
          <table:table-cell office:value-type="float" office:value="0.0882373204311568" calcext:value-type="float">
            <text:p>0.0882373204311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51669947457411" calcext:value-type="float">
            <text:p>0.351669947457411</text:p>
          </table:table-cell>
          <table:table-cell office:value-type="float" office:value="1.32736296140212" calcext:value-type="float">
            <text:p>1.32736296140212</text:p>
          </table:table-cell>
          <table:table-cell office:value-type="float" office:value="0.454516801407555" calcext:value-type="float">
            <text:p>0.454516801407555</text:p>
          </table:table-cell>
          <table:table-cell office:value-type="float" office:value="0.164510497998211" calcext:value-type="float">
            <text:p>0.164510497998211</text:p>
          </table:table-cell>
          <table:table-cell office:value-type="float" office:value="0.126641509734826" calcext:value-type="float">
            <text:p>0.126641509734826</text:p>
          </table:table-cell>
          <table:table-cell office:value-type="float" office:value="0.0674372803489798" calcext:value-type="float">
            <text:p>0.067437280348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5727822381413" calcext:value-type="float">
            <text:p>0.355727822381413</text:p>
          </table:table-cell>
          <table:table-cell office:value-type="float" office:value="1.3273448159569" calcext:value-type="float">
            <text:p>1.3273448159569</text:p>
          </table:table-cell>
          <table:table-cell office:value-type="float" office:value="0.454483525625182" calcext:value-type="float">
            <text:p>0.454483525625182</text:p>
          </table:table-cell>
          <table:table-cell office:value-type="float" office:value="0.165118131346025" calcext:value-type="float">
            <text:p>0.165118131346025</text:p>
          </table:table-cell>
          <table:table-cell office:value-type="float" office:value="0.126632454154085" calcext:value-type="float">
            <text:p>0.126632454154085</text:p>
          </table:table-cell>
          <table:table-cell office:value-type="float" office:value="0.067427324153766" calcext:value-type="float">
            <text:p>0.0674273241537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6169824405516" calcext:value-type="float">
            <text:p>0.346169824405516</text:p>
          </table:table-cell>
          <table:table-cell office:value-type="float" office:value="1.32734636737909" calcext:value-type="float">
            <text:p>1.32734636737909</text:p>
          </table:table-cell>
          <table:table-cell office:value-type="float" office:value="0.45452111309234" calcext:value-type="float">
            <text:p>0.45452111309234</text:p>
          </table:table-cell>
          <table:table-cell office:value-type="float" office:value="0.165043994563263" calcext:value-type="float">
            <text:p>0.165043994563263</text:p>
          </table:table-cell>
          <table:table-cell office:value-type="float" office:value="0.126642654028827" calcext:value-type="float">
            <text:p>0.126642654028827</text:p>
          </table:table-cell>
          <table:table-cell office:value-type="float" office:value="0.0674386505731993" calcext:value-type="float">
            <text:p>0.0674386505731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9717105945329" calcext:value-type="float">
            <text:p>0.529717105945329</text:p>
          </table:table-cell>
          <table:table-cell office:value-type="float" office:value="1.32633208535464" calcext:value-type="float">
            <text:p>1.32633208535464</text:p>
          </table:table-cell>
          <table:table-cell office:value-type="float" office:value="0.454150456530259" calcext:value-type="float">
            <text:p>0.454150456530259</text:p>
          </table:table-cell>
          <table:table-cell office:value-type="float" office:value="0.162246966450107" calcext:value-type="float">
            <text:p>0.162246966450107</text:p>
          </table:table-cell>
          <table:table-cell office:value-type="float" office:value="0.126542339099205" calcext:value-type="float">
            <text:p>0.126542339099205</text:p>
          </table:table-cell>
          <table:table-cell office:value-type="float" office:value="0.0673277431124593" calcext:value-type="float">
            <text:p>0.0673277431124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500809777294" calcext:value-type="float">
            <text:p>0.36500809777294</text:p>
          </table:table-cell>
          <table:table-cell office:value-type="float" office:value="1.32443344653552" calcext:value-type="float">
            <text:p>1.32443344653552</text:p>
          </table:table-cell>
          <table:table-cell office:value-type="float" office:value="0.414713830239154" calcext:value-type="float">
            <text:p>0.414713830239154</text:p>
          </table:table-cell>
          <table:table-cell office:value-type="float" office:value="0.13585580630474" calcext:value-type="float">
            <text:p>0.13585580630474</text:p>
          </table:table-cell>
          <table:table-cell office:value-type="float" office:value="0.121766022404673" calcext:value-type="float">
            <text:p>0.121766022404673</text:p>
          </table:table-cell>
          <table:table-cell office:value-type="float" office:value="0.062589108850667" calcext:value-type="float">
            <text:p>0.0625891088506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2788510982115" calcext:value-type="float">
            <text:p>0.632788510982115</text:p>
          </table:table-cell>
          <table:table-cell office:value-type="float" office:value="1.1797835788781" calcext:value-type="float">
            <text:p>1.1797835788781</text:p>
          </table:table-cell>
          <table:table-cell office:value-type="float" office:value="0.525026441567125" calcext:value-type="float">
            <text:p>0.525026441567125</text:p>
          </table:table-cell>
          <table:table-cell office:value-type="float" office:value="0.189947186115763" calcext:value-type="float">
            <text:p>0.189947186115763</text:p>
          </table:table-cell>
          <table:table-cell office:value-type="float" office:value="0.136880283324293" calcext:value-type="float">
            <text:p>0.136880283324293</text:p>
          </table:table-cell>
          <table:table-cell office:value-type="float" office:value="0.0728865484701832" calcext:value-type="float">
            <text:p>0.0728865484701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1599707615685" calcext:value-type="float">
            <text:p>0.611599707615685</text:p>
          </table:table-cell>
          <table:table-cell office:value-type="float" office:value="1.17984559536473" calcext:value-type="float">
            <text:p>1.17984559536473</text:p>
          </table:table-cell>
          <table:table-cell office:value-type="float" office:value="0.525123920879787" calcext:value-type="float">
            <text:p>0.525123920879787</text:p>
          </table:table-cell>
          <table:table-cell office:value-type="float" office:value="0.19100586833775" calcext:value-type="float">
            <text:p>0.19100586833775</text:p>
          </table:table-cell>
          <table:table-cell office:value-type="float" office:value="0.136903354899779" calcext:value-type="float">
            <text:p>0.136903354899779</text:p>
          </table:table-cell>
          <table:table-cell office:value-type="float" office:value="0.0729142910480029" calcext:value-type="float">
            <text:p>0.0729142910480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4497538141402" calcext:value-type="float">
            <text:p>0.614497538141402</text:p>
          </table:table-cell>
          <table:table-cell office:value-type="float" office:value="1.17985477016031" calcext:value-type="float">
            <text:p>1.17985477016031</text:p>
          </table:table-cell>
          <table:table-cell office:value-type="float" office:value="0.525107196142017" calcext:value-type="float">
            <text:p>0.525107196142017</text:p>
          </table:table-cell>
          <table:table-cell office:value-type="float" office:value="0.190715767204648" calcext:value-type="float">
            <text:p>0.190715767204648</text:p>
          </table:table-cell>
          <table:table-cell office:value-type="float" office:value="0.136899077909235" calcext:value-type="float">
            <text:p>0.136899077909235</text:p>
          </table:table-cell>
          <table:table-cell office:value-type="float" office:value="0.0729095233223806" calcext:value-type="float">
            <text:p>0.0729095233223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8984125600864" calcext:value-type="float">
            <text:p>0.838984125600864</text:p>
          </table:table-cell>
          <table:table-cell office:value-type="float" office:value="1.17852134338684" calcext:value-type="float">
            <text:p>1.17852134338684</text:p>
          </table:table-cell>
          <table:table-cell office:value-type="float" office:value="0.524471341547154" calcext:value-type="float">
            <text:p>0.524471341547154</text:p>
          </table:table-cell>
          <table:table-cell office:value-type="float" office:value="0.187589927436302" calcext:value-type="float">
            <text:p>0.187589927436302</text:p>
          </table:table-cell>
          <table:table-cell office:value-type="float" office:value="0.136740115601262" calcext:value-type="float">
            <text:p>0.136740115601262</text:p>
          </table:table-cell>
          <table:table-cell office:value-type="float" office:value="0.0727310890177077" calcext:value-type="float">
            <text:p>0.0727310890177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9587183246768" calcext:value-type="float">
            <text:p>0.569587183246768</text:p>
          </table:table-cell>
          <table:table-cell office:value-type="float" office:value="1.21524160973621" calcext:value-type="float">
            <text:p>1.21524160973621</text:p>
          </table:table-cell>
          <table:table-cell office:value-type="float" office:value="0.505543097072808" calcext:value-type="float">
            <text:p>0.505543097072808</text:p>
          </table:table-cell>
          <table:table-cell office:value-type="float" office:value="0.199970209151633" calcext:value-type="float">
            <text:p>0.199970209151633</text:p>
          </table:table-cell>
          <table:table-cell office:value-type="float" office:value="0.144424907753184" calcext:value-type="float">
            <text:p>0.144424907753184</text:p>
          </table:table-cell>
          <table:table-cell office:value-type="float" office:value="0.0739005738006311" calcext:value-type="float">
            <text:p>0.0739005738006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2806061308104" calcext:value-type="float">
            <text:p>0.542806061308104</text:p>
          </table:table-cell>
          <table:table-cell office:value-type="float" office:value="1.20681599252976" calcext:value-type="float">
            <text:p>1.20681599252976</text:p>
          </table:table-cell>
          <table:table-cell office:value-type="float" office:value="0.431860950622485" calcext:value-type="float">
            <text:p>0.431860950622485</text:p>
          </table:table-cell>
          <table:table-cell office:value-type="float" office:value="0.138502131121659" calcext:value-type="float">
            <text:p>0.138502131121659</text:p>
          </table:table-cell>
          <table:table-cell office:value-type="float" office:value="0.10981697583237" calcext:value-type="float">
            <text:p>0.10981697583237</text:p>
          </table:table-cell>
          <table:table-cell office:value-type="float" office:value="0.0590885265474412" calcext:value-type="float">
            <text:p>0.0590885265474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9021238738595" calcext:value-type="float">
            <text:p>0.539021238738595</text:p>
          </table:table-cell>
          <table:table-cell office:value-type="float" office:value="1.20683336186905" calcext:value-type="float">
            <text:p>1.20683336186905</text:p>
          </table:table-cell>
          <table:table-cell office:value-type="float" office:value="0.431861475658357" calcext:value-type="float">
            <text:p>0.431861475658357</text:p>
          </table:table-cell>
          <table:table-cell office:value-type="float" office:value="0.139322675730259" calcext:value-type="float">
            <text:p>0.139322675730259</text:p>
          </table:table-cell>
          <table:table-cell office:value-type="float" office:value="0.109816643377921" calcext:value-type="float">
            <text:p>0.109816643377921</text:p>
          </table:table-cell>
          <table:table-cell office:value-type="float" office:value="0.0590887334594003" calcext:value-type="float">
            <text:p>0.05908873345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4898365641147" calcext:value-type="float">
            <text:p>0.534898365641147</text:p>
          </table:table-cell>
          <table:table-cell office:value-type="float" office:value="1.20683645391656" calcext:value-type="float">
            <text:p>1.20683645391656</text:p>
          </table:table-cell>
          <table:table-cell office:value-type="float" office:value="0.431877270412303" calcext:value-type="float">
            <text:p>0.431877270412303</text:p>
          </table:table-cell>
          <table:table-cell office:value-type="float" office:value="0.139072564890907" calcext:value-type="float">
            <text:p>0.139072564890907</text:p>
          </table:table-cell>
          <table:table-cell office:value-type="float" office:value="0.109820580310127" calcext:value-type="float">
            <text:p>0.109820580310127</text:p>
          </table:table-cell>
          <table:table-cell office:value-type="float" office:value="0.059093117194694" calcext:value-type="float">
            <text:p>0.0590931171946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3743217822951" calcext:value-type="float">
            <text:p>0.713743217822951</text:p>
          </table:table-cell>
          <table:table-cell office:value-type="float" office:value="1.20592140361771" calcext:value-type="float">
            <text:p>1.20592140361771</text:p>
          </table:table-cell>
          <table:table-cell office:value-type="float" office:value="0.43153199034171" calcext:value-type="float">
            <text:p>0.43153199034171</text:p>
          </table:table-cell>
          <table:table-cell office:value-type="float" office:value="0.136408187969252" calcext:value-type="float">
            <text:p>0.136408187969252</text:p>
          </table:table-cell>
          <table:table-cell office:value-type="float" office:value="0.109734515352659" calcext:value-type="float">
            <text:p>0.109734515352659</text:p>
          </table:table-cell>
          <table:table-cell office:value-type="float" office:value="0.0589978391317025" calcext:value-type="float">
            <text:p>0.0589978391317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098900709059" calcext:value-type="float">
            <text:p>0.55098900709059</text:p>
          </table:table-cell>
          <table:table-cell office:value-type="float" office:value="1.20725959759076" calcext:value-type="float">
            <text:p>1.20725959759076</text:p>
          </table:table-cell>
          <table:table-cell office:value-type="float" office:value="0.473406803631237" calcext:value-type="float">
            <text:p>0.473406803631237</text:p>
          </table:table-cell>
          <table:table-cell office:value-type="float" office:value="0.17976688698145" calcext:value-type="float">
            <text:p>0.17976688698145</text:p>
          </table:table-cell>
          <table:table-cell office:value-type="float" office:value="0.139435291625975" calcext:value-type="float">
            <text:p>0.139435291625975</text:p>
          </table:table-cell>
          <table:table-cell office:value-type="float" office:value="0.0827735029920311" calcext:value-type="float">
            <text:p>0.0827735029920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4311870074112" calcext:value-type="float">
            <text:p>0.534311870074112</text:p>
          </table:table-cell>
          <table:table-cell office:value-type="float" office:value="1.31622227802484" calcext:value-type="float">
            <text:p>1.31622227802484</text:p>
          </table:table-cell>
          <table:table-cell office:value-type="float" office:value="0.447936841416236" calcext:value-type="float">
            <text:p>0.447936841416236</text:p>
          </table:table-cell>
          <table:table-cell office:value-type="float" office:value="0.168073390251903" calcext:value-type="float">
            <text:p>0.168073390251903</text:p>
          </table:table-cell>
          <table:table-cell office:value-type="float" office:value="0.13360149567581" calcext:value-type="float">
            <text:p>0.13360149567581</text:p>
          </table:table-cell>
          <table:table-cell office:value-type="float" office:value="0.0640480843675397" calcext:value-type="float">
            <text:p>0.064048084367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4858305847169" calcext:value-type="float">
            <text:p>0.524858305847169</text:p>
          </table:table-cell>
          <table:table-cell office:value-type="float" office:value="1.31618287471922" calcext:value-type="float">
            <text:p>1.31618287471922</text:p>
          </table:table-cell>
          <table:table-cell office:value-type="float" office:value="0.447957071184704" calcext:value-type="float">
            <text:p>0.447957071184704</text:p>
          </table:table-cell>
          <table:table-cell office:value-type="float" office:value="0.16920114552115" calcext:value-type="float">
            <text:p>0.16920114552115</text:p>
          </table:table-cell>
          <table:table-cell office:value-type="float" office:value="0.13360767108457" calcext:value-type="float">
            <text:p>0.13360767108457</text:p>
          </table:table-cell>
          <table:table-cell office:value-type="float" office:value="0.0640540844180741" calcext:value-type="float">
            <text:p>0.0640540844180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2979592025467" calcext:value-type="float">
            <text:p>0.542979592025467</text:p>
          </table:table-cell>
          <table:table-cell office:value-type="float" office:value="1.3161940791937" calcext:value-type="float">
            <text:p>1.3161940791937</text:p>
          </table:table-cell>
          <table:table-cell office:value-type="float" office:value="0.447882153629791" calcext:value-type="float">
            <text:p>0.447882153629791</text:p>
          </table:table-cell>
          <table:table-cell office:value-type="float" office:value="0.168329571663117" calcext:value-type="float">
            <text:p>0.168329571663117</text:p>
          </table:table-cell>
          <table:table-cell office:value-type="float" office:value="0.133585807824653" calcext:value-type="float">
            <text:p>0.133585807824653</text:p>
          </table:table-cell>
          <table:table-cell office:value-type="float" office:value="0.0640322613268276" calcext:value-type="float">
            <text:p>0.0640322613268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7353384118087" calcext:value-type="float">
            <text:p>0.717353384118087</text:p>
          </table:table-cell>
          <table:table-cell office:value-type="float" office:value="1.31525713860217" calcext:value-type="float">
            <text:p>1.31525713860217</text:p>
          </table:table-cell>
          <table:table-cell office:value-type="float" office:value="0.447544211614871" calcext:value-type="float">
            <text:p>0.447544211614871</text:p>
          </table:table-cell>
          <table:table-cell office:value-type="float" office:value="0.165877282871705" calcext:value-type="float">
            <text:p>0.165877282871705</text:p>
          </table:table-cell>
          <table:table-cell office:value-type="float" office:value="0.133488026260165" calcext:value-type="float">
            <text:p>0.133488026260165</text:p>
          </table:table-cell>
          <table:table-cell office:value-type="float" office:value="0.0639348873723318" calcext:value-type="float">
            <text:p>0.0639348873723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7561914543722" calcext:value-type="float">
            <text:p>0.437561914543722</text:p>
          </table:table-cell>
          <table:table-cell office:value-type="float" office:value="1.40174104461544" calcext:value-type="float">
            <text:p>1.40174104461544</text:p>
          </table:table-cell>
          <table:table-cell office:value-type="float" office:value="0.461396989177494" calcext:value-type="float">
            <text:p>0.461396989177494</text:p>
          </table:table-cell>
          <table:table-cell office:value-type="float" office:value="0.219002139665456" calcext:value-type="float">
            <text:p>0.219002139665456</text:p>
          </table:table-cell>
          <table:table-cell office:value-type="float" office:value="0.185557586037977" calcext:value-type="float">
            <text:p>0.185557586037977</text:p>
          </table:table-cell>
          <table:table-cell office:value-type="float" office:value="0.0759332590433261" calcext:value-type="float">
            <text:p>0.07593325904332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0518461053718" calcext:value-type="float">
            <text:p>0.410518461053718</text:p>
          </table:table-cell>
          <table:table-cell office:value-type="float" office:value="1.38552769384089" calcext:value-type="float">
            <text:p>1.38552769384089</text:p>
          </table:table-cell>
          <table:table-cell office:value-type="float" office:value="0.433619946386509" calcext:value-type="float">
            <text:p>0.433619946386509</text:p>
          </table:table-cell>
          <table:table-cell office:value-type="float" office:value="0.139176406659991" calcext:value-type="float">
            <text:p>0.139176406659991</text:p>
          </table:table-cell>
          <table:table-cell office:value-type="float" office:value="0.11006541738939" calcext:value-type="float">
            <text:p>0.11006541738939</text:p>
          </table:table-cell>
          <table:table-cell office:value-type="float" office:value="0.0623173827667318" calcext:value-type="float">
            <text:p>0.0623173827667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4311349569103" calcext:value-type="float">
            <text:p>0.434311349569103</text:p>
          </table:table-cell>
          <table:table-cell office:value-type="float" office:value="1.38532208609751" calcext:value-type="float">
            <text:p>1.38532208609751</text:p>
          </table:table-cell>
          <table:table-cell office:value-type="float" office:value="0.433511882399492" calcext:value-type="float">
            <text:p>0.433511882399492</text:p>
          </table:table-cell>
          <table:table-cell office:value-type="float" office:value="0.139501809484754" calcext:value-type="float">
            <text:p>0.139501809484754</text:p>
          </table:table-cell>
          <table:table-cell office:value-type="float" office:value="0.110038564122658" calcext:value-type="float">
            <text:p>0.110038564122658</text:p>
          </table:table-cell>
          <table:table-cell office:value-type="float" office:value="0.0622859601933277" calcext:value-type="float">
            <text:p>0.0622859601933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1173965817035" calcext:value-type="float">
            <text:p>0.401173965817035</text:p>
          </table:table-cell>
          <table:table-cell office:value-type="float" office:value="1.38542508702292" calcext:value-type="float">
            <text:p>1.38542508702292</text:p>
          </table:table-cell>
          <table:table-cell office:value-type="float" office:value="0.433636044923192" calcext:value-type="float">
            <text:p>0.433636044923192</text:p>
          </table:table-cell>
          <table:table-cell office:value-type="float" office:value="0.139841802867019" calcext:value-type="float">
            <text:p>0.139841802867019</text:p>
          </table:table-cell>
          <table:table-cell office:value-type="float" office:value="0.110069694392641" calcext:value-type="float">
            <text:p>0.110069694392641</text:p>
          </table:table-cell>
          <table:table-cell office:value-type="float" office:value="0.0623221732896371" calcext:value-type="float">
            <text:p>0.0623221732896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4803436847521" calcext:value-type="float">
            <text:p>0.584803436847521</text:p>
          </table:table-cell>
          <table:table-cell office:value-type="float" office:value="1.38427496728433" calcext:value-type="float">
            <text:p>1.38427496728433</text:p>
          </table:table-cell>
          <table:table-cell office:value-type="float" office:value="0.433255653528828" calcext:value-type="float">
            <text:p>0.433255653528828</text:p>
          </table:table-cell>
          <table:table-cell office:value-type="float" office:value="0.136793852793266" calcext:value-type="float">
            <text:p>0.136793852793266</text:p>
          </table:table-cell>
          <table:table-cell office:value-type="float" office:value="0.109973837256872" calcext:value-type="float">
            <text:p>0.109973837256872</text:p>
          </table:table-cell>
          <table:table-cell office:value-type="float" office:value="0.0622118862436564" calcext:value-type="float">
            <text:p>0.0622118862436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659660754738" calcext:value-type="float">
            <text:p>0.43659660754738</text:p>
          </table:table-cell>
          <table:table-cell office:value-type="float" office:value="1.39923263744807" calcext:value-type="float">
            <text:p>1.39923263744807</text:p>
          </table:table-cell>
          <table:table-cell office:value-type="float" office:value="0.395967106936155" calcext:value-type="float">
            <text:p>0.395967106936155</text:p>
          </table:table-cell>
          <table:table-cell office:value-type="float" office:value="0.13179442223492" calcext:value-type="float">
            <text:p>0.13179442223492</text:p>
          </table:table-cell>
          <table:table-cell office:value-type="float" office:value="0.111042149818021" calcext:value-type="float">
            <text:p>0.111042149818021</text:p>
          </table:table-cell>
          <table:table-cell office:value-type="float" office:value="0.0529996795336525" calcext:value-type="float">
            <text:p>0.0529996795336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2903627735379" calcext:value-type="float">
            <text:p>0.352903627735379</text:p>
          </table:table-cell>
          <table:table-cell office:value-type="float" office:value="1.37923372471157" calcext:value-type="float">
            <text:p>1.37923372471157</text:p>
          </table:table-cell>
          <table:table-cell office:value-type="float" office:value="0.523828536348954" calcext:value-type="float">
            <text:p>0.523828536348954</text:p>
          </table:table-cell>
          <table:table-cell office:value-type="float" office:value="0.159290855022148" calcext:value-type="float">
            <text:p>0.159290855022148</text:p>
          </table:table-cell>
          <table:table-cell office:value-type="float" office:value="0.120570569187411" calcext:value-type="float">
            <text:p>0.120570569187411</text:p>
          </table:table-cell>
          <table:table-cell office:value-type="float" office:value="0.0671375703773856" calcext:value-type="float">
            <text:p>0.0671375703773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7878838860595" calcext:value-type="float">
            <text:p>0.357878838860595</text:p>
          </table:table-cell>
          <table:table-cell office:value-type="float" office:value="1.37917612437128" calcext:value-type="float">
            <text:p>1.37917612437128</text:p>
          </table:table-cell>
          <table:table-cell office:value-type="float" office:value="0.523777663562858" calcext:value-type="float">
            <text:p>0.523777663562858</text:p>
          </table:table-cell>
          <table:table-cell office:value-type="float" office:value="0.159922251552932" calcext:value-type="float">
            <text:p>0.159922251552932</text:p>
          </table:table-cell>
          <table:table-cell office:value-type="float" office:value="0.120559311599922" calcext:value-type="float">
            <text:p>0.120559311599922</text:p>
          </table:table-cell>
          <table:table-cell office:value-type="float" office:value="0.0671244095718629" calcext:value-type="float">
            <text:p>0.0671244095718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8345245022713" calcext:value-type="float">
            <text:p>0.348345245022713</text:p>
          </table:table-cell>
          <table:table-cell office:value-type="float" office:value="1.37917595824668" calcext:value-type="float">
            <text:p>1.37917595824668</text:p>
          </table:table-cell>
          <table:table-cell office:value-type="float" office:value="0.523823504479473" calcext:value-type="float">
            <text:p>0.523823504479473</text:p>
          </table:table-cell>
          <table:table-cell office:value-type="float" office:value="0.159809205909638" calcext:value-type="float">
            <text:p>0.159809205909638</text:p>
          </table:table-cell>
          <table:table-cell office:value-type="float" office:value="0.120569542866189" calcext:value-type="float">
            <text:p>0.120569542866189</text:p>
          </table:table-cell>
          <table:table-cell office:value-type="float" office:value="0.0671363640655268" calcext:value-type="float">
            <text:p>0.0671363640655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8941537418908" calcext:value-type="float">
            <text:p>0.558941537418908</text:p>
          </table:table-cell>
          <table:table-cell office:value-type="float" office:value="1.37791272094915" calcext:value-type="float">
            <text:p>1.37791272094915</text:p>
          </table:table-cell>
          <table:table-cell office:value-type="float" office:value="0.52330606663072" calcext:value-type="float">
            <text:p>0.52330606663072</text:p>
          </table:table-cell>
          <table:table-cell office:value-type="float" office:value="0.156937084136843" calcext:value-type="float">
            <text:p>0.156937084136843</text:p>
          </table:table-cell>
          <table:table-cell office:value-type="float" office:value="0.120455042396958" calcext:value-type="float">
            <text:p>0.120455042396958</text:p>
          </table:table-cell>
          <table:table-cell office:value-type="float" office:value="0.0670024760213536" calcext:value-type="float">
            <text:p>0.0670024760213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5631615411606" calcext:value-type="float">
            <text:p>0.395631615411606</text:p>
          </table:table-cell>
          <table:table-cell office:value-type="float" office:value="1.36612660479299" calcext:value-type="float">
            <text:p>1.36612660479299</text:p>
          </table:table-cell>
          <table:table-cell office:value-type="float" office:value="0.477507544874123" calcext:value-type="float">
            <text:p>0.477507544874123</text:p>
          </table:table-cell>
          <table:table-cell office:value-type="float" office:value="0.151273259533194" calcext:value-type="float">
            <text:p>0.151273259533194</text:p>
          </table:table-cell>
          <table:table-cell office:value-type="float" office:value="0.126136791494962" calcext:value-type="float">
            <text:p>0.126136791494962</text:p>
          </table:table-cell>
          <table:table-cell office:value-type="float" office:value="0.0598822793142244" calcext:value-type="float">
            <text:p>0.0598822793142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68120440531557" calcext:value-type="float">
            <text:p>0.268120440531557</text:p>
          </table:table-cell>
          <table:table-cell office:value-type="float" office:value="1.23440531433238" calcext:value-type="float">
            <text:p>1.23440531433238</text:p>
          </table:table-cell>
          <table:table-cell office:value-type="float" office:value="0.680511317645389" calcext:value-type="float">
            <text:p>0.680511317645389</text:p>
          </table:table-cell>
          <table:table-cell office:value-type="float" office:value="0.220676143166206" calcext:value-type="float">
            <text:p>0.220676143166206</text:p>
          </table:table-cell>
          <table:table-cell office:value-type="float" office:value="0.167649614825134" calcext:value-type="float">
            <text:p>0.167649614825134</text:p>
          </table:table-cell>
          <table:table-cell office:value-type="float" office:value="0.105763886382174" calcext:value-type="float">
            <text:p>0.1057638863821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7677987148121" calcext:value-type="float">
            <text:p>0.287677987148121</text:p>
          </table:table-cell>
          <table:table-cell office:value-type="float" office:value="1.23430626673723" calcext:value-type="float">
            <text:p>1.23430626673723</text:p>
          </table:table-cell>
          <table:table-cell office:value-type="float" office:value="0.680369699000687" calcext:value-type="float">
            <text:p>0.680369699000687</text:p>
          </table:table-cell>
          <table:table-cell office:value-type="float" office:value="0.220750508435496" calcext:value-type="float">
            <text:p>0.220750508435496</text:p>
          </table:table-cell>
          <table:table-cell office:value-type="float" office:value="0.167615208974352" calcext:value-type="float">
            <text:p>0.167615208974352</text:p>
          </table:table-cell>
          <table:table-cell office:value-type="float" office:value="0.105719036470931" calcext:value-type="float">
            <text:p>0.1057190364709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72321511321924" calcext:value-type="float">
            <text:p>0.272321511321924</text:p>
          </table:table-cell>
          <table:table-cell office:value-type="float" office:value="1.23425434454427" calcext:value-type="float">
            <text:p>1.23425434454427</text:p>
          </table:table-cell>
          <table:table-cell office:value-type="float" office:value="0.680453297460471" calcext:value-type="float">
            <text:p>0.680453297460471</text:p>
          </table:table-cell>
          <table:table-cell office:value-type="float" office:value="0.221020544567088" calcext:value-type="float">
            <text:p>0.221020544567088</text:p>
          </table:table-cell>
          <table:table-cell office:value-type="float" office:value="0.16763547388318" calcext:value-type="float">
            <text:p>0.16763547388318</text:p>
          </table:table-cell>
          <table:table-cell office:value-type="float" office:value="0.105745603575099" calcext:value-type="float">
            <text:p>0.1057456035750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7517695869823" calcext:value-type="float">
            <text:p>0.537517695869823</text:p>
          </table:table-cell>
          <table:table-cell office:value-type="float" office:value="1.23295703970541" calcext:value-type="float">
            <text:p>1.23295703970541</text:p>
          </table:table-cell>
          <table:table-cell office:value-type="float" office:value="0.679707193197077" calcext:value-type="float">
            <text:p>0.679707193197077</text:p>
          </table:table-cell>
          <table:table-cell office:value-type="float" office:value="0.216415055809984" calcext:value-type="float">
            <text:p>0.216415055809984</text:p>
          </table:table-cell>
          <table:table-cell office:value-type="float" office:value="0.167454564686271" calcext:value-type="float">
            <text:p>0.167454564686271</text:p>
          </table:table-cell>
          <table:table-cell office:value-type="float" office:value="0.105511019065225" calcext:value-type="float">
            <text:p>0.1055110190652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916671526214521" calcext:value-type="float">
            <text:p>0.091667152621452</text:p>
          </table:table-cell>
          <table:table-cell office:value-type="float" office:value="1.43034194926645" calcext:value-type="float">
            <text:p>1.43034194926645</text:p>
          </table:table-cell>
          <table:table-cell office:value-type="float" office:value="0.663782140444175" calcext:value-type="float">
            <text:p>0.663782140444175</text:p>
          </table:table-cell>
          <table:table-cell office:value-type="float" office:value="0.294801509462854" calcext:value-type="float">
            <text:p>0.294801509462854</text:p>
          </table:table-cell>
          <table:table-cell office:value-type="float" office:value="0.216954868255533" calcext:value-type="float">
            <text:p>0.216954868255533</text:p>
          </table:table-cell>
          <table:table-cell office:value-type="float" office:value="0.124524779964786" calcext:value-type="float">
            <text:p>0.12452477996478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551066499328" calcext:value-type="float">
            <text:p>0.10551066499328</text:p>
          </table:table-cell>
          <table:table-cell office:value-type="float" office:value="1.62889655763285" calcext:value-type="float">
            <text:p>1.62889655763285</text:p>
          </table:table-cell>
          <table:table-cell office:value-type="float" office:value="0.495254787143851" calcext:value-type="float">
            <text:p>0.495254787143851</text:p>
          </table:table-cell>
          <table:table-cell office:value-type="float" office:value="0.192610250414994" calcext:value-type="float">
            <text:p>0.192610250414994</text:p>
          </table:table-cell>
          <table:table-cell office:value-type="float" office:value="0.142896462038575" calcext:value-type="float">
            <text:p>0.142896462038575</text:p>
          </table:table-cell>
          <table:table-cell office:value-type="float" office:value="0.0723142289557343" calcext:value-type="float">
            <text:p>0.072314228955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9093493818065" calcext:value-type="float">
            <text:p>0.109093493818065</text:p>
          </table:table-cell>
          <table:table-cell office:value-type="float" office:value="1.62885149336331" calcext:value-type="float">
            <text:p>1.62885149336331</text:p>
          </table:table-cell>
          <table:table-cell office:value-type="float" office:value="0.495213716736903" calcext:value-type="float">
            <text:p>0.495213716736903</text:p>
          </table:table-cell>
          <table:table-cell office:value-type="float" office:value="0.193278657421507" calcext:value-type="float">
            <text:p>0.193278657421507</text:p>
          </table:table-cell>
          <table:table-cell office:value-type="float" office:value="0.142885003502774" calcext:value-type="float">
            <text:p>0.142885003502774</text:p>
          </table:table-cell>
          <table:table-cell office:value-type="float" office:value="0.0723021404845986" calcext:value-type="float">
            <text:p>0.072302140484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7197724086682" calcext:value-type="float">
            <text:p>0.107197724086682</text:p>
          </table:table-cell>
          <table:table-cell office:value-type="float" office:value="1.62885454736945" calcext:value-type="float">
            <text:p>1.62885454736945</text:p>
          </table:table-cell>
          <table:table-cell office:value-type="float" office:value="0.495222619384135" calcext:value-type="float">
            <text:p>0.495222619384135</text:p>
          </table:table-cell>
          <table:table-cell office:value-type="float" office:value="0.192911753351679" calcext:value-type="float">
            <text:p>0.192911753351679</text:p>
          </table:table-cell>
          <table:table-cell office:value-type="float" office:value="0.142887443298414" calcext:value-type="float">
            <text:p>0.142887443298414</text:p>
          </table:table-cell>
          <table:table-cell office:value-type="float" office:value="0.0723047633654268" calcext:value-type="float">
            <text:p>0.072304763365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5507367986715" calcext:value-type="float">
            <text:p>0.305507367986715</text:p>
          </table:table-cell>
          <table:table-cell office:value-type="float" office:value="1.62748464025427" calcext:value-type="float">
            <text:p>1.62748464025427</text:p>
          </table:table-cell>
          <table:table-cell office:value-type="float" office:value="0.494757821540319" calcext:value-type="float">
            <text:p>0.494757821540319</text:p>
          </table:table-cell>
          <table:table-cell office:value-type="float" office:value="0.190210563411268" calcext:value-type="float">
            <text:p>0.190210563411268</text:p>
          </table:table-cell>
          <table:table-cell office:value-type="float" office:value="0.142761616336733" calcext:value-type="float">
            <text:p>0.142761616336733</text:p>
          </table:table-cell>
          <table:table-cell office:value-type="float" office:value="0.0721678454324946" calcext:value-type="float">
            <text:p>0.072167845432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0539014896691" calcext:value-type="float">
            <text:p>0.100539014896691</text:p>
          </table:table-cell>
          <table:table-cell office:value-type="float" office:value="1.6298516745041" calcext:value-type="float">
            <text:p>1.6298516745041</text:p>
          </table:table-cell>
          <table:table-cell office:value-type="float" office:value="0.522607144184101" calcext:value-type="float">
            <text:p>0.522607144184101</text:p>
          </table:table-cell>
          <table:table-cell office:value-type="float" office:value="0.212557738457244" calcext:value-type="float">
            <text:p>0.212557738457244</text:p>
          </table:table-cell>
          <table:table-cell office:value-type="float" office:value="0.159005944132836" calcext:value-type="float">
            <text:p>0.159005944132836</text:p>
          </table:table-cell>
          <table:table-cell office:value-type="float" office:value="0.0728190016809397" calcext:value-type="float">
            <text:p>0.072819001680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548974666008" calcext:value-type="float">
            <text:p>0.28548974666008</text:p>
          </table:table-cell>
          <table:table-cell office:value-type="float" office:value="1.51062531100175" calcext:value-type="float">
            <text:p>1.51062531100175</text:p>
          </table:table-cell>
          <table:table-cell office:value-type="float" office:value="0.532978041619431" calcext:value-type="float">
            <text:p>0.532978041619431</text:p>
          </table:table-cell>
          <table:table-cell office:value-type="float" office:value="0.207479973923504" calcext:value-type="float">
            <text:p>0.207479973923504</text:p>
          </table:table-cell>
          <table:table-cell office:value-type="float" office:value="0.147756638954007" calcext:value-type="float">
            <text:p>0.147756638954007</text:p>
          </table:table-cell>
          <table:table-cell office:value-type="float" office:value="0.0786722089830687" calcext:value-type="float">
            <text:p>0.0786722089830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363702681754" calcext:value-type="float">
            <text:p>0.28363702681754</text:p>
          </table:table-cell>
          <table:table-cell office:value-type="float" office:value="1.5105709018876" calcext:value-type="float">
            <text:p>1.5105709018876</text:p>
          </table:table-cell>
          <table:table-cell office:value-type="float" office:value="0.532957185404984" calcext:value-type="float">
            <text:p>0.532957185404984</text:p>
          </table:table-cell>
          <table:table-cell office:value-type="float" office:value="0.208353106971372" calcext:value-type="float">
            <text:p>0.208353106971372</text:p>
          </table:table-cell>
          <table:table-cell office:value-type="float" office:value="0.147751651973804" calcext:value-type="float">
            <text:p>0.147751651973804</text:p>
          </table:table-cell>
          <table:table-cell office:value-type="float" office:value="0.0786661101282485" calcext:value-type="float">
            <text:p>0.0786661101282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78818502604495" calcext:value-type="float">
            <text:p>0.278818502604495</text:p>
          </table:table-cell>
          <table:table-cell office:value-type="float" office:value="1.51057514956683" calcext:value-type="float">
            <text:p>1.51057514956683</text:p>
          </table:table-cell>
          <table:table-cell office:value-type="float" office:value="0.532983635918399" calcext:value-type="float">
            <text:p>0.532983635918399</text:p>
          </table:table-cell>
          <table:table-cell office:value-type="float" office:value="0.208064772999948" calcext:value-type="float">
            <text:p>0.208064772999948</text:p>
          </table:table-cell>
          <table:table-cell office:value-type="float" office:value="0.147758799430277" calcext:value-type="float">
            <text:p>0.147758799430277</text:p>
          </table:table-cell>
          <table:table-cell office:value-type="float" office:value="0.078674041074414" calcext:value-type="float">
            <text:p>0.0786740410744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5148608945727" calcext:value-type="float">
            <text:p>0.495148608945727</text:p>
          </table:table-cell>
          <table:table-cell office:value-type="float" office:value="1.50899636626238" calcext:value-type="float">
            <text:p>1.50899636626238</text:p>
          </table:table-cell>
          <table:table-cell office:value-type="float" office:value="0.532386825494321" calcext:value-type="float">
            <text:p>0.532386825494321</text:p>
          </table:table-cell>
          <table:table-cell office:value-type="float" office:value="0.204948767851815" calcext:value-type="float">
            <text:p>0.204948767851815</text:p>
          </table:table-cell>
          <table:table-cell office:value-type="float" office:value="0.147598476531197" calcext:value-type="float">
            <text:p>0.147598476531197</text:p>
          </table:table-cell>
          <table:table-cell office:value-type="float" office:value="0.0784961549819782" calcext:value-type="float">
            <text:p>0.0784961549819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98763609001239" calcext:value-type="float">
            <text:p>0.198763609001239</text:p>
          </table:table-cell>
          <table:table-cell office:value-type="float" office:value="1.57679770914773" calcext:value-type="float">
            <text:p>1.57679770914773</text:p>
          </table:table-cell>
          <table:table-cell office:value-type="float" office:value="0.565034589441479" calcext:value-type="float">
            <text:p>0.565034589441479</text:p>
          </table:table-cell>
          <table:table-cell office:value-type="float" office:value="0.245591961263188" calcext:value-type="float">
            <text:p>0.245591961263188</text:p>
          </table:table-cell>
          <table:table-cell office:value-type="float" office:value="0.159051645147859" calcext:value-type="float">
            <text:p>0.159051645147859</text:p>
          </table:table-cell>
          <table:table-cell office:value-type="float" office:value="0.13793615365648" calcext:value-type="float">
            <text:p>0.137936153656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7273092632963" calcext:value-type="float">
            <text:p>0.667273092632963</text:p>
          </table:table-cell>
          <table:table-cell office:value-type="float" office:value="1.08818157470124" calcext:value-type="float">
            <text:p>1.08818157470124</text:p>
          </table:table-cell>
          <table:table-cell office:value-type="float" office:value="0.542492584263892" calcext:value-type="float">
            <text:p>0.542492584263892</text:p>
          </table:table-cell>
          <table:table-cell office:value-type="float" office:value="0.188576187445059" calcext:value-type="float">
            <text:p>0.188576187445059</text:p>
          </table:table-cell>
          <table:table-cell office:value-type="float" office:value="0.142355184133465" calcext:value-type="float">
            <text:p>0.142355184133465</text:p>
          </table:table-cell>
          <table:table-cell office:value-type="float" office:value="0.0805059905316785" calcext:value-type="float">
            <text:p>0.0805059905316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2818308493236" calcext:value-type="float">
            <text:p>0.682818308493236</text:p>
          </table:table-cell>
          <table:table-cell office:value-type="float" office:value="1.08811070462458" calcext:value-type="float">
            <text:p>1.08811070462458</text:p>
          </table:table-cell>
          <table:table-cell office:value-type="float" office:value="0.542390935349389" calcext:value-type="float">
            <text:p>0.542390935349389</text:p>
          </table:table-cell>
          <table:table-cell office:value-type="float" office:value="0.189191885031422" calcext:value-type="float">
            <text:p>0.189191885031422</text:p>
          </table:table-cell>
          <table:table-cell office:value-type="float" office:value="0.142329074968387" calcext:value-type="float">
            <text:p>0.142329074968387</text:p>
          </table:table-cell>
          <table:table-cell office:value-type="float" office:value="0.0804754052199486" calcext:value-type="float">
            <text:p>0.0804754052199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7930793886264" calcext:value-type="float">
            <text:p>0.667930793886264</text:p>
          </table:table-cell>
          <table:table-cell office:value-type="float" office:value="1.08807185706526" calcext:value-type="float">
            <text:p>1.08807185706526</text:p>
          </table:table-cell>
          <table:table-cell office:value-type="float" office:value="0.542458065636852" calcext:value-type="float">
            <text:p>0.542458065636852</text:p>
          </table:table-cell>
          <table:table-cell office:value-type="float" office:value="0.189287762547826" calcext:value-type="float">
            <text:p>0.189287762547826</text:p>
          </table:table-cell>
          <table:table-cell office:value-type="float" office:value="0.142346349282892" calcext:value-type="float">
            <text:p>0.142346349282892</text:p>
          </table:table-cell>
          <table:table-cell office:value-type="float" office:value="0.0804956934064801" calcext:value-type="float">
            <text:p>0.080495693406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83891384848893" calcext:value-type="float">
            <text:p>0.883891384848893</text:p>
          </table:table-cell>
          <table:table-cell office:value-type="float" office:value="1.08712187166827" calcext:value-type="float">
            <text:p>1.08712187166827</text:p>
          </table:table-cell>
          <table:table-cell office:value-type="float" office:value="0.541953855601975" calcext:value-type="float">
            <text:p>0.541953855601975</text:p>
          </table:table-cell>
          <table:table-cell office:value-type="float" office:value="0.185630877461613" calcext:value-type="float">
            <text:p>0.185630877461613</text:p>
          </table:table-cell>
          <table:table-cell office:value-type="float" office:value="0.142219244764034" calcext:value-type="float">
            <text:p>0.142219244764034</text:p>
          </table:table-cell>
          <table:table-cell office:value-type="float" office:value="0.0803445850253453" calcext:value-type="float">
            <text:p>0.0803445850253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454834336802" calcext:value-type="float">
            <text:p>0.67454834336802</text:p>
          </table:table-cell>
          <table:table-cell office:value-type="float" office:value="1.08483302300917" calcext:value-type="float">
            <text:p>1.08483302300917</text:p>
          </table:table-cell>
          <table:table-cell office:value-type="float" office:value="0.600064782504236" calcext:value-type="float">
            <text:p>0.600064782504236</text:p>
          </table:table-cell>
          <table:table-cell office:value-type="float" office:value="0.218362839824928" calcext:value-type="float">
            <text:p>0.218362839824928</text:p>
          </table:table-cell>
          <table:table-cell office:value-type="float" office:value="0.174793464807619" calcext:value-type="float">
            <text:p>0.174793464807619</text:p>
          </table:table-cell>
          <table:table-cell office:value-type="float" office:value="0.0840195392776677" calcext:value-type="float">
            <text:p>0.0840195392776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2200245310214" calcext:value-type="float">
            <text:p>0.562200245310214</text:p>
          </table:table-cell>
          <table:table-cell office:value-type="float" office:value="1.36242488818371" calcext:value-type="float">
            <text:p>1.36242488818371</text:p>
          </table:table-cell>
          <table:table-cell office:value-type="float" office:value="0.402881178760708" calcext:value-type="float">
            <text:p>0.402881178760708</text:p>
          </table:table-cell>
          <table:table-cell office:value-type="float" office:value="0.130630021703129" calcext:value-type="float">
            <text:p>0.130630021703129</text:p>
          </table:table-cell>
          <table:table-cell office:value-type="float" office:value="0.103775640508012" calcext:value-type="float">
            <text:p>0.103775640508012</text:p>
          </table:table-cell>
          <table:table-cell office:value-type="float" office:value="0.0534063207249899" calcext:value-type="float">
            <text:p>0.053406320724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9371234101298" calcext:value-type="float">
            <text:p>0.549371234101298</text:p>
          </table:table-cell>
          <table:table-cell office:value-type="float" office:value="1.3625069898736" calcext:value-type="float">
            <text:p>1.3625069898736</text:p>
          </table:table-cell>
          <table:table-cell office:value-type="float" office:value="0.402917474263742" calcext:value-type="float">
            <text:p>0.402917474263742</text:p>
          </table:table-cell>
          <table:table-cell office:value-type="float" office:value="0.131601991971152" calcext:value-type="float">
            <text:p>0.131601991971152</text:p>
          </table:table-cell>
          <table:table-cell office:value-type="float" office:value="0.103785836551419" calcext:value-type="float">
            <text:p>0.103785836551419</text:p>
          </table:table-cell>
          <table:table-cell office:value-type="float" office:value="0.0534161650563865" calcext:value-type="float">
            <text:p>0.0534161650563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6762486814266" calcext:value-type="float">
            <text:p>0.556762486814266</text:p>
          </table:table-cell>
          <table:table-cell office:value-type="float" office:value="1.3624985491304" calcext:value-type="float">
            <text:p>1.3624985491304</text:p>
          </table:table-cell>
          <table:table-cell office:value-type="float" office:value="0.402887337149241" calcext:value-type="float">
            <text:p>0.402887337149241</text:p>
          </table:table-cell>
          <table:table-cell office:value-type="float" office:value="0.131075823641296" calcext:value-type="float">
            <text:p>0.131075823641296</text:p>
          </table:table-cell>
          <table:table-cell office:value-type="float" office:value="0.103778227134282" calcext:value-type="float">
            <text:p>0.103778227134282</text:p>
          </table:table-cell>
          <table:table-cell office:value-type="float" office:value="0.0534080272174822" calcext:value-type="float">
            <text:p>0.0534080272174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2656916374975" calcext:value-type="float">
            <text:p>0.722656916374975</text:p>
          </table:table-cell>
          <table:table-cell office:value-type="float" office:value="1.36144961069757" calcext:value-type="float">
            <text:p>1.36144961069757</text:p>
          </table:table-cell>
          <table:table-cell office:value-type="float" office:value="0.402558459109191" calcext:value-type="float">
            <text:p>0.402558459109191</text:p>
          </table:table-cell>
          <table:table-cell office:value-type="float" office:value="0.1287899419249" calcext:value-type="float">
            <text:p>0.1287899419249</text:p>
          </table:table-cell>
          <table:table-cell office:value-type="float" office:value="0.103695077908617" calcext:value-type="float">
            <text:p>0.103695077908617</text:p>
          </table:table-cell>
          <table:table-cell office:value-type="float" office:value="0.0533201704699896" calcext:value-type="float">
            <text:p>0.053320170469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9253528827339" calcext:value-type="float">
            <text:p>0.609253528827339</text:p>
          </table:table-cell>
          <table:table-cell office:value-type="float" office:value="1.32797280956762" calcext:value-type="float">
            <text:p>1.32797280956762</text:p>
          </table:table-cell>
          <table:table-cell office:value-type="float" office:value="0.355026669369209" calcext:value-type="float">
            <text:p>0.355026669369209</text:p>
          </table:table-cell>
          <table:table-cell office:value-type="float" office:value="0.122566003883231" calcext:value-type="float">
            <text:p>0.122566003883231</text:p>
          </table:table-cell>
          <table:table-cell office:value-type="float" office:value="0.0999526085694793" calcext:value-type="float">
            <text:p>0.099952608569479</text:p>
          </table:table-cell>
          <table:table-cell office:value-type="float" office:value="0.0465201735745446" calcext:value-type="float">
            <text:p>0.04652017357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0326477469159" calcext:value-type="float">
            <text:p>0.460326477469159</text:p>
          </table:table-cell>
          <table:table-cell office:value-type="float" office:value="1.29566102891368" calcext:value-type="float">
            <text:p>1.29566102891368</text:p>
          </table:table-cell>
          <table:table-cell office:value-type="float" office:value="0.465847649129021" calcext:value-type="float">
            <text:p>0.465847649129021</text:p>
          </table:table-cell>
          <table:table-cell office:value-type="float" office:value="0.162715591706301" calcext:value-type="float">
            <text:p>0.162715591706301</text:p>
          </table:table-cell>
          <table:table-cell office:value-type="float" office:value="0.125361628209654" calcext:value-type="float">
            <text:p>0.125361628209654</text:p>
          </table:table-cell>
          <table:table-cell office:value-type="float" office:value="0.0634535437676164" calcext:value-type="float">
            <text:p>0.0634535437676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3211411517199" calcext:value-type="float">
            <text:p>0.453211411517199</text:p>
          </table:table-cell>
          <table:table-cell office:value-type="float" office:value="1.29570031740811" calcext:value-type="float">
            <text:p>1.29570031740811</text:p>
          </table:table-cell>
          <table:table-cell office:value-type="float" office:value="0.46585884442675" calcext:value-type="float">
            <text:p>0.46585884442675</text:p>
          </table:table-cell>
          <table:table-cell office:value-type="float" office:value="0.163713590198307" calcext:value-type="float">
            <text:p>0.163713590198307</text:p>
          </table:table-cell>
          <table:table-cell office:value-type="float" office:value="0.125364462922236" calcext:value-type="float">
            <text:p>0.125364462922236</text:p>
          </table:table-cell>
          <table:table-cell office:value-type="float" office:value="0.0634567555121743" calcext:value-type="float">
            <text:p>0.0634567555121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6337578486525" calcext:value-type="float">
            <text:p>0.446337578486525</text:p>
          </table:table-cell>
          <table:table-cell office:value-type="float" office:value="1.29570378615568" calcext:value-type="float">
            <text:p>1.29570378615568</text:p>
          </table:table-cell>
          <table:table-cell office:value-type="float" office:value="0.465890734540763" calcext:value-type="float">
            <text:p>0.465890734540763</text:p>
          </table:table-cell>
          <table:table-cell office:value-type="float" office:value="0.163481322902993" calcext:value-type="float">
            <text:p>0.163481322902993</text:p>
          </table:table-cell>
          <table:table-cell office:value-type="float" office:value="0.125372865785138" calcext:value-type="float">
            <text:p>0.125372865785138</text:p>
          </table:table-cell>
          <table:table-cell office:value-type="float" office:value="0.0634655928268567" calcext:value-type="float">
            <text:p>0.0634655928268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7976638240864" calcext:value-type="float">
            <text:p>0.647976638240864</text:p>
          </table:table-cell>
          <table:table-cell office:value-type="float" office:value="1.29445819163517" calcext:value-type="float">
            <text:p>1.29445819163517</text:p>
          </table:table-cell>
          <table:table-cell office:value-type="float" office:value="0.465416736400174" calcext:value-type="float">
            <text:p>0.465416736400174</text:p>
          </table:table-cell>
          <table:table-cell office:value-type="float" office:value="0.160549324119911" calcext:value-type="float">
            <text:p>0.160549324119911</text:p>
          </table:table-cell>
          <table:table-cell office:value-type="float" office:value="0.125248258876457" calcext:value-type="float">
            <text:p>0.125248258876457</text:p>
          </table:table-cell>
          <table:table-cell office:value-type="float" office:value="0.0633351956628805" calcext:value-type="float">
            <text:p>0.0633351956628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7618631506748" calcext:value-type="float">
            <text:p>0.427618631506748</text:p>
          </table:table-cell>
          <table:table-cell office:value-type="float" office:value="1.33813529506824" calcext:value-type="float">
            <text:p>1.33813529506824</text:p>
          </table:table-cell>
          <table:table-cell office:value-type="float" office:value="0.486818164586752" calcext:value-type="float">
            <text:p>0.486818164586752</text:p>
          </table:table-cell>
          <table:table-cell office:value-type="float" office:value="0.179775326242435" calcext:value-type="float">
            <text:p>0.179775326242435</text:p>
          </table:table-cell>
          <table:table-cell office:value-type="float" office:value="0.138032462931069" calcext:value-type="float">
            <text:p>0.138032462931069</text:p>
          </table:table-cell>
          <table:table-cell office:value-type="float" office:value="0.0799101694351993" calcext:value-type="float">
            <text:p>0.0799101694351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7782708997955" calcext:value-type="float">
            <text:p>0.697782708997955</text:p>
          </table:table-cell>
          <table:table-cell office:value-type="float" office:value="1.28993634529285" calcext:value-type="float">
            <text:p>1.28993634529285</text:p>
          </table:table-cell>
          <table:table-cell office:value-type="float" office:value="0.47621590062434" calcext:value-type="float">
            <text:p>0.47621590062434</text:p>
          </table:table-cell>
          <table:table-cell office:value-type="float" office:value="0.162613560212611" calcext:value-type="float">
            <text:p>0.162613560212611</text:p>
          </table:table-cell>
          <table:table-cell office:value-type="float" office:value="0.128405394595741" calcext:value-type="float">
            <text:p>0.128405394595741</text:p>
          </table:table-cell>
          <table:table-cell office:value-type="float" office:value="0.0681014098078239" calcext:value-type="float">
            <text:p>0.0681014098078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5011902621818" calcext:value-type="float">
            <text:p>0.695011902621818</text:p>
          </table:table-cell>
          <table:table-cell office:value-type="float" office:value="1.28988758542201" calcext:value-type="float">
            <text:p>1.28988758542201</text:p>
          </table:table-cell>
          <table:table-cell office:value-type="float" office:value="0.476204457632611" calcext:value-type="float">
            <text:p>0.476204457632611</text:p>
          </table:table-cell>
          <table:table-cell office:value-type="float" office:value="0.163693824133428" calcext:value-type="float">
            <text:p>0.163693824133428</text:p>
          </table:table-cell>
          <table:table-cell office:value-type="float" office:value="0.128401724406263" calcext:value-type="float">
            <text:p>0.128401724406263</text:p>
          </table:table-cell>
          <table:table-cell office:value-type="float" office:value="0.0680982166940323" calcext:value-type="float">
            <text:p>0.0680982166940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9176281284755" calcext:value-type="float">
            <text:p>0.699176281284755</text:p>
          </table:table-cell>
          <table:table-cell office:value-type="float" office:value="1.28988700979931" calcext:value-type="float">
            <text:p>1.28988700979931</text:p>
          </table:table-cell>
          <table:table-cell office:value-type="float" office:value="0.476184356172348" calcext:value-type="float">
            <text:p>0.476184356172348</text:p>
          </table:table-cell>
          <table:table-cell office:value-type="float" office:value="0.163123127222308" calcext:value-type="float">
            <text:p>0.163123127222308</text:p>
          </table:table-cell>
          <table:table-cell office:value-type="float" office:value="0.128396418630262" calcext:value-type="float">
            <text:p>0.128396418630262</text:p>
          </table:table-cell>
          <table:table-cell office:value-type="float" office:value="0.0680923358758213" calcext:value-type="float">
            <text:p>0.0680923358758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90865768113821" calcext:value-type="float">
            <text:p>0.890865768113821</text:p>
          </table:table-cell>
          <table:table-cell office:value-type="float" office:value="1.2887286027717" calcext:value-type="float">
            <text:p>1.2887286027717</text:p>
          </table:table-cell>
          <table:table-cell office:value-type="float" office:value="0.475731074712713" calcext:value-type="float">
            <text:p>0.475731074712713</text:p>
          </table:table-cell>
          <table:table-cell office:value-type="float" office:value="0.16009042228828" calcext:value-type="float">
            <text:p>0.16009042228828</text:p>
          </table:table-cell>
          <table:table-cell office:value-type="float" office:value="0.12827749712319" calcext:value-type="float">
            <text:p>0.12827749712319</text:p>
          </table:table-cell>
          <table:table-cell office:value-type="float" office:value="0.0679615821018371" calcext:value-type="float">
            <text:p>0.0679615821018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5362992116071" calcext:value-type="float">
            <text:p>0.505362992116071</text:p>
          </table:table-cell>
          <table:table-cell office:value-type="float" office:value="1.43296810739781" calcext:value-type="float">
            <text:p>1.43296810739781</text:p>
          </table:table-cell>
          <table:table-cell office:value-type="float" office:value="0.598157439232489" calcext:value-type="float">
            <text:p>0.598157439232489</text:p>
          </table:table-cell>
          <table:table-cell office:value-type="float" office:value="0.210378300092653" calcext:value-type="float">
            <text:p>0.210378300092653</text:p>
          </table:table-cell>
          <table:table-cell office:value-type="float" office:value="0.135528837874782" calcext:value-type="float">
            <text:p>0.135528837874782</text:p>
          </table:table-cell>
          <table:table-cell office:value-type="float" office:value="0.118868649226008" calcext:value-type="float">
            <text:p>0.1188686492260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7444499347763" calcext:value-type="float">
            <text:p>0.487444499347763</text:p>
          </table:table-cell>
          <table:table-cell office:value-type="float" office:value="1.35243838535286" calcext:value-type="float">
            <text:p>1.35243838535286</text:p>
          </table:table-cell>
          <table:table-cell office:value-type="float" office:value="0.509462697558173" calcext:value-type="float">
            <text:p>0.509462697558173</text:p>
          </table:table-cell>
          <table:table-cell office:value-type="float" office:value="0.168400651949858" calcext:value-type="float">
            <text:p>0.168400651949858</text:p>
          </table:table-cell>
          <table:table-cell office:value-type="float" office:value="0.123216226237271" calcext:value-type="float">
            <text:p>0.123216226237271</text:p>
          </table:table-cell>
          <table:table-cell office:value-type="float" office:value="0.0697259120030356" calcext:value-type="float">
            <text:p>0.0697259120030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3803341628666" calcext:value-type="float">
            <text:p>0.483803341628666</text:p>
          </table:table-cell>
          <table:table-cell office:value-type="float" office:value="1.35246522569686" calcext:value-type="float">
            <text:p>1.35246522569686</text:p>
          </table:table-cell>
          <table:table-cell office:value-type="float" office:value="0.509455225943065" calcext:value-type="float">
            <text:p>0.509455225943065</text:p>
          </table:table-cell>
          <table:table-cell office:value-type="float" office:value="0.169178808546291" calcext:value-type="float">
            <text:p>0.169178808546291</text:p>
          </table:table-cell>
          <table:table-cell office:value-type="float" office:value="0.123215944668135" calcext:value-type="float">
            <text:p>0.123215944668135</text:p>
          </table:table-cell>
          <table:table-cell office:value-type="float" office:value="0.069723951137755" calcext:value-type="float">
            <text:p>0.0697239511377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6781338222141" calcext:value-type="float">
            <text:p>0.486781338222141</text:p>
          </table:table-cell>
          <table:table-cell office:value-type="float" office:value="1.35246552099052" calcext:value-type="float">
            <text:p>1.35246552099052</text:p>
          </table:table-cell>
          <table:table-cell office:value-type="float" office:value="0.50944033900554" calcext:value-type="float">
            <text:p>0.50944033900554</text:p>
          </table:table-cell>
          <table:table-cell office:value-type="float" office:value="0.168777955604769" calcext:value-type="float">
            <text:p>0.168777955604769</text:p>
          </table:table-cell>
          <table:table-cell office:value-type="float" office:value="0.123212454595124" calcext:value-type="float">
            <text:p>0.123212454595124</text:p>
          </table:table-cell>
          <table:table-cell office:value-type="float" office:value="0.0697197771462506" calcext:value-type="float">
            <text:p>0.069719777146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1866478858804" calcext:value-type="float">
            <text:p>0.691866478858804</text:p>
          </table:table-cell>
          <table:table-cell office:value-type="float" office:value="1.35122684346934" calcext:value-type="float">
            <text:p>1.35122684346934</text:p>
          </table:table-cell>
          <table:table-cell office:value-type="float" office:value="0.5089347508825" calcext:value-type="float">
            <text:p>0.5089347508825</text:p>
          </table:table-cell>
          <table:table-cell office:value-type="float" office:value="0.165902339331939" calcext:value-type="float">
            <text:p>0.165902339331939</text:p>
          </table:table-cell>
          <table:table-cell office:value-type="float" office:value="0.12309540447467" calcext:value-type="float">
            <text:p>0.12309540447467</text:p>
          </table:table-cell>
          <table:table-cell office:value-type="float" office:value="0.0695801266954133" calcext:value-type="float">
            <text:p>0.0695801266954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9667155042224" calcext:value-type="float">
            <text:p>0.549667155042224</text:p>
          </table:table-cell>
          <table:table-cell office:value-type="float" office:value="1.32119334809368" calcext:value-type="float">
            <text:p>1.32119334809368</text:p>
          </table:table-cell>
          <table:table-cell office:value-type="float" office:value="0.46182283680134" calcext:value-type="float">
            <text:p>0.46182283680134</text:p>
          </table:table-cell>
          <table:table-cell office:value-type="float" office:value="0.149560683818421" calcext:value-type="float">
            <text:p>0.149560683818421</text:p>
          </table:table-cell>
          <table:table-cell office:value-type="float" office:value="0.106027999981005" calcext:value-type="float">
            <text:p>0.106027999981005</text:p>
          </table:table-cell>
          <table:table-cell office:value-type="float" office:value="0.0713930870685491" calcext:value-type="float">
            <text:p>0.0713930870685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23160879781703" calcext:value-type="float">
            <text:p>0.823160879781703</text:p>
          </table:table-cell>
          <table:table-cell office:value-type="float" office:value="1.08162345491611" calcext:value-type="float">
            <text:p>1.08162345491611</text:p>
          </table:table-cell>
          <table:table-cell office:value-type="float" office:value="0.413619415030544" calcext:value-type="float">
            <text:p>0.413619415030544</text:p>
          </table:table-cell>
          <table:table-cell office:value-type="float" office:value="0.133579796228406" calcext:value-type="float">
            <text:p>0.133579796228406</text:p>
          </table:table-cell>
          <table:table-cell office:value-type="float" office:value="0.103356825480433" calcext:value-type="float">
            <text:p>0.103356825480433</text:p>
          </table:table-cell>
          <table:table-cell office:value-type="float" office:value="0.0534411622241917" calcext:value-type="float">
            <text:p>0.053441162224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5909444070849" calcext:value-type="float">
            <text:p>0.825909444070849</text:p>
          </table:table-cell>
          <table:table-cell office:value-type="float" office:value="1.08160019479729" calcext:value-type="float">
            <text:p>1.08160019479729</text:p>
          </table:table-cell>
          <table:table-cell office:value-type="float" office:value="0.413591497328765" calcext:value-type="float">
            <text:p>0.413591497328765</text:p>
          </table:table-cell>
          <table:table-cell office:value-type="float" office:value="0.134287027084332" calcext:value-type="float">
            <text:p>0.134287027084332</text:p>
          </table:table-cell>
          <table:table-cell office:value-type="float" office:value="0.103350233054433" calcext:value-type="float">
            <text:p>0.103350233054433</text:p>
          </table:table-cell>
          <table:table-cell office:value-type="float" office:value="0.0534339084648126" calcext:value-type="float">
            <text:p>0.053433908464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5366309382085" calcext:value-type="float">
            <text:p>0.825366309382085</text:p>
          </table:table-cell>
          <table:table-cell office:value-type="float" office:value="1.08160000551199" calcext:value-type="float">
            <text:p>1.08160000551199</text:p>
          </table:table-cell>
          <table:table-cell office:value-type="float" office:value="0.413593541987919" calcext:value-type="float">
            <text:p>0.413593541987919</text:p>
          </table:table-cell>
          <table:table-cell office:value-type="float" office:value="0.133938783592405" calcext:value-type="float">
            <text:p>0.133938783592405</text:p>
          </table:table-cell>
          <table:table-cell office:value-type="float" office:value="0.103350738010518" calcext:value-type="float">
            <text:p>0.103350738010518</text:p>
          </table:table-cell>
          <table:table-cell office:value-type="float" office:value="0.0534344318499585" calcext:value-type="float">
            <text:p>0.053434431849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6852247996556" calcext:value-type="float">
            <text:p>0.986852247996556</text:p>
          </table:table-cell>
          <table:table-cell office:value-type="float" office:value="1.08083428462452" calcext:value-type="float">
            <text:p>1.08083428462452</text:p>
          </table:table-cell>
          <table:table-cell office:value-type="float" office:value="0.413290543575262" calcext:value-type="float">
            <text:p>0.413290543575262</text:p>
          </table:table-cell>
          <table:table-cell office:value-type="float" office:value="0.131787684159613" calcext:value-type="float">
            <text:p>0.131787684159613</text:p>
          </table:table-cell>
          <table:table-cell office:value-type="float" office:value="0.103275910860734" calcext:value-type="float">
            <text:p>0.103275910860734</text:p>
          </table:table-cell>
          <table:table-cell office:value-type="float" office:value="0.053355579747028" calcext:value-type="float">
            <text:p>0.053355579747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3880712274647" calcext:value-type="float">
            <text:p>0.833880712274647</text:p>
          </table:table-cell>
          <table:table-cell office:value-type="float" office:value="1.09022164489274" calcext:value-type="float">
            <text:p>1.09022164489274</text:p>
          </table:table-cell>
          <table:table-cell office:value-type="float" office:value="0.397994898451622" calcext:value-type="float">
            <text:p>0.397994898451622</text:p>
          </table:table-cell>
          <table:table-cell office:value-type="float" office:value="0.130495437702684" calcext:value-type="float">
            <text:p>0.130495437702684</text:p>
          </table:table-cell>
          <table:table-cell office:value-type="float" office:value="0.0983554787390419" calcext:value-type="float">
            <text:p>0.098355478739042</text:p>
          </table:table-cell>
          <table:table-cell office:value-type="float" office:value="0.0460056581879335" calcext:value-type="float">
            <text:p>0.0460056581879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7476087442637" calcext:value-type="float">
            <text:p>0.337476087442637</text:p>
          </table:table-cell>
          <table:table-cell office:value-type="float" office:value="1.49819600345046" calcext:value-type="float">
            <text:p>1.49819600345046</text:p>
          </table:table-cell>
          <table:table-cell office:value-type="float" office:value="0.466202499112194" calcext:value-type="float">
            <text:p>0.466202499112194</text:p>
          </table:table-cell>
          <table:table-cell office:value-type="float" office:value="0.168072651861614" calcext:value-type="float">
            <text:p>0.168072651861614</text:p>
          </table:table-cell>
          <table:table-cell office:value-type="float" office:value="0.124924953663685" calcext:value-type="float">
            <text:p>0.124924953663685</text:p>
          </table:table-cell>
          <table:table-cell office:value-type="float" office:value="0.0691759167053553" calcext:value-type="float">
            <text:p>0.0691759167053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9376278601519" calcext:value-type="float">
            <text:p>0.329376278601519</text:p>
          </table:table-cell>
          <table:table-cell office:value-type="float" office:value="1.49818350711465" calcext:value-type="float">
            <text:p>1.49818350711465</text:p>
          </table:table-cell>
          <table:table-cell office:value-type="float" office:value="0.46621190477777" calcext:value-type="float">
            <text:p>0.46621190477777</text:p>
          </table:table-cell>
          <table:table-cell office:value-type="float" office:value="0.16946646096837" calcext:value-type="float">
            <text:p>0.16946646096837</text:p>
          </table:table-cell>
          <table:table-cell office:value-type="float" office:value="0.124927546361099" calcext:value-type="float">
            <text:p>0.124927546361099</text:p>
          </table:table-cell>
          <table:table-cell office:value-type="float" office:value="0.0691788951937994" calcext:value-type="float">
            <text:p>0.06917889519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5179933691314" calcext:value-type="float">
            <text:p>0.345179933691314</text:p>
          </table:table-cell>
          <table:table-cell office:value-type="float" office:value="1.49815945582754" calcext:value-type="float">
            <text:p>1.49815945582754</text:p>
          </table:table-cell>
          <table:table-cell office:value-type="float" office:value="0.466145857263732" calcext:value-type="float">
            <text:p>0.466145857263732</text:p>
          </table:table-cell>
          <table:table-cell office:value-type="float" office:value="0.168431995941063" calcext:value-type="float">
            <text:p>0.168431995941063</text:p>
          </table:table-cell>
          <table:table-cell office:value-type="float" office:value="0.124910641568773" calcext:value-type="float">
            <text:p>0.124910641568773</text:p>
          </table:table-cell>
          <table:table-cell office:value-type="float" office:value="0.0691589291339704" calcext:value-type="float">
            <text:p>0.0691589291339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2495810080779" calcext:value-type="float">
            <text:p>0.522495810080779</text:p>
          </table:table-cell>
          <table:table-cell office:value-type="float" office:value="1.49714505573678" calcext:value-type="float">
            <text:p>1.49714505573678</text:p>
          </table:table-cell>
          <table:table-cell office:value-type="float" office:value="0.465795133112149" calcext:value-type="float">
            <text:p>0.465795133112149</text:p>
          </table:table-cell>
          <table:table-cell office:value-type="float" office:value="0.165676714243267" calcext:value-type="float">
            <text:p>0.165676714243267</text:p>
          </table:table-cell>
          <table:table-cell office:value-type="float" office:value="0.124822410796245" calcext:value-type="float">
            <text:p>0.124822410796245</text:p>
          </table:table-cell>
          <table:table-cell office:value-type="float" office:value="0.0690540648246713" calcext:value-type="float">
            <text:p>0.0690540648246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68912167464098" calcext:value-type="float">
            <text:p>0.168912167464098</text:p>
          </table:table-cell>
          <table:table-cell office:value-type="float" office:value="1.64169542316093" calcext:value-type="float">
            <text:p>1.64169542316093</text:p>
          </table:table-cell>
          <table:table-cell office:value-type="float" office:value="0.47999108455474" calcext:value-type="float">
            <text:p>0.47999108455474</text:p>
          </table:table-cell>
          <table:table-cell office:value-type="float" office:value="0.241773833306819" calcext:value-type="float">
            <text:p>0.241773833306819</text:p>
          </table:table-cell>
          <table:table-cell office:value-type="float" office:value="0.182234841282029" calcext:value-type="float">
            <text:p>0.182234841282029</text:p>
          </table:table-cell>
          <table:table-cell office:value-type="float" office:value="0.079609721937018" calcext:value-type="float">
            <text:p>0.0796097219370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3849551169036" calcext:value-type="float">
            <text:p>0.293849551169036</text:p>
          </table:table-cell>
          <table:table-cell office:value-type="float" office:value="1.53301089629554" calcext:value-type="float">
            <text:p>1.53301089629554</text:p>
          </table:table-cell>
          <table:table-cell office:value-type="float" office:value="0.545700304042787" calcext:value-type="float">
            <text:p>0.545700304042787</text:p>
          </table:table-cell>
          <table:table-cell office:value-type="float" office:value="0.192547704124814" calcext:value-type="float">
            <text:p>0.192547704124814</text:p>
          </table:table-cell>
          <table:table-cell office:value-type="float" office:value="0.149728489593386" calcext:value-type="float">
            <text:p>0.149728489593386</text:p>
          </table:table-cell>
          <table:table-cell office:value-type="float" office:value="0.0838004047396944" calcext:value-type="float">
            <text:p>0.0838004047396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9356836791141" calcext:value-type="float">
            <text:p>0.289356836791141</text:p>
          </table:table-cell>
          <table:table-cell office:value-type="float" office:value="1.53298119719853" calcext:value-type="float">
            <text:p>1.53298119719853</text:p>
          </table:table-cell>
          <table:table-cell office:value-type="float" office:value="0.545691226696084" calcext:value-type="float">
            <text:p>0.545691226696084</text:p>
          </table:table-cell>
          <table:table-cell office:value-type="float" office:value="0.193952132201942" calcext:value-type="float">
            <text:p>0.193952132201942</text:p>
          </table:table-cell>
          <table:table-cell office:value-type="float" office:value="0.149724782477248" calcext:value-type="float">
            <text:p>0.149724782477248</text:p>
          </table:table-cell>
          <table:table-cell office:value-type="float" office:value="0.0837977717711546" calcext:value-type="float">
            <text:p>0.0837977717711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70765939256839" calcext:value-type="float">
            <text:p>0.270765939256839</text:p>
          </table:table-cell>
          <table:table-cell office:value-type="float" office:value="1.53303385546584" calcext:value-type="float">
            <text:p>1.53303385546584</text:p>
          </table:table-cell>
          <table:table-cell office:value-type="float" office:value="0.5457936496622" calcext:value-type="float">
            <text:p>0.5457936496622</text:p>
          </table:table-cell>
          <table:table-cell office:value-type="float" office:value="0.193848763166078" calcext:value-type="float">
            <text:p>0.193848763166078</text:p>
          </table:table-cell>
          <table:table-cell office:value-type="float" office:value="0.149752427067192" calcext:value-type="float">
            <text:p>0.149752427067192</text:p>
          </table:table-cell>
          <table:table-cell office:value-type="float" office:value="0.0838299090909947" calcext:value-type="float">
            <text:p>0.0838299090909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3108389543191" calcext:value-type="float">
            <text:p>0.513108389543191</text:p>
          </table:table-cell>
          <table:table-cell office:value-type="float" office:value="1.53120255664908" calcext:value-type="float">
            <text:p>1.53120255664908</text:p>
          </table:table-cell>
          <table:table-cell office:value-type="float" office:value="0.545101359102184" calcext:value-type="float">
            <text:p>0.545101359102184</text:p>
          </table:table-cell>
          <table:table-cell office:value-type="float" office:value="0.189385002567558" calcext:value-type="float">
            <text:p>0.189385002567558</text:p>
          </table:table-cell>
          <table:table-cell office:value-type="float" office:value="0.149564134513721" calcext:value-type="float">
            <text:p>0.149564134513721</text:p>
          </table:table-cell>
          <table:table-cell office:value-type="float" office:value="0.0836147315608837" calcext:value-type="float">
            <text:p>0.0836147315608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0679151227356468" calcext:value-type="float">
            <text:p>-0.067915122735647</text:p>
          </table:table-cell>
          <table:table-cell office:value-type="float" office:value="1.86423910055804" calcext:value-type="float">
            <text:p>1.86423910055804</text:p>
          </table:table-cell>
          <table:table-cell office:value-type="float" office:value="0.665030694194761" calcext:value-type="float">
            <text:p>0.665030694194761</text:p>
          </table:table-cell>
          <table:table-cell office:value-type="float" office:value="0.321448149122587" calcext:value-type="float">
            <text:p>0.321448149122587</text:p>
          </table:table-cell>
          <table:table-cell office:value-type="float" office:value="0.263099841341086" calcext:value-type="float">
            <text:p>0.263099841341086</text:p>
          </table:table-cell>
          <table:table-cell office:value-type="float" office:value="0.113936761113967" calcext:value-type="float">
            <text:p>0.1139367611139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3400996929421" calcext:value-type="float">
            <text:p>0.503400996929421</text:p>
          </table:table-cell>
          <table:table-cell office:value-type="float" office:value="1.37974274085375" calcext:value-type="float">
            <text:p>1.37974274085375</text:p>
          </table:table-cell>
          <table:table-cell office:value-type="float" office:value="0.487279683024817" calcext:value-type="float">
            <text:p>0.487279683024817</text:p>
          </table:table-cell>
          <table:table-cell office:value-type="float" office:value="0.157590846579825" calcext:value-type="float">
            <text:p>0.157590846579825</text:p>
          </table:table-cell>
          <table:table-cell office:value-type="float" office:value="0.122793862447316" calcext:value-type="float">
            <text:p>0.122793862447316</text:p>
          </table:table-cell>
          <table:table-cell office:value-type="float" office:value="0.0686417151107004" calcext:value-type="float">
            <text:p>0.0686417151107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7066604301804" calcext:value-type="float">
            <text:p>0.487066604301804</text:p>
          </table:table-cell>
          <table:table-cell office:value-type="float" office:value="1.37983888698919" calcext:value-type="float">
            <text:p>1.37983888698919</text:p>
          </table:table-cell>
          <table:table-cell office:value-type="float" office:value="0.487345924169975" calcext:value-type="float">
            <text:p>0.487345924169975</text:p>
          </table:table-cell>
          <table:table-cell office:value-type="float" office:value="0.158809227252887" calcext:value-type="float">
            <text:p>0.158809227252887</text:p>
          </table:table-cell>
          <table:table-cell office:value-type="float" office:value="0.122809797388421" calcext:value-type="float">
            <text:p>0.122809797388421</text:p>
          </table:table-cell>
          <table:table-cell office:value-type="float" office:value="0.0686608535513936" calcext:value-type="float">
            <text:p>0.0686608535513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2525166091017" calcext:value-type="float">
            <text:p>0.482525166091017</text:p>
          </table:table-cell>
          <table:table-cell office:value-type="float" office:value="1.37984768419222" calcext:value-type="float">
            <text:p>1.37984768419222</text:p>
          </table:table-cell>
          <table:table-cell office:value-type="float" office:value="0.487370821164652" calcext:value-type="float">
            <text:p>0.487370821164652</text:p>
          </table:table-cell>
          <table:table-cell office:value-type="float" office:value="0.1585084487207" calcext:value-type="float">
            <text:p>0.1585084487207</text:p>
          </table:table-cell>
          <table:table-cell office:value-type="float" office:value="0.122815930089567" calcext:value-type="float">
            <text:p>0.122815930089567</text:p>
          </table:table-cell>
          <table:table-cell office:value-type="float" office:value="0.0686679889641597" calcext:value-type="float">
            <text:p>0.068667988964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7626894617307" calcext:value-type="float">
            <text:p>0.697626894617307</text:p>
          </table:table-cell>
          <table:table-cell office:value-type="float" office:value="1.37827499263137" calcext:value-type="float">
            <text:p>1.37827499263137</text:p>
          </table:table-cell>
          <table:table-cell office:value-type="float" office:value="0.486777630810925" calcext:value-type="float">
            <text:p>0.486777630810925</text:p>
          </table:table-cell>
          <table:table-cell office:value-type="float" office:value="0.155045258705426" calcext:value-type="float">
            <text:p>0.155045258705426</text:p>
          </table:table-cell>
          <table:table-cell office:value-type="float" office:value="0.122669489273707" calcext:value-type="float">
            <text:p>0.122669489273707</text:p>
          </table:table-cell>
          <table:table-cell office:value-type="float" office:value="0.0684991091736571" calcext:value-type="float">
            <text:p>0.0684991091736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9935465388904" calcext:value-type="float">
            <text:p>0.519935465388904</text:p>
          </table:table-cell>
          <table:table-cell office:value-type="float" office:value="1.36420888401704" calcext:value-type="float">
            <text:p>1.36420888401704</text:p>
          </table:table-cell>
          <table:table-cell office:value-type="float" office:value="0.469416625513655" calcext:value-type="float">
            <text:p>0.469416625513655</text:p>
          </table:table-cell>
          <table:table-cell office:value-type="float" office:value="0.156079097560654" calcext:value-type="float">
            <text:p>0.156079097560654</text:p>
          </table:table-cell>
          <table:table-cell office:value-type="float" office:value="0.124927317966381" calcext:value-type="float">
            <text:p>0.124927317966381</text:p>
          </table:table-cell>
          <table:table-cell office:value-type="float" office:value="0.0576796995613224" calcext:value-type="float">
            <text:p>0.0576796995613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3630081718424" calcext:value-type="float">
            <text:p>0.513630081718424</text:p>
          </table:table-cell>
          <table:table-cell office:value-type="float" office:value="1.24425999173082" calcext:value-type="float">
            <text:p>1.24425999173082</text:p>
          </table:table-cell>
          <table:table-cell office:value-type="float" office:value="0.529385872906007" calcext:value-type="float">
            <text:p>0.529385872906007</text:p>
          </table:table-cell>
          <table:table-cell office:value-type="float" office:value="0.175849933380117" calcext:value-type="float">
            <text:p>0.175849933380117</text:p>
          </table:table-cell>
          <table:table-cell office:value-type="float" office:value="0.13510333179311" calcext:value-type="float">
            <text:p>0.13510333179311</text:p>
          </table:table-cell>
          <table:table-cell office:value-type="float" office:value="0.0827563037256599" calcext:value-type="float">
            <text:p>0.082756303725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5809285134557" calcext:value-type="float">
            <text:p>0.525809285134557</text:p>
          </table:table-cell>
          <table:table-cell office:value-type="float" office:value="1.24412861567354" calcext:value-type="float">
            <text:p>1.24412861567354</text:p>
          </table:table-cell>
          <table:table-cell office:value-type="float" office:value="0.529308980712692" calcext:value-type="float">
            <text:p>0.529308980712692</text:p>
          </table:table-cell>
          <table:table-cell office:value-type="float" office:value="0.176226956152274" calcext:value-type="float">
            <text:p>0.176226956152274</text:p>
          </table:table-cell>
          <table:table-cell office:value-type="float" office:value="0.135084200240201" calcext:value-type="float">
            <text:p>0.135084200240201</text:p>
          </table:table-cell>
          <table:table-cell office:value-type="float" office:value="0.0827319481687157" calcext:value-type="float">
            <text:p>0.0827319481687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1969517907079" calcext:value-type="float">
            <text:p>0.511969517907079</text:p>
          </table:table-cell>
          <table:table-cell office:value-type="float" office:value="1.2441294374049" calcext:value-type="float">
            <text:p>1.2441294374049</text:p>
          </table:table-cell>
          <table:table-cell office:value-type="float" office:value="0.529372208303862" calcext:value-type="float">
            <text:p>0.529372208303862</text:p>
          </table:table-cell>
          <table:table-cell office:value-type="float" office:value="0.176286155588791" calcext:value-type="float">
            <text:p>0.176286155588791</text:p>
          </table:table-cell>
          <table:table-cell office:value-type="float" office:value="0.135099971330312" calcext:value-type="float">
            <text:p>0.135099971330312</text:p>
          </table:table-cell>
          <table:table-cell office:value-type="float" office:value="0.0827520501859305" calcext:value-type="float">
            <text:p>0.0827520501859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8940050822388" calcext:value-type="float">
            <text:p>0.718940050822388</text:p>
          </table:table-cell>
          <table:table-cell office:value-type="float" office:value="1.24304602431374" calcext:value-type="float">
            <text:p>1.24304602431374</text:p>
          </table:table-cell>
          <table:table-cell office:value-type="float" office:value="0.5288825284713" calcext:value-type="float">
            <text:p>0.5288825284713</text:p>
          </table:table-cell>
          <table:table-cell office:value-type="float" office:value="0.172740406519568" calcext:value-type="float">
            <text:p>0.172740406519568</text:p>
          </table:table-cell>
          <table:table-cell office:value-type="float" office:value="0.134978505939855" calcext:value-type="float">
            <text:p>0.134978505939855</text:p>
          </table:table-cell>
          <table:table-cell office:value-type="float" office:value="0.082597574068528" calcext:value-type="float">
            <text:p>0.0825975740685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6012330358563" calcext:value-type="float">
            <text:p>0.516012330358563</text:p>
          </table:table-cell>
          <table:table-cell office:value-type="float" office:value="1.25591222233663" calcext:value-type="float">
            <text:p>1.25591222233663</text:p>
          </table:table-cell>
          <table:table-cell office:value-type="float" office:value="0.502697834525662" calcext:value-type="float">
            <text:p>0.502697834525662</text:p>
          </table:table-cell>
          <table:table-cell office:value-type="float" office:value="0.171438796430391" calcext:value-type="float">
            <text:p>0.171438796430391</text:p>
          </table:table-cell>
          <table:table-cell office:value-type="float" office:value="0.146829360391627" calcext:value-type="float">
            <text:p>0.146829360391627</text:p>
          </table:table-cell>
          <table:table-cell office:value-type="float" office:value="0.0638247868534784" calcext:value-type="float">
            <text:p>0.06382478685347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9646792160038" calcext:value-type="float">
            <text:p>0.469646792160038</text:p>
          </table:table-cell>
          <table:table-cell office:value-type="float" office:value="1.28770853089608" calcext:value-type="float">
            <text:p>1.28770853089608</text:p>
          </table:table-cell>
          <table:table-cell office:value-type="float" office:value="0.463232423561013" calcext:value-type="float">
            <text:p>0.463232423561013</text:p>
          </table:table-cell>
          <table:table-cell office:value-type="float" office:value="0.162593859763114" calcext:value-type="float">
            <text:p>0.162593859763114</text:p>
          </table:table-cell>
          <table:table-cell office:value-type="float" office:value="0.122159425145826" calcext:value-type="float">
            <text:p>0.122159425145826</text:p>
          </table:table-cell>
          <table:table-cell office:value-type="float" office:value="0.0619584867098148" calcext:value-type="float">
            <text:p>0.0619584867098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1433397019839" calcext:value-type="float">
            <text:p>0.471433397019839</text:p>
          </table:table-cell>
          <table:table-cell office:value-type="float" office:value="1.28766471249565" calcext:value-type="float">
            <text:p>1.28766471249565</text:p>
          </table:table-cell>
          <table:table-cell office:value-type="float" office:value="0.463204388528534" calcext:value-type="float">
            <text:p>0.463204388528534</text:p>
          </table:table-cell>
          <table:table-cell office:value-type="float" office:value="0.163321180072479" calcext:value-type="float">
            <text:p>0.163321180072479</text:p>
          </table:table-cell>
          <table:table-cell office:value-type="float" office:value="0.122152456352843" calcext:value-type="float">
            <text:p>0.122152456352843</text:p>
          </table:table-cell>
          <table:table-cell office:value-type="float" office:value="0.0619509545471085" calcext:value-type="float">
            <text:p>0.0619509545471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2849007360797" calcext:value-type="float">
            <text:p>0.462849007360797</text:p>
          </table:table-cell>
          <table:table-cell office:value-type="float" office:value="1.28767297365922" calcext:value-type="float">
            <text:p>1.28767297365922</text:p>
          </table:table-cell>
          <table:table-cell office:value-type="float" office:value="0.463241953547594" calcext:value-type="float">
            <text:p>0.463241953547594</text:p>
          </table:table-cell>
          <table:table-cell office:value-type="float" office:value="0.163107198672774" calcext:value-type="float">
            <text:p>0.163107198672774</text:p>
          </table:table-cell>
          <table:table-cell office:value-type="float" office:value="0.122162139399651" calcext:value-type="float">
            <text:p>0.122162139399651</text:p>
          </table:table-cell>
          <table:table-cell office:value-type="float" office:value="0.061961159084448" calcext:value-type="float">
            <text:p>0.0619611590844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3284564685077" calcext:value-type="float">
            <text:p>0.653284564685077</text:p>
          </table:table-cell>
          <table:table-cell office:value-type="float" office:value="1.28655708376834" calcext:value-type="float">
            <text:p>1.28655708376834</text:p>
          </table:table-cell>
          <table:table-cell office:value-type="float" office:value="0.462817277495882" calcext:value-type="float">
            <text:p>0.462817277495882</text:p>
          </table:table-cell>
          <table:table-cell office:value-type="float" office:value="0.160589622149781" calcext:value-type="float">
            <text:p>0.160589622149781</text:p>
          </table:table-cell>
          <table:table-cell office:value-type="float" office:value="0.122052951542498" calcext:value-type="float">
            <text:p>0.122052951542498</text:p>
          </table:table-cell>
          <table:table-cell office:value-type="float" office:value="0.0618465601810359" calcext:value-type="float">
            <text:p>0.0618465601810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2115638631391" calcext:value-type="float">
            <text:p>0.572115638631391</text:p>
          </table:table-cell>
          <table:table-cell office:value-type="float" office:value="1.21598052394278" calcext:value-type="float">
            <text:p>1.21598052394278</text:p>
          </table:table-cell>
          <table:table-cell office:value-type="float" office:value="0.472126485830444" calcext:value-type="float">
            <text:p>0.472126485830444</text:p>
          </table:table-cell>
          <table:table-cell office:value-type="float" office:value="0.142682135623139" calcext:value-type="float">
            <text:p>0.142682135623139</text:p>
          </table:table-cell>
          <table:table-cell office:value-type="float" office:value="0.110677468282229" calcext:value-type="float">
            <text:p>0.110677468282229</text:p>
          </table:table-cell>
          <table:table-cell office:value-type="float" office:value="0.0739372074489493" calcext:value-type="float">
            <text:p>0.0739372074489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566351195414" calcext:value-type="float">
            <text:p>0.28566351195414</text:p>
          </table:table-cell>
          <table:table-cell office:value-type="float" office:value="1.47190165538509" calcext:value-type="float">
            <text:p>1.47190165538509</text:p>
          </table:table-cell>
          <table:table-cell office:value-type="float" office:value="0.420454688587968" calcext:value-type="float">
            <text:p>0.420454688587968</text:p>
          </table:table-cell>
          <table:table-cell office:value-type="float" office:value="0.147244453493024" calcext:value-type="float">
            <text:p>0.147244453493024</text:p>
          </table:table-cell>
          <table:table-cell office:value-type="float" office:value="0.111382562910884" calcext:value-type="float">
            <text:p>0.111382562910884</text:p>
          </table:table-cell>
          <table:table-cell office:value-type="float" office:value="0.0572645549587548" calcext:value-type="float">
            <text:p>0.0572645549587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94656870243492" calcext:value-type="float">
            <text:p>0.294656870243492</text:p>
          </table:table-cell>
          <table:table-cell office:value-type="float" office:value="1.47184740670643" calcext:value-type="float">
            <text:p>1.47184740670643</text:p>
          </table:table-cell>
          <table:table-cell office:value-type="float" office:value="0.420402587364376" calcext:value-type="float">
            <text:p>0.420402587364376</text:p>
          </table:table-cell>
          <table:table-cell office:value-type="float" office:value="0.147848814227203" calcext:value-type="float">
            <text:p>0.147848814227203</text:p>
          </table:table-cell>
          <table:table-cell office:value-type="float" office:value="0.111369904035326" calcext:value-type="float">
            <text:p>0.111369904035326</text:p>
          </table:table-cell>
          <table:table-cell office:value-type="float" office:value="0.0572502270787604" calcext:value-type="float">
            <text:p>0.0572502270787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7338103920049" calcext:value-type="float">
            <text:p>0.27338103920049</text:p>
          </table:table-cell>
          <table:table-cell office:value-type="float" office:value="1.47191344005553" calcext:value-type="float">
            <text:p>1.47191344005553</text:p>
          </table:table-cell>
          <table:table-cell office:value-type="float" office:value="0.420486708719544" calcext:value-type="float">
            <text:p>0.420486708719544</text:p>
          </table:table-cell>
          <table:table-cell office:value-type="float" office:value="0.147862550276357" calcext:value-type="float">
            <text:p>0.147862550276357</text:p>
          </table:table-cell>
          <table:table-cell office:value-type="float" office:value="0.111391371588714" calcext:value-type="float">
            <text:p>0.111391371588714</text:p>
          </table:table-cell>
          <table:table-cell office:value-type="float" office:value="0.0572734883669431" calcext:value-type="float">
            <text:p>0.0572734883669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3335028062653" calcext:value-type="float">
            <text:p>0.453335028062653</text:p>
          </table:table-cell>
          <table:table-cell office:value-type="float" office:value="1.47069954031962" calcext:value-type="float">
            <text:p>1.47069954031962</text:p>
          </table:table-cell>
          <table:table-cell office:value-type="float" office:value="0.42010811536302" calcext:value-type="float">
            <text:p>0.42010811536302</text:p>
          </table:table-cell>
          <table:table-cell office:value-type="float" office:value="0.14534982852019" calcext:value-type="float">
            <text:p>0.14534982852019</text:p>
          </table:table-cell>
          <table:table-cell office:value-type="float" office:value="0.111294926910748" calcext:value-type="float">
            <text:p>0.111294926910748</text:p>
          </table:table-cell>
          <table:table-cell office:value-type="float" office:value="0.0571694733023201" calcext:value-type="float">
            <text:p>0.057169473302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6193165732467" calcext:value-type="float">
            <text:p>0.416193165732467</text:p>
          </table:table-cell>
          <table:table-cell office:value-type="float" office:value="1.36195401908206" calcext:value-type="float">
            <text:p>1.36195401908206</text:p>
          </table:table-cell>
          <table:table-cell office:value-type="float" office:value="0.420495965253174" calcext:value-type="float">
            <text:p>0.420495965253174</text:p>
          </table:table-cell>
          <table:table-cell office:value-type="float" office:value="0.115367116327908" calcext:value-type="float">
            <text:p>0.115367116327908</text:p>
          </table:table-cell>
          <table:table-cell office:value-type="float" office:value="0.10485698765929" calcext:value-type="float">
            <text:p>0.10485698765929</text:p>
          </table:table-cell>
          <table:table-cell office:value-type="float" office:value="0.0566211724907276" calcext:value-type="float">
            <text:p>0.0566211724907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7592645339418" calcext:value-type="float">
            <text:p>0.517592645339418</text:p>
          </table:table-cell>
          <table:table-cell office:value-type="float" office:value="1.27164747276127" calcext:value-type="float">
            <text:p>1.27164747276127</text:p>
          </table:table-cell>
          <table:table-cell office:value-type="float" office:value="0.483537087135244" calcext:value-type="float">
            <text:p>0.483537087135244</text:p>
          </table:table-cell>
          <table:table-cell office:value-type="float" office:value="0.164257158162648" calcext:value-type="float">
            <text:p>0.164257158162648</text:p>
          </table:table-cell>
          <table:table-cell office:value-type="float" office:value="0.121881734638924" calcext:value-type="float">
            <text:p>0.121881734638924</text:p>
          </table:table-cell>
          <table:table-cell office:value-type="float" office:value="0.0649680960288661" calcext:value-type="float">
            <text:p>0.0649680960288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4283728729916" calcext:value-type="float">
            <text:p>0.524283728729916</text:p>
          </table:table-cell>
          <table:table-cell office:value-type="float" office:value="1.27154500901042" calcext:value-type="float">
            <text:p>1.27154500901042</text:p>
          </table:table-cell>
          <table:table-cell office:value-type="float" office:value="0.483485599352585" calcext:value-type="float">
            <text:p>0.483485599352585</text:p>
          </table:table-cell>
          <table:table-cell office:value-type="float" office:value="0.16486616519081" calcext:value-type="float">
            <text:p>0.16486616519081</text:p>
          </table:table-cell>
          <table:table-cell office:value-type="float" office:value="0.121870100713139" calcext:value-type="float">
            <text:p>0.121870100713139</text:p>
          </table:table-cell>
          <table:table-cell office:value-type="float" office:value="0.0649541207879523" calcext:value-type="float">
            <text:p>0.0649541207879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7791546505814" calcext:value-type="float">
            <text:p>0.517791546505814</text:p>
          </table:table-cell>
          <table:table-cell office:value-type="float" office:value="1.27154582733111" calcext:value-type="float">
            <text:p>1.27154582733111</text:p>
          </table:table-cell>
          <table:table-cell office:value-type="float" office:value="0.483514266495127" calcext:value-type="float">
            <text:p>0.483514266495127</text:p>
          </table:table-cell>
          <table:table-cell office:value-type="float" office:value="0.164636937780929" calcext:value-type="float">
            <text:p>0.164636937780929</text:p>
          </table:table-cell>
          <table:table-cell office:value-type="float" office:value="0.121877144727006" calcext:value-type="float">
            <text:p>0.121877144727006</text:p>
          </table:table-cell>
          <table:table-cell office:value-type="float" office:value="0.0649619407996922" calcext:value-type="float">
            <text:p>0.0649619407996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1513915700982" calcext:value-type="float">
            <text:p>0.711513915700982</text:p>
          </table:table-cell>
          <table:table-cell office:value-type="float" office:value="1.27047639518521" calcext:value-type="float">
            <text:p>1.27047639518521</text:p>
          </table:table-cell>
          <table:table-cell office:value-type="float" office:value="0.483081302605643" calcext:value-type="float">
            <text:p>0.483081302605643</text:p>
          </table:table-cell>
          <table:table-cell office:value-type="float" office:value="0.162028202033593" calcext:value-type="float">
            <text:p>0.162028202033593</text:p>
          </table:table-cell>
          <table:table-cell office:value-type="float" office:value="0.121771459353063" calcext:value-type="float">
            <text:p>0.121771459353063</text:p>
          </table:table-cell>
          <table:table-cell office:value-type="float" office:value="0.0648445882809023" calcext:value-type="float">
            <text:p>0.0648445882809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6815861919905" calcext:value-type="float">
            <text:p>0.466815861919905</text:p>
          </table:table-cell>
          <table:table-cell office:value-type="float" office:value="1.30086341610655" calcext:value-type="float">
            <text:p>1.30086341610655</text:p>
          </table:table-cell>
          <table:table-cell office:value-type="float" office:value="0.5415251060825" calcext:value-type="float">
            <text:p>0.5415251060825</text:p>
          </table:table-cell>
          <table:table-cell office:value-type="float" office:value="0.217415233264814" calcext:value-type="float">
            <text:p>0.217415233264814</text:p>
          </table:table-cell>
          <table:table-cell office:value-type="float" office:value="0.190796112810959" calcext:value-type="float">
            <text:p>0.190796112810959</text:p>
          </table:table-cell>
          <table:table-cell office:value-type="float" office:value="0.120833483344844" calcext:value-type="float">
            <text:p>0.1208334833448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7024419694359" calcext:value-type="float">
            <text:p>0.217024419694359</text:p>
          </table:table-cell>
          <table:table-cell office:value-type="float" office:value="1.50041834944426" calcext:value-type="float">
            <text:p>1.50041834944426</text:p>
          </table:table-cell>
          <table:table-cell office:value-type="float" office:value="0.483896903796789" calcext:value-type="float">
            <text:p>0.483896903796789</text:p>
          </table:table-cell>
          <table:table-cell office:value-type="float" office:value="0.171503495281999" calcext:value-type="float">
            <text:p>0.171503495281999</text:p>
          </table:table-cell>
          <table:table-cell office:value-type="float" office:value="0.126036580218341" calcext:value-type="float">
            <text:p>0.126036580218341</text:p>
          </table:table-cell>
          <table:table-cell office:value-type="float" office:value="0.0674935618862147" calcext:value-type="float">
            <text:p>0.0674935618862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98414397502298" calcext:value-type="float">
            <text:p>0.198414397502298</text:p>
          </table:table-cell>
          <table:table-cell office:value-type="float" office:value="1.50053434200278" calcext:value-type="float">
            <text:p>1.50053434200278</text:p>
          </table:table-cell>
          <table:table-cell office:value-type="float" office:value="0.483959782554408" calcext:value-type="float">
            <text:p>0.483959782554408</text:p>
          </table:table-cell>
          <table:table-cell office:value-type="float" office:value="0.172645079805717" calcext:value-type="float">
            <text:p>0.172645079805717</text:p>
          </table:table-cell>
          <table:table-cell office:value-type="float" office:value="0.126050893920508" calcext:value-type="float">
            <text:p>0.126050893920508</text:p>
          </table:table-cell>
          <table:table-cell office:value-type="float" office:value="0.0675115691515649" calcext:value-type="float">
            <text:p>0.0675115691515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89431430003407" calcext:value-type="float">
            <text:p>0.189431430003407</text:p>
          </table:table-cell>
          <table:table-cell office:value-type="float" office:value="1.50053498584127" calcext:value-type="float">
            <text:p>1.50053498584127</text:p>
          </table:table-cell>
          <table:table-cell office:value-type="float" office:value="0.484004226583747" calcext:value-type="float">
            <text:p>0.484004226583747</text:p>
          </table:table-cell>
          <table:table-cell office:value-type="float" office:value="0.172511819064432" calcext:value-type="float">
            <text:p>0.172511819064432</text:p>
          </table:table-cell>
          <table:table-cell office:value-type="float" office:value="0.126061961669692" calcext:value-type="float">
            <text:p>0.126061961669692</text:p>
          </table:table-cell>
          <table:table-cell office:value-type="float" office:value="0.0675242261775711" calcext:value-type="float">
            <text:p>0.0675242261775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0874896153219" calcext:value-type="float">
            <text:p>0.410874896153219</text:p>
          </table:table-cell>
          <table:table-cell office:value-type="float" office:value="1.49898537352367" calcext:value-type="float">
            <text:p>1.49898537352367</text:p>
          </table:table-cell>
          <table:table-cell office:value-type="float" office:value="0.4834447656506" calcext:value-type="float">
            <text:p>0.4834447656506</text:p>
          </table:table-cell>
          <table:table-cell office:value-type="float" office:value="0.169215458704334" calcext:value-type="float">
            <text:p>0.169215458704334</text:p>
          </table:table-cell>
          <table:table-cell office:value-type="float" office:value="0.125924566389774" calcext:value-type="float">
            <text:p>0.125924566389774</text:p>
          </table:table-cell>
          <table:table-cell office:value-type="float" office:value="0.067366385763041" calcext:value-type="float">
            <text:p>0.0673663857630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4307503487164" calcext:value-type="float">
            <text:p>0.444307503487164</text:p>
          </table:table-cell>
          <table:table-cell office:value-type="float" office:value="1.31007706175758" calcext:value-type="float">
            <text:p>1.31007706175758</text:p>
          </table:table-cell>
          <table:table-cell office:value-type="float" office:value="0.406187571562382" calcext:value-type="float">
            <text:p>0.406187571562382</text:p>
          </table:table-cell>
          <table:table-cell office:value-type="float" office:value="0.12854694691674" calcext:value-type="float">
            <text:p>0.12854694691674</text:p>
          </table:table-cell>
          <table:table-cell office:value-type="float" office:value="0.111839226958652" calcext:value-type="float">
            <text:p>0.111839226958652</text:p>
          </table:table-cell>
          <table:table-cell office:value-type="float" office:value="0.0587690951390734" calcext:value-type="float">
            <text:p>0.0587690951390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3641172717766" calcext:value-type="float">
            <text:p>0.383641172717766</text:p>
          </table:table-cell>
          <table:table-cell office:value-type="float" office:value="1.38939984702865" calcext:value-type="float">
            <text:p>1.38939984702865</text:p>
          </table:table-cell>
          <table:table-cell office:value-type="float" office:value="0.339043046501256" calcext:value-type="float">
            <text:p>0.339043046501256</text:p>
          </table:table-cell>
          <table:table-cell office:value-type="float" office:value="0.124637543865148" calcext:value-type="float">
            <text:p>0.124637543865148</text:p>
          </table:table-cell>
          <table:table-cell office:value-type="float" office:value="0.0973558109658072" calcext:value-type="float">
            <text:p>0.097355810965807</text:p>
          </table:table-cell>
          <table:table-cell office:value-type="float" office:value="0.0514406550784037" calcext:value-type="float">
            <text:p>0.0514406550784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6065485505844" calcext:value-type="float">
            <text:p>0.366065485505844</text:p>
          </table:table-cell>
          <table:table-cell office:value-type="float" office:value="1.38948755986846" calcext:value-type="float">
            <text:p>1.38948755986846</text:p>
          </table:table-cell>
          <table:table-cell office:value-type="float" office:value="0.339093034871424" calcext:value-type="float">
            <text:p>0.339093034871424</text:p>
          </table:table-cell>
          <table:table-cell office:value-type="float" office:value="0.125993255003232" calcext:value-type="float">
            <text:p>0.125993255003232</text:p>
          </table:table-cell>
          <table:table-cell office:value-type="float" office:value="0.0973705586661058" calcext:value-type="float">
            <text:p>0.097370558666106</text:p>
          </table:table-cell>
          <table:table-cell office:value-type="float" office:value="0.0514561062965213" calcext:value-type="float">
            <text:p>0.051456106296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2537920106715" calcext:value-type="float">
            <text:p>0.382537920106715</text:p>
          </table:table-cell>
          <table:table-cell office:value-type="float" office:value="1.38943146190358" calcext:value-type="float">
            <text:p>1.38943146190358</text:p>
          </table:table-cell>
          <table:table-cell office:value-type="float" office:value="0.339037542531925" calcext:value-type="float">
            <text:p>0.339037542531925</text:p>
          </table:table-cell>
          <table:table-cell office:value-type="float" office:value="0.12493234578177" calcext:value-type="float">
            <text:p>0.12493234578177</text:p>
          </table:table-cell>
          <table:table-cell office:value-type="float" office:value="0.0973548213276754" calcext:value-type="float">
            <text:p>0.097354821327675</text:p>
          </table:table-cell>
          <table:table-cell office:value-type="float" office:value="0.0514389906480798" calcext:value-type="float">
            <text:p>0.051438990648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3644053915559" calcext:value-type="float">
            <text:p>0.523644053915559</text:p>
          </table:table-cell>
          <table:table-cell office:value-type="float" office:value="1.38857223765554" calcext:value-type="float">
            <text:p>1.38857223765554</text:p>
          </table:table-cell>
          <table:table-cell office:value-type="float" office:value="0.338814858592597" calcext:value-type="float">
            <text:p>0.338814858592597</text:p>
          </table:table-cell>
          <table:table-cell office:value-type="float" office:value="0.122733189830596" calcext:value-type="float">
            <text:p>0.122733189830596</text:p>
          </table:table-cell>
          <table:table-cell office:value-type="float" office:value="0.0972915885030223" calcext:value-type="float">
            <text:p>0.097291588503022</text:p>
          </table:table-cell>
          <table:table-cell office:value-type="float" office:value="0.0513709762869021" calcext:value-type="float">
            <text:p>0.0513709762869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78137616497347" calcext:value-type="float">
            <text:p>0.378137616497347</text:p>
          </table:table-cell>
          <table:table-cell office:value-type="float" office:value="1.38548640290311" calcext:value-type="float">
            <text:p>1.38548640290311</text:p>
          </table:table-cell>
          <table:table-cell office:value-type="float" office:value="0.332698781126129" calcext:value-type="float">
            <text:p>0.332698781126129</text:p>
          </table:table-cell>
          <table:table-cell office:value-type="float" office:value="0.121028957237421" calcext:value-type="float">
            <text:p>0.121028957237421</text:p>
          </table:table-cell>
          <table:table-cell office:value-type="float" office:value="0.0939989742584579" calcext:value-type="float">
            <text:p>0.093998974258458</text:p>
          </table:table-cell>
          <table:table-cell office:value-type="float" office:value="0.045582645705951" calcext:value-type="float">
            <text:p>0.0455826457059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6071383585191" calcext:value-type="float">
            <text:p>0.546071383585191</text:p>
          </table:table-cell>
          <table:table-cell office:value-type="float" office:value="1.27712715172009" calcext:value-type="float">
            <text:p>1.27712715172009</text:p>
          </table:table-cell>
          <table:table-cell office:value-type="float" office:value="0.375756372748916" calcext:value-type="float">
            <text:p>0.375756372748916</text:p>
          </table:table-cell>
          <table:table-cell office:value-type="float" office:value="0.127260703556008" calcext:value-type="float">
            <text:p>0.127260703556008</text:p>
          </table:table-cell>
          <table:table-cell office:value-type="float" office:value="0.100224750716044" calcext:value-type="float">
            <text:p>0.100224750716044</text:p>
          </table:table-cell>
          <table:table-cell office:value-type="float" office:value="0.0507026394871562" calcext:value-type="float">
            <text:p>0.050702639487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64973502481" calcext:value-type="float">
            <text:p>0.5164973502481</text:p>
          </table:table-cell>
          <table:table-cell office:value-type="float" office:value="1.27727358890378" calcext:value-type="float">
            <text:p>1.27727358890378</text:p>
          </table:table-cell>
          <table:table-cell office:value-type="float" office:value="0.375851704524618" calcext:value-type="float">
            <text:p>0.375851704524618</text:p>
          </table:table-cell>
          <table:table-cell office:value-type="float" office:value="0.128803127734701" calcext:value-type="float">
            <text:p>0.128803127734701</text:p>
          </table:table-cell>
          <table:table-cell office:value-type="float" office:value="0.100249687919045" calcext:value-type="float">
            <text:p>0.100249687919045</text:p>
          </table:table-cell>
          <table:table-cell office:value-type="float" office:value="0.0507288818423087" calcext:value-type="float">
            <text:p>0.0507288818423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5392643161376" calcext:value-type="float">
            <text:p>0.535392643161376</text:p>
          </table:table-cell>
          <table:table-cell office:value-type="float" office:value="1.27725252420127" calcext:value-type="float">
            <text:p>1.27725252420127</text:p>
          </table:table-cell>
          <table:table-cell office:value-type="float" office:value="0.375780750774629" calcext:value-type="float">
            <text:p>0.375780750774629</text:p>
          </table:table-cell>
          <table:table-cell office:value-type="float" office:value="0.127916027856693" calcext:value-type="float">
            <text:p>0.127916027856693</text:p>
          </table:table-cell>
          <table:table-cell office:value-type="float" office:value="0.100231206371228" calcext:value-type="float">
            <text:p>0.100231206371228</text:p>
          </table:table-cell>
          <table:table-cell office:value-type="float" office:value="0.0507093614408068" calcext:value-type="float">
            <text:p>0.0507093614408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97992693268985" calcext:value-type="float">
            <text:p>0.697992693268985</text:p>
          </table:table-cell>
          <table:table-cell office:value-type="float" office:value="1.27634701915081" calcext:value-type="float">
            <text:p>1.27634701915081</text:p>
          </table:table-cell>
          <table:table-cell office:value-type="float" office:value="0.375495788706234" calcext:value-type="float">
            <text:p>0.375495788706234</text:p>
          </table:table-cell>
          <table:table-cell office:value-type="float" office:value="0.125511220961622" calcext:value-type="float">
            <text:p>0.125511220961622</text:p>
          </table:table-cell>
          <table:table-cell office:value-type="float" office:value="0.10015725549843" calcext:value-type="float">
            <text:p>0.10015725549843</text:p>
          </table:table-cell>
          <table:table-cell office:value-type="float" office:value="0.0506318418198708" calcext:value-type="float">
            <text:p>0.0506318418198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6103244947152" calcext:value-type="float">
            <text:p>0.486103244947152</text:p>
          </table:table-cell>
          <table:table-cell office:value-type="float" office:value="1.32359606728688" calcext:value-type="float">
            <text:p>1.32359606728688</text:p>
          </table:table-cell>
          <table:table-cell office:value-type="float" office:value="0.351246719645676" calcext:value-type="float">
            <text:p>0.351246719645676</text:p>
          </table:table-cell>
          <table:table-cell office:value-type="float" office:value="0.122280292489315" calcext:value-type="float">
            <text:p>0.122280292489315</text:p>
          </table:table-cell>
          <table:table-cell office:value-type="float" office:value="0.0998661758429221" calcext:value-type="float">
            <text:p>0.099866175842922</text:p>
          </table:table-cell>
          <table:table-cell office:value-type="float" office:value="0.0398566635625343" calcext:value-type="float">
            <text:p>0.0398566635625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5884327347769" calcext:value-type="float">
            <text:p>0.425884327347769</text:p>
          </table:table-cell>
          <table:table-cell office:value-type="float" office:value="1.2627090174373" calcext:value-type="float">
            <text:p>1.2627090174373</text:p>
          </table:table-cell>
          <table:table-cell office:value-type="float" office:value="0.727122807991365" calcext:value-type="float">
            <text:p>0.727122807991365</text:p>
          </table:table-cell>
          <table:table-cell office:value-type="float" office:value="0.217075696871678" calcext:value-type="float">
            <text:p>0.217075696871678</text:p>
          </table:table-cell>
          <table:table-cell office:value-type="float" office:value="0.163122990858346" calcext:value-type="float">
            <text:p>0.163122990858346</text:p>
          </table:table-cell>
          <table:table-cell office:value-type="float" office:value="0.11304193618369" calcext:value-type="float">
            <text:p>0.113041936183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6458750251646" calcext:value-type="float">
            <text:p>0.416458750251646</text:p>
          </table:table-cell>
          <table:table-cell office:value-type="float" office:value="1.26276834530867" calcext:value-type="float">
            <text:p>1.26276834530867</text:p>
          </table:table-cell>
          <table:table-cell office:value-type="float" office:value="0.727137948519987" calcext:value-type="float">
            <text:p>0.727137948519987</text:p>
          </table:table-cell>
          <table:table-cell office:value-type="float" office:value="0.21863535157744" calcext:value-type="float">
            <text:p>0.21863535157744</text:p>
          </table:table-cell>
          <table:table-cell office:value-type="float" office:value="0.163131101282294" calcext:value-type="float">
            <text:p>0.163131101282294</text:p>
          </table:table-cell>
          <table:table-cell office:value-type="float" office:value="0.113047180542955" calcext:value-type="float">
            <text:p>0.1130471805429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21434703442923" calcext:value-type="float">
            <text:p>0.421434703442923</text:p>
          </table:table-cell>
          <table:table-cell office:value-type="float" office:value="1.26278432427629" calcext:value-type="float">
            <text:p>1.26278432427629</text:p>
          </table:table-cell>
          <table:table-cell office:value-type="float" office:value="0.727102417568874" calcext:value-type="float">
            <text:p>0.727102417568874</text:p>
          </table:table-cell>
          <table:table-cell office:value-type="float" office:value="0.218046279247817" calcext:value-type="float">
            <text:p>0.218046279247817</text:p>
          </table:table-cell>
          <table:table-cell office:value-type="float" office:value="0.163123290278907" calcext:value-type="float">
            <text:p>0.163123290278907</text:p>
          </table:table-cell>
          <table:table-cell office:value-type="float" office:value="0.113035770969467" calcext:value-type="float">
            <text:p>0.1130357709694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21454475689497" calcext:value-type="float">
            <text:p>0.721454475689497</text:p>
          </table:table-cell>
          <table:table-cell office:value-type="float" office:value="1.26107727537891" calcext:value-type="float">
            <text:p>1.26107727537891</text:p>
          </table:table-cell>
          <table:table-cell office:value-type="float" office:value="0.726054699976651" calcext:value-type="float">
            <text:p>0.726054699976651</text:p>
          </table:table-cell>
          <table:table-cell office:value-type="float" office:value="0.211857747177128" calcext:value-type="float">
            <text:p>0.211857747177128</text:p>
          </table:table-cell>
          <table:table-cell office:value-type="float" office:value="0.162894929058207" calcext:value-type="float">
            <text:p>0.162894929058207</text:p>
          </table:table-cell>
          <table:table-cell office:value-type="float" office:value="0.112705547415049" calcext:value-type="float">
            <text:p>0.1127055474150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00575982390266" calcext:value-type="float">
            <text:p>0.200575982390266</text:p>
          </table:table-cell>
          <table:table-cell office:value-type="float" office:value="1.40555018596519" calcext:value-type="float">
            <text:p>1.40555018596519</text:p>
          </table:table-cell>
          <table:table-cell office:value-type="float" office:value="0.973265797618878" calcext:value-type="float">
            <text:p>0.973265797618878</text:p>
          </table:table-cell>
          <table:table-cell office:value-type="float" office:value="0.415871497978166" calcext:value-type="float">
            <text:p>0.415871497978166</text:p>
          </table:table-cell>
          <table:table-cell office:value-type="float" office:value="0.284113949612014" calcext:value-type="float">
            <text:p>0.284113949612014</text:p>
          </table:table-cell>
          <table:table-cell office:value-type="float" office:value="0.259707885484364" calcext:value-type="float">
            <text:p>0.2597078854843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7787840026503" calcext:value-type="float">
            <text:p>0.217787840026503</text:p>
          </table:table-cell>
          <table:table-cell office:value-type="float" office:value="1.62180809433915" calcext:value-type="float">
            <text:p>1.62180809433915</text:p>
          </table:table-cell>
          <table:table-cell office:value-type="float" office:value="0.42059585795896" calcext:value-type="float">
            <text:p>0.42059585795896</text:p>
          </table:table-cell>
          <table:table-cell office:value-type="float" office:value="0.149744610273795" calcext:value-type="float">
            <text:p>0.149744610273795</text:p>
          </table:table-cell>
          <table:table-cell office:value-type="float" office:value="0.115664615561329" calcext:value-type="float">
            <text:p>0.115664615561329</text:p>
          </table:table-cell>
          <table:table-cell office:value-type="float" office:value="0.0601371449005051" calcext:value-type="float">
            <text:p>0.060137144900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4680627653875" calcext:value-type="float">
            <text:p>0.194680627653875</text:p>
          </table:table-cell>
          <table:table-cell office:value-type="float" office:value="1.62194699056797" calcext:value-type="float">
            <text:p>1.62194699056797</text:p>
          </table:table-cell>
          <table:table-cell office:value-type="float" office:value="0.420684850615326" calcext:value-type="float">
            <text:p>0.420684850615326</text:p>
          </table:table-cell>
          <table:table-cell office:value-type="float" office:value="0.151134806743497" calcext:value-type="float">
            <text:p>0.151134806743497</text:p>
          </table:table-cell>
          <table:table-cell office:value-type="float" office:value="0.115688446907181" calcext:value-type="float">
            <text:p>0.115688446907181</text:p>
          </table:table-cell>
          <table:table-cell office:value-type="float" office:value="0.060163122837827" calcext:value-type="float">
            <text:p>0.060163122837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2588459975811" calcext:value-type="float">
            <text:p>0.202588459975811</text:p>
          </table:table-cell>
          <table:table-cell office:value-type="float" office:value="1.62191500718156" calcext:value-type="float">
            <text:p>1.62191500718156</text:p>
          </table:table-cell>
          <table:table-cell office:value-type="float" office:value="0.420648091793062" calcext:value-type="float">
            <text:p>0.420648091793062</text:p>
          </table:table-cell>
          <table:table-cell office:value-type="float" office:value="0.15039087799842" calcext:value-type="float">
            <text:p>0.15039087799842</text:p>
          </table:table-cell>
          <table:table-cell office:value-type="float" office:value="0.115678572659741" calcext:value-type="float">
            <text:p>0.115678572659741</text:p>
          </table:table-cell>
          <table:table-cell office:value-type="float" office:value="0.0601523828260474" calcext:value-type="float">
            <text:p>0.060152382826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8434386719642" calcext:value-type="float">
            <text:p>0.38434386719642</text:p>
          </table:table-cell>
          <table:table-cell office:value-type="float" office:value="1.6204542385914" calcext:value-type="float">
            <text:p>1.6204542385914</text:p>
          </table:table-cell>
          <table:table-cell office:value-type="float" office:value="0.420237344219588" calcext:value-type="float">
            <text:p>0.420237344219588</text:p>
          </table:table-cell>
          <table:table-cell office:value-type="float" office:value="0.147724215024806" calcext:value-type="float">
            <text:p>0.147724215024806</text:p>
          </table:table-cell>
          <table:table-cell office:value-type="float" office:value="0.11556807916592" calcext:value-type="float">
            <text:p>0.11556807916592</text:p>
          </table:table-cell>
          <table:table-cell office:value-type="float" office:value="0.0600339063170878" calcext:value-type="float">
            <text:p>0.0600339063170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3099857335825" calcext:value-type="float">
            <text:p>0.223099857335825</text:p>
          </table:table-cell>
          <table:table-cell office:value-type="float" office:value="1.59987369125733" calcext:value-type="float">
            <text:p>1.59987369125733</text:p>
          </table:table-cell>
          <table:table-cell office:value-type="float" office:value="0.43419575379268" calcext:value-type="float">
            <text:p>0.43419575379268</text:p>
          </table:table-cell>
          <table:table-cell office:value-type="float" office:value="0.152284325669738" calcext:value-type="float">
            <text:p>0.152284325669738</text:p>
          </table:table-cell>
          <table:table-cell office:value-type="float" office:value="0.121923426823508" calcext:value-type="float">
            <text:p>0.121923426823508</text:p>
          </table:table-cell>
          <table:table-cell office:value-type="float" office:value="0.0731216750842946" calcext:value-type="float">
            <text:p>0.073121675084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9152801362932" calcext:value-type="float">
            <text:p>0.489152801362932</text:p>
          </table:table-cell>
          <table:table-cell office:value-type="float" office:value="1.283791603522" calcext:value-type="float">
            <text:p>1.283791603522</text:p>
          </table:table-cell>
          <table:table-cell office:value-type="float" office:value="0.526225980163307" calcext:value-type="float">
            <text:p>0.526225980163307</text:p>
          </table:table-cell>
          <table:table-cell office:value-type="float" office:value="0.196347391796443" calcext:value-type="float">
            <text:p>0.196347391796443</text:p>
          </table:table-cell>
          <table:table-cell office:value-type="float" office:value="0.147674964442897" calcext:value-type="float">
            <text:p>0.147674964442897</text:p>
          </table:table-cell>
          <table:table-cell office:value-type="float" office:value="0.078530227045572" calcext:value-type="float">
            <text:p>0.0785302270455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8311896771071" calcext:value-type="float">
            <text:p>0.438311896771071</text:p>
          </table:table-cell>
          <table:table-cell office:value-type="float" office:value="1.2840854145753" calcext:value-type="float">
            <text:p>1.2840854145753</text:p>
          </table:table-cell>
          <table:table-cell office:value-type="float" office:value="0.526498961748109" calcext:value-type="float">
            <text:p>0.526498961748109</text:p>
          </table:table-cell>
          <table:table-cell office:value-type="float" office:value="0.198657820577645" calcext:value-type="float">
            <text:p>0.198657820577645</text:p>
          </table:table-cell>
          <table:table-cell office:value-type="float" office:value="0.147750163361398" calcext:value-type="float">
            <text:p>0.147750163361398</text:p>
          </table:table-cell>
          <table:table-cell office:value-type="float" office:value="0.0786139237986523" calcext:value-type="float">
            <text:p>0.0786139237986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6160363235475" calcext:value-type="float">
            <text:p>0.466160363235475</text:p>
          </table:table-cell>
          <table:table-cell office:value-type="float" office:value="1.28414595147628" calcext:value-type="float">
            <text:p>1.28414595147628</text:p>
          </table:table-cell>
          <table:table-cell office:value-type="float" office:value="0.526328641917414" calcext:value-type="float">
            <text:p>0.526328641917414</text:p>
          </table:table-cell>
          <table:table-cell office:value-type="float" office:value="0.197493694224249" calcext:value-type="float">
            <text:p>0.197493694224249</text:p>
          </table:table-cell>
          <table:table-cell office:value-type="float" office:value="0.147703478423319" calcext:value-type="float">
            <text:p>0.147703478423319</text:p>
          </table:table-cell>
          <table:table-cell office:value-type="float" office:value="0.0785616603153183" calcext:value-type="float">
            <text:p>0.0785616603153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1268309098717" calcext:value-type="float">
            <text:p>0.701268309098717</text:p>
          </table:table-cell>
          <table:table-cell office:value-type="float" office:value="1.28264835024184" calcext:value-type="float">
            <text:p>1.28264835024184</text:p>
          </table:table-cell>
          <table:table-cell office:value-type="float" office:value="0.52566674190321" calcext:value-type="float">
            <text:p>0.52566674190321</text:p>
          </table:table-cell>
          <table:table-cell office:value-type="float" office:value="0.193580645495275" calcext:value-type="float">
            <text:p>0.193580645495275</text:p>
          </table:table-cell>
          <table:table-cell office:value-type="float" office:value="0.147525066585547" calcext:value-type="float">
            <text:p>0.147525066585547</text:p>
          </table:table-cell>
          <table:table-cell office:value-type="float" office:value="0.0783617712260695" calcext:value-type="float">
            <text:p>0.078361771226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4417377425686" calcext:value-type="float">
            <text:p>0.484417377425686</text:p>
          </table:table-cell>
          <table:table-cell office:value-type="float" office:value="1.27113766484427" calcext:value-type="float">
            <text:p>1.27113766484427</text:p>
          </table:table-cell>
          <table:table-cell office:value-type="float" office:value="0.483934998723294" calcext:value-type="float">
            <text:p>0.483934998723294</text:p>
          </table:table-cell>
          <table:table-cell office:value-type="float" office:value="0.152726008603082" calcext:value-type="float">
            <text:p>0.152726008603082</text:p>
          </table:table-cell>
          <table:table-cell office:value-type="float" office:value="0.127287639643928" calcext:value-type="float">
            <text:p>0.127287639643928</text:p>
          </table:table-cell>
          <table:table-cell office:value-type="float" office:value="0.0778497742932007" calcext:value-type="float">
            <text:p>0.0778497742932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8063943706561" calcext:value-type="float">
            <text:p>0.388063943706561</text:p>
          </table:table-cell>
          <table:table-cell office:value-type="float" office:value="1.37980352256756" calcext:value-type="float">
            <text:p>1.37980352256756</text:p>
          </table:table-cell>
          <table:table-cell office:value-type="float" office:value="0.470424551001191" calcext:value-type="float">
            <text:p>0.470424551001191</text:p>
          </table:table-cell>
          <table:table-cell office:value-type="float" office:value="0.164208544150312" calcext:value-type="float">
            <text:p>0.164208544150312</text:p>
          </table:table-cell>
          <table:table-cell office:value-type="float" office:value="0.124495484106412" calcext:value-type="float">
            <text:p>0.124495484106412</text:p>
          </table:table-cell>
          <table:table-cell office:value-type="float" office:value="0.0669206272301693" calcext:value-type="float">
            <text:p>0.0669206272301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3453972058832" calcext:value-type="float">
            <text:p>0.373453972058832</text:p>
          </table:table-cell>
          <table:table-cell office:value-type="float" office:value="1.37984307810292" calcext:value-type="float">
            <text:p>1.37984307810292</text:p>
          </table:table-cell>
          <table:table-cell office:value-type="float" office:value="0.470471498277934" calcext:value-type="float">
            <text:p>0.470471498277934</text:p>
          </table:table-cell>
          <table:table-cell office:value-type="float" office:value="0.165299987103785" calcext:value-type="float">
            <text:p>0.165299987103785</text:p>
          </table:table-cell>
          <table:table-cell office:value-type="float" office:value="0.124507088889682" calcext:value-type="float">
            <text:p>0.124507088889682</text:p>
          </table:table-cell>
          <table:table-cell office:value-type="float" office:value="0.0669343171013023" calcext:value-type="float">
            <text:p>0.0669343171013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0900130155354" calcext:value-type="float">
            <text:p>0.390900130155354</text:p>
          </table:table-cell>
          <table:table-cell office:value-type="float" office:value="1.37983625046329" calcext:value-type="float">
            <text:p>1.37983625046329</text:p>
          </table:table-cell>
          <table:table-cell office:value-type="float" office:value="0.47039632078897" calcext:value-type="float">
            <text:p>0.47039632078897</text:p>
          </table:table-cell>
          <table:table-cell office:value-type="float" office:value="0.164523311324578" calcext:value-type="float">
            <text:p>0.164523311324578</text:p>
          </table:table-cell>
          <table:table-cell office:value-type="float" office:value="0.124487728253307" calcext:value-type="float">
            <text:p>0.124487728253307</text:p>
          </table:table-cell>
          <table:table-cell office:value-type="float" office:value="0.0669125245768249" calcext:value-type="float">
            <text:p>0.0669125245768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2989147601182" calcext:value-type="float">
            <text:p>0.572989147601182</text:p>
          </table:table-cell>
          <table:table-cell office:value-type="float" office:value="1.37883025157883" calcext:value-type="float">
            <text:p>1.37883025157883</text:p>
          </table:table-cell>
          <table:table-cell office:value-type="float" office:value="0.470027742263444" calcext:value-type="float">
            <text:p>0.470027742263444</text:p>
          </table:table-cell>
          <table:table-cell office:value-type="float" office:value="0.161952936776609" calcext:value-type="float">
            <text:p>0.161952936776609</text:p>
          </table:table-cell>
          <table:table-cell office:value-type="float" office:value="0.124393796969079" calcext:value-type="float">
            <text:p>0.124393796969079</text:p>
          </table:table-cell>
          <table:table-cell office:value-type="float" office:value="0.0668068342383832" calcext:value-type="float">
            <text:p>0.0668068342383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52810750645933" calcext:value-type="float">
            <text:p>0.252810750645933</text:p>
          </table:table-cell>
          <table:table-cell office:value-type="float" office:value="1.46562158765961" calcext:value-type="float">
            <text:p>1.46562158765961</text:p>
          </table:table-cell>
          <table:table-cell office:value-type="float" office:value="0.565547163702014" calcext:value-type="float">
            <text:p>0.565547163702014</text:p>
          </table:table-cell>
          <table:table-cell office:value-type="float" office:value="0.230254958802178" calcext:value-type="float">
            <text:p>0.230254958802178</text:p>
          </table:table-cell>
          <table:table-cell office:value-type="float" office:value="0.163465380194423" calcext:value-type="float">
            <text:p>0.163465380194423</text:p>
          </table:table-cell>
          <table:table-cell office:value-type="float" office:value="0.1261403579673" calcext:value-type="float">
            <text:p>0.126140357967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43350041278987" calcext:value-type="float">
            <text:p>0.243350041278987</text:p>
          </table:table-cell>
          <table:table-cell office:value-type="float" office:value="1.5427057590449" calcext:value-type="float">
            <text:p>1.5427057590449</text:p>
          </table:table-cell>
          <table:table-cell office:value-type="float" office:value="0.583534052350063" calcext:value-type="float">
            <text:p>0.583534052350063</text:p>
          </table:table-cell>
          <table:table-cell office:value-type="float" office:value="0.176248528299815" calcext:value-type="float">
            <text:p>0.176248528299815</text:p>
          </table:table-cell>
          <table:table-cell office:value-type="float" office:value="0.135664472098439" calcext:value-type="float">
            <text:p>0.135664472098439</text:p>
          </table:table-cell>
          <table:table-cell office:value-type="float" office:value="0.0890981905421409" calcext:value-type="float">
            <text:p>0.0890981905421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07452223372238" calcext:value-type="float">
            <text:p>0.207452223372238</text:p>
          </table:table-cell>
          <table:table-cell office:value-type="float" office:value="1.5429399801514" calcext:value-type="float">
            <text:p>1.5429399801514</text:p>
          </table:table-cell>
          <table:table-cell office:value-type="float" office:value="0.583726195150521" calcext:value-type="float">
            <text:p>0.583726195150521</text:p>
          </table:table-cell>
          <table:table-cell office:value-type="float" office:value="0.178514008916619" calcext:value-type="float">
            <text:p>0.178514008916619</text:p>
          </table:table-cell>
          <table:table-cell office:value-type="float" office:value="0.135705602451238" calcext:value-type="float">
            <text:p>0.135705602451238</text:p>
          </table:table-cell>
          <table:table-cell office:value-type="float" office:value="0.0891585799597963" calcext:value-type="float">
            <text:p>0.0891585799597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13503437605017" calcext:value-type="float">
            <text:p>0.213503437605017</text:p>
          </table:table-cell>
          <table:table-cell office:value-type="float" office:value="1.54293276412897" calcext:value-type="float">
            <text:p>1.54293276412897</text:p>
          </table:table-cell>
          <table:table-cell office:value-type="float" office:value="0.583686490813077" calcext:value-type="float">
            <text:p>0.583686490813077</text:p>
          </table:table-cell>
          <table:table-cell office:value-type="float" office:value="0.177699300358288" calcext:value-type="float">
            <text:p>0.177699300358288</text:p>
          </table:table-cell>
          <table:table-cell office:value-type="float" office:value="0.135696633972257" calcext:value-type="float">
            <text:p>0.135696633972257</text:p>
          </table:table-cell>
          <table:table-cell office:value-type="float" office:value="0.0891460591535183" calcext:value-type="float">
            <text:p>0.0891460591535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9157016983585" calcext:value-type="float">
            <text:p>0.479157016983585</text:p>
          </table:table-cell>
          <table:table-cell office:value-type="float" office:value="1.54086817225932" calcext:value-type="float">
            <text:p>1.54086817225932</text:p>
          </table:table-cell>
          <table:table-cell office:value-type="float" office:value="0.58282818095081" calcext:value-type="float">
            <text:p>0.58282818095081</text:p>
          </table:table-cell>
          <table:table-cell office:value-type="float" office:value="0.172347063818297" calcext:value-type="float">
            <text:p>0.172347063818297</text:p>
          </table:table-cell>
          <table:table-cell office:value-type="float" office:value="0.135502883438537" calcext:value-type="float">
            <text:p>0.135502883438537</text:p>
          </table:table-cell>
          <table:table-cell office:value-type="float" office:value="0.0888804643445511" calcext:value-type="float">
            <text:p>0.0888804643445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1855305502648" calcext:value-type="float">
            <text:p>0.361855305502648</text:p>
          </table:table-cell>
          <table:table-cell office:value-type="float" office:value="1.43652746558103" calcext:value-type="float">
            <text:p>1.43652746558103</text:p>
          </table:table-cell>
          <table:table-cell office:value-type="float" office:value="0.476950220018093" calcext:value-type="float">
            <text:p>0.476950220018093</text:p>
          </table:table-cell>
          <table:table-cell office:value-type="float" office:value="0.130986923901209" calcext:value-type="float">
            <text:p>0.130986923901209</text:p>
          </table:table-cell>
          <table:table-cell office:value-type="float" office:value="0.126253505428485" calcext:value-type="float">
            <text:p>0.126253505428485</text:p>
          </table:table-cell>
          <table:table-cell office:value-type="float" office:value="0.0702059177786865" calcext:value-type="float">
            <text:p>0.0702059177786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5934799077623" calcext:value-type="float">
            <text:p>0.515934799077623</text:p>
          </table:table-cell>
          <table:table-cell office:value-type="float" office:value="1.24328792290393" calcext:value-type="float">
            <text:p>1.24328792290393</text:p>
          </table:table-cell>
          <table:table-cell office:value-type="float" office:value="0.445066583888999" calcext:value-type="float">
            <text:p>0.445066583888999</text:p>
          </table:table-cell>
          <table:table-cell office:value-type="float" office:value="0.142437678551906" calcext:value-type="float">
            <text:p>0.142437678551906</text:p>
          </table:table-cell>
          <table:table-cell office:value-type="float" office:value="0.104481396330829" calcext:value-type="float">
            <text:p>0.104481396330829</text:p>
          </table:table-cell>
          <table:table-cell office:value-type="float" office:value="0.0556812405900539" calcext:value-type="float">
            <text:p>0.0556812405900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3324847920501" calcext:value-type="float">
            <text:p>0.503324847920501</text:p>
          </table:table-cell>
          <table:table-cell office:value-type="float" office:value="1.2433162929291" calcext:value-type="float">
            <text:p>1.2433162929291</text:p>
          </table:table-cell>
          <table:table-cell office:value-type="float" office:value="0.445106198306227" calcext:value-type="float">
            <text:p>0.445106198306227</text:p>
          </table:table-cell>
          <table:table-cell office:value-type="float" office:value="0.143224572042956" calcext:value-type="float">
            <text:p>0.143224572042956</text:p>
          </table:table-cell>
          <table:table-cell office:value-type="float" office:value="0.104489835784724" calcext:value-type="float">
            <text:p>0.104489835784724</text:p>
          </table:table-cell>
          <table:table-cell office:value-type="float" office:value="0.0556913905723721" calcext:value-type="float">
            <text:p>0.0556913905723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6740279438646" calcext:value-type="float">
            <text:p>0.516740279438646</text:p>
          </table:table-cell>
          <table:table-cell office:value-type="float" office:value="1.24332574521472" calcext:value-type="float">
            <text:p>1.24332574521472</text:p>
          </table:table-cell>
          <table:table-cell office:value-type="float" office:value="0.445048493917028" calcext:value-type="float">
            <text:p>0.445048493917028</text:p>
          </table:table-cell>
          <table:table-cell office:value-type="float" office:value="0.14268586835141" calcext:value-type="float">
            <text:p>0.14268586835141</text:p>
          </table:table-cell>
          <table:table-cell office:value-type="float" office:value="0.104476639707452" calcext:value-type="float">
            <text:p>0.104476639707452</text:p>
          </table:table-cell>
          <table:table-cell office:value-type="float" office:value="0.0556766883239364" calcext:value-type="float">
            <text:p>0.0556766883239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2043814186915" calcext:value-type="float">
            <text:p>0.692043814186915</text:p>
          </table:table-cell>
          <table:table-cell office:value-type="float" office:value="1.24239238558146" calcext:value-type="float">
            <text:p>1.24239238558146</text:p>
          </table:table-cell>
          <table:table-cell office:value-type="float" office:value="0.44468961364995" calcext:value-type="float">
            <text:p>0.44468961364995</text:p>
          </table:table-cell>
          <table:table-cell office:value-type="float" office:value="0.140607374294245" calcext:value-type="float">
            <text:p>0.140607374294245</text:p>
          </table:table-cell>
          <table:table-cell office:value-type="float" office:value="0.104395754204624" calcext:value-type="float">
            <text:p>0.104395754204624</text:p>
          </table:table-cell>
          <table:table-cell office:value-type="float" office:value="0.0555862017062419" calcext:value-type="float">
            <text:p>0.0555862017062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7561140240654" calcext:value-type="float">
            <text:p>0.557561140240654</text:p>
          </table:table-cell>
          <table:table-cell office:value-type="float" office:value="1.20874150066133" calcext:value-type="float">
            <text:p>1.20874150066133</text:p>
          </table:table-cell>
          <table:table-cell office:value-type="float" office:value="0.379830769007698" calcext:value-type="float">
            <text:p>0.379830769007698</text:p>
          </table:table-cell>
          <table:table-cell office:value-type="float" office:value="0.105285312106804" calcext:value-type="float">
            <text:p>0.105285312106804</text:p>
          </table:table-cell>
          <table:table-cell office:value-type="float" office:value="0.0855827092134469" calcext:value-type="float">
            <text:p>0.085582709213447</text:p>
          </table:table-cell>
          <table:table-cell office:value-type="float" office:value="0.0406832757542553" calcext:value-type="float">
            <text:p>0.040683275754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9091107954385" calcext:value-type="float">
            <text:p>0.509091107954385</text:p>
          </table:table-cell>
          <table:table-cell office:value-type="float" office:value="1.26075318186694" calcext:value-type="float">
            <text:p>1.26075318186694</text:p>
          </table:table-cell>
          <table:table-cell office:value-type="float" office:value="0.436734055496752" calcext:value-type="float">
            <text:p>0.436734055496752</text:p>
          </table:table-cell>
          <table:table-cell office:value-type="float" office:value="0.136152108332733" calcext:value-type="float">
            <text:p>0.136152108332733</text:p>
          </table:table-cell>
          <table:table-cell office:value-type="float" office:value="0.112065035077279" calcext:value-type="float">
            <text:p>0.112065035077279</text:p>
          </table:table-cell>
          <table:table-cell office:value-type="float" office:value="0.0612045841855358" calcext:value-type="float">
            <text:p>0.061204584185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5283557016222" calcext:value-type="float">
            <text:p>0.495283557016222</text:p>
          </table:table-cell>
          <table:table-cell office:value-type="float" office:value="1.26082196476096" calcext:value-type="float">
            <text:p>1.26082196476096</text:p>
          </table:table-cell>
          <table:table-cell office:value-type="float" office:value="0.436772907242103" calcext:value-type="float">
            <text:p>0.436772907242103</text:p>
          </table:table-cell>
          <table:table-cell office:value-type="float" office:value="0.137474796718829" calcext:value-type="float">
            <text:p>0.137474796718829</text:p>
          </table:table-cell>
          <table:table-cell office:value-type="float" office:value="0.112076950172743" calcext:value-type="float">
            <text:p>0.112076950172743</text:p>
          </table:table-cell>
          <table:table-cell office:value-type="float" office:value="0.0612157514789443" calcext:value-type="float">
            <text:p>0.0612157514789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0011542202772" calcext:value-type="float">
            <text:p>0.510011542202772</text:p>
          </table:table-cell>
          <table:table-cell office:value-type="float" office:value="1.26080274167355" calcext:value-type="float">
            <text:p>1.26080274167355</text:p>
          </table:table-cell>
          <table:table-cell office:value-type="float" office:value="0.436714654490047" calcext:value-type="float">
            <text:p>0.436714654490047</text:p>
          </table:table-cell>
          <table:table-cell office:value-type="float" office:value="0.136540741139284" calcext:value-type="float">
            <text:p>0.136540741139284</text:p>
          </table:table-cell>
          <table:table-cell office:value-type="float" office:value="0.112062241652442" calcext:value-type="float">
            <text:p>0.112062241652442</text:p>
          </table:table-cell>
          <table:table-cell office:value-type="float" office:value="0.0611991127601662" calcext:value-type="float">
            <text:p>0.0611991127601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491610771245" calcext:value-type="float">
            <text:p>0.68491610771245</text:p>
          </table:table-cell>
          <table:table-cell office:value-type="float" office:value="1.2598998302479" calcext:value-type="float">
            <text:p>1.2598998302479</text:p>
          </table:table-cell>
          <table:table-cell office:value-type="float" office:value="0.4363859428229" calcext:value-type="float">
            <text:p>0.4363859428229</text:p>
          </table:table-cell>
          <table:table-cell office:value-type="float" office:value="0.133797082200145" calcext:value-type="float">
            <text:p>0.133797082200145</text:p>
          </table:table-cell>
          <table:table-cell office:value-type="float" office:value="0.111979286481337" calcext:value-type="float">
            <text:p>0.111979286481337</text:p>
          </table:table-cell>
          <table:table-cell office:value-type="float" office:value="0.0611062544684692" calcext:value-type="float">
            <text:p>0.0611062544684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3723040241088" calcext:value-type="float">
            <text:p>0.513723040241088</text:p>
          </table:table-cell>
          <table:table-cell office:value-type="float" office:value="1.26025995428081" calcext:value-type="float">
            <text:p>1.26025995428081</text:p>
          </table:table-cell>
          <table:table-cell office:value-type="float" office:value="0.418592334438142" calcext:value-type="float">
            <text:p>0.418592334438142</text:p>
          </table:table-cell>
          <table:table-cell office:value-type="float" office:value="0.130177778351845" calcext:value-type="float">
            <text:p>0.130177778351845</text:p>
          </table:table-cell>
          <table:table-cell office:value-type="float" office:value="0.109418258847487" calcext:value-type="float">
            <text:p>0.109418258847487</text:p>
          </table:table-cell>
          <table:table-cell office:value-type="float" office:value="0.0542690331549514" calcext:value-type="float">
            <text:p>0.0542690331549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0731352891362" calcext:value-type="float">
            <text:p>0.440731352891362</text:p>
          </table:table-cell>
          <table:table-cell office:value-type="float" office:value="1.24215832257415" calcext:value-type="float">
            <text:p>1.24215832257415</text:p>
          </table:table-cell>
          <table:table-cell office:value-type="float" office:value="0.490660362777945" calcext:value-type="float">
            <text:p>0.490660362777945</text:p>
          </table:table-cell>
          <table:table-cell office:value-type="float" office:value="0.16358678385563" calcext:value-type="float">
            <text:p>0.16358678385563</text:p>
          </table:table-cell>
          <table:table-cell office:value-type="float" office:value="0.124325032506389" calcext:value-type="float">
            <text:p>0.124325032506389</text:p>
          </table:table-cell>
          <table:table-cell office:value-type="float" office:value="0.0724085620544839" calcext:value-type="float">
            <text:p>0.0724085620544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4199799937997" calcext:value-type="float">
            <text:p>0.444199799937997</text:p>
          </table:table-cell>
          <table:table-cell office:value-type="float" office:value="1.24207480896699" calcext:value-type="float">
            <text:p>1.24207480896699</text:p>
          </table:table-cell>
          <table:table-cell office:value-type="float" office:value="0.490624569375923" calcext:value-type="float">
            <text:p>0.490624569375923</text:p>
          </table:table-cell>
          <table:table-cell office:value-type="float" office:value="0.164347422009319" calcext:value-type="float">
            <text:p>0.164347422009319</text:p>
          </table:table-cell>
          <table:table-cell office:value-type="float" office:value="0.124315609124963" calcext:value-type="float">
            <text:p>0.124315609124963</text:p>
          </table:table-cell>
          <table:table-cell office:value-type="float" office:value="0.0723979111526057" calcext:value-type="float">
            <text:p>0.0723979111526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8993331883423" calcext:value-type="float">
            <text:p>0.438993331883423</text:p>
          </table:table-cell>
          <table:table-cell office:value-type="float" office:value="1.24207632294948" calcext:value-type="float">
            <text:p>1.24207632294948</text:p>
          </table:table-cell>
          <table:table-cell office:value-type="float" office:value="0.490646261827519" calcext:value-type="float">
            <text:p>0.490646261827519</text:p>
          </table:table-cell>
          <table:table-cell office:value-type="float" office:value="0.164061902828876" calcext:value-type="float">
            <text:p>0.164061902828876</text:p>
          </table:table-cell>
          <table:table-cell office:value-type="float" office:value="0.124320929175427" calcext:value-type="float">
            <text:p>0.124320929175427</text:p>
          </table:table-cell>
          <table:table-cell office:value-type="float" office:value="0.0724044135804533" calcext:value-type="float">
            <text:p>0.0724044135804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6792013767034" calcext:value-type="float">
            <text:p>0.636792013767034</text:p>
          </table:table-cell>
          <table:table-cell office:value-type="float" office:value="1.2411034292768" calcext:value-type="float">
            <text:p>1.2411034292768</text:p>
          </table:table-cell>
          <table:table-cell office:value-type="float" office:value="0.490230111681147" calcext:value-type="float">
            <text:p>0.490230111681147</text:p>
          </table:table-cell>
          <table:table-cell office:value-type="float" office:value="0.160872782502813" calcext:value-type="float">
            <text:p>0.160872782502813</text:p>
          </table:table-cell>
          <table:table-cell office:value-type="float" office:value="0.124220178431282" calcext:value-type="float">
            <text:p>0.124220178431282</text:p>
          </table:table-cell>
          <table:table-cell office:value-type="float" office:value="0.0722804866322946" calcext:value-type="float">
            <text:p>0.0722804866322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2692389794708" calcext:value-type="float">
            <text:p>0.452692389794708</text:p>
          </table:table-cell>
          <table:table-cell office:value-type="float" office:value="1.23261123484975" calcext:value-type="float">
            <text:p>1.23261123484975</text:p>
          </table:table-cell>
          <table:table-cell office:value-type="float" office:value="0.45538994057307" calcext:value-type="float">
            <text:p>0.45538994057307</text:p>
          </table:table-cell>
          <table:table-cell office:value-type="float" office:value="0.149099256841933" calcext:value-type="float">
            <text:p>0.149099256841933</text:p>
          </table:table-cell>
          <table:table-cell office:value-type="float" office:value="0.118484963098235" calcext:value-type="float">
            <text:p>0.118484963098235</text:p>
          </table:table-cell>
          <table:table-cell office:value-type="float" office:value="0.0548367718108578" calcext:value-type="float">
            <text:p>0.05483677181085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5472415312149" calcext:value-type="float">
            <text:p>0.425472415312149</text:p>
          </table:table-cell>
          <table:table-cell office:value-type="float" office:value="1.300421677495" calcext:value-type="float">
            <text:p>1.300421677495</text:p>
          </table:table-cell>
          <table:table-cell office:value-type="float" office:value="0.60883848694676" calcext:value-type="float">
            <text:p>0.60883848694676</text:p>
          </table:table-cell>
          <table:table-cell office:value-type="float" office:value="0.181881102321671" calcext:value-type="float">
            <text:p>0.181881102321671</text:p>
          </table:table-cell>
          <table:table-cell office:value-type="float" office:value="0.131425013492306" calcext:value-type="float">
            <text:p>0.131425013492306</text:p>
          </table:table-cell>
          <table:table-cell office:value-type="float" office:value="0.0857819476308967" calcext:value-type="float">
            <text:p>0.0857819476308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9911751064788" calcext:value-type="float">
            <text:p>0.429911751064788</text:p>
          </table:table-cell>
          <table:table-cell office:value-type="float" office:value="1.30035693232355" calcext:value-type="float">
            <text:p>1.30035693232355</text:p>
          </table:table-cell>
          <table:table-cell office:value-type="float" office:value="0.608766750206792" calcext:value-type="float">
            <text:p>0.608766750206792</text:p>
          </table:table-cell>
          <table:table-cell office:value-type="float" office:value="0.182961640611984" calcext:value-type="float">
            <text:p>0.182961640611984</text:p>
          </table:table-cell>
          <table:table-cell office:value-type="float" office:value="0.131409724475059" calcext:value-type="float">
            <text:p>0.131409724475059</text:p>
          </table:table-cell>
          <table:table-cell office:value-type="float" office:value="0.0857615485518376" calcext:value-type="float">
            <text:p>0.0857615485518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8548386666757" calcext:value-type="float">
            <text:p>0.418548386666757</text:p>
          </table:table-cell>
          <table:table-cell office:value-type="float" office:value="1.30035577007226" calcext:value-type="float">
            <text:p>1.30035577007226</text:p>
          </table:table-cell>
          <table:table-cell office:value-type="float" office:value="0.608832065162663" calcext:value-type="float">
            <text:p>0.608832065162663</text:p>
          </table:table-cell>
          <table:table-cell office:value-type="float" office:value="0.182761353118639" calcext:value-type="float">
            <text:p>0.182761353118639</text:p>
          </table:table-cell>
          <table:table-cell office:value-type="float" office:value="0.131423179055521" calcext:value-type="float">
            <text:p>0.131423179055521</text:p>
          </table:table-cell>
          <table:table-cell office:value-type="float" office:value="0.0857803369264917" calcext:value-type="float">
            <text:p>0.0857803369264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8438771365198" calcext:value-type="float">
            <text:p>0.668438771365198</text:p>
          </table:table-cell>
          <table:table-cell office:value-type="float" office:value="1.29895780373608" calcext:value-type="float">
            <text:p>1.29895780373608</text:p>
          </table:table-cell>
          <table:table-cell office:value-type="float" office:value="0.608098890783254" calcext:value-type="float">
            <text:p>0.608098890783254</text:p>
          </table:table-cell>
          <table:table-cell office:value-type="float" office:value="0.178421912483164" calcext:value-type="float">
            <text:p>0.178421912483164</text:p>
          </table:table-cell>
          <table:table-cell office:value-type="float" office:value="0.131276119878031" calcext:value-type="float">
            <text:p>0.131276119878031</text:p>
          </table:table-cell>
          <table:table-cell office:value-type="float" office:value="0.0855713773016462" calcext:value-type="float">
            <text:p>0.0855713773016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5841439083884" calcext:value-type="float">
            <text:p>0.505841439083884</text:p>
          </table:table-cell>
          <table:table-cell office:value-type="float" office:value="1.25936498053529" calcext:value-type="float">
            <text:p>1.25936498053529</text:p>
          </table:table-cell>
          <table:table-cell office:value-type="float" office:value="0.572892528832823" calcext:value-type="float">
            <text:p>0.572892528832823</text:p>
          </table:table-cell>
          <table:table-cell office:value-type="float" office:value="0.166835774074231" calcext:value-type="float">
            <text:p>0.166835774074231</text:p>
          </table:table-cell>
          <table:table-cell office:value-type="float" office:value="0.131774166881632" calcext:value-type="float">
            <text:p>0.131774166881632</text:p>
          </table:table-cell>
          <table:table-cell office:value-type="float" office:value="0.0788064175552522" calcext:value-type="float">
            <text:p>0.0788064175552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3564915386093" calcext:value-type="float">
            <text:p>0.533564915386093</text:p>
          </table:table-cell>
          <table:table-cell office:value-type="float" office:value="1.28311728080892" calcext:value-type="float">
            <text:p>1.28311728080892</text:p>
          </table:table-cell>
          <table:table-cell office:value-type="float" office:value="0.423082964962688" calcext:value-type="float">
            <text:p>0.423082964962688</text:p>
          </table:table-cell>
          <table:table-cell office:value-type="float" office:value="0.136610868423727" calcext:value-type="float">
            <text:p>0.136610868423727</text:p>
          </table:table-cell>
          <table:table-cell office:value-type="float" office:value="0.105959855788616" calcext:value-type="float">
            <text:p>0.105959855788616</text:p>
          </table:table-cell>
          <table:table-cell office:value-type="float" office:value="0.0601830573030133" calcext:value-type="float">
            <text:p>0.0601830573030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489710143873" calcext:value-type="float">
            <text:p>0.53489710143873</text:p>
          </table:table-cell>
          <table:table-cell office:value-type="float" office:value="1.28309819105121" calcext:value-type="float">
            <text:p>1.28309819105121</text:p>
          </table:table-cell>
          <table:table-cell office:value-type="float" office:value="0.423061322337275" calcext:value-type="float">
            <text:p>0.423061322337275</text:p>
          </table:table-cell>
          <table:table-cell office:value-type="float" office:value="0.137364108633558" calcext:value-type="float">
            <text:p>0.137364108633558</text:p>
          </table:table-cell>
          <table:table-cell office:value-type="float" office:value="0.105954474571568" calcext:value-type="float">
            <text:p>0.105954474571568</text:p>
          </table:table-cell>
          <table:table-cell office:value-type="float" office:value="0.0601768754637366" calcext:value-type="float">
            <text:p>0.0601768754637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3298880494105" calcext:value-type="float">
            <text:p>0.523298880494105</text:p>
          </table:table-cell>
          <table:table-cell office:value-type="float" office:value="1.28311540925077" calcext:value-type="float">
            <text:p>1.28311540925077</text:p>
          </table:table-cell>
          <table:table-cell office:value-type="float" office:value="0.423106615849524" calcext:value-type="float">
            <text:p>0.423106615849524</text:p>
          </table:table-cell>
          <table:table-cell office:value-type="float" office:value="0.137237929837253" calcext:value-type="float">
            <text:p>0.137237929837253</text:p>
          </table:table-cell>
          <table:table-cell office:value-type="float" office:value="0.105965596844561" calcext:value-type="float">
            <text:p>0.105965596844561</text:p>
          </table:table-cell>
          <table:table-cell office:value-type="float" office:value="0.0601899593366086" calcext:value-type="float">
            <text:p>0.0601899593366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1669190395959" calcext:value-type="float">
            <text:p>0.701669190395959</text:p>
          </table:table-cell>
          <table:table-cell office:value-type="float" office:value="1.28208624230573" calcext:value-type="float">
            <text:p>1.28208624230573</text:p>
          </table:table-cell>
          <table:table-cell office:value-type="float" office:value="0.422746011050739" calcext:value-type="float">
            <text:p>0.422746011050739</text:p>
          </table:table-cell>
          <table:table-cell office:value-type="float" office:value="0.134398669590095" calcext:value-type="float">
            <text:p>0.134398669590095</text:p>
          </table:table-cell>
          <table:table-cell office:value-type="float" office:value="0.105877034722224" calcext:value-type="float">
            <text:p>0.105877034722224</text:p>
          </table:table-cell>
          <table:table-cell office:value-type="float" office:value="0.0600865015949989" calcext:value-type="float">
            <text:p>0.0600865015949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8475683954076" calcext:value-type="float">
            <text:p>0.568475683954076</text:p>
          </table:table-cell>
          <table:table-cell office:value-type="float" office:value="1.2685627587986" calcext:value-type="float">
            <text:p>1.2685627587986</text:p>
          </table:table-cell>
          <table:table-cell office:value-type="float" office:value="0.373557322964518" calcext:value-type="float">
            <text:p>0.373557322964518</text:p>
          </table:table-cell>
          <table:table-cell office:value-type="float" office:value="0.135452364101498" calcext:value-type="float">
            <text:p>0.135452364101498</text:p>
          </table:table-cell>
          <table:table-cell office:value-type="float" office:value="0.117840165408114" calcext:value-type="float">
            <text:p>0.117840165408114</text:p>
          </table:table-cell>
          <table:table-cell office:value-type="float" office:value="0.0534576502667644" calcext:value-type="float">
            <text:p>0.053457650266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1627924991133" calcext:value-type="float">
            <text:p>0.801627924991133</text:p>
          </table:table-cell>
          <table:table-cell office:value-type="float" office:value="1.04272374906108" calcext:value-type="float">
            <text:p>1.04272374906108</text:p>
          </table:table-cell>
          <table:table-cell office:value-type="float" office:value="0.625420454965674" calcext:value-type="float">
            <text:p>0.625420454965674</text:p>
          </table:table-cell>
          <table:table-cell office:value-type="float" office:value="0.184723582113084" calcext:value-type="float">
            <text:p>0.184723582113084</text:p>
          </table:table-cell>
          <table:table-cell office:value-type="float" office:value="0.143211351638976" calcext:value-type="float">
            <text:p>0.143211351638976</text:p>
          </table:table-cell>
          <table:table-cell office:value-type="float" office:value="0.0903859507723147" calcext:value-type="float">
            <text:p>0.0903859507723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89035355467579" calcext:value-type="float">
            <text:p>0.789035355467579</text:p>
          </table:table-cell>
          <table:table-cell office:value-type="float" office:value="1.04271614699609" calcext:value-type="float">
            <text:p>1.04271614699609</text:p>
          </table:table-cell>
          <table:table-cell office:value-type="float" office:value="0.625460665206147" calcext:value-type="float">
            <text:p>0.625460665206147</text:p>
          </table:table-cell>
          <table:table-cell office:value-type="float" office:value="0.186135061458702" calcext:value-type="float">
            <text:p>0.186135061458702</text:p>
          </table:table-cell>
          <table:table-cell office:value-type="float" office:value="0.14321942245496" calcext:value-type="float">
            <text:p>0.14321942245496</text:p>
          </table:table-cell>
          <table:table-cell office:value-type="float" office:value="0.0903980959696822" calcext:value-type="float">
            <text:p>0.0903980959696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8389521376817" calcext:value-type="float">
            <text:p>0.78389521376817</text:p>
          </table:table-cell>
          <table:table-cell office:value-type="float" office:value="1.04270095126624" calcext:value-type="float">
            <text:p>1.04270095126624</text:p>
          </table:table-cell>
          <table:table-cell office:value-type="float" office:value="0.625492989425165" calcext:value-type="float">
            <text:p>0.625492989425165</text:p>
          </table:table-cell>
          <table:table-cell office:value-type="float" office:value="0.18588939280144" calcext:value-type="float">
            <text:p>0.18588939280144</text:p>
          </table:table-cell>
          <table:table-cell office:value-type="float" office:value="0.143226694758317" calcext:value-type="float">
            <text:p>0.143226694758317</text:p>
          </table:table-cell>
          <table:table-cell office:value-type="float" office:value="0.0904076521223276" calcext:value-type="float">
            <text:p>0.0904076521223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5208433281111" calcext:value-type="float">
            <text:p>1.05208433281111</text:p>
          </table:table-cell>
          <table:table-cell office:value-type="float" office:value="1.04137295548088" calcext:value-type="float">
            <text:p>1.04137295548088</text:p>
          </table:table-cell>
          <table:table-cell office:value-type="float" office:value="0.624647397795964" calcext:value-type="float">
            <text:p>0.624647397795964</text:p>
          </table:table-cell>
          <table:table-cell office:value-type="float" office:value="0.180913534144082" calcext:value-type="float">
            <text:p>0.180913534144082</text:p>
          </table:table-cell>
          <table:table-cell office:value-type="float" office:value="0.143039718708083" calcext:value-type="float">
            <text:p>0.143039718708083</text:p>
          </table:table-cell>
          <table:table-cell office:value-type="float" office:value="0.090160085816517" calcext:value-type="float">
            <text:p>0.0901600858165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5020752236115" calcext:value-type="float">
            <text:p>0.855020752236115</text:p>
          </table:table-cell>
          <table:table-cell office:value-type="float" office:value="0.996844375713067" calcext:value-type="float">
            <text:p>0.996844375713067</text:p>
          </table:table-cell>
          <table:table-cell office:value-type="float" office:value="0.624072028042189" calcext:value-type="float">
            <text:p>0.624072028042189</text:p>
          </table:table-cell>
          <table:table-cell office:value-type="float" office:value="0.194734024326565" calcext:value-type="float">
            <text:p>0.194734024326565</text:p>
          </table:table-cell>
          <table:table-cell office:value-type="float" office:value="0.145861977473556" calcext:value-type="float">
            <text:p>0.145861977473556</text:p>
          </table:table-cell>
          <table:table-cell office:value-type="float" office:value="0.10225163312508" calcext:value-type="float">
            <text:p>0.10225163312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854544216509578" calcext:value-type="float">
            <text:p>-0.085454421650958</text:p>
          </table:table-cell>
          <table:table-cell office:value-type="float" office:value="1.79945418443143" calcext:value-type="float">
            <text:p>1.79945418443143</text:p>
          </table:table-cell>
          <table:table-cell office:value-type="float" office:value="0.519029315394778" calcext:value-type="float">
            <text:p>0.519029315394778</text:p>
          </table:table-cell>
          <table:table-cell office:value-type="float" office:value="0.168006980650744" calcext:value-type="float">
            <text:p>0.168006980650744</text:p>
          </table:table-cell>
          <table:table-cell office:value-type="float" office:value="0.130464552781543" calcext:value-type="float">
            <text:p>0.130464552781543</text:p>
          </table:table-cell>
          <table:table-cell office:value-type="float" office:value="0.0727557277312965" calcext:value-type="float">
            <text:p>0.072755727731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705819249320626" calcext:value-type="float">
            <text:p>-0.070581924932063</text:p>
          </table:table-cell>
          <table:table-cell office:value-type="float" office:value="1.79923229984203" calcext:value-type="float">
            <text:p>1.79923229984203</text:p>
          </table:table-cell>
          <table:table-cell office:value-type="float" office:value="0.51892582190103" calcext:value-type="float">
            <text:p>0.51892582190103</text:p>
          </table:table-cell>
          <table:table-cell office:value-type="float" office:value="0.168648397298989" calcext:value-type="float">
            <text:p>0.168648397298989</text:p>
          </table:table-cell>
          <table:table-cell office:value-type="float" office:value="0.130438116313934" calcext:value-type="float">
            <text:p>0.130438116313934</text:p>
          </table:table-cell>
          <table:table-cell office:value-type="float" office:value="0.0727263527464237" calcext:value-type="float">
            <text:p>0.072726352746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87613327429516" calcext:value-type="float">
            <text:p>-0.087613327429516</text:p>
          </table:table-cell>
          <table:table-cell office:value-type="float" office:value="1.79929283327251" calcext:value-type="float">
            <text:p>1.79929283327251</text:p>
          </table:table-cell>
          <table:table-cell office:value-type="float" office:value="0.519005947559759" calcext:value-type="float">
            <text:p>0.519005947559759</text:p>
          </table:table-cell>
          <table:table-cell office:value-type="float" office:value="0.168441444293447" calcext:value-type="float">
            <text:p>0.168441444293447</text:p>
          </table:table-cell>
          <table:table-cell office:value-type="float" office:value="0.13045777252017" calcext:value-type="float">
            <text:p>0.13045777252017</text:p>
          </table:table-cell>
          <table:table-cell office:value-type="float" office:value="0.0727491911259516" calcext:value-type="float">
            <text:p>0.072749191125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2863884276514" calcext:value-type="float">
            <text:p>0.122863884276514</text:p>
          </table:table-cell>
          <table:table-cell office:value-type="float" office:value="1.79763900670025" calcext:value-type="float">
            <text:p>1.79763900670025</text:p>
          </table:table-cell>
          <table:table-cell office:value-type="float" office:value="0.518489500628918" calcext:value-type="float">
            <text:p>0.518489500628918</text:p>
          </table:table-cell>
          <table:table-cell office:value-type="float" office:value="0.165289538291825" calcext:value-type="float">
            <text:p>0.165289538291825</text:p>
          </table:table-cell>
          <table:table-cell office:value-type="float" office:value="0.130330460512316" calcext:value-type="float">
            <text:p>0.130330460512316</text:p>
          </table:table-cell>
          <table:table-cell office:value-type="float" office:value="0.0726030521508297" calcext:value-type="float">
            <text:p>0.07260305215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196812953082493" calcext:value-type="float">
            <text:p>-0.019681295308249</text:p>
          </table:table-cell>
          <table:table-cell office:value-type="float" office:value="1.75528642150401" calcext:value-type="float">
            <text:p>1.75528642150401</text:p>
          </table:table-cell>
          <table:table-cell office:value-type="float" office:value="0.469121439252818" calcext:value-type="float">
            <text:p>0.469121439252818</text:p>
          </table:table-cell>
          <table:table-cell office:value-type="float" office:value="0.150808390960896" calcext:value-type="float">
            <text:p>0.150808390960896</text:p>
          </table:table-cell>
          <table:table-cell office:value-type="float" office:value="0.143857240170198" calcext:value-type="float">
            <text:p>0.143857240170198</text:p>
          </table:table-cell>
          <table:table-cell office:value-type="float" office:value="0.0722040642331051" calcext:value-type="float">
            <text:p>0.072204064233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3876210682546" calcext:value-type="float">
            <text:p>0.583876210682546</text:p>
          </table:table-cell>
          <table:table-cell office:value-type="float" office:value="1.28717838989389" calcext:value-type="float">
            <text:p>1.28717838989389</text:p>
          </table:table-cell>
          <table:table-cell office:value-type="float" office:value="0.424411987906746" calcext:value-type="float">
            <text:p>0.424411987906746</text:p>
          </table:table-cell>
          <table:table-cell office:value-type="float" office:value="0.152680090633523" calcext:value-type="float">
            <text:p>0.152680090633523</text:p>
          </table:table-cell>
          <table:table-cell office:value-type="float" office:value="0.114389032018898" calcext:value-type="float">
            <text:p>0.114389032018898</text:p>
          </table:table-cell>
          <table:table-cell office:value-type="float" office:value="0.0578027445629783" calcext:value-type="float">
            <text:p>0.0578027445629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9659426089024" calcext:value-type="float">
            <text:p>0.559659426089024</text:p>
          </table:table-cell>
          <table:table-cell office:value-type="float" office:value="1.28733869377463" calcext:value-type="float">
            <text:p>1.28733869377463</text:p>
          </table:table-cell>
          <table:table-cell office:value-type="float" office:value="0.424504482036773" calcext:value-type="float">
            <text:p>0.424504482036773</text:p>
          </table:table-cell>
          <table:table-cell office:value-type="float" office:value="0.153898574214577" calcext:value-type="float">
            <text:p>0.153898574214577</text:p>
          </table:table-cell>
          <table:table-cell office:value-type="float" office:value="0.114411668461076" calcext:value-type="float">
            <text:p>0.114411668461076</text:p>
          </table:table-cell>
          <table:table-cell office:value-type="float" office:value="0.0578284448632936" calcext:value-type="float">
            <text:p>0.0578284448632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3467238745841" calcext:value-type="float">
            <text:p>0.563467238745841</text:p>
          </table:table-cell>
          <table:table-cell office:value-type="float" office:value="1.28733564668991" calcext:value-type="float">
            <text:p>1.28733564668991</text:p>
          </table:table-cell>
          <table:table-cell office:value-type="float" office:value="0.424486872689428" calcext:value-type="float">
            <text:p>0.424486872689428</text:p>
          </table:table-cell>
          <table:table-cell office:value-type="float" office:value="0.153442902029402" calcext:value-type="float">
            <text:p>0.153442902029402</text:p>
          </table:table-cell>
          <table:table-cell office:value-type="float" office:value="0.114407040521575" calcext:value-type="float">
            <text:p>0.114407040521575</text:p>
          </table:table-cell>
          <table:table-cell office:value-type="float" office:value="0.0578235351840297" calcext:value-type="float">
            <text:p>0.057823535184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8439283792205" calcext:value-type="float">
            <text:p>0.748439283792205</text:p>
          </table:table-cell>
          <table:table-cell office:value-type="float" office:value="1.28614741468934" calcext:value-type="float">
            <text:p>1.28614741468934</text:p>
          </table:table-cell>
          <table:table-cell office:value-type="float" office:value="0.424067585675496" calcext:value-type="float">
            <text:p>0.424067585675496</text:p>
          </table:table-cell>
          <table:table-cell office:value-type="float" office:value="0.150907760098149" calcext:value-type="float">
            <text:p>0.150907760098149</text:p>
          </table:table-cell>
          <table:table-cell office:value-type="float" office:value="0.114297586069142" calcext:value-type="float">
            <text:p>0.114297586069142</text:p>
          </table:table-cell>
          <table:table-cell office:value-type="float" office:value="0.0577082889646558" calcext:value-type="float">
            <text:p>0.0577082889646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544154856556" calcext:value-type="float">
            <text:p>0.59544154856556</text:p>
          </table:table-cell>
          <table:table-cell office:value-type="float" office:value="1.24568799917954" calcext:value-type="float">
            <text:p>1.24568799917954</text:p>
          </table:table-cell>
          <table:table-cell office:value-type="float" office:value="0.441720039984732" calcext:value-type="float">
            <text:p>0.441720039984732</text:p>
          </table:table-cell>
          <table:table-cell office:value-type="float" office:value="0.148913068262087" calcext:value-type="float">
            <text:p>0.148913068262087</text:p>
          </table:table-cell>
          <table:table-cell office:value-type="float" office:value="0.111178305307813" calcext:value-type="float">
            <text:p>0.111178305307813</text:p>
          </table:table-cell>
          <table:table-cell office:value-type="float" office:value="0.0602392472198267" calcext:value-type="float">
            <text:p>0.0602392472198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9095873909566" calcext:value-type="float">
            <text:p>0.519095873909566</text:p>
          </table:table-cell>
          <table:table-cell office:value-type="float" office:value="1.28560953208019" calcext:value-type="float">
            <text:p>1.28560953208019</text:p>
          </table:table-cell>
          <table:table-cell office:value-type="float" office:value="0.442831507162986" calcext:value-type="float">
            <text:p>0.442831507162986</text:p>
          </table:table-cell>
          <table:table-cell office:value-type="float" office:value="0.171493824345971" calcext:value-type="float">
            <text:p>0.171493824345971</text:p>
          </table:table-cell>
          <table:table-cell office:value-type="float" office:value="0.137171406413822" calcext:value-type="float">
            <text:p>0.137171406413822</text:p>
          </table:table-cell>
          <table:table-cell office:value-type="float" office:value="0.0723783060773418" calcext:value-type="float">
            <text:p>0.0723783060773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4887204724262" calcext:value-type="float">
            <text:p>0.474887204724262</text:p>
          </table:table-cell>
          <table:table-cell office:value-type="float" office:value="1.28588071250686" calcext:value-type="float">
            <text:p>1.28588071250686</text:p>
          </table:table-cell>
          <table:table-cell office:value-type="float" office:value="0.44302782213795" calcext:value-type="float">
            <text:p>0.44302782213795</text:p>
          </table:table-cell>
          <table:table-cell office:value-type="float" office:value="0.173738031172309" calcext:value-type="float">
            <text:p>0.173738031172309</text:p>
          </table:table-cell>
          <table:table-cell office:value-type="float" office:value="0.137232654376373" calcext:value-type="float">
            <text:p>0.137232654376373</text:p>
          </table:table-cell>
          <table:table-cell office:value-type="float" office:value="0.0724439749465997" calcext:value-type="float">
            <text:p>0.07244397494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3238487840387" calcext:value-type="float">
            <text:p>0.483238487840387</text:p>
          </table:table-cell>
          <table:table-cell office:value-type="float" office:value="1.28587447098635" calcext:value-type="float">
            <text:p>1.28587447098635</text:p>
          </table:table-cell>
          <table:table-cell office:value-type="float" office:value="0.44298498892521" calcext:value-type="float">
            <text:p>0.44298498892521</text:p>
          </table:table-cell>
          <table:table-cell office:value-type="float" office:value="0.173039505562597" calcext:value-type="float">
            <text:p>0.173039505562597</text:p>
          </table:table-cell>
          <table:table-cell office:value-type="float" office:value="0.13721959925942" calcext:value-type="float">
            <text:p>0.13721959925942</text:p>
          </table:table-cell>
          <table:table-cell office:value-type="float" office:value="0.0724295875733376" calcext:value-type="float">
            <text:p>0.0724295875733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9893774997708" calcext:value-type="float">
            <text:p>0.699893774997708</text:p>
          </table:table-cell>
          <table:table-cell office:value-type="float" office:value="1.28439210674299" calcext:value-type="float">
            <text:p>1.28439210674299</text:p>
          </table:table-cell>
          <table:table-cell office:value-type="float" office:value="0.442445086076566" calcext:value-type="float">
            <text:p>0.442445086076566</text:p>
          </table:table-cell>
          <table:table-cell office:value-type="float" office:value="0.168781580540364" calcext:value-type="float">
            <text:p>0.168781580540364</text:p>
          </table:table-cell>
          <table:table-cell office:value-type="float" office:value="0.137053827681858" calcext:value-type="float">
            <text:p>0.137053827681858</text:p>
          </table:table-cell>
          <table:table-cell office:value-type="float" office:value="0.0722509800035605" calcext:value-type="float">
            <text:p>0.0722509800035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424662313711" calcext:value-type="float">
            <text:p>0.50424662313711</text:p>
          </table:table-cell>
          <table:table-cell office:value-type="float" office:value="1.2643559602865" calcext:value-type="float">
            <text:p>1.2643559602865</text:p>
          </table:table-cell>
          <table:table-cell office:value-type="float" office:value="0.425476832746558" calcext:value-type="float">
            <text:p>0.425476832746558</text:p>
          </table:table-cell>
          <table:table-cell office:value-type="float" office:value="0.16720951538122" calcext:value-type="float">
            <text:p>0.16720951538122</text:p>
          </table:table-cell>
          <table:table-cell office:value-type="float" office:value="0.127432685541213" calcext:value-type="float">
            <text:p>0.127432685541213</text:p>
          </table:table-cell>
          <table:table-cell office:value-type="float" office:value="0.063530824595105" calcext:value-type="float">
            <text:p>0.06353082459510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267333073081" calcext:value-type="float">
            <text:p>0.375267333073081</text:p>
          </table:table-cell>
          <table:table-cell office:value-type="float" office:value="1.37931495433816" calcext:value-type="float">
            <text:p>1.37931495433816</text:p>
          </table:table-cell>
          <table:table-cell office:value-type="float" office:value="0.483940007895222" calcext:value-type="float">
            <text:p>0.483940007895222</text:p>
          </table:table-cell>
          <table:table-cell office:value-type="float" office:value="0.181094460372583" calcext:value-type="float">
            <text:p>0.181094460372583</text:p>
          </table:table-cell>
          <table:table-cell office:value-type="float" office:value="0.13279060845079" calcext:value-type="float">
            <text:p>0.13279060845079</text:p>
          </table:table-cell>
          <table:table-cell office:value-type="float" office:value="0.0702860858315224" calcext:value-type="float">
            <text:p>0.0702860858315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4826510809634" calcext:value-type="float">
            <text:p>0.354826510809634</text:p>
          </table:table-cell>
          <table:table-cell office:value-type="float" office:value="1.37933614277946" calcext:value-type="float">
            <text:p>1.37933614277946</text:p>
          </table:table-cell>
          <table:table-cell office:value-type="float" office:value="0.484019189828916" calcext:value-type="float">
            <text:p>0.484019189828916</text:p>
          </table:table-cell>
          <table:table-cell office:value-type="float" office:value="0.182342291190915" calcext:value-type="float">
            <text:p>0.182342291190915</text:p>
          </table:table-cell>
          <table:table-cell office:value-type="float" office:value="0.132813729315575" calcext:value-type="float">
            <text:p>0.132813729315575</text:p>
          </table:table-cell>
          <table:table-cell office:value-type="float" office:value="0.0703096715228765" calcext:value-type="float">
            <text:p>0.0703096715228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7124627526867" calcext:value-type="float">
            <text:p>0.377124627526867</text:p>
          </table:table-cell>
          <table:table-cell office:value-type="float" office:value="1.37934150056362" calcext:value-type="float">
            <text:p>1.37934150056362</text:p>
          </table:table-cell>
          <table:table-cell office:value-type="float" office:value="0.483910719835076" calcext:value-type="float">
            <text:p>0.483910719835076</text:p>
          </table:table-cell>
          <table:table-cell office:value-type="float" office:value="0.18142491030529" calcext:value-type="float">
            <text:p>0.18142491030529</text:p>
          </table:table-cell>
          <table:table-cell office:value-type="float" office:value="0.132784928893769" calcext:value-type="float">
            <text:p>0.132784928893769</text:p>
          </table:table-cell>
          <table:table-cell office:value-type="float" office:value="0.0702775114296693" calcext:value-type="float">
            <text:p>0.0702775114296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9679284657891" calcext:value-type="float">
            <text:p>0.569679284657891</text:p>
          </table:table-cell>
          <table:table-cell office:value-type="float" office:value="1.37820439319583" calcext:value-type="float">
            <text:p>1.37820439319583</text:p>
          </table:table-cell>
          <table:table-cell office:value-type="float" office:value="0.48347536074414" calcext:value-type="float">
            <text:p>0.48347536074414</text:p>
          </table:table-cell>
          <table:table-cell office:value-type="float" office:value="0.178718132518393" calcext:value-type="float">
            <text:p>0.178718132518393</text:p>
          </table:table-cell>
          <table:table-cell office:value-type="float" office:value="0.132671525274794" calcext:value-type="float">
            <text:p>0.132671525274794</text:p>
          </table:table-cell>
          <table:table-cell office:value-type="float" office:value="0.0701499783466544" calcext:value-type="float">
            <text:p>0.0701499783466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1717633134708" calcext:value-type="float">
            <text:p>0.371717633134708</text:p>
          </table:table-cell>
          <table:table-cell office:value-type="float" office:value="1.36717193906407" calcext:value-type="float">
            <text:p>1.36717193906407</text:p>
          </table:table-cell>
          <table:table-cell office:value-type="float" office:value="0.467332215109302" calcext:value-type="float">
            <text:p>0.467332215109302</text:p>
          </table:table-cell>
          <table:table-cell office:value-type="float" office:value="0.187564675892692" calcext:value-type="float">
            <text:p>0.187564675892692</text:p>
          </table:table-cell>
          <table:table-cell office:value-type="float" office:value="0.142749685245513" calcext:value-type="float">
            <text:p>0.142749685245513</text:p>
          </table:table-cell>
          <table:table-cell office:value-type="float" office:value="0.0640263801188243" calcext:value-type="float">
            <text:p>0.0640263801188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4866109096822" calcext:value-type="float">
            <text:p>0.554866109096822</text:p>
          </table:table-cell>
          <table:table-cell office:value-type="float" office:value="1.19671484886219" calcext:value-type="float">
            <text:p>1.19671484886219</text:p>
          </table:table-cell>
          <table:table-cell office:value-type="float" office:value="0.378531540558495" calcext:value-type="float">
            <text:p>0.378531540558495</text:p>
          </table:table-cell>
          <table:table-cell office:value-type="float" office:value="0.141345172012007" calcext:value-type="float">
            <text:p>0.141345172012007</text:p>
          </table:table-cell>
          <table:table-cell office:value-type="float" office:value="0.109648891805632" calcext:value-type="float">
            <text:p>0.109648891805632</text:p>
          </table:table-cell>
          <table:table-cell office:value-type="float" office:value="0.0541154605683705" calcext:value-type="float">
            <text:p>0.054115460568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5097241820479" calcext:value-type="float">
            <text:p>0.555097241820479</text:p>
          </table:table-cell>
          <table:table-cell office:value-type="float" office:value="1.19666804230276" calcext:value-type="float">
            <text:p>1.19666804230276</text:p>
          </table:table-cell>
          <table:table-cell office:value-type="float" office:value="0.378519712044525" calcext:value-type="float">
            <text:p>0.378519712044525</text:p>
          </table:table-cell>
          <table:table-cell office:value-type="float" office:value="0.141930637057353" calcext:value-type="float">
            <text:p>0.141930637057353</text:p>
          </table:table-cell>
          <table:table-cell office:value-type="float" office:value="0.10964580352762" calcext:value-type="float">
            <text:p>0.10964580352762</text:p>
          </table:table-cell>
          <table:table-cell office:value-type="float" office:value="0.0541120770039012" calcext:value-type="float">
            <text:p>0.054112077003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8879927948241" calcext:value-type="float">
            <text:p>0.558879927948241</text:p>
          </table:table-cell>
          <table:table-cell office:value-type="float" office:value="1.19666710694913" calcext:value-type="float">
            <text:p>1.19666710694913</text:p>
          </table:table-cell>
          <table:table-cell office:value-type="float" office:value="0.378506728124522" calcext:value-type="float">
            <text:p>0.378506728124522</text:p>
          </table:table-cell>
          <table:table-cell office:value-type="float" office:value="0.141543295155263" calcext:value-type="float">
            <text:p>0.141543295155263</text:p>
          </table:table-cell>
          <table:table-cell office:value-type="float" office:value="0.109642114629879" calcext:value-type="float">
            <text:p>0.109642114629879</text:p>
          </table:table-cell>
          <table:table-cell office:value-type="float" office:value="0.0541083041525914" calcext:value-type="float">
            <text:p>0.054108304152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5966784863082" calcext:value-type="float">
            <text:p>0.705966784863082</text:p>
          </table:table-cell>
          <table:table-cell office:value-type="float" office:value="1.19592278081915" calcext:value-type="float">
            <text:p>1.19592278081915</text:p>
          </table:table-cell>
          <table:table-cell office:value-type="float" office:value="0.378258853759567" calcext:value-type="float">
            <text:p>0.378258853759567</text:p>
          </table:table-cell>
          <table:table-cell office:value-type="float" office:value="0.139580878938196" calcext:value-type="float">
            <text:p>0.139580878938196</text:p>
          </table:table-cell>
          <table:table-cell office:value-type="float" office:value="0.109572036979128" calcext:value-type="float">
            <text:p>0.109572036979128</text:p>
          </table:table-cell>
          <table:table-cell office:value-type="float" office:value="0.0540369791084229" calcext:value-type="float">
            <text:p>0.0540369791084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1871351911495" calcext:value-type="float">
            <text:p>0.541871351911495</text:p>
          </table:table-cell>
          <table:table-cell office:value-type="float" office:value="1.21548689427966" calcext:value-type="float">
            <text:p>1.21548689427966</text:p>
          </table:table-cell>
          <table:table-cell office:value-type="float" office:value="0.348147834582897" calcext:value-type="float">
            <text:p>0.348147834582897</text:p>
          </table:table-cell>
          <table:table-cell office:value-type="float" office:value="0.119425689324286" calcext:value-type="float">
            <text:p>0.119425689324286</text:p>
          </table:table-cell>
          <table:table-cell office:value-type="float" office:value="0.101964490758125" calcext:value-type="float">
            <text:p>0.101964490758125</text:p>
          </table:table-cell>
          <table:table-cell office:value-type="float" office:value="0.0441138394033765" calcext:value-type="float">
            <text:p>0.0441138394033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429484419597" calcext:value-type="float">
            <text:p>0.48429484419597</text:p>
          </table:table-cell>
          <table:table-cell office:value-type="float" office:value="1.30852341505239" calcext:value-type="float">
            <text:p>1.30852341505239</text:p>
          </table:table-cell>
          <table:table-cell office:value-type="float" office:value="0.564352833214796" calcext:value-type="float">
            <text:p>0.564352833214796</text:p>
          </table:table-cell>
          <table:table-cell office:value-type="float" office:value="0.198541858853074" calcext:value-type="float">
            <text:p>0.198541858853074</text:p>
          </table:table-cell>
          <table:table-cell office:value-type="float" office:value="0.151719512463363" calcext:value-type="float">
            <text:p>0.151719512463363</text:p>
          </table:table-cell>
          <table:table-cell office:value-type="float" office:value="0.0837644642856329" calcext:value-type="float">
            <text:p>0.0837644642856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739099600174" calcext:value-type="float">
            <text:p>0.47739099600174</text:p>
          </table:table-cell>
          <table:table-cell office:value-type="float" office:value="1.30857158940964" calcext:value-type="float">
            <text:p>1.30857158940964</text:p>
          </table:table-cell>
          <table:table-cell office:value-type="float" office:value="0.564363252232765" calcext:value-type="float">
            <text:p>0.564363252232765</text:p>
          </table:table-cell>
          <table:table-cell office:value-type="float" office:value="0.199556280772087" calcext:value-type="float">
            <text:p>0.199556280772087</text:p>
          </table:table-cell>
          <table:table-cell office:value-type="float" office:value="0.151722971986762" calcext:value-type="float">
            <text:p>0.151722971986762</text:p>
          </table:table-cell>
          <table:table-cell office:value-type="float" office:value="0.0837677989720156" calcext:value-type="float">
            <text:p>0.0837677989720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204836527204" calcext:value-type="float">
            <text:p>0.46204836527204</text:p>
          </table:table-cell>
          <table:table-cell office:value-type="float" office:value="1.30856163019352" calcext:value-type="float">
            <text:p>1.30856163019352</text:p>
          </table:table-cell>
          <table:table-cell office:value-type="float" office:value="0.564454356461955" calcext:value-type="float">
            <text:p>0.564454356461955</text:p>
          </table:table-cell>
          <table:table-cell office:value-type="float" office:value="0.199649775587436" calcext:value-type="float">
            <text:p>0.199649775587436</text:p>
          </table:table-cell>
          <table:table-cell office:value-type="float" office:value="0.151747201242935" calcext:value-type="float">
            <text:p>0.151747201242935</text:p>
          </table:table-cell>
          <table:table-cell office:value-type="float" office:value="0.0837954549357828" calcext:value-type="float">
            <text:p>0.0837954549357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9511485665741" calcext:value-type="float">
            <text:p>0.709511485665741</text:p>
          </table:table-cell>
          <table:table-cell office:value-type="float" office:value="1.30686757889346" calcext:value-type="float">
            <text:p>1.30686757889346</text:p>
          </table:table-cell>
          <table:table-cell office:value-type="float" office:value="0.563697567766183" calcext:value-type="float">
            <text:p>0.563697567766183</text:p>
          </table:table-cell>
          <table:table-cell office:value-type="float" office:value="0.195490337425077" calcext:value-type="float">
            <text:p>0.195490337425077</text:p>
          </table:table-cell>
          <table:table-cell office:value-type="float" office:value="0.151544036163072" calcext:value-type="float">
            <text:p>0.151544036163072</text:p>
          </table:table-cell>
          <table:table-cell office:value-type="float" office:value="0.0835680873819351" calcext:value-type="float">
            <text:p>0.0835680873819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0564869033322" calcext:value-type="float">
            <text:p>0.450564869033322</text:p>
          </table:table-cell>
          <table:table-cell office:value-type="float" office:value="1.35681212471586" calcext:value-type="float">
            <text:p>1.35681212471586</text:p>
          </table:table-cell>
          <table:table-cell office:value-type="float" office:value="0.536512190248701" calcext:value-type="float">
            <text:p>0.536512190248701</text:p>
          </table:table-cell>
          <table:table-cell office:value-type="float" office:value="0.215644730854005" calcext:value-type="float">
            <text:p>0.215644730854005</text:p>
          </table:table-cell>
          <table:table-cell office:value-type="float" office:value="0.16232027848159" calcext:value-type="float">
            <text:p>0.16232027848159</text:p>
          </table:table-cell>
          <table:table-cell office:value-type="float" office:value="0.0893122843496475" calcext:value-type="float">
            <text:p>0.0893122843496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9810865053266" calcext:value-type="float">
            <text:p>0.659810865053266</text:p>
          </table:table-cell>
          <table:table-cell office:value-type="float" office:value="1.27684202673234" calcext:value-type="float">
            <text:p>1.27684202673234</text:p>
          </table:table-cell>
          <table:table-cell office:value-type="float" office:value="0.397974802561334" calcext:value-type="float">
            <text:p>0.397974802561334</text:p>
          </table:table-cell>
          <table:table-cell office:value-type="float" office:value="0.164307336073318" calcext:value-type="float">
            <text:p>0.164307336073318</text:p>
          </table:table-cell>
          <table:table-cell office:value-type="float" office:value="0.1209878232718" calcext:value-type="float">
            <text:p>0.1209878232718</text:p>
          </table:table-cell>
          <table:table-cell office:value-type="float" office:value="0.0563299297361087" calcext:value-type="float">
            <text:p>0.0563299297361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6563685211948" calcext:value-type="float">
            <text:p>0.646563685211948</text:p>
          </table:table-cell>
          <table:table-cell office:value-type="float" office:value="1.27698096391881" calcext:value-type="float">
            <text:p>1.27698096391881</text:p>
          </table:table-cell>
          <table:table-cell office:value-type="float" office:value="0.398011550298707" calcext:value-type="float">
            <text:p>0.398011550298707</text:p>
          </table:table-cell>
          <table:table-cell office:value-type="float" office:value="0.165415808972611" calcext:value-type="float">
            <text:p>0.165415808972611</text:p>
          </table:table-cell>
          <table:table-cell office:value-type="float" office:value="0.120998971981759" calcext:value-type="float">
            <text:p>0.120998971981759</text:p>
          </table:table-cell>
          <table:table-cell office:value-type="float" office:value="0.0563405940073137" calcext:value-type="float">
            <text:p>0.0563405940073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3246753753342" calcext:value-type="float">
            <text:p>0.643246753753342</text:p>
          </table:table-cell>
          <table:table-cell office:value-type="float" office:value="1.27698244620469" calcext:value-type="float">
            <text:p>1.27698244620469</text:p>
          </table:table-cell>
          <table:table-cell office:value-type="float" office:value="0.398025828273203" calcext:value-type="float">
            <text:p>0.398025828273203</text:p>
          </table:table-cell>
          <table:table-cell office:value-type="float" office:value="0.165126900950292" calcext:value-type="float">
            <text:p>0.165126900950292</text:p>
          </table:table-cell>
          <table:table-cell office:value-type="float" office:value="0.121003171763921" calcext:value-type="float">
            <text:p>0.121003171763921</text:p>
          </table:table-cell>
          <table:table-cell office:value-type="float" office:value="0.0563446898691478" calcext:value-type="float">
            <text:p>0.0563446898691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20703084029461" calcext:value-type="float">
            <text:p>0.820703084029461</text:p>
          </table:table-cell>
          <table:table-cell office:value-type="float" office:value="1.27584509082421" calcext:value-type="float">
            <text:p>1.27584509082421</text:p>
          </table:table-cell>
          <table:table-cell office:value-type="float" office:value="0.39764207113665" calcext:value-type="float">
            <text:p>0.39764207113665</text:p>
          </table:table-cell>
          <table:table-cell office:value-type="float" office:value="0.162591195572856" calcext:value-type="float">
            <text:p>0.162591195572856</text:p>
          </table:table-cell>
          <table:table-cell office:value-type="float" office:value="0.12089152739067" calcext:value-type="float">
            <text:p>0.12089152739067</text:p>
          </table:table-cell>
          <table:table-cell office:value-type="float" office:value="0.0562350809969606" calcext:value-type="float">
            <text:p>0.0562350809969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90612253824239" calcext:value-type="float">
            <text:p>0.690612253824239</text:p>
          </table:table-cell>
          <table:table-cell office:value-type="float" office:value="1.26509684709547" calcext:value-type="float">
            <text:p>1.26509684709547</text:p>
          </table:table-cell>
          <table:table-cell office:value-type="float" office:value="0.403884239930119" calcext:value-type="float">
            <text:p>0.403884239930119</text:p>
          </table:table-cell>
          <table:table-cell office:value-type="float" office:value="0.161900360756927" calcext:value-type="float">
            <text:p>0.161900360756927</text:p>
          </table:table-cell>
          <table:table-cell office:value-type="float" office:value="0.118287490429238" calcext:value-type="float">
            <text:p>0.118287490429238</text:p>
          </table:table-cell>
          <table:table-cell office:value-type="float" office:value="0.0547781570343688" calcext:value-type="float">
            <text:p>0.05477815703436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0428486069317" calcext:value-type="float">
            <text:p>0.670428486069317</text:p>
          </table:table-cell>
          <table:table-cell office:value-type="float" office:value="1.1832858066613" calcext:value-type="float">
            <text:p>1.1832858066613</text:p>
          </table:table-cell>
          <table:table-cell office:value-type="float" office:value="0.423668208524506" calcext:value-type="float">
            <text:p>0.423668208524506</text:p>
          </table:table-cell>
          <table:table-cell office:value-type="float" office:value="0.191885835358634" calcext:value-type="float">
            <text:p>0.191885835358634</text:p>
          </table:table-cell>
          <table:table-cell office:value-type="float" office:value="0.141319537119402" calcext:value-type="float">
            <text:p>0.141319537119402</text:p>
          </table:table-cell>
          <table:table-cell office:value-type="float" office:value="0.064291017673712" calcext:value-type="float">
            <text:p>0.0642910176737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1985993561496" calcext:value-type="float">
            <text:p>0.641985993561496</text:p>
          </table:table-cell>
          <table:table-cell office:value-type="float" office:value="1.18340609932048" calcext:value-type="float">
            <text:p>1.18340609932048</text:p>
          </table:table-cell>
          <table:table-cell office:value-type="float" office:value="0.423778292697345" calcext:value-type="float">
            <text:p>0.423778292697345</text:p>
          </table:table-cell>
          <table:table-cell office:value-type="float" office:value="0.193260679382899" calcext:value-type="float">
            <text:p>0.193260679382899</text:p>
          </table:table-cell>
          <table:table-cell office:value-type="float" office:value="0.141352389636946" calcext:value-type="float">
            <text:p>0.141352389636946</text:p>
          </table:table-cell>
          <table:table-cell office:value-type="float" office:value="0.0643251382296546" calcext:value-type="float">
            <text:p>0.0643251382296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0671397065396" calcext:value-type="float">
            <text:p>0.650671397065396</text:p>
          </table:table-cell>
          <table:table-cell office:value-type="float" office:value="1.18343302719377" calcext:value-type="float">
            <text:p>1.18343302719377</text:p>
          </table:table-cell>
          <table:table-cell office:value-type="float" office:value="0.423737434417546" calcext:value-type="float">
            <text:p>0.423737434417546</text:p>
          </table:table-cell>
          <table:table-cell office:value-type="float" office:value="0.192771492251217" calcext:value-type="float">
            <text:p>0.192771492251217</text:p>
          </table:table-cell>
          <table:table-cell office:value-type="float" office:value="0.141339077911398" calcext:value-type="float">
            <text:p>0.141339077911398</text:p>
          </table:table-cell>
          <table:table-cell office:value-type="float" office:value="0.0643124672031842" calcext:value-type="float">
            <text:p>0.0643124672031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7612656992428" calcext:value-type="float">
            <text:p>0.837612656992428</text:p>
          </table:table-cell>
          <table:table-cell office:value-type="float" office:value="1.1823328184998" calcext:value-type="float">
            <text:p>1.1823328184998</text:p>
          </table:table-cell>
          <table:table-cell office:value-type="float" office:value="0.423313690055024" calcext:value-type="float">
            <text:p>0.423313690055024</text:p>
          </table:table-cell>
          <table:table-cell office:value-type="float" office:value="0.190040291889928" calcext:value-type="float">
            <text:p>0.190040291889928</text:p>
          </table:table-cell>
          <table:table-cell office:value-type="float" office:value="0.141203876588933" calcext:value-type="float">
            <text:p>0.141203876588933</text:p>
          </table:table-cell>
          <table:table-cell office:value-type="float" office:value="0.0641826560497987" calcext:value-type="float">
            <text:p>0.0641826560497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9170322260521" calcext:value-type="float">
            <text:p>0.649170322260521</text:p>
          </table:table-cell>
          <table:table-cell office:value-type="float" office:value="1.20393005012479" calcext:value-type="float">
            <text:p>1.20393005012479</text:p>
          </table:table-cell>
          <table:table-cell office:value-type="float" office:value="0.356294203933478" calcext:value-type="float">
            <text:p>0.356294203933478</text:p>
          </table:table-cell>
          <table:table-cell office:value-type="float" office:value="0.177843699702666" calcext:value-type="float">
            <text:p>0.177843699702666</text:p>
          </table:table-cell>
          <table:table-cell office:value-type="float" office:value="0.135481659219937" calcext:value-type="float">
            <text:p>0.135481659219937</text:p>
          </table:table-cell>
          <table:table-cell office:value-type="float" office:value="0.0402347554845662" calcext:value-type="float">
            <text:p>0.0402347554845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5289698053991" calcext:value-type="float">
            <text:p>0.555289698053991</text:p>
          </table:table-cell>
          <table:table-cell office:value-type="float" office:value="1.13285205868347" calcext:value-type="float">
            <text:p>1.13285205868347</text:p>
          </table:table-cell>
          <table:table-cell office:value-type="float" office:value="0.558129780173209" calcext:value-type="float">
            <text:p>0.558129780173209</text:p>
          </table:table-cell>
          <table:table-cell office:value-type="float" office:value="0.18245419635927" calcext:value-type="float">
            <text:p>0.18245419635927</text:p>
          </table:table-cell>
          <table:table-cell office:value-type="float" office:value="0.140268291734511" calcext:value-type="float">
            <text:p>0.140268291734511</text:p>
          </table:table-cell>
          <table:table-cell office:value-type="float" office:value="0.0802240381015996" calcext:value-type="float">
            <text:p>0.08022403810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3716368349326" calcext:value-type="float">
            <text:p>0.573716368349326</text:p>
          </table:table-cell>
          <table:table-cell office:value-type="float" office:value="1.1326941865305" calcext:value-type="float">
            <text:p>1.1326941865305</text:p>
          </table:table-cell>
          <table:table-cell office:value-type="float" office:value="0.558016119520014" calcext:value-type="float">
            <text:p>0.558016119520014</text:p>
          </table:table-cell>
          <table:table-cell office:value-type="float" office:value="0.182838050087793" calcext:value-type="float">
            <text:p>0.182838050087793</text:p>
          </table:table-cell>
          <table:table-cell office:value-type="float" office:value="0.140239776476532" calcext:value-type="float">
            <text:p>0.140239776476532</text:p>
          </table:table-cell>
          <table:table-cell office:value-type="float" office:value="0.0801908964530885" calcext:value-type="float">
            <text:p>0.0801908964530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4863012996276" calcext:value-type="float">
            <text:p>0.564863012996276</text:p>
          </table:table-cell>
          <table:table-cell office:value-type="float" office:value="1.13267816607877" calcext:value-type="float">
            <text:p>1.13267816607877</text:p>
          </table:table-cell>
          <table:table-cell office:value-type="float" office:value="0.558056208794044" calcext:value-type="float">
            <text:p>0.558056208794044</text:p>
          </table:table-cell>
          <table:table-cell office:value-type="float" office:value="0.182733603287693" calcext:value-type="float">
            <text:p>0.182733603287693</text:p>
          </table:table-cell>
          <table:table-cell office:value-type="float" office:value="0.140249717187428" calcext:value-type="float">
            <text:p>0.140249717187428</text:p>
          </table:table-cell>
          <table:table-cell office:value-type="float" office:value="0.0802026080499411" calcext:value-type="float">
            <text:p>0.0802026080499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3567300411266" calcext:value-type="float">
            <text:p>0.773567300411266</text:p>
          </table:table-cell>
          <table:table-cell office:value-type="float" office:value="1.13173817176581" calcext:value-type="float">
            <text:p>1.13173817176581</text:p>
          </table:table-cell>
          <table:table-cell office:value-type="float" office:value="0.557575252632466" calcext:value-type="float">
            <text:p>0.557575252632466</text:p>
          </table:table-cell>
          <table:table-cell office:value-type="float" office:value="0.179557878866676" calcext:value-type="float">
            <text:p>0.179557878866676</text:p>
          </table:table-cell>
          <table:table-cell office:value-type="float" office:value="0.140130891608062" calcext:value-type="float">
            <text:p>0.140130891608062</text:p>
          </table:table-cell>
          <table:table-cell office:value-type="float" office:value="0.0800631403341638" calcext:value-type="float">
            <text:p>0.0800631403341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95510745274465" calcext:value-type="float">
            <text:p>0.295510745274465</text:p>
          </table:table-cell>
          <table:table-cell office:value-type="float" office:value="1.36698914956019" calcext:value-type="float">
            <text:p>1.36698914956019</text:p>
          </table:table-cell>
          <table:table-cell office:value-type="float" office:value="0.672123346787772" calcext:value-type="float">
            <text:p>0.672123346787772</text:p>
          </table:table-cell>
          <table:table-cell office:value-type="float" office:value="0.347822644425844" calcext:value-type="float">
            <text:p>0.347822644425844</text:p>
          </table:table-cell>
          <table:table-cell office:value-type="float" office:value="0.262684222761789" calcext:value-type="float">
            <text:p>0.262684222761789</text:p>
          </table:table-cell>
          <table:table-cell office:value-type="float" office:value="0.125804997364206" calcext:value-type="float">
            <text:p>0.12580499736420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7900754671252" calcext:value-type="float">
            <text:p>0.427900754671252</text:p>
          </table:table-cell>
          <table:table-cell office:value-type="float" office:value="1.31852766120216" calcext:value-type="float">
            <text:p>1.31852766120216</text:p>
          </table:table-cell>
          <table:table-cell office:value-type="float" office:value="0.529545833653185" calcext:value-type="float">
            <text:p>0.529545833653185</text:p>
          </table:table-cell>
          <table:table-cell office:value-type="float" office:value="0.175164669468986" calcext:value-type="float">
            <text:p>0.175164669468986</text:p>
          </table:table-cell>
          <table:table-cell office:value-type="float" office:value="0.134071389922852" calcext:value-type="float">
            <text:p>0.134071389922852</text:p>
          </table:table-cell>
          <table:table-cell office:value-type="float" office:value="0.0781564639401226" calcext:value-type="float">
            <text:p>0.0781564639401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1673382900361" calcext:value-type="float">
            <text:p>0.391673382900361</text:p>
          </table:table-cell>
          <table:table-cell office:value-type="float" office:value="1.3186807416406" calcext:value-type="float">
            <text:p>1.3186807416406</text:p>
          </table:table-cell>
          <table:table-cell office:value-type="float" office:value="0.529711918970606" calcext:value-type="float">
            <text:p>0.529711918970606</text:p>
          </table:table-cell>
          <table:table-cell office:value-type="float" office:value="0.177525272965862" calcext:value-type="float">
            <text:p>0.177525272965862</text:p>
          </table:table-cell>
          <table:table-cell office:value-type="float" office:value="0.134110926264052" calcext:value-type="float">
            <text:p>0.134110926264052</text:p>
          </table:table-cell>
          <table:table-cell office:value-type="float" office:value="0.0782068070252141" calcext:value-type="float">
            <text:p>0.0782068070252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7624384649917" calcext:value-type="float">
            <text:p>0.407624384649917</text:p>
          </table:table-cell>
          <table:table-cell office:value-type="float" office:value="1.31866649045754" calcext:value-type="float">
            <text:p>1.31866649045754</text:p>
          </table:table-cell>
          <table:table-cell office:value-type="float" office:value="0.529623950861652" calcext:value-type="float">
            <text:p>0.529623950861652</text:p>
          </table:table-cell>
          <table:table-cell office:value-type="float" office:value="0.176307009054182" calcext:value-type="float">
            <text:p>0.176307009054182</text:p>
          </table:table-cell>
          <table:table-cell office:value-type="float" office:value="0.134089245319885" calcext:value-type="float">
            <text:p>0.134089245319885</text:p>
          </table:table-cell>
          <table:table-cell office:value-type="float" office:value="0.0781801394666228" calcext:value-type="float">
            <text:p>0.0781801394666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7858416978023" calcext:value-type="float">
            <text:p>0.637858416978023</text:p>
          </table:table-cell>
          <table:table-cell office:value-type="float" office:value="1.31726570744037" calcext:value-type="float">
            <text:p>1.31726570744037</text:p>
          </table:table-cell>
          <table:table-cell office:value-type="float" office:value="0.529019290632388" calcext:value-type="float">
            <text:p>0.529019290632388</text:p>
          </table:table-cell>
          <table:table-cell office:value-type="float" office:value="0.172230368560025" calcext:value-type="float">
            <text:p>0.172230368560025</text:p>
          </table:table-cell>
          <table:table-cell office:value-type="float" office:value="0.133940840652996" calcext:value-type="float">
            <text:p>0.133940840652996</text:p>
          </table:table-cell>
          <table:table-cell office:value-type="float" office:value="0.077999639055234" calcext:value-type="float">
            <text:p>0.0779996390552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3732877056119" calcext:value-type="float">
            <text:p>0.343732877056119</text:p>
          </table:table-cell>
          <table:table-cell office:value-type="float" office:value="1.36774663470621" calcext:value-type="float">
            <text:p>1.36774663470621</text:p>
          </table:table-cell>
          <table:table-cell office:value-type="float" office:value="0.596629041599246" calcext:value-type="float">
            <text:p>0.596629041599246</text:p>
          </table:table-cell>
          <table:table-cell office:value-type="float" office:value="0.262832318006335" calcext:value-type="float">
            <text:p>0.262832318006335</text:p>
          </table:table-cell>
          <table:table-cell office:value-type="float" office:value="0.199732767094294" calcext:value-type="float">
            <text:p>0.199732767094294</text:p>
          </table:table-cell>
          <table:table-cell office:value-type="float" office:value="0.102667363249968" calcext:value-type="float">
            <text:p>0.1026673632499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1786151309237" calcext:value-type="float">
            <text:p>0.471786151309237</text:p>
          </table:table-cell>
          <table:table-cell office:value-type="float" office:value="1.31334788423764" calcext:value-type="float">
            <text:p>1.31334788423764</text:p>
          </table:table-cell>
          <table:table-cell office:value-type="float" office:value="0.573380080020497" calcext:value-type="float">
            <text:p>0.573380080020497</text:p>
          </table:table-cell>
          <table:table-cell office:value-type="float" office:value="0.171284236140756" calcext:value-type="float">
            <text:p>0.171284236140756</text:p>
          </table:table-cell>
          <table:table-cell office:value-type="float" office:value="0.13035485763634" calcext:value-type="float">
            <text:p>0.13035485763634</text:p>
          </table:table-cell>
          <table:table-cell office:value-type="float" office:value="0.0832919880399313" calcext:value-type="float">
            <text:p>0.0832919880399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7049613226162" calcext:value-type="float">
            <text:p>0.427049613226162</text:p>
          </table:table-cell>
          <table:table-cell office:value-type="float" office:value="1.31364787191291" calcext:value-type="float">
            <text:p>1.31364787191291</text:p>
          </table:table-cell>
          <table:table-cell office:value-type="float" office:value="0.573632982253115" calcext:value-type="float">
            <text:p>0.573632982253115</text:p>
          </table:table-cell>
          <table:table-cell office:value-type="float" office:value="0.173596036264586" calcext:value-type="float">
            <text:p>0.173596036264586</text:p>
          </table:table-cell>
          <table:table-cell office:value-type="float" office:value="0.130413034225458" calcext:value-type="float">
            <text:p>0.130413034225458</text:p>
          </table:table-cell>
          <table:table-cell office:value-type="float" office:value="0.0833674991230705" calcext:value-type="float">
            <text:p>0.0833674991230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9800687422753" calcext:value-type="float">
            <text:p>0.439800687422753</text:p>
          </table:table-cell>
          <table:table-cell office:value-type="float" office:value="1.31366619658599" calcext:value-type="float">
            <text:p>1.31366619658599</text:p>
          </table:table-cell>
          <table:table-cell office:value-type="float" office:value="0.573549120246299" calcext:value-type="float">
            <text:p>0.573549120246299</text:p>
          </table:table-cell>
          <table:table-cell office:value-type="float" office:value="0.172855796087225" calcext:value-type="float">
            <text:p>0.172855796087225</text:p>
          </table:table-cell>
          <table:table-cell office:value-type="float" office:value="0.130394395750656" calcext:value-type="float">
            <text:p>0.130394395750656</text:p>
          </table:table-cell>
          <table:table-cell office:value-type="float" office:value="0.0833424083400691" calcext:value-type="float">
            <text:p>0.0833424083400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9465897700615" calcext:value-type="float">
            <text:p>0.699465897700615</text:p>
          </table:table-cell>
          <table:table-cell office:value-type="float" office:value="1.3119056093154" calcext:value-type="float">
            <text:p>1.3119056093154</text:p>
          </table:table-cell>
          <table:table-cell office:value-type="float" office:value="0.572723986262573" calcext:value-type="float">
            <text:p>0.572723986262573</text:p>
          </table:table-cell>
          <table:table-cell office:value-type="float" office:value="0.167878516977115" calcext:value-type="float">
            <text:p>0.167878516977115</text:p>
          </table:table-cell>
          <table:table-cell office:value-type="float" office:value="0.130211267449422" calcext:value-type="float">
            <text:p>0.130211267449422</text:p>
          </table:table-cell>
          <table:table-cell office:value-type="float" office:value="0.083099529980366" calcext:value-type="float">
            <text:p>0.0830995299803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0987119986621" calcext:value-type="float">
            <text:p>0.320987119986621</text:p>
          </table:table-cell>
          <table:table-cell office:value-type="float" office:value="1.43978723256387" calcext:value-type="float">
            <text:p>1.43978723256387</text:p>
          </table:table-cell>
          <table:table-cell office:value-type="float" office:value="0.468291897073916" calcext:value-type="float">
            <text:p>0.468291897073916</text:p>
          </table:table-cell>
          <table:table-cell office:value-type="float" office:value="0.141380824101892" calcext:value-type="float">
            <text:p>0.141380824101892</text:p>
          </table:table-cell>
          <table:table-cell office:value-type="float" office:value="0.117386141207843" calcext:value-type="float">
            <text:p>0.117386141207843</text:p>
          </table:table-cell>
          <table:table-cell office:value-type="float" office:value="0.059662001226979" calcext:value-type="float">
            <text:p>0.0596620012269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501239159949" calcext:value-type="float">
            <text:p>0.42501239159949</text:p>
          </table:table-cell>
          <table:table-cell office:value-type="float" office:value="1.16438303567282" calcext:value-type="float">
            <text:p>1.16438303567282</text:p>
          </table:table-cell>
          <table:table-cell office:value-type="float" office:value="0.854310439728455" calcext:value-type="float">
            <text:p>0.854310439728455</text:p>
          </table:table-cell>
          <table:table-cell office:value-type="float" office:value="0.249170321712852" calcext:value-type="float">
            <text:p>0.249170321712852</text:p>
          </table:table-cell>
          <table:table-cell office:value-type="float" office:value="0.184400227051437" calcext:value-type="float">
            <text:p>0.184400227051437</text:p>
          </table:table-cell>
          <table:table-cell office:value-type="float" office:value="0.124168604597597" calcext:value-type="float">
            <text:p>0.124168604597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372836399987" calcext:value-type="float">
            <text:p>0.39372836399987</text:p>
          </table:table-cell>
          <table:table-cell office:value-type="float" office:value="1.16439260724005" calcext:value-type="float">
            <text:p>1.16439260724005</text:p>
          </table:table-cell>
          <table:table-cell office:value-type="float" office:value="0.854503687611387" calcext:value-type="float">
            <text:p>0.854503687611387</text:p>
          </table:table-cell>
          <table:table-cell office:value-type="float" office:value="0.251160625547547" calcext:value-type="float">
            <text:p>0.251160625547547</text:p>
          </table:table-cell>
          <table:table-cell office:value-type="float" office:value="0.184440444550625" calcext:value-type="float">
            <text:p>0.184440444550625</text:p>
          </table:table-cell>
          <table:table-cell office:value-type="float" office:value="0.12422731443861" calcext:value-type="float">
            <text:p>0.124227314438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4215750477257" calcext:value-type="float">
            <text:p>0.414215750477257</text:p>
          </table:table-cell>
          <table:table-cell office:value-type="float" office:value="1.16461339696564" calcext:value-type="float">
            <text:p>1.16461339696564</text:p>
          </table:table-cell>
          <table:table-cell office:value-type="float" office:value="0.854328068344518" calcext:value-type="float">
            <text:p>0.854328068344518</text:p>
          </table:table-cell>
          <table:table-cell office:value-type="float" office:value="0.250247000654658" calcext:value-type="float">
            <text:p>0.250247000654658</text:p>
          </table:table-cell>
          <table:table-cell office:value-type="float" office:value="0.184402380893963" calcext:value-type="float">
            <text:p>0.184402380893963</text:p>
          </table:table-cell>
          <table:table-cell office:value-type="float" office:value="0.124174388926998" calcext:value-type="float">
            <text:p>0.124174388926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69021360865665" calcext:value-type="float">
            <text:p>0.769021360865665</text:p>
          </table:table-cell>
          <table:table-cell office:value-type="float" office:value="1.16277741050046" calcext:value-type="float">
            <text:p>1.16277741050046</text:p>
          </table:table-cell>
          <table:table-cell office:value-type="float" office:value="0.852895030196449" calcext:value-type="float">
            <text:p>0.852895030196449</text:p>
          </table:table-cell>
          <table:table-cell office:value-type="float" office:value="0.243715497412487" calcext:value-type="float">
            <text:p>0.243715497412487</text:p>
          </table:table-cell>
          <table:table-cell office:value-type="float" office:value="0.184104386067564" calcext:value-type="float">
            <text:p>0.184104386067564</text:p>
          </table:table-cell>
          <table:table-cell office:value-type="float" office:value="0.123751017648856" calcext:value-type="float">
            <text:p>0.1237510176488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6558501136738" calcext:value-type="float">
            <text:p>0.436558501136738</text:p>
          </table:table-cell>
          <table:table-cell office:value-type="float" office:value="1.15068850693096" calcext:value-type="float">
            <text:p>1.15068850693096</text:p>
          </table:table-cell>
          <table:table-cell office:value-type="float" office:value="0.790990346201809" calcext:value-type="float">
            <text:p>0.790990346201809</text:p>
          </table:table-cell>
          <table:table-cell office:value-type="float" office:value="0.251269693728635" calcext:value-type="float">
            <text:p>0.251269693728635</text:p>
          </table:table-cell>
          <table:table-cell office:value-type="float" office:value="0.224014804348577" calcext:value-type="float">
            <text:p>0.224014804348577</text:p>
          </table:table-cell>
          <table:table-cell office:value-type="float" office:value="0.135063241745939" calcext:value-type="float">
            <text:p>0.1350632417459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3049072760624" calcext:value-type="float">
            <text:p>0.433049072760624</text:p>
          </table:table-cell>
          <table:table-cell office:value-type="float" office:value="1.25757139846157" calcext:value-type="float">
            <text:p>1.25757139846157</text:p>
          </table:table-cell>
          <table:table-cell office:value-type="float" office:value="0.587693722527916" calcext:value-type="float">
            <text:p>0.587693722527916</text:p>
          </table:table-cell>
          <table:table-cell office:value-type="float" office:value="0.19641138290892" calcext:value-type="float">
            <text:p>0.19641138290892</text:p>
          </table:table-cell>
          <table:table-cell office:value-type="float" office:value="0.14428999554047" calcext:value-type="float">
            <text:p>0.14428999554047</text:p>
          </table:table-cell>
          <table:table-cell office:value-type="float" office:value="0.080068812273147" calcext:value-type="float">
            <text:p>0.0800688122731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8645436703309" calcext:value-type="float">
            <text:p>0.448645436703309</text:p>
          </table:table-cell>
          <table:table-cell office:value-type="float" office:value="1.25737749970096" calcext:value-type="float">
            <text:p>1.25737749970096</text:p>
          </table:table-cell>
          <table:table-cell office:value-type="float" office:value="0.587576417030346" calcext:value-type="float">
            <text:p>0.587576417030346</text:p>
          </table:table-cell>
          <table:table-cell office:value-type="float" office:value="0.196814092122069" calcext:value-type="float">
            <text:p>0.196814092122069</text:p>
          </table:table-cell>
          <table:table-cell office:value-type="float" office:value="0.144261169298259" calcext:value-type="float">
            <text:p>0.144261169298259</text:p>
          </table:table-cell>
          <table:table-cell office:value-type="float" office:value="0.0800363795061183" calcext:value-type="float">
            <text:p>0.0800363795061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8455690086859" calcext:value-type="float">
            <text:p>0.438455690086859</text:p>
          </table:table-cell>
          <table:table-cell office:value-type="float" office:value="1.25735942162317" calcext:value-type="float">
            <text:p>1.25735942162317</text:p>
          </table:table-cell>
          <table:table-cell office:value-type="float" office:value="0.58763020707358" calcext:value-type="float">
            <text:p>0.58763020707358</text:p>
          </table:table-cell>
          <table:table-cell office:value-type="float" office:value="0.196740800929359" calcext:value-type="float">
            <text:p>0.196740800929359</text:p>
          </table:table-cell>
          <table:table-cell office:value-type="float" office:value="0.144274139933267" calcext:value-type="float">
            <text:p>0.144274139933267</text:p>
          </table:table-cell>
          <table:table-cell office:value-type="float" office:value="0.0800513027116799" calcext:value-type="float">
            <text:p>0.080051302711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153246427573" calcext:value-type="float">
            <text:p>0.666153246427573</text:p>
          </table:table-cell>
          <table:table-cell office:value-type="float" office:value="1.25611297114265" calcext:value-type="float">
            <text:p>1.25611297114265</text:p>
          </table:table-cell>
          <table:table-cell office:value-type="float" office:value="0.587019240394717" calcext:value-type="float">
            <text:p>0.587019240394717</text:p>
          </table:table-cell>
          <table:table-cell office:value-type="float" office:value="0.19360907239118" calcext:value-type="float">
            <text:p>0.19360907239118</text:p>
          </table:table-cell>
          <table:table-cell office:value-type="float" office:value="0.144127515735545" calcext:value-type="float">
            <text:p>0.144127515735545</text:p>
          </table:table-cell>
          <table:table-cell office:value-type="float" office:value="0.0798832004520204" calcext:value-type="float">
            <text:p>0.079883200452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5591898640379" calcext:value-type="float">
            <text:p>0.285591898640379</text:p>
          </table:table-cell>
          <table:table-cell office:value-type="float" office:value="1.37173901501788" calcext:value-type="float">
            <text:p>1.37173901501788</text:p>
          </table:table-cell>
          <table:table-cell office:value-type="float" office:value="0.660324332528304" calcext:value-type="float">
            <text:p>0.660324332528304</text:p>
          </table:table-cell>
          <table:table-cell office:value-type="float" office:value="0.256061428029659" calcext:value-type="float">
            <text:p>0.256061428029659</text:p>
          </table:table-cell>
          <table:table-cell office:value-type="float" office:value="0.18134840676527" calcext:value-type="float">
            <text:p>0.18134840676527</text:p>
          </table:table-cell>
          <table:table-cell office:value-type="float" office:value="0.0986422773687447" calcext:value-type="float">
            <text:p>0.0986422773687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4195903388144" calcext:value-type="float">
            <text:p>0.494195903388144</text:p>
          </table:table-cell>
          <table:table-cell office:value-type="float" office:value="1.28293142170237" calcext:value-type="float">
            <text:p>1.28293142170237</text:p>
          </table:table-cell>
          <table:table-cell office:value-type="float" office:value="0.593057228908005" calcext:value-type="float">
            <text:p>0.593057228908005</text:p>
          </table:table-cell>
          <table:table-cell office:value-type="float" office:value="0.161175781715603" calcext:value-type="float">
            <text:p>0.161175781715603</text:p>
          </table:table-cell>
          <table:table-cell office:value-type="float" office:value="0.125522878449058" calcext:value-type="float">
            <text:p>0.125522878449058</text:p>
          </table:table-cell>
          <table:table-cell office:value-type="float" office:value="0.0800548307947045" calcext:value-type="float">
            <text:p>0.0800548307947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1617409112897" calcext:value-type="float">
            <text:p>0.461617409112897</text:p>
          </table:table-cell>
          <table:table-cell office:value-type="float" office:value="1.28303089473648" calcext:value-type="float">
            <text:p>1.28303089473648</text:p>
          </table:table-cell>
          <table:table-cell office:value-type="float" office:value="0.593216683319234" calcext:value-type="float">
            <text:p>0.593216683319234</text:p>
          </table:table-cell>
          <table:table-cell office:value-type="float" office:value="0.163020192433296" calcext:value-type="float">
            <text:p>0.163020192433296</text:p>
          </table:table-cell>
          <table:table-cell office:value-type="float" office:value="0.125556888248264" calcext:value-type="float">
            <text:p>0.125556888248264</text:p>
          </table:table-cell>
          <table:table-cell office:value-type="float" office:value="0.0800990859562146" calcext:value-type="float">
            <text:p>0.0800990859562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4356823564724" calcext:value-type="float">
            <text:p>0.474356823564724</text:p>
          </table:table-cell>
          <table:table-cell office:value-type="float" office:value="1.2830392251274" calcext:value-type="float">
            <text:p>1.2830392251274</text:p>
          </table:table-cell>
          <table:table-cell office:value-type="float" office:value="0.593141525636185" calcext:value-type="float">
            <text:p>0.593141525636185</text:p>
          </table:table-cell>
          <table:table-cell office:value-type="float" office:value="0.162223289434102" calcext:value-type="float">
            <text:p>0.162223289434102</text:p>
          </table:table-cell>
          <table:table-cell office:value-type="float" office:value="0.125541074882245" calcext:value-type="float">
            <text:p>0.125541074882245</text:p>
          </table:table-cell>
          <table:table-cell office:value-type="float" office:value="0.0800782343357984" calcext:value-type="float">
            <text:p>0.0800782343357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6175719969731" calcext:value-type="float">
            <text:p>0.726175719969731</text:p>
          </table:table-cell>
          <table:table-cell office:value-type="float" office:value="1.28153451880519" calcext:value-type="float">
            <text:p>1.28153451880519</text:p>
          </table:table-cell>
          <table:table-cell office:value-type="float" office:value="0.592425730630311" calcext:value-type="float">
            <text:p>0.592425730630311</text:p>
          </table:table-cell>
          <table:table-cell office:value-type="float" office:value="0.157935943337636" calcext:value-type="float">
            <text:p>0.157935943337636</text:p>
          </table:table-cell>
          <table:table-cell office:value-type="float" office:value="0.125388164626805" calcext:value-type="float">
            <text:p>0.125388164626805</text:p>
          </table:table-cell>
          <table:table-cell office:value-type="float" office:value="0.0798826692221025" calcext:value-type="float">
            <text:p>0.0798826692221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7292570734025" calcext:value-type="float">
            <text:p>0.327292570734025</text:p>
          </table:table-cell>
          <table:table-cell office:value-type="float" office:value="1.40245499694448" calcext:value-type="float">
            <text:p>1.40245499694448</text:p>
          </table:table-cell>
          <table:table-cell office:value-type="float" office:value="0.574432290881737" calcext:value-type="float">
            <text:p>0.574432290881737</text:p>
          </table:table-cell>
          <table:table-cell office:value-type="float" office:value="0.175001313339815" calcext:value-type="float">
            <text:p>0.175001313339815</text:p>
          </table:table-cell>
          <table:table-cell office:value-type="float" office:value="0.129866042132918" calcext:value-type="float">
            <text:p>0.129866042132918</text:p>
          </table:table-cell>
          <table:table-cell office:value-type="float" office:value="0.073753762131803" calcext:value-type="float">
            <text:p>0.07375376213180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1292336898259" calcext:value-type="float">
            <text:p>0.561292336898259</text:p>
          </table:table-cell>
          <table:table-cell office:value-type="float" office:value="1.25522505975011" calcext:value-type="float">
            <text:p>1.25522505975011</text:p>
          </table:table-cell>
          <table:table-cell office:value-type="float" office:value="0.51934387277377" calcext:value-type="float">
            <text:p>0.51934387277377</text:p>
          </table:table-cell>
          <table:table-cell office:value-type="float" office:value="0.145093822484164" calcext:value-type="float">
            <text:p>0.145093822484164</text:p>
          </table:table-cell>
          <table:table-cell office:value-type="float" office:value="0.110396446560236" calcext:value-type="float">
            <text:p>0.110396446560236</text:p>
          </table:table-cell>
          <table:table-cell office:value-type="float" office:value="0.0691653541123212" calcext:value-type="float">
            <text:p>0.0691653541123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2128630915689" calcext:value-type="float">
            <text:p>0.532128630915689</text:p>
          </table:table-cell>
          <table:table-cell office:value-type="float" office:value="1.25535312902648" calcext:value-type="float">
            <text:p>1.25535312902648</text:p>
          </table:table-cell>
          <table:table-cell office:value-type="float" office:value="0.519476144884763" calcext:value-type="float">
            <text:p>0.519476144884763</text:p>
          </table:table-cell>
          <table:table-cell office:value-type="float" office:value="0.146743752652297" calcext:value-type="float">
            <text:p>0.146743752652297</text:p>
          </table:table-cell>
          <table:table-cell office:value-type="float" office:value="0.110423898134813" calcext:value-type="float">
            <text:p>0.110423898134813</text:p>
          </table:table-cell>
          <table:table-cell office:value-type="float" office:value="0.0692015217128434" calcext:value-type="float">
            <text:p>0.0692015217128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6802007907148" calcext:value-type="float">
            <text:p>0.546802007907148</text:p>
          </table:table-cell>
          <table:table-cell office:value-type="float" office:value="1.25535464940922" calcext:value-type="float">
            <text:p>1.25535464940922</text:p>
          </table:table-cell>
          <table:table-cell office:value-type="float" office:value="0.519396080507763" calcext:value-type="float">
            <text:p>0.519396080507763</text:p>
          </table:table-cell>
          <table:table-cell office:value-type="float" office:value="0.145950074199838" calcext:value-type="float">
            <text:p>0.145950074199838</text:p>
          </table:table-cell>
          <table:table-cell office:value-type="float" office:value="0.110407212188248" calcext:value-type="float">
            <text:p>0.110407212188248</text:p>
          </table:table-cell>
          <table:table-cell office:value-type="float" office:value="0.0691796534699733" calcext:value-type="float">
            <text:p>0.0691796534699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2534055164655" calcext:value-type="float">
            <text:p>0.772534055164655</text:p>
          </table:table-cell>
          <table:table-cell office:value-type="float" office:value="1.25401993203663" calcext:value-type="float">
            <text:p>1.25401993203663</text:p>
          </table:table-cell>
          <table:table-cell office:value-type="float" office:value="0.518807227371741" calcext:value-type="float">
            <text:p>0.518807227371741</text:p>
          </table:table-cell>
          <table:table-cell office:value-type="float" office:value="0.142197575391291" calcext:value-type="float">
            <text:p>0.142197575391291</text:p>
          </table:table-cell>
          <table:table-cell office:value-type="float" office:value="0.110284868636521" calcext:value-type="float">
            <text:p>0.110284868636521</text:p>
          </table:table-cell>
          <table:table-cell office:value-type="float" office:value="0.0690210868347028" calcext:value-type="float">
            <text:p>0.0690210868347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852367293011" calcext:value-type="float">
            <text:p>0.46852367293011</text:p>
          </table:table-cell>
          <table:table-cell office:value-type="float" office:value="1.32380226879423" calcext:value-type="float">
            <text:p>1.32380226879423</text:p>
          </table:table-cell>
          <table:table-cell office:value-type="float" office:value="0.495901960695209" calcext:value-type="float">
            <text:p>0.495901960695209</text:p>
          </table:table-cell>
          <table:table-cell office:value-type="float" office:value="0.151241229490204" calcext:value-type="float">
            <text:p>0.151241229490204</text:p>
          </table:table-cell>
          <table:table-cell office:value-type="float" office:value="0.118915722755555" calcext:value-type="float">
            <text:p>0.118915722755555</text:p>
          </table:table-cell>
          <table:table-cell office:value-type="float" office:value="0.0675019174062927" calcext:value-type="float">
            <text:p>0.06750191740629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2992610634279" calcext:value-type="float">
            <text:p>0.532992610634279</text:p>
          </table:table-cell>
          <table:table-cell office:value-type="float" office:value="1.23669792824472" calcext:value-type="float">
            <text:p>1.23669792824472</text:p>
          </table:table-cell>
          <table:table-cell office:value-type="float" office:value="0.598709951925655" calcext:value-type="float">
            <text:p>0.598709951925655</text:p>
          </table:table-cell>
          <table:table-cell office:value-type="float" office:value="0.192594641415161" calcext:value-type="float">
            <text:p>0.192594641415161</text:p>
          </table:table-cell>
          <table:table-cell office:value-type="float" office:value="0.140951635296546" calcext:value-type="float">
            <text:p>0.140951635296546</text:p>
          </table:table-cell>
          <table:table-cell office:value-type="float" office:value="0.0839380145831892" calcext:value-type="float">
            <text:p>0.0839380145831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8267971277941" calcext:value-type="float">
            <text:p>0.538267971277941</text:p>
          </table:table-cell>
          <table:table-cell office:value-type="float" office:value="1.2366470470482" calcext:value-type="float">
            <text:p>1.2366470470482</text:p>
          </table:table-cell>
          <table:table-cell office:value-type="float" office:value="0.5986411577208" calcext:value-type="float">
            <text:p>0.5986411577208</text:p>
          </table:table-cell>
          <table:table-cell office:value-type="float" office:value="0.193248833278066" calcext:value-type="float">
            <text:p>0.193248833278066</text:p>
          </table:table-cell>
          <table:table-cell office:value-type="float" office:value="0.140934269465775" calcext:value-type="float">
            <text:p>0.140934269465775</text:p>
          </table:table-cell>
          <table:table-cell office:value-type="float" office:value="0.08391851724769" calcext:value-type="float">
            <text:p>0.083918517247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9989816491589" calcext:value-type="float">
            <text:p>0.529989816491589</text:p>
          </table:table-cell>
          <table:table-cell office:value-type="float" office:value="1.2366106523443" calcext:value-type="float">
            <text:p>1.2366106523443</text:p>
          </table:table-cell>
          <table:table-cell office:value-type="float" office:value="0.598687956461735" calcext:value-type="float">
            <text:p>0.598687956461735</text:p>
          </table:table-cell>
          <table:table-cell office:value-type="float" office:value="0.193223644472006" calcext:value-type="float">
            <text:p>0.193223644472006</text:p>
          </table:table-cell>
          <table:table-cell office:value-type="float" office:value="0.140945039500637" calcext:value-type="float">
            <text:p>0.140945039500637</text:p>
          </table:table-cell>
          <table:table-cell office:value-type="float" office:value="0.0839319069769798" calcext:value-type="float">
            <text:p>0.083931906976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006289499738" calcext:value-type="float">
            <text:p>0.77006289499738</text:p>
          </table:table-cell>
          <table:table-cell office:value-type="float" office:value="1.2352955954475" calcext:value-type="float">
            <text:p>1.2352955954475</text:p>
          </table:table-cell>
          <table:table-cell office:value-type="float" office:value="0.597998632342574" calcext:value-type="float">
            <text:p>0.597998632342574</text:p>
          </table:table-cell>
          <table:table-cell office:value-type="float" office:value="0.189491185388705" calcext:value-type="float">
            <text:p>0.189491185388705</text:p>
          </table:table-cell>
          <table:table-cell office:value-type="float" office:value="0.140790605230519" calcext:value-type="float">
            <text:p>0.140790605230519</text:p>
          </table:table-cell>
          <table:table-cell office:value-type="float" office:value="0.0837365575145427" calcext:value-type="float">
            <text:p>0.0837365575145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5473951384149" calcext:value-type="float">
            <text:p>0.405473951384149</text:p>
          </table:table-cell>
          <table:table-cell office:value-type="float" office:value="1.35173922645677" calcext:value-type="float">
            <text:p>1.35173922645677</text:p>
          </table:table-cell>
          <table:table-cell office:value-type="float" office:value="0.57687789073857" calcext:value-type="float">
            <text:p>0.57687789073857</text:p>
          </table:table-cell>
          <table:table-cell office:value-type="float" office:value="0.231918193859015" calcext:value-type="float">
            <text:p>0.231918193859015</text:p>
          </table:table-cell>
          <table:table-cell office:value-type="float" office:value="0.170164610689531" calcext:value-type="float">
            <text:p>0.170164610689531</text:p>
          </table:table-cell>
          <table:table-cell office:value-type="float" office:value="0.0709819470542662" calcext:value-type="float">
            <text:p>0.07098194705426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0959370569662" calcext:value-type="float">
            <text:p>0.570959370569662</text:p>
          </table:table-cell>
          <table:table-cell office:value-type="float" office:value="1.25344681641666" calcext:value-type="float">
            <text:p>1.25344681641666</text:p>
          </table:table-cell>
          <table:table-cell office:value-type="float" office:value="0.482675459721626" calcext:value-type="float">
            <text:p>0.482675459721626</text:p>
          </table:table-cell>
          <table:table-cell office:value-type="float" office:value="0.156639825514423" calcext:value-type="float">
            <text:p>0.156639825514423</text:p>
          </table:table-cell>
          <table:table-cell office:value-type="float" office:value="0.11743352254164" calcext:value-type="float">
            <text:p>0.11743352254164</text:p>
          </table:table-cell>
          <table:table-cell office:value-type="float" office:value="0.0669978417477902" calcext:value-type="float">
            <text:p>0.066997841747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4199709891815" calcext:value-type="float">
            <text:p>0.584199709891815</text:p>
          </table:table-cell>
          <table:table-cell office:value-type="float" office:value="1.25335706801703" calcext:value-type="float">
            <text:p>1.25335706801703</text:p>
          </table:table-cell>
          <table:table-cell office:value-type="float" office:value="0.482596156233613" calcext:value-type="float">
            <text:p>0.482596156233613</text:p>
          </table:table-cell>
          <table:table-cell office:value-type="float" office:value="0.157238887292513" calcext:value-type="float">
            <text:p>0.157238887292513</text:p>
          </table:table-cell>
          <table:table-cell office:value-type="float" office:value="0.117413835726775" calcext:value-type="float">
            <text:p>0.117413835726775</text:p>
          </table:table-cell>
          <table:table-cell office:value-type="float" office:value="0.0669755562577728" calcext:value-type="float">
            <text:p>0.0669755562577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2268357096531" calcext:value-type="float">
            <text:p>0.582268357096531</text:p>
          </table:table-cell>
          <table:table-cell office:value-type="float" office:value="1.25335834307893" calcext:value-type="float">
            <text:p>1.25335834307893</text:p>
          </table:table-cell>
          <table:table-cell office:value-type="float" office:value="0.482604037056288" calcext:value-type="float">
            <text:p>0.482604037056288</text:p>
          </table:table-cell>
          <table:table-cell office:value-type="float" office:value="0.156830833085536" calcext:value-type="float">
            <text:p>0.156830833085536</text:p>
          </table:table-cell>
          <table:table-cell office:value-type="float" office:value="0.117415713074866" calcext:value-type="float">
            <text:p>0.117415713074866</text:p>
          </table:table-cell>
          <table:table-cell office:value-type="float" office:value="0.0669777614157247" calcext:value-type="float">
            <text:p>0.0669777614157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5180544786432" calcext:value-type="float">
            <text:p>0.765180544786432</text:p>
          </table:table-cell>
          <table:table-cell office:value-type="float" office:value="1.2524415156208" calcext:value-type="float">
            <text:p>1.2524415156208</text:p>
          </table:table-cell>
          <table:table-cell office:value-type="float" office:value="0.482231016042494" calcext:value-type="float">
            <text:p>0.482231016042494</text:p>
          </table:table-cell>
          <table:table-cell office:value-type="float" office:value="0.15415853336876" calcext:value-type="float">
            <text:p>0.15415853336876</text:p>
          </table:table-cell>
          <table:table-cell office:value-type="float" office:value="0.117327257260553" calcext:value-type="float">
            <text:p>0.117327257260553</text:p>
          </table:table-cell>
          <table:table-cell office:value-type="float" office:value="0.0668734098061597" calcext:value-type="float">
            <text:p>0.066873409806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4609844137074" calcext:value-type="float">
            <text:p>0.604609844137074</text:p>
          </table:table-cell>
          <table:table-cell office:value-type="float" office:value="1.22516419010942" calcext:value-type="float">
            <text:p>1.22516419010942</text:p>
          </table:table-cell>
          <table:table-cell office:value-type="float" office:value="0.540882908251521" calcext:value-type="float">
            <text:p>0.540882908251521</text:p>
          </table:table-cell>
          <table:table-cell office:value-type="float" office:value="0.146792307020853" calcext:value-type="float">
            <text:p>0.146792307020853</text:p>
          </table:table-cell>
          <table:table-cell office:value-type="float" office:value="0.127367656508339" calcext:value-type="float">
            <text:p>0.127367656508339</text:p>
          </table:table-cell>
          <table:table-cell office:value-type="float" office:value="0.0785123457166554" calcext:value-type="float">
            <text:p>0.0785123457166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79030678791923" calcext:value-type="float">
            <text:p>0.179030678791923</text:p>
          </table:table-cell>
          <table:table-cell office:value-type="float" office:value="1.5109991143451" calcext:value-type="float">
            <text:p>1.5109991143451</text:p>
          </table:table-cell>
          <table:table-cell office:value-type="float" office:value="0.561354272024478" calcext:value-type="float">
            <text:p>0.561354272024478</text:p>
          </table:table-cell>
          <table:table-cell office:value-type="float" office:value="0.181313827535653" calcext:value-type="float">
            <text:p>0.181313827535653</text:p>
          </table:table-cell>
          <table:table-cell office:value-type="float" office:value="0.142936945947538" calcext:value-type="float">
            <text:p>0.142936945947538</text:p>
          </table:table-cell>
          <table:table-cell office:value-type="float" office:value="0.081969268591406" calcext:value-type="float">
            <text:p>0.0819692685914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7056506638157" calcext:value-type="float">
            <text:p>0.17056506638157</text:p>
          </table:table-cell>
          <table:table-cell office:value-type="float" office:value="1.51098579129367" calcext:value-type="float">
            <text:p>1.51098579129367</text:p>
          </table:table-cell>
          <table:table-cell office:value-type="float" office:value="0.561369393123331" calcext:value-type="float">
            <text:p>0.561369393123331</text:p>
          </table:table-cell>
          <table:table-cell office:value-type="float" office:value="0.18239725843089" calcext:value-type="float">
            <text:p>0.18239725843089</text:p>
          </table:table-cell>
          <table:table-cell office:value-type="float" office:value="0.142941887442062" calcext:value-type="float">
            <text:p>0.142941887442062</text:p>
          </table:table-cell>
          <table:table-cell office:value-type="float" office:value="0.0819739398226028" calcext:value-type="float">
            <text:p>0.0819739398226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82305816661169" calcext:value-type="float">
            <text:p>0.182305816661169</text:p>
          </table:table-cell>
          <table:table-cell office:value-type="float" office:value="1.51098272604616" calcext:value-type="float">
            <text:p>1.51098272604616</text:p>
          </table:table-cell>
          <table:table-cell office:value-type="float" office:value="0.561310419532367" calcext:value-type="float">
            <text:p>0.561310419532367</text:p>
          </table:table-cell>
          <table:table-cell office:value-type="float" office:value="0.181604356333733" calcext:value-type="float">
            <text:p>0.181604356333733</text:p>
          </table:table-cell>
          <table:table-cell office:value-type="float" office:value="0.14292719080552" calcext:value-type="float">
            <text:p>0.14292719080552</text:p>
          </table:table-cell>
          <table:table-cell office:value-type="float" office:value="0.0819563163271192" calcext:value-type="float">
            <text:p>0.0819563163271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558418759868" calcext:value-type="float">
            <text:p>0.40558418759868</text:p>
          </table:table-cell>
          <table:table-cell office:value-type="float" office:value="1.50961268578186" calcext:value-type="float">
            <text:p>1.50961268578186</text:p>
          </table:table-cell>
          <table:table-cell office:value-type="float" office:value="0.560768458119291" calcext:value-type="float">
            <text:p>0.560768458119291</text:p>
          </table:table-cell>
          <table:table-cell office:value-type="float" office:value="0.17809358947209" calcext:value-type="float">
            <text:p>0.17809358947209</text:p>
          </table:table-cell>
          <table:table-cell office:value-type="float" office:value="0.142792250439253" calcext:value-type="float">
            <text:p>0.142792250439253</text:p>
          </table:table-cell>
          <table:table-cell office:value-type="float" office:value="0.0817964863760088" calcext:value-type="float">
            <text:p>0.0817964863760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0941476385826" calcext:value-type="float">
            <text:p>0.300941476385826</text:p>
          </table:table-cell>
          <table:table-cell office:value-type="float" office:value="1.42223041904015" calcext:value-type="float">
            <text:p>1.42223041904015</text:p>
          </table:table-cell>
          <table:table-cell office:value-type="float" office:value="0.468025502519716" calcext:value-type="float">
            <text:p>0.468025502519716</text:p>
          </table:table-cell>
          <table:table-cell office:value-type="float" office:value="0.152319501639318" calcext:value-type="float">
            <text:p>0.152319501639318</text:p>
          </table:table-cell>
          <table:table-cell office:value-type="float" office:value="0.138409904258743" calcext:value-type="float">
            <text:p>0.138409904258743</text:p>
          </table:table-cell>
          <table:table-cell office:value-type="float" office:value="0.0694360405975424" calcext:value-type="float">
            <text:p>0.06943604059754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8509548056892" calcext:value-type="float">
            <text:p>0.148509548056892</text:p>
          </table:table-cell>
          <table:table-cell office:value-type="float" office:value="1.63051137478924" calcext:value-type="float">
            <text:p>1.63051137478924</text:p>
          </table:table-cell>
          <table:table-cell office:value-type="float" office:value="0.489895533723653" calcext:value-type="float">
            <text:p>0.489895533723653</text:p>
          </table:table-cell>
          <table:table-cell office:value-type="float" office:value="0.195440501862326" calcext:value-type="float">
            <text:p>0.195440501862326</text:p>
          </table:table-cell>
          <table:table-cell office:value-type="float" office:value="0.150683582550045" calcext:value-type="float">
            <text:p>0.150683582550045</text:p>
          </table:table-cell>
          <table:table-cell office:value-type="float" office:value="0.0726979930528236" calcext:value-type="float">
            <text:p>0.0726979930528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2720309924277" calcext:value-type="float">
            <text:p>0.142720309924277</text:p>
          </table:table-cell>
          <table:table-cell office:value-type="float" office:value="1.63050819633626" calcext:value-type="float">
            <text:p>1.63050819633626</text:p>
          </table:table-cell>
          <table:table-cell office:value-type="float" office:value="0.489900363209561" calcext:value-type="float">
            <text:p>0.489900363209561</text:p>
          </table:table-cell>
          <table:table-cell office:value-type="float" office:value="0.196455639802024" calcext:value-type="float">
            <text:p>0.196455639802024</text:p>
          </table:table-cell>
          <table:table-cell office:value-type="float" office:value="0.150684030820237" calcext:value-type="float">
            <text:p>0.150684030820237</text:p>
          </table:table-cell>
          <table:table-cell office:value-type="float" office:value="0.0726995824004378" calcext:value-type="float">
            <text:p>0.0726995824004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3914363854874" calcext:value-type="float">
            <text:p>0.143914363854874</text:p>
          </table:table-cell>
          <table:table-cell office:value-type="float" office:value="1.63050580955469" calcext:value-type="float">
            <text:p>1.63050580955469</text:p>
          </table:table-cell>
          <table:table-cell office:value-type="float" office:value="0.489894663963739" calcext:value-type="float">
            <text:p>0.489894663963739</text:p>
          </table:table-cell>
          <table:table-cell office:value-type="float" office:value="0.195933049190685" calcext:value-type="float">
            <text:p>0.195933049190685</text:p>
          </table:table-cell>
          <table:table-cell office:value-type="float" office:value="0.150682343774349" calcext:value-type="float">
            <text:p>0.150682343774349</text:p>
          </table:table-cell>
          <table:table-cell office:value-type="float" office:value="0.0726978286082284" calcext:value-type="float">
            <text:p>0.072697828608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4297844520812" calcext:value-type="float">
            <text:p>0.34297844520812</text:p>
          </table:table-cell>
          <table:table-cell office:value-type="float" office:value="1.62907420551253" calcext:value-type="float">
            <text:p>1.62907420551253</text:p>
          </table:table-cell>
          <table:table-cell office:value-type="float" office:value="0.489425009491484" calcext:value-type="float">
            <text:p>0.489425009491484</text:p>
          </table:table-cell>
          <table:table-cell office:value-type="float" office:value="0.193123020307913" calcext:value-type="float">
            <text:p>0.193123020307913</text:p>
          </table:table-cell>
          <table:table-cell office:value-type="float" office:value="0.150544062531673" calcext:value-type="float">
            <text:p>0.150544062531673</text:p>
          </table:table-cell>
          <table:table-cell office:value-type="float" office:value="0.0725571907684709" calcext:value-type="float">
            <text:p>0.0725571907684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30841883292174" calcext:value-type="float">
            <text:p>0.043084188329218</text:p>
          </table:table-cell>
          <table:table-cell office:value-type="float" office:value="1.70563139935175" calcext:value-type="float">
            <text:p>1.70563139935175</text:p>
          </table:table-cell>
          <table:table-cell office:value-type="float" office:value="0.56141769877133" calcext:value-type="float">
            <text:p>0.56141769877133</text:p>
          </table:table-cell>
          <table:table-cell office:value-type="float" office:value="0.248583475302669" calcext:value-type="float">
            <text:p>0.248583475302669</text:p>
          </table:table-cell>
          <table:table-cell office:value-type="float" office:value="0.184625725884607" calcext:value-type="float">
            <text:p>0.184625725884607</text:p>
          </table:table-cell>
          <table:table-cell office:value-type="float" office:value="0.116109506814613" calcext:value-type="float">
            <text:p>0.1161095068146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6862506971682" calcext:value-type="float">
            <text:p>0.416862506971682</text:p>
          </table:table-cell>
          <table:table-cell office:value-type="float" office:value="1.34953530703775" calcext:value-type="float">
            <text:p>1.34953530703775</text:p>
          </table:table-cell>
          <table:table-cell office:value-type="float" office:value="0.609793115764513" calcext:value-type="float">
            <text:p>0.609793115764513</text:p>
          </table:table-cell>
          <table:table-cell office:value-type="float" office:value="0.202516754029339" calcext:value-type="float">
            <text:p>0.202516754029339</text:p>
          </table:table-cell>
          <table:table-cell office:value-type="float" office:value="0.147955551649082" calcext:value-type="float">
            <text:p>0.147955551649082</text:p>
          </table:table-cell>
          <table:table-cell office:value-type="float" office:value="0.09257896539109" calcext:value-type="float">
            <text:p>0.092578965391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1526704595762" calcext:value-type="float">
            <text:p>0.401526704595762</text:p>
          </table:table-cell>
          <table:table-cell office:value-type="float" office:value="1.34962963648089" calcext:value-type="float">
            <text:p>1.34962963648089</text:p>
          </table:table-cell>
          <table:table-cell office:value-type="float" office:value="0.609852432979489" calcext:value-type="float">
            <text:p>0.609852432979489</text:p>
          </table:table-cell>
          <table:table-cell office:value-type="float" office:value="0.203937238441564" calcext:value-type="float">
            <text:p>0.203937238441564</text:p>
          </table:table-cell>
          <table:table-cell office:value-type="float" office:value="0.147972010449651" calcext:value-type="float">
            <text:p>0.147972010449651</text:p>
          </table:table-cell>
          <table:table-cell office:value-type="float" office:value="0.0925976688286326" calcext:value-type="float">
            <text:p>0.0925976688286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5333270834252" calcext:value-type="float">
            <text:p>0.415333270834252</text:p>
          </table:table-cell>
          <table:table-cell office:value-type="float" office:value="1.34964080925069" calcext:value-type="float">
            <text:p>1.34964080925069</text:p>
          </table:table-cell>
          <table:table-cell office:value-type="float" office:value="0.609763872393126" calcext:value-type="float">
            <text:p>0.609763872393126</text:p>
          </table:table-cell>
          <table:table-cell office:value-type="float" office:value="0.203039039220748" calcext:value-type="float">
            <text:p>0.203039039220748</text:p>
          </table:table-cell>
          <table:table-cell office:value-type="float" office:value="0.147950903935604" calcext:value-type="float">
            <text:p>0.147950903935604</text:p>
          </table:table-cell>
          <table:table-cell office:value-type="float" office:value="0.0925700832131501" calcext:value-type="float">
            <text:p>0.092570083213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182932235277" calcext:value-type="float">
            <text:p>0.66182932235277</text:p>
          </table:table-cell>
          <table:table-cell office:value-type="float" office:value="1.34805322614608" calcext:value-type="float">
            <text:p>1.34805322614608</text:p>
          </table:table-cell>
          <table:table-cell office:value-type="float" office:value="0.609004645159482" calcext:value-type="float">
            <text:p>0.609004645159482</text:p>
          </table:table-cell>
          <table:table-cell office:value-type="float" office:value="0.198834959834981" calcext:value-type="float">
            <text:p>0.198834959834981</text:p>
          </table:table-cell>
          <table:table-cell office:value-type="float" office:value="0.147770573242687" calcext:value-type="float">
            <text:p>0.147770573242687</text:p>
          </table:table-cell>
          <table:table-cell office:value-type="float" office:value="0.0923370460051776" calcext:value-type="float">
            <text:p>0.0923370460051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1998585647717" calcext:value-type="float">
            <text:p>0.591998585647717</text:p>
          </table:table-cell>
          <table:table-cell office:value-type="float" office:value="1.21893352819445" calcext:value-type="float">
            <text:p>1.21893352819445</text:p>
          </table:table-cell>
          <table:table-cell office:value-type="float" office:value="0.54111896225674" calcext:value-type="float">
            <text:p>0.54111896225674</text:p>
          </table:table-cell>
          <table:table-cell office:value-type="float" office:value="0.199781136180483" calcext:value-type="float">
            <text:p>0.199781136180483</text:p>
          </table:table-cell>
          <table:table-cell office:value-type="float" office:value="0.160511689580828" calcext:value-type="float">
            <text:p>0.160511689580828</text:p>
          </table:table-cell>
          <table:table-cell office:value-type="float" office:value="0.0792457131541626" calcext:value-type="float">
            <text:p>0.0792457131541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148878251277" calcext:value-type="float">
            <text:p>0.40148878251277</text:p>
          </table:table-cell>
          <table:table-cell office:value-type="float" office:value="1.42228528412075" calcext:value-type="float">
            <text:p>1.42228528412075</text:p>
          </table:table-cell>
          <table:table-cell office:value-type="float" office:value="0.473512945698353" calcext:value-type="float">
            <text:p>0.473512945698353</text:p>
          </table:table-cell>
          <table:table-cell office:value-type="float" office:value="0.145377063593837" calcext:value-type="float">
            <text:p>0.145377063593837</text:p>
          </table:table-cell>
          <table:table-cell office:value-type="float" office:value="0.110728100749254" calcext:value-type="float">
            <text:p>0.110728100749254</text:p>
          </table:table-cell>
          <table:table-cell office:value-type="float" office:value="0.0627747984234396" calcext:value-type="float">
            <text:p>0.062774798423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9495152752573" calcext:value-type="float">
            <text:p>0.399495152752573</text:p>
          </table:table-cell>
          <table:table-cell office:value-type="float" office:value="1.4222592127511" calcext:value-type="float">
            <text:p>1.4222592127511</text:p>
          </table:table-cell>
          <table:table-cell office:value-type="float" office:value="0.4735013611458" calcext:value-type="float">
            <text:p>0.4735013611458</text:p>
          </table:table-cell>
          <table:table-cell office:value-type="float" office:value="0.146277686247886" calcext:value-type="float">
            <text:p>0.146277686247886</text:p>
          </table:table-cell>
          <table:table-cell office:value-type="float" office:value="0.110725080490339" calcext:value-type="float">
            <text:p>0.110725080490339</text:p>
          </table:table-cell>
          <table:table-cell office:value-type="float" office:value="0.0627717689862352" calcext:value-type="float">
            <text:p>0.0627717689862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6259990933817" calcext:value-type="float">
            <text:p>0.396259990933817</text:p>
          </table:table-cell>
          <table:table-cell office:value-type="float" office:value="1.422265267323" calcext:value-type="float">
            <text:p>1.422265267323</text:p>
          </table:table-cell>
          <table:table-cell office:value-type="float" office:value="0.473515564884657" calcext:value-type="float">
            <text:p>0.473515564884657</text:p>
          </table:table-cell>
          <table:table-cell office:value-type="float" office:value="0.145863709444082" calcext:value-type="float">
            <text:p>0.145863709444082</text:p>
          </table:table-cell>
          <table:table-cell office:value-type="float" office:value="0.110728341253195" calcext:value-type="float">
            <text:p>0.110728341253195</text:p>
          </table:table-cell>
          <table:table-cell office:value-type="float" office:value="0.0627755796953315" calcext:value-type="float">
            <text:p>0.0627755796953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748822197648" calcext:value-type="float">
            <text:p>0.58748822197648</text:p>
          </table:table-cell>
          <table:table-cell office:value-type="float" office:value="1.4210697647712" calcext:value-type="float">
            <text:p>1.4210697647712</text:p>
          </table:table-cell>
          <table:table-cell office:value-type="float" office:value="0.473093915109204" calcext:value-type="float">
            <text:p>0.473093915109204</text:p>
          </table:table-cell>
          <table:table-cell office:value-type="float" office:value="0.143146255271966" calcext:value-type="float">
            <text:p>0.143146255271966</text:p>
          </table:table-cell>
          <table:table-cell office:value-type="float" office:value="0.110631265008722" calcext:value-type="float">
            <text:p>0.110631265008722</text:p>
          </table:table-cell>
          <table:table-cell office:value-type="float" office:value="0.0626628198491477" calcext:value-type="float">
            <text:p>0.0626628198491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2510355941517" calcext:value-type="float">
            <text:p>0.352510355941517</text:p>
          </table:table-cell>
          <table:table-cell office:value-type="float" office:value="1.44712631629731" calcext:value-type="float">
            <text:p>1.44712631629731</text:p>
          </table:table-cell>
          <table:table-cell office:value-type="float" office:value="0.501143087927904" calcext:value-type="float">
            <text:p>0.501143087927904</text:p>
          </table:table-cell>
          <table:table-cell office:value-type="float" office:value="0.167749319083756" calcext:value-type="float">
            <text:p>0.167749319083756</text:p>
          </table:table-cell>
          <table:table-cell office:value-type="float" office:value="0.128485686109863" calcext:value-type="float">
            <text:p>0.128485686109863</text:p>
          </table:table-cell>
          <table:table-cell office:value-type="float" office:value="0.0661153982219712" calcext:value-type="float">
            <text:p>0.0661153982219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799437844664" calcext:value-type="float">
            <text:p>0.99799437844664</text:p>
          </table:table-cell>
          <table:table-cell office:value-type="float" office:value="0.97392751514778" calcext:value-type="float">
            <text:p>0.97392751514778</text:p>
          </table:table-cell>
          <table:table-cell office:value-type="float" office:value="0.442788834717629" calcext:value-type="float">
            <text:p>0.442788834717629</text:p>
          </table:table-cell>
          <table:table-cell office:value-type="float" office:value="0.160718309385412" calcext:value-type="float">
            <text:p>0.160718309385412</text:p>
          </table:table-cell>
          <table:table-cell office:value-type="float" office:value="0.122445665979737" calcext:value-type="float">
            <text:p>0.122445665979737</text:p>
          </table:table-cell>
          <table:table-cell office:value-type="float" office:value="0.0646440615681268" calcext:value-type="float">
            <text:p>0.064644061568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7371693393113" calcext:value-type="float">
            <text:p>0.977371693393113</text:p>
          </table:table-cell>
          <table:table-cell office:value-type="float" office:value="0.974023100494855" calcext:value-type="float">
            <text:p>0.974023100494855</text:p>
          </table:table-cell>
          <table:table-cell office:value-type="float" office:value="0.442863720127789" calcext:value-type="float">
            <text:p>0.442863720127789</text:p>
          </table:table-cell>
          <table:table-cell office:value-type="float" office:value="0.162105649256116" calcext:value-type="float">
            <text:p>0.162105649256116</text:p>
          </table:table-cell>
          <table:table-cell office:value-type="float" office:value="0.122465141523676" calcext:value-type="float">
            <text:p>0.122465141523676</text:p>
          </table:table-cell>
          <table:table-cell office:value-type="float" office:value="0.0646664219382132" calcext:value-type="float">
            <text:p>0.064666421938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6476628539645" calcext:value-type="float">
            <text:p>0.986476628539645</text:p>
          </table:table-cell>
          <table:table-cell office:value-type="float" office:value="0.974053752851737" calcext:value-type="float">
            <text:p>0.974053752851737</text:p>
          </table:table-cell>
          <table:table-cell office:value-type="float" office:value="0.442821341430826" calcext:value-type="float">
            <text:p>0.442821341430826</text:p>
          </table:table-cell>
          <table:table-cell office:value-type="float" office:value="0.161580283463029" calcext:value-type="float">
            <text:p>0.161580283463029</text:p>
          </table:table-cell>
          <table:table-cell office:value-type="float" office:value="0.122453574600735" calcext:value-type="float">
            <text:p>0.122453574600735</text:p>
          </table:table-cell>
          <table:table-cell office:value-type="float" office:value="0.0646537948965299" calcext:value-type="float">
            <text:p>0.06465379489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7155773386418" calcext:value-type="float">
            <text:p>1.17155773386418</text:p>
          </table:table-cell>
          <table:table-cell office:value-type="float" office:value="0.973202870475425" calcext:value-type="float">
            <text:p>0.973202870475425</text:p>
          </table:table-cell>
          <table:table-cell office:value-type="float" office:value="0.442406640932863" calcext:value-type="float">
            <text:p>0.442406640932863</text:p>
          </table:table-cell>
          <table:table-cell office:value-type="float" office:value="0.158567472336267" calcext:value-type="float">
            <text:p>0.158567472336267</text:p>
          </table:table-cell>
          <table:table-cell office:value-type="float" office:value="0.122344320394376" calcext:value-type="float">
            <text:p>0.122344320394376</text:p>
          </table:table-cell>
          <table:table-cell office:value-type="float" office:value="0.0645316409182807" calcext:value-type="float">
            <text:p>0.064531640918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54283234392518" calcext:value-type="float">
            <text:p>0.954283234392518</text:p>
          </table:table-cell>
          <table:table-cell office:value-type="float" office:value="1.01052364856861" calcext:value-type="float">
            <text:p>1.01052364856861</text:p>
          </table:table-cell>
          <table:table-cell office:value-type="float" office:value="0.433461176137378" calcext:value-type="float">
            <text:p>0.433461176137378</text:p>
          </table:table-cell>
          <table:table-cell office:value-type="float" office:value="0.177552173331804" calcext:value-type="float">
            <text:p>0.177552173331804</text:p>
          </table:table-cell>
          <table:table-cell office:value-type="float" office:value="0.130067479705618" calcext:value-type="float">
            <text:p>0.130067479705618</text:p>
          </table:table-cell>
          <table:table-cell office:value-type="float" office:value="0.0546159235410869" calcext:value-type="float">
            <text:p>0.054615923541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8921352517182" calcext:value-type="float">
            <text:p>0.768921352517182</text:p>
          </table:table-cell>
          <table:table-cell office:value-type="float" office:value="1.1752447847547" calcext:value-type="float">
            <text:p>1.1752447847547</text:p>
          </table:table-cell>
          <table:table-cell office:value-type="float" office:value="0.407181702153247" calcext:value-type="float">
            <text:p>0.407181702153247</text:p>
          </table:table-cell>
          <table:table-cell office:value-type="float" office:value="0.1616964117598" calcext:value-type="float">
            <text:p>0.1616964117598</text:p>
          </table:table-cell>
          <table:table-cell office:value-type="float" office:value="0.11765709473316" calcext:value-type="float">
            <text:p>0.11765709473316</text:p>
          </table:table-cell>
          <table:table-cell office:value-type="float" office:value="0.0573479565338191" calcext:value-type="float">
            <text:p>0.0573479565338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3375851989494" calcext:value-type="float">
            <text:p>0.743375851989494</text:p>
          </table:table-cell>
          <table:table-cell office:value-type="float" office:value="1.17537436170197" calcext:value-type="float">
            <text:p>1.17537436170197</text:p>
          </table:table-cell>
          <table:table-cell office:value-type="float" office:value="0.407284739783985" calcext:value-type="float">
            <text:p>0.407284739783985</text:p>
          </table:table-cell>
          <table:table-cell office:value-type="float" office:value="0.162833385997035" calcext:value-type="float">
            <text:p>0.162833385997035</text:p>
          </table:table-cell>
          <table:table-cell office:value-type="float" office:value="0.117682956454412" calcext:value-type="float">
            <text:p>0.117682956454412</text:p>
          </table:table-cell>
          <table:table-cell office:value-type="float" office:value="0.0573775514556626" calcext:value-type="float">
            <text:p>0.0573775514556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5021979249408" calcext:value-type="float">
            <text:p>0.755021979249408</text:p>
          </table:table-cell>
          <table:table-cell office:value-type="float" office:value="1.17540531631582" calcext:value-type="float">
            <text:p>1.17540531631582</text:p>
          </table:table-cell>
          <table:table-cell office:value-type="float" office:value="0.407229207094398" calcext:value-type="float">
            <text:p>0.407229207094398</text:p>
          </table:table-cell>
          <table:table-cell office:value-type="float" office:value="0.162337422209099" calcext:value-type="float">
            <text:p>0.162337422209099</text:p>
          </table:table-cell>
          <table:table-cell office:value-type="float" office:value="0.117667307884158" calcext:value-type="float">
            <text:p>0.117667307884158</text:p>
          </table:table-cell>
          <table:table-cell office:value-type="float" office:value="0.0573616043000466" calcext:value-type="float">
            <text:p>0.0573616043000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28829472894801" calcext:value-type="float">
            <text:p>0.928829472894801</text:p>
          </table:table-cell>
          <table:table-cell office:value-type="float" office:value="1.17435630547252" calcext:value-type="float">
            <text:p>1.17435630547252</text:p>
          </table:table-cell>
          <table:table-cell office:value-type="float" office:value="0.406834872812997" calcext:value-type="float">
            <text:p>0.406834872812997</text:p>
          </table:table-cell>
          <table:table-cell office:value-type="float" office:value="0.159984303406393" calcext:value-type="float">
            <text:p>0.159984303406393</text:p>
          </table:table-cell>
          <table:table-cell office:value-type="float" office:value="0.117559045864311" calcext:value-type="float">
            <text:p>0.117559045864311</text:p>
          </table:table-cell>
          <table:table-cell office:value-type="float" office:value="0.0572496035243763" calcext:value-type="float">
            <text:p>0.0572496035243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07951490308957" calcext:value-type="float">
            <text:p>0.807951490308957</text:p>
          </table:table-cell>
          <table:table-cell office:value-type="float" office:value="1.11611826447343" calcext:value-type="float">
            <text:p>1.11611826447343</text:p>
          </table:table-cell>
          <table:table-cell office:value-type="float" office:value="0.404658348306529" calcext:value-type="float">
            <text:p>0.404658348306529</text:p>
          </table:table-cell>
          <table:table-cell office:value-type="float" office:value="0.135445577727293" calcext:value-type="float">
            <text:p>0.135445577727293</text:p>
          </table:table-cell>
          <table:table-cell office:value-type="float" office:value="0.110069244863993" calcext:value-type="float">
            <text:p>0.110069244863993</text:p>
          </table:table-cell>
          <table:table-cell office:value-type="float" office:value="0.0774158710890557" calcext:value-type="float">
            <text:p>0.0774158710890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6529107662208" calcext:value-type="float">
            <text:p>0.436529107662208</text:p>
          </table:table-cell>
          <table:table-cell office:value-type="float" office:value="1.33663545151214" calcext:value-type="float">
            <text:p>1.33663545151214</text:p>
          </table:table-cell>
          <table:table-cell office:value-type="float" office:value="0.543510200803665" calcext:value-type="float">
            <text:p>0.543510200803665</text:p>
          </table:table-cell>
          <table:table-cell office:value-type="float" office:value="0.172575034615267" calcext:value-type="float">
            <text:p>0.172575034615267</text:p>
          </table:table-cell>
          <table:table-cell office:value-type="float" office:value="0.129034497867073" calcext:value-type="float">
            <text:p>0.129034497867073</text:p>
          </table:table-cell>
          <table:table-cell office:value-type="float" office:value="0.0797841256252527" calcext:value-type="float">
            <text:p>0.0797841256252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0606896285833" calcext:value-type="float">
            <text:p>0.400606896285833</text:p>
          </table:table-cell>
          <table:table-cell office:value-type="float" office:value="1.33674415381238" calcext:value-type="float">
            <text:p>1.33674415381238</text:p>
          </table:table-cell>
          <table:table-cell office:value-type="float" office:value="0.543674478251728" calcext:value-type="float">
            <text:p>0.543674478251728</text:p>
          </table:table-cell>
          <table:table-cell office:value-type="float" office:value="0.174488972040564" calcext:value-type="float">
            <text:p>0.174488972040564</text:p>
          </table:table-cell>
          <table:table-cell office:value-type="float" office:value="0.129073513267605" calcext:value-type="float">
            <text:p>0.129073513267605</text:p>
          </table:table-cell>
          <table:table-cell office:value-type="float" office:value="0.079833612704642" calcext:value-type="float">
            <text:p>0.0798336127046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4863105000071" calcext:value-type="float">
            <text:p>0.424863105000071</text:p>
          </table:table-cell>
          <table:table-cell office:value-type="float" office:value="1.33678143450546" calcext:value-type="float">
            <text:p>1.33678143450546</text:p>
          </table:table-cell>
          <table:table-cell office:value-type="float" office:value="0.54354221803618" calcext:value-type="float">
            <text:p>0.54354221803618</text:p>
          </table:table-cell>
          <table:table-cell office:value-type="float" office:value="0.173344766251568" calcext:value-type="float">
            <text:p>0.173344766251568</text:p>
          </table:table-cell>
          <table:table-cell office:value-type="float" office:value="0.12904281627274" calcext:value-type="float">
            <text:p>0.12904281627274</text:p>
          </table:table-cell>
          <table:table-cell office:value-type="float" office:value="0.0797938316812146" calcext:value-type="float">
            <text:p>0.0797938316812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8014611839017" calcext:value-type="float">
            <text:p>0.648014611839017</text:p>
          </table:table-cell>
          <table:table-cell office:value-type="float" office:value="1.3354929729832" calcext:value-type="float">
            <text:p>1.3354929729832</text:p>
          </table:table-cell>
          <table:table-cell office:value-type="float" office:value="0.542975798722541" calcext:value-type="float">
            <text:p>0.542975798722541</text:p>
          </table:table-cell>
          <table:table-cell office:value-type="float" office:value="0.169603677991036" calcext:value-type="float">
            <text:p>0.169603677991036</text:p>
          </table:table-cell>
          <table:table-cell office:value-type="float" office:value="0.128913420070844" calcext:value-type="float">
            <text:p>0.128913420070844</text:p>
          </table:table-cell>
          <table:table-cell office:value-type="float" office:value="0.0796258344089714" calcext:value-type="float">
            <text:p>0.0796258344089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7177123042739" calcext:value-type="float">
            <text:p>0.507177123042739</text:p>
          </table:table-cell>
          <table:table-cell office:value-type="float" office:value="1.25307512794917" calcext:value-type="float">
            <text:p>1.25307512794917</text:p>
          </table:table-cell>
          <table:table-cell office:value-type="float" office:value="0.456957039538678" calcext:value-type="float">
            <text:p>0.456957039538678</text:p>
          </table:table-cell>
          <table:table-cell office:value-type="float" office:value="0.133095292355903" calcext:value-type="float">
            <text:p>0.133095292355903</text:p>
          </table:table-cell>
          <table:table-cell office:value-type="float" office:value="0.109316697513771" calcext:value-type="float">
            <text:p>0.109316697513771</text:p>
          </table:table-cell>
          <table:table-cell office:value-type="float" office:value="0.0580922794341349" calcext:value-type="float">
            <text:p>0.0580922794341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9368313402662" calcext:value-type="float">
            <text:p>0.399368313402662</text:p>
          </table:table-cell>
          <table:table-cell office:value-type="float" office:value="1.46164227639231" calcext:value-type="float">
            <text:p>1.46164227639231</text:p>
          </table:table-cell>
          <table:table-cell office:value-type="float" office:value="0.413688099734824" calcext:value-type="float">
            <text:p>0.413688099734824</text:p>
          </table:table-cell>
          <table:table-cell office:value-type="float" office:value="0.159648050030049" calcext:value-type="float">
            <text:p>0.159648050030049</text:p>
          </table:table-cell>
          <table:table-cell office:value-type="float" office:value="0.116125297311858" calcext:value-type="float">
            <text:p>0.116125297311858</text:p>
          </table:table-cell>
          <table:table-cell office:value-type="float" office:value="0.0585556904868465" calcext:value-type="float">
            <text:p>0.0585556904868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7839897611373" calcext:value-type="float">
            <text:p>0.367839897611373</text:p>
          </table:table-cell>
          <table:table-cell office:value-type="float" office:value="1.4618729633698" calcext:value-type="float">
            <text:p>1.4618729633698</text:p>
          </table:table-cell>
          <table:table-cell office:value-type="float" office:value="0.413817265090631" calcext:value-type="float">
            <text:p>0.413817265090631</text:p>
          </table:table-cell>
          <table:table-cell office:value-type="float" office:value="0.161165479161698" calcext:value-type="float">
            <text:p>0.161165479161698</text:p>
          </table:table-cell>
          <table:table-cell office:value-type="float" office:value="0.116159226695216" calcext:value-type="float">
            <text:p>0.116159226695216</text:p>
          </table:table-cell>
          <table:table-cell office:value-type="float" office:value="0.0585930302093359" calcext:value-type="float">
            <text:p>0.0585930302093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3539351103549" calcext:value-type="float">
            <text:p>0.383539351103549</text:p>
          </table:table-cell>
          <table:table-cell office:value-type="float" office:value="1.46183897085322" calcext:value-type="float">
            <text:p>1.46183897085322</text:p>
          </table:table-cell>
          <table:table-cell office:value-type="float" office:value="0.413742146495058" calcext:value-type="float">
            <text:p>0.413742146495058</text:p>
          </table:table-cell>
          <table:table-cell office:value-type="float" office:value="0.160365847865901" calcext:value-type="float">
            <text:p>0.160365847865901</text:p>
          </table:table-cell>
          <table:table-cell office:value-type="float" office:value="0.116139182096184" calcext:value-type="float">
            <text:p>0.116139182096184</text:p>
          </table:table-cell>
          <table:table-cell office:value-type="float" office:value="0.0585713088424015" calcext:value-type="float">
            <text:p>0.0585713088424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5274533625944" calcext:value-type="float">
            <text:p>0.565274533625944</text:p>
          </table:table-cell>
          <table:table-cell office:value-type="float" office:value="1.4605443572469" calcext:value-type="float">
            <text:p>1.4605443572469</text:p>
          </table:table-cell>
          <table:table-cell office:value-type="float" office:value="0.413330659646912" calcext:value-type="float">
            <text:p>0.413330659646912</text:p>
          </table:table-cell>
          <table:table-cell office:value-type="float" office:value="0.157784271969169" calcext:value-type="float">
            <text:p>0.157784271969169</text:p>
          </table:table-cell>
          <table:table-cell office:value-type="float" office:value="0.116031075600081" calcext:value-type="float">
            <text:p>0.116031075600081</text:p>
          </table:table-cell>
          <table:table-cell office:value-type="float" office:value="0.0584537824617271" calcext:value-type="float">
            <text:p>0.0584537824617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4302705078785" calcext:value-type="float">
            <text:p>0.444302705078785</text:p>
          </table:table-cell>
          <table:table-cell office:value-type="float" office:value="1.41097188841846" calcext:value-type="float">
            <text:p>1.41097188841846</text:p>
          </table:table-cell>
          <table:table-cell office:value-type="float" office:value="0.436659380378671" calcext:value-type="float">
            <text:p>0.436659380378671</text:p>
          </table:table-cell>
          <table:table-cell office:value-type="float" office:value="0.155869928868038" calcext:value-type="float">
            <text:p>0.155869928868038</text:p>
          </table:table-cell>
          <table:table-cell office:value-type="float" office:value="0.118201272987613" calcext:value-type="float">
            <text:p>0.118201272987613</text:p>
          </table:table-cell>
          <table:table-cell office:value-type="float" office:value="0.0743036529230642" calcext:value-type="float">
            <text:p>0.0743036529230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8566334969429" calcext:value-type="float">
            <text:p>0.338566334969429</text:p>
          </table:table-cell>
          <table:table-cell office:value-type="float" office:value="1.43039570911442" calcext:value-type="float">
            <text:p>1.43039570911442</text:p>
          </table:table-cell>
          <table:table-cell office:value-type="float" office:value="0.436951695266318" calcext:value-type="float">
            <text:p>0.436951695266318</text:p>
          </table:table-cell>
          <table:table-cell office:value-type="float" office:value="0.154517336132755" calcext:value-type="float">
            <text:p>0.154517336132755</text:p>
          </table:table-cell>
          <table:table-cell office:value-type="float" office:value="0.122218165904212" calcext:value-type="float">
            <text:p>0.122218165904212</text:p>
          </table:table-cell>
          <table:table-cell office:value-type="float" office:value="0.0603573864796059" calcext:value-type="float">
            <text:p>0.0603573864796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1933102499382" calcext:value-type="float">
            <text:p>0.321933102499382</text:p>
          </table:table-cell>
          <table:table-cell office:value-type="float" office:value="1.43053231386426" calcext:value-type="float">
            <text:p>1.43053231386426</text:p>
          </table:table-cell>
          <table:table-cell office:value-type="float" office:value="0.437010322477704" calcext:value-type="float">
            <text:p>0.437010322477704</text:p>
          </table:table-cell>
          <table:table-cell office:value-type="float" office:value="0.155468220144843" calcext:value-type="float">
            <text:p>0.155468220144843</text:p>
          </table:table-cell>
          <table:table-cell office:value-type="float" office:value="0.122235548939046" calcext:value-type="float">
            <text:p>0.122235548939046</text:p>
          </table:table-cell>
          <table:table-cell office:value-type="float" office:value="0.0603739376074455" calcext:value-type="float">
            <text:p>0.0603739376074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7100889988578" calcext:value-type="float">
            <text:p>0.317100889988578</text:p>
          </table:table-cell>
          <table:table-cell office:value-type="float" office:value="1.43053876361404" calcext:value-type="float">
            <text:p>1.43053876361404</text:p>
          </table:table-cell>
          <table:table-cell office:value-type="float" office:value="0.437032436198273" calcext:value-type="float">
            <text:p>0.437032436198273</text:p>
          </table:table-cell>
          <table:table-cell office:value-type="float" office:value="0.155311495296809" calcext:value-type="float">
            <text:p>0.155311495296809</text:p>
          </table:table-cell>
          <table:table-cell office:value-type="float" office:value="0.122241565828083" calcext:value-type="float">
            <text:p>0.122241565828083</text:p>
          </table:table-cell>
          <table:table-cell office:value-type="float" office:value="0.0603801543763074" calcext:value-type="float">
            <text:p>0.0603801543763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3215192392288" calcext:value-type="float">
            <text:p>0.513215192392288</text:p>
          </table:table-cell>
          <table:table-cell office:value-type="float" office:value="1.42915584923586" calcext:value-type="float">
            <text:p>1.42915584923586</text:p>
          </table:table-cell>
          <table:table-cell office:value-type="float" office:value="0.436578843853127" calcext:value-type="float">
            <text:p>0.436578843853127</text:p>
          </table:table-cell>
          <table:table-cell office:value-type="float" office:value="0.152498639718791" calcext:value-type="float">
            <text:p>0.152498639718791</text:p>
          </table:table-cell>
          <table:table-cell office:value-type="float" office:value="0.122117879895531" calcext:value-type="float">
            <text:p>0.122117879895531</text:p>
          </table:table-cell>
          <table:table-cell office:value-type="float" office:value="0.0602536048161096" calcext:value-type="float">
            <text:p>0.060253604816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4134302497376" calcext:value-type="float">
            <text:p>0.394134302497376</text:p>
          </table:table-cell>
          <table:table-cell office:value-type="float" office:value="1.39384427393725" calcext:value-type="float">
            <text:p>1.39384427393725</text:p>
          </table:table-cell>
          <table:table-cell office:value-type="float" office:value="0.386752709812779" calcext:value-type="float">
            <text:p>0.386752709812779</text:p>
          </table:table-cell>
          <table:table-cell office:value-type="float" office:value="0.138380402640538" calcext:value-type="float">
            <text:p>0.138380402640538</text:p>
          </table:table-cell>
          <table:table-cell office:value-type="float" office:value="0.111739418280654" calcext:value-type="float">
            <text:p>0.111739418280654</text:p>
          </table:table-cell>
          <table:table-cell office:value-type="float" office:value="0.0478684715054915" calcext:value-type="float">
            <text:p>0.0478684715054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5614942490585" calcext:value-type="float">
            <text:p>0.555614942490585</text:p>
          </table:table-cell>
          <table:table-cell office:value-type="float" office:value="1.26575872456163" calcext:value-type="float">
            <text:p>1.26575872456163</text:p>
          </table:table-cell>
          <table:table-cell office:value-type="float" office:value="0.338036714645576" calcext:value-type="float">
            <text:p>0.338036714645576</text:p>
          </table:table-cell>
          <table:table-cell office:value-type="float" office:value="0.163905319864165" calcext:value-type="float">
            <text:p>0.163905319864165</text:p>
          </table:table-cell>
          <table:table-cell office:value-type="float" office:value="0.119131333671135" calcext:value-type="float">
            <text:p>0.119131333671135</text:p>
          </table:table-cell>
          <table:table-cell office:value-type="float" office:value="0.0493394305151429" calcext:value-type="float">
            <text:p>0.0493394305151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42192113715" calcext:value-type="float">
            <text:p>0.5442192113715</text:p>
          </table:table-cell>
          <table:table-cell office:value-type="float" office:value="1.26584030685778" calcext:value-type="float">
            <text:p>1.26584030685778</text:p>
          </table:table-cell>
          <table:table-cell office:value-type="float" office:value="0.338063864785525" calcext:value-type="float">
            <text:p>0.338063864785525</text:p>
          </table:table-cell>
          <table:table-cell office:value-type="float" office:value="0.164741398735305" calcext:value-type="float">
            <text:p>0.164741398735305</text:p>
          </table:table-cell>
          <table:table-cell office:value-type="float" office:value="0.119139935139789" calcext:value-type="float">
            <text:p>0.119139935139789</text:p>
          </table:table-cell>
          <table:table-cell office:value-type="float" office:value="0.0493475073241653" calcext:value-type="float">
            <text:p>0.0493475073241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2936391337559" calcext:value-type="float">
            <text:p>0.532936391337559</text:p>
          </table:table-cell>
          <table:table-cell office:value-type="float" office:value="1.26585148483503" calcext:value-type="float">
            <text:p>1.26585148483503</text:p>
          </table:table-cell>
          <table:table-cell office:value-type="float" office:value="0.338103086809381" calcext:value-type="float">
            <text:p>0.338103086809381</text:p>
          </table:table-cell>
          <table:table-cell office:value-type="float" office:value="0.164703026628027" calcext:value-type="float">
            <text:p>0.164703026628027</text:p>
          </table:table-cell>
          <table:table-cell office:value-type="float" office:value="0.119152995240221" calcext:value-type="float">
            <text:p>0.119152995240221</text:p>
          </table:table-cell>
          <table:table-cell office:value-type="float" office:value="0.0493591280576438" calcext:value-type="float">
            <text:p>0.0493591280576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89083814027258" calcext:value-type="float">
            <text:p>0.689083814027258</text:p>
          </table:table-cell>
          <table:table-cell office:value-type="float" office:value="1.26491551086221" calcext:value-type="float">
            <text:p>1.26491551086221</text:p>
          </table:table-cell>
          <table:table-cell office:value-type="float" office:value="0.337822068741947" calcext:value-type="float">
            <text:p>0.337822068741947</text:p>
          </table:table-cell>
          <table:table-cell office:value-type="float" office:value="0.162645600214351" calcext:value-type="float">
            <text:p>0.162645600214351</text:p>
          </table:table-cell>
          <table:table-cell office:value-type="float" office:value="0.119061558462355" calcext:value-type="float">
            <text:p>0.119061558462355</text:p>
          </table:table-cell>
          <table:table-cell office:value-type="float" office:value="0.0492764131848259" calcext:value-type="float">
            <text:p>0.0492764131848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03856187544842" calcext:value-type="float">
            <text:p>0.503856187544842</text:p>
          </table:table-cell>
          <table:table-cell office:value-type="float" office:value="1.29807713593267" calcext:value-type="float">
            <text:p>1.29807713593267</text:p>
          </table:table-cell>
          <table:table-cell office:value-type="float" office:value="0.377015564945188" calcext:value-type="float">
            <text:p>0.377015564945188</text:p>
          </table:table-cell>
          <table:table-cell office:value-type="float" office:value="0.222129975412529" calcext:value-type="float">
            <text:p>0.222129975412529</text:p>
          </table:table-cell>
          <table:table-cell office:value-type="float" office:value="0.160830366494319" calcext:value-type="float">
            <text:p>0.160830366494319</text:p>
          </table:table-cell>
          <table:table-cell office:value-type="float" office:value="0.043508483714713" calcext:value-type="float">
            <text:p>0.043508483714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0552651905743" calcext:value-type="float">
            <text:p>0.760552651905743</text:p>
          </table:table-cell>
          <table:table-cell office:value-type="float" office:value="1.10706632221363" calcext:value-type="float">
            <text:p>1.10706632221363</text:p>
          </table:table-cell>
          <table:table-cell office:value-type="float" office:value="0.477891077249487" calcext:value-type="float">
            <text:p>0.477891077249487</text:p>
          </table:table-cell>
          <table:table-cell office:value-type="float" office:value="0.164030597884635" calcext:value-type="float">
            <text:p>0.164030597884635</text:p>
          </table:table-cell>
          <table:table-cell office:value-type="float" office:value="0.130741748211942" calcext:value-type="float">
            <text:p>0.130741748211942</text:p>
          </table:table-cell>
          <table:table-cell office:value-type="float" office:value="0.0721081950991193" calcext:value-type="float">
            <text:p>0.0721081950991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0018760931805" calcext:value-type="float">
            <text:p>0.770018760931805</text:p>
          </table:table-cell>
          <table:table-cell office:value-type="float" office:value="1.10698846417867" calcext:value-type="float">
            <text:p>1.10698846417867</text:p>
          </table:table-cell>
          <table:table-cell office:value-type="float" office:value="0.477828343559164" calcext:value-type="float">
            <text:p>0.477828343559164</text:p>
          </table:table-cell>
          <table:table-cell office:value-type="float" office:value="0.164827134335128" calcext:value-type="float">
            <text:p>0.164827134335128</text:p>
          </table:table-cell>
          <table:table-cell office:value-type="float" office:value="0.130724345459152" calcext:value-type="float">
            <text:p>0.130724345459152</text:p>
          </table:table-cell>
          <table:table-cell office:value-type="float" office:value="0.0720890676875493" calcext:value-type="float">
            <text:p>0.0720890676875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8768904172071" calcext:value-type="float">
            <text:p>0.758768904172071</text:p>
          </table:table-cell>
          <table:table-cell office:value-type="float" office:value="1.10698025337296" calcext:value-type="float">
            <text:p>1.10698025337296</text:p>
          </table:table-cell>
          <table:table-cell office:value-type="float" office:value="0.477874448885481" calcext:value-type="float">
            <text:p>0.477874448885481</text:p>
          </table:table-cell>
          <table:table-cell office:value-type="float" office:value="0.164664502510424" calcext:value-type="float">
            <text:p>0.164664502510424</text:p>
          </table:table-cell>
          <table:table-cell office:value-type="float" office:value="0.130736772527592" calcext:value-type="float">
            <text:p>0.130736772527592</text:p>
          </table:table-cell>
          <table:table-cell office:value-type="float" office:value="0.0721031924356141" calcext:value-type="float">
            <text:p>0.0721031924356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46851686531632" calcext:value-type="float">
            <text:p>0.946851686531632</text:p>
          </table:table-cell>
          <table:table-cell office:value-type="float" office:value="1.10609689578076" calcext:value-type="float">
            <text:p>1.10609689578076</text:p>
          </table:table-cell>
          <table:table-cell office:value-type="float" office:value="0.477477770040799" calcext:value-type="float">
            <text:p>0.477477770040799</text:p>
          </table:table-cell>
          <table:table-cell office:value-type="float" office:value="0.161464059516284" calcext:value-type="float">
            <text:p>0.161464059516284</text:p>
          </table:table-cell>
          <table:table-cell office:value-type="float" office:value="0.130629916544356" calcext:value-type="float">
            <text:p>0.130629916544356</text:p>
          </table:table-cell>
          <table:table-cell office:value-type="float" office:value="0.0719824822255069" calcext:value-type="float">
            <text:p>0.0719824822255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5820165733368" calcext:value-type="float">
            <text:p>0.835820165733368</text:p>
          </table:table-cell>
          <table:table-cell office:value-type="float" office:value="1.04970510146546" calcext:value-type="float">
            <text:p>1.04970510146546</text:p>
          </table:table-cell>
          <table:table-cell office:value-type="float" office:value="0.500580917613112" calcext:value-type="float">
            <text:p>0.500580917613112</text:p>
          </table:table-cell>
          <table:table-cell office:value-type="float" office:value="0.1802018288131" calcext:value-type="float">
            <text:p>0.1802018288131</text:p>
          </table:table-cell>
          <table:table-cell office:value-type="float" office:value="0.147347650285793" calcext:value-type="float">
            <text:p>0.147347650285793</text:p>
          </table:table-cell>
          <table:table-cell office:value-type="float" office:value="0.0757521808291197" calcext:value-type="float">
            <text:p>0.075752180829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3993470731329" calcext:value-type="float">
            <text:p>0.213993470731329</text:p>
          </table:table-cell>
          <table:table-cell office:value-type="float" office:value="1.46046569547802" calcext:value-type="float">
            <text:p>1.46046569547802</text:p>
          </table:table-cell>
          <table:table-cell office:value-type="float" office:value="0.532251888113366" calcext:value-type="float">
            <text:p>0.532251888113366</text:p>
          </table:table-cell>
          <table:table-cell office:value-type="float" office:value="0.179274558006497" calcext:value-type="float">
            <text:p>0.179274558006497</text:p>
          </table:table-cell>
          <table:table-cell office:value-type="float" office:value="0.139801253783408" calcext:value-type="float">
            <text:p>0.139801253783408</text:p>
          </table:table-cell>
          <table:table-cell office:value-type="float" office:value="0.0765046141938576" calcext:value-type="float">
            <text:p>0.0765046141938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11596147473345" calcext:value-type="float">
            <text:p>0.211596147473345</text:p>
          </table:table-cell>
          <table:table-cell office:value-type="float" office:value="1.46049115559607" calcext:value-type="float">
            <text:p>1.46049115559607</text:p>
          </table:table-cell>
          <table:table-cell office:value-type="float" office:value="0.532238751125148" calcext:value-type="float">
            <text:p>0.532238751125148</text:p>
          </table:table-cell>
          <table:table-cell office:value-type="float" office:value="0.1801374566357" calcext:value-type="float">
            <text:p>0.1801374566357</text:p>
          </table:table-cell>
          <table:table-cell office:value-type="float" office:value="0.139800467196466" calcext:value-type="float">
            <text:p>0.139800467196466</text:p>
          </table:table-cell>
          <table:table-cell office:value-type="float" office:value="0.0765008916549954" calcext:value-type="float">
            <text:p>0.0765008916549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11466961266522" calcext:value-type="float">
            <text:p>0.211466961266522</text:p>
          </table:table-cell>
          <table:table-cell office:value-type="float" office:value="1.4604911676379" calcext:value-type="float">
            <text:p>1.4604911676379</text:p>
          </table:table-cell>
          <table:table-cell office:value-type="float" office:value="0.532239378733426" calcext:value-type="float">
            <text:p>0.532239378733426</text:p>
          </table:table-cell>
          <table:table-cell office:value-type="float" office:value="0.179762473684641" calcext:value-type="float">
            <text:p>0.179762473684641</text:p>
          </table:table-cell>
          <table:table-cell office:value-type="float" office:value="0.139800630035149" calcext:value-type="float">
            <text:p>0.139800630035149</text:p>
          </table:table-cell>
          <table:table-cell office:value-type="float" office:value="0.0765010546948395" calcext:value-type="float">
            <text:p>0.076501054694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5736076532907" calcext:value-type="float">
            <text:p>0.425736076532907</text:p>
          </table:table-cell>
          <table:table-cell office:value-type="float" office:value="1.45912490283298" calcext:value-type="float">
            <text:p>1.45912490283298</text:p>
          </table:table-cell>
          <table:table-cell office:value-type="float" office:value="0.531721554123671" calcext:value-type="float">
            <text:p>0.531721554123671</text:p>
          </table:table-cell>
          <table:table-cell office:value-type="float" office:value="0.176498552183807" calcext:value-type="float">
            <text:p>0.176498552183807</text:p>
          </table:table-cell>
          <table:table-cell office:value-type="float" office:value="0.139664750944449" calcext:value-type="float">
            <text:p>0.139664750944449</text:p>
          </table:table-cell>
          <table:table-cell office:value-type="float" office:value="0.0763507655791999" calcext:value-type="float">
            <text:p>0.07635076557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29413898298047" calcext:value-type="float">
            <text:p>0.229413898298047</text:p>
          </table:table-cell>
          <table:table-cell office:value-type="float" office:value="1.45007748718246" calcext:value-type="float">
            <text:p>1.45007748718246</text:p>
          </table:table-cell>
          <table:table-cell office:value-type="float" office:value="0.502702011367087" calcext:value-type="float">
            <text:p>0.502702011367087</text:p>
          </table:table-cell>
          <table:table-cell office:value-type="float" office:value="0.154617689878646" calcext:value-type="float">
            <text:p>0.154617689878646</text:p>
          </table:table-cell>
          <table:table-cell office:value-type="float" office:value="0.130402070720356" calcext:value-type="float">
            <text:p>0.130402070720356</text:p>
          </table:table-cell>
          <table:table-cell office:value-type="float" office:value="0.0776093864581412" calcext:value-type="float">
            <text:p>0.07760938645814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0453149355368" calcext:value-type="float">
            <text:p>0.610453149355368</text:p>
          </table:table-cell>
          <table:table-cell office:value-type="float" office:value="1.20354057593289" calcext:value-type="float">
            <text:p>1.20354057593289</text:p>
          </table:table-cell>
          <table:table-cell office:value-type="float" office:value="0.421570825865113" calcext:value-type="float">
            <text:p>0.421570825865113</text:p>
          </table:table-cell>
          <table:table-cell office:value-type="float" office:value="0.13478966411534" calcext:value-type="float">
            <text:p>0.13478966411534</text:p>
          </table:table-cell>
          <table:table-cell office:value-type="float" office:value="0.105143376471886" calcext:value-type="float">
            <text:p>0.105143376471886</text:p>
          </table:table-cell>
          <table:table-cell office:value-type="float" office:value="0.0531561118574051" calcext:value-type="float">
            <text:p>0.0531561118574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5864158701625" calcext:value-type="float">
            <text:p>0.635864158701625</text:p>
          </table:table-cell>
          <table:table-cell office:value-type="float" office:value="1.20337322176305" calcext:value-type="float">
            <text:p>1.20337322176305</text:p>
          </table:table-cell>
          <table:table-cell office:value-type="float" office:value="0.421464720330304" calcext:value-type="float">
            <text:p>0.421464720330304</text:p>
          </table:table-cell>
          <table:table-cell office:value-type="float" office:value="0.134918809810992" calcext:value-type="float">
            <text:p>0.134918809810992</text:p>
          </table:table-cell>
          <table:table-cell office:value-type="float" office:value="0.105117015412433" calcext:value-type="float">
            <text:p>0.105117015412433</text:p>
          </table:table-cell>
          <table:table-cell office:value-type="float" office:value="0.053129045035014" calcext:value-type="float">
            <text:p>0.0531290450350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6278569783217" calcext:value-type="float">
            <text:p>0.616278569783217</text:p>
          </table:table-cell>
          <table:table-cell office:value-type="float" office:value="1.20338982064432" calcext:value-type="float">
            <text:p>1.20338982064432</text:p>
          </table:table-cell>
          <table:table-cell office:value-type="float" office:value="0.421532274871575" calcext:value-type="float">
            <text:p>0.421532274871575</text:p>
          </table:table-cell>
          <table:table-cell office:value-type="float" office:value="0.134971593197047" calcext:value-type="float">
            <text:p>0.134971593197047</text:p>
          </table:table-cell>
          <table:table-cell office:value-type="float" office:value="0.105133464003936" calcext:value-type="float">
            <text:p>0.105133464003936</text:p>
          </table:table-cell>
          <table:table-cell office:value-type="float" office:value="0.053146293279295" calcext:value-type="float">
            <text:p>0.0531462932792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8984611251341" calcext:value-type="float">
            <text:p>0.778984611251341</text:p>
          </table:table-cell>
          <table:table-cell office:value-type="float" office:value="1.20258195468005" calcext:value-type="float">
            <text:p>1.20258195468005</text:p>
          </table:table-cell>
          <table:table-cell office:value-type="float" office:value="0.421233596581114" calcext:value-type="float">
            <text:p>0.421233596581114</text:p>
          </table:table-cell>
          <table:table-cell office:value-type="float" office:value="0.132995985585001" calcext:value-type="float">
            <text:p>0.132995985585001</text:p>
          </table:table-cell>
          <table:table-cell office:value-type="float" office:value="0.105060969480034" calcext:value-type="float">
            <text:p>0.105060969480034</text:p>
          </table:table-cell>
          <table:table-cell office:value-type="float" office:value="0.0530704447818475" calcext:value-type="float">
            <text:p>0.0530704447818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54923535293754" calcext:value-type="float">
            <text:p>0.654923535293754</text:p>
          </table:table-cell>
          <table:table-cell office:value-type="float" office:value="1.16991002340413" calcext:value-type="float">
            <text:p>1.16991002340413</text:p>
          </table:table-cell>
          <table:table-cell office:value-type="float" office:value="0.449860144614271" calcext:value-type="float">
            <text:p>0.449860144614271</text:p>
          </table:table-cell>
          <table:table-cell office:value-type="float" office:value="0.150073861731307" calcext:value-type="float">
            <text:p>0.150073861731307</text:p>
          </table:table-cell>
          <table:table-cell office:value-type="float" office:value="0.121286131441146" calcext:value-type="float">
            <text:p>0.121286131441146</text:p>
          </table:table-cell>
          <table:table-cell office:value-type="float" office:value="0.0556912438209242" calcext:value-type="float">
            <text:p>0.0556912438209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0572055848931" calcext:value-type="float">
            <text:p>0.340572055848931</text:p>
          </table:table-cell>
          <table:table-cell office:value-type="float" office:value="1.52107882519495" calcext:value-type="float">
            <text:p>1.52107882519495</text:p>
          </table:table-cell>
          <table:table-cell office:value-type="float" office:value="0.469391234282659" calcext:value-type="float">
            <text:p>0.469391234282659</text:p>
          </table:table-cell>
          <table:table-cell office:value-type="float" office:value="0.155102211620535" calcext:value-type="float">
            <text:p>0.155102211620535</text:p>
          </table:table-cell>
          <table:table-cell office:value-type="float" office:value="0.115650060421279" calcext:value-type="float">
            <text:p>0.115650060421279</text:p>
          </table:table-cell>
          <table:table-cell office:value-type="float" office:value="0.0630671737264392" calcext:value-type="float">
            <text:p>0.063067173726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890684822127" calcext:value-type="float">
            <text:p>0.33890684822127</text:p>
          </table:table-cell>
          <table:table-cell office:value-type="float" office:value="1.52105387664274" calcext:value-type="float">
            <text:p>1.52105387664274</text:p>
          </table:table-cell>
          <table:table-cell office:value-type="float" office:value="0.469379045032222" calcext:value-type="float">
            <text:p>0.469379045032222</text:p>
          </table:table-cell>
          <table:table-cell office:value-type="float" office:value="0.15585282849413" calcext:value-type="float">
            <text:p>0.15585282849413</text:p>
          </table:table-cell>
          <table:table-cell office:value-type="float" office:value="0.11564673515584" calcext:value-type="float">
            <text:p>0.11564673515584</text:p>
          </table:table-cell>
          <table:table-cell office:value-type="float" office:value="0.0630639368762179" calcext:value-type="float">
            <text:p>0.0630639368762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5442129899465" calcext:value-type="float">
            <text:p>0.335442129899465</text:p>
          </table:table-cell>
          <table:table-cell office:value-type="float" office:value="1.52106217107673" calcext:value-type="float">
            <text:p>1.52106217107673</text:p>
          </table:table-cell>
          <table:table-cell office:value-type="float" office:value="0.469395221930257" calcext:value-type="float">
            <text:p>0.469395221930257</text:p>
          </table:table-cell>
          <table:table-cell office:value-type="float" office:value="0.155517944890888" calcext:value-type="float">
            <text:p>0.155517944890888</text:p>
          </table:table-cell>
          <table:table-cell office:value-type="float" office:value="0.115650562789841" calcext:value-type="float">
            <text:p>0.115650562789841</text:p>
          </table:table-cell>
          <table:table-cell office:value-type="float" office:value="0.0630683372298455" calcext:value-type="float">
            <text:p>0.0630683372298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5039233859509" calcext:value-type="float">
            <text:p>0.525039233859509</text:p>
          </table:table-cell>
          <table:table-cell office:value-type="float" office:value="1.51974800066129" calcext:value-type="float">
            <text:p>1.51974800066129</text:p>
          </table:table-cell>
          <table:table-cell office:value-type="float" office:value="0.468950267481059" calcext:value-type="float">
            <text:p>0.468950267481059</text:p>
          </table:table-cell>
          <table:table-cell office:value-type="float" office:value="0.152977045795187" calcext:value-type="float">
            <text:p>0.152977045795187</text:p>
          </table:table-cell>
          <table:table-cell office:value-type="float" office:value="0.115545897569315" calcext:value-type="float">
            <text:p>0.115545897569315</text:p>
          </table:table-cell>
          <table:table-cell office:value-type="float" office:value="0.06294776232283" calcext:value-type="float">
            <text:p>0.062947762322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91671837285351" calcext:value-type="float">
            <text:p>0.291671837285351</text:p>
          </table:table-cell>
          <table:table-cell office:value-type="float" office:value="1.56512251955416" calcext:value-type="float">
            <text:p>1.56512251955416</text:p>
          </table:table-cell>
          <table:table-cell office:value-type="float" office:value="0.514040823731536" calcext:value-type="float">
            <text:p>0.514040823731536</text:p>
          </table:table-cell>
          <table:table-cell office:value-type="float" office:value="0.22801881809951" calcext:value-type="float">
            <text:p>0.22801881809951</text:p>
          </table:table-cell>
          <table:table-cell office:value-type="float" office:value="0.172391369816058" calcext:value-type="float">
            <text:p>0.172391369816058</text:p>
          </table:table-cell>
          <table:table-cell office:value-type="float" office:value="0.104670346142366" calcext:value-type="float">
            <text:p>0.10467034614236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5646072988771" calcext:value-type="float">
            <text:p>0.225646072988771</text:p>
          </table:table-cell>
          <table:table-cell office:value-type="float" office:value="1.44949688617347" calcext:value-type="float">
            <text:p>1.44949688617347</text:p>
          </table:table-cell>
          <table:table-cell office:value-type="float" office:value="0.665331436586122" calcext:value-type="float">
            <text:p>0.665331436586122</text:p>
          </table:table-cell>
          <table:table-cell office:value-type="float" office:value="0.177848186393324" calcext:value-type="float">
            <text:p>0.177848186393324</text:p>
          </table:table-cell>
          <table:table-cell office:value-type="float" office:value="0.143249369827288" calcext:value-type="float">
            <text:p>0.143249369827288</text:p>
          </table:table-cell>
          <table:table-cell office:value-type="float" office:value="0.0898295740166824" calcext:value-type="float">
            <text:p>0.0898295740166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45751776064755" calcext:value-type="float">
            <text:p>0.245751776064755</text:p>
          </table:table-cell>
          <table:table-cell office:value-type="float" office:value="1.44929027325459" calcext:value-type="float">
            <text:p>1.44929027325459</text:p>
          </table:table-cell>
          <table:table-cell office:value-type="float" office:value="0.665174026788152" calcext:value-type="float">
            <text:p>0.665174026788152</text:p>
          </table:table-cell>
          <table:table-cell office:value-type="float" office:value="0.178139164727516" calcext:value-type="float">
            <text:p>0.178139164727516</text:p>
          </table:table-cell>
          <table:table-cell office:value-type="float" office:value="0.143216525698243" calcext:value-type="float">
            <text:p>0.143216525698243</text:p>
          </table:table-cell>
          <table:table-cell office:value-type="float" office:value="0.089786305605836" calcext:value-type="float">
            <text:p>0.0897863056058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41975198684764" calcext:value-type="float">
            <text:p>0.241975198684764</text:p>
          </table:table-cell>
          <table:table-cell office:value-type="float" office:value="1.44928983930729" calcext:value-type="float">
            <text:p>1.44928983930729</text:p>
          </table:table-cell>
          <table:table-cell office:value-type="float" office:value="0.665195175718663" calcext:value-type="float">
            <text:p>0.665195175718663</text:p>
          </table:table-cell>
          <table:table-cell office:value-type="float" office:value="0.177783024103282" calcext:value-type="float">
            <text:p>0.177783024103282</text:p>
          </table:table-cell>
          <table:table-cell office:value-type="float" office:value="0.143221088809609" calcext:value-type="float">
            <text:p>0.143221088809609</text:p>
          </table:table-cell>
          <table:table-cell office:value-type="float" office:value="0.0897921108315397" calcext:value-type="float">
            <text:p>0.089792110831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3031209271089" calcext:value-type="float">
            <text:p>0.493031209271089</text:p>
          </table:table-cell>
          <table:table-cell office:value-type="float" office:value="1.4477696008276" calcext:value-type="float">
            <text:p>1.4477696008276</text:p>
          </table:table-cell>
          <table:table-cell office:value-type="float" office:value="0.664490620760824" calcext:value-type="float">
            <text:p>0.664490620760824</text:p>
          </table:table-cell>
          <table:table-cell office:value-type="float" office:value="0.173929344081243" calcext:value-type="float">
            <text:p>0.173929344081243</text:p>
          </table:table-cell>
          <table:table-cell office:value-type="float" office:value="0.14306561495604" calcext:value-type="float">
            <text:p>0.14306561495604</text:p>
          </table:table-cell>
          <table:table-cell office:value-type="float" office:value="0.0895998970250233" calcext:value-type="float">
            <text:p>0.0895998970250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4025936792167" calcext:value-type="float">
            <text:p>0.284025936792167</text:p>
          </table:table-cell>
          <table:table-cell office:value-type="float" office:value="1.40128894082117" calcext:value-type="float">
            <text:p>1.40128894082117</text:p>
          </table:table-cell>
          <table:table-cell office:value-type="float" office:value="0.666705240504377" calcext:value-type="float">
            <text:p>0.666705240504377</text:p>
          </table:table-cell>
          <table:table-cell office:value-type="float" office:value="0.168020952455789" calcext:value-type="float">
            <text:p>0.168020952455789</text:p>
          </table:table-cell>
          <table:table-cell office:value-type="float" office:value="0.142952471271596" calcext:value-type="float">
            <text:p>0.142952471271596</text:p>
          </table:table-cell>
          <table:table-cell office:value-type="float" office:value="0.109030349722589" calcext:value-type="float">
            <text:p>0.10903034972258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2213661108951" calcext:value-type="float">
            <text:p>0.632213661108951</text:p>
          </table:table-cell>
          <table:table-cell office:value-type="float" office:value="1.24814927947896" calcext:value-type="float">
            <text:p>1.24814927947896</text:p>
          </table:table-cell>
          <table:table-cell office:value-type="float" office:value="0.514342597121772" calcext:value-type="float">
            <text:p>0.514342597121772</text:p>
          </table:table-cell>
          <table:table-cell office:value-type="float" office:value="0.181739219795784" calcext:value-type="float">
            <text:p>0.181739219795784</text:p>
          </table:table-cell>
          <table:table-cell office:value-type="float" office:value="0.132203117914273" calcext:value-type="float">
            <text:p>0.132203117914273</text:p>
          </table:table-cell>
          <table:table-cell office:value-type="float" office:value="0.072457929500911" calcext:value-type="float">
            <text:p>0.0724579295009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0277539935364" calcext:value-type="float">
            <text:p>0.680277539935364</text:p>
          </table:table-cell>
          <table:table-cell office:value-type="float" office:value="1.24779482853797" calcext:value-type="float">
            <text:p>1.24779482853797</text:p>
          </table:table-cell>
          <table:table-cell office:value-type="float" office:value="0.514093007401985" calcext:value-type="float">
            <text:p>0.514093007401985</text:p>
          </table:table-cell>
          <table:table-cell office:value-type="float" office:value="0.181295637318936" calcext:value-type="float">
            <text:p>0.181295637318936</text:p>
          </table:table-cell>
          <table:table-cell office:value-type="float" office:value="0.132140898563327" calcext:value-type="float">
            <text:p>0.132140898563327</text:p>
          </table:table-cell>
          <table:table-cell office:value-type="float" office:value="0.072386689654306" calcext:value-type="float">
            <text:p>0.0723866896543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8666548629703" calcext:value-type="float">
            <text:p>0.658666548629703</text:p>
          </table:table-cell>
          <table:table-cell office:value-type="float" office:value="1.24779188227156" calcext:value-type="float">
            <text:p>1.24779188227156</text:p>
          </table:table-cell>
          <table:table-cell office:value-type="float" office:value="0.514184859383714" calcext:value-type="float">
            <text:p>0.514184859383714</text:p>
          </table:table-cell>
          <table:table-cell office:value-type="float" office:value="0.181461679886921" calcext:value-type="float">
            <text:p>0.181461679886921</text:p>
          </table:table-cell>
          <table:table-cell office:value-type="float" office:value="0.13216394344803" calcext:value-type="float">
            <text:p>0.13216394344803</text:p>
          </table:table-cell>
          <table:table-cell office:value-type="float" office:value="0.0724128725595688" calcext:value-type="float">
            <text:p>0.0724128725595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4978098812565" calcext:value-type="float">
            <text:p>0.834978098812565</text:p>
          </table:table-cell>
          <table:table-cell office:value-type="float" office:value="1.2468761423436" calcext:value-type="float">
            <text:p>1.2468761423436</text:p>
          </table:table-cell>
          <table:table-cell office:value-type="float" office:value="0.513785586977624" calcext:value-type="float">
            <text:p>0.513785586977624</text:p>
          </table:table-cell>
          <table:table-cell office:value-type="float" office:value="0.179291086777834" calcext:value-type="float">
            <text:p>0.179291086777834</text:p>
          </table:table-cell>
          <table:table-cell office:value-type="float" office:value="0.132064875825762" calcext:value-type="float">
            <text:p>0.132064875825762</text:p>
          </table:table-cell>
          <table:table-cell office:value-type="float" office:value="0.0722996555029914" calcext:value-type="float">
            <text:p>0.0722996555029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9465880514352" calcext:value-type="float">
            <text:p>0.649465880514352</text:p>
          </table:table-cell>
          <table:table-cell office:value-type="float" office:value="1.25253198053876" calcext:value-type="float">
            <text:p>1.25253198053876</text:p>
          </table:table-cell>
          <table:table-cell office:value-type="float" office:value="0.584537830017724" calcext:value-type="float">
            <text:p>0.584537830017724</text:p>
          </table:table-cell>
          <table:table-cell office:value-type="float" office:value="0.18803683837492" calcext:value-type="float">
            <text:p>0.18803683837492</text:p>
          </table:table-cell>
          <table:table-cell office:value-type="float" office:value="0.138141639578124" calcext:value-type="float">
            <text:p>0.138141639578124</text:p>
          </table:table-cell>
          <table:table-cell office:value-type="float" office:value="0.148529286409616" calcext:value-type="float">
            <text:p>0.1485292864096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1326115486177" calcext:value-type="float">
            <text:p>0.341326115486177</text:p>
          </table:table-cell>
          <table:table-cell office:value-type="float" office:value="1.38227040306885" calcext:value-type="float">
            <text:p>1.38227040306885</text:p>
          </table:table-cell>
          <table:table-cell office:value-type="float" office:value="0.52271078154401" calcext:value-type="float">
            <text:p>0.52271078154401</text:p>
          </table:table-cell>
          <table:table-cell office:value-type="float" office:value="0.184762636287438" calcext:value-type="float">
            <text:p>0.184762636287438</text:p>
          </table:table-cell>
          <table:table-cell office:value-type="float" office:value="0.140691883546408" calcext:value-type="float">
            <text:p>0.140691883546408</text:p>
          </table:table-cell>
          <table:table-cell office:value-type="float" office:value="0.0743729074005608" calcext:value-type="float">
            <text:p>0.0743729074005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8352634993272" calcext:value-type="float">
            <text:p>0.318352634993272</text:p>
          </table:table-cell>
          <table:table-cell office:value-type="float" office:value="1.38241747203936" calcext:value-type="float">
            <text:p>1.38241747203936</text:p>
          </table:table-cell>
          <table:table-cell office:value-type="float" office:value="0.522813342475567" calcext:value-type="float">
            <text:p>0.522813342475567</text:p>
          </table:table-cell>
          <table:table-cell office:value-type="float" office:value="0.185975749946639" calcext:value-type="float">
            <text:p>0.185975749946639</text:p>
          </table:table-cell>
          <table:table-cell office:value-type="float" office:value="0.140718548106202" calcext:value-type="float">
            <text:p>0.140718548106202</text:p>
          </table:table-cell>
          <table:table-cell office:value-type="float" office:value="0.0744028391607329" calcext:value-type="float">
            <text:p>0.0744028391607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2757848959292" calcext:value-type="float">
            <text:p>0.332757848959292</text:p>
          </table:table-cell>
          <table:table-cell office:value-type="float" office:value="1.38242989923233" calcext:value-type="float">
            <text:p>1.38242989923233</text:p>
          </table:table-cell>
          <table:table-cell office:value-type="float" office:value="0.52273516960205" calcext:value-type="float">
            <text:p>0.52273516960205</text:p>
          </table:table-cell>
          <table:table-cell office:value-type="float" office:value="0.185292335448363" calcext:value-type="float">
            <text:p>0.185292335448363</text:p>
          </table:table-cell>
          <table:table-cell office:value-type="float" office:value="0.140698009414361" calcext:value-type="float">
            <text:p>0.140698009414361</text:p>
          </table:table-cell>
          <table:table-cell office:value-type="float" office:value="0.0743800722606702" calcext:value-type="float">
            <text:p>0.074380072260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0278011762505" calcext:value-type="float">
            <text:p>0.550278011762505</text:p>
          </table:table-cell>
          <table:table-cell office:value-type="float" office:value="1.38103513254833" calcext:value-type="float">
            <text:p>1.38103513254833</text:p>
          </table:table-cell>
          <table:table-cell office:value-type="float" office:value="0.522172627937417" calcext:value-type="float">
            <text:p>0.522172627937417</text:p>
          </table:table-cell>
          <table:table-cell office:value-type="float" office:value="0.182177327978281" calcext:value-type="float">
            <text:p>0.182177327978281</text:p>
          </table:table-cell>
          <table:table-cell office:value-type="float" office:value="0.1405509326529" calcext:value-type="float">
            <text:p>0.1405509326529</text:p>
          </table:table-cell>
          <table:table-cell office:value-type="float" office:value="0.0742183855583568" calcext:value-type="float">
            <text:p>0.0742183855583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1208718711903" calcext:value-type="float">
            <text:p>0.501208718711903</text:p>
          </table:table-cell>
          <table:table-cell office:value-type="float" office:value="1.23798884041186" calcext:value-type="float">
            <text:p>1.23798884041186</text:p>
          </table:table-cell>
          <table:table-cell office:value-type="float" office:value="0.508850927574267" calcext:value-type="float">
            <text:p>0.508850927574267</text:p>
          </table:table-cell>
          <table:table-cell office:value-type="float" office:value="0.206123593762472" calcext:value-type="float">
            <text:p>0.206123593762472</text:p>
          </table:table-cell>
          <table:table-cell office:value-type="float" office:value="0.166130743561061" calcext:value-type="float">
            <text:p>0.166130743561061</text:p>
          </table:table-cell>
          <table:table-cell office:value-type="float" office:value="0.0640010779579403" calcext:value-type="float">
            <text:p>0.064001077957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3041621798348" calcext:value-type="float">
            <text:p>0.463041621798348</text:p>
          </table:table-cell>
          <table:table-cell office:value-type="float" office:value="1.25132716445293" calcext:value-type="float">
            <text:p>1.25132716445293</text:p>
          </table:table-cell>
          <table:table-cell office:value-type="float" office:value="0.509628662793342" calcext:value-type="float">
            <text:p>0.509628662793342</text:p>
          </table:table-cell>
          <table:table-cell office:value-type="float" office:value="0.171738378773871" calcext:value-type="float">
            <text:p>0.171738378773871</text:p>
          </table:table-cell>
          <table:table-cell office:value-type="float" office:value="0.129669161925941" calcext:value-type="float">
            <text:p>0.129669161925941</text:p>
          </table:table-cell>
          <table:table-cell office:value-type="float" office:value="0.0769050488917769" calcext:value-type="float">
            <text:p>0.0769050488917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6274868549735" calcext:value-type="float">
            <text:p>0.446274868549735</text:p>
          </table:table-cell>
          <table:table-cell office:value-type="float" office:value="1.25143182834716" calcext:value-type="float">
            <text:p>1.25143182834716</text:p>
          </table:table-cell>
          <table:table-cell office:value-type="float" office:value="0.509687842560316" calcext:value-type="float">
            <text:p>0.509687842560316</text:p>
          </table:table-cell>
          <table:table-cell office:value-type="float" office:value="0.173016762928162" calcext:value-type="float">
            <text:p>0.173016762928162</text:p>
          </table:table-cell>
          <table:table-cell office:value-type="float" office:value="0.12968404728721" calcext:value-type="float">
            <text:p>0.12968404728721</text:p>
          </table:table-cell>
          <table:table-cell office:value-type="float" office:value="0.0769234042848619" calcext:value-type="float">
            <text:p>0.0769234042848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7214618921541" calcext:value-type="float">
            <text:p>0.447214618921541</text:p>
          </table:table-cell>
          <table:table-cell office:value-type="float" office:value="1.25143333135561" calcext:value-type="float">
            <text:p>1.25143333135561</text:p>
          </table:table-cell>
          <table:table-cell office:value-type="float" office:value="0.509683158959482" calcext:value-type="float">
            <text:p>0.509683158959482</text:p>
          </table:table-cell>
          <table:table-cell office:value-type="float" office:value="0.172650134698289" calcext:value-type="float">
            <text:p>0.172650134698289</text:p>
          </table:table-cell>
          <table:table-cell office:value-type="float" office:value="0.129682881260795" calcext:value-type="float">
            <text:p>0.129682881260795</text:p>
          </table:table-cell>
          <table:table-cell office:value-type="float" office:value="0.0769219400358408" calcext:value-type="float">
            <text:p>0.0769219400358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8042146072588" calcext:value-type="float">
            <text:p>0.668042146072588</text:p>
          </table:table-cell>
          <table:table-cell office:value-type="float" office:value="1.2501809191085" calcext:value-type="float">
            <text:p>1.2501809191085</text:p>
          </table:table-cell>
          <table:table-cell office:value-type="float" office:value="0.509136735145279" calcext:value-type="float">
            <text:p>0.509136735145279</text:p>
          </table:table-cell>
          <table:table-cell office:value-type="float" office:value="0.168776083595955" calcext:value-type="float">
            <text:p>0.168776083595955</text:p>
          </table:table-cell>
          <table:table-cell office:value-type="float" office:value="0.129548028918333" calcext:value-type="float">
            <text:p>0.129548028918333</text:p>
          </table:table-cell>
          <table:table-cell office:value-type="float" office:value="0.0767552507923175" calcext:value-type="float">
            <text:p>0.0767552507923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4498620144853" calcext:value-type="float">
            <text:p>0.544498620144853</text:p>
          </table:table-cell>
          <table:table-cell office:value-type="float" office:value="1.17580631350303" calcext:value-type="float">
            <text:p>1.17580631350303</text:p>
          </table:table-cell>
          <table:table-cell office:value-type="float" office:value="0.438619904526998" calcext:value-type="float">
            <text:p>0.438619904526998</text:p>
          </table:table-cell>
          <table:table-cell office:value-type="float" office:value="0.135854830955764" calcext:value-type="float">
            <text:p>0.135854830955764</text:p>
          </table:table-cell>
          <table:table-cell office:value-type="float" office:value="0.113801293797905" calcext:value-type="float">
            <text:p>0.113801293797905</text:p>
          </table:table-cell>
          <table:table-cell office:value-type="float" office:value="0.0759071171004369" calcext:value-type="float">
            <text:p>0.0759071171004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0739614311126" calcext:value-type="float">
            <text:p>0.480739614311126</text:p>
          </table:table-cell>
          <table:table-cell office:value-type="float" office:value="1.22712259560698" calcext:value-type="float">
            <text:p>1.22712259560698</text:p>
          </table:table-cell>
          <table:table-cell office:value-type="float" office:value="0.51989829512786" calcext:value-type="float">
            <text:p>0.51989829512786</text:p>
          </table:table-cell>
          <table:table-cell office:value-type="float" office:value="0.180697401571765" calcext:value-type="float">
            <text:p>0.180697401571765</text:p>
          </table:table-cell>
          <table:table-cell office:value-type="float" office:value="0.135380876276763" calcext:value-type="float">
            <text:p>0.135380876276763</text:p>
          </table:table-cell>
          <table:table-cell office:value-type="float" office:value="0.0718277126575078" calcext:value-type="float">
            <text:p>0.0718277126575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6086499246868" calcext:value-type="float">
            <text:p>0.486086499246868</text:p>
          </table:table-cell>
          <table:table-cell office:value-type="float" office:value="1.22713340963217" calcext:value-type="float">
            <text:p>1.22713340963217</text:p>
          </table:table-cell>
          <table:table-cell office:value-type="float" office:value="0.519848002001217" calcext:value-type="float">
            <text:p>0.519848002001217</text:p>
          </table:table-cell>
          <table:table-cell office:value-type="float" office:value="0.181227220912427" calcext:value-type="float">
            <text:p>0.181227220912427</text:p>
          </table:table-cell>
          <table:table-cell office:value-type="float" office:value="0.135370186086423" calcext:value-type="float">
            <text:p>0.135370186086423</text:p>
          </table:table-cell>
          <table:table-cell office:value-type="float" office:value="0.0718136638933772" calcext:value-type="float">
            <text:p>0.0718136638933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0776759299626" calcext:value-type="float">
            <text:p>0.490776759299626</text:p>
          </table:table-cell>
          <table:table-cell office:value-type="float" office:value="1.22714240957892" calcext:value-type="float">
            <text:p>1.22714240957892</text:p>
          </table:table-cell>
          <table:table-cell office:value-type="float" office:value="0.519825967063612" calcext:value-type="float">
            <text:p>0.519825967063612</text:p>
          </table:table-cell>
          <table:table-cell office:value-type="float" office:value="0.180860766577697" calcext:value-type="float">
            <text:p>0.180860766577697</text:p>
          </table:table-cell>
          <table:table-cell office:value-type="float" office:value="0.135364551296829" calcext:value-type="float">
            <text:p>0.135364551296829</text:p>
          </table:table-cell>
          <table:table-cell office:value-type="float" office:value="0.0718074491144287" calcext:value-type="float">
            <text:p>0.0718074491144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091228568213" calcext:value-type="float">
            <text:p>0.69091228568213</text:p>
          </table:table-cell>
          <table:table-cell office:value-type="float" office:value="1.22611118915848" calcext:value-type="float">
            <text:p>1.22611118915848</text:p>
          </table:table-cell>
          <table:table-cell office:value-type="float" office:value="0.519366331821443" calcext:value-type="float">
            <text:p>0.519366331821443</text:p>
          </table:table-cell>
          <table:table-cell office:value-type="float" office:value="0.1781721386547" calcext:value-type="float">
            <text:p>0.1781721386547</text:p>
          </table:table-cell>
          <table:table-cell office:value-type="float" office:value="0.135247945626317" calcext:value-type="float">
            <text:p>0.135247945626317</text:p>
          </table:table-cell>
          <table:table-cell office:value-type="float" office:value="0.0716793636544069" calcext:value-type="float">
            <text:p>0.0716793636544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5115008845007" calcext:value-type="float">
            <text:p>0.555115008845007</text:p>
          </table:table-cell>
          <table:table-cell office:value-type="float" office:value="1.16576748118145" calcext:value-type="float">
            <text:p>1.16576748118145</text:p>
          </table:table-cell>
          <table:table-cell office:value-type="float" office:value="0.550082947007791" calcext:value-type="float">
            <text:p>0.550082947007791</text:p>
          </table:table-cell>
          <table:table-cell office:value-type="float" office:value="0.204480141974819" calcext:value-type="float">
            <text:p>0.204480141974819</text:p>
          </table:table-cell>
          <table:table-cell office:value-type="float" office:value="0.159160212806643" calcext:value-type="float">
            <text:p>0.159160212806643</text:p>
          </table:table-cell>
          <table:table-cell office:value-type="float" office:value="0.0844234144287041" calcext:value-type="float">
            <text:p>0.0844234144287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5376397940129" calcext:value-type="float">
            <text:p>0.595376397940129</text:p>
          </table:table-cell>
          <table:table-cell office:value-type="float" office:value="1.3089065775183" calcext:value-type="float">
            <text:p>1.3089065775183</text:p>
          </table:table-cell>
          <table:table-cell office:value-type="float" office:value="0.503778013284048" calcext:value-type="float">
            <text:p>0.503778013284048</text:p>
          </table:table-cell>
          <table:table-cell office:value-type="float" office:value="0.169521585252213" calcext:value-type="float">
            <text:p>0.169521585252213</text:p>
          </table:table-cell>
          <table:table-cell office:value-type="float" office:value="0.128301577156115" calcext:value-type="float">
            <text:p>0.128301577156115</text:p>
          </table:table-cell>
          <table:table-cell office:value-type="float" office:value="0.0709649636060713" calcext:value-type="float">
            <text:p>0.0709649636060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5779820836512" calcext:value-type="float">
            <text:p>0.615779820836512</text:p>
          </table:table-cell>
          <table:table-cell office:value-type="float" office:value="1.30875309847232" calcext:value-type="float">
            <text:p>1.30875309847232</text:p>
          </table:table-cell>
          <table:table-cell office:value-type="float" office:value="0.503655873048047" calcext:value-type="float">
            <text:p>0.503655873048047</text:p>
          </table:table-cell>
          <table:table-cell office:value-type="float" office:value="0.169978245336067" calcext:value-type="float">
            <text:p>0.169978245336067</text:p>
          </table:table-cell>
          <table:table-cell office:value-type="float" office:value="0.128271411815194" calcext:value-type="float">
            <text:p>0.128271411815194</text:p>
          </table:table-cell>
          <table:table-cell office:value-type="float" office:value="0.0709301029555532" calcext:value-type="float">
            <text:p>0.0709301029555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7938818220809" calcext:value-type="float">
            <text:p>0.587938818220809</text:p>
          </table:table-cell>
          <table:table-cell office:value-type="float" office:value="1.308802173195" calcext:value-type="float">
            <text:p>1.308802173195</text:p>
          </table:table-cell>
          <table:table-cell office:value-type="float" office:value="0.503785055112092" calcext:value-type="float">
            <text:p>0.503785055112092</text:p>
          </table:table-cell>
          <table:table-cell office:value-type="float" office:value="0.170190136622888" calcext:value-type="float">
            <text:p>0.170190136622888</text:p>
          </table:table-cell>
          <table:table-cell office:value-type="float" office:value="0.128303576777191" calcext:value-type="float">
            <text:p>0.128303576777191</text:p>
          </table:table-cell>
          <table:table-cell office:value-type="float" office:value="0.0709671163759825" calcext:value-type="float">
            <text:p>0.0709671163759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6906814479486" calcext:value-type="float">
            <text:p>0.796906814479486</text:p>
          </table:table-cell>
          <table:table-cell office:value-type="float" office:value="1.30752756641691" calcext:value-type="float">
            <text:p>1.30752756641691</text:p>
          </table:table-cell>
          <table:table-cell office:value-type="float" office:value="0.503265127082133" calcext:value-type="float">
            <text:p>0.503265127082133</text:p>
          </table:table-cell>
          <table:table-cell office:value-type="float" office:value="0.166966622455825" calcext:value-type="float">
            <text:p>0.166966622455825</text:p>
          </table:table-cell>
          <table:table-cell office:value-type="float" office:value="0.128174221075668" calcext:value-type="float">
            <text:p>0.128174221075668</text:p>
          </table:table-cell>
          <table:table-cell office:value-type="float" office:value="0.0708192215526372" calcext:value-type="float">
            <text:p>0.0708192215526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52827750908" calcext:value-type="float">
            <text:p>0.7052827750908</text:p>
          </table:table-cell>
          <table:table-cell office:value-type="float" office:value="1.23766415982728" calcext:value-type="float">
            <text:p>1.23766415982728</text:p>
          </table:table-cell>
          <table:table-cell office:value-type="float" office:value="0.536852511515034" calcext:value-type="float">
            <text:p>0.536852511515034</text:p>
          </table:table-cell>
          <table:table-cell office:value-type="float" office:value="0.173769252655387" calcext:value-type="float">
            <text:p>0.173769252655387</text:p>
          </table:table-cell>
          <table:table-cell office:value-type="float" office:value="0.132391875813172" calcext:value-type="float">
            <text:p>0.132391875813172</text:p>
          </table:table-cell>
          <table:table-cell office:value-type="float" office:value="0.0719727299520419" calcext:value-type="float">
            <text:p>0.07197272995204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4585466201738" calcext:value-type="float">
            <text:p>0.304585466201738</text:p>
          </table:table-cell>
          <table:table-cell office:value-type="float" office:value="1.39191478446618" calcext:value-type="float">
            <text:p>1.39191478446618</text:p>
          </table:table-cell>
          <table:table-cell office:value-type="float" office:value="0.65661330647412" calcext:value-type="float">
            <text:p>0.65661330647412</text:p>
          </table:table-cell>
          <table:table-cell office:value-type="float" office:value="0.208810868013209" calcext:value-type="float">
            <text:p>0.208810868013209</text:p>
          </table:table-cell>
          <table:table-cell office:value-type="float" office:value="0.158888994957852" calcext:value-type="float">
            <text:p>0.158888994957852</text:p>
          </table:table-cell>
          <table:table-cell office:value-type="float" office:value="0.103956215343433" calcext:value-type="float">
            <text:p>0.1039562153434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732508362066" calcext:value-type="float">
            <text:p>0.31732508362066</text:p>
          </table:table-cell>
          <table:table-cell office:value-type="float" office:value="1.39185219339239" calcext:value-type="float">
            <text:p>1.39185219339239</text:p>
          </table:table-cell>
          <table:table-cell office:value-type="float" office:value="0.656495804431333" calcext:value-type="float">
            <text:p>0.656495804431333</text:p>
          </table:table-cell>
          <table:table-cell office:value-type="float" office:value="0.20931623888207" calcext:value-type="float">
            <text:p>0.20931623888207</text:p>
          </table:table-cell>
          <table:table-cell office:value-type="float" office:value="0.158862753936771" calcext:value-type="float">
            <text:p>0.158862753936771</text:p>
          </table:table-cell>
          <table:table-cell office:value-type="float" office:value="0.10391841462116" calcext:value-type="float">
            <text:p>0.103918414621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3520089907212" calcext:value-type="float">
            <text:p>0.303520089907212</text:p>
          </table:table-cell>
          <table:table-cell office:value-type="float" office:value="1.39184727093032" calcext:value-type="float">
            <text:p>1.39184727093032</text:p>
          </table:table-cell>
          <table:table-cell office:value-type="float" office:value="0.656579484069009" calcext:value-type="float">
            <text:p>0.656579484069009</text:p>
          </table:table-cell>
          <table:table-cell office:value-type="float" office:value="0.209381421750997" calcext:value-type="float">
            <text:p>0.209381421750997</text:p>
          </table:table-cell>
          <table:table-cell office:value-type="float" office:value="0.158882291023222" calcext:value-type="float">
            <text:p>0.158882291023222</text:p>
          </table:table-cell>
          <table:table-cell office:value-type="float" office:value="0.103945481138162" calcext:value-type="float">
            <text:p>0.1039454811381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365505977172" calcext:value-type="float">
            <text:p>0.56365505977172</text:p>
          </table:table-cell>
          <table:table-cell office:value-type="float" office:value="1.39027357595103" calcext:value-type="float">
            <text:p>1.39027357595103</text:p>
          </table:table-cell>
          <table:table-cell office:value-type="float" office:value="0.655770469384368" calcext:value-type="float">
            <text:p>0.655770469384368</text:p>
          </table:table-cell>
          <table:table-cell office:value-type="float" office:value="0.204504702826602" calcext:value-type="float">
            <text:p>0.204504702826602</text:p>
          </table:table-cell>
          <table:table-cell office:value-type="float" office:value="0.158695327824814" calcext:value-type="float">
            <text:p>0.158695327824814</text:p>
          </table:table-cell>
          <table:table-cell office:value-type="float" office:value="0.103686415274795" calcext:value-type="float">
            <text:p>0.1036864152747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35156492901014" calcext:value-type="float">
            <text:p>0.235156492901014</text:p>
          </table:table-cell>
          <table:table-cell office:value-type="float" office:value="1.46638652810808" calcext:value-type="float">
            <text:p>1.46638652810808</text:p>
          </table:table-cell>
          <table:table-cell office:value-type="float" office:value="0.687169729101593" calcext:value-type="float">
            <text:p>0.687169729101593</text:p>
          </table:table-cell>
          <table:table-cell office:value-type="float" office:value="0.289296711794543" calcext:value-type="float">
            <text:p>0.289296711794543</text:p>
          </table:table-cell>
          <table:table-cell office:value-type="float" office:value="0.221912974687275" calcext:value-type="float">
            <text:p>0.221912974687275</text:p>
          </table:table-cell>
          <table:table-cell office:value-type="float" office:value="0.137472848544698" calcext:value-type="float">
            <text:p>0.1374728485446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9558436986949" calcext:value-type="float">
            <text:p>0.489558436986949</text:p>
          </table:table-cell>
          <table:table-cell office:value-type="float" office:value="1.32553865453335" calcext:value-type="float">
            <text:p>1.32553865453335</text:p>
          </table:table-cell>
          <table:table-cell office:value-type="float" office:value="0.486714540266978" calcext:value-type="float">
            <text:p>0.486714540266978</text:p>
          </table:table-cell>
          <table:table-cell office:value-type="float" office:value="0.168842318635427" calcext:value-type="float">
            <text:p>0.168842318635427</text:p>
          </table:table-cell>
          <table:table-cell office:value-type="float" office:value="0.124923579401582" calcext:value-type="float">
            <text:p>0.124923579401582</text:p>
          </table:table-cell>
          <table:table-cell office:value-type="float" office:value="0.0666077791951391" calcext:value-type="float">
            <text:p>0.0666077791951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2629833139602" calcext:value-type="float">
            <text:p>0.472629833139602</text:p>
          </table:table-cell>
          <table:table-cell office:value-type="float" office:value="1.32557630660799" calcext:value-type="float">
            <text:p>1.32557630660799</text:p>
          </table:table-cell>
          <table:table-cell office:value-type="float" office:value="0.486774530490524" calcext:value-type="float">
            <text:p>0.486774530490524</text:p>
          </table:table-cell>
          <table:table-cell office:value-type="float" office:value="0.170103362866616" calcext:value-type="float">
            <text:p>0.170103362866616</text:p>
          </table:table-cell>
          <table:table-cell office:value-type="float" office:value="0.124938920577882" calcext:value-type="float">
            <text:p>0.124938920577882</text:p>
          </table:table-cell>
          <table:table-cell office:value-type="float" office:value="0.066624652476547" calcext:value-type="float">
            <text:p>0.0666246524765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7861381153188" calcext:value-type="float">
            <text:p>0.487861381153188</text:p>
          </table:table-cell>
          <table:table-cell office:value-type="float" office:value="1.32556569347642" calcext:value-type="float">
            <text:p>1.32556569347642</text:p>
          </table:table-cell>
          <table:table-cell office:value-type="float" office:value="0.486700228787379" calcext:value-type="float">
            <text:p>0.486700228787379</text:p>
          </table:table-cell>
          <table:table-cell office:value-type="float" office:value="0.169271146421" calcext:value-type="float">
            <text:p>0.169271146421</text:p>
          </table:table-cell>
          <table:table-cell office:value-type="float" office:value="0.124920557847852" calcext:value-type="float">
            <text:p>0.124920557847852</text:p>
          </table:table-cell>
          <table:table-cell office:value-type="float" office:value="0.0666038792711562" calcext:value-type="float">
            <text:p>0.0666038792711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4833250909782" calcext:value-type="float">
            <text:p>0.684833250909782</text:p>
          </table:table-cell>
          <table:table-cell office:value-type="float" office:value="1.32442876673289" calcext:value-type="float">
            <text:p>1.32442876673289</text:p>
          </table:table-cell>
          <table:table-cell office:value-type="float" office:value="0.486244077333056" calcext:value-type="float">
            <text:p>0.486244077333056</text:p>
          </table:table-cell>
          <table:table-cell office:value-type="float" office:value="0.166558554928565" calcext:value-type="float">
            <text:p>0.166558554928565</text:p>
          </table:table-cell>
          <table:table-cell office:value-type="float" office:value="0.124809641215979" calcext:value-type="float">
            <text:p>0.124809641215979</text:p>
          </table:table-cell>
          <table:table-cell office:value-type="float" office:value="0.066477921672794" calcext:value-type="float">
            <text:p>0.0664779216727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3448463036595" calcext:value-type="float">
            <text:p>0.463448463036595</text:p>
          </table:table-cell>
          <table:table-cell office:value-type="float" office:value="1.33723624148496" calcext:value-type="float">
            <text:p>1.33723624148496</text:p>
          </table:table-cell>
          <table:table-cell office:value-type="float" office:value="0.548903986491411" calcext:value-type="float">
            <text:p>0.548903986491411</text:p>
          </table:table-cell>
          <table:table-cell office:value-type="float" office:value="0.246762145950449" calcext:value-type="float">
            <text:p>0.246762145950449</text:p>
          </table:table-cell>
          <table:table-cell office:value-type="float" office:value="0.171582574722172" calcext:value-type="float">
            <text:p>0.171582574722172</text:p>
          </table:table-cell>
          <table:table-cell office:value-type="float" office:value="0.105411224133124" calcext:value-type="float">
            <text:p>0.1054112241331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0814899184051" calcext:value-type="float">
            <text:p>0.270814899184051</text:p>
          </table:table-cell>
          <table:table-cell office:value-type="float" office:value="1.37832276840909" calcext:value-type="float">
            <text:p>1.37832276840909</text:p>
          </table:table-cell>
          <table:table-cell office:value-type="float" office:value="0.424166879632087" calcext:value-type="float">
            <text:p>0.424166879632087</text:p>
          </table:table-cell>
          <table:table-cell office:value-type="float" office:value="0.145743824335918" calcext:value-type="float">
            <text:p>0.145743824335918</text:p>
          </table:table-cell>
          <table:table-cell office:value-type="float" office:value="0.115347651568307" calcext:value-type="float">
            <text:p>0.115347651568307</text:p>
          </table:table-cell>
          <table:table-cell office:value-type="float" office:value="0.0580357852249787" calcext:value-type="float">
            <text:p>0.0580357852249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5384692933054" calcext:value-type="float">
            <text:p>0.285384692933054</text:p>
          </table:table-cell>
          <table:table-cell office:value-type="float" office:value="1.3782548702449" calcext:value-type="float">
            <text:p>1.3782548702449</text:p>
          </table:table-cell>
          <table:table-cell office:value-type="float" office:value="0.424100084168485" calcext:value-type="float">
            <text:p>0.424100084168485</text:p>
          </table:table-cell>
          <table:table-cell office:value-type="float" office:value="0.146085802620724" calcext:value-type="float">
            <text:p>0.146085802620724</text:p>
          </table:table-cell>
          <table:table-cell office:value-type="float" office:value="0.115330451286972" calcext:value-type="float">
            <text:p>0.115330451286972</text:p>
          </table:table-cell>
          <table:table-cell office:value-type="float" office:value="0.0580173019667733" calcext:value-type="float">
            <text:p>0.0580173019667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77163850532159" calcext:value-type="float">
            <text:p>0.277163850532159</text:p>
          </table:table-cell>
          <table:table-cell office:value-type="float" office:value="1.37826663287098" calcext:value-type="float">
            <text:p>1.37826663287098</text:p>
          </table:table-cell>
          <table:table-cell office:value-type="float" office:value="0.424128348707432" calcext:value-type="float">
            <text:p>0.424128348707432</text:p>
          </table:table-cell>
          <table:table-cell office:value-type="float" office:value="0.14588472869763" calcext:value-type="float">
            <text:p>0.14588472869763</text:p>
          </table:table-cell>
          <table:table-cell office:value-type="float" office:value="0.115338042599017" calcext:value-type="float">
            <text:p>0.115338042599017</text:p>
          </table:table-cell>
          <table:table-cell office:value-type="float" office:value="0.0580251310347547" calcext:value-type="float">
            <text:p>0.0580251310347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8660276966933" calcext:value-type="float">
            <text:p>0.438660276966933</text:p>
          </table:table-cell>
          <table:table-cell office:value-type="float" office:value="1.37737802930321" calcext:value-type="float">
            <text:p>1.37737802930321</text:p>
          </table:table-cell>
          <table:table-cell office:value-type="float" office:value="0.423843789787552" calcext:value-type="float">
            <text:p>0.423843789787552</text:p>
          </table:table-cell>
          <table:table-cell office:value-type="float" office:value="0.143812653963645" calcext:value-type="float">
            <text:p>0.143812653963645</text:p>
          </table:table-cell>
          <table:table-cell office:value-type="float" office:value="0.115261203597957" calcext:value-type="float">
            <text:p>0.115261203597957</text:p>
          </table:table-cell>
          <table:table-cell office:value-type="float" office:value="0.0579467299911158" calcext:value-type="float">
            <text:p>0.0579467299911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1980650475676" calcext:value-type="float">
            <text:p>0.391980650475676</text:p>
          </table:table-cell>
          <table:table-cell office:value-type="float" office:value="1.28676422735443" calcext:value-type="float">
            <text:p>1.28676422735443</text:p>
          </table:table-cell>
          <table:table-cell office:value-type="float" office:value="0.412014337508327" calcext:value-type="float">
            <text:p>0.412014337508327</text:p>
          </table:table-cell>
          <table:table-cell office:value-type="float" office:value="0.156473023848484" calcext:value-type="float">
            <text:p>0.156473023848484</text:p>
          </table:table-cell>
          <table:table-cell office:value-type="float" office:value="0.13133491776921" calcext:value-type="float">
            <text:p>0.13133491776921</text:p>
          </table:table-cell>
          <table:table-cell office:value-type="float" office:value="0.0580092290160531" calcext:value-type="float">
            <text:p>0.0580092290160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3400975898016" calcext:value-type="float">
            <text:p>0.733400975898016</text:p>
          </table:table-cell>
          <table:table-cell office:value-type="float" office:value="1.13861843180978" calcext:value-type="float">
            <text:p>1.13861843180978</text:p>
          </table:table-cell>
          <table:table-cell office:value-type="float" office:value="0.457125182865033" calcext:value-type="float">
            <text:p>0.457125182865033</text:p>
          </table:table-cell>
          <table:table-cell office:value-type="float" office:value="0.160285975088582" calcext:value-type="float">
            <text:p>0.160285975088582</text:p>
          </table:table-cell>
          <table:table-cell office:value-type="float" office:value="0.127871931076147" calcext:value-type="float">
            <text:p>0.127871931076147</text:p>
          </table:table-cell>
          <table:table-cell office:value-type="float" office:value="0.0670957358469807" calcext:value-type="float">
            <text:p>0.0670957358469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6875206346135" calcext:value-type="float">
            <text:p>0.716875206346135</text:p>
          </table:table-cell>
          <table:table-cell office:value-type="float" office:value="1.13871611721452" calcext:value-type="float">
            <text:p>1.13871611721452</text:p>
          </table:table-cell>
          <table:table-cell office:value-type="float" office:value="0.457181825473955" calcext:value-type="float">
            <text:p>0.457181825473955</text:p>
          </table:table-cell>
          <table:table-cell office:value-type="float" office:value="0.161534482066919" calcext:value-type="float">
            <text:p>0.161534482066919</text:p>
          </table:table-cell>
          <table:table-cell office:value-type="float" office:value="0.127887694799397" calcext:value-type="float">
            <text:p>0.127887694799397</text:p>
          </table:table-cell>
          <table:table-cell office:value-type="float" office:value="0.0671127660901242" calcext:value-type="float">
            <text:p>0.0671127660901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7923768144439" calcext:value-type="float">
            <text:p>0.717923768144439</text:p>
          </table:table-cell>
          <table:table-cell office:value-type="float" office:value="1.13871710183875" calcext:value-type="float">
            <text:p>1.13871710183875</text:p>
          </table:table-cell>
          <table:table-cell office:value-type="float" office:value="0.457176991195992" calcext:value-type="float">
            <text:p>0.457176991195992</text:p>
          </table:table-cell>
          <table:table-cell office:value-type="float" office:value="0.161142875707964" calcext:value-type="float">
            <text:p>0.161142875707964</text:p>
          </table:table-cell>
          <table:table-cell office:value-type="float" office:value="0.127886360240938" calcext:value-type="float">
            <text:p>0.127886360240938</text:p>
          </table:table-cell>
          <table:table-cell office:value-type="float" office:value="0.0671112997247563" calcext:value-type="float">
            <text:p>0.0671112997247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15705593553643" calcext:value-type="float">
            <text:p>0.915705593553643</text:p>
          </table:table-cell>
          <table:table-cell office:value-type="float" office:value="1.13763549351951" calcext:value-type="float">
            <text:p>1.13763549351951</text:p>
          </table:table-cell>
          <table:table-cell office:value-type="float" office:value="0.456725493618378" calcext:value-type="float">
            <text:p>0.456725493618378</text:p>
          </table:table-cell>
          <table:table-cell office:value-type="float" office:value="0.157894962667754" calcext:value-type="float">
            <text:p>0.157894962667754</text:p>
          </table:table-cell>
          <table:table-cell office:value-type="float" office:value="0.127761383572052" calcext:value-type="float">
            <text:p>0.127761383572052</text:p>
          </table:table-cell>
          <table:table-cell office:value-type="float" office:value="0.0669774759960236" calcext:value-type="float">
            <text:p>0.0669774759960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70859638456374" calcext:value-type="float">
            <text:p>0.770859638456374</text:p>
          </table:table-cell>
          <table:table-cell office:value-type="float" office:value="1.10636400877498" calcext:value-type="float">
            <text:p>1.10636400877498</text:p>
          </table:table-cell>
          <table:table-cell office:value-type="float" office:value="0.437981214788106" calcext:value-type="float">
            <text:p>0.437981214788106</text:p>
          </table:table-cell>
          <table:table-cell office:value-type="float" office:value="0.154038043258047" calcext:value-type="float">
            <text:p>0.154038043258047</text:p>
          </table:table-cell>
          <table:table-cell office:value-type="float" office:value="0.128583843042698" calcext:value-type="float">
            <text:p>0.128583843042698</text:p>
          </table:table-cell>
          <table:table-cell office:value-type="float" office:value="0.0520918061207629" calcext:value-type="float">
            <text:p>0.0520918061207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3317366288575" calcext:value-type="float">
            <text:p>0.723317366288575</text:p>
          </table:table-cell>
          <table:table-cell office:value-type="float" office:value="1.13184174992593" calcext:value-type="float">
            <text:p>1.13184174992593</text:p>
          </table:table-cell>
          <table:table-cell office:value-type="float" office:value="0.486202573218375" calcext:value-type="float">
            <text:p>0.486202573218375</text:p>
          </table:table-cell>
          <table:table-cell office:value-type="float" office:value="0.176279608906862" calcext:value-type="float">
            <text:p>0.176279608906862</text:p>
          </table:table-cell>
          <table:table-cell office:value-type="float" office:value="0.133887886073743" calcext:value-type="float">
            <text:p>0.133887886073743</text:p>
          </table:table-cell>
          <table:table-cell office:value-type="float" office:value="0.0709888585928837" calcext:value-type="float">
            <text:p>0.0709888585928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2960791289324" calcext:value-type="float">
            <text:p>0.742960791289324</text:p>
          </table:table-cell>
          <table:table-cell office:value-type="float" office:value="1.13173826890559" calcext:value-type="float">
            <text:p>1.13173826890559</text:p>
          </table:table-cell>
          <table:table-cell office:value-type="float" office:value="0.486094057453636" calcext:value-type="float">
            <text:p>0.486094057453636</text:p>
          </table:table-cell>
          <table:table-cell office:value-type="float" office:value="0.176675458715877" calcext:value-type="float">
            <text:p>0.176675458715877</text:p>
          </table:table-cell>
          <table:table-cell office:value-type="float" office:value="0.133859984574078" calcext:value-type="float">
            <text:p>0.133859984574078</text:p>
          </table:table-cell>
          <table:table-cell office:value-type="float" office:value="0.0709567541006734" calcext:value-type="float">
            <text:p>0.0709567541006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7578725005047" calcext:value-type="float">
            <text:p>0.727578725005047</text:p>
          </table:table-cell>
          <table:table-cell office:value-type="float" office:value="1.1317310886634" calcext:value-type="float">
            <text:p>1.1317310886634</text:p>
          </table:table-cell>
          <table:table-cell office:value-type="float" office:value="0.486159050802683" calcext:value-type="float">
            <text:p>0.486159050802683</text:p>
          </table:table-cell>
          <table:table-cell office:value-type="float" office:value="0.176652323487156" calcext:value-type="float">
            <text:p>0.176652323487156</text:p>
          </table:table-cell>
          <table:table-cell office:value-type="float" office:value="0.133877428156046" calcext:value-type="float">
            <text:p>0.133877428156046</text:p>
          </table:table-cell>
          <table:table-cell office:value-type="float" office:value="0.0709760242942057" calcext:value-type="float">
            <text:p>0.0709760242942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18817078164367" calcext:value-type="float">
            <text:p>0.918817078164367</text:p>
          </table:table-cell>
          <table:table-cell office:value-type="float" office:value="1.13081068180942" calcext:value-type="float">
            <text:p>1.13081068180942</text:p>
          </table:table-cell>
          <table:table-cell office:value-type="float" office:value="0.485738880267265" calcext:value-type="float">
            <text:p>0.485738880267265</text:p>
          </table:table-cell>
          <table:table-cell office:value-type="float" office:value="0.173789756205932" calcext:value-type="float">
            <text:p>0.173789756205932</text:p>
          </table:table-cell>
          <table:table-cell office:value-type="float" office:value="0.13376594974693" calcext:value-type="float">
            <text:p>0.13376594974693</text:p>
          </table:table-cell>
          <table:table-cell office:value-type="float" office:value="0.0708522976403919" calcext:value-type="float">
            <text:p>0.0708522976403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1398430728232" calcext:value-type="float">
            <text:p>0.821398430728232</text:p>
          </table:table-cell>
          <table:table-cell office:value-type="float" office:value="1.05931177024392" calcext:value-type="float">
            <text:p>1.05931177024392</text:p>
          </table:table-cell>
          <table:table-cell office:value-type="float" office:value="0.521582669942504" calcext:value-type="float">
            <text:p>0.521582669942504</text:p>
          </table:table-cell>
          <table:table-cell office:value-type="float" office:value="0.173671378141046" calcext:value-type="float">
            <text:p>0.173671378141046</text:p>
          </table:table-cell>
          <table:table-cell office:value-type="float" office:value="0.142139243409227" calcext:value-type="float">
            <text:p>0.142139243409227</text:p>
          </table:table-cell>
          <table:table-cell office:value-type="float" office:value="0.0767502370101035" calcext:value-type="float">
            <text:p>0.0767502370101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37781859788213" calcext:value-type="float">
            <text:p>0.237781859788213</text:p>
          </table:table-cell>
          <table:table-cell office:value-type="float" office:value="1.42995302168197" calcext:value-type="float">
            <text:p>1.42995302168197</text:p>
          </table:table-cell>
          <table:table-cell office:value-type="float" office:value="0.545714561065678" calcext:value-type="float">
            <text:p>0.545714561065678</text:p>
          </table:table-cell>
          <table:table-cell office:value-type="float" office:value="0.199808833820418" calcext:value-type="float">
            <text:p>0.199808833820418</text:p>
          </table:table-cell>
          <table:table-cell office:value-type="float" office:value="0.149110491592109" calcext:value-type="float">
            <text:p>0.149110491592109</text:p>
          </table:table-cell>
          <table:table-cell office:value-type="float" office:value="0.0848030989633632" calcext:value-type="float">
            <text:p>0.0848030989633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23231873532408" calcext:value-type="float">
            <text:p>0.223231873532408</text:p>
          </table:table-cell>
          <table:table-cell office:value-type="float" office:value="1.43000945096147" calcext:value-type="float">
            <text:p>1.43000945096147</text:p>
          </table:table-cell>
          <table:table-cell office:value-type="float" office:value="0.54575600317662" calcext:value-type="float">
            <text:p>0.54575600317662</text:p>
          </table:table-cell>
          <table:table-cell office:value-type="float" office:value="0.20126662209438" calcext:value-type="float">
            <text:p>0.20126662209438</text:p>
          </table:table-cell>
          <table:table-cell office:value-type="float" office:value="0.149118650249989" calcext:value-type="float">
            <text:p>0.149118650249989</text:p>
          </table:table-cell>
          <table:table-cell office:value-type="float" office:value="0.0848164670034141" calcext:value-type="float">
            <text:p>0.0848164670034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17261072580238" calcext:value-type="float">
            <text:p>0.217261072580238</text:p>
          </table:table-cell>
          <table:table-cell office:value-type="float" office:value="1.43000606667285" calcext:value-type="float">
            <text:p>1.43000606667285</text:p>
          </table:table-cell>
          <table:table-cell office:value-type="float" office:value="0.545788538461144" calcext:value-type="float">
            <text:p>0.545788538461144</text:p>
          </table:table-cell>
          <table:table-cell office:value-type="float" office:value="0.200929216388061" calcext:value-type="float">
            <text:p>0.200929216388061</text:p>
          </table:table-cell>
          <table:table-cell office:value-type="float" office:value="0.149127261302527" calcext:value-type="float">
            <text:p>0.149127261302527</text:p>
          </table:table-cell>
          <table:table-cell office:value-type="float" office:value="0.0848267810071785" calcext:value-type="float">
            <text:p>0.0848267810071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521906550315" calcext:value-type="float">
            <text:p>0.45521906550315</text:p>
          </table:table-cell>
          <table:table-cell office:value-type="float" office:value="1.42842559920966" calcext:value-type="float">
            <text:p>1.42842559920966</text:p>
          </table:table-cell>
          <table:table-cell office:value-type="float" office:value="0.545135360199254" calcext:value-type="float">
            <text:p>0.545135360199254</text:p>
          </table:table-cell>
          <table:table-cell office:value-type="float" office:value="0.196734252161282" calcext:value-type="float">
            <text:p>0.196734252161282</text:p>
          </table:table-cell>
          <table:table-cell office:value-type="float" office:value="0.148954704488097" calcext:value-type="float">
            <text:p>0.148954704488097</text:p>
          </table:table-cell>
          <table:table-cell office:value-type="float" office:value="0.0846214192793015" calcext:value-type="float">
            <text:p>0.0846214192793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6546123666365" calcext:value-type="float">
            <text:p>0.396546123666365</text:p>
          </table:table-cell>
          <table:table-cell office:value-type="float" office:value="1.30073562504669" calcext:value-type="float">
            <text:p>1.30073562504669</text:p>
          </table:table-cell>
          <table:table-cell office:value-type="float" office:value="0.487903901024734" calcext:value-type="float">
            <text:p>0.487903901024734</text:p>
          </table:table-cell>
          <table:table-cell office:value-type="float" office:value="0.160166053130533" calcext:value-type="float">
            <text:p>0.160166053130533</text:p>
          </table:table-cell>
          <table:table-cell office:value-type="float" office:value="0.124202601716618" calcext:value-type="float">
            <text:p>0.124202601716618</text:p>
          </table:table-cell>
          <table:table-cell office:value-type="float" office:value="0.078537819824409" calcext:value-type="float">
            <text:p>0.0785378198244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5837033897866" calcext:value-type="float">
            <text:p>0.345837033897866</text:p>
          </table:table-cell>
          <table:table-cell office:value-type="float" office:value="1.41408677206315" calcext:value-type="float">
            <text:p>1.41408677206315</text:p>
          </table:table-cell>
          <table:table-cell office:value-type="float" office:value="0.637649127247797" calcext:value-type="float">
            <text:p>0.637649127247797</text:p>
          </table:table-cell>
          <table:table-cell office:value-type="float" office:value="0.180681497578018" calcext:value-type="float">
            <text:p>0.180681497578018</text:p>
          </table:table-cell>
          <table:table-cell office:value-type="float" office:value="0.136080507068913" calcext:value-type="float">
            <text:p>0.136080507068913</text:p>
          </table:table-cell>
          <table:table-cell office:value-type="float" office:value="0.0868805510840219" calcext:value-type="float">
            <text:p>0.0868805510840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2583993878174" calcext:value-type="float">
            <text:p>0.322583993878174</text:p>
          </table:table-cell>
          <table:table-cell office:value-type="float" office:value="1.41418085437396" calcext:value-type="float">
            <text:p>1.41418085437396</text:p>
          </table:table-cell>
          <table:table-cell office:value-type="float" office:value="0.637752588874463" calcext:value-type="float">
            <text:p>0.637752588874463</text:p>
          </table:table-cell>
          <table:table-cell office:value-type="float" office:value="0.182394468813488" calcext:value-type="float">
            <text:p>0.182394468813488</text:p>
          </table:table-cell>
          <table:table-cell office:value-type="float" office:value="0.13610178410643" calcext:value-type="float">
            <text:p>0.13610178410643</text:p>
          </table:table-cell>
          <table:table-cell office:value-type="float" office:value="0.0869096982408899" calcext:value-type="float">
            <text:p>0.086909698240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6728337943281" calcext:value-type="float">
            <text:p>0.326728337943281</text:p>
          </table:table-cell>
          <table:table-cell office:value-type="float" office:value="1.41418144269141" calcext:value-type="float">
            <text:p>1.41418144269141</text:p>
          </table:table-cell>
          <table:table-cell office:value-type="float" office:value="0.637725903360217" calcext:value-type="float">
            <text:p>0.637725903360217</text:p>
          </table:table-cell>
          <table:table-cell office:value-type="float" office:value="0.181767271901951" calcext:value-type="float">
            <text:p>0.181767271901951</text:p>
          </table:table-cell>
          <table:table-cell office:value-type="float" office:value="0.136096272922498" calcext:value-type="float">
            <text:p>0.136096272922498</text:p>
          </table:table-cell>
          <table:table-cell office:value-type="float" office:value="0.086902189323916" calcext:value-type="float">
            <text:p>0.0869021893239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4884250403893" calcext:value-type="float">
            <text:p>0.594884250403893</text:p>
          </table:table-cell>
          <table:table-cell office:value-type="float" office:value="1.41245636756179" calcext:value-type="float">
            <text:p>1.41245636756179</text:p>
          </table:table-cell>
          <table:table-cell office:value-type="float" office:value="0.6368771709041" calcext:value-type="float">
            <text:p>0.6368771709041</text:p>
          </table:table-cell>
          <table:table-cell office:value-type="float" office:value="0.177269629325597" calcext:value-type="float">
            <text:p>0.177269629325597</text:p>
          </table:table-cell>
          <table:table-cell office:value-type="float" office:value="0.135922855052973" calcext:value-type="float">
            <text:p>0.135922855052973</text:p>
          </table:table-cell>
          <table:table-cell office:value-type="float" office:value="0.086668005419048" calcext:value-type="float">
            <text:p>0.0866680054190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5073636909721" calcext:value-type="float">
            <text:p>0.355073636909721</text:p>
          </table:table-cell>
          <table:table-cell office:value-type="float" office:value="1.40724982660436" calcext:value-type="float">
            <text:p>1.40724982660436</text:p>
          </table:table-cell>
          <table:table-cell office:value-type="float" office:value="0.618290368506419" calcext:value-type="float">
            <text:p>0.618290368506419</text:p>
          </table:table-cell>
          <table:table-cell office:value-type="float" office:value="0.202431023983379" calcext:value-type="float">
            <text:p>0.202431023983379</text:p>
          </table:table-cell>
          <table:table-cell office:value-type="float" office:value="0.150549835564319" calcext:value-type="float">
            <text:p>0.150549835564319</text:p>
          </table:table-cell>
          <table:table-cell office:value-type="float" office:value="0.103835955411067" calcext:value-type="float">
            <text:p>0.1038359554110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2025342392226" calcext:value-type="float">
            <text:p>0.582025342392226</text:p>
          </table:table-cell>
          <table:table-cell office:value-type="float" office:value="1.27789422261439" calcext:value-type="float">
            <text:p>1.27789422261439</text:p>
          </table:table-cell>
          <table:table-cell office:value-type="float" office:value="0.370660769047512" calcext:value-type="float">
            <text:p>0.370660769047512</text:p>
          </table:table-cell>
          <table:table-cell office:value-type="float" office:value="0.144640137691057" calcext:value-type="float">
            <text:p>0.144640137691057</text:p>
          </table:table-cell>
          <table:table-cell office:value-type="float" office:value="0.109144004334677" calcext:value-type="float">
            <text:p>0.109144004334677</text:p>
          </table:table-cell>
          <table:table-cell office:value-type="float" office:value="0.0541046720405405" calcext:value-type="float">
            <text:p>0.054104672040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06126783650476" calcext:value-type="float">
            <text:p>0.606126783650476</text:p>
          </table:table-cell>
          <table:table-cell office:value-type="float" office:value="1.27772051079784" calcext:value-type="float">
            <text:p>1.27772051079784</text:p>
          </table:table-cell>
          <table:table-cell office:value-type="float" office:value="0.370571957221116" calcext:value-type="float">
            <text:p>0.370571957221116</text:p>
          </table:table-cell>
          <table:table-cell office:value-type="float" office:value="0.144856912594359" calcext:value-type="float">
            <text:p>0.144856912594359</text:p>
          </table:table-cell>
          <table:table-cell office:value-type="float" office:value="0.10911881781178" calcext:value-type="float">
            <text:p>0.10911881781178</text:p>
          </table:table-cell>
          <table:table-cell office:value-type="float" office:value="0.0540785016296548" calcext:value-type="float">
            <text:p>0.0540785016296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94488864062962" calcext:value-type="float">
            <text:p>0.594488864062962</text:p>
          </table:table-cell>
          <table:table-cell office:value-type="float" office:value="1.27773996649616" calcext:value-type="float">
            <text:p>1.27773996649616</text:p>
          </table:table-cell>
          <table:table-cell office:value-type="float" office:value="0.37060644133575" calcext:value-type="float">
            <text:p>0.37060644133575</text:p>
          </table:table-cell>
          <table:table-cell office:value-type="float" office:value="0.144696861662625" calcext:value-type="float">
            <text:p>0.144696861662625</text:p>
          </table:table-cell>
          <table:table-cell office:value-type="float" office:value="0.109128741800593" calcext:value-type="float">
            <text:p>0.109128741800593</text:p>
          </table:table-cell>
          <table:table-cell office:value-type="float" office:value="0.0540886605940953" calcext:value-type="float">
            <text:p>0.0540886605940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26312689575119" calcext:value-type="float">
            <text:p>0.726312689575119</text:p>
          </table:table-cell>
          <table:table-cell office:value-type="float" office:value="1.27707212231286" calcext:value-type="float">
            <text:p>1.27707212231286</text:p>
          </table:table-cell>
          <table:table-cell office:value-type="float" office:value="0.370402111027719" calcext:value-type="float">
            <text:p>0.370402111027719</text:p>
          </table:table-cell>
          <table:table-cell office:value-type="float" office:value="0.142997041525951" calcext:value-type="float">
            <text:p>0.142997041525951</text:p>
          </table:table-cell>
          <table:table-cell office:value-type="float" office:value="0.109070168426969" calcext:value-type="float">
            <text:p>0.109070168426969</text:p>
          </table:table-cell>
          <table:table-cell office:value-type="float" office:value="0.0540287007759079" calcext:value-type="float">
            <text:p>0.0540287007759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8546310896057" calcext:value-type="float">
            <text:p>0.548546310896057</text:p>
          </table:table-cell>
          <table:table-cell office:value-type="float" office:value="1.33396047257548" calcext:value-type="float">
            <text:p>1.33396047257548</text:p>
          </table:table-cell>
          <table:table-cell office:value-type="float" office:value="0.344592955508423" calcext:value-type="float">
            <text:p>0.344592955508423</text:p>
          </table:table-cell>
          <table:table-cell office:value-type="float" office:value="0.114958390462097" calcext:value-type="float">
            <text:p>0.114958390462097</text:p>
          </table:table-cell>
          <table:table-cell office:value-type="float" office:value="0.087082805879312" calcext:value-type="float">
            <text:p>0.087082805879312</text:p>
          </table:table-cell>
          <table:table-cell office:value-type="float" office:value="0.0481717587627156" calcext:value-type="float">
            <text:p>0.0481717587627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8412326519224" calcext:value-type="float">
            <text:p>0.358412326519224</text:p>
          </table:table-cell>
          <table:table-cell office:value-type="float" office:value="1.41077228910568" calcext:value-type="float">
            <text:p>1.41077228910568</text:p>
          </table:table-cell>
          <table:table-cell office:value-type="float" office:value="0.439809555038596" calcext:value-type="float">
            <text:p>0.439809555038596</text:p>
          </table:table-cell>
          <table:table-cell office:value-type="float" office:value="0.15609650367084" calcext:value-type="float">
            <text:p>0.15609650367084</text:p>
          </table:table-cell>
          <table:table-cell office:value-type="float" office:value="0.122588107191384" calcext:value-type="float">
            <text:p>0.122588107191384</text:p>
          </table:table-cell>
          <table:table-cell office:value-type="float" office:value="0.0642013495758452" calcext:value-type="float">
            <text:p>0.0642013495758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4668095795181" calcext:value-type="float">
            <text:p>0.344668095795181</text:p>
          </table:table-cell>
          <table:table-cell office:value-type="float" office:value="1.41087909455797" calcext:value-type="float">
            <text:p>1.41087909455797</text:p>
          </table:table-cell>
          <table:table-cell office:value-type="float" office:value="0.439846438097211" calcext:value-type="float">
            <text:p>0.439846438097211</text:p>
          </table:table-cell>
          <table:table-cell office:value-type="float" office:value="0.157321880991043" calcext:value-type="float">
            <text:p>0.157321880991043</text:p>
          </table:table-cell>
          <table:table-cell office:value-type="float" office:value="0.122596962956815" calcext:value-type="float">
            <text:p>0.122596962956815</text:p>
          </table:table-cell>
          <table:table-cell office:value-type="float" office:value="0.0642123780513453" calcext:value-type="float">
            <text:p>0.0642123780513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182866688469" calcext:value-type="float">
            <text:p>0.35182866688469</text:p>
          </table:table-cell>
          <table:table-cell office:value-type="float" office:value="1.41087080039677" calcext:value-type="float">
            <text:p>1.41087080039677</text:p>
          </table:table-cell>
          <table:table-cell office:value-type="float" office:value="0.439818530405505" calcext:value-type="float">
            <text:p>0.439818530405505</text:p>
          </table:table-cell>
          <table:table-cell office:value-type="float" office:value="0.156683705847168" calcext:value-type="float">
            <text:p>0.156683705847168</text:p>
          </table:table-cell>
          <table:table-cell office:value-type="float" office:value="0.12258932053652" calcext:value-type="float">
            <text:p>0.12258932053652</text:p>
          </table:table-cell>
          <table:table-cell office:value-type="float" office:value="0.0642040703175725" calcext:value-type="float">
            <text:p>0.0642040703175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9370617870058" calcext:value-type="float">
            <text:p>0.529370617870058</text:p>
          </table:table-cell>
          <table:table-cell office:value-type="float" office:value="1.40984862698943" calcext:value-type="float">
            <text:p>1.40984862698943</text:p>
          </table:table-cell>
          <table:table-cell office:value-type="float" office:value="0.439482103214911" calcext:value-type="float">
            <text:p>0.439482103214911</text:p>
          </table:table-cell>
          <table:table-cell office:value-type="float" office:value="0.153969199347859" calcext:value-type="float">
            <text:p>0.153969199347859</text:p>
          </table:table-cell>
          <table:table-cell office:value-type="float" office:value="0.122496946560788" calcext:value-type="float">
            <text:p>0.122496946560788</text:p>
          </table:table-cell>
          <table:table-cell office:value-type="float" office:value="0.064105053248934" calcext:value-type="float">
            <text:p>0.0641050532489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4142147579866" calcext:value-type="float">
            <text:p>0.384142147579866</text:p>
          </table:table-cell>
          <table:table-cell office:value-type="float" office:value="1.37283191859717" calcext:value-type="float">
            <text:p>1.37283191859717</text:p>
          </table:table-cell>
          <table:table-cell office:value-type="float" office:value="0.442550500514387" calcext:value-type="float">
            <text:p>0.442550500514387</text:p>
          </table:table-cell>
          <table:table-cell office:value-type="float" office:value="0.140361782485755" calcext:value-type="float">
            <text:p>0.140361782485755</text:p>
          </table:table-cell>
          <table:table-cell office:value-type="float" office:value="0.123613832611554" calcext:value-type="float">
            <text:p>0.123613832611554</text:p>
          </table:table-cell>
          <table:table-cell office:value-type="float" office:value="0.0577882573670234" calcext:value-type="float">
            <text:p>0.0577882573670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6033029062956" calcext:value-type="float">
            <text:p>0.656033029062956</text:p>
          </table:table-cell>
          <table:table-cell office:value-type="float" office:value="1.19263682915865" calcext:value-type="float">
            <text:p>1.19263682915865</text:p>
          </table:table-cell>
          <table:table-cell office:value-type="float" office:value="0.536717525113293" calcext:value-type="float">
            <text:p>0.536717525113293</text:p>
          </table:table-cell>
          <table:table-cell office:value-type="float" office:value="0.169148479841389" calcext:value-type="float">
            <text:p>0.169148479841389</text:p>
          </table:table-cell>
          <table:table-cell office:value-type="float" office:value="0.129344212503397" calcext:value-type="float">
            <text:p>0.129344212503397</text:p>
          </table:table-cell>
          <table:table-cell office:value-type="float" office:value="0.0792227773282455" calcext:value-type="float">
            <text:p>0.0792227773282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7990869450927" calcext:value-type="float">
            <text:p>0.677990869450927</text:p>
          </table:table-cell>
          <table:table-cell office:value-type="float" office:value="1.19248090303949" calcext:value-type="float">
            <text:p>1.19248090303949</text:p>
          </table:table-cell>
          <table:table-cell office:value-type="float" office:value="0.536581761982479" calcext:value-type="float">
            <text:p>0.536581761982479</text:p>
          </table:table-cell>
          <table:table-cell office:value-type="float" office:value="0.169237839440293" calcext:value-type="float">
            <text:p>0.169237839440293</text:p>
          </table:table-cell>
          <table:table-cell office:value-type="float" office:value="0.129313785141197" calcext:value-type="float">
            <text:p>0.129313785141197</text:p>
          </table:table-cell>
          <table:table-cell office:value-type="float" office:value="0.0791820923523354" calcext:value-type="float">
            <text:p>0.0791820923523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9181342351922" calcext:value-type="float">
            <text:p>0.679181342351922</text:p>
          </table:table-cell>
          <table:table-cell office:value-type="float" office:value="1.19248297406289" calcext:value-type="float">
            <text:p>1.19248297406289</text:p>
          </table:table-cell>
          <table:table-cell office:value-type="float" office:value="0.536576252796528" calcext:value-type="float">
            <text:p>0.536576252796528</text:p>
          </table:table-cell>
          <table:table-cell office:value-type="float" office:value="0.168900098129301" calcext:value-type="float">
            <text:p>0.168900098129301</text:p>
          </table:table-cell>
          <table:table-cell office:value-type="float" office:value="0.129312478148634" calcext:value-type="float">
            <text:p>0.129312478148634</text:p>
          </table:table-cell>
          <table:table-cell office:value-type="float" office:value="0.0791804255687757" calcext:value-type="float">
            <text:p>0.0791804255687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72775475788261" calcext:value-type="float">
            <text:p>0.872775475788261</text:p>
          </table:table-cell>
          <table:table-cell office:value-type="float" office:value="1.19154613517364" calcext:value-type="float">
            <text:p>1.19154613517364</text:p>
          </table:table-cell>
          <table:table-cell office:value-type="float" office:value="0.536132428836046" calcext:value-type="float">
            <text:p>0.536132428836046</text:p>
          </table:table-cell>
          <table:table-cell office:value-type="float" office:value="0.165921236255034" calcext:value-type="float">
            <text:p>0.165921236255034</text:p>
          </table:table-cell>
          <table:table-cell office:value-type="float" office:value="0.129208316738451" calcext:value-type="float">
            <text:p>0.129208316738451</text:p>
          </table:table-cell>
          <table:table-cell office:value-type="float" office:value="0.0790484140656428" calcext:value-type="float">
            <text:p>0.0790484140656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99336046058534" calcext:value-type="float">
            <text:p>0.799336046058534</text:p>
          </table:table-cell>
          <table:table-cell office:value-type="float" office:value="1.07237207797793" calcext:value-type="float">
            <text:p>1.07237207797793</text:p>
          </table:table-cell>
          <table:table-cell office:value-type="float" office:value="0.495038526161348" calcext:value-type="float">
            <text:p>0.495038526161348</text:p>
          </table:table-cell>
          <table:table-cell office:value-type="float" office:value="0.133693240470176" calcext:value-type="float">
            <text:p>0.133693240470176</text:p>
          </table:table-cell>
          <table:table-cell office:value-type="float" office:value="0.123471191591619" calcext:value-type="float">
            <text:p>0.123471191591619</text:p>
          </table:table-cell>
          <table:table-cell office:value-type="float" office:value="0.0752588483220908" calcext:value-type="float">
            <text:p>0.075258848322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107778862191" calcext:value-type="float">
            <text:p>0.60107778862191</text:p>
          </table:table-cell>
          <table:table-cell office:value-type="float" office:value="1.25995460959449" calcext:value-type="float">
            <text:p>1.25995460959449</text:p>
          </table:table-cell>
          <table:table-cell office:value-type="float" office:value="0.467205551685016" calcext:value-type="float">
            <text:p>0.467205551685016</text:p>
          </table:table-cell>
          <table:table-cell office:value-type="float" office:value="0.165659960093105" calcext:value-type="float">
            <text:p>0.165659960093105</text:p>
          </table:table-cell>
          <table:table-cell office:value-type="float" office:value="0.124711500543951" calcext:value-type="float">
            <text:p>0.124711500543951</text:p>
          </table:table-cell>
          <table:table-cell office:value-type="float" office:value="0.063348979155531" calcext:value-type="float">
            <text:p>0.0633489791555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962854802884" calcext:value-type="float">
            <text:p>0.59962854802884</text:p>
          </table:table-cell>
          <table:table-cell office:value-type="float" office:value="1.25991013720975" calcext:value-type="float">
            <text:p>1.25991013720975</text:p>
          </table:table-cell>
          <table:table-cell office:value-type="float" office:value="0.467192324937974" calcext:value-type="float">
            <text:p>0.467192324937974</text:p>
          </table:table-cell>
          <table:table-cell office:value-type="float" office:value="0.16623415347894" calcext:value-type="float">
            <text:p>0.16623415347894</text:p>
          </table:table-cell>
          <table:table-cell office:value-type="float" office:value="0.124709077901838" calcext:value-type="float">
            <text:p>0.124709077901838</text:p>
          </table:table-cell>
          <table:table-cell office:value-type="float" office:value="0.0633454211872069" calcext:value-type="float">
            <text:p>0.0633454211872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5539641854123" calcext:value-type="float">
            <text:p>0.595539641854123</text:p>
          </table:table-cell>
          <table:table-cell office:value-type="float" office:value="1.25990371248033" calcext:value-type="float">
            <text:p>1.25990371248033</text:p>
          </table:table-cell>
          <table:table-cell office:value-type="float" office:value="0.467211962381829" calcext:value-type="float">
            <text:p>0.467211962381829</text:p>
          </table:table-cell>
          <table:table-cell office:value-type="float" office:value="0.166070023560993" calcext:value-type="float">
            <text:p>0.166070023560993</text:p>
          </table:table-cell>
          <table:table-cell office:value-type="float" office:value="0.124714206657497" calcext:value-type="float">
            <text:p>0.124714206657497</text:p>
          </table:table-cell>
          <table:table-cell office:value-type="float" office:value="0.0633508254206336" calcext:value-type="float">
            <text:p>0.0633508254206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86240084523083" calcext:value-type="float">
            <text:p>0.786240084523083</text:p>
          </table:table-cell>
          <table:table-cell office:value-type="float" office:value="1.25873386383599" calcext:value-type="float">
            <text:p>1.25873386383599</text:p>
          </table:table-cell>
          <table:table-cell office:value-type="float" office:value="0.466750906992709" calcext:value-type="float">
            <text:p>0.466750906992709</text:p>
          </table:table-cell>
          <table:table-cell office:value-type="float" office:value="0.16359472247917" calcext:value-type="float">
            <text:p>0.16359472247917</text:p>
          </table:table-cell>
          <table:table-cell office:value-type="float" office:value="0.124595079439778" calcext:value-type="float">
            <text:p>0.124595079439778</text:p>
          </table:table-cell>
          <table:table-cell office:value-type="float" office:value="0.0632247206876242" calcext:value-type="float">
            <text:p>0.0632247206876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9530550459366" calcext:value-type="float">
            <text:p>0.689530550459366</text:p>
          </table:table-cell>
          <table:table-cell office:value-type="float" office:value="1.20265006994662" calcext:value-type="float">
            <text:p>1.20265006994662</text:p>
          </table:table-cell>
          <table:table-cell office:value-type="float" office:value="0.406594761894701" calcext:value-type="float">
            <text:p>0.406594761894701</text:p>
          </table:table-cell>
          <table:table-cell office:value-type="float" office:value="0.136291972727743" calcext:value-type="float">
            <text:p>0.136291972727743</text:p>
          </table:table-cell>
          <table:table-cell office:value-type="float" office:value="0.103910961947587" calcext:value-type="float">
            <text:p>0.103910961947587</text:p>
          </table:table-cell>
          <table:table-cell office:value-type="float" office:value="0.0577110992619883" calcext:value-type="float">
            <text:p>0.0577110992619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2117484839147" calcext:value-type="float">
            <text:p>0.532117484839147</text:p>
          </table:table-cell>
          <table:table-cell office:value-type="float" office:value="1.28852650236019" calcext:value-type="float">
            <text:p>1.28852650236019</text:p>
          </table:table-cell>
          <table:table-cell office:value-type="float" office:value="0.617724362574805" calcext:value-type="float">
            <text:p>0.617724362574805</text:p>
          </table:table-cell>
          <table:table-cell office:value-type="float" office:value="0.181189086494992" calcext:value-type="float">
            <text:p>0.181189086494992</text:p>
          </table:table-cell>
          <table:table-cell office:value-type="float" office:value="0.133505907416751" calcext:value-type="float">
            <text:p>0.133505907416751</text:p>
          </table:table-cell>
          <table:table-cell office:value-type="float" office:value="0.0883591243363189" calcext:value-type="float">
            <text:p>0.0883591243363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2757700921252" calcext:value-type="float">
            <text:p>0.542757700921252</text:p>
          </table:table-cell>
          <table:table-cell office:value-type="float" office:value="1.28839999105543" calcext:value-type="float">
            <text:p>1.28839999105543</text:p>
          </table:table-cell>
          <table:table-cell office:value-type="float" office:value="0.617622011031383" calcext:value-type="float">
            <text:p>0.617622011031383</text:p>
          </table:table-cell>
          <table:table-cell office:value-type="float" office:value="0.181805485256624" calcext:value-type="float">
            <text:p>0.181805485256624</text:p>
          </table:table-cell>
          <table:table-cell office:value-type="float" office:value="0.133483766706963" calcext:value-type="float">
            <text:p>0.133483766706963</text:p>
          </table:table-cell>
          <table:table-cell office:value-type="float" office:value="0.0883294420804019" calcext:value-type="float">
            <text:p>0.0883294420804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4765944900265" calcext:value-type="float">
            <text:p>0.534765944900265</text:p>
          </table:table-cell>
          <table:table-cell office:value-type="float" office:value="1.28839051479328" calcext:value-type="float">
            <text:p>1.28839051479328</text:p>
          </table:table-cell>
          <table:table-cell office:value-type="float" office:value="0.617668950232765" calcext:value-type="float">
            <text:p>0.617668950232765</text:p>
          </table:table-cell>
          <table:table-cell office:value-type="float" office:value="0.181654800020116" calcext:value-type="float">
            <text:p>0.181654800020116</text:p>
          </table:table-cell>
          <table:table-cell office:value-type="float" office:value="0.133493595111652" calcext:value-type="float">
            <text:p>0.133493595111652</text:p>
          </table:table-cell>
          <table:table-cell office:value-type="float" office:value="0.0883431252524765" calcext:value-type="float">
            <text:p>0.0883431252524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5360821619699" calcext:value-type="float">
            <text:p>0.775360821619699</text:p>
          </table:table-cell>
          <table:table-cell office:value-type="float" office:value="1.28702097732143" calcext:value-type="float">
            <text:p>1.28702097732143</text:p>
          </table:table-cell>
          <table:table-cell office:value-type="float" office:value="0.616952585526581" calcext:value-type="float">
            <text:p>0.616952585526581</text:p>
          </table:table-cell>
          <table:table-cell office:value-type="float" office:value="0.177612679263458" calcext:value-type="float">
            <text:p>0.177612679263458</text:p>
          </table:table-cell>
          <table:table-cell office:value-type="float" office:value="0.133346661209872" calcext:value-type="float">
            <text:p>0.133346661209872</text:p>
          </table:table-cell>
          <table:table-cell office:value-type="float" office:value="0.0881360836419215" calcext:value-type="float">
            <text:p>0.0881360836419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1621955245047" calcext:value-type="float">
            <text:p>0.421621955245047</text:p>
          </table:table-cell>
          <table:table-cell office:value-type="float" office:value="1.38258349271349" calcext:value-type="float">
            <text:p>1.38258349271349</text:p>
          </table:table-cell>
          <table:table-cell office:value-type="float" office:value="0.603510792377258" calcext:value-type="float">
            <text:p>0.603510792377258</text:p>
          </table:table-cell>
          <table:table-cell office:value-type="float" office:value="0.203796705374391" calcext:value-type="float">
            <text:p>0.203796705374391</text:p>
          </table:table-cell>
          <table:table-cell office:value-type="float" office:value="0.155559903436821" calcext:value-type="float">
            <text:p>0.155559903436821</text:p>
          </table:table-cell>
          <table:table-cell office:value-type="float" office:value="0.0618600750218505" calcext:value-type="float">
            <text:p>0.06186007502185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50372534141" calcext:value-type="float">
            <text:p>0.4250372534141</text:p>
          </table:table-cell>
          <table:table-cell office:value-type="float" office:value="1.40330371021821" calcext:value-type="float">
            <text:p>1.40330371021821</text:p>
          </table:table-cell>
          <table:table-cell office:value-type="float" office:value="0.516508703516361" calcext:value-type="float">
            <text:p>0.516508703516361</text:p>
          </table:table-cell>
          <table:table-cell office:value-type="float" office:value="0.181944660335346" calcext:value-type="float">
            <text:p>0.181944660335346</text:p>
          </table:table-cell>
          <table:table-cell office:value-type="float" office:value="0.135425751927362" calcext:value-type="float">
            <text:p>0.135425751927362</text:p>
          </table:table-cell>
          <table:table-cell office:value-type="float" office:value="0.0738664200074958" calcext:value-type="float">
            <text:p>0.0738664200074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9920381782548" calcext:value-type="float">
            <text:p>0.419920381782548</text:p>
          </table:table-cell>
          <table:table-cell office:value-type="float" office:value="1.40333174506647" calcext:value-type="float">
            <text:p>1.40333174506647</text:p>
          </table:table-cell>
          <table:table-cell office:value-type="float" office:value="0.516512172650096" calcext:value-type="float">
            <text:p>0.516512172650096</text:p>
          </table:table-cell>
          <table:table-cell office:value-type="float" office:value="0.182824925038234" calcext:value-type="float">
            <text:p>0.182824925038234</text:p>
          </table:table-cell>
          <table:table-cell office:value-type="float" office:value="0.135424997523534" calcext:value-type="float">
            <text:p>0.135424997523534</text:p>
          </table:table-cell>
          <table:table-cell office:value-type="float" office:value="0.0738675593770848" calcext:value-type="float">
            <text:p>0.0738675593770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4402869301823" calcext:value-type="float">
            <text:p>0.414402869301823</text:p>
          </table:table-cell>
          <table:table-cell office:value-type="float" office:value="1.40333605716301" calcext:value-type="float">
            <text:p>1.40333605716301</text:p>
          </table:table-cell>
          <table:table-cell office:value-type="float" office:value="0.516541333512475" calcext:value-type="float">
            <text:p>0.516541333512475</text:p>
          </table:table-cell>
          <table:table-cell office:value-type="float" office:value="0.182593225175204" calcext:value-type="float">
            <text:p>0.182593225175204</text:p>
          </table:table-cell>
          <table:table-cell office:value-type="float" office:value="0.135432392786429" calcext:value-type="float">
            <text:p>0.135432392786429</text:p>
          </table:table-cell>
          <table:table-cell office:value-type="float" office:value="0.0738760462767833" calcext:value-type="float">
            <text:p>0.0738760462767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1571758664848" calcext:value-type="float">
            <text:p>0.631571758664848</text:p>
          </table:table-cell>
          <table:table-cell office:value-type="float" office:value="1.4018887488669" calcext:value-type="float">
            <text:p>1.4018887488669</text:p>
          </table:table-cell>
          <table:table-cell office:value-type="float" office:value="0.515963289231471" calcext:value-type="float">
            <text:p>0.515963289231471</text:p>
          </table:table-cell>
          <table:table-cell office:value-type="float" office:value="0.179350505134517" calcext:value-type="float">
            <text:p>0.179350505134517</text:p>
          </table:table-cell>
          <table:table-cell office:value-type="float" office:value="0.135287173496531" calcext:value-type="float">
            <text:p>0.135287173496531</text:p>
          </table:table-cell>
          <table:table-cell office:value-type="float" office:value="0.0737090413187817" calcext:value-type="float">
            <text:p>0.0737090413187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9647138203183" calcext:value-type="float">
            <text:p>0.489647138203183</text:p>
          </table:table-cell>
          <table:table-cell office:value-type="float" office:value="1.36537201065221" calcext:value-type="float">
            <text:p>1.36537201065221</text:p>
          </table:table-cell>
          <table:table-cell office:value-type="float" office:value="0.551530869891599" calcext:value-type="float">
            <text:p>0.551530869891599</text:p>
          </table:table-cell>
          <table:table-cell office:value-type="float" office:value="0.196359665221708" calcext:value-type="float">
            <text:p>0.196359665221708</text:p>
          </table:table-cell>
          <table:table-cell office:value-type="float" office:value="0.148676277423569" calcext:value-type="float">
            <text:p>0.148676277423569</text:p>
          </table:table-cell>
          <table:table-cell office:value-type="float" office:value="0.133223599703969" calcext:value-type="float">
            <text:p>0.13322359970396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0340641803892" calcext:value-type="float">
            <text:p>0.590340641803892</text:p>
          </table:table-cell>
          <table:table-cell office:value-type="float" office:value="1.38521044339274" calcext:value-type="float">
            <text:p>1.38521044339274</text:p>
          </table:table-cell>
          <table:table-cell office:value-type="float" office:value="0.443980829668043" calcext:value-type="float">
            <text:p>0.443980829668043</text:p>
          </table:table-cell>
          <table:table-cell office:value-type="float" office:value="0.155939605589687" calcext:value-type="float">
            <text:p>0.155939605589687</text:p>
          </table:table-cell>
          <table:table-cell office:value-type="float" office:value="0.118317929093068" calcext:value-type="float">
            <text:p>0.118317929093068</text:p>
          </table:table-cell>
          <table:table-cell office:value-type="float" office:value="0.059385189840225" calcext:value-type="float">
            <text:p>0.0593851898402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7147826974712" calcext:value-type="float">
            <text:p>0.587147826974712</text:p>
          </table:table-cell>
          <table:table-cell office:value-type="float" office:value="1.38522934741709" calcext:value-type="float">
            <text:p>1.38522934741709</text:p>
          </table:table-cell>
          <table:table-cell office:value-type="float" office:value="0.443970831867446" calcext:value-type="float">
            <text:p>0.443970831867446</text:p>
          </table:table-cell>
          <table:table-cell office:value-type="float" office:value="0.15683655439886" calcext:value-type="float">
            <text:p>0.15683655439886</text:p>
          </table:table-cell>
          <table:table-cell office:value-type="float" office:value="0.118315900310814" calcext:value-type="float">
            <text:p>0.118315900310814</text:p>
          </table:table-cell>
          <table:table-cell office:value-type="float" office:value="0.0593825811725693" calcext:value-type="float">
            <text:p>0.0593825811725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9784938134181" calcext:value-type="float">
            <text:p>0.589784938134181</text:p>
          </table:table-cell>
          <table:table-cell office:value-type="float" office:value="1.38522804639205" calcext:value-type="float">
            <text:p>1.38522804639205</text:p>
          </table:table-cell>
          <table:table-cell office:value-type="float" office:value="0.443959075070874" calcext:value-type="float">
            <text:p>0.443959075070874</text:p>
          </table:table-cell>
          <table:table-cell office:value-type="float" office:value="0.156390582702874" calcext:value-type="float">
            <text:p>0.156390582702874</text:p>
          </table:table-cell>
          <table:table-cell office:value-type="float" office:value="0.118312834926527" calcext:value-type="float">
            <text:p>0.118312834926527</text:p>
          </table:table-cell>
          <table:table-cell office:value-type="float" office:value="0.0593793631940784" calcext:value-type="float">
            <text:p>0.0593793631940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66738540141719" calcext:value-type="float">
            <text:p>0.766738540141719</text:p>
          </table:table-cell>
          <table:table-cell office:value-type="float" office:value="1.38408354965311" calcext:value-type="float">
            <text:p>1.38408354965311</text:p>
          </table:table-cell>
          <table:table-cell office:value-type="float" office:value="0.44357050378032" calcext:value-type="float">
            <text:p>0.44357050378032</text:p>
          </table:table-cell>
          <table:table-cell office:value-type="float" office:value="0.154008071436003" calcext:value-type="float">
            <text:p>0.154008071436003</text:p>
          </table:table-cell>
          <table:table-cell office:value-type="float" office:value="0.118211656506273" calcext:value-type="float">
            <text:p>0.118211656506273</text:p>
          </table:table-cell>
          <table:table-cell office:value-type="float" office:value="0.0592746018579547" calcext:value-type="float">
            <text:p>0.0592746018579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828977393858" calcext:value-type="float">
            <text:p>0.55828977393858</text:p>
          </table:table-cell>
          <table:table-cell office:value-type="float" office:value="1.40572871753058" calcext:value-type="float">
            <text:p>1.40572871753058</text:p>
          </table:table-cell>
          <table:table-cell office:value-type="float" office:value="0.461455506729977" calcext:value-type="float">
            <text:p>0.461455506729977</text:p>
          </table:table-cell>
          <table:table-cell office:value-type="float" office:value="0.179794840636859" calcext:value-type="float">
            <text:p>0.179794840636859</text:p>
          </table:table-cell>
          <table:table-cell office:value-type="float" office:value="0.126651382735896" calcext:value-type="float">
            <text:p>0.126651382735896</text:p>
          </table:table-cell>
          <table:table-cell office:value-type="float" office:value="0.0649134091620973" calcext:value-type="float">
            <text:p>0.0649134091620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0442858748772" calcext:value-type="float">
            <text:p>0.570442858748772</text:p>
          </table:table-cell>
          <table:table-cell office:value-type="float" office:value="1.200985182963" calcext:value-type="float">
            <text:p>1.200985182963</text:p>
          </table:table-cell>
          <table:table-cell office:value-type="float" office:value="0.572536913613838" calcext:value-type="float">
            <text:p>0.572536913613838</text:p>
          </table:table-cell>
          <table:table-cell office:value-type="float" office:value="0.169172305050656" calcext:value-type="float">
            <text:p>0.169172305050656</text:p>
          </table:table-cell>
          <table:table-cell office:value-type="float" office:value="0.12616078713875" calcext:value-type="float">
            <text:p>0.12616078713875</text:p>
          </table:table-cell>
          <table:table-cell office:value-type="float" office:value="0.0776406662539081" calcext:value-type="float">
            <text:p>0.0776406662539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6241645964136" calcext:value-type="float">
            <text:p>0.556241645964136</text:p>
          </table:table-cell>
          <table:table-cell office:value-type="float" office:value="1.20107633742269" calcext:value-type="float">
            <text:p>1.20107633742269</text:p>
          </table:table-cell>
          <table:table-cell office:value-type="float" office:value="0.572591481496292" calcext:value-type="float">
            <text:p>0.572591481496292</text:p>
          </table:table-cell>
          <table:table-cell office:value-type="float" office:value="0.170222494796907" calcext:value-type="float">
            <text:p>0.170222494796907</text:p>
          </table:table-cell>
          <table:table-cell office:value-type="float" office:value="0.126174053130055" calcext:value-type="float">
            <text:p>0.126174053130055</text:p>
          </table:table-cell>
          <table:table-cell office:value-type="float" office:value="0.0776559261217119" calcext:value-type="float">
            <text:p>0.0776559261217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9584243527495" calcext:value-type="float">
            <text:p>0.569584243527495</text:p>
          </table:table-cell>
          <table:table-cell office:value-type="float" office:value="1.20110275631358" calcext:value-type="float">
            <text:p>1.20110275631358</text:p>
          </table:table-cell>
          <table:table-cell office:value-type="float" office:value="0.572517439118104" calcext:value-type="float">
            <text:p>0.572517439118104</text:p>
          </table:table-cell>
          <table:table-cell office:value-type="float" office:value="0.169580600625249" calcext:value-type="float">
            <text:p>0.169580600625249</text:p>
          </table:table-cell>
          <table:table-cell office:value-type="float" office:value="0.126158071237568" calcext:value-type="float">
            <text:p>0.126158071237568</text:p>
          </table:table-cell>
          <table:table-cell office:value-type="float" office:value="0.0776353766250309" calcext:value-type="float">
            <text:p>0.0776353766250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7442216215792" calcext:value-type="float">
            <text:p>0.797442216215792</text:p>
          </table:table-cell>
          <table:table-cell office:value-type="float" office:value="1.19991542033494" calcext:value-type="float">
            <text:p>1.19991542033494</text:p>
          </table:table-cell>
          <table:table-cell office:value-type="float" office:value="0.571912113837604" calcext:value-type="float">
            <text:p>0.571912113837604</text:p>
          </table:table-cell>
          <table:table-cell office:value-type="float" office:value="0.166173929964664" calcext:value-type="float">
            <text:p>0.166173929964664</text:p>
          </table:table-cell>
          <table:table-cell office:value-type="float" office:value="0.126029620530128" calcext:value-type="float">
            <text:p>0.126029620530128</text:p>
          </table:table-cell>
          <table:table-cell office:value-type="float" office:value="0.0774695519891167" calcext:value-type="float">
            <text:p>0.0774695519891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6785852378109" calcext:value-type="float">
            <text:p>0.626785852378109</text:p>
          </table:table-cell>
          <table:table-cell office:value-type="float" office:value="1.13754786781689" calcext:value-type="float">
            <text:p>1.13754786781689</text:p>
          </table:table-cell>
          <table:table-cell office:value-type="float" office:value="0.573581117031143" calcext:value-type="float">
            <text:p>0.573581117031143</text:p>
          </table:table-cell>
          <table:table-cell office:value-type="float" office:value="0.186281149282172" calcext:value-type="float">
            <text:p>0.186281149282172</text:p>
          </table:table-cell>
          <table:table-cell office:value-type="float" office:value="0.130196949854221" calcext:value-type="float">
            <text:p>0.130196949854221</text:p>
          </table:table-cell>
          <table:table-cell office:value-type="float" office:value="0.0772038237018436" calcext:value-type="float">
            <text:p>0.0772038237018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8132094535697" calcext:value-type="float">
            <text:p>0.978132094535697</text:p>
          </table:table-cell>
          <table:table-cell office:value-type="float" office:value="1.00484754651593" calcext:value-type="float">
            <text:p>1.00484754651593</text:p>
          </table:table-cell>
          <table:table-cell office:value-type="float" office:value="0.426082350915346" calcext:value-type="float">
            <text:p>0.426082350915346</text:p>
          </table:table-cell>
          <table:table-cell office:value-type="float" office:value="0.158999150084018" calcext:value-type="float">
            <text:p>0.158999150084018</text:p>
          </table:table-cell>
          <table:table-cell office:value-type="float" office:value="0.118863257264891" calcext:value-type="float">
            <text:p>0.118863257264891</text:p>
          </table:table-cell>
          <table:table-cell office:value-type="float" office:value="0.0606124714638393" calcext:value-type="float">
            <text:p>0.060612471463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2196411471501" calcext:value-type="float">
            <text:p>0.972196411471501</text:p>
          </table:table-cell>
          <table:table-cell office:value-type="float" office:value="1.00482467905498" calcext:value-type="float">
            <text:p>1.00482467905498</text:p>
          </table:table-cell>
          <table:table-cell office:value-type="float" office:value="0.426089211038763" calcext:value-type="float">
            <text:p>0.426089211038763</text:p>
          </table:table-cell>
          <table:table-cell office:value-type="float" office:value="0.159911277321951" calcext:value-type="float">
            <text:p>0.159911277321951</text:p>
          </table:table-cell>
          <table:table-cell office:value-type="float" office:value="0.118864678082074" calcext:value-type="float">
            <text:p>0.118864678082074</text:p>
          </table:table-cell>
          <table:table-cell office:value-type="float" office:value="0.0606145416913743" calcext:value-type="float">
            <text:p>0.060614541691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3342495840892" calcext:value-type="float">
            <text:p>0.973342495840892</text:p>
          </table:table-cell>
          <table:table-cell office:value-type="float" office:value="1.00482731077962" calcext:value-type="float">
            <text:p>1.00482731077962</text:p>
          </table:table-cell>
          <table:table-cell office:value-type="float" office:value="0.426084399633352" calcext:value-type="float">
            <text:p>0.426084399633352</text:p>
          </table:table-cell>
          <table:table-cell office:value-type="float" office:value="0.159579220794471" calcext:value-type="float">
            <text:p>0.159579220794471</text:p>
          </table:table-cell>
          <table:table-cell office:value-type="float" office:value="0.118863357164357" calcext:value-type="float">
            <text:p>0.118863357164357</text:p>
          </table:table-cell>
          <table:table-cell office:value-type="float" office:value="0.0606131356092534" calcext:value-type="float">
            <text:p>0.060613135609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4697391025364" calcext:value-type="float">
            <text:p>1.14697391025364</text:p>
          </table:table-cell>
          <table:table-cell office:value-type="float" office:value="1.00402679657663" calcext:value-type="float">
            <text:p>1.00402679657663</text:p>
          </table:table-cell>
          <table:table-cell office:value-type="float" office:value="0.425723981200419" calcext:value-type="float">
            <text:p>0.425723981200419</text:p>
          </table:table-cell>
          <table:table-cell office:value-type="float" office:value="0.157040810622338" calcext:value-type="float">
            <text:p>0.157040810622338</text:p>
          </table:table-cell>
          <table:table-cell office:value-type="float" office:value="0.118766675049203" calcext:value-type="float">
            <text:p>0.118766675049203</text:p>
          </table:table-cell>
          <table:table-cell office:value-type="float" office:value="0.0605097718410624" calcext:value-type="float">
            <text:p>0.060509771841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01142338011514" calcext:value-type="float">
            <text:p>0.901142338011514</text:p>
          </table:table-cell>
          <table:table-cell office:value-type="float" office:value="1.05639998057081" calcext:value-type="float">
            <text:p>1.05639998057081</text:p>
          </table:table-cell>
          <table:table-cell office:value-type="float" office:value="0.426576543953658" calcext:value-type="float">
            <text:p>0.426576543953658</text:p>
          </table:table-cell>
          <table:table-cell office:value-type="float" office:value="0.158598051530098" calcext:value-type="float">
            <text:p>0.158598051530098</text:p>
          </table:table-cell>
          <table:table-cell office:value-type="float" office:value="0.115541416709928" calcext:value-type="float">
            <text:p>0.115541416709928</text:p>
          </table:table-cell>
          <table:table-cell office:value-type="float" office:value="0.056799036891527" calcext:value-type="float">
            <text:p>0.05679903689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2205034499493" calcext:value-type="float">
            <text:p>0.292205034499493</text:p>
          </table:table-cell>
          <table:table-cell office:value-type="float" office:value="1.45831747565377" calcext:value-type="float">
            <text:p>1.45831747565377</text:p>
          </table:table-cell>
          <table:table-cell office:value-type="float" office:value="0.546745101331024" calcext:value-type="float">
            <text:p>0.546745101331024</text:p>
          </table:table-cell>
          <table:table-cell office:value-type="float" office:value="0.197179847344033" calcext:value-type="float">
            <text:p>0.197179847344033</text:p>
          </table:table-cell>
          <table:table-cell office:value-type="float" office:value="0.145166111062895" calcext:value-type="float">
            <text:p>0.145166111062895</text:p>
          </table:table-cell>
          <table:table-cell office:value-type="float" office:value="0.07664466982334" calcext:value-type="float">
            <text:p>0.076644669823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4312739915021" calcext:value-type="float">
            <text:p>0.324312739915021</text:p>
          </table:table-cell>
          <table:table-cell office:value-type="float" office:value="1.45804930413018" calcext:value-type="float">
            <text:p>1.45804930413018</text:p>
          </table:table-cell>
          <table:table-cell office:value-type="float" office:value="0.546553335814928" calcext:value-type="float">
            <text:p>0.546553335814928</text:p>
          </table:table-cell>
          <table:table-cell office:value-type="float" office:value="0.197374527609712" calcext:value-type="float">
            <text:p>0.197374527609712</text:p>
          </table:table-cell>
          <table:table-cell office:value-type="float" office:value="0.145119058764437" calcext:value-type="float">
            <text:p>0.145119058764437</text:p>
          </table:table-cell>
          <table:table-cell office:value-type="float" office:value="0.0765901520954896" calcext:value-type="float">
            <text:p>0.076590152095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9610915136108" calcext:value-type="float">
            <text:p>0.309610915136108</text:p>
          </table:table-cell>
          <table:table-cell office:value-type="float" office:value="1.45805787519292" calcext:value-type="float">
            <text:p>1.45805787519292</text:p>
          </table:table-cell>
          <table:table-cell office:value-type="float" office:value="0.546620599854688" calcext:value-type="float">
            <text:p>0.546620599854688</text:p>
          </table:table-cell>
          <table:table-cell office:value-type="float" office:value="0.197259750296723" calcext:value-type="float">
            <text:p>0.197259750296723</text:p>
          </table:table-cell>
          <table:table-cell office:value-type="float" office:value="0.145136223245162" calcext:value-type="float">
            <text:p>0.145136223245162</text:p>
          </table:table-cell>
          <table:table-cell office:value-type="float" office:value="0.0766092801446827" calcext:value-type="float">
            <text:p>0.0766092801446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8182821983242" calcext:value-type="float">
            <text:p>0.508182821983242</text:p>
          </table:table-cell>
          <table:table-cell office:value-type="float" office:value="1.4569042081585" calcext:value-type="float">
            <text:p>1.4569042081585</text:p>
          </table:table-cell>
          <table:table-cell office:value-type="float" office:value="0.546149968512075" calcext:value-type="float">
            <text:p>0.546149968512075</text:p>
          </table:table-cell>
          <table:table-cell office:value-type="float" office:value="0.194646330844979" calcext:value-type="float">
            <text:p>0.194646330844979</text:p>
          </table:table-cell>
          <table:table-cell office:value-type="float" office:value="0.145017821662973" calcext:value-type="float">
            <text:p>0.145017821662973</text:p>
          </table:table-cell>
          <table:table-cell office:value-type="float" office:value="0.0764762923801489" calcext:value-type="float">
            <text:p>0.0764762923801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49915881156598" calcext:value-type="float">
            <text:p>0.249915881156598</text:p>
          </table:table-cell>
          <table:table-cell office:value-type="float" office:value="1.51880079792813" calcext:value-type="float">
            <text:p>1.51880079792813</text:p>
          </table:table-cell>
          <table:table-cell office:value-type="float" office:value="0.601793379044265" calcext:value-type="float">
            <text:p>0.601793379044265</text:p>
          </table:table-cell>
          <table:table-cell office:value-type="float" office:value="0.253718323711456" calcext:value-type="float">
            <text:p>0.253718323711456</text:p>
          </table:table-cell>
          <table:table-cell office:value-type="float" office:value="0.183858555822354" calcext:value-type="float">
            <text:p>0.183858555822354</text:p>
          </table:table-cell>
          <table:table-cell office:value-type="float" office:value="0.080413289865074" calcext:value-type="float">
            <text:p>0.0804132898650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7185230868958" calcext:value-type="float">
            <text:p>0.477185230868958</text:p>
          </table:table-cell>
          <table:table-cell office:value-type="float" office:value="1.44268919047656" calcext:value-type="float">
            <text:p>1.44268919047656</text:p>
          </table:table-cell>
          <table:table-cell office:value-type="float" office:value="0.410513220784913" calcext:value-type="float">
            <text:p>0.410513220784913</text:p>
          </table:table-cell>
          <table:table-cell office:value-type="float" office:value="0.133611662016169" calcext:value-type="float">
            <text:p>0.133611662016169</text:p>
          </table:table-cell>
          <table:table-cell office:value-type="float" office:value="0.104269693150518" calcext:value-type="float">
            <text:p>0.104269693150518</text:p>
          </table:table-cell>
          <table:table-cell office:value-type="float" office:value="0.055398666660625" calcext:value-type="float">
            <text:p>0.0553986666606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4010743215437" calcext:value-type="float">
            <text:p>0.484010743215437</text:p>
          </table:table-cell>
          <table:table-cell office:value-type="float" office:value="1.4426005603306" calcext:value-type="float">
            <text:p>1.4426005603306</text:p>
          </table:table-cell>
          <table:table-cell office:value-type="float" office:value="0.410472015068908" calcext:value-type="float">
            <text:p>0.410472015068908</text:p>
          </table:table-cell>
          <table:table-cell office:value-type="float" office:value="0.134088914661358" calcext:value-type="float">
            <text:p>0.134088914661358</text:p>
          </table:table-cell>
          <table:table-cell office:value-type="float" office:value="0.10425925262838" calcext:value-type="float">
            <text:p>0.10425925262838</text:p>
          </table:table-cell>
          <table:table-cell office:value-type="float" office:value="0.0553874440387686" calcext:value-type="float">
            <text:p>0.0553874440387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744464377819" calcext:value-type="float">
            <text:p>0.48744464377819</text:p>
          </table:table-cell>
          <table:table-cell office:value-type="float" office:value="1.44259527536656" calcext:value-type="float">
            <text:p>1.44259527536656</text:p>
          </table:table-cell>
          <table:table-cell office:value-type="float" office:value="0.410459430688861" calcext:value-type="float">
            <text:p>0.410459430688861</text:p>
          </table:table-cell>
          <table:table-cell office:value-type="float" office:value="0.133637162693958" calcext:value-type="float">
            <text:p>0.133637162693958</text:p>
          </table:table-cell>
          <table:table-cell office:value-type="float" office:value="0.104256117247447" calcext:value-type="float">
            <text:p>0.104256117247447</text:p>
          </table:table-cell>
          <table:table-cell office:value-type="float" office:value="0.0553839895522333" calcext:value-type="float">
            <text:p>0.0553839895522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9987553289499" calcext:value-type="float">
            <text:p>0.639987553289499</text:p>
          </table:table-cell>
          <table:table-cell office:value-type="float" office:value="1.44168077185413" calcext:value-type="float">
            <text:p>1.44168077185413</text:p>
          </table:table-cell>
          <table:table-cell office:value-type="float" office:value="0.410184061895544" calcext:value-type="float">
            <text:p>0.410184061895544</text:p>
          </table:table-cell>
          <table:table-cell office:value-type="float" office:value="0.131691177339503" calcext:value-type="float">
            <text:p>0.131691177339503</text:p>
          </table:table-cell>
          <table:table-cell office:value-type="float" office:value="0.104187439590432" calcext:value-type="float">
            <text:p>0.104187439590432</text:p>
          </table:table-cell>
          <table:table-cell office:value-type="float" office:value="0.0553092076229176" calcext:value-type="float">
            <text:p>0.0553092076229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2193662184056" calcext:value-type="float">
            <text:p>0.522193662184056</text:p>
          </table:table-cell>
          <table:table-cell office:value-type="float" office:value="1.40207848437281" calcext:value-type="float">
            <text:p>1.40207848437281</text:p>
          </table:table-cell>
          <table:table-cell office:value-type="float" office:value="0.378727352482194" calcext:value-type="float">
            <text:p>0.378727352482194</text:p>
          </table:table-cell>
          <table:table-cell office:value-type="float" office:value="0.102984004343375" calcext:value-type="float">
            <text:p>0.102984004343375</text:p>
          </table:table-cell>
          <table:table-cell office:value-type="float" office:value="0.102455465931654" calcext:value-type="float">
            <text:p>0.102455465931654</text:p>
          </table:table-cell>
          <table:table-cell office:value-type="float" office:value="0.0532413950970658" calcext:value-type="float">
            <text:p>0.0532413950970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4789388095859" calcext:value-type="float">
            <text:p>0.494789388095859</text:p>
          </table:table-cell>
          <table:table-cell office:value-type="float" office:value="1.36991838045942" calcext:value-type="float">
            <text:p>1.36991838045942</text:p>
          </table:table-cell>
          <table:table-cell office:value-type="float" office:value="0.494127911618066" calcext:value-type="float">
            <text:p>0.494127911618066</text:p>
          </table:table-cell>
          <table:table-cell office:value-type="float" office:value="0.164003582921869" calcext:value-type="float">
            <text:p>0.164003582921869</text:p>
          </table:table-cell>
          <table:table-cell office:value-type="float" office:value="0.122453594613359" calcext:value-type="float">
            <text:p>0.122453594613359</text:p>
          </table:table-cell>
          <table:table-cell office:value-type="float" office:value="0.0655152982424701" calcext:value-type="float">
            <text:p>0.065515298242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8124521536676" calcext:value-type="float">
            <text:p>0.478124521536676</text:p>
          </table:table-cell>
          <table:table-cell office:value-type="float" office:value="1.37001339977073" calcext:value-type="float">
            <text:p>1.37001339977073</text:p>
          </table:table-cell>
          <table:table-cell office:value-type="float" office:value="0.494194303187858" calcext:value-type="float">
            <text:p>0.494194303187858</text:p>
          </table:table-cell>
          <table:table-cell office:value-type="float" office:value="0.165096859481766" calcext:value-type="float">
            <text:p>0.165096859481766</text:p>
          </table:table-cell>
          <table:table-cell office:value-type="float" office:value="0.122469297449929" calcext:value-type="float">
            <text:p>0.122469297449929</text:p>
          </table:table-cell>
          <table:table-cell office:value-type="float" office:value="0.0655333498290018" calcext:value-type="float">
            <text:p>0.0655333498290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8467129484028" calcext:value-type="float">
            <text:p>0.478467129484028</text:p>
          </table:table-cell>
          <table:table-cell office:value-type="float" office:value="1.37001324217009" calcext:value-type="float">
            <text:p>1.37001324217009</text:p>
          </table:table-cell>
          <table:table-cell office:value-type="float" office:value="0.494192473687854" calcext:value-type="float">
            <text:p>0.494192473687854</text:p>
          </table:table-cell>
          <table:table-cell office:value-type="float" office:value="0.164754597782422" calcext:value-type="float">
            <text:p>0.164754597782422</text:p>
          </table:table-cell>
          <table:table-cell office:value-type="float" office:value="0.122468860243251" calcext:value-type="float">
            <text:p>0.122468860243251</text:p>
          </table:table-cell>
          <table:table-cell office:value-type="float" office:value="0.065532830586778" calcext:value-type="float">
            <text:p>0.0655328305867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9011944994163" calcext:value-type="float">
            <text:p>0.689011944994163</text:p>
          </table:table-cell>
          <table:table-cell office:value-type="float" office:value="1.36859652407981" calcext:value-type="float">
            <text:p>1.36859652407981</text:p>
          </table:table-cell>
          <table:table-cell office:value-type="float" office:value="0.493635209602918" calcext:value-type="float">
            <text:p>0.493635209602918</text:p>
          </table:table-cell>
          <table:table-cell office:value-type="float" office:value="0.161814574336805" calcext:value-type="float">
            <text:p>0.161814574336805</text:p>
          </table:table-cell>
          <table:table-cell office:value-type="float" office:value="0.122337026911351" calcext:value-type="float">
            <text:p>0.122337026911351</text:p>
          </table:table-cell>
          <table:table-cell office:value-type="float" office:value="0.0653835807705678" calcext:value-type="float">
            <text:p>0.0653835807705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4691831526012" calcext:value-type="float">
            <text:p>0.334691831526012</text:p>
          </table:table-cell>
          <table:table-cell office:value-type="float" office:value="1.48526390949496" calcext:value-type="float">
            <text:p>1.48526390949496</text:p>
          </table:table-cell>
          <table:table-cell office:value-type="float" office:value="0.542677957640786" calcext:value-type="float">
            <text:p>0.542677957640786</text:p>
          </table:table-cell>
          <table:table-cell office:value-type="float" office:value="0.246633692743121" calcext:value-type="float">
            <text:p>0.246633692743121</text:p>
          </table:table-cell>
          <table:table-cell office:value-type="float" office:value="0.187658671597971" calcext:value-type="float">
            <text:p>0.187658671597971</text:p>
          </table:table-cell>
          <table:table-cell office:value-type="float" office:value="0.0783703493044314" calcext:value-type="float">
            <text:p>0.0783703493044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86883794228757" calcext:value-type="float">
            <text:p>0.186883794228757</text:p>
          </table:table-cell>
          <table:table-cell office:value-type="float" office:value="1.57227122402358" calcext:value-type="float">
            <text:p>1.57227122402358</text:p>
          </table:table-cell>
          <table:table-cell office:value-type="float" office:value="0.483807123651161" calcext:value-type="float">
            <text:p>0.483807123651161</text:p>
          </table:table-cell>
          <table:table-cell office:value-type="float" office:value="0.142926162829878" calcext:value-type="float">
            <text:p>0.142926162829878</text:p>
          </table:table-cell>
          <table:table-cell office:value-type="float" office:value="0.110506788624382" calcext:value-type="float">
            <text:p>0.110506788624382</text:p>
          </table:table-cell>
          <table:table-cell office:value-type="float" office:value="0.0665206010677863" calcext:value-type="float">
            <text:p>0.066520601067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0706035219531" calcext:value-type="float">
            <text:p>0.160706035219531</text:p>
          </table:table-cell>
          <table:table-cell office:value-type="float" office:value="1.57242221255638" calcext:value-type="float">
            <text:p>1.57242221255638</text:p>
          </table:table-cell>
          <table:table-cell office:value-type="float" office:value="0.483923371587064" calcext:value-type="float">
            <text:p>0.483923371587064</text:p>
          </table:table-cell>
          <table:table-cell office:value-type="float" office:value="0.14426637747868" calcext:value-type="float">
            <text:p>0.14426637747868</text:p>
          </table:table-cell>
          <table:table-cell office:value-type="float" office:value="0.110533225127736" calcext:value-type="float">
            <text:p>0.110533225127736</text:p>
          </table:table-cell>
          <table:table-cell office:value-type="float" office:value="0.0665533021613643" calcext:value-type="float">
            <text:p>0.066553302161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848257731371" calcext:value-type="float">
            <text:p>0.17848257731371</text:p>
          </table:table-cell>
          <table:table-cell office:value-type="float" office:value="1.57238167414833" calcext:value-type="float">
            <text:p>1.57238167414833</text:p>
          </table:table-cell>
          <table:table-cell office:value-type="float" office:value="0.483832963371596" calcext:value-type="float">
            <text:p>0.483832963371596</text:p>
          </table:table-cell>
          <table:table-cell office:value-type="float" office:value="0.143386894078878" calcext:value-type="float">
            <text:p>0.143386894078878</text:p>
          </table:table-cell>
          <table:table-cell office:value-type="float" office:value="0.110513023143452" calcext:value-type="float">
            <text:p>0.110513023143452</text:p>
          </table:table-cell>
          <table:table-cell office:value-type="float" office:value="0.0665278923517207" calcext:value-type="float">
            <text:p>0.066527892351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8049144569839" calcext:value-type="float">
            <text:p>0.38049144569839</text:p>
          </table:table-cell>
          <table:table-cell office:value-type="float" office:value="1.57091612766996" calcext:value-type="float">
            <text:p>1.57091612766996</text:p>
          </table:table-cell>
          <table:table-cell office:value-type="float" office:value="0.483345535220498" calcext:value-type="float">
            <text:p>0.483345535220498</text:p>
          </table:table-cell>
          <table:table-cell office:value-type="float" office:value="0.140302159998168" calcext:value-type="float">
            <text:p>0.140302159998168</text:p>
          </table:table-cell>
          <table:table-cell office:value-type="float" office:value="0.110403784341889" calcext:value-type="float">
            <text:p>0.110403784341889</text:p>
          </table:table-cell>
          <table:table-cell office:value-type="float" office:value="0.0663926152999675" calcext:value-type="float">
            <text:p>0.0663926152999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8227345258492" calcext:value-type="float">
            <text:p>0.218227345258492</text:p>
          </table:table-cell>
          <table:table-cell office:value-type="float" office:value="1.5360183058815" calcext:value-type="float">
            <text:p>1.5360183058815</text:p>
          </table:table-cell>
          <table:table-cell office:value-type="float" office:value="0.41987021944503" calcext:value-type="float">
            <text:p>0.41987021944503</text:p>
          </table:table-cell>
          <table:table-cell office:value-type="float" office:value="0.149652739135008" calcext:value-type="float">
            <text:p>0.149652739135008</text:p>
          </table:table-cell>
          <table:table-cell office:value-type="float" office:value="0.123097800341356" calcext:value-type="float">
            <text:p>0.123097800341356</text:p>
          </table:table-cell>
          <table:table-cell office:value-type="float" office:value="0.0550924335256622" calcext:value-type="float">
            <text:p>0.05509243352566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7547728633055" calcext:value-type="float">
            <text:p>0.517547728633055</text:p>
          </table:table-cell>
          <table:table-cell office:value-type="float" office:value="1.25850679562479" calcext:value-type="float">
            <text:p>1.25850679562479</text:p>
          </table:table-cell>
          <table:table-cell office:value-type="float" office:value="0.438319373282888" calcext:value-type="float">
            <text:p>0.438319373282888</text:p>
          </table:table-cell>
          <table:table-cell office:value-type="float" office:value="0.157831733060537" calcext:value-type="float">
            <text:p>0.157831733060537</text:p>
          </table:table-cell>
          <table:table-cell office:value-type="float" office:value="0.117453890132063" calcext:value-type="float">
            <text:p>0.117453890132063</text:p>
          </table:table-cell>
          <table:table-cell office:value-type="float" office:value="0.0636523207779207" calcext:value-type="float">
            <text:p>0.0636523207779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7377212826063" calcext:value-type="float">
            <text:p>0.517377212826063</text:p>
          </table:table-cell>
          <table:table-cell office:value-type="float" office:value="1.25845734602953" calcext:value-type="float">
            <text:p>1.25845734602953</text:p>
          </table:table-cell>
          <table:table-cell office:value-type="float" office:value="0.438301422786118" calcext:value-type="float">
            <text:p>0.438301422786118</text:p>
          </table:table-cell>
          <table:table-cell office:value-type="float" office:value="0.158649622946579" calcext:value-type="float">
            <text:p>0.158649622946579</text:p>
          </table:table-cell>
          <table:table-cell office:value-type="float" office:value="0.117448556212662" calcext:value-type="float">
            <text:p>0.117448556212662</text:p>
          </table:table-cell>
          <table:table-cell office:value-type="float" office:value="0.0636471091245522" calcext:value-type="float">
            <text:p>0.0636471091245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6900772253924" calcext:value-type="float">
            <text:p>0.506900772253924</text:p>
          </table:table-cell>
          <table:table-cell office:value-type="float" office:value="1.25846560694381" calcext:value-type="float">
            <text:p>1.25846560694381</text:p>
          </table:table-cell>
          <table:table-cell office:value-type="float" office:value="0.438344299514171" calcext:value-type="float">
            <text:p>0.438344299514171</text:p>
          </table:table-cell>
          <table:table-cell office:value-type="float" office:value="0.158499789853395" calcext:value-type="float">
            <text:p>0.158499789853395</text:p>
          </table:table-cell>
          <table:table-cell office:value-type="float" office:value="0.1174597005481" calcext:value-type="float">
            <text:p>0.1174597005481</text:p>
          </table:table-cell>
          <table:table-cell office:value-type="float" office:value="0.0636597641785129" calcext:value-type="float">
            <text:p>0.0636597641785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3354229572561" calcext:value-type="float">
            <text:p>0.693354229572561</text:p>
          </table:table-cell>
          <table:table-cell office:value-type="float" office:value="1.25742013312229" calcext:value-type="float">
            <text:p>1.25742013312229</text:p>
          </table:table-cell>
          <table:table-cell office:value-type="float" office:value="0.437951643886964" calcext:value-type="float">
            <text:p>0.437951643886964</text:p>
          </table:table-cell>
          <table:table-cell office:value-type="float" office:value="0.155630735291619" calcext:value-type="float">
            <text:p>0.155630735291619</text:p>
          </table:table-cell>
          <table:table-cell office:value-type="float" office:value="0.11735845741662" calcext:value-type="float">
            <text:p>0.11735845741662</text:p>
          </table:table-cell>
          <table:table-cell office:value-type="float" office:value="0.063544703267332" calcext:value-type="float">
            <text:p>0.0635447032673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2048941001127" calcext:value-type="float">
            <text:p>0.512048941001127</text:p>
          </table:table-cell>
          <table:table-cell office:value-type="float" office:value="1.28251903825271" calcext:value-type="float">
            <text:p>1.28251903825271</text:p>
          </table:table-cell>
          <table:table-cell office:value-type="float" office:value="0.387191272606079" calcext:value-type="float">
            <text:p>0.387191272606079</text:p>
          </table:table-cell>
          <table:table-cell office:value-type="float" office:value="0.147724161099434" calcext:value-type="float">
            <text:p>0.147724161099434</text:p>
          </table:table-cell>
          <table:table-cell office:value-type="float" office:value="0.112896170939949" calcext:value-type="float">
            <text:p>0.112896170939949</text:p>
          </table:table-cell>
          <table:table-cell office:value-type="float" office:value="0.058449160417422" calcext:value-type="float">
            <text:p>0.0584491604174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6542575163871" calcext:value-type="float">
            <text:p>0.376542575163871</text:p>
          </table:table-cell>
          <table:table-cell office:value-type="float" office:value="1.29165724840019" calcext:value-type="float">
            <text:p>1.29165724840019</text:p>
          </table:table-cell>
          <table:table-cell office:value-type="float" office:value="0.524358901443305" calcext:value-type="float">
            <text:p>0.524358901443305</text:p>
          </table:table-cell>
          <table:table-cell office:value-type="float" office:value="0.162332913926041" calcext:value-type="float">
            <text:p>0.162332913926041</text:p>
          </table:table-cell>
          <table:table-cell office:value-type="float" office:value="0.130426187538418" calcext:value-type="float">
            <text:p>0.130426187538418</text:p>
          </table:table-cell>
          <table:table-cell office:value-type="float" office:value="0.0727856552654866" calcext:value-type="float">
            <text:p>0.0727856552654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0900003447049" calcext:value-type="float">
            <text:p>0.370900003447049</text:p>
          </table:table-cell>
          <table:table-cell office:value-type="float" office:value="1.29165980652626" calcext:value-type="float">
            <text:p>1.29165980652626</text:p>
          </table:table-cell>
          <table:table-cell office:value-type="float" office:value="0.524362772656942" calcext:value-type="float">
            <text:p>0.524362772656942</text:p>
          </table:table-cell>
          <table:table-cell office:value-type="float" office:value="0.163395238153903" calcext:value-type="float">
            <text:p>0.163395238153903</text:p>
          </table:table-cell>
          <table:table-cell office:value-type="float" office:value="0.130426478959047" calcext:value-type="float">
            <text:p>0.130426478959047</text:p>
          </table:table-cell>
          <table:table-cell office:value-type="float" office:value="0.0727868708069882" calcext:value-type="float">
            <text:p>0.0727868708069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5232386023801" calcext:value-type="float">
            <text:p>0.355232386023801</text:p>
          </table:table-cell>
          <table:table-cell office:value-type="float" office:value="1.291666207258" calcext:value-type="float">
            <text:p>1.291666207258</text:p>
          </table:table-cell>
          <table:table-cell office:value-type="float" office:value="0.524439018022745" calcext:value-type="float">
            <text:p>0.524439018022745</text:p>
          </table:table-cell>
          <table:table-cell office:value-type="float" office:value="0.163427631160764" calcext:value-type="float">
            <text:p>0.163427631160764</text:p>
          </table:table-cell>
          <table:table-cell office:value-type="float" office:value="0.130444863345051" calcext:value-type="float">
            <text:p>0.130444863345051</text:p>
          </table:table-cell>
          <table:table-cell office:value-type="float" office:value="0.0728084812339759" calcext:value-type="float">
            <text:p>0.0728084812339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4167566469035" calcext:value-type="float">
            <text:p>0.584167566469035</text:p>
          </table:table-cell>
          <table:table-cell office:value-type="float" office:value="1.29034839493501" calcext:value-type="float">
            <text:p>1.29034839493501</text:p>
          </table:table-cell>
          <table:table-cell office:value-type="float" office:value="0.523862811826622" calcext:value-type="float">
            <text:p>0.523862811826622</text:p>
          </table:table-cell>
          <table:table-cell office:value-type="float" office:value="0.15960497548522" calcext:value-type="float">
            <text:p>0.15960497548522</text:p>
          </table:table-cell>
          <table:table-cell office:value-type="float" office:value="0.130306652418074" calcext:value-type="float">
            <text:p>0.130306652418074</text:p>
          </table:table-cell>
          <table:table-cell office:value-type="float" office:value="0.0726467011287991" calcext:value-type="float">
            <text:p>0.0726467011287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4121547494048" calcext:value-type="float">
            <text:p>0.284121547494048</text:p>
          </table:table-cell>
          <table:table-cell office:value-type="float" office:value="1.38505352394522" calcext:value-type="float">
            <text:p>1.38505352394522</text:p>
          </table:table-cell>
          <table:table-cell office:value-type="float" office:value="0.565764047078223" calcext:value-type="float">
            <text:p>0.565764047078223</text:p>
          </table:table-cell>
          <table:table-cell office:value-type="float" office:value="0.232969153246142" calcext:value-type="float">
            <text:p>0.232969153246142</text:p>
          </table:table-cell>
          <table:table-cell office:value-type="float" office:value="0.184574716767024" calcext:value-type="float">
            <text:p>0.184574716767024</text:p>
          </table:table-cell>
          <table:table-cell office:value-type="float" office:value="0.0876596137508855" calcext:value-type="float">
            <text:p>0.08765961375088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1584869600262" calcext:value-type="float">
            <text:p>0.481584869600262</text:p>
          </table:table-cell>
          <table:table-cell office:value-type="float" office:value="1.26992137818513" calcext:value-type="float">
            <text:p>1.26992137818513</text:p>
          </table:table-cell>
          <table:table-cell office:value-type="float" office:value="0.499671392394669" calcext:value-type="float">
            <text:p>0.499671392394669</text:p>
          </table:table-cell>
          <table:table-cell office:value-type="float" office:value="0.169260295952488" calcext:value-type="float">
            <text:p>0.169260295952488</text:p>
          </table:table-cell>
          <table:table-cell office:value-type="float" office:value="0.129701894831451" calcext:value-type="float">
            <text:p>0.129701894831451</text:p>
          </table:table-cell>
          <table:table-cell office:value-type="float" office:value="0.0700321186622346" calcext:value-type="float">
            <text:p>0.0700321186622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9284291366469" calcext:value-type="float">
            <text:p>0.469284291366469</text:p>
          </table:table-cell>
          <table:table-cell office:value-type="float" office:value="1.26999577254798" calcext:value-type="float">
            <text:p>1.26999577254798</text:p>
          </table:table-cell>
          <table:table-cell office:value-type="float" office:value="0.499712566642866" calcext:value-type="float">
            <text:p>0.499712566642866</text:p>
          </table:table-cell>
          <table:table-cell office:value-type="float" office:value="0.170196228391866" calcext:value-type="float">
            <text:p>0.170196228391866</text:p>
          </table:table-cell>
          <table:table-cell office:value-type="float" office:value="0.129712654834154" calcext:value-type="float">
            <text:p>0.129712654834154</text:p>
          </table:table-cell>
          <table:table-cell office:value-type="float" office:value="0.0700439624235916" calcext:value-type="float">
            <text:p>0.0700439624235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2398433527901" calcext:value-type="float">
            <text:p>0.462398433527901</text:p>
          </table:table-cell>
          <table:table-cell office:value-type="float" office:value="1.26999090878654" calcext:value-type="float">
            <text:p>1.26999090878654</text:p>
          </table:table-cell>
          <table:table-cell office:value-type="float" office:value="0.499745766928152" calcext:value-type="float">
            <text:p>0.499745766928152</text:p>
          </table:table-cell>
          <table:table-cell office:value-type="float" office:value="0.170117376941952" calcext:value-type="float">
            <text:p>0.170117376941952</text:p>
          </table:table-cell>
          <table:table-cell office:value-type="float" office:value="0.129721076865935" calcext:value-type="float">
            <text:p>0.129721076865935</text:p>
          </table:table-cell>
          <table:table-cell office:value-type="float" office:value="0.0700534496812654" calcext:value-type="float">
            <text:p>0.0700534496812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7262830616508" calcext:value-type="float">
            <text:p>0.677262830616508</text:p>
          </table:table-cell>
          <table:table-cell office:value-type="float" office:value="1.26873432606755" calcext:value-type="float">
            <text:p>1.26873432606755</text:p>
          </table:table-cell>
          <table:table-cell office:value-type="float" office:value="0.499221749032883" calcext:value-type="float">
            <text:p>0.499221749032883</text:p>
          </table:table-cell>
          <table:table-cell office:value-type="float" office:value="0.166867637696996" calcext:value-type="float">
            <text:p>0.166867637696996</text:p>
          </table:table-cell>
          <table:table-cell office:value-type="float" office:value="0.129588179085023" calcext:value-type="float">
            <text:p>0.129588179085023</text:p>
          </table:table-cell>
          <table:table-cell office:value-type="float" office:value="0.0699050272659281" calcext:value-type="float">
            <text:p>0.0699050272659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4218178246371" calcext:value-type="float">
            <text:p>0.454218178246371</text:p>
          </table:table-cell>
          <table:table-cell office:value-type="float" office:value="1.2657717659015" calcext:value-type="float">
            <text:p>1.2657717659015</text:p>
          </table:table-cell>
          <table:table-cell office:value-type="float" office:value="0.540068648293815" calcext:value-type="float">
            <text:p>0.540068648293815</text:p>
          </table:table-cell>
          <table:table-cell office:value-type="float" office:value="0.175146436210202" calcext:value-type="float">
            <text:p>0.175146436210202</text:p>
          </table:table-cell>
          <table:table-cell office:value-type="float" office:value="0.136657063184533" calcext:value-type="float">
            <text:p>0.136657063184533</text:p>
          </table:table-cell>
          <table:table-cell office:value-type="float" office:value="0.078282961543509" calcext:value-type="float">
            <text:p>0.0782829615435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5577542697641" calcext:value-type="float">
            <text:p>0.475577542697641</text:p>
          </table:table-cell>
          <table:table-cell office:value-type="float" office:value="1.27017318096106" calcext:value-type="float">
            <text:p>1.27017318096106</text:p>
          </table:table-cell>
          <table:table-cell office:value-type="float" office:value="0.417061863121054" calcext:value-type="float">
            <text:p>0.417061863121054</text:p>
          </table:table-cell>
          <table:table-cell office:value-type="float" office:value="0.14485628759783" calcext:value-type="float">
            <text:p>0.14485628759783</text:p>
          </table:table-cell>
          <table:table-cell office:value-type="float" office:value="0.112910932056521" calcext:value-type="float">
            <text:p>0.112910932056521</text:p>
          </table:table-cell>
          <table:table-cell office:value-type="float" office:value="0.0608810463526175" calcext:value-type="float">
            <text:p>0.0608810463526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5802472655838" calcext:value-type="float">
            <text:p>0.525802472655838</text:p>
          </table:table-cell>
          <table:table-cell office:value-type="float" office:value="1.26984125888527" calcext:value-type="float">
            <text:p>1.26984125888527</text:p>
          </table:table-cell>
          <table:table-cell office:value-type="float" office:value="0.416891281101089" calcext:value-type="float">
            <text:p>0.416891281101089</text:p>
          </table:table-cell>
          <table:table-cell office:value-type="float" office:value="0.144476457121557" calcext:value-type="float">
            <text:p>0.144476457121557</text:p>
          </table:table-cell>
          <table:table-cell office:value-type="float" office:value="0.11286725948906" calcext:value-type="float">
            <text:p>0.11286725948906</text:p>
          </table:table-cell>
          <table:table-cell office:value-type="float" office:value="0.0608307347257623" calcext:value-type="float">
            <text:p>0.0608307347257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024849913326" calcext:value-type="float">
            <text:p>0.49024849913326</text:p>
          </table:table-cell>
          <table:table-cell office:value-type="float" office:value="1.26990121180772" calcext:value-type="float">
            <text:p>1.26990121180772</text:p>
          </table:table-cell>
          <table:table-cell office:value-type="float" office:value="0.416992133486245" calcext:value-type="float">
            <text:p>0.416992133486245</text:p>
          </table:table-cell>
          <table:table-cell office:value-type="float" office:value="0.144829867798821" calcext:value-type="float">
            <text:p>0.144829867798821</text:p>
          </table:table-cell>
          <table:table-cell office:value-type="float" office:value="0.11289376031478" calcext:value-type="float">
            <text:p>0.11289376031478</text:p>
          </table:table-cell>
          <table:table-cell office:value-type="float" office:value="0.0608604641989041" calcext:value-type="float">
            <text:p>0.0608604641989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0410292013934" calcext:value-type="float">
            <text:p>0.640410292013934</text:p>
          </table:table-cell>
          <table:table-cell office:value-type="float" office:value="1.26920631888752" calcext:value-type="float">
            <text:p>1.26920631888752</text:p>
          </table:table-cell>
          <table:table-cell office:value-type="float" office:value="0.416749221094759" calcext:value-type="float">
            <text:p>0.416749221094759</text:p>
          </table:table-cell>
          <table:table-cell office:value-type="float" office:value="0.142740160890299" calcext:value-type="float">
            <text:p>0.142740160890299</text:p>
          </table:table-cell>
          <table:table-cell office:value-type="float" office:value="0.112830169650939" calcext:value-type="float">
            <text:p>0.112830169650939</text:p>
          </table:table-cell>
          <table:table-cell office:value-type="float" office:value="0.0607891215917841" calcext:value-type="float">
            <text:p>0.0607891215917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9349890770452" calcext:value-type="float">
            <text:p>0.579349890770452</text:p>
          </table:table-cell>
          <table:table-cell office:value-type="float" office:value="1.21768060355167" calcext:value-type="float">
            <text:p>1.21768060355167</text:p>
          </table:table-cell>
          <table:table-cell office:value-type="float" office:value="0.395560497338653" calcext:value-type="float">
            <text:p>0.395560497338653</text:p>
          </table:table-cell>
          <table:table-cell office:value-type="float" office:value="0.125498926997502" calcext:value-type="float">
            <text:p>0.125498926997502</text:p>
          </table:table-cell>
          <table:table-cell office:value-type="float" office:value="0.105065730867456" calcext:value-type="float">
            <text:p>0.105065730867456</text:p>
          </table:table-cell>
          <table:table-cell office:value-type="float" office:value="0.0827445056378044" calcext:value-type="float">
            <text:p>0.0827445056378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3558413357245" calcext:value-type="float">
            <text:p>0.773558413357245</text:p>
          </table:table-cell>
          <table:table-cell office:value-type="float" office:value="1.0214370443408" calcext:value-type="float">
            <text:p>1.0214370443408</text:p>
          </table:table-cell>
          <table:table-cell office:value-type="float" office:value="0.512846599696514" calcext:value-type="float">
            <text:p>0.512846599696514</text:p>
          </table:table-cell>
          <table:table-cell office:value-type="float" office:value="0.200645069503106" calcext:value-type="float">
            <text:p>0.200645069503106</text:p>
          </table:table-cell>
          <table:table-cell office:value-type="float" office:value="0.159266002713577" calcext:value-type="float">
            <text:p>0.159266002713577</text:p>
          </table:table-cell>
          <table:table-cell office:value-type="float" office:value="0.0867666484825049" calcext:value-type="float">
            <text:p>0.0867666484825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6300057477331" calcext:value-type="float">
            <text:p>0.756300057477331</text:p>
          </table:table-cell>
          <table:table-cell office:value-type="float" office:value="1.021485937437" calcext:value-type="float">
            <text:p>1.021485937437</text:p>
          </table:table-cell>
          <table:table-cell office:value-type="float" office:value="0.51290436092458" calcext:value-type="float">
            <text:p>0.51290436092458</text:p>
          </table:table-cell>
          <table:table-cell office:value-type="float" office:value="0.202149910866261" calcext:value-type="float">
            <text:p>0.202149910866261</text:p>
          </table:table-cell>
          <table:table-cell office:value-type="float" office:value="0.159283462679541" calcext:value-type="float">
            <text:p>0.159283462679541</text:p>
          </table:table-cell>
          <table:table-cell office:value-type="float" office:value="0.086786730502909" calcext:value-type="float">
            <text:p>0.086786730502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1085844817794" calcext:value-type="float">
            <text:p>0.771085844817794</text:p>
          </table:table-cell>
          <table:table-cell office:value-type="float" office:value="1.02154320696413" calcext:value-type="float">
            <text:p>1.02154320696413</text:p>
          </table:table-cell>
          <table:table-cell office:value-type="float" office:value="0.512835366406969" calcext:value-type="float">
            <text:p>0.512835366406969</text:p>
          </table:table-cell>
          <table:table-cell office:value-type="float" office:value="0.201375303067635" calcext:value-type="float">
            <text:p>0.201375303067635</text:p>
          </table:table-cell>
          <table:table-cell office:value-type="float" office:value="0.159262256170868" calcext:value-type="float">
            <text:p>0.159262256170868</text:p>
          </table:table-cell>
          <table:table-cell office:value-type="float" office:value="0.0867628885619574" calcext:value-type="float">
            <text:p>0.0867628885619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75108149948552" calcext:value-type="float">
            <text:p>0.975108149948552</text:p>
          </table:table-cell>
          <table:table-cell office:value-type="float" office:value="1.02068159648679" calcext:value-type="float">
            <text:p>1.02068159648679</text:p>
          </table:table-cell>
          <table:table-cell office:value-type="float" office:value="0.512383723522718" calcext:value-type="float">
            <text:p>0.512383723522718</text:p>
          </table:table-cell>
          <table:table-cell office:value-type="float" office:value="0.197545450650376" calcext:value-type="float">
            <text:p>0.197545450650376</text:p>
          </table:table-cell>
          <table:table-cell office:value-type="float" office:value="0.159125254063474" calcext:value-type="float">
            <text:p>0.159125254063474</text:p>
          </table:table-cell>
          <table:table-cell office:value-type="float" office:value="0.0866086567977687" calcext:value-type="float">
            <text:p>0.0866086567977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20153070797409" calcext:value-type="float">
            <text:p>0.720153070797409</text:p>
          </table:table-cell>
          <table:table-cell office:value-type="float" office:value="1.08181874541463" calcext:value-type="float">
            <text:p>1.08181874541463</text:p>
          </table:table-cell>
          <table:table-cell office:value-type="float" office:value="0.432721804422641" calcext:value-type="float">
            <text:p>0.432721804422641</text:p>
          </table:table-cell>
          <table:table-cell office:value-type="float" office:value="0.198655357858073" calcext:value-type="float">
            <text:p>0.198655357858073</text:p>
          </table:table-cell>
          <table:table-cell office:value-type="float" office:value="0.159426276917353" calcext:value-type="float">
            <text:p>0.159426276917353</text:p>
          </table:table-cell>
          <table:table-cell office:value-type="float" office:value="0.0648566851656445" calcext:value-type="float">
            <text:p>0.0648566851656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3584222900247" calcext:value-type="float">
            <text:p>0.293584222900247</text:p>
          </table:table-cell>
          <table:table-cell office:value-type="float" office:value="1.45477305958082" calcext:value-type="float">
            <text:p>1.45477305958082</text:p>
          </table:table-cell>
          <table:table-cell office:value-type="float" office:value="0.43823454251871" calcext:value-type="float">
            <text:p>0.43823454251871</text:p>
          </table:table-cell>
          <table:table-cell office:value-type="float" office:value="0.163137730024574" calcext:value-type="float">
            <text:p>0.163137730024574</text:p>
          </table:table-cell>
          <table:table-cell office:value-type="float" office:value="0.134002925990997" calcext:value-type="float">
            <text:p>0.134002925990997</text:p>
          </table:table-cell>
          <table:table-cell office:value-type="float" office:value="0.0657480149257857" calcext:value-type="float">
            <text:p>0.0657480149257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91720956357319" calcext:value-type="float">
            <text:p>0.291720956357319</text:p>
          </table:table-cell>
          <table:table-cell office:value-type="float" office:value="1.45476042440602" calcext:value-type="float">
            <text:p>1.45476042440602</text:p>
          </table:table-cell>
          <table:table-cell office:value-type="float" office:value="0.438222918886598" calcext:value-type="float">
            <text:p>0.438222918886598</text:p>
          </table:table-cell>
          <table:table-cell office:value-type="float" office:value="0.164033327384811" calcext:value-type="float">
            <text:p>0.164033327384811</text:p>
          </table:table-cell>
          <table:table-cell office:value-type="float" office:value="0.133998487528499" calcext:value-type="float">
            <text:p>0.133998487528499</text:p>
          </table:table-cell>
          <table:table-cell office:value-type="float" office:value="0.0657445570014784" calcext:value-type="float">
            <text:p>0.0657445570014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2874568144139" calcext:value-type="float">
            <text:p>0.302874568144139</text:p>
          </table:table-cell>
          <table:table-cell office:value-type="float" office:value="1.45475029405529" calcext:value-type="float">
            <text:p>1.45475029405529</text:p>
          </table:table-cell>
          <table:table-cell office:value-type="float" office:value="0.438181391836215" calcext:value-type="float">
            <text:p>0.438181391836215</text:p>
          </table:table-cell>
          <table:table-cell office:value-type="float" office:value="0.163276282194953" calcext:value-type="float">
            <text:p>0.163276282194953</text:p>
          </table:table-cell>
          <table:table-cell office:value-type="float" office:value="0.133985871884551" calcext:value-type="float">
            <text:p>0.133985871884551</text:p>
          </table:table-cell>
          <table:table-cell office:value-type="float" office:value="0.0657318789618201" calcext:value-type="float">
            <text:p>0.06573187896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0902325366177" calcext:value-type="float">
            <text:p>0.470902325366177</text:p>
          </table:table-cell>
          <table:table-cell office:value-type="float" office:value="1.45378275924504" calcext:value-type="float">
            <text:p>1.45378275924504</text:p>
          </table:table-cell>
          <table:table-cell office:value-type="float" office:value="0.437881257006081" calcext:value-type="float">
            <text:p>0.437881257006081</text:p>
          </table:table-cell>
          <table:table-cell office:value-type="float" office:value="0.160823376231043" calcext:value-type="float">
            <text:p>0.160823376231043</text:p>
          </table:table-cell>
          <table:table-cell office:value-type="float" office:value="0.133893644228962" calcext:value-type="float">
            <text:p>0.133893644228962</text:p>
          </table:table-cell>
          <table:table-cell office:value-type="float" office:value="0.0656411756286636" calcext:value-type="float">
            <text:p>0.0656411756286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50275312686594" calcext:value-type="float">
            <text:p>0.250275312686594</text:p>
          </table:table-cell>
          <table:table-cell office:value-type="float" office:value="1.51381398289523" calcext:value-type="float">
            <text:p>1.51381398289523</text:p>
          </table:table-cell>
          <table:table-cell office:value-type="float" office:value="0.413988403699887" calcext:value-type="float">
            <text:p>0.413988403699887</text:p>
          </table:table-cell>
          <table:table-cell office:value-type="float" office:value="0.227768044298626" calcext:value-type="float">
            <text:p>0.227768044298626</text:p>
          </table:table-cell>
          <table:table-cell office:value-type="float" office:value="0.187497149273596" calcext:value-type="float">
            <text:p>0.187497149273596</text:p>
          </table:table-cell>
          <table:table-cell office:value-type="float" office:value="0.0663181593753726" calcext:value-type="float">
            <text:p>0.06631815937537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4351918080168" calcext:value-type="float">
            <text:p>0.484351918080168</text:p>
          </table:table-cell>
          <table:table-cell office:value-type="float" office:value="1.35198453411926" calcext:value-type="float">
            <text:p>1.35198453411926</text:p>
          </table:table-cell>
          <table:table-cell office:value-type="float" office:value="0.51187599076625" calcext:value-type="float">
            <text:p>0.51187599076625</text:p>
          </table:table-cell>
          <table:table-cell office:value-type="float" office:value="0.172409130455979" calcext:value-type="float">
            <text:p>0.172409130455979</text:p>
          </table:table-cell>
          <table:table-cell office:value-type="float" office:value="0.134313993822452" calcext:value-type="float">
            <text:p>0.134313993822452</text:p>
          </table:table-cell>
          <table:table-cell office:value-type="float" office:value="0.0707143261223922" calcext:value-type="float">
            <text:p>0.0707143261223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8368116425208" calcext:value-type="float">
            <text:p>0.488368116425208</text:p>
          </table:table-cell>
          <table:table-cell office:value-type="float" office:value="1.35192763719028" calcext:value-type="float">
            <text:p>1.35192763719028</text:p>
          </table:table-cell>
          <table:table-cell office:value-type="float" office:value="0.511834019811992" calcext:value-type="float">
            <text:p>0.511834019811992</text:p>
          </table:table-cell>
          <table:table-cell office:value-type="float" office:value="0.173100197783993" calcext:value-type="float">
            <text:p>0.173100197783993</text:p>
          </table:table-cell>
          <table:table-cell office:value-type="float" office:value="0.134302696237074" calcext:value-type="float">
            <text:p>0.134302696237074</text:p>
          </table:table-cell>
          <table:table-cell office:value-type="float" office:value="0.0707026342651167" calcext:value-type="float">
            <text:p>0.0707026342651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517837840927" calcext:value-type="float">
            <text:p>0.47517837840927</text:p>
          </table:table-cell>
          <table:table-cell office:value-type="float" office:value="1.35193317627778" calcext:value-type="float">
            <text:p>1.35193317627778</text:p>
          </table:table-cell>
          <table:table-cell office:value-type="float" office:value="0.511896035332734" calcext:value-type="float">
            <text:p>0.511896035332734</text:p>
          </table:table-cell>
          <table:table-cell office:value-type="float" office:value="0.173023155929894" calcext:value-type="float">
            <text:p>0.173023155929894</text:p>
          </table:table-cell>
          <table:table-cell office:value-type="float" office:value="0.134318636636112" calcext:value-type="float">
            <text:p>0.134318636636112</text:p>
          </table:table-cell>
          <table:table-cell office:value-type="float" office:value="0.0707200718125068" calcext:value-type="float">
            <text:p>0.0707200718125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5267938824055" calcext:value-type="float">
            <text:p>0.685267938824055</text:p>
          </table:table-cell>
          <table:table-cell office:value-type="float" office:value="1.35065934100088" calcext:value-type="float">
            <text:p>1.35065934100088</text:p>
          </table:table-cell>
          <table:table-cell office:value-type="float" office:value="0.511387287437862" calcext:value-type="float">
            <text:p>0.511387287437862</text:p>
          </table:table-cell>
          <table:table-cell office:value-type="float" office:value="0.170003106501177" calcext:value-type="float">
            <text:p>0.170003106501177</text:p>
          </table:table-cell>
          <table:table-cell office:value-type="float" office:value="0.134187846856967" calcext:value-type="float">
            <text:p>0.134187846856967</text:p>
          </table:table-cell>
          <table:table-cell office:value-type="float" office:value="0.070578150909256" calcext:value-type="float">
            <text:p>0.070578150909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7579635057427" calcext:value-type="float">
            <text:p>0.557579635057427</text:p>
          </table:table-cell>
          <table:table-cell office:value-type="float" office:value="1.29081924955887" calcext:value-type="float">
            <text:p>1.29081924955887</text:p>
          </table:table-cell>
          <table:table-cell office:value-type="float" office:value="0.509995048036089" calcext:value-type="float">
            <text:p>0.509995048036089</text:p>
          </table:table-cell>
          <table:table-cell office:value-type="float" office:value="0.163638147011093" calcext:value-type="float">
            <text:p>0.163638147011093</text:p>
          </table:table-cell>
          <table:table-cell office:value-type="float" office:value="0.134809419571584" calcext:value-type="float">
            <text:p>0.134809419571584</text:p>
          </table:table-cell>
          <table:table-cell office:value-type="float" office:value="0.0629366845661556" calcext:value-type="float">
            <text:p>0.0629366845661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3990001625364" calcext:value-type="float">
            <text:p>0.423990001625364</text:p>
          </table:table-cell>
          <table:table-cell office:value-type="float" office:value="1.37393042234501" calcext:value-type="float">
            <text:p>1.37393042234501</text:p>
          </table:table-cell>
          <table:table-cell office:value-type="float" office:value="0.484365381377887" calcext:value-type="float">
            <text:p>0.484365381377887</text:p>
          </table:table-cell>
          <table:table-cell office:value-type="float" office:value="0.154978651532966" calcext:value-type="float">
            <text:p>0.154978651532966</text:p>
          </table:table-cell>
          <table:table-cell office:value-type="float" office:value="0.128826247713417" calcext:value-type="float">
            <text:p>0.128826247713417</text:p>
          </table:table-cell>
          <table:table-cell office:value-type="float" office:value="0.0672302316335263" calcext:value-type="float">
            <text:p>0.0672302316335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8758744006857" calcext:value-type="float">
            <text:p>0.448758744006857</text:p>
          </table:table-cell>
          <table:table-cell office:value-type="float" office:value="1.37372586998379" calcext:value-type="float">
            <text:p>1.37372586998379</text:p>
          </table:table-cell>
          <table:table-cell office:value-type="float" office:value="0.484244254973905" calcext:value-type="float">
            <text:p>0.484244254973905</text:p>
          </table:table-cell>
          <table:table-cell office:value-type="float" office:value="0.155080314574788" calcext:value-type="float">
            <text:p>0.155080314574788</text:p>
          </table:table-cell>
          <table:table-cell office:value-type="float" office:value="0.12879453679786" calcext:value-type="float">
            <text:p>0.12879453679786</text:p>
          </table:table-cell>
          <table:table-cell office:value-type="float" office:value="0.0671961680092764" calcext:value-type="float">
            <text:p>0.0671961680092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9605113557256" calcext:value-type="float">
            <text:p>0.439605113557256</text:p>
          </table:table-cell>
          <table:table-cell office:value-type="float" office:value="1.37372772802865" calcext:value-type="float">
            <text:p>1.37372772802865</text:p>
          </table:table-cell>
          <table:table-cell office:value-type="float" office:value="0.484279227029768" calcext:value-type="float">
            <text:p>0.484279227029768</text:p>
          </table:table-cell>
          <table:table-cell office:value-type="float" office:value="0.154955321567614" calcext:value-type="float">
            <text:p>0.154955321567614</text:p>
          </table:table-cell>
          <table:table-cell office:value-type="float" office:value="0.128803794615368" calcext:value-type="float">
            <text:p>0.128803794615368</text:p>
          </table:table-cell>
          <table:table-cell office:value-type="float" office:value="0.0672060020054734" calcext:value-type="float">
            <text:p>0.0672060020054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5344905260262" calcext:value-type="float">
            <text:p>0.615344905260262</text:p>
          </table:table-cell>
          <table:table-cell office:value-type="float" office:value="1.37276935705035" calcext:value-type="float">
            <text:p>1.37276935705035</text:p>
          </table:table-cell>
          <table:table-cell office:value-type="float" office:value="0.483934544568619" calcext:value-type="float">
            <text:p>0.483934544568619</text:p>
          </table:table-cell>
          <table:table-cell office:value-type="float" office:value="0.15254909777021" calcext:value-type="float">
            <text:p>0.15254909777021</text:p>
          </table:table-cell>
          <table:table-cell office:value-type="float" office:value="0.128711355709247" calcext:value-type="float">
            <text:p>0.128711355709247</text:p>
          </table:table-cell>
          <table:table-cell office:value-type="float" office:value="0.0671096467080332" calcext:value-type="float">
            <text:p>0.0671096467080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7212507468627" calcext:value-type="float">
            <text:p>0.347212507468627</text:p>
          </table:table-cell>
          <table:table-cell office:value-type="float" office:value="1.48623901140712" calcext:value-type="float">
            <text:p>1.48623901140712</text:p>
          </table:table-cell>
          <table:table-cell office:value-type="float" office:value="0.468627579219504" calcext:value-type="float">
            <text:p>0.468627579219504</text:p>
          </table:table-cell>
          <table:table-cell office:value-type="float" office:value="0.201972048809748" calcext:value-type="float">
            <text:p>0.201972048809748</text:p>
          </table:table-cell>
          <table:table-cell office:value-type="float" office:value="0.169367832725123" calcext:value-type="float">
            <text:p>0.169367832725123</text:p>
          </table:table-cell>
          <table:table-cell office:value-type="float" office:value="0.0767317015012712" calcext:value-type="float">
            <text:p>0.0767317015012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0492563972772" calcext:value-type="float">
            <text:p>0.250492563972772</text:p>
          </table:table-cell>
          <table:table-cell office:value-type="float" office:value="1.46819467953181" calcext:value-type="float">
            <text:p>1.46819467953181</text:p>
          </table:table-cell>
          <table:table-cell office:value-type="float" office:value="0.640272097543461" calcext:value-type="float">
            <text:p>0.640272097543461</text:p>
          </table:table-cell>
          <table:table-cell office:value-type="float" office:value="0.174231625351618" calcext:value-type="float">
            <text:p>0.174231625351618</text:p>
          </table:table-cell>
          <table:table-cell office:value-type="float" office:value="0.136636795116837" calcext:value-type="float">
            <text:p>0.136636795116837</text:p>
          </table:table-cell>
          <table:table-cell office:value-type="float" office:value="0.085285780357874" calcext:value-type="float">
            <text:p>0.0852857803578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31206538455782" calcext:value-type="float">
            <text:p>0.231206538455782</text:p>
          </table:table-cell>
          <table:table-cell office:value-type="float" office:value="1.46827376249604" calcext:value-type="float">
            <text:p>1.46827376249604</text:p>
          </table:table-cell>
          <table:table-cell office:value-type="float" office:value="0.64035350558994" calcext:value-type="float">
            <text:p>0.64035350558994</text:p>
          </table:table-cell>
          <table:table-cell office:value-type="float" office:value="0.175777793417663" calcext:value-type="float">
            <text:p>0.175777793417663</text:p>
          </table:table-cell>
          <table:table-cell office:value-type="float" office:value="0.136654470250559" calcext:value-type="float">
            <text:p>0.136654470250559</text:p>
          </table:table-cell>
          <table:table-cell office:value-type="float" office:value="0.0853082432139733" calcext:value-type="float">
            <text:p>0.0853082432139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44937882682087" calcext:value-type="float">
            <text:p>0.244937882682087</text:p>
          </table:table-cell>
          <table:table-cell office:value-type="float" office:value="1.46827370125104" calcext:value-type="float">
            <text:p>1.46827370125104</text:p>
          </table:table-cell>
          <table:table-cell office:value-type="float" office:value="0.640269200662829" calcext:value-type="float">
            <text:p>0.640269200662829</text:p>
          </table:table-cell>
          <table:table-cell office:value-type="float" office:value="0.174867746271509" calcext:value-type="float">
            <text:p>0.174867746271509</text:p>
          </table:table-cell>
          <table:table-cell office:value-type="float" office:value="0.13663681721756" calcext:value-type="float">
            <text:p>0.13663681721756</text:p>
          </table:table-cell>
          <table:table-cell office:value-type="float" office:value="0.0852851621862718" calcext:value-type="float">
            <text:p>0.0852851621862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5638528849728" calcext:value-type="float">
            <text:p>0.505638528849728</text:p>
          </table:table-cell>
          <table:table-cell office:value-type="float" office:value="1.46660698921071" calcext:value-type="float">
            <text:p>1.46660698921071</text:p>
          </table:table-cell>
          <table:table-cell office:value-type="float" office:value="0.639499846827836" calcext:value-type="float">
            <text:p>0.639499846827836</text:p>
          </table:table-cell>
          <table:table-cell office:value-type="float" office:value="0.170690319053717" calcext:value-type="float">
            <text:p>0.170690319053717</text:p>
          </table:table-cell>
          <table:table-cell office:value-type="float" office:value="0.136475103512888" calcext:value-type="float">
            <text:p>0.136475103512888</text:p>
          </table:table-cell>
          <table:table-cell office:value-type="float" office:value="0.0850777940821716" calcext:value-type="float">
            <text:p>0.0850777940821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16099831624132" calcext:value-type="float">
            <text:p>0.216099831624132</text:p>
          </table:table-cell>
          <table:table-cell office:value-type="float" office:value="1.47044190471453" calcext:value-type="float">
            <text:p>1.47044190471453</text:p>
          </table:table-cell>
          <table:table-cell office:value-type="float" office:value="0.641494919243038" calcext:value-type="float">
            <text:p>0.641494919243038</text:p>
          </table:table-cell>
          <table:table-cell office:value-type="float" office:value="0.187038693686809" calcext:value-type="float">
            <text:p>0.187038693686809</text:p>
          </table:table-cell>
          <table:table-cell office:value-type="float" office:value="0.164774441210716" calcext:value-type="float">
            <text:p>0.164774441210716</text:p>
          </table:table-cell>
          <table:table-cell office:value-type="float" office:value="0.0902014865313247" calcext:value-type="float">
            <text:p>0.0902014865313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1984223315381" calcext:value-type="float">
            <text:p>0.601984223315381</text:p>
          </table:table-cell>
          <table:table-cell office:value-type="float" office:value="1.2667353607899" calcext:value-type="float">
            <text:p>1.2667353607899</text:p>
          </table:table-cell>
          <table:table-cell office:value-type="float" office:value="0.588769671586071" calcext:value-type="float">
            <text:p>0.588769671586071</text:p>
          </table:table-cell>
          <table:table-cell office:value-type="float" office:value="0.175297477118404" calcext:value-type="float">
            <text:p>0.175297477118404</text:p>
          </table:table-cell>
          <table:table-cell office:value-type="float" office:value="0.130730795224445" calcext:value-type="float">
            <text:p>0.130730795224445</text:p>
          </table:table-cell>
          <table:table-cell office:value-type="float" office:value="0.0855368105727148" calcext:value-type="float">
            <text:p>0.0855368105727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1643773165184" calcext:value-type="float">
            <text:p>0.601643773165184</text:p>
          </table:table-cell>
          <table:table-cell office:value-type="float" office:value="1.26663710459525" calcext:value-type="float">
            <text:p>1.26663710459525</text:p>
          </table:table-cell>
          <table:table-cell office:value-type="float" office:value="0.588735258850166" calcext:value-type="float">
            <text:p>0.588735258850166</text:p>
          </table:table-cell>
          <table:table-cell office:value-type="float" office:value="0.176245561279907" calcext:value-type="float">
            <text:p>0.176245561279907</text:p>
          </table:table-cell>
          <table:table-cell office:value-type="float" office:value="0.130723025501947" calcext:value-type="float">
            <text:p>0.130723025501947</text:p>
          </table:table-cell>
          <table:table-cell office:value-type="float" office:value="0.0855268105260021" calcext:value-type="float">
            <text:p>0.0855268105260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1918818250984" calcext:value-type="float">
            <text:p>0.601918818250984</text:p>
          </table:table-cell>
          <table:table-cell office:value-type="float" office:value="1.26663730969297" calcext:value-type="float">
            <text:p>1.26663730969297</text:p>
          </table:table-cell>
          <table:table-cell office:value-type="float" office:value="0.588733617477445" calcext:value-type="float">
            <text:p>0.588733617477445</text:p>
          </table:table-cell>
          <table:table-cell office:value-type="float" office:value="0.175791915839721" calcext:value-type="float">
            <text:p>0.175791915839721</text:p>
          </table:table-cell>
          <table:table-cell office:value-type="float" office:value="0.130722670448428" calcext:value-type="float">
            <text:p>0.130722670448428</text:p>
          </table:table-cell>
          <table:table-cell office:value-type="float" office:value="0.0855262905310511" calcext:value-type="float">
            <text:p>0.0855262905310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7929289086088" calcext:value-type="float">
            <text:p>0.837929289086088</text:p>
          </table:table-cell>
          <table:table-cell office:value-type="float" office:value="1.26524267354826" calcext:value-type="float">
            <text:p>1.26524267354826</text:p>
          </table:table-cell>
          <table:table-cell office:value-type="float" office:value="0.588034233017785" calcext:value-type="float">
            <text:p>0.588034233017785</text:p>
          </table:table-cell>
          <table:table-cell office:value-type="float" office:value="0.171708223869919" calcext:value-type="float">
            <text:p>0.171708223869919</text:p>
          </table:table-cell>
          <table:table-cell office:value-type="float" office:value="0.130573502656442" calcext:value-type="float">
            <text:p>0.130573502656442</text:p>
          </table:table-cell>
          <table:table-cell office:value-type="float" office:value="0.0853209740612156" calcext:value-type="float">
            <text:p>0.085320974061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9097664791832" calcext:value-type="float">
            <text:p>0.649097664791832</text:p>
          </table:table-cell>
          <table:table-cell office:value-type="float" office:value="1.22157025374534" calcext:value-type="float">
            <text:p>1.22157025374534</text:p>
          </table:table-cell>
          <table:table-cell office:value-type="float" office:value="0.5837346687449" calcext:value-type="float">
            <text:p>0.5837346687449</text:p>
          </table:table-cell>
          <table:table-cell office:value-type="float" office:value="0.154797629808706" calcext:value-type="float">
            <text:p>0.154797629808706</text:p>
          </table:table-cell>
          <table:table-cell office:value-type="float" office:value="0.120979510082803" calcext:value-type="float">
            <text:p>0.120979510082803</text:p>
          </table:table-cell>
          <table:table-cell office:value-type="float" office:value="0.121029031261475" calcext:value-type="float">
            <text:p>0.1210290312614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5909767126718" calcext:value-type="float">
            <text:p>0.585909767126718</text:p>
          </table:table-cell>
          <table:table-cell office:value-type="float" office:value="1.23920303017587" calcext:value-type="float">
            <text:p>1.23920303017587</text:p>
          </table:table-cell>
          <table:table-cell office:value-type="float" office:value="0.487411834244031" calcext:value-type="float">
            <text:p>0.487411834244031</text:p>
          </table:table-cell>
          <table:table-cell office:value-type="float" office:value="0.146837108068277" calcext:value-type="float">
            <text:p>0.146837108068277</text:p>
          </table:table-cell>
          <table:table-cell office:value-type="float" office:value="0.114063667855883" calcext:value-type="float">
            <text:p>0.114063667855883</text:p>
          </table:table-cell>
          <table:table-cell office:value-type="float" office:value="0.0649009968999974" calcext:value-type="float">
            <text:p>0.0649009968999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9367649646423" calcext:value-type="float">
            <text:p>0.589367649646423</text:p>
          </table:table-cell>
          <table:table-cell office:value-type="float" office:value="1.2391778802206" calcext:value-type="float">
            <text:p>1.2391778802206</text:p>
          </table:table-cell>
          <table:table-cell office:value-type="float" office:value="0.487376286161223" calcext:value-type="float">
            <text:p>0.487376286161223</text:p>
          </table:table-cell>
          <table:table-cell office:value-type="float" office:value="0.147643587690225" calcext:value-type="float">
            <text:p>0.147643587690225</text:p>
          </table:table-cell>
          <table:table-cell office:value-type="float" office:value="0.114055681488015" calcext:value-type="float">
            <text:p>0.114055681488015</text:p>
          </table:table-cell>
          <table:table-cell office:value-type="float" office:value="0.0648914654127006" calcext:value-type="float">
            <text:p>0.0648914654127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3123600909625" calcext:value-type="float">
            <text:p>0.583123600909625</text:p>
          </table:table-cell>
          <table:table-cell office:value-type="float" office:value="1.23918060552838" calcext:value-type="float">
            <text:p>1.23918060552838</text:p>
          </table:table-cell>
          <table:table-cell office:value-type="float" office:value="0.487402826607055" calcext:value-type="float">
            <text:p>0.487402826607055</text:p>
          </table:table-cell>
          <table:table-cell office:value-type="float" office:value="0.147361577695828" calcext:value-type="float">
            <text:p>0.147361577695828</text:p>
          </table:table-cell>
          <table:table-cell office:value-type="float" office:value="0.114061815473033" calcext:value-type="float">
            <text:p>0.114061815473033</text:p>
          </table:table-cell>
          <table:table-cell office:value-type="float" office:value="0.0648986352000552" calcext:value-type="float">
            <text:p>0.0648986352000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3490282436875" calcext:value-type="float">
            <text:p>0.773490282436875</text:p>
          </table:table-cell>
          <table:table-cell office:value-type="float" office:value="1.23817893242596" calcext:value-type="float">
            <text:p>1.23817893242596</text:p>
          </table:table-cell>
          <table:table-cell office:value-type="float" office:value="0.486993021745711" calcext:value-type="float">
            <text:p>0.486993021745711</text:p>
          </table:table-cell>
          <table:table-cell office:value-type="float" office:value="0.144572944969522" calcext:value-type="float">
            <text:p>0.144572944969522</text:p>
          </table:table-cell>
          <table:table-cell office:value-type="float" office:value="0.113966810636928" calcext:value-type="float">
            <text:p>0.113966810636928</text:p>
          </table:table-cell>
          <table:table-cell office:value-type="float" office:value="0.0647885878770149" calcext:value-type="float">
            <text:p>0.0647885878770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4538571285592" calcext:value-type="float">
            <text:p>0.524538571285592</text:p>
          </table:table-cell>
          <table:table-cell office:value-type="float" office:value="1.26862931001604" calcext:value-type="float">
            <text:p>1.26862931001604</text:p>
          </table:table-cell>
          <table:table-cell office:value-type="float" office:value="0.584409551429418" calcext:value-type="float">
            <text:p>0.584409551429418</text:p>
          </table:table-cell>
          <table:table-cell office:value-type="float" office:value="0.164742481912641" calcext:value-type="float">
            <text:p>0.164742481912641</text:p>
          </table:table-cell>
          <table:table-cell office:value-type="float" office:value="0.117563656236636" calcext:value-type="float">
            <text:p>0.117563656236636</text:p>
          </table:table-cell>
          <table:table-cell office:value-type="float" office:value="0.0997992505890242" calcext:value-type="float">
            <text:p>0.0997992505890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3238908218153" calcext:value-type="float">
            <text:p>0.803238908218153</text:p>
          </table:table-cell>
          <table:table-cell office:value-type="float" office:value="1.13136854904372" calcext:value-type="float">
            <text:p>1.13136854904372</text:p>
          </table:table-cell>
          <table:table-cell office:value-type="float" office:value="0.480181043839179" calcext:value-type="float">
            <text:p>0.480181043839179</text:p>
          </table:table-cell>
          <table:table-cell office:value-type="float" office:value="0.183161503569217" calcext:value-type="float">
            <text:p>0.183161503569217</text:p>
          </table:table-cell>
          <table:table-cell office:value-type="float" office:value="0.143903099706676" calcext:value-type="float">
            <text:p>0.143903099706676</text:p>
          </table:table-cell>
          <table:table-cell office:value-type="float" office:value="0.0728711098917057" calcext:value-type="float">
            <text:p>0.0728711098917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83997301402702" calcext:value-type="float">
            <text:p>0.783997301402702</text:p>
          </table:table-cell>
          <table:table-cell office:value-type="float" office:value="1.13135777391154" calcext:value-type="float">
            <text:p>1.13135777391154</text:p>
          </table:table-cell>
          <table:table-cell office:value-type="float" office:value="0.480252113932422" calcext:value-type="float">
            <text:p>0.480252113932422</text:p>
          </table:table-cell>
          <table:table-cell office:value-type="float" office:value="0.184481100134821" calcext:value-type="float">
            <text:p>0.184481100134821</text:p>
          </table:table-cell>
          <table:table-cell office:value-type="float" office:value="0.143924287462277" calcext:value-type="float">
            <text:p>0.143924287462277</text:p>
          </table:table-cell>
          <table:table-cell office:value-type="float" office:value="0.0728932126967415" calcext:value-type="float">
            <text:p>0.0728932126967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03596662321098" calcext:value-type="float">
            <text:p>0.803596662321098</text:p>
          </table:table-cell>
          <table:table-cell office:value-type="float" office:value="1.13140760314278" calcext:value-type="float">
            <text:p>1.13140760314278</text:p>
          </table:table-cell>
          <table:table-cell office:value-type="float" office:value="0.480161438646608" calcext:value-type="float">
            <text:p>0.480161438646608</text:p>
          </table:table-cell>
          <table:table-cell office:value-type="float" office:value="0.183616249009274" calcext:value-type="float">
            <text:p>0.183616249009274</text:p>
          </table:table-cell>
          <table:table-cell office:value-type="float" office:value="0.14389752071987" calcext:value-type="float">
            <text:p>0.14389752071987</text:p>
          </table:table-cell>
          <table:table-cell office:value-type="float" office:value="0.0728651353805651" calcext:value-type="float">
            <text:p>0.0728651353805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3344740608802" calcext:value-type="float">
            <text:p>0.993344740608802</text:p>
          </table:table-cell>
          <table:table-cell office:value-type="float" office:value="1.13049176915509" calcext:value-type="float">
            <text:p>1.13049176915509</text:p>
          </table:table-cell>
          <table:table-cell office:value-type="float" office:value="0.479751960902705" calcext:value-type="float">
            <text:p>0.479751960902705</text:p>
          </table:table-cell>
          <table:table-cell office:value-type="float" office:value="0.180709868622373" calcext:value-type="float">
            <text:p>0.180709868622373</text:p>
          </table:table-cell>
          <table:table-cell office:value-type="float" office:value="0.14377843922109" calcext:value-type="float">
            <text:p>0.14377843922109</text:p>
          </table:table-cell>
          <table:table-cell office:value-type="float" office:value="0.0727398045927087" calcext:value-type="float">
            <text:p>0.0727398045927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02349290030444" calcext:value-type="float">
            <text:p>0.602349290030444</text:p>
          </table:table-cell>
          <table:table-cell office:value-type="float" office:value="1.2650613619004" calcext:value-type="float">
            <text:p>1.2650613619004</text:p>
          </table:table-cell>
          <table:table-cell office:value-type="float" office:value="0.514279167597422" calcext:value-type="float">
            <text:p>0.514279167597422</text:p>
          </table:table-cell>
          <table:table-cell office:value-type="float" office:value="0.220912484834047" calcext:value-type="float">
            <text:p>0.220912484834047</text:p>
          </table:table-cell>
          <table:table-cell office:value-type="float" office:value="0.163164066963762" calcext:value-type="float">
            <text:p>0.163164066963762</text:p>
          </table:table-cell>
          <table:table-cell office:value-type="float" office:value="0.076864637112841" calcext:value-type="float">
            <text:p>0.07686463711284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1064608560547" calcext:value-type="float">
            <text:p>0.491064608560547</text:p>
          </table:table-cell>
          <table:table-cell office:value-type="float" office:value="1.3601808231511" calcext:value-type="float">
            <text:p>1.3601808231511</text:p>
          </table:table-cell>
          <table:table-cell office:value-type="float" office:value="0.54860850952339" calcext:value-type="float">
            <text:p>0.54860850952339</text:p>
          </table:table-cell>
          <table:table-cell office:value-type="float" office:value="0.166397948140085" calcext:value-type="float">
            <text:p>0.166397948140085</text:p>
          </table:table-cell>
          <table:table-cell office:value-type="float" office:value="0.12820015799381" calcext:value-type="float">
            <text:p>0.12820015799381</text:p>
          </table:table-cell>
          <table:table-cell office:value-type="float" office:value="0.0784619491615379" calcext:value-type="float">
            <text:p>0.0784619491615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0994128200685" calcext:value-type="float">
            <text:p>0.480994128200685</text:p>
          </table:table-cell>
          <table:table-cell office:value-type="float" office:value="1.36015757757081" calcext:value-type="float">
            <text:p>1.36015757757081</text:p>
          </table:table-cell>
          <table:table-cell office:value-type="float" office:value="0.548637504089501" calcext:value-type="float">
            <text:p>0.548637504089501</text:p>
          </table:table-cell>
          <table:table-cell office:value-type="float" office:value="0.167601940796395" calcext:value-type="float">
            <text:p>0.167601940796395</text:p>
          </table:table-cell>
          <table:table-cell office:value-type="float" office:value="0.12820775481406" calcext:value-type="float">
            <text:p>0.12820775481406</text:p>
          </table:table-cell>
          <table:table-cell office:value-type="float" office:value="0.0784705794739811" calcext:value-type="float">
            <text:p>0.0784705794739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4075408062286" calcext:value-type="float">
            <text:p>0.494075408062286</text:p>
          </table:table-cell>
          <table:table-cell office:value-type="float" office:value="1.36014473863628" calcext:value-type="float">
            <text:p>1.36014473863628</text:p>
          </table:table-cell>
          <table:table-cell office:value-type="float" office:value="0.548565680948578" calcext:value-type="float">
            <text:p>0.548565680948578</text:p>
          </table:table-cell>
          <table:table-cell office:value-type="float" office:value="0.166738500761268" calcext:value-type="float">
            <text:p>0.166738500761268</text:p>
          </table:table-cell>
          <table:table-cell office:value-type="float" office:value="0.128191399983339" calcext:value-type="float">
            <text:p>0.128191399983339</text:p>
          </table:table-cell>
          <table:table-cell office:value-type="float" office:value="0.078449575067398" calcext:value-type="float">
            <text:p>0.0784495750673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9949812057315" calcext:value-type="float">
            <text:p>0.709949812057315</text:p>
          </table:table-cell>
          <table:table-cell office:value-type="float" office:value="1.35882531126408" calcext:value-type="float">
            <text:p>1.35882531126408</text:p>
          </table:table-cell>
          <table:table-cell office:value-type="float" office:value="0.547996245818419" calcext:value-type="float">
            <text:p>0.547996245818419</text:p>
          </table:table-cell>
          <table:table-cell office:value-type="float" office:value="0.163249357617003" calcext:value-type="float">
            <text:p>0.163249357617003</text:p>
          </table:table-cell>
          <table:table-cell office:value-type="float" office:value="0.128062178975993" calcext:value-type="float">
            <text:p>0.128062178975993</text:p>
          </table:table-cell>
          <table:table-cell office:value-type="float" office:value="0.0782851779740597" calcext:value-type="float">
            <text:p>0.078285177974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0531332106497" calcext:value-type="float">
            <text:p>0.370531332106497</text:p>
          </table:table-cell>
          <table:table-cell office:value-type="float" office:value="1.482658941464" calcext:value-type="float">
            <text:p>1.482658941464</text:p>
          </table:table-cell>
          <table:table-cell office:value-type="float" office:value="0.54191878713518" calcext:value-type="float">
            <text:p>0.54191878713518</text:p>
          </table:table-cell>
          <table:table-cell office:value-type="float" office:value="0.209094409941605" calcext:value-type="float">
            <text:p>0.209094409941605</text:p>
          </table:table-cell>
          <table:table-cell office:value-type="float" office:value="0.16201622176813" calcext:value-type="float">
            <text:p>0.16201622176813</text:p>
          </table:table-cell>
          <table:table-cell office:value-type="float" office:value="0.0811093066437829" calcext:value-type="float">
            <text:p>0.0811093066437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3919821187549" calcext:value-type="float">
            <text:p>1.03919821187549</text:p>
          </table:table-cell>
          <table:table-cell office:value-type="float" office:value="0.99944621325123" calcext:value-type="float">
            <text:p>0.99944621325123</text:p>
          </table:table-cell>
          <table:table-cell office:value-type="float" office:value="0.360610332974655" calcext:value-type="float">
            <text:p>0.360610332974655</text:p>
          </table:table-cell>
          <table:table-cell office:value-type="float" office:value="0.151655973564344" calcext:value-type="float">
            <text:p>0.151655973564344</text:p>
          </table:table-cell>
          <table:table-cell office:value-type="float" office:value="0.117955392296617" calcext:value-type="float">
            <text:p>0.117955392296617</text:p>
          </table:table-cell>
          <table:table-cell office:value-type="float" office:value="0.0563583339086893" calcext:value-type="float">
            <text:p>0.0563583339086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974678045751" calcext:value-type="float">
            <text:p>1.01974678045751</text:p>
          </table:table-cell>
          <table:table-cell office:value-type="float" office:value="0.999558202151151" calcext:value-type="float">
            <text:p>0.999558202151151</text:p>
          </table:table-cell>
          <table:table-cell office:value-type="float" office:value="0.36067158670961" calcext:value-type="float">
            <text:p>0.36067158670961</text:p>
          </table:table-cell>
          <table:table-cell office:value-type="float" office:value="0.152852026077616" calcext:value-type="float">
            <text:p>0.152852026077616</text:p>
          </table:table-cell>
          <table:table-cell office:value-type="float" office:value="0.117976439869372" calcext:value-type="float">
            <text:p>0.117976439869372</text:p>
          </table:table-cell>
          <table:table-cell office:value-type="float" office:value="0.0563778265150404" calcext:value-type="float">
            <text:p>0.056377826515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25149620842" calcext:value-type="float">
            <text:p>1.025149620842</text:p>
          </table:table-cell>
          <table:table-cell office:value-type="float" office:value="0.999566225324932" calcext:value-type="float">
            <text:p>0.999566225324932</text:p>
          </table:table-cell>
          <table:table-cell office:value-type="float" office:value="0.360650553004495" calcext:value-type="float">
            <text:p>0.360650553004495</text:p>
          </table:table-cell>
          <table:table-cell office:value-type="float" office:value="0.152417207444632" calcext:value-type="float">
            <text:p>0.152417207444632</text:p>
          </table:table-cell>
          <table:table-cell office:value-type="float" office:value="0.117969655051822" calcext:value-type="float">
            <text:p>0.117969655051822</text:p>
          </table:table-cell>
          <table:table-cell office:value-type="float" office:value="0.0563711313187645" calcext:value-type="float">
            <text:p>0.056371131318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8117984708746" calcext:value-type="float">
            <text:p>1.18117984708746</text:p>
          </table:table-cell>
          <table:table-cell office:value-type="float" office:value="0.998780662200067" calcext:value-type="float">
            <text:p>0.998780662200067</text:p>
          </table:table-cell>
          <table:table-cell office:value-type="float" office:value="0.360354730367146" calcext:value-type="float">
            <text:p>0.360354730367146</text:p>
          </table:table-cell>
          <table:table-cell office:value-type="float" office:value="0.149914369674893" calcext:value-type="float">
            <text:p>0.149914369674893</text:p>
          </table:table-cell>
          <table:table-cell office:value-type="float" office:value="0.11787478190435" calcext:value-type="float">
            <text:p>0.11787478190435</text:p>
          </table:table-cell>
          <table:table-cell office:value-type="float" office:value="0.0562779538557284" calcext:value-type="float">
            <text:p>0.056277953855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6296790010918" calcext:value-type="float">
            <text:p>1.06296790010918</text:p>
          </table:table-cell>
          <table:table-cell office:value-type="float" office:value="0.958435361634043" calcext:value-type="float">
            <text:p>0.958435361634043</text:p>
          </table:table-cell>
          <table:table-cell office:value-type="float" office:value="0.358561223456819" calcext:value-type="float">
            <text:p>0.358561223456819</text:p>
          </table:table-cell>
          <table:table-cell office:value-type="float" office:value="0.154315381528753" calcext:value-type="float">
            <text:p>0.154315381528753</text:p>
          </table:table-cell>
          <table:table-cell office:value-type="float" office:value="0.12522641680354" calcext:value-type="float">
            <text:p>0.12522641680354</text:p>
          </table:table-cell>
          <table:table-cell office:value-type="float" office:value="0.0584875454978589" calcext:value-type="float">
            <text:p>0.0584875454978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7322538236143" calcext:value-type="float">
            <text:p>0.737322538236143</text:p>
          </table:table-cell>
          <table:table-cell office:value-type="float" office:value="1.25696739823752" calcext:value-type="float">
            <text:p>1.25696739823752</text:p>
          </table:table-cell>
          <table:table-cell office:value-type="float" office:value="0.473273195674075" calcext:value-type="float">
            <text:p>0.473273195674075</text:p>
          </table:table-cell>
          <table:table-cell office:value-type="float" office:value="0.157910431642953" calcext:value-type="float">
            <text:p>0.157910431642953</text:p>
          </table:table-cell>
          <table:table-cell office:value-type="float" office:value="0.120238025192734" calcext:value-type="float">
            <text:p>0.120238025192734</text:p>
          </table:table-cell>
          <table:table-cell office:value-type="float" office:value="0.0663353922630883" calcext:value-type="float">
            <text:p>0.0663353922630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8294819288189" calcext:value-type="float">
            <text:p>0.698294819288189</text:p>
          </table:table-cell>
          <table:table-cell office:value-type="float" office:value="1.2571689056472" calcext:value-type="float">
            <text:p>1.2571689056472</text:p>
          </table:table-cell>
          <table:table-cell office:value-type="float" office:value="0.473458167525711" calcext:value-type="float">
            <text:p>0.473458167525711</text:p>
          </table:table-cell>
          <table:table-cell office:value-type="float" office:value="0.159795575274856" calcext:value-type="float">
            <text:p>0.159795575274856</text:p>
          </table:table-cell>
          <table:table-cell office:value-type="float" office:value="0.120284585620797" calcext:value-type="float">
            <text:p>0.120284585620797</text:p>
          </table:table-cell>
          <table:table-cell office:value-type="float" office:value="0.0663884334732434" calcext:value-type="float">
            <text:p>0.0663884334732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7001870136693" calcext:value-type="float">
            <text:p>0.717001870136693</text:p>
          </table:table-cell>
          <table:table-cell office:value-type="float" office:value="1.25716876094905" calcext:value-type="float">
            <text:p>1.25716876094905</text:p>
          </table:table-cell>
          <table:table-cell office:value-type="float" office:value="0.473354953323259" calcext:value-type="float">
            <text:p>0.473354953323259</text:p>
          </table:table-cell>
          <table:table-cell office:value-type="float" office:value="0.158832861951527" calcext:value-type="float">
            <text:p>0.158832861951527</text:p>
          </table:table-cell>
          <table:table-cell office:value-type="float" office:value="0.120258874088575" calcext:value-type="float">
            <text:p>0.120258874088575</text:p>
          </table:table-cell>
          <table:table-cell office:value-type="float" office:value="0.0663588165410971" calcext:value-type="float">
            <text:p>0.0663588165410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21236002830667" calcext:value-type="float">
            <text:p>0.921236002830667</text:p>
          </table:table-cell>
          <table:table-cell office:value-type="float" office:value="1.25583947633348" calcext:value-type="float">
            <text:p>1.25583947633348</text:p>
          </table:table-cell>
          <table:table-cell office:value-type="float" office:value="0.47282465946282" calcext:value-type="float">
            <text:p>0.47282465946282</text:p>
          </table:table-cell>
          <table:table-cell office:value-type="float" office:value="0.155648869961003" calcext:value-type="float">
            <text:p>0.155648869961003</text:p>
          </table:table-cell>
          <table:table-cell office:value-type="float" office:value="0.120127004792672" calcext:value-type="float">
            <text:p>0.120127004792672</text:p>
          </table:table-cell>
          <table:table-cell office:value-type="float" office:value="0.0662086953883133" calcext:value-type="float">
            <text:p>0.066208695388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4060267558008" calcext:value-type="float">
            <text:p>0.764060267558008</text:p>
          </table:table-cell>
          <table:table-cell office:value-type="float" office:value="1.1995511010392" calcext:value-type="float">
            <text:p>1.1995511010392</text:p>
          </table:table-cell>
          <table:table-cell office:value-type="float" office:value="0.487171027085775" calcext:value-type="float">
            <text:p>0.487171027085775</text:p>
          </table:table-cell>
          <table:table-cell office:value-type="float" office:value="0.171784997556303" calcext:value-type="float">
            <text:p>0.171784997556303</text:p>
          </table:table-cell>
          <table:table-cell office:value-type="float" office:value="0.121318778663862" calcext:value-type="float">
            <text:p>0.121318778663862</text:p>
          </table:table-cell>
          <table:table-cell office:value-type="float" office:value="0.0868110766165152" calcext:value-type="float">
            <text:p>0.0868110766165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1346730677403" calcext:value-type="float">
            <text:p>0.541346730677403</text:p>
          </table:table-cell>
          <table:table-cell office:value-type="float" office:value="1.2769653735036" calcext:value-type="float">
            <text:p>1.2769653735036</text:p>
          </table:table-cell>
          <table:table-cell office:value-type="float" office:value="0.479971362378135" calcext:value-type="float">
            <text:p>0.479971362378135</text:p>
          </table:table-cell>
          <table:table-cell office:value-type="float" office:value="0.164406777838875" calcext:value-type="float">
            <text:p>0.164406777838875</text:p>
          </table:table-cell>
          <table:table-cell office:value-type="float" office:value="0.127804181038561" calcext:value-type="float">
            <text:p>0.127804181038561</text:p>
          </table:table-cell>
          <table:table-cell office:value-type="float" office:value="0.065681122307693" calcext:value-type="float">
            <text:p>0.0656811223076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1690329618047" calcext:value-type="float">
            <text:p>0.541690329618047</text:p>
          </table:table-cell>
          <table:table-cell office:value-type="float" office:value="1.27691894844983" calcext:value-type="float">
            <text:p>1.27691894844983</text:p>
          </table:table-cell>
          <table:table-cell office:value-type="float" office:value="0.479949493114534" calcext:value-type="float">
            <text:p>0.479949493114534</text:p>
          </table:table-cell>
          <table:table-cell office:value-type="float" office:value="0.165154534402357" calcext:value-type="float">
            <text:p>0.165154534402357</text:p>
          </table:table-cell>
          <table:table-cell office:value-type="float" office:value="0.127798687766386" calcext:value-type="float">
            <text:p>0.127798687766386</text:p>
          </table:table-cell>
          <table:table-cell office:value-type="float" office:value="0.0656751302249862" calcext:value-type="float">
            <text:p>0.0656751302249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3160133451716" calcext:value-type="float">
            <text:p>0.533160133451716</text:p>
          </table:table-cell>
          <table:table-cell office:value-type="float" office:value="1.27691850902179" calcext:value-type="float">
            <text:p>1.27691850902179</text:p>
          </table:table-cell>
          <table:table-cell office:value-type="float" office:value="0.4799879153643" calcext:value-type="float">
            <text:p>0.4799879153643</text:p>
          </table:table-cell>
          <table:table-cell office:value-type="float" office:value="0.1649822266454" calcext:value-type="float">
            <text:p>0.1649822266454</text:p>
          </table:table-cell>
          <table:table-cell office:value-type="float" office:value="0.127808649094406" calcext:value-type="float">
            <text:p>0.127808649094406</text:p>
          </table:table-cell>
          <table:table-cell office:value-type="float" office:value="0.0656858191466249" calcext:value-type="float">
            <text:p>0.0656858191466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0877124882325" calcext:value-type="float">
            <text:p>0.730877124882325</text:p>
          </table:table-cell>
          <table:table-cell office:value-type="float" office:value="1.27578673173943" calcext:value-type="float">
            <text:p>1.27578673173943</text:p>
          </table:table-cell>
          <table:table-cell office:value-type="float" office:value="0.479534618678595" calcext:value-type="float">
            <text:p>0.479534618678595</text:p>
          </table:table-cell>
          <table:table-cell office:value-type="float" office:value="0.162203995836641" calcext:value-type="float">
            <text:p>0.162203995836641</text:p>
          </table:table-cell>
          <table:table-cell office:value-type="float" office:value="0.127691775306331" calcext:value-type="float">
            <text:p>0.127691775306331</text:p>
          </table:table-cell>
          <table:table-cell office:value-type="float" office:value="0.0655606233699903" calcext:value-type="float">
            <text:p>0.065560623369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073208430463" calcext:value-type="float">
            <text:p>0.666073208430463</text:p>
          </table:table-cell>
          <table:table-cell office:value-type="float" office:value="1.16232407187799" calcext:value-type="float">
            <text:p>1.16232407187799</text:p>
          </table:table-cell>
          <table:table-cell office:value-type="float" office:value="0.481808971535021" calcext:value-type="float">
            <text:p>0.481808971535021</text:p>
          </table:table-cell>
          <table:table-cell office:value-type="float" office:value="0.140764251532931" calcext:value-type="float">
            <text:p>0.140764251532931</text:p>
          </table:table-cell>
          <table:table-cell office:value-type="float" office:value="0.140398028895809" calcext:value-type="float">
            <text:p>0.140398028895809</text:p>
          </table:table-cell>
          <table:table-cell office:value-type="float" office:value="0.0710881574301853" calcext:value-type="float">
            <text:p>0.0710881574301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5727664016054" calcext:value-type="float">
            <text:p>0.515727664016054</text:p>
          </table:table-cell>
          <table:table-cell office:value-type="float" office:value="1.22047959585069" calcext:value-type="float">
            <text:p>1.22047959585069</text:p>
          </table:table-cell>
          <table:table-cell office:value-type="float" office:value="0.643559033460757" calcext:value-type="float">
            <text:p>0.643559033460757</text:p>
          </table:table-cell>
          <table:table-cell office:value-type="float" office:value="0.168281731036701" calcext:value-type="float">
            <text:p>0.168281731036701</text:p>
          </table:table-cell>
          <table:table-cell office:value-type="float" office:value="0.137516624906913" calcext:value-type="float">
            <text:p>0.137516624906913</text:p>
          </table:table-cell>
          <table:table-cell office:value-type="float" office:value="0.0955257796624517" calcext:value-type="float">
            <text:p>0.0955257796624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9684663292354" calcext:value-type="float">
            <text:p>0.509684663292354</text:p>
          </table:table-cell>
          <table:table-cell office:value-type="float" office:value="1.22047932336704" calcext:value-type="float">
            <text:p>1.22047932336704</text:p>
          </table:table-cell>
          <table:table-cell office:value-type="float" office:value="0.643563755134301" calcext:value-type="float">
            <text:p>0.643563755134301</text:p>
          </table:table-cell>
          <table:table-cell office:value-type="float" office:value="0.169434359538389" calcext:value-type="float">
            <text:p>0.169434359538389</text:p>
          </table:table-cell>
          <table:table-cell office:value-type="float" office:value="0.137517742283479" calcext:value-type="float">
            <text:p>0.137517742283479</text:p>
          </table:table-cell>
          <table:table-cell office:value-type="float" office:value="0.0955274130524214" calcext:value-type="float">
            <text:p>0.0955274130524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8261867029084" calcext:value-type="float">
            <text:p>0.508261867029084</text:p>
          </table:table-cell>
          <table:table-cell office:value-type="float" office:value="1.22047765108035" calcext:value-type="float">
            <text:p>1.22047765108035</text:p>
          </table:table-cell>
          <table:table-cell office:value-type="float" office:value="0.64357231147035" calcext:value-type="float">
            <text:p>0.64357231147035</text:p>
          </table:table-cell>
          <table:table-cell office:value-type="float" office:value="0.169082890770179" calcext:value-type="float">
            <text:p>0.169082890770179</text:p>
          </table:table-cell>
          <table:table-cell office:value-type="float" office:value="0.137519558671051" calcext:value-type="float">
            <text:p>0.137519558671051</text:p>
          </table:table-cell>
          <table:table-cell office:value-type="float" office:value="0.0955299909380553" calcext:value-type="float">
            <text:p>0.0955299909380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2122952559449" calcext:value-type="float">
            <text:p>0.772122952559449</text:p>
          </table:table-cell>
          <table:table-cell office:value-type="float" office:value="1.21901279445743" calcext:value-type="float">
            <text:p>1.21901279445743</text:p>
          </table:table-cell>
          <table:table-cell office:value-type="float" office:value="0.642780620486109" calcext:value-type="float">
            <text:p>0.642780620486109</text:p>
          </table:table-cell>
          <table:table-cell office:value-type="float" office:value="0.163718752722947" calcext:value-type="float">
            <text:p>0.163718752722947</text:p>
          </table:table-cell>
          <table:table-cell office:value-type="float" office:value="0.137348639873492" calcext:value-type="float">
            <text:p>0.137348639873492</text:p>
          </table:table-cell>
          <table:table-cell office:value-type="float" office:value="0.095292139139657" calcext:value-type="float">
            <text:p>0.0952921391396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9427155309809" calcext:value-type="float">
            <text:p>0.599427155309809</text:p>
          </table:table-cell>
          <table:table-cell office:value-type="float" office:value="1.1244201634829" calcext:value-type="float">
            <text:p>1.1244201634829</text:p>
          </table:table-cell>
          <table:table-cell office:value-type="float" office:value="0.66316229520079" calcext:value-type="float">
            <text:p>0.66316229520079</text:p>
          </table:table-cell>
          <table:table-cell office:value-type="float" office:value="0.118598795367851" calcext:value-type="float">
            <text:p>0.118598795367851</text:p>
          </table:table-cell>
          <table:table-cell office:value-type="float" office:value="0.125476763738578" calcext:value-type="float">
            <text:p>0.125476763738578</text:p>
          </table:table-cell>
          <table:table-cell office:value-type="float" office:value="0.173750677946253" calcext:value-type="float">
            <text:p>0.1737506779462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8255934051449" calcext:value-type="float">
            <text:p>0.478255934051449</text:p>
          </table:table-cell>
          <table:table-cell office:value-type="float" office:value="1.35079306049015" calcext:value-type="float">
            <text:p>1.35079306049015</text:p>
          </table:table-cell>
          <table:table-cell office:value-type="float" office:value="0.554740950447113" calcext:value-type="float">
            <text:p>0.554740950447113</text:p>
          </table:table-cell>
          <table:table-cell office:value-type="float" office:value="0.177811387375713" calcext:value-type="float">
            <text:p>0.177811387375713</text:p>
          </table:table-cell>
          <table:table-cell office:value-type="float" office:value="0.133850820087128" calcext:value-type="float">
            <text:p>0.133850820087128</text:p>
          </table:table-cell>
          <table:table-cell office:value-type="float" office:value="0.0793353248284241" calcext:value-type="float">
            <text:p>0.0793353248284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5118338219409" calcext:value-type="float">
            <text:p>0.485118338219409</text:p>
          </table:table-cell>
          <table:table-cell office:value-type="float" office:value="1.35070322843714" calcext:value-type="float">
            <text:p>1.35070322843714</text:p>
          </table:table-cell>
          <table:table-cell office:value-type="float" office:value="0.554672134177577" calcext:value-type="float">
            <text:p>0.554672134177577</text:p>
          </table:table-cell>
          <table:table-cell office:value-type="float" office:value="0.178613691725366" calcext:value-type="float">
            <text:p>0.178613691725366</text:p>
          </table:table-cell>
          <table:table-cell office:value-type="float" office:value="0.133834107845396" calcext:value-type="float">
            <text:p>0.133834107845396</text:p>
          </table:table-cell>
          <table:table-cell office:value-type="float" office:value="0.0793154404950233" calcext:value-type="float">
            <text:p>0.0793154404950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5513959622455" calcext:value-type="float">
            <text:p>0.485513959622455</text:p>
          </table:table-cell>
          <table:table-cell office:value-type="float" office:value="1.3507033107538" calcext:value-type="float">
            <text:p>1.3507033107538</text:p>
          </table:table-cell>
          <table:table-cell office:value-type="float" office:value="0.554670137954367" calcext:value-type="float">
            <text:p>0.554670137954367</text:p>
          </table:table-cell>
          <table:table-cell office:value-type="float" office:value="0.17810326808749" calcext:value-type="float">
            <text:p>0.17810326808749</text:p>
          </table:table-cell>
          <table:table-cell office:value-type="float" office:value="0.133833640900476" calcext:value-type="float">
            <text:p>0.133833640900476</text:p>
          </table:table-cell>
          <table:table-cell office:value-type="float" office:value="0.0793148304088158" calcext:value-type="float">
            <text:p>0.0793148304088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4554496638405" calcext:value-type="float">
            <text:p>0.694554496638405</text:p>
          </table:table-cell>
          <table:table-cell office:value-type="float" office:value="1.34952511154282" calcext:value-type="float">
            <text:p>1.34952511154282</text:p>
          </table:table-cell>
          <table:table-cell office:value-type="float" office:value="0.554146684899857" calcext:value-type="float">
            <text:p>0.554146684899857</text:p>
          </table:table-cell>
          <table:table-cell office:value-type="float" office:value="0.174923110117266" calcext:value-type="float">
            <text:p>0.174923110117266</text:p>
          </table:table-cell>
          <table:table-cell office:value-type="float" office:value="0.133713022992802" calcext:value-type="float">
            <text:p>0.133713022992802</text:p>
          </table:table-cell>
          <table:table-cell office:value-type="float" office:value="0.0791638121285498" calcext:value-type="float">
            <text:p>0.079163812128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4727962295873" calcext:value-type="float">
            <text:p>0.634727962295873</text:p>
          </table:table-cell>
          <table:table-cell office:value-type="float" office:value="1.23022789255096" calcext:value-type="float">
            <text:p>1.23022789255096</text:p>
          </table:table-cell>
          <table:table-cell office:value-type="float" office:value="0.505927815386918" calcext:value-type="float">
            <text:p>0.505927815386918</text:p>
          </table:table-cell>
          <table:table-cell office:value-type="float" office:value="0.178017657630234" calcext:value-type="float">
            <text:p>0.178017657630234</text:p>
          </table:table-cell>
          <table:table-cell office:value-type="float" office:value="0.144057047343569" calcext:value-type="float">
            <text:p>0.144057047343569</text:p>
          </table:table-cell>
          <table:table-cell office:value-type="float" office:value="0.0592999816002859" calcext:value-type="float">
            <text:p>0.05929998160028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4631258921251" calcext:value-type="float">
            <text:p>0.494631258921251</text:p>
          </table:table-cell>
          <table:table-cell office:value-type="float" office:value="1.3363761679731" calcext:value-type="float">
            <text:p>1.3363761679731</text:p>
          </table:table-cell>
          <table:table-cell office:value-type="float" office:value="0.558383471209668" calcext:value-type="float">
            <text:p>0.558383471209668</text:p>
          </table:table-cell>
          <table:table-cell office:value-type="float" office:value="0.160694513532965" calcext:value-type="float">
            <text:p>0.160694513532965</text:p>
          </table:table-cell>
          <table:table-cell office:value-type="float" office:value="0.124848939198498" calcext:value-type="float">
            <text:p>0.124848939198498</text:p>
          </table:table-cell>
          <table:table-cell office:value-type="float" office:value="0.0743662359237386" calcext:value-type="float">
            <text:p>0.0743662359237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319307638498" calcext:value-type="float">
            <text:p>0.50319307638498</text:p>
          </table:table-cell>
          <table:table-cell office:value-type="float" office:value="1.33634385543785" calcext:value-type="float">
            <text:p>1.33634385543785</text:p>
          </table:table-cell>
          <table:table-cell office:value-type="float" office:value="0.558309450431882" calcext:value-type="float">
            <text:p>0.558309450431882</text:p>
          </table:table-cell>
          <table:table-cell office:value-type="float" office:value="0.161329654779209" calcext:value-type="float">
            <text:p>0.161329654779209</text:p>
          </table:table-cell>
          <table:table-cell office:value-type="float" office:value="0.124832599937808" calcext:value-type="float">
            <text:p>0.124832599937808</text:p>
          </table:table-cell>
          <table:table-cell office:value-type="float" office:value="0.0743462789344711" calcext:value-type="float">
            <text:p>0.0743462789344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4885863991718" calcext:value-type="float">
            <text:p>0.484885863991718</text:p>
          </table:table-cell>
          <table:table-cell office:value-type="float" office:value="1.33634035009068" calcext:value-type="float">
            <text:p>1.33634035009068</text:p>
          </table:table-cell>
          <table:table-cell office:value-type="float" office:value="0.558401668990672" calcext:value-type="float">
            <text:p>0.558401668990672</text:p>
          </table:table-cell>
          <table:table-cell office:value-type="float" office:value="0.161433081230804" calcext:value-type="float">
            <text:p>0.161433081230804</text:p>
          </table:table-cell>
          <table:table-cell office:value-type="float" office:value="0.124852583803568" calcext:value-type="float">
            <text:p>0.124852583803568</text:p>
          </table:table-cell>
          <table:table-cell office:value-type="float" office:value="0.0743713290118789" calcext:value-type="float">
            <text:p>0.0743713290118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5814328310357" calcext:value-type="float">
            <text:p>0.715814328310357</text:p>
          </table:table-cell>
          <table:table-cell office:value-type="float" office:value="1.3349977483831" calcext:value-type="float">
            <text:p>1.3349977483831</text:p>
          </table:table-cell>
          <table:table-cell office:value-type="float" office:value="0.557794514933881" calcext:value-type="float">
            <text:p>0.557794514933881</text:p>
          </table:table-cell>
          <table:table-cell office:value-type="float" office:value="0.15781130894351" calcext:value-type="float">
            <text:p>0.15781130894351</text:p>
          </table:table-cell>
          <table:table-cell office:value-type="float" office:value="0.124722353000324" calcext:value-type="float">
            <text:p>0.124722353000324</text:p>
          </table:table-cell>
          <table:table-cell office:value-type="float" office:value="0.0742078784179806" calcext:value-type="float">
            <text:p>0.0742078784179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1260045562453" calcext:value-type="float">
            <text:p>0.531260045562453</text:p>
          </table:table-cell>
          <table:table-cell office:value-type="float" office:value="1.32523814180713" calcext:value-type="float">
            <text:p>1.32523814180713</text:p>
          </table:table-cell>
          <table:table-cell office:value-type="float" office:value="0.554281613124179" calcext:value-type="float">
            <text:p>0.554281613124179</text:p>
          </table:table-cell>
          <table:table-cell office:value-type="float" office:value="0.187000432051205" calcext:value-type="float">
            <text:p>0.187000432051205</text:p>
          </table:table-cell>
          <table:table-cell office:value-type="float" office:value="0.149597041498482" calcext:value-type="float">
            <text:p>0.149597041498482</text:p>
          </table:table-cell>
          <table:table-cell office:value-type="float" office:value="0.0715346212202758" calcext:value-type="float">
            <text:p>0.07153462122027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5222042089721" calcext:value-type="float">
            <text:p>0.335222042089721</text:p>
          </table:table-cell>
          <table:table-cell office:value-type="float" office:value="1.40390746766437" calcext:value-type="float">
            <text:p>1.40390746766437</text:p>
          </table:table-cell>
          <table:table-cell office:value-type="float" office:value="0.508142043347851" calcext:value-type="float">
            <text:p>0.508142043347851</text:p>
          </table:table-cell>
          <table:table-cell office:value-type="float" office:value="0.174911973100276" calcext:value-type="float">
            <text:p>0.174911973100276</text:p>
          </table:table-cell>
          <table:table-cell office:value-type="float" office:value="0.13043152444571" calcext:value-type="float">
            <text:p>0.13043152444571</text:p>
          </table:table-cell>
          <table:table-cell office:value-type="float" office:value="0.0698703407617853" calcext:value-type="float">
            <text:p>0.0698703407617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56230926176" calcext:value-type="float">
            <text:p>0.3256230926176</text:p>
          </table:table-cell>
          <table:table-cell office:value-type="float" office:value="1.40397172102429" calcext:value-type="float">
            <text:p>1.40397172102429</text:p>
          </table:table-cell>
          <table:table-cell office:value-type="float" office:value="0.508170195359668" calcext:value-type="float">
            <text:p>0.508170195359668</text:p>
          </table:table-cell>
          <table:table-cell office:value-type="float" office:value="0.175709512966399" calcext:value-type="float">
            <text:p>0.175709512966399</text:p>
          </table:table-cell>
          <table:table-cell office:value-type="float" office:value="0.130438108992013" calcext:value-type="float">
            <text:p>0.130438108992013</text:p>
          </table:table-cell>
          <table:table-cell office:value-type="float" office:value="0.0698783361060139" calcext:value-type="float">
            <text:p>0.0698783361060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614348523861" calcext:value-type="float">
            <text:p>0.32614348523861</text:p>
          </table:table-cell>
          <table:table-cell office:value-type="float" office:value="1.40397227815628" calcext:value-type="float">
            <text:p>1.40397227815628</text:p>
          </table:table-cell>
          <table:table-cell office:value-type="float" office:value="0.508167536718787" calcext:value-type="float">
            <text:p>0.508167536718787</text:p>
          </table:table-cell>
          <table:table-cell office:value-type="float" office:value="0.175445645262005" calcext:value-type="float">
            <text:p>0.175445645262005</text:p>
          </table:table-cell>
          <table:table-cell office:value-type="float" office:value="0.130437448746313" calcext:value-type="float">
            <text:p>0.130437448746313</text:p>
          </table:table-cell>
          <table:table-cell office:value-type="float" office:value="0.069877573448912" calcext:value-type="float">
            <text:p>0.0698775734489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7945839442383" calcext:value-type="float">
            <text:p>0.537945839442383</text:p>
          </table:table-cell>
          <table:table-cell office:value-type="float" office:value="1.40261471840805" calcext:value-type="float">
            <text:p>1.40261471840805</text:p>
          </table:table-cell>
          <table:table-cell office:value-type="float" office:value="0.507630294537438" calcext:value-type="float">
            <text:p>0.507630294537438</text:p>
          </table:table-cell>
          <table:table-cell office:value-type="float" office:value="0.172513753235586" calcext:value-type="float">
            <text:p>0.172513753235586</text:p>
          </table:table-cell>
          <table:table-cell office:value-type="float" office:value="0.130306376975321" calcext:value-type="float">
            <text:p>0.130306376975321</text:p>
          </table:table-cell>
          <table:table-cell office:value-type="float" office:value="0.0697283835351092" calcext:value-type="float">
            <text:p>0.0697283835351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2184967283412" calcext:value-type="float">
            <text:p>0.452184967283412</text:p>
          </table:table-cell>
          <table:table-cell office:value-type="float" office:value="1.31043025137945" calcext:value-type="float">
            <text:p>1.31043025137945</text:p>
          </table:table-cell>
          <table:table-cell office:value-type="float" office:value="0.433527955953203" calcext:value-type="float">
            <text:p>0.433527955953203</text:p>
          </table:table-cell>
          <table:table-cell office:value-type="float" office:value="0.130561125252939" calcext:value-type="float">
            <text:p>0.130561125252939</text:p>
          </table:table-cell>
          <table:table-cell office:value-type="float" office:value="0.121522372648573" calcext:value-type="float">
            <text:p>0.121522372648573</text:p>
          </table:table-cell>
          <table:table-cell office:value-type="float" office:value="0.0532224570684991" calcext:value-type="float">
            <text:p>0.0532224570684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948975349971" calcext:value-type="float">
            <text:p>0.47948975349971</text:p>
          </table:table-cell>
          <table:table-cell office:value-type="float" office:value="1.36308553013685" calcext:value-type="float">
            <text:p>1.36308553013685</text:p>
          </table:table-cell>
          <table:table-cell office:value-type="float" office:value="0.518118932601498" calcext:value-type="float">
            <text:p>0.518118932601498</text:p>
          </table:table-cell>
          <table:table-cell office:value-type="float" office:value="0.155670150077386" calcext:value-type="float">
            <text:p>0.155670150077386</text:p>
          </table:table-cell>
          <table:table-cell office:value-type="float" office:value="0.121189259772535" calcext:value-type="float">
            <text:p>0.121189259772535</text:p>
          </table:table-cell>
          <table:table-cell office:value-type="float" office:value="0.0740906985752034" calcext:value-type="float">
            <text:p>0.0740906985752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925046814484" calcext:value-type="float">
            <text:p>0.48925046814484</text:p>
          </table:table-cell>
          <table:table-cell office:value-type="float" office:value="1.36295990618033" calcext:value-type="float">
            <text:p>1.36295990618033</text:p>
          </table:table-cell>
          <table:table-cell office:value-type="float" office:value="0.518052775305151" calcext:value-type="float">
            <text:p>0.518052775305151</text:p>
          </table:table-cell>
          <table:table-cell office:value-type="float" office:value="0.156111381190597" calcext:value-type="float">
            <text:p>0.156111381190597</text:p>
          </table:table-cell>
          <table:table-cell office:value-type="float" office:value="0.121173979381535" calcext:value-type="float">
            <text:p>0.121173979381535</text:p>
          </table:table-cell>
          <table:table-cell office:value-type="float" office:value="0.0740715417826655" calcext:value-type="float">
            <text:p>0.0740715417826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5242721664654" calcext:value-type="float">
            <text:p>0.485242721664654</text:p>
          </table:table-cell>
          <table:table-cell office:value-type="float" office:value="1.36296496617196" calcext:value-type="float">
            <text:p>1.36296496617196</text:p>
          </table:table-cell>
          <table:table-cell office:value-type="float" office:value="0.518071218099212" calcext:value-type="float">
            <text:p>0.518071218099212</text:p>
          </table:table-cell>
          <table:table-cell office:value-type="float" office:value="0.155839302065759" calcext:value-type="float">
            <text:p>0.155839302065759</text:p>
          </table:table-cell>
          <table:table-cell office:value-type="float" office:value="0.121178240648605" calcext:value-type="float">
            <text:p>0.121178240648605</text:p>
          </table:table-cell>
          <table:table-cell office:value-type="float" office:value="0.0740768898892685" calcext:value-type="float">
            <text:p>0.0740768898892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3035404956562" calcext:value-type="float">
            <text:p>0.683035404956562</text:p>
          </table:table-cell>
          <table:table-cell office:value-type="float" office:value="1.36181245964185" calcext:value-type="float">
            <text:p>1.36181245964185</text:p>
          </table:table-cell>
          <table:table-cell office:value-type="float" office:value="0.517612727494791" calcext:value-type="float">
            <text:p>0.517612727494791</text:p>
          </table:table-cell>
          <table:table-cell office:value-type="float" office:value="0.152776763749514" calcext:value-type="float">
            <text:p>0.152776763749514</text:p>
          </table:table-cell>
          <table:table-cell office:value-type="float" office:value="0.121072044493061" calcext:value-type="float">
            <text:p>0.121072044493061</text:p>
          </table:table-cell>
          <table:table-cell office:value-type="float" office:value="0.0739446753563877" calcext:value-type="float">
            <text:p>0.0739446753563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161477920898" calcext:value-type="float">
            <text:p>0.38161477920898</text:p>
          </table:table-cell>
          <table:table-cell office:value-type="float" office:value="1.46460047202387" calcext:value-type="float">
            <text:p>1.46460047202387</text:p>
          </table:table-cell>
          <table:table-cell office:value-type="float" office:value="0.48712457758892" calcext:value-type="float">
            <text:p>0.48712457758892</text:p>
          </table:table-cell>
          <table:table-cell office:value-type="float" office:value="0.152981990549023" calcext:value-type="float">
            <text:p>0.152981990549023</text:p>
          </table:table-cell>
          <table:table-cell office:value-type="float" office:value="0.128381843006482" calcext:value-type="float">
            <text:p>0.128381843006482</text:p>
          </table:table-cell>
          <table:table-cell office:value-type="float" office:value="0.0640330935900577" calcext:value-type="float">
            <text:p>0.06403309359005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8169381947131" calcext:value-type="float">
            <text:p>0.688169381947131</text:p>
          </table:table-cell>
          <table:table-cell office:value-type="float" office:value="1.07304364550987" calcext:value-type="float">
            <text:p>1.07304364550987</text:p>
          </table:table-cell>
          <table:table-cell office:value-type="float" office:value="0.511114293617008" calcext:value-type="float">
            <text:p>0.511114293617008</text:p>
          </table:table-cell>
          <table:table-cell office:value-type="float" office:value="0.163272476240221" calcext:value-type="float">
            <text:p>0.163272476240221</text:p>
          </table:table-cell>
          <table:table-cell office:value-type="float" office:value="0.120983801247945" calcext:value-type="float">
            <text:p>0.120983801247945</text:p>
          </table:table-cell>
          <table:table-cell office:value-type="float" office:value="0.0709480904014957" calcext:value-type="float">
            <text:p>0.0709480904014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4757686987525" calcext:value-type="float">
            <text:p>0.674757686987525</text:p>
          </table:table-cell>
          <table:table-cell office:value-type="float" office:value="1.07308387738512" calcext:value-type="float">
            <text:p>1.07308387738512</text:p>
          </table:table-cell>
          <table:table-cell office:value-type="float" office:value="0.511152782175752" calcext:value-type="float">
            <text:p>0.511152782175752</text:p>
          </table:table-cell>
          <table:table-cell office:value-type="float" office:value="0.164561666552024" calcext:value-type="float">
            <text:p>0.164561666552024</text:p>
          </table:table-cell>
          <table:table-cell office:value-type="float" office:value="0.120993676017901" calcext:value-type="float">
            <text:p>0.120993676017901</text:p>
          </table:table-cell>
          <table:table-cell office:value-type="float" office:value="0.0709591313924405" calcext:value-type="float">
            <text:p>0.0709591313924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2523307231002" calcext:value-type="float">
            <text:p>0.682523307231002</text:p>
          </table:table-cell>
          <table:table-cell office:value-type="float" office:value="1.07310023416232" calcext:value-type="float">
            <text:p>1.07310023416232</text:p>
          </table:table-cell>
          <table:table-cell office:value-type="float" office:value="0.511115392882564" calcext:value-type="float">
            <text:p>0.511115392882564</text:p>
          </table:table-cell>
          <table:table-cell office:value-type="float" office:value="0.163987148988686" calcext:value-type="float">
            <text:p>0.163987148988686</text:p>
          </table:table-cell>
          <table:table-cell office:value-type="float" office:value="0.120984973916915" calcext:value-type="float">
            <text:p>0.120984973916915</text:p>
          </table:table-cell>
          <table:table-cell office:value-type="float" office:value="0.0709485125559281" calcext:value-type="float">
            <text:p>0.0709485125559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92637153528392" calcext:value-type="float">
            <text:p>0.892637153528392</text:p>
          </table:table-cell>
          <table:table-cell office:value-type="float" office:value="1.07212752274207" calcext:value-type="float">
            <text:p>1.07212752274207</text:p>
          </table:table-cell>
          <table:table-cell office:value-type="float" office:value="0.510624351982171" calcext:value-type="float">
            <text:p>0.510624351982171</text:p>
          </table:table-cell>
          <table:table-cell office:value-type="float" office:value="0.160629814806994" calcext:value-type="float">
            <text:p>0.160629814806994</text:p>
          </table:table-cell>
          <table:table-cell office:value-type="float" office:value="0.120872461969392" calcext:value-type="float">
            <text:p>0.120872461969392</text:p>
          </table:table-cell>
          <table:table-cell office:value-type="float" office:value="0.0708108570604401" calcext:value-type="float">
            <text:p>0.070810857060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8923904858294" calcext:value-type="float">
            <text:p>0.618923904858294</text:p>
          </table:table-cell>
          <table:table-cell office:value-type="float" office:value="1.12490548511174" calcext:value-type="float">
            <text:p>1.12490548511174</text:p>
          </table:table-cell>
          <table:table-cell office:value-type="float" office:value="0.487562842577321" calcext:value-type="float">
            <text:p>0.487562842577321</text:p>
          </table:table-cell>
          <table:table-cell office:value-type="float" office:value="0.177901101002271" calcext:value-type="float">
            <text:p>0.177901101002271</text:p>
          </table:table-cell>
          <table:table-cell office:value-type="float" office:value="0.132290984412982" calcext:value-type="float">
            <text:p>0.132290984412982</text:p>
          </table:table-cell>
          <table:table-cell office:value-type="float" office:value="0.0616799126967791" calcext:value-type="float">
            <text:p>0.0616799126967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9662046216003" calcext:value-type="float">
            <text:p>0.689662046216003</text:p>
          </table:table-cell>
          <table:table-cell office:value-type="float" office:value="1.13163705425965" calcext:value-type="float">
            <text:p>1.13163705425965</text:p>
          </table:table-cell>
          <table:table-cell office:value-type="float" office:value="0.551999803948872" calcext:value-type="float">
            <text:p>0.551999803948872</text:p>
          </table:table-cell>
          <table:table-cell office:value-type="float" office:value="0.186369966831406" calcext:value-type="float">
            <text:p>0.186369966831406</text:p>
          </table:table-cell>
          <table:table-cell office:value-type="float" office:value="0.137527589519268" calcext:value-type="float">
            <text:p>0.137527589519268</text:p>
          </table:table-cell>
          <table:table-cell office:value-type="float" office:value="0.0777636683994318" calcext:value-type="float">
            <text:p>0.0777636683994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4713583195061" calcext:value-type="float">
            <text:p>0.674713583195061</text:p>
          </table:table-cell>
          <table:table-cell office:value-type="float" office:value="1.13166468447175" calcext:value-type="float">
            <text:p>1.13166468447175</text:p>
          </table:table-cell>
          <table:table-cell office:value-type="float" office:value="0.552053009314879" calcext:value-type="float">
            <text:p>0.552053009314879</text:p>
          </table:table-cell>
          <table:table-cell office:value-type="float" office:value="0.187552090298889" calcext:value-type="float">
            <text:p>0.187552090298889</text:p>
          </table:table-cell>
          <table:table-cell office:value-type="float" office:value="0.13754121648351" calcext:value-type="float">
            <text:p>0.13754121648351</text:p>
          </table:table-cell>
          <table:table-cell office:value-type="float" office:value="0.0777791566055277" calcext:value-type="float">
            <text:p>0.0777791566055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213782958599" calcext:value-type="float">
            <text:p>0.69213782958599</text:p>
          </table:table-cell>
          <table:table-cell office:value-type="float" office:value="1.13172346187523" calcext:value-type="float">
            <text:p>1.13172346187523</text:p>
          </table:table-cell>
          <table:table-cell office:value-type="float" office:value="0.55195844555822" calcext:value-type="float">
            <text:p>0.55195844555822</text:p>
          </table:table-cell>
          <table:table-cell office:value-type="float" office:value="0.186793261329658" calcext:value-type="float">
            <text:p>0.186793261329658</text:p>
          </table:table-cell>
          <table:table-cell office:value-type="float" office:value="0.137518002524586" calcext:value-type="float">
            <text:p>0.137518002524586</text:p>
          </table:table-cell>
          <table:table-cell office:value-type="float" office:value="0.0777519061332602" calcext:value-type="float">
            <text:p>0.077751906133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11283614129623" calcext:value-type="float">
            <text:p>0.911283614129623</text:p>
          </table:table-cell>
          <table:table-cell office:value-type="float" office:value="1.13064440149588" calcext:value-type="float">
            <text:p>1.13064440149588</text:p>
          </table:table-cell>
          <table:table-cell office:value-type="float" office:value="0.551397899929775" calcext:value-type="float">
            <text:p>0.551397899929775</text:p>
          </table:table-cell>
          <table:table-cell office:value-type="float" office:value="0.183539842509879" calcext:value-type="float">
            <text:p>0.183539842509879</text:p>
          </table:table-cell>
          <table:table-cell office:value-type="float" office:value="0.13738372222303" calcext:value-type="float">
            <text:p>0.13738372222303</text:p>
          </table:table-cell>
          <table:table-cell office:value-type="float" office:value="0.0775924417120041" calcext:value-type="float">
            <text:p>0.077592441712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71689784071925" calcext:value-type="float">
            <text:p>0.771689784071925</text:p>
          </table:table-cell>
          <table:table-cell office:value-type="float" office:value="1.04910752780158" calcext:value-type="float">
            <text:p>1.04910752780158</text:p>
          </table:table-cell>
          <table:table-cell office:value-type="float" office:value="0.565940929005038" calcext:value-type="float">
            <text:p>0.565940929005038</text:p>
          </table:table-cell>
          <table:table-cell office:value-type="float" office:value="0.190685910988612" calcext:value-type="float">
            <text:p>0.190685910988612</text:p>
          </table:table-cell>
          <table:table-cell office:value-type="float" office:value="0.150609398480191" calcext:value-type="float">
            <text:p>0.150609398480191</text:p>
          </table:table-cell>
          <table:table-cell office:value-type="float" office:value="0.0974937310819943" calcext:value-type="float">
            <text:p>0.0974937310819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893440224618" calcext:value-type="float">
            <text:p>0.57893440224618</text:p>
          </table:table-cell>
          <table:table-cell office:value-type="float" office:value="1.28374944108698" calcext:value-type="float">
            <text:p>1.28374944108698</text:p>
          </table:table-cell>
          <table:table-cell office:value-type="float" office:value="0.418521282131326" calcext:value-type="float">
            <text:p>0.418521282131326</text:p>
          </table:table-cell>
          <table:table-cell office:value-type="float" office:value="0.135495610577132" calcext:value-type="float">
            <text:p>0.135495610577132</text:p>
          </table:table-cell>
          <table:table-cell office:value-type="float" office:value="0.10862340965274" calcext:value-type="float">
            <text:p>0.10862340965274</text:p>
          </table:table-cell>
          <table:table-cell office:value-type="float" office:value="0.0567384704929767" calcext:value-type="float">
            <text:p>0.0567384704929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6097463895537" calcext:value-type="float">
            <text:p>0.576097463895537</text:p>
          </table:table-cell>
          <table:table-cell office:value-type="float" office:value="1.28372533462959" calcext:value-type="float">
            <text:p>1.28372533462959</text:p>
          </table:table-cell>
          <table:table-cell office:value-type="float" office:value="0.418514622740694" calcext:value-type="float">
            <text:p>0.418514622740694</text:p>
          </table:table-cell>
          <table:table-cell office:value-type="float" office:value="0.136328150249858" calcext:value-type="float">
            <text:p>0.136328150249858</text:p>
          </table:table-cell>
          <table:table-cell office:value-type="float" office:value="0.108620596143353" calcext:value-type="float">
            <text:p>0.108620596143353</text:p>
          </table:table-cell>
          <table:table-cell office:value-type="float" office:value="0.0567367105023944" calcext:value-type="float">
            <text:p>0.0567367105023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3299567238708" calcext:value-type="float">
            <text:p>0.583299567238708</text:p>
          </table:table-cell>
          <table:table-cell office:value-type="float" office:value="1.28372201266178" calcext:value-type="float">
            <text:p>1.28372201266178</text:p>
          </table:table-cell>
          <table:table-cell office:value-type="float" office:value="0.418487309514901" calcext:value-type="float">
            <text:p>0.418487309514901</text:p>
          </table:table-cell>
          <table:table-cell office:value-type="float" office:value="0.13574460155752" calcext:value-type="float">
            <text:p>0.13574460155752</text:p>
          </table:table-cell>
          <table:table-cell office:value-type="float" office:value="0.108613589435945" calcext:value-type="float">
            <text:p>0.108613589435945</text:p>
          </table:table-cell>
          <table:table-cell office:value-type="float" office:value="0.0567291714415417" calcext:value-type="float">
            <text:p>0.0567291714415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9141147203966" calcext:value-type="float">
            <text:p>0.749141147203966</text:p>
          </table:table-cell>
          <table:table-cell office:value-type="float" office:value="1.28281987105593" calcext:value-type="float">
            <text:p>1.28281987105593</text:p>
          </table:table-cell>
          <table:table-cell office:value-type="float" office:value="0.418181518877659" calcext:value-type="float">
            <text:p>0.418181518877659</text:p>
          </table:table-cell>
          <table:table-cell office:value-type="float" office:value="0.133407454367357" calcext:value-type="float">
            <text:p>0.133407454367357</text:p>
          </table:table-cell>
          <table:table-cell office:value-type="float" office:value="0.108534714172622" calcext:value-type="float">
            <text:p>0.108534714172622</text:p>
          </table:table-cell>
          <table:table-cell office:value-type="float" office:value="0.0566456525990004" calcext:value-type="float">
            <text:p>0.0566456525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3885167407652" calcext:value-type="float">
            <text:p>0.613885167407652</text:p>
          </table:table-cell>
          <table:table-cell office:value-type="float" office:value="1.26241576124879" calcext:value-type="float">
            <text:p>1.26241576124879</text:p>
          </table:table-cell>
          <table:table-cell office:value-type="float" office:value="0.363618900066025" calcext:value-type="float">
            <text:p>0.363618900066025</text:p>
          </table:table-cell>
          <table:table-cell office:value-type="float" office:value="0.118305392063345" calcext:value-type="float">
            <text:p>0.118305392063345</text:p>
          </table:table-cell>
          <table:table-cell office:value-type="float" office:value="0.101093231109678" calcext:value-type="float">
            <text:p>0.101093231109678</text:p>
          </table:table-cell>
          <table:table-cell office:value-type="float" office:value="0.0518556635347401" calcext:value-type="float">
            <text:p>0.051855663534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7900115540074" calcext:value-type="float">
            <text:p>0.607900115540074</text:p>
          </table:table-cell>
          <table:table-cell office:value-type="float" office:value="1.42954329178724" calcext:value-type="float">
            <text:p>1.42954329178724</text:p>
          </table:table-cell>
          <table:table-cell office:value-type="float" office:value="0.49504206480322" calcext:value-type="float">
            <text:p>0.49504206480322</text:p>
          </table:table-cell>
          <table:table-cell office:value-type="float" office:value="0.142876759338836" calcext:value-type="float">
            <text:p>0.142876759338836</text:p>
          </table:table-cell>
          <table:table-cell office:value-type="float" office:value="0.117115335507881" calcext:value-type="float">
            <text:p>0.117115335507881</text:p>
          </table:table-cell>
          <table:table-cell office:value-type="float" office:value="0.0662227308215564" calcext:value-type="float">
            <text:p>0.0662227308215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3921210908741" calcext:value-type="float">
            <text:p>0.563921210908741</text:p>
          </table:table-cell>
          <table:table-cell office:value-type="float" office:value="1.42989245702649" calcext:value-type="float">
            <text:p>1.42989245702649</text:p>
          </table:table-cell>
          <table:table-cell office:value-type="float" office:value="0.49527370772303" calcext:value-type="float">
            <text:p>0.49527370772303</text:p>
          </table:table-cell>
          <table:table-cell office:value-type="float" office:value="0.144916436147411" calcext:value-type="float">
            <text:p>0.144916436147411</text:p>
          </table:table-cell>
          <table:table-cell office:value-type="float" office:value="0.117171014285759" calcext:value-type="float">
            <text:p>0.117171014285759</text:p>
          </table:table-cell>
          <table:table-cell office:value-type="float" office:value="0.0662862352037678" calcext:value-type="float">
            <text:p>0.0662862352037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9994813253099" calcext:value-type="float">
            <text:p>0.589994813253099</text:p>
          </table:table-cell>
          <table:table-cell office:value-type="float" office:value="1.42986197465868" calcext:value-type="float">
            <text:p>1.42986197465868</text:p>
          </table:table-cell>
          <table:table-cell office:value-type="float" office:value="0.495119740809766" calcext:value-type="float">
            <text:p>0.495119740809766</text:p>
          </table:table-cell>
          <table:table-cell office:value-type="float" office:value="0.143739811013556" calcext:value-type="float">
            <text:p>0.143739811013556</text:p>
          </table:table-cell>
          <table:table-cell office:value-type="float" office:value="0.117134755234914" calcext:value-type="float">
            <text:p>0.117134755234914</text:p>
          </table:table-cell>
          <table:table-cell office:value-type="float" office:value="0.0662439990256719" calcext:value-type="float">
            <text:p>0.0662439990256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06221656701929" calcext:value-type="float">
            <text:p>0.806221656701929</text:p>
          </table:table-cell>
          <table:table-cell office:value-type="float" office:value="1.42821268814662" calcext:value-type="float">
            <text:p>1.42821268814662</text:p>
          </table:table-cell>
          <table:table-cell office:value-type="float" office:value="0.494528403274028" calcext:value-type="float">
            <text:p>0.494528403274028</text:p>
          </table:table-cell>
          <table:table-cell office:value-type="float" office:value="0.140250895950635" calcext:value-type="float">
            <text:p>0.140250895950635</text:p>
          </table:table-cell>
          <table:table-cell office:value-type="float" office:value="0.116993004035642" calcext:value-type="float">
            <text:p>0.116993004035642</text:p>
          </table:table-cell>
          <table:table-cell office:value-type="float" office:value="0.0660841376099924" calcext:value-type="float">
            <text:p>0.0660841376099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52324353557727" calcext:value-type="float">
            <text:p>0.652324353557727</text:p>
          </table:table-cell>
          <table:table-cell office:value-type="float" office:value="1.35357323168728" calcext:value-type="float">
            <text:p>1.35357323168728</text:p>
          </table:table-cell>
          <table:table-cell office:value-type="float" office:value="0.480174918275386" calcext:value-type="float">
            <text:p>0.480174918275386</text:p>
          </table:table-cell>
          <table:table-cell office:value-type="float" office:value="0.12789641132691" calcext:value-type="float">
            <text:p>0.12789641132691</text:p>
          </table:table-cell>
          <table:table-cell office:value-type="float" office:value="0.118057510351872" calcext:value-type="float">
            <text:p>0.118057510351872</text:p>
          </table:table-cell>
          <table:table-cell office:value-type="float" office:value="0.0615223671534172" calcext:value-type="float">
            <text:p>0.0615223671534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2389397733692" calcext:value-type="float">
            <text:p>0.732389397733692</text:p>
          </table:table-cell>
          <table:table-cell office:value-type="float" office:value="1.14551443486733" calcext:value-type="float">
            <text:p>1.14551443486733</text:p>
          </table:table-cell>
          <table:table-cell office:value-type="float" office:value="0.446313362105166" calcext:value-type="float">
            <text:p>0.446313362105166</text:p>
          </table:table-cell>
          <table:table-cell office:value-type="float" office:value="0.162221229717659" calcext:value-type="float">
            <text:p>0.162221229717659</text:p>
          </table:table-cell>
          <table:table-cell office:value-type="float" office:value="0.118738219452729" calcext:value-type="float">
            <text:p>0.118738219452729</text:p>
          </table:table-cell>
          <table:table-cell office:value-type="float" office:value="0.061075063680663" calcext:value-type="float">
            <text:p>0.0610750636806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6848284994072" calcext:value-type="float">
            <text:p>0.746848284994072</text:p>
          </table:table-cell>
          <table:table-cell office:value-type="float" office:value="1.14544555397406" calcext:value-type="float">
            <text:p>1.14544555397406</text:p>
          </table:table-cell>
          <table:table-cell office:value-type="float" office:value="0.446231336798842" calcext:value-type="float">
            <text:p>0.446231336798842</text:p>
          </table:table-cell>
          <table:table-cell office:value-type="float" office:value="0.162625608632562" calcext:value-type="float">
            <text:p>0.162625608632562</text:p>
          </table:table-cell>
          <table:table-cell office:value-type="float" office:value="0.118716863720685" calcext:value-type="float">
            <text:p>0.118716863720685</text:p>
          </table:table-cell>
          <table:table-cell office:value-type="float" office:value="0.0610523577691047" calcext:value-type="float">
            <text:p>0.0610523577691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1340810010884" calcext:value-type="float">
            <text:p>0.731340810010884</text:p>
          </table:table-cell>
          <table:table-cell office:value-type="float" office:value="1.14542119008648" calcext:value-type="float">
            <text:p>1.14542119008648</text:p>
          </table:table-cell>
          <table:table-cell office:value-type="float" office:value="0.44629495781637" calcext:value-type="float">
            <text:p>0.44629495781637</text:p>
          </table:table-cell>
          <table:table-cell office:value-type="float" office:value="0.162697502692408" calcext:value-type="float">
            <text:p>0.162697502692408</text:p>
          </table:table-cell>
          <table:table-cell office:value-type="float" office:value="0.118733113432957" calcext:value-type="float">
            <text:p>0.118733113432957</text:p>
          </table:table-cell>
          <table:table-cell office:value-type="float" office:value="0.061070031348918" calcext:value-type="float">
            <text:p>0.0610700313489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11386457749093" calcext:value-type="float">
            <text:p>0.911386457749093</text:p>
          </table:table-cell>
          <table:table-cell office:value-type="float" office:value="1.14452712117208" calcext:value-type="float">
            <text:p>1.14452712117208</text:p>
          </table:table-cell>
          <table:table-cell office:value-type="float" office:value="0.445908172760878" calcext:value-type="float">
            <text:p>0.445908172760878</text:p>
          </table:table-cell>
          <table:table-cell office:value-type="float" office:value="0.160217501381268" calcext:value-type="float">
            <text:p>0.160217501381268</text:p>
          </table:table-cell>
          <table:table-cell office:value-type="float" office:value="0.11863775991122" calcext:value-type="float">
            <text:p>0.11863775991122</text:p>
          </table:table-cell>
          <table:table-cell office:value-type="float" office:value="0.0609633103289241" calcext:value-type="float">
            <text:p>0.0609633103289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06831515662147" calcext:value-type="float">
            <text:p>0.806831515662147</text:p>
          </table:table-cell>
          <table:table-cell office:value-type="float" office:value="1.1043167406898" calcext:value-type="float">
            <text:p>1.1043167406898</text:p>
          </table:table-cell>
          <table:table-cell office:value-type="float" office:value="0.436573307775836" calcext:value-type="float">
            <text:p>0.436573307775836</text:p>
          </table:table-cell>
          <table:table-cell office:value-type="float" office:value="0.151509636832037" calcext:value-type="float">
            <text:p>0.151509636832037</text:p>
          </table:table-cell>
          <table:table-cell office:value-type="float" office:value="0.115149592123356" calcext:value-type="float">
            <text:p>0.115149592123356</text:p>
          </table:table-cell>
          <table:table-cell office:value-type="float" office:value="0.0763922581986523" calcext:value-type="float">
            <text:p>0.0763922581986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6153542883945" calcext:value-type="float">
            <text:p>0.616153542883945</text:p>
          </table:table-cell>
          <table:table-cell office:value-type="float" office:value="1.27882658633371" calcext:value-type="float">
            <text:p>1.27882658633371</text:p>
          </table:table-cell>
          <table:table-cell office:value-type="float" office:value="0.449592127576098" calcext:value-type="float">
            <text:p>0.449592127576098</text:p>
          </table:table-cell>
          <table:table-cell office:value-type="float" office:value="0.161551329017006" calcext:value-type="float">
            <text:p>0.161551329017006</text:p>
          </table:table-cell>
          <table:table-cell office:value-type="float" office:value="0.123532942889084" calcext:value-type="float">
            <text:p>0.123532942889084</text:p>
          </table:table-cell>
          <table:table-cell office:value-type="float" office:value="0.0627041734621066" calcext:value-type="float">
            <text:p>0.0627041734621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5665369614803" calcext:value-type="float">
            <text:p>0.575665369614803</text:p>
          </table:table-cell>
          <table:table-cell office:value-type="float" office:value="1.27907123980286" calcext:value-type="float">
            <text:p>1.27907123980286</text:p>
          </table:table-cell>
          <table:table-cell office:value-type="float" office:value="0.449766183305625" calcext:value-type="float">
            <text:p>0.449766183305625</text:p>
          </table:table-cell>
          <table:table-cell office:value-type="float" office:value="0.163237629258422" calcext:value-type="float">
            <text:p>0.163237629258422</text:p>
          </table:table-cell>
          <table:table-cell office:value-type="float" office:value="0.123579722789684" calcext:value-type="float">
            <text:p>0.123579722789684</text:p>
          </table:table-cell>
          <table:table-cell office:value-type="float" office:value="0.0627538417291982" calcext:value-type="float">
            <text:p>0.0627538417291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2528513155502" calcext:value-type="float">
            <text:p>0.582528513155502</text:p>
          </table:table-cell>
          <table:table-cell office:value-type="float" office:value="1.27907627730043" calcext:value-type="float">
            <text:p>1.27907627730043</text:p>
          </table:table-cell>
          <table:table-cell office:value-type="float" office:value="0.449731559832531" calcext:value-type="float">
            <text:p>0.449731559832531</text:p>
          </table:table-cell>
          <table:table-cell office:value-type="float" office:value="0.162736235839299" calcext:value-type="float">
            <text:p>0.162736235839299</text:p>
          </table:table-cell>
          <table:table-cell office:value-type="float" office:value="0.123570395052111" calcext:value-type="float">
            <text:p>0.123570395052111</text:p>
          </table:table-cell>
          <table:table-cell office:value-type="float" office:value="0.0627439237811295" calcext:value-type="float">
            <text:p>0.062743923781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7172241983317" calcext:value-type="float">
            <text:p>0.797172241983317</text:p>
          </table:table-cell>
          <table:table-cell office:value-type="float" office:value="1.27765628433069" calcext:value-type="float">
            <text:p>1.27765628433069</text:p>
          </table:table-cell>
          <table:table-cell office:value-type="float" office:value="0.449203967359438" calcext:value-type="float">
            <text:p>0.449203967359438</text:p>
          </table:table-cell>
          <table:table-cell office:value-type="float" office:value="0.159430162797315" calcext:value-type="float">
            <text:p>0.159430162797315</text:p>
          </table:table-cell>
          <table:table-cell office:value-type="float" office:value="0.123427389927398" calcext:value-type="float">
            <text:p>0.123427389927398</text:p>
          </table:table-cell>
          <table:table-cell office:value-type="float" office:value="0.0625950468420058" calcext:value-type="float">
            <text:p>0.0625950468420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8401160038358" calcext:value-type="float">
            <text:p>0.638401160038358</text:p>
          </table:table-cell>
          <table:table-cell office:value-type="float" office:value="1.22779194405075" calcext:value-type="float">
            <text:p>1.22779194405075</text:p>
          </table:table-cell>
          <table:table-cell office:value-type="float" office:value="0.42339415363747" calcext:value-type="float">
            <text:p>0.42339415363747</text:p>
          </table:table-cell>
          <table:table-cell office:value-type="float" office:value="0.146753083094619" calcext:value-type="float">
            <text:p>0.146753083094619</text:p>
          </table:table-cell>
          <table:table-cell office:value-type="float" office:value="0.126271557514861" calcext:value-type="float">
            <text:p>0.126271557514861</text:p>
          </table:table-cell>
          <table:table-cell office:value-type="float" office:value="0.0539528415123403" calcext:value-type="float">
            <text:p>0.053952841512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5962520296802" calcext:value-type="float">
            <text:p>0.375962520296802</text:p>
          </table:table-cell>
          <table:table-cell office:value-type="float" office:value="1.27525194776657" calcext:value-type="float">
            <text:p>1.27525194776657</text:p>
          </table:table-cell>
          <table:table-cell office:value-type="float" office:value="0.424665262267711" calcext:value-type="float">
            <text:p>0.424665262267711</text:p>
          </table:table-cell>
          <table:table-cell office:value-type="float" office:value="0.153986038007347" calcext:value-type="float">
            <text:p>0.153986038007347</text:p>
          </table:table-cell>
          <table:table-cell office:value-type="float" office:value="0.113553927418323" calcext:value-type="float">
            <text:p>0.113553927418323</text:p>
          </table:table-cell>
          <table:table-cell office:value-type="float" office:value="0.0592228727591895" calcext:value-type="float">
            <text:p>0.059222872759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1877711972271" calcext:value-type="float">
            <text:p>0.391877711972271</text:p>
          </table:table-cell>
          <table:table-cell office:value-type="float" office:value="1.27511486841052" calcext:value-type="float">
            <text:p>1.27511486841052</text:p>
          </table:table-cell>
          <table:table-cell office:value-type="float" office:value="0.424590016127584" calcext:value-type="float">
            <text:p>0.424590016127584</text:p>
          </table:table-cell>
          <table:table-cell office:value-type="float" office:value="0.154347351819064" calcext:value-type="float">
            <text:p>0.154347351819064</text:p>
          </table:table-cell>
          <table:table-cell office:value-type="float" office:value="0.113534486482206" calcext:value-type="float">
            <text:p>0.113534486482206</text:p>
          </table:table-cell>
          <table:table-cell office:value-type="float" office:value="0.0592016537825899" calcext:value-type="float">
            <text:p>0.059201653782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7995503563592" calcext:value-type="float">
            <text:p>0.387995503563592</text:p>
          </table:table-cell>
          <table:table-cell office:value-type="float" office:value="1.27511564969322" calcext:value-type="float">
            <text:p>1.27511564969322</text:p>
          </table:table-cell>
          <table:table-cell office:value-type="float" office:value="0.424603355607579" calcext:value-type="float">
            <text:p>0.424603355607579</text:p>
          </table:table-cell>
          <table:table-cell office:value-type="float" office:value="0.154066286366605" calcext:value-type="float">
            <text:p>0.154066286366605</text:p>
          </table:table-cell>
          <table:table-cell office:value-type="float" office:value="0.113537957830198" calcext:value-type="float">
            <text:p>0.113537957830198</text:p>
          </table:table-cell>
          <table:table-cell office:value-type="float" office:value="0.0592054123614114" calcext:value-type="float">
            <text:p>0.0592054123614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4643511990933" calcext:value-type="float">
            <text:p>0.544643511990933</text:p>
          </table:table-cell>
          <table:table-cell office:value-type="float" office:value="1.27435228388371" calcext:value-type="float">
            <text:p>1.27435228388371</text:p>
          </table:table-cell>
          <table:table-cell office:value-type="float" office:value="0.424331862779558" calcext:value-type="float">
            <text:p>0.424331862779558</text:p>
          </table:table-cell>
          <table:table-cell office:value-type="float" office:value="0.152062406429514" calcext:value-type="float">
            <text:p>0.152062406429514</text:p>
          </table:table-cell>
          <table:table-cell office:value-type="float" office:value="0.113468032748079" calcext:value-type="float">
            <text:p>0.113468032748079</text:p>
          </table:table-cell>
          <table:table-cell office:value-type="float" office:value="0.0591292035628758" calcext:value-type="float">
            <text:p>0.0591292035628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4197371624953" calcext:value-type="float">
            <text:p>0.314197371624953</text:p>
          </table:table-cell>
          <table:table-cell office:value-type="float" office:value="1.31634112485349" calcext:value-type="float">
            <text:p>1.31634112485349</text:p>
          </table:table-cell>
          <table:table-cell office:value-type="float" office:value="0.468742602536405" calcext:value-type="float">
            <text:p>0.468742602536405</text:p>
          </table:table-cell>
          <table:table-cell office:value-type="float" office:value="0.192312196775087" calcext:value-type="float">
            <text:p>0.192312196775087</text:p>
          </table:table-cell>
          <table:table-cell office:value-type="float" office:value="0.131674113600664" calcext:value-type="float">
            <text:p>0.131674113600664</text:p>
          </table:table-cell>
          <table:table-cell office:value-type="float" office:value="0.0797359818608728" calcext:value-type="float">
            <text:p>0.07973598186087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9954567474241" calcext:value-type="float">
            <text:p>0.549954567474241</text:p>
          </table:table-cell>
          <table:table-cell office:value-type="float" office:value="1.30572829250802" calcext:value-type="float">
            <text:p>1.30572829250802</text:p>
          </table:table-cell>
          <table:table-cell office:value-type="float" office:value="0.60851432579988" calcext:value-type="float">
            <text:p>0.60851432579988</text:p>
          </table:table-cell>
          <table:table-cell office:value-type="float" office:value="0.195566189421625" calcext:value-type="float">
            <text:p>0.195566189421625</text:p>
          </table:table-cell>
          <table:table-cell office:value-type="float" office:value="0.148635320029023" calcext:value-type="float">
            <text:p>0.148635320029023</text:p>
          </table:table-cell>
          <table:table-cell office:value-type="float" office:value="0.0884034573895759" calcext:value-type="float">
            <text:p>0.0884034573895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2242901468033" calcext:value-type="float">
            <text:p>0.552242901468033</text:p>
          </table:table-cell>
          <table:table-cell office:value-type="float" office:value="1.30565328200597" calcext:value-type="float">
            <text:p>1.30565328200597</text:p>
          </table:table-cell>
          <table:table-cell office:value-type="float" office:value="0.608465530701411" calcext:value-type="float">
            <text:p>0.608465530701411</text:p>
          </table:table-cell>
          <table:table-cell office:value-type="float" office:value="0.196517007285886" calcext:value-type="float">
            <text:p>0.196517007285886</text:p>
          </table:table-cell>
          <table:table-cell office:value-type="float" office:value="0.148624675250763" calcext:value-type="float">
            <text:p>0.148624675250763</text:p>
          </table:table-cell>
          <table:table-cell office:value-type="float" office:value="0.0883891938264322" calcext:value-type="float">
            <text:p>0.0883891938264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6257347236561" calcext:value-type="float">
            <text:p>0.526257347236561</text:p>
          </table:table-cell>
          <table:table-cell office:value-type="float" office:value="1.30567024182092" calcext:value-type="float">
            <text:p>1.30567024182092</text:p>
          </table:table-cell>
          <table:table-cell office:value-type="float" office:value="0.608627451327685" calcext:value-type="float">
            <text:p>0.608627451327685</text:p>
          </table:table-cell>
          <table:table-cell office:value-type="float" office:value="0.196798601815607" calcext:value-type="float">
            <text:p>0.196798601815607</text:p>
          </table:table-cell>
          <table:table-cell office:value-type="float" office:value="0.148663261316182" calcext:value-type="float">
            <text:p>0.148663261316182</text:p>
          </table:table-cell>
          <table:table-cell office:value-type="float" office:value="0.0884373220239527" calcext:value-type="float">
            <text:p>0.0884373220239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89139489218674" calcext:value-type="float">
            <text:p>0.789139489218674</text:p>
          </table:table-cell>
          <table:table-cell office:value-type="float" office:value="1.30393462604911" calcext:value-type="float">
            <text:p>1.30393462604911</text:p>
          </table:table-cell>
          <table:table-cell office:value-type="float" office:value="0.60776666943867" calcext:value-type="float">
            <text:p>0.60776666943867</text:p>
          </table:table-cell>
          <table:table-cell office:value-type="float" office:value="0.192230723216126" calcext:value-type="float">
            <text:p>0.192230723216126</text:p>
          </table:table-cell>
          <table:table-cell office:value-type="float" office:value="0.148458392817377" calcext:value-type="float">
            <text:p>0.148458392817377</text:p>
          </table:table-cell>
          <table:table-cell office:value-type="float" office:value="0.0881840568570267" calcext:value-type="float">
            <text:p>0.0881840568570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4455067657871" calcext:value-type="float">
            <text:p>0.424455067657871</text:p>
          </table:table-cell>
          <table:table-cell office:value-type="float" office:value="1.42426987900228" calcext:value-type="float">
            <text:p>1.42426987900228</text:p>
          </table:table-cell>
          <table:table-cell office:value-type="float" office:value="0.690731847435198" calcext:value-type="float">
            <text:p>0.690731847435198</text:p>
          </table:table-cell>
          <table:table-cell office:value-type="float" office:value="0.288151966138938" calcext:value-type="float">
            <text:p>0.288151966138938</text:p>
          </table:table-cell>
          <table:table-cell office:value-type="float" office:value="0.222924487787318" calcext:value-type="float">
            <text:p>0.222924487787318</text:p>
          </table:table-cell>
          <table:table-cell office:value-type="float" office:value="0.122595274220992" calcext:value-type="float">
            <text:p>0.1225952742209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0774446327312" calcext:value-type="float">
            <text:p>0.630774446327312</text:p>
          </table:table-cell>
          <table:table-cell office:value-type="float" office:value="1.26348364158145" calcext:value-type="float">
            <text:p>1.26348364158145</text:p>
          </table:table-cell>
          <table:table-cell office:value-type="float" office:value="0.442949042664261" calcext:value-type="float">
            <text:p>0.442949042664261</text:p>
          </table:table-cell>
          <table:table-cell office:value-type="float" office:value="0.192589614598287" calcext:value-type="float">
            <text:p>0.192589614598287</text:p>
          </table:table-cell>
          <table:table-cell office:value-type="float" office:value="0.140418882711721" calcext:value-type="float">
            <text:p>0.140418882711721</text:p>
          </table:table-cell>
          <table:table-cell office:value-type="float" office:value="0.0668416860127586" calcext:value-type="float">
            <text:p>0.0668416860127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1566260165023" calcext:value-type="float">
            <text:p>0.611566260165023</text:p>
          </table:table-cell>
          <table:table-cell office:value-type="float" office:value="1.26358038791371" calcext:value-type="float">
            <text:p>1.26358038791371</text:p>
          </table:table-cell>
          <table:table-cell office:value-type="float" office:value="0.44302562794408" calcext:value-type="float">
            <text:p>0.44302562794408</text:p>
          </table:table-cell>
          <table:table-cell office:value-type="float" office:value="0.193700862802255" calcext:value-type="float">
            <text:p>0.193700862802255</text:p>
          </table:table-cell>
          <table:table-cell office:value-type="float" office:value="0.140442895356214" calcext:value-type="float">
            <text:p>0.140442895356214</text:p>
          </table:table-cell>
          <table:table-cell office:value-type="float" office:value="0.0668653266774579" calcext:value-type="float">
            <text:p>0.0668653266774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1514765625483" calcext:value-type="float">
            <text:p>0.621514765625483</text:p>
          </table:table-cell>
          <table:table-cell office:value-type="float" office:value="1.26359173541742" calcext:value-type="float">
            <text:p>1.26359173541742</text:p>
          </table:table-cell>
          <table:table-cell office:value-type="float" office:value="0.442975882568536" calcext:value-type="float">
            <text:p>0.442975882568536</text:p>
          </table:table-cell>
          <table:table-cell office:value-type="float" office:value="0.193143998486781" calcext:value-type="float">
            <text:p>0.193143998486781</text:p>
          </table:table-cell>
          <table:table-cell office:value-type="float" office:value="0.140427593008518" calcext:value-type="float">
            <text:p>0.140427593008518</text:p>
          </table:table-cell>
          <table:table-cell office:value-type="float" office:value="0.0668500009120407" calcext:value-type="float">
            <text:p>0.0668500009120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08181492474294" calcext:value-type="float">
            <text:p>0.808181492474294</text:p>
          </table:table-cell>
          <table:table-cell office:value-type="float" office:value="1.26241163658391" calcext:value-type="float">
            <text:p>1.26241163658391</text:p>
          </table:table-cell>
          <table:table-cell office:value-type="float" office:value="0.442527727079174" calcext:value-type="float">
            <text:p>0.442527727079174</text:p>
          </table:table-cell>
          <table:table-cell office:value-type="float" office:value="0.190548614883458" calcext:value-type="float">
            <text:p>0.190548614883458</text:p>
          </table:table-cell>
          <table:table-cell office:value-type="float" office:value="0.140292422435144" calcext:value-type="float">
            <text:p>0.140292422435144</text:p>
          </table:table-cell>
          <table:table-cell office:value-type="float" office:value="0.0667135650023019" calcext:value-type="float">
            <text:p>0.0667135650023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2500689651092" calcext:value-type="float">
            <text:p>0.752500689651092</text:p>
          </table:table-cell>
          <table:table-cell office:value-type="float" office:value="1.15659299115523" calcext:value-type="float">
            <text:p>1.15659299115523</text:p>
          </table:table-cell>
          <table:table-cell office:value-type="float" office:value="0.453435949796861" calcext:value-type="float">
            <text:p>0.453435949796861</text:p>
          </table:table-cell>
          <table:table-cell office:value-type="float" office:value="0.18065885564778" calcext:value-type="float">
            <text:p>0.18065885564778</text:p>
          </table:table-cell>
          <table:table-cell office:value-type="float" office:value="0.162209870832413" calcext:value-type="float">
            <text:p>0.162209870832413</text:p>
          </table:table-cell>
          <table:table-cell office:value-type="float" office:value="0.120712429300352" calcext:value-type="float">
            <text:p>0.1207124293003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0152323671604" calcext:value-type="float">
            <text:p>0.300152323671604</text:p>
          </table:table-cell>
          <table:table-cell office:value-type="float" office:value="1.42565396839083" calcext:value-type="float">
            <text:p>1.42565396839083</text:p>
          </table:table-cell>
          <table:table-cell office:value-type="float" office:value="0.494584922296538" calcext:value-type="float">
            <text:p>0.494584922296538</text:p>
          </table:table-cell>
          <table:table-cell office:value-type="float" office:value="0.157839720551397" calcext:value-type="float">
            <text:p>0.157839720551397</text:p>
          </table:table-cell>
          <table:table-cell office:value-type="float" office:value="0.121714454231341" calcext:value-type="float">
            <text:p>0.121714454231341</text:p>
          </table:table-cell>
          <table:table-cell office:value-type="float" office:value="0.0661526738813182" calcext:value-type="float">
            <text:p>0.0661526738813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282573076917" calcext:value-type="float">
            <text:p>0.28282573076917</text:p>
          </table:table-cell>
          <table:table-cell office:value-type="float" office:value="1.4257527989591" calcext:value-type="float">
            <text:p>1.4257527989591</text:p>
          </table:table-cell>
          <table:table-cell office:value-type="float" office:value="0.494649359240825" calcext:value-type="float">
            <text:p>0.494649359240825</text:p>
          </table:table-cell>
          <table:table-cell office:value-type="float" office:value="0.158849246481691" calcext:value-type="float">
            <text:p>0.158849246481691</text:p>
          </table:table-cell>
          <table:table-cell office:value-type="float" office:value="0.121729551053666" calcext:value-type="float">
            <text:p>0.121729551053666</text:p>
          </table:table-cell>
          <table:table-cell office:value-type="float" office:value="0.0661703280642487" calcext:value-type="float">
            <text:p>0.0661703280642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9211451928858" calcext:value-type="float">
            <text:p>0.289211451928858</text:p>
          </table:table-cell>
          <table:table-cell office:value-type="float" office:value="1.42575392038483" calcext:value-type="float">
            <text:p>1.42575392038483</text:p>
          </table:table-cell>
          <table:table-cell office:value-type="float" office:value="0.494618583048878" calcext:value-type="float">
            <text:p>0.494618583048878</text:p>
          </table:table-cell>
          <table:table-cell office:value-type="float" office:value="0.158405408046502" calcext:value-type="float">
            <text:p>0.158405408046502</text:p>
          </table:table-cell>
          <table:table-cell office:value-type="float" office:value="0.121722159873639" calcext:value-type="float">
            <text:p>0.121722159873639</text:p>
          </table:table-cell>
          <table:table-cell office:value-type="float" office:value="0.0661619114285576" calcext:value-type="float">
            <text:p>0.0661619114285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3869227674534" calcext:value-type="float">
            <text:p>0.493869227674534</text:p>
          </table:table-cell>
          <table:table-cell office:value-type="float" office:value="1.42445246042399" calcext:value-type="float">
            <text:p>1.42445246042399</text:p>
          </table:table-cell>
          <table:table-cell office:value-type="float" office:value="0.494136765617754" calcext:value-type="float">
            <text:p>0.494136765617754</text:p>
          </table:table-cell>
          <table:table-cell office:value-type="float" office:value="0.155563522193499" calcext:value-type="float">
            <text:p>0.155563522193499</text:p>
          </table:table-cell>
          <table:table-cell office:value-type="float" office:value="0.121606386593616" calcext:value-type="float">
            <text:p>0.121606386593616</text:p>
          </table:table-cell>
          <table:table-cell office:value-type="float" office:value="0.0660318028267902" calcext:value-type="float">
            <text:p>0.066031802826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5262151495363" calcext:value-type="float">
            <text:p>0.365262151495363</text:p>
          </table:table-cell>
          <table:table-cell office:value-type="float" office:value="1.36491597369678" calcext:value-type="float">
            <text:p>1.36491597369678</text:p>
          </table:table-cell>
          <table:table-cell office:value-type="float" office:value="0.428477464651413" calcext:value-type="float">
            <text:p>0.428477464651413</text:p>
          </table:table-cell>
          <table:table-cell office:value-type="float" office:value="0.123701641052552" calcext:value-type="float">
            <text:p>0.123701641052552</text:p>
          </table:table-cell>
          <table:table-cell office:value-type="float" office:value="0.10467110316144" calcext:value-type="float">
            <text:p>0.10467110316144</text:p>
          </table:table-cell>
          <table:table-cell office:value-type="float" office:value="0.0548078155271825" calcext:value-type="float">
            <text:p>0.0548078155271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1672328489504" calcext:value-type="float">
            <text:p>0.551672328489504</text:p>
          </table:table-cell>
          <table:table-cell office:value-type="float" office:value="1.26500687267156" calcext:value-type="float">
            <text:p>1.26500687267156</text:p>
          </table:table-cell>
          <table:table-cell office:value-type="float" office:value="0.512505362783259" calcext:value-type="float">
            <text:p>0.512505362783259</text:p>
          </table:table-cell>
          <table:table-cell office:value-type="float" office:value="0.161171556652597" calcext:value-type="float">
            <text:p>0.161171556652597</text:p>
          </table:table-cell>
          <table:table-cell office:value-type="float" office:value="0.126564538222773" calcext:value-type="float">
            <text:p>0.126564538222773</text:p>
          </table:table-cell>
          <table:table-cell office:value-type="float" office:value="0.0736636663890887" calcext:value-type="float">
            <text:p>0.0736636663890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9096920767685" calcext:value-type="float">
            <text:p>0.559096920767685</text:p>
          </table:table-cell>
          <table:table-cell office:value-type="float" office:value="1.26493324941691" calcext:value-type="float">
            <text:p>1.26493324941691</text:p>
          </table:table-cell>
          <table:table-cell office:value-type="float" office:value="0.51245005398422" calcext:value-type="float">
            <text:p>0.51245005398422</text:p>
          </table:table-cell>
          <table:table-cell office:value-type="float" office:value="0.161707920609445" calcext:value-type="float">
            <text:p>0.161707920609445</text:p>
          </table:table-cell>
          <table:table-cell office:value-type="float" office:value="0.126550197041431" calcext:value-type="float">
            <text:p>0.126550197041431</text:p>
          </table:table-cell>
          <table:table-cell office:value-type="float" office:value="0.073647580531231" calcext:value-type="float">
            <text:p>0.0736475805312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0935129627929" calcext:value-type="float">
            <text:p>0.540935129627929</text:p>
          </table:table-cell>
          <table:table-cell office:value-type="float" office:value="1.26493545629468" calcext:value-type="float">
            <text:p>1.26493545629468</text:p>
          </table:table-cell>
          <table:table-cell office:value-type="float" office:value="0.512534519551227" calcext:value-type="float">
            <text:p>0.512534519551227</text:p>
          </table:table-cell>
          <table:table-cell office:value-type="float" office:value="0.161869442116998" calcext:value-type="float">
            <text:p>0.161869442116998</text:p>
          </table:table-cell>
          <table:table-cell office:value-type="float" office:value="0.126570653442517" calcext:value-type="float">
            <text:p>0.126570653442517</text:p>
          </table:table-cell>
          <table:table-cell office:value-type="float" office:value="0.0736723145362838" calcext:value-type="float">
            <text:p>0.0736723145362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5590948994813" calcext:value-type="float">
            <text:p>0.755590948994813</text:p>
          </table:table-cell>
          <table:table-cell office:value-type="float" office:value="1.26371445405717" calcext:value-type="float">
            <text:p>1.26371445405717</text:p>
          </table:table-cell>
          <table:table-cell office:value-type="float" office:value="0.512012290141809" calcext:value-type="float">
            <text:p>0.512012290141809</text:p>
          </table:table-cell>
          <table:table-cell office:value-type="float" office:value="0.158334809592288" calcext:value-type="float">
            <text:p>0.158334809592288</text:p>
          </table:table-cell>
          <table:table-cell office:value-type="float" office:value="0.126444078659223" calcext:value-type="float">
            <text:p>0.126444078659223</text:p>
          </table:table-cell>
          <table:table-cell office:value-type="float" office:value="0.0735206802039737" calcext:value-type="float">
            <text:p>0.0735206802039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3083107095129" calcext:value-type="float">
            <text:p>0.513083107095129</text:p>
          </table:table-cell>
          <table:table-cell office:value-type="float" office:value="1.29916808265971" calcext:value-type="float">
            <text:p>1.29916808265971</text:p>
          </table:table-cell>
          <table:table-cell office:value-type="float" office:value="0.538600243988258" calcext:value-type="float">
            <text:p>0.538600243988258</text:p>
          </table:table-cell>
          <table:table-cell office:value-type="float" office:value="0.188250801205759" calcext:value-type="float">
            <text:p>0.188250801205759</text:p>
          </table:table-cell>
          <table:table-cell office:value-type="float" office:value="0.140128978431748" calcext:value-type="float">
            <text:p>0.140128978431748</text:p>
          </table:table-cell>
          <table:table-cell office:value-type="float" office:value="0.100532955295824" calcext:value-type="float">
            <text:p>0.1005329552958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7153621054553" calcext:value-type="float">
            <text:p>0.417153621054553</text:p>
          </table:table-cell>
          <table:table-cell office:value-type="float" office:value="1.36655317132688" calcext:value-type="float">
            <text:p>1.36655317132688</text:p>
          </table:table-cell>
          <table:table-cell office:value-type="float" office:value="0.377860416141813" calcext:value-type="float">
            <text:p>0.377860416141813</text:p>
          </table:table-cell>
          <table:table-cell office:value-type="float" office:value="0.147032598676179" calcext:value-type="float">
            <text:p>0.147032598676179</text:p>
          </table:table-cell>
          <table:table-cell office:value-type="float" office:value="0.11089967502979" calcext:value-type="float">
            <text:p>0.11089967502979</text:p>
          </table:table-cell>
          <table:table-cell office:value-type="float" office:value="0.0537475951354247" calcext:value-type="float">
            <text:p>0.0537475951354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28415486634334" calcext:value-type="float">
            <text:p>0.428415486634334</text:p>
          </table:table-cell>
          <table:table-cell office:value-type="float" office:value="1.36644240671581" calcext:value-type="float">
            <text:p>1.36644240671581</text:p>
          </table:table-cell>
          <table:table-cell office:value-type="float" office:value="0.377809137087168" calcext:value-type="float">
            <text:p>0.377809137087168</text:p>
          </table:table-cell>
          <table:table-cell office:value-type="float" office:value="0.147334679328582" calcext:value-type="float">
            <text:p>0.147334679328582</text:p>
          </table:table-cell>
          <table:table-cell office:value-type="float" office:value="0.110883396506792" calcext:value-type="float">
            <text:p>0.110883396506792</text:p>
          </table:table-cell>
          <table:table-cell office:value-type="float" office:value="0.0537328638758056" calcext:value-type="float">
            <text:p>0.0537328638758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20845583110544" calcext:value-type="float">
            <text:p>0.420845583110544</text:p>
          </table:table-cell>
          <table:table-cell office:value-type="float" office:value="1.36645366894914" calcext:value-type="float">
            <text:p>1.36645366894914</text:p>
          </table:table-cell>
          <table:table-cell office:value-type="float" office:value="0.377835046388019" calcext:value-type="float">
            <text:p>0.377835046388019</text:p>
          </table:table-cell>
          <table:table-cell office:value-type="float" office:value="0.147191725866973" calcext:value-type="float">
            <text:p>0.147191725866973</text:p>
          </table:table-cell>
          <table:table-cell office:value-type="float" office:value="0.110890765435044" calcext:value-type="float">
            <text:p>0.110890765435044</text:p>
          </table:table-cell>
          <table:table-cell office:value-type="float" office:value="0.0537403183980405" calcext:value-type="float">
            <text:p>0.0537403183980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8005728390596" calcext:value-type="float">
            <text:p>0.568005728390596</text:p>
          </table:table-cell>
          <table:table-cell office:value-type="float" office:value="1.3655855785182" calcext:value-type="float">
            <text:p>1.3655855785182</text:p>
          </table:table-cell>
          <table:table-cell office:value-type="float" office:value="0.377577096056267" calcext:value-type="float">
            <text:p>0.377577096056267</text:p>
          </table:table-cell>
          <table:table-cell office:value-type="float" office:value="0.145352499919346" calcext:value-type="float">
            <text:p>0.145352499919346</text:p>
          </table:table-cell>
          <table:table-cell office:value-type="float" office:value="0.110817798561769" calcext:value-type="float">
            <text:p>0.110817798561769</text:p>
          </table:table-cell>
          <table:table-cell office:value-type="float" office:value="0.0536664715724396" calcext:value-type="float">
            <text:p>0.05366647157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081800372336" calcext:value-type="float">
            <text:p>0.48081800372336</text:p>
          </table:table-cell>
          <table:table-cell office:value-type="float" office:value="1.30786030074166" calcext:value-type="float">
            <text:p>1.30786030074166</text:p>
          </table:table-cell>
          <table:table-cell office:value-type="float" office:value="0.380721536390792" calcext:value-type="float">
            <text:p>0.380721536390792</text:p>
          </table:table-cell>
          <table:table-cell office:value-type="float" office:value="0.117822917164688" calcext:value-type="float">
            <text:p>0.117822917164688</text:p>
          </table:table-cell>
          <table:table-cell office:value-type="float" office:value="0.0918388343764725" calcext:value-type="float">
            <text:p>0.091838834376473</text:p>
          </table:table-cell>
          <table:table-cell office:value-type="float" office:value="0.0597702853058083" calcext:value-type="float">
            <text:p>0.0597702853058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3927568233089" calcext:value-type="float">
            <text:p>0.803927568233089</text:p>
          </table:table-cell>
          <table:table-cell office:value-type="float" office:value="1.12762613682049" calcext:value-type="float">
            <text:p>1.12762613682049</text:p>
          </table:table-cell>
          <table:table-cell office:value-type="float" office:value="0.428219491131588" calcext:value-type="float">
            <text:p>0.428219491131588</text:p>
          </table:table-cell>
          <table:table-cell office:value-type="float" office:value="0.170236777825481" calcext:value-type="float">
            <text:p>0.170236777825481</text:p>
          </table:table-cell>
          <table:table-cell office:value-type="float" office:value="0.126466787605645" calcext:value-type="float">
            <text:p>0.126466787605645</text:p>
          </table:table-cell>
          <table:table-cell office:value-type="float" office:value="0.0653601434615459" calcext:value-type="float">
            <text:p>0.0653601434615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16563881618768" calcext:value-type="float">
            <text:p>0.816563881618768</text:p>
          </table:table-cell>
          <table:table-cell office:value-type="float" office:value="1.1275326193764" calcext:value-type="float">
            <text:p>1.1275326193764</text:p>
          </table:table-cell>
          <table:table-cell office:value-type="float" office:value="0.428154364368813" calcext:value-type="float">
            <text:p>0.428154364368813</text:p>
          </table:table-cell>
          <table:table-cell office:value-type="float" office:value="0.170404999640991" calcext:value-type="float">
            <text:p>0.170404999640991</text:p>
          </table:table-cell>
          <table:table-cell office:value-type="float" office:value="0.126450176538369" calcext:value-type="float">
            <text:p>0.126450176538369</text:p>
          </table:table-cell>
          <table:table-cell office:value-type="float" office:value="0.0653400265802098" calcext:value-type="float">
            <text:p>0.065340026580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11934951312824" calcext:value-type="float">
            <text:p>0.811934951312824</text:p>
          </table:table-cell>
          <table:table-cell office:value-type="float" office:value="1.12752427119789" calcext:value-type="float">
            <text:p>1.12752427119789</text:p>
          </table:table-cell>
          <table:table-cell office:value-type="float" office:value="0.428172351119182" calcext:value-type="float">
            <text:p>0.428172351119182</text:p>
          </table:table-cell>
          <table:table-cell office:value-type="float" office:value="0.170313551399235" calcext:value-type="float">
            <text:p>0.170313551399235</text:p>
          </table:table-cell>
          <table:table-cell office:value-type="float" office:value="0.126455378776827" calcext:value-type="float">
            <text:p>0.126455378776827</text:p>
          </table:table-cell>
          <table:table-cell office:value-type="float" office:value="0.0653455873947403" calcext:value-type="float">
            <text:p>0.065345587394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75772537372967" calcext:value-type="float">
            <text:p>0.975772537372967</text:p>
          </table:table-cell>
          <table:table-cell office:value-type="float" office:value="1.12672646019233" calcext:value-type="float">
            <text:p>1.12672646019233</text:p>
          </table:table-cell>
          <table:table-cell office:value-type="float" office:value="0.427850044503867" calcext:value-type="float">
            <text:p>0.427850044503867</text:p>
          </table:table-cell>
          <table:table-cell office:value-type="float" office:value="0.168061230095052" calcext:value-type="float">
            <text:p>0.168061230095052</text:p>
          </table:table-cell>
          <table:table-cell office:value-type="float" office:value="0.126363823910669" calcext:value-type="float">
            <text:p>0.126363823910669</text:p>
          </table:table-cell>
          <table:table-cell office:value-type="float" office:value="0.0652465201036069" calcext:value-type="float">
            <text:p>0.0652465201036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99931003224455" calcext:value-type="float">
            <text:p>0.799931003224455</text:p>
          </table:table-cell>
          <table:table-cell office:value-type="float" office:value="1.14644909182664" calcext:value-type="float">
            <text:p>1.14644909182664</text:p>
          </table:table-cell>
          <table:table-cell office:value-type="float" office:value="0.360735834223981" calcext:value-type="float">
            <text:p>0.360735834223981</text:p>
          </table:table-cell>
          <table:table-cell office:value-type="float" office:value="0.136630537869757" calcext:value-type="float">
            <text:p>0.136630537869757</text:p>
          </table:table-cell>
          <table:table-cell office:value-type="float" office:value="0.103521184206597" calcext:value-type="float">
            <text:p>0.103521184206597</text:p>
          </table:table-cell>
          <table:table-cell office:value-type="float" office:value="0.0503520823336496" calcext:value-type="float">
            <text:p>0.050352082333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2303861028407" calcext:value-type="float">
            <text:p>0.242303861028407</text:p>
          </table:table-cell>
          <table:table-cell office:value-type="float" office:value="1.482175444767" calcext:value-type="float">
            <text:p>1.482175444767</text:p>
          </table:table-cell>
          <table:table-cell office:value-type="float" office:value="0.381902888358123" calcext:value-type="float">
            <text:p>0.381902888358123</text:p>
          </table:table-cell>
          <table:table-cell office:value-type="float" office:value="0.168238106056437" calcext:value-type="float">
            <text:p>0.168238106056437</text:p>
          </table:table-cell>
          <table:table-cell office:value-type="float" office:value="0.124354990894485" calcext:value-type="float">
            <text:p>0.124354990894485</text:p>
          </table:table-cell>
          <table:table-cell office:value-type="float" office:value="0.0579463059092467" calcext:value-type="float">
            <text:p>0.0579463059092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39915506804783" calcext:value-type="float">
            <text:p>0.239915506804783</text:p>
          </table:table-cell>
          <table:table-cell office:value-type="float" office:value="1.4821454710013" calcext:value-type="float">
            <text:p>1.4821454710013</text:p>
          </table:table-cell>
          <table:table-cell office:value-type="float" office:value="0.381900114586233" calcext:value-type="float">
            <text:p>0.381900114586233</text:p>
          </table:table-cell>
          <table:table-cell office:value-type="float" office:value="0.168850023424555" calcext:value-type="float">
            <text:p>0.168850023424555</text:p>
          </table:table-cell>
          <table:table-cell office:value-type="float" office:value="0.124353292947478" calcext:value-type="float">
            <text:p>0.124353292947478</text:p>
          </table:table-cell>
          <table:table-cell office:value-type="float" office:value="0.0579455037478783" calcext:value-type="float">
            <text:p>0.0579455037478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37929343913487" calcext:value-type="float">
            <text:p>0.237929343913487</text:p>
          </table:table-cell>
          <table:table-cell office:value-type="float" office:value="1.48214808846473" calcext:value-type="float">
            <text:p>1.48214808846473</text:p>
          </table:table-cell>
          <table:table-cell office:value-type="float" office:value="0.381907323772906" calcext:value-type="float">
            <text:p>0.381907323772906</text:p>
          </table:table-cell>
          <table:table-cell office:value-type="float" office:value="0.168596679780044" calcext:value-type="float">
            <text:p>0.168596679780044</text:p>
          </table:table-cell>
          <table:table-cell office:value-type="float" office:value="0.124355531304924" calcext:value-type="float">
            <text:p>0.124355531304924</text:p>
          </table:table-cell>
          <table:table-cell office:value-type="float" office:value="0.0579477112719379" calcext:value-type="float">
            <text:p>0.0579477112719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1597233706114" calcext:value-type="float">
            <text:p>0.391597233706114</text:p>
          </table:table-cell>
          <table:table-cell office:value-type="float" office:value="1.48116822146236" calcext:value-type="float">
            <text:p>1.48116822146236</text:p>
          </table:table-cell>
          <table:table-cell office:value-type="float" office:value="0.381627511743377" calcext:value-type="float">
            <text:p>0.381627511743377</text:p>
          </table:table-cell>
          <table:table-cell office:value-type="float" office:value="0.166591261787174" calcext:value-type="float">
            <text:p>0.166591261787174</text:p>
          </table:table-cell>
          <table:table-cell office:value-type="float" office:value="0.124269801937211" calcext:value-type="float">
            <text:p>0.124269801937211</text:p>
          </table:table-cell>
          <table:table-cell office:value-type="float" office:value="0.0578622140057071" calcext:value-type="float">
            <text:p>0.0578622140057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33699916273265" calcext:value-type="float">
            <text:p>0.233699916273265</text:p>
          </table:table-cell>
          <table:table-cell office:value-type="float" office:value="1.490663258502" calcext:value-type="float">
            <text:p>1.490663258502</text:p>
          </table:table-cell>
          <table:table-cell office:value-type="float" office:value="0.350794515504755" calcext:value-type="float">
            <text:p>0.350794515504755</text:p>
          </table:table-cell>
          <table:table-cell office:value-type="float" office:value="0.157752726633847" calcext:value-type="float">
            <text:p>0.157752726633847</text:p>
          </table:table-cell>
          <table:table-cell office:value-type="float" office:value="0.121567268353666" calcext:value-type="float">
            <text:p>0.121567268353666</text:p>
          </table:table-cell>
          <table:table-cell office:value-type="float" office:value="0.046627732971159" calcext:value-type="float">
            <text:p>0.0466277329711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319978551484" calcext:value-type="float">
            <text:p>0.384319978551484</text:p>
          </table:table-cell>
          <table:table-cell office:value-type="float" office:value="1.45625333213239" calcext:value-type="float">
            <text:p>1.45625333213239</text:p>
          </table:table-cell>
          <table:table-cell office:value-type="float" office:value="0.613534498658959" calcext:value-type="float">
            <text:p>0.613534498658959</text:p>
          </table:table-cell>
          <table:table-cell office:value-type="float" office:value="0.188872748895862" calcext:value-type="float">
            <text:p>0.188872748895862</text:p>
          </table:table-cell>
          <table:table-cell office:value-type="float" office:value="0.141831558574198" calcext:value-type="float">
            <text:p>0.141831558574198</text:p>
          </table:table-cell>
          <table:table-cell office:value-type="float" office:value="0.083990436225085" calcext:value-type="float">
            <text:p>0.0839904362250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2623802243384" calcext:value-type="float">
            <text:p>0.362623802243384</text:p>
          </table:table-cell>
          <table:table-cell office:value-type="float" office:value="1.45643215731346" calcext:value-type="float">
            <text:p>1.45643215731346</text:p>
          </table:table-cell>
          <table:table-cell office:value-type="float" office:value="0.613640931963421" calcext:value-type="float">
            <text:p>0.613640931963421</text:p>
          </table:table-cell>
          <table:table-cell office:value-type="float" office:value="0.190285031008525" calcext:value-type="float">
            <text:p>0.190285031008525</text:p>
          </table:table-cell>
          <table:table-cell office:value-type="float" office:value="0.141856126636946" calcext:value-type="float">
            <text:p>0.141856126636946</text:p>
          </table:table-cell>
          <table:table-cell office:value-type="float" office:value="0.0840205150753526" calcext:value-type="float">
            <text:p>0.0840205150753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3002721323381" calcext:value-type="float">
            <text:p>0.363002721323381</text:p>
          </table:table-cell>
          <table:table-cell office:value-type="float" office:value="1.45643207203013" calcext:value-type="float">
            <text:p>1.45643207203013</text:p>
          </table:table-cell>
          <table:table-cell office:value-type="float" office:value="0.613638405895995" calcext:value-type="float">
            <text:p>0.613638405895995</text:p>
          </table:table-cell>
          <table:table-cell office:value-type="float" office:value="0.18986355846703" calcext:value-type="float">
            <text:p>0.18986355846703</text:p>
          </table:table-cell>
          <table:table-cell office:value-type="float" office:value="0.14185555704929" calcext:value-type="float">
            <text:p>0.14185555704929</text:p>
          </table:table-cell>
          <table:table-cell office:value-type="float" office:value="0.0840197634021726" calcext:value-type="float">
            <text:p>0.0840197634021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1714036461273" calcext:value-type="float">
            <text:p>0.631714036461273</text:p>
          </table:table-cell>
          <table:table-cell office:value-type="float" office:value="1.4544703232094" calcext:value-type="float">
            <text:p>1.4544703232094</text:p>
          </table:table-cell>
          <table:table-cell office:value-type="float" office:value="0.612750609967931" calcext:value-type="float">
            <text:p>0.612750609967931</text:p>
          </table:table-cell>
          <table:table-cell office:value-type="float" office:value="0.185593969290918" calcext:value-type="float">
            <text:p>0.185593969290918</text:p>
          </table:table-cell>
          <table:table-cell office:value-type="float" office:value="0.141656020369057" calcext:value-type="float">
            <text:p>0.141656020369057</text:p>
          </table:table-cell>
          <table:table-cell office:value-type="float" office:value="0.083773538750021" calcext:value-type="float">
            <text:p>0.0837735387500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9948067719378" calcext:value-type="float">
            <text:p>0.549948067719378</text:p>
          </table:table-cell>
          <table:table-cell office:value-type="float" office:value="1.31671321367596" calcext:value-type="float">
            <text:p>1.31671321367596</text:p>
          </table:table-cell>
          <table:table-cell office:value-type="float" office:value="0.596436342356297" calcext:value-type="float">
            <text:p>0.596436342356297</text:p>
          </table:table-cell>
          <table:table-cell office:value-type="float" office:value="0.181480562820841" calcext:value-type="float">
            <text:p>0.181480562820841</text:p>
          </table:table-cell>
          <table:table-cell office:value-type="float" office:value="0.156737891030099" calcext:value-type="float">
            <text:p>0.156737891030099</text:p>
          </table:table-cell>
          <table:table-cell office:value-type="float" office:value="0.0974314968598893" calcext:value-type="float">
            <text:p>0.09743149685988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6247763143547" calcext:value-type="float">
            <text:p>0.556247763143547</text:p>
          </table:table-cell>
          <table:table-cell office:value-type="float" office:value="1.1550118752454" calcext:value-type="float">
            <text:p>1.1550118752454</text:p>
          </table:table-cell>
          <table:table-cell office:value-type="float" office:value="0.606297806805942" calcext:value-type="float">
            <text:p>0.606297806805942</text:p>
          </table:table-cell>
          <table:table-cell office:value-type="float" office:value="0.165440885163816" calcext:value-type="float">
            <text:p>0.165440885163816</text:p>
          </table:table-cell>
          <table:table-cell office:value-type="float" office:value="0.129940232711186" calcext:value-type="float">
            <text:p>0.129940232711186</text:p>
          </table:table-cell>
          <table:table-cell office:value-type="float" office:value="0.0833763117379071" calcext:value-type="float">
            <text:p>0.0833763117379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1234587461958" calcext:value-type="float">
            <text:p>0.541234587461958</text:p>
          </table:table-cell>
          <table:table-cell office:value-type="float" office:value="1.15504230543391" calcext:value-type="float">
            <text:p>1.15504230543391</text:p>
          </table:table-cell>
          <table:table-cell office:value-type="float" office:value="0.60635323634855" calcext:value-type="float">
            <text:p>0.60635323634855</text:p>
          </table:table-cell>
          <table:table-cell office:value-type="float" office:value="0.166790532508854" calcext:value-type="float">
            <text:p>0.166790532508854</text:p>
          </table:table-cell>
          <table:table-cell office:value-type="float" office:value="0.129952299627749" calcext:value-type="float">
            <text:p>0.129952299627749</text:p>
          </table:table-cell>
          <table:table-cell office:value-type="float" office:value="0.083392091994059" calcext:value-type="float">
            <text:p>0.0833920919940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7131373883445" calcext:value-type="float">
            <text:p>0.547131373883445</text:p>
          </table:table-cell>
          <table:table-cell office:value-type="float" office:value="1.1550551793755" calcext:value-type="float">
            <text:p>1.1550551793755</text:p>
          </table:table-cell>
          <table:table-cell office:value-type="float" office:value="0.606319696394991" calcext:value-type="float">
            <text:p>0.606319696394991</text:p>
          </table:table-cell>
          <table:table-cell office:value-type="float" office:value="0.166256279868766" calcext:value-type="float">
            <text:p>0.166256279868766</text:p>
          </table:table-cell>
          <table:table-cell office:value-type="float" office:value="0.129945172697534" calcext:value-type="float">
            <text:p>0.129945172697534</text:p>
          </table:table-cell>
          <table:table-cell office:value-type="float" office:value="0.0833826156215885" calcext:value-type="float">
            <text:p>0.0833826156215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97750650240118" calcext:value-type="float">
            <text:p>0.797750650240118</text:p>
          </table:table-cell>
          <table:table-cell office:value-type="float" office:value="1.15376211477338" calcext:value-type="float">
            <text:p>1.15376211477338</text:p>
          </table:table-cell>
          <table:table-cell office:value-type="float" office:value="0.605622604715721" calcext:value-type="float">
            <text:p>0.605622604715721</text:p>
          </table:table-cell>
          <table:table-cell office:value-type="float" office:value="0.161889454006184" calcext:value-type="float">
            <text:p>0.161889454006184</text:p>
          </table:table-cell>
          <table:table-cell office:value-type="float" office:value="0.129795420674814" calcext:value-type="float">
            <text:p>0.129795420674814</text:p>
          </table:table-cell>
          <table:table-cell office:value-type="float" office:value="0.0831886625238256" calcext:value-type="float">
            <text:p>0.0831886625238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2983169548323" calcext:value-type="float">
            <text:p>0.572983169548323</text:p>
          </table:table-cell>
          <table:table-cell office:value-type="float" office:value="1.11894342120398" calcext:value-type="float">
            <text:p>1.11894342120398</text:p>
          </table:table-cell>
          <table:table-cell office:value-type="float" office:value="0.626746669892892" calcext:value-type="float">
            <text:p>0.626746669892892</text:p>
          </table:table-cell>
          <table:table-cell office:value-type="float" office:value="0.171046397166815" calcext:value-type="float">
            <text:p>0.171046397166815</text:p>
          </table:table-cell>
          <table:table-cell office:value-type="float" office:value="0.144760868297633" calcext:value-type="float">
            <text:p>0.144760868297633</text:p>
          </table:table-cell>
          <table:table-cell office:value-type="float" office:value="0.100245537515823" calcext:value-type="float">
            <text:p>0.1002455375158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5493884906193" calcext:value-type="float">
            <text:p>0.455493884906193</text:p>
          </table:table-cell>
          <table:table-cell office:value-type="float" office:value="1.39897813267435" calcext:value-type="float">
            <text:p>1.39897813267435</text:p>
          </table:table-cell>
          <table:table-cell office:value-type="float" office:value="0.523394037556856" calcext:value-type="float">
            <text:p>0.523394037556856</text:p>
          </table:table-cell>
          <table:table-cell office:value-type="float" office:value="0.170765422499582" calcext:value-type="float">
            <text:p>0.170765422499582</text:p>
          </table:table-cell>
          <table:table-cell office:value-type="float" office:value="0.126392344029144" calcext:value-type="float">
            <text:p>0.126392344029144</text:p>
          </table:table-cell>
          <table:table-cell office:value-type="float" office:value="0.0679277001477197" calcext:value-type="float">
            <text:p>0.067927700147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7632917424858" calcext:value-type="float">
            <text:p>0.427632917424858</text:p>
          </table:table-cell>
          <table:table-cell office:value-type="float" office:value="1.39918994920213" calcext:value-type="float">
            <text:p>1.39918994920213</text:p>
          </table:table-cell>
          <table:table-cell office:value-type="float" office:value="0.523535410571526" calcext:value-type="float">
            <text:p>0.523535410571526</text:p>
          </table:table-cell>
          <table:table-cell office:value-type="float" office:value="0.171943716963727" calcext:value-type="float">
            <text:p>0.171943716963727</text:p>
          </table:table-cell>
          <table:table-cell office:value-type="float" office:value="0.126425902842289" calcext:value-type="float">
            <text:p>0.126425902842289</text:p>
          </table:table-cell>
          <table:table-cell office:value-type="float" office:value="0.0679652828611516" calcext:value-type="float">
            <text:p>0.0679652828611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7393902975695" calcext:value-type="float">
            <text:p>0.437393902975695</text:p>
          </table:table-cell>
          <table:table-cell office:value-type="float" office:value="1.39920076527153" calcext:value-type="float">
            <text:p>1.39920076527153</text:p>
          </table:table-cell>
          <table:table-cell office:value-type="float" office:value="0.523477039865802" calcext:value-type="float">
            <text:p>0.523477039865802</text:p>
          </table:table-cell>
          <table:table-cell office:value-type="float" office:value="0.171476303940443" calcext:value-type="float">
            <text:p>0.171476303940443</text:p>
          </table:table-cell>
          <table:table-cell office:value-type="float" office:value="0.126412114356898" calcext:value-type="float">
            <text:p>0.126412114356898</text:p>
          </table:table-cell>
          <table:table-cell office:value-type="float" office:value="0.0679497602786991" calcext:value-type="float">
            <text:p>0.0679497602786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1457106363728" calcext:value-type="float">
            <text:p>0.661457106363728</text:p>
          </table:table-cell>
          <table:table-cell office:value-type="float" office:value="1.39757673546813" calcext:value-type="float">
            <text:p>1.39757673546813</text:p>
          </table:table-cell>
          <table:table-cell office:value-type="float" office:value="0.522830294792515" calcext:value-type="float">
            <text:p>0.522830294792515</text:p>
          </table:table-cell>
          <table:table-cell office:value-type="float" office:value="0.168488359270385" calcext:value-type="float">
            <text:p>0.168488359270385</text:p>
          </table:table-cell>
          <table:table-cell office:value-type="float" office:value="0.126259692020174" calcext:value-type="float">
            <text:p>0.126259692020174</text:p>
          </table:table-cell>
          <table:table-cell office:value-type="float" office:value="0.0677801087740767" calcext:value-type="float">
            <text:p>0.0677801087740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3781418179389" calcext:value-type="float">
            <text:p>0.453781418179389</text:p>
          </table:table-cell>
          <table:table-cell office:value-type="float" office:value="1.37539732360346" calcext:value-type="float">
            <text:p>1.37539732360346</text:p>
          </table:table-cell>
          <table:table-cell office:value-type="float" office:value="0.501215308166861" calcext:value-type="float">
            <text:p>0.501215308166861</text:p>
          </table:table-cell>
          <table:table-cell office:value-type="float" office:value="0.180473051943392" calcext:value-type="float">
            <text:p>0.180473051943392</text:p>
          </table:table-cell>
          <table:table-cell office:value-type="float" office:value="0.141866366836567" calcext:value-type="float">
            <text:p>0.141866366836567</text:p>
          </table:table-cell>
          <table:table-cell office:value-type="float" office:value="0.0556264533362211" calcext:value-type="float">
            <text:p>0.0556264533362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9159421110572" calcext:value-type="float">
            <text:p>0.409159421110572</text:p>
          </table:table-cell>
          <table:table-cell office:value-type="float" office:value="1.43132333639739" calcext:value-type="float">
            <text:p>1.43132333639739</text:p>
          </table:table-cell>
          <table:table-cell office:value-type="float" office:value="0.474675666656601" calcext:value-type="float">
            <text:p>0.474675666656601</text:p>
          </table:table-cell>
          <table:table-cell office:value-type="float" office:value="0.186009162767363" calcext:value-type="float">
            <text:p>0.186009162767363</text:p>
          </table:table-cell>
          <table:table-cell office:value-type="float" office:value="0.1443339761783" calcext:value-type="float">
            <text:p>0.1443339761783</text:p>
          </table:table-cell>
          <table:table-cell office:value-type="float" office:value="0.0696775734200649" calcext:value-type="float">
            <text:p>0.0696775734200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8169552902066" calcext:value-type="float">
            <text:p>0.388169552902066</text:p>
          </table:table-cell>
          <table:table-cell office:value-type="float" office:value="1.43145991204745" calcext:value-type="float">
            <text:p>1.43145991204745</text:p>
          </table:table-cell>
          <table:table-cell office:value-type="float" office:value="0.474755629062478" calcext:value-type="float">
            <text:p>0.474755629062478</text:p>
          </table:table-cell>
          <table:table-cell office:value-type="float" office:value="0.187285851984213" calcext:value-type="float">
            <text:p>0.187285851984213</text:p>
          </table:table-cell>
          <table:table-cell office:value-type="float" office:value="0.14435940173344" calcext:value-type="float">
            <text:p>0.14435940173344</text:p>
          </table:table-cell>
          <table:table-cell office:value-type="float" office:value="0.0697016410346797" calcext:value-type="float">
            <text:p>0.069701641034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0191104517716" calcext:value-type="float">
            <text:p>0.410191104517716</text:p>
          </table:table-cell>
          <table:table-cell office:value-type="float" office:value="1.43148390619961" calcext:value-type="float">
            <text:p>1.43148390619961</text:p>
          </table:table-cell>
          <table:table-cell office:value-type="float" office:value="0.474648734439132" calcext:value-type="float">
            <text:p>0.474648734439132</text:p>
          </table:table-cell>
          <table:table-cell office:value-type="float" office:value="0.186407821066267" calcext:value-type="float">
            <text:p>0.186407821066267</text:p>
          </table:table-cell>
          <table:table-cell office:value-type="float" office:value="0.144327593226757" calcext:value-type="float">
            <text:p>0.144327593226757</text:p>
          </table:table-cell>
          <table:table-cell office:value-type="float" office:value="0.0696696169474343" calcext:value-type="float">
            <text:p>0.0696696169474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96737351473" calcext:value-type="float">
            <text:p>0.5996737351473</text:p>
          </table:table-cell>
          <table:table-cell office:value-type="float" office:value="1.43027051450009" calcext:value-type="float">
            <text:p>1.43027051450009</text:p>
          </table:table-cell>
          <table:table-cell office:value-type="float" office:value="0.474222020207683" calcext:value-type="float">
            <text:p>0.474222020207683</text:p>
          </table:table-cell>
          <table:table-cell office:value-type="float" office:value="0.183725468463035" calcext:value-type="float">
            <text:p>0.183725468463035</text:p>
          </table:table-cell>
          <table:table-cell office:value-type="float" office:value="0.144201167690346" calcext:value-type="float">
            <text:p>0.144201167690346</text:p>
          </table:table-cell>
          <table:table-cell office:value-type="float" office:value="0.0695432911430497" calcext:value-type="float">
            <text:p>0.069543291143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454657203783" calcext:value-type="float">
            <text:p>0.47454657203783</text:p>
          </table:table-cell>
          <table:table-cell office:value-type="float" office:value="1.37258899839411" calcext:value-type="float">
            <text:p>1.37258899839411</text:p>
          </table:table-cell>
          <table:table-cell office:value-type="float" office:value="0.451676780585662" calcext:value-type="float">
            <text:p>0.451676780585662</text:p>
          </table:table-cell>
          <table:table-cell office:value-type="float" office:value="0.178746084779827" calcext:value-type="float">
            <text:p>0.178746084779827</text:p>
          </table:table-cell>
          <table:table-cell office:value-type="float" office:value="0.145187382166695" calcext:value-type="float">
            <text:p>0.145187382166695</text:p>
          </table:table-cell>
          <table:table-cell office:value-type="float" office:value="0.0725815932899248" calcext:value-type="float">
            <text:p>0.0725815932899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9128500304309" calcext:value-type="float">
            <text:p>0.659128500304309</text:p>
          </table:table-cell>
          <table:table-cell office:value-type="float" office:value="1.11990551009482" calcext:value-type="float">
            <text:p>1.11990551009482</text:p>
          </table:table-cell>
          <table:table-cell office:value-type="float" office:value="0.509735262551135" calcext:value-type="float">
            <text:p>0.509735262551135</text:p>
          </table:table-cell>
          <table:table-cell office:value-type="float" office:value="0.154051794367218" calcext:value-type="float">
            <text:p>0.154051794367218</text:p>
          </table:table-cell>
          <table:table-cell office:value-type="float" office:value="0.117852743874802" calcext:value-type="float">
            <text:p>0.117852743874802</text:p>
          </table:table-cell>
          <table:table-cell office:value-type="float" office:value="0.0684907549728761" calcext:value-type="float">
            <text:p>0.0684907549728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8901576023312" calcext:value-type="float">
            <text:p>0.658901576023312</text:p>
          </table:table-cell>
          <table:table-cell office:value-type="float" office:value="1.11984652430543" calcext:value-type="float">
            <text:p>1.11984652430543</text:p>
          </table:table-cell>
          <table:table-cell office:value-type="float" office:value="0.509712979994829" calcext:value-type="float">
            <text:p>0.509712979994829</text:p>
          </table:table-cell>
          <table:table-cell office:value-type="float" office:value="0.154794780420777" calcext:value-type="float">
            <text:p>0.154794780420777</text:p>
          </table:table-cell>
          <table:table-cell office:value-type="float" office:value="0.117846472295777" calcext:value-type="float">
            <text:p>0.117846472295777</text:p>
          </table:table-cell>
          <table:table-cell office:value-type="float" office:value="0.0684847665647656" calcext:value-type="float">
            <text:p>0.0684847665647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0208999588343" calcext:value-type="float">
            <text:p>0.660208999588343</text:p>
          </table:table-cell>
          <table:table-cell office:value-type="float" office:value="1.11984879063565" calcext:value-type="float">
            <text:p>1.11984879063565</text:p>
          </table:table-cell>
          <table:table-cell office:value-type="float" office:value="0.509706765580039" calcext:value-type="float">
            <text:p>0.509706765580039</text:p>
          </table:table-cell>
          <table:table-cell office:value-type="float" office:value="0.154436179609382" calcext:value-type="float">
            <text:p>0.154436179609382</text:p>
          </table:table-cell>
          <table:table-cell office:value-type="float" office:value="0.11784505571622" calcext:value-type="float">
            <text:p>0.11784505571622</text:p>
          </table:table-cell>
          <table:table-cell office:value-type="float" office:value="0.0684830489437817" calcext:value-type="float">
            <text:p>0.0684830489437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0639814409089" calcext:value-type="float">
            <text:p>0.860639814409089</text:p>
          </table:table-cell>
          <table:table-cell office:value-type="float" office:value="1.11885910098377" calcext:value-type="float">
            <text:p>1.11885910098377</text:p>
          </table:table-cell>
          <table:table-cell office:value-type="float" office:value="0.509235529054286" calcext:value-type="float">
            <text:p>0.509235529054286</text:p>
          </table:table-cell>
          <table:table-cell office:value-type="float" office:value="0.151500343167103" calcext:value-type="float">
            <text:p>0.151500343167103</text:p>
          </table:table-cell>
          <table:table-cell office:value-type="float" office:value="0.117738278608208" calcext:value-type="float">
            <text:p>0.117738278608208</text:p>
          </table:table-cell>
          <table:table-cell office:value-type="float" office:value="0.0683553017709534" calcext:value-type="float">
            <text:p>0.0683553017709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31158209669279" calcext:value-type="float">
            <text:p>0.731158209669279</text:p>
          </table:table-cell>
          <table:table-cell office:value-type="float" office:value="1.05350449237209" calcext:value-type="float">
            <text:p>1.05350449237209</text:p>
          </table:table-cell>
          <table:table-cell office:value-type="float" office:value="0.500483074108304" calcext:value-type="float">
            <text:p>0.500483074108304</text:p>
          </table:table-cell>
          <table:table-cell office:value-type="float" office:value="0.131005994694569" calcext:value-type="float">
            <text:p>0.131005994694569</text:p>
          </table:table-cell>
          <table:table-cell office:value-type="float" office:value="0.118164480677062" calcext:value-type="float">
            <text:p>0.118164480677062</text:p>
          </table:table-cell>
          <table:table-cell office:value-type="float" office:value="0.0824784828610591" calcext:value-type="float">
            <text:p>0.0824784828610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2748196941107" calcext:value-type="float">
            <text:p>0.942748196941107</text:p>
          </table:table-cell>
          <table:table-cell office:value-type="float" office:value="1.0128183130207" calcext:value-type="float">
            <text:p>1.0128183130207</text:p>
          </table:table-cell>
          <table:table-cell office:value-type="float" office:value="0.313575765788331" calcext:value-type="float">
            <text:p>0.313575765788331</text:p>
          </table:table-cell>
          <table:table-cell office:value-type="float" office:value="0.144115407597675" calcext:value-type="float">
            <text:p>0.144115407597675</text:p>
          </table:table-cell>
          <table:table-cell office:value-type="float" office:value="0.110209421855745" calcext:value-type="float">
            <text:p>0.110209421855745</text:p>
          </table:table-cell>
          <table:table-cell office:value-type="float" office:value="0.0460128314646072" calcext:value-type="float">
            <text:p>0.0460128314646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1108999389789" calcext:value-type="float">
            <text:p>0.931108999389789</text:p>
          </table:table-cell>
          <table:table-cell office:value-type="float" office:value="1.01285649065914" calcext:value-type="float">
            <text:p>1.01285649065914</text:p>
          </table:table-cell>
          <table:table-cell office:value-type="float" office:value="0.313602121343001" calcext:value-type="float">
            <text:p>0.313602121343001</text:p>
          </table:table-cell>
          <table:table-cell office:value-type="float" office:value="0.145019756835639" calcext:value-type="float">
            <text:p>0.145019756835639</text:p>
          </table:table-cell>
          <table:table-cell office:value-type="float" office:value="0.110219163534261" calcext:value-type="float">
            <text:p>0.110219163534261</text:p>
          </table:table-cell>
          <table:table-cell office:value-type="float" office:value="0.0460207046700353" calcext:value-type="float">
            <text:p>0.04602070467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926188823288" calcext:value-type="float">
            <text:p>0.92926188823288</text:p>
          </table:table-cell>
          <table:table-cell office:value-type="float" office:value="1.01285604034164" calcext:value-type="float">
            <text:p>1.01285604034164</text:p>
          </table:table-cell>
          <table:table-cell office:value-type="float" office:value="0.313608034003339" calcext:value-type="float">
            <text:p>0.313608034003339</text:p>
          </table:table-cell>
          <table:table-cell office:value-type="float" office:value="0.144746415240964" calcext:value-type="float">
            <text:p>0.144746415240964</text:p>
          </table:table-cell>
          <table:table-cell office:value-type="float" office:value="0.110221204335085" calcext:value-type="float">
            <text:p>0.110221204335085</text:p>
          </table:table-cell>
          <table:table-cell office:value-type="float" office:value="0.0460224542605231" calcext:value-type="float">
            <text:p>0.0460224542605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6645150120292" calcext:value-type="float">
            <text:p>1.06645150120292</text:p>
          </table:table-cell>
          <table:table-cell office:value-type="float" office:value="1.0121774075824" calcext:value-type="float">
            <text:p>1.0121774075824</text:p>
          </table:table-cell>
          <table:table-cell office:value-type="float" office:value="0.313388080242695" calcext:value-type="float">
            <text:p>0.313388080242695</text:p>
          </table:table-cell>
          <table:table-cell office:value-type="float" office:value="0.142878473788975" calcext:value-type="float">
            <text:p>0.142878473788975</text:p>
          </table:table-cell>
          <table:table-cell office:value-type="float" office:value="0.11014570454274" calcext:value-type="float">
            <text:p>0.11014570454274</text:p>
          </table:table-cell>
          <table:table-cell office:value-type="float" office:value="0.0459574578496901" calcext:value-type="float">
            <text:p>0.045957457849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09853422772151" calcext:value-type="float">
            <text:p>0.909853422772151</text:p>
          </table:table-cell>
          <table:table-cell office:value-type="float" office:value="1.03780055512626" calcext:value-type="float">
            <text:p>1.03780055512626</text:p>
          </table:table-cell>
          <table:table-cell office:value-type="float" office:value="0.299788615491999" calcext:value-type="float">
            <text:p>0.299788615491999</text:p>
          </table:table-cell>
          <table:table-cell office:value-type="float" office:value="0.16164583551004" calcext:value-type="float">
            <text:p>0.16164583551004</text:p>
          </table:table-cell>
          <table:table-cell office:value-type="float" office:value="0.121235210200228" calcext:value-type="float">
            <text:p>0.121235210200228</text:p>
          </table:table-cell>
          <table:table-cell office:value-type="float" office:value="0.0378850457902197" calcext:value-type="float">
            <text:p>0.037885045790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6208656379933" calcext:value-type="float">
            <text:p>0.426208656379933</text:p>
          </table:table-cell>
          <table:table-cell office:value-type="float" office:value="1.36288654516042" calcext:value-type="float">
            <text:p>1.36288654516042</text:p>
          </table:table-cell>
          <table:table-cell office:value-type="float" office:value="0.518713561949485" calcext:value-type="float">
            <text:p>0.518713561949485</text:p>
          </table:table-cell>
          <table:table-cell office:value-type="float" office:value="0.184261136160848" calcext:value-type="float">
            <text:p>0.184261136160848</text:p>
          </table:table-cell>
          <table:table-cell office:value-type="float" office:value="0.139239591415213" calcext:value-type="float">
            <text:p>0.139239591415213</text:p>
          </table:table-cell>
          <table:table-cell office:value-type="float" office:value="0.0765585554941795" calcext:value-type="float">
            <text:p>0.076558555494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6979389124267" calcext:value-type="float">
            <text:p>0.406979389124267</text:p>
          </table:table-cell>
          <table:table-cell office:value-type="float" office:value="1.36296248558757" calcext:value-type="float">
            <text:p>1.36296248558757</text:p>
          </table:table-cell>
          <table:table-cell office:value-type="float" office:value="0.518795121575377" calcext:value-type="float">
            <text:p>0.518795121575377</text:p>
          </table:table-cell>
          <table:table-cell office:value-type="float" office:value="0.185494381109202" calcext:value-type="float">
            <text:p>0.185494381109202</text:p>
          </table:table-cell>
          <table:table-cell office:value-type="float" office:value="0.13925851935302" calcext:value-type="float">
            <text:p>0.13925851935302</text:p>
          </table:table-cell>
          <table:table-cell office:value-type="float" office:value="0.0765832380703315" calcext:value-type="float">
            <text:p>0.0765832380703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0949365830495" calcext:value-type="float">
            <text:p>0.420949365830495</text:p>
          </table:table-cell>
          <table:table-cell office:value-type="float" office:value="1.36297079232956" calcext:value-type="float">
            <text:p>1.36297079232956</text:p>
          </table:table-cell>
          <table:table-cell office:value-type="float" office:value="0.518720628492835" calcext:value-type="float">
            <text:p>0.518720628492835</text:p>
          </table:table-cell>
          <table:table-cell office:value-type="float" office:value="0.184773376690202" calcext:value-type="float">
            <text:p>0.184773376690202</text:p>
          </table:table-cell>
          <table:table-cell office:value-type="float" office:value="0.139239044165306" calcext:value-type="float">
            <text:p>0.139239044165306</text:p>
          </table:table-cell>
          <table:table-cell office:value-type="float" office:value="0.0765607696645365" calcext:value-type="float">
            <text:p>0.0765607696645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8947165822246" calcext:value-type="float">
            <text:p>0.628947165822246</text:p>
          </table:table-cell>
          <table:table-cell office:value-type="float" office:value="1.36167737198918" calcext:value-type="float">
            <text:p>1.36167737198918</text:p>
          </table:table-cell>
          <table:table-cell office:value-type="float" office:value="0.51819171390168" calcext:value-type="float">
            <text:p>0.51819171390168</text:p>
          </table:table-cell>
          <table:table-cell office:value-type="float" office:value="0.181639849536352" calcext:value-type="float">
            <text:p>0.181639849536352</text:p>
          </table:table-cell>
          <table:table-cell office:value-type="float" office:value="0.139102281333022" calcext:value-type="float">
            <text:p>0.139102281333022</text:p>
          </table:table-cell>
          <table:table-cell office:value-type="float" office:value="0.0764031999609229" calcext:value-type="float">
            <text:p>0.0764031999609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7272566446954" calcext:value-type="float">
            <text:p>0.417272566446954</text:p>
          </table:table-cell>
          <table:table-cell office:value-type="float" office:value="1.35157200561344" calcext:value-type="float">
            <text:p>1.35157200561344</text:p>
          </table:table-cell>
          <table:table-cell office:value-type="float" office:value="0.542904189515677" calcext:value-type="float">
            <text:p>0.542904189515677</text:p>
          </table:table-cell>
          <table:table-cell office:value-type="float" office:value="0.202867410304302" calcext:value-type="float">
            <text:p>0.202867410304302</text:p>
          </table:table-cell>
          <table:table-cell office:value-type="float" office:value="0.151407953347953" calcext:value-type="float">
            <text:p>0.151407953347953</text:p>
          </table:table-cell>
          <table:table-cell office:value-type="float" office:value="0.0692706593647956" calcext:value-type="float">
            <text:p>0.0692706593647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4533076682169" calcext:value-type="float">
            <text:p>0.614533076682169</text:p>
          </table:table-cell>
          <table:table-cell office:value-type="float" office:value="1.08058567652829" calcext:value-type="float">
            <text:p>1.08058567652829</text:p>
          </table:table-cell>
          <table:table-cell office:value-type="float" office:value="0.480600149404806" calcext:value-type="float">
            <text:p>0.480600149404806</text:p>
          </table:table-cell>
          <table:table-cell office:value-type="float" office:value="0.152277768001184" calcext:value-type="float">
            <text:p>0.152277768001184</text:p>
          </table:table-cell>
          <table:table-cell office:value-type="float" office:value="0.120346624085046" calcext:value-type="float">
            <text:p>0.120346624085046</text:p>
          </table:table-cell>
          <table:table-cell office:value-type="float" office:value="0.0680292271553175" calcext:value-type="float">
            <text:p>0.0680292271553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5037074008583" calcext:value-type="float">
            <text:p>0.615037074008583</text:p>
          </table:table-cell>
          <table:table-cell office:value-type="float" office:value="1.08053939584969" calcext:value-type="float">
            <text:p>1.08053939584969</text:p>
          </table:table-cell>
          <table:table-cell office:value-type="float" office:value="0.480578787165452" calcext:value-type="float">
            <text:p>0.480578787165452</text:p>
          </table:table-cell>
          <table:table-cell office:value-type="float" office:value="0.153019582589999" calcext:value-type="float">
            <text:p>0.153019582589999</text:p>
          </table:table-cell>
          <table:table-cell office:value-type="float" office:value="0.120342071396655" calcext:value-type="float">
            <text:p>0.120342071396655</text:p>
          </table:table-cell>
          <table:table-cell office:value-type="float" office:value="0.0680231613516534" calcext:value-type="float">
            <text:p>0.0680231613516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1034048723541" calcext:value-type="float">
            <text:p>0.621034048723541</text:p>
          </table:table-cell>
          <table:table-cell office:value-type="float" office:value="1.08054808634692" calcext:value-type="float">
            <text:p>1.08054808634692</text:p>
          </table:table-cell>
          <table:table-cell office:value-type="float" office:value="0.480553462852541" calcext:value-type="float">
            <text:p>0.480553462852541</text:p>
          </table:table-cell>
          <table:table-cell office:value-type="float" office:value="0.152552289361889" calcext:value-type="float">
            <text:p>0.152552289361889</text:p>
          </table:table-cell>
          <table:table-cell office:value-type="float" office:value="0.120335778517932" calcext:value-type="float">
            <text:p>0.120335778517932</text:p>
          </table:table-cell>
          <table:table-cell office:value-type="float" office:value="0.068015853859646" calcext:value-type="float">
            <text:p>0.0680158538596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07448393033361" calcext:value-type="float">
            <text:p>0.807448393033361</text:p>
          </table:table-cell>
          <table:table-cell office:value-type="float" office:value="1.07970379756707" calcext:value-type="float">
            <text:p>1.07970379756707</text:p>
          </table:table-cell>
          <table:table-cell office:value-type="float" office:value="0.48016913668821" calcext:value-type="float">
            <text:p>0.48016913668821</text:p>
          </table:table-cell>
          <table:table-cell office:value-type="float" office:value="0.149671430418179" calcext:value-type="float">
            <text:p>0.149671430418179</text:p>
          </table:table-cell>
          <table:table-cell office:value-type="float" office:value="0.120239599660806" calcext:value-type="float">
            <text:p>0.120239599660806</text:p>
          </table:table-cell>
          <table:table-cell office:value-type="float" office:value="0.0679061705332648" calcext:value-type="float">
            <text:p>0.067906170533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484927859633" calcext:value-type="float">
            <text:p>0.54484927859633</text:p>
          </table:table-cell>
          <table:table-cell office:value-type="float" office:value="1.15454265636037" calcext:value-type="float">
            <text:p>1.15454265636037</text:p>
          </table:table-cell>
          <table:table-cell office:value-type="float" office:value="0.467701937777312" calcext:value-type="float">
            <text:p>0.467701937777312</text:p>
          </table:table-cell>
          <table:table-cell office:value-type="float" office:value="0.160826210341629" calcext:value-type="float">
            <text:p>0.160826210341629</text:p>
          </table:table-cell>
          <table:table-cell office:value-type="float" office:value="0.1251596589" calcext:value-type="float">
            <text:p>0.1251596589</text:p>
          </table:table-cell>
          <table:table-cell office:value-type="float" office:value="0.0615593854280631" calcext:value-type="float">
            <text:p>0.0615593854280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70467929099305" calcext:value-type="float">
            <text:p>0.170467929099305</text:p>
          </table:table-cell>
          <table:table-cell office:value-type="float" office:value="1.60117363626059" calcext:value-type="float">
            <text:p>1.60117363626059</text:p>
          </table:table-cell>
          <table:table-cell office:value-type="float" office:value="0.476096104677897" calcext:value-type="float">
            <text:p>0.476096104677897</text:p>
          </table:table-cell>
          <table:table-cell office:value-type="float" office:value="0.166795463579019" calcext:value-type="float">
            <text:p>0.166795463579019</text:p>
          </table:table-cell>
          <table:table-cell office:value-type="float" office:value="0.127038454606004" calcext:value-type="float">
            <text:p>0.127038454606004</text:p>
          </table:table-cell>
          <table:table-cell office:value-type="float" office:value="0.0706425077811333" calcext:value-type="float">
            <text:p>0.070642507781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5538347529034" calcext:value-type="float">
            <text:p>0.135538347529034</text:p>
          </table:table-cell>
          <table:table-cell office:value-type="float" office:value="1.60145061871209" calcext:value-type="float">
            <text:p>1.60145061871209</text:p>
          </table:table-cell>
          <table:table-cell office:value-type="float" office:value="0.476241380831472" calcext:value-type="float">
            <text:p>0.476241380831472</text:p>
          </table:table-cell>
          <table:table-cell office:value-type="float" office:value="0.168514065695242" calcext:value-type="float">
            <text:p>0.168514065695242</text:p>
          </table:table-cell>
          <table:table-cell office:value-type="float" office:value="0.127077638622838" calcext:value-type="float">
            <text:p>0.127077638622838</text:p>
          </table:table-cell>
          <table:table-cell office:value-type="float" office:value="0.0706866010791211" calcext:value-type="float">
            <text:p>0.070686601079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6799610692812" calcext:value-type="float">
            <text:p>0.156799610692812</text:p>
          </table:table-cell>
          <table:table-cell office:value-type="float" office:value="1.60142176627179" calcext:value-type="float">
            <text:p>1.60142176627179</text:p>
          </table:table-cell>
          <table:table-cell office:value-type="float" office:value="0.476139644328888" calcext:value-type="float">
            <text:p>0.476139644328888</text:p>
          </table:table-cell>
          <table:table-cell office:value-type="float" office:value="0.167534664448977" calcext:value-type="float">
            <text:p>0.167534664448977</text:p>
          </table:table-cell>
          <table:table-cell office:value-type="float" office:value="0.127051216455424" calcext:value-type="float">
            <text:p>0.127051216455424</text:p>
          </table:table-cell>
          <table:table-cell office:value-type="float" office:value="0.0706557293863589" calcext:value-type="float">
            <text:p>0.070655729386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5743404004013" calcext:value-type="float">
            <text:p>0.35743404004013</text:p>
          </table:table-cell>
          <table:table-cell office:value-type="float" office:value="1.60002976091122" calcext:value-type="float">
            <text:p>1.60002976091122</text:p>
          </table:table-cell>
          <table:table-cell office:value-type="float" office:value="0.475689636757226" calcext:value-type="float">
            <text:p>0.475689636757226</text:p>
          </table:table-cell>
          <table:table-cell office:value-type="float" office:value="0.164340744172545" calcext:value-type="float">
            <text:p>0.164340744172545</text:p>
          </table:table-cell>
          <table:table-cell office:value-type="float" office:value="0.126934601479051" calcext:value-type="float">
            <text:p>0.126934601479051</text:p>
          </table:table-cell>
          <table:table-cell office:value-type="float" office:value="0.0705209236377782" calcext:value-type="float">
            <text:p>0.070520923637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1011050087655" calcext:value-type="float">
            <text:p>0.201011050087655</text:p>
          </table:table-cell>
          <table:table-cell office:value-type="float" office:value="1.56860450867379" calcext:value-type="float">
            <text:p>1.56860450867379</text:p>
          </table:table-cell>
          <table:table-cell office:value-type="float" office:value="0.429748105578799" calcext:value-type="float">
            <text:p>0.429748105578799</text:p>
          </table:table-cell>
          <table:table-cell office:value-type="float" office:value="0.163487215867379" calcext:value-type="float">
            <text:p>0.163487215867379</text:p>
          </table:table-cell>
          <table:table-cell office:value-type="float" office:value="0.134269935518828" calcext:value-type="float">
            <text:p>0.134269935518828</text:p>
          </table:table-cell>
          <table:table-cell office:value-type="float" office:value="0.0618338807024814" calcext:value-type="float">
            <text:p>0.0618338807024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108427917774" calcext:value-type="float">
            <text:p>0.72108427917774</text:p>
          </table:table-cell>
          <table:table-cell office:value-type="float" office:value="1.21647230728128" calcext:value-type="float">
            <text:p>1.21647230728128</text:p>
          </table:table-cell>
          <table:table-cell office:value-type="float" office:value="0.410247864570377" calcext:value-type="float">
            <text:p>0.410247864570377</text:p>
          </table:table-cell>
          <table:table-cell office:value-type="float" office:value="0.140660482427948" calcext:value-type="float">
            <text:p>0.140660482427948</text:p>
          </table:table-cell>
          <table:table-cell office:value-type="float" office:value="0.107516724531569" calcext:value-type="float">
            <text:p>0.107516724531569</text:p>
          </table:table-cell>
          <table:table-cell office:value-type="float" office:value="0.0534554787774398" calcext:value-type="float">
            <text:p>0.053455478777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3620447302246" calcext:value-type="float">
            <text:p>0.723620447302246</text:p>
          </table:table-cell>
          <table:table-cell office:value-type="float" office:value="1.21640454417551" calcext:value-type="float">
            <text:p>1.21640454417551</text:p>
          </table:table-cell>
          <table:table-cell office:value-type="float" office:value="0.410221690414104" calcext:value-type="float">
            <text:p>0.410221690414104</text:p>
          </table:table-cell>
          <table:table-cell office:value-type="float" office:value="0.141237421574138" calcext:value-type="float">
            <text:p>0.141237421574138</text:p>
          </table:table-cell>
          <table:table-cell office:value-type="float" office:value="0.107510569859077" calcext:value-type="float">
            <text:p>0.107510569859077</text:p>
          </table:table-cell>
          <table:table-cell office:value-type="float" office:value="0.0534486188357576" calcext:value-type="float">
            <text:p>0.0534486188357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5875241677304" calcext:value-type="float">
            <text:p>0.725875241677304</text:p>
          </table:table-cell>
          <table:table-cell office:value-type="float" office:value="1.21640391656294" calcext:value-type="float">
            <text:p>1.21640391656294</text:p>
          </table:table-cell>
          <table:table-cell office:value-type="float" office:value="0.410212903986182" calcext:value-type="float">
            <text:p>0.410212903986182</text:p>
          </table:table-cell>
          <table:table-cell office:value-type="float" office:value="0.140858443621033" calcext:value-type="float">
            <text:p>0.140858443621033</text:p>
          </table:table-cell>
          <table:table-cell office:value-type="float" office:value="0.107508291923147" calcext:value-type="float">
            <text:p>0.107508291923147</text:p>
          </table:table-cell>
          <table:table-cell office:value-type="float" office:value="0.0534462811839914" calcext:value-type="float">
            <text:p>0.0534462811839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87655911102642" calcext:value-type="float">
            <text:p>0.887655911102642</text:p>
          </table:table-cell>
          <table:table-cell office:value-type="float" office:value="1.21551407801342" calcext:value-type="float">
            <text:p>1.21551407801342</text:p>
          </table:table-cell>
          <table:table-cell office:value-type="float" office:value="0.409902060980987" calcext:value-type="float">
            <text:p>0.409902060980987</text:p>
          </table:table-cell>
          <table:table-cell office:value-type="float" office:value="0.138860014314981" calcext:value-type="float">
            <text:p>0.138860014314981</text:p>
          </table:table-cell>
          <table:table-cell office:value-type="float" office:value="0.107427533265319" calcext:value-type="float">
            <text:p>0.107427533265319</text:p>
          </table:table-cell>
          <table:table-cell office:value-type="float" office:value="0.053364702927882" calcext:value-type="float">
            <text:p>0.0533647029278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1932972185904" calcext:value-type="float">
            <text:p>0.661932972185904</text:p>
          </table:table-cell>
          <table:table-cell office:value-type="float" office:value="1.25208454970778" calcext:value-type="float">
            <text:p>1.25208454970778</text:p>
          </table:table-cell>
          <table:table-cell office:value-type="float" office:value="0.436237179790481" calcext:value-type="float">
            <text:p>0.436237179790481</text:p>
          </table:table-cell>
          <table:table-cell office:value-type="float" office:value="0.146458656525634" calcext:value-type="float">
            <text:p>0.146458656525634</text:p>
          </table:table-cell>
          <table:table-cell office:value-type="float" office:value="0.112147981250544" calcext:value-type="float">
            <text:p>0.112147981250544</text:p>
          </table:table-cell>
          <table:table-cell office:value-type="float" office:value="0.054283287775609" calcext:value-type="float">
            <text:p>0.0542832877756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0134168094806" calcext:value-type="float">
            <text:p>0.440134168094806</text:p>
          </table:table-cell>
          <table:table-cell office:value-type="float" office:value="1.29501050454848" calcext:value-type="float">
            <text:p>1.29501050454848</text:p>
          </table:table-cell>
          <table:table-cell office:value-type="float" office:value="0.49828514128938" calcext:value-type="float">
            <text:p>0.49828514128938</text:p>
          </table:table-cell>
          <table:table-cell office:value-type="float" office:value="0.17304814723854" calcext:value-type="float">
            <text:p>0.17304814723854</text:p>
          </table:table-cell>
          <table:table-cell office:value-type="float" office:value="0.129675736262358" calcext:value-type="float">
            <text:p>0.129675736262358</text:p>
          </table:table-cell>
          <table:table-cell office:value-type="float" office:value="0.068839064429626" calcext:value-type="float">
            <text:p>0.0688390644296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973171475343" calcext:value-type="float">
            <text:p>0.42973171475343</text:p>
          </table:table-cell>
          <table:table-cell office:value-type="float" office:value="1.29503781928381" calcext:value-type="float">
            <text:p>1.29503781928381</text:p>
          </table:table-cell>
          <table:table-cell office:value-type="float" office:value="0.498316865334266" calcext:value-type="float">
            <text:p>0.498316865334266</text:p>
          </table:table-cell>
          <table:table-cell office:value-type="float" office:value="0.173914841614257" calcext:value-type="float">
            <text:p>0.173914841614257</text:p>
          </table:table-cell>
          <table:table-cell office:value-type="float" office:value="0.129683806098627" calcext:value-type="float">
            <text:p>0.129683806098627</text:p>
          </table:table-cell>
          <table:table-cell office:value-type="float" office:value="0.0688481048210523" calcext:value-type="float">
            <text:p>0.0688481048210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8260145499298" calcext:value-type="float">
            <text:p>0.438260145499298</text:p>
          </table:table-cell>
          <table:table-cell office:value-type="float" office:value="1.29505028907297" calcext:value-type="float">
            <text:p>1.29505028907297</text:p>
          </table:table-cell>
          <table:table-cell office:value-type="float" office:value="0.498275017032681" calcext:value-type="float">
            <text:p>0.498275017032681</text:p>
          </table:table-cell>
          <table:table-cell office:value-type="float" office:value="0.173424105854935" calcext:value-type="float">
            <text:p>0.173424105854935</text:p>
          </table:table-cell>
          <table:table-cell office:value-type="float" office:value="0.129673168226322" calcext:value-type="float">
            <text:p>0.129673168226322</text:p>
          </table:table-cell>
          <table:table-cell office:value-type="float" office:value="0.0688362932170993" calcext:value-type="float">
            <text:p>0.0688362932170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0884615295161" calcext:value-type="float">
            <text:p>0.640884615295161</text:p>
          </table:table-cell>
          <table:table-cell office:value-type="float" office:value="1.29388181068111" calcext:value-type="float">
            <text:p>1.29388181068111</text:p>
          </table:table-cell>
          <table:table-cell office:value-type="float" office:value="0.497793490257048" calcext:value-type="float">
            <text:p>0.497793490257048</text:p>
          </table:table-cell>
          <table:table-cell office:value-type="float" office:value="0.170646985707841" calcext:value-type="float">
            <text:p>0.170646985707841</text:p>
          </table:table-cell>
          <table:table-cell office:value-type="float" office:value="0.129552495921661" calcext:value-type="float">
            <text:p>0.129552495921661</text:p>
          </table:table-cell>
          <table:table-cell office:value-type="float" office:value="0.0687020286582592" calcext:value-type="float">
            <text:p>0.0687020286582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9972477468832" calcext:value-type="float">
            <text:p>0.479972477468832</text:p>
          </table:table-cell>
          <table:table-cell office:value-type="float" office:value="1.25809501286013" calcext:value-type="float">
            <text:p>1.25809501286013</text:p>
          </table:table-cell>
          <table:table-cell office:value-type="float" office:value="0.467645230438211" calcext:value-type="float">
            <text:p>0.467645230438211</text:p>
          </table:table-cell>
          <table:table-cell office:value-type="float" office:value="0.166695197016926" calcext:value-type="float">
            <text:p>0.166695197016926</text:p>
          </table:table-cell>
          <table:table-cell office:value-type="float" office:value="0.145736308777419" calcext:value-type="float">
            <text:p>0.145736308777419</text:p>
          </table:table-cell>
          <table:table-cell office:value-type="float" office:value="0.0719145572602075" calcext:value-type="float">
            <text:p>0.0719145572602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6429541491974" calcext:value-type="float">
            <text:p>0.566429541491974</text:p>
          </table:table-cell>
          <table:table-cell office:value-type="float" office:value="1.34173939269925" calcext:value-type="float">
            <text:p>1.34173939269925</text:p>
          </table:table-cell>
          <table:table-cell office:value-type="float" office:value="0.370480624426759" calcext:value-type="float">
            <text:p>0.370480624426759</text:p>
          </table:table-cell>
          <table:table-cell office:value-type="float" office:value="0.135259929225798" calcext:value-type="float">
            <text:p>0.135259929225798</text:p>
          </table:table-cell>
          <table:table-cell office:value-type="float" office:value="0.104259728930414" calcext:value-type="float">
            <text:p>0.104259728930414</text:p>
          </table:table-cell>
          <table:table-cell office:value-type="float" office:value="0.0504547917918471" calcext:value-type="float">
            <text:p>0.0504547917918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1006244654478" calcext:value-type="float">
            <text:p>0.551006244654478</text:p>
          </table:table-cell>
          <table:table-cell office:value-type="float" office:value="1.34186128010607" calcext:value-type="float">
            <text:p>1.34186128010607</text:p>
          </table:table-cell>
          <table:table-cell office:value-type="float" office:value="0.370526840126644" calcext:value-type="float">
            <text:p>0.370526840126644</text:p>
          </table:table-cell>
          <table:table-cell office:value-type="float" office:value="0.136334495275027" calcext:value-type="float">
            <text:p>0.136334495275027</text:p>
          </table:table-cell>
          <table:table-cell office:value-type="float" office:value="0.104272799506143" calcext:value-type="float">
            <text:p>0.104272799506143</text:p>
          </table:table-cell>
          <table:table-cell office:value-type="float" office:value="0.0504676373753123" calcext:value-type="float">
            <text:p>0.050467637375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0171911678367" calcext:value-type="float">
            <text:p>0.550171911678367</text:p>
          </table:table-cell>
          <table:table-cell office:value-type="float" office:value="1.34186340193035" calcext:value-type="float">
            <text:p>1.34186340193035</text:p>
          </table:table-cell>
          <table:table-cell office:value-type="float" office:value="0.370530163191376" calcext:value-type="float">
            <text:p>0.370530163191376</text:p>
          </table:table-cell>
          <table:table-cell office:value-type="float" office:value="0.135933635461702" calcext:value-type="float">
            <text:p>0.135933635461702</text:p>
          </table:table-cell>
          <table:table-cell office:value-type="float" office:value="0.104273700161493" calcext:value-type="float">
            <text:p>0.104273700161493</text:p>
          </table:table-cell>
          <table:table-cell office:value-type="float" office:value="0.0504685402412854" calcext:value-type="float">
            <text:p>0.0504685402412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647888015042" calcext:value-type="float">
            <text:p>0.71647888015042</text:p>
          </table:table-cell>
          <table:table-cell office:value-type="float" office:value="1.34076133050765" calcext:value-type="float">
            <text:p>1.34076133050765</text:p>
          </table:table-cell>
          <table:table-cell office:value-type="float" office:value="0.370199876903212" calcext:value-type="float">
            <text:p>0.370199876903212</text:p>
          </table:table-cell>
          <table:table-cell office:value-type="float" office:value="0.133610603406249" calcext:value-type="float">
            <text:p>0.133610603406249</text:p>
          </table:table-cell>
          <table:table-cell office:value-type="float" office:value="0.104184159396894" calcext:value-type="float">
            <text:p>0.104184159396894</text:p>
          </table:table-cell>
          <table:table-cell office:value-type="float" office:value="0.0503778222919794" calcext:value-type="float">
            <text:p>0.050377822291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9095943164136" calcext:value-type="float">
            <text:p>0.569095943164136</text:p>
          </table:table-cell>
          <table:table-cell office:value-type="float" office:value="1.3216624018643" calcext:value-type="float">
            <text:p>1.3216624018643</text:p>
          </table:table-cell>
          <table:table-cell office:value-type="float" office:value="0.412249556052184" calcext:value-type="float">
            <text:p>0.412249556052184</text:p>
          </table:table-cell>
          <table:table-cell office:value-type="float" office:value="0.188259368661868" calcext:value-type="float">
            <text:p>0.188259368661868</text:p>
          </table:table-cell>
          <table:table-cell office:value-type="float" office:value="0.150950005741727" calcext:value-type="float">
            <text:p>0.150950005741727</text:p>
          </table:table-cell>
          <table:table-cell office:value-type="float" office:value="0.0617912746141969" calcext:value-type="float">
            <text:p>0.0617912746141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5741331354307" calcext:value-type="float">
            <text:p>0.555741331354307</text:p>
          </table:table-cell>
          <table:table-cell office:value-type="float" office:value="1.32073934349292" calcext:value-type="float">
            <text:p>1.32073934349292</text:p>
          </table:table-cell>
          <table:table-cell office:value-type="float" office:value="0.433016196685922" calcext:value-type="float">
            <text:p>0.433016196685922</text:p>
          </table:table-cell>
          <table:table-cell office:value-type="float" office:value="0.143352195033101" calcext:value-type="float">
            <text:p>0.143352195033101</text:p>
          </table:table-cell>
          <table:table-cell office:value-type="float" office:value="0.110357435000568" calcext:value-type="float">
            <text:p>0.110357435000568</text:p>
          </table:table-cell>
          <table:table-cell office:value-type="float" office:value="0.0619120489368428" calcext:value-type="float">
            <text:p>0.0619120489368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0816634766761" calcext:value-type="float">
            <text:p>0.570816634766761</text:p>
          </table:table-cell>
          <table:table-cell office:value-type="float" office:value="1.32061070013951" calcext:value-type="float">
            <text:p>1.32061070013951</text:p>
          </table:table-cell>
          <table:table-cell office:value-type="float" office:value="0.432939802267881" calcext:value-type="float">
            <text:p>0.432939802267881</text:p>
          </table:table-cell>
          <table:table-cell office:value-type="float" office:value="0.14375555018281" calcext:value-type="float">
            <text:p>0.14375555018281</text:p>
          </table:table-cell>
          <table:table-cell office:value-type="float" office:value="0.110338635968305" calcext:value-type="float">
            <text:p>0.110338635968305</text:p>
          </table:table-cell>
          <table:table-cell office:value-type="float" office:value="0.0618899569633388" calcext:value-type="float">
            <text:p>0.0618899569633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795701588791" calcext:value-type="float">
            <text:p>0.55795701588791</text:p>
          </table:table-cell>
          <table:table-cell office:value-type="float" office:value="1.32063254501013" calcext:value-type="float">
            <text:p>1.32063254501013</text:p>
          </table:table-cell>
          <table:table-cell office:value-type="float" office:value="0.432988274768035" calcext:value-type="float">
            <text:p>0.432988274768035</text:p>
          </table:table-cell>
          <table:table-cell office:value-type="float" office:value="0.143643318227325" calcext:value-type="float">
            <text:p>0.143643318227325</text:p>
          </table:table-cell>
          <table:table-cell office:value-type="float" office:value="0.110350721046202" calcext:value-type="float">
            <text:p>0.110350721046202</text:p>
          </table:table-cell>
          <table:table-cell office:value-type="float" office:value="0.0619040051357699" calcext:value-type="float">
            <text:p>0.061904005135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8391574448136" calcext:value-type="float">
            <text:p>0.728391574448136</text:p>
          </table:table-cell>
          <table:table-cell office:value-type="float" office:value="1.31967310838447" calcext:value-type="float">
            <text:p>1.31967310838447</text:p>
          </table:table-cell>
          <table:table-cell office:value-type="float" office:value="0.432654059482251" calcext:value-type="float">
            <text:p>0.432654059482251</text:p>
          </table:table-cell>
          <table:table-cell office:value-type="float" office:value="0.141096350217953" calcext:value-type="float">
            <text:p>0.141096350217953</text:p>
          </table:table-cell>
          <table:table-cell office:value-type="float" office:value="0.110267581490929" calcext:value-type="float">
            <text:p>0.110267581490929</text:p>
          </table:table-cell>
          <table:table-cell office:value-type="float" office:value="0.0618077227831781" calcext:value-type="float">
            <text:p>0.0618077227831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4061047422745" calcext:value-type="float">
            <text:p>0.504061047422745</text:p>
          </table:table-cell>
          <table:table-cell office:value-type="float" office:value="1.37681346918711" calcext:value-type="float">
            <text:p>1.37681346918711</text:p>
          </table:table-cell>
          <table:table-cell office:value-type="float" office:value="0.43931289347288" calcext:value-type="float">
            <text:p>0.43931289347288</text:p>
          </table:table-cell>
          <table:table-cell office:value-type="float" office:value="0.185167851179804" calcext:value-type="float">
            <text:p>0.185167851179804</text:p>
          </table:table-cell>
          <table:table-cell office:value-type="float" office:value="0.137736477300374" calcext:value-type="float">
            <text:p>0.137736477300374</text:p>
          </table:table-cell>
          <table:table-cell office:value-type="float" office:value="0.0664160012800867" calcext:value-type="float">
            <text:p>0.0664160012800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8250941643443" calcext:value-type="float">
            <text:p>0.508250941643443</text:p>
          </table:table-cell>
          <table:table-cell office:value-type="float" office:value="1.28534733498402" calcext:value-type="float">
            <text:p>1.28534733498402</text:p>
          </table:table-cell>
          <table:table-cell office:value-type="float" office:value="0.611412187544238" calcext:value-type="float">
            <text:p>0.611412187544238</text:p>
          </table:table-cell>
          <table:table-cell office:value-type="float" office:value="0.173630362157195" calcext:value-type="float">
            <text:p>0.173630362157195</text:p>
          </table:table-cell>
          <table:table-cell office:value-type="float" office:value="0.131842279542523" calcext:value-type="float">
            <text:p>0.131842279542523</text:p>
          </table:table-cell>
          <table:table-cell office:value-type="float" office:value="0.08253995572011" calcext:value-type="float">
            <text:p>0.082539955720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3451534718997" calcext:value-type="float">
            <text:p>0.503451534718997</text:p>
          </table:table-cell>
          <table:table-cell office:value-type="float" office:value="1.28529482485407" calcext:value-type="float">
            <text:p>1.28529482485407</text:p>
          </table:table-cell>
          <table:table-cell office:value-type="float" office:value="0.611408281004113" calcext:value-type="float">
            <text:p>0.611408281004113</text:p>
          </table:table-cell>
          <table:table-cell office:value-type="float" office:value="0.17456406381864" calcext:value-type="float">
            <text:p>0.17456406381864</text:p>
          </table:table-cell>
          <table:table-cell office:value-type="float" office:value="0.131841882624713" calcext:value-type="float">
            <text:p>0.131841882624713</text:p>
          </table:table-cell>
          <table:table-cell office:value-type="float" office:value="0.0825390521771306" calcext:value-type="float">
            <text:p>0.0825390521771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5268532202145" calcext:value-type="float">
            <text:p>0.495268532202145</text:p>
          </table:table-cell>
          <table:table-cell office:value-type="float" office:value="1.28528369185498" calcext:value-type="float">
            <text:p>1.28528369185498</text:p>
          </table:table-cell>
          <table:table-cell office:value-type="float" office:value="0.611456817569717" calcext:value-type="float">
            <text:p>0.611456817569717</text:p>
          </table:table-cell>
          <table:table-cell office:value-type="float" office:value="0.174443425985261" calcext:value-type="float">
            <text:p>0.174443425985261</text:p>
          </table:table-cell>
          <table:table-cell office:value-type="float" office:value="0.131852065224629" calcext:value-type="float">
            <text:p>0.131852065224629</text:p>
          </table:table-cell>
          <table:table-cell office:value-type="float" office:value="0.0825524312506439" calcext:value-type="float">
            <text:p>0.0825524312506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44432392932168" calcext:value-type="float">
            <text:p>0.744432392932168</text:p>
          </table:table-cell>
          <table:table-cell office:value-type="float" office:value="1.28382457597495" calcext:value-type="float">
            <text:p>1.28382457597495</text:p>
          </table:table-cell>
          <table:table-cell office:value-type="float" office:value="0.610707132699914" calcext:value-type="float">
            <text:p>0.610707132699914</text:p>
          </table:table-cell>
          <table:table-cell office:value-type="float" office:value="0.170493573408571" calcext:value-type="float">
            <text:p>0.170493573408571</text:p>
          </table:table-cell>
          <table:table-cell office:value-type="float" office:value="0.131697225227158" calcext:value-type="float">
            <text:p>0.131697225227158</text:p>
          </table:table-cell>
          <table:table-cell office:value-type="float" office:value="0.0823477329742917" calcext:value-type="float">
            <text:p>0.0823477329742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2588962875872" calcext:value-type="float">
            <text:p>0.502588962875872</text:p>
          </table:table-cell>
          <table:table-cell office:value-type="float" office:value="1.28378633482262" calcext:value-type="float">
            <text:p>1.28378633482262</text:p>
          </table:table-cell>
          <table:table-cell office:value-type="float" office:value="0.573723733055726" calcext:value-type="float">
            <text:p>0.573723733055726</text:p>
          </table:table-cell>
          <table:table-cell office:value-type="float" office:value="0.151854349688992" calcext:value-type="float">
            <text:p>0.151854349688992</text:p>
          </table:table-cell>
          <table:table-cell office:value-type="float" office:value="0.13413653038828" calcext:value-type="float">
            <text:p>0.13413653038828</text:p>
          </table:table-cell>
          <table:table-cell office:value-type="float" office:value="0.0827712539364966" calcext:value-type="float">
            <text:p>0.0827712539364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4264231221237" calcext:value-type="float">
            <text:p>0.534264231221237</text:p>
          </table:table-cell>
          <table:table-cell office:value-type="float" office:value="1.3272973159056" calcext:value-type="float">
            <text:p>1.3272973159056</text:p>
          </table:table-cell>
          <table:table-cell office:value-type="float" office:value="0.466382733705818" calcext:value-type="float">
            <text:p>0.466382733705818</text:p>
          </table:table-cell>
          <table:table-cell office:value-type="float" office:value="0.166371798278518" calcext:value-type="float">
            <text:p>0.166371798278518</text:p>
          </table:table-cell>
          <table:table-cell office:value-type="float" office:value="0.129667124851493" calcext:value-type="float">
            <text:p>0.129667124851493</text:p>
          </table:table-cell>
          <table:table-cell office:value-type="float" office:value="0.065688343625754" calcext:value-type="float">
            <text:p>0.0656883436257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4898383981433" calcext:value-type="float">
            <text:p>0.514898383981433</text:p>
          </table:table-cell>
          <table:table-cell office:value-type="float" office:value="1.32734686346699" calcext:value-type="float">
            <text:p>1.32734686346699</text:p>
          </table:table-cell>
          <table:table-cell office:value-type="float" office:value="0.466452222176956" calcext:value-type="float">
            <text:p>0.466452222176956</text:p>
          </table:table-cell>
          <table:table-cell office:value-type="float" office:value="0.167596598886911" calcext:value-type="float">
            <text:p>0.167596598886911</text:p>
          </table:table-cell>
          <table:table-cell office:value-type="float" office:value="0.129687194019356" calcext:value-type="float">
            <text:p>0.129687194019356</text:p>
          </table:table-cell>
          <table:table-cell office:value-type="float" office:value="0.0657083933020743" calcext:value-type="float">
            <text:p>0.0657083933020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5362143543906" calcext:value-type="float">
            <text:p>0.515362143543906</text:p>
          </table:table-cell>
          <table:table-cell office:value-type="float" office:value="1.32734679377627" calcext:value-type="float">
            <text:p>1.32734679377627</text:p>
          </table:table-cell>
          <table:table-cell office:value-type="float" office:value="0.466450032929244" calcext:value-type="float">
            <text:p>0.466450032929244</text:p>
          </table:table-cell>
          <table:table-cell office:value-type="float" office:value="0.167234992179538" calcext:value-type="float">
            <text:p>0.167234992179538</text:p>
          </table:table-cell>
          <table:table-cell office:value-type="float" office:value="0.129686592955766" calcext:value-type="float">
            <text:p>0.129686592955766</text:p>
          </table:table-cell>
          <table:table-cell office:value-type="float" office:value="0.0657077437040511" calcext:value-type="float">
            <text:p>0.0657077437040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0295676951481" calcext:value-type="float">
            <text:p>0.720295676951481</text:p>
          </table:table-cell>
          <table:table-cell office:value-type="float" office:value="1.3260341024612" calcext:value-type="float">
            <text:p>1.3260341024612</text:p>
          </table:table-cell>
          <table:table-cell office:value-type="float" office:value="0.465969458111463" calcext:value-type="float">
            <text:p>0.465969458111463</text:p>
          </table:table-cell>
          <table:table-cell office:value-type="float" office:value="0.164153327346165" calcext:value-type="float">
            <text:p>0.164153327346165</text:p>
          </table:table-cell>
          <table:table-cell office:value-type="float" office:value="0.129553621111344" calcext:value-type="float">
            <text:p>0.129553621111344</text:p>
          </table:table-cell>
          <table:table-cell office:value-type="float" office:value="0.0655709933271289" calcext:value-type="float">
            <text:p>0.0655709933271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031837785038" calcext:value-type="float">
            <text:p>0.51031837785038</text:p>
          </table:table-cell>
          <table:table-cell office:value-type="float" office:value="1.35207994513024" calcext:value-type="float">
            <text:p>1.35207994513024</text:p>
          </table:table-cell>
          <table:table-cell office:value-type="float" office:value="0.422296821267207" calcext:value-type="float">
            <text:p>0.422296821267207</text:p>
          </table:table-cell>
          <table:table-cell office:value-type="float" office:value="0.152413250989786" calcext:value-type="float">
            <text:p>0.152413250989786</text:p>
          </table:table-cell>
          <table:table-cell office:value-type="float" office:value="0.129174306739281" calcext:value-type="float">
            <text:p>0.129174306739281</text:p>
          </table:table-cell>
          <table:table-cell office:value-type="float" office:value="0.0588926587705528" calcext:value-type="float">
            <text:p>0.0588926587705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6216432708574" calcext:value-type="float">
            <text:p>0.656216432708574</text:p>
          </table:table-cell>
          <table:table-cell office:value-type="float" office:value="1.2052602330611" calcext:value-type="float">
            <text:p>1.2052602330611</text:p>
          </table:table-cell>
          <table:table-cell office:value-type="float" office:value="0.565048076716146" calcext:value-type="float">
            <text:p>0.565048076716146</text:p>
          </table:table-cell>
          <table:table-cell office:value-type="float" office:value="0.193235648345539" calcext:value-type="float">
            <text:p>0.193235648345539</text:p>
          </table:table-cell>
          <table:table-cell office:value-type="float" office:value="0.144685090518423" calcext:value-type="float">
            <text:p>0.144685090518423</text:p>
          </table:table-cell>
          <table:table-cell office:value-type="float" office:value="0.081236683389658" calcext:value-type="float">
            <text:p>0.0812366833896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1921734291564" calcext:value-type="float">
            <text:p>0.661921734291564</text:p>
          </table:table-cell>
          <table:table-cell office:value-type="float" office:value="1.2052477819962" calcext:value-type="float">
            <text:p>1.2052477819962</text:p>
          </table:table-cell>
          <table:table-cell office:value-type="float" office:value="0.564988198084735" calcext:value-type="float">
            <text:p>0.564988198084735</text:p>
          </table:table-cell>
          <table:table-cell office:value-type="float" office:value="0.193631819802997" calcext:value-type="float">
            <text:p>0.193631819802997</text:p>
          </table:table-cell>
          <table:table-cell office:value-type="float" office:value="0.144669117193988" calcext:value-type="float">
            <text:p>0.144669117193988</text:p>
          </table:table-cell>
          <table:table-cell office:value-type="float" office:value="0.081219256927271" calcext:value-type="float">
            <text:p>0.0812192569272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5170768197291" calcext:value-type="float">
            <text:p>0.655170768197291</text:p>
          </table:table-cell>
          <table:table-cell office:value-type="float" office:value="1.2052238178733" calcext:value-type="float">
            <text:p>1.2052238178733</text:p>
          </table:table-cell>
          <table:table-cell office:value-type="float" office:value="0.565027368855948" calcext:value-type="float">
            <text:p>0.565027368855948</text:p>
          </table:table-cell>
          <table:table-cell office:value-type="float" office:value="0.193614239611553" calcext:value-type="float">
            <text:p>0.193614239611553</text:p>
          </table:table-cell>
          <table:table-cell office:value-type="float" office:value="0.144678941477104" calcext:value-type="float">
            <text:p>0.144678941477104</text:p>
          </table:table-cell>
          <table:table-cell office:value-type="float" office:value="0.081230734457954" calcext:value-type="float">
            <text:p>0.0812307344579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81845018258546" calcext:value-type="float">
            <text:p>0.881845018258546</text:p>
          </table:table-cell>
          <table:table-cell office:value-type="float" office:value="1.20389086050909" calcext:value-type="float">
            <text:p>1.20389086050909</text:p>
          </table:table-cell>
          <table:table-cell office:value-type="float" office:value="0.564363000370962" calcext:value-type="float">
            <text:p>0.564363000370962</text:p>
          </table:table-cell>
          <table:table-cell office:value-type="float" office:value="0.190275885606534" calcext:value-type="float">
            <text:p>0.190275885606534</text:p>
          </table:table-cell>
          <table:table-cell office:value-type="float" office:value="0.14451466145573" calcext:value-type="float">
            <text:p>0.14451466145573</text:p>
          </table:table-cell>
          <table:table-cell office:value-type="float" office:value="0.0810378041076737" calcext:value-type="float">
            <text:p>0.0810378041076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75777344944976" calcext:value-type="float">
            <text:p>0.775777344944976</text:p>
          </table:table-cell>
          <table:table-cell office:value-type="float" office:value="1.1254290770155" calcext:value-type="float">
            <text:p>1.1254290770155</text:p>
          </table:table-cell>
          <table:table-cell office:value-type="float" office:value="0.533277155848238" calcext:value-type="float">
            <text:p>0.533277155848238</text:p>
          </table:table-cell>
          <table:table-cell office:value-type="float" office:value="0.19776038821745" calcext:value-type="float">
            <text:p>0.19776038821745</text:p>
          </table:table-cell>
          <table:table-cell office:value-type="float" office:value="0.15622780713701" calcext:value-type="float">
            <text:p>0.15622780713701</text:p>
          </table:table-cell>
          <table:table-cell office:value-type="float" office:value="0.0600728425167829" calcext:value-type="float">
            <text:p>0.0600728425167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0647365508858" calcext:value-type="float">
            <text:p>0.280647365508858</text:p>
          </table:table-cell>
          <table:table-cell office:value-type="float" office:value="1.44224427917056" calcext:value-type="float">
            <text:p>1.44224427917056</text:p>
          </table:table-cell>
          <table:table-cell office:value-type="float" office:value="0.460827884101979" calcext:value-type="float">
            <text:p>0.460827884101979</text:p>
          </table:table-cell>
          <table:table-cell office:value-type="float" office:value="0.159027846922445" calcext:value-type="float">
            <text:p>0.159027846922445</text:p>
          </table:table-cell>
          <table:table-cell office:value-type="float" office:value="0.123728239389281" calcext:value-type="float">
            <text:p>0.123728239389281</text:p>
          </table:table-cell>
          <table:table-cell office:value-type="float" office:value="0.0669243201864669" calcext:value-type="float">
            <text:p>0.0669243201864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49881668135044" calcext:value-type="float">
            <text:p>0.249881668135044</text:p>
          </table:table-cell>
          <table:table-cell office:value-type="float" office:value="1.44243029175712" calcext:value-type="float">
            <text:p>1.44243029175712</text:p>
          </table:table-cell>
          <table:table-cell office:value-type="float" office:value="0.460956461874559" calcext:value-type="float">
            <text:p>0.460956461874559</text:p>
          </table:table-cell>
          <table:table-cell office:value-type="float" office:value="0.160569806295804" calcext:value-type="float">
            <text:p>0.160569806295804</text:p>
          </table:table-cell>
          <table:table-cell office:value-type="float" office:value="0.123761353803209" calcext:value-type="float">
            <text:p>0.123761353803209</text:p>
          </table:table-cell>
          <table:table-cell office:value-type="float" office:value="0.0669625143687996" calcext:value-type="float">
            <text:p>0.06696251436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67871595717804" calcext:value-type="float">
            <text:p>0.267871595717804</text:p>
          </table:table-cell>
          <table:table-cell office:value-type="float" office:value="1.44242160023753" calcext:value-type="float">
            <text:p>1.44242160023753</text:p>
          </table:table-cell>
          <table:table-cell office:value-type="float" office:value="0.460869451874619" calcext:value-type="float">
            <text:p>0.460869451874619</text:p>
          </table:table-cell>
          <table:table-cell office:value-type="float" office:value="0.159705085896305" calcext:value-type="float">
            <text:p>0.159705085896305</text:p>
          </table:table-cell>
          <table:table-cell office:value-type="float" office:value="0.123738754438503" calcext:value-type="float">
            <text:p>0.123738754438503</text:p>
          </table:table-cell>
          <table:table-cell office:value-type="float" office:value="0.0669366774276114" calcext:value-type="float">
            <text:p>0.0669366774276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5122912790818" calcext:value-type="float">
            <text:p>0.465122912790818</text:p>
          </table:table-cell>
          <table:table-cell office:value-type="float" office:value="1.44113353245337" calcext:value-type="float">
            <text:p>1.44113353245337</text:p>
          </table:table-cell>
          <table:table-cell office:value-type="float" office:value="0.460419012398998" calcext:value-type="float">
            <text:p>0.460419012398998</text:p>
          </table:table-cell>
          <table:table-cell office:value-type="float" office:value="0.15662212341286" calcext:value-type="float">
            <text:p>0.15662212341286</text:p>
          </table:table-cell>
          <table:table-cell office:value-type="float" office:value="0.12362302290105" calcext:value-type="float">
            <text:p>0.12362302290105</text:p>
          </table:table-cell>
          <table:table-cell office:value-type="float" office:value="0.0668046117183847" calcext:value-type="float">
            <text:p>0.0668046117183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91592714977658" calcext:value-type="float">
            <text:p>0.291592714977658</text:p>
          </table:table-cell>
          <table:table-cell office:value-type="float" office:value="1.42287532756134" calcext:value-type="float">
            <text:p>1.42287532756134</text:p>
          </table:table-cell>
          <table:table-cell office:value-type="float" office:value="0.432661262121893" calcext:value-type="float">
            <text:p>0.432661262121893</text:p>
          </table:table-cell>
          <table:table-cell office:value-type="float" office:value="0.17224849530801" calcext:value-type="float">
            <text:p>0.17224849530801</text:p>
          </table:table-cell>
          <table:table-cell office:value-type="float" office:value="0.148277112666545" calcext:value-type="float">
            <text:p>0.148277112666545</text:p>
          </table:table-cell>
          <table:table-cell office:value-type="float" office:value="0.0647742012974079" calcext:value-type="float">
            <text:p>0.0647742012974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0209043491748" calcext:value-type="float">
            <text:p>0.280209043491748</text:p>
          </table:table-cell>
          <table:table-cell office:value-type="float" office:value="1.47113707079835" calcext:value-type="float">
            <text:p>1.47113707079835</text:p>
          </table:table-cell>
          <table:table-cell office:value-type="float" office:value="0.403206331340816" calcext:value-type="float">
            <text:p>0.403206331340816</text:p>
          </table:table-cell>
          <table:table-cell office:value-type="float" office:value="0.145030062246266" calcext:value-type="float">
            <text:p>0.145030062246266</text:p>
          </table:table-cell>
          <table:table-cell office:value-type="float" office:value="0.109374651335707" calcext:value-type="float">
            <text:p>0.109374651335707</text:p>
          </table:table-cell>
          <table:table-cell office:value-type="float" office:value="0.0582432529161057" calcext:value-type="float">
            <text:p>0.0582432529161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9756659519338" calcext:value-type="float">
            <text:p>0.289756659519338</text:p>
          </table:table-cell>
          <table:table-cell office:value-type="float" office:value="1.47102499365281" calcext:value-type="float">
            <text:p>1.47102499365281</text:p>
          </table:table-cell>
          <table:table-cell office:value-type="float" office:value="0.403157169633936" calcext:value-type="float">
            <text:p>0.403157169633936</text:p>
          </table:table-cell>
          <table:table-cell office:value-type="float" office:value="0.14544162608237" calcext:value-type="float">
            <text:p>0.14544162608237</text:p>
          </table:table-cell>
          <table:table-cell office:value-type="float" office:value="0.109361446283197" calcext:value-type="float">
            <text:p>0.109361446283197</text:p>
          </table:table-cell>
          <table:table-cell office:value-type="float" office:value="0.0582289067159" calcext:value-type="float">
            <text:p>0.05822890671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4700368403228" calcext:value-type="float">
            <text:p>0.284700368403228</text:p>
          </table:table-cell>
          <table:table-cell office:value-type="float" office:value="1.47103464434476" calcext:value-type="float">
            <text:p>1.47103464434476</text:p>
          </table:table-cell>
          <table:table-cell office:value-type="float" office:value="0.403174741548647" calcext:value-type="float">
            <text:p>0.403174741548647</text:p>
          </table:table-cell>
          <table:table-cell office:value-type="float" office:value="0.145187301921089" calcext:value-type="float">
            <text:p>0.145187301921089</text:p>
          </table:table-cell>
          <table:table-cell office:value-type="float" office:value="0.109366084193464" calcext:value-type="float">
            <text:p>0.109366084193464</text:p>
          </table:table-cell>
          <table:table-cell office:value-type="float" office:value="0.0582340426070016" calcext:value-type="float">
            <text:p>0.0582340426070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2301758373671" calcext:value-type="float">
            <text:p>0.442301758373671</text:p>
          </table:table-cell>
          <table:table-cell office:value-type="float" office:value="1.47009077275613" calcext:value-type="float">
            <text:p>1.47009077275613</text:p>
          </table:table-cell>
          <table:table-cell office:value-type="float" office:value="0.402896425908898" calcext:value-type="float">
            <text:p>0.402896425908898</text:p>
          </table:table-cell>
          <table:table-cell office:value-type="float" office:value="0.143020851365613" calcext:value-type="float">
            <text:p>0.143020851365613</text:p>
          </table:table-cell>
          <table:table-cell office:value-type="float" office:value="0.109292781901397" calcext:value-type="float">
            <text:p>0.109292781901397</text:p>
          </table:table-cell>
          <table:table-cell office:value-type="float" office:value="0.058153089988512" calcext:value-type="float">
            <text:p>0.0581530899885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78673046604663" calcext:value-type="float">
            <text:p>0.278673046604663</text:p>
          </table:table-cell>
          <table:table-cell office:value-type="float" office:value="1.48809933585312" calcext:value-type="float">
            <text:p>1.48809933585312</text:p>
          </table:table-cell>
          <table:table-cell office:value-type="float" office:value="0.340553431463264" calcext:value-type="float">
            <text:p>0.340553431463264</text:p>
          </table:table-cell>
          <table:table-cell office:value-type="float" office:value="0.121427648779152" calcext:value-type="float">
            <text:p>0.121427648779152</text:p>
          </table:table-cell>
          <table:table-cell office:value-type="float" office:value="0.108412213757103" calcext:value-type="float">
            <text:p>0.108412213757103</text:p>
          </table:table-cell>
          <table:table-cell office:value-type="float" office:value="0.0607893891803402" calcext:value-type="float">
            <text:p>0.060789389180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2309929914435" calcext:value-type="float">
            <text:p>0.502309929914435</text:p>
          </table:table-cell>
          <table:table-cell office:value-type="float" office:value="1.29542132605267" calcext:value-type="float">
            <text:p>1.29542132605267</text:p>
          </table:table-cell>
          <table:table-cell office:value-type="float" office:value="0.598631598712688" calcext:value-type="float">
            <text:p>0.598631598712688</text:p>
          </table:table-cell>
          <table:table-cell office:value-type="float" office:value="0.162429052183572" calcext:value-type="float">
            <text:p>0.162429052183572</text:p>
          </table:table-cell>
          <table:table-cell office:value-type="float" office:value="0.120313567278186" calcext:value-type="float">
            <text:p>0.120313567278186</text:p>
          </table:table-cell>
          <table:table-cell office:value-type="float" office:value="0.080455815525314" calcext:value-type="float">
            <text:p>0.0804558155253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5792334490352" calcext:value-type="float">
            <text:p>0.545792334490352</text:p>
          </table:table-cell>
          <table:table-cell office:value-type="float" office:value="1.29512548966743" calcext:value-type="float">
            <text:p>1.29512548966743</text:p>
          </table:table-cell>
          <table:table-cell office:value-type="float" office:value="0.598356427625884" calcext:value-type="float">
            <text:p>0.598356427625884</text:p>
          </table:table-cell>
          <table:table-cell office:value-type="float" office:value="0.162372365927179" calcext:value-type="float">
            <text:p>0.162372365927179</text:p>
          </table:table-cell>
          <table:table-cell office:value-type="float" office:value="0.120260882788212" calcext:value-type="float">
            <text:p>0.120260882788212</text:p>
          </table:table-cell>
          <table:table-cell office:value-type="float" office:value="0.0803807105737191" calcext:value-type="float">
            <text:p>0.0803807105737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4333494627023" calcext:value-type="float">
            <text:p>0.524333494627023</text:p>
          </table:table-cell>
          <table:table-cell office:value-type="float" office:value="1.29515128487781" calcext:value-type="float">
            <text:p>1.29515128487781</text:p>
          </table:table-cell>
          <table:table-cell office:value-type="float" office:value="0.598464020063355" calcext:value-type="float">
            <text:p>0.598464020063355</text:p>
          </table:table-cell>
          <table:table-cell office:value-type="float" office:value="0.162369120686418" calcext:value-type="float">
            <text:p>0.162369120686418</text:p>
          </table:table-cell>
          <table:table-cell office:value-type="float" office:value="0.120281845212154" calcext:value-type="float">
            <text:p>0.120281845212154</text:p>
          </table:table-cell>
          <table:table-cell office:value-type="float" office:value="0.0804100681934826" calcext:value-type="float">
            <text:p>0.0804100681934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916917927624" calcext:value-type="float">
            <text:p>0.73916917927624</text:p>
          </table:table-cell>
          <table:table-cell office:value-type="float" office:value="1.29400881897585" calcext:value-type="float">
            <text:p>1.29400881897585</text:p>
          </table:table-cell>
          <table:table-cell office:value-type="float" office:value="0.597897387411647" calcext:value-type="float">
            <text:p>0.597897387411647</text:p>
          </table:table-cell>
          <table:table-cell office:value-type="float" office:value="0.159088371942255" calcext:value-type="float">
            <text:p>0.159088371942255</text:p>
          </table:table-cell>
          <table:table-cell office:value-type="float" office:value="0.120172370271185" calcext:value-type="float">
            <text:p>0.120172370271185</text:p>
          </table:table-cell>
          <table:table-cell office:value-type="float" office:value="0.0802564903915805" calcext:value-type="float">
            <text:p>0.0802564903915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5908723936156" calcext:value-type="float">
            <text:p>0.555908723936156</text:p>
          </table:table-cell>
          <table:table-cell office:value-type="float" office:value="1.26952091681851" calcext:value-type="float">
            <text:p>1.26952091681851</text:p>
          </table:table-cell>
          <table:table-cell office:value-type="float" office:value="0.675876010894654" calcext:value-type="float">
            <text:p>0.675876010894654</text:p>
          </table:table-cell>
          <table:table-cell office:value-type="float" office:value="0.170776486201357" calcext:value-type="float">
            <text:p>0.170776486201357</text:p>
          </table:table-cell>
          <table:table-cell office:value-type="float" office:value="0.130165834950589" calcext:value-type="float">
            <text:p>0.130165834950589</text:p>
          </table:table-cell>
          <table:table-cell office:value-type="float" office:value="0.094104474278928" calcext:value-type="float">
            <text:p>0.0941044742789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6424824143502" calcext:value-type="float">
            <text:p>0.486424824143502</text:p>
          </table:table-cell>
          <table:table-cell office:value-type="float" office:value="1.29979891678875" calcext:value-type="float">
            <text:p>1.29979891678875</text:p>
          </table:table-cell>
          <table:table-cell office:value-type="float" office:value="0.610759947214046" calcext:value-type="float">
            <text:p>0.610759947214046</text:p>
          </table:table-cell>
          <table:table-cell office:value-type="float" office:value="0.190991257965491" calcext:value-type="float">
            <text:p>0.190991257965491</text:p>
          </table:table-cell>
          <table:table-cell office:value-type="float" office:value="0.148448033610091" calcext:value-type="float">
            <text:p>0.148448033610091</text:p>
          </table:table-cell>
          <table:table-cell office:value-type="float" office:value="0.0927187941214449" calcext:value-type="float">
            <text:p>0.0927187941214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2148129964408" calcext:value-type="float">
            <text:p>0.462148129964408</text:p>
          </table:table-cell>
          <table:table-cell office:value-type="float" office:value="1.29998492228345" calcext:value-type="float">
            <text:p>1.29998492228345</text:p>
          </table:table-cell>
          <table:table-cell office:value-type="float" office:value="0.610881312334259" calcext:value-type="float">
            <text:p>0.610881312334259</text:p>
          </table:table-cell>
          <table:table-cell office:value-type="float" office:value="0.192798444582378" calcext:value-type="float">
            <text:p>0.192798444582378</text:p>
          </table:table-cell>
          <table:table-cell office:value-type="float" office:value="0.148474957428385" calcext:value-type="float">
            <text:p>0.148474957428385</text:p>
          </table:table-cell>
          <table:table-cell office:value-type="float" office:value="0.0927567809519148" calcext:value-type="float">
            <text:p>0.0927567809519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2520394028482" calcext:value-type="float">
            <text:p>0.442520394028482</text:p>
          </table:table-cell>
          <table:table-cell office:value-type="float" office:value="1.29999885242676" calcext:value-type="float">
            <text:p>1.29999885242676</text:p>
          </table:table-cell>
          <table:table-cell office:value-type="float" office:value="0.611012053639814" calcext:value-type="float">
            <text:p>0.611012053639814</text:p>
          </table:table-cell>
          <table:table-cell office:value-type="float" office:value="0.193011798794891" calcext:value-type="float">
            <text:p>0.193011798794891</text:p>
          </table:table-cell>
          <table:table-cell office:value-type="float" office:value="0.148506307257085" calcext:value-type="float">
            <text:p>0.148506307257085</text:p>
          </table:table-cell>
          <table:table-cell office:value-type="float" office:value="0.0927976158118788" calcext:value-type="float">
            <text:p>0.0927976158118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2674435482217" calcext:value-type="float">
            <text:p>0.732674435482217</text:p>
          </table:table-cell>
          <table:table-cell office:value-type="float" office:value="1.29797970137777" calcext:value-type="float">
            <text:p>1.29797970137777</text:p>
          </table:table-cell>
          <table:table-cell office:value-type="float" office:value="0.61001510207158" calcext:value-type="float">
            <text:p>0.61001510207158</text:p>
          </table:table-cell>
          <table:table-cell office:value-type="float" office:value="0.187077607943474" calcext:value-type="float">
            <text:p>0.187077607943474</text:p>
          </table:table-cell>
          <table:table-cell office:value-type="float" office:value="0.148264932979524" calcext:value-type="float">
            <text:p>0.148264932979524</text:p>
          </table:table-cell>
          <table:table-cell office:value-type="float" office:value="0.09249025108681" calcext:value-type="float">
            <text:p>0.092490251086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2194096844028" calcext:value-type="float">
            <text:p>0.642194096844028</text:p>
          </table:table-cell>
          <table:table-cell office:value-type="float" office:value="1.14362857628746" calcext:value-type="float">
            <text:p>1.14362857628746</text:p>
          </table:table-cell>
          <table:table-cell office:value-type="float" office:value="0.638699006121103" calcext:value-type="float">
            <text:p>0.638699006121103</text:p>
          </table:table-cell>
          <table:table-cell office:value-type="float" office:value="0.145494916132985" calcext:value-type="float">
            <text:p>0.145494916132985</text:p>
          </table:table-cell>
          <table:table-cell office:value-type="float" office:value="0.137804893741205" calcext:value-type="float">
            <text:p>0.137804893741205</text:p>
          </table:table-cell>
          <table:table-cell office:value-type="float" office:value="0.140624780805967" calcext:value-type="float">
            <text:p>0.1406247808059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9250062579153" calcext:value-type="float">
            <text:p>0.369250062579153</text:p>
          </table:table-cell>
          <table:table-cell office:value-type="float" office:value="1.35210708303761" calcext:value-type="float">
            <text:p>1.35210708303761</text:p>
          </table:table-cell>
          <table:table-cell office:value-type="float" office:value="0.5587748768074" calcext:value-type="float">
            <text:p>0.5587748768074</text:p>
          </table:table-cell>
          <table:table-cell office:value-type="float" office:value="0.180797780345671" calcext:value-type="float">
            <text:p>0.180797780345671</text:p>
          </table:table-cell>
          <table:table-cell office:value-type="float" office:value="0.136683671312151" calcext:value-type="float">
            <text:p>0.136683671312151</text:p>
          </table:table-cell>
          <table:table-cell office:value-type="float" office:value="0.0879059842879736" calcext:value-type="float">
            <text:p>0.0879059842879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4609522471238" calcext:value-type="float">
            <text:p>0.394609522471238</text:p>
          </table:table-cell>
          <table:table-cell office:value-type="float" office:value="1.35182721061291" calcext:value-type="float">
            <text:p>1.35182721061291</text:p>
          </table:table-cell>
          <table:table-cell office:value-type="float" office:value="0.558611070000255" calcext:value-type="float">
            <text:p>0.558611070000255</text:p>
          </table:table-cell>
          <table:table-cell office:value-type="float" office:value="0.181209848837062" calcext:value-type="float">
            <text:p>0.181209848837062</text:p>
          </table:table-cell>
          <table:table-cell office:value-type="float" office:value="0.136645210169608" calcext:value-type="float">
            <text:p>0.136645210169608</text:p>
          </table:table-cell>
          <table:table-cell office:value-type="float" office:value="0.0878536587907678" calcext:value-type="float">
            <text:p>0.0878536587907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7425192923768" calcext:value-type="float">
            <text:p>0.357425192923768</text:p>
          </table:table-cell>
          <table:table-cell office:value-type="float" office:value="1.35189127623687" calcext:value-type="float">
            <text:p>1.35189127623687</text:p>
          </table:table-cell>
          <table:table-cell office:value-type="float" office:value="0.558800825615253" calcext:value-type="float">
            <text:p>0.558800825615253</text:p>
          </table:table-cell>
          <table:table-cell office:value-type="float" office:value="0.181873382824901" calcext:value-type="float">
            <text:p>0.181873382824901</text:p>
          </table:table-cell>
          <table:table-cell office:value-type="float" office:value="0.13668987794174" calcext:value-type="float">
            <text:p>0.13668987794174</text:p>
          </table:table-cell>
          <table:table-cell office:value-type="float" office:value="0.087914557002647" calcext:value-type="float">
            <text:p>0.0879145570026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7011505413659" calcext:value-type="float">
            <text:p>0.597011505413659</text:p>
          </table:table-cell>
          <table:table-cell office:value-type="float" office:value="1.35041802100953" calcext:value-type="float">
            <text:p>1.35041802100953</text:p>
          </table:table-cell>
          <table:table-cell office:value-type="float" office:value="0.558133681975665" calcext:value-type="float">
            <text:p>0.558133681975665</text:p>
          </table:table-cell>
          <table:table-cell office:value-type="float" office:value="0.177020099230866" calcext:value-type="float">
            <text:p>0.177020099230866</text:p>
          </table:table-cell>
          <table:table-cell office:value-type="float" office:value="0.136533735169322" calcext:value-type="float">
            <text:p>0.136533735169322</text:p>
          </table:table-cell>
          <table:table-cell office:value-type="float" office:value="0.0877022469630378" calcext:value-type="float">
            <text:p>0.0877022469630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02068953610093" calcext:value-type="float">
            <text:p>0.202068953610093</text:p>
          </table:table-cell>
          <table:table-cell office:value-type="float" office:value="1.51079969425955" calcext:value-type="float">
            <text:p>1.51079969425955</text:p>
          </table:table-cell>
          <table:table-cell office:value-type="float" office:value="0.582802096801019" calcext:value-type="float">
            <text:p>0.582802096801019</text:p>
          </table:table-cell>
          <table:table-cell office:value-type="float" office:value="0.199053840223951" calcext:value-type="float">
            <text:p>0.199053840223951</text:p>
          </table:table-cell>
          <table:table-cell office:value-type="float" office:value="0.146281391158653" calcext:value-type="float">
            <text:p>0.146281391158653</text:p>
          </table:table-cell>
          <table:table-cell office:value-type="float" office:value="0.0829517453102859" calcext:value-type="float">
            <text:p>0.08295174531028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224245736537" calcext:value-type="float">
            <text:p>0.54224245736537</text:p>
          </table:table-cell>
          <table:table-cell office:value-type="float" office:value="1.30961922139162" calcext:value-type="float">
            <text:p>1.30961922139162</text:p>
          </table:table-cell>
          <table:table-cell office:value-type="float" office:value="0.373874987362247" calcext:value-type="float">
            <text:p>0.373874987362247</text:p>
          </table:table-cell>
          <table:table-cell office:value-type="float" office:value="0.153688268119388" calcext:value-type="float">
            <text:p>0.153688268119388</text:p>
          </table:table-cell>
          <table:table-cell office:value-type="float" office:value="0.115704688668006" calcext:value-type="float">
            <text:p>0.115704688668006</text:p>
          </table:table-cell>
          <table:table-cell office:value-type="float" office:value="0.0523936536555871" calcext:value-type="float">
            <text:p>0.0523936536555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1365455704232" calcext:value-type="float">
            <text:p>0.541365455704232</text:p>
          </table:table-cell>
          <table:table-cell office:value-type="float" office:value="1.30959857767593" calcext:value-type="float">
            <text:p>1.30959857767593</text:p>
          </table:table-cell>
          <table:table-cell office:value-type="float" office:value="0.373864858799535" calcext:value-type="float">
            <text:p>0.373864858799535</text:p>
          </table:table-cell>
          <table:table-cell office:value-type="float" office:value="0.154315850635753" calcext:value-type="float">
            <text:p>0.154315850635753</text:p>
          </table:table-cell>
          <table:table-cell office:value-type="float" office:value="0.115701886466647" calcext:value-type="float">
            <text:p>0.115701886466647</text:p>
          </table:table-cell>
          <table:table-cell office:value-type="float" office:value="0.0523908321650106" calcext:value-type="float">
            <text:p>0.052390832165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0209560488362" calcext:value-type="float">
            <text:p>0.530209560488362</text:p>
          </table:table-cell>
          <table:table-cell office:value-type="float" office:value="1.3096133878373" calcext:value-type="float">
            <text:p>1.3096133878373</text:p>
          </table:table-cell>
          <table:table-cell office:value-type="float" office:value="0.373907513979475" calcext:value-type="float">
            <text:p>0.373907513979475</text:p>
          </table:table-cell>
          <table:table-cell office:value-type="float" office:value="0.154243448951984" calcext:value-type="float">
            <text:p>0.154243448951984</text:p>
          </table:table-cell>
          <table:table-cell office:value-type="float" office:value="0.115714763547683" calcext:value-type="float">
            <text:p>0.115714763547683</text:p>
          </table:table-cell>
          <table:table-cell office:value-type="float" office:value="0.0524029556121588" calcext:value-type="float">
            <text:p>0.0524029556121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91377933232883" calcext:value-type="float">
            <text:p>0.691377933232883</text:p>
          </table:table-cell>
          <table:table-cell office:value-type="float" office:value="1.30856195451513" calcext:value-type="float">
            <text:p>1.30856195451513</text:p>
          </table:table-cell>
          <table:table-cell office:value-type="float" office:value="0.373588546739197" calcext:value-type="float">
            <text:p>0.373588546739197</text:p>
          </table:table-cell>
          <table:table-cell office:value-type="float" office:value="0.152148936037564" calcext:value-type="float">
            <text:p>0.152148936037564</text:p>
          </table:table-cell>
          <table:table-cell office:value-type="float" office:value="0.115618547335515" calcext:value-type="float">
            <text:p>0.115618547335515</text:p>
          </table:table-cell>
          <table:table-cell office:value-type="float" office:value="0.0523128601611256" calcext:value-type="float">
            <text:p>0.0523128601611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3650874984892" calcext:value-type="float">
            <text:p>0.523650874984892</text:p>
          </table:table-cell>
          <table:table-cell office:value-type="float" office:value="1.331206493348" calcext:value-type="float">
            <text:p>1.331206493348</text:p>
          </table:table-cell>
          <table:table-cell office:value-type="float" office:value="0.372469383621549" calcext:value-type="float">
            <text:p>0.372469383621549</text:p>
          </table:table-cell>
          <table:table-cell office:value-type="float" office:value="0.165697555901209" calcext:value-type="float">
            <text:p>0.165697555901209</text:p>
          </table:table-cell>
          <table:table-cell office:value-type="float" office:value="0.117312296103347" calcext:value-type="float">
            <text:p>0.117312296103347</text:p>
          </table:table-cell>
          <table:table-cell office:value-type="float" office:value="0.0671706467310258" calcext:value-type="float">
            <text:p>0.06717064673102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0643712063666" calcext:value-type="float">
            <text:p>0.520643712063666</text:p>
          </table:table-cell>
          <table:table-cell office:value-type="float" office:value="1.24160349593709" calcext:value-type="float">
            <text:p>1.24160349593709</text:p>
          </table:table-cell>
          <table:table-cell office:value-type="float" office:value="0.593502665514381" calcext:value-type="float">
            <text:p>0.593502665514381</text:p>
          </table:table-cell>
          <table:table-cell office:value-type="float" office:value="0.18054600532655" calcext:value-type="float">
            <text:p>0.18054600532655</text:p>
          </table:table-cell>
          <table:table-cell office:value-type="float" office:value="0.13323213353003" calcext:value-type="float">
            <text:p>0.13323213353003</text:p>
          </table:table-cell>
          <table:table-cell office:value-type="float" office:value="0.0808659571163981" calcext:value-type="float">
            <text:p>0.0808659571163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4906264084651" calcext:value-type="float">
            <text:p>0.514906264084651</text:p>
          </table:table-cell>
          <table:table-cell office:value-type="float" office:value="1.24160029091335" calcext:value-type="float">
            <text:p>1.24160029091335</text:p>
          </table:table-cell>
          <table:table-cell office:value-type="float" office:value="0.593507562566205" calcext:value-type="float">
            <text:p>0.593507562566205</text:p>
          </table:table-cell>
          <table:table-cell office:value-type="float" office:value="0.181501026100098" calcext:value-type="float">
            <text:p>0.181501026100098</text:p>
          </table:table-cell>
          <table:table-cell office:value-type="float" office:value="0.133234086684576" calcext:value-type="float">
            <text:p>0.133234086684576</text:p>
          </table:table-cell>
          <table:table-cell office:value-type="float" office:value="0.0808674965216927" calcext:value-type="float">
            <text:p>0.0808674965216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1207663654424" calcext:value-type="float">
            <text:p>0.501207663654424</text:p>
          </table:table-cell>
          <table:table-cell office:value-type="float" office:value="1.24159536597356" calcext:value-type="float">
            <text:p>1.24159536597356</text:p>
          </table:table-cell>
          <table:table-cell office:value-type="float" office:value="0.593592213336166" calcext:value-type="float">
            <text:p>0.593592213336166</text:p>
          </table:table-cell>
          <table:table-cell office:value-type="float" office:value="0.18153281925691" calcext:value-type="float">
            <text:p>0.18153281925691</text:p>
          </table:table-cell>
          <table:table-cell office:value-type="float" office:value="0.133252450702241" calcext:value-type="float">
            <text:p>0.133252450702241</text:p>
          </table:table-cell>
          <table:table-cell office:value-type="float" office:value="0.080891097750211" calcext:value-type="float">
            <text:p>0.0808910977502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7916052330875" calcext:value-type="float">
            <text:p>0.757916052330875</text:p>
          </table:table-cell>
          <table:table-cell office:value-type="float" office:value="1.24003414245827" calcext:value-type="float">
            <text:p>1.24003414245827</text:p>
          </table:table-cell>
          <table:table-cell office:value-type="float" office:value="0.592780770103048" calcext:value-type="float">
            <text:p>0.592780770103048</text:p>
          </table:table-cell>
          <table:table-cell office:value-type="float" office:value="0.177424818425962" calcext:value-type="float">
            <text:p>0.177424818425962</text:p>
          </table:table-cell>
          <table:table-cell office:value-type="float" office:value="0.133078811566544" calcext:value-type="float">
            <text:p>0.133078811566544</text:p>
          </table:table-cell>
          <table:table-cell office:value-type="float" office:value="0.0806672453381385" calcext:value-type="float">
            <text:p>0.0806672453381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9779735417057" calcext:value-type="float">
            <text:p>0.409779735417057</text:p>
          </table:table-cell>
          <table:table-cell office:value-type="float" office:value="1.3142913082459" calcext:value-type="float">
            <text:p>1.3142913082459</text:p>
          </table:table-cell>
          <table:table-cell office:value-type="float" office:value="0.734803812869553" calcext:value-type="float">
            <text:p>0.734803812869553</text:p>
          </table:table-cell>
          <table:table-cell office:value-type="float" office:value="0.22452769670741" calcext:value-type="float">
            <text:p>0.22452769670741</text:p>
          </table:table-cell>
          <table:table-cell office:value-type="float" office:value="0.139838175167922" calcext:value-type="float">
            <text:p>0.139838175167922</text:p>
          </table:table-cell>
          <table:table-cell office:value-type="float" office:value="0.164889971181819" calcext:value-type="float">
            <text:p>0.1648899711818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990725619908" calcext:value-type="float">
            <text:p>0.53990725619908</text:p>
          </table:table-cell>
          <table:table-cell office:value-type="float" office:value="1.37703680982729" calcext:value-type="float">
            <text:p>1.37703680982729</text:p>
          </table:table-cell>
          <table:table-cell office:value-type="float" office:value="0.538416648572961" calcext:value-type="float">
            <text:p>0.538416648572961</text:p>
          </table:table-cell>
          <table:table-cell office:value-type="float" office:value="0.171769733858032" calcext:value-type="float">
            <text:p>0.171769733858032</text:p>
          </table:table-cell>
          <table:table-cell office:value-type="float" office:value="0.127640615582672" calcext:value-type="float">
            <text:p>0.127640615582672</text:p>
          </table:table-cell>
          <table:table-cell office:value-type="float" office:value="0.0747508851108253" calcext:value-type="float">
            <text:p>0.0747508851108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6578304530786" calcext:value-type="float">
            <text:p>0.536578304530786</text:p>
          </table:table-cell>
          <table:table-cell office:value-type="float" office:value="1.37701085095252" calcext:value-type="float">
            <text:p>1.37701085095252</text:p>
          </table:table-cell>
          <table:table-cell office:value-type="float" office:value="0.538410730180804" calcext:value-type="float">
            <text:p>0.538410730180804</text:p>
          </table:table-cell>
          <table:table-cell office:value-type="float" office:value="0.172534689496159" calcext:value-type="float">
            <text:p>0.172534689496159</text:p>
          </table:table-cell>
          <table:table-cell office:value-type="float" office:value="0.127641173406434" calcext:value-type="float">
            <text:p>0.127641173406434</text:p>
          </table:table-cell>
          <table:table-cell office:value-type="float" office:value="0.0747493417841687" calcext:value-type="float">
            <text:p>0.0747493417841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2584934778379" calcext:value-type="float">
            <text:p>0.532584934778379</text:p>
          </table:table-cell>
          <table:table-cell office:value-type="float" office:value="1.37701193071257" calcext:value-type="float">
            <text:p>1.37701193071257</text:p>
          </table:table-cell>
          <table:table-cell office:value-type="float" office:value="0.53843318433252" calcext:value-type="float">
            <text:p>0.53843318433252</text:p>
          </table:table-cell>
          <table:table-cell office:value-type="float" office:value="0.172312977057364" calcext:value-type="float">
            <text:p>0.172312977057364</text:p>
          </table:table-cell>
          <table:table-cell office:value-type="float" office:value="0.127646351263827" calcext:value-type="float">
            <text:p>0.127646351263827</text:p>
          </table:table-cell>
          <table:table-cell office:value-type="float" office:value="0.0747556809514357" calcext:value-type="float">
            <text:p>0.0747556809514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3573912084723" calcext:value-type="float">
            <text:p>0.753573912084723</text:p>
          </table:table-cell>
          <table:table-cell office:value-type="float" office:value="1.37552783489484" calcext:value-type="float">
            <text:p>1.37552783489484</text:p>
          </table:table-cell>
          <table:table-cell office:value-type="float" office:value="0.537809341385147" calcext:value-type="float">
            <text:p>0.537809341385147</text:p>
          </table:table-cell>
          <table:table-cell office:value-type="float" office:value="0.169009412443967" calcext:value-type="float">
            <text:p>0.169009412443967</text:p>
          </table:table-cell>
          <table:table-cell office:value-type="float" office:value="0.127503283030736" calcext:value-type="float">
            <text:p>0.127503283030736</text:p>
          </table:table-cell>
          <table:table-cell office:value-type="float" office:value="0.0745807367995247" calcext:value-type="float">
            <text:p>0.0745807367995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1812741660963" calcext:value-type="float">
            <text:p>0.521812741660963</text:p>
          </table:table-cell>
          <table:table-cell office:value-type="float" office:value="1.38420424706235" calcext:value-type="float">
            <text:p>1.38420424706235</text:p>
          </table:table-cell>
          <table:table-cell office:value-type="float" office:value="0.522308243764539" calcext:value-type="float">
            <text:p>0.522308243764539</text:p>
          </table:table-cell>
          <table:table-cell office:value-type="float" office:value="0.163044403187002" calcext:value-type="float">
            <text:p>0.163044403187002</text:p>
          </table:table-cell>
          <table:table-cell office:value-type="float" office:value="0.121427663253654" calcext:value-type="float">
            <text:p>0.121427663253654</text:p>
          </table:table-cell>
          <table:table-cell office:value-type="float" office:value="0.0793638359063233" calcext:value-type="float">
            <text:p>0.0793638359063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1861751150956" calcext:value-type="float">
            <text:p>0.561861751150956</text:p>
          </table:table-cell>
          <table:table-cell office:value-type="float" office:value="1.24479225957767" calcext:value-type="float">
            <text:p>1.24479225957767</text:p>
          </table:table-cell>
          <table:table-cell office:value-type="float" office:value="0.420301659537311" calcext:value-type="float">
            <text:p>0.420301659537311</text:p>
          </table:table-cell>
          <table:table-cell office:value-type="float" office:value="0.152143200121628" calcext:value-type="float">
            <text:p>0.152143200121628</text:p>
          </table:table-cell>
          <table:table-cell office:value-type="float" office:value="0.115581523106818" calcext:value-type="float">
            <text:p>0.115581523106818</text:p>
          </table:table-cell>
          <table:table-cell office:value-type="float" office:value="0.0610331684426149" calcext:value-type="float">
            <text:p>0.0610331684426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7018776603123" calcext:value-type="float">
            <text:p>0.587018776603123</text:p>
          </table:table-cell>
          <table:table-cell office:value-type="float" office:value="1.24459144234849" calcext:value-type="float">
            <text:p>1.24459144234849</text:p>
          </table:table-cell>
          <table:table-cell office:value-type="float" office:value="0.420191778950557" calcext:value-type="float">
            <text:p>0.420191778950557</text:p>
          </table:table-cell>
          <table:table-cell office:value-type="float" office:value="0.152569063135409" calcext:value-type="float">
            <text:p>0.152569063135409</text:p>
          </table:table-cell>
          <table:table-cell office:value-type="float" office:value="0.115551504277719" calcext:value-type="float">
            <text:p>0.115551504277719</text:p>
          </table:table-cell>
          <table:table-cell office:value-type="float" office:value="0.0610009105122855" calcext:value-type="float">
            <text:p>0.0610009105122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8922342042684" calcext:value-type="float">
            <text:p>0.568922342042684</text:p>
          </table:table-cell>
          <table:table-cell office:value-type="float" office:value="1.24461112693672" calcext:value-type="float">
            <text:p>1.24461112693672</text:p>
          </table:table-cell>
          <table:table-cell office:value-type="float" office:value="0.420252588772016" calcext:value-type="float">
            <text:p>0.420252588772016</text:p>
          </table:table-cell>
          <table:table-cell office:value-type="float" office:value="0.152462046130602" calcext:value-type="float">
            <text:p>0.152462046130602</text:p>
          </table:table-cell>
          <table:table-cell office:value-type="float" office:value="0.115567789765832" calcext:value-type="float">
            <text:p>0.115567789765832</text:p>
          </table:table-cell>
          <table:table-cell office:value-type="float" office:value="0.0610187834831583" calcext:value-type="float">
            <text:p>0.0610187834831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9109392311001" calcext:value-type="float">
            <text:p>0.729109392311001</text:p>
          </table:table-cell>
          <table:table-cell office:value-type="float" office:value="1.24381443190997" calcext:value-type="float">
            <text:p>1.24381443190997</text:p>
          </table:table-cell>
          <table:table-cell office:value-type="float" office:value="0.419966610769336" calcext:value-type="float">
            <text:p>0.419966610769336</text:p>
          </table:table-cell>
          <table:table-cell office:value-type="float" office:value="0.150076066796438" calcext:value-type="float">
            <text:p>0.150076066796438</text:p>
          </table:table-cell>
          <table:table-cell office:value-type="float" office:value="0.115491606727084" calcext:value-type="float">
            <text:p>0.115491606727084</text:p>
          </table:table-cell>
          <table:table-cell office:value-type="float" office:value="0.0609351603904697" calcext:value-type="float">
            <text:p>0.060935160390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7022993370116" calcext:value-type="float">
            <text:p>0.537022993370116</text:p>
          </table:table-cell>
          <table:table-cell office:value-type="float" office:value="1.30673343440016" calcext:value-type="float">
            <text:p>1.30673343440016</text:p>
          </table:table-cell>
          <table:table-cell office:value-type="float" office:value="0.37673086097257" calcext:value-type="float">
            <text:p>0.37673086097257</text:p>
          </table:table-cell>
          <table:table-cell office:value-type="float" office:value="0.145978646223723" calcext:value-type="float">
            <text:p>0.145978646223723</text:p>
          </table:table-cell>
          <table:table-cell office:value-type="float" office:value="0.108389729310462" calcext:value-type="float">
            <text:p>0.108389729310462</text:p>
          </table:table-cell>
          <table:table-cell office:value-type="float" office:value="0.0599655863184921" calcext:value-type="float">
            <text:p>0.0599655863184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1469552448228" calcext:value-type="float">
            <text:p>0.521469552448228</text:p>
          </table:table-cell>
          <table:table-cell office:value-type="float" office:value="1.33474312920241" calcext:value-type="float">
            <text:p>1.33474312920241</text:p>
          </table:table-cell>
          <table:table-cell office:value-type="float" office:value="0.462747870128762" calcext:value-type="float">
            <text:p>0.462747870128762</text:p>
          </table:table-cell>
          <table:table-cell office:value-type="float" office:value="0.190451065267531" calcext:value-type="float">
            <text:p>0.190451065267531</text:p>
          </table:table-cell>
          <table:table-cell office:value-type="float" office:value="0.13566989352062" calcext:value-type="float">
            <text:p>0.13566989352062</text:p>
          </table:table-cell>
          <table:table-cell office:value-type="float" office:value="0.0655066931184664" calcext:value-type="float">
            <text:p>0.0655066931184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6982873276332" calcext:value-type="float">
            <text:p>0.506982873276332</text:p>
          </table:table-cell>
          <table:table-cell office:value-type="float" office:value="1.33484086525409" calcext:value-type="float">
            <text:p>1.33484086525409</text:p>
          </table:table-cell>
          <table:table-cell office:value-type="float" office:value="0.462797765756665" calcext:value-type="float">
            <text:p>0.462797765756665</text:p>
          </table:table-cell>
          <table:table-cell office:value-type="float" office:value="0.191436465959974" calcext:value-type="float">
            <text:p>0.191436465959974</text:p>
          </table:table-cell>
          <table:table-cell office:value-type="float" office:value="0.135681371435215" calcext:value-type="float">
            <text:p>0.135681371435215</text:p>
          </table:table-cell>
          <table:table-cell office:value-type="float" office:value="0.0655211922687477" calcext:value-type="float">
            <text:p>0.0655211922687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6928724710874" calcext:value-type="float">
            <text:p>0.506928724710874</text:p>
          </table:table-cell>
          <table:table-cell office:value-type="float" office:value="1.33484081563209" calcext:value-type="float">
            <text:p>1.33484081563209</text:p>
          </table:table-cell>
          <table:table-cell office:value-type="float" office:value="0.462798038868608" calcext:value-type="float">
            <text:p>0.462798038868608</text:p>
          </table:table-cell>
          <table:table-cell office:value-type="float" office:value="0.191132773191247" calcext:value-type="float">
            <text:p>0.191132773191247</text:p>
          </table:table-cell>
          <table:table-cell office:value-type="float" office:value="0.135681448575322" calcext:value-type="float">
            <text:p>0.135681448575322</text:p>
          </table:table-cell>
          <table:table-cell office:value-type="float" office:value="0.0655212484867062" calcext:value-type="float">
            <text:p>0.0655212484867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05960519707013" calcext:value-type="float">
            <text:p>0.705960519707013</text:p>
          </table:table-cell>
          <table:table-cell office:value-type="float" office:value="1.33352333253552" calcext:value-type="float">
            <text:p>1.33352333253552</text:p>
          </table:table-cell>
          <table:table-cell office:value-type="float" office:value="0.462301361448833" calcext:value-type="float">
            <text:p>0.462301361448833</text:p>
          </table:table-cell>
          <table:table-cell office:value-type="float" office:value="0.188480157124847" calcext:value-type="float">
            <text:p>0.188480157124847</text:p>
          </table:table-cell>
          <table:table-cell office:value-type="float" office:value="0.135542937805427" calcext:value-type="float">
            <text:p>0.135542937805427</text:p>
          </table:table-cell>
          <table:table-cell office:value-type="float" office:value="0.0653792855264515" calcext:value-type="float">
            <text:p>0.0653792855264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9445692743255" calcext:value-type="float">
            <text:p>0.669445692743255</text:p>
          </table:table-cell>
          <table:table-cell office:value-type="float" office:value="1.20530805677286" calcext:value-type="float">
            <text:p>1.20530805677286</text:p>
          </table:table-cell>
          <table:table-cell office:value-type="float" office:value="0.486647420928512" calcext:value-type="float">
            <text:p>0.486647420928512</text:p>
          </table:table-cell>
          <table:table-cell office:value-type="float" office:value="0.185675729814046" calcext:value-type="float">
            <text:p>0.185675729814046</text:p>
          </table:table-cell>
          <table:table-cell office:value-type="float" office:value="0.135355975607431" calcext:value-type="float">
            <text:p>0.135355975607431</text:p>
          </table:table-cell>
          <table:table-cell office:value-type="float" office:value="0.0848641195068572" calcext:value-type="float">
            <text:p>0.0848641195068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4599937012711" calcext:value-type="float">
            <text:p>0.834599937012711</text:p>
          </table:table-cell>
          <table:table-cell office:value-type="float" office:value="1.04707322961154" calcext:value-type="float">
            <text:p>1.04707322961154</text:p>
          </table:table-cell>
          <table:table-cell office:value-type="float" office:value="0.400799316540576" calcext:value-type="float">
            <text:p>0.400799316540576</text:p>
          </table:table-cell>
          <table:table-cell office:value-type="float" office:value="0.127272395291914" calcext:value-type="float">
            <text:p>0.127272395291914</text:p>
          </table:table-cell>
          <table:table-cell office:value-type="float" office:value="0.101384249697275" calcext:value-type="float">
            <text:p>0.101384249697275</text:p>
          </table:table-cell>
          <table:table-cell office:value-type="float" office:value="0.053841598443558" calcext:value-type="float">
            <text:p>0.053841598443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8447244141636" calcext:value-type="float">
            <text:p>0.838447244141636</text:p>
          </table:table-cell>
          <table:table-cell office:value-type="float" office:value="1.04703926529297" calcext:value-type="float">
            <text:p>1.04703926529297</text:p>
          </table:table-cell>
          <table:table-cell office:value-type="float" office:value="0.400767878764691" calcext:value-type="float">
            <text:p>0.400767878764691</text:p>
          </table:table-cell>
          <table:table-cell office:value-type="float" office:value="0.128140607361298" calcext:value-type="float">
            <text:p>0.128140607361298</text:p>
          </table:table-cell>
          <table:table-cell office:value-type="float" office:value="0.101375987263357" calcext:value-type="float">
            <text:p>0.101375987263357</text:p>
          </table:table-cell>
          <table:table-cell office:value-type="float" office:value="0.0538330949788807" calcext:value-type="float">
            <text:p>0.053833094978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41993578301421" calcext:value-type="float">
            <text:p>0.841993578301421</text:p>
          </table:table-cell>
          <table:table-cell office:value-type="float" office:value="1.04703959689119" calcext:value-type="float">
            <text:p>1.04703959689119</text:p>
          </table:table-cell>
          <table:table-cell office:value-type="float" office:value="0.400755704411367" calcext:value-type="float">
            <text:p>0.400755704411367</text:p>
          </table:table-cell>
          <table:table-cell office:value-type="float" office:value="0.127547237697961" calcext:value-type="float">
            <text:p>0.127547237697961</text:p>
          </table:table-cell>
          <table:table-cell office:value-type="float" office:value="0.101372942083089" calcext:value-type="float">
            <text:p>0.101372942083089</text:p>
          </table:table-cell>
          <table:table-cell office:value-type="float" office:value="0.0538297617324712" calcext:value-type="float">
            <text:p>0.053829761732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799285567925" calcext:value-type="float">
            <text:p>0.99799285567925</text:p>
          </table:table-cell>
          <table:table-cell office:value-type="float" office:value="1.04637551993398" calcext:value-type="float">
            <text:p>1.04637551993398</text:p>
          </table:table-cell>
          <table:table-cell office:value-type="float" office:value="0.400492726364785" calcext:value-type="float">
            <text:p>0.400492726364785</text:p>
          </table:table-cell>
          <table:table-cell office:value-type="float" office:value="0.125262289455783" calcext:value-type="float">
            <text:p>0.125262289455783</text:p>
          </table:table-cell>
          <table:table-cell office:value-type="float" office:value="0.101307170253836" calcext:value-type="float">
            <text:p>0.101307170253836</text:p>
          </table:table-cell>
          <table:table-cell office:value-type="float" office:value="0.0537586236732104" calcext:value-type="float">
            <text:p>0.05375862367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5900742124953" calcext:value-type="float">
            <text:p>0.925900742124953</text:p>
          </table:table-cell>
          <table:table-cell office:value-type="float" office:value="0.961270871551821" calcext:value-type="float">
            <text:p>0.961270871551821</text:p>
          </table:table-cell>
          <table:table-cell office:value-type="float" office:value="0.424645914292039" calcext:value-type="float">
            <text:p>0.424645914292039</text:p>
          </table:table-cell>
          <table:table-cell office:value-type="float" office:value="0.137874819585907" calcext:value-type="float">
            <text:p>0.137874819585907</text:p>
          </table:table-cell>
          <table:table-cell office:value-type="float" office:value="0.118451765512026" calcext:value-type="float">
            <text:p>0.118451765512026</text:p>
          </table:table-cell>
          <table:table-cell office:value-type="float" office:value="0.0535963423420605" calcext:value-type="float">
            <text:p>0.053596342342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5335671873674" calcext:value-type="float">
            <text:p>0.545335671873674</text:p>
          </table:table-cell>
          <table:table-cell office:value-type="float" office:value="1.35475752687088" calcext:value-type="float">
            <text:p>1.35475752687088</text:p>
          </table:table-cell>
          <table:table-cell office:value-type="float" office:value="0.477576867881411" calcext:value-type="float">
            <text:p>0.477576867881411</text:p>
          </table:table-cell>
          <table:table-cell office:value-type="float" office:value="0.174582382829409" calcext:value-type="float">
            <text:p>0.174582382829409</text:p>
          </table:table-cell>
          <table:table-cell office:value-type="float" office:value="0.129024685351203" calcext:value-type="float">
            <text:p>0.129024685351203</text:p>
          </table:table-cell>
          <table:table-cell office:value-type="float" office:value="0.0662915159284955" calcext:value-type="float">
            <text:p>0.0662915159284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9462084098158" calcext:value-type="float">
            <text:p>0.569462084098158</text:p>
          </table:table-cell>
          <table:table-cell office:value-type="float" office:value="1.35457299949908" calcext:value-type="float">
            <text:p>1.35457299949908</text:p>
          </table:table-cell>
          <table:table-cell office:value-type="float" office:value="0.477449232255235" calcext:value-type="float">
            <text:p>0.477449232255235</text:p>
          </table:table-cell>
          <table:table-cell office:value-type="float" office:value="0.174762378421114" calcext:value-type="float">
            <text:p>0.174762378421114</text:p>
          </table:table-cell>
          <table:table-cell office:value-type="float" office:value="0.128990581621374" calcext:value-type="float">
            <text:p>0.128990581621374</text:p>
          </table:table-cell>
          <table:table-cell office:value-type="float" office:value="0.0662556443085886" calcext:value-type="float">
            <text:p>0.0662556443085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4137129429448" calcext:value-type="float">
            <text:p>0.554137129429448</text:p>
          </table:table-cell>
          <table:table-cell office:value-type="float" office:value="1.35456921988411" calcext:value-type="float">
            <text:p>1.35456921988411</text:p>
          </table:table-cell>
          <table:table-cell office:value-type="float" office:value="0.477512313431148" calcext:value-type="float">
            <text:p>0.477512313431148</text:p>
          </table:table-cell>
          <table:table-cell office:value-type="float" office:value="0.17475492108607" calcext:value-type="float">
            <text:p>0.17475492108607</text:p>
          </table:table-cell>
          <table:table-cell office:value-type="float" office:value="0.129006975010387" calcext:value-type="float">
            <text:p>0.129006975010387</text:p>
          </table:table-cell>
          <table:table-cell office:value-type="float" office:value="0.0662733940589027" calcext:value-type="float">
            <text:p>0.0662733940589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33477119075346" calcext:value-type="float">
            <text:p>0.733477119075346</text:p>
          </table:table-cell>
          <table:table-cell office:value-type="float" office:value="1.3535677357855" calcext:value-type="float">
            <text:p>1.3535677357855</text:p>
          </table:table-cell>
          <table:table-cell office:value-type="float" office:value="0.477126842716159" calcext:value-type="float">
            <text:p>0.477126842716159</text:p>
          </table:table-cell>
          <table:table-cell office:value-type="float" office:value="0.172465760065111" calcext:value-type="float">
            <text:p>0.172465760065111</text:p>
          </table:table-cell>
          <table:table-cell office:value-type="float" office:value="0.12890867941814" calcext:value-type="float">
            <text:p>0.12890867941814</text:p>
          </table:table-cell>
          <table:table-cell office:value-type="float" office:value="0.0661655883197383" calcext:value-type="float">
            <text:p>0.0661655883197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3503845344006" calcext:value-type="float">
            <text:p>0.663503845344006</text:p>
          </table:table-cell>
          <table:table-cell office:value-type="float" office:value="1.27816892215278" calcext:value-type="float">
            <text:p>1.27816892215278</text:p>
          </table:table-cell>
          <table:table-cell office:value-type="float" office:value="0.460046499729042" calcext:value-type="float">
            <text:p>0.460046499729042</text:p>
          </table:table-cell>
          <table:table-cell office:value-type="float" office:value="0.146011728624273" calcext:value-type="float">
            <text:p>0.146011728624273</text:p>
          </table:table-cell>
          <table:table-cell office:value-type="float" office:value="0.117742961651368" calcext:value-type="float">
            <text:p>0.117742961651368</text:p>
          </table:table-cell>
          <table:table-cell office:value-type="float" office:value="0.0770205639590154" calcext:value-type="float">
            <text:p>0.0770205639590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0280637529082" calcext:value-type="float">
            <text:p>0.330280637529082</text:p>
          </table:table-cell>
          <table:table-cell office:value-type="float" office:value="1.4224938689401" calcext:value-type="float">
            <text:p>1.4224938689401</text:p>
          </table:table-cell>
          <table:table-cell office:value-type="float" office:value="0.390772455810374" calcext:value-type="float">
            <text:p>0.390772455810374</text:p>
          </table:table-cell>
          <table:table-cell office:value-type="float" office:value="0.152062696394491" calcext:value-type="float">
            <text:p>0.152062696394491</text:p>
          </table:table-cell>
          <table:table-cell office:value-type="float" office:value="0.110696193850659" calcext:value-type="float">
            <text:p>0.110696193850659</text:p>
          </table:table-cell>
          <table:table-cell office:value-type="float" office:value="0.0544954526351683" calcext:value-type="float">
            <text:p>0.0544954526351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7108345517889" calcext:value-type="float">
            <text:p>0.317108345517889</text:p>
          </table:table-cell>
          <table:table-cell office:value-type="float" office:value="1.42252739547376" calcext:value-type="float">
            <text:p>1.42252739547376</text:p>
          </table:table-cell>
          <table:table-cell office:value-type="float" office:value="0.390808988901251" calcext:value-type="float">
            <text:p>0.390808988901251</text:p>
          </table:table-cell>
          <table:table-cell office:value-type="float" office:value="0.153072479759663" calcext:value-type="float">
            <text:p>0.153072479759663</text:p>
          </table:table-cell>
          <table:table-cell office:value-type="float" office:value="0.110705111363727" calcext:value-type="float">
            <text:p>0.110705111363727</text:p>
          </table:table-cell>
          <table:table-cell office:value-type="float" office:value="0.0545058730515975" calcext:value-type="float">
            <text:p>0.0545058730515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1647602040801" calcext:value-type="float">
            <text:p>0.331647602040801</text:p>
          </table:table-cell>
          <table:table-cell office:value-type="float" office:value="1.42250750753496" calcext:value-type="float">
            <text:p>1.42250750753496</text:p>
          </table:table-cell>
          <table:table-cell office:value-type="float" office:value="0.390752516699638" calcext:value-type="float">
            <text:p>0.390752516699638</text:p>
          </table:table-cell>
          <table:table-cell office:value-type="float" office:value="0.152357103621181" calcext:value-type="float">
            <text:p>0.152357103621181</text:p>
          </table:table-cell>
          <table:table-cell office:value-type="float" office:value="0.110689919716215" calcext:value-type="float">
            <text:p>0.110689919716215</text:p>
          </table:table-cell>
          <table:table-cell office:value-type="float" office:value="0.0544898608595319" calcext:value-type="float">
            <text:p>0.0544898608595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5218448805157" calcext:value-type="float">
            <text:p>0.485218448805157</text:p>
          </table:table-cell>
          <table:table-cell office:value-type="float" office:value="1.42159295281469" calcext:value-type="float">
            <text:p>1.42159295281469</text:p>
          </table:table-cell>
          <table:table-cell office:value-type="float" office:value="0.390470939161456" calcext:value-type="float">
            <text:p>0.390470939161456</text:p>
          </table:table-cell>
          <table:table-cell office:value-type="float" office:value="0.150411146102967" calcext:value-type="float">
            <text:p>0.150411146102967</text:p>
          </table:table-cell>
          <table:table-cell office:value-type="float" office:value="0.110615850623944" calcext:value-type="float">
            <text:p>0.110615850623944</text:p>
          </table:table-cell>
          <table:table-cell office:value-type="float" office:value="0.0544107988847608" calcext:value-type="float">
            <text:p>0.054410798884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1443418746505" calcext:value-type="float">
            <text:p>0.341443418746505</text:p>
          </table:table-cell>
          <table:table-cell office:value-type="float" office:value="1.3985944406416" calcext:value-type="float">
            <text:p>1.3985944406416</text:p>
          </table:table-cell>
          <table:table-cell office:value-type="float" office:value="0.398581469655867" calcext:value-type="float">
            <text:p>0.398581469655867</text:p>
          </table:table-cell>
          <table:table-cell office:value-type="float" office:value="0.160177299791687" calcext:value-type="float">
            <text:p>0.160177299791687</text:p>
          </table:table-cell>
          <table:table-cell office:value-type="float" office:value="0.11274988047431" calcext:value-type="float">
            <text:p>0.11274988047431</text:p>
          </table:table-cell>
          <table:table-cell office:value-type="float" office:value="0.0517373456892492" calcext:value-type="float">
            <text:p>0.051737345689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1509996576791" calcext:value-type="float">
            <text:p>0.421509996576791</text:p>
          </table:table-cell>
          <table:table-cell office:value-type="float" office:value="1.30818932402538" calcext:value-type="float">
            <text:p>1.30818932402538</text:p>
          </table:table-cell>
          <table:table-cell office:value-type="float" office:value="0.529180501831361" calcext:value-type="float">
            <text:p>0.529180501831361</text:p>
          </table:table-cell>
          <table:table-cell office:value-type="float" office:value="0.15684642482323" calcext:value-type="float">
            <text:p>0.15684642482323</text:p>
          </table:table-cell>
          <table:table-cell office:value-type="float" office:value="0.124341157242009" calcext:value-type="float">
            <text:p>0.124341157242009</text:p>
          </table:table-cell>
          <table:table-cell office:value-type="float" office:value="0.071100797519374" calcext:value-type="float">
            <text:p>0.0711007975193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5063742387859" calcext:value-type="float">
            <text:p>0.385063742387859</text:p>
          </table:table-cell>
          <table:table-cell office:value-type="float" office:value="1.30839882870596" calcext:value-type="float">
            <text:p>1.30839882870596</text:p>
          </table:table-cell>
          <table:table-cell office:value-type="float" office:value="0.529342111752878" calcext:value-type="float">
            <text:p>0.529342111752878</text:p>
          </table:table-cell>
          <table:table-cell office:value-type="float" office:value="0.158635259298455" calcext:value-type="float">
            <text:p>0.158635259298455</text:p>
          </table:table-cell>
          <table:table-cell office:value-type="float" office:value="0.124377033626805" calcext:value-type="float">
            <text:p>0.124377033626805</text:p>
          </table:table-cell>
          <table:table-cell office:value-type="float" office:value="0.0711453312780774" calcext:value-type="float">
            <text:p>0.0711453312780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23490224803" calcext:value-type="float">
            <text:p>0.3823490224803</text:p>
          </table:table-cell>
          <table:table-cell office:value-type="float" office:value="1.30839407553856" calcext:value-type="float">
            <text:p>1.30839407553856</text:p>
          </table:table-cell>
          <table:table-cell office:value-type="float" office:value="0.529356948675348" calcext:value-type="float">
            <text:p>0.529356948675348</text:p>
          </table:table-cell>
          <table:table-cell office:value-type="float" office:value="0.158388723151768" calcext:value-type="float">
            <text:p>0.158388723151768</text:p>
          </table:table-cell>
          <table:table-cell office:value-type="float" office:value="0.124380444540017" calcext:value-type="float">
            <text:p>0.124380444540017</text:p>
          </table:table-cell>
          <table:table-cell office:value-type="float" office:value="0.0711494029025983" calcext:value-type="float">
            <text:p>0.0711494029025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856958134204" calcext:value-type="float">
            <text:p>0.62856958134204</text:p>
          </table:table-cell>
          <table:table-cell office:value-type="float" office:value="1.30681695674257" calcext:value-type="float">
            <text:p>1.30681695674257</text:p>
          </table:table-cell>
          <table:table-cell office:value-type="float" office:value="0.528681697439579" calcext:value-type="float">
            <text:p>0.528681697439579</text:p>
          </table:table-cell>
          <table:table-cell office:value-type="float" office:value="0.15421484762278" calcext:value-type="float">
            <text:p>0.15421484762278</text:p>
          </table:table-cell>
          <table:table-cell office:value-type="float" office:value="0.124223742033659" calcext:value-type="float">
            <text:p>0.124223742033659</text:p>
          </table:table-cell>
          <table:table-cell office:value-type="float" office:value="0.0709655845034831" calcext:value-type="float">
            <text:p>0.0709655845034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9015426006269" calcext:value-type="float">
            <text:p>0.379015426006269</text:p>
          </table:table-cell>
          <table:table-cell office:value-type="float" office:value="1.3514771669349" calcext:value-type="float">
            <text:p>1.3514771669349</text:p>
          </table:table-cell>
          <table:table-cell office:value-type="float" office:value="0.436735454352831" calcext:value-type="float">
            <text:p>0.436735454352831</text:p>
          </table:table-cell>
          <table:table-cell office:value-type="float" office:value="0.161901097049444" calcext:value-type="float">
            <text:p>0.161901097049444</text:p>
          </table:table-cell>
          <table:table-cell office:value-type="float" office:value="0.139635877610961" calcext:value-type="float">
            <text:p>0.139635877610961</text:p>
          </table:table-cell>
          <table:table-cell office:value-type="float" office:value="0.0551559645219162" calcext:value-type="float">
            <text:p>0.0551559645219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291328336784" calcext:value-type="float">
            <text:p>0.58291328336784</text:p>
          </table:table-cell>
          <table:table-cell office:value-type="float" office:value="1.25463822605248" calcext:value-type="float">
            <text:p>1.25463822605248</text:p>
          </table:table-cell>
          <table:table-cell office:value-type="float" office:value="0.581528294070361" calcext:value-type="float">
            <text:p>0.581528294070361</text:p>
          </table:table-cell>
          <table:table-cell office:value-type="float" office:value="0.173123327124233" calcext:value-type="float">
            <text:p>0.173123327124233</text:p>
          </table:table-cell>
          <table:table-cell office:value-type="float" office:value="0.131978109600472" calcext:value-type="float">
            <text:p>0.131978109600472</text:p>
          </table:table-cell>
          <table:table-cell office:value-type="float" office:value="0.0792305175431078" calcext:value-type="float">
            <text:p>0.0792305175431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7429781176399" calcext:value-type="float">
            <text:p>0.597429781176399</text:p>
          </table:table-cell>
          <table:table-cell office:value-type="float" office:value="1.25450999696077" calcext:value-type="float">
            <text:p>1.25450999696077</text:p>
          </table:table-cell>
          <table:table-cell office:value-type="float" office:value="0.581416181893582" calcext:value-type="float">
            <text:p>0.581416181893582</text:p>
          </table:table-cell>
          <table:table-cell office:value-type="float" office:value="0.173548802858957" calcext:value-type="float">
            <text:p>0.173548802858957</text:p>
          </table:table-cell>
          <table:table-cell office:value-type="float" office:value="0.131952210707435" calcext:value-type="float">
            <text:p>0.131952210707435</text:p>
          </table:table-cell>
          <table:table-cell office:value-type="float" office:value="0.0791995249934639" calcext:value-type="float">
            <text:p>0.0791995249934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5747255058817" calcext:value-type="float">
            <text:p>0.575747255058817</text:p>
          </table:table-cell>
          <table:table-cell office:value-type="float" office:value="1.25449362378662" calcext:value-type="float">
            <text:p>1.25449362378662</text:p>
          </table:table-cell>
          <table:table-cell office:value-type="float" office:value="0.581535315757049" calcext:value-type="float">
            <text:p>0.581535315757049</text:p>
          </table:table-cell>
          <table:table-cell office:value-type="float" office:value="0.173801707247829" calcext:value-type="float">
            <text:p>0.173801707247829</text:p>
          </table:table-cell>
          <table:table-cell office:value-type="float" office:value="0.131978826764072" calcext:value-type="float">
            <text:p>0.131978826764072</text:p>
          </table:table-cell>
          <table:table-cell office:value-type="float" office:value="0.0792326394013509" calcext:value-type="float">
            <text:p>0.0792326394013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13921386537627" calcext:value-type="float">
            <text:p>0.813921386537627</text:p>
          </table:table-cell>
          <table:table-cell office:value-type="float" office:value="1.25307398171802" calcext:value-type="float">
            <text:p>1.25307398171802</text:p>
          </table:table-cell>
          <table:table-cell office:value-type="float" office:value="0.580848526673187" calcext:value-type="float">
            <text:p>0.580848526673187</text:p>
          </table:table-cell>
          <table:table-cell office:value-type="float" office:value="0.170042919372013" calcext:value-type="float">
            <text:p>0.170042919372013</text:p>
          </table:table-cell>
          <table:table-cell office:value-type="float" office:value="0.131824659613854" calcext:value-type="float">
            <text:p>0.131824659613854</text:p>
          </table:table-cell>
          <table:table-cell office:value-type="float" office:value="0.0790434726775944" calcext:value-type="float">
            <text:p>0.0790434726775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0490696591054" calcext:value-type="float">
            <text:p>0.560490696591054</text:p>
          </table:table-cell>
          <table:table-cell office:value-type="float" office:value="1.28686416605534" calcext:value-type="float">
            <text:p>1.28686416605534</text:p>
          </table:table-cell>
          <table:table-cell office:value-type="float" office:value="0.598222074843658" calcext:value-type="float">
            <text:p>0.598222074843658</text:p>
          </table:table-cell>
          <table:table-cell office:value-type="float" office:value="0.198542680247113" calcext:value-type="float">
            <text:p>0.198542680247113</text:p>
          </table:table-cell>
          <table:table-cell office:value-type="float" office:value="0.154700626315284" calcext:value-type="float">
            <text:p>0.154700626315284</text:p>
          </table:table-cell>
          <table:table-cell office:value-type="float" office:value="0.0706259351886344" calcext:value-type="float">
            <text:p>0.0706259351886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1334201816878" calcext:value-type="float">
            <text:p>0.441334201816878</text:p>
          </table:table-cell>
          <table:table-cell office:value-type="float" office:value="1.4585435484501" calcext:value-type="float">
            <text:p>1.4585435484501</text:p>
          </table:table-cell>
          <table:table-cell office:value-type="float" office:value="0.53715069044374" calcext:value-type="float">
            <text:p>0.53715069044374</text:p>
          </table:table-cell>
          <table:table-cell office:value-type="float" office:value="0.163909474080886" calcext:value-type="float">
            <text:p>0.163909474080886</text:p>
          </table:table-cell>
          <table:table-cell office:value-type="float" office:value="0.127476395539713" calcext:value-type="float">
            <text:p>0.127476395539713</text:p>
          </table:table-cell>
          <table:table-cell office:value-type="float" office:value="0.0756705969834141" calcext:value-type="float">
            <text:p>0.0756705969834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4085131787159" calcext:value-type="float">
            <text:p>0.444085131787159</text:p>
          </table:table-cell>
          <table:table-cell office:value-type="float" office:value="1.45850074926214" calcext:value-type="float">
            <text:p>1.45850074926214</text:p>
          </table:table-cell>
          <table:table-cell office:value-type="float" office:value="0.537107608064779" calcext:value-type="float">
            <text:p>0.537107608064779</text:p>
          </table:table-cell>
          <table:table-cell office:value-type="float" office:value="0.164638330544748" calcext:value-type="float">
            <text:p>0.164638330544748</text:p>
          </table:table-cell>
          <table:table-cell office:value-type="float" office:value="0.127466244911694" calcext:value-type="float">
            <text:p>0.127466244911694</text:p>
          </table:table-cell>
          <table:table-cell office:value-type="float" office:value="0.0756583691383555" calcext:value-type="float">
            <text:p>0.0756583691383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1117985513347" calcext:value-type="float">
            <text:p>0.431117985513347</text:p>
          </table:table-cell>
          <table:table-cell office:value-type="float" office:value="1.45851661477878" calcext:value-type="float">
            <text:p>1.45851661477878</text:p>
          </table:table-cell>
          <table:table-cell office:value-type="float" office:value="0.537175680804864" calcext:value-type="float">
            <text:p>0.537175680804864</text:p>
          </table:table-cell>
          <table:table-cell office:value-type="float" office:value="0.164573760810668" calcext:value-type="float">
            <text:p>0.164573760810668</text:p>
          </table:table-cell>
          <table:table-cell office:value-type="float" office:value="0.127481980740986" calcext:value-type="float">
            <text:p>0.127481980740986</text:p>
          </table:table-cell>
          <table:table-cell office:value-type="float" office:value="0.0756779108970014" calcext:value-type="float">
            <text:p>0.0756779108970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4029287842133" calcext:value-type="float">
            <text:p>0.654029287842133</text:p>
          </table:table-cell>
          <table:table-cell office:value-type="float" office:value="1.45699276060017" calcext:value-type="float">
            <text:p>1.45699276060017</text:p>
          </table:table-cell>
          <table:table-cell office:value-type="float" office:value="0.536572404158333" calcext:value-type="float">
            <text:p>0.536572404158333</text:p>
          </table:table-cell>
          <table:table-cell office:value-type="float" office:value="0.160984471546856" calcext:value-type="float">
            <text:p>0.160984471546856</text:p>
          </table:table-cell>
          <table:table-cell office:value-type="float" office:value="0.127342626559987" calcext:value-type="float">
            <text:p>0.127342626559987</text:p>
          </table:table-cell>
          <table:table-cell office:value-type="float" office:value="0.0755062052271769" calcext:value-type="float">
            <text:p>0.0755062052271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4075008386621" calcext:value-type="float">
            <text:p>0.534075008386621</text:p>
          </table:table-cell>
          <table:table-cell office:value-type="float" office:value="1.40522290614351" calcext:value-type="float">
            <text:p>1.40522290614351</text:p>
          </table:table-cell>
          <table:table-cell office:value-type="float" office:value="0.491904556096208" calcext:value-type="float">
            <text:p>0.491904556096208</text:p>
          </table:table-cell>
          <table:table-cell office:value-type="float" office:value="0.187571331755701" calcext:value-type="float">
            <text:p>0.187571331755701</text:p>
          </table:table-cell>
          <table:table-cell office:value-type="float" office:value="0.154944889555187" calcext:value-type="float">
            <text:p>0.154944889555187</text:p>
          </table:table-cell>
          <table:table-cell office:value-type="float" office:value="0.0822301774904515" calcext:value-type="float">
            <text:p>0.0822301774904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2762214064601" calcext:value-type="float">
            <text:p>0.432762214064601</text:p>
          </table:table-cell>
          <table:table-cell office:value-type="float" office:value="1.34685713697081" calcext:value-type="float">
            <text:p>1.34685713697081</text:p>
          </table:table-cell>
          <table:table-cell office:value-type="float" office:value="0.493681066728958" calcext:value-type="float">
            <text:p>0.493681066728958</text:p>
          </table:table-cell>
          <table:table-cell office:value-type="float" office:value="0.177090976101629" calcext:value-type="float">
            <text:p>0.177090976101629</text:p>
          </table:table-cell>
          <table:table-cell office:value-type="float" office:value="0.133605615788678" calcext:value-type="float">
            <text:p>0.133605615788678</text:p>
          </table:table-cell>
          <table:table-cell office:value-type="float" office:value="0.0691969119221545" calcext:value-type="float">
            <text:p>0.0691969119221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8356211187341" calcext:value-type="float">
            <text:p>0.448356211187341</text:p>
          </table:table-cell>
          <table:table-cell office:value-type="float" office:value="1.34674975036692" calcext:value-type="float">
            <text:p>1.34674975036692</text:p>
          </table:table-cell>
          <table:table-cell office:value-type="float" office:value="0.493588323905578" calcext:value-type="float">
            <text:p>0.493588323905578</text:p>
          </table:table-cell>
          <table:table-cell office:value-type="float" office:value="0.177486302888426" calcext:value-type="float">
            <text:p>0.177486302888426</text:p>
          </table:table-cell>
          <table:table-cell office:value-type="float" office:value="0.133581926384924" calcext:value-type="float">
            <text:p>0.133581926384924</text:p>
          </table:table-cell>
          <table:table-cell office:value-type="float" office:value="0.0691705783362508" calcext:value-type="float">
            <text:p>0.069170578336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2041122978706" calcext:value-type="float">
            <text:p>0.442041122978706</text:p>
          </table:table-cell>
          <table:table-cell office:value-type="float" office:value="1.34675289539669" calcext:value-type="float">
            <text:p>1.34675289539669</text:p>
          </table:table-cell>
          <table:table-cell office:value-type="float" office:value="0.493615463882195" calcext:value-type="float">
            <text:p>0.493615463882195</text:p>
          </table:table-cell>
          <table:table-cell office:value-type="float" office:value="0.177258860514266" calcext:value-type="float">
            <text:p>0.177258860514266</text:p>
          </table:table-cell>
          <table:table-cell office:value-type="float" office:value="0.133589120617665" calcext:value-type="float">
            <text:p>0.133589120617665</text:p>
          </table:table-cell>
          <table:table-cell office:value-type="float" office:value="0.0691782916721913" calcext:value-type="float">
            <text:p>0.0691782916721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0044154582802" calcext:value-type="float">
            <text:p>0.630044154582802</text:p>
          </table:table-cell>
          <table:table-cell office:value-type="float" office:value="1.3456924357068" calcext:value-type="float">
            <text:p>1.3456924357068</text:p>
          </table:table-cell>
          <table:table-cell office:value-type="float" office:value="0.49320638088102" calcext:value-type="float">
            <text:p>0.49320638088102</text:p>
          </table:table-cell>
          <table:table-cell office:value-type="float" office:value="0.174752220693781" calcext:value-type="float">
            <text:p>0.174752220693781</text:p>
          </table:table-cell>
          <table:table-cell office:value-type="float" office:value="0.133480840960499" calcext:value-type="float">
            <text:p>0.133480840960499</text:p>
          </table:table-cell>
          <table:table-cell office:value-type="float" office:value="0.0690627072463206" calcext:value-type="float">
            <text:p>0.0690627072463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9038576668695" calcext:value-type="float">
            <text:p>0.409038576668695</text:p>
          </table:table-cell>
          <table:table-cell office:value-type="float" office:value="1.37309290579666" calcext:value-type="float">
            <text:p>1.37309290579666</text:p>
          </table:table-cell>
          <table:table-cell office:value-type="float" office:value="0.54438029868443" calcext:value-type="float">
            <text:p>0.54438029868443</text:p>
          </table:table-cell>
          <table:table-cell office:value-type="float" office:value="0.21762556868855" calcext:value-type="float">
            <text:p>0.21762556868855</text:p>
          </table:table-cell>
          <table:table-cell office:value-type="float" office:value="0.165246379346975" calcext:value-type="float">
            <text:p>0.165246379346975</text:p>
          </table:table-cell>
          <table:table-cell office:value-type="float" office:value="0.0885572025241149" calcext:value-type="float">
            <text:p>0.0885572025241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7013396060053" calcext:value-type="float">
            <text:p>0.147013396060053</text:p>
          </table:table-cell>
          <table:table-cell office:value-type="float" office:value="1.54954000440372" calcext:value-type="float">
            <text:p>1.54954000440372</text:p>
          </table:table-cell>
          <table:table-cell office:value-type="float" office:value="0.495712773697836" calcext:value-type="float">
            <text:p>0.495712773697836</text:p>
          </table:table-cell>
          <table:table-cell office:value-type="float" office:value="0.182248941125866" calcext:value-type="float">
            <text:p>0.182248941125866</text:p>
          </table:table-cell>
          <table:table-cell office:value-type="float" office:value="0.134703750859272" calcext:value-type="float">
            <text:p>0.134703750859272</text:p>
          </table:table-cell>
          <table:table-cell office:value-type="float" office:value="0.0779640405727281" calcext:value-type="float">
            <text:p>0.0779640405727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71084123215092" calcext:value-type="float">
            <text:p>0.171084123215092</text:p>
          </table:table-cell>
          <table:table-cell office:value-type="float" office:value="1.5493760939483" calcext:value-type="float">
            <text:p>1.5493760939483</text:p>
          </table:table-cell>
          <table:table-cell office:value-type="float" office:value="0.495593832138579" calcext:value-type="float">
            <text:p>0.495593832138579</text:p>
          </table:table-cell>
          <table:table-cell office:value-type="float" office:value="0.182489169570008" calcext:value-type="float">
            <text:p>0.182489169570008</text:p>
          </table:table-cell>
          <table:table-cell office:value-type="float" office:value="0.134670680277218" calcext:value-type="float">
            <text:p>0.134670680277218</text:p>
          </table:table-cell>
          <table:table-cell office:value-type="float" office:value="0.0779261435799393" calcext:value-type="float">
            <text:p>0.0779261435799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76596134305771" calcext:value-type="float">
            <text:p>0.176596134305771</text:p>
          </table:table-cell>
          <table:table-cell office:value-type="float" office:value="1.54936445248981" calcext:value-type="float">
            <text:p>1.54936445248981</text:p>
          </table:table-cell>
          <table:table-cell office:value-type="float" office:value="0.495573163853677" calcext:value-type="float">
            <text:p>0.495573163853677</text:p>
          </table:table-cell>
          <table:table-cell office:value-type="float" office:value="0.181822300250457" calcext:value-type="float">
            <text:p>0.181822300250457</text:p>
          </table:table-cell>
          <table:table-cell office:value-type="float" office:value="0.134665208188135" calcext:value-type="float">
            <text:p>0.134665208188135</text:p>
          </table:table-cell>
          <table:table-cell office:value-type="float" office:value="0.077919541063766" calcext:value-type="float">
            <text:p>0.0779195410637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0031604353808" calcext:value-type="float">
            <text:p>0.340031604353808</text:p>
          </table:table-cell>
          <table:table-cell office:value-type="float" office:value="1.54848598461011" calcext:value-type="float">
            <text:p>1.54848598461011</text:p>
          </table:table-cell>
          <table:table-cell office:value-type="float" office:value="0.495273414886641" calcext:value-type="float">
            <text:p>0.495273414886641</text:p>
          </table:table-cell>
          <table:table-cell office:value-type="float" office:value="0.179546711543514" calcext:value-type="float">
            <text:p>0.179546711543514</text:p>
          </table:table-cell>
          <table:table-cell office:value-type="float" office:value="0.134586170840172" calcext:value-type="float">
            <text:p>0.134586170840172</text:p>
          </table:table-cell>
          <table:table-cell office:value-type="float" office:value="0.077824708934927" calcext:value-type="float">
            <text:p>0.0778247089349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70411616741838" calcext:value-type="float">
            <text:p>0.170411616741838</text:p>
          </table:table-cell>
          <table:table-cell office:value-type="float" office:value="1.56157838118062" calcext:value-type="float">
            <text:p>1.56157838118062</text:p>
          </table:table-cell>
          <table:table-cell office:value-type="float" office:value="0.507656647524704" calcext:value-type="float">
            <text:p>0.507656647524704</text:p>
          </table:table-cell>
          <table:table-cell office:value-type="float" office:value="0.191003732581402" calcext:value-type="float">
            <text:p>0.191003732581402</text:p>
          </table:table-cell>
          <table:table-cell office:value-type="float" office:value="0.151369394222544" calcext:value-type="float">
            <text:p>0.151369394222544</text:p>
          </table:table-cell>
          <table:table-cell office:value-type="float" office:value="0.0717569630295965" calcext:value-type="float">
            <text:p>0.0717569630295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5040282506394" calcext:value-type="float">
            <text:p>0.475040282506394</text:p>
          </table:table-cell>
          <table:table-cell office:value-type="float" office:value="1.28155591984436" calcext:value-type="float">
            <text:p>1.28155591984436</text:p>
          </table:table-cell>
          <table:table-cell office:value-type="float" office:value="0.445829715765383" calcext:value-type="float">
            <text:p>0.445829715765383</text:p>
          </table:table-cell>
          <table:table-cell office:value-type="float" office:value="0.155837081137198" calcext:value-type="float">
            <text:p>0.155837081137198</text:p>
          </table:table-cell>
          <table:table-cell office:value-type="float" office:value="0.116703136409869" calcext:value-type="float">
            <text:p>0.116703136409869</text:p>
          </table:table-cell>
          <table:table-cell office:value-type="float" office:value="0.0621766353304858" calcext:value-type="float">
            <text:p>0.0621766353304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7236717359196" calcext:value-type="float">
            <text:p>0.447236717359196</text:p>
          </table:table-cell>
          <table:table-cell office:value-type="float" office:value="1.28172130545861" calcext:value-type="float">
            <text:p>1.28172130545861</text:p>
          </table:table-cell>
          <table:table-cell office:value-type="float" office:value="0.445939827575434" calcext:value-type="float">
            <text:p>0.445939827575434</text:p>
          </table:table-cell>
          <table:table-cell office:value-type="float" office:value="0.156989918824737" calcext:value-type="float">
            <text:p>0.156989918824737</text:p>
          </table:table-cell>
          <table:table-cell office:value-type="float" office:value="0.116730285046867" calcext:value-type="float">
            <text:p>0.116730285046867</text:p>
          </table:table-cell>
          <table:table-cell office:value-type="float" office:value="0.0622079894276934" calcext:value-type="float">
            <text:p>0.0622079894276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0922117989856" calcext:value-type="float">
            <text:p>0.460922117989856</text:p>
          </table:table-cell>
          <table:table-cell office:value-type="float" office:value="1.28174393540884" calcext:value-type="float">
            <text:p>1.28174393540884</text:p>
          </table:table-cell>
          <table:table-cell office:value-type="float" office:value="0.445877260229035" calcext:value-type="float">
            <text:p>0.445877260229035</text:p>
          </table:table-cell>
          <table:table-cell office:value-type="float" office:value="0.156436298171616" calcext:value-type="float">
            <text:p>0.156436298171616</text:p>
          </table:table-cell>
          <table:table-cell office:value-type="float" office:value="0.11671431874691" calcext:value-type="float">
            <text:p>0.11671431874691</text:p>
          </table:table-cell>
          <table:table-cell office:value-type="float" office:value="0.0621901725411488" calcext:value-type="float">
            <text:p>0.0621901725411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0638151284052" calcext:value-type="float">
            <text:p>0.650638151284052</text:p>
          </table:table-cell>
          <table:table-cell office:value-type="float" office:value="1.28064375792588" calcext:value-type="float">
            <text:p>1.28064375792588</text:p>
          </table:table-cell>
          <table:table-cell office:value-type="float" office:value="0.445464260220574" calcext:value-type="float">
            <text:p>0.445464260220574</text:p>
          </table:table-cell>
          <table:table-cell office:value-type="float" office:value="0.15377759370273" calcext:value-type="float">
            <text:p>0.15377759370273</text:p>
          </table:table-cell>
          <table:table-cell office:value-type="float" office:value="0.11661034493458" calcext:value-type="float">
            <text:p>0.11661034493458</text:p>
          </table:table-cell>
          <table:table-cell office:value-type="float" office:value="0.062073931356324" calcext:value-type="float">
            <text:p>0.0620739313563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2569451042198" calcext:value-type="float">
            <text:p>0.612569451042198</text:p>
          </table:table-cell>
          <table:table-cell office:value-type="float" office:value="1.16214135514052" calcext:value-type="float">
            <text:p>1.16214135514052</text:p>
          </table:table-cell>
          <table:table-cell office:value-type="float" office:value="0.35325092016744" calcext:value-type="float">
            <text:p>0.35325092016744</text:p>
          </table:table-cell>
          <table:table-cell office:value-type="float" office:value="0.112110059709886" calcext:value-type="float">
            <text:p>0.112110059709886</text:p>
          </table:table-cell>
          <table:table-cell office:value-type="float" office:value="0.0937882156002656" calcext:value-type="float">
            <text:p>0.093788215600266</text:p>
          </table:table-cell>
          <table:table-cell office:value-type="float" office:value="0.0485780675737029" calcext:value-type="float">
            <text:p>0.0485780675737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520050057187" calcext:value-type="float">
            <text:p>0.39520050057187</text:p>
          </table:table-cell>
          <table:table-cell office:value-type="float" office:value="1.38718841696985" calcext:value-type="float">
            <text:p>1.38718841696985</text:p>
          </table:table-cell>
          <table:table-cell office:value-type="float" office:value="0.56720968588987" calcext:value-type="float">
            <text:p>0.56720968588987</text:p>
          </table:table-cell>
          <table:table-cell office:value-type="float" office:value="0.178573450229527" calcext:value-type="float">
            <text:p>0.178573450229527</text:p>
          </table:table-cell>
          <table:table-cell office:value-type="float" office:value="0.145225384251904" calcext:value-type="float">
            <text:p>0.145225384251904</text:p>
          </table:table-cell>
          <table:table-cell office:value-type="float" office:value="0.0772715749407349" calcext:value-type="float">
            <text:p>0.0772715749407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3918429758844" calcext:value-type="float">
            <text:p>0.393918429758844</text:p>
          </table:table-cell>
          <table:table-cell office:value-type="float" office:value="1.38713487003742" calcext:value-type="float">
            <text:p>1.38713487003742</text:p>
          </table:table-cell>
          <table:table-cell office:value-type="float" office:value="0.567188588870463" calcext:value-type="float">
            <text:p>0.567188588870463</text:p>
          </table:table-cell>
          <table:table-cell office:value-type="float" office:value="0.179319984610519" calcext:value-type="float">
            <text:p>0.179319984610519</text:p>
          </table:table-cell>
          <table:table-cell office:value-type="float" office:value="0.145220048869418" calcext:value-type="float">
            <text:p>0.145220048869418</text:p>
          </table:table-cell>
          <table:table-cell office:value-type="float" office:value="0.0772658502896496" calcext:value-type="float">
            <text:p>0.077265850289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3403000938313" calcext:value-type="float">
            <text:p>0.393403000938313</text:p>
          </table:table-cell>
          <table:table-cell office:value-type="float" office:value="1.3871342706558" calcext:value-type="float">
            <text:p>1.3871342706558</text:p>
          </table:table-cell>
          <table:table-cell office:value-type="float" office:value="0.567191284896429" calcext:value-type="float">
            <text:p>0.567191284896429</text:p>
          </table:table-cell>
          <table:table-cell office:value-type="float" office:value="0.17897796038768" calcext:value-type="float">
            <text:p>0.17897796038768</text:p>
          </table:table-cell>
          <table:table-cell office:value-type="float" office:value="0.145220726703856" calcext:value-type="float">
            <text:p>0.145220726703856</text:p>
          </table:table-cell>
          <table:table-cell office:value-type="float" office:value="0.077266577663818" calcext:value-type="float">
            <text:p>0.077266577663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9136015118399" calcext:value-type="float">
            <text:p>0.619136015118399</text:p>
          </table:table-cell>
          <table:table-cell office:value-type="float" office:value="1.3857640779661" calcext:value-type="float">
            <text:p>1.3857640779661</text:p>
          </table:table-cell>
          <table:table-cell office:value-type="float" office:value="0.566604481327633" calcext:value-type="float">
            <text:p>0.566604481327633</text:p>
          </table:table-cell>
          <table:table-cell office:value-type="float" office:value="0.175768804494328" calcext:value-type="float">
            <text:p>0.175768804494328</text:p>
          </table:table-cell>
          <table:table-cell office:value-type="float" office:value="0.145072910202471" calcext:value-type="float">
            <text:p>0.145072910202471</text:p>
          </table:table-cell>
          <table:table-cell office:value-type="float" office:value="0.0771051036191273" calcext:value-type="float">
            <text:p>0.0771051036191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530093843456" calcext:value-type="float">
            <text:p>0.50530093843456</text:p>
          </table:table-cell>
          <table:table-cell office:value-type="float" office:value="1.29054537771091" calcext:value-type="float">
            <text:p>1.29054537771091</text:p>
          </table:table-cell>
          <table:table-cell office:value-type="float" office:value="0.502436344659956" calcext:value-type="float">
            <text:p>0.502436344659956</text:p>
          </table:table-cell>
          <table:table-cell office:value-type="float" office:value="0.159900744707966" calcext:value-type="float">
            <text:p>0.159900744707966</text:p>
          </table:table-cell>
          <table:table-cell office:value-type="float" office:value="0.140123711145606" calcext:value-type="float">
            <text:p>0.140123711145606</text:p>
          </table:table-cell>
          <table:table-cell office:value-type="float" office:value="0.0651256136730157" calcext:value-type="float">
            <text:p>0.0651256136730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AVERAGE([.A1:.A500])" office:value-type="float" office:value="0.499098320173483" calcext:value-type="float">
            <text:p>0.499098320173483</text:p>
          </table:table-cell>
          <table:table-cell table:formula="of:=AVERAGE([.B1:.B500])" office:value-type="float" office:value="1.30842217284989" calcext:value-type="float">
            <text:p>1.30842217284989</text:p>
          </table:table-cell>
          <table:table-cell table:formula="of:=AVERAGE([.C1:.C500])" office:value-type="float" office:value="0.491140461765465" calcext:value-type="float">
            <text:p>0.491140461765465</text:p>
          </table:table-cell>
          <table:table-cell table:formula="of:=ROUND(AVERAGE([.D1:.D500]); 5)" office:value-type="float" office:value="0.16542" calcext:value-type="float">
            <text:p>0.16542</text:p>
          </table:table-cell>
          <table:table-cell table:formula="of:=ROUND(AVERAGE([.E1:.E500]); 5)" office:value-type="float" office:value="0.12607" calcext:value-type="float">
            <text:p>0.12607</text:p>
          </table:table-cell>
          <table:table-cell table:formula="of:=ROUND(AVERAGE([.F1:.F500]); 5)" office:value-type="float" office:value="0.06983" calcext:value-type="float">
            <text:p>0.06983</text:p>
          </table:table-cell>
          <table:table-cell table:formula="of:=AVERAGE([.G1:.G500])" office:value-type="float" office:value="0.95" calcext:value-type="float">
            <text:p>0.95</text:p>
          </table:table-cell>
          <table:table-cell table:formula="of:=AVERAGE([.H1:.H500])" office:value-type="float" office:value="0.946" calcext:value-type="float">
            <text:p>0.946</text:p>
          </table:table-cell>
          <table:table-cell table:formula="of:=AVERAGE([.I1:.I500])" office:value-type="float" office:value="0.918" calcext:value-type="float">
            <text:p>0.918</text:p>
          </table:table-cell>
          <table:table-cell table:formula="of:=AVERAGE([.J1:.J500])" office:value-type="float" office:value="0.494302971656597" calcext:value-type="float">
            <text:p>0.494302971656597</text:p>
          </table:table-cell>
          <table:table-cell table:formula="of:=AVERAGE([.K1:.K500])" office:value-type="float" office:value="1.30842717457544" calcext:value-type="float">
            <text:p>1.30842717457544</text:p>
          </table:table-cell>
          <table:table-cell table:formula="of:=AVERAGE([.L1:.L500])" office:value-type="float" office:value="0.49114611099037" calcext:value-type="float">
            <text:p>0.49114611099037</text:p>
          </table:table-cell>
          <table:table-cell table:formula="of:=ROUND(AVERAGE([.M1:.M500]); 5)" office:value-type="float" office:value="0.16636" calcext:value-type="float">
            <text:p>0.16636</text:p>
          </table:table-cell>
          <table:table-cell table:formula="of:=ROUND(AVERAGE([.N1:.N500]); 5)" office:value-type="float" office:value="0.12607" calcext:value-type="float">
            <text:p>0.12607</text:p>
          </table:table-cell>
          <table:table-cell table:formula="of:=ROUND(AVERAGE([.O1:.O500]); 5)" office:value-type="float" office:value="0.06983" calcext:value-type="float">
            <text:p>0.06983</text:p>
          </table:table-cell>
          <table:table-cell table:formula="of:=AVERAGE([.P1:.P500])" office:value-type="float" office:value="0.944" calcext:value-type="float">
            <text:p>0.944</text:p>
          </table:table-cell>
          <table:table-cell table:formula="of:=AVERAGE([.Q1:.Q500])" office:value-type="float" office:value="0.946" calcext:value-type="float">
            <text:p>0.946</text:p>
          </table:table-cell>
          <table:table-cell table:formula="of:=AVERAGE([.R1:.R500])" office:value-type="float" office:value="0.918" calcext:value-type="float">
            <text:p>0.918</text:p>
          </table:table-cell>
          <table:table-cell table:formula="of:=AVERAGE([.S1:.S500])" office:value-type="float" office:value="0.493433186193483" calcext:value-type="float">
            <text:p>0.493433186193483</text:p>
          </table:table-cell>
          <table:table-cell table:formula="of:=AVERAGE([.T1:.T500])" office:value-type="float" office:value="1.30843125428746" calcext:value-type="float">
            <text:p>1.30843125428746</text:p>
          </table:table-cell>
          <table:table-cell table:formula="of:=AVERAGE([.U1:.U500])" office:value-type="float" office:value="0.491147470075761" calcext:value-type="float">
            <text:p>0.491147470075761</text:p>
          </table:table-cell>
          <table:table-cell table:formula="of:=ROUND(AVERAGE([.V1:.V500]); 5)" office:value-type="float" office:value="0.16599" calcext:value-type="float">
            <text:p>0.16599</text:p>
          </table:table-cell>
          <table:table-cell table:formula="of:=ROUND(AVERAGE([.W1:.W500]); 5)" office:value-type="float" office:value="0.12607" calcext:value-type="float">
            <text:p>0.12607</text:p>
          </table:table-cell>
          <table:table-cell table:formula="of:=ROUND(AVERAGE([.X1:.X500]); 5)" office:value-type="float" office:value="0.06983" calcext:value-type="float">
            <text:p>0.06983</text:p>
          </table:table-cell>
          <table:table-cell table:formula="of:=AVERAGE([.Y1:.Y500])" office:value-type="float" office:value="0.946" calcext:value-type="float">
            <text:p>0.946</text:p>
          </table:table-cell>
          <table:table-cell table:formula="of:=AVERAGE([.Z1:.Z500])" office:value-type="float" office:value="0.946" calcext:value-type="float">
            <text:p>0.946</text:p>
          </table:table-cell>
          <table:table-cell table:formula="of:=AVERAGE([.AA1:.AA500])" office:value-type="float" office:value="0.918" calcext:value-type="float">
            <text:p>0.918</text:p>
          </table:table-cell>
          <table:table-cell table:formula="of:=AVERAGE([.AB1:.AB500])" office:value-type="float" office:value="0.694498875443912" calcext:value-type="float">
            <text:p>0.694498875443912</text:p>
          </table:table-cell>
          <table:table-cell table:formula="of:=AVERAGE([.AC1:.AC500])" office:value-type="float" office:value="1.30724285810312" calcext:value-type="float">
            <text:p>1.30724285810312</text:p>
          </table:table-cell>
          <table:table-cell table:formula="of:=AVERAGE([.AD1:.AD500])" office:value-type="float" office:value="0.490660318496213" calcext:value-type="float">
            <text:p>0.490660318496213</text:p>
          </table:table-cell>
          <table:table-cell table:formula="of:=ROUND(AVERAGE([.AE1:.AE500]); 5)" office:value-type="float" office:value="0.1629" calcext:value-type="float">
            <text:p>0.1629</text:p>
          </table:table-cell>
          <table:table-cell table:formula="of:=ROUND(AVERAGE([.AF1:.AF500]); 5)" office:value-type="float" office:value="0.12595" calcext:value-type="float">
            <text:p>0.12595</text:p>
          </table:table-cell>
          <table:table-cell table:formula="of:=ROUND(AVERAGE([.AG1:.AG500]); 5)" office:value-type="float" office:value="0.06969" calcext:value-type="float">
            <text:p>0.06969</text:p>
          </table:table-cell>
          <table:table-cell table:formula="of:=AVERAGE([.AH1:.AH500])" office:value-type="float" office:value="0.792" calcext:value-type="float">
            <text:p>0.792</text:p>
          </table:table-cell>
          <table:table-cell table:formula="of:=AVERAGE([.AI1:.AI500])" office:value-type="float" office:value="0.946" calcext:value-type="float">
            <text:p>0.946</text:p>
          </table:table-cell>
          <table:table-cell table:formula="of:=AVERAGE([.AJ1:.AJ500])" office:value-type="float" office:value="0.916" calcext:value-type="float">
            <text:p>0.916</text:p>
          </table:table-cell>
          <table:table-cell table:formula="of:=AVERAGE([.AK1:.AK500])" office:value-type="float" office:value="0.501701733325109" calcext:value-type="float">
            <text:p>0.501701733325109</text:p>
          </table:table-cell>
          <table:table-cell table:formula="of:=AVERAGE([.AL1:.AL500])" office:value-type="float" office:value="1.30727621150479" calcext:value-type="float">
            <text:p>1.30727621150479</text:p>
          </table:table-cell>
          <table:table-cell table:formula="of:=AVERAGE([.AM1:.AM500])" office:value-type="float" office:value="0.48732758772521" calcext:value-type="float">
            <text:p>0.48732758772521</text:p>
          </table:table-cell>
          <table:table-cell table:formula="of:=ROUND(AVERAGE([.AN1:.AN500]); 5)" office:value-type="float" office:value="0.17586" calcext:value-type="float">
            <text:p>0.17586</text:p>
          </table:table-cell>
          <table:table-cell table:formula="of:=ROUND(AVERAGE([.AO1:.AO500]); 5)" office:value-type="float" office:value="0.13827" calcext:value-type="float">
            <text:p>0.13827</text:p>
          </table:table-cell>
          <table:table-cell table:formula="of:=ROUND(AVERAGE([.AP1:.AP500]); 5)" office:value-type="float" office:value="0.0757" calcext:value-type="float">
            <text:p>0.0757</text:p>
          </table:table-cell>
          <table:table-cell table:formula="of:=AVERAGE([.AQ1:.AQ500])" office:value-type="float" office:value="0.912" calcext:value-type="float">
            <text:p>0.912</text:p>
          </table:table-cell>
          <table:table-cell table:formula="of:=AVERAGE([.AR1:.AR500])" office:value-type="float" office:value="0.92" calcext:value-type="float">
            <text:p>0.92</text:p>
          </table:table-cell>
          <table:table-cell table:formula="of:=AVERAGE([.AS1:.AS500])" office:value-type="float" office:value="0.868" calcext:value-type="float">
            <text:p>0.868</text:p>
          </table:table-cell>
        </table:table-row>
        <table:table-row table:style-name="ro1">
          <table:table-cell table:formula="of:=ROUND([.A501]-0.5; 5)" office:value-type="float" office:value="-0.0009" calcext:value-type="float">
            <text:p>-0.0009</text:p>
          </table:table-cell>
          <table:table-cell table:formula="of:=ROUND([.B501]-1.3; 5)" office:value-type="float" office:value="0.00842" calcext:value-type="float">
            <text:p>0.00842</text:p>
          </table:table-cell>
          <table:table-cell table:formula="of:=ROUND([.C501]-0.5; 5)" office:value-type="float" office:value="-0.00886" calcext:value-type="float">
            <text:p>-0.00886</text:p>
          </table:table-cell>
          <table:table-cell table:number-columns-repeated="6"/>
          <table:table-cell table:formula="of:=ROUND([.J501]-0.5; 5)" office:value-type="float" office:value="-0.0057" calcext:value-type="float">
            <text:p>-0.0057</text:p>
          </table:table-cell>
          <table:table-cell table:formula="of:=ROUND([.K501]-1.3; 5)" office:value-type="float" office:value="0.00843" calcext:value-type="float">
            <text:p>0.00843</text:p>
          </table:table-cell>
          <table:table-cell table:formula="of:=ROUND([.L501]-0.5; 5)" office:value-type="float" office:value="-0.00885" calcext:value-type="float">
            <text:p>-0.00885</text:p>
          </table:table-cell>
          <table:table-cell table:number-columns-repeated="6"/>
          <table:table-cell table:formula="of:=ROUND([.S501]-0.5; 5)" office:value-type="float" office:value="-0.00657" calcext:value-type="float">
            <text:p>-0.00657</text:p>
          </table:table-cell>
          <table:table-cell table:formula="of:=ROUND([.T501]-1.3; 5)" office:value-type="float" office:value="0.00843" calcext:value-type="float">
            <text:p>0.00843</text:p>
          </table:table-cell>
          <table:table-cell table:formula="of:=ROUND([.U501]-0.5; 5)" office:value-type="float" office:value="-0.00885" calcext:value-type="float">
            <text:p>-0.00885</text:p>
          </table:table-cell>
          <table:table-cell table:number-columns-repeated="6"/>
          <table:table-cell table:formula="of:=ROUND([.AB501]-0.5; 5)" office:value-type="float" office:value="0.1945" calcext:value-type="float">
            <text:p>0.1945</text:p>
          </table:table-cell>
          <table:table-cell table:formula="of:=ROUND([.AC501]-1.3; 5)" office:value-type="float" office:value="0.00724" calcext:value-type="float">
            <text:p>0.00724</text:p>
          </table:table-cell>
          <table:table-cell table:formula="of:=ROUND([.AD501]-0.5; 5)" office:value-type="float" office:value="-0.00934" calcext:value-type="float">
            <text:p>-0.00934</text:p>
          </table:table-cell>
          <table:table-cell table:number-columns-repeated="6"/>
          <table:table-cell table:formula="of:=ROUND([.AK501]-0.5; 5)" office:value-type="float" office:value="0.0017" calcext:value-type="float">
            <text:p>0.0017</text:p>
          </table:table-cell>
          <table:table-cell table:formula="of:=ROUND([.AL501]-1.3; 5)" office:value-type="float" office:value="0.00728" calcext:value-type="float">
            <text:p>0.00728</text:p>
          </table:table-cell>
          <table:table-cell table:formula="of:=ROUND([.AM501]-0.5; 5)" office:value-type="float" office:value="-0.01267" calcext:value-type="float">
            <text:p>-0.01267</text:p>
          </table:table-cell>
          <table:table-cell table:number-columns-repeated="6"/>
        </table:table-row>
        <table:table-row table:style-name="ro1">
          <table:table-cell table:formula="of:=ROUND(SQRT(VAR([.A1:.A500])); 5)" office:value-type="float" office:value="0.16304" calcext:value-type="float">
            <text:p>0.16304</text:p>
          </table:table-cell>
          <table:table-cell table:formula="of:=ROUND(SQRT(VAR([.B1:.B500])); 5)" office:value-type="float" office:value="0.12505" calcext:value-type="float">
            <text:p>0.12505</text:p>
          </table:table-cell>
          <table:table-cell table:formula="of:=ROUND(SQRT(VAR([.C1:.C500])); 5)" office:value-type="float" office:value="0.07389" calcext:value-type="float">
            <text:p>0.07389</text:p>
          </table:table-cell>
          <table:table-cell table:number-columns-repeated="6"/>
          <table:table-cell table:formula="of:=ROUND(SQRT(VAR([.J1:.J500])); 5)" office:value-type="float" office:value="0.16472" calcext:value-type="float">
            <text:p>0.16472</text:p>
          </table:table-cell>
          <table:table-cell table:formula="of:=ROUND(SQRT(VAR([.K1:.K500])); 5)" office:value-type="float" office:value="0.12506" calcext:value-type="float">
            <text:p>0.12506</text:p>
          </table:table-cell>
          <table:table-cell table:formula="of:=ROUND(SQRT(VAR([.L1:.L500])); 5)" office:value-type="float" office:value="0.07389" calcext:value-type="float">
            <text:p>0.07389</text:p>
          </table:table-cell>
          <table:table-cell table:number-columns-repeated="6"/>
          <table:table-cell table:formula="of:=ROUND(SQRT(VAR([.S1:.S500])); 5)" office:value-type="float" office:value="0.1635" calcext:value-type="float">
            <text:p>0.1635</text:p>
          </table:table-cell>
          <table:table-cell table:formula="of:=ROUND(SQRT(VAR([.T1:.T500])); 5)" office:value-type="float" office:value="0.12506" calcext:value-type="float">
            <text:p>0.12506</text:p>
          </table:table-cell>
          <table:table-cell table:formula="of:=ROUND(SQRT(VAR([.U1:.U500])); 5)" office:value-type="float" office:value="0.07389" calcext:value-type="float">
            <text:p>0.07389</text:p>
          </table:table-cell>
          <table:table-cell table:number-columns-repeated="6"/>
          <table:table-cell table:formula="of:=ROUND(SQRT(VAR([.AB1:.AB500])); 5)" office:value-type="float" office:value="0.15907" calcext:value-type="float">
            <text:p>0.15907</text:p>
          </table:table-cell>
          <table:table-cell table:formula="of:=ROUND(SQRT(VAR([.AC1:.AC500])); 5)" office:value-type="float" office:value="0.12494" calcext:value-type="float">
            <text:p>0.12494</text:p>
          </table:table-cell>
          <table:table-cell table:formula="of:=ROUND(SQRT(VAR([.AD1:.AD500])); 5)" office:value-type="float" office:value="0.07374" calcext:value-type="float">
            <text:p>0.07374</text:p>
          </table:table-cell>
          <table:table-cell table:number-columns-repeated="6"/>
          <table:table-cell table:formula="of:=ROUND(SQRT(VAR([.AK1:.AK500])); 5)" office:value-type="float" office:value="0.19326" calcext:value-type="float">
            <text:p>0.19326</text:p>
          </table:table-cell>
          <table:table-cell table:formula="of:=ROUND(SQRT(VAR([.AL1:.AL500])); 5)" office:value-type="float" office:value="0.14928" calcext:value-type="float">
            <text:p>0.14928</text:p>
          </table:table-cell>
          <table:table-cell table:formula="of:=ROUND(SQRT(VAR([.AM1:.AM500])); 5)" office:value-type="float" office:value="0.08991" calcext:value-type="float">
            <text:p>0.08991</text:p>
          </table:table-cell>
          <table:table-cell table:number-columns-repeated="6"/>
        </table:table-row>
        <table:table-row table:style-name="ro1">
          <table:table-cell table:formula="of:=ROUND(SQRT([.A502]^2 + [.A503]^2); 5)" office:value-type="float" office:value="0.16304" calcext:value-type="float">
            <text:p>0.16304</text:p>
          </table:table-cell>
          <table:table-cell table:formula="of:=ROUND(SQRT([.B502]^2 + [.B503]^2); 5)" office:value-type="float" office:value="0.12533" calcext:value-type="float">
            <text:p>0.12533</text:p>
          </table:table-cell>
          <table:table-cell table:formula="of:=ROUND(SQRT([.C502]^2 + [.C503]^2); 5)" office:value-type="float" office:value="0.07442" calcext:value-type="float">
            <text:p>0.07442</text:p>
          </table:table-cell>
          <table:table-cell table:number-columns-repeated="6"/>
          <table:table-cell table:formula="of:=ROUND(SQRT([.J502]^2 + [.J503]^2); 5)" office:value-type="float" office:value="0.16482" calcext:value-type="float">
            <text:p>0.16482</text:p>
          </table:table-cell>
          <table:table-cell table:formula="of:=ROUND(SQRT([.K502]^2 + [.K503]^2); 5)" office:value-type="float" office:value="0.12534" calcext:value-type="float">
            <text:p>0.12534</text:p>
          </table:table-cell>
          <table:table-cell table:formula="of:=ROUND(SQRT([.L502]^2 + [.L503]^2); 5)" office:value-type="float" office:value="0.07442" calcext:value-type="float">
            <text:p>0.07442</text:p>
          </table:table-cell>
          <table:table-cell table:number-columns-repeated="6"/>
          <table:table-cell table:formula="of:=ROUND(SQRT([.S502]^2 + [.S503]^2); 5)" office:value-type="float" office:value="0.16363" calcext:value-type="float">
            <text:p>0.16363</text:p>
          </table:table-cell>
          <table:table-cell table:formula="of:=ROUND(SQRT([.T502]^2 + [.T503]^2); 5)" office:value-type="float" office:value="0.12534" calcext:value-type="float">
            <text:p>0.12534</text:p>
          </table:table-cell>
          <table:table-cell table:formula="of:=ROUND(SQRT([.U502]^2 + [.U503]^2); 5)" office:value-type="float" office:value="0.07442" calcext:value-type="float">
            <text:p>0.07442</text:p>
          </table:table-cell>
          <table:table-cell table:number-columns-repeated="6"/>
          <table:table-cell table:formula="of:=ROUND(SQRT([.AB502]^2 + [.AB503]^2); 5)" office:value-type="float" office:value="0.25126" calcext:value-type="float">
            <text:p>0.25126</text:p>
          </table:table-cell>
          <table:table-cell table:formula="of:=ROUND(SQRT([.AC502]^2 + [.AC503]^2); 5)" office:value-type="float" office:value="0.12515" calcext:value-type="float">
            <text:p>0.12515</text:p>
          </table:table-cell>
          <table:table-cell table:formula="of:=ROUND(SQRT([.AD502]^2 + [.AD503]^2); 5)" office:value-type="float" office:value="0.07433" calcext:value-type="float">
            <text:p>0.07433</text:p>
          </table:table-cell>
          <table:table-cell table:number-columns-repeated="6"/>
          <table:table-cell table:formula="of:=ROUND(SQRT([.AK502]^2 + [.AK503]^2); 5)" office:value-type="float" office:value="0.19327" calcext:value-type="float">
            <text:p>0.19327</text:p>
          </table:table-cell>
          <table:table-cell table:formula="of:=ROUND(SQRT([.AL502]^2 + [.AL503]^2); 5)" office:value-type="float" office:value="0.14946" calcext:value-type="float">
            <text:p>0.14946</text:p>
          </table:table-cell>
          <table:table-cell table:formula="of:=ROUND(SQRT([.AM502]^2 + [.AM503]^2); 5)" office:value-type="float" office:value="0.0908" calcext:value-type="float">
            <text:p>0.0908</text:p>
          </table:table-cell>
          <table:table-cell table:number-columns-repeated="6"/>
        </table:table-row>
        <table:table-row table:style-name="ro1" table:number-rows-repeated="2">
          <table:table-cell table:number-columns-repeated="45"/>
        </table:table-row>
        <table:table-row table:style-name="ro1">
          <table:table-cell office:value-type="float" office:value="0.499098320173483" calcext:value-type="float">
            <text:p>0.499098320173483</text:p>
          </table:table-cell>
          <table:table-cell office:value-type="float" office:value="1.30842217284989" calcext:value-type="float">
            <text:p>1.30842217284989</text:p>
          </table:table-cell>
          <table:table-cell office:value-type="float" office:value="0.491140461765465" calcext:value-type="float">
            <text:p>0.491140461765465</text:p>
          </table:table-cell>
          <table:table-cell office:value-type="float" office:value="0.16542" calcext:value-type="float">
            <text:p>0.16542</text:p>
          </table:table-cell>
          <table:table-cell office:value-type="float" office:value="0.12607" calcext:value-type="float">
            <text:p>0.12607</text:p>
          </table:table-cell>
          <table:table-cell office:value-type="float" office:value="0.06983" calcext:value-type="float">
            <text:p>0.06983</text:p>
          </table:table-cell>
          <table:table-cell office:value-type="float" office:value="0.95" calcext:value-type="float">
            <text:p>0.95</text:p>
          </table:table-cell>
          <table:table-cell office:value-type="float" office:value="0.946" calcext:value-type="float">
            <text:p>0.946</text:p>
          </table:table-cell>
          <table:table-cell office:value-type="float" office:value="0.918" calcext:value-type="float">
            <text:p>0.918</text:p>
          </table:table-cell>
          <table:table-cell office:value-type="float" office:value="0.494302971656597" calcext:value-type="float">
            <text:p>0.494302971656597</text:p>
          </table:table-cell>
          <table:table-cell office:value-type="float" office:value="1.30842717457544" calcext:value-type="float">
            <text:p>1.30842717457544</text:p>
          </table:table-cell>
          <table:table-cell office:value-type="float" office:value="0.49114611099037" calcext:value-type="float">
            <text:p>0.49114611099037</text:p>
          </table:table-cell>
          <table:table-cell office:value-type="float" office:value="0.16636" calcext:value-type="float">
            <text:p>0.16636</text:p>
          </table:table-cell>
          <table:table-cell office:value-type="float" office:value="0.12607" calcext:value-type="float">
            <text:p>0.12607</text:p>
          </table:table-cell>
          <table:table-cell office:value-type="float" office:value="0.06983" calcext:value-type="float">
            <text:p>0.06983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6" calcext:value-type="float">
            <text:p>0.946</text:p>
          </table:table-cell>
          <table:table-cell office:value-type="float" office:value="0.918" calcext:value-type="float">
            <text:p>0.918</text:p>
          </table:table-cell>
          <table:table-cell office:value-type="float" office:value="0.493433186193483" calcext:value-type="float">
            <text:p>0.493433186193483</text:p>
          </table:table-cell>
          <table:table-cell office:value-type="float" office:value="1.30843125428746" calcext:value-type="float">
            <text:p>1.30843125428746</text:p>
          </table:table-cell>
          <table:table-cell office:value-type="float" office:value="0.491147470075761" calcext:value-type="float">
            <text:p>0.491147470075761</text:p>
          </table:table-cell>
          <table:table-cell office:value-type="float" office:value="0.16599" calcext:value-type="float">
            <text:p>0.16599</text:p>
          </table:table-cell>
          <table:table-cell office:value-type="float" office:value="0.12607" calcext:value-type="float">
            <text:p>0.12607</text:p>
          </table:table-cell>
          <table:table-cell office:value-type="float" office:value="0.06983" calcext:value-type="float">
            <text:p>0.06983</text:p>
          </table:table-cell>
          <table:table-cell table:number-columns-repeated="2" office:value-type="float" office:value="0.946" calcext:value-type="float">
            <text:p>0.946</text:p>
          </table:table-cell>
          <table:table-cell office:value-type="float" office:value="0.918" calcext:value-type="float">
            <text:p>0.918</text:p>
          </table:table-cell>
          <table:table-cell office:value-type="float" office:value="0.694498875443912" calcext:value-type="float">
            <text:p>0.694498875443912</text:p>
          </table:table-cell>
          <table:table-cell office:value-type="float" office:value="1.30724285810312" calcext:value-type="float">
            <text:p>1.30724285810312</text:p>
          </table:table-cell>
          <table:table-cell office:value-type="float" office:value="0.490660318496213" calcext:value-type="float">
            <text:p>0.490660318496213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12595" calcext:value-type="float">
            <text:p>0.12595</text:p>
          </table:table-cell>
          <table:table-cell office:value-type="float" office:value="0.06969" calcext:value-type="float">
            <text:p>0.06969</text:p>
          </table:table-cell>
          <table:table-cell office:value-type="float" office:value="0.792" calcext:value-type="float">
            <text:p>0.792</text:p>
          </table:table-cell>
          <table:table-cell office:value-type="float" office:value="0.946" calcext:value-type="float">
            <text:p>0.946</text:p>
          </table:table-cell>
          <table:table-cell office:value-type="float" office:value="0.916" calcext:value-type="float">
            <text:p>0.916</text:p>
          </table:table-cell>
          <table:table-cell office:value-type="float" office:value="0.501701733325109" calcext:value-type="float">
            <text:p>0.501701733325109</text:p>
          </table:table-cell>
          <table:table-cell office:value-type="float" office:value="1.30727621150479" calcext:value-type="float">
            <text:p>1.30727621150479</text:p>
          </table:table-cell>
          <table:table-cell office:value-type="float" office:value="0.48732758772521" calcext:value-type="float">
            <text:p>0.48732758772521</text:p>
          </table:table-cell>
          <table:table-cell office:value-type="float" office:value="0.17586" calcext:value-type="float">
            <text:p>0.17586</text:p>
          </table:table-cell>
          <table:table-cell office:value-type="float" office:value="0.13827" calcext:value-type="float">
            <text:p>0.13827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" calcext:value-type="float">
            <text:p>0.92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-0.0009" calcext:value-type="float">
            <text:p>-0.0009</text:p>
          </table:table-cell>
          <table:table-cell office:value-type="float" office:value="0.00842" calcext:value-type="float">
            <text:p>0.00842</text:p>
          </table:table-cell>
          <table:table-cell office:value-type="float" office:value="-0.00886" calcext:value-type="float">
            <text:p>-0.00886</text:p>
          </table:table-cell>
          <table:table-cell table:number-columns-repeated="6"/>
          <table:table-cell office:value-type="float" office:value="-0.0057" calcext:value-type="float">
            <text:p>-0.0057</text:p>
          </table:table-cell>
          <table:table-cell office:value-type="float" office:value="0.00843" calcext:value-type="float">
            <text:p>0.00843</text:p>
          </table:table-cell>
          <table:table-cell office:value-type="float" office:value="-0.00885" calcext:value-type="float">
            <text:p>-0.00885</text:p>
          </table:table-cell>
          <table:table-cell table:number-columns-repeated="6"/>
          <table:table-cell office:value-type="float" office:value="-0.00657" calcext:value-type="float">
            <text:p>-0.00657</text:p>
          </table:table-cell>
          <table:table-cell office:value-type="float" office:value="0.00843" calcext:value-type="float">
            <text:p>0.00843</text:p>
          </table:table-cell>
          <table:table-cell office:value-type="float" office:value="-0.00885" calcext:value-type="float">
            <text:p>-0.00885</text:p>
          </table:table-cell>
          <table:table-cell table:number-columns-repeated="6"/>
          <table:table-cell office:value-type="float" office:value="0.1945" calcext:value-type="float">
            <text:p>0.1945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-0.00934" calcext:value-type="float">
            <text:p>-0.00934</text:p>
          </table:table-cell>
          <table:table-cell table:number-columns-repeated="6"/>
          <table:table-cell office:value-type="float" office:value="0.0017" calcext:value-type="float">
            <text:p>0.0017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-0.01267" calcext:value-type="float">
            <text:p>-0.01267</text:p>
          </table:table-cell>
          <table:table-cell table:number-columns-repeated="6"/>
        </table:table-row>
        <table:table-row table:style-name="ro1">
          <table:table-cell office:value-type="float" office:value="0.16304" calcext:value-type="float">
            <text:p>0.16304</text:p>
          </table:table-cell>
          <table:table-cell office:value-type="float" office:value="0.12505" calcext:value-type="float">
            <text:p>0.12505</text:p>
          </table:table-cell>
          <table:table-cell office:value-type="float" office:value="0.07389" calcext:value-type="float">
            <text:p>0.07389</text:p>
          </table:table-cell>
          <table:table-cell table:number-columns-repeated="6"/>
          <table:table-cell office:value-type="float" office:value="0.16472" calcext:value-type="float">
            <text:p>0.16472</text:p>
          </table:table-cell>
          <table:table-cell office:value-type="float" office:value="0.12506" calcext:value-type="float">
            <text:p>0.12506</text:p>
          </table:table-cell>
          <table:table-cell office:value-type="float" office:value="0.07389" calcext:value-type="float">
            <text:p>0.07389</text:p>
          </table:table-cell>
          <table:table-cell table:number-columns-repeated="6"/>
          <table:table-cell office:value-type="float" office:value="0.1635" calcext:value-type="float">
            <text:p>0.1635</text:p>
          </table:table-cell>
          <table:table-cell office:value-type="float" office:value="0.12506" calcext:value-type="float">
            <text:p>0.12506</text:p>
          </table:table-cell>
          <table:table-cell office:value-type="float" office:value="0.07389" calcext:value-type="float">
            <text:p>0.07389</text:p>
          </table:table-cell>
          <table:table-cell table:number-columns-repeated="6"/>
          <table:table-cell office:value-type="float" office:value="0.15907" calcext:value-type="float">
            <text:p>0.15907</text:p>
          </table:table-cell>
          <table:table-cell office:value-type="float" office:value="0.12494" calcext:value-type="float">
            <text:p>0.12494</text:p>
          </table:table-cell>
          <table:table-cell office:value-type="float" office:value="0.07374" calcext:value-type="float">
            <text:p>0.07374</text:p>
          </table:table-cell>
          <table:table-cell table:number-columns-repeated="6"/>
          <table:table-cell office:value-type="float" office:value="0.19326" calcext:value-type="float">
            <text:p>0.19326</text:p>
          </table:table-cell>
          <table:table-cell office:value-type="float" office:value="0.14928" calcext:value-type="float">
            <text:p>0.14928</text:p>
          </table:table-cell>
          <table:table-cell office:value-type="float" office:value="0.08991" calcext:value-type="float">
            <text:p>0.08991</text:p>
          </table:table-cell>
          <table:table-cell table:number-columns-repeated="6"/>
        </table:table-row>
        <table:table-row table:style-name="ro1">
          <table:table-cell office:value-type="float" office:value="0.16304" calcext:value-type="float">
            <text:p>0.16304</text:p>
          </table:table-cell>
          <table:table-cell office:value-type="float" office:value="0.12533" calcext:value-type="float">
            <text:p>0.12533</text:p>
          </table:table-cell>
          <table:table-cell office:value-type="float" office:value="0.07442" calcext:value-type="float">
            <text:p>0.07442</text:p>
          </table:table-cell>
          <table:table-cell table:number-columns-repeated="6"/>
          <table:table-cell office:value-type="float" office:value="0.16482" calcext:value-type="float">
            <text:p>0.16482</text:p>
          </table:table-cell>
          <table:table-cell office:value-type="float" office:value="0.12534" calcext:value-type="float">
            <text:p>0.12534</text:p>
          </table:table-cell>
          <table:table-cell office:value-type="float" office:value="0.07442" calcext:value-type="float">
            <text:p>0.07442</text:p>
          </table:table-cell>
          <table:table-cell table:number-columns-repeated="6"/>
          <table:table-cell office:value-type="float" office:value="0.16363" calcext:value-type="float">
            <text:p>0.16363</text:p>
          </table:table-cell>
          <table:table-cell office:value-type="float" office:value="0.12534" calcext:value-type="float">
            <text:p>0.12534</text:p>
          </table:table-cell>
          <table:table-cell office:value-type="float" office:value="0.07442" calcext:value-type="float">
            <text:p>0.07442</text:p>
          </table:table-cell>
          <table:table-cell table:number-columns-repeated="6"/>
          <table:table-cell office:value-type="float" office:value="0.25126" calcext:value-type="float">
            <text:p>0.25126</text:p>
          </table:table-cell>
          <table:table-cell office:value-type="float" office:value="0.12515" calcext:value-type="float">
            <text:p>0.12515</text:p>
          </table:table-cell>
          <table:table-cell office:value-type="float" office:value="0.07433" calcext:value-type="float">
            <text:p>0.07433</text:p>
          </table:table-cell>
          <table:table-cell table:number-columns-repeated="6"/>
          <table:table-cell office:value-type="float" office:value="0.19327" calcext:value-type="float">
            <text:p>0.19327</text:p>
          </table:table-cell>
          <table:table-cell office:value-type="float" office:value="0.14946" calcext:value-type="float">
            <text:p>0.14946</text:p>
          </table:table-cell>
          <table:table-cell office:value-type="float" office:value="0.0908" calcext:value-type="float">
            <text:p>0.0908</text:p>
          </table:table-cell>
          <table:table-cell table:number-columns-repeated="6"/>
        </table:table-row>
        <table:table-row table:style-name="ro1" table:number-rows-repeated="3">
          <table:table-cell table:number-columns-repeated="45"/>
        </table:table-row>
        <table:table-row table:style-name="ro1">
          <table:table-cell office:value-type="float" office:value="0.499098320173483" calcext:value-type="float">
            <text:p>0.499098320173483</text:p>
          </table:table-cell>
          <table:table-cell office:value-type="float" office:value="-0.0009" calcext:value-type="float">
            <text:p>-0.0009</text:p>
          </table:table-cell>
          <table:table-cell table:number-columns-repeated="2" office:value-type="float" office:value="0.16304" calcext:value-type="float">
            <text:p>0.16304</text:p>
          </table:table-cell>
          <table:table-cell office:value-type="float" office:value="0.16542" calcext:value-type="float">
            <text:p>0.16542</text:p>
          </table:table-cell>
          <table:table-cell office:value-type="float" office:value="0.95" calcext:value-type="float">
            <text:p>0.95</text:p>
          </table:table-cell>
          <table:table-cell table:number-columns-repeated="39"/>
        </table:table-row>
        <table:table-row table:style-name="ro1">
          <table:table-cell office:value-type="float" office:value="1.30842217284989" calcext:value-type="float">
            <text:p>1.30842217284989</text:p>
          </table:table-cell>
          <table:table-cell office:value-type="float" office:value="0.00842" calcext:value-type="float">
            <text:p>0.00842</text:p>
          </table:table-cell>
          <table:table-cell office:value-type="float" office:value="0.12505" calcext:value-type="float">
            <text:p>0.12505</text:p>
          </table:table-cell>
          <table:table-cell office:value-type="float" office:value="0.12533" calcext:value-type="float">
            <text:p>0.12533</text:p>
          </table:table-cell>
          <table:table-cell office:value-type="float" office:value="0.12607" calcext:value-type="float">
            <text:p>0.12607</text:p>
          </table:table-cell>
          <table:table-cell office:value-type="float" office:value="0.946" calcext:value-type="float">
            <text:p>0.946</text:p>
          </table:table-cell>
          <table:table-cell table:number-columns-repeated="39"/>
        </table:table-row>
        <table:table-row table:style-name="ro1">
          <table:table-cell office:value-type="float" office:value="0.491140461765465" calcext:value-type="float">
            <text:p>0.491140461765465</text:p>
          </table:table-cell>
          <table:table-cell office:value-type="float" office:value="-0.00886" calcext:value-type="float">
            <text:p>-0.00886</text:p>
          </table:table-cell>
          <table:table-cell office:value-type="float" office:value="0.07389" calcext:value-type="float">
            <text:p>0.07389</text:p>
          </table:table-cell>
          <table:table-cell office:value-type="float" office:value="0.07442" calcext:value-type="float">
            <text:p>0.07442</text:p>
          </table:table-cell>
          <table:table-cell office:value-type="float" office:value="0.06983" calcext:value-type="float">
            <text:p>0.06983</text:p>
          </table:table-cell>
          <table:table-cell office:value-type="float" office:value="0.918" calcext:value-type="float">
            <text:p>0.918</text:p>
          </table:table-cell>
          <table:table-cell table:number-columns-repeated="39"/>
        </table:table-row>
        <table:table-row table:style-name="ro1">
          <table:table-cell office:value-type="float" office:value="0.494302971656597" calcext:value-type="float">
            <text:p>0.494302971656597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16472" calcext:value-type="float">
            <text:p>0.16472</text:p>
          </table:table-cell>
          <table:table-cell office:value-type="float" office:value="0.16482" calcext:value-type="float">
            <text:p>0.16482</text:p>
          </table:table-cell>
          <table:table-cell office:value-type="float" office:value="0.16636" calcext:value-type="float">
            <text:p>0.16636</text:p>
          </table:table-cell>
          <table:table-cell office:value-type="float" office:value="0.944" calcext:value-type="float">
            <text:p>0.944</text:p>
          </table:table-cell>
          <table:table-cell table:number-columns-repeated="39"/>
        </table:table-row>
        <table:table-row table:style-name="ro1">
          <table:table-cell office:value-type="float" office:value="1.30842717457544" calcext:value-type="float">
            <text:p>1.30842717457544</text:p>
          </table:table-cell>
          <table:table-cell office:value-type="float" office:value="0.00843" calcext:value-type="float">
            <text:p>0.00843</text:p>
          </table:table-cell>
          <table:table-cell office:value-type="float" office:value="0.12506" calcext:value-type="float">
            <text:p>0.12506</text:p>
          </table:table-cell>
          <table:table-cell office:value-type="float" office:value="0.12534" calcext:value-type="float">
            <text:p>0.12534</text:p>
          </table:table-cell>
          <table:table-cell office:value-type="float" office:value="0.12607" calcext:value-type="float">
            <text:p>0.12607</text:p>
          </table:table-cell>
          <table:table-cell office:value-type="float" office:value="0.946" calcext:value-type="float">
            <text:p>0.946</text:p>
          </table:table-cell>
          <table:table-cell table:number-columns-repeated="39"/>
        </table:table-row>
        <table:table-row table:style-name="ro1">
          <table:table-cell office:value-type="float" office:value="0.49114611099037" calcext:value-type="float">
            <text:p>0.49114611099037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7389" calcext:value-type="float">
            <text:p>0.07389</text:p>
          </table:table-cell>
          <table:table-cell office:value-type="float" office:value="0.07442" calcext:value-type="float">
            <text:p>0.07442</text:p>
          </table:table-cell>
          <table:table-cell office:value-type="float" office:value="0.06983" calcext:value-type="float">
            <text:p>0.06983</text:p>
          </table:table-cell>
          <table:table-cell office:value-type="float" office:value="0.918" calcext:value-type="float">
            <text:p>0.918</text:p>
          </table:table-cell>
          <table:table-cell table:number-columns-repeated="39"/>
        </table:table-row>
        <table:table-row table:style-name="ro1">
          <table:table-cell office:value-type="float" office:value="0.493433186193483" calcext:value-type="float">
            <text:p>0.493433186193483</text:p>
          </table:table-cell>
          <table:table-cell office:value-type="float" office:value="-0.00657" calcext:value-type="float">
            <text:p>-0.00657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16363" calcext:value-type="float">
            <text:p>0.16363</text:p>
          </table:table-cell>
          <table:table-cell office:value-type="float" office:value="0.16599" calcext:value-type="float">
            <text:p>0.16599</text:p>
          </table:table-cell>
          <table:table-cell office:value-type="float" office:value="0.946" calcext:value-type="float">
            <text:p>0.946</text:p>
          </table:table-cell>
          <table:table-cell table:number-columns-repeated="39"/>
        </table:table-row>
        <table:table-row table:style-name="ro1">
          <table:table-cell office:value-type="float" office:value="1.30843125428746" calcext:value-type="float">
            <text:p>1.30843125428746</text:p>
          </table:table-cell>
          <table:table-cell office:value-type="float" office:value="0.00843" calcext:value-type="float">
            <text:p>0.00843</text:p>
          </table:table-cell>
          <table:table-cell office:value-type="float" office:value="0.12506" calcext:value-type="float">
            <text:p>0.12506</text:p>
          </table:table-cell>
          <table:table-cell office:value-type="float" office:value="0.12534" calcext:value-type="float">
            <text:p>0.12534</text:p>
          </table:table-cell>
          <table:table-cell office:value-type="float" office:value="0.12607" calcext:value-type="float">
            <text:p>0.12607</text:p>
          </table:table-cell>
          <table:table-cell office:value-type="float" office:value="0.946" calcext:value-type="float">
            <text:p>0.946</text:p>
          </table:table-cell>
          <table:table-cell table:number-columns-repeated="39"/>
        </table:table-row>
        <table:table-row table:style-name="ro1">
          <table:table-cell office:value-type="float" office:value="0.491147470075761" calcext:value-type="float">
            <text:p>0.491147470075761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7389" calcext:value-type="float">
            <text:p>0.07389</text:p>
          </table:table-cell>
          <table:table-cell office:value-type="float" office:value="0.07442" calcext:value-type="float">
            <text:p>0.07442</text:p>
          </table:table-cell>
          <table:table-cell office:value-type="float" office:value="0.06983" calcext:value-type="float">
            <text:p>0.06983</text:p>
          </table:table-cell>
          <table:table-cell office:value-type="float" office:value="0.918" calcext:value-type="float">
            <text:p>0.918</text:p>
          </table:table-cell>
          <table:table-cell table:number-columns-repeated="39"/>
        </table:table-row>
        <table:table-row table:style-name="ro1">
          <table:table-cell office:value-type="float" office:value="0.694498875443912" calcext:value-type="float">
            <text:p>0.694498875443912</text:p>
          </table:table-cell>
          <table:table-cell office:value-type="float" office:value="0.1945" calcext:value-type="float">
            <text:p>0.1945</text:p>
          </table:table-cell>
          <table:table-cell office:value-type="float" office:value="0.15907" calcext:value-type="float">
            <text:p>0.15907</text:p>
          </table:table-cell>
          <table:table-cell office:value-type="float" office:value="0.25126" calcext:value-type="float">
            <text:p>0.25126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792" calcext:value-type="float">
            <text:p>0.792</text:p>
          </table:table-cell>
          <table:table-cell table:number-columns-repeated="39"/>
        </table:table-row>
        <table:table-row table:style-name="ro1">
          <table:table-cell office:value-type="float" office:value="1.30724285810312" calcext:value-type="float">
            <text:p>1.30724285810312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12494" calcext:value-type="float">
            <text:p>0.12494</text:p>
          </table:table-cell>
          <table:table-cell office:value-type="float" office:value="0.12515" calcext:value-type="float">
            <text:p>0.12515</text:p>
          </table:table-cell>
          <table:table-cell office:value-type="float" office:value="0.12595" calcext:value-type="float">
            <text:p>0.12595</text:p>
          </table:table-cell>
          <table:table-cell office:value-type="float" office:value="0.946" calcext:value-type="float">
            <text:p>0.946</text:p>
          </table:table-cell>
          <table:table-cell table:number-columns-repeated="39"/>
        </table:table-row>
        <table:table-row table:style-name="ro1">
          <table:table-cell office:value-type="float" office:value="0.490660318496213" calcext:value-type="float">
            <text:p>0.490660318496213</text:p>
          </table:table-cell>
          <table:table-cell office:value-type="float" office:value="-0.00934" calcext:value-type="float">
            <text:p>-0.00934</text:p>
          </table:table-cell>
          <table:table-cell office:value-type="float" office:value="0.07374" calcext:value-type="float">
            <text:p>0.07374</text:p>
          </table:table-cell>
          <table:table-cell office:value-type="float" office:value="0.07433" calcext:value-type="float">
            <text:p>0.07433</text:p>
          </table:table-cell>
          <table:table-cell office:value-type="float" office:value="0.06969" calcext:value-type="float">
            <text:p>0.06969</text:p>
          </table:table-cell>
          <table:table-cell office:value-type="float" office:value="0.916" calcext:value-type="float">
            <text:p>0.916</text:p>
          </table:table-cell>
          <table:table-cell table:number-columns-repeated="39"/>
        </table:table-row>
        <table:table-row table:style-name="ro1">
          <table:table-cell office:value-type="float" office:value="0.501701733325109" calcext:value-type="float">
            <text:p>0.50170173332510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9326" calcext:value-type="float">
            <text:p>0.19326</text:p>
          </table:table-cell>
          <table:table-cell office:value-type="float" office:value="0.19327" calcext:value-type="float">
            <text:p>0.19327</text:p>
          </table:table-cell>
          <table:table-cell office:value-type="float" office:value="0.17586" calcext:value-type="float">
            <text:p>0.17586</text:p>
          </table:table-cell>
          <table:table-cell office:value-type="float" office:value="0.912" calcext:value-type="float">
            <text:p>0.912</text:p>
          </table:table-cell>
          <table:table-cell table:number-columns-repeated="39"/>
        </table:table-row>
        <table:table-row table:style-name="ro1">
          <table:table-cell office:value-type="float" office:value="1.30727621150479" calcext:value-type="float">
            <text:p>1.30727621150479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14928" calcext:value-type="float">
            <text:p>0.14928</text:p>
          </table:table-cell>
          <table:table-cell office:value-type="float" office:value="0.14946" calcext:value-type="float">
            <text:p>0.14946</text:p>
          </table:table-cell>
          <table:table-cell office:value-type="float" office:value="0.13827" calcext:value-type="float">
            <text:p>0.13827</text:p>
          </table:table-cell>
          <table:table-cell office:value-type="float" office:value="0.92" calcext:value-type="float">
            <text:p>0.92</text:p>
          </table:table-cell>
          <table:table-cell table:number-columns-repeated="39"/>
        </table:table-row>
        <table:table-row table:style-name="ro1">
          <table:table-cell office:value-type="float" office:value="0.48732758772521" calcext:value-type="float">
            <text:p>0.48732758772521</text:p>
          </table:table-cell>
          <table:table-cell office:value-type="float" office:value="-0.01267" calcext:value-type="float">
            <text:p>-0.01267</text:p>
          </table:table-cell>
          <table:table-cell office:value-type="float" office:value="0.08991" calcext:value-type="float">
            <text:p>0.08991</text:p>
          </table:table-cell>
          <table:table-cell office:value-type="float" office:value="0.0908" calcext:value-type="float">
            <text:p>0.0908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868" calcext:value-type="float">
            <text:p>0.868</text:p>
          </table:table-cell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0T07:54:44.755730411</dc:date>
    <meta:editing-duration>PT12H27M53S</meta:editing-duration>
    <meta:editing-cycles>1</meta:editing-cycles>
    <meta:document-statistic meta:table-count="1" meta:cell-count="22770" meta:object-count="0"/>
    <meta:generator>LibreOffice/6.4.7.2$Linux_X86_64 LibreOffice_project/40$Build-2</meta:generator>
  </office:meta>
</office:document-meta>
</file>